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651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orrection_perspective" table:style-name="ta1">
        <table:shapes>
          <draw:frame draw:z-index="1" draw:id="id0" draw:style-name="a0" draw:name="Chart 1" svg:x="0.672in" svg:y="0.763in" svg:width="8.9949in" svg:height="5.4693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0.6839in" svg:y="6.0799in" svg:width="9.0433in" svg:height="5.0882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Chart 3" svg:x="9.6236in" svg:y="0.7563in" svg:width="9.4606in" svg:height="5.5232in" style:rel-width="scale" style:rel-height="scale">
            <draw:object xlink:href="Object 3/" xlink:type="simple" xlink:show="embed" xlink:actuate="onLoad"/>
            <svg:title/>
            <svg:desc/>
          </draw:frame>
          <draw:frame draw:z-index="4" draw:id="id3" draw:style-name="a3" draw:name="Chart 4" svg:x="9.698in" svg:y="6.0406in" svg:width="9.3618in" svg:height="5.266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2" table:number-columns-repeated="10" table:default-cell-style-name="ce1"/>
        <table:table-column table:style-name="co3" table:number-columns-repeated="16365" table:default-cell-style-name="ce1"/>
        <table:table-row table:style-name="ro1">
          <table:table-cell office:value-type="string" table:style-name="ce1">
            <text:p>matcher_svd_dist</text:p>
          </table:table-cell>
          <table:table-cell office:value-type="string" table:style-name="ce1">
            <text:p>matcher_pnp_dist</text:p>
          </table:table-cell>
          <table:table-cell office:value-type="string" table:style-name="ce1">
            <text:p>matcher_svd_ang</text:p>
          </table:table-cell>
          <table:table-cell office:value-type="string" table:style-name="ce1">
            <text:p>matcher_pnp_ang</text:p>
          </table:table-cell>
          <table:table-cell table:style-name="ce1"/>
          <table:table-cell office:value-type="string" table:style-name="ce1">
            <text:p>tracker_svd_dist</text:p>
          </table:table-cell>
          <table:table-cell office:value-type="string" table:style-name="ce1">
            <text:p>tracker_pnp_dist</text:p>
          </table:table-cell>
          <table:table-cell office:value-type="string" table:style-name="ce1">
            <text:p>tracker_svd_ang</text:p>
          </table:table-cell>
          <table:table-cell office:value-type="string" table:style-name="ce1">
            <text:p>tracker_pnp_ang</text:p>
          </table:table-cell>
          <table:table-cell table:style-name="ce1"/>
          <table:table-cell office:value-type="string" table:style-name="ce1">
            <text:p>matcher_svd_dist_corr</text:p>
          </table:table-cell>
          <table:table-cell office:value-type="string" table:style-name="ce1">
            <text:p>matcher_pnp_dist_corr</text:p>
          </table:table-cell>
          <table:table-cell office:value-type="string" table:style-name="ce1">
            <text:p>matcher_svd_ang_corr</text:p>
          </table:table-cell>
          <table:table-cell office:value-type="string" table:style-name="ce1">
            <text:p>matcher_pnp_ang_corr</text:p>
          </table:table-cell>
          <table:table-cell table:style-name="ce1"/>
          <table:table-cell office:value-type="string" table:style-name="ce1">
            <text:p>tracker_svd_dist_corr</text:p>
          </table:table-cell>
          <table:table-cell office:value-type="string" table:style-name="ce1">
            <text:p>tracker_pnp_dist_corr</text:p>
          </table:table-cell>
          <table:table-cell office:value-type="string" table:style-name="ce1">
            <text:p>tracker_svd_ang_corr</text:p>
          </table:table-cell>
          <table:table-cell office:value-type="string" table:style-name="ce1">
            <text:p>tracker_pnp_ang_corr</text:p>
          </table:table-cell>
          <table:table-cell table:number-columns-repeated="16365"/>
        </table:table-row>
        <table:table-row table:style-name="ro1">
          <table:table-cell office:value-type="float" office:value="0.21614601995444299" table:style-name="ce1">
            <text:p>0.21614602</text:p>
          </table:table-cell>
          <table:table-cell office:value-type="float" office:value="0.16030363793552699" table:style-name="ce1">
            <text:p>0.160303638</text:p>
          </table:table-cell>
          <table:table-cell office:value-type="float" office:value="0.47308428217590898" table:style-name="ce1">
            <text:p>0.473084282</text:p>
          </table:table-cell>
          <table:table-cell office:value-type="float" office:value="0.496235983276057" table:style-name="ce1">
            <text:p>0.496235983</text:p>
          </table:table-cell>
          <table:table-cell table:style-name="ce1"/>
          <table:table-cell office:value-type="float" office:value="0.23979336957481301" table:style-name="ce1">
            <text:p>0.23979337</text:p>
          </table:table-cell>
          <table:table-cell office:value-type="float" office:value="0.24299948172235999" table:style-name="ce1">
            <text:p>0.242999482</text:p>
          </table:table-cell>
          <table:table-cell office:value-type="float" office:value="0.51822418043694396" table:style-name="ce1">
            <text:p>0.51822418</text:p>
          </table:table-cell>
          <table:table-cell office:value-type="float" office:value="0.51814489279214304" table:style-name="ce1">
            <text:p>0.518144893</text:p>
          </table:table-cell>
          <table:table-cell table:style-name="ce1"/>
          <table:table-cell office:value-type="float" office:value="0.21614601995444299" table:style-name="ce1">
            <text:p>0.21614602</text:p>
          </table:table-cell>
          <table:table-cell office:value-type="float" office:value="0.16030363793552699" table:style-name="ce1">
            <text:p>0.160303638</text:p>
          </table:table-cell>
          <table:table-cell office:value-type="float" office:value="0.47308428217590898" table:style-name="ce1">
            <text:p>0.473084282</text:p>
          </table:table-cell>
          <table:table-cell office:value-type="float" office:value="0.496235983276057" table:style-name="ce1">
            <text:p>0.496235983</text:p>
          </table:table-cell>
          <table:table-cell table:style-name="ce1"/>
          <table:table-cell office:value-type="float" office:value="0.16518847415112001" table:style-name="ce1">
            <text:p>0.165188474</text:p>
          </table:table-cell>
          <table:table-cell office:value-type="float" office:value="0.17211438202370299" table:style-name="ce1">
            <text:p>0.172114382</text:p>
          </table:table-cell>
          <table:table-cell office:value-type="float" office:value="0.53091905269702899" table:style-name="ce1">
            <text:p>0.530919053</text:p>
          </table:table-cell>
          <table:table-cell office:value-type="float" office:value="0.53083976505222796" table:style-name="ce1">
            <text:p>0.530839765</text:p>
          </table:table-cell>
          <table:table-cell table:number-columns-repeated="16365"/>
        </table:table-row>
        <table:table-row table:style-name="ro1">
          <table:table-cell office:value-type="float" office:value="0.202861490850267" table:style-name="ce1">
            <text:p>0.202861491</text:p>
          </table:table-cell>
          <table:table-cell office:value-type="float" office:value="0.16434032120818101" table:style-name="ce1">
            <text:p>0.164340321</text:p>
          </table:table-cell>
          <table:table-cell office:value-type="float" office:value="0.57772603188692195" table:style-name="ce1">
            <text:p>0.577726032</text:p>
          </table:table-cell>
          <table:table-cell office:value-type="float" office:value="0.59825410301414605" table:style-name="ce1">
            <text:p>0.598254103</text:p>
          </table:table-cell>
          <table:table-cell table:style-name="ce1"/>
          <table:table-cell office:value-type="float" office:value="0.303133820691457" table:style-name="ce1">
            <text:p>0.303133821</text:p>
          </table:table-cell>
          <table:table-cell office:value-type="float" office:value="0.21509576942096501" table:style-name="ce1">
            <text:p>0.215095769</text:p>
          </table:table-cell>
          <table:table-cell office:value-type="float" office:value="0.54310957706325502" table:style-name="ce1">
            <text:p>0.543109577</text:p>
          </table:table-cell>
          <table:table-cell office:value-type="float" office:value="0.54134094142994005" table:style-name="ce1">
            <text:p>0.541340941</text:p>
          </table:table-cell>
          <table:table-cell table:style-name="ce1"/>
          <table:table-cell office:value-type="float" office:value="0.202861490850267" table:style-name="ce1">
            <text:p>0.202861491</text:p>
          </table:table-cell>
          <table:table-cell office:value-type="float" office:value="0.16434032120818101" table:style-name="ce1">
            <text:p>0.164340321</text:p>
          </table:table-cell>
          <table:table-cell office:value-type="float" office:value="0.57772603188692195" table:style-name="ce1">
            <text:p>0.577726032</text:p>
          </table:table-cell>
          <table:table-cell office:value-type="float" office:value="0.59825410301414605" table:style-name="ce1">
            <text:p>0.598254103</text:p>
          </table:table-cell>
          <table:table-cell table:style-name="ce1"/>
          <table:table-cell office:value-type="float" office:value="0.225882371803279" table:style-name="ce1">
            <text:p>0.225882372</text:p>
          </table:table-cell>
          <table:table-cell office:value-type="float" office:value="0.16085887504386101" table:style-name="ce1">
            <text:p>0.160858875</text:p>
          </table:table-cell>
          <table:table-cell office:value-type="float" office:value="0.54792040646555695" table:style-name="ce1">
            <text:p>0.547920406</text:p>
          </table:table-cell>
          <table:table-cell office:value-type="float" office:value="0.55403581369002497" table:style-name="ce1">
            <text:p>0.554035814</text:p>
          </table:table-cell>
          <table:table-cell table:number-columns-repeated="16365"/>
        </table:table-row>
        <table:table-row table:style-name="ro1">
          <table:table-cell office:value-type="float" office:value="0.202195775380409" table:style-name="ce1">
            <text:p>0.202195775</text:p>
          </table:table-cell>
          <table:table-cell office:value-type="float" office:value="0.18312355370425701" table:style-name="ce1">
            <text:p>0.183123554</text:p>
          </table:table-cell>
          <table:table-cell office:value-type="float" office:value="1.2739416206240799" table:style-name="ce1">
            <text:p>1.273941621</text:p>
          </table:table-cell>
          <table:table-cell office:value-type="float" office:value="0.49132462444109898" table:style-name="ce1">
            <text:p>0.491324624</text:p>
          </table:table-cell>
          <table:table-cell table:style-name="ce1"/>
          <table:table-cell office:value-type="float" office:value="0.28812679623146498" table:style-name="ce1">
            <text:p>0.288126796</text:p>
          </table:table-cell>
          <table:table-cell office:value-type="float" office:value="0.35685754113014301" table:style-name="ce1">
            <text:p>0.356857541</text:p>
          </table:table-cell>
          <table:table-cell office:value-type="float" office:value="0.57500305474204505" table:style-name="ce1">
            <text:p>0.575003055</text:p>
          </table:table-cell>
          <table:table-cell office:value-type="float" office:value="0.51543426555028204" table:style-name="ce1">
            <text:p>0.515434266</text:p>
          </table:table-cell>
          <table:table-cell table:style-name="ce1"/>
          <table:table-cell office:value-type="float" office:value="0.202195775380409" table:style-name="ce1">
            <text:p>0.202195775</text:p>
          </table:table-cell>
          <table:table-cell office:value-type="float" office:value="0.18312355370425701" table:style-name="ce1">
            <text:p>0.183123554</text:p>
          </table:table-cell>
          <table:table-cell office:value-type="float" office:value="1.2739416206240799" table:style-name="ce1">
            <text:p>1.273941621</text:p>
          </table:table-cell>
          <table:table-cell office:value-type="float" office:value="0.49132462444109898" table:style-name="ce1">
            <text:p>0.491324624</text:p>
          </table:table-cell>
          <table:table-cell table:style-name="ce1"/>
          <table:table-cell office:value-type="float" office:value="0.16965984007187301" table:style-name="ce1">
            <text:p>0.16965984</text:p>
          </table:table-cell>
          <table:table-cell office:value-type="float" office:value="0.23108335750276299" table:style-name="ce1">
            <text:p>0.231083358</text:p>
          </table:table-cell>
          <table:table-cell office:value-type="float" office:value="0.49531562833810899" table:style-name="ce1">
            <text:p>0.495315628</text:p>
          </table:table-cell>
          <table:table-cell office:value-type="float" office:value="0.43574683914634599" table:style-name="ce1">
            <text:p>0.435746839</text:p>
          </table:table-cell>
          <table:table-cell table:number-columns-repeated="16365"/>
        </table:table-row>
        <table:table-row table:style-name="ro1">
          <table:table-cell office:value-type="float" office:value="0.17575501722395501" table:style-name="ce1">
            <text:p>0.175755017</text:p>
          </table:table-cell>
          <table:table-cell office:value-type="float" office:value="0.144667796037215" table:style-name="ce1">
            <text:p>0.144667796</text:p>
          </table:table-cell>
          <table:table-cell office:value-type="float" office:value="0.40822611636625" table:style-name="ce1">
            <text:p>0.408226116</text:p>
          </table:table-cell>
          <table:table-cell office:value-type="float" office:value="0.52380935953284502" table:style-name="ce1">
            <text:p>0.52380936</text:p>
          </table:table-cell>
          <table:table-cell table:style-name="ce1"/>
          <table:table-cell office:value-type="float" office:value="0.22239324531059301" table:style-name="ce1">
            <text:p>0.222393245</text:p>
          </table:table-cell>
          <table:table-cell office:value-type="float" office:value="9.3893620152313007E-2" table:style-name="ce1">
            <text:p>0.09389362</text:p>
          </table:table-cell>
          <table:table-cell office:value-type="float" office:value="0.51516486869195399" table:style-name="ce1">
            <text:p>0.515164869</text:p>
          </table:table-cell>
          <table:table-cell office:value-type="float" office:value="0.49205066273841502" table:style-name="ce1">
            <text:p>0.492050663</text:p>
          </table:table-cell>
          <table:table-cell table:style-name="ce1"/>
          <table:table-cell office:value-type="float" office:value="0.17575501722395501" table:style-name="ce1">
            <text:p>0.175755017</text:p>
          </table:table-cell>
          <table:table-cell office:value-type="float" office:value="0.144667796037215" table:style-name="ce1">
            <text:p>0.144667796</text:p>
          </table:table-cell>
          <table:table-cell office:value-type="float" office:value="0.40822611636625" table:style-name="ce1">
            <text:p>0.408226116</text:p>
          </table:table-cell>
          <table:table-cell office:value-type="float" office:value="0.52380935953284502" table:style-name="ce1">
            <text:p>0.52380936</text:p>
          </table:table-cell>
          <table:table-cell table:style-name="ce1"/>
          <table:table-cell office:value-type="float" office:value="0.17264341236657399" table:style-name="ce1">
            <text:p>0.172643412</text:p>
          </table:table-cell>
          <table:table-cell office:value-type="float" office:value="9.0987714962616595E-2" table:style-name="ce1">
            <text:p>0.090987715</text:p>
          </table:table-cell>
          <table:table-cell office:value-type="float" office:value="0.461547958366403" table:style-name="ce1">
            <text:p>0.461547958</text:p>
          </table:table-cell>
          <table:table-cell office:value-type="float" office:value="0.39966836407439399" table:style-name="ce1">
            <text:p>0.399668364</text:p>
          </table:table-cell>
          <table:table-cell table:number-columns-repeated="16365"/>
        </table:table-row>
        <table:table-row table:style-name="ro1">
          <table:table-cell office:value-type="float" office:value="0.119281278268962" table:style-name="ce1">
            <text:p>0.119281278</text:p>
          </table:table-cell>
          <table:table-cell office:value-type="float" office:value="0.148708751575934" table:style-name="ce1">
            <text:p>0.148708752</text:p>
          </table:table-cell>
          <table:table-cell office:value-type="float" office:value="0.46984961016245202" table:style-name="ce1">
            <text:p>0.46984961</text:p>
          </table:table-cell>
          <table:table-cell office:value-type="float" office:value="0.61210971412540605" table:style-name="ce1">
            <text:p>0.612109714</text:p>
          </table:table-cell>
          <table:table-cell table:style-name="ce1"/>
          <table:table-cell office:value-type="float" office:value="0.13667979362721799" table:style-name="ce1">
            <text:p>0.136679794</text:p>
          </table:table-cell>
          <table:table-cell office:value-type="float" office:value="3.6552016024377597E-2" table:style-name="ce1">
            <text:p>0.036552016</text:p>
          </table:table-cell>
          <table:table-cell office:value-type="float" office:value="0.37294679233036399" table:style-name="ce1">
            <text:p>0.372946792</text:p>
          </table:table-cell>
          <table:table-cell office:value-type="float" office:value="0.45007246172391802" table:style-name="ce1">
            <text:p>0.450072462</text:p>
          </table:table-cell>
          <table:table-cell table:style-name="ce1"/>
          <table:table-cell office:value-type="float" office:value="0.119281278268962" table:style-name="ce1">
            <text:p>0.119281278</text:p>
          </table:table-cell>
          <table:table-cell office:value-type="float" office:value="0.148708751575934" table:style-name="ce1">
            <text:p>0.148708752</text:p>
          </table:table-cell>
          <table:table-cell office:value-type="float" office:value="0.46984961016245202" table:style-name="ce1">
            <text:p>0.46984961</text:p>
          </table:table-cell>
          <table:table-cell office:value-type="float" office:value="0.61210971412540605" table:style-name="ce1">
            <text:p>0.612109714</text:p>
          </table:table-cell>
          <table:table-cell table:style-name="ce1"/>
          <table:table-cell office:value-type="float" office:value="0.162278279742922" table:style-name="ce1">
            <text:p>0.16227828</text:p>
          </table:table-cell>
          <table:table-cell office:value-type="float" office:value="5.5253944434344802E-2" table:style-name="ce1">
            <text:p>0.055253944</text:p>
          </table:table-cell>
          <table:table-cell office:value-type="float" office:value="0.43201005887666399" table:style-name="ce1">
            <text:p>0.432010059</text:p>
          </table:table-cell>
          <table:table-cell office:value-type="float" office:value="0.50913572827021802" table:style-name="ce1">
            <text:p>0.509135728</text:p>
          </table:table-cell>
          <table:table-cell table:number-columns-repeated="16365"/>
        </table:table-row>
        <table:table-row table:style-name="ro1">
          <table:table-cell office:value-type="float" office:value="0.17111296590401101" table:style-name="ce1">
            <text:p>0.171112966</text:p>
          </table:table-cell>
          <table:table-cell office:value-type="float" office:value="8.8690475759616194E-2" table:style-name="ce1">
            <text:p>0.088690476</text:p>
          </table:table-cell>
          <table:table-cell office:value-type="float" office:value="0.60209660808986099" table:style-name="ce1">
            <text:p>0.602096608</text:p>
          </table:table-cell>
          <table:table-cell office:value-type="float" office:value="0.65796662973319797" table:style-name="ce1">
            <text:p>0.65796663</text:p>
          </table:table-cell>
          <table:table-cell table:style-name="ce1"/>
          <table:table-cell office:value-type="float" office:value="0.162034880078399" table:style-name="ce1">
            <text:p>0.16203488</text:p>
          </table:table-cell>
          <table:table-cell office:value-type="float" office:value="0.19489205702756901" table:style-name="ce1">
            <text:p>0.194892057</text:p>
          </table:table-cell>
          <table:table-cell office:value-type="float" office:value="0.49980321792759103" table:style-name="ce1">
            <text:p>0.499803218</text:p>
          </table:table-cell>
          <table:table-cell office:value-type="float" office:value="0.47570216194744003" table:style-name="ce1">
            <text:p>0.475702162</text:p>
          </table:table-cell>
          <table:table-cell table:style-name="ce1"/>
          <table:table-cell office:value-type="float" office:value="0.17111296590401101" table:style-name="ce1">
            <text:p>0.171112966</text:p>
          </table:table-cell>
          <table:table-cell office:value-type="float" office:value="8.8690475759616194E-2" table:style-name="ce1">
            <text:p>0.088690476</text:p>
          </table:table-cell>
          <table:table-cell office:value-type="float" office:value="0.60209660808986099" table:style-name="ce1">
            <text:p>0.602096608</text:p>
          </table:table-cell>
          <table:table-cell office:value-type="float" office:value="0.65796662973319797" table:style-name="ce1">
            <text:p>0.65796663</text:p>
          </table:table-cell>
          <table:table-cell table:style-name="ce1"/>
          <table:table-cell office:value-type="float" office:value="0.162034880078399" table:style-name="ce1">
            <text:p>0.16203488</text:p>
          </table:table-cell>
          <table:table-cell office:value-type="float" office:value="0.19489205702756901" table:style-name="ce1">
            <text:p>0.194892057</text:p>
          </table:table-cell>
          <table:table-cell office:value-type="float" office:value="0.49980321792759103" table:style-name="ce1">
            <text:p>0.499803218</text:p>
          </table:table-cell>
          <table:table-cell office:value-type="float" office:value="0.47570216194744003" table:style-name="ce1">
            <text:p>0.475702162</text:p>
          </table:table-cell>
          <table:table-cell table:number-columns-repeated="16365"/>
        </table:table-row>
        <table:table-row table:style-name="ro1">
          <table:table-cell office:value-type="float" office:value="0.32148543196538198" table:style-name="ce1">
            <text:p>0.321485432</text:p>
          </table:table-cell>
          <table:table-cell office:value-type="float" office:value="0.49813316403128799" table:style-name="ce1">
            <text:p>0.498133164</text:p>
          </table:table-cell>
          <table:table-cell office:value-type="float" office:value="0.16721376907608199" table:style-name="ce1">
            <text:p>0.167213769</text:p>
          </table:table-cell>
          <table:table-cell office:value-type="float" office:value="0.25785536638058998" table:style-name="ce1">
            <text:p>0.257855366</text:p>
          </table:table-cell>
          <table:table-cell table:style-name="ce1"/>
          <table:table-cell office:value-type="float" office:value="0.20584388628931599" table:style-name="ce1">
            <text:p>0.205843886</text:p>
          </table:table-cell>
          <table:table-cell office:value-type="float" office:value="0.23331626922367699" table:style-name="ce1">
            <text:p>0.233316269</text:p>
          </table:table-cell>
          <table:table-cell office:value-type="float" office:value="0.98794364259059797" table:style-name="ce1">
            <text:p>0.987943643</text:p>
          </table:table-cell>
          <table:table-cell office:value-type="float" office:value="0.43458126896811" table:style-name="ce1">
            <text:p>0.434581269</text:p>
          </table:table-cell>
          <table:table-cell table:style-name="ce1"/>
          <table:table-cell office:value-type="float" office:value="0.32148543196538198" table:style-name="ce1">
            <text:p>0.321485432</text:p>
          </table:table-cell>
          <table:table-cell office:value-type="float" office:value="0.49813316403128799" table:style-name="ce1">
            <text:p>0.498133164</text:p>
          </table:table-cell>
          <table:table-cell office:value-type="float" office:value="0.16721376907608199" table:style-name="ce1">
            <text:p>0.167213769</text:p>
          </table:table-cell>
          <table:table-cell office:value-type="float" office:value="0.25785536638058998" table:style-name="ce1">
            <text:p>0.257855366</text:p>
          </table:table-cell>
          <table:table-cell table:style-name="ce1"/>
          <table:table-cell office:value-type="float" office:value="0.20584388628931599" table:style-name="ce1">
            <text:p>0.205843886</text:p>
          </table:table-cell>
          <table:table-cell office:value-type="float" office:value="0.23331626922367699" table:style-name="ce1">
            <text:p>0.233316269</text:p>
          </table:table-cell>
          <table:table-cell office:value-type="float" office:value="0.98794364259059797" table:style-name="ce1">
            <text:p>0.987943643</text:p>
          </table:table-cell>
          <table:table-cell office:value-type="float" office:value="0.43458126896811" table:style-name="ce1">
            <text:p>0.434581269</text:p>
          </table:table-cell>
          <table:table-cell table:number-columns-repeated="16365"/>
        </table:table-row>
        <table:table-row table:style-name="ro1">
          <table:table-cell office:value-type="float" office:value="0.14892301494598201" table:style-name="ce1">
            <text:p>0.148923015</text:p>
          </table:table-cell>
          <table:table-cell office:value-type="float" office:value="0.51560377576172101" table:style-name="ce1">
            <text:p>0.515603776</text:p>
          </table:table-cell>
          <table:table-cell office:value-type="float" office:value="1.39393650582521" table:style-name="ce1">
            <text:p>1.393936506</text:p>
          </table:table-cell>
          <table:table-cell office:value-type="float" office:value="0.24827791069522301" table:style-name="ce1">
            <text:p>0.248277911</text:p>
          </table:table-cell>
          <table:table-cell table:style-name="ce1"/>
          <table:table-cell office:value-type="float" office:value="0.19289423015548199" table:style-name="ce1">
            <text:p>0.19289423</text:p>
          </table:table-cell>
          <table:table-cell office:value-type="float" office:value="0.21353740704900701" table:style-name="ce1">
            <text:p>0.213537407</text:p>
          </table:table-cell>
          <table:table-cell office:value-type="float" office:value="0.468118246328243" table:style-name="ce1">
            <text:p>0.468118246</text:p>
          </table:table-cell>
          <table:table-cell office:value-type="float" office:value="0.20420575542630201" table:style-name="ce1">
            <text:p>0.204205755</text:p>
          </table:table-cell>
          <table:table-cell table:style-name="ce1"/>
          <table:table-cell office:value-type="float" office:value="0.14892301494598201" table:style-name="ce1">
            <text:p>0.148923015</text:p>
          </table:table-cell>
          <table:table-cell office:value-type="float" office:value="0.51560377576172101" table:style-name="ce1">
            <text:p>0.515603776</text:p>
          </table:table-cell>
          <table:table-cell office:value-type="float" office:value="1.39393650582521" table:style-name="ce1">
            <text:p>1.393936506</text:p>
          </table:table-cell>
          <table:table-cell office:value-type="float" office:value="0.24827791069522301" table:style-name="ce1">
            <text:p>0.248277911</text:p>
          </table:table-cell>
          <table:table-cell table:style-name="ce1"/>
          <table:table-cell office:value-type="float" office:value="0.19289423015548199" table:style-name="ce1">
            <text:p>0.19289423</text:p>
          </table:table-cell>
          <table:table-cell office:value-type="float" office:value="0.21353740704900701" table:style-name="ce1">
            <text:p>0.213537407</text:p>
          </table:table-cell>
          <table:table-cell office:value-type="float" office:value="0.468118246328243" table:style-name="ce1">
            <text:p>0.468118246</text:p>
          </table:table-cell>
          <table:table-cell office:value-type="float" office:value="0.20420575542630201" table:style-name="ce1">
            <text:p>0.204205755</text:p>
          </table:table-cell>
          <table:table-cell table:number-columns-repeated="16365"/>
        </table:table-row>
        <table:table-row table:style-name="ro1">
          <table:table-cell office:value-type="float" office:value="0.29903455469559598" table:style-name="ce1">
            <text:p>0.299034555</text:p>
          </table:table-cell>
          <table:table-cell office:value-type="float" office:value="0.16930040738465499" table:style-name="ce1">
            <text:p>0.169300407</text:p>
          </table:table-cell>
          <table:table-cell office:value-type="float" office:value="1.3828453907139899" table:style-name="ce1">
            <text:p>1.382845391</text:p>
          </table:table-cell>
          <table:table-cell office:value-type="float" office:value="0.73001965666312296" table:style-name="ce1">
            <text:p>0.730019657</text:p>
          </table:table-cell>
          <table:table-cell table:style-name="ce1"/>
          <table:table-cell office:value-type="float" office:value="0.23555302637813499" table:style-name="ce1">
            <text:p>0.235553026</text:p>
          </table:table-cell>
          <table:table-cell office:value-type="float" office:value="0.21995562471480301" table:style-name="ce1">
            <text:p>0.219955625</text:p>
          </table:table-cell>
          <table:table-cell office:value-type="float" office:value="1.14360695194036" table:style-name="ce1">
            <text:p>1.143606952</text:p>
          </table:table-cell>
          <table:table-cell office:value-type="float" office:value="0.55516607871139201" table:style-name="ce1">
            <text:p>0.555166079</text:p>
          </table:table-cell>
          <table:table-cell table:style-name="ce1"/>
          <table:table-cell office:value-type="float" office:value="0.29903455469559598" table:style-name="ce1">
            <text:p>0.299034555</text:p>
          </table:table-cell>
          <table:table-cell office:value-type="float" office:value="0.16930040738465499" table:style-name="ce1">
            <text:p>0.169300407</text:p>
          </table:table-cell>
          <table:table-cell office:value-type="float" office:value="1.3828453907139899" table:style-name="ce1">
            <text:p>1.382845391</text:p>
          </table:table-cell>
          <table:table-cell office:value-type="float" office:value="0.73001965666312296" table:style-name="ce1">
            <text:p>0.730019657</text:p>
          </table:table-cell>
          <table:table-cell table:style-name="ce1"/>
          <table:table-cell office:value-type="float" office:value="0.23555302637813499" table:style-name="ce1">
            <text:p>0.235553026</text:p>
          </table:table-cell>
          <table:table-cell office:value-type="float" office:value="0.21995562471480301" table:style-name="ce1">
            <text:p>0.219955625</text:p>
          </table:table-cell>
          <table:table-cell office:value-type="float" office:value="1.14360695194036" table:style-name="ce1">
            <text:p>1.143606952</text:p>
          </table:table-cell>
          <table:table-cell office:value-type="float" office:value="0.55516607871139201" table:style-name="ce1">
            <text:p>0.555166079</text:p>
          </table:table-cell>
          <table:table-cell table:number-columns-repeated="16365"/>
        </table:table-row>
        <table:table-row table:style-name="ro1">
          <table:table-cell office:value-type="float" office:value="0.40085847083557802" table:style-name="ce1">
            <text:p>0.400858471</text:p>
          </table:table-cell>
          <table:table-cell office:value-type="float" office:value="0.21235715472727101" table:style-name="ce1">
            <text:p>0.212357155</text:p>
          </table:table-cell>
          <table:table-cell office:value-type="float" office:value="1.52057202194449" table:style-name="ce1">
            <text:p>1.520572022</text:p>
          </table:table-cell>
          <table:table-cell office:value-type="float" office:value="0.66182256340095102" table:style-name="ce1">
            <text:p>0.661822563</text:p>
          </table:table-cell>
          <table:table-cell table:style-name="ce1"/>
          <table:table-cell office:value-type="float" office:value="0.28531079991278102" table:style-name="ce1">
            <text:p>0.2853108</text:p>
          </table:table-cell>
          <table:table-cell office:value-type="float" office:value="0.25427039850588301" table:style-name="ce1">
            <text:p>0.254270399</text:p>
          </table:table-cell>
          <table:table-cell office:value-type="float" office:value="0.82215933561382903" table:style-name="ce1">
            <text:p>0.822159336</text:p>
          </table:table-cell>
          <table:table-cell office:value-type="float" office:value="0.446694487636217" table:style-name="ce1">
            <text:p>0.446694488</text:p>
          </table:table-cell>
          <table:table-cell table:style-name="ce1"/>
          <table:table-cell office:value-type="float" office:value="0.40085847083557802" table:style-name="ce1">
            <text:p>0.400858471</text:p>
          </table:table-cell>
          <table:table-cell office:value-type="float" office:value="0.21235715472727101" table:style-name="ce1">
            <text:p>0.212357155</text:p>
          </table:table-cell>
          <table:table-cell office:value-type="float" office:value="1.52057202194449" table:style-name="ce1">
            <text:p>1.520572022</text:p>
          </table:table-cell>
          <table:table-cell office:value-type="float" office:value="0.66182256340095102" table:style-name="ce1">
            <text:p>0.661822563</text:p>
          </table:table-cell>
          <table:table-cell table:style-name="ce1"/>
          <table:table-cell office:value-type="float" office:value="0.28531079991278102" table:style-name="ce1">
            <text:p>0.2853108</text:p>
          </table:table-cell>
          <table:table-cell office:value-type="float" office:value="0.25427039850588301" table:style-name="ce1">
            <text:p>0.254270399</text:p>
          </table:table-cell>
          <table:table-cell office:value-type="float" office:value="0.82215933561382903" table:style-name="ce1">
            <text:p>0.822159336</text:p>
          </table:table-cell>
          <table:table-cell office:value-type="float" office:value="0.446694487636217" table:style-name="ce1">
            <text:p>0.446694488</text:p>
          </table:table-cell>
          <table:table-cell table:number-columns-repeated="16365"/>
        </table:table-row>
        <table:table-row table:style-name="ro1">
          <table:table-cell office:value-type="float" office:value="0.44899148351324902" table:style-name="ce1">
            <text:p>0.448991484</text:p>
          </table:table-cell>
          <table:table-cell office:value-type="float" office:value="0.16409920715920301" table:style-name="ce1">
            <text:p>0.164099207</text:p>
          </table:table-cell>
          <table:table-cell office:value-type="float" office:value="1.32435779041407" table:style-name="ce1">
            <text:p>1.32435779</text:p>
          </table:table-cell>
          <table:table-cell office:value-type="float" office:value="0.79481782797095102" table:style-name="ce1">
            <text:p>0.794817828</text:p>
          </table:table-cell>
          <table:table-cell table:style-name="ce1"/>
          <table:table-cell office:value-type="float" office:value="0.32414390243114499" table:style-name="ce1">
            <text:p>0.324143902</text:p>
          </table:table-cell>
          <table:table-cell office:value-type="float" office:value="0.27935979249795601" table:style-name="ce1">
            <text:p>0.279359792</text:p>
          </table:table-cell>
          <table:table-cell office:value-type="float" office:value="0.61321159811508297" table:style-name="ce1">
            <text:p>0.613211598</text:p>
          </table:table-cell>
          <table:table-cell office:value-type="float" office:value="0.499225696507067" table:style-name="ce1">
            <text:p>0.499225697</text:p>
          </table:table-cell>
          <table:table-cell table:style-name="ce1"/>
          <table:table-cell office:value-type="float" office:value="0.44899148351324902" table:style-name="ce1">
            <text:p>0.448991484</text:p>
          </table:table-cell>
          <table:table-cell office:value-type="float" office:value="0.16409920715920301" table:style-name="ce1">
            <text:p>0.164099207</text:p>
          </table:table-cell>
          <table:table-cell office:value-type="float" office:value="1.32435779041407" table:style-name="ce1">
            <text:p>1.32435779</text:p>
          </table:table-cell>
          <table:table-cell office:value-type="float" office:value="0.79481782797095102" table:style-name="ce1">
            <text:p>0.794817828</text:p>
          </table:table-cell>
          <table:table-cell table:style-name="ce1"/>
          <table:table-cell office:value-type="float" office:value="0.32414390243114499" table:style-name="ce1">
            <text:p>0.324143902</text:p>
          </table:table-cell>
          <table:table-cell office:value-type="float" office:value="0.27935979249795601" table:style-name="ce1">
            <text:p>0.279359792</text:p>
          </table:table-cell>
          <table:table-cell office:value-type="float" office:value="0.61321159811508297" table:style-name="ce1">
            <text:p>0.613211598</text:p>
          </table:table-cell>
          <table:table-cell office:value-type="float" office:value="0.499225696507067" table:style-name="ce1">
            <text:p>0.499225697</text:p>
          </table:table-cell>
          <table:table-cell table:number-columns-repeated="16365"/>
        </table:table-row>
        <table:table-row table:style-name="ro1">
          <table:table-cell office:value-type="float" office:value="0.32022911997799097" table:style-name="ce1">
            <text:p>0.32022912</text:p>
          </table:table-cell>
          <table:table-cell office:value-type="float" office:value="0.290326854533065" table:style-name="ce1">
            <text:p>0.290326855</text:p>
          </table:table-cell>
          <table:table-cell office:value-type="float" office:value="1.39849238288584" table:style-name="ce1">
            <text:p>1.398492383</text:p>
          </table:table-cell>
          <table:table-cell office:value-type="float" office:value="0.314826937163873" table:style-name="ce1">
            <text:p>0.314826937</text:p>
          </table:table-cell>
          <table:table-cell table:style-name="ce1"/>
          <table:table-cell office:value-type="float" office:value="0.22285010434522501" table:style-name="ce1">
            <text:p>0.222850104</text:p>
          </table:table-cell>
          <table:table-cell office:value-type="float" office:value="0.18586824731354301" table:style-name="ce1">
            <text:p>0.185868247</text:p>
          </table:table-cell>
          <table:table-cell office:value-type="float" office:value="0.46151192266227498" table:style-name="ce1">
            <text:p>0.461511923</text:p>
          </table:table-cell>
          <table:table-cell office:value-type="float" office:value="0.27108528740615401" table:style-name="ce1">
            <text:p>0.271085287</text:p>
          </table:table-cell>
          <table:table-cell table:style-name="ce1"/>
          <table:table-cell office:value-type="float" office:value="0.32022911997799097" table:style-name="ce1">
            <text:p>0.32022912</text:p>
          </table:table-cell>
          <table:table-cell office:value-type="float" office:value="0.290326854533065" table:style-name="ce1">
            <text:p>0.290326855</text:p>
          </table:table-cell>
          <table:table-cell office:value-type="float" office:value="1.39849238288584" table:style-name="ce1">
            <text:p>1.398492383</text:p>
          </table:table-cell>
          <table:table-cell office:value-type="float" office:value="0.314826937163873" table:style-name="ce1">
            <text:p>0.314826937</text:p>
          </table:table-cell>
          <table:table-cell table:style-name="ce1"/>
          <table:table-cell office:value-type="float" office:value="0.22285010434522501" table:style-name="ce1">
            <text:p>0.222850104</text:p>
          </table:table-cell>
          <table:table-cell office:value-type="float" office:value="0.18586824731354301" table:style-name="ce1">
            <text:p>0.185868247</text:p>
          </table:table-cell>
          <table:table-cell office:value-type="float" office:value="0.46151192266227498" table:style-name="ce1">
            <text:p>0.461511923</text:p>
          </table:table-cell>
          <table:table-cell office:value-type="float" office:value="0.27108528740615401" table:style-name="ce1">
            <text:p>0.271085287</text:p>
          </table:table-cell>
          <table:table-cell table:number-columns-repeated="16365"/>
        </table:table-row>
        <table:table-row table:style-name="ro1">
          <table:table-cell office:value-type="float" office:value="0.28193903637408202" table:style-name="ce1">
            <text:p>0.281939036</text:p>
          </table:table-cell>
          <table:table-cell office:value-type="float" office:value="0.37647131602495998" table:style-name="ce1">
            <text:p>0.376471316</text:p>
          </table:table-cell>
          <table:table-cell office:value-type="float" office:value="1.4042801610222" table:style-name="ce1">
            <text:p>1.404280161</text:p>
          </table:table-cell>
          <table:table-cell office:value-type="float" office:value="0.484304796788046" table:style-name="ce1">
            <text:p>0.484304797</text:p>
          </table:table-cell>
          <table:table-cell table:style-name="ce1"/>
          <table:table-cell office:value-type="float" office:value="0.20754587824214099" table:style-name="ce1">
            <text:p>0.207545878</text:p>
          </table:table-cell>
          <table:table-cell office:value-type="float" office:value="0.156145113719413" table:style-name="ce1">
            <text:p>0.156145114</text:p>
          </table:table-cell>
          <table:table-cell office:value-type="float" office:value="0.65535995561800597" table:style-name="ce1">
            <text:p>0.655359956</text:p>
          </table:table-cell>
          <table:table-cell office:value-type="float" office:value="0.22199688880323601" table:style-name="ce1">
            <text:p>0.221996889</text:p>
          </table:table-cell>
          <table:table-cell table:style-name="ce1"/>
          <table:table-cell office:value-type="float" office:value="0.28193903637408202" table:style-name="ce1">
            <text:p>0.281939036</text:p>
          </table:table-cell>
          <table:table-cell office:value-type="float" office:value="0.37647131602495998" table:style-name="ce1">
            <text:p>0.376471316</text:p>
          </table:table-cell>
          <table:table-cell office:value-type="float" office:value="1.4042801610222" table:style-name="ce1">
            <text:p>1.404280161</text:p>
          </table:table-cell>
          <table:table-cell office:value-type="float" office:value="0.484304796788046" table:style-name="ce1">
            <text:p>0.484304797</text:p>
          </table:table-cell>
          <table:table-cell table:style-name="ce1"/>
          <table:table-cell office:value-type="float" office:value="0.20754587824214099" table:style-name="ce1">
            <text:p>0.207545878</text:p>
          </table:table-cell>
          <table:table-cell office:value-type="float" office:value="0.156145113719413" table:style-name="ce1">
            <text:p>0.156145114</text:p>
          </table:table-cell>
          <table:table-cell office:value-type="float" office:value="0.65535995561800597" table:style-name="ce1">
            <text:p>0.655359956</text:p>
          </table:table-cell>
          <table:table-cell office:value-type="float" office:value="0.22199688880323601" table:style-name="ce1">
            <text:p>0.221996889</text:p>
          </table:table-cell>
          <table:table-cell table:number-columns-repeated="16365"/>
        </table:table-row>
        <table:table-row table:style-name="ro1">
          <table:table-cell office:value-type="float" office:value="4.2600280457417199E-2" table:style-name="ce1">
            <text:p>0.04260028</text:p>
          </table:table-cell>
          <table:table-cell office:value-type="float" office:value="0.66169318897715601" table:style-name="ce1">
            <text:p>0.661693189</text:p>
          </table:table-cell>
          <table:table-cell office:value-type="float" office:value="0.88198987417212804" table:style-name="ce1">
            <text:p>0.881989874</text:p>
          </table:table-cell>
          <table:table-cell office:value-type="float" office:value="0.28948640208700199" table:style-name="ce1">
            <text:p>0.289486402</text:p>
          </table:table-cell>
          <table:table-cell table:style-name="ce1"/>
          <table:table-cell office:value-type="float" office:value="0.13439400686686601" table:style-name="ce1">
            <text:p>0.134394007</text:p>
          </table:table-cell>
          <table:table-cell office:value-type="float" office:value="9.5710237776292298E-2" table:style-name="ce1">
            <text:p>0.095710238</text:p>
          </table:table-cell>
          <table:table-cell office:value-type="float" office:value="0.34685151496004102" table:style-name="ce1">
            <text:p>0.346851515</text:p>
          </table:table-cell>
          <table:table-cell office:value-type="float" office:value="0.141776779632731" table:style-name="ce1">
            <text:p>0.14177678</text:p>
          </table:table-cell>
          <table:table-cell table:style-name="ce1"/>
          <table:table-cell office:value-type="float" office:value="4.2600280457417199E-2" table:style-name="ce1">
            <text:p>0.04260028</text:p>
          </table:table-cell>
          <table:table-cell office:value-type="float" office:value="0.66169318897715601" table:style-name="ce1">
            <text:p>0.661693189</text:p>
          </table:table-cell>
          <table:table-cell office:value-type="float" office:value="0.88198987417212804" table:style-name="ce1">
            <text:p>0.881989874</text:p>
          </table:table-cell>
          <table:table-cell office:value-type="float" office:value="0.28948640208700199" table:style-name="ce1">
            <text:p>0.289486402</text:p>
          </table:table-cell>
          <table:table-cell table:style-name="ce1"/>
          <table:table-cell office:value-type="float" office:value="0.13439400686686601" table:style-name="ce1">
            <text:p>0.134394007</text:p>
          </table:table-cell>
          <table:table-cell office:value-type="float" office:value="9.5710237776292298E-2" table:style-name="ce1">
            <text:p>0.095710238</text:p>
          </table:table-cell>
          <table:table-cell office:value-type="float" office:value="0.34685151496004102" table:style-name="ce1">
            <text:p>0.346851515</text:p>
          </table:table-cell>
          <table:table-cell office:value-type="float" office:value="0.141776779632731" table:style-name="ce1">
            <text:p>0.14177678</text:p>
          </table:table-cell>
          <table:table-cell table:number-columns-repeated="16365"/>
        </table:table-row>
        <table:table-row table:style-name="ro1">
          <table:table-cell office:value-type="float" office:value="0.20265891455825" table:style-name="ce1">
            <text:p>0.202658915</text:p>
          </table:table-cell>
          <table:table-cell office:value-type="float" office:value="0.54165821371219602" table:style-name="ce1">
            <text:p>0.541658214</text:p>
          </table:table-cell>
          <table:table-cell office:value-type="float" office:value="0.78333232625746596" table:style-name="ce1">
            <text:p>0.783332326</text:p>
          </table:table-cell>
          <table:table-cell office:value-type="float" office:value="0.46014917745272299" table:style-name="ce1">
            <text:p>0.460149177</text:p>
          </table:table-cell>
          <table:table-cell table:style-name="ce1"/>
          <table:table-cell office:value-type="float" office:value="0.25083139520299302" table:style-name="ce1">
            <text:p>0.250831395</text:p>
          </table:table-cell>
          <table:table-cell office:value-type="float" office:value="0.15744574833085601" table:style-name="ce1">
            <text:p>0.157445748</text:p>
          </table:table-cell>
          <table:table-cell office:value-type="float" office:value="0.80469333825096301" table:style-name="ce1">
            <text:p>0.804693338</text:p>
          </table:table-cell>
          <table:table-cell office:value-type="float" office:value="0.304762500298839" table:style-name="ce1">
            <text:p>0.3047625</text:p>
          </table:table-cell>
          <table:table-cell table:style-name="ce1"/>
          <table:table-cell office:value-type="float" office:value="0.20265891455825" table:style-name="ce1">
            <text:p>0.202658915</text:p>
          </table:table-cell>
          <table:table-cell office:value-type="float" office:value="0.54165821371219602" table:style-name="ce1">
            <text:p>0.541658214</text:p>
          </table:table-cell>
          <table:table-cell office:value-type="float" office:value="0.78333232625746596" table:style-name="ce1">
            <text:p>0.783332326</text:p>
          </table:table-cell>
          <table:table-cell office:value-type="float" office:value="0.46014917745272299" table:style-name="ce1">
            <text:p>0.460149177</text:p>
          </table:table-cell>
          <table:table-cell table:style-name="ce1"/>
          <table:table-cell office:value-type="float" office:value="0.25083139520299302" table:style-name="ce1">
            <text:p>0.250831395</text:p>
          </table:table-cell>
          <table:table-cell office:value-type="float" office:value="0.15744574833085601" table:style-name="ce1">
            <text:p>0.157445748</text:p>
          </table:table-cell>
          <table:table-cell office:value-type="float" office:value="0.80469333825096301" table:style-name="ce1">
            <text:p>0.804693338</text:p>
          </table:table-cell>
          <table:table-cell office:value-type="float" office:value="0.304762500298839" table:style-name="ce1">
            <text:p>0.3047625</text:p>
          </table:table-cell>
          <table:table-cell table:number-columns-repeated="16365"/>
        </table:table-row>
        <table:table-row table:style-name="ro1">
          <table:table-cell office:value-type="float" office:value="9.0427140500639894E-2" table:style-name="ce1">
            <text:p>0.090427141</text:p>
          </table:table-cell>
          <table:table-cell office:value-type="float" office:value="0.56558234966488496" table:style-name="ce1">
            <text:p>0.56558235</text:p>
          </table:table-cell>
          <table:table-cell office:value-type="float" office:value="1.0701018658653501" table:style-name="ce1">
            <text:p>1.070101866</text:p>
          </table:table-cell>
          <table:table-cell office:value-type="float" office:value="0.40744609089295603" table:style-name="ce1">
            <text:p>0.407446091</text:p>
          </table:table-cell>
          <table:table-cell table:style-name="ce1"/>
          <table:table-cell office:value-type="float" office:value="0.20267686893402101" table:style-name="ce1">
            <text:p>0.202676869</text:p>
          </table:table-cell>
          <table:table-cell office:value-type="float" office:value="0.105906997111207" table:style-name="ce1">
            <text:p>0.105906997</text:p>
          </table:table-cell>
          <table:table-cell office:value-type="float" office:value="0.72388736719857605" table:style-name="ce1">
            <text:p>0.723887367</text:p>
          </table:table-cell>
          <table:table-cell office:value-type="float" office:value="0.41109091332419301" table:style-name="ce1">
            <text:p>0.411090913</text:p>
          </table:table-cell>
          <table:table-cell table:style-name="ce1"/>
          <table:table-cell office:value-type="float" office:value="9.0427140500639894E-2" table:style-name="ce1">
            <text:p>0.090427141</text:p>
          </table:table-cell>
          <table:table-cell office:value-type="float" office:value="0.56558234966488496" table:style-name="ce1">
            <text:p>0.56558235</text:p>
          </table:table-cell>
          <table:table-cell office:value-type="float" office:value="1.0701018658653501" table:style-name="ce1">
            <text:p>1.070101866</text:p>
          </table:table-cell>
          <table:table-cell office:value-type="float" office:value="0.40744609089295603" table:style-name="ce1">
            <text:p>0.407446091</text:p>
          </table:table-cell>
          <table:table-cell table:style-name="ce1"/>
          <table:table-cell office:value-type="float" office:value="0.20267686893402101" table:style-name="ce1">
            <text:p>0.202676869</text:p>
          </table:table-cell>
          <table:table-cell office:value-type="float" office:value="0.105906997111207" table:style-name="ce1">
            <text:p>0.105906997</text:p>
          </table:table-cell>
          <table:table-cell office:value-type="float" office:value="0.72388736719857605" table:style-name="ce1">
            <text:p>0.723887367</text:p>
          </table:table-cell>
          <table:table-cell office:value-type="float" office:value="0.41109091332419301" table:style-name="ce1">
            <text:p>0.411090913</text:p>
          </table:table-cell>
          <table:table-cell table:number-columns-repeated="16365"/>
        </table:table-row>
        <table:table-row table:style-name="ro1">
          <table:table-cell office:value-type="float" office:value="0.110651437899491" table:style-name="ce1">
            <text:p>0.110651438</text:p>
          </table:table-cell>
          <table:table-cell office:value-type="float" office:value="0.68794060193402895" table:style-name="ce1">
            <text:p>0.687940602</text:p>
          </table:table-cell>
          <table:table-cell office:value-type="float" office:value="1.1197195445510999" table:style-name="ce1">
            <text:p>1.119719545</text:p>
          </table:table-cell>
          <table:table-cell office:value-type="float" office:value="0.32968948940526699" table:style-name="ce1">
            <text:p>0.329689489</text:p>
          </table:table-cell>
          <table:table-cell table:style-name="ce1"/>
          <table:table-cell office:value-type="float" office:value="0.15700095063681799" table:style-name="ce1">
            <text:p>0.157000951</text:p>
          </table:table-cell>
          <table:table-cell office:value-type="float" office:value="0.116710265605281" table:style-name="ce1">
            <text:p>0.116710266</text:p>
          </table:table-cell>
          <table:table-cell office:value-type="float" office:value="0.17712500749030399" table:style-name="ce1">
            <text:p>0.177125007</text:p>
          </table:table-cell>
          <table:table-cell office:value-type="float" office:value="0.18741829188099701" table:style-name="ce1">
            <text:p>0.187418292</text:p>
          </table:table-cell>
          <table:table-cell table:style-name="ce1"/>
          <table:table-cell office:value-type="float" office:value="0.110651437899491" table:style-name="ce1">
            <text:p>0.110651438</text:p>
          </table:table-cell>
          <table:table-cell office:value-type="float" office:value="0.68794060193402895" table:style-name="ce1">
            <text:p>0.687940602</text:p>
          </table:table-cell>
          <table:table-cell office:value-type="float" office:value="1.1197195445510999" table:style-name="ce1">
            <text:p>1.119719545</text:p>
          </table:table-cell>
          <table:table-cell office:value-type="float" office:value="0.32968948940526699" table:style-name="ce1">
            <text:p>0.329689489</text:p>
          </table:table-cell>
          <table:table-cell table:style-name="ce1"/>
          <table:table-cell office:value-type="float" office:value="0.15700095063681799" table:style-name="ce1">
            <text:p>0.157000951</text:p>
          </table:table-cell>
          <table:table-cell office:value-type="float" office:value="0.116710265605281" table:style-name="ce1">
            <text:p>0.116710266</text:p>
          </table:table-cell>
          <table:table-cell office:value-type="float" office:value="0.17712500749030399" table:style-name="ce1">
            <text:p>0.177125007</text:p>
          </table:table-cell>
          <table:table-cell office:value-type="float" office:value="0.18741829188099701" table:style-name="ce1">
            <text:p>0.187418292</text:p>
          </table:table-cell>
          <table:table-cell table:number-columns-repeated="16365"/>
        </table:table-row>
        <table:table-row table:style-name="ro1">
          <table:table-cell office:value-type="float" office:value="5.1825205535436798E-2" table:style-name="ce1">
            <text:p>0.051825206</text:p>
          </table:table-cell>
          <table:table-cell office:value-type="float" office:value="0.54277605799902295" table:style-name="ce1">
            <text:p>0.542776058</text:p>
          </table:table-cell>
          <table:table-cell office:value-type="float" office:value="0.74787308186876" table:style-name="ce1">
            <text:p>0.747873082</text:p>
          </table:table-cell>
          <table:table-cell office:value-type="float" office:value="0.66157612379858399" table:style-name="ce1">
            <text:p>0.661576124</text:p>
          </table:table-cell>
          <table:table-cell table:style-name="ce1"/>
          <table:table-cell office:value-type="float" office:value="0.190790683029056" table:style-name="ce1">
            <text:p>0.190790683</text:p>
          </table:table-cell>
          <table:table-cell office:value-type="float" office:value="7.4592530791292105E-2" table:style-name="ce1">
            <text:p>0.074592531</text:p>
          </table:table-cell>
          <table:table-cell office:value-type="float" office:value="1.0134423174939999" table:style-name="ce1">
            <text:p>1.013442317</text:p>
          </table:table-cell>
          <table:table-cell office:value-type="float" office:value="0.36133010256509901" table:style-name="ce1">
            <text:p>0.361330103</text:p>
          </table:table-cell>
          <table:table-cell table:style-name="ce1"/>
          <table:table-cell office:value-type="float" office:value="5.1825205535436798E-2" table:style-name="ce1">
            <text:p>0.051825206</text:p>
          </table:table-cell>
          <table:table-cell office:value-type="float" office:value="0.54277605799902295" table:style-name="ce1">
            <text:p>0.542776058</text:p>
          </table:table-cell>
          <table:table-cell office:value-type="float" office:value="0.74787308186876" table:style-name="ce1">
            <text:p>0.747873082</text:p>
          </table:table-cell>
          <table:table-cell office:value-type="float" office:value="0.66157612379858399" table:style-name="ce1">
            <text:p>0.661576124</text:p>
          </table:table-cell>
          <table:table-cell table:style-name="ce1"/>
          <table:table-cell office:value-type="float" office:value="0.190790683029056" table:style-name="ce1">
            <text:p>0.190790683</text:p>
          </table:table-cell>
          <table:table-cell office:value-type="float" office:value="7.4592530791292105E-2" table:style-name="ce1">
            <text:p>0.074592531</text:p>
          </table:table-cell>
          <table:table-cell office:value-type="float" office:value="1.0134423174939999" table:style-name="ce1">
            <text:p>1.013442317</text:p>
          </table:table-cell>
          <table:table-cell office:value-type="float" office:value="0.36133010256509901" table:style-name="ce1">
            <text:p>0.361330103</text:p>
          </table:table-cell>
          <table:table-cell table:number-columns-repeated="16365"/>
        </table:table-row>
        <table:table-row table:style-name="ro1">
          <table:table-cell office:value-type="float" office:value="0.31620602510426699" table:style-name="ce1">
            <text:p>0.316206025</text:p>
          </table:table-cell>
          <table:table-cell office:value-type="float" office:value="0.44146884843886902" table:style-name="ce1">
            <text:p>0.441468848</text:p>
          </table:table-cell>
          <table:table-cell office:value-type="float" office:value="1.183221590471" table:style-name="ce1">
            <text:p>1.18322159</text:p>
          </table:table-cell>
          <table:table-cell office:value-type="float" office:value="0.44836304387113302" table:style-name="ce1">
            <text:p>0.448363044</text:p>
          </table:table-cell>
          <table:table-cell table:style-name="ce1"/>
          <table:table-cell office:value-type="float" office:value="0.37440475619742902" table:style-name="ce1">
            <text:p>0.374404756</text:p>
          </table:table-cell>
          <table:table-cell office:value-type="float" office:value="0.233481421404619" table:style-name="ce1">
            <text:p>0.233481421</text:p>
          </table:table-cell>
          <table:table-cell office:value-type="float" office:value="1.0488932325059801" table:style-name="ce1">
            <text:p>1.048893233</text:p>
          </table:table-cell>
          <table:table-cell office:value-type="float" office:value="0.34935338978583602" table:style-name="ce1">
            <text:p>0.34935339</text:p>
          </table:table-cell>
          <table:table-cell table:style-name="ce1"/>
          <table:table-cell office:value-type="float" office:value="0.31620602510426699" table:style-name="ce1">
            <text:p>0.316206025</text:p>
          </table:table-cell>
          <table:table-cell office:value-type="float" office:value="0.44146884843886902" table:style-name="ce1">
            <text:p>0.441468848</text:p>
          </table:table-cell>
          <table:table-cell office:value-type="float" office:value="1.183221590471" table:style-name="ce1">
            <text:p>1.18322159</text:p>
          </table:table-cell>
          <table:table-cell office:value-type="float" office:value="0.44836304387113302" table:style-name="ce1">
            <text:p>0.448363044</text:p>
          </table:table-cell>
          <table:table-cell table:style-name="ce1"/>
          <table:table-cell office:value-type="float" office:value="0.37440475619742902" table:style-name="ce1">
            <text:p>0.374404756</text:p>
          </table:table-cell>
          <table:table-cell office:value-type="float" office:value="0.233481421404619" table:style-name="ce1">
            <text:p>0.233481421</text:p>
          </table:table-cell>
          <table:table-cell office:value-type="float" office:value="1.0488932325059801" table:style-name="ce1">
            <text:p>1.048893233</text:p>
          </table:table-cell>
          <table:table-cell office:value-type="float" office:value="0.34935338978583602" table:style-name="ce1">
            <text:p>0.34935339</text:p>
          </table:table-cell>
          <table:table-cell table:number-columns-repeated="16365"/>
        </table:table-row>
        <table:table-row table:style-name="ro1">
          <table:table-cell office:value-type="float" office:value="9.7831736669738E-3" table:style-name="ce1">
            <text:p>0.009783174</text:p>
          </table:table-cell>
          <table:table-cell office:value-type="float" office:value="0.72435666753720096" table:style-name="ce1">
            <text:p>0.724356668</text:p>
          </table:table-cell>
          <table:table-cell office:value-type="float" office:value="0.76267813194012302" table:style-name="ce1">
            <text:p>0.762678132</text:p>
          </table:table-cell>
          <table:table-cell office:value-type="float" office:value="0.55759380123565305" table:style-name="ce1">
            <text:p>0.557593801</text:p>
          </table:table-cell>
          <table:table-cell table:style-name="ce1"/>
          <table:table-cell office:value-type="float" office:value="0.29772851531260702" table:style-name="ce1">
            <text:p>0.297728515</text:p>
          </table:table-cell>
          <table:table-cell office:value-type="float" office:value="0.110170047603321" table:style-name="ce1">
            <text:p>0.110170048</text:p>
          </table:table-cell>
          <table:table-cell office:value-type="float" office:value="1.1482993206690899" table:style-name="ce1">
            <text:p>1.148299321</text:p>
          </table:table-cell>
          <table:table-cell office:value-type="float" office:value="0.28619437192624603" table:style-name="ce1">
            <text:p>0.286194372</text:p>
          </table:table-cell>
          <table:table-cell table:style-name="ce1"/>
          <table:table-cell office:value-type="float" office:value="9.7831736669738E-3" table:style-name="ce1">
            <text:p>0.009783174</text:p>
          </table:table-cell>
          <table:table-cell office:value-type="float" office:value="0.72435666753720096" table:style-name="ce1">
            <text:p>0.724356668</text:p>
          </table:table-cell>
          <table:table-cell office:value-type="float" office:value="0.76267813194012302" table:style-name="ce1">
            <text:p>0.762678132</text:p>
          </table:table-cell>
          <table:table-cell office:value-type="float" office:value="0.55759380123565305" table:style-name="ce1">
            <text:p>0.557593801</text:p>
          </table:table-cell>
          <table:table-cell table:style-name="ce1"/>
          <table:table-cell office:value-type="float" office:value="0.29772851531260702" table:style-name="ce1">
            <text:p>0.297728515</text:p>
          </table:table-cell>
          <table:table-cell office:value-type="float" office:value="0.110170047603321" table:style-name="ce1">
            <text:p>0.110170048</text:p>
          </table:table-cell>
          <table:table-cell office:value-type="float" office:value="1.1482993206690899" table:style-name="ce1">
            <text:p>1.148299321</text:p>
          </table:table-cell>
          <table:table-cell office:value-type="float" office:value="0.28619437192624603" table:style-name="ce1">
            <text:p>0.286194372</text:p>
          </table:table-cell>
          <table:table-cell table:number-columns-repeated="16365"/>
        </table:table-row>
        <table:table-row table:style-name="ro1">
          <table:table-cell office:value-type="float" office:value="0.12394007691161101" table:style-name="ce1">
            <text:p>0.123940077</text:p>
          </table:table-cell>
          <table:table-cell office:value-type="float" office:value="0.51949414863071597" table:style-name="ce1">
            <text:p>0.519494149</text:p>
          </table:table-cell>
          <table:table-cell office:value-type="float" office:value="0.90059132337210501" table:style-name="ce1">
            <text:p>0.900591323</text:p>
          </table:table-cell>
          <table:table-cell office:value-type="float" office:value="0.38408096933723301" table:style-name="ce1">
            <text:p>0.384080969</text:p>
          </table:table-cell>
          <table:table-cell table:style-name="ce1"/>
          <table:table-cell office:value-type="float" office:value="0.305465716334756" table:style-name="ce1">
            <text:p>0.305465716</text:p>
          </table:table-cell>
          <table:table-cell office:value-type="float" office:value="0.16789988997791899" table:style-name="ce1">
            <text:p>0.16789989</text:p>
          </table:table-cell>
          <table:table-cell office:value-type="float" office:value="1.0389714317401599" table:style-name="ce1">
            <text:p>1.038971432</text:p>
          </table:table-cell>
          <table:table-cell office:value-type="float" office:value="0.35374983554004802" table:style-name="ce1">
            <text:p>0.353749836</text:p>
          </table:table-cell>
          <table:table-cell table:style-name="ce1"/>
          <table:table-cell office:value-type="float" office:value="0.12394007691161101" table:style-name="ce1">
            <text:p>0.123940077</text:p>
          </table:table-cell>
          <table:table-cell office:value-type="float" office:value="0.51949414863071597" table:style-name="ce1">
            <text:p>0.519494149</text:p>
          </table:table-cell>
          <table:table-cell office:value-type="float" office:value="0.90059132337210501" table:style-name="ce1">
            <text:p>0.900591323</text:p>
          </table:table-cell>
          <table:table-cell office:value-type="float" office:value="0.38408096933723301" table:style-name="ce1">
            <text:p>0.384080969</text:p>
          </table:table-cell>
          <table:table-cell table:style-name="ce1"/>
          <table:table-cell office:value-type="float" office:value="0.305465716334756" table:style-name="ce1">
            <text:p>0.305465716</text:p>
          </table:table-cell>
          <table:table-cell office:value-type="float" office:value="0.16789988997791899" table:style-name="ce1">
            <text:p>0.16789989</text:p>
          </table:table-cell>
          <table:table-cell office:value-type="float" office:value="1.0389714317401599" table:style-name="ce1">
            <text:p>1.038971432</text:p>
          </table:table-cell>
          <table:table-cell office:value-type="float" office:value="0.35374983554004802" table:style-name="ce1">
            <text:p>0.353749836</text:p>
          </table:table-cell>
          <table:table-cell table:number-columns-repeated="16365"/>
        </table:table-row>
        <table:table-row table:style-name="ro1">
          <table:table-cell office:value-type="float" office:value="0.30112191394037802" table:style-name="ce1">
            <text:p>0.301121914</text:p>
          </table:table-cell>
          <table:table-cell office:value-type="float" office:value="0.463002877044982" table:style-name="ce1">
            <text:p>0.463002877</text:p>
          </table:table-cell>
          <table:table-cell office:value-type="float" office:value="2.4045425512252199" table:style-name="ce1">
            <text:p>2.404542551</text:p>
          </table:table-cell>
          <table:table-cell office:value-type="float" office:value="0.85604092751427796" table:style-name="ce1">
            <text:p>0.856040928</text:p>
          </table:table-cell>
          <table:table-cell table:style-name="ce1"/>
          <table:table-cell office:value-type="float" office:value="0.27282537810336899" table:style-name="ce1">
            <text:p>0.272825378</text:p>
          </table:table-cell>
          <table:table-cell office:value-type="float" office:value="0.168972017206001" table:style-name="ce1">
            <text:p>0.168972017</text:p>
          </table:table-cell>
          <table:table-cell office:value-type="float" office:value="1.1052119211731699" table:style-name="ce1">
            <text:p>1.105211921</text:p>
          </table:table-cell>
          <table:table-cell office:value-type="float" office:value="0.60713266802830101" table:style-name="ce1">
            <text:p>0.607132668</text:p>
          </table:table-cell>
          <table:table-cell table:style-name="ce1"/>
          <table:table-cell office:value-type="float" office:value="0.30112191394037802" table:style-name="ce1">
            <text:p>0.301121914</text:p>
          </table:table-cell>
          <table:table-cell office:value-type="float" office:value="0.463002877044982" table:style-name="ce1">
            <text:p>0.463002877</text:p>
          </table:table-cell>
          <table:table-cell office:value-type="float" office:value="2.4045425512252199" table:style-name="ce1">
            <text:p>2.404542551</text:p>
          </table:table-cell>
          <table:table-cell office:value-type="float" office:value="0.85604092751427796" table:style-name="ce1">
            <text:p>0.856040928</text:p>
          </table:table-cell>
          <table:table-cell table:style-name="ce1"/>
          <table:table-cell office:value-type="float" office:value="0.27282537810336899" table:style-name="ce1">
            <text:p>0.272825378</text:p>
          </table:table-cell>
          <table:table-cell office:value-type="float" office:value="0.168972017206001" table:style-name="ce1">
            <text:p>0.168972017</text:p>
          </table:table-cell>
          <table:table-cell office:value-type="float" office:value="1.1052119211731699" table:style-name="ce1">
            <text:p>1.105211921</text:p>
          </table:table-cell>
          <table:table-cell office:value-type="float" office:value="0.60713266802830101" table:style-name="ce1">
            <text:p>0.607132668</text:p>
          </table:table-cell>
          <table:table-cell table:number-columns-repeated="16365"/>
        </table:table-row>
        <table:table-row table:style-name="ro1">
          <table:table-cell office:value-type="float" office:value="0.18323658415338701" table:style-name="ce1">
            <text:p>0.183236584</text:p>
          </table:table-cell>
          <table:table-cell office:value-type="float" office:value="0.49685655355866398" table:style-name="ce1">
            <text:p>0.496856554</text:p>
          </table:table-cell>
          <table:table-cell office:value-type="float" office:value="1.13845942596755" table:style-name="ce1">
            <text:p>1.138459426</text:p>
          </table:table-cell>
          <table:table-cell office:value-type="float" office:value="0.88206621469817403" table:style-name="ce1">
            <text:p>0.882066215</text:p>
          </table:table-cell>
          <table:table-cell table:style-name="ce1"/>
          <table:table-cell office:value-type="float" office:value="0.21516666606457999" table:style-name="ce1">
            <text:p>0.215166666</text:p>
          </table:table-cell>
          <table:table-cell office:value-type="float" office:value="0.14531949899532801" table:style-name="ce1">
            <text:p>0.145319499</text:p>
          </table:table-cell>
          <table:table-cell office:value-type="float" office:value="1.0299025560733801" table:style-name="ce1">
            <text:p>1.029902556</text:p>
          </table:table-cell>
          <table:table-cell office:value-type="float" office:value="0.62777285695624696" table:style-name="ce1">
            <text:p>0.627772857</text:p>
          </table:table-cell>
          <table:table-cell table:style-name="ce1"/>
          <table:table-cell office:value-type="float" office:value="0.18323658415338701" table:style-name="ce1">
            <text:p>0.183236584</text:p>
          </table:table-cell>
          <table:table-cell office:value-type="float" office:value="0.49685655355866398" table:style-name="ce1">
            <text:p>0.496856554</text:p>
          </table:table-cell>
          <table:table-cell office:value-type="float" office:value="1.13845942596755" table:style-name="ce1">
            <text:p>1.138459426</text:p>
          </table:table-cell>
          <table:table-cell office:value-type="float" office:value="0.88206621469817403" table:style-name="ce1">
            <text:p>0.882066215</text:p>
          </table:table-cell>
          <table:table-cell table:style-name="ce1"/>
          <table:table-cell office:value-type="float" office:value="0.21516666606457999" table:style-name="ce1">
            <text:p>0.215166666</text:p>
          </table:table-cell>
          <table:table-cell office:value-type="float" office:value="0.14531949899532801" table:style-name="ce1">
            <text:p>0.145319499</text:p>
          </table:table-cell>
          <table:table-cell office:value-type="float" office:value="1.0299025560733801" table:style-name="ce1">
            <text:p>1.029902556</text:p>
          </table:table-cell>
          <table:table-cell office:value-type="float" office:value="0.62777285695624696" table:style-name="ce1">
            <text:p>0.627772857</text:p>
          </table:table-cell>
          <table:table-cell table:number-columns-repeated="16365"/>
        </table:table-row>
        <table:table-row table:style-name="ro1">
          <table:table-cell office:value-type="float" office:value="0.11639313310275901" table:style-name="ce1">
            <text:p>0.116393133</text:p>
          </table:table-cell>
          <table:table-cell office:value-type="float" office:value="0.59651373035764299" table:style-name="ce1">
            <text:p>0.59651373</text:p>
          </table:table-cell>
          <table:table-cell office:value-type="float" office:value="1.5303327314191" table:style-name="ce1">
            <text:p>1.530332731</text:p>
          </table:table-cell>
          <table:table-cell office:value-type="float" office:value="0.57181282307366199" table:style-name="ce1">
            <text:p>0.571812823</text:p>
          </table:table-cell>
          <table:table-cell table:style-name="ce1"/>
          <table:table-cell office:value-type="float" office:value="0.32649932339254101" table:style-name="ce1">
            <text:p>0.326499323</text:p>
          </table:table-cell>
          <table:table-cell office:value-type="float" office:value="0.100167813103186" table:style-name="ce1">
            <text:p>0.100167813</text:p>
          </table:table-cell>
          <table:table-cell office:value-type="float" office:value="1.2728494087131099" table:style-name="ce1">
            <text:p>1.272849409</text:p>
          </table:table-cell>
          <table:table-cell office:value-type="float" office:value="0.23404644490375201" table:style-name="ce1">
            <text:p>0.234046445</text:p>
          </table:table-cell>
          <table:table-cell table:style-name="ce1"/>
          <table:table-cell office:value-type="float" office:value="0.11639313310275901" table:style-name="ce1">
            <text:p>0.116393133</text:p>
          </table:table-cell>
          <table:table-cell office:value-type="float" office:value="0.59651373035764299" table:style-name="ce1">
            <text:p>0.59651373</text:p>
          </table:table-cell>
          <table:table-cell office:value-type="float" office:value="1.5303327314191" table:style-name="ce1">
            <text:p>1.530332731</text:p>
          </table:table-cell>
          <table:table-cell office:value-type="float" office:value="0.57181282307366199" table:style-name="ce1">
            <text:p>0.571812823</text:p>
          </table:table-cell>
          <table:table-cell table:style-name="ce1"/>
          <table:table-cell office:value-type="float" office:value="0.32649932339254101" table:style-name="ce1">
            <text:p>0.326499323</text:p>
          </table:table-cell>
          <table:table-cell office:value-type="float" office:value="0.100167813103186" table:style-name="ce1">
            <text:p>0.100167813</text:p>
          </table:table-cell>
          <table:table-cell office:value-type="float" office:value="1.2728494087131099" table:style-name="ce1">
            <text:p>1.272849409</text:p>
          </table:table-cell>
          <table:table-cell office:value-type="float" office:value="0.23404644490375201" table:style-name="ce1">
            <text:p>0.234046445</text:p>
          </table:table-cell>
          <table:table-cell table:number-columns-repeated="16365"/>
        </table:table-row>
        <table:table-row table:style-name="ro1">
          <table:table-cell office:value-type="float" office:value="0.35302245582407199" table:style-name="ce1">
            <text:p>0.353022456</text:p>
          </table:table-cell>
          <table:table-cell office:value-type="float" office:value="0.87159994141581199" table:style-name="ce1">
            <text:p>0.871599941</text:p>
          </table:table-cell>
          <table:table-cell office:value-type="float" office:value="4.2989511027594203" table:style-name="ce1">
            <text:p>4.298951103</text:p>
          </table:table-cell>
          <table:table-cell office:value-type="float" office:value="0.48725525179006801" table:style-name="ce1">
            <text:p>0.487255252</text:p>
          </table:table-cell>
          <table:table-cell table:style-name="ce1"/>
          <table:table-cell office:value-type="float" office:value="0.21878105945543699" table:style-name="ce1">
            <text:p>0.218781059</text:p>
          </table:table-cell>
          <table:table-cell office:value-type="float" office:value="0.33260538369384701" table:style-name="ce1">
            <text:p>0.332605384</text:p>
          </table:table-cell>
          <table:table-cell office:value-type="float" office:value="0.23597217834122999" table:style-name="ce1">
            <text:p>0.235972178</text:p>
          </table:table-cell>
          <table:table-cell office:value-type="float" office:value="0.28124622778507002" table:style-name="ce1">
            <text:p>0.281246228</text:p>
          </table:table-cell>
          <table:table-cell table:style-name="ce1"/>
          <table:table-cell office:value-type="float" office:value="0.35414031604590002" table:style-name="ce1">
            <text:p>0.354140316</text:p>
          </table:table-cell>
          <table:table-cell office:value-type="float" office:value="1.07830027879331" table:style-name="ce1">
            <text:p>1.078300279</text:p>
          </table:table-cell>
          <table:table-cell office:value-type="float" office:value="4.30925604570389" table:style-name="ce1">
            <text:p>4.309256046</text:p>
          </table:table-cell>
          <table:table-cell office:value-type="float" office:value="0.62902115632115596" table:style-name="ce1">
            <text:p>0.629021156</text:p>
          </table:table-cell>
          <table:table-cell table:style-name="ce1"/>
          <table:table-cell office:value-type="float" office:value="0.21878105945543699" table:style-name="ce1">
            <text:p>0.218781059</text:p>
          </table:table-cell>
          <table:table-cell office:value-type="float" office:value="0.33260538369384701" table:style-name="ce1">
            <text:p>0.332605384</text:p>
          </table:table-cell>
          <table:table-cell office:value-type="float" office:value="0.23597217834122999" table:style-name="ce1">
            <text:p>0.235972178</text:p>
          </table:table-cell>
          <table:table-cell office:value-type="float" office:value="0.28124622778507002" table:style-name="ce1">
            <text:p>0.281246228</text:p>
          </table:table-cell>
          <table:table-cell table:number-columns-repeated="16365"/>
        </table:table-row>
        <table:table-row table:style-name="ro1">
          <table:table-cell office:value-type="float" office:value="0.29192209438264599" table:style-name="ce1">
            <text:p>0.291922094</text:p>
          </table:table-cell>
          <table:table-cell office:value-type="float" office:value="0.45935140052270701" table:style-name="ce1">
            <text:p>0.459351401</text:p>
          </table:table-cell>
          <table:table-cell office:value-type="float" office:value="1.6905493865582799" table:style-name="ce1">
            <text:p>1.690549387</text:p>
          </table:table-cell>
          <table:table-cell office:value-type="float" office:value="0.75502513314484998" table:style-name="ce1">
            <text:p>0.755025133</text:p>
          </table:table-cell>
          <table:table-cell table:style-name="ce1"/>
          <table:table-cell office:value-type="float" office:value="0.31705337755598101" table:style-name="ce1">
            <text:p>0.317053378</text:p>
          </table:table-cell>
          <table:table-cell office:value-type="float" office:value="0.12460821436463999" table:style-name="ce1">
            <text:p>0.124608214</text:p>
          </table:table-cell>
          <table:table-cell office:value-type="float" office:value="0.69352343783786696" table:style-name="ce1">
            <text:p>0.693523438</text:p>
          </table:table-cell>
          <table:table-cell office:value-type="float" office:value="0.29735360469831001" table:style-name="ce1">
            <text:p>0.297353605</text:p>
          </table:table-cell>
          <table:table-cell table:style-name="ce1"/>
          <table:table-cell office:value-type="float" office:value="0.29362861731682699" table:style-name="ce1">
            <text:p>0.293628617</text:p>
          </table:table-cell>
          <table:table-cell office:value-type="float" office:value="0.64826768903830001" table:style-name="ce1">
            <text:p>0.648267689</text:p>
          </table:table-cell>
          <table:table-cell office:value-type="float" office:value="1.7008559499104099" table:style-name="ce1">
            <text:p>1.70085595</text:p>
          </table:table-cell>
          <table:table-cell office:value-type="float" office:value="0.68088347956758299" table:style-name="ce1">
            <text:p>0.68088348</text:p>
          </table:table-cell>
          <table:table-cell table:style-name="ce1"/>
          <table:table-cell office:value-type="float" office:value="0.31705337755598101" table:style-name="ce1">
            <text:p>0.317053378</text:p>
          </table:table-cell>
          <table:table-cell office:value-type="float" office:value="0.12460821436463999" table:style-name="ce1">
            <text:p>0.124608214</text:p>
          </table:table-cell>
          <table:table-cell office:value-type="float" office:value="0.69352343783786696" table:style-name="ce1">
            <text:p>0.693523438</text:p>
          </table:table-cell>
          <table:table-cell office:value-type="float" office:value="0.29735360469831001" table:style-name="ce1">
            <text:p>0.297353605</text:p>
          </table:table-cell>
          <table:table-cell table:number-columns-repeated="16365"/>
        </table:table-row>
        <table:table-row table:style-name="ro1">
          <table:table-cell office:value-type="float" office:value="0.36106161613610799" table:style-name="ce1">
            <text:p>0.361061616</text:p>
          </table:table-cell>
          <table:table-cell office:value-type="float" office:value="0.46512241776111501" table:style-name="ce1">
            <text:p>0.465122418</text:p>
          </table:table-cell>
          <table:table-cell office:value-type="float" office:value="1.18690508719028" table:style-name="ce1">
            <text:p>1.186905087</text:p>
          </table:table-cell>
          <table:table-cell office:value-type="float" office:value="1.1362785186167199" table:style-name="ce1">
            <text:p>1.136278519</text:p>
          </table:table-cell>
          <table:table-cell table:style-name="ce1"/>
          <table:table-cell office:value-type="float" office:value="0.40293888735966199" table:style-name="ce1">
            <text:p>0.402938887</text:p>
          </table:table-cell>
          <table:table-cell office:value-type="float" office:value="0.29738291145887902" table:style-name="ce1">
            <text:p>0.297382911</text:p>
          </table:table-cell>
          <table:table-cell office:value-type="float" office:value="1.33158102742776" table:style-name="ce1">
            <text:p>1.331581027</text:p>
          </table:table-cell>
          <table:table-cell office:value-type="float" office:value="0.74668575366976198" table:style-name="ce1">
            <text:p>0.746685754</text:p>
          </table:table-cell>
          <table:table-cell table:style-name="ce1"/>
          <table:table-cell office:value-type="float" office:value="0.36478699004936399" table:style-name="ce1">
            <text:p>0.36478699</text:p>
          </table:table-cell>
          <table:table-cell office:value-type="float" office:value="0.38473170062567202" table:style-name="ce1">
            <text:p>0.384731701</text:p>
          </table:table-cell>
          <table:table-cell office:value-type="float" office:value="1.20278167476529" table:style-name="ce1">
            <text:p>1.202781675</text:p>
          </table:table-cell>
          <table:table-cell office:value-type="float" office:value="1.04749441196999" table:style-name="ce1">
            <text:p>1.047494412</text:p>
          </table:table-cell>
          <table:table-cell table:style-name="ce1"/>
          <table:table-cell office:value-type="float" office:value="0.40293888735966199" table:style-name="ce1">
            <text:p>0.402938887</text:p>
          </table:table-cell>
          <table:table-cell office:value-type="float" office:value="0.29738291145887902" table:style-name="ce1">
            <text:p>0.297382911</text:p>
          </table:table-cell>
          <table:table-cell office:value-type="float" office:value="1.33158102742776" table:style-name="ce1">
            <text:p>1.331581027</text:p>
          </table:table-cell>
          <table:table-cell office:value-type="float" office:value="0.74668575366976198" table:style-name="ce1">
            <text:p>0.746685754</text:p>
          </table:table-cell>
          <table:table-cell table:number-columns-repeated="16365"/>
        </table:table-row>
        <table:table-row table:style-name="ro1">
          <table:table-cell office:value-type="float" office:value="0.101698470289999" table:style-name="ce1">
            <text:p>0.10169847</text:p>
          </table:table-cell>
          <table:table-cell office:value-type="float" office:value="0.88391230602244797" table:style-name="ce1">
            <text:p>0.883912306</text:p>
          </table:table-cell>
          <table:table-cell office:value-type="float" office:value="1.47049775635853" table:style-name="ce1">
            <text:p>1.470497756</text:p>
          </table:table-cell>
          <table:table-cell office:value-type="float" office:value="0.53940850471855395" table:style-name="ce1">
            <text:p>0.539408505</text:p>
          </table:table-cell>
          <table:table-cell table:style-name="ce1"/>
          <table:table-cell office:value-type="float" office:value="0.176134083699686" table:style-name="ce1">
            <text:p>0.176134084</text:p>
          </table:table-cell>
          <table:table-cell office:value-type="float" office:value="0.23585611257031999" table:style-name="ce1">
            <text:p>0.235856113</text:p>
          </table:table-cell>
          <table:table-cell office:value-type="float" office:value="0.54533368950310301" table:style-name="ce1">
            <text:p>0.54533369</text:p>
          </table:table-cell>
          <table:table-cell office:value-type="float" office:value="9.0049333132395104E-2" table:style-name="ce1">
            <text:p>0.090049333</text:p>
          </table:table-cell>
          <table:table-cell table:style-name="ce1"/>
          <table:table-cell office:value-type="float" office:value="0.10518382647464999" table:style-name="ce1">
            <text:p>0.105183826</text:p>
          </table:table-cell>
          <table:table-cell office:value-type="float" office:value="0.80054430263895904" table:style-name="ce1">
            <text:p>0.800544303</text:p>
          </table:table-cell>
          <table:table-cell office:value-type="float" office:value="1.4855871106404299" table:style-name="ce1">
            <text:p>1.485587111</text:p>
          </table:table-cell>
          <table:table-cell office:value-type="float" office:value="0.48846271675438202" table:style-name="ce1">
            <text:p>0.488462717</text:p>
          </table:table-cell>
          <table:table-cell table:style-name="ce1"/>
          <table:table-cell office:value-type="float" office:value="0.176134083699686" table:style-name="ce1">
            <text:p>0.176134084</text:p>
          </table:table-cell>
          <table:table-cell office:value-type="float" office:value="0.23585611257031999" table:style-name="ce1">
            <text:p>0.235856113</text:p>
          </table:table-cell>
          <table:table-cell office:value-type="float" office:value="0.54533368950310301" table:style-name="ce1">
            <text:p>0.54533369</text:p>
          </table:table-cell>
          <table:table-cell office:value-type="float" office:value="9.0049333132395104E-2" table:style-name="ce1">
            <text:p>0.090049333</text:p>
          </table:table-cell>
          <table:table-cell table:number-columns-repeated="16365"/>
        </table:table-row>
        <table:table-row table:style-name="ro1">
          <table:table-cell office:value-type="float" office:value="0.417735693169342" table:style-name="ce1">
            <text:p>0.417735693</text:p>
          </table:table-cell>
          <table:table-cell office:value-type="float" office:value="0.43118282037498001" table:style-name="ce1">
            <text:p>0.43118282</text:p>
          </table:table-cell>
          <table:table-cell office:value-type="float" office:value="1.2937177993823299" table:style-name="ce1">
            <text:p>1.293717799</text:p>
          </table:table-cell>
          <table:table-cell office:value-type="float" office:value="1.0914005389504799" table:style-name="ce1">
            <text:p>1.091400539</text:p>
          </table:table-cell>
          <table:table-cell table:style-name="ce1"/>
          <table:table-cell office:value-type="float" office:value="0.41242754312073499" table:style-name="ce1">
            <text:p>0.412427543</text:p>
          </table:table-cell>
          <table:table-cell office:value-type="float" office:value="0.31413446975828002" table:style-name="ce1">
            <text:p>0.31413447</text:p>
          </table:table-cell>
          <table:table-cell office:value-type="float" office:value="1.42114107047117" table:style-name="ce1">
            <text:p>1.42114107</text:p>
          </table:table-cell>
          <table:table-cell office:value-type="float" office:value="0.66319275536209599" table:style-name="ce1">
            <text:p>0.663192755</text:p>
          </table:table-cell>
          <table:table-cell table:style-name="ce1"/>
          <table:table-cell office:value-type="float" office:value="0.42133816013495401" table:style-name="ce1">
            <text:p>0.42133816</text:p>
          </table:table-cell>
          <table:table-cell office:value-type="float" office:value="0.36948763640061" table:style-name="ce1">
            <text:p>0.369487636</text:p>
          </table:table-cell>
          <table:table-cell office:value-type="float" office:value="1.30920299931673" table:style-name="ce1">
            <text:p>1.309202999</text:p>
          </table:table-cell>
          <table:table-cell office:value-type="float" office:value="0.99372556167720405" table:style-name="ce1">
            <text:p>0.993725562</text:p>
          </table:table-cell>
          <table:table-cell table:style-name="ce1"/>
          <table:table-cell office:value-type="float" office:value="0.41242754312073499" table:style-name="ce1">
            <text:p>0.412427543</text:p>
          </table:table-cell>
          <table:table-cell office:value-type="float" office:value="0.31413446975828002" table:style-name="ce1">
            <text:p>0.31413447</text:p>
          </table:table-cell>
          <table:table-cell office:value-type="float" office:value="1.42114107047117" table:style-name="ce1">
            <text:p>1.42114107</text:p>
          </table:table-cell>
          <table:table-cell office:value-type="float" office:value="0.66319275536209599" table:style-name="ce1">
            <text:p>0.663192755</text:p>
          </table:table-cell>
          <table:table-cell table:number-columns-repeated="16365"/>
        </table:table-row>
        <table:table-row table:style-name="ro1">
          <table:table-cell office:value-type="float" office:value="0.41249546990181901" table:style-name="ce1">
            <text:p>0.41249547</text:p>
          </table:table-cell>
          <table:table-cell office:value-type="float" office:value="0.45404335395868101" table:style-name="ce1">
            <text:p>0.454043354</text:p>
          </table:table-cell>
          <table:table-cell office:value-type="float" office:value="1.5025777760335199" table:style-name="ce1">
            <text:p>1.502577776</text:p>
          </table:table-cell>
          <table:table-cell office:value-type="float" office:value="0.63071994628031902" table:style-name="ce1">
            <text:p>0.630719946</text:p>
          </table:table-cell>
          <table:table-cell table:style-name="ce1"/>
          <table:table-cell office:value-type="float" office:value="0.42605567711009701" table:style-name="ce1">
            <text:p>0.426055677</text:p>
          </table:table-cell>
          <table:table-cell office:value-type="float" office:value="0.34879688753814397" table:style-name="ce1">
            <text:p>0.348796888</text:p>
          </table:table-cell>
          <table:table-cell office:value-type="float" office:value="0.71490729164389599" table:style-name="ce1">
            <text:p>0.714907292</text:p>
          </table:table-cell>
          <table:table-cell office:value-type="float" office:value="0.42183817186461797" table:style-name="ce1">
            <text:p>0.421838172</text:p>
          </table:table-cell>
          <table:table-cell table:style-name="ce1"/>
          <table:table-cell office:value-type="float" office:value="0.41364344863147001" table:style-name="ce1">
            <text:p>0.413643449</text:p>
          </table:table-cell>
          <table:table-cell office:value-type="float" office:value="0.41991221601793699" table:style-name="ce1">
            <text:p>0.419912216</text:p>
          </table:table-cell>
          <table:table-cell office:value-type="float" office:value="1.5136589899391899" table:style-name="ce1">
            <text:p>1.51365899</text:p>
          </table:table-cell>
          <table:table-cell office:value-type="float" office:value="0.53601354385620503" table:style-name="ce1">
            <text:p>0.536013544</text:p>
          </table:table-cell>
          <table:table-cell table:style-name="ce1"/>
          <table:table-cell office:value-type="float" office:value="0.42605567711009701" table:style-name="ce1">
            <text:p>0.426055677</text:p>
          </table:table-cell>
          <table:table-cell office:value-type="float" office:value="0.34879688753814397" table:style-name="ce1">
            <text:p>0.348796888</text:p>
          </table:table-cell>
          <table:table-cell office:value-type="float" office:value="0.71490729164389599" table:style-name="ce1">
            <text:p>0.714907292</text:p>
          </table:table-cell>
          <table:table-cell office:value-type="float" office:value="0.42183817186461797" table:style-name="ce1">
            <text:p>0.421838172</text:p>
          </table:table-cell>
          <table:table-cell table:number-columns-repeated="16365"/>
        </table:table-row>
        <table:table-row table:style-name="ro1">
          <table:table-cell office:value-type="float" office:value="0.26692627074712999" table:style-name="ce1">
            <text:p>0.266926271</text:p>
          </table:table-cell>
          <table:table-cell office:value-type="float" office:value="0.41187796857022202" table:style-name="ce1">
            <text:p>0.411877969</text:p>
          </table:table-cell>
          <table:table-cell office:value-type="float" office:value="1.56503579121099" table:style-name="ce1">
            <text:p>1.565035791</text:p>
          </table:table-cell>
          <table:table-cell office:value-type="float" office:value="0.69875105128216897" table:style-name="ce1">
            <text:p>0.698751051</text:p>
          </table:table-cell>
          <table:table-cell table:style-name="ce1"/>
          <table:table-cell office:value-type="float" office:value="0.31166168399041" table:style-name="ce1">
            <text:p>0.311661684</text:p>
          </table:table-cell>
          <table:table-cell office:value-type="float" office:value="0.243872374112971" table:style-name="ce1">
            <text:p>0.243872374</text:p>
          </table:table-cell>
          <table:table-cell office:value-type="float" office:value="0.81590517026805798" table:style-name="ce1">
            <text:p>0.81590517</text:p>
          </table:table-cell>
          <table:table-cell office:value-type="float" office:value="0.40382605373129199" table:style-name="ce1">
            <text:p>0.403826054</text:p>
          </table:table-cell>
          <table:table-cell table:style-name="ce1"/>
          <table:table-cell office:value-type="float" office:value="0.26649779340358898" table:style-name="ce1">
            <text:p>0.266497793</text:p>
          </table:table-cell>
          <table:table-cell office:value-type="float" office:value="0.61093743900193098" table:style-name="ce1">
            <text:p>0.610937439</text:p>
          </table:table-cell>
          <table:table-cell office:value-type="float" office:value="1.58173870340233" table:style-name="ce1">
            <text:p>1.581738703</text:p>
          </table:table-cell>
          <table:table-cell office:value-type="float" office:value="0.69644371417338202" table:style-name="ce1">
            <text:p>0.696443714</text:p>
          </table:table-cell>
          <table:table-cell table:style-name="ce1"/>
          <table:table-cell office:value-type="float" office:value="0.31166168399041" table:style-name="ce1">
            <text:p>0.311661684</text:p>
          </table:table-cell>
          <table:table-cell office:value-type="float" office:value="0.243872374112971" table:style-name="ce1">
            <text:p>0.243872374</text:p>
          </table:table-cell>
          <table:table-cell office:value-type="float" office:value="0.81590517026805798" table:style-name="ce1">
            <text:p>0.81590517</text:p>
          </table:table-cell>
          <table:table-cell office:value-type="float" office:value="0.40382605373129199" table:style-name="ce1">
            <text:p>0.403826054</text:p>
          </table:table-cell>
          <table:table-cell table:number-columns-repeated="16365"/>
        </table:table-row>
        <table:table-row table:style-name="ro1">
          <table:table-cell office:value-type="float" office:value="0.303785348479023" table:style-name="ce1">
            <text:p>0.303785348</text:p>
          </table:table-cell>
          <table:table-cell office:value-type="float" office:value="0.37072113306383297" table:style-name="ce1">
            <text:p>0.370721133</text:p>
          </table:table-cell>
          <table:table-cell office:value-type="float" office:value="2.92003668502797" table:style-name="ce1">
            <text:p>2.920036685</text:p>
          </table:table-cell>
          <table:table-cell office:value-type="float" office:value="0.70490128210550496" table:style-name="ce1">
            <text:p>0.704901282</text:p>
          </table:table-cell>
          <table:table-cell table:style-name="ce1"/>
          <table:table-cell office:value-type="float" office:value="0.153908590779534" table:style-name="ce1">
            <text:p>0.153908591</text:p>
          </table:table-cell>
          <table:table-cell office:value-type="float" office:value="0.19302100021361701" table:style-name="ce1">
            <text:p>0.193021</text:p>
          </table:table-cell>
          <table:table-cell office:value-type="float" office:value="0.53334774831805598" table:style-name="ce1">
            <text:p>0.533347748</text:p>
          </table:table-cell>
          <table:table-cell office:value-type="float" office:value="0.38653237460008599" table:style-name="ce1">
            <text:p>0.386532375</text:p>
          </table:table-cell>
          <table:table-cell table:style-name="ce1"/>
          <table:table-cell office:value-type="float" office:value="0.29775289120196602" table:style-name="ce1">
            <text:p>0.297752891</text:p>
          </table:table-cell>
          <table:table-cell office:value-type="float" office:value="0.56287232408399701" table:style-name="ce1">
            <text:p>0.562872324</text:p>
          </table:table-cell>
          <table:table-cell office:value-type="float" office:value="2.9199399380786" table:style-name="ce1">
            <text:p>2.919939938</text:p>
          </table:table-cell>
          <table:table-cell office:value-type="float" office:value="0.62670403285068899" table:style-name="ce1">
            <text:p>0.626704033</text:p>
          </table:table-cell>
          <table:table-cell table:style-name="ce1"/>
          <table:table-cell office:value-type="float" office:value="0.153908590779534" table:style-name="ce1">
            <text:p>0.153908591</text:p>
          </table:table-cell>
          <table:table-cell office:value-type="float" office:value="0.19302100021361701" table:style-name="ce1">
            <text:p>0.193021</text:p>
          </table:table-cell>
          <table:table-cell office:value-type="float" office:value="0.53334774831805598" table:style-name="ce1">
            <text:p>0.533347748</text:p>
          </table:table-cell>
          <table:table-cell office:value-type="float" office:value="0.38653237460008599" table:style-name="ce1">
            <text:p>0.386532375</text:p>
          </table:table-cell>
          <table:table-cell table:number-columns-repeated="16365"/>
        </table:table-row>
        <table:table-row table:style-name="ro1">
          <table:table-cell office:value-type="float" office:value="0.233469508281202" table:style-name="ce1">
            <text:p>0.233469508</text:p>
          </table:table-cell>
          <table:table-cell office:value-type="float" office:value="0.43708978775278501" table:style-name="ce1">
            <text:p>0.437089788</text:p>
          </table:table-cell>
          <table:table-cell office:value-type="float" office:value="3.2857223623039502" table:style-name="ce1">
            <text:p>3.285722362</text:p>
          </table:table-cell>
          <table:table-cell office:value-type="float" office:value="0.56380959631935901" table:style-name="ce1">
            <text:p>0.563809596</text:p>
          </table:table-cell>
          <table:table-cell table:style-name="ce1"/>
          <table:table-cell office:value-type="float" office:value="0.14063200640969001" table:style-name="ce1">
            <text:p>0.140632006</text:p>
          </table:table-cell>
          <table:table-cell office:value-type="float" office:value="0.13186399648893199" table:style-name="ce1">
            <text:p>0.131863996</text:p>
          </table:table-cell>
          <table:table-cell office:value-type="float" office:value="0.43869969223303001" table:style-name="ce1">
            <text:p>0.438699692</text:p>
          </table:table-cell>
          <table:table-cell office:value-type="float" office:value="0.326207012439587" table:style-name="ce1">
            <text:p>0.326207012</text:p>
          </table:table-cell>
          <table:table-cell table:style-name="ce1"/>
          <table:table-cell office:value-type="float" office:value="0.23384590927346499" table:style-name="ce1">
            <text:p>0.233845909</text:p>
          </table:table-cell>
          <table:table-cell office:value-type="float" office:value="0.60557254005194505" table:style-name="ce1">
            <text:p>0.60557254</text:p>
          </table:table-cell>
          <table:table-cell office:value-type="float" office:value="3.2855422673131001" table:style-name="ce1">
            <text:p>3.285542267</text:p>
          </table:table-cell>
          <table:table-cell office:value-type="float" office:value="0.55012196487043397" table:style-name="ce1">
            <text:p>0.550121965</text:p>
          </table:table-cell>
          <table:table-cell table:style-name="ce1"/>
          <table:table-cell office:value-type="float" office:value="0.14063200640969001" table:style-name="ce1">
            <text:p>0.140632006</text:p>
          </table:table-cell>
          <table:table-cell office:value-type="float" office:value="0.13186399648893199" table:style-name="ce1">
            <text:p>0.131863996</text:p>
          </table:table-cell>
          <table:table-cell office:value-type="float" office:value="0.43869969223303001" table:style-name="ce1">
            <text:p>0.438699692</text:p>
          </table:table-cell>
          <table:table-cell office:value-type="float" office:value="0.326207012439587" table:style-name="ce1">
            <text:p>0.326207012</text:p>
          </table:table-cell>
          <table:table-cell table:number-columns-repeated="16365"/>
        </table:table-row>
        <table:table-row table:style-name="ro1">
          <table:table-cell office:value-type="float" office:value="0.42413754164352002" table:style-name="ce1">
            <text:p>0.424137542</text:p>
          </table:table-cell>
          <table:table-cell office:value-type="float" office:value="0.38996878538927598" table:style-name="ce1">
            <text:p>0.389968785</text:p>
          </table:table-cell>
          <table:table-cell office:value-type="float" office:value="3.9329795337906002" table:style-name="ce1">
            <text:p>3.932979534</text:p>
          </table:table-cell>
          <table:table-cell office:value-type="float" office:value="1.02214280053267" table:style-name="ce1">
            <text:p>1.022142801</text:p>
          </table:table-cell>
          <table:table-cell table:style-name="ce1"/>
          <table:table-cell office:value-type="float" office:value="0.17120937165201" table:style-name="ce1">
            <text:p>0.171209372</text:p>
          </table:table-cell>
          <table:table-cell office:value-type="float" office:value="0.18950712449943699" table:style-name="ce1">
            <text:p>0.189507124</text:p>
          </table:table-cell>
          <table:table-cell office:value-type="float" office:value="0.430115428775527" table:style-name="ce1">
            <text:p>0.430115429</text:p>
          </table:table-cell>
          <table:table-cell office:value-type="float" office:value="0.37501604749855699" table:style-name="ce1">
            <text:p>0.375016047</text:p>
          </table:table-cell>
          <table:table-cell table:style-name="ce1"/>
          <table:table-cell office:value-type="float" office:value="0.419915012987986" table:style-name="ce1">
            <text:p>0.419915013</text:p>
          </table:table-cell>
          <table:table-cell office:value-type="float" office:value="0.48465966882632799" table:style-name="ce1">
            <text:p>0.484659669</text:p>
          </table:table-cell>
          <table:table-cell office:value-type="float" office:value="3.9344027378465198" table:style-name="ce1">
            <text:p>3.934402738</text:p>
          </table:table-cell>
          <table:table-cell office:value-type="float" office:value="0.97787260986411395" table:style-name="ce1">
            <text:p>0.97787261</text:p>
          </table:table-cell>
          <table:table-cell table:style-name="ce1"/>
          <table:table-cell office:value-type="float" office:value="0.17120937165201" table:style-name="ce1">
            <text:p>0.171209372</text:p>
          </table:table-cell>
          <table:table-cell office:value-type="float" office:value="0.18950712449943699" table:style-name="ce1">
            <text:p>0.189507124</text:p>
          </table:table-cell>
          <table:table-cell office:value-type="float" office:value="0.430115428775527" table:style-name="ce1">
            <text:p>0.430115429</text:p>
          </table:table-cell>
          <table:table-cell office:value-type="float" office:value="0.37501604749855699" table:style-name="ce1">
            <text:p>0.375016047</text:p>
          </table:table-cell>
          <table:table-cell table:number-columns-repeated="16365"/>
        </table:table-row>
        <table:table-row table:style-name="ro1">
          <table:table-cell office:value-type="float" office:value="0.37587234958465998" table:style-name="ce1">
            <text:p>0.37587235</text:p>
          </table:table-cell>
          <table:table-cell office:value-type="float" office:value="0.38218168956528398" table:style-name="ce1">
            <text:p>0.38218169</text:p>
          </table:table-cell>
          <table:table-cell office:value-type="float" office:value="3.6483603627835799" table:style-name="ce1">
            <text:p>3.648360363</text:p>
          </table:table-cell>
          <table:table-cell office:value-type="float" office:value="0.98977193368158101" table:style-name="ce1">
            <text:p>0.989771934</text:p>
          </table:table-cell>
          <table:table-cell table:style-name="ce1"/>
          <table:table-cell office:value-type="float" office:value="0.17507087621140799" table:style-name="ce1">
            <text:p>0.175070876</text:p>
          </table:table-cell>
          <table:table-cell office:value-type="float" office:value="0.230999182520081" table:style-name="ce1">
            <text:p>0.230999183</text:p>
          </table:table-cell>
          <table:table-cell office:value-type="float" office:value="0.596633256100075" table:style-name="ce1">
            <text:p>0.596633256</text:p>
          </table:table-cell>
          <table:table-cell office:value-type="float" office:value="0.44707787318516701" table:style-name="ce1">
            <text:p>0.447077873</text:p>
          </table:table-cell>
          <table:table-cell table:style-name="ce1"/>
          <table:table-cell office:value-type="float" office:value="0.37180385086043399" table:style-name="ce1">
            <text:p>0.371803851</text:p>
          </table:table-cell>
          <table:table-cell office:value-type="float" office:value="0.40875106472573303" table:style-name="ce1">
            <text:p>0.408751065</text:p>
          </table:table-cell>
          <table:table-cell office:value-type="float" office:value="3.6503175711133502" table:style-name="ce1">
            <text:p>3.650317571</text:p>
          </table:table-cell>
          <table:table-cell office:value-type="float" office:value="1.0206591773928799" table:style-name="ce1">
            <text:p>1.020659177</text:p>
          </table:table-cell>
          <table:table-cell table:style-name="ce1"/>
          <table:table-cell office:value-type="float" office:value="0.34594780565633798" table:style-name="ce1">
            <text:p>0.345947806</text:p>
          </table:table-cell>
          <table:table-cell office:value-type="float" office:value="0.39712798557236101" table:style-name="ce1">
            <text:p>0.397127986</text:p>
          </table:table-cell>
          <table:table-cell office:value-type="float" office:value="0.69909671976945298" table:style-name="ce1">
            <text:p>0.69909672</text:p>
          </table:table-cell>
          <table:table-cell office:value-type="float" office:value="0.60887700571211201" table:style-name="ce1">
            <text:p>0.608877006</text:p>
          </table:table-cell>
          <table:table-cell table:number-columns-repeated="16365"/>
        </table:table-row>
        <table:table-row table:style-name="ro1">
          <table:table-cell office:value-type="float" office:value="0.52849915503325195" table:style-name="ce1">
            <text:p>0.528499155</text:p>
          </table:table-cell>
          <table:table-cell office:value-type="float" office:value="0.44948674612299999" table:style-name="ce1">
            <text:p>0.449486746</text:p>
          </table:table-cell>
          <table:table-cell office:value-type="float" office:value="3.9818790226563299" table:style-name="ce1">
            <text:p>3.981879023</text:p>
          </table:table-cell>
          <table:table-cell office:value-type="float" office:value="0.76599145424166304" table:style-name="ce1">
            <text:p>0.765991454</text:p>
          </table:table-cell>
          <table:table-cell table:style-name="ce1"/>
          <table:table-cell office:value-type="float" office:value="0.33496023071181102" table:style-name="ce1">
            <text:p>0.334960231</text:p>
          </table:table-cell>
          <table:table-cell office:value-type="float" office:value="0.37912722043743502" table:style-name="ce1">
            <text:p>0.37912722</text:p>
          </table:table-cell>
          <table:table-cell office:value-type="float" office:value="0.602052502731655" table:style-name="ce1">
            <text:p>0.602052503</text:p>
          </table:table-cell>
          <table:table-cell office:value-type="float" office:value="0.49176453268005099" table:style-name="ce1">
            <text:p>0.491764533</text:p>
          </table:table-cell>
          <table:table-cell table:style-name="ce1"/>
          <table:table-cell office:value-type="float" office:value="0.52097319964466404" table:style-name="ce1">
            <text:p>0.5209732</text:p>
          </table:table-cell>
          <table:table-cell office:value-type="float" office:value="0.40579586648703497" table:style-name="ce1">
            <text:p>0.405795866</text:p>
          </table:table-cell>
          <table:table-cell office:value-type="float" office:value="3.9849435230141701" table:style-name="ce1">
            <text:p>3.984943523</text:p>
          </table:table-cell>
          <table:table-cell office:value-type="float" office:value="0.81904161508427697" table:style-name="ce1">
            <text:p>0.819041615</text:p>
          </table:table-cell>
          <table:table-cell table:style-name="ce1"/>
          <table:table-cell office:value-type="float" office:value="0.33496023071181102" table:style-name="ce1">
            <text:p>0.334960231</text:p>
          </table:table-cell>
          <table:table-cell office:value-type="float" office:value="0.37912722043743502" table:style-name="ce1">
            <text:p>0.37912722</text:p>
          </table:table-cell>
          <table:table-cell office:value-type="float" office:value="0.602052502731655" table:style-name="ce1">
            <text:p>0.602052503</text:p>
          </table:table-cell>
          <table:table-cell office:value-type="float" office:value="0.49176453268005099" table:style-name="ce1">
            <text:p>0.491764533</text:p>
          </table:table-cell>
          <table:table-cell table:number-columns-repeated="16365"/>
        </table:table-row>
        <table:table-row table:style-name="ro1">
          <table:table-cell office:value-type="float" office:value="0.52879867220384402" table:style-name="ce1">
            <text:p>0.528798672</text:p>
          </table:table-cell>
          <table:table-cell office:value-type="float" office:value="0.44851550613174501" table:style-name="ce1">
            <text:p>0.448515506</text:p>
          </table:table-cell>
          <table:table-cell office:value-type="float" office:value="4.0945547747548297" table:style-name="ce1">
            <text:p>4.094554775</text:p>
          </table:table-cell>
          <table:table-cell office:value-type="float" office:value="0.64555649113609903" table:style-name="ce1">
            <text:p>0.645556491</text:p>
          </table:table-cell>
          <table:table-cell table:style-name="ce1"/>
          <table:table-cell office:value-type="float" office:value="0.36528047974621303" table:style-name="ce1">
            <text:p>0.36528048</text:p>
          </table:table-cell>
          <table:table-cell office:value-type="float" office:value="0.41439226063983797" table:style-name="ce1">
            <text:p>0.414392261</text:p>
          </table:table-cell>
          <table:table-cell office:value-type="float" office:value="0.71314885641174097" table:style-name="ce1">
            <text:p>0.713148856</text:p>
          </table:table-cell>
          <table:table-cell office:value-type="float" office:value="0.56527826330792397" table:style-name="ce1">
            <text:p>0.565278263</text:p>
          </table:table-cell>
          <table:table-cell table:style-name="ce1"/>
          <table:table-cell office:value-type="float" office:value="0.52356274222545895" table:style-name="ce1">
            <text:p>0.523562742</text:p>
          </table:table-cell>
          <table:table-cell office:value-type="float" office:value="0.45932415672071097" table:style-name="ce1">
            <text:p>0.459324157</text:p>
          </table:table-cell>
          <table:table-cell office:value-type="float" office:value="4.0996257850748696" table:style-name="ce1">
            <text:p>4.099625785</text:p>
          </table:table-cell>
          <table:table-cell office:value-type="float" office:value="0.75553244281159504" table:style-name="ce1">
            <text:p>0.755532443</text:p>
          </table:table-cell>
          <table:table-cell table:style-name="ce1"/>
          <table:table-cell office:value-type="float" office:value="0.36528047974621303" table:style-name="ce1">
            <text:p>0.36528048</text:p>
          </table:table-cell>
          <table:table-cell office:value-type="float" office:value="0.41439226063983797" table:style-name="ce1">
            <text:p>0.414392261</text:p>
          </table:table-cell>
          <table:table-cell office:value-type="float" office:value="0.71314885641174097" table:style-name="ce1">
            <text:p>0.713148856</text:p>
          </table:table-cell>
          <table:table-cell office:value-type="float" office:value="0.56527826330792397" table:style-name="ce1">
            <text:p>0.565278263</text:p>
          </table:table-cell>
          <table:table-cell table:number-columns-repeated="16365"/>
        </table:table-row>
        <table:table-row table:style-name="ro1">
          <table:table-cell office:value-type="float" office:value="0.395822078990889" table:style-name="ce1">
            <text:p>0.395822079</text:p>
          </table:table-cell>
          <table:table-cell office:value-type="float" office:value="0.42603512829328799" table:style-name="ce1">
            <text:p>0.426035128</text:p>
          </table:table-cell>
          <table:table-cell office:value-type="float" office:value="3.20851631691492" table:style-name="ce1">
            <text:p>3.208516317</text:p>
          </table:table-cell>
          <table:table-cell office:value-type="float" office:value="0.76752221945263099" table:style-name="ce1">
            <text:p>0.767522219</text:p>
          </table:table-cell>
          <table:table-cell table:style-name="ce1"/>
          <table:table-cell office:value-type="float" office:value="0.26687920021032702" table:style-name="ce1">
            <text:p>0.2668792</text:p>
          </table:table-cell>
          <table:table-cell office:value-type="float" office:value="0.16784242380487299" table:style-name="ce1">
            <text:p>0.167842424</text:p>
          </table:table-cell>
          <table:table-cell office:value-type="float" office:value="0.63674404975583399" table:style-name="ce1">
            <text:p>0.63674405</text:p>
          </table:table-cell>
          <table:table-cell office:value-type="float" office:value="0.25948810052273003" table:style-name="ce1">
            <text:p>0.259488101</text:p>
          </table:table-cell>
          <table:table-cell table:style-name="ce1"/>
          <table:table-cell office:value-type="float" office:value="0.38973286022599102" table:style-name="ce1">
            <text:p>0.38973286</text:p>
          </table:table-cell>
          <table:table-cell office:value-type="float" office:value="0.78278473628026901" table:style-name="ce1">
            <text:p>0.782784736</text:p>
          </table:table-cell>
          <table:table-cell office:value-type="float" office:value="3.2111871477141398" table:style-name="ce1">
            <text:p>3.211187148</text:p>
          </table:table-cell>
          <table:table-cell office:value-type="float" office:value="0.95374376154979601" table:style-name="ce1">
            <text:p>0.953743762</text:p>
          </table:table-cell>
          <table:table-cell table:style-name="ce1"/>
          <table:table-cell office:value-type="float" office:value="0.26687920021032702" table:style-name="ce1">
            <text:p>0.2668792</text:p>
          </table:table-cell>
          <table:table-cell office:value-type="float" office:value="0.16784242380487299" table:style-name="ce1">
            <text:p>0.167842424</text:p>
          </table:table-cell>
          <table:table-cell office:value-type="float" office:value="0.63674404975583399" table:style-name="ce1">
            <text:p>0.63674405</text:p>
          </table:table-cell>
          <table:table-cell office:value-type="float" office:value="0.25948810052273003" table:style-name="ce1">
            <text:p>0.259488101</text:p>
          </table:table-cell>
          <table:table-cell table:number-columns-repeated="16365"/>
        </table:table-row>
        <table:table-row table:style-name="ro1">
          <table:table-cell office:value-type="float" office:value="0.49486601454252199" table:style-name="ce1">
            <text:p>0.494866015</text:p>
          </table:table-cell>
          <table:table-cell office:value-type="float" office:value="0.41786826401577898" table:style-name="ce1">
            <text:p>0.417868264</text:p>
          </table:table-cell>
          <table:table-cell office:value-type="float" office:value="3.50809331148097" table:style-name="ce1">
            <text:p>3.508093311</text:p>
          </table:table-cell>
          <table:table-cell office:value-type="float" office:value="0.62584618971958506" table:style-name="ce1">
            <text:p>0.62584619</text:p>
          </table:table-cell>
          <table:table-cell table:style-name="ce1"/>
          <table:table-cell office:value-type="float" office:value="0.37386581401881402" table:style-name="ce1">
            <text:p>0.373865814</text:p>
          </table:table-cell>
          <table:table-cell office:value-type="float" office:value="0.22526693440944801" table:style-name="ce1">
            <text:p>0.225266934</text:p>
          </table:table-cell>
          <table:table-cell office:value-type="float" office:value="0.55435169690182895" table:style-name="ce1">
            <text:p>0.554351697</text:p>
          </table:table-cell>
          <table:table-cell office:value-type="float" office:value="0.39320026539082897" table:style-name="ce1">
            <text:p>0.393200265</text:p>
          </table:table-cell>
          <table:table-cell table:style-name="ce1"/>
          <table:table-cell office:value-type="float" office:value="0.48912666305057301" table:style-name="ce1">
            <text:p>0.489126663</text:p>
          </table:table-cell>
          <table:table-cell office:value-type="float" office:value="0.68760765269628998" table:style-name="ce1">
            <text:p>0.687607653</text:p>
          </table:table-cell>
          <table:table-cell office:value-type="float" office:value="3.5099353195362899" table:style-name="ce1">
            <text:p>3.50993532</text:p>
          </table:table-cell>
          <table:table-cell office:value-type="float" office:value="0.86081852788534996" table:style-name="ce1">
            <text:p>0.860818528</text:p>
          </table:table-cell>
          <table:table-cell table:style-name="ce1"/>
          <table:table-cell office:value-type="float" office:value="0.37386581401881402" table:style-name="ce1">
            <text:p>0.373865814</text:p>
          </table:table-cell>
          <table:table-cell office:value-type="float" office:value="0.22526693440944801" table:style-name="ce1">
            <text:p>0.225266934</text:p>
          </table:table-cell>
          <table:table-cell office:value-type="float" office:value="0.55435169690182895" table:style-name="ce1">
            <text:p>0.554351697</text:p>
          </table:table-cell>
          <table:table-cell office:value-type="float" office:value="0.39320026539082897" table:style-name="ce1">
            <text:p>0.393200265</text:p>
          </table:table-cell>
          <table:table-cell table:number-columns-repeated="16365"/>
        </table:table-row>
        <table:table-row table:style-name="ro1">
          <table:table-cell office:value-type="float" office:value="0.60997319777313996" table:style-name="ce1">
            <text:p>0.609973198</text:p>
          </table:table-cell>
          <table:table-cell office:value-type="float" office:value="0.39438824186197002" table:style-name="ce1">
            <text:p>0.394388242</text:p>
          </table:table-cell>
          <table:table-cell office:value-type="float" office:value="3.1238275819354802" table:style-name="ce1">
            <text:p>3.123827582</text:p>
          </table:table-cell>
          <table:table-cell office:value-type="float" office:value="0.81423989731723401" table:style-name="ce1">
            <text:p>0.814239897</text:p>
          </table:table-cell>
          <table:table-cell table:style-name="ce1"/>
          <table:table-cell office:value-type="float" office:value="0.47721717198168101" table:style-name="ce1">
            <text:p>0.477217172</text:p>
          </table:table-cell>
          <table:table-cell office:value-type="float" office:value="0.37707752946323297" table:style-name="ce1">
            <text:p>0.377077529</text:p>
          </table:table-cell>
          <table:table-cell office:value-type="float" office:value="0.57235064620297704" table:style-name="ce1">
            <text:p>0.572350646</text:p>
          </table:table-cell>
          <table:table-cell office:value-type="float" office:value="0.36814987315576703" table:style-name="ce1">
            <text:p>0.368149873</text:p>
          </table:table-cell>
          <table:table-cell table:style-name="ce1"/>
          <table:table-cell office:value-type="float" office:value="0.59148806491949701" table:style-name="ce1">
            <text:p>0.591488065</text:p>
          </table:table-cell>
          <table:table-cell office:value-type="float" office:value="0.50316097474793098" table:style-name="ce1">
            <text:p>0.503160975</text:p>
          </table:table-cell>
          <table:table-cell office:value-type="float" office:value="3.0979538343004802" table:style-name="ce1">
            <text:p>3.097953834</text:p>
          </table:table-cell>
          <table:table-cell office:value-type="float" office:value="1.0677878442709701" table:style-name="ce1">
            <text:p>1.067787844</text:p>
          </table:table-cell>
          <table:table-cell table:style-name="ce1"/>
          <table:table-cell office:value-type="float" office:value="0.47721717198168101" table:style-name="ce1">
            <text:p>0.477217172</text:p>
          </table:table-cell>
          <table:table-cell office:value-type="float" office:value="0.37707752946323297" table:style-name="ce1">
            <text:p>0.377077529</text:p>
          </table:table-cell>
          <table:table-cell office:value-type="float" office:value="0.57235064620297704" table:style-name="ce1">
            <text:p>0.572350646</text:p>
          </table:table-cell>
          <table:table-cell office:value-type="float" office:value="0.36814987315576703" table:style-name="ce1">
            <text:p>0.368149873</text:p>
          </table:table-cell>
          <table:table-cell table:number-columns-repeated="16365"/>
        </table:table-row>
        <table:table-row table:style-name="ro1">
          <table:table-cell office:value-type="float" office:value="0.38531523566651599" table:style-name="ce1">
            <text:p>0.385315236</text:p>
          </table:table-cell>
          <table:table-cell office:value-type="float" office:value="0.451731715381332" table:style-name="ce1">
            <text:p>0.451731715</text:p>
          </table:table-cell>
          <table:table-cell office:value-type="float" office:value="2.4715464248747998" table:style-name="ce1">
            <text:p>2.471546425</text:p>
          </table:table-cell>
          <table:table-cell office:value-type="float" office:value="0.62367264724669302" table:style-name="ce1">
            <text:p>0.623672647</text:p>
          </table:table-cell>
          <table:table-cell table:style-name="ce1"/>
          <table:table-cell office:value-type="float" office:value="0.23742170506899499" table:style-name="ce1">
            <text:p>0.237421705</text:p>
          </table:table-cell>
          <table:table-cell office:value-type="float" office:value="0.164006938742425" table:style-name="ce1">
            <text:p>0.164006939</text:p>
          </table:table-cell>
          <table:table-cell office:value-type="float" office:value="0.56244980065703798" table:style-name="ce1">
            <text:p>0.562449801</text:p>
          </table:table-cell>
          <table:table-cell office:value-type="float" office:value="0.179001112694468" table:style-name="ce1">
            <text:p>0.179001113</text:p>
          </table:table-cell>
          <table:table-cell table:style-name="ce1"/>
          <table:table-cell office:value-type="float" office:value="0.36814232131654701" table:style-name="ce1">
            <text:p>0.368142321</text:p>
          </table:table-cell>
          <table:table-cell office:value-type="float" office:value="0.74139697007120198" table:style-name="ce1">
            <text:p>0.74139697</text:p>
          </table:table-cell>
          <table:table-cell office:value-type="float" office:value="2.4476479312494601" table:style-name="ce1">
            <text:p>2.447647931</text:p>
          </table:table-cell>
          <table:table-cell office:value-type="float" office:value="0.92993784450603501" table:style-name="ce1">
            <text:p>0.929937845</text:p>
          </table:table-cell>
          <table:table-cell table:style-name="ce1"/>
          <table:table-cell office:value-type="float" office:value="0.23742170506899499" table:style-name="ce1">
            <text:p>0.237421705</text:p>
          </table:table-cell>
          <table:table-cell office:value-type="float" office:value="0.164006938742425" table:style-name="ce1">
            <text:p>0.164006939</text:p>
          </table:table-cell>
          <table:table-cell office:value-type="float" office:value="0.56244980065703798" table:style-name="ce1">
            <text:p>0.562449801</text:p>
          </table:table-cell>
          <table:table-cell office:value-type="float" office:value="0.179001112694468" table:style-name="ce1">
            <text:p>0.179001113</text:p>
          </table:table-cell>
          <table:table-cell table:number-columns-repeated="16365"/>
        </table:table-row>
        <table:table-row table:style-name="ro1">
          <table:table-cell office:value-type="float" office:value="0.58358163442384103" table:style-name="ce1">
            <text:p>0.583581634</text:p>
          </table:table-cell>
          <table:table-cell office:value-type="float" office:value="0.41932641495359801" table:style-name="ce1">
            <text:p>0.419326415</text:p>
          </table:table-cell>
          <table:table-cell office:value-type="float" office:value="3.9766715182085601" table:style-name="ce1">
            <text:p>3.976671518</text:p>
          </table:table-cell>
          <table:table-cell office:value-type="float" office:value="0.83248774814121596" table:style-name="ce1">
            <text:p>0.832487748</text:p>
          </table:table-cell>
          <table:table-cell table:style-name="ce1"/>
          <table:table-cell office:value-type="float" office:value="0.38101893843476897" table:style-name="ce1">
            <text:p>0.381018938</text:p>
          </table:table-cell>
          <table:table-cell office:value-type="float" office:value="0.304463267084781" table:style-name="ce1">
            <text:p>0.304463267</text:p>
          </table:table-cell>
          <table:table-cell office:value-type="float" office:value="0.60311989726352899" table:style-name="ce1">
            <text:p>0.603119897</text:p>
          </table:table-cell>
          <table:table-cell office:value-type="float" office:value="0.44182248051043099" table:style-name="ce1">
            <text:p>0.441822481</text:p>
          </table:table-cell>
          <table:table-cell table:style-name="ce1"/>
          <table:table-cell office:value-type="float" office:value="0.56593363522736995" table:style-name="ce1">
            <text:p>0.565933635</text:p>
          </table:table-cell>
          <table:table-cell office:value-type="float" office:value="0.580400303413529" table:style-name="ce1">
            <text:p>0.580400303</text:p>
          </table:table-cell>
          <table:table-cell office:value-type="float" office:value="3.9526778569903498" table:style-name="ce1">
            <text:p>3.952677857</text:p>
          </table:table-cell>
          <table:table-cell office:value-type="float" office:value="1.16196441042752" table:style-name="ce1">
            <text:p>1.16196441</text:p>
          </table:table-cell>
          <table:table-cell table:style-name="ce1"/>
          <table:table-cell office:value-type="float" office:value="0.38101893843476897" table:style-name="ce1">
            <text:p>0.381018938</text:p>
          </table:table-cell>
          <table:table-cell office:value-type="float" office:value="0.304463267084781" table:style-name="ce1">
            <text:p>0.304463267</text:p>
          </table:table-cell>
          <table:table-cell office:value-type="float" office:value="0.60311989726352899" table:style-name="ce1">
            <text:p>0.603119897</text:p>
          </table:table-cell>
          <table:table-cell office:value-type="float" office:value="0.44182248051043099" table:style-name="ce1">
            <text:p>0.441822481</text:p>
          </table:table-cell>
          <table:table-cell table:number-columns-repeated="16365"/>
        </table:table-row>
        <table:table-row table:style-name="ro1">
          <table:table-cell office:value-type="float" office:value="0.48172793949732001" table:style-name="ce1">
            <text:p>0.481727939</text:p>
          </table:table-cell>
          <table:table-cell office:value-type="float" office:value="0.43639343115725299" table:style-name="ce1">
            <text:p>0.436393431</text:p>
          </table:table-cell>
          <table:table-cell office:value-type="float" office:value="3.9299338109813902" table:style-name="ce1">
            <text:p>3.929933811</text:p>
          </table:table-cell>
          <table:table-cell office:value-type="float" office:value="0.75506885422694203" table:style-name="ce1">
            <text:p>0.755068854</text:p>
          </table:table-cell>
          <table:table-cell table:style-name="ce1"/>
          <table:table-cell office:value-type="float" office:value="0.36133838037557198" table:style-name="ce1">
            <text:p>0.36133838</text:p>
          </table:table-cell>
          <table:table-cell office:value-type="float" office:value="0.22096908570597201" table:style-name="ce1">
            <text:p>0.220969086</text:p>
          </table:table-cell>
          <table:table-cell office:value-type="float" office:value="0.80592722684144003" table:style-name="ce1">
            <text:p>0.805927227</text:p>
          </table:table-cell>
          <table:table-cell office:value-type="float" office:value="0.38792575735410301" table:style-name="ce1">
            <text:p>0.387925757</text:p>
          </table:table-cell>
          <table:table-cell table:style-name="ce1"/>
          <table:table-cell office:value-type="float" office:value="0.398000187795988" table:style-name="ce1">
            <text:p>0.398000188</text:p>
          </table:table-cell>
          <table:table-cell office:value-type="float" office:value="0.67993343770027304" table:style-name="ce1">
            <text:p>0.679933438</text:p>
          </table:table-cell>
          <table:table-cell office:value-type="float" office:value="2.7807838824790299" table:style-name="ce1">
            <text:p>2.780783882</text:p>
          </table:table-cell>
          <table:table-cell office:value-type="float" office:value="1.08883453335331" table:style-name="ce1">
            <text:p>1.088834533</text:p>
          </table:table-cell>
          <table:table-cell table:style-name="ce1"/>
          <table:table-cell office:value-type="float" office:value="0.36133838037557198" table:style-name="ce1">
            <text:p>0.36133838</text:p>
          </table:table-cell>
          <table:table-cell office:value-type="float" office:value="0.22096908570597201" table:style-name="ce1">
            <text:p>0.220969086</text:p>
          </table:table-cell>
          <table:table-cell office:value-type="float" office:value="0.80592722684144003" table:style-name="ce1">
            <text:p>0.805927227</text:p>
          </table:table-cell>
          <table:table-cell office:value-type="float" office:value="0.38792575735410301" table:style-name="ce1">
            <text:p>0.387925757</text:p>
          </table:table-cell>
          <table:table-cell table:number-columns-repeated="16365"/>
        </table:table-row>
        <table:table-row table:style-name="ro1">
          <table:table-cell office:value-type="float" office:value="0.43817422197807698" table:style-name="ce1">
            <text:p>0.438174222</text:p>
          </table:table-cell>
          <table:table-cell office:value-type="float" office:value="0.49466843388085602" table:style-name="ce1">
            <text:p>0.494668434</text:p>
          </table:table-cell>
          <table:table-cell office:value-type="float" office:value="4.05748687370457" table:style-name="ce1">
            <text:p>4.057486874</text:p>
          </table:table-cell>
          <table:table-cell office:value-type="float" office:value="0.756226581372892" table:style-name="ce1">
            <text:p>0.756226581</text:p>
          </table:table-cell>
          <table:table-cell table:style-name="ce1"/>
          <table:table-cell office:value-type="float" office:value="0.26508184466469897" table:style-name="ce1">
            <text:p>0.265081845</text:p>
          </table:table-cell>
          <table:table-cell office:value-type="float" office:value="0.170689100628232" table:style-name="ce1">
            <text:p>0.170689101</text:p>
          </table:table-cell>
          <table:table-cell office:value-type="float" office:value="0.51802580607423698" table:style-name="ce1">
            <text:p>0.518025806</text:p>
          </table:table-cell>
          <table:table-cell office:value-type="float" office:value="0.35911874724694498" table:style-name="ce1">
            <text:p>0.359118747</text:p>
          </table:table-cell>
          <table:table-cell table:style-name="ce1"/>
          <table:table-cell office:value-type="float" office:value="0.35199469694037999" table:style-name="ce1">
            <text:p>0.351994697</text:p>
          </table:table-cell>
          <table:table-cell office:value-type="float" office:value="0.765061343801272" table:style-name="ce1">
            <text:p>0.765061344</text:p>
          </table:table-cell>
          <table:table-cell office:value-type="float" office:value="2.9100480586976301" table:style-name="ce1">
            <text:p>2.910048059</text:p>
          </table:table-cell>
          <table:table-cell office:value-type="float" office:value="0.99133554747008701" table:style-name="ce1">
            <text:p>0.991335547</text:p>
          </table:table-cell>
          <table:table-cell table:style-name="ce1"/>
          <table:table-cell office:value-type="float" office:value="0.26508184466469897" table:style-name="ce1">
            <text:p>0.265081845</text:p>
          </table:table-cell>
          <table:table-cell office:value-type="float" office:value="0.170689100628232" table:style-name="ce1">
            <text:p>0.170689101</text:p>
          </table:table-cell>
          <table:table-cell office:value-type="float" office:value="0.51802580607423698" table:style-name="ce1">
            <text:p>0.518025806</text:p>
          </table:table-cell>
          <table:table-cell office:value-type="float" office:value="0.35911874724694498" table:style-name="ce1">
            <text:p>0.359118747</text:p>
          </table:table-cell>
          <table:table-cell table:number-columns-repeated="16365"/>
        </table:table-row>
        <table:table-row table:style-name="ro1">
          <table:table-cell office:value-type="float" office:value="0.75978175594108099" table:style-name="ce1">
            <text:p>0.759781756</text:p>
          </table:table-cell>
          <table:table-cell office:value-type="float" office:value="0.56406835456874405" table:style-name="ce1">
            <text:p>0.564068355</text:p>
          </table:table-cell>
          <table:table-cell office:value-type="float" office:value="4.9248208079094402" table:style-name="ce1">
            <text:p>4.924820808</text:p>
          </table:table-cell>
          <table:table-cell office:value-type="float" office:value="0.823864557562766" table:style-name="ce1">
            <text:p>0.823864558</text:p>
          </table:table-cell>
          <table:table-cell table:style-name="ce1"/>
          <table:table-cell office:value-type="float" office:value="0.41771838693681301" table:style-name="ce1">
            <text:p>0.417718387</text:p>
          </table:table-cell>
          <table:table-cell office:value-type="float" office:value="0.20975101410187799" table:style-name="ce1">
            <text:p>0.209751014</text:p>
          </table:table-cell>
          <table:table-cell office:value-type="float" office:value="0.58076507238024" table:style-name="ce1">
            <text:p>0.580765072</text:p>
          </table:table-cell>
          <table:table-cell office:value-type="float" office:value="0.47575548622430502" table:style-name="ce1">
            <text:p>0.475755486</text:p>
          </table:table-cell>
          <table:table-cell table:style-name="ce1"/>
          <table:table-cell office:value-type="float" office:value="0.68957138030874798" table:style-name="ce1">
            <text:p>0.68957138</text:p>
          </table:table-cell>
          <table:table-cell office:value-type="float" office:value="0.69237035079320797" table:style-name="ce1">
            <text:p>0.692370351</text:p>
          </table:table-cell>
          <table:table-cell office:value-type="float" office:value="3.7763269136445801" table:style-name="ce1">
            <text:p>3.776326914</text:p>
          </table:table-cell>
          <table:table-cell office:value-type="float" office:value="1.06001371685458" table:style-name="ce1">
            <text:p>1.060013717</text:p>
          </table:table-cell>
          <table:table-cell table:style-name="ce1"/>
          <table:table-cell office:value-type="float" office:value="0.41771838693681301" table:style-name="ce1">
            <text:p>0.417718387</text:p>
          </table:table-cell>
          <table:table-cell office:value-type="float" office:value="0.20975101410187799" table:style-name="ce1">
            <text:p>0.209751014</text:p>
          </table:table-cell>
          <table:table-cell office:value-type="float" office:value="0.58076507238024" table:style-name="ce1">
            <text:p>0.580765072</text:p>
          </table:table-cell>
          <table:table-cell office:value-type="float" office:value="0.47575548622430502" table:style-name="ce1">
            <text:p>0.475755486</text:p>
          </table:table-cell>
          <table:table-cell table:number-columns-repeated="16365"/>
        </table:table-row>
        <table:table-row table:style-name="ro1">
          <table:table-cell office:value-type="float" office:value="0.72534717320881104" table:style-name="ce1">
            <text:p>0.725347173</text:p>
          </table:table-cell>
          <table:table-cell office:value-type="float" office:value="0.66221484250526097" table:style-name="ce1">
            <text:p>0.662214843</text:p>
          </table:table-cell>
          <table:table-cell office:value-type="float" office:value="4.31404098617939" table:style-name="ce1">
            <text:p>4.314040986</text:p>
          </table:table-cell>
          <table:table-cell office:value-type="float" office:value="0.98690505150422403" table:style-name="ce1">
            <text:p>0.986905052</text:p>
          </table:table-cell>
          <table:table-cell table:style-name="ce1"/>
          <table:table-cell office:value-type="float" office:value="0.51092837392805401" table:style-name="ce1">
            <text:p>0.510928374</text:p>
          </table:table-cell>
          <table:table-cell office:value-type="float" office:value="0.23829849725183999" table:style-name="ce1">
            <text:p>0.238298497</text:p>
          </table:table-cell>
          <table:table-cell office:value-type="float" office:value="1.0068786887172201" table:style-name="ce1">
            <text:p>1.006878689</text:p>
          </table:table-cell>
          <table:table-cell office:value-type="float" office:value="0.71899462318014895" table:style-name="ce1">
            <text:p>0.718994623</text:p>
          </table:table-cell>
          <table:table-cell table:style-name="ce1"/>
          <table:table-cell office:value-type="float" office:value="0.64975874722070504" table:style-name="ce1">
            <text:p>0.649758747</text:p>
          </table:table-cell>
          <table:table-cell office:value-type="float" office:value="0.529743000715867" table:style-name="ce1">
            <text:p>0.529743001</text:p>
          </table:table-cell>
          <table:table-cell office:value-type="float" office:value="3.16432115659281" table:style-name="ce1">
            <text:p>3.164321157</text:p>
          </table:table-cell>
          <table:table-cell office:value-type="float" office:value="1.2979523933727199" table:style-name="ce1">
            <text:p>1.297952393</text:p>
          </table:table-cell>
          <table:table-cell table:style-name="ce1"/>
          <table:table-cell office:value-type="float" office:value="0.51092837392805401" table:style-name="ce1">
            <text:p>0.510928374</text:p>
          </table:table-cell>
          <table:table-cell office:value-type="float" office:value="0.23829849725183999" table:style-name="ce1">
            <text:p>0.238298497</text:p>
          </table:table-cell>
          <table:table-cell office:value-type="float" office:value="1.0068786887172201" table:style-name="ce1">
            <text:p>1.006878689</text:p>
          </table:table-cell>
          <table:table-cell office:value-type="float" office:value="0.71899462318014895" table:style-name="ce1">
            <text:p>0.718994623</text:p>
          </table:table-cell>
          <table:table-cell table:number-columns-repeated="16365"/>
        </table:table-row>
        <table:table-row table:style-name="ro1">
          <table:table-cell office:value-type="float" office:value="0.96871999592742197" table:style-name="ce1">
            <text:p>0.968719996</text:p>
          </table:table-cell>
          <table:table-cell office:value-type="float" office:value="0.77539262500759298" table:style-name="ce1">
            <text:p>0.775392625</text:p>
          </table:table-cell>
          <table:table-cell office:value-type="float" office:value="2.22289122051636" table:style-name="ce1">
            <text:p>2.222891221</text:p>
          </table:table-cell>
          <table:table-cell office:value-type="float" office:value="0.69348813374382301" table:style-name="ce1">
            <text:p>0.693488134</text:p>
          </table:table-cell>
          <table:table-cell table:style-name="ce1"/>
          <table:table-cell office:value-type="float" office:value="0.42855819263582701" table:style-name="ce1">
            <text:p>0.428558193</text:p>
          </table:table-cell>
          <table:table-cell office:value-type="float" office:value="0.24398773981716801" table:style-name="ce1">
            <text:p>0.24398774</text:p>
          </table:table-cell>
          <table:table-cell office:value-type="float" office:value="0.77201635818401304" table:style-name="ce1">
            <text:p>0.772016358</text:p>
          </table:table-cell>
          <table:table-cell office:value-type="float" office:value="0.47677243520706503" table:style-name="ce1">
            <text:p>0.476772435</text:p>
          </table:table-cell>
          <table:table-cell table:style-name="ce1"/>
          <table:table-cell office:value-type="float" office:value="0.93044367435155795" table:style-name="ce1">
            <text:p>0.930443674</text:p>
          </table:table-cell>
          <table:table-cell office:value-type="float" office:value="0.47769777391405799" table:style-name="ce1">
            <text:p>0.477697774</text:p>
          </table:table-cell>
          <table:table-cell office:value-type="float" office:value="1.2254759844040399" table:style-name="ce1">
            <text:p>1.225475984</text:p>
          </table:table-cell>
          <table:table-cell office:value-type="float" office:value="0.97448074997365897" table:style-name="ce1">
            <text:p>0.97448075</text:p>
          </table:table-cell>
          <table:table-cell table:style-name="ce1"/>
          <table:table-cell office:value-type="float" office:value="0.42855819263582701" table:style-name="ce1">
            <text:p>0.428558193</text:p>
          </table:table-cell>
          <table:table-cell office:value-type="float" office:value="0.24398773981716801" table:style-name="ce1">
            <text:p>0.24398774</text:p>
          </table:table-cell>
          <table:table-cell office:value-type="float" office:value="0.77201635818401304" table:style-name="ce1">
            <text:p>0.772016358</text:p>
          </table:table-cell>
          <table:table-cell office:value-type="float" office:value="0.47677243520706503" table:style-name="ce1">
            <text:p>0.476772435</text:p>
          </table:table-cell>
          <table:table-cell table:number-columns-repeated="16365"/>
        </table:table-row>
        <table:table-row table:style-name="ro1">
          <table:table-cell office:value-type="float" office:value="0.70886965036622596" table:style-name="ce1">
            <text:p>0.70886965</text:p>
          </table:table-cell>
          <table:table-cell office:value-type="float" office:value="0.87312792277334905" table:style-name="ce1">
            <text:p>0.873127923</text:p>
          </table:table-cell>
          <table:table-cell office:value-type="float" office:value="2.8379781826536501" table:style-name="ce1">
            <text:p>2.837978183</text:p>
          </table:table-cell>
          <table:table-cell office:value-type="float" office:value="1.00028517570974" table:style-name="ce1">
            <text:p>1.000285176</text:p>
          </table:table-cell>
          <table:table-cell table:style-name="ce1"/>
          <table:table-cell office:value-type="float" office:value="0.44959559392495002" table:style-name="ce1">
            <text:p>0.449595594</text:p>
          </table:table-cell>
          <table:table-cell office:value-type="float" office:value="0.28880928901625802" table:style-name="ce1">
            <text:p>0.288809289</text:p>
          </table:table-cell>
          <table:table-cell office:value-type="float" office:value="0.93204596103569703" table:style-name="ce1">
            <text:p>0.932045961</text:p>
          </table:table-cell>
          <table:table-cell office:value-type="float" office:value="0.62343175117063698" table:style-name="ce1">
            <text:p>0.623431751</text:p>
          </table:table-cell>
          <table:table-cell table:style-name="ce1"/>
          <table:table-cell office:value-type="float" office:value="0.65965828773096702" table:style-name="ce1">
            <text:p>0.659658288</text:p>
          </table:table-cell>
          <table:table-cell office:value-type="float" office:value="0.43544328889189599" table:style-name="ce1">
            <text:p>0.435443289</text:p>
          </table:table-cell>
          <table:table-cell office:value-type="float" office:value="1.6789482303388701" table:style-name="ce1">
            <text:p>1.67894823</text:p>
          </table:table-cell>
          <table:table-cell office:value-type="float" office:value="1.3098092958126499" table:style-name="ce1">
            <text:p>1.309809296</text:p>
          </table:table-cell>
          <table:table-cell table:style-name="ce1"/>
          <table:table-cell office:value-type="float" office:value="0.44959559392495002" table:style-name="ce1">
            <text:p>0.449595594</text:p>
          </table:table-cell>
          <table:table-cell office:value-type="float" office:value="0.28880928901625802" table:style-name="ce1">
            <text:p>0.288809289</text:p>
          </table:table-cell>
          <table:table-cell office:value-type="float" office:value="0.93204596103569703" table:style-name="ce1">
            <text:p>0.932045961</text:p>
          </table:table-cell>
          <table:table-cell office:value-type="float" office:value="0.62343175117063698" table:style-name="ce1">
            <text:p>0.623431751</text:p>
          </table:table-cell>
          <table:table-cell table:number-columns-repeated="16365"/>
        </table:table-row>
        <table:table-row table:style-name="ro1">
          <table:table-cell office:value-type="float" office:value="0.46686011764225799" table:style-name="ce1">
            <text:p>0.466860118</text:p>
          </table:table-cell>
          <table:table-cell office:value-type="float" office:value="0.60812947996253297" table:style-name="ce1">
            <text:p>0.60812948</text:p>
          </table:table-cell>
          <table:table-cell office:value-type="float" office:value="3.2109989709964202" table:style-name="ce1">
            <text:p>3.210998971</text:p>
          </table:table-cell>
          <table:table-cell office:value-type="float" office:value="1.3115814842000799" table:style-name="ce1">
            <text:p>1.311581484</text:p>
          </table:table-cell>
          <table:table-cell table:style-name="ce1"/>
          <table:table-cell office:value-type="float" office:value="0.37506990972677201" table:style-name="ce1">
            <text:p>0.37506991</text:p>
          </table:table-cell>
          <table:table-cell office:value-type="float" office:value="0.24442489089441199" table:style-name="ce1">
            <text:p>0.244424891</text:p>
          </table:table-cell>
          <table:table-cell office:value-type="float" office:value="1.12774923342016" table:style-name="ce1">
            <text:p>1.127749233</text:p>
          </table:table-cell>
          <table:table-cell office:value-type="float" office:value="0.91625204736709898" table:style-name="ce1">
            <text:p>0.916252047</text:p>
          </table:table-cell>
          <table:table-cell table:style-name="ce1"/>
          <table:table-cell office:value-type="float" office:value="0.397053641662579" table:style-name="ce1">
            <text:p>0.397053642</text:p>
          </table:table-cell>
          <table:table-cell office:value-type="float" office:value="0.57682760612009198" table:style-name="ce1">
            <text:p>0.576827606</text:p>
          </table:table-cell>
          <table:table-cell office:value-type="float" office:value="2.06451186510259" table:style-name="ce1">
            <text:p>2.064511865</text:p>
          </table:table-cell>
          <table:table-cell office:value-type="float" office:value="1.5720241015916401" table:style-name="ce1">
            <text:p>1.572024102</text:p>
          </table:table-cell>
          <table:table-cell table:style-name="ce1"/>
          <table:table-cell office:value-type="float" office:value="0.37506990972677201" table:style-name="ce1">
            <text:p>0.37506991</text:p>
          </table:table-cell>
          <table:table-cell office:value-type="float" office:value="0.24442489089441199" table:style-name="ce1">
            <text:p>0.244424891</text:p>
          </table:table-cell>
          <table:table-cell office:value-type="float" office:value="1.12774923342016" table:style-name="ce1">
            <text:p>1.127749233</text:p>
          </table:table-cell>
          <table:table-cell office:value-type="float" office:value="0.91625204736709898" table:style-name="ce1">
            <text:p>0.916252047</text:p>
          </table:table-cell>
          <table:table-cell table:number-columns-repeated="16365"/>
        </table:table-row>
        <table:table-row table:style-name="ro1">
          <table:table-cell office:value-type="float" office:value="0.66894943747406599" table:style-name="ce1">
            <text:p>0.668949437</text:p>
          </table:table-cell>
          <table:table-cell office:value-type="float" office:value="0.73835534175081197" table:style-name="ce1">
            <text:p>0.738355342</text:p>
          </table:table-cell>
          <table:table-cell office:value-type="float" office:value="3.6278911527765998" table:style-name="ce1">
            <text:p>3.627891153</text:p>
          </table:table-cell>
          <table:table-cell office:value-type="float" office:value="1.07899209642461" table:style-name="ce1">
            <text:p>1.078992096</text:p>
          </table:table-cell>
          <table:table-cell table:style-name="ce1"/>
          <table:table-cell office:value-type="float" office:value="0.61498928146026799" table:style-name="ce1">
            <text:p>0.614989281</text:p>
          </table:table-cell>
          <table:table-cell office:value-type="float" office:value="0.298154489271657" table:style-name="ce1">
            <text:p>0.298154489</text:p>
          </table:table-cell>
          <table:table-cell office:value-type="float" office:value="0.89755249072847498" table:style-name="ce1">
            <text:p>0.897552491</text:p>
          </table:table-cell>
          <table:table-cell office:value-type="float" office:value="0.70023894712498003" table:style-name="ce1">
            <text:p>0.700238947</text:p>
          </table:table-cell>
          <table:table-cell table:style-name="ce1"/>
          <table:table-cell office:value-type="float" office:value="0.149644118775594" table:style-name="ce1">
            <text:p>0.149644119</text:p>
          </table:table-cell>
          <table:table-cell office:value-type="float" office:value="0.22270230925771201" table:style-name="ce1">
            <text:p>0.222702309</text:p>
          </table:table-cell>
          <table:table-cell office:value-type="float" office:value="0.39439256019000102" table:style-name="ce1">
            <text:p>0.39439256</text:p>
          </table:table-cell>
          <table:table-cell office:value-type="float" office:value="0.38989703853406599" table:style-name="ce1">
            <text:p>0.389897039</text:p>
          </table:table-cell>
          <table:table-cell table:style-name="ce1"/>
          <table:table-cell office:value-type="float" office:value="0.12173520606890099" table:style-name="ce1">
            <text:p>0.121735206</text:p>
          </table:table-cell>
          <table:table-cell office:value-type="float" office:value="0.115462163494708" table:style-name="ce1">
            <text:p>0.115462163</text:p>
          </table:table-cell>
          <table:table-cell office:value-type="float" office:value="0.25617809174233502" table:style-name="ce1">
            <text:p>0.256178092</text:p>
          </table:table-cell>
          <table:table-cell office:value-type="float" office:value="0.24179053886606" table:style-name="ce1">
            <text:p>0.241790539</text:p>
          </table:table-cell>
          <table:table-cell table:number-columns-repeated="16365"/>
        </table:table-row>
        <table:table-row table:style-name="ro1">
          <table:table-cell office:value-type="float" office:value="0.45020937532057997" table:style-name="ce1">
            <text:p>0.450209375</text:p>
          </table:table-cell>
          <table:table-cell office:value-type="float" office:value="0.57150397457262403" table:style-name="ce1">
            <text:p>0.571503975</text:p>
          </table:table-cell>
          <table:table-cell office:value-type="float" office:value="3.9171554293597799" table:style-name="ce1">
            <text:p>3.917155429</text:p>
          </table:table-cell>
          <table:table-cell office:value-type="float" office:value="0.71595592140216202" table:style-name="ce1">
            <text:p>0.715955921</text:p>
          </table:table-cell>
          <table:table-cell table:style-name="ce1"/>
          <table:table-cell office:value-type="float" office:value="0.407478084320615" table:style-name="ce1">
            <text:p>0.407478084</text:p>
          </table:table-cell>
          <table:table-cell office:value-type="float" office:value="0.29076293730040398" table:style-name="ce1">
            <text:p>0.290762937</text:p>
          </table:table-cell>
          <table:table-cell office:value-type="float" office:value="0.56549287088173505" table:style-name="ce1">
            <text:p>0.565492871</text:p>
          </table:table-cell>
          <table:table-cell office:value-type="float" office:value="0.353762721082162" table:style-name="ce1">
            <text:p>0.353762721</text:p>
          </table:table-cell>
          <table:table-cell table:style-name="ce1"/>
          <table:table-cell office:value-type="float" office:value="0.296862466596093" table:style-name="ce1">
            <text:p>0.296862467</text:p>
          </table:table-cell>
          <table:table-cell office:value-type="float" office:value="0.50920240972839104" table:style-name="ce1">
            <text:p>0.50920241</text:p>
          </table:table-cell>
          <table:table-cell office:value-type="float" office:value="0.77726191946392498" table:style-name="ce1">
            <text:p>0.777261919</text:p>
          </table:table-cell>
          <table:table-cell office:value-type="float" office:value="0.74257523145391702" table:style-name="ce1">
            <text:p>0.742575231</text:p>
          </table:table-cell>
          <table:table-cell table:style-name="ce1"/>
          <table:table-cell office:value-type="float" office:value="0.233428550203892" table:style-name="ce1">
            <text:p>0.23342855</text:p>
          </table:table-cell>
          <table:table-cell office:value-type="float" office:value="0.37602149405628299" table:style-name="ce1">
            <text:p>0.376021494</text:p>
          </table:table-cell>
          <table:table-cell office:value-type="float" office:value="0.61085716223833197" table:style-name="ce1">
            <text:p>0.610857162</text:p>
          </table:table-cell>
          <table:table-cell office:value-type="float" office:value="0.632565595433772" table:style-name="ce1">
            <text:p>0.632565595</text:p>
          </table:table-cell>
          <table:table-cell table:number-columns-repeated="16365"/>
        </table:table-row>
        <table:table-row table:style-name="ro1">
          <table:table-cell office:value-type="float" office:value="0.37762696782337002" table:style-name="ce1">
            <text:p>0.377626968</text:p>
          </table:table-cell>
          <table:table-cell office:value-type="float" office:value="0.61508279763193496" table:style-name="ce1">
            <text:p>0.615082798</text:p>
          </table:table-cell>
          <table:table-cell office:value-type="float" office:value="3.98272143557555" table:style-name="ce1">
            <text:p>3.982721436</text:p>
          </table:table-cell>
          <table:table-cell office:value-type="float" office:value="1.13981312809493" table:style-name="ce1">
            <text:p>1.139813128</text:p>
          </table:table-cell>
          <table:table-cell table:style-name="ce1"/>
          <table:table-cell office:value-type="float" office:value="0.42713311318904401" table:style-name="ce1">
            <text:p>0.427133113</text:p>
          </table:table-cell>
          <table:table-cell office:value-type="float" office:value="0.25055922111580597" table:style-name="ce1">
            <text:p>0.250559221</text:p>
          </table:table-cell>
          <table:table-cell office:value-type="float" office:value="0.83823988283838502" table:style-name="ce1">
            <text:p>0.838239883</text:p>
          </table:table-cell>
          <table:table-cell office:value-type="float" office:value="0.73558432497442305" table:style-name="ce1">
            <text:p>0.735584325</text:p>
          </table:table-cell>
          <table:table-cell table:style-name="ce1"/>
          <table:table-cell office:value-type="float" office:value="0.45474387243681202" table:style-name="ce1">
            <text:p>0.454743872</text:p>
          </table:table-cell>
          <table:table-cell office:value-type="float" office:value="0.45455301756899702" table:style-name="ce1">
            <text:p>0.454553018</text:p>
          </table:table-cell>
          <table:table-cell office:value-type="float" office:value="0.78130219491130903" table:style-name="ce1">
            <text:p>0.781302195</text:p>
          </table:table-cell>
          <table:table-cell office:value-type="float" office:value="0.38930359415573101" table:style-name="ce1">
            <text:p>0.389303594</text:p>
          </table:table-cell>
          <table:table-cell table:style-name="ce1"/>
          <table:table-cell office:value-type="float" office:value="0.16960545496437299" table:style-name="ce1">
            <text:p>0.169605455</text:p>
          </table:table-cell>
          <table:table-cell office:value-type="float" office:value="0.29792676669148299" table:style-name="ce1">
            <text:p>0.297926767</text:p>
          </table:table-cell>
          <table:table-cell office:value-type="float" office:value="0.31656530197606603" table:style-name="ce1">
            <text:p>0.316565302</text:p>
          </table:table-cell>
          <table:table-cell office:value-type="float" office:value="0.207522066321606" table:style-name="ce1">
            <text:p>0.207522066</text:p>
          </table:table-cell>
          <table:table-cell table:number-columns-repeated="16365"/>
        </table:table-row>
        <table:table-row table:style-name="ro1">
          <table:table-cell office:value-type="float" office:value="0.613194278904164" table:style-name="ce1">
            <text:p>0.613194279</text:p>
          </table:table-cell>
          <table:table-cell office:value-type="float" office:value="0.73040942318448099" table:style-name="ce1">
            <text:p>0.730409423</text:p>
          </table:table-cell>
          <table:table-cell office:value-type="float" office:value="3.55278482047758" table:style-name="ce1">
            <text:p>3.55278482</text:p>
          </table:table-cell>
          <table:table-cell office:value-type="float" office:value="0.69540102956047301" table:style-name="ce1">
            <text:p>0.69540103</text:p>
          </table:table-cell>
          <table:table-cell table:style-name="ce1"/>
          <table:table-cell office:value-type="float" office:value="0.56034418304816502" table:style-name="ce1">
            <text:p>0.560344183</text:p>
          </table:table-cell>
          <table:table-cell office:value-type="float" office:value="0.24903552329849399" table:style-name="ce1">
            <text:p>0.249035523</text:p>
          </table:table-cell>
          <table:table-cell office:value-type="float" office:value="0.66322515641540702" table:style-name="ce1">
            <text:p>0.663225156</text:p>
          </table:table-cell>
          <table:table-cell office:value-type="float" office:value="0.460129585319692" table:style-name="ce1">
            <text:p>0.460129585</text:p>
          </table:table-cell>
          <table:table-cell table:style-name="ce1"/>
          <table:table-cell office:value-type="float" office:value="9.8216756402045705E-2" table:style-name="ce1">
            <text:p>0.098216756</text:p>
          </table:table-cell>
          <table:table-cell office:value-type="float" office:value="0.36113332014409999" table:style-name="ce1">
            <text:p>0.36113332</text:p>
          </table:table-cell>
          <table:table-cell office:value-type="float" office:value="0.43722293106333499" table:style-name="ce1">
            <text:p>0.437222931</text:p>
          </table:table-cell>
          <table:table-cell office:value-type="float" office:value="0.73863817035245405" table:style-name="ce1">
            <text:p>0.73863817</text:p>
          </table:table-cell>
          <table:table-cell table:style-name="ce1"/>
          <table:table-cell office:value-type="float" office:value="0.14161009995318399" table:style-name="ce1">
            <text:p>0.1416101</text:p>
          </table:table-cell>
          <table:table-cell office:value-type="float" office:value="0.23915498594159201" table:style-name="ce1">
            <text:p>0.239154986</text:p>
          </table:table-cell>
          <table:table-cell office:value-type="float" office:value="0.57965459454453105" table:style-name="ce1">
            <text:p>0.579654595</text:p>
          </table:table-cell>
          <table:table-cell office:value-type="float" office:value="0.59961621709965396" table:style-name="ce1">
            <text:p>0.599616217</text:p>
          </table:table-cell>
          <table:table-cell table:number-columns-repeated="16365"/>
        </table:table-row>
        <table:table-row table:style-name="ro1">
          <table:table-cell office:value-type="float" office:value="0.47041455156835199" table:style-name="ce1">
            <text:p>0.470414552</text:p>
          </table:table-cell>
          <table:table-cell office:value-type="float" office:value="0.72772165475765804" table:style-name="ce1">
            <text:p>0.727721655</text:p>
          </table:table-cell>
          <table:table-cell office:value-type="float" office:value="3.4837248132789198" table:style-name="ce1">
            <text:p>3.483724813</text:p>
          </table:table-cell>
          <table:table-cell office:value-type="float" office:value="1.0489061542218501" table:style-name="ce1">
            <text:p>1.048906154</text:p>
          </table:table-cell>
          <table:table-cell table:style-name="ce1"/>
          <table:table-cell office:value-type="float" office:value="0.42967772762033701" table:style-name="ce1">
            <text:p>0.429677728</text:p>
          </table:table-cell>
          <table:table-cell office:value-type="float" office:value="0.27190382229196902" table:style-name="ce1">
            <text:p>0.271903822</text:p>
          </table:table-cell>
          <table:table-cell office:value-type="float" office:value="0.83794250862114805" table:style-name="ce1">
            <text:p>0.837942509</text:p>
          </table:table-cell>
          <table:table-cell office:value-type="float" office:value="0.70406726604876502" table:style-name="ce1">
            <text:p>0.704067266</text:p>
          </table:table-cell>
          <table:table-cell table:style-name="ce1"/>
          <table:table-cell office:value-type="float" office:value="0.221315934609841" table:style-name="ce1">
            <text:p>0.221315935</text:p>
          </table:table-cell>
          <table:table-cell office:value-type="float" office:value="0.60887938687860199" table:style-name="ce1">
            <text:p>0.608879387</text:p>
          </table:table-cell>
          <table:table-cell office:value-type="float" office:value="0.34406027395271399" table:style-name="ce1">
            <text:p>0.344060274</text:p>
          </table:table-cell>
          <table:table-cell office:value-type="float" office:value="0.458343437537025" table:style-name="ce1">
            <text:p>0.458343438</text:p>
          </table:table-cell>
          <table:table-cell table:style-name="ce1"/>
          <table:table-cell office:value-type="float" office:value="0.18985106991956899" table:style-name="ce1">
            <text:p>0.18985107</text:p>
          </table:table-cell>
          <table:table-cell office:value-type="float" office:value="0.32621034048013398" table:style-name="ce1">
            <text:p>0.32621034</text:p>
          </table:table-cell>
          <table:table-cell office:value-type="float" office:value="0.31814247609822" table:style-name="ce1">
            <text:p>0.318142476</text:p>
          </table:table-cell>
          <table:table-cell office:value-type="float" office:value="0.239291722868434" table:style-name="ce1">
            <text:p>0.239291723</text:p>
          </table:table-cell>
          <table:table-cell table:number-columns-repeated="16365"/>
        </table:table-row>
        <table:table-row table:style-name="ro1">
          <table:table-cell office:value-type="float" office:value="0.57522296066093503" table:style-name="ce1">
            <text:p>0.575222961</text:p>
          </table:table-cell>
          <table:table-cell office:value-type="float" office:value="0.91733425908942001" table:style-name="ce1">
            <text:p>0.917334259</text:p>
          </table:table-cell>
          <table:table-cell office:value-type="float" office:value="4.5565379848615004" table:style-name="ce1">
            <text:p>4.556537985</text:p>
          </table:table-cell>
          <table:table-cell office:value-type="float" office:value="1.0870140076330199" table:style-name="ce1">
            <text:p>1.087014008</text:p>
          </table:table-cell>
          <table:table-cell table:style-name="ce1"/>
          <table:table-cell office:value-type="float" office:value="0.59924713139017804" table:style-name="ce1">
            <text:p>0.599247131</text:p>
          </table:table-cell>
          <table:table-cell office:value-type="float" office:value="0.27379525572456698" table:style-name="ce1">
            <text:p>0.273795256</text:p>
          </table:table-cell>
          <table:table-cell office:value-type="float" office:value="1.1494592761234701" table:style-name="ce1">
            <text:p>1.149459276</text:p>
          </table:table-cell>
          <table:table-cell office:value-type="float" office:value="0.76388976360405902" table:style-name="ce1">
            <text:p>0.763889764</text:p>
          </table:table-cell>
          <table:table-cell table:style-name="ce1"/>
          <table:table-cell office:value-type="float" office:value="0.26660944581217599" table:style-name="ce1">
            <text:p>0.266609446</text:p>
          </table:table-cell>
          <table:table-cell office:value-type="float" office:value="0.44151855904348802" table:style-name="ce1">
            <text:p>0.441518559</text:p>
          </table:table-cell>
          <table:table-cell office:value-type="float" office:value="1.3136452731785999" table:style-name="ce1">
            <text:p>1.313645273</text:p>
          </table:table-cell>
          <table:table-cell office:value-type="float" office:value="0.28116355707334201" table:style-name="ce1">
            <text:p>0.281163557</text:p>
          </table:table-cell>
          <table:table-cell table:style-name="ce1"/>
          <table:table-cell office:value-type="float" office:value="0.19318669849839401" table:style-name="ce1">
            <text:p>0.193186698</text:p>
          </table:table-cell>
          <table:table-cell office:value-type="float" office:value="0.189592180933459" table:style-name="ce1">
            <text:p>0.189592181</text:p>
          </table:table-cell>
          <table:table-cell office:value-type="float" office:value="0.17093354452694801" table:style-name="ce1">
            <text:p>0.170933545</text:p>
          </table:table-cell>
          <table:table-cell office:value-type="float" office:value="0.23415014254993999" table:style-name="ce1">
            <text:p>0.234150143</text:p>
          </table:table-cell>
          <table:table-cell table:number-columns-repeated="16365"/>
        </table:table-row>
        <table:table-row table:style-name="ro1">
          <table:table-cell office:value-type="float" office:value="0.45124182835125998" table:style-name="ce1">
            <text:p>0.451241828</text:p>
          </table:table-cell>
          <table:table-cell office:value-type="float" office:value="0.78724150354621103" table:style-name="ce1">
            <text:p>0.787241504</text:p>
          </table:table-cell>
          <table:table-cell office:value-type="float" office:value="4.7662508596212501" table:style-name="ce1">
            <text:p>4.76625086</text:p>
          </table:table-cell>
          <table:table-cell office:value-type="float" office:value="0.91716786689774199" table:style-name="ce1">
            <text:p>0.917167867</text:p>
          </table:table-cell>
          <table:table-cell table:style-name="ce1"/>
          <table:table-cell office:value-type="float" office:value="0.44110288570911899" table:style-name="ce1">
            <text:p>0.441102886</text:p>
          </table:table-cell>
          <table:table-cell office:value-type="float" office:value="0.29955197749538198" table:style-name="ce1">
            <text:p>0.299551977</text:p>
          </table:table-cell>
          <table:table-cell office:value-type="float" office:value="0.89556453700654404" table:style-name="ce1">
            <text:p>0.895564537</text:p>
          </table:table-cell>
          <table:table-cell office:value-type="float" office:value="0.54477851084602102" table:style-name="ce1">
            <text:p>0.544778511</text:p>
          </table:table-cell>
          <table:table-cell table:style-name="ce1"/>
          <table:table-cell office:value-type="float" office:value="0.39385067287765302" table:style-name="ce1">
            <text:p>0.393850673</text:p>
          </table:table-cell>
          <table:table-cell office:value-type="float" office:value="0.69811966646883505" table:style-name="ce1">
            <text:p>0.698119666</text:p>
          </table:table-cell>
          <table:table-cell office:value-type="float" office:value="1.48881366558582" table:style-name="ce1">
            <text:p>1.488813666</text:p>
          </table:table-cell>
          <table:table-cell office:value-type="float" office:value="0.42255308210029402" table:style-name="ce1">
            <text:p>0.422553082</text:p>
          </table:table-cell>
          <table:table-cell table:style-name="ce1"/>
          <table:table-cell office:value-type="float" office:value="0.28581584252828601" table:style-name="ce1">
            <text:p>0.285815843</text:p>
          </table:table-cell>
          <table:table-cell office:value-type="float" office:value="0.362386887737559" table:style-name="ce1">
            <text:p>0.362386888</text:p>
          </table:table-cell>
          <table:table-cell office:value-type="float" office:value="0.25708897654280199" table:style-name="ce1">
            <text:p>0.257088977</text:p>
          </table:table-cell>
          <table:table-cell office:value-type="float" office:value="0.43644306381975001" table:style-name="ce1">
            <text:p>0.436443064</text:p>
          </table:table-cell>
          <table:table-cell table:number-columns-repeated="16365"/>
        </table:table-row>
        <table:table-row table:style-name="ro1">
          <table:table-cell office:value-type="float" office:value="0.75147370354117105" table:style-name="ce1">
            <text:p>0.751473704</text:p>
          </table:table-cell>
          <table:table-cell office:value-type="float" office:value="0.98004488532529799" table:style-name="ce1">
            <text:p>0.980044885</text:p>
          </table:table-cell>
          <table:table-cell office:value-type="float" office:value="4.7201738708538699" table:style-name="ce1">
            <text:p>4.720173871</text:p>
          </table:table-cell>
          <table:table-cell office:value-type="float" office:value="1.0810113864300599" table:style-name="ce1">
            <text:p>1.081011386</text:p>
          </table:table-cell>
          <table:table-cell table:style-name="ce1"/>
          <table:table-cell office:value-type="float" office:value="0.74905522825355397" table:style-name="ce1">
            <text:p>0.749055228</text:p>
          </table:table-cell>
          <table:table-cell office:value-type="float" office:value="0.35712420936230799" table:style-name="ce1">
            <text:p>0.357124209</text:p>
          </table:table-cell>
          <table:table-cell office:value-type="float" office:value="1.0114275877735399" table:style-name="ce1">
            <text:p>1.011427588</text:p>
          </table:table-cell>
          <table:table-cell office:value-type="float" office:value="0.69708474649574803" table:style-name="ce1">
            <text:p>0.697084746</text:p>
          </table:table-cell>
          <table:table-cell table:style-name="ce1"/>
          <table:table-cell office:value-type="float" office:value="0.235155771521249" table:style-name="ce1">
            <text:p>0.235155772</text:p>
          </table:table-cell>
          <table:table-cell office:value-type="float" office:value="0.52717247620210395" table:style-name="ce1">
            <text:p>0.527172476</text:p>
          </table:table-cell>
          <table:table-cell office:value-type="float" office:value="1.4205222979529299" table:style-name="ce1">
            <text:p>1.420522298</text:p>
          </table:table-cell>
          <table:table-cell office:value-type="float" office:value="0.28776850831562001" table:style-name="ce1">
            <text:p>0.287768508</text:p>
          </table:table-cell>
          <table:table-cell table:style-name="ce1"/>
          <table:table-cell office:value-type="float" office:value="0.251116654429557" table:style-name="ce1">
            <text:p>0.251116654</text:p>
          </table:table-cell>
          <table:table-cell office:value-type="float" office:value="0.14226148037318601" table:style-name="ce1">
            <text:p>0.14226148</text:p>
          </table:table-cell>
          <table:table-cell office:value-type="float" office:value="0.20044640343602099" table:style-name="ce1">
            <text:p>0.200446403</text:p>
          </table:table-cell>
          <table:table-cell office:value-type="float" office:value="0.29011121681923402" table:style-name="ce1">
            <text:p>0.290111217</text:p>
          </table:table-cell>
          <table:table-cell table:number-columns-repeated="16365"/>
        </table:table-row>
        <table:table-row table:style-name="ro1">
          <table:table-cell office:value-type="float" office:value="0.83323888501201804" table:style-name="ce1">
            <text:p>0.833238885</text:p>
          </table:table-cell>
          <table:table-cell office:value-type="float" office:value="0.91963434374151498" table:style-name="ce1">
            <text:p>0.919634344</text:p>
          </table:table-cell>
          <table:table-cell office:value-type="float" office:value="3.0014718757482899" table:style-name="ce1">
            <text:p>3.001471876</text:p>
          </table:table-cell>
          <table:table-cell office:value-type="float" office:value="1.49525255409512" table:style-name="ce1">
            <text:p>1.495252554</text:p>
          </table:table-cell>
          <table:table-cell table:style-name="ce1"/>
          <table:table-cell office:value-type="float" office:value="0.67701106028688196" table:style-name="ce1">
            <text:p>0.67701106</text:p>
          </table:table-cell>
          <table:table-cell office:value-type="float" office:value="0.31787071648134402" table:style-name="ce1">
            <text:p>0.317870716</text:p>
          </table:table-cell>
          <table:table-cell office:value-type="float" office:value="1.4550751249508" table:style-name="ce1">
            <text:p>1.455075125</text:p>
          </table:table-cell>
          <table:table-cell office:value-type="float" office:value="1.0934217448071799" table:style-name="ce1">
            <text:p>1.093421745</text:p>
          </table:table-cell>
          <table:table-cell table:style-name="ce1"/>
          <table:table-cell office:value-type="float" office:value="0.23383862521801699" table:style-name="ce1">
            <text:p>0.233838625</text:p>
          </table:table-cell>
          <table:table-cell office:value-type="float" office:value="0.697859868209316" table:style-name="ce1">
            <text:p>0.697859868</text:p>
          </table:table-cell>
          <table:table-cell office:value-type="float" office:value="1.1145482786351699" table:style-name="ce1">
            <text:p>1.114548279</text:p>
          </table:table-cell>
          <table:table-cell office:value-type="float" office:value="0.51941430674866196" table:style-name="ce1">
            <text:p>0.519414307</text:p>
          </table:table-cell>
          <table:table-cell table:style-name="ce1"/>
          <table:table-cell office:value-type="float" office:value="0.21341688294448" table:style-name="ce1">
            <text:p>0.213416883</text:p>
          </table:table-cell>
          <table:table-cell office:value-type="float" office:value="0.14608609066435199" table:style-name="ce1">
            <text:p>0.146086091</text:p>
          </table:table-cell>
          <table:table-cell office:value-type="float" office:value="0.42436844327297102" table:style-name="ce1">
            <text:p>0.424368443</text:p>
          </table:table-cell>
          <table:table-cell office:value-type="float" office:value="0.36630021918274702" table:style-name="ce1">
            <text:p>0.366300219</text:p>
          </table:table-cell>
          <table:table-cell table:number-columns-repeated="16365"/>
        </table:table-row>
        <table:table-row table:style-name="ro1">
          <table:table-cell office:value-type="float" office:value="0.472408376436533" table:style-name="ce1">
            <text:p>0.472408376</text:p>
          </table:table-cell>
          <table:table-cell office:value-type="float" office:value="0.72155002898045895" table:style-name="ce1">
            <text:p>0.721550029</text:p>
          </table:table-cell>
          <table:table-cell office:value-type="float" office:value="1.97112883132882" table:style-name="ce1">
            <text:p>1.971128831</text:p>
          </table:table-cell>
          <table:table-cell office:value-type="float" office:value="1.0127056082747401" table:style-name="ce1">
            <text:p>1.012705608</text:p>
          </table:table-cell>
          <table:table-cell table:style-name="ce1"/>
          <table:table-cell office:value-type="float" office:value="0.56529929790776501" table:style-name="ce1">
            <text:p>0.565299298</text:p>
          </table:table-cell>
          <table:table-cell office:value-type="float" office:value="0.30445907419665702" table:style-name="ce1">
            <text:p>0.304459074</text:p>
          </table:table-cell>
          <table:table-cell office:value-type="float" office:value="1.1148292620728499" table:style-name="ce1">
            <text:p>1.114829262</text:p>
          </table:table-cell>
          <table:table-cell office:value-type="float" office:value="0.62371879772038097" table:style-name="ce1">
            <text:p>0.623718798</text:p>
          </table:table-cell>
          <table:table-cell table:style-name="ce1"/>
          <table:table-cell office:value-type="float" office:value="0.20804111317528701" table:style-name="ce1">
            <text:p>0.208041113</text:p>
          </table:table-cell>
          <table:table-cell office:value-type="float" office:value="1.0300065483613099" table:style-name="ce1">
            <text:p>1.030006548</text:p>
          </table:table-cell>
          <table:table-cell office:value-type="float" office:value="1.61198630495342" table:style-name="ce1">
            <text:p>1.611986305</text:p>
          </table:table-cell>
          <table:table-cell office:value-type="float" office:value="0.589508950162973" table:style-name="ce1">
            <text:p>0.58950895</text:p>
          </table:table-cell>
          <table:table-cell table:style-name="ce1"/>
          <table:table-cell office:value-type="float" office:value="0.27445533697969698" table:style-name="ce1">
            <text:p>0.274455337</text:p>
          </table:table-cell>
          <table:table-cell office:value-type="float" office:value="0.34448270104206002" table:style-name="ce1">
            <text:p>0.344482701</text:p>
          </table:table-cell>
          <table:table-cell office:value-type="float" office:value="0.186317911609792" table:style-name="ce1">
            <text:p>0.186317912</text:p>
          </table:table-cell>
          <table:table-cell office:value-type="float" office:value="0.31684721773115798" table:style-name="ce1">
            <text:p>0.316847218</text:p>
          </table:table-cell>
          <table:table-cell table:number-columns-repeated="16365"/>
        </table:table-row>
        <table:table-row table:style-name="ro1">
          <table:table-cell office:value-type="float" office:value="0.68944826409064797" table:style-name="ce1">
            <text:p>0.689448264</text:p>
          </table:table-cell>
          <table:table-cell office:value-type="float" office:value="0.81591325233382195" table:style-name="ce1">
            <text:p>0.815913252</text:p>
          </table:table-cell>
          <table:table-cell office:value-type="float" office:value="1.5645215751050401" table:style-name="ce1">
            <text:p>1.564521575</text:p>
          </table:table-cell>
          <table:table-cell office:value-type="float" office:value="0.70724470885718305" table:style-name="ce1">
            <text:p>0.707244709</text:p>
          </table:table-cell>
          <table:table-cell table:style-name="ce1"/>
          <table:table-cell office:value-type="float" office:value="0.56399194284612097" table:style-name="ce1">
            <text:p>0.563991943</text:p>
          </table:table-cell>
          <table:table-cell office:value-type="float" office:value="0.28803061095105398" table:style-name="ce1">
            <text:p>0.288030611</text:p>
          </table:table-cell>
          <table:table-cell office:value-type="float" office:value="0.88054623752194705" table:style-name="ce1">
            <text:p>0.880546238</text:p>
          </table:table-cell>
          <table:table-cell office:value-type="float" office:value="0.56247155562848095" table:style-name="ce1">
            <text:p>0.562471556</text:p>
          </table:table-cell>
          <table:table-cell table:style-name="ce1"/>
          <table:table-cell office:value-type="float" office:value="0.235464840591768" table:style-name="ce1">
            <text:p>0.235464841</text:p>
          </table:table-cell>
          <table:table-cell office:value-type="float" office:value="1.05245936702912" table:style-name="ce1">
            <text:p>1.052459367</text:p>
          </table:table-cell>
          <table:table-cell office:value-type="float" office:value="2.4852590812194002" table:style-name="ce1">
            <text:p>2.485259081</text:p>
          </table:table-cell>
          <table:table-cell office:value-type="float" office:value="0.49906298896295898" table:style-name="ce1">
            <text:p>0.499062989</text:p>
          </table:table-cell>
          <table:table-cell table:style-name="ce1"/>
          <table:table-cell office:value-type="float" office:value="0.228454667795257" table:style-name="ce1">
            <text:p>0.228454668</text:p>
          </table:table-cell>
          <table:table-cell office:value-type="float" office:value="0.31046121164553397" table:style-name="ce1">
            <text:p>0.310461212</text:p>
          </table:table-cell>
          <table:table-cell office:value-type="float" office:value="0.47732916809463199" table:style-name="ce1">
            <text:p>0.477329168</text:p>
          </table:table-cell>
          <table:table-cell office:value-type="float" office:value="0.62851738854456496" table:style-name="ce1">
            <text:p>0.628517389</text:p>
          </table:table-cell>
          <table:table-cell table:number-columns-repeated="16365"/>
        </table:table-row>
        <table:table-row table:style-name="ro1">
          <table:table-cell office:value-type="float" office:value="0.98115751115932304" table:style-name="ce1">
            <text:p>0.981157511</text:p>
          </table:table-cell>
          <table:table-cell office:value-type="float" office:value="1.01263226189373" table:style-name="ce1">
            <text:p>1.012632262</text:p>
          </table:table-cell>
          <table:table-cell office:value-type="float" office:value="2.2631008568348898" table:style-name="ce1">
            <text:p>2.263100857</text:p>
          </table:table-cell>
          <table:table-cell office:value-type="float" office:value="0.74759764505192705" table:style-name="ce1">
            <text:p>0.747597645</text:p>
          </table:table-cell>
          <table:table-cell table:style-name="ce1"/>
          <table:table-cell office:value-type="float" office:value="0.79833973108021095" table:style-name="ce1">
            <text:p>0.798339731</text:p>
          </table:table-cell>
          <table:table-cell office:value-type="float" office:value="0.33181225331693498" table:style-name="ce1">
            <text:p>0.331812253</text:p>
          </table:table-cell>
          <table:table-cell office:value-type="float" office:value="0.90157765806524404" table:style-name="ce1">
            <text:p>0.901577658</text:p>
          </table:table-cell>
          <table:table-cell office:value-type="float" office:value="0.60715887730298201" table:style-name="ce1">
            <text:p>0.607158877</text:p>
          </table:table-cell>
          <table:table-cell table:style-name="ce1"/>
          <table:table-cell office:value-type="float" office:value="0.42319588041418099" table:style-name="ce1">
            <text:p>0.42319588</text:p>
          </table:table-cell>
          <table:table-cell office:value-type="float" office:value="0.93172880275592396" table:style-name="ce1">
            <text:p>0.931728803</text:p>
          </table:table-cell>
          <table:table-cell office:value-type="float" office:value="2.0452422434380799" table:style-name="ce1">
            <text:p>2.045242243</text:p>
          </table:table-cell>
          <table:table-cell office:value-type="float" office:value="0.47017010611071902" table:style-name="ce1">
            <text:p>0.470170106</text:p>
          </table:table-cell>
          <table:table-cell table:style-name="ce1"/>
          <table:table-cell office:value-type="float" office:value="0.31197987216802597" table:style-name="ce1">
            <text:p>0.311979872</text:p>
          </table:table-cell>
          <table:table-cell office:value-type="float" office:value="0.166537106546882" table:style-name="ce1">
            <text:p>0.166537107</text:p>
          </table:table-cell>
          <table:table-cell office:value-type="float" office:value="0.269332129548566" table:style-name="ce1">
            <text:p>0.26933213</text:p>
          </table:table-cell>
          <table:table-cell office:value-type="float" office:value="0.49727368132232003" table:style-name="ce1">
            <text:p>0.497273681</text:p>
          </table:table-cell>
          <table:table-cell table:number-columns-repeated="16365"/>
        </table:table-row>
        <table:table-row table:style-name="ro1">
          <table:table-cell office:value-type="float" office:value="0.71116216922166697" table:style-name="ce1">
            <text:p>0.711162169</text:p>
          </table:table-cell>
          <table:table-cell office:value-type="float" office:value="0.73521251133832199" table:style-name="ce1">
            <text:p>0.735212511</text:p>
          </table:table-cell>
          <table:table-cell office:value-type="float" office:value="2.36083847013809" table:style-name="ce1">
            <text:p>2.36083847</text:p>
          </table:table-cell>
          <table:table-cell office:value-type="float" office:value="0.98193035041534105" table:style-name="ce1">
            <text:p>0.98193035</text:p>
          </table:table-cell>
          <table:table-cell table:style-name="ce1"/>
          <table:table-cell office:value-type="float" office:value="0.43313813967755799" table:style-name="ce1">
            <text:p>0.43313814</text:p>
          </table:table-cell>
          <table:table-cell office:value-type="float" office:value="0.34980469515400597" table:style-name="ce1">
            <text:p>0.349804695</text:p>
          </table:table-cell>
          <table:table-cell office:value-type="float" office:value="0.56703803154382604" table:style-name="ce1">
            <text:p>0.567038032</text:p>
          </table:table-cell>
          <table:table-cell office:value-type="float" office:value="0.38902763361905701" table:style-name="ce1">
            <text:p>0.389027634</text:p>
          </table:table-cell>
          <table:table-cell table:style-name="ce1"/>
          <table:table-cell office:value-type="float" office:value="0.16750537567381699" table:style-name="ce1">
            <text:p>0.167505376</text:p>
          </table:table-cell>
          <table:table-cell office:value-type="float" office:value="1.3363270360383199" table:style-name="ce1">
            <text:p>1.336327036</text:p>
          </table:table-cell>
          <table:table-cell office:value-type="float" office:value="1.9501148363632199" table:style-name="ce1">
            <text:p>1.950114836</text:p>
          </table:table-cell>
          <table:table-cell office:value-type="float" office:value="0.74195873953033897" table:style-name="ce1">
            <text:p>0.74195874</text:p>
          </table:table-cell>
          <table:table-cell table:style-name="ce1"/>
          <table:table-cell office:value-type="float" office:value="0.25180119753493002" table:style-name="ce1">
            <text:p>0.251801198</text:p>
          </table:table-cell>
          <table:table-cell office:value-type="float" office:value="0.43911817578257101" table:style-name="ce1">
            <text:p>0.439118176</text:p>
          </table:table-cell>
          <table:table-cell office:value-type="float" office:value="0.58468113920583398" table:style-name="ce1">
            <text:p>0.584681139</text:p>
          </table:table-cell>
          <table:table-cell office:value-type="float" office:value="0.55081910091731001" table:style-name="ce1">
            <text:p>0.550819101</text:p>
          </table:table-cell>
          <table:table-cell table:number-columns-repeated="16365"/>
        </table:table-row>
        <table:table-row table:style-name="ro1">
          <table:table-cell office:value-type="float" office:value="0.53103965451066604" table:style-name="ce1">
            <text:p>0.531039655</text:p>
          </table:table-cell>
          <table:table-cell office:value-type="float" office:value="0.91894348896696199" table:style-name="ce1">
            <text:p>0.918943489</text:p>
          </table:table-cell>
          <table:table-cell office:value-type="float" office:value="1.00867965267468" table:style-name="ce1">
            <text:p>1.008679653</text:p>
          </table:table-cell>
          <table:table-cell office:value-type="float" office:value="1.11686536743056" table:style-name="ce1">
            <text:p>1.116865367</text:p>
          </table:table-cell>
          <table:table-cell table:style-name="ce1"/>
          <table:table-cell office:value-type="float" office:value="0.69383790418452196" table:style-name="ce1">
            <text:p>0.693837904</text:p>
          </table:table-cell>
          <table:table-cell office:value-type="float" office:value="0.30805286289499401" table:style-name="ce1">
            <text:p>0.308052863</text:p>
          </table:table-cell>
          <table:table-cell office:value-type="float" office:value="1.4029688451314599" table:style-name="ce1">
            <text:p>1.402968845</text:p>
          </table:table-cell>
          <table:table-cell office:value-type="float" office:value="0.83658859029528998" table:style-name="ce1">
            <text:p>0.83658859</text:p>
          </table:table-cell>
          <table:table-cell table:style-name="ce1"/>
          <table:table-cell office:value-type="float" office:value="0.37662309787726" table:style-name="ce1">
            <text:p>0.376623098</text:p>
          </table:table-cell>
          <table:table-cell office:value-type="float" office:value="1.0122513444804799" table:style-name="ce1">
            <text:p>1.012251344</text:p>
          </table:table-cell>
          <table:table-cell office:value-type="float" office:value="2.5304894838485299" table:style-name="ce1">
            <text:p>2.530489484</text:p>
          </table:table-cell>
          <table:table-cell office:value-type="float" office:value="0.59787983989048799" table:style-name="ce1">
            <text:p>0.59787984</text:p>
          </table:table-cell>
          <table:table-cell table:style-name="ce1"/>
          <table:table-cell office:value-type="float" office:value="0.30551649774159101" table:style-name="ce1">
            <text:p>0.305516498</text:p>
          </table:table-cell>
          <table:table-cell office:value-type="float" office:value="0.35206814253056301" table:style-name="ce1">
            <text:p>0.352068143</text:p>
          </table:table-cell>
          <table:table-cell office:value-type="float" office:value="0.31671997176000199" table:style-name="ce1">
            <text:p>0.316719972</text:p>
          </table:table-cell>
          <table:table-cell office:value-type="float" office:value="0.19004365720656499" table:style-name="ce1">
            <text:p>0.190043657</text:p>
          </table:table-cell>
          <table:table-cell table:number-columns-repeated="16365"/>
        </table:table-row>
        <table:table-row table:style-name="ro1">
          <table:table-cell office:value-type="float" office:value="0.70684813993209605" table:style-name="ce1">
            <text:p>0.70684814</text:p>
          </table:table-cell>
          <table:table-cell office:value-type="float" office:value="1.11162090133583" table:style-name="ce1">
            <text:p>1.111620901</text:p>
          </table:table-cell>
          <table:table-cell office:value-type="float" office:value="1.0126939312823" table:style-name="ce1">
            <text:p>1.012693931</text:p>
          </table:table-cell>
          <table:table-cell office:value-type="float" office:value="1.0644424005226201" table:style-name="ce1">
            <text:p>1.064442401</text:p>
          </table:table-cell>
          <table:table-cell table:style-name="ce1"/>
          <table:table-cell office:value-type="float" office:value="0.83045249561643297" table:style-name="ce1">
            <text:p>0.830452496</text:p>
          </table:table-cell>
          <table:table-cell office:value-type="float" office:value="0.36811955842013999" table:style-name="ce1">
            <text:p>0.368119558</text:p>
          </table:table-cell>
          <table:table-cell office:value-type="float" office:value="1.1852945488731601" table:style-name="ce1">
            <text:p>1.185294549</text:p>
          </table:table-cell>
          <table:table-cell office:value-type="float" office:value="0.82047990072853605" table:style-name="ce1">
            <text:p>0.820479901</text:p>
          </table:table-cell>
          <table:table-cell table:style-name="ce1"/>
          <table:table-cell office:value-type="float" office:value="0.31227752346684801" table:style-name="ce1">
            <text:p>0.312277523</text:p>
          </table:table-cell>
          <table:table-cell office:value-type="float" office:value="0.75783845209370804" table:style-name="ce1">
            <text:p>0.757838452</text:p>
          </table:table-cell>
          <table:table-cell office:value-type="float" office:value="2.5252742720144901" table:style-name="ce1">
            <text:p>2.525274272</text:p>
          </table:table-cell>
          <table:table-cell office:value-type="float" office:value="0.57873630070523396" table:style-name="ce1">
            <text:p>0.578736301</text:p>
          </table:table-cell>
          <table:table-cell table:style-name="ce1"/>
          <table:table-cell office:value-type="float" office:value="0.34396140540043502" table:style-name="ce1">
            <text:p>0.343961405</text:p>
          </table:table-cell>
          <table:table-cell office:value-type="float" office:value="0.181586043429175" table:style-name="ce1">
            <text:p>0.181586043</text:p>
          </table:table-cell>
          <table:table-cell office:value-type="float" office:value="0.38251626914164499" table:style-name="ce1">
            <text:p>0.382516269</text:p>
          </table:table-cell>
          <table:table-cell office:value-type="float" office:value="0.37027767102027598" table:style-name="ce1">
            <text:p>0.370277671</text:p>
          </table:table-cell>
          <table:table-cell table:number-columns-repeated="16365"/>
        </table:table-row>
        <table:table-row table:style-name="ro1">
          <table:table-cell office:value-type="float" office:value="0.82675436212005204" table:style-name="ce1">
            <text:p>0.826754362</text:p>
          </table:table-cell>
          <table:table-cell office:value-type="float" office:value="1.1881876716558899" table:style-name="ce1">
            <text:p>1.188187672</text:p>
          </table:table-cell>
          <table:table-cell office:value-type="float" office:value="1.55683951733589" table:style-name="ce1">
            <text:p>1.556839517</text:p>
          </table:table-cell>
          <table:table-cell office:value-type="float" office:value="0.88429223907905696" table:style-name="ce1">
            <text:p>0.884292239</text:p>
          </table:table-cell>
          <table:table-cell table:style-name="ce1"/>
          <table:table-cell office:value-type="float" office:value="0.74550158806020494" table:style-name="ce1">
            <text:p>0.745501588</text:p>
          </table:table-cell>
          <table:table-cell office:value-type="float" office:value="0.34185015813395297" table:style-name="ce1">
            <text:p>0.341850158</text:p>
          </table:table-cell>
          <table:table-cell office:value-type="float" office:value="1.04375986990241" table:style-name="ce1">
            <text:p>1.04375987</text:p>
          </table:table-cell>
          <table:table-cell office:value-type="float" office:value="0.70568498114543099" table:style-name="ce1">
            <text:p>0.705684981</text:p>
          </table:table-cell>
          <table:table-cell table:style-name="ce1"/>
          <table:table-cell office:value-type="float" office:value="0.38982106774646003" table:style-name="ce1">
            <text:p>0.389821068</text:p>
          </table:table-cell>
          <table:table-cell office:value-type="float" office:value="0.72368633539244098" table:style-name="ce1">
            <text:p>0.723686335</text:p>
          </table:table-cell>
          <table:table-cell office:value-type="float" office:value="3.42708832042524" table:style-name="ce1">
            <text:p>3.42708832</text:p>
          </table:table-cell>
          <table:table-cell office:value-type="float" office:value="0.68298507065034697" table:style-name="ce1">
            <text:p>0.682985071</text:p>
          </table:table-cell>
          <table:table-cell table:style-name="ce1"/>
          <table:table-cell office:value-type="float" office:value="0.27773732482826702" table:style-name="ce1">
            <text:p>0.277737325</text:p>
          </table:table-cell>
          <table:table-cell office:value-type="float" office:value="0.194279015559436" table:style-name="ce1">
            <text:p>0.194279016</text:p>
          </table:table-cell>
          <table:table-cell office:value-type="float" office:value="0.31229090435432" table:style-name="ce1">
            <text:p>0.312290904</text:p>
          </table:table-cell>
          <table:table-cell office:value-type="float" office:value="0.31899403404676702" table:style-name="ce1">
            <text:p>0.318994034</text:p>
          </table:table-cell>
          <table:table-cell table:number-columns-repeated="16365"/>
        </table:table-row>
        <table:table-row table:style-name="ro1">
          <table:table-cell office:value-type="float" office:value="0.69928632755811904" table:style-name="ce1">
            <text:p>0.699286328</text:p>
          </table:table-cell>
          <table:table-cell office:value-type="float" office:value="1.1387948852373999" table:style-name="ce1">
            <text:p>1.138794885</text:p>
          </table:table-cell>
          <table:table-cell office:value-type="float" office:value="0.94096581892188902" table:style-name="ce1">
            <text:p>0.940965819</text:p>
          </table:table-cell>
          <table:table-cell office:value-type="float" office:value="0.81044916831137603" table:style-name="ce1">
            <text:p>0.810449168</text:p>
          </table:table-cell>
          <table:table-cell table:style-name="ce1"/>
          <table:table-cell office:value-type="float" office:value="0.70946931851383199" table:style-name="ce1">
            <text:p>0.709469319</text:p>
          </table:table-cell>
          <table:table-cell office:value-type="float" office:value="0.32081447432280003" table:style-name="ce1">
            <text:p>0.320814474</text:p>
          </table:table-cell>
          <table:table-cell office:value-type="float" office:value="0.85458133287166804" table:style-name="ce1">
            <text:p>0.854581333</text:p>
          </table:table-cell>
          <table:table-cell office:value-type="float" office:value="0.684187140149637" table:style-name="ce1">
            <text:p>0.68418714</text:p>
          </table:table-cell>
          <table:table-cell table:style-name="ce1"/>
          <table:table-cell office:value-type="float" office:value="0.32571306155330498" table:style-name="ce1">
            <text:p>0.325713062</text:p>
          </table:table-cell>
          <table:table-cell office:value-type="float" office:value="0.74710799706762299" table:style-name="ce1">
            <text:p>0.747107997</text:p>
          </table:table-cell>
          <table:table-cell office:value-type="float" office:value="2.5342876562269301" table:style-name="ce1">
            <text:p>2.534287656</text:p>
          </table:table-cell>
          <table:table-cell office:value-type="float" office:value="0.67813917615569796" table:style-name="ce1">
            <text:p>0.678139176</text:p>
          </table:table-cell>
          <table:table-cell table:style-name="ce1"/>
          <table:table-cell office:value-type="float" office:value="0.211857202236714" table:style-name="ce1">
            <text:p>0.211857202</text:p>
          </table:table-cell>
          <table:table-cell office:value-type="float" office:value="0.179368471906177" table:style-name="ce1">
            <text:p>0.179368472</text:p>
          </table:table-cell>
          <table:table-cell office:value-type="float" office:value="0.29918323630958299" table:style-name="ce1">
            <text:p>0.299183236</text:p>
          </table:table-cell>
          <table:table-cell office:value-type="float" office:value="0.31630375327497001" table:style-name="ce1">
            <text:p>0.316303753</text:p>
          </table:table-cell>
          <table:table-cell table:number-columns-repeated="16365"/>
        </table:table-row>
        <table:table-row table:style-name="ro1">
          <table:table-cell office:value-type="float" office:value="0.53820684223792103" table:style-name="ce1">
            <text:p>0.538206842</text:p>
          </table:table-cell>
          <table:table-cell office:value-type="float" office:value="1.0184840115514" table:style-name="ce1">
            <text:p>1.018484012</text:p>
          </table:table-cell>
          <table:table-cell office:value-type="float" office:value="3.7729477439666002" table:style-name="ce1">
            <text:p>3.772947744</text:p>
          </table:table-cell>
          <table:table-cell office:value-type="float" office:value="0.75702872500734197" table:style-name="ce1">
            <text:p>0.757028725</text:p>
          </table:table-cell>
          <table:table-cell table:style-name="ce1"/>
          <table:table-cell office:value-type="float" office:value="0.713271163854584" table:style-name="ce1">
            <text:p>0.713271164</text:p>
          </table:table-cell>
          <table:table-cell office:value-type="float" office:value="0.333121146172909" table:style-name="ce1">
            <text:p>0.333121146</text:p>
          </table:table-cell>
          <table:table-cell office:value-type="float" office:value="0.89951945285894197" table:style-name="ce1">
            <text:p>0.899519453</text:p>
          </table:table-cell>
          <table:table-cell office:value-type="float" office:value="0.74149152478019997" table:style-name="ce1">
            <text:p>0.741491525</text:p>
          </table:table-cell>
          <table:table-cell table:style-name="ce1"/>
          <table:table-cell office:value-type="float" office:value="0.60108765453081203" table:style-name="ce1">
            <text:p>0.601087655</text:p>
          </table:table-cell>
          <table:table-cell office:value-type="float" office:value="0.79831091757987305" table:style-name="ce1">
            <text:p>0.798310918</text:p>
          </table:table-cell>
          <table:table-cell office:value-type="float" office:value="1.23910139291426" table:style-name="ce1">
            <text:p>1.239101393</text:p>
          </table:table-cell>
          <table:table-cell office:value-type="float" office:value="0.59333883469160698" table:style-name="ce1">
            <text:p>0.593338835</text:p>
          </table:table-cell>
          <table:table-cell table:style-name="ce1"/>
          <table:table-cell office:value-type="float" office:value="0.21665741525274601" table:style-name="ce1">
            <text:p>0.216657415</text:p>
          </table:table-cell>
          <table:table-cell office:value-type="float" office:value="0.20935637315700001" table:style-name="ce1">
            <text:p>0.209356373</text:p>
          </table:table-cell>
          <table:table-cell office:value-type="float" office:value="0.37482150901038103" table:style-name="ce1">
            <text:p>0.374821509</text:p>
          </table:table-cell>
          <table:table-cell office:value-type="float" office:value="0.21682223969120101" table:style-name="ce1">
            <text:p>0.21682224</text:p>
          </table:table-cell>
          <table:table-cell table:number-columns-repeated="16365"/>
        </table:table-row>
        <table:table-row table:style-name="ro1">
          <table:table-cell office:value-type="float" office:value="0.55786750842104804" table:style-name="ce1">
            <text:p>0.557867508</text:p>
          </table:table-cell>
          <table:table-cell office:value-type="float" office:value="1.10025519420978" table:style-name="ce1">
            <text:p>1.100255194</text:p>
          </table:table-cell>
          <table:table-cell office:value-type="float" office:value="3.6858404469413601" table:style-name="ce1">
            <text:p>3.685840447</text:p>
          </table:table-cell>
          <table:table-cell office:value-type="float" office:value="0.82976147919529297" table:style-name="ce1">
            <text:p>0.829761479</text:p>
          </table:table-cell>
          <table:table-cell table:style-name="ce1"/>
          <table:table-cell office:value-type="float" office:value="0.75168994314058302" table:style-name="ce1">
            <text:p>0.751689943</text:p>
          </table:table-cell>
          <table:table-cell office:value-type="float" office:value="0.34591008228128101" table:style-name="ce1">
            <text:p>0.345910082</text:p>
          </table:table-cell>
          <table:table-cell office:value-type="float" office:value="0.860849619145173" table:style-name="ce1">
            <text:p>0.860849619</text:p>
          </table:table-cell>
          <table:table-cell office:value-type="float" office:value="0.79693823123541996" table:style-name="ce1">
            <text:p>0.796938231</text:p>
          </table:table-cell>
          <table:table-cell table:style-name="ce1"/>
          <table:table-cell office:value-type="float" office:value="0.55590043953898305" table:style-name="ce1">
            <text:p>0.55590044</text:p>
          </table:table-cell>
          <table:table-cell office:value-type="float" office:value="0.666403697896226" table:style-name="ce1">
            <text:p>0.666403698</text:p>
          </table:table-cell>
          <table:table-cell office:value-type="float" office:value="1.1653349484792299" table:style-name="ce1">
            <text:p>1.165334948</text:p>
          </table:table-cell>
          <table:table-cell office:value-type="float" office:value="0.78610124856571295" table:style-name="ce1">
            <text:p>0.786101249</text:p>
          </table:table-cell>
          <table:table-cell table:style-name="ce1"/>
          <table:table-cell office:value-type="float" office:value="0.24666696128041801" table:style-name="ce1">
            <text:p>0.246666961</text:p>
          </table:table-cell>
          <table:table-cell office:value-type="float" office:value="0.20045062448103099" table:style-name="ce1">
            <text:p>0.200450624</text:p>
          </table:table-cell>
          <table:table-cell office:value-type="float" office:value="0.30900310725435698" table:style-name="ce1">
            <text:p>0.309003107</text:p>
          </table:table-cell>
          <table:table-cell office:value-type="float" office:value="0.268797930990889" table:style-name="ce1">
            <text:p>0.268797931</text:p>
          </table:table-cell>
          <table:table-cell table:number-columns-repeated="16365"/>
        </table:table-row>
        <table:table-row table:style-name="ro1">
          <table:table-cell office:value-type="float" office:value="0.545169894161595" table:style-name="ce1">
            <text:p>0.545169894</text:p>
          </table:table-cell>
          <table:table-cell office:value-type="float" office:value="0.84146592659328301" table:style-name="ce1">
            <text:p>0.841465927</text:p>
          </table:table-cell>
          <table:table-cell office:value-type="float" office:value="3.7837410917202101" table:style-name="ce1">
            <text:p>3.783741092</text:p>
          </table:table-cell>
          <table:table-cell office:value-type="float" office:value="0.70713775748849705" table:style-name="ce1">
            <text:p>0.707137757</text:p>
          </table:table-cell>
          <table:table-cell table:style-name="ce1"/>
          <table:table-cell office:value-type="float" office:value="0.36580696420354403" table:style-name="ce1">
            <text:p>0.365806964</text:p>
          </table:table-cell>
          <table:table-cell office:value-type="float" office:value="0.33302798094411001" table:style-name="ce1">
            <text:p>0.333027981</text:p>
          </table:table-cell>
          <table:table-cell office:value-type="float" office:value="0.52252942140293901" table:style-name="ce1">
            <text:p>0.522529421</text:p>
          </table:table-cell>
          <table:table-cell office:value-type="float" office:value="0.61578713156095599" table:style-name="ce1">
            <text:p>0.615787132</text:p>
          </table:table-cell>
          <table:table-cell table:style-name="ce1"/>
          <table:table-cell office:value-type="float" office:value="0.82522313608445197" table:style-name="ce1">
            <text:p>0.825223136</text:p>
          </table:table-cell>
          <table:table-cell office:value-type="float" office:value="0.861160013298224" table:style-name="ce1">
            <text:p>0.861160013</text:p>
          </table:table-cell>
          <table:table-cell office:value-type="float" office:value="1.2904169402157499" table:style-name="ce1">
            <text:p>1.29041694</text:p>
          </table:table-cell>
          <table:table-cell office:value-type="float" office:value="0.68582362259231699" table:style-name="ce1">
            <text:p>0.685823623</text:p>
          </table:table-cell>
          <table:table-cell table:style-name="ce1"/>
          <table:table-cell office:value-type="float" office:value="0.22912782693431299" table:style-name="ce1">
            <text:p>0.229127827</text:p>
          </table:table-cell>
          <table:table-cell office:value-type="float" office:value="0.38286914478002299" table:style-name="ce1">
            <text:p>0.382869145</text:p>
          </table:table-cell>
          <table:table-cell office:value-type="float" office:value="0.66560257422017699" table:style-name="ce1">
            <text:p>0.665602574</text:p>
          </table:table-cell>
          <table:table-cell office:value-type="float" office:value="0.32757669488026098" table:style-name="ce1">
            <text:p>0.327576695</text:p>
          </table:table-cell>
          <table:table-cell table:number-columns-repeated="16365"/>
        </table:table-row>
        <table:table-row table:style-name="ro1">
          <table:table-cell office:value-type="float" office:value="0.56174623301444404" table:style-name="ce1">
            <text:p>0.561746233</text:p>
          </table:table-cell>
          <table:table-cell office:value-type="float" office:value="0.998141869507571" table:style-name="ce1">
            <text:p>0.99814187</text:p>
          </table:table-cell>
          <table:table-cell office:value-type="float" office:value="3.4796094813843799" table:style-name="ce1">
            <text:p>3.479609481</text:p>
          </table:table-cell>
          <table:table-cell office:value-type="float" office:value="0.79181516515333705" table:style-name="ce1">
            <text:p>0.791815165</text:p>
          </table:table-cell>
          <table:table-cell table:style-name="ce1"/>
          <table:table-cell office:value-type="float" office:value="0.69803333114464305" table:style-name="ce1">
            <text:p>0.698033331</text:p>
          </table:table-cell>
          <table:table-cell office:value-type="float" office:value="0.32008146260856701" table:style-name="ce1">
            <text:p>0.320081463</text:p>
          </table:table-cell>
          <table:table-cell office:value-type="float" office:value="0.71936275619849699" table:style-name="ce1">
            <text:p>0.719362756</text:p>
          </table:table-cell>
          <table:table-cell office:value-type="float" office:value="0.68548752614831099" table:style-name="ce1">
            <text:p>0.685487526</text:p>
          </table:table-cell>
          <table:table-cell table:style-name="ce1"/>
          <table:table-cell office:value-type="float" office:value="0.77369079461345702" table:style-name="ce1">
            <text:p>0.773690795</text:p>
          </table:table-cell>
          <table:table-cell office:value-type="float" office:value="0.64909440343617297" table:style-name="ce1">
            <text:p>0.649094403</text:p>
          </table:table-cell>
          <table:table-cell office:value-type="float" office:value="1.6373471568781" table:style-name="ce1">
            <text:p>1.637347157</text:p>
          </table:table-cell>
          <table:table-cell office:value-type="float" office:value="0.72482325614171295" table:style-name="ce1">
            <text:p>0.724823256</text:p>
          </table:table-cell>
          <table:table-cell table:style-name="ce1"/>
          <table:table-cell office:value-type="float" office:value="0.192072345475197" table:style-name="ce1">
            <text:p>0.192072345</text:p>
          </table:table-cell>
          <table:table-cell office:value-type="float" office:value="0.213002361476548" table:style-name="ce1">
            <text:p>0.213002361</text:p>
          </table:table-cell>
          <table:table-cell office:value-type="float" office:value="0.52162198690461903" table:style-name="ce1">
            <text:p>0.521621987</text:p>
          </table:table-cell>
          <table:table-cell office:value-type="float" office:value="0.25812616470211702" table:style-name="ce1">
            <text:p>0.258126165</text:p>
          </table:table-cell>
          <table:table-cell table:number-columns-repeated="16365"/>
        </table:table-row>
        <table:table-row table:style-name="ro1">
          <table:table-cell office:value-type="float" office:value="0.61464335287472804" table:style-name="ce1">
            <text:p>0.614643353</text:p>
          </table:table-cell>
          <table:table-cell office:value-type="float" office:value="0.85240933688688703" table:style-name="ce1">
            <text:p>0.852409337</text:p>
          </table:table-cell>
          <table:table-cell office:value-type="float" office:value="3.5326370845238602" table:style-name="ce1">
            <text:p>3.532637085</text:p>
          </table:table-cell>
          <table:table-cell office:value-type="float" office:value="0.94298185241951005" table:style-name="ce1">
            <text:p>0.942981852</text:p>
          </table:table-cell>
          <table:table-cell table:style-name="ce1"/>
          <table:table-cell office:value-type="float" office:value="0.574826655738923" table:style-name="ce1">
            <text:p>0.574826656</text:p>
          </table:table-cell>
          <table:table-cell office:value-type="float" office:value="0.31690078765575302" table:style-name="ce1">
            <text:p>0.316900788</text:p>
          </table:table-cell>
          <table:table-cell office:value-type="float" office:value="0.79485369013637097" table:style-name="ce1">
            <text:p>0.79485369</text:p>
          </table:table-cell>
          <table:table-cell office:value-type="float" office:value="0.77678799025417999" table:style-name="ce1">
            <text:p>0.77678799</text:p>
          </table:table-cell>
          <table:table-cell table:style-name="ce1"/>
          <table:table-cell office:value-type="float" office:value="0.895941588362416" table:style-name="ce1">
            <text:p>0.895941588</text:p>
          </table:table-cell>
          <table:table-cell office:value-type="float" office:value="0.70160310922505797" table:style-name="ce1">
            <text:p>0.701603109</text:p>
          </table:table-cell>
          <table:table-cell office:value-type="float" office:value="1.70571043348776" table:style-name="ce1">
            <text:p>1.705710433</text:p>
          </table:table-cell>
          <table:table-cell office:value-type="float" office:value="0.55629448330561704" table:style-name="ce1">
            <text:p>0.556294483</text:p>
          </table:table-cell>
          <table:table-cell table:style-name="ce1"/>
          <table:table-cell office:value-type="float" office:value="0.13997843732704601" table:style-name="ce1">
            <text:p>0.139978437</text:p>
          </table:table-cell>
          <table:table-cell office:value-type="float" office:value="0.29544629731213101" table:style-name="ce1">
            <text:p>0.295446297</text:p>
          </table:table-cell>
          <table:table-cell office:value-type="float" office:value="0.46546050828139501" table:style-name="ce1">
            <text:p>0.465460508</text:p>
          </table:table-cell>
          <table:table-cell office:value-type="float" office:value="0.16781777808093501" table:style-name="ce1">
            <text:p>0.167817778</text:p>
          </table:table-cell>
          <table:table-cell table:number-columns-repeated="16365"/>
        </table:table-row>
        <table:table-row table:style-name="ro1">
          <table:table-cell office:value-type="float" office:value="0.54255234207173397" table:style-name="ce1">
            <text:p>0.542552342</text:p>
          </table:table-cell>
          <table:table-cell office:value-type="float" office:value="0.91117862184532095" table:style-name="ce1">
            <text:p>0.911178622</text:p>
          </table:table-cell>
          <table:table-cell office:value-type="float" office:value="2.6940828722516401" table:style-name="ce1">
            <text:p>2.694082872</text:p>
          </table:table-cell>
          <table:table-cell office:value-type="float" office:value="0.87661337206342405" table:style-name="ce1">
            <text:p>0.876613372</text:p>
          </table:table-cell>
          <table:table-cell table:style-name="ce1"/>
          <table:table-cell office:value-type="float" office:value="0.52076295588330401" table:style-name="ce1">
            <text:p>0.520762956</text:p>
          </table:table-cell>
          <table:table-cell office:value-type="float" office:value="0.34192082637438498" table:style-name="ce1">
            <text:p>0.341920826</text:p>
          </table:table-cell>
          <table:table-cell office:value-type="float" office:value="0.87050438558802401" table:style-name="ce1">
            <text:p>0.870504386</text:p>
          </table:table-cell>
          <table:table-cell office:value-type="float" office:value="0.74904987239600196" table:style-name="ce1">
            <text:p>0.749049872</text:p>
          </table:table-cell>
          <table:table-cell table:style-name="ce1"/>
          <table:table-cell office:value-type="float" office:value="0.69432454563552004" table:style-name="ce1">
            <text:p>0.694324546</text:p>
          </table:table-cell>
          <table:table-cell office:value-type="float" office:value="0.64425087566319805" table:style-name="ce1">
            <text:p>0.644250876</text:p>
          </table:table-cell>
          <table:table-cell office:value-type="float" office:value="1.3890444035345799" table:style-name="ce1">
            <text:p>1.389044404</text:p>
          </table:table-cell>
          <table:table-cell office:value-type="float" office:value="0.63958133901716296" table:style-name="ce1">
            <text:p>0.639581339</text:p>
          </table:table-cell>
          <table:table-cell table:style-name="ce1"/>
          <table:table-cell office:value-type="float" office:value="0.16440101865627499" table:style-name="ce1">
            <text:p>0.164401019</text:p>
          </table:table-cell>
          <table:table-cell office:value-type="float" office:value="0.28214545940799002" table:style-name="ce1">
            <text:p>0.282145459</text:p>
          </table:table-cell>
          <table:table-cell office:value-type="float" office:value="0.509188482331837" table:style-name="ce1">
            <text:p>0.509188482</text:p>
          </table:table-cell>
          <table:table-cell office:value-type="float" office:value="0.30572969625288798" table:style-name="ce1">
            <text:p>0.305729696</text:p>
          </table:table-cell>
          <table:table-cell table:number-columns-repeated="16365"/>
        </table:table-row>
        <table:table-row table:style-name="ro1">
          <table:table-cell office:value-type="float" office:value="0.50560322118408596" table:style-name="ce1">
            <text:p>0.505603221</text:p>
          </table:table-cell>
          <table:table-cell office:value-type="float" office:value="0.94320135005040595" table:style-name="ce1">
            <text:p>0.94320135</text:p>
          </table:table-cell>
          <table:table-cell office:value-type="float" office:value="2.9236176170061299" table:style-name="ce1">
            <text:p>2.923617617</text:p>
          </table:table-cell>
          <table:table-cell office:value-type="float" office:value="1.0875861496288901" table:style-name="ce1">
            <text:p>1.08758615</text:p>
          </table:table-cell>
          <table:table-cell table:style-name="ce1"/>
          <table:table-cell office:value-type="float" office:value="0.57594593821759199" table:style-name="ce1">
            <text:p>0.575945938</text:p>
          </table:table-cell>
          <table:table-cell office:value-type="float" office:value="0.34505198936883003" table:style-name="ce1">
            <text:p>0.345051989</text:p>
          </table:table-cell>
          <table:table-cell office:value-type="float" office:value="0.84706280370631404" table:style-name="ce1">
            <text:p>0.847062804</text:p>
          </table:table-cell>
          <table:table-cell office:value-type="float" office:value="0.95427321646912699" table:style-name="ce1">
            <text:p>0.954273216</text:p>
          </table:table-cell>
          <table:table-cell table:style-name="ce1"/>
          <table:table-cell office:value-type="float" office:value="0.59000649821736795" table:style-name="ce1">
            <text:p>0.590006498</text:p>
          </table:table-cell>
          <table:table-cell office:value-type="float" office:value="0.59921265152340497" table:style-name="ce1">
            <text:p>0.599212652</text:p>
          </table:table-cell>
          <table:table-cell office:value-type="float" office:value="1.2582652699581001" table:style-name="ce1">
            <text:p>1.25826527</text:p>
          </table:table-cell>
          <table:table-cell office:value-type="float" office:value="0.76521597881139503" table:style-name="ce1">
            <text:p>0.765215979</text:p>
          </table:table-cell>
          <table:table-cell table:style-name="ce1"/>
          <table:table-cell office:value-type="float" office:value="0.12259521770604" table:style-name="ce1">
            <text:p>0.122595218</text:p>
          </table:table-cell>
          <table:table-cell office:value-type="float" office:value="0.24322868997746599" table:style-name="ce1">
            <text:p>0.24322869</text:p>
          </table:table-cell>
          <table:table-cell office:value-type="float" office:value="0.32656991372838101" table:style-name="ce1">
            <text:p>0.326569914</text:p>
          </table:table-cell>
          <table:table-cell office:value-type="float" office:value="0.29557703127421597" table:style-name="ce1">
            <text:p>0.295577031</text:p>
          </table:table-cell>
          <table:table-cell table:number-columns-repeated="16365"/>
        </table:table-row>
        <table:table-row table:style-name="ro1">
          <table:table-cell office:value-type="float" office:value="0.76910388171667898" table:style-name="ce1">
            <text:p>0.769103882</text:p>
          </table:table-cell>
          <table:table-cell office:value-type="float" office:value="0.93987005350011699" table:style-name="ce1">
            <text:p>0.939870054</text:p>
          </table:table-cell>
          <table:table-cell office:value-type="float" office:value="1.7687120501162501" table:style-name="ce1">
            <text:p>1.76871205</text:p>
          </table:table-cell>
          <table:table-cell office:value-type="float" office:value="0.68727647484469701" table:style-name="ce1">
            <text:p>0.687276475</text:p>
          </table:table-cell>
          <table:table-cell table:style-name="ce1"/>
          <table:table-cell office:value-type="float" office:value="0.44451894768839401" table:style-name="ce1">
            <text:p>0.444518948</text:p>
          </table:table-cell>
          <table:table-cell office:value-type="float" office:value="0.385608892779084" table:style-name="ce1">
            <text:p>0.385608893</text:p>
          </table:table-cell>
          <table:table-cell office:value-type="float" office:value="0.59950726286443801" table:style-name="ce1">
            <text:p>0.599507263</text:p>
          </table:table-cell>
          <table:table-cell office:value-type="float" office:value="0.58059937874916401" table:style-name="ce1">
            <text:p>0.580599379</text:p>
          </table:table-cell>
          <table:table-cell table:style-name="ce1"/>
          <table:table-cell office:value-type="float" office:value="0.96288478218814" table:style-name="ce1">
            <text:p>0.962884782</text:p>
          </table:table-cell>
          <table:table-cell office:value-type="float" office:value="0.82705715773175104" table:style-name="ce1">
            <text:p>0.827057158</text:p>
          </table:table-cell>
          <table:table-cell office:value-type="float" office:value="2.6632726199376102" table:style-name="ce1">
            <text:p>2.66327262</text:p>
          </table:table-cell>
          <table:table-cell office:value-type="float" office:value="0.55604318457877899" table:style-name="ce1">
            <text:p>0.556043185</text:p>
          </table:table-cell>
          <table:table-cell table:style-name="ce1"/>
          <table:table-cell office:value-type="float" office:value="0.212263770052979" table:style-name="ce1">
            <text:p>0.21226377</text:p>
          </table:table-cell>
          <table:table-cell office:value-type="float" office:value="0.43546094190019402" table:style-name="ce1">
            <text:p>0.435460942</text:p>
          </table:table-cell>
          <table:table-cell office:value-type="float" office:value="0.67060934780056602" table:style-name="ce1">
            <text:p>0.670609348</text:p>
          </table:table-cell>
          <table:table-cell office:value-type="float" office:value="0.36470290417802298" table:style-name="ce1">
            <text:p>0.364702904</text:p>
          </table:table-cell>
          <table:table-cell table:number-columns-repeated="16365"/>
        </table:table-row>
        <table:table-row table:style-name="ro1">
          <table:table-cell office:value-type="float" office:value="0.76859851135465496" table:style-name="ce1">
            <text:p>0.768598511</text:p>
          </table:table-cell>
          <table:table-cell office:value-type="float" office:value="1.1040115195492901" table:style-name="ce1">
            <text:p>1.10401152</text:p>
          </table:table-cell>
          <table:table-cell office:value-type="float" office:value="1.1524763581983799" table:style-name="ce1">
            <text:p>1.152476358</text:p>
          </table:table-cell>
          <table:table-cell office:value-type="float" office:value="0.77301236214192703" table:style-name="ce1">
            <text:p>0.773012362</text:p>
          </table:table-cell>
          <table:table-cell table:style-name="ce1"/>
          <table:table-cell office:value-type="float" office:value="0.58141616029828602" table:style-name="ce1">
            <text:p>0.58141616</text:p>
          </table:table-cell>
          <table:table-cell office:value-type="float" office:value="0.35525515043280298" table:style-name="ce1">
            <text:p>0.35525515</text:p>
          </table:table-cell>
          <table:table-cell office:value-type="float" office:value="0.81585285373980398" table:style-name="ce1">
            <text:p>0.815852854</text:p>
          </table:table-cell>
          <table:table-cell office:value-type="float" office:value="0.72883460203302597" table:style-name="ce1">
            <text:p>0.728834602</text:p>
          </table:table-cell>
          <table:table-cell table:style-name="ce1"/>
          <table:table-cell office:value-type="float" office:value="0.52845425457642703" table:style-name="ce1">
            <text:p>0.528454255</text:p>
          </table:table-cell>
          <table:table-cell office:value-type="float" office:value="0.65030920250852398" table:style-name="ce1">
            <text:p>0.650309203</text:p>
          </table:table-cell>
          <table:table-cell office:value-type="float" office:value="4.0534436914463603" table:style-name="ce1">
            <text:p>4.053443691</text:p>
          </table:table-cell>
          <table:table-cell office:value-type="float" office:value="0.63746419957502598" table:style-name="ce1">
            <text:p>0.6374642</text:p>
          </table:table-cell>
          <table:table-cell table:style-name="ce1"/>
          <table:table-cell office:value-type="float" office:value="0.14686971427606399" table:style-name="ce1">
            <text:p>0.146869714</text:p>
          </table:table-cell>
          <table:table-cell office:value-type="float" office:value="0.29147201943282502" table:style-name="ce1">
            <text:p>0.291472019</text:p>
          </table:table-cell>
          <table:table-cell office:value-type="float" office:value="0.593455083238972" table:style-name="ce1">
            <text:p>0.593455083</text:p>
          </table:table-cell>
          <table:table-cell office:value-type="float" office:value="0.31469825271018598" table:style-name="ce1">
            <text:p>0.314698253</text:p>
          </table:table-cell>
          <table:table-cell table:number-columns-repeated="16365"/>
        </table:table-row>
        <table:table-row table:style-name="ro1">
          <table:table-cell office:value-type="float" office:value="1.00823264934582" table:style-name="ce1">
            <text:p>1.008232649</text:p>
          </table:table-cell>
          <table:table-cell office:value-type="float" office:value="0.97874281827641896" table:style-name="ce1">
            <text:p>0.978742818</text:p>
          </table:table-cell>
          <table:table-cell office:value-type="float" office:value="3.41132969194165" table:style-name="ce1">
            <text:p>3.411329692</text:p>
          </table:table-cell>
          <table:table-cell office:value-type="float" office:value="0.75571018558000402" table:style-name="ce1">
            <text:p>0.755710186</text:p>
          </table:table-cell>
          <table:table-cell table:style-name="ce1"/>
          <table:table-cell office:value-type="float" office:value="0.76512948248937196" table:style-name="ce1">
            <text:p>0.765129482</text:p>
          </table:table-cell>
          <table:table-cell office:value-type="float" office:value="0.35093283558794502" table:style-name="ce1">
            <text:p>0.350932836</text:p>
          </table:table-cell>
          <table:table-cell office:value-type="float" office:value="0.989755751476045" table:style-name="ce1">
            <text:p>0.989755751</text:p>
          </table:table-cell>
          <table:table-cell office:value-type="float" office:value="0.58977945065412696" table:style-name="ce1">
            <text:p>0.589779451</text:p>
          </table:table-cell>
          <table:table-cell table:style-name="ce1"/>
          <table:table-cell office:value-type="float" office:value="1.2697377120873099" table:style-name="ce1">
            <text:p>1.269737712</text:p>
          </table:table-cell>
          <table:table-cell office:value-type="float" office:value="0.65217719273434305" table:style-name="ce1">
            <text:p>0.652177193</text:p>
          </table:table-cell>
          <table:table-cell office:value-type="float" office:value="2.7210551696551701" table:style-name="ce1">
            <text:p>2.72105517</text:p>
          </table:table-cell>
          <table:table-cell office:value-type="float" office:value="0.60872603323667995" table:style-name="ce1">
            <text:p>0.608726033</text:p>
          </table:table-cell>
          <table:table-cell table:style-name="ce1"/>
          <table:table-cell office:value-type="float" office:value="0.33939903277276501" table:style-name="ce1">
            <text:p>0.339399033</text:p>
          </table:table-cell>
          <table:table-cell office:value-type="float" office:value="0.33155467351784501" table:style-name="ce1">
            <text:p>0.331554674</text:p>
          </table:table-cell>
          <table:table-cell office:value-type="float" office:value="0.183963928889846" table:style-name="ce1">
            <text:p>0.183963929</text:p>
          </table:table-cell>
          <table:table-cell office:value-type="float" office:value="0.42791340418398199" table:style-name="ce1">
            <text:p>0.427913404</text:p>
          </table:table-cell>
          <table:table-cell table:number-columns-repeated="16365"/>
        </table:table-row>
        <table:table-row table:style-name="ro1">
          <table:table-cell office:value-type="float" office:value="0.900090419196236" table:style-name="ce1">
            <text:p>0.900090419</text:p>
          </table:table-cell>
          <table:table-cell office:value-type="float" office:value="1.00983625478996" table:style-name="ce1">
            <text:p>1.009836255</text:p>
          </table:table-cell>
          <table:table-cell office:value-type="float" office:value="2.6264822079479901" table:style-name="ce1">
            <text:p>2.626482208</text:p>
          </table:table-cell>
          <table:table-cell office:value-type="float" office:value="0.92817126644391601" table:style-name="ce1">
            <text:p>0.928171266</text:p>
          </table:table-cell>
          <table:table-cell table:style-name="ce1"/>
          <table:table-cell office:value-type="float" office:value="0.82074987659707399" table:style-name="ce1">
            <text:p>0.820749877</text:p>
          </table:table-cell>
          <table:table-cell office:value-type="float" office:value="0.339871942693591" table:style-name="ce1">
            <text:p>0.339871943</text:p>
          </table:table-cell>
          <table:table-cell office:value-type="float" office:value="1.16067595812742" table:style-name="ce1">
            <text:p>1.160675958</text:p>
          </table:table-cell>
          <table:table-cell office:value-type="float" office:value="0.65266031873139196" table:style-name="ce1">
            <text:p>0.652660319</text:p>
          </table:table-cell>
          <table:table-cell table:style-name="ce1"/>
          <table:table-cell office:value-type="float" office:value="1.01835208441141" table:style-name="ce1">
            <text:p>1.018352084</text:p>
          </table:table-cell>
          <table:table-cell office:value-type="float" office:value="0.60573397581258104" table:style-name="ce1">
            <text:p>0.605733976</text:p>
          </table:table-cell>
          <table:table-cell office:value-type="float" office:value="2.8976076281053902" table:style-name="ce1">
            <text:p>2.897607628</text:p>
          </table:table-cell>
          <table:table-cell office:value-type="float" office:value="0.71050431834262195" table:style-name="ce1">
            <text:p>0.710504318</text:p>
          </table:table-cell>
          <table:table-cell table:style-name="ce1"/>
          <table:table-cell office:value-type="float" office:value="0.37058274416637599" table:style-name="ce1">
            <text:p>0.370582744</text:p>
          </table:table-cell>
          <table:table-cell office:value-type="float" office:value="0.30727179318849301" table:style-name="ce1">
            <text:p>0.307271793</text:p>
          </table:table-cell>
          <table:table-cell office:value-type="float" office:value="0.23879549565435901" table:style-name="ce1">
            <text:p>0.238795496</text:p>
          </table:table-cell>
          <table:table-cell office:value-type="float" office:value="0.29132066778434501" table:style-name="ce1">
            <text:p>0.291320668</text:p>
          </table:table-cell>
          <table:table-cell table:number-columns-repeated="16365"/>
        </table:table-row>
        <table:table-row table:style-name="ro1">
          <table:table-cell office:value-type="float" office:value="1.0455957562221501" table:style-name="ce1">
            <text:p>1.045595756</text:p>
          </table:table-cell>
          <table:table-cell office:value-type="float" office:value="0.89122181611588402" table:style-name="ce1">
            <text:p>0.891221816</text:p>
          </table:table-cell>
          <table:table-cell office:value-type="float" office:value="3.0662185322776101" table:style-name="ce1">
            <text:p>3.066218532</text:p>
          </table:table-cell>
          <table:table-cell office:value-type="float" office:value="0.99316330758649096" table:style-name="ce1">
            <text:p>0.993163308</text:p>
          </table:table-cell>
          <table:table-cell table:style-name="ce1"/>
          <table:table-cell office:value-type="float" office:value="0.63231454460918102" table:style-name="ce1">
            <text:p>0.632314545</text:p>
          </table:table-cell>
          <table:table-cell office:value-type="float" office:value="0.36817454842076902" table:style-name="ce1">
            <text:p>0.368174548</text:p>
          </table:table-cell>
          <table:table-cell office:value-type="float" office:value="0.84906931725092705" table:style-name="ce1">
            <text:p>0.849069317</text:p>
          </table:table-cell>
          <table:table-cell office:value-type="float" office:value="0.66681194616819905" table:style-name="ce1">
            <text:p>0.666811946</text:p>
          </table:table-cell>
          <table:table-cell table:style-name="ce1"/>
          <table:table-cell office:value-type="float" office:value="1.3464907072860199" table:style-name="ce1">
            <text:p>1.346490707</text:p>
          </table:table-cell>
          <table:table-cell office:value-type="float" office:value="0.75515475851620795" table:style-name="ce1">
            <text:p>0.755154759</text:p>
          </table:table-cell>
          <table:table-cell office:value-type="float" office:value="2.7396394142287002" table:style-name="ce1">
            <text:p>2.739639414</text:p>
          </table:table-cell>
          <table:table-cell office:value-type="float" office:value="0.91200837492433595" table:style-name="ce1">
            <text:p>0.912008375</text:p>
          </table:table-cell>
          <table:table-cell table:style-name="ce1"/>
          <table:table-cell office:value-type="float" office:value="0.23492801494108001" table:style-name="ce1">
            <text:p>0.234928015</text:p>
          </table:table-cell>
          <table:table-cell office:value-type="float" office:value="0.39772139225526199" table:style-name="ce1">
            <text:p>0.397721392</text:p>
          </table:table-cell>
          <table:table-cell office:value-type="float" office:value="0.36734662968839799" table:style-name="ce1">
            <text:p>0.36734663</text:p>
          </table:table-cell>
          <table:table-cell office:value-type="float" office:value="0.33713902464082901" table:style-name="ce1">
            <text:p>0.337139025</text:p>
          </table:table-cell>
          <table:table-cell table:number-columns-repeated="16365"/>
        </table:table-row>
        <table:table-row table:style-name="ro1">
          <table:table-cell office:value-type="float" office:value="0.95148992529265997" table:style-name="ce1">
            <text:p>0.951489925</text:p>
          </table:table-cell>
          <table:table-cell office:value-type="float" office:value="1.1606717933669799" table:style-name="ce1">
            <text:p>1.160671793</text:p>
          </table:table-cell>
          <table:table-cell office:value-type="float" office:value="3.2555950894624899" table:style-name="ce1">
            <text:p>3.255595089</text:p>
          </table:table-cell>
          <table:table-cell office:value-type="float" office:value="1.26987030638543" table:style-name="ce1">
            <text:p>1.269870306</text:p>
          </table:table-cell>
          <table:table-cell table:style-name="ce1"/>
          <table:table-cell office:value-type="float" office:value="0.94613013245745503" table:style-name="ce1">
            <text:p>0.946130132</text:p>
          </table:table-cell>
          <table:table-cell office:value-type="float" office:value="0.41949361641032001" table:style-name="ce1">
            <text:p>0.419493616</text:p>
          </table:table-cell>
          <table:table-cell office:value-type="float" office:value="1.4286239640363301" table:style-name="ce1">
            <text:p>1.428623964</text:p>
          </table:table-cell>
          <table:table-cell office:value-type="float" office:value="0.97686959224816405" table:style-name="ce1">
            <text:p>0.976869592</text:p>
          </table:table-cell>
          <table:table-cell table:style-name="ce1"/>
          <table:table-cell office:value-type="float" office:value="1.1111450609427" table:style-name="ce1">
            <text:p>1.111145061</text:p>
          </table:table-cell>
          <table:table-cell office:value-type="float" office:value="0.45033840270321202" table:style-name="ce1">
            <text:p>0.450338403</text:p>
          </table:table-cell>
          <table:table-cell office:value-type="float" office:value="2.9527442302689502" table:style-name="ce1">
            <text:p>2.95274423</text:p>
          </table:table-cell>
          <table:table-cell office:value-type="float" office:value="0.86948706754608396" table:style-name="ce1">
            <text:p>0.869487068</text:p>
          </table:table-cell>
          <table:table-cell table:style-name="ce1"/>
          <table:table-cell office:value-type="float" office:value="0.44835571542976599" table:style-name="ce1">
            <text:p>0.448355715</text:p>
          </table:table-cell>
          <table:table-cell office:value-type="float" office:value="0.22854677624191699" table:style-name="ce1">
            <text:p>0.228546776</text:p>
          </table:table-cell>
          <table:table-cell office:value-type="float" office:value="0.34482307918071098" table:style-name="ce1">
            <text:p>0.344823079</text:p>
          </table:table-cell>
          <table:table-cell office:value-type="float" office:value="0.25742646913780798" table:style-name="ce1">
            <text:p>0.257426469</text:p>
          </table:table-cell>
          <table:table-cell table:number-columns-repeated="16365"/>
        </table:table-row>
        <table:table-row table:style-name="ro1">
          <table:table-cell office:value-type="float" office:value="0.87126235870329505" table:style-name="ce1">
            <text:p>0.871262359</text:p>
          </table:table-cell>
          <table:table-cell office:value-type="float" office:value="0.92759037805629696" table:style-name="ce1">
            <text:p>0.927590378</text:p>
          </table:table-cell>
          <table:table-cell office:value-type="float" office:value="1.3566914306603499" table:style-name="ce1">
            <text:p>1.356691431</text:p>
          </table:table-cell>
          <table:table-cell office:value-type="float" office:value="0.78145108246790795" table:style-name="ce1">
            <text:p>0.781451082</text:p>
          </table:table-cell>
          <table:table-cell table:style-name="ce1"/>
          <table:table-cell office:value-type="float" office:value="0.68470188346527505" table:style-name="ce1">
            <text:p>0.684701883</text:p>
          </table:table-cell>
          <table:table-cell office:value-type="float" office:value="0.36304643047870599" table:style-name="ce1">
            <text:p>0.36304643</text:p>
          </table:table-cell>
          <table:table-cell office:value-type="float" office:value="0.88112711300980795" table:style-name="ce1">
            <text:p>0.881127113</text:p>
          </table:table-cell>
          <table:table-cell office:value-type="float" office:value="0.71891039111630295" table:style-name="ce1">
            <text:p>0.718910391</text:p>
          </table:table-cell>
          <table:table-cell table:style-name="ce1"/>
          <table:table-cell office:value-type="float" office:value="0.83269030814932199" table:style-name="ce1">
            <text:p>0.832690308</text:p>
          </table:table-cell>
          <table:table-cell office:value-type="float" office:value="0.68823460795772395" table:style-name="ce1">
            <text:p>0.688234608</text:p>
          </table:table-cell>
          <table:table-cell office:value-type="float" office:value="3.6011195636460398" table:style-name="ce1">
            <text:p>3.601119564</text:p>
          </table:table-cell>
          <table:table-cell office:value-type="float" office:value="0.54029553372313999" table:style-name="ce1">
            <text:p>0.540295534</text:p>
          </table:table-cell>
          <table:table-cell table:style-name="ce1"/>
          <table:table-cell office:value-type="float" office:value="0.22293471945877" table:style-name="ce1">
            <text:p>0.222934719</text:p>
          </table:table-cell>
          <table:table-cell office:value-type="float" office:value="0.30725768249721103" table:style-name="ce1">
            <text:p>0.307257682</text:p>
          </table:table-cell>
          <table:table-cell office:value-type="float" office:value="0.58287837327890901" table:style-name="ce1">
            <text:p>0.582878373</text:p>
          </table:table-cell>
          <table:table-cell office:value-type="float" office:value="0.41030003218880901" table:style-name="ce1">
            <text:p>0.410300032</text:p>
          </table:table-cell>
          <table:table-cell table:number-columns-repeated="16365"/>
        </table:table-row>
        <table:table-row table:style-name="ro1">
          <table:table-cell office:value-type="float" office:value="0.84906412838169298" table:style-name="ce1">
            <text:p>0.849064128</text:p>
          </table:table-cell>
          <table:table-cell office:value-type="float" office:value="0.84566012849357097" table:style-name="ce1">
            <text:p>0.845660128</text:p>
          </table:table-cell>
          <table:table-cell office:value-type="float" office:value="1.45008630829944" table:style-name="ce1">
            <text:p>1.450086308</text:p>
          </table:table-cell>
          <table:table-cell office:value-type="float" office:value="1.2747863523796801" table:style-name="ce1">
            <text:p>1.274786352</text:p>
          </table:table-cell>
          <table:table-cell table:style-name="ce1"/>
          <table:table-cell office:value-type="float" office:value="0.55390918404099798" table:style-name="ce1">
            <text:p>0.553909184</text:p>
          </table:table-cell>
          <table:table-cell office:value-type="float" office:value="0.37036515001715398" table:style-name="ce1">
            <text:p>0.37036515</text:p>
          </table:table-cell>
          <table:table-cell office:value-type="float" office:value="1.10936289236064" table:style-name="ce1">
            <text:p>1.109362892</text:p>
          </table:table-cell>
          <table:table-cell office:value-type="float" office:value="1.03203579224899" table:style-name="ce1">
            <text:p>1.032035792</text:p>
          </table:table-cell>
          <table:table-cell table:style-name="ce1"/>
          <table:table-cell office:value-type="float" office:value="0.88137509212630605" table:style-name="ce1">
            <text:p>0.881375092</text:p>
          </table:table-cell>
          <table:table-cell office:value-type="float" office:value="0.79705072093482798" table:style-name="ce1">
            <text:p>0.797050721</text:p>
          </table:table-cell>
          <table:table-cell office:value-type="float" office:value="4.0458332991247303" table:style-name="ce1">
            <text:p>4.045833299</text:p>
          </table:table-cell>
          <table:table-cell office:value-type="float" office:value="1.0251959732357701" table:style-name="ce1">
            <text:p>1.025195973</text:p>
          </table:table-cell>
          <table:table-cell table:style-name="ce1"/>
          <table:table-cell office:value-type="float" office:value="0.21737646407473801" table:style-name="ce1">
            <text:p>0.217376464</text:p>
          </table:table-cell>
          <table:table-cell office:value-type="float" office:value="0.36988859218765402" table:style-name="ce1">
            <text:p>0.369888592</text:p>
          </table:table-cell>
          <table:table-cell office:value-type="float" office:value="0.36322119614200699" table:style-name="ce1">
            <text:p>0.363221196</text:p>
          </table:table-cell>
          <table:table-cell office:value-type="float" office:value="0.41548710015691998" table:style-name="ce1">
            <text:p>0.4154871</text:p>
          </table:table-cell>
          <table:table-cell table:number-columns-repeated="16365"/>
        </table:table-row>
        <table:table-row table:style-name="ro1">
          <table:table-cell office:value-type="float" office:value="0.94663705266712395" table:style-name="ce1">
            <text:p>0.946637053</text:p>
          </table:table-cell>
          <table:table-cell office:value-type="float" office:value="0.95322492250357305" table:style-name="ce1">
            <text:p>0.953224923</text:p>
          </table:table-cell>
          <table:table-cell office:value-type="float" office:value="1.86714619053058" table:style-name="ce1">
            <text:p>1.867146191</text:p>
          </table:table-cell>
          <table:table-cell office:value-type="float" office:value="1.0365904300359099" table:style-name="ce1">
            <text:p>1.03659043</text:p>
          </table:table-cell>
          <table:table-cell table:style-name="ce1"/>
          <table:table-cell office:value-type="float" office:value="0.94325040880017197" table:style-name="ce1">
            <text:p>0.943250409</text:p>
          </table:table-cell>
          <table:table-cell office:value-type="float" office:value="0.38615488601574699" table:style-name="ce1">
            <text:p>0.386154886</text:p>
          </table:table-cell>
          <table:table-cell office:value-type="float" office:value="1.4638523769170899" table:style-name="ce1">
            <text:p>1.463852377</text:p>
          </table:table-cell>
          <table:table-cell office:value-type="float" office:value="0.830382388188728" table:style-name="ce1">
            <text:p>0.830382388</text:p>
          </table:table-cell>
          <table:table-cell table:style-name="ce1"/>
          <table:table-cell office:value-type="float" office:value="0.91088893820654404" table:style-name="ce1">
            <text:p>0.910888938</text:p>
          </table:table-cell>
          <table:table-cell office:value-type="float" office:value="0.86384282159794801" table:style-name="ce1">
            <text:p>0.863842822</text:p>
          </table:table-cell>
          <table:table-cell office:value-type="float" office:value="4.9083054096193397" table:style-name="ce1">
            <text:p>4.90830541</text:p>
          </table:table-cell>
          <table:table-cell office:value-type="float" office:value="0.72643895707894901" table:style-name="ce1">
            <text:p>0.726438957</text:p>
          </table:table-cell>
          <table:table-cell table:style-name="ce1"/>
          <table:table-cell office:value-type="float" office:value="0.49768337328881102" table:style-name="ce1">
            <text:p>0.497683373</text:p>
          </table:table-cell>
          <table:table-cell office:value-type="float" office:value="0.292933635548356" table:style-name="ce1">
            <text:p>0.292933636</text:p>
          </table:table-cell>
          <table:table-cell office:value-type="float" office:value="0.31325341540886797" table:style-name="ce1">
            <text:p>0.313253415</text:p>
          </table:table-cell>
          <table:table-cell office:value-type="float" office:value="0.28503278311869501" table:style-name="ce1">
            <text:p>0.285032783</text:p>
          </table:table-cell>
          <table:table-cell table:number-columns-repeated="16365"/>
        </table:table-row>
        <table:table-row table:style-name="ro1">
          <table:table-cell office:value-type="float" office:value="0.84275110335724901" table:style-name="ce1">
            <text:p>0.842751103</text:p>
          </table:table-cell>
          <table:table-cell office:value-type="float" office:value="0.86382981634734302" table:style-name="ce1">
            <text:p>0.863829816</text:p>
          </table:table-cell>
          <table:table-cell office:value-type="float" office:value="1.3855498212983" table:style-name="ce1">
            <text:p>1.385549821</text:p>
          </table:table-cell>
          <table:table-cell office:value-type="float" office:value="1.1862800458538101" table:style-name="ce1">
            <text:p>1.186280046</text:p>
          </table:table-cell>
          <table:table-cell table:style-name="ce1"/>
          <table:table-cell office:value-type="float" office:value="0.61851540094178703" table:style-name="ce1">
            <text:p>0.618515401</text:p>
          </table:table-cell>
          <table:table-cell office:value-type="float" office:value="0.41315989263761199" table:style-name="ce1">
            <text:p>0.413159893</text:p>
          </table:table-cell>
          <table:table-cell office:value-type="float" office:value="1.2863466898767999" table:style-name="ce1">
            <text:p>1.28634669</text:p>
          </table:table-cell>
          <table:table-cell office:value-type="float" office:value="0.91680083018665903" table:style-name="ce1">
            <text:p>0.91680083</text:p>
          </table:table-cell>
          <table:table-cell table:style-name="ce1"/>
          <table:table-cell office:value-type="float" office:value="0.98537066932634298" table:style-name="ce1">
            <text:p>0.985370669</text:p>
          </table:table-cell>
          <table:table-cell office:value-type="float" office:value="0.88997882750207702" table:style-name="ce1">
            <text:p>0.889978828</text:p>
          </table:table-cell>
          <table:table-cell office:value-type="float" office:value="4.4081958900889298" table:style-name="ce1">
            <text:p>4.40819589</text:p>
          </table:table-cell>
          <table:table-cell office:value-type="float" office:value="0.96948470903758099" table:style-name="ce1">
            <text:p>0.969484709</text:p>
          </table:table-cell>
          <table:table-cell table:style-name="ce1"/>
          <table:table-cell office:value-type="float" office:value="0.34132696729186901" table:style-name="ce1">
            <text:p>0.341326967</text:p>
          </table:table-cell>
          <table:table-cell office:value-type="float" office:value="0.42429751879439698" table:style-name="ce1">
            <text:p>0.424297519</text:p>
          </table:table-cell>
          <table:table-cell office:value-type="float" office:value="0.40237116682214102" table:style-name="ce1">
            <text:p>0.402371167</text:p>
          </table:table-cell>
          <table:table-cell office:value-type="float" office:value="0.32584166670766201" table:style-name="ce1">
            <text:p>0.325841667</text:p>
          </table:table-cell>
          <table:table-cell table:number-columns-repeated="16365"/>
        </table:table-row>
        <table:table-row table:style-name="ro1">
          <table:table-cell office:value-type="float" office:value="1.2872756864752799" table:style-name="ce1">
            <text:p>1.287275686</text:p>
          </table:table-cell>
          <table:table-cell office:value-type="float" office:value="0.93224001118939503" table:style-name="ce1">
            <text:p>0.932240011</text:p>
          </table:table-cell>
          <table:table-cell office:value-type="float" office:value="3.0637189872558599" table:style-name="ce1">
            <text:p>3.063718987</text:p>
          </table:table-cell>
          <table:table-cell office:value-type="float" office:value="1.11823761086227" table:style-name="ce1">
            <text:p>1.118237611</text:p>
          </table:table-cell>
          <table:table-cell table:style-name="ce1"/>
          <table:table-cell office:value-type="float" office:value="0.75523692603999404" table:style-name="ce1">
            <text:p>0.755236926</text:p>
          </table:table-cell>
          <table:table-cell office:value-type="float" office:value="0.40043856373714798" table:style-name="ce1">
            <text:p>0.400438564</text:p>
          </table:table-cell>
          <table:table-cell office:value-type="float" office:value="1.29347025655477" table:style-name="ce1">
            <text:p>1.293470257</text:p>
          </table:table-cell>
          <table:table-cell office:value-type="float" office:value="0.87191540654758504" table:style-name="ce1">
            <text:p>0.871915407</text:p>
          </table:table-cell>
          <table:table-cell table:style-name="ce1"/>
          <table:table-cell office:value-type="float" office:value="0.88956337906291705" table:style-name="ce1">
            <text:p>0.889563379</text:p>
          </table:table-cell>
          <table:table-cell office:value-type="float" office:value="0.771809773353206" table:style-name="ce1">
            <text:p>0.771809773</text:p>
          </table:table-cell>
          <table:table-cell office:value-type="float" office:value="5.9110788515274102" table:style-name="ce1">
            <text:p>5.911078852</text:p>
          </table:table-cell>
          <table:table-cell office:value-type="float" office:value="0.79133652541313704" table:style-name="ce1">
            <text:p>0.791336525</text:p>
          </table:table-cell>
          <table:table-cell table:style-name="ce1"/>
          <table:table-cell office:value-type="float" office:value="0.35762777024349901" table:style-name="ce1">
            <text:p>0.35762777</text:p>
          </table:table-cell>
          <table:table-cell office:value-type="float" office:value="0.32794009448755801" table:style-name="ce1">
            <text:p>0.327940094</text:p>
          </table:table-cell>
          <table:table-cell office:value-type="float" office:value="0.20289222173101501" table:style-name="ce1">
            <text:p>0.202892222</text:p>
          </table:table-cell>
          <table:table-cell office:value-type="float" office:value="0.21511617077401399" table:style-name="ce1">
            <text:p>0.215116171</text:p>
          </table:table-cell>
          <table:table-cell table:number-columns-repeated="16365"/>
        </table:table-row>
        <table:table-row table:style-name="ro1">
          <table:table-cell office:value-type="float" office:value="1.6201821782044501" table:style-name="ce1">
            <text:p>1.620182178</text:p>
          </table:table-cell>
          <table:table-cell office:value-type="float" office:value="0.89613644805243198" table:style-name="ce1">
            <text:p>0.896136448</text:p>
          </table:table-cell>
          <table:table-cell office:value-type="float" office:value="4.16797201316579" table:style-name="ce1">
            <text:p>4.167972013</text:p>
          </table:table-cell>
          <table:table-cell office:value-type="float" office:value="1.4129689696651599" table:style-name="ce1">
            <text:p>1.41296897</text:p>
          </table:table-cell>
          <table:table-cell table:style-name="ce1"/>
          <table:table-cell office:value-type="float" office:value="0.97130329695340101" table:style-name="ce1">
            <text:p>0.971303297</text:p>
          </table:table-cell>
          <table:table-cell office:value-type="float" office:value="0.387899525002114" table:style-name="ce1">
            <text:p>0.387899525</text:p>
          </table:table-cell>
          <table:table-cell office:value-type="float" office:value="1.47265320007961" table:style-name="ce1">
            <text:p>1.4726532</text:p>
          </table:table-cell>
          <table:table-cell office:value-type="float" office:value="1.14719539162861" table:style-name="ce1">
            <text:p>1.147195392</text:p>
          </table:table-cell>
          <table:table-cell table:style-name="ce1"/>
          <table:table-cell office:value-type="float" office:value="1.1675363181306899" table:style-name="ce1">
            <text:p>1.167536318</text:p>
          </table:table-cell>
          <table:table-cell office:value-type="float" office:value="0.78319221524944305" table:style-name="ce1">
            <text:p>0.783192215</text:p>
          </table:table-cell>
          <table:table-cell office:value-type="float" office:value="7.2282888499352103" table:style-name="ce1">
            <text:p>7.22828885</text:p>
          </table:table-cell>
          <table:table-cell office:value-type="float" office:value="1.27023763346092" table:style-name="ce1">
            <text:p>1.270237633</text:p>
          </table:table-cell>
          <table:table-cell table:style-name="ce1"/>
          <table:table-cell office:value-type="float" office:value="0.46857806943237001" table:style-name="ce1">
            <text:p>0.468578069</text:p>
          </table:table-cell>
          <table:table-cell office:value-type="float" office:value="0.271022184026039" table:style-name="ce1">
            <text:p>0.271022184</text:p>
          </table:table-cell>
          <table:table-cell office:value-type="float" office:value="0.61559445576670102" table:style-name="ce1">
            <text:p>0.615594456</text:p>
          </table:table-cell>
          <table:table-cell office:value-type="float" office:value="0.57295347542060004" table:style-name="ce1">
            <text:p>0.572953475</text:p>
          </table:table-cell>
          <table:table-cell table:number-columns-repeated="16365"/>
        </table:table-row>
        <table:table-row table:style-name="ro1">
          <table:table-cell office:value-type="float" office:value="1.1840361771118599" table:style-name="ce1">
            <text:p>1.184036177</text:p>
          </table:table-cell>
          <table:table-cell office:value-type="float" office:value="0.77963625986625296" table:style-name="ce1">
            <text:p>0.77963626</text:p>
          </table:table-cell>
          <table:table-cell office:value-type="float" office:value="3.0889080197248502" table:style-name="ce1">
            <text:p>3.08890802</text:p>
          </table:table-cell>
          <table:table-cell office:value-type="float" office:value="1.06448497302511" table:style-name="ce1">
            <text:p>1.064484973</text:p>
          </table:table-cell>
          <table:table-cell table:style-name="ce1"/>
          <table:table-cell office:value-type="float" office:value="0.68451390019309899" table:style-name="ce1">
            <text:p>0.6845139</text:p>
          </table:table-cell>
          <table:table-cell office:value-type="float" office:value="0.40848354981402402" table:style-name="ce1">
            <text:p>0.40848355</text:p>
          </table:table-cell>
          <table:table-cell office:value-type="float" office:value="0.89386263430610302" table:style-name="ce1">
            <text:p>0.893862634</text:p>
          </table:table-cell>
          <table:table-cell office:value-type="float" office:value="0.72348042108674404" table:style-name="ce1">
            <text:p>0.723480421</text:p>
          </table:table-cell>
          <table:table-cell table:style-name="ce1"/>
          <table:table-cell office:value-type="float" office:value="0.78814047842382495" table:style-name="ce1">
            <text:p>0.788140478</text:p>
          </table:table-cell>
          <table:table-cell office:value-type="float" office:value="1.0800252587817301" table:style-name="ce1">
            <text:p>1.080025259</text:p>
          </table:table-cell>
          <table:table-cell office:value-type="float" office:value="6.1223595140289904" table:style-name="ce1">
            <text:p>6.122359514</text:p>
          </table:table-cell>
          <table:table-cell office:value-type="float" office:value="0.84126057993730796" table:style-name="ce1">
            <text:p>0.84126058</text:p>
          </table:table-cell>
          <table:table-cell table:style-name="ce1"/>
          <table:table-cell office:value-type="float" office:value="0.27767453803157799" table:style-name="ce1">
            <text:p>0.277674538</text:p>
          </table:table-cell>
          <table:table-cell office:value-type="float" office:value="0.43276095680093501" table:style-name="ce1">
            <text:p>0.432760957</text:p>
          </table:table-cell>
          <table:table-cell office:value-type="float" office:value="0.26018899442468801" table:style-name="ce1">
            <text:p>0.260188994</text:p>
          </table:table-cell>
          <table:table-cell office:value-type="float" office:value="0.22236041798955" table:style-name="ce1">
            <text:p>0.222360418</text:p>
          </table:table-cell>
          <table:table-cell table:number-columns-repeated="16365"/>
        </table:table-row>
        <table:table-row table:style-name="ro1">
          <table:table-cell office:value-type="float" office:value="1.2779291960241299" table:style-name="ce1">
            <text:p>1.277929196</text:p>
          </table:table-cell>
          <table:table-cell office:value-type="float" office:value="0.75099212552379002" table:style-name="ce1">
            <text:p>0.750992126</text:p>
          </table:table-cell>
          <table:table-cell office:value-type="float" office:value="3.9328210918379001" table:style-name="ce1">
            <text:p>3.932821092</text:p>
          </table:table-cell>
          <table:table-cell office:value-type="float" office:value="1.5789881690705301" table:style-name="ce1">
            <text:p>1.578988169</text:p>
          </table:table-cell>
          <table:table-cell table:style-name="ce1"/>
          <table:table-cell office:value-type="float" office:value="1.02547638369621" table:style-name="ce1">
            <text:p>1.025476384</text:p>
          </table:table-cell>
          <table:table-cell office:value-type="float" office:value="0.41860625100118698" table:style-name="ce1">
            <text:p>0.418606251</text:p>
          </table:table-cell>
          <table:table-cell office:value-type="float" office:value="1.78714382041757" table:style-name="ce1">
            <text:p>1.78714382</text:p>
          </table:table-cell>
          <table:table-cell office:value-type="float" office:value="1.23429127353224" table:style-name="ce1">
            <text:p>1.234291274</text:p>
          </table:table-cell>
          <table:table-cell table:style-name="ce1"/>
          <table:table-cell office:value-type="float" office:value="0.86717687759727602" table:style-name="ce1">
            <text:p>0.867176878</text:p>
          </table:table-cell>
          <table:table-cell office:value-type="float" office:value="0.83685127825778505" table:style-name="ce1">
            <text:p>0.836851278</text:p>
          </table:table-cell>
          <table:table-cell office:value-type="float" office:value="6.7449943172740898" table:style-name="ce1">
            <text:p>6.744994317</text:p>
          </table:table-cell>
          <table:table-cell office:value-type="float" office:value="1.16224927175932" table:style-name="ce1">
            <text:p>1.162249272</text:p>
          </table:table-cell>
          <table:table-cell table:style-name="ce1"/>
          <table:table-cell office:value-type="float" office:value="0.535813842243268" table:style-name="ce1">
            <text:p>0.535813842</text:p>
          </table:table-cell>
          <table:table-cell office:value-type="float" office:value="0.25396443017332798" table:style-name="ce1">
            <text:p>0.25396443</text:p>
          </table:table-cell>
          <table:table-cell office:value-type="float" office:value="0.65533280983763897" table:style-name="ce1">
            <text:p>0.65533281</text:p>
          </table:table-cell>
          <table:table-cell office:value-type="float" office:value="0.53462632926767795" table:style-name="ce1">
            <text:p>0.534626329</text:p>
          </table:table-cell>
          <table:table-cell table:number-columns-repeated="16365"/>
        </table:table-row>
        <table:table-row table:style-name="ro1">
          <table:table-cell office:value-type="float" office:value="1.12709250727585" table:style-name="ce1">
            <text:p>1.127092507</text:p>
          </table:table-cell>
          <table:table-cell office:value-type="float" office:value="0.76360143737553199" table:style-name="ce1">
            <text:p>0.763601437</text:p>
          </table:table-cell>
          <table:table-cell office:value-type="float" office:value="3.5350705170469601" table:style-name="ce1">
            <text:p>3.535070517</text:p>
          </table:table-cell>
          <table:table-cell office:value-type="float" office:value="1.3939159100444201" table:style-name="ce1">
            <text:p>1.39391591</text:p>
          </table:table-cell>
          <table:table-cell table:style-name="ce1"/>
          <table:table-cell office:value-type="float" office:value="0.75885539567325899" table:style-name="ce1">
            <text:p>0.758855396</text:p>
          </table:table-cell>
          <table:table-cell office:value-type="float" office:value="0.39563700987527101" table:style-name="ce1">
            <text:p>0.39563701</text:p>
          </table:table-cell>
          <table:table-cell office:value-type="float" office:value="1.4413173243086499" table:style-name="ce1">
            <text:p>1.441317324</text:p>
          </table:table-cell>
          <table:table-cell office:value-type="float" office:value="1.08329148175186" table:style-name="ce1">
            <text:p>1.083291482</text:p>
          </table:table-cell>
          <table:table-cell table:style-name="ce1"/>
          <table:table-cell office:value-type="float" office:value="0.77518075510453299" table:style-name="ce1">
            <text:p>0.775180755</text:p>
          </table:table-cell>
          <table:table-cell office:value-type="float" office:value="0.84537551014697099" table:style-name="ce1">
            <text:p>0.84537551</text:p>
          </table:table-cell>
          <table:table-cell office:value-type="float" office:value="6.4068638880731896" table:style-name="ce1">
            <text:p>6.406863888</text:p>
          </table:table-cell>
          <table:table-cell office:value-type="float" office:value="1.1176398317254499" table:style-name="ce1">
            <text:p>1.117639832</text:p>
          </table:table-cell>
          <table:table-cell table:style-name="ce1"/>
          <table:table-cell office:value-type="float" office:value="0.34012345918753301" table:style-name="ce1">
            <text:p>0.340123459</text:p>
          </table:table-cell>
          <table:table-cell office:value-type="float" office:value="0.38241884096370199" table:style-name="ce1">
            <text:p>0.382418841</text:p>
          </table:table-cell>
          <table:table-cell office:value-type="float" office:value="0.51356957571580197" table:style-name="ce1">
            <text:p>0.513569576</text:p>
          </table:table-cell>
          <table:table-cell office:value-type="float" office:value="0.45635695186074399" table:style-name="ce1">
            <text:p>0.456356952</text:p>
          </table:table-cell>
          <table:table-cell table:number-columns-repeated="16365"/>
        </table:table-row>
        <table:table-row table:style-name="ro1">
          <table:table-cell office:value-type="float" office:value="0.91016239084210004" table:style-name="ce1">
            <text:p>0.910162391</text:p>
          </table:table-cell>
          <table:table-cell office:value-type="float" office:value="0.75918385577108105" table:style-name="ce1">
            <text:p>0.759183856</text:p>
          </table:table-cell>
          <table:table-cell office:value-type="float" office:value="2.1995544856714502" table:style-name="ce1">
            <text:p>2.199554486</text:p>
          </table:table-cell>
          <table:table-cell office:value-type="float" office:value="1.12257784396834" table:style-name="ce1">
            <text:p>1.122577844</text:p>
          </table:table-cell>
          <table:table-cell table:style-name="ce1"/>
          <table:table-cell office:value-type="float" office:value="0.77419978943691503" table:style-name="ce1">
            <text:p>0.774199789</text:p>
          </table:table-cell>
          <table:table-cell office:value-type="float" office:value="0.41767388336109301" table:style-name="ce1">
            <text:p>0.417673883</text:p>
          </table:table-cell>
          <table:table-cell office:value-type="float" office:value="1.1116087296532" table:style-name="ce1">
            <text:p>1.11160873</text:p>
          </table:table-cell>
          <table:table-cell office:value-type="float" office:value="0.79611820793267296" table:style-name="ce1">
            <text:p>0.796118208</text:p>
          </table:table-cell>
          <table:table-cell table:style-name="ce1"/>
          <table:table-cell office:value-type="float" office:value="0.58883080408203203" table:style-name="ce1">
            <text:p>0.588830804</text:p>
          </table:table-cell>
          <table:table-cell office:value-type="float" office:value="0.96163766417010799" table:style-name="ce1">
            <text:p>0.961637664</text:p>
          </table:table-cell>
          <table:table-cell office:value-type="float" office:value="5.3893509011834997" table:style-name="ce1">
            <text:p>5.389350901</text:p>
          </table:table-cell>
          <table:table-cell office:value-type="float" office:value="1.01230926845957" table:style-name="ce1">
            <text:p>1.012309268</text:p>
          </table:table-cell>
          <table:table-cell table:style-name="ce1"/>
          <table:table-cell office:value-type="float" office:value="0.34480308486828598" table:style-name="ce1">
            <text:p>0.344803085</text:p>
          </table:table-cell>
          <table:table-cell office:value-type="float" office:value="0.43600103120918099" table:style-name="ce1">
            <text:p>0.436001031</text:p>
          </table:table-cell>
          <table:table-cell office:value-type="float" office:value="0.37412360892913499" table:style-name="ce1">
            <text:p>0.374123609</text:p>
          </table:table-cell>
          <table:table-cell office:value-type="float" office:value="0.34053125288319103" table:style-name="ce1">
            <text:p>0.340531253</text:p>
          </table:table-cell>
          <table:table-cell table:number-columns-repeated="16365"/>
        </table:table-row>
        <table:table-row table:style-name="ro1">
          <table:table-cell office:value-type="float" office:value="0.52517088934963696" table:style-name="ce1">
            <text:p>0.525170889</text:p>
          </table:table-cell>
          <table:table-cell office:value-type="float" office:value="0.78097804400155502" table:style-name="ce1">
            <text:p>0.780978044</text:p>
          </table:table-cell>
          <table:table-cell office:value-type="float" office:value="1.15755320618698" table:style-name="ce1">
            <text:p>1.157553206</text:p>
          </table:table-cell>
          <table:table-cell office:value-type="float" office:value="1.4901251229988399" table:style-name="ce1">
            <text:p>1.490125123</text:p>
          </table:table-cell>
          <table:table-cell table:style-name="ce1"/>
          <table:table-cell office:value-type="float" office:value="0.46599060478192" table:style-name="ce1">
            <text:p>0.465990605</text:p>
          </table:table-cell>
          <table:table-cell office:value-type="float" office:value="0.44722610520813799" table:style-name="ce1">
            <text:p>0.447226105</text:p>
          </table:table-cell>
          <table:table-cell office:value-type="float" office:value="0.62756638561655598" table:style-name="ce1">
            <text:p>0.627566386</text:p>
          </table:table-cell>
          <table:table-cell office:value-type="float" office:value="0.77877270041382496" table:style-name="ce1">
            <text:p>0.7787727</text:p>
          </table:table-cell>
          <table:table-cell table:style-name="ce1"/>
          <table:table-cell office:value-type="float" office:value="0.59571169800351698" table:style-name="ce1">
            <text:p>0.595711698</text:p>
          </table:table-cell>
          <table:table-cell office:value-type="float" office:value="0.94093349215063804" table:style-name="ce1">
            <text:p>0.940933492</text:p>
          </table:table-cell>
          <table:table-cell office:value-type="float" office:value="4.5185785693873397" table:style-name="ce1">
            <text:p>4.518578569</text:p>
          </table:table-cell>
          <table:table-cell office:value-type="float" office:value="1.0655549306750001" table:style-name="ce1">
            <text:p>1.065554931</text:p>
          </table:table-cell>
          <table:table-cell table:style-name="ce1"/>
          <table:table-cell office:value-type="float" office:value="0.28267401528146102" table:style-name="ce1">
            <text:p>0.282674015</text:p>
          </table:table-cell>
          <table:table-cell office:value-type="float" office:value="0.51229351804091805" table:style-name="ce1">
            <text:p>0.512293518</text:p>
          </table:table-cell>
          <table:table-cell office:value-type="float" office:value="0.54849458367298498" table:style-name="ce1">
            <text:p>0.548494584</text:p>
          </table:table-cell>
          <table:table-cell office:value-type="float" office:value="0.393477140396918" table:style-name="ce1">
            <text:p>0.39347714</text:p>
          </table:table-cell>
          <table:table-cell table:number-columns-repeated="16365"/>
        </table:table-row>
        <table:table-row table:style-name="ro1">
          <table:table-cell office:value-type="float" office:value="0.73267079402736901" table:style-name="ce1">
            <text:p>0.732670794</text:p>
          </table:table-cell>
          <table:table-cell office:value-type="float" office:value="0.78328162449947203" table:style-name="ce1">
            <text:p>0.783281624</text:p>
          </table:table-cell>
          <table:table-cell office:value-type="float" office:value="2.8011523946772101" table:style-name="ce1">
            <text:p>2.801152395</text:p>
          </table:table-cell>
          <table:table-cell office:value-type="float" office:value="1.4020608398066201" table:style-name="ce1">
            <text:p>1.40206084</text:p>
          </table:table-cell>
          <table:table-cell table:style-name="ce1"/>
          <table:table-cell office:value-type="float" office:value="0.69159990152562201" table:style-name="ce1">
            <text:p>0.691599902</text:p>
          </table:table-cell>
          <table:table-cell office:value-type="float" office:value="0.46070062206277301" table:style-name="ce1">
            <text:p>0.460700622</text:p>
          </table:table-cell>
          <table:table-cell office:value-type="float" office:value="1.0290922674205401" table:style-name="ce1">
            <text:p>1.029092267</text:p>
          </table:table-cell>
          <table:table-cell office:value-type="float" office:value="0.80615567126718501" table:style-name="ce1">
            <text:p>0.806155671</text:p>
          </table:table-cell>
          <table:table-cell table:style-name="ce1"/>
          <table:table-cell office:value-type="float" office:value="0.64486194427986099" table:style-name="ce1">
            <text:p>0.644861944</text:p>
          </table:table-cell>
          <table:table-cell office:value-type="float" office:value="0.88228222917396604" table:style-name="ce1">
            <text:p>0.882282229</text:p>
          </table:table-cell>
          <table:table-cell office:value-type="float" office:value="6.3005072102790898" table:style-name="ce1">
            <text:p>6.30050721</text:p>
          </table:table-cell>
          <table:table-cell office:value-type="float" office:value="1.2084024343858499" table:style-name="ce1">
            <text:p>1.208402434</text:p>
          </table:table-cell>
          <table:table-cell table:style-name="ce1"/>
          <table:table-cell office:value-type="float" office:value="0.30658312475984201" table:style-name="ce1">
            <text:p>0.306583125</text:p>
          </table:table-cell>
          <table:table-cell office:value-type="float" office:value="0.50890855829408899" table:style-name="ce1">
            <text:p>0.508908558</text:p>
          </table:table-cell>
          <table:table-cell office:value-type="float" office:value="0.41049196097343299" table:style-name="ce1">
            <text:p>0.410491961</text:p>
          </table:table-cell>
          <table:table-cell office:value-type="float" office:value="0.40654673213010001" table:style-name="ce1">
            <text:p>0.406546732</text:p>
          </table:table-cell>
          <table:table-cell table:number-columns-repeated="16365"/>
        </table:table-row>
        <table:table-row table:style-name="ro1">
          <table:table-cell office:value-type="float" office:value="0.80817344022505899" table:style-name="ce1">
            <text:p>0.80817344</text:p>
          </table:table-cell>
          <table:table-cell office:value-type="float" office:value="0.79724464952631902" table:style-name="ce1">
            <text:p>0.79724465</text:p>
          </table:table-cell>
          <table:table-cell office:value-type="float" office:value="3.5726058849629001" table:style-name="ce1">
            <text:p>3.572605885</text:p>
          </table:table-cell>
          <table:table-cell office:value-type="float" office:value="1.71919303529913" table:style-name="ce1">
            <text:p>1.719193035</text:p>
          </table:table-cell>
          <table:table-cell table:style-name="ce1"/>
          <table:table-cell office:value-type="float" office:value="0.75987892627585196" table:style-name="ce1">
            <text:p>0.759878926</text:p>
          </table:table-cell>
          <table:table-cell office:value-type="float" office:value="0.402027262316351" table:style-name="ce1">
            <text:p>0.402027262</text:p>
          </table:table-cell>
          <table:table-cell office:value-type="float" office:value="1.31244976112594" table:style-name="ce1">
            <text:p>1.312449761</text:p>
          </table:table-cell>
          <table:table-cell office:value-type="float" office:value="1.168483469341" table:style-name="ce1">
            <text:p>1.168483469</text:p>
          </table:table-cell>
          <table:table-cell table:style-name="ce1"/>
          <table:table-cell office:value-type="float" office:value="0.66706045828862304" table:style-name="ce1">
            <text:p>0.667060458</text:p>
          </table:table-cell>
          <table:table-cell office:value-type="float" office:value="0.747383548308995" table:style-name="ce1">
            <text:p>0.747383548</text:p>
          </table:table-cell>
          <table:table-cell office:value-type="float" office:value="6.6804872163251003" table:style-name="ce1">
            <text:p>6.680487216</text:p>
          </table:table-cell>
          <table:table-cell office:value-type="float" office:value="1.2592699729233101" table:style-name="ce1">
            <text:p>1.259269973</text:p>
          </table:table-cell>
          <table:table-cell table:style-name="ce1"/>
          <table:table-cell office:value-type="float" office:value="0.30214756606769999" table:style-name="ce1">
            <text:p>0.302147566</text:p>
          </table:table-cell>
          <table:table-cell office:value-type="float" office:value="0.37988952296144601" table:style-name="ce1">
            <text:p>0.379889523</text:p>
          </table:table-cell>
          <table:table-cell office:value-type="float" office:value="0.43802077666056" table:style-name="ce1">
            <text:p>0.438020777</text:p>
          </table:table-cell>
          <table:table-cell office:value-type="float" office:value="0.46238554372594398" table:style-name="ce1">
            <text:p>0.462385544</text:p>
          </table:table-cell>
          <table:table-cell table:number-columns-repeated="16365"/>
        </table:table-row>
        <table:table-row table:style-name="ro1">
          <table:table-cell office:value-type="float" office:value="1.13322815794656" table:style-name="ce1">
            <text:p>1.133228158</text:p>
          </table:table-cell>
          <table:table-cell office:value-type="float" office:value="0.80906826950502198" table:style-name="ce1">
            <text:p>0.80906827</text:p>
          </table:table-cell>
          <table:table-cell office:value-type="float" office:value="4.9610159771765598" table:style-name="ce1">
            <text:p>4.961015977</text:p>
          </table:table-cell>
          <table:table-cell office:value-type="float" office:value="1.6555551438493701" table:style-name="ce1">
            <text:p>1.655555144</text:p>
          </table:table-cell>
          <table:table-cell table:style-name="ce1"/>
          <table:table-cell office:value-type="float" office:value="0.81433124365273102" table:style-name="ce1">
            <text:p>0.814331244</text:p>
          </table:table-cell>
          <table:table-cell office:value-type="float" office:value="0.434432704698688" table:style-name="ce1">
            <text:p>0.434432705</text:p>
          </table:table-cell>
          <table:table-cell office:value-type="float" office:value="1.44081262654653" table:style-name="ce1">
            <text:p>1.440812627</text:p>
          </table:table-cell>
          <table:table-cell office:value-type="float" office:value="1.10767548362919" table:style-name="ce1">
            <text:p>1.107675484</text:p>
          </table:table-cell>
          <table:table-cell table:style-name="ce1"/>
          <table:table-cell office:value-type="float" office:value="0.81639438940627196" table:style-name="ce1">
            <text:p>0.816394389</text:p>
          </table:table-cell>
          <table:table-cell office:value-type="float" office:value="0.79644515534240001" table:style-name="ce1">
            <text:p>0.796445155</text:p>
          </table:table-cell>
          <table:table-cell office:value-type="float" office:value="8.0817474100998794" table:style-name="ce1">
            <text:p>8.08174741</text:p>
          </table:table-cell>
          <table:table-cell office:value-type="float" office:value="1.23487250931407" table:style-name="ce1">
            <text:p>1.234872509</text:p>
          </table:table-cell>
          <table:table-cell table:style-name="ce1"/>
          <table:table-cell office:value-type="float" office:value="0.38193302867572398" table:style-name="ce1">
            <text:p>0.381933029</text:p>
          </table:table-cell>
          <table:table-cell office:value-type="float" office:value="0.44370831398398902" table:style-name="ce1">
            <text:p>0.443708314</text:p>
          </table:table-cell>
          <table:table-cell office:value-type="float" office:value="0.51778911777485004" table:style-name="ce1">
            <text:p>0.517789118</text:p>
          </table:table-cell>
          <table:table-cell office:value-type="float" office:value="0.48867482059405598" table:style-name="ce1">
            <text:p>0.488674821</text:p>
          </table:table-cell>
          <table:table-cell table:number-columns-repeated="16365"/>
        </table:table-row>
        <table:table-row table:style-name="ro1">
          <table:table-cell office:value-type="float" office:value="1.22416162797925" table:style-name="ce1">
            <text:p>1.224161628</text:p>
          </table:table-cell>
          <table:table-cell office:value-type="float" office:value="0.88527422339513095" table:style-name="ce1">
            <text:p>0.885274223</text:p>
          </table:table-cell>
          <table:table-cell office:value-type="float" office:value="4.8829821985277304" table:style-name="ce1">
            <text:p>4.882982199</text:p>
          </table:table-cell>
          <table:table-cell office:value-type="float" office:value="1.4684217148968" table:style-name="ce1">
            <text:p>1.468421715</text:p>
          </table:table-cell>
          <table:table-cell table:style-name="ce1"/>
          <table:table-cell office:value-type="float" office:value="0.78406386540560202" table:style-name="ce1">
            <text:p>0.784063865</text:p>
          </table:table-cell>
          <table:table-cell office:value-type="float" office:value="0.472597255630886" table:style-name="ce1">
            <text:p>0.472597256</text:p>
          </table:table-cell>
          <table:table-cell office:value-type="float" office:value="1.0197364133773701" table:style-name="ce1">
            <text:p>1.019736413</text:p>
          </table:table-cell>
          <table:table-cell office:value-type="float" office:value="1.0874604037795601" table:style-name="ce1">
            <text:p>1.087460404</text:p>
          </table:table-cell>
          <table:table-cell table:style-name="ce1"/>
          <table:table-cell office:value-type="float" office:value="0.863072894064986" table:style-name="ce1">
            <text:p>0.863072894</text:p>
          </table:table-cell>
          <table:table-cell office:value-type="float" office:value="0.62094413899247702" table:style-name="ce1">
            <text:p>0.620944139</text:p>
          </table:table-cell>
          <table:table-cell office:value-type="float" office:value="7.8249382053266201" table:style-name="ce1">
            <text:p>7.824938205</text:p>
          </table:table-cell>
          <table:table-cell office:value-type="float" office:value="0.84636221116586097" table:style-name="ce1">
            <text:p>0.846362211</text:p>
          </table:table-cell>
          <table:table-cell table:style-name="ce1"/>
          <table:table-cell office:value-type="float" office:value="0.27392240885229402" table:style-name="ce1">
            <text:p>0.273922409</text:p>
          </table:table-cell>
          <table:table-cell office:value-type="float" office:value="0.29273222685831102" table:style-name="ce1">
            <text:p>0.292732227</text:p>
          </table:table-cell>
          <table:table-cell office:value-type="float" office:value="0.38868570925289597" table:style-name="ce1">
            <text:p>0.388685709</text:p>
          </table:table-cell>
          <table:table-cell office:value-type="float" office:value="0.34859175566911099" table:style-name="ce1">
            <text:p>0.348591756</text:p>
          </table:table-cell>
          <table:table-cell table:number-columns-repeated="16365"/>
        </table:table-row>
        <table:table-row table:style-name="ro1">
          <table:table-cell office:value-type="float" office:value="1.5495609440523701" table:style-name="ce1">
            <text:p>1.549560944</text:p>
          </table:table-cell>
          <table:table-cell office:value-type="float" office:value="0.80435669548404598" table:style-name="ce1">
            <text:p>0.804356695</text:p>
          </table:table-cell>
          <table:table-cell office:value-type="float" office:value="5.5736204344723399" table:style-name="ce1">
            <text:p>5.573620434</text:p>
          </table:table-cell>
          <table:table-cell office:value-type="float" office:value="1.47263681786946" table:style-name="ce1">
            <text:p>1.472636818</text:p>
          </table:table-cell>
          <table:table-cell table:style-name="ce1"/>
          <table:table-cell office:value-type="float" office:value="0.791484322688908" table:style-name="ce1">
            <text:p>0.791484323</text:p>
          </table:table-cell>
          <table:table-cell office:value-type="float" office:value="0.42073925086244102" table:style-name="ce1">
            <text:p>0.420739251</text:p>
          </table:table-cell>
          <table:table-cell office:value-type="float" office:value="1.0758450177421699" table:style-name="ce1">
            <text:p>1.075845018</text:p>
          </table:table-cell>
          <table:table-cell office:value-type="float" office:value="1.0087684230826499" table:style-name="ce1">
            <text:p>1.008768423</text:p>
          </table:table-cell>
          <table:table-cell table:style-name="ce1"/>
          <table:table-cell office:value-type="float" office:value="1.12007296770516" table:style-name="ce1">
            <text:p>1.120072968</text:p>
          </table:table-cell>
          <table:table-cell office:value-type="float" office:value="0.85888394020135606" table:style-name="ce1">
            <text:p>0.85888394</text:p>
          </table:table-cell>
          <table:table-cell office:value-type="float" office:value="8.3597109128986293" table:style-name="ce1">
            <text:p>8.359710913</text:p>
          </table:table-cell>
          <table:table-cell office:value-type="float" office:value="0.96504736651289103" table:style-name="ce1">
            <text:p>0.965047367</text:p>
          </table:table-cell>
          <table:table-cell table:style-name="ce1"/>
          <table:table-cell office:value-type="float" office:value="0.32961256341324602" table:style-name="ce1">
            <text:p>0.329612563</text:p>
          </table:table-cell>
          <table:table-cell office:value-type="float" office:value="0.40915699419462298" table:style-name="ce1">
            <text:p>0.409156994</text:p>
          </table:table-cell>
          <table:table-cell office:value-type="float" office:value="0.30317674036518499" table:style-name="ce1">
            <text:p>0.30317674</text:p>
          </table:table-cell>
          <table:table-cell office:value-type="float" office:value="0.31836563283053498" table:style-name="ce1">
            <text:p>0.318365633</text:p>
          </table:table-cell>
          <table:table-cell table:number-columns-repeated="16365"/>
        </table:table-row>
        <table:table-row table:style-name="ro1">
          <table:table-cell office:value-type="float" office:value="1.31353367673537" table:style-name="ce1">
            <text:p>1.313533677</text:p>
          </table:table-cell>
          <table:table-cell office:value-type="float" office:value="0.82790085748986597" table:style-name="ce1">
            <text:p>0.827900857</text:p>
          </table:table-cell>
          <table:table-cell office:value-type="float" office:value="5.2869234852410099" table:style-name="ce1">
            <text:p>5.286923485</text:p>
          </table:table-cell>
          <table:table-cell office:value-type="float" office:value="1.45453395167465" table:style-name="ce1">
            <text:p>1.454533952</text:p>
          </table:table-cell>
          <table:table-cell table:style-name="ce1"/>
          <table:table-cell office:value-type="float" office:value="0.43104311825007002" table:style-name="ce1">
            <text:p>0.431043118</text:p>
          </table:table-cell>
          <table:table-cell office:value-type="float" office:value="0.56967766599279901" table:style-name="ce1">
            <text:p>0.569677666</text:p>
          </table:table-cell>
          <table:table-cell office:value-type="float" office:value="0.83637376813833197" table:style-name="ce1">
            <text:p>0.836373768</text:p>
          </table:table-cell>
          <table:table-cell office:value-type="float" office:value="1.0073514561210799" table:style-name="ce1">
            <text:p>1.007351456</text:p>
          </table:table-cell>
          <table:table-cell table:style-name="ce1"/>
          <table:table-cell office:value-type="float" office:value="0.91147693030396504" table:style-name="ce1">
            <text:p>0.91147693</text:p>
          </table:table-cell>
          <table:table-cell office:value-type="float" office:value="1.2161938553846801" table:style-name="ce1">
            <text:p>1.216193855</text:p>
          </table:table-cell>
          <table:table-cell office:value-type="float" office:value="8.1449908016442407" table:style-name="ce1">
            <text:p>8.144990802</text:p>
          </table:table-cell>
          <table:table-cell office:value-type="float" office:value="1.0594557671484599" table:style-name="ce1">
            <text:p>1.059455767</text:p>
          </table:table-cell>
          <table:table-cell table:style-name="ce1"/>
          <table:table-cell office:value-type="float" office:value="0.29650361871464098" table:style-name="ce1">
            <text:p>0.296503619</text:p>
          </table:table-cell>
          <table:table-cell office:value-type="float" office:value="0.66028693101326796" table:style-name="ce1">
            <text:p>0.660286931</text:p>
          </table:table-cell>
          <table:table-cell office:value-type="float" office:value="0.321256108700884" table:style-name="ce1">
            <text:p>0.321256109</text:p>
          </table:table-cell>
          <table:table-cell office:value-type="float" office:value="0.37897537828508399" table:style-name="ce1">
            <text:p>0.378975378</text:p>
          </table:table-cell>
          <table:table-cell table:number-columns-repeated="16365"/>
        </table:table-row>
        <table:table-row table:style-name="ro1">
          <table:table-cell office:value-type="float" office:value="0.84969957653747596" table:style-name="ce1">
            <text:p>0.849699577</text:p>
          </table:table-cell>
          <table:table-cell office:value-type="float" office:value="0.85344704544771" table:style-name="ce1">
            <text:p>0.853447045</text:p>
          </table:table-cell>
          <table:table-cell office:value-type="float" office:value="4.1549293981476998" table:style-name="ce1">
            <text:p>4.154929398</text:p>
          </table:table-cell>
          <table:table-cell office:value-type="float" office:value="1.4249942372103499" table:style-name="ce1">
            <text:p>1.424994237</text:p>
          </table:table-cell>
          <table:table-cell table:style-name="ce1"/>
          <table:table-cell office:value-type="float" office:value="0.60095861559040298" table:style-name="ce1">
            <text:p>0.600958616</text:p>
          </table:table-cell>
          <table:table-cell office:value-type="float" office:value="0.450346359553494" table:style-name="ce1">
            <text:p>0.45034636</text:p>
          </table:table-cell>
          <table:table-cell office:value-type="float" office:value="0.85054969558149796" table:style-name="ce1">
            <text:p>0.850549696</text:p>
          </table:table-cell>
          <table:table-cell office:value-type="float" office:value="0.98981837323009603" table:style-name="ce1">
            <text:p>0.989818373</text:p>
          </table:table-cell>
          <table:table-cell table:style-name="ce1"/>
          <table:table-cell office:value-type="float" office:value="0.63996478323709205" table:style-name="ce1">
            <text:p>0.639964783</text:p>
          </table:table-cell>
          <table:table-cell office:value-type="float" office:value="0.83676295128523304" table:style-name="ce1">
            <text:p>0.836762951</text:p>
          </table:table-cell>
          <table:table-cell office:value-type="float" office:value="6.9829414958785696" table:style-name="ce1">
            <text:p>6.982941496</text:p>
          </table:table-cell>
          <table:table-cell office:value-type="float" office:value="1.0228927591743" table:style-name="ce1">
            <text:p>1.022892759</text:p>
          </table:table-cell>
          <table:table-cell table:style-name="ce1"/>
          <table:table-cell office:value-type="float" office:value="0.17128491909711799" table:style-name="ce1">
            <text:p>0.171284919</text:p>
          </table:table-cell>
          <table:table-cell office:value-type="float" office:value="0.40729394965926302" table:style-name="ce1">
            <text:p>0.40729395</text:p>
          </table:table-cell>
          <table:table-cell office:value-type="float" office:value="0.51029801926095597" table:style-name="ce1">
            <text:p>0.510298019</text:p>
          </table:table-cell>
          <table:table-cell office:value-type="float" office:value="0.40363676890100603" table:style-name="ce1">
            <text:p>0.403636769</text:p>
          </table:table-cell>
          <table:table-cell table:number-columns-repeated="16365"/>
        </table:table-row>
        <table:table-row table:style-name="ro1">
          <table:table-cell office:value-type="float" office:value="1.32943532168437" table:style-name="ce1">
            <text:p>1.329435322</text:p>
          </table:table-cell>
          <table:table-cell office:value-type="float" office:value="0.84005292842486501" table:style-name="ce1">
            <text:p>0.840052928</text:p>
          </table:table-cell>
          <table:table-cell office:value-type="float" office:value="5.7717352627602097" table:style-name="ce1">
            <text:p>5.771735263</text:p>
          </table:table-cell>
          <table:table-cell office:value-type="float" office:value="1.6741812038657" table:style-name="ce1">
            <text:p>1.674181204</text:p>
          </table:table-cell>
          <table:table-cell table:style-name="ce1"/>
          <table:table-cell office:value-type="float" office:value="0.66456390412654898" table:style-name="ce1">
            <text:p>0.664563904</text:p>
          </table:table-cell>
          <table:table-cell office:value-type="float" office:value="0.49894652112093202" table:style-name="ce1">
            <text:p>0.498946521</text:p>
          </table:table-cell>
          <table:table-cell office:value-type="float" office:value="1.2025832165468999" table:style-name="ce1">
            <text:p>1.202583217</text:p>
          </table:table-cell>
          <table:table-cell office:value-type="float" office:value="1.24464386343241" table:style-name="ce1">
            <text:p>1.244643863</text:p>
          </table:table-cell>
          <table:table-cell table:style-name="ce1"/>
          <table:table-cell office:value-type="float" office:value="0.87219607015989398" table:style-name="ce1">
            <text:p>0.87219607</text:p>
          </table:table-cell>
          <table:table-cell office:value-type="float" office:value="1.14041096202868" table:style-name="ce1">
            <text:p>1.140410962</text:p>
          </table:table-cell>
          <table:table-cell office:value-type="float" office:value="8.3765565672293096" table:style-name="ce1">
            <text:p>8.376556567</text:p>
          </table:table-cell>
          <table:table-cell office:value-type="float" office:value="1.2208077896454299" table:style-name="ce1">
            <text:p>1.22080779</text:p>
          </table:table-cell>
          <table:table-cell table:style-name="ce1"/>
          <table:table-cell office:value-type="float" office:value="0.27636751247325297" table:style-name="ce1">
            <text:p>0.276367512</text:p>
          </table:table-cell>
          <table:table-cell office:value-type="float" office:value="0.53868027902641302" table:style-name="ce1">
            <text:p>0.538680279</text:p>
          </table:table-cell>
          <table:table-cell office:value-type="float" office:value="0.38894603294126001" table:style-name="ce1">
            <text:p>0.388946033</text:p>
          </table:table-cell>
          <table:table-cell office:value-type="float" office:value="0.53220326922754402" table:style-name="ce1">
            <text:p>0.532203269</text:p>
          </table:table-cell>
          <table:table-cell table:number-columns-repeated="16365"/>
        </table:table-row>
        <table:table-row table:style-name="ro1">
          <table:table-cell office:value-type="float" office:value="1.2170084602881901" table:style-name="ce1">
            <text:p>1.21700846</text:p>
          </table:table-cell>
          <table:table-cell office:value-type="float" office:value="0.83069602809376497" table:style-name="ce1">
            <text:p>0.830696028</text:p>
          </table:table-cell>
          <table:table-cell office:value-type="float" office:value="5.1733604646666498" table:style-name="ce1">
            <text:p>5.173360465</text:p>
          </table:table-cell>
          <table:table-cell office:value-type="float" office:value="1.5476177625801399" table:style-name="ce1">
            <text:p>1.547617763</text:p>
          </table:table-cell>
          <table:table-cell table:style-name="ce1"/>
          <table:table-cell office:value-type="float" office:value="0.54854759997875202" table:style-name="ce1">
            <text:p>0.5485476</text:p>
          </table:table-cell>
          <table:table-cell office:value-type="float" office:value="0.50166861908432803" table:style-name="ce1">
            <text:p>0.501668619</text:p>
          </table:table-cell>
          <table:table-cell office:value-type="float" office:value="0.805828114154028" table:style-name="ce1">
            <text:p>0.805828114</text:p>
          </table:table-cell>
          <table:table-cell office:value-type="float" office:value="1.11209756144887" table:style-name="ce1">
            <text:p>1.112097561</text:p>
          </table:table-cell>
          <table:table-cell table:style-name="ce1"/>
          <table:table-cell office:value-type="float" office:value="0.79939087351520599" table:style-name="ce1">
            <text:p>0.799390874</text:p>
          </table:table-cell>
          <table:table-cell office:value-type="float" office:value="1.27613457103954" table:style-name="ce1">
            <text:p>1.276134571</text:p>
          </table:table-cell>
          <table:table-cell office:value-type="float" office:value="7.8576936631276499" table:style-name="ce1">
            <text:p>7.857693663</text:p>
          </table:table-cell>
          <table:table-cell office:value-type="float" office:value="1.0971759258614" table:style-name="ce1">
            <text:p>1.097175926</text:p>
          </table:table-cell>
          <table:table-cell table:style-name="ce1"/>
          <table:table-cell office:value-type="float" office:value="0.19305725389481301" table:style-name="ce1">
            <text:p>0.193057254</text:p>
          </table:table-cell>
          <table:table-cell office:value-type="float" office:value="0.54713996069002602" table:style-name="ce1">
            <text:p>0.547139961</text:p>
          </table:table-cell>
          <table:table-cell office:value-type="float" office:value="0.35326761013881097" table:style-name="ce1">
            <text:p>0.35326761</text:p>
          </table:table-cell>
          <table:table-cell office:value-type="float" office:value="0.42937181514747602" table:style-name="ce1">
            <text:p>0.429371815</text:p>
          </table:table-cell>
          <table:table-cell table:number-columns-repeated="16365"/>
        </table:table-row>
        <table:table-row table:style-name="ro1">
          <table:table-cell office:value-type="float" office:value="1.73448382353029" table:style-name="ce1">
            <text:p>1.734483824</text:p>
          </table:table-cell>
          <table:table-cell office:value-type="float" office:value="0.83725487281593702" table:style-name="ce1">
            <text:p>0.837254873</text:p>
          </table:table-cell>
          <table:table-cell office:value-type="float" office:value="6.4303752862817101" table:style-name="ce1">
            <text:p>6.430375286</text:p>
          </table:table-cell>
          <table:table-cell office:value-type="float" office:value="1.46483059686377" table:style-name="ce1">
            <text:p>1.464830597</text:p>
          </table:table-cell>
          <table:table-cell table:style-name="ce1"/>
          <table:table-cell office:value-type="float" office:value="0.77405833225694298" table:style-name="ce1">
            <text:p>0.774058332</text:p>
          </table:table-cell>
          <table:table-cell office:value-type="float" office:value="0.47611077059941997" table:style-name="ce1">
            <text:p>0.476110771</text:p>
          </table:table-cell>
          <table:table-cell office:value-type="float" office:value="0.95411839897373596" table:style-name="ce1">
            <text:p>0.954118399</text:p>
          </table:table-cell>
          <table:table-cell office:value-type="float" office:value="1.0415827122328001" table:style-name="ce1">
            <text:p>1.041582712</text:p>
          </table:table-cell>
          <table:table-cell table:style-name="ce1"/>
          <table:table-cell office:value-type="float" office:value="0.65253443117683196" table:style-name="ce1">
            <text:p>0.652534431</text:p>
          </table:table-cell>
          <table:table-cell office:value-type="float" office:value="0.16996752696628101" table:style-name="ce1">
            <text:p>0.169967527</text:p>
          </table:table-cell>
          <table:table-cell office:value-type="float" office:value="1.8205390989594501" table:style-name="ce1">
            <text:p>1.820539099</text:p>
          </table:table-cell>
          <table:table-cell office:value-type="float" office:value="8.3001095362126395E-2" table:style-name="ce1">
            <text:p>0.083001095</text:p>
          </table:table-cell>
          <table:table-cell table:style-name="ce1"/>
          <table:table-cell office:value-type="float" office:value="0.23792356553223901" table:style-name="ce1">
            <text:p>0.237923566</text:p>
          </table:table-cell>
          <table:table-cell office:value-type="float" office:value="0.124403326988552" table:style-name="ce1">
            <text:p>0.124403327</text:p>
          </table:table-cell>
          <table:table-cell office:value-type="float" office:value="0.112558672512929" table:style-name="ce1">
            <text:p>0.112558673</text:p>
          </table:table-cell>
          <table:table-cell office:value-type="float" office:value="0.10735401700915299" table:style-name="ce1">
            <text:p>0.107354017</text:p>
          </table:table-cell>
          <table:table-cell table:number-columns-repeated="16365"/>
        </table:table-row>
        <table:table-row table:style-name="ro1">
          <table:table-cell office:value-type="float" office:value="2.1419131483768701" table:style-name="ce1">
            <text:p>2.141913148</text:p>
          </table:table-cell>
          <table:table-cell office:value-type="float" office:value="0.93656942858819003" table:style-name="ce1">
            <text:p>0.936569429</text:p>
          </table:table-cell>
          <table:table-cell office:value-type="float" office:value="7.3341519667480304" table:style-name="ce1">
            <text:p>7.334151967</text:p>
          </table:table-cell>
          <table:table-cell office:value-type="float" office:value="1.67931016962684" table:style-name="ce1">
            <text:p>1.67931017</text:p>
          </table:table-cell>
          <table:table-cell table:style-name="ce1"/>
          <table:table-cell office:value-type="float" office:value="0.95830772161081001" table:style-name="ce1">
            <text:p>0.958307722</text:p>
          </table:table-cell>
          <table:table-cell office:value-type="float" office:value="0.47365636823909801" table:style-name="ce1">
            <text:p>0.473656368</text:p>
          </table:table-cell>
          <table:table-cell office:value-type="float" office:value="1.0747526048891101" table:style-name="ce1">
            <text:p>1.074752605</text:p>
          </table:table-cell>
          <table:table-cell office:value-type="float" office:value="1.2370519448378501" table:style-name="ce1">
            <text:p>1.237051945</text:p>
          </table:table-cell>
          <table:table-cell table:style-name="ce1"/>
          <table:table-cell office:value-type="float" office:value="1.1300302310094099" table:style-name="ce1">
            <text:p>1.130030231</text:p>
          </table:table-cell>
          <table:table-cell office:value-type="float" office:value="0.452523522325603" table:style-name="ce1">
            <text:p>0.452523522</text:p>
          </table:table-cell>
          <table:table-cell office:value-type="float" office:value="2.8018142125983401" table:style-name="ce1">
            <text:p>2.801814213</text:p>
          </table:table-cell>
          <table:table-cell office:value-type="float" office:value="0.17486028088330999" table:style-name="ce1">
            <text:p>0.174860281</text:p>
          </table:table-cell>
          <table:table-cell table:style-name="ce1"/>
          <table:table-cell office:value-type="float" office:value="0.15585032242657301" table:style-name="ce1">
            <text:p>0.155850322</text:p>
          </table:table-cell>
          <table:table-cell office:value-type="float" office:value="0.18574127741646199" table:style-name="ce1">
            <text:p>0.185741277</text:p>
          </table:table-cell>
          <table:table-cell office:value-type="float" office:value="0.49837689428159498" table:style-name="ce1">
            <text:p>0.498376894</text:p>
          </table:table-cell>
          <table:table-cell office:value-type="float" office:value="0.57834584493147201" table:style-name="ce1">
            <text:p>0.578345845</text:p>
          </table:table-cell>
          <table:table-cell table:number-columns-repeated="16365"/>
        </table:table-row>
        <table:table-row table:style-name="ro1">
          <table:table-cell office:value-type="float" office:value="1.7900904137299001" table:style-name="ce1">
            <text:p>1.790090414</text:p>
          </table:table-cell>
          <table:table-cell office:value-type="float" office:value="0.91277753665442696" table:style-name="ce1">
            <text:p>0.912777537</text:p>
          </table:table-cell>
          <table:table-cell office:value-type="float" office:value="6.5658800544020099" table:style-name="ce1">
            <text:p>6.565880054</text:p>
          </table:table-cell>
          <table:table-cell office:value-type="float" office:value="1.25840062787608" table:style-name="ce1">
            <text:p>1.258400628</text:p>
          </table:table-cell>
          <table:table-cell table:style-name="ce1"/>
          <table:table-cell office:value-type="float" office:value="0.679659022378586" table:style-name="ce1">
            <text:p>0.679659022</text:p>
          </table:table-cell>
          <table:table-cell office:value-type="float" office:value="0.47751080697600501" table:style-name="ce1">
            <text:p>0.477510807</text:p>
          </table:table-cell>
          <table:table-cell office:value-type="float" office:value="0.85268926605324902" table:style-name="ce1">
            <text:p>0.852689266</text:p>
          </table:table-cell>
          <table:table-cell office:value-type="float" office:value="0.78862509718249796" table:style-name="ce1">
            <text:p>0.788625097</text:p>
          </table:table-cell>
          <table:table-cell table:style-name="ce1"/>
          <table:table-cell office:value-type="float" office:value="0.77815396080754495" table:style-name="ce1">
            <text:p>0.778153961</text:p>
          </table:table-cell>
          <table:table-cell office:value-type="float" office:value="0.19977161999440601" table:style-name="ce1">
            <text:p>0.19977162</text:p>
          </table:table-cell>
          <table:table-cell office:value-type="float" office:value="2.7109514256150198" table:style-name="ce1">
            <text:p>2.710951426</text:p>
          </table:table-cell>
          <table:table-cell office:value-type="float" office:value="0.38670025823512799" table:style-name="ce1">
            <text:p>0.386700258</text:p>
          </table:table-cell>
          <table:table-cell table:style-name="ce1"/>
          <table:table-cell office:value-type="float" office:value="0.24200274552379" table:style-name="ce1">
            <text:p>0.242002746</text:p>
          </table:table-cell>
          <table:table-cell office:value-type="float" office:value="0.30686732249485799" table:style-name="ce1">
            <text:p>0.306867322</text:p>
          </table:table-cell>
          <table:table-cell office:value-type="float" office:value="0.29231941641273401" table:style-name="ce1">
            <text:p>0.292319416</text:p>
          </table:table-cell>
          <table:table-cell office:value-type="float" office:value="0.18500176695843501" table:style-name="ce1">
            <text:p>0.185001767</text:p>
          </table:table-cell>
          <table:table-cell table:number-columns-repeated="16365"/>
        </table:table-row>
        <table:table-row table:style-name="ro1">
          <table:table-cell office:value-type="float" office:value="2.0713690230793498" table:style-name="ce1">
            <text:p>2.071369023</text:p>
          </table:table-cell>
          <table:table-cell office:value-type="float" office:value="0.91854775440454794" table:style-name="ce1">
            <text:p>0.918547754</text:p>
          </table:table-cell>
          <table:table-cell office:value-type="float" office:value="8.5250868639505804" table:style-name="ce1">
            <text:p>8.525086864</text:p>
          </table:table-cell>
          <table:table-cell office:value-type="float" office:value="1.72970494400343" table:style-name="ce1">
            <text:p>1.729704944</text:p>
          </table:table-cell>
          <table:table-cell table:style-name="ce1"/>
          <table:table-cell office:value-type="float" office:value="0.82386947539944699" table:style-name="ce1">
            <text:p>0.823869475</text:p>
          </table:table-cell>
          <table:table-cell office:value-type="float" office:value="0.50445754002740395" table:style-name="ce1">
            <text:p>0.50445754</text:p>
          </table:table-cell>
          <table:table-cell office:value-type="float" office:value="1.3201076011634301" table:style-name="ce1">
            <text:p>1.320107601</text:p>
          </table:table-cell>
          <table:table-cell office:value-type="float" office:value="1.2209812392224899" table:style-name="ce1">
            <text:p>1.220981239</text:p>
          </table:table-cell>
          <table:table-cell table:style-name="ce1"/>
          <table:table-cell office:value-type="float" office:value="1.0143747039461599" table:style-name="ce1">
            <text:p>1.014374704</text:p>
          </table:table-cell>
          <table:table-cell office:value-type="float" office:value="0.17342721966062799" table:style-name="ce1">
            <text:p>0.17342722</text:p>
          </table:table-cell>
          <table:table-cell office:value-type="float" office:value="3.3807193461539899" table:style-name="ce1">
            <text:p>3.380719346</text:p>
          </table:table-cell>
          <table:table-cell office:value-type="float" office:value="0.112453036892561" table:style-name="ce1">
            <text:p>0.112453037</text:p>
          </table:table-cell>
          <table:table-cell table:style-name="ce1"/>
          <table:table-cell office:value-type="float" office:value="0.42157655914613001" table:style-name="ce1">
            <text:p>0.421576559</text:p>
          </table:table-cell>
          <table:table-cell office:value-type="float" office:value="0.34378507089423699" table:style-name="ce1">
            <text:p>0.343785071</text:p>
          </table:table-cell>
          <table:table-cell office:value-type="float" office:value="0.28798410963973697" table:style-name="ce1">
            <text:p>0.28798411</text:p>
          </table:table-cell>
          <table:table-cell office:value-type="float" office:value="0.66798478253315696" table:style-name="ce1">
            <text:p>0.667984783</text:p>
          </table:table-cell>
          <table:table-cell table:number-columns-repeated="16365"/>
        </table:table-row>
        <table:table-row table:style-name="ro1">
          <table:table-cell office:value-type="float" office:value="1.95815270443057" table:style-name="ce1">
            <text:p>1.958152704</text:p>
          </table:table-cell>
          <table:table-cell office:value-type="float" office:value="0.948119045360033" table:style-name="ce1">
            <text:p>0.948119045</text:p>
          </table:table-cell>
          <table:table-cell office:value-type="float" office:value="7.3587809174123597" table:style-name="ce1">
            <text:p>7.358780917</text:p>
          </table:table-cell>
          <table:table-cell office:value-type="float" office:value="1.3188800658403399" table:style-name="ce1">
            <text:p>1.318880066</text:p>
          </table:table-cell>
          <table:table-cell table:style-name="ce1"/>
          <table:table-cell office:value-type="float" office:value="0.88535669082937896" table:style-name="ce1">
            <text:p>0.885356691</text:p>
          </table:table-cell>
          <table:table-cell office:value-type="float" office:value="0.49182041846656199" table:style-name="ce1">
            <text:p>0.491820418</text:p>
          </table:table-cell>
          <table:table-cell office:value-type="float" office:value="1.09091574319088" table:style-name="ce1">
            <text:p>1.090915743</text:p>
          </table:table-cell>
          <table:table-cell office:value-type="float" office:value="0.78485407085530501" table:style-name="ce1">
            <text:p>0.784854071</text:p>
          </table:table-cell>
          <table:table-cell table:style-name="ce1"/>
          <table:table-cell office:value-type="float" office:value="0.91921264017210902" table:style-name="ce1">
            <text:p>0.91921264</text:p>
          </table:table-cell>
          <table:table-cell office:value-type="float" office:value="0.24669463160555799" table:style-name="ce1">
            <text:p>0.246694632</text:p>
          </table:table-cell>
          <table:table-cell office:value-type="float" office:value="2.7990121368366898" table:style-name="ce1">
            <text:p>2.799012137</text:p>
          </table:table-cell>
          <table:table-cell office:value-type="float" office:value="0.346750344648874" table:style-name="ce1">
            <text:p>0.346750345</text:p>
          </table:table-cell>
          <table:table-cell table:style-name="ce1"/>
          <table:table-cell office:value-type="float" office:value="0.30790213309189601" table:style-name="ce1">
            <text:p>0.307902133</text:p>
          </table:table-cell>
          <table:table-cell office:value-type="float" office:value="0.22773456706782599" table:style-name="ce1">
            <text:p>0.227734567</text:p>
          </table:table-cell>
          <table:table-cell office:value-type="float" office:value="0.21252343493422901" table:style-name="ce1">
            <text:p>0.212523435</text:p>
          </table:table-cell>
          <table:table-cell office:value-type="float" office:value="0.494442648858061" table:style-name="ce1">
            <text:p>0.494442649</text:p>
          </table:table-cell>
          <table:table-cell table:number-columns-repeated="16365"/>
        </table:table-row>
        <table:table-row table:style-name="ro1">
          <table:table-cell office:value-type="float" office:value="2.2006066628305399" table:style-name="ce1">
            <text:p>2.200606663</text:p>
          </table:table-cell>
          <table:table-cell office:value-type="float" office:value="1.02556135318201" table:style-name="ce1">
            <text:p>1.025561353</text:p>
          </table:table-cell>
          <table:table-cell office:value-type="float" office:value="9.4100008788484804" table:style-name="ce1">
            <text:p>9.410000879</text:p>
          </table:table-cell>
          <table:table-cell office:value-type="float" office:value="1.4284700512605699" table:style-name="ce1">
            <text:p>1.428470051</text:p>
          </table:table-cell>
          <table:table-cell table:style-name="ce1"/>
          <table:table-cell office:value-type="float" office:value="0.83381433523849302" table:style-name="ce1">
            <text:p>0.833814335</text:p>
          </table:table-cell>
          <table:table-cell office:value-type="float" office:value="0.48153085569049098" table:style-name="ce1">
            <text:p>0.481530856</text:p>
          </table:table-cell>
          <table:table-cell office:value-type="float" office:value="0.92788342070545504" table:style-name="ce1">
            <text:p>0.927883421</text:p>
          </table:table-cell>
          <table:table-cell office:value-type="float" office:value="0.87953679723686895" table:style-name="ce1">
            <text:p>0.879536797</text:p>
          </table:table-cell>
          <table:table-cell table:style-name="ce1"/>
          <table:table-cell office:value-type="float" office:value="1.1572602335353299" table:style-name="ce1">
            <text:p>1.157260234</text:p>
          </table:table-cell>
          <table:table-cell office:value-type="float" office:value="0.24747694243287699" table:style-name="ce1">
            <text:p>0.247476942</text:p>
          </table:table-cell>
          <table:table-cell office:value-type="float" office:value="4.1714999410759699" table:style-name="ce1">
            <text:p>4.171499941</text:p>
          </table:table-cell>
          <table:table-cell office:value-type="float" office:value="0.28150123693749701" table:style-name="ce1">
            <text:p>0.281501237</text:p>
          </table:table-cell>
          <table:table-cell table:style-name="ce1"/>
          <table:table-cell office:value-type="float" office:value="0.39414154160190201" table:style-name="ce1">
            <text:p>0.394141542</text:p>
          </table:table-cell>
          <table:table-cell office:value-type="float" office:value="0.39919559305117902" table:style-name="ce1">
            <text:p>0.399195593</text:p>
          </table:table-cell>
          <table:table-cell office:value-type="float" office:value="0.39186853219175199" table:style-name="ce1">
            <text:p>0.391868532</text:p>
          </table:table-cell>
          <table:table-cell office:value-type="float" office:value="0.70666107579289295" table:style-name="ce1">
            <text:p>0.706661076</text:p>
          </table:table-cell>
          <table:table-cell table:number-columns-repeated="16365"/>
        </table:table-row>
        <table:table-row table:style-name="ro1">
          <table:table-cell office:value-type="float" office:value="1.8248720661447699" table:style-name="ce1">
            <text:p>1.824872066</text:p>
          </table:table-cell>
          <table:table-cell office:value-type="float" office:value="0.99689717414022005" table:style-name="ce1">
            <text:p>0.996897174</text:p>
          </table:table-cell>
          <table:table-cell office:value-type="float" office:value="8.1932240651076995" table:style-name="ce1">
            <text:p>8.193224065</text:p>
          </table:table-cell>
          <table:table-cell office:value-type="float" office:value="1.2346666642828501" table:style-name="ce1">
            <text:p>1.234666664</text:p>
          </table:table-cell>
          <table:table-cell table:style-name="ce1"/>
          <table:table-cell office:value-type="float" office:value="0.75940664012956804" table:style-name="ce1">
            <text:p>0.75940664</text:p>
          </table:table-cell>
          <table:table-cell office:value-type="float" office:value="0.53314921996694997" table:style-name="ce1">
            <text:p>0.53314922</text:p>
          </table:table-cell>
          <table:table-cell office:value-type="float" office:value="0.965272504417235" table:style-name="ce1">
            <text:p>0.965272504</text:p>
          </table:table-cell>
          <table:table-cell office:value-type="float" office:value="0.68308209164029898" table:style-name="ce1">
            <text:p>0.683082092</text:p>
          </table:table-cell>
          <table:table-cell table:style-name="ce1"/>
          <table:table-cell office:value-type="float" office:value="0.75509809906138803" table:style-name="ce1">
            <text:p>0.755098099</text:p>
          </table:table-cell>
          <table:table-cell office:value-type="float" office:value="0.13720662725990199" table:style-name="ce1">
            <text:p>0.137206627</text:p>
          </table:table-cell>
          <table:table-cell office:value-type="float" office:value="3.0752817829660701" table:style-name="ce1">
            <text:p>3.075281783</text:p>
          </table:table-cell>
          <table:table-cell office:value-type="float" office:value="0.485893639264602" table:style-name="ce1">
            <text:p>0.485893639</text:p>
          </table:table-cell>
          <table:table-cell table:style-name="ce1"/>
          <table:table-cell office:value-type="float" office:value="0.425668822715698" table:style-name="ce1">
            <text:p>0.425668823</text:p>
          </table:table-cell>
          <table:table-cell office:value-type="float" office:value="0.34303815082511901" table:style-name="ce1">
            <text:p>0.343038151</text:p>
          </table:table-cell>
          <table:table-cell office:value-type="float" office:value="0.17321898778283401" table:style-name="ce1">
            <text:p>0.173218988</text:p>
          </table:table-cell>
          <table:table-cell office:value-type="float" office:value="0.31193047627279702" table:style-name="ce1">
            <text:p>0.311930476</text:p>
          </table:table-cell>
          <table:table-cell table:number-columns-repeated="16365"/>
        </table:table-row>
        <table:table-row table:style-name="ro1">
          <table:table-cell office:value-type="float" office:value="1.74638615531025" table:style-name="ce1">
            <text:p>1.746386155</text:p>
          </table:table-cell>
          <table:table-cell office:value-type="float" office:value="1.0768505042326899" table:style-name="ce1">
            <text:p>1.076850504</text:p>
          </table:table-cell>
          <table:table-cell office:value-type="float" office:value="7.4035782877518201" table:style-name="ce1">
            <text:p>7.403578288</text:p>
          </table:table-cell>
          <table:table-cell office:value-type="float" office:value="1.76082638756541" table:style-name="ce1">
            <text:p>1.760826388</text:p>
          </table:table-cell>
          <table:table-cell table:style-name="ce1"/>
          <table:table-cell office:value-type="float" office:value="0.93918501909350705" table:style-name="ce1">
            <text:p>0.939185019</text:p>
          </table:table-cell>
          <table:table-cell office:value-type="float" office:value="0.46948327477405699" table:style-name="ce1">
            <text:p>0.469483275</text:p>
          </table:table-cell>
          <table:table-cell office:value-type="float" office:value="1.29143848632205" table:style-name="ce1">
            <text:p>1.291438486</text:p>
          </table:table-cell>
          <table:table-cell office:value-type="float" office:value="1.11573646942583" table:style-name="ce1">
            <text:p>1.115736469</text:p>
          </table:table-cell>
          <table:table-cell table:style-name="ce1"/>
          <table:table-cell office:value-type="float" office:value="0.60523289638621902" table:style-name="ce1">
            <text:p>0.605232896</text:p>
          </table:table-cell>
          <table:table-cell office:value-type="float" office:value="0.15035693073386699" table:style-name="ce1">
            <text:p>0.150356931</text:p>
          </table:table-cell>
          <table:table-cell office:value-type="float" office:value="2.0751100611981501" table:style-name="ce1">
            <text:p>2.075110061</text:p>
          </table:table-cell>
          <table:table-cell office:value-type="float" office:value="9.8716436769656205E-2" table:style-name="ce1">
            <text:p>0.098716437</text:p>
          </table:table-cell>
          <table:table-cell table:style-name="ce1"/>
          <table:table-cell office:value-type="float" office:value="0.41317921674103603" table:style-name="ce1">
            <text:p>0.413179217</text:p>
          </table:table-cell>
          <table:table-cell office:value-type="float" office:value="0.25081600301686002" table:style-name="ce1">
            <text:p>0.250816003</text:p>
          </table:table-cell>
          <table:table-cell office:value-type="float" office:value="0.17959492694196999" table:style-name="ce1">
            <text:p>0.179594927</text:p>
          </table:table-cell>
          <table:table-cell office:value-type="float" office:value="0.31614596250652699" table:style-name="ce1">
            <text:p>0.316145963</text:p>
          </table:table-cell>
          <table:table-cell table:number-columns-repeated="16365"/>
        </table:table-row>
        <table:table-row table:style-name="ro1">
          <table:table-cell office:value-type="float" office:value="1.3957080340410599" table:style-name="ce1">
            <text:p>1.395708034</text:p>
          </table:table-cell>
          <table:table-cell office:value-type="float" office:value="1.1752362181974101" table:style-name="ce1">
            <text:p>1.175236218</text:p>
          </table:table-cell>
          <table:table-cell office:value-type="float" office:value="4.9527845466330902" table:style-name="ce1">
            <text:p>4.952784547</text:p>
          </table:table-cell>
          <table:table-cell office:value-type="float" office:value="1.78850080123848" table:style-name="ce1">
            <text:p>1.788500801</text:p>
          </table:table-cell>
          <table:table-cell table:style-name="ce1"/>
          <table:table-cell office:value-type="float" office:value="0.90827634236992805" table:style-name="ce1">
            <text:p>0.908276342</text:p>
          </table:table-cell>
          <table:table-cell office:value-type="float" office:value="0.472988775261173" table:style-name="ce1">
            <text:p>0.472988775</text:p>
          </table:table-cell>
          <table:table-cell office:value-type="float" office:value="1.1855456105838" table:style-name="ce1">
            <text:p>1.185545611</text:p>
          </table:table-cell>
          <table:table-cell office:value-type="float" office:value="1.1721710240608101" table:style-name="ce1">
            <text:p>1.172171024</text:p>
          </table:table-cell>
          <table:table-cell table:style-name="ce1"/>
          <table:table-cell office:value-type="float" office:value="0.31108566132188098" table:style-name="ce1">
            <text:p>0.311085661</text:p>
          </table:table-cell>
          <table:table-cell office:value-type="float" office:value="0.15648202136643799" table:style-name="ce1">
            <text:p>0.156482021</text:p>
          </table:table-cell>
          <table:table-cell office:value-type="float" office:value="0.98178731955822196" table:style-name="ce1">
            <text:p>0.98178732</text:p>
          </table:table-cell>
          <table:table-cell office:value-type="float" office:value="5.9102072446834998E-2" table:style-name="ce1">
            <text:p>0.059102072</text:p>
          </table:table-cell>
          <table:table-cell table:style-name="ce1"/>
          <table:table-cell office:value-type="float" office:value="0.36302349373994203" table:style-name="ce1">
            <text:p>0.363023494</text:p>
          </table:table-cell>
          <table:table-cell office:value-type="float" office:value="0.25325013504427302" table:style-name="ce1">
            <text:p>0.253250135</text:p>
          </table:table-cell>
          <table:table-cell office:value-type="float" office:value="0.11062098193013099" table:style-name="ce1">
            <text:p>0.110620982</text:p>
          </table:table-cell>
          <table:table-cell office:value-type="float" office:value="0.25921767267946599" table:style-name="ce1">
            <text:p>0.259217673</text:p>
          </table:table-cell>
          <table:table-cell table:number-columns-repeated="16365"/>
        </table:table-row>
        <table:table-row table:style-name="ro1">
          <table:table-cell office:value-type="float" office:value="1.5752438540327001" table:style-name="ce1">
            <text:p>1.575243854</text:p>
          </table:table-cell>
          <table:table-cell office:value-type="float" office:value="1.1660928878802801" table:style-name="ce1">
            <text:p>1.166092888</text:p>
          </table:table-cell>
          <table:table-cell office:value-type="float" office:value="5.6779552628063001" table:style-name="ce1">
            <text:p>5.677955263</text:p>
          </table:table-cell>
          <table:table-cell office:value-type="float" office:value="1.7001469749860001" table:style-name="ce1">
            <text:p>1.700146975</text:p>
          </table:table-cell>
          <table:table-cell table:style-name="ce1"/>
          <table:table-cell office:value-type="float" office:value="0.81644517556835505" table:style-name="ce1">
            <text:p>0.816445176</text:p>
          </table:table-cell>
          <table:table-cell office:value-type="float" office:value="0.50537798588324401" table:style-name="ce1">
            <text:p>0.505377986</text:p>
          </table:table-cell>
          <table:table-cell office:value-type="float" office:value="1.0245655497630699" table:style-name="ce1">
            <text:p>1.02456555</text:p>
          </table:table-cell>
          <table:table-cell office:value-type="float" office:value="1.09995787812493" table:style-name="ce1">
            <text:p>1.099957878</text:p>
          </table:table-cell>
          <table:table-cell table:style-name="ce1"/>
          <table:table-cell office:value-type="float" office:value="0.41141375359063798" table:style-name="ce1">
            <text:p>0.411413754</text:p>
          </table:table-cell>
          <table:table-cell office:value-type="float" office:value="0.209755742204595" table:style-name="ce1">
            <text:p>0.209755742</text:p>
          </table:table-cell>
          <table:table-cell office:value-type="float" office:value="0.58871410130318302" table:style-name="ce1">
            <text:p>0.588714101</text:p>
          </table:table-cell>
          <table:table-cell office:value-type="float" office:value="6.1435869776557697E-2" table:style-name="ce1">
            <text:p>0.06143587</text:p>
          </table:table-cell>
          <table:table-cell table:style-name="ce1"/>
          <table:table-cell office:value-type="float" office:value="0.32928236158572399" table:style-name="ce1">
            <text:p>0.329282362</text:p>
          </table:table-cell>
          <table:table-cell office:value-type="float" office:value="0.28811219368565599" table:style-name="ce1">
            <text:p>0.288112194</text:p>
          </table:table-cell>
          <table:table-cell office:value-type="float" office:value="0.136721010962608" table:style-name="ce1">
            <text:p>0.136721011</text:p>
          </table:table-cell>
          <table:table-cell office:value-type="float" office:value="0.33110717338400403" table:style-name="ce1">
            <text:p>0.331107173</text:p>
          </table:table-cell>
          <table:table-cell table:number-columns-repeated="16365"/>
        </table:table-row>
        <table:table-row table:style-name="ro1">
          <table:table-cell office:value-type="float" office:value="1.3965174377718299" table:style-name="ce1">
            <text:p>1.396517438</text:p>
          </table:table-cell>
          <table:table-cell office:value-type="float" office:value="1.1440011037198199" table:style-name="ce1">
            <text:p>1.144001104</text:p>
          </table:table-cell>
          <table:table-cell office:value-type="float" office:value="4.3242507194516602" table:style-name="ce1">
            <text:p>4.324250719</text:p>
          </table:table-cell>
          <table:table-cell office:value-type="float" office:value="1.9388806840317501" table:style-name="ce1">
            <text:p>1.938880684</text:p>
          </table:table-cell>
          <table:table-cell table:style-name="ce1"/>
          <table:table-cell office:value-type="float" office:value="0.97473215012650205" table:style-name="ce1">
            <text:p>0.97473215</text:p>
          </table:table-cell>
          <table:table-cell office:value-type="float" office:value="0.48123912562451299" table:style-name="ce1">
            <text:p>0.481239126</text:p>
          </table:table-cell>
          <table:table-cell office:value-type="float" office:value="1.30227213063559" table:style-name="ce1">
            <text:p>1.302272131</text:p>
          </table:table-cell>
          <table:table-cell office:value-type="float" office:value="1.2765498708236001" table:style-name="ce1">
            <text:p>1.276549871</text:p>
          </table:table-cell>
          <table:table-cell table:style-name="ce1"/>
          <table:table-cell office:value-type="float" office:value="0.31722972781367598" table:style-name="ce1">
            <text:p>0.317229728</text:p>
          </table:table-cell>
          <table:table-cell office:value-type="float" office:value="0.163754594181833" table:style-name="ce1">
            <text:p>0.163754594</text:p>
          </table:table-cell>
          <table:table-cell office:value-type="float" office:value="1.37715899588096" table:style-name="ce1">
            <text:p>1.377158996</text:p>
          </table:table-cell>
          <table:table-cell office:value-type="float" office:value="0.228477065716058" table:style-name="ce1">
            <text:p>0.228477066</text:p>
          </table:table-cell>
          <table:table-cell table:style-name="ce1"/>
          <table:table-cell office:value-type="float" office:value="0.39501686569404498" table:style-name="ce1">
            <text:p>0.395016866</text:p>
          </table:table-cell>
          <table:table-cell office:value-type="float" office:value="0.24145439191563101" table:style-name="ce1">
            <text:p>0.241454392</text:p>
          </table:table-cell>
          <table:table-cell office:value-type="float" office:value="0.22876428506906901" table:style-name="ce1">
            <text:p>0.228764285</text:p>
          </table:table-cell>
          <table:table-cell office:value-type="float" office:value="0.176347989917676" table:style-name="ce1">
            <text:p>0.17634799</text:p>
          </table:table-cell>
          <table:table-cell table:number-columns-repeated="16365"/>
        </table:table-row>
        <table:table-row table:style-name="ro1">
          <table:table-cell office:value-type="float" office:value="1.47559467343424" table:style-name="ce1">
            <text:p>1.475594673</text:p>
          </table:table-cell>
          <table:table-cell office:value-type="float" office:value="1.1508147195306799" table:style-name="ce1">
            <text:p>1.15081472</text:p>
          </table:table-cell>
          <table:table-cell office:value-type="float" office:value="4.4859024474179297" table:style-name="ce1">
            <text:p>4.485902447</text:p>
          </table:table-cell>
          <table:table-cell office:value-type="float" office:value="1.97422692934348" table:style-name="ce1">
            <text:p>1.974226929</text:p>
          </table:table-cell>
          <table:table-cell table:style-name="ce1"/>
          <table:table-cell office:value-type="float" office:value="1.0856954347727601" table:style-name="ce1">
            <text:p>1.085695435</text:p>
          </table:table-cell>
          <table:table-cell office:value-type="float" office:value="0.484412299713669" table:style-name="ce1">
            <text:p>0.4844123</text:p>
          </table:table-cell>
          <table:table-cell office:value-type="float" office:value="1.3721045780388701" table:style-name="ce1">
            <text:p>1.372104578</text:p>
          </table:table-cell>
          <table:table-cell office:value-type="float" office:value="1.27482946077714" table:style-name="ce1">
            <text:p>1.274829461</text:p>
          </table:table-cell>
          <table:table-cell table:style-name="ce1"/>
          <table:table-cell office:value-type="float" office:value="0.36220671885188399" table:style-name="ce1">
            <text:p>0.362206719</text:p>
          </table:table-cell>
          <table:table-cell office:value-type="float" office:value="0.15256840865267801" table:style-name="ce1">
            <text:p>0.152568409</text:p>
          </table:table-cell>
          <table:table-cell office:value-type="float" office:value="1.1781968483865799" table:style-name="ce1">
            <text:p>1.178196848</text:p>
          </table:table-cell>
          <table:table-cell office:value-type="float" office:value="0.31057911897088603" table:style-name="ce1">
            <text:p>0.310579119</text:p>
          </table:table-cell>
          <table:table-cell table:style-name="ce1"/>
          <table:table-cell office:value-type="float" office:value="0.491124508716065" table:style-name="ce1">
            <text:p>0.491124509</text:p>
          </table:table-cell>
          <table:table-cell office:value-type="float" office:value="0.252821276392454" table:style-name="ce1">
            <text:p>0.252821276</text:p>
          </table:table-cell>
          <table:table-cell office:value-type="float" office:value="0.246764693737862" table:style-name="ce1">
            <text:p>0.246764694</text:p>
          </table:table-cell>
          <table:table-cell office:value-type="float" office:value="0.19104759043765099" table:style-name="ce1">
            <text:p>0.19104759</text:p>
          </table:table-cell>
          <table:table-cell table:number-columns-repeated="16365"/>
        </table:table-row>
        <table:table-row table:style-name="ro1">
          <table:table-cell office:value-type="float" office:value="1.1055420014900199" table:style-name="ce1">
            <text:p>1.105542001</text:p>
          </table:table-cell>
          <table:table-cell office:value-type="float" office:value="1.0630110263347099" table:style-name="ce1">
            <text:p>1.063011026</text:p>
          </table:table-cell>
          <table:table-cell office:value-type="float" office:value="3.3422304572005301" table:style-name="ce1">
            <text:p>3.342230457</text:p>
          </table:table-cell>
          <table:table-cell office:value-type="float" office:value="1.5731381364033199" table:style-name="ce1">
            <text:p>1.573138136</text:p>
          </table:table-cell>
          <table:table-cell table:style-name="ce1"/>
          <table:table-cell office:value-type="float" office:value="0.71023487506711602" table:style-name="ce1">
            <text:p>0.710234875</text:p>
          </table:table-cell>
          <table:table-cell office:value-type="float" office:value="0.66849460201927002" table:style-name="ce1">
            <text:p>0.668494602</text:p>
          </table:table-cell>
          <table:table-cell office:value-type="float" office:value="1.0906189046633801" table:style-name="ce1">
            <text:p>1.090618905</text:p>
          </table:table-cell>
          <table:table-cell office:value-type="float" office:value="0.98546723583761098" table:style-name="ce1">
            <text:p>0.985467236</text:p>
          </table:table-cell>
          <table:table-cell table:style-name="ce1"/>
          <table:table-cell office:value-type="float" office:value="0.68098019419798395" table:style-name="ce1">
            <text:p>0.680980194</text:p>
          </table:table-cell>
          <table:table-cell office:value-type="float" office:value="0.42451798362929399" table:style-name="ce1">
            <text:p>0.424517984</text:p>
          </table:table-cell>
          <table:table-cell office:value-type="float" office:value="2.3128068371767001" table:style-name="ce1">
            <text:p>2.312806837</text:p>
          </table:table-cell>
          <table:table-cell office:value-type="float" office:value="0.10820574367604401" table:style-name="ce1">
            <text:p>0.108205744</text:p>
          </table:table-cell>
          <table:table-cell table:style-name="ce1"/>
          <table:table-cell office:value-type="float" office:value="0.43831727745087801" table:style-name="ce1">
            <text:p>0.438317277</text:p>
          </table:table-cell>
          <table:table-cell office:value-type="float" office:value="0.50805640221840098" table:style-name="ce1">
            <text:p>0.508056402</text:p>
          </table:table-cell>
          <table:table-cell office:value-type="float" office:value="7.7759831827724002E-2" table:style-name="ce1">
            <text:p>0.077759832</text:p>
          </table:table-cell>
          <table:table-cell office:value-type="float" office:value="0.44776840361553699" table:style-name="ce1">
            <text:p>0.447768404</text:p>
          </table:table-cell>
          <table:table-cell table:number-columns-repeated="16365"/>
        </table:table-row>
        <table:table-row table:style-name="ro1">
          <table:table-cell office:value-type="float" office:value="1.18777707952189" table:style-name="ce1">
            <text:p>1.18777708</text:p>
          </table:table-cell>
          <table:table-cell office:value-type="float" office:value="1.1160089975291101" table:style-name="ce1">
            <text:p>1.116008998</text:p>
          </table:table-cell>
          <table:table-cell office:value-type="float" office:value="4.0572002387331603" table:style-name="ce1">
            <text:p>4.057200239</text:p>
          </table:table-cell>
          <table:table-cell office:value-type="float" office:value="1.6222190804290699" table:style-name="ce1">
            <text:p>1.62221908</text:p>
          </table:table-cell>
          <table:table-cell table:style-name="ce1"/>
          <table:table-cell office:value-type="float" office:value="0.72340570822192996" table:style-name="ce1">
            <text:p>0.723405708</text:p>
          </table:table-cell>
          <table:table-cell office:value-type="float" office:value="0.59700555968788804" table:style-name="ce1">
            <text:p>0.59700556</text:p>
          </table:table-cell>
          <table:table-cell office:value-type="float" office:value="1.18720542266073" table:style-name="ce1">
            <text:p>1.187205423</text:p>
          </table:table-cell>
          <table:table-cell office:value-type="float" office:value="1.0040401149454801" table:style-name="ce1">
            <text:p>1.004040115</text:p>
          </table:table-cell>
          <table:table-cell table:style-name="ce1"/>
          <table:table-cell office:value-type="float" office:value="0.40558945111740402" table:style-name="ce1">
            <text:p>0.405589451</text:p>
          </table:table-cell>
          <table:table-cell office:value-type="float" office:value="0.382968390015062" table:style-name="ce1">
            <text:p>0.38296839</text:p>
          </table:table-cell>
          <table:table-cell office:value-type="float" office:value="1.55586620674114" table:style-name="ce1">
            <text:p>1.555866207</text:p>
          </table:table-cell>
          <table:table-cell office:value-type="float" office:value="0.15769378005172899" table:style-name="ce1">
            <text:p>0.15769378</text:p>
          </table:table-cell>
          <table:table-cell table:style-name="ce1"/>
          <table:table-cell office:value-type="float" office:value="0.44718836107760301" table:style-name="ce1">
            <text:p>0.447188361</text:p>
          </table:table-cell>
          <table:table-cell office:value-type="float" office:value="0.40913087016746003" table:style-name="ce1">
            <text:p>0.40913087</text:p>
          </table:table-cell>
          <table:table-cell office:value-type="float" office:value="8.0885278200027499E-2" table:style-name="ce1">
            <text:p>0.080885278</text:p>
          </table:table-cell>
          <table:table-cell office:value-type="float" office:value="0.42902955728349801" table:style-name="ce1">
            <text:p>0.429029557</text:p>
          </table:table-cell>
          <table:table-cell table:number-columns-repeated="16365"/>
        </table:table-row>
        <table:table-row table:style-name="ro1">
          <table:table-cell office:value-type="float" office:value="1.4594412931465" table:style-name="ce1">
            <text:p>1.459441293</text:p>
          </table:table-cell>
          <table:table-cell office:value-type="float" office:value="1.30014338286381" table:style-name="ce1">
            <text:p>1.300143383</text:p>
          </table:table-cell>
          <table:table-cell office:value-type="float" office:value="4.2976363225160599" table:style-name="ce1">
            <text:p>4.297636323</text:p>
          </table:table-cell>
          <table:table-cell office:value-type="float" office:value="1.8750241756541901" table:style-name="ce1">
            <text:p>1.875024176</text:p>
          </table:table-cell>
          <table:table-cell table:style-name="ce1"/>
          <table:table-cell office:value-type="float" office:value="0.92000679249741701" table:style-name="ce1">
            <text:p>0.920006792</text:p>
          </table:table-cell>
          <table:table-cell office:value-type="float" office:value="0.52226129800922405" table:style-name="ce1">
            <text:p>0.522261298</text:p>
          </table:table-cell>
          <table:table-cell office:value-type="float" office:value="1.2101245523930499" table:style-name="ce1">
            <text:p>1.210124552</text:p>
          </table:table-cell>
          <table:table-cell office:value-type="float" office:value="1.2431660172497301" table:style-name="ce1">
            <text:p>1.243166017</text:p>
          </table:table-cell>
          <table:table-cell table:style-name="ce1"/>
          <table:table-cell office:value-type="float" office:value="0.36783155910571302" table:style-name="ce1">
            <text:p>0.367831559</text:p>
          </table:table-cell>
          <table:table-cell office:value-type="float" office:value="0.17696689828288101" table:style-name="ce1">
            <text:p>0.176966898</text:p>
          </table:table-cell>
          <table:table-cell office:value-type="float" office:value="1.2377771184363999" table:style-name="ce1">
            <text:p>1.237777118</text:p>
          </table:table-cell>
          <table:table-cell office:value-type="float" office:value="0.38275454652191498" table:style-name="ce1">
            <text:p>0.382754547</text:p>
          </table:table-cell>
          <table:table-cell table:style-name="ce1"/>
          <table:table-cell office:value-type="float" office:value="0.390958693188383" table:style-name="ce1">
            <text:p>0.390958693</text:p>
          </table:table-cell>
          <table:table-cell office:value-type="float" office:value="0.287638734193288" table:style-name="ce1">
            <text:p>0.287638734</text:p>
          </table:table-cell>
          <table:table-cell office:value-type="float" office:value="0.154573421651194" table:style-name="ce1">
            <text:p>0.154573422</text:p>
          </table:table-cell>
          <table:table-cell office:value-type="float" office:value="0.30271459213423002" table:style-name="ce1">
            <text:p>0.302714592</text:p>
          </table:table-cell>
          <table:table-cell table:number-columns-repeated="16365"/>
        </table:table-row>
        <table:table-row table:style-name="ro1">
          <table:table-cell office:value-type="float" office:value="1.1837643239289799" table:style-name="ce1">
            <text:p>1.183764324</text:p>
          </table:table-cell>
          <table:table-cell office:value-type="float" office:value="1.1828323761774" table:style-name="ce1">
            <text:p>1.182832376</text:p>
          </table:table-cell>
          <table:table-cell office:value-type="float" office:value="2.9372916768050699" table:style-name="ce1">
            <text:p>2.937291677</text:p>
          </table:table-cell>
          <table:table-cell office:value-type="float" office:value="1.93757656103829" table:style-name="ce1">
            <text:p>1.937576561</text:p>
          </table:table-cell>
          <table:table-cell table:style-name="ce1"/>
          <table:table-cell office:value-type="float" office:value="0.68052364354220396" table:style-name="ce1">
            <text:p>0.680523644</text:p>
          </table:table-cell>
          <table:table-cell office:value-type="float" office:value="0.55921472364298797" table:style-name="ce1">
            <text:p>0.559214724</text:p>
          </table:table-cell>
          <table:table-cell office:value-type="float" office:value="1.0246130279844201" table:style-name="ce1">
            <text:p>1.024613028</text:p>
          </table:table-cell>
          <table:table-cell office:value-type="float" office:value="1.28374712282659" table:style-name="ce1">
            <text:p>1.283747123</text:p>
          </table:table-cell>
          <table:table-cell table:style-name="ce1"/>
          <table:table-cell office:value-type="float" office:value="1.26737352013844" table:style-name="ce1">
            <text:p>1.26737352</text:p>
          </table:table-cell>
          <table:table-cell office:value-type="float" office:value="0.299767721510806" table:style-name="ce1">
            <text:p>0.299767722</text:p>
          </table:table-cell>
          <table:table-cell office:value-type="float" office:value="4.8003071860469904" table:style-name="ce1">
            <text:p>4.800307186</text:p>
          </table:table-cell>
          <table:table-cell office:value-type="float" office:value="0.27968608567967501" table:style-name="ce1">
            <text:p>0.279686086</text:p>
          </table:table-cell>
          <table:table-cell table:style-name="ce1"/>
          <table:table-cell office:value-type="float" office:value="0.31914349268637598" table:style-name="ce1">
            <text:p>0.319143493</text:p>
          </table:table-cell>
          <table:table-cell office:value-type="float" office:value="0.35587502998513398" table:style-name="ce1">
            <text:p>0.35587503</text:p>
          </table:table-cell>
          <table:table-cell office:value-type="float" office:value="0.13053312973303399" table:style-name="ce1">
            <text:p>0.13053313</text:p>
          </table:table-cell>
          <table:table-cell office:value-type="float" office:value="0.19737676167818" table:style-name="ce1">
            <text:p>0.197376762</text:p>
          </table:table-cell>
          <table:table-cell table:number-columns-repeated="16365"/>
        </table:table-row>
        <table:table-row table:style-name="ro1">
          <table:table-cell office:value-type="float" office:value="1.1098906150385" table:style-name="ce1">
            <text:p>1.109890615</text:p>
          </table:table-cell>
          <table:table-cell office:value-type="float" office:value="1.1685503665710699" table:style-name="ce1">
            <text:p>1.168550367</text:p>
          </table:table-cell>
          <table:table-cell office:value-type="float" office:value="2.3655741367543701" table:style-name="ce1">
            <text:p>2.365574137</text:p>
          </table:table-cell>
          <table:table-cell office:value-type="float" office:value="1.6609545163878201" table:style-name="ce1">
            <text:p>1.660954516</text:p>
          </table:table-cell>
          <table:table-cell table:style-name="ce1"/>
          <table:table-cell office:value-type="float" office:value="0.65313633105300195" table:style-name="ce1">
            <text:p>0.653136331</text:p>
          </table:table-cell>
          <table:table-cell office:value-type="float" office:value="0.60949467750601805" table:style-name="ce1">
            <text:p>0.609494678</text:p>
          </table:table-cell>
          <table:table-cell office:value-type="float" office:value="0.96370687813099498" table:style-name="ce1">
            <text:p>0.963706878</text:p>
          </table:table-cell>
          <table:table-cell office:value-type="float" office:value="0.98699434333760105" table:style-name="ce1">
            <text:p>0.986994343</text:p>
          </table:table-cell>
          <table:table-cell table:style-name="ce1"/>
          <table:table-cell office:value-type="float" office:value="0.78867284387832004" table:style-name="ce1">
            <text:p>0.788672844</text:p>
          </table:table-cell>
          <table:table-cell office:value-type="float" office:value="0.360941935498029" table:style-name="ce1">
            <text:p>0.360941935</text:p>
          </table:table-cell>
          <table:table-cell office:value-type="float" office:value="3.6598725219285999" table:style-name="ce1">
            <text:p>3.659872522</text:p>
          </table:table-cell>
          <table:table-cell office:value-type="float" office:value="0.15153288973513901" table:style-name="ce1">
            <text:p>0.15153289</text:p>
          </table:table-cell>
          <table:table-cell table:style-name="ce1"/>
          <table:table-cell office:value-type="float" office:value="0.34081874251081101" table:style-name="ce1">
            <text:p>0.340818743</text:p>
          </table:table-cell>
          <table:table-cell office:value-type="float" office:value="0.40688180630906201" table:style-name="ce1">
            <text:p>0.406881806</text:p>
          </table:table-cell>
          <table:table-cell office:value-type="float" office:value="0.503651690911878" table:style-name="ce1">
            <text:p>0.503651691</text:p>
          </table:table-cell>
          <table:table-cell office:value-type="float" office:value="0.44826661745399099" table:style-name="ce1">
            <text:p>0.448266617</text:p>
          </table:table-cell>
          <table:table-cell table:number-columns-repeated="16365"/>
        </table:table-row>
        <table:table-row table:style-name="ro1">
          <table:table-cell office:value-type="float" office:value="1.37102271518319" table:style-name="ce1">
            <text:p>1.371022715</text:p>
          </table:table-cell>
          <table:table-cell office:value-type="float" office:value="1.2977363123836201" table:style-name="ce1">
            <text:p>1.297736312</text:p>
          </table:table-cell>
          <table:table-cell office:value-type="float" office:value="3.1951487510986998" table:style-name="ce1">
            <text:p>3.195148751</text:p>
          </table:table-cell>
          <table:table-cell office:value-type="float" office:value="2.0725588129485302" table:style-name="ce1">
            <text:p>2.072558813</text:p>
          </table:table-cell>
          <table:table-cell table:style-name="ce1"/>
          <table:table-cell office:value-type="float" office:value="0.69134137589329303" table:style-name="ce1">
            <text:p>0.691341376</text:p>
          </table:table-cell>
          <table:table-cell office:value-type="float" office:value="0.527403039347216" table:style-name="ce1">
            <text:p>0.527403039</text:p>
          </table:table-cell>
          <table:table-cell office:value-type="float" office:value="1.0920637856904001" table:style-name="ce1">
            <text:p>1.092063786</text:p>
          </table:table-cell>
          <table:table-cell office:value-type="float" office:value="1.4323819030613101" table:style-name="ce1">
            <text:p>1.432381903</text:p>
          </table:table-cell>
          <table:table-cell table:style-name="ce1"/>
          <table:table-cell office:value-type="float" office:value="0.49528895057717098" table:style-name="ce1">
            <text:p>0.495288951</text:p>
          </table:table-cell>
          <table:table-cell office:value-type="float" office:value="0.233786781212144" table:style-name="ce1">
            <text:p>0.233786781</text:p>
          </table:table-cell>
          <table:table-cell office:value-type="float" office:value="2.8945555655634299" table:style-name="ce1">
            <text:p>2.894555566</text:p>
          </table:table-cell>
          <table:table-cell office:value-type="float" office:value="0.408841286675934" table:style-name="ce1">
            <text:p>0.408841287</text:p>
          </table:table-cell>
          <table:table-cell table:style-name="ce1"/>
          <table:table-cell office:value-type="float" office:value="0.25320785813117702" table:style-name="ce1">
            <text:p>0.253207858</text:p>
          </table:table-cell>
          <table:table-cell office:value-type="float" office:value="0.295138580171322" table:style-name="ce1">
            <text:p>0.29513858</text:p>
          </table:table-cell>
          <table:table-cell office:value-type="float" office:value="0.18111040232659001" table:style-name="ce1">
            <text:p>0.181110402</text:p>
          </table:table-cell>
          <table:table-cell office:value-type="float" office:value="9.5553552377189696E-2" table:style-name="ce1">
            <text:p>0.095553552</text:p>
          </table:table-cell>
          <table:table-cell table:number-columns-repeated="16365"/>
        </table:table-row>
        <table:table-row table:style-name="ro1">
          <table:table-cell office:value-type="float" office:value="1.69919890983583" table:style-name="ce1">
            <text:p>1.69919891</text:p>
          </table:table-cell>
          <table:table-cell office:value-type="float" office:value="1.1874769461160299" table:style-name="ce1">
            <text:p>1.187476946</text:p>
          </table:table-cell>
          <table:table-cell office:value-type="float" office:value="4.3118670552992002" table:style-name="ce1">
            <text:p>4.311867055</text:p>
          </table:table-cell>
          <table:table-cell office:value-type="float" office:value="1.72152251826838" table:style-name="ce1">
            <text:p>1.721522518</text:p>
          </table:table-cell>
          <table:table-cell table:style-name="ce1"/>
          <table:table-cell office:value-type="float" office:value="0.74301518720545101" table:style-name="ce1">
            <text:p>0.743015187</text:p>
          </table:table-cell>
          <table:table-cell office:value-type="float" office:value="0.56631634704251399" table:style-name="ce1">
            <text:p>0.566316347</text:p>
          </table:table-cell>
          <table:table-cell office:value-type="float" office:value="0.817870372785928" table:style-name="ce1">
            <text:p>0.817870373</text:p>
          </table:table-cell>
          <table:table-cell office:value-type="float" office:value="0.99962568129115104" table:style-name="ce1">
            <text:p>0.999625681</text:p>
          </table:table-cell>
          <table:table-cell table:style-name="ce1"/>
          <table:table-cell office:value-type="float" office:value="0.56234708093969399" table:style-name="ce1">
            <text:p>0.562347081</text:p>
          </table:table-cell>
          <table:table-cell office:value-type="float" office:value="0.47553754397290598" table:style-name="ce1">
            <text:p>0.475537544</text:p>
          </table:table-cell>
          <table:table-cell office:value-type="float" office:value="1.1415625138230501" table:style-name="ce1">
            <text:p>1.141562514</text:p>
          </table:table-cell>
          <table:table-cell office:value-type="float" office:value="0.23094347390495901" table:style-name="ce1">
            <text:p>0.230943474</text:p>
          </table:table-cell>
          <table:table-cell table:style-name="ce1"/>
          <table:table-cell office:value-type="float" office:value="0.328412179434728" table:style-name="ce1">
            <text:p>0.328412179</text:p>
          </table:table-cell>
          <table:table-cell office:value-type="float" office:value="0.35091461906439803" table:style-name="ce1">
            <text:p>0.350914619</text:p>
          </table:table-cell>
          <table:table-cell office:value-type="float" office:value="0.40912596077369601" table:style-name="ce1">
            <text:p>0.409125961</text:p>
          </table:table-cell>
          <table:table-cell office:value-type="float" office:value="0.43586142808317802" table:style-name="ce1">
            <text:p>0.435861428</text:p>
          </table:table-cell>
          <table:table-cell table:number-columns-repeated="16365"/>
        </table:table-row>
        <table:table-row table:style-name="ro1">
          <table:table-cell office:value-type="float" office:value="1.1617027200988499" table:style-name="ce1">
            <text:p>1.16170272</text:p>
          </table:table-cell>
          <table:table-cell office:value-type="float" office:value="1.2723264645852701" table:style-name="ce1">
            <text:p>1.272326465</text:p>
          </table:table-cell>
          <table:table-cell office:value-type="float" office:value="3.5629975916945802" table:style-name="ce1">
            <text:p>3.562997592</text:p>
          </table:table-cell>
          <table:table-cell office:value-type="float" office:value="1.91723471935129" table:style-name="ce1">
            <text:p>1.917234719</text:p>
          </table:table-cell>
          <table:table-cell table:style-name="ce1"/>
          <table:table-cell office:value-type="float" office:value="0.348438228721281" table:style-name="ce1">
            <text:p>0.348438229</text:p>
          </table:table-cell>
          <table:table-cell office:value-type="float" office:value="0.61830289715153197" table:style-name="ce1">
            <text:p>0.618302897</text:p>
          </table:table-cell>
          <table:table-cell office:value-type="float" office:value="0.75011303277224195" table:style-name="ce1">
            <text:p>0.750113033</text:p>
          </table:table-cell>
          <table:table-cell office:value-type="float" office:value="1.23735552301962" table:style-name="ce1">
            <text:p>1.237355523</text:p>
          </table:table-cell>
          <table:table-cell table:style-name="ce1"/>
          <table:table-cell office:value-type="float" office:value="0.70907112998051702" table:style-name="ce1">
            <text:p>0.70907113</text:p>
          </table:table-cell>
          <table:table-cell office:value-type="float" office:value="0.33340956251425302" table:style-name="ce1">
            <text:p>0.333409563</text:p>
          </table:table-cell>
          <table:table-cell office:value-type="float" office:value="2.9287432502669701" table:style-name="ce1">
            <text:p>2.92874325</text:p>
          </table:table-cell>
          <table:table-cell office:value-type="float" office:value="0.18897022379168499" table:style-name="ce1">
            <text:p>0.188970224</text:p>
          </table:table-cell>
          <table:table-cell table:style-name="ce1"/>
          <table:table-cell office:value-type="float" office:value="0.46394082211722798" table:style-name="ce1">
            <text:p>0.463940822</text:p>
          </table:table-cell>
          <table:table-cell office:value-type="float" office:value="0.42081586642383001" table:style-name="ce1">
            <text:p>0.420815866</text:p>
          </table:table-cell>
          <table:table-cell office:value-type="float" office:value="0.61916119433950201" table:style-name="ce1">
            <text:p>0.619161194</text:p>
          </table:table-cell>
          <table:table-cell office:value-type="float" office:value="0.21675486781124201" table:style-name="ce1">
            <text:p>0.216754868</text:p>
          </table:table-cell>
          <table:table-cell table:number-columns-repeated="16365"/>
        </table:table-row>
        <table:table-row table:style-name="ro1">
          <table:table-cell office:value-type="float" office:value="1.7206604319001599" table:style-name="ce1">
            <text:p>1.720660432</text:p>
          </table:table-cell>
          <table:table-cell office:value-type="float" office:value="1.5720525463402799" table:style-name="ce1">
            <text:p>1.572052546</text:p>
          </table:table-cell>
          <table:table-cell office:value-type="float" office:value="6.5170546563046603" table:style-name="ce1">
            <text:p>6.517054656</text:p>
          </table:table-cell>
          <table:table-cell office:value-type="float" office:value="2.0418769075349501" table:style-name="ce1">
            <text:p>2.041876908</text:p>
          </table:table-cell>
          <table:table-cell table:style-name="ce1"/>
          <table:table-cell office:value-type="float" office:value="0.69247734775470404" table:style-name="ce1">
            <text:p>0.692477348</text:p>
          </table:table-cell>
          <table:table-cell office:value-type="float" office:value="0.57360448737347103" table:style-name="ce1">
            <text:p>0.573604487</text:p>
          </table:table-cell>
          <table:table-cell office:value-type="float" office:value="1.3059716167673101" table:style-name="ce1">
            <text:p>1.305971617</text:p>
          </table:table-cell>
          <table:table-cell office:value-type="float" office:value="1.43743621591694" table:style-name="ce1">
            <text:p>1.437436216</text:p>
          </table:table-cell>
          <table:table-cell table:style-name="ce1"/>
          <table:table-cell office:value-type="float" office:value="0.53163081942696899" table:style-name="ce1">
            <text:p>0.531630819</text:p>
          </table:table-cell>
          <table:table-cell office:value-type="float" office:value="0.29161520382822698" table:style-name="ce1">
            <text:p>0.291615204</text:p>
          </table:table-cell>
          <table:table-cell office:value-type="float" office:value="1.61887235648759" table:style-name="ce1">
            <text:p>1.618872356</text:p>
          </table:table-cell>
          <table:table-cell office:value-type="float" office:value="0.38151258196348398" table:style-name="ce1">
            <text:p>0.381512582</text:p>
          </table:table-cell>
          <table:table-cell table:style-name="ce1"/>
          <table:table-cell office:value-type="float" office:value="0.37890491139723897" table:style-name="ce1">
            <text:p>0.378904911</text:p>
          </table:table-cell>
          <table:table-cell office:value-type="float" office:value="0.336625058266318" table:style-name="ce1">
            <text:p>0.336625058</text:p>
          </table:table-cell>
          <table:table-cell office:value-type="float" office:value="0.19481740847194801" table:style-name="ce1">
            <text:p>0.194817408</text:p>
          </table:table-cell>
          <table:table-cell office:value-type="float" office:value="8.2450265317023E-2" table:style-name="ce1">
            <text:p>0.082450265</text:p>
          </table:table-cell>
          <table:table-cell table:number-columns-repeated="16365"/>
        </table:table-row>
        <table:table-row table:style-name="ro1">
          <table:table-cell office:value-type="float" office:value="1.3372552945932401" table:style-name="ce1">
            <text:p>1.337255295</text:p>
          </table:table-cell>
          <table:table-cell office:value-type="float" office:value="1.5921715717920599" table:style-name="ce1">
            <text:p>1.592171572</text:p>
          </table:table-cell>
          <table:table-cell office:value-type="float" office:value="4.64514833559591" table:style-name="ce1">
            <text:p>4.645148336</text:p>
          </table:table-cell>
          <table:table-cell office:value-type="float" office:value="2.1442124989983098" table:style-name="ce1">
            <text:p>2.144212499</text:p>
          </table:table-cell>
          <table:table-cell table:style-name="ce1"/>
          <table:table-cell office:value-type="float" office:value="0.80226403050976902" table:style-name="ce1">
            <text:p>0.802264031</text:p>
          </table:table-cell>
          <table:table-cell office:value-type="float" office:value="0.57515337229310004" table:style-name="ce1">
            <text:p>0.575153372</text:p>
          </table:table-cell>
          <table:table-cell office:value-type="float" office:value="1.24047359694668" table:style-name="ce1">
            <text:p>1.240473597</text:p>
          </table:table-cell>
          <table:table-cell office:value-type="float" office:value="1.53721542471013" table:style-name="ce1">
            <text:p>1.537215425</text:p>
          </table:table-cell>
          <table:table-cell table:style-name="ce1"/>
          <table:table-cell office:value-type="float" office:value="0.36836712020786" table:style-name="ce1">
            <text:p>0.36836712</text:p>
          </table:table-cell>
          <table:table-cell office:value-type="float" office:value="0.32521369096296898" table:style-name="ce1">
            <text:p>0.325213691</text:p>
          </table:table-cell>
          <table:table-cell office:value-type="float" office:value="1.3384283158627901" table:style-name="ce1">
            <text:p>1.338428316</text:p>
          </table:table-cell>
          <table:table-cell office:value-type="float" office:value="0.440024229125559" table:style-name="ce1">
            <text:p>0.440024229</text:p>
          </table:table-cell>
          <table:table-cell table:style-name="ce1"/>
          <table:table-cell office:value-type="float" office:value="0.30712133608009301" table:style-name="ce1">
            <text:p>0.307121336</text:p>
          </table:table-cell>
          <table:table-cell office:value-type="float" office:value="0.33951536151845901" table:style-name="ce1">
            <text:p>0.339515362</text:p>
          </table:table-cell>
          <table:table-cell office:value-type="float" office:value="0.16308305345458801" table:style-name="ce1">
            <text:p>0.163083053</text:p>
          </table:table-cell>
          <table:table-cell office:value-type="float" office:value="0.10266118489148" table:style-name="ce1">
            <text:p>0.102661185</text:p>
          </table:table-cell>
          <table:table-cell table:number-columns-repeated="16365"/>
        </table:table-row>
        <table:table-row table:style-name="ro1">
          <table:table-cell office:value-type="float" office:value="1.6450987941342801" table:style-name="ce1">
            <text:p>1.645098794</text:p>
          </table:table-cell>
          <table:table-cell office:value-type="float" office:value="1.64094976223919" table:style-name="ce1">
            <text:p>1.640949762</text:p>
          </table:table-cell>
          <table:table-cell office:value-type="float" office:value="5.7085649459274004" table:style-name="ce1">
            <text:p>5.708564946</text:p>
          </table:table-cell>
          <table:table-cell office:value-type="float" office:value="2.0992474389747402" table:style-name="ce1">
            <text:p>2.099247439</text:p>
          </table:table-cell>
          <table:table-cell table:style-name="ce1"/>
          <table:table-cell office:value-type="float" office:value="0.92277846856005696" table:style-name="ce1">
            <text:p>0.922778469</text:p>
          </table:table-cell>
          <table:table-cell office:value-type="float" office:value="0.57533970659615696" table:style-name="ce1">
            <text:p>0.575339707</text:p>
          </table:table-cell>
          <table:table-cell office:value-type="float" office:value="1.24372718539978" table:style-name="ce1">
            <text:p>1.243727185</text:p>
          </table:table-cell>
          <table:table-cell office:value-type="float" office:value="1.4881193115029101" table:style-name="ce1">
            <text:p>1.488119312</text:p>
          </table:table-cell>
          <table:table-cell table:style-name="ce1"/>
          <table:table-cell office:value-type="float" office:value="0.53570143115032298" table:style-name="ce1">
            <text:p>0.535701431</text:p>
          </table:table-cell>
          <table:table-cell office:value-type="float" office:value="0.34942693207137399" table:style-name="ce1">
            <text:p>0.349426932</text:p>
          </table:table-cell>
          <table:table-cell office:value-type="float" office:value="1.33557427956291" table:style-name="ce1">
            <text:p>1.33557428</text:p>
          </table:table-cell>
          <table:table-cell office:value-type="float" office:value="0.41880093320446898" table:style-name="ce1">
            <text:p>0.418800933</text:p>
          </table:table-cell>
          <table:table-cell table:style-name="ce1"/>
          <table:table-cell office:value-type="float" office:value="0.37254968019625201" table:style-name="ce1">
            <text:p>0.37254968</text:p>
          </table:table-cell>
          <table:table-cell office:value-type="float" office:value="0.33657874822373302" table:style-name="ce1">
            <text:p>0.336578748</text:p>
          </table:table-cell>
          <table:table-cell office:value-type="float" office:value="0.129435152927213" table:style-name="ce1">
            <text:p>0.129435153</text:p>
          </table:table-cell>
          <table:table-cell office:value-type="float" office:value="5.3215793981735697E-2" table:style-name="ce1">
            <text:p>0.053215794</text:p>
          </table:table-cell>
          <table:table-cell table:number-columns-repeated="16365"/>
        </table:table-row>
        <table:table-row table:style-name="ro1">
          <table:table-cell office:value-type="float" office:value="1.10948972112818" table:style-name="ce1">
            <text:p>1.109489721</text:p>
          </table:table-cell>
          <table:table-cell office:value-type="float" office:value="1.4206378871403" table:style-name="ce1">
            <text:p>1.420637887</text:p>
          </table:table-cell>
          <table:table-cell office:value-type="float" office:value="5.3196550983923601" table:style-name="ce1">
            <text:p>5.319655098</text:p>
          </table:table-cell>
          <table:table-cell office:value-type="float" office:value="1.7621140653157199" table:style-name="ce1">
            <text:p>1.762114065</text:p>
          </table:table-cell>
          <table:table-cell table:style-name="ce1"/>
          <table:table-cell office:value-type="float" office:value="0.71704762655486798" table:style-name="ce1">
            <text:p>0.717047627</text:p>
          </table:table-cell>
          <table:table-cell office:value-type="float" office:value="0.63125225435263299" table:style-name="ce1">
            <text:p>0.631252254</text:p>
          </table:table-cell>
          <table:table-cell office:value-type="float" office:value="1.09989641607077" table:style-name="ce1">
            <text:p>1.099896416</text:p>
          </table:table-cell>
          <table:table-cell office:value-type="float" office:value="1.1188904031406" table:style-name="ce1">
            <text:p>1.118890403</text:p>
          </table:table-cell>
          <table:table-cell table:style-name="ce1"/>
          <table:table-cell office:value-type="float" office:value="0.63365122239407801" table:style-name="ce1">
            <text:p>0.633651222</text:p>
          </table:table-cell>
          <table:table-cell office:value-type="float" office:value="0.32769768865435001" table:style-name="ce1">
            <text:p>0.327697689</text:p>
          </table:table-cell>
          <table:table-cell office:value-type="float" office:value="1.3458419101488399" table:style-name="ce1">
            <text:p>1.34584191</text:p>
          </table:table-cell>
          <table:table-cell office:value-type="float" office:value="0.33811807607698502" table:style-name="ce1">
            <text:p>0.338118076</text:p>
          </table:table-cell>
          <table:table-cell table:style-name="ce1"/>
          <table:table-cell office:value-type="float" office:value="0.404923420052623" table:style-name="ce1">
            <text:p>0.40492342</text:p>
          </table:table-cell>
          <table:table-cell office:value-type="float" office:value="0.42361110692623499" table:style-name="ce1">
            <text:p>0.423611107</text:p>
          </table:table-cell>
          <table:table-cell office:value-type="float" office:value="0.23177504504180199" table:style-name="ce1">
            <text:p>0.231775045</text:p>
          </table:table-cell>
          <table:table-cell office:value-type="float" office:value="0.31560019627987301" table:style-name="ce1">
            <text:p>0.315600196</text:p>
          </table:table-cell>
          <table:table-cell table:number-columns-repeated="16365"/>
        </table:table-row>
        <table:table-row table:style-name="ro1">
          <table:table-cell office:value-type="float" office:value="1.5475341432546501" table:style-name="ce1">
            <text:p>1.547534143</text:p>
          </table:table-cell>
          <table:table-cell office:value-type="float" office:value="1.34420495671891" table:style-name="ce1">
            <text:p>1.344204957</text:p>
          </table:table-cell>
          <table:table-cell office:value-type="float" office:value="7.8707722163590299" table:style-name="ce1">
            <text:p>7.870772216</text:p>
          </table:table-cell>
          <table:table-cell office:value-type="float" office:value="1.9893728399266" table:style-name="ce1">
            <text:p>1.98937284</text:p>
          </table:table-cell>
          <table:table-cell table:style-name="ce1"/>
          <table:table-cell office:value-type="float" office:value="0.71195496914463097" table:style-name="ce1">
            <text:p>0.711954969</text:p>
          </table:table-cell>
          <table:table-cell office:value-type="float" office:value="0.758170434906978" table:style-name="ce1">
            <text:p>0.758170435</text:p>
          </table:table-cell>
          <table:table-cell office:value-type="float" office:value="1.1899096720532201" table:style-name="ce1">
            <text:p>1.189909672</text:p>
          </table:table-cell>
          <table:table-cell office:value-type="float" office:value="1.3721035125894001" table:style-name="ce1">
            <text:p>1.372103513</text:p>
          </table:table-cell>
          <table:table-cell table:style-name="ce1"/>
          <table:table-cell office:value-type="float" office:value="0.43899280156661802" table:style-name="ce1">
            <text:p>0.438992802</text:p>
          </table:table-cell>
          <table:table-cell office:value-type="float" office:value="0.55847260936087995" table:style-name="ce1">
            <text:p>0.558472609</text:p>
          </table:table-cell>
          <table:table-cell office:value-type="float" office:value="3.1197876712019901" table:style-name="ce1">
            <text:p>3.119787671</text:p>
          </table:table-cell>
          <table:table-cell office:value-type="float" office:value="0.57670344246360805" table:style-name="ce1">
            <text:p>0.576703442</text:p>
          </table:table-cell>
          <table:table-cell table:style-name="ce1"/>
          <table:table-cell office:value-type="float" office:value="0.45663688832078397" table:style-name="ce1">
            <text:p>0.456636888</text:p>
          </table:table-cell>
          <table:table-cell office:value-type="float" office:value="0.59481144592045498" table:style-name="ce1">
            <text:p>0.594811446</text:p>
          </table:table-cell>
          <table:table-cell office:value-type="float" office:value="6.6114788942366595E-2" table:style-name="ce1">
            <text:p>0.066114789</text:p>
          </table:table-cell>
          <table:table-cell office:value-type="float" office:value="0.205702253584888" table:style-name="ce1">
            <text:p>0.205702254</text:p>
          </table:table-cell>
          <table:table-cell table:number-columns-repeated="16365"/>
        </table:table-row>
        <table:table-row table:style-name="ro1">
          <table:table-cell office:value-type="float" office:value="1.21984372246984" table:style-name="ce1">
            <text:p>1.219843722</text:p>
          </table:table-cell>
          <table:table-cell office:value-type="float" office:value="1.3104408128095599" table:style-name="ce1">
            <text:p>1.310440813</text:p>
          </table:table-cell>
          <table:table-cell office:value-type="float" office:value="6.1799268604746302" table:style-name="ce1">
            <text:p>6.17992686</text:p>
          </table:table-cell>
          <table:table-cell office:value-type="float" office:value="1.68077234554514" table:style-name="ce1">
            <text:p>1.680772346</text:p>
          </table:table-cell>
          <table:table-cell table:style-name="ce1"/>
          <table:table-cell office:value-type="float" office:value="0.60966044308674405" table:style-name="ce1">
            <text:p>0.609660443</text:p>
          </table:table-cell>
          <table:table-cell office:value-type="float" office:value="0.69480333830687901" table:style-name="ce1">
            <text:p>0.694803338</text:p>
          </table:table-cell>
          <table:table-cell office:value-type="float" office:value="0.96350780525744495" table:style-name="ce1">
            <text:p>0.963507805</text:p>
          </table:table-cell>
          <table:table-cell office:value-type="float" office:value="1.06051524020391" table:style-name="ce1">
            <text:p>1.06051524</text:p>
          </table:table-cell>
          <table:table-cell table:style-name="ce1"/>
          <table:table-cell office:value-type="float" office:value="0.105974891551219" table:style-name="ce1">
            <text:p>0.105974892</text:p>
          </table:table-cell>
          <table:table-cell office:value-type="float" office:value="0.49069642901876198" table:style-name="ce1">
            <text:p>0.490696429</text:p>
          </table:table-cell>
          <table:table-cell office:value-type="float" office:value="1.24593741763274" table:style-name="ce1">
            <text:p>1.245937418</text:p>
          </table:table-cell>
          <table:table-cell office:value-type="float" office:value="0.40171291095589501" table:style-name="ce1">
            <text:p>0.401712911</text:p>
          </table:table-cell>
          <table:table-cell table:style-name="ce1"/>
          <table:table-cell office:value-type="float" office:value="0.43298517392210101" table:style-name="ce1">
            <text:p>0.432985174</text:p>
          </table:table-cell>
          <table:table-cell office:value-type="float" office:value="0.51354395716752599" table:style-name="ce1">
            <text:p>0.513543957</text:p>
          </table:table-cell>
          <table:table-cell office:value-type="float" office:value="0.40895928034642898" table:style-name="ce1">
            <text:p>0.40895928</text:p>
          </table:table-cell>
          <table:table-cell office:value-type="float" office:value="0.37372872178139899" table:style-name="ce1">
            <text:p>0.373728722</text:p>
          </table:table-cell>
          <table:table-cell table:number-columns-repeated="16365"/>
        </table:table-row>
        <table:table-row table:style-name="ro1">
          <table:table-cell office:value-type="float" office:value="1.0158765586716401" table:style-name="ce1">
            <text:p>1.015876559</text:p>
          </table:table-cell>
          <table:table-cell office:value-type="float" office:value="1.22958398535761" table:style-name="ce1">
            <text:p>1.229583985</text:p>
          </table:table-cell>
          <table:table-cell office:value-type="float" office:value="2.4108753532892302" table:style-name="ce1">
            <text:p>2.410875353</text:p>
          </table:table-cell>
          <table:table-cell office:value-type="float" office:value="1.47896471170054" table:style-name="ce1">
            <text:p>1.478964712</text:p>
          </table:table-cell>
          <table:table-cell table:style-name="ce1"/>
          <table:table-cell office:value-type="float" office:value="0.85656587615200197" table:style-name="ce1">
            <text:p>0.856565876</text:p>
          </table:table-cell>
          <table:table-cell office:value-type="float" office:value="0.622713695864341" table:style-name="ce1">
            <text:p>0.622713696</text:p>
          </table:table-cell>
          <table:table-cell office:value-type="float" office:value="0.89034698513680699" table:style-name="ce1">
            <text:p>0.890346985</text:p>
          </table:table-cell>
          <table:table-cell office:value-type="float" office:value="0.87889570450148802" table:style-name="ce1">
            <text:p>0.878895705</text:p>
          </table:table-cell>
          <table:table-cell table:style-name="ce1"/>
          <table:table-cell office:value-type="float" office:value="1.11496558037449" table:style-name="ce1">
            <text:p>1.11496558</text:p>
          </table:table-cell>
          <table:table-cell office:value-type="float" office:value="0.54634257449747603" table:style-name="ce1">
            <text:p>0.546342574</text:p>
          </table:table-cell>
          <table:table-cell office:value-type="float" office:value="4.0619895930706198" table:style-name="ce1">
            <text:p>4.061989593</text:p>
          </table:table-cell>
          <table:table-cell office:value-type="float" office:value="0.18465118371271599" table:style-name="ce1">
            <text:p>0.184651184</text:p>
          </table:table-cell>
          <table:table-cell table:style-name="ce1"/>
          <table:table-cell office:value-type="float" office:value="0.37814613437525302" table:style-name="ce1">
            <text:p>0.378146134</text:p>
          </table:table-cell>
          <table:table-cell office:value-type="float" office:value="0.42900259535200902" table:style-name="ce1">
            <text:p>0.429002595</text:p>
          </table:table-cell>
          <table:table-cell office:value-type="float" office:value="0.66774250461009299" table:style-name="ce1">
            <text:p>0.667742505</text:p>
          </table:table-cell>
          <table:table-cell office:value-type="float" office:value="0.61416369339355903" table:style-name="ce1">
            <text:p>0.614163693</text:p>
          </table:table-cell>
          <table:table-cell table:number-columns-repeated="16365"/>
        </table:table-row>
        <table:table-row table:style-name="ro1">
          <table:table-cell office:value-type="float" office:value="1.3175532855707399" table:style-name="ce1">
            <text:p>1.317553286</text:p>
          </table:table-cell>
          <table:table-cell office:value-type="float" office:value="1.24832025191313" table:style-name="ce1">
            <text:p>1.248320252</text:p>
          </table:table-cell>
          <table:table-cell office:value-type="float" office:value="6.9599642148931498" table:style-name="ce1">
            <text:p>6.959964215</text:p>
          </table:table-cell>
          <table:table-cell office:value-type="float" office:value="2.0468110531991299" table:style-name="ce1">
            <text:p>2.046811053</text:p>
          </table:table-cell>
          <table:table-cell table:style-name="ce1"/>
          <table:table-cell office:value-type="float" office:value="1.11729547965536" table:style-name="ce1">
            <text:p>1.11729548</text:p>
          </table:table-cell>
          <table:table-cell office:value-type="float" office:value="0.836223078937255" table:style-name="ce1">
            <text:p>0.836223079</text:p>
          </table:table-cell>
          <table:table-cell office:value-type="float" office:value="1.5315206665057199" table:style-name="ce1">
            <text:p>1.531520667</text:p>
          </table:table-cell>
          <table:table-cell office:value-type="float" office:value="1.5272066008911001" table:style-name="ce1">
            <text:p>1.527206601</text:p>
          </table:table-cell>
          <table:table-cell table:style-name="ce1"/>
          <table:table-cell office:value-type="float" office:value="0.14232572524465101" table:style-name="ce1">
            <text:p>0.142325725</text:p>
          </table:table-cell>
          <table:table-cell office:value-type="float" office:value="0.35794281899566199" table:style-name="ce1">
            <text:p>0.357942819</text:p>
          </table:table-cell>
          <table:table-cell office:value-type="float" office:value="1.4680687385329501" table:style-name="ce1">
            <text:p>1.468068739</text:p>
          </table:table-cell>
          <table:table-cell office:value-type="float" office:value="0.63387120318930901" table:style-name="ce1">
            <text:p>0.633871203</text:p>
          </table:table-cell>
          <table:table-cell table:style-name="ce1"/>
          <table:table-cell office:value-type="float" office:value="0.63833153221182004" table:style-name="ce1">
            <text:p>0.638331532</text:p>
          </table:table-cell>
          <table:table-cell office:value-type="float" office:value="0.68349552579654105" table:style-name="ce1">
            <text:p>0.683495526</text:p>
          </table:table-cell>
          <table:table-cell office:value-type="float" office:value="0.40495952651478401" table:style-name="ce1">
            <text:p>0.404959527</text:p>
          </table:table-cell>
          <table:table-cell office:value-type="float" office:value="0.13771790488789901" table:style-name="ce1">
            <text:p>0.137717905</text:p>
          </table:table-cell>
          <table:table-cell table:number-columns-repeated="16365"/>
        </table:table-row>
        <table:table-row table:style-name="ro1">
          <table:table-cell office:value-type="float" office:value="1.58417148326201" table:style-name="ce1">
            <text:p>1.584171483</text:p>
          </table:table-cell>
          <table:table-cell office:value-type="float" office:value="1.3714826146535799" table:style-name="ce1">
            <text:p>1.371482615</text:p>
          </table:table-cell>
          <table:table-cell office:value-type="float" office:value="6.0368774378037502" table:style-name="ce1">
            <text:p>6.036877438</text:p>
          </table:table-cell>
          <table:table-cell office:value-type="float" office:value="2.0663938978537" table:style-name="ce1">
            <text:p>2.066393898</text:p>
          </table:table-cell>
          <table:table-cell table:style-name="ce1"/>
          <table:table-cell office:value-type="float" office:value="1.06975537154404" table:style-name="ce1">
            <text:p>1.069755372</text:p>
          </table:table-cell>
          <table:table-cell office:value-type="float" office:value="0.70729059442959796" table:style-name="ce1">
            <text:p>0.707290594</text:p>
          </table:table-cell>
          <table:table-cell office:value-type="float" office:value="1.5633591115918899" table:style-name="ce1">
            <text:p>1.563359112</text:p>
          </table:table-cell>
          <table:table-cell office:value-type="float" office:value="1.69661682735603" table:style-name="ce1">
            <text:p>1.696616827</text:p>
          </table:table-cell>
          <table:table-cell table:style-name="ce1"/>
          <table:table-cell office:value-type="float" office:value="0.52545635463982399" table:style-name="ce1">
            <text:p>0.525456355</text:p>
          </table:table-cell>
          <table:table-cell office:value-type="float" office:value="0.62878732050500896" table:style-name="ce1">
            <text:p>0.628787321</text:p>
          </table:table-cell>
          <table:table-cell office:value-type="float" office:value="2.4006937994940301" table:style-name="ce1">
            <text:p>2.400693799</text:p>
          </table:table-cell>
          <table:table-cell office:value-type="float" office:value="0.59653785668208803" table:style-name="ce1">
            <text:p>0.596537857</text:p>
          </table:table-cell>
          <table:table-cell table:style-name="ce1"/>
          <table:table-cell office:value-type="float" office:value="0.56524605308381404" table:style-name="ce1">
            <text:p>0.565246053</text:p>
          </table:table-cell>
          <table:table-cell office:value-type="float" office:value="0.49921505129827898" table:style-name="ce1">
            <text:p>0.499215051</text:p>
          </table:table-cell>
          <table:table-cell office:value-type="float" office:value="0.43638726629590702" table:style-name="ce1">
            <text:p>0.436387266</text:p>
          </table:table-cell>
          <table:table-cell office:value-type="float" office:value="0.26135749723462598" table:style-name="ce1">
            <text:p>0.261357497</text:p>
          </table:table-cell>
          <table:table-cell table:number-columns-repeated="16365"/>
        </table:table-row>
        <table:table-row table:style-name="ro1">
          <table:table-cell office:value-type="float" office:value="0.99302389245506795" table:style-name="ce1">
            <text:p>0.993023892</text:p>
          </table:table-cell>
          <table:table-cell office:value-type="float" office:value="1.32694913020206" table:style-name="ce1">
            <text:p>1.32694913</text:p>
          </table:table-cell>
          <table:table-cell office:value-type="float" office:value="3.0721879744765999" table:style-name="ce1">
            <text:p>3.072187974</text:p>
          </table:table-cell>
          <table:table-cell office:value-type="float" office:value="2.3063094482113802" table:style-name="ce1">
            <text:p>2.306309448</text:p>
          </table:table-cell>
          <table:table-cell table:style-name="ce1"/>
          <table:table-cell office:value-type="float" office:value="1.0785388397225399" table:style-name="ce1">
            <text:p>1.07853884</text:p>
          </table:table-cell>
          <table:table-cell office:value-type="float" office:value="0.69210259025840004" table:style-name="ce1">
            <text:p>0.69210259</text:p>
          </table:table-cell>
          <table:table-cell office:value-type="float" office:value="1.3925335333375799" table:style-name="ce1">
            <text:p>1.392533533</text:p>
          </table:table-cell>
          <table:table-cell office:value-type="float" office:value="1.5417022284211399" table:style-name="ce1">
            <text:p>1.541702228</text:p>
          </table:table-cell>
          <table:table-cell table:style-name="ce1"/>
          <table:table-cell office:value-type="float" office:value="1.5895648377309499" table:style-name="ce1">
            <text:p>1.589564838</text:p>
          </table:table-cell>
          <table:table-cell office:value-type="float" office:value="0.47911874167582802" table:style-name="ce1">
            <text:p>0.479118742</text:p>
          </table:table-cell>
          <table:table-cell office:value-type="float" office:value="5.7102148533882398" table:style-name="ce1">
            <text:p>5.710214853</text:p>
          </table:table-cell>
          <table:table-cell office:value-type="float" office:value="0.47084890071583901" table:style-name="ce1">
            <text:p>0.470848901</text:p>
          </table:table-cell>
          <table:table-cell table:style-name="ce1"/>
          <table:table-cell office:value-type="float" office:value="0.545856405621861" table:style-name="ce1">
            <text:p>0.545856406</text:p>
          </table:table-cell>
          <table:table-cell office:value-type="float" office:value="0.48174869617787403" table:style-name="ce1">
            <text:p>0.481748696</text:p>
          </table:table-cell>
          <table:table-cell office:value-type="float" office:value="0.28030522744765501" table:style-name="ce1">
            <text:p>0.280305227</text:p>
          </table:table-cell>
          <table:table-cell office:value-type="float" office:value="0.106314083450485" table:style-name="ce1">
            <text:p>0.106314083</text:p>
          </table:table-cell>
          <table:table-cell table:number-columns-repeated="16365"/>
        </table:table-row>
        <table:table-row table:style-name="ro1">
          <table:table-cell office:value-type="float" office:value="1.07856540348069" table:style-name="ce1">
            <text:p>1.078565403</text:p>
          </table:table-cell>
          <table:table-cell office:value-type="float" office:value="1.2487947947223501" table:style-name="ce1">
            <text:p>1.248794795</text:p>
          </table:table-cell>
          <table:table-cell office:value-type="float" office:value="3.0928928701798002" table:style-name="ce1">
            <text:p>3.09289287</text:p>
          </table:table-cell>
          <table:table-cell office:value-type="float" office:value="2.2743650629900598" table:style-name="ce1">
            <text:p>2.274365063</text:p>
          </table:table-cell>
          <table:table-cell table:style-name="ce1"/>
          <table:table-cell office:value-type="float" office:value="1.0327243067641101" table:style-name="ce1">
            <text:p>1.032724307</text:p>
          </table:table-cell>
          <table:table-cell office:value-type="float" office:value="0.75119058851229004" table:style-name="ce1">
            <text:p>0.751190589</text:p>
          </table:table-cell>
          <table:table-cell office:value-type="float" office:value="1.3790509829456199" table:style-name="ce1">
            <text:p>1.379050983</text:p>
          </table:table-cell>
          <table:table-cell office:value-type="float" office:value="1.47450446542238" table:style-name="ce1">
            <text:p>1.474504465</text:p>
          </table:table-cell>
          <table:table-cell table:style-name="ce1"/>
          <table:table-cell office:value-type="float" office:value="1.68674535081788" table:style-name="ce1">
            <text:p>1.686745351</text:p>
          </table:table-cell>
          <table:table-cell office:value-type="float" office:value="0.39807626204062202" table:style-name="ce1">
            <text:p>0.398076262</text:p>
          </table:table-cell>
          <table:table-cell office:value-type="float" office:value="5.3629699651344698" table:style-name="ce1">
            <text:p>5.362969965</text:p>
          </table:table-cell>
          <table:table-cell office:value-type="float" office:value="0.38369594386128902" table:style-name="ce1">
            <text:p>0.383695944</text:p>
          </table:table-cell>
          <table:table-cell table:style-name="ce1"/>
          <table:table-cell office:value-type="float" office:value="0.56426499094886695" table:style-name="ce1">
            <text:p>0.564264991</text:p>
          </table:table-cell>
          <table:table-cell office:value-type="float" office:value="0.560439626506118" table:style-name="ce1">
            <text:p>0.560439627</text:p>
          </table:table-cell>
          <table:table-cell office:value-type="float" office:value="0.25461240166958399" table:style-name="ce1">
            <text:p>0.254612402</text:p>
          </table:table-cell>
          <table:table-cell office:value-type="float" office:value="0.15932157513655601" table:style-name="ce1">
            <text:p>0.159321575</text:p>
          </table:table-cell>
          <table:table-cell table:number-columns-repeated="16365"/>
        </table:table-row>
        <table:table-row table:style-name="ro1">
          <table:table-cell office:value-type="float" office:value="0.78063865716886105" table:style-name="ce1">
            <text:p>0.780638657</text:p>
          </table:table-cell>
          <table:table-cell office:value-type="float" office:value="1.3080548208727201" table:style-name="ce1">
            <text:p>1.308054821</text:p>
          </table:table-cell>
          <table:table-cell office:value-type="float" office:value="2.0902751831809998" table:style-name="ce1">
            <text:p>2.090275183</text:p>
          </table:table-cell>
          <table:table-cell office:value-type="float" office:value="2.1290688788519101" table:style-name="ce1">
            <text:p>2.129068879</text:p>
          </table:table-cell>
          <table:table-cell table:style-name="ce1"/>
          <table:table-cell office:value-type="float" office:value="1.3872673618106399" table:style-name="ce1">
            <text:p>1.387267362</text:p>
          </table:table-cell>
          <table:table-cell office:value-type="float" office:value="0.73013181822207396" table:style-name="ce1">
            <text:p>0.730131818</text:p>
          </table:table-cell>
          <table:table-cell office:value-type="float" office:value="1.6429081031164401" table:style-name="ce1">
            <text:p>1.642908103</text:p>
          </table:table-cell>
          <table:table-cell office:value-type="float" office:value="1.4051685619688701" table:style-name="ce1">
            <text:p>1.405168562</text:p>
          </table:table-cell>
          <table:table-cell table:style-name="ce1"/>
          <table:table-cell office:value-type="float" office:value="0.707951159011179" table:style-name="ce1">
            <text:p>0.707951159</text:p>
          </table:table-cell>
          <table:table-cell office:value-type="float" office:value="0.49792253812624998" table:style-name="ce1">
            <text:p>0.497922538</text:p>
          </table:table-cell>
          <table:table-cell office:value-type="float" office:value="3.4425215120247898" table:style-name="ce1">
            <text:p>3.442521512</text:p>
          </table:table-cell>
          <table:table-cell office:value-type="float" office:value="0.36487803440156003" table:style-name="ce1">
            <text:p>0.364878034</text:p>
          </table:table-cell>
          <table:table-cell table:style-name="ce1"/>
          <table:table-cell office:value-type="float" office:value="0.83457425827848397" table:style-name="ce1">
            <text:p>0.834574258</text:p>
          </table:table-cell>
          <table:table-cell office:value-type="float" office:value="0.53347185553991305" table:style-name="ce1">
            <text:p>0.533471856</text:p>
          </table:table-cell>
          <table:table-cell office:value-type="float" office:value="0.51834664845102496" table:style-name="ce1">
            <text:p>0.518346648</text:p>
          </table:table-cell>
          <table:table-cell office:value-type="float" office:value="0.12368148720951599" table:style-name="ce1">
            <text:p>0.123681487</text:p>
          </table:table-cell>
          <table:table-cell table:number-columns-repeated="16365"/>
        </table:table-row>
        <table:table-row table:style-name="ro1">
          <table:table-cell office:value-type="float" office:value="0.71609753876702398" table:style-name="ce1">
            <text:p>0.716097539</text:p>
          </table:table-cell>
          <table:table-cell office:value-type="float" office:value="1.31648412059909" table:style-name="ce1">
            <text:p>1.316484121</text:p>
          </table:table-cell>
          <table:table-cell office:value-type="float" office:value="3.1383615615750999" table:style-name="ce1">
            <text:p>3.138361562</text:p>
          </table:table-cell>
          <table:table-cell office:value-type="float" office:value="2.4891451008739698" table:style-name="ce1">
            <text:p>2.489145101</text:p>
          </table:table-cell>
          <table:table-cell table:style-name="ce1"/>
          <table:table-cell office:value-type="float" office:value="1.0764867642242799" table:style-name="ce1">
            <text:p>1.076486764</text:p>
          </table:table-cell>
          <table:table-cell office:value-type="float" office:value="0.85698713542740201" table:style-name="ce1">
            <text:p>0.856987135</text:p>
          </table:table-cell>
          <table:table-cell office:value-type="float" office:value="1.8364887853382501" table:style-name="ce1">
            <text:p>1.836488785</text:p>
          </table:table-cell>
          <table:table-cell office:value-type="float" office:value="1.7963146797110501" table:style-name="ce1">
            <text:p>1.79631468</text:p>
          </table:table-cell>
          <table:table-cell table:style-name="ce1"/>
          <table:table-cell office:value-type="float" office:value="0.60618810046193405" table:style-name="ce1">
            <text:p>0.6061881</text:p>
          </table:table-cell>
          <table:table-cell office:value-type="float" office:value="0.47052395957416698" table:style-name="ce1">
            <text:p>0.47052396</text:p>
          </table:table-cell>
          <table:table-cell office:value-type="float" office:value="3.1422519765796002" table:style-name="ce1">
            <text:p>3.142251977</text:p>
          </table:table-cell>
          <table:table-cell office:value-type="float" office:value="0.46013302170411902" table:style-name="ce1">
            <text:p>0.460133022</text:p>
          </table:table-cell>
          <table:table-cell table:style-name="ce1"/>
          <table:table-cell office:value-type="float" office:value="0.65077520366419705" table:style-name="ce1">
            <text:p>0.650775204</text:p>
          </table:table-cell>
          <table:table-cell office:value-type="float" office:value="0.68765319541120395" table:style-name="ce1">
            <text:p>0.687653195</text:p>
          </table:table-cell>
          <table:table-cell office:value-type="float" office:value="0.71133917142772596" table:style-name="ce1">
            <text:p>0.711339171</text:p>
          </table:table-cell>
          <table:table-cell office:value-type="float" office:value="0.36374598615315201" table:style-name="ce1">
            <text:p>0.363745986</text:p>
          </table:table-cell>
          <table:table-cell table:number-columns-repeated="16365"/>
        </table:table-row>
        <table:table-row table:style-name="ro1">
          <table:table-cell office:value-type="float" office:value="0.67913670174502705" table:style-name="ce1">
            <text:p>0.679136702</text:p>
          </table:table-cell>
          <table:table-cell office:value-type="float" office:value="1.2557112204843801" table:style-name="ce1">
            <text:p>1.25571122</text:p>
          </table:table-cell>
          <table:table-cell office:value-type="float" office:value="2.3998866316154901" table:style-name="ce1">
            <text:p>2.399886632</text:p>
          </table:table-cell>
          <table:table-cell office:value-type="float" office:value="2.02555708475438" table:style-name="ce1">
            <text:p>2.025557085</text:p>
          </table:table-cell>
          <table:table-cell table:style-name="ce1"/>
          <table:table-cell office:value-type="float" office:value="0.99385721155999496" table:style-name="ce1">
            <text:p>0.993857212</text:p>
          </table:table-cell>
          <table:table-cell office:value-type="float" office:value="0.82686030238448205" table:style-name="ce1">
            <text:p>0.826860302</text:p>
          </table:table-cell>
          <table:table-cell office:value-type="float" office:value="1.26617802133885" table:style-name="ce1">
            <text:p>1.266178021</text:p>
          </table:table-cell>
          <table:table-cell office:value-type="float" office:value="1.3622437528489799" table:style-name="ce1">
            <text:p>1.362243753</text:p>
          </table:table-cell>
          <table:table-cell table:style-name="ce1"/>
          <table:table-cell office:value-type="float" office:value="0.77223252694026101" table:style-name="ce1">
            <text:p>0.772232527</text:p>
          </table:table-cell>
          <table:table-cell office:value-type="float" office:value="0.48947443627776199" table:style-name="ce1">
            <text:p>0.489474436</text:p>
          </table:table-cell>
          <table:table-cell office:value-type="float" office:value="4.0493907786662904" table:style-name="ce1">
            <text:p>4.049390779</text:p>
          </table:table-cell>
          <table:table-cell office:value-type="float" office:value="6.1588141750434103E-2" table:style-name="ce1">
            <text:p>0.061588142</text:p>
          </table:table-cell>
          <table:table-cell table:style-name="ce1"/>
          <table:table-cell office:value-type="float" office:value="0.49425806991760002" table:style-name="ce1">
            <text:p>0.49425807</text:p>
          </table:table-cell>
          <table:table-cell office:value-type="float" office:value="0.65405656680743096" table:style-name="ce1">
            <text:p>0.654056567</text:p>
          </table:table-cell>
          <table:table-cell office:value-type="float" office:value="0.85006196871282602" table:style-name="ce1">
            <text:p>0.850061969</text:p>
          </table:table-cell>
          <table:table-cell office:value-type="float" office:value="0.19742465455342101" table:style-name="ce1">
            <text:p>0.197424655</text:p>
          </table:table-cell>
          <table:table-cell table:number-columns-repeated="16365"/>
        </table:table-row>
        <table:table-row table:style-name="ro1">
          <table:table-cell office:value-type="float" office:value="0.73266251729937404" table:style-name="ce1">
            <text:p>0.732662517</text:p>
          </table:table-cell>
          <table:table-cell office:value-type="float" office:value="1.3163755883611099" table:style-name="ce1">
            <text:p>1.316375588</text:p>
          </table:table-cell>
          <table:table-cell office:value-type="float" office:value="2.3955914446414499" table:style-name="ce1">
            <text:p>2.395591445</text:p>
          </table:table-cell>
          <table:table-cell office:value-type="float" office:value="2.4900789480409502" table:style-name="ce1">
            <text:p>2.490078948</text:p>
          </table:table-cell>
          <table:table-cell table:style-name="ce1"/>
          <table:table-cell office:value-type="float" office:value="0.78498392733351596" table:style-name="ce1">
            <text:p>0.784983927</text:p>
          </table:table-cell>
          <table:table-cell office:value-type="float" office:value="0.83297966799615797" table:style-name="ce1">
            <text:p>0.832979668</text:p>
          </table:table-cell>
          <table:table-cell office:value-type="float" office:value="1.1580277982565901" table:style-name="ce1">
            <text:p>1.158027798</text:p>
          </table:table-cell>
          <table:table-cell office:value-type="float" office:value="1.77411579112623" table:style-name="ce1">
            <text:p>1.774115791</text:p>
          </table:table-cell>
          <table:table-cell table:style-name="ce1"/>
          <table:table-cell office:value-type="float" office:value="0.69943554523897" table:style-name="ce1">
            <text:p>0.699435545</text:p>
          </table:table-cell>
          <table:table-cell office:value-type="float" office:value="0.508166099151933" table:style-name="ce1">
            <text:p>0.508166099</text:p>
          </table:table-cell>
          <table:table-cell office:value-type="float" office:value="3.6524540254630198" table:style-name="ce1">
            <text:p>3.652454025</text:p>
          </table:table-cell>
          <table:table-cell office:value-type="float" office:value="0.51143676894594303" table:style-name="ce1">
            <text:p>0.511436769</text:p>
          </table:table-cell>
          <table:table-cell table:style-name="ce1"/>
          <table:table-cell office:value-type="float" office:value="0.388406679136375" table:style-name="ce1">
            <text:p>0.388406679</text:p>
          </table:table-cell>
          <table:table-cell office:value-type="float" office:value="0.66275342354073496" table:style-name="ce1">
            <text:p>0.662753424</text:p>
          </table:table-cell>
          <table:table-cell office:value-type="float" office:value="0.59278540277291003" table:style-name="ce1">
            <text:p>0.592785403</text:p>
          </table:table-cell>
          <table:table-cell office:value-type="float" office:value="0.34368989448607501" table:style-name="ce1">
            <text:p>0.343689894</text:p>
          </table:table-cell>
          <table:table-cell table:number-columns-repeated="16365"/>
        </table:table-row>
        <table:table-row table:style-name="ro1">
          <table:table-cell office:value-type="float" office:value="0.83058464622253503" table:style-name="ce1">
            <text:p>0.830584646</text:p>
          </table:table-cell>
          <table:table-cell office:value-type="float" office:value="1.34754677799148" table:style-name="ce1">
            <text:p>1.347546778</text:p>
          </table:table-cell>
          <table:table-cell office:value-type="float" office:value="3.7276592805483202" table:style-name="ce1">
            <text:p>3.727659281</text:p>
          </table:table-cell>
          <table:table-cell office:value-type="float" office:value="2.3981505559757199" table:style-name="ce1">
            <text:p>2.398150556</text:p>
          </table:table-cell>
          <table:table-cell table:style-name="ce1"/>
          <table:table-cell office:value-type="float" office:value="0.99629666197423195" table:style-name="ce1">
            <text:p>0.996296662</text:p>
          </table:table-cell>
          <table:table-cell office:value-type="float" office:value="0.84917466567613897" table:style-name="ce1">
            <text:p>0.849174666</text:p>
          </table:table-cell>
          <table:table-cell office:value-type="float" office:value="1.3200653358216901" table:style-name="ce1">
            <text:p>1.320065336</text:p>
          </table:table-cell>
          <table:table-cell office:value-type="float" office:value="1.7938977280995201" table:style-name="ce1">
            <text:p>1.793897728</text:p>
          </table:table-cell>
          <table:table-cell table:style-name="ce1"/>
          <table:table-cell office:value-type="float" office:value="0.51554686985978904" table:style-name="ce1">
            <text:p>0.51554687</text:p>
          </table:table-cell>
          <table:table-cell office:value-type="float" office:value="0.52341935284249497" table:style-name="ce1">
            <text:p>0.523419353</text:p>
          </table:table-cell>
          <table:table-cell office:value-type="float" office:value="1.78647246416031" table:style-name="ce1">
            <text:p>1.786472464</text:p>
          </table:table-cell>
          <table:table-cell office:value-type="float" office:value="0.38623743276429201" table:style-name="ce1">
            <text:p>0.386237433</text:p>
          </table:table-cell>
          <table:table-cell table:style-name="ce1"/>
          <table:table-cell office:value-type="float" office:value="0.48704294827210398" table:style-name="ce1">
            <text:p>0.487042948</text:p>
          </table:table-cell>
          <table:table-cell office:value-type="float" office:value="0.682073211641955" table:style-name="ce1">
            <text:p>0.682073212</text:p>
          </table:table-cell>
          <table:table-cell office:value-type="float" office:value="0.24091238442259399" table:style-name="ce1">
            <text:p>0.240912384</text:p>
          </table:table-cell>
          <table:table-cell office:value-type="float" office:value="0.36318701880690302" table:style-name="ce1">
            <text:p>0.363187019</text:p>
          </table:table-cell>
          <table:table-cell table:number-columns-repeated="16365"/>
        </table:table-row>
        <table:table-row table:style-name="ro1">
          <table:table-cell office:value-type="float" office:value="0.95649772493678298" table:style-name="ce1">
            <text:p>0.956497725</text:p>
          </table:table-cell>
          <table:table-cell office:value-type="float" office:value="1.3499109032821199" table:style-name="ce1">
            <text:p>1.349910903</text:p>
          </table:table-cell>
          <table:table-cell office:value-type="float" office:value="2.3201251654244501" table:style-name="ce1">
            <text:p>2.320125165</text:p>
          </table:table-cell>
          <table:table-cell office:value-type="float" office:value="2.2991458038313302" table:style-name="ce1">
            <text:p>2.299145804</text:p>
          </table:table-cell>
          <table:table-cell table:style-name="ce1"/>
          <table:table-cell office:value-type="float" office:value="0.85742301889892503" table:style-name="ce1">
            <text:p>0.857423019</text:p>
          </table:table-cell>
          <table:table-cell office:value-type="float" office:value="0.79534510988847995" table:style-name="ce1">
            <text:p>0.79534511</text:p>
          </table:table-cell>
          <table:table-cell office:value-type="float" office:value="1.24529565755449" table:style-name="ce1">
            <text:p>1.245295658</text:p>
          </table:table-cell>
          <table:table-cell office:value-type="float" office:value="1.71132084926313" table:style-name="ce1">
            <text:p>1.711320849</text:p>
          </table:table-cell>
          <table:table-cell table:style-name="ce1"/>
          <table:table-cell office:value-type="float" office:value="1.1264712506207899" table:style-name="ce1">
            <text:p>1.126471251</text:p>
          </table:table-cell>
          <table:table-cell office:value-type="float" office:value="0.50056287774669495" table:style-name="ce1">
            <text:p>0.500562878</text:p>
          </table:table-cell>
          <table:table-cell office:value-type="float" office:value="5.2022960776985201" table:style-name="ce1">
            <text:p>5.202296078</text:p>
          </table:table-cell>
          <table:table-cell office:value-type="float" office:value="0.32405785199241399" table:style-name="ce1">
            <text:p>0.324057852</text:p>
          </table:table-cell>
          <table:table-cell table:style-name="ce1"/>
          <table:table-cell office:value-type="float" office:value="0.40208625103064599" table:style-name="ce1">
            <text:p>0.402086251</text:p>
          </table:table-cell>
          <table:table-cell office:value-type="float" office:value="0.61689739728993598" table:style-name="ce1">
            <text:p>0.616897397</text:p>
          </table:table-cell>
          <table:table-cell office:value-type="float" office:value="0.56266601351218104" table:style-name="ce1">
            <text:p>0.562666014</text:p>
          </table:table-cell>
          <table:table-cell office:value-type="float" office:value="0.28028876735382602" table:style-name="ce1">
            <text:p>0.280288767</text:p>
          </table:table-cell>
          <table:table-cell table:number-columns-repeated="16365"/>
        </table:table-row>
        <table:table-row table:style-name="ro1">
          <table:table-cell office:value-type="float" office:value="1.0781217846188" table:style-name="ce1">
            <text:p>1.078121785</text:p>
          </table:table-cell>
          <table:table-cell office:value-type="float" office:value="1.37171916350153" table:style-name="ce1">
            <text:p>1.371719164</text:p>
          </table:table-cell>
          <table:table-cell office:value-type="float" office:value="2.3654015974946598" table:style-name="ce1">
            <text:p>2.365401597</text:p>
          </table:table-cell>
          <table:table-cell office:value-type="float" office:value="2.2665053475743102" table:style-name="ce1">
            <text:p>2.266505348</text:p>
          </table:table-cell>
          <table:table-cell table:style-name="ce1"/>
          <table:table-cell office:value-type="float" office:value="0.69936110087127001" table:style-name="ce1">
            <text:p>0.699361101</text:p>
          </table:table-cell>
          <table:table-cell office:value-type="float" office:value="0.89336006595755502" table:style-name="ce1">
            <text:p>0.893360066</text:p>
          </table:table-cell>
          <table:table-cell office:value-type="float" office:value="1.2901216564998901" table:style-name="ce1">
            <text:p>1.290121656</text:p>
          </table:table-cell>
          <table:table-cell office:value-type="float" office:value="1.6941094953367799" table:style-name="ce1">
            <text:p>1.694109495</text:p>
          </table:table-cell>
          <table:table-cell table:style-name="ce1"/>
          <table:table-cell office:value-type="float" office:value="1.3262128999490901" table:style-name="ce1">
            <text:p>1.3262129</text:p>
          </table:table-cell>
          <table:table-cell office:value-type="float" office:value="0.56844939792277704" table:style-name="ce1">
            <text:p>0.568449398</text:p>
          </table:table-cell>
          <table:table-cell office:value-type="float" office:value="4.6881219363018403" table:style-name="ce1">
            <text:p>4.688121936</text:p>
          </table:table-cell>
          <table:table-cell office:value-type="float" office:value="0.319923980475737" table:style-name="ce1">
            <text:p>0.31992398</text:p>
          </table:table-cell>
          <table:table-cell table:style-name="ce1"/>
          <table:table-cell office:value-type="float" office:value="0.42703060245338997" table:style-name="ce1">
            <text:p>0.427030602</text:p>
          </table:table-cell>
          <table:table-cell office:value-type="float" office:value="0.72323483602341099" table:style-name="ce1">
            <text:p>0.723234836</text:p>
          </table:table-cell>
          <table:table-cell office:value-type="float" office:value="0.52879346965535901" table:style-name="ce1">
            <text:p>0.52879347</text:p>
          </table:table-cell>
          <table:table-cell office:value-type="float" office:value="0.26338122256324698" table:style-name="ce1">
            <text:p>0.263381223</text:p>
          </table:table-cell>
          <table:table-cell table:number-columns-repeated="16365"/>
        </table:table-row>
        <table:table-row table:style-name="ro1">
          <table:table-cell office:value-type="float" office:value="1.04199962643942" table:style-name="ce1">
            <text:p>1.041999626</text:p>
          </table:table-cell>
          <table:table-cell office:value-type="float" office:value="1.4279422220594999" table:style-name="ce1">
            <text:p>1.427942222</text:p>
          </table:table-cell>
          <table:table-cell office:value-type="float" office:value="2.5394781049395498" table:style-name="ce1">
            <text:p>2.539478105</text:p>
          </table:table-cell>
          <table:table-cell office:value-type="float" office:value="2.37225526424207" table:style-name="ce1">
            <text:p>2.372255264</text:p>
          </table:table-cell>
          <table:table-cell table:style-name="ce1"/>
          <table:table-cell office:value-type="float" office:value="0.96174754132831097" table:style-name="ce1">
            <text:p>0.961747541</text:p>
          </table:table-cell>
          <table:table-cell office:value-type="float" office:value="0.81751739501486098" table:style-name="ce1">
            <text:p>0.817517395</text:p>
          </table:table-cell>
          <table:table-cell office:value-type="float" office:value="1.4173710896059" table:style-name="ce1">
            <text:p>1.41737109</text:p>
          </table:table-cell>
          <table:table-cell office:value-type="float" office:value="1.77518111553684" table:style-name="ce1">
            <text:p>1.775181116</text:p>
          </table:table-cell>
          <table:table-cell table:style-name="ce1"/>
          <table:table-cell office:value-type="float" office:value="1.29282677364483" table:style-name="ce1">
            <text:p>1.292826774</text:p>
          </table:table-cell>
          <table:table-cell office:value-type="float" office:value="0.571322832408652" table:style-name="ce1">
            <text:p>0.571322832</text:p>
          </table:table-cell>
          <table:table-cell office:value-type="float" office:value="4.8155483074654102" table:style-name="ce1">
            <text:p>4.815548307</text:p>
          </table:table-cell>
          <table:table-cell office:value-type="float" office:value="0.43295312778335598" table:style-name="ce1">
            <text:p>0.432953128</text:p>
          </table:table-cell>
          <table:table-cell table:style-name="ce1"/>
          <table:table-cell office:value-type="float" office:value="0.47127864621231302" table:style-name="ce1">
            <text:p>0.471278646</text:p>
          </table:table-cell>
          <table:table-cell office:value-type="float" office:value="0.62794416515857898" table:style-name="ce1">
            <text:p>0.627944165</text:p>
          </table:table-cell>
          <table:table-cell office:value-type="float" office:value="0.50971039217249003" table:style-name="ce1">
            <text:p>0.509710392</text:p>
          </table:table-cell>
          <table:table-cell office:value-type="float" office:value="0.344980435952638" table:style-name="ce1">
            <text:p>0.344980436</text:p>
          </table:table-cell>
          <table:table-cell table:number-columns-repeated="16365"/>
        </table:table-row>
        <table:table-row table:style-name="ro1">
          <table:table-cell office:value-type="float" office:value="1.3478848735678299" table:style-name="ce1">
            <text:p>1.347884874</text:p>
          </table:table-cell>
          <table:table-cell office:value-type="float" office:value="1.35045711401351" table:style-name="ce1">
            <text:p>1.350457114</text:p>
          </table:table-cell>
          <table:table-cell office:value-type="float" office:value="3.40940356682664" table:style-name="ce1">
            <text:p>3.409403567</text:p>
          </table:table-cell>
          <table:table-cell office:value-type="float" office:value="2.2654261745674602" table:style-name="ce1">
            <text:p>2.265426175</text:p>
          </table:table-cell>
          <table:table-cell table:style-name="ce1"/>
          <table:table-cell office:value-type="float" office:value="0.86260246758762604" table:style-name="ce1">
            <text:p>0.862602468</text:p>
          </table:table-cell>
          <table:table-cell office:value-type="float" office:value="0.94501224590495803" table:style-name="ce1">
            <text:p>0.945012246</text:p>
          </table:table-cell>
          <table:table-cell office:value-type="float" office:value="1.2384607662454601" table:style-name="ce1">
            <text:p>1.238460766</text:p>
          </table:table-cell>
          <table:table-cell office:value-type="float" office:value="1.6960865953714701" table:style-name="ce1">
            <text:p>1.696086595</text:p>
          </table:table-cell>
          <table:table-cell table:style-name="ce1"/>
          <table:table-cell office:value-type="float" office:value="0.93392516188482599" table:style-name="ce1">
            <text:p>0.933925162</text:p>
          </table:table-cell>
          <table:table-cell office:value-type="float" office:value="0.49892025438360599" table:style-name="ce1">
            <text:p>0.498920254</text:p>
          </table:table-cell>
          <table:table-cell office:value-type="float" office:value="2.8783172253904801" table:style-name="ce1">
            <text:p>2.878317225</text:p>
          </table:table-cell>
          <table:table-cell office:value-type="float" office:value="0.49680057325177401" table:style-name="ce1">
            <text:p>0.496800573</text:p>
          </table:table-cell>
          <table:table-cell table:style-name="ce1"/>
          <table:table-cell office:value-type="float" office:value="0.49730552893350799" table:style-name="ce1">
            <text:p>0.497305529</text:p>
          </table:table-cell>
          <table:table-cell office:value-type="float" office:value="0.78321822965895704" table:style-name="ce1">
            <text:p>0.78321823</text:p>
          </table:table-cell>
          <table:table-cell office:value-type="float" office:value="0.28174491551270198" table:style-name="ce1">
            <text:p>0.281744916</text:p>
          </table:table-cell>
          <table:table-cell office:value-type="float" office:value="0.26644530675484501" table:style-name="ce1">
            <text:p>0.266445307</text:p>
          </table:table-cell>
          <table:table-cell table:number-columns-repeated="16365"/>
        </table:table-row>
        <table:table-row table:style-name="ro1">
          <table:table-cell office:value-type="float" office:value="1.31648981839142" table:style-name="ce1">
            <text:p>1.316489818</text:p>
          </table:table-cell>
          <table:table-cell office:value-type="float" office:value="1.34996245547757" table:style-name="ce1">
            <text:p>1.349962455</text:p>
          </table:table-cell>
          <table:table-cell office:value-type="float" office:value="2.9234847648776698" table:style-name="ce1">
            <text:p>2.923484765</text:p>
          </table:table-cell>
          <table:table-cell office:value-type="float" office:value="2.59393689276521" table:style-name="ce1">
            <text:p>2.593936893</text:p>
          </table:table-cell>
          <table:table-cell table:style-name="ce1"/>
          <table:table-cell office:value-type="float" office:value="0.82859980803353095" table:style-name="ce1">
            <text:p>0.828599808</text:p>
          </table:table-cell>
          <table:table-cell office:value-type="float" office:value="0.86193482133939703" table:style-name="ce1">
            <text:p>0.861934821</text:p>
          </table:table-cell>
          <table:table-cell office:value-type="float" office:value="1.37575511755507" table:style-name="ce1">
            <text:p>1.375755118</text:p>
          </table:table-cell>
          <table:table-cell office:value-type="float" office:value="1.9989437712221201" table:style-name="ce1">
            <text:p>1.998943771</text:p>
          </table:table-cell>
          <table:table-cell table:style-name="ce1"/>
          <table:table-cell office:value-type="float" office:value="0.83527230937997099" table:style-name="ce1">
            <text:p>0.835272309</text:p>
          </table:table-cell>
          <table:table-cell office:value-type="float" office:value="0.48900173355441301" table:style-name="ce1">
            <text:p>0.489001734</text:p>
          </table:table-cell>
          <table:table-cell office:value-type="float" office:value="3.4721438900092099" table:style-name="ce1">
            <text:p>3.47214389</text:p>
          </table:table-cell>
          <table:table-cell office:value-type="float" office:value="0.62409216353386199" table:style-name="ce1">
            <text:p>0.624092164</text:p>
          </table:table-cell>
          <table:table-cell table:style-name="ce1"/>
          <table:table-cell office:value-type="float" office:value="0.429842259674726" table:style-name="ce1">
            <text:p>0.42984226</text:p>
          </table:table-cell>
          <table:table-cell office:value-type="float" office:value="0.68587951377715095" table:style-name="ce1">
            <text:p>0.685879514</text:p>
          </table:table-cell>
          <table:table-cell office:value-type="float" office:value="0.269576436568078" table:style-name="ce1">
            <text:p>0.269576437</text:p>
          </table:table-cell>
          <table:table-cell office:value-type="float" office:value="0.57038170258062404" table:style-name="ce1">
            <text:p>0.570381703</text:p>
          </table:table-cell>
          <table:table-cell table:number-columns-repeated="16365"/>
        </table:table-row>
        <table:table-row table:style-name="ro1">
          <table:table-cell office:value-type="float" office:value="1.2275774562138799" table:style-name="ce1">
            <text:p>1.227577456</text:p>
          </table:table-cell>
          <table:table-cell office:value-type="float" office:value="1.4251172496761599" table:style-name="ce1">
            <text:p>1.42511725</text:p>
          </table:table-cell>
          <table:table-cell office:value-type="float" office:value="1.98309936699647" table:style-name="ce1">
            <text:p>1.983099367</text:p>
          </table:table-cell>
          <table:table-cell office:value-type="float" office:value="2.1614375634251899" table:style-name="ce1">
            <text:p>2.161437563</text:p>
          </table:table-cell>
          <table:table-cell table:style-name="ce1"/>
          <table:table-cell office:value-type="float" office:value="0.79609689874624801" table:style-name="ce1">
            <text:p>0.796096899</text:p>
          </table:table-cell>
          <table:table-cell office:value-type="float" office:value="0.92467354434870996" table:style-name="ce1">
            <text:p>0.924673544</text:p>
          </table:table-cell>
          <table:table-cell office:value-type="float" office:value="1.26173216556616" table:style-name="ce1">
            <text:p>1.261732166</text:p>
          </table:table-cell>
          <table:table-cell office:value-type="float" office:value="1.5960507983800101" table:style-name="ce1">
            <text:p>1.596050798</text:p>
          </table:table-cell>
          <table:table-cell table:style-name="ce1"/>
          <table:table-cell office:value-type="float" office:value="1.2942976252602501" table:style-name="ce1">
            <text:p>1.294297625</text:p>
          </table:table-cell>
          <table:table-cell office:value-type="float" office:value="0.54823676245514497" table:style-name="ce1">
            <text:p>0.548236762</text:p>
          </table:table-cell>
          <table:table-cell office:value-type="float" office:value="4.3465015031765599" table:style-name="ce1">
            <text:p>4.346501503</text:p>
          </table:table-cell>
          <table:table-cell office:value-type="float" office:value="0.42430661840420802" table:style-name="ce1">
            <text:p>0.424306618</text:p>
          </table:table-cell>
          <table:table-cell table:style-name="ce1"/>
          <table:table-cell office:value-type="float" office:value="0.46385298191211399" table:style-name="ce1">
            <text:p>0.463852982</text:p>
          </table:table-cell>
          <table:table-cell office:value-type="float" office:value="0.75067097562149698" table:style-name="ce1">
            <text:p>0.750670976</text:p>
          </table:table-cell>
          <table:table-cell office:value-type="float" office:value="0.51957287213180603" table:style-name="ce1">
            <text:p>0.519572872</text:p>
          </table:table-cell>
          <table:table-cell office:value-type="float" office:value="0.16752077008289601" table:style-name="ce1">
            <text:p>0.16752077</text:p>
          </table:table-cell>
          <table:table-cell table:number-columns-repeated="16365"/>
        </table:table-row>
        <table:table-row table:style-name="ro1">
          <table:table-cell office:value-type="float" office:value="1.3062172081952399" table:style-name="ce1">
            <text:p>1.306217208</text:p>
          </table:table-cell>
          <table:table-cell office:value-type="float" office:value="1.49431789707435" table:style-name="ce1">
            <text:p>1.494317897</text:p>
          </table:table-cell>
          <table:table-cell office:value-type="float" office:value="3.9133736180041798" table:style-name="ce1">
            <text:p>3.913373618</text:p>
          </table:table-cell>
          <table:table-cell office:value-type="float" office:value="2.53680834801128" table:style-name="ce1">
            <text:p>2.536808348</text:p>
          </table:table-cell>
          <table:table-cell table:style-name="ce1"/>
          <table:table-cell office:value-type="float" office:value="0.77862330998756601" table:style-name="ce1">
            <text:p>0.77862331</text:p>
          </table:table-cell>
          <table:table-cell office:value-type="float" office:value="0.840348531778915" table:style-name="ce1">
            <text:p>0.840348532</text:p>
          </table:table-cell>
          <table:table-cell office:value-type="float" office:value="1.4839874477032799" table:style-name="ce1">
            <text:p>1.483987448</text:p>
          </table:table-cell>
          <table:table-cell office:value-type="float" office:value="1.9852184051078601" table:style-name="ce1">
            <text:p>1.985218405</text:p>
          </table:table-cell>
          <table:table-cell table:style-name="ce1"/>
          <table:table-cell office:value-type="float" office:value="0.55912038490725502" table:style-name="ce1">
            <text:p>0.559120385</text:p>
          </table:table-cell>
          <table:table-cell office:value-type="float" office:value="0.604335681948315" table:style-name="ce1">
            <text:p>0.604335682</text:p>
          </table:table-cell>
          <table:table-cell office:value-type="float" office:value="2.77687617953324" table:style-name="ce1">
            <text:p>2.77687618</text:p>
          </table:table-cell>
          <table:table-cell office:value-type="float" office:value="0.57444098195411397" table:style-name="ce1">
            <text:p>0.574440982</text:p>
          </table:table-cell>
          <table:table-cell table:style-name="ce1"/>
          <table:table-cell office:value-type="float" office:value="0.39121128424432799" table:style-name="ce1">
            <text:p>0.391211284</text:p>
          </table:table-cell>
          <table:table-cell office:value-type="float" office:value="0.64544329735750094" table:style-name="ce1">
            <text:p>0.645443297</text:p>
          </table:table-cell>
          <table:table-cell office:value-type="float" office:value="0.61490335525407402" table:style-name="ce1">
            <text:p>0.614903355</text:p>
          </table:table-cell>
          <table:table-cell office:value-type="float" office:value="0.55754943442406801" table:style-name="ce1">
            <text:p>0.557549434</text:p>
          </table:table-cell>
          <table:table-cell table:number-columns-repeated="16365"/>
        </table:table-row>
        <table:table-row table:style-name="ro1">
          <table:table-cell office:value-type="float" office:value="1.3385861872862601" table:style-name="ce1">
            <text:p>1.338586187</text:p>
          </table:table-cell>
          <table:table-cell office:value-type="float" office:value="1.4935015030502501" table:style-name="ce1">
            <text:p>1.493501503</text:p>
          </table:table-cell>
          <table:table-cell office:value-type="float" office:value="3.9977321159728501" table:style-name="ce1">
            <text:p>3.997732116</text:p>
          </table:table-cell>
          <table:table-cell office:value-type="float" office:value="2.72315589504879" table:style-name="ce1">
            <text:p>2.723155895</text:p>
          </table:table-cell>
          <table:table-cell table:style-name="ce1"/>
          <table:table-cell office:value-type="float" office:value="1.04742254302354" table:style-name="ce1">
            <text:p>1.047422543</text:p>
          </table:table-cell>
          <table:table-cell office:value-type="float" office:value="0.855307274456793" table:style-name="ce1">
            <text:p>0.855307274</text:p>
          </table:table-cell>
          <table:table-cell office:value-type="float" office:value="1.5995086314293701" table:style-name="ce1">
            <text:p>1.599508631</text:p>
          </table:table-cell>
          <table:table-cell office:value-type="float" office:value="2.07816283641993" table:style-name="ce1">
            <text:p>2.078162836</text:p>
          </table:table-cell>
          <table:table-cell table:style-name="ce1"/>
          <table:table-cell office:value-type="float" office:value="0.52239439367872997" table:style-name="ce1">
            <text:p>0.522394394</text:p>
          </table:table-cell>
          <table:table-cell office:value-type="float" office:value="0.55547237505897296" table:style-name="ce1">
            <text:p>0.555472375</text:p>
          </table:table-cell>
          <table:table-cell office:value-type="float" office:value="2.56295076391643" table:style-name="ce1">
            <text:p>2.562950764</text:p>
          </table:table-cell>
          <table:table-cell office:value-type="float" office:value="0.74788779232889702" table:style-name="ce1">
            <text:p>0.747887792</text:p>
          </table:table-cell>
          <table:table-cell table:style-name="ce1"/>
          <table:table-cell office:value-type="float" office:value="0.56486096118810103" table:style-name="ce1">
            <text:p>0.564860961</text:p>
          </table:table-cell>
          <table:table-cell office:value-type="float" office:value="0.67128172163905397" table:style-name="ce1">
            <text:p>0.671281722</text:p>
          </table:table-cell>
          <table:table-cell office:value-type="float" office:value="0.48542461422643601" table:style-name="ce1">
            <text:p>0.485424614</text:p>
          </table:table-cell>
          <table:table-cell office:value-type="float" office:value="0.65081334575489602" table:style-name="ce1">
            <text:p>0.650813346</text:p>
          </table:table-cell>
          <table:table-cell table:number-columns-repeated="16365"/>
        </table:table-row>
        <table:table-row table:style-name="ro1">
          <table:table-cell office:value-type="float" office:value="1.2514493388414101" table:style-name="ce1">
            <text:p>1.251449339</text:p>
          </table:table-cell>
          <table:table-cell office:value-type="float" office:value="1.41129017263781" table:style-name="ce1">
            <text:p>1.411290173</text:p>
          </table:table-cell>
          <table:table-cell office:value-type="float" office:value="4.2742830741949396" table:style-name="ce1">
            <text:p>4.274283074</text:p>
          </table:table-cell>
          <table:table-cell office:value-type="float" office:value="2.5277558489308798" table:style-name="ce1">
            <text:p>2.527755849</text:p>
          </table:table-cell>
          <table:table-cell table:style-name="ce1"/>
          <table:table-cell office:value-type="float" office:value="0.92987873374165597" table:style-name="ce1">
            <text:p>0.929878734</text:p>
          </table:table-cell>
          <table:table-cell office:value-type="float" office:value="0.88218068404305405" table:style-name="ce1">
            <text:p>0.882180684</text:p>
          </table:table-cell>
          <table:table-cell office:value-type="float" office:value="1.5913095133222499" table:style-name="ce1">
            <text:p>1.591309513</text:p>
          </table:table-cell>
          <table:table-cell office:value-type="float" office:value="1.87485601082378" table:style-name="ce1">
            <text:p>1.874856011</text:p>
          </table:table-cell>
          <table:table-cell table:style-name="ce1"/>
          <table:table-cell office:value-type="float" office:value="0.50502297688947795" table:style-name="ce1">
            <text:p>0.505022977</text:p>
          </table:table-cell>
          <table:table-cell office:value-type="float" office:value="0.55422298182461804" table:style-name="ce1">
            <text:p>0.554222982</text:p>
          </table:table-cell>
          <table:table-cell office:value-type="float" office:value="1.8751924973227501" table:style-name="ce1">
            <text:p>1.875192497</text:p>
          </table:table-cell>
          <table:table-cell office:value-type="float" office:value="0.67953459048086595" table:style-name="ce1">
            <text:p>0.67953459</text:p>
          </table:table-cell>
          <table:table-cell table:style-name="ce1"/>
          <table:table-cell office:value-type="float" office:value="0.537214817882261" table:style-name="ce1">
            <text:p>0.537214818</text:p>
          </table:table-cell>
          <table:table-cell office:value-type="float" office:value="0.69874641066235399" table:style-name="ce1">
            <text:p>0.698746411</text:p>
          </table:table-cell>
          <table:table-cell office:value-type="float" office:value="0.52266996958124501" table:style-name="ce1">
            <text:p>0.52266997</text:p>
          </table:table-cell>
          <table:table-cell office:value-type="float" office:value="0.44699544619758902" table:style-name="ce1">
            <text:p>0.446995446</text:p>
          </table:table-cell>
          <table:table-cell table:number-columns-repeated="16365"/>
        </table:table-row>
        <table:table-row table:style-name="ro1">
          <table:table-cell office:value-type="float" office:value="1.46639096495527" table:style-name="ce1">
            <text:p>1.466390965</text:p>
          </table:table-cell>
          <table:table-cell office:value-type="float" office:value="1.4524344906397699" table:style-name="ce1">
            <text:p>1.452434491</text:p>
          </table:table-cell>
          <table:table-cell office:value-type="float" office:value="4.9400090383730397" table:style-name="ce1">
            <text:p>4.940009038</text:p>
          </table:table-cell>
          <table:table-cell office:value-type="float" office:value="2.6067616547761299" table:style-name="ce1">
            <text:p>2.606761655</text:p>
          </table:table-cell>
          <table:table-cell table:style-name="ce1"/>
          <table:table-cell office:value-type="float" office:value="1.00177986002759" table:style-name="ce1">
            <text:p>1.00177986</text:p>
          </table:table-cell>
          <table:table-cell office:value-type="float" office:value="0.8574432864482" table:style-name="ce1">
            <text:p>0.857443286</text:p>
          </table:table-cell>
          <table:table-cell office:value-type="float" office:value="1.6851780370431499" table:style-name="ce1">
            <text:p>1.685178037</text:p>
          </table:table-cell>
          <table:table-cell office:value-type="float" office:value="1.86986065906777" table:style-name="ce1">
            <text:p>1.869860659</text:p>
          </table:table-cell>
          <table:table-cell table:style-name="ce1"/>
          <table:table-cell office:value-type="float" office:value="0.50817399145067799" table:style-name="ce1">
            <text:p>0.508173991</text:p>
          </table:table-cell>
          <table:table-cell office:value-type="float" office:value="0.53774503181682898" table:style-name="ce1">
            <text:p>0.537745032</text:p>
          </table:table-cell>
          <table:table-cell office:value-type="float" office:value="2.2876408270721398" table:style-name="ce1">
            <text:p>2.287640827</text:p>
          </table:table-cell>
          <table:table-cell office:value-type="float" office:value="0.62479561121662797" table:style-name="ce1">
            <text:p>0.624795611</text:p>
          </table:table-cell>
          <table:table-cell table:style-name="ce1"/>
          <table:table-cell office:value-type="float" office:value="0.56532156813983403" table:style-name="ce1">
            <text:p>0.565321568</text:p>
          </table:table-cell>
          <table:table-cell office:value-type="float" office:value="0.66572182178446604" table:style-name="ce1">
            <text:p>0.665721822</text:p>
          </table:table-cell>
          <table:table-cell office:value-type="float" office:value="0.56125666307056499" table:style-name="ce1">
            <text:p>0.561256663</text:p>
          </table:table-cell>
          <table:table-cell office:value-type="float" office:value="0.46374046555571702" table:style-name="ce1">
            <text:p>0.463740466</text:p>
          </table:table-cell>
          <table:table-cell table:number-columns-repeated="16365"/>
        </table:table-row>
        <table:table-row table:style-name="ro1">
          <table:table-cell office:value-type="float" office:value="1.3799872906500601" table:style-name="ce1">
            <text:p>1.379987291</text:p>
          </table:table-cell>
          <table:table-cell office:value-type="float" office:value="1.52154567783374" table:style-name="ce1">
            <text:p>1.521545678</text:p>
          </table:table-cell>
          <table:table-cell office:value-type="float" office:value="4.30891950131236" table:style-name="ce1">
            <text:p>4.308919501</text:p>
          </table:table-cell>
          <table:table-cell office:value-type="float" office:value="2.5790139188910501" table:style-name="ce1">
            <text:p>2.579013919</text:p>
          </table:table-cell>
          <table:table-cell table:style-name="ce1"/>
          <table:table-cell office:value-type="float" office:value="0.97025144113129602" table:style-name="ce1">
            <text:p>0.970251441</text:p>
          </table:table-cell>
          <table:table-cell office:value-type="float" office:value="0.88384600842203098" table:style-name="ce1">
            <text:p>0.883846008</text:p>
          </table:table-cell>
          <table:table-cell office:value-type="float" office:value="1.6246136903335699" table:style-name="ce1">
            <text:p>1.62461369</text:p>
          </table:table-cell>
          <table:table-cell office:value-type="float" office:value="1.9250359191665101" table:style-name="ce1">
            <text:p>1.925035919</text:p>
          </table:table-cell>
          <table:table-cell table:style-name="ce1"/>
          <table:table-cell office:value-type="float" office:value="0.49735375452963199" table:style-name="ce1">
            <text:p>0.497353755</text:p>
          </table:table-cell>
          <table:table-cell office:value-type="float" office:value="0.60550881670049395" table:style-name="ce1">
            <text:p>0.605508817</text:p>
          </table:table-cell>
          <table:table-cell office:value-type="float" office:value="2.0868636964716498" table:style-name="ce1">
            <text:p>2.086863696</text:p>
          </table:table-cell>
          <table:table-cell office:value-type="float" office:value="0.70469544162869102" table:style-name="ce1">
            <text:p>0.704695442</text:p>
          </table:table-cell>
          <table:table-cell table:style-name="ce1"/>
          <table:table-cell office:value-type="float" office:value="0.53491090974081201" table:style-name="ce1">
            <text:p>0.53491091</text:p>
          </table:table-cell>
          <table:table-cell office:value-type="float" office:value="0.69717579299917798" table:style-name="ce1">
            <text:p>0.697175793</text:p>
          </table:table-cell>
          <table:table-cell office:value-type="float" office:value="0.57563718127729602" table:style-name="ce1">
            <text:p>0.575637181</text:p>
          </table:table-cell>
          <table:table-cell office:value-type="float" office:value="0.49895488330710203" table:style-name="ce1">
            <text:p>0.498954883</text:p>
          </table:table-cell>
          <table:table-cell table:number-columns-repeated="16365"/>
        </table:table-row>
        <table:table-row table:style-name="ro1">
          <table:table-cell office:value-type="float" office:value="0.75804915129329697" table:style-name="ce1">
            <text:p>0.758049151</text:p>
          </table:table-cell>
          <table:table-cell office:value-type="float" office:value="1.50501733604819" table:style-name="ce1">
            <text:p>1.505017336</text:p>
          </table:table-cell>
          <table:table-cell office:value-type="float" office:value="2.1203357431243401" table:style-name="ce1">
            <text:p>2.120335743</text:p>
          </table:table-cell>
          <table:table-cell office:value-type="float" office:value="2.4839818340285702" table:style-name="ce1">
            <text:p>2.483981834</text:p>
          </table:table-cell>
          <table:table-cell table:style-name="ce1"/>
          <table:table-cell office:value-type="float" office:value="0.84418728000307897" table:style-name="ce1">
            <text:p>0.84418728</text:p>
          </table:table-cell>
          <table:table-cell office:value-type="float" office:value="0.88337926590416205" table:style-name="ce1">
            <text:p>0.883379266</text:p>
          </table:table-cell>
          <table:table-cell office:value-type="float" office:value="1.4994707991196401" table:style-name="ce1">
            <text:p>1.499470799</text:p>
          </table:table-cell>
          <table:table-cell office:value-type="float" office:value="1.8025845782869601" table:style-name="ce1">
            <text:p>1.802584578</text:p>
          </table:table-cell>
          <table:table-cell table:style-name="ce1"/>
          <table:table-cell office:value-type="float" office:value="1.17836202011554" table:style-name="ce1">
            <text:p>1.17836202</text:p>
          </table:table-cell>
          <table:table-cell office:value-type="float" office:value="0.66426824970095499" table:style-name="ce1">
            <text:p>0.66426825</text:p>
          </table:table-cell>
          <table:table-cell office:value-type="float" office:value="5.8719061961788199" table:style-name="ce1">
            <text:p>5.871906196</text:p>
          </table:table-cell>
          <table:table-cell office:value-type="float" office:value="0.70685792658328594" table:style-name="ce1">
            <text:p>0.706857927</text:p>
          </table:table-cell>
          <table:table-cell table:style-name="ce1"/>
          <table:table-cell office:value-type="float" office:value="0.47063281409121199" table:style-name="ce1">
            <text:p>0.470632814</text:p>
          </table:table-cell>
          <table:table-cell office:value-type="float" office:value="0.69063198286358896" table:style-name="ce1">
            <text:p>0.690631983</text:p>
          </table:table-cell>
          <table:table-cell office:value-type="float" office:value="0.58326675794702698" table:style-name="ce1">
            <text:p>0.583266758</text:p>
          </table:table-cell>
          <table:table-cell office:value-type="float" office:value="0.37680434767948301" table:style-name="ce1">
            <text:p>0.376804348</text:p>
          </table:table-cell>
          <table:table-cell table:number-columns-repeated="16365"/>
        </table:table-row>
        <table:table-row table:style-name="ro1">
          <table:table-cell office:value-type="float" office:value="1.0672458585504201" table:style-name="ce1">
            <text:p>1.067245859</text:p>
          </table:table-cell>
          <table:table-cell office:value-type="float" office:value="1.4732039787101201" table:style-name="ce1">
            <text:p>1.473203979</text:p>
          </table:table-cell>
          <table:table-cell office:value-type="float" office:value="3.5064313648204202" table:style-name="ce1">
            <text:p>3.506431365</text:p>
          </table:table-cell>
          <table:table-cell office:value-type="float" office:value="2.6116661988221699" table:style-name="ce1">
            <text:p>2.611666199</text:p>
          </table:table-cell>
          <table:table-cell table:style-name="ce1"/>
          <table:table-cell office:value-type="float" office:value="0.95456195684251899" table:style-name="ce1">
            <text:p>0.954561957</text:p>
          </table:table-cell>
          <table:table-cell office:value-type="float" office:value="0.896766898831312" table:style-name="ce1">
            <text:p>0.896766899</text:p>
          </table:table-cell>
          <table:table-cell office:value-type="float" office:value="1.5418515876211101" table:style-name="ce1">
            <text:p>1.541851588</text:p>
          </table:table-cell>
          <table:table-cell office:value-type="float" office:value="1.92252347253005" table:style-name="ce1">
            <text:p>1.922523473</text:p>
          </table:table-cell>
          <table:table-cell table:style-name="ce1"/>
          <table:table-cell office:value-type="float" office:value="0.584948689847268" table:style-name="ce1">
            <text:p>0.58494869</text:p>
          </table:table-cell>
          <table:table-cell office:value-type="float" office:value="0.65402466207682897" table:style-name="ce1">
            <text:p>0.654024662</text:p>
          </table:table-cell>
          <table:table-cell office:value-type="float" office:value="3.1175902699499298" table:style-name="ce1">
            <text:p>3.11759027</text:p>
          </table:table-cell>
          <table:table-cell office:value-type="float" office:value="0.63731324827454605" table:style-name="ce1">
            <text:p>0.637313248</text:p>
          </table:table-cell>
          <table:table-cell table:style-name="ce1"/>
          <table:table-cell office:value-type="float" office:value="0.52270242880358098" table:style-name="ce1">
            <text:p>0.522702429</text:p>
          </table:table-cell>
          <table:table-cell office:value-type="float" office:value="0.71030216632920895" table:style-name="ce1">
            <text:p>0.710302166</text:p>
          </table:table-cell>
          <table:table-cell office:value-type="float" office:value="0.53090993617791704" table:style-name="ce1">
            <text:p>0.530909936</text:p>
          </table:table-cell>
          <table:table-cell office:value-type="float" office:value="0.49750226481225801" table:style-name="ce1">
            <text:p>0.497502265</text:p>
          </table:table-cell>
          <table:table-cell table:number-columns-repeated="16365"/>
        </table:table-row>
        <table:table-row table:style-name="ro1">
          <table:table-cell office:value-type="float" office:value="0.95080324376074798" table:style-name="ce1">
            <text:p>0.950803244</text:p>
          </table:table-cell>
          <table:table-cell office:value-type="float" office:value="1.4530644801297199" table:style-name="ce1">
            <text:p>1.45306448</text:p>
          </table:table-cell>
          <table:table-cell office:value-type="float" office:value="3.3302254428481302" table:style-name="ce1">
            <text:p>3.330225443</text:p>
          </table:table-cell>
          <table:table-cell office:value-type="float" office:value="2.3039130878282101" table:style-name="ce1">
            <text:p>2.303913088</text:p>
          </table:table-cell>
          <table:table-cell table:style-name="ce1"/>
          <table:table-cell office:value-type="float" office:value="0.98095979869623695" table:style-name="ce1">
            <text:p>0.980959799</text:p>
          </table:table-cell>
          <table:table-cell office:value-type="float" office:value="0.95616211007874397" table:style-name="ce1">
            <text:p>0.95616211</text:p>
          </table:table-cell>
          <table:table-cell office:value-type="float" office:value="1.49445281350406" table:style-name="ce1">
            <text:p>1.494452814</text:p>
          </table:table-cell>
          <table:table-cell office:value-type="float" office:value="1.8080948767984399" table:style-name="ce1">
            <text:p>1.808094877</text:p>
          </table:table-cell>
          <table:table-cell table:style-name="ce1"/>
          <table:table-cell office:value-type="float" office:value="0.69234009038122302" table:style-name="ce1">
            <text:p>0.69234009</text:p>
          </table:table-cell>
          <table:table-cell office:value-type="float" office:value="0.68235654285192204" table:style-name="ce1">
            <text:p>0.682356543</text:p>
          </table:table-cell>
          <table:table-cell office:value-type="float" office:value="3.69296867328225" table:style-name="ce1">
            <text:p>3.692968673</text:p>
          </table:table-cell>
          <table:table-cell office:value-type="float" office:value="0.51731486661595405" table:style-name="ce1">
            <text:p>0.517314867</text:p>
          </table:table-cell>
          <table:table-cell table:style-name="ce1"/>
          <table:table-cell office:value-type="float" office:value="0.55646811553789299" table:style-name="ce1">
            <text:p>0.556468116</text:p>
          </table:table-cell>
          <table:table-cell office:value-type="float" office:value="0.77682900068202498" table:style-name="ce1">
            <text:p>0.776829001</text:p>
          </table:table-cell>
          <table:table-cell office:value-type="float" office:value="0.38183521393417702" table:style-name="ce1">
            <text:p>0.381835214</text:p>
          </table:table-cell>
          <table:table-cell office:value-type="float" office:value="0.383591079482418" table:style-name="ce1">
            <text:p>0.383591079</text:p>
          </table:table-cell>
          <table:table-cell table:number-columns-repeated="16365"/>
        </table:table-row>
        <table:table-row table:style-name="ro1">
          <table:table-cell office:value-type="float" office:value="0.82521658744747095" table:style-name="ce1">
            <text:p>0.825216587</text:p>
          </table:table-cell>
          <table:table-cell office:value-type="float" office:value="1.5097179846211299" table:style-name="ce1">
            <text:p>1.509717985</text:p>
          </table:table-cell>
          <table:table-cell office:value-type="float" office:value="2.1455756914497099" table:style-name="ce1">
            <text:p>2.145575691</text:p>
          </table:table-cell>
          <table:table-cell office:value-type="float" office:value="2.26492012850637" table:style-name="ce1">
            <text:p>2.264920129</text:p>
          </table:table-cell>
          <table:table-cell table:style-name="ce1"/>
          <table:table-cell office:value-type="float" office:value="0.76670857680434801" table:style-name="ce1">
            <text:p>0.766708577</text:p>
          </table:table-cell>
          <table:table-cell office:value-type="float" office:value="1.0018865081246999" table:style-name="ce1">
            <text:p>1.001886508</text:p>
          </table:table-cell>
          <table:table-cell office:value-type="float" office:value="1.4060052108559" table:style-name="ce1">
            <text:p>1.406005211</text:p>
          </table:table-cell>
          <table:table-cell office:value-type="float" office:value="1.8868263018175899" table:style-name="ce1">
            <text:p>1.886826302</text:p>
          </table:table-cell>
          <table:table-cell table:style-name="ce1"/>
          <table:table-cell office:value-type="float" office:value="0.33600742128630701" table:style-name="ce1">
            <text:p>0.336007421</text:p>
          </table:table-cell>
          <table:table-cell office:value-type="float" office:value="0.21254593856578299" table:style-name="ce1">
            <text:p>0.212545939</text:p>
          </table:table-cell>
          <table:table-cell office:value-type="float" office:value="1.22028375983926" table:style-name="ce1">
            <text:p>1.22028376</text:p>
          </table:table-cell>
          <table:table-cell office:value-type="float" office:value="0.12808896330851899" table:style-name="ce1">
            <text:p>0.128088963</text:p>
          </table:table-cell>
          <table:table-cell table:style-name="ce1"/>
          <table:table-cell office:value-type="float" office:value="0.121735760542432" table:style-name="ce1">
            <text:p>0.121735761</text:p>
          </table:table-cell>
          <table:table-cell office:value-type="float" office:value="8.01244192321941E-2" table:style-name="ce1">
            <text:p>0.080124419</text:p>
          </table:table-cell>
          <table:table-cell office:value-type="float" office:value="0.30558294649144602" table:style-name="ce1">
            <text:p>0.305582946</text:p>
          </table:table-cell>
          <table:table-cell office:value-type="float" office:value="7.0465874924997604E-2" table:style-name="ce1">
            <text:p>0.070465875</text:p>
          </table:table-cell>
          <table:table-cell table:number-columns-repeated="16365"/>
        </table:table-row>
        <table:table-row table:style-name="ro1">
          <table:table-cell office:value-type="float" office:value="1.33850514222612" table:style-name="ce1">
            <text:p>1.338505142</text:p>
          </table:table-cell>
          <table:table-cell office:value-type="float" office:value="1.50799638952328" table:style-name="ce1">
            <text:p>1.50799639</text:p>
          </table:table-cell>
          <table:table-cell office:value-type="float" office:value="4.5337801760285004" table:style-name="ce1">
            <text:p>4.533780176</text:p>
          </table:table-cell>
          <table:table-cell office:value-type="float" office:value="2.6045976436470402" table:style-name="ce1">
            <text:p>2.604597644</text:p>
          </table:table-cell>
          <table:table-cell table:style-name="ce1"/>
          <table:table-cell office:value-type="float" office:value="1.17228707012767" table:style-name="ce1">
            <text:p>1.17228707</text:p>
          </table:table-cell>
          <table:table-cell office:value-type="float" office:value="0.91154056578874398" table:style-name="ce1">
            <text:p>0.911540566</text:p>
          </table:table-cell>
          <table:table-cell office:value-type="float" office:value="1.7884955160088001" table:style-name="ce1">
            <text:p>1.788495516</text:p>
          </table:table-cell>
          <table:table-cell office:value-type="float" office:value="2.21470914920077" table:style-name="ce1">
            <text:p>2.214709149</text:p>
          </table:table-cell>
          <table:table-cell table:style-name="ce1"/>
          <table:table-cell office:value-type="float" office:value="0.78407785119193996" table:style-name="ce1">
            <text:p>0.784077851</text:p>
          </table:table-cell>
          <table:table-cell office:value-type="float" office:value="0.177533836005736" table:style-name="ce1">
            <text:p>0.177533836</text:p>
          </table:table-cell>
          <table:table-cell office:value-type="float" office:value="1.6200355039811301" table:style-name="ce1">
            <text:p>1.620035504</text:p>
          </table:table-cell>
          <table:table-cell office:value-type="float" office:value="0.219088342988665" table:style-name="ce1">
            <text:p>0.219088343</text:p>
          </table:table-cell>
          <table:table-cell table:style-name="ce1"/>
          <table:table-cell office:value-type="float" office:value="0.35231364898486001" table:style-name="ce1">
            <text:p>0.352313649</text:p>
          </table:table-cell>
          <table:table-cell office:value-type="float" office:value="0.21337593262910301" table:style-name="ce1">
            <text:p>0.213375933</text:p>
          </table:table-cell>
          <table:table-cell office:value-type="float" office:value="0.27193220916031902" table:style-name="ce1">
            <text:p>0.271932209</text:p>
          </table:table-cell>
          <table:table-cell office:value-type="float" office:value="0.25771971056591098" table:style-name="ce1">
            <text:p>0.257719711</text:p>
          </table:table-cell>
          <table:table-cell table:number-columns-repeated="16365"/>
        </table:table-row>
        <table:table-row table:style-name="ro1">
          <table:table-cell office:value-type="float" office:value="1.4567803182662999" table:style-name="ce1">
            <text:p>1.456780318</text:p>
          </table:table-cell>
          <table:table-cell office:value-type="float" office:value="1.6167377746377301" table:style-name="ce1">
            <text:p>1.616737775</text:p>
          </table:table-cell>
          <table:table-cell office:value-type="float" office:value="4.5407798483170598" table:style-name="ce1">
            <text:p>4.540779848</text:p>
          </table:table-cell>
          <table:table-cell office:value-type="float" office:value="2.6956830504670202" table:style-name="ce1">
            <text:p>2.69568305</text:p>
          </table:table-cell>
          <table:table-cell table:style-name="ce1"/>
          <table:table-cell office:value-type="float" office:value="1.07397296654962" table:style-name="ce1">
            <text:p>1.073972967</text:p>
          </table:table-cell>
          <table:table-cell office:value-type="float" office:value="0.92256704984733096" table:style-name="ce1">
            <text:p>0.92256705</text:p>
          </table:table-cell>
          <table:table-cell office:value-type="float" office:value="1.6118130115064799" table:style-name="ce1">
            <text:p>1.611813012</text:p>
          </table:table-cell>
          <table:table-cell office:value-type="float" office:value="2.2962196685804002" table:style-name="ce1">
            <text:p>2.296219669</text:p>
          </table:table-cell>
          <table:table-cell table:style-name="ce1"/>
          <table:table-cell office:value-type="float" office:value="0.90838101332431498" table:style-name="ce1">
            <text:p>0.908381013</text:p>
          </table:table-cell>
          <table:table-cell office:value-type="float" office:value="0.32373770060696699" table:style-name="ce1">
            <text:p>0.323737701</text:p>
          </table:table-cell>
          <table:table-cell office:value-type="float" office:value="1.6868801969229801" table:style-name="ce1">
            <text:p>1.686880197</text:p>
          </table:table-cell>
          <table:table-cell office:value-type="float" office:value="0.29313112340495201" table:style-name="ce1">
            <text:p>0.293131123</text:p>
          </table:table-cell>
          <table:table-cell table:style-name="ce1"/>
          <table:table-cell office:value-type="float" office:value="0.25501736380817303" table:style-name="ce1">
            <text:p>0.255017364</text:p>
          </table:table-cell>
          <table:table-cell office:value-type="float" office:value="0.236445429623141" table:style-name="ce1">
            <text:p>0.23644543</text:p>
          </table:table-cell>
          <table:table-cell office:value-type="float" office:value="0.24527473151434301" table:style-name="ce1">
            <text:p>0.245274732</text:p>
          </table:table-cell>
          <table:table-cell office:value-type="float" office:value="0.34038702573525598" table:style-name="ce1">
            <text:p>0.340387026</text:p>
          </table:table-cell>
          <table:table-cell table:number-columns-repeated="16365"/>
        </table:table-row>
        <table:table-row table:style-name="ro1">
          <table:table-cell office:value-type="float" office:value="1.39159962749636" table:style-name="ce1">
            <text:p>1.391599627</text:p>
          </table:table-cell>
          <table:table-cell office:value-type="float" office:value="1.5597645183158899" table:style-name="ce1">
            <text:p>1.559764518</text:p>
          </table:table-cell>
          <table:table-cell office:value-type="float" office:value="5.2737304227270601" table:style-name="ce1">
            <text:p>5.273730423</text:p>
          </table:table-cell>
          <table:table-cell office:value-type="float" office:value="2.4938467573380798" table:style-name="ce1">
            <text:p>2.493846757</text:p>
          </table:table-cell>
          <table:table-cell table:style-name="ce1"/>
          <table:table-cell office:value-type="float" office:value="0.95599264175658405" table:style-name="ce1">
            <text:p>0.955992642</text:p>
          </table:table-cell>
          <table:table-cell office:value-type="float" office:value="1.00680241784909" table:style-name="ce1">
            <text:p>1.006802418</text:p>
          </table:table-cell>
          <table:table-cell office:value-type="float" office:value="1.72314011610435" table:style-name="ce1">
            <text:p>1.723140116</text:p>
          </table:table-cell>
          <table:table-cell office:value-type="float" office:value="2.1071288898330698" table:style-name="ce1">
            <text:p>2.10712889</text:p>
          </table:table-cell>
          <table:table-cell table:style-name="ce1"/>
          <table:table-cell office:value-type="float" office:value="0.83744966401226695" table:style-name="ce1">
            <text:p>0.837449664</text:p>
          </table:table-cell>
          <table:table-cell office:value-type="float" office:value="0.16366812359438099" table:style-name="ce1">
            <text:p>0.163668124</text:p>
          </table:table-cell>
          <table:table-cell office:value-type="float" office:value="2.2637757543405499" table:style-name="ce1">
            <text:p>2.263775754</text:p>
          </table:table-cell>
          <table:table-cell office:value-type="float" office:value="9.1663328141705594E-2" table:style-name="ce1">
            <text:p>0.091663328</text:p>
          </table:table-cell>
          <table:table-cell table:style-name="ce1"/>
          <table:table-cell office:value-type="float" office:value="0.132941910533176" table:style-name="ce1">
            <text:p>0.132941911</text:p>
          </table:table-cell>
          <table:table-cell office:value-type="float" office:value="0.10785340773478901" table:style-name="ce1">
            <text:p>0.107853408</text:p>
          </table:table-cell>
          <table:table-cell office:value-type="float" office:value="0.225595089081603" table:style-name="ce1">
            <text:p>0.225595089</text:p>
          </table:table-cell>
          <table:table-cell office:value-type="float" office:value="0.151601183620033" table:style-name="ce1">
            <text:p>0.151601184</text:p>
          </table:table-cell>
          <table:table-cell table:number-columns-repeated="16365"/>
        </table:table-row>
        <table:table-row table:style-name="ro1">
          <table:table-cell office:value-type="float" office:value="1.5675488839384899" table:style-name="ce1">
            <text:p>1.567548884</text:p>
          </table:table-cell>
          <table:table-cell office:value-type="float" office:value="1.6081050943012001" table:style-name="ce1">
            <text:p>1.608105094</text:p>
          </table:table-cell>
          <table:table-cell office:value-type="float" office:value="5.2802702620220501" table:style-name="ce1">
            <text:p>5.280270262</text:p>
          </table:table-cell>
          <table:table-cell office:value-type="float" office:value="2.6277841938692799" table:style-name="ce1">
            <text:p>2.627784194</text:p>
          </table:table-cell>
          <table:table-cell table:style-name="ce1"/>
          <table:table-cell office:value-type="float" office:value="1.00427198602391" table:style-name="ce1">
            <text:p>1.004271986</text:p>
          </table:table-cell>
          <table:table-cell office:value-type="float" office:value="0.959212244284254" table:style-name="ce1">
            <text:p>0.959212244</text:p>
          </table:table-cell>
          <table:table-cell office:value-type="float" office:value="1.5621824233096" table:style-name="ce1">
            <text:p>1.562182423</text:p>
          </table:table-cell>
          <table:table-cell office:value-type="float" office:value="2.19500891810149" table:style-name="ce1">
            <text:p>2.195008918</text:p>
          </table:table-cell>
          <table:table-cell table:style-name="ce1"/>
          <table:table-cell office:value-type="float" office:value="1.03676165970472" table:style-name="ce1">
            <text:p>1.03676166</text:p>
          </table:table-cell>
          <table:table-cell office:value-type="float" office:value="0.21443645405758299" table:style-name="ce1">
            <text:p>0.214436454</text:p>
          </table:table-cell>
          <table:table-cell office:value-type="float" office:value="2.5139961818849001" table:style-name="ce1">
            <text:p>2.513996182</text:p>
          </table:table-cell>
          <table:table-cell office:value-type="float" office:value="0.31857954599461902" table:style-name="ce1">
            <text:p>0.318579546</text:p>
          </table:table-cell>
          <table:table-cell table:style-name="ce1"/>
          <table:table-cell office:value-type="float" office:value="0.167823155297539" table:style-name="ce1">
            <text:p>0.167823155</text:p>
          </table:table-cell>
          <table:table-cell office:value-type="float" office:value="0.16925504464398" table:style-name="ce1">
            <text:p>0.169255045</text:p>
          </table:table-cell>
          <table:table-cell office:value-type="float" office:value="0.38928478724594801" table:style-name="ce1">
            <text:p>0.389284787</text:p>
          </table:table-cell>
          <table:table-cell office:value-type="float" office:value="0.35856512960416398" table:style-name="ce1">
            <text:p>0.35856513</text:p>
          </table:table-cell>
          <table:table-cell table:number-columns-repeated="16365"/>
        </table:table-row>
        <table:table-row table:style-name="ro1">
          <table:table-cell office:value-type="float" office:value="1.4993652185148101" table:style-name="ce1">
            <text:p>1.499365219</text:p>
          </table:table-cell>
          <table:table-cell office:value-type="float" office:value="1.6098799831299999" table:style-name="ce1">
            <text:p>1.609879983</text:p>
          </table:table-cell>
          <table:table-cell office:value-type="float" office:value="5.2825432992327803" table:style-name="ce1">
            <text:p>5.282543299</text:p>
          </table:table-cell>
          <table:table-cell office:value-type="float" office:value="2.6139726436958202" table:style-name="ce1">
            <text:p>2.613972644</text:p>
          </table:table-cell>
          <table:table-cell table:style-name="ce1"/>
          <table:table-cell office:value-type="float" office:value="1.1820452172060101" table:style-name="ce1">
            <text:p>1.182045217</text:p>
          </table:table-cell>
          <table:table-cell office:value-type="float" office:value="0.94989366952277698" table:style-name="ce1">
            <text:p>0.94989367</text:p>
          </table:table-cell>
          <table:table-cell office:value-type="float" office:value="1.8192595597736501" table:style-name="ce1">
            <text:p>1.81925956</text:p>
          </table:table-cell>
          <table:table-cell office:value-type="float" office:value="2.2125985314435099" table:style-name="ce1">
            <text:p>2.212598531</text:p>
          </table:table-cell>
          <table:table-cell table:style-name="ce1"/>
          <table:table-cell office:value-type="float" office:value="0.94466280854948603" table:style-name="ce1">
            <text:p>0.944662809</text:p>
          </table:table-cell>
          <table:table-cell office:value-type="float" office:value="0.12972395546308099" table:style-name="ce1">
            <text:p>0.129723955</text:p>
          </table:table-cell>
          <table:table-cell office:value-type="float" office:value="2.3490309028669998" table:style-name="ce1">
            <text:p>2.349030903</text:p>
          </table:table-cell>
          <table:table-cell office:value-type="float" office:value="0.150860377402319" table:style-name="ce1">
            <text:p>0.150860377</text:p>
          </table:table-cell>
          <table:table-cell table:style-name="ce1"/>
          <table:table-cell office:value-type="float" office:value="0.34184189212143501" table:style-name="ce1">
            <text:p>0.341841892</text:p>
          </table:table-cell>
          <table:table-cell office:value-type="float" office:value="0.19716088723035" table:style-name="ce1">
            <text:p>0.197160887</text:p>
          </table:table-cell>
          <table:table-cell office:value-type="float" office:value="0.67060855296105604" table:style-name="ce1">
            <text:p>0.670608553</text:p>
          </table:table-cell>
          <table:table-cell office:value-type="float" office:value="0.25827120500044498" table:style-name="ce1">
            <text:p>0.258271205</text:p>
          </table:table-cell>
          <table:table-cell table:number-columns-repeated="16365"/>
        </table:table-row>
        <table:table-row table:style-name="ro1">
          <table:table-cell office:value-type="float" office:value="1.14200448456239" table:style-name="ce1">
            <text:p>1.142004485</text:p>
          </table:table-cell>
          <table:table-cell office:value-type="float" office:value="1.6352012734877399" table:style-name="ce1">
            <text:p>1.635201273</text:p>
          </table:table-cell>
          <table:table-cell office:value-type="float" office:value="4.7769720018407602" table:style-name="ce1">
            <text:p>4.776972002</text:p>
          </table:table-cell>
          <table:table-cell office:value-type="float" office:value="2.6696027132022202" table:style-name="ce1">
            <text:p>2.669602713</text:p>
          </table:table-cell>
          <table:table-cell table:style-name="ce1"/>
          <table:table-cell office:value-type="float" office:value="1.10377377632104" table:style-name="ce1">
            <text:p>1.103773776</text:p>
          </table:table-cell>
          <table:table-cell office:value-type="float" office:value="0.92899007678339396" table:style-name="ce1">
            <text:p>0.928990077</text:p>
          </table:table-cell>
          <table:table-cell office:value-type="float" office:value="1.8094000483289301" table:style-name="ce1">
            <text:p>1.809400048</text:p>
          </table:table-cell>
          <table:table-cell office:value-type="float" office:value="2.2627345870811801" table:style-name="ce1">
            <text:p>2.262734587</text:p>
          </table:table-cell>
          <table:table-cell table:style-name="ce1"/>
          <table:table-cell office:value-type="float" office:value="0.61666149960596695" table:style-name="ce1">
            <text:p>0.6166615</text:p>
          </table:table-cell>
          <table:table-cell office:value-type="float" office:value="0.15868797545671201" table:style-name="ce1">
            <text:p>0.158687975</text:p>
          </table:table-cell>
          <table:table-cell office:value-type="float" office:value="1.9194737497887999" table:style-name="ce1">
            <text:p>1.91947375</text:p>
          </table:table-cell>
          <table:table-cell office:value-type="float" office:value="0.22253451263360599" table:style-name="ce1">
            <text:p>0.222534513</text:p>
          </table:table-cell>
          <table:table-cell table:style-name="ce1"/>
          <table:table-cell office:value-type="float" office:value="0.27070981099716901" table:style-name="ce1">
            <text:p>0.270709811</text:p>
          </table:table-cell>
          <table:table-cell office:value-type="float" office:value="0.23500407182650701" table:style-name="ce1">
            <text:p>0.235004072</text:p>
          </table:table-cell>
          <table:table-cell office:value-type="float" office:value="0.43723849939504" table:style-name="ce1">
            <text:p>0.437238499</text:p>
          </table:table-cell>
          <table:table-cell office:value-type="float" office:value="0.308529975141493" table:style-name="ce1">
            <text:p>0.308529975</text:p>
          </table:table-cell>
          <table:table-cell table:number-columns-repeated="16365"/>
        </table:table-row>
        <table:table-row table:style-name="ro1">
          <table:table-cell office:value-type="float" office:value="1.70607610381344" table:style-name="ce1">
            <text:p>1.706076104</text:p>
          </table:table-cell>
          <table:table-cell office:value-type="float" office:value="1.6436303344745" table:style-name="ce1">
            <text:p>1.643630334</text:p>
          </table:table-cell>
          <table:table-cell office:value-type="float" office:value="7.8516212581361602" table:style-name="ce1">
            <text:p>7.851621258</text:p>
          </table:table-cell>
          <table:table-cell office:value-type="float" office:value="2.78947925678357" table:style-name="ce1">
            <text:p>2.789479257</text:p>
          </table:table-cell>
          <table:table-cell table:style-name="ce1"/>
          <table:table-cell office:value-type="float" office:value="1.1076569524618201" table:style-name="ce1">
            <text:p>1.107656952</text:p>
          </table:table-cell>
          <table:table-cell office:value-type="float" office:value="0.96124590554132705" table:style-name="ce1">
            <text:p>0.961245906</text:p>
          </table:table-cell>
          <table:table-cell office:value-type="float" office:value="1.7690889739698701" table:style-name="ce1">
            <text:p>1.769088974</text:p>
          </table:table-cell>
          <table:table-cell office:value-type="float" office:value="2.3861619111560399" table:style-name="ce1">
            <text:p>2.386161911</text:p>
          </table:table-cell>
          <table:table-cell table:style-name="ce1"/>
          <table:table-cell office:value-type="float" office:value="1.42694331993096" table:style-name="ce1">
            <text:p>1.42694332</text:p>
          </table:table-cell>
          <table:table-cell office:value-type="float" office:value="0.16197082085151199" table:style-name="ce1">
            <text:p>0.161970821</text:p>
          </table:table-cell>
          <table:table-cell office:value-type="float" office:value="5.34296533604528" table:style-name="ce1">
            <text:p>5.342965336</text:p>
          </table:table-cell>
          <table:table-cell office:value-type="float" office:value="0.31305100054671497" table:style-name="ce1">
            <text:p>0.313051001</text:p>
          </table:table-cell>
          <table:table-cell table:style-name="ce1"/>
          <table:table-cell office:value-type="float" office:value="0.26955992234401099" table:style-name="ce1">
            <text:p>0.269559922</text:p>
          </table:table-cell>
          <table:table-cell office:value-type="float" office:value="0.18850168503082701" table:style-name="ce1">
            <text:p>0.188501685</text:p>
          </table:table-cell>
          <table:table-cell office:value-type="float" office:value="0.71187210615381002" table:style-name="ce1">
            <text:p>0.711872106</text:p>
          </table:table-cell>
          <table:table-cell office:value-type="float" office:value="0.43123985216067301" table:style-name="ce1">
            <text:p>0.431239852</text:p>
          </table:table-cell>
          <table:table-cell table:number-columns-repeated="16365"/>
        </table:table-row>
        <table:table-row table:style-name="ro1">
          <table:table-cell office:value-type="float" office:value="1.45738599163009" table:style-name="ce1">
            <text:p>1.457385992</text:p>
          </table:table-cell>
          <table:table-cell office:value-type="float" office:value="1.5614909093154601" table:style-name="ce1">
            <text:p>1.561490909</text:p>
          </table:table-cell>
          <table:table-cell office:value-type="float" office:value="7.0177146661248901" table:style-name="ce1">
            <text:p>7.017714666</text:p>
          </table:table-cell>
          <table:table-cell office:value-type="float" office:value="2.6928853392160601" table:style-name="ce1">
            <text:p>2.692885339</text:p>
          </table:table-cell>
          <table:table-cell table:style-name="ce1"/>
          <table:table-cell office:value-type="float" office:value="1.17532515527434" table:style-name="ce1">
            <text:p>1.175325155</text:p>
          </table:table-cell>
          <table:table-cell office:value-type="float" office:value="0.99540214915514003" table:style-name="ce1">
            <text:p>0.995402149</text:p>
          </table:table-cell>
          <table:table-cell office:value-type="float" office:value="1.7997682310546499" table:style-name="ce1">
            <text:p>1.799768231</text:p>
          </table:table-cell>
          <table:table-cell office:value-type="float" office:value="2.1955175669641198" table:style-name="ce1">
            <text:p>2.195517567</text:p>
          </table:table-cell>
          <table:table-cell table:style-name="ce1"/>
          <table:table-cell office:value-type="float" office:value="1.1168052526094101" table:style-name="ce1">
            <text:p>1.116805253</text:p>
          </table:table-cell>
          <table:table-cell office:value-type="float" office:value="0.20240333543523001" table:style-name="ce1">
            <text:p>0.202403335</text:p>
          </table:table-cell>
          <table:table-cell office:value-type="float" office:value="4.5542602642944301" table:style-name="ce1">
            <text:p>4.554260264</text:p>
          </table:table-cell>
          <table:table-cell office:value-type="float" office:value="0.14422166237207501" table:style-name="ce1">
            <text:p>0.144221662</text:p>
          </table:table-cell>
          <table:table-cell table:style-name="ce1"/>
          <table:table-cell office:value-type="float" office:value="0.33749381731391198" table:style-name="ce1">
            <text:p>0.337493817</text:p>
          </table:table-cell>
          <table:table-cell office:value-type="float" office:value="0.1366299721682" table:style-name="ce1">
            <text:p>0.136629972</text:p>
          </table:table-cell>
          <table:table-cell office:value-type="float" office:value="0.61145495046723497" table:style-name="ce1">
            <text:p>0.61145495</text:p>
          </table:table-cell>
          <table:table-cell office:value-type="float" office:value="0.27074106349618698" table:style-name="ce1">
            <text:p>0.270741063</text:p>
          </table:table-cell>
          <table:table-cell table:number-columns-repeated="16365"/>
        </table:table-row>
        <table:table-row table:style-name="ro1">
          <table:table-cell office:value-type="float" office:value="1.4825777306300101" table:style-name="ce1">
            <text:p>1.482577731</text:p>
          </table:table-cell>
          <table:table-cell office:value-type="float" office:value="1.4944498842331899" table:style-name="ce1">
            <text:p>1.494449884</text:p>
          </table:table-cell>
          <table:table-cell office:value-type="float" office:value="7.1000018625131798" table:style-name="ce1">
            <text:p>7.100001863</text:p>
          </table:table-cell>
          <table:table-cell office:value-type="float" office:value="2.7413569638533399" table:style-name="ce1">
            <text:p>2.741356964</text:p>
          </table:table-cell>
          <table:table-cell table:style-name="ce1"/>
          <table:table-cell office:value-type="float" office:value="1.2825373712288399" table:style-name="ce1">
            <text:p>1.282537371</text:p>
          </table:table-cell>
          <table:table-cell office:value-type="float" office:value="1.0398645558831201" table:style-name="ce1">
            <text:p>1.039864556</text:p>
          </table:table-cell>
          <table:table-cell office:value-type="float" office:value="1.8612125732746401" table:style-name="ce1">
            <text:p>1.861212573</text:p>
          </table:table-cell>
          <table:table-cell office:value-type="float" office:value="2.3062281194166601" table:style-name="ce1">
            <text:p>2.306228119</text:p>
          </table:table-cell>
          <table:table-cell table:style-name="ce1"/>
          <table:table-cell office:value-type="float" office:value="1.1482016323609301" table:style-name="ce1">
            <text:p>1.148201632</text:p>
          </table:table-cell>
          <table:table-cell office:value-type="float" office:value="0.117616478756191" table:style-name="ce1">
            <text:p>0.117616479</text:p>
          </table:table-cell>
          <table:table-cell office:value-type="float" office:value="4.5413957478139704" table:style-name="ce1">
            <text:p>4.541395748</text:p>
          </table:table-cell>
          <table:table-cell office:value-type="float" office:value="0.248280920396203" table:style-name="ce1">
            <text:p>0.24828092</text:p>
          </table:table-cell>
          <table:table-cell table:style-name="ce1"/>
          <table:table-cell office:value-type="float" office:value="0.44647547299701401" table:style-name="ce1">
            <text:p>0.446475473</text:p>
          </table:table-cell>
          <table:table-cell office:value-type="float" office:value="0.109385206237016" table:style-name="ce1">
            <text:p>0.109385206</text:p>
          </table:table-cell>
          <table:table-cell office:value-type="float" office:value="0.84391978140956303" table:style-name="ce1">
            <text:p>0.843919781</text:p>
          </table:table-cell>
          <table:table-cell office:value-type="float" office:value="0.35059971941690699" table:style-name="ce1">
            <text:p>0.350599719</text:p>
          </table:table-cell>
          <table:table-cell table:number-columns-repeated="16365"/>
        </table:table-row>
        <table:table-row table:style-name="ro1">
          <table:table-cell office:value-type="float" office:value="1.29697280644317" table:style-name="ce1">
            <text:p>1.296972806</text:p>
          </table:table-cell>
          <table:table-cell office:value-type="float" office:value="1.64719495728726" table:style-name="ce1">
            <text:p>1.647194957</text:p>
          </table:table-cell>
          <table:table-cell office:value-type="float" office:value="6.29617340516785" table:style-name="ce1">
            <text:p>6.296173405</text:p>
          </table:table-cell>
          <table:table-cell office:value-type="float" office:value="2.8028936098369801" table:style-name="ce1">
            <text:p>2.80289361</text:p>
          </table:table-cell>
          <table:table-cell table:style-name="ce1"/>
          <table:table-cell office:value-type="float" office:value="1.21779681131496" table:style-name="ce1">
            <text:p>1.217796811</text:p>
          </table:table-cell>
          <table:table-cell office:value-type="float" office:value="0.948882954326004" table:style-name="ce1">
            <text:p>0.948882954</text:p>
          </table:table-cell>
          <table:table-cell office:value-type="float" office:value="2.0369989863268598" table:style-name="ce1">
            <text:p>2.036998986</text:p>
          </table:table-cell>
          <table:table-cell office:value-type="float" office:value="2.3872867400158602" table:style-name="ce1">
            <text:p>2.38728674</text:p>
          </table:table-cell>
          <table:table-cell table:style-name="ce1"/>
          <table:table-cell office:value-type="float" office:value="0.86618109033340895" table:style-name="ce1">
            <text:p>0.86618109</text:p>
          </table:table-cell>
          <table:table-cell office:value-type="float" office:value="0.39872589999187702" table:style-name="ce1">
            <text:p>0.3987259</text:p>
          </table:table-cell>
          <table:table-cell office:value-type="float" office:value="3.3759546549903798" table:style-name="ce1">
            <text:p>3.375954655</text:p>
          </table:table-cell>
          <table:table-cell office:value-type="float" office:value="0.31112201460965599" table:style-name="ce1">
            <text:p>0.311122015</text:p>
          </table:table-cell>
          <table:table-cell table:style-name="ce1"/>
          <table:table-cell office:value-type="float" office:value="0.37797007171547298" table:style-name="ce1">
            <text:p>0.377970072</text:p>
          </table:table-cell>
          <table:table-cell office:value-type="float" office:value="0.234282043303604" table:style-name="ce1">
            <text:p>0.234282043</text:p>
          </table:table-cell>
          <table:table-cell office:value-type="float" office:value="0.71290308478799103" table:style-name="ce1">
            <text:p>0.712903085</text:p>
          </table:table-cell>
          <table:table-cell office:value-type="float" office:value="0.43163850745391702" table:style-name="ce1">
            <text:p>0.431638507</text:p>
          </table:table-cell>
          <table:table-cell table:number-columns-repeated="16365"/>
        </table:table-row>
        <table:table-row table:style-name="ro1">
          <table:table-cell office:value-type="float" office:value="1.4412471763788099" table:style-name="ce1">
            <text:p>1.441247176</text:p>
          </table:table-cell>
          <table:table-cell office:value-type="float" office:value="1.6472278126890401" table:style-name="ce1">
            <text:p>1.647227813</text:p>
          </table:table-cell>
          <table:table-cell office:value-type="float" office:value="6.4541483125647297" table:style-name="ce1">
            <text:p>6.454148313</text:p>
          </table:table-cell>
          <table:table-cell office:value-type="float" office:value="2.98699356767127" table:style-name="ce1">
            <text:p>2.986993568</text:p>
          </table:table-cell>
          <table:table-cell table:style-name="ce1"/>
          <table:table-cell office:value-type="float" office:value="1.4351813328524801" table:style-name="ce1">
            <text:p>1.435181333</text:p>
          </table:table-cell>
          <table:table-cell office:value-type="float" office:value="0.90270935480366099" table:style-name="ce1">
            <text:p>0.902709355</text:p>
          </table:table-cell>
          <table:table-cell office:value-type="float" office:value="2.1425417515702101" table:style-name="ce1">
            <text:p>2.142541752</text:p>
          </table:table-cell>
          <table:table-cell office:value-type="float" office:value="2.5344084088914398" table:style-name="ce1">
            <text:p>2.534408409</text:p>
          </table:table-cell>
          <table:table-cell table:style-name="ce1"/>
          <table:table-cell office:value-type="float" office:value="1.0167991736630699" table:style-name="ce1">
            <text:p>1.016799174</text:p>
          </table:table-cell>
          <table:table-cell office:value-type="float" office:value="0.38276284098910401" table:style-name="ce1">
            <text:p>0.382762841</text:p>
          </table:table-cell>
          <table:table-cell office:value-type="float" office:value="3.6441855025904601" table:style-name="ce1">
            <text:p>3.644185503</text:p>
          </table:table-cell>
          <table:table-cell office:value-type="float" office:value="0.454387818486578" table:style-name="ce1">
            <text:p>0.454387818</text:p>
          </table:table-cell>
          <table:table-cell table:style-name="ce1"/>
          <table:table-cell office:value-type="float" office:value="0.596844477924516" table:style-name="ce1">
            <text:p>0.596844478</text:p>
          </table:table-cell>
          <table:table-cell office:value-type="float" office:value="0.35768826577761398" table:style-name="ce1">
            <text:p>0.357688266</text:p>
          </table:table-cell>
          <table:table-cell office:value-type="float" office:value="0.965627842735167" table:style-name="ce1">
            <text:p>0.965627843</text:p>
          </table:table-cell>
          <table:table-cell office:value-type="float" office:value="0.58004918888870605" table:style-name="ce1">
            <text:p>0.580049189</text:p>
          </table:table-cell>
          <table:table-cell table:number-columns-repeated="16365"/>
        </table:table-row>
        <table:table-row table:style-name="ro1">
          <table:table-cell office:value-type="float" office:value="1.2366303495273301" table:style-name="ce1">
            <text:p>1.23663035</text:p>
          </table:table-cell>
          <table:table-cell office:value-type="float" office:value="1.5377769640283501" table:style-name="ce1">
            <text:p>1.537776964</text:p>
          </table:table-cell>
          <table:table-cell office:value-type="float" office:value="6.2579017032523696" table:style-name="ce1">
            <text:p>6.257901703</text:p>
          </table:table-cell>
          <table:table-cell office:value-type="float" office:value="2.7709752675234398" table:style-name="ce1">
            <text:p>2.770975268</text:p>
          </table:table-cell>
          <table:table-cell table:style-name="ce1"/>
          <table:table-cell office:value-type="float" office:value="0.99393144030370095" table:style-name="ce1">
            <text:p>0.99393144</text:p>
          </table:table-cell>
          <table:table-cell office:value-type="float" office:value="1.0468039549205299" table:style-name="ce1">
            <text:p>1.046803955</text:p>
          </table:table-cell>
          <table:table-cell office:value-type="float" office:value="1.8248455267366299" table:style-name="ce1">
            <text:p>1.824845527</text:p>
          </table:table-cell>
          <table:table-cell office:value-type="float" office:value="2.3318430950417102" table:style-name="ce1">
            <text:p>2.331843095</text:p>
          </table:table-cell>
          <table:table-cell table:style-name="ce1"/>
          <table:table-cell office:value-type="float" office:value="0.76845731659352501" table:style-name="ce1">
            <text:p>0.768457317</text:p>
          </table:table-cell>
          <table:table-cell office:value-type="float" office:value="0.168715440277249" table:style-name="ce1">
            <text:p>0.16871544</text:p>
          </table:table-cell>
          <table:table-cell office:value-type="float" office:value="3.4661689127524098" table:style-name="ce1">
            <text:p>3.466168913</text:p>
          </table:table-cell>
          <table:table-cell office:value-type="float" office:value="0.252382566040592" table:style-name="ce1">
            <text:p>0.252382566</text:p>
          </table:table-cell>
          <table:table-cell table:style-name="ce1"/>
          <table:table-cell office:value-type="float" office:value="0.18838822610583" table:style-name="ce1">
            <text:p>0.188388226</text:p>
          </table:table-cell>
          <table:table-cell office:value-type="float" office:value="0.12197483202025899" table:style-name="ce1">
            <text:p>0.121974832</text:p>
          </table:table-cell>
          <table:table-cell office:value-type="float" office:value="0.51214978751319695" table:style-name="ce1">
            <text:p>0.512149788</text:p>
          </table:table-cell>
          <table:table-cell office:value-type="float" office:value="0.377802401300324" table:style-name="ce1">
            <text:p>0.377802401</text:p>
          </table:table-cell>
          <table:table-cell table:number-columns-repeated="16365"/>
        </table:table-row>
        <table:table-row table:style-name="ro1">
          <table:table-cell office:value-type="float" office:value="1.2499027488503101" table:style-name="ce1">
            <text:p>1.249902749</text:p>
          </table:table-cell>
          <table:table-cell office:value-type="float" office:value="1.56933712071475" table:style-name="ce1">
            <text:p>1.569337121</text:p>
          </table:table-cell>
          <table:table-cell office:value-type="float" office:value="6.2465125076810901" table:style-name="ce1">
            <text:p>6.246512508</text:p>
          </table:table-cell>
          <table:table-cell office:value-type="float" office:value="2.7681806494262302" table:style-name="ce1">
            <text:p>2.768180649</text:p>
          </table:table-cell>
          <table:table-cell table:style-name="ce1"/>
          <table:table-cell office:value-type="float" office:value="1.2225741806097301" table:style-name="ce1">
            <text:p>1.222574181</text:p>
          </table:table-cell>
          <table:table-cell office:value-type="float" office:value="1.00245147136296" table:style-name="ce1">
            <text:p>1.002451471</text:p>
          </table:table-cell>
          <table:table-cell office:value-type="float" office:value="1.9893790598788701" table:style-name="ce1">
            <text:p>1.98937906</text:p>
          </table:table-cell>
          <table:table-cell office:value-type="float" office:value="2.3286583408566202" table:style-name="ce1">
            <text:p>2.328658341</text:p>
          </table:table-cell>
          <table:table-cell table:style-name="ce1"/>
          <table:table-cell office:value-type="float" office:value="0.77078225378723697" table:style-name="ce1">
            <text:p>0.770782254</text:p>
          </table:table-cell>
          <table:table-cell office:value-type="float" office:value="0.299220219267543" table:style-name="ce1">
            <text:p>0.299220219</text:p>
          </table:table-cell>
          <table:table-cell office:value-type="float" office:value="3.5277468373946701" table:style-name="ce1">
            <text:p>3.527746837</text:p>
          </table:table-cell>
          <table:table-cell office:value-type="float" office:value="0.15080784842082401" table:style-name="ce1">
            <text:p>0.150807848</text:p>
          </table:table-cell>
          <table:table-cell table:style-name="ce1"/>
          <table:table-cell office:value-type="float" office:value="0.38682669929541902" table:style-name="ce1">
            <text:p>0.386826699</text:p>
          </table:table-cell>
          <table:table-cell office:value-type="float" office:value="0.157975186171462" table:style-name="ce1">
            <text:p>0.157975186</text:p>
          </table:table-cell>
          <table:table-cell office:value-type="float" office:value="0.78088347281776405" table:style-name="ce1">
            <text:p>0.780883473</text:p>
          </table:table-cell>
          <table:table-cell office:value-type="float" office:value="0.37465411566097001" table:style-name="ce1">
            <text:p>0.374654116</text:p>
          </table:table-cell>
          <table:table-cell table:number-columns-repeated="16365"/>
        </table:table-row>
        <table:table-row table:style-name="ro1">
          <table:table-cell office:value-type="float" office:value="1.40310254118168" table:style-name="ce1">
            <text:p>1.403102541</text:p>
          </table:table-cell>
          <table:table-cell office:value-type="float" office:value="1.56974886111236" table:style-name="ce1">
            <text:p>1.569748861</text:p>
          </table:table-cell>
          <table:table-cell office:value-type="float" office:value="7.9452537893420399" table:style-name="ce1">
            <text:p>7.945253789</text:p>
          </table:table-cell>
          <table:table-cell office:value-type="float" office:value="2.8901671673240901" table:style-name="ce1">
            <text:p>2.890167167</text:p>
          </table:table-cell>
          <table:table-cell table:style-name="ce1"/>
          <table:table-cell office:value-type="float" office:value="1.1930623601932" table:style-name="ce1">
            <text:p>1.19306236</text:p>
          </table:table-cell>
          <table:table-cell office:value-type="float" office:value="1.0012759203617601" table:style-name="ce1">
            <text:p>1.00127592</text:p>
          </table:table-cell>
          <table:table-cell office:value-type="float" office:value="1.8724204200905601" table:style-name="ce1">
            <text:p>1.87242042</text:p>
          </table:table-cell>
          <table:table-cell office:value-type="float" office:value="2.4951125926167501" table:style-name="ce1">
            <text:p>2.495112593</text:p>
          </table:table-cell>
          <table:table-cell table:style-name="ce1"/>
          <table:table-cell office:value-type="float" office:value="1.0424073203005499" table:style-name="ce1">
            <text:p>1.04240732</text:p>
          </table:table-cell>
          <table:table-cell office:value-type="float" office:value="0.31525387182759301" table:style-name="ce1">
            <text:p>0.315253872</text:p>
          </table:table-cell>
          <table:table-cell office:value-type="float" office:value="5.98043773043113" table:style-name="ce1">
            <text:p>5.98043773</text:p>
          </table:table-cell>
          <table:table-cell office:value-type="float" office:value="0.32929472082705902" table:style-name="ce1">
            <text:p>0.329294721</text:p>
          </table:table-cell>
          <table:table-cell table:style-name="ce1"/>
          <table:table-cell office:value-type="float" office:value="0.35343914396214499" table:style-name="ce1">
            <text:p>0.353439144</text:p>
          </table:table-cell>
          <table:table-cell office:value-type="float" office:value="0.16767561425981001" table:style-name="ce1">
            <text:p>0.167675614</text:p>
          </table:table-cell>
          <table:table-cell office:value-type="float" office:value="0.74158108854469895" table:style-name="ce1">
            <text:p>0.741581089</text:p>
          </table:table-cell>
          <table:table-cell office:value-type="float" office:value="0.54141910443718599" table:style-name="ce1">
            <text:p>0.541419104</text:p>
          </table:table-cell>
          <table:table-cell table:number-columns-repeated="16365"/>
        </table:table-row>
        <table:table-row table:style-name="ro1">
          <table:table-cell office:value-type="float" office:value="1.36681802009718" table:style-name="ce1">
            <text:p>1.36681802</text:p>
          </table:table-cell>
          <table:table-cell office:value-type="float" office:value="1.52717770295471" table:style-name="ce1">
            <text:p>1.527177703</text:p>
          </table:table-cell>
          <table:table-cell office:value-type="float" office:value="7.8602571399645003" table:style-name="ce1">
            <text:p>7.86025714</text:p>
          </table:table-cell>
          <table:table-cell office:value-type="float" office:value="2.7593503327072502" table:style-name="ce1">
            <text:p>2.759350333</text:p>
          </table:table-cell>
          <table:table-cell table:style-name="ce1"/>
          <table:table-cell office:value-type="float" office:value="1.09062019513928" table:style-name="ce1">
            <text:p>1.090620195</text:p>
          </table:table-cell>
          <table:table-cell office:value-type="float" office:value="1.0378371838946501" table:style-name="ce1">
            <text:p>1.037837184</text:p>
          </table:table-cell>
          <table:table-cell office:value-type="float" office:value="1.74251264884388" table:style-name="ce1">
            <text:p>1.742512649</text:p>
          </table:table-cell>
          <table:table-cell office:value-type="float" office:value="2.4467569591226899" table:style-name="ce1">
            <text:p>2.446756959</text:p>
          </table:table-cell>
          <table:table-cell table:style-name="ce1"/>
          <table:table-cell office:value-type="float" office:value="1.0015455527897701" table:style-name="ce1">
            <text:p>1.001545553</text:p>
          </table:table-cell>
          <table:table-cell office:value-type="float" office:value="0.18883627814468801" table:style-name="ce1">
            <text:p>0.188836278</text:p>
          </table:table-cell>
          <table:table-cell office:value-type="float" office:value="5.8022500007373798" table:style-name="ce1">
            <text:p>5.802250001</text:p>
          </table:table-cell>
          <table:table-cell office:value-type="float" office:value="0.493006276641408" table:style-name="ce1">
            <text:p>0.493006277</text:p>
          </table:table-cell>
          <table:table-cell table:style-name="ce1"/>
          <table:table-cell office:value-type="float" office:value="0.254681074740154" table:style-name="ce1">
            <text:p>0.254681075</text:p>
          </table:table-cell>
          <table:table-cell office:value-type="float" office:value="0.12003692168724001" table:style-name="ce1">
            <text:p>0.120036922</text:p>
          </table:table-cell>
          <table:table-cell office:value-type="float" office:value="0.554434107128155" table:style-name="ce1">
            <text:p>0.554434107</text:p>
          </table:table-cell>
          <table:table-cell office:value-type="float" office:value="0.49187894466715798" table:style-name="ce1">
            <text:p>0.491878945</text:p>
          </table:table-cell>
          <table:table-cell table:number-columns-repeated="16365"/>
        </table:table-row>
        <table:table-row table:style-name="ro1">
          <table:table-cell office:value-type="float" office:value="1.4614200645337201" table:style-name="ce1">
            <text:p>1.461420065</text:p>
          </table:table-cell>
          <table:table-cell office:value-type="float" office:value="1.68065102458744" table:style-name="ce1">
            <text:p>1.680651025</text:p>
          </table:table-cell>
          <table:table-cell office:value-type="float" office:value="7.6266900230964696" table:style-name="ce1">
            <text:p>7.626690023</text:p>
          </table:table-cell>
          <table:table-cell office:value-type="float" office:value="2.6072647587606301" table:style-name="ce1">
            <text:p>2.607264759</text:p>
          </table:table-cell>
          <table:table-cell table:style-name="ce1"/>
          <table:table-cell office:value-type="float" office:value="1.1289774525665099" table:style-name="ce1">
            <text:p>1.128977453</text:p>
          </table:table-cell>
          <table:table-cell office:value-type="float" office:value="0.99250490814212" table:style-name="ce1">
            <text:p>0.992504908</text:p>
          </table:table-cell>
          <table:table-cell office:value-type="float" office:value="1.8273721331335799" table:style-name="ce1">
            <text:p>1.827372133</text:p>
          </table:table-cell>
          <table:table-cell office:value-type="float" office:value="2.2211648903658499" table:style-name="ce1">
            <text:p>2.22116489</text:p>
          </table:table-cell>
          <table:table-cell table:style-name="ce1"/>
          <table:table-cell office:value-type="float" office:value="1.0932968157912799" table:style-name="ce1">
            <text:p>1.093296816</text:p>
          </table:table-cell>
          <table:table-cell office:value-type="float" office:value="0.56140630186831297" table:style-name="ce1">
            <text:p>0.561406302</text:p>
          </table:table-cell>
          <table:table-cell office:value-type="float" office:value="5.7376770466474101" table:style-name="ce1">
            <text:p>5.737677047</text:p>
          </table:table-cell>
          <table:table-cell office:value-type="float" office:value="0.46345875642440498" table:style-name="ce1">
            <text:p>0.463458756</text:p>
          </table:table-cell>
          <table:table-cell table:style-name="ce1"/>
          <table:table-cell office:value-type="float" office:value="0.29015709500822401" table:style-name="ce1">
            <text:p>0.290157095</text:p>
          </table:table-cell>
          <table:table-cell office:value-type="float" office:value="0.21720644443766501" table:style-name="ce1">
            <text:p>0.217206444</text:p>
          </table:table-cell>
          <table:table-cell office:value-type="float" office:value="0.29831384652103299" table:style-name="ce1">
            <text:p>0.298313847</text:p>
          </table:table-cell>
          <table:table-cell office:value-type="float" office:value="0.265837760775889" table:style-name="ce1">
            <text:p>0.265837761</text:p>
          </table:table-cell>
          <table:table-cell table:number-columns-repeated="16365"/>
        </table:table-row>
        <table:table-row table:style-name="ro1">
          <table:table-cell office:value-type="float" office:value="1.70476561512656" table:style-name="ce1">
            <text:p>1.704765615</text:p>
          </table:table-cell>
          <table:table-cell office:value-type="float" office:value="1.5520706225085601" table:style-name="ce1">
            <text:p>1.552070623</text:p>
          </table:table-cell>
          <table:table-cell office:value-type="float" office:value="10.012981545089501" table:style-name="ce1">
            <text:p>10.01298155</text:p>
          </table:table-cell>
          <table:table-cell office:value-type="float" office:value="2.7967664589860002" table:style-name="ce1">
            <text:p>2.796766459</text:p>
          </table:table-cell>
          <table:table-cell table:style-name="ce1"/>
          <table:table-cell office:value-type="float" office:value="1.0258205227704" table:style-name="ce1">
            <text:p>1.025820523</text:p>
          </table:table-cell>
          <table:table-cell office:value-type="float" office:value="1.1672852327691201" table:style-name="ce1">
            <text:p>1.167285233</text:p>
          </table:table-cell>
          <table:table-cell office:value-type="float" office:value="1.63841733306509" table:style-name="ce1">
            <text:p>1.638417333</text:p>
          </table:table-cell>
          <table:table-cell office:value-type="float" office:value="2.3474990609302102" table:style-name="ce1">
            <text:p>2.347499061</text:p>
          </table:table-cell>
          <table:table-cell table:style-name="ce1"/>
          <table:table-cell office:value-type="float" office:value="1.4803774649226" table:style-name="ce1">
            <text:p>1.480377465</text:p>
          </table:table-cell>
          <table:table-cell office:value-type="float" office:value="0.25990962325556499" table:style-name="ce1">
            <text:p>0.259909623</text:p>
          </table:table-cell>
          <table:table-cell office:value-type="float" office:value="8.1314959267934608" table:style-name="ce1">
            <text:p>8.131495927</text:p>
          </table:table-cell>
          <table:table-cell office:value-type="float" office:value="0.349762763162771" table:style-name="ce1">
            <text:p>0.349762763</text:p>
          </table:table-cell>
          <table:table-cell table:style-name="ce1"/>
          <table:table-cell office:value-type="float" office:value="0.24601616317524999" table:style-name="ce1">
            <text:p>0.246016163</text:p>
          </table:table-cell>
          <table:table-cell office:value-type="float" office:value="0.170685941383104" table:style-name="ce1">
            <text:p>0.170685941</text:p>
          </table:table-cell>
          <table:table-cell office:value-type="float" office:value="0.63561555488632504" table:style-name="ce1">
            <text:p>0.635615555</text:p>
          </table:table-cell>
          <table:table-cell office:value-type="float" office:value="0.41119250344867297" table:style-name="ce1">
            <text:p>0.411192503</text:p>
          </table:table-cell>
          <table:table-cell table:number-columns-repeated="16365"/>
        </table:table-row>
        <table:table-row table:style-name="ro1">
          <table:table-cell office:value-type="float" office:value="1.5254897759504" table:style-name="ce1">
            <text:p>1.525489776</text:p>
          </table:table-cell>
          <table:table-cell office:value-type="float" office:value="1.5772798245202799" table:style-name="ce1">
            <text:p>1.577279825</text:p>
          </table:table-cell>
          <table:table-cell office:value-type="float" office:value="7.5343201740022998" table:style-name="ce1">
            <text:p>7.534320174</text:p>
          </table:table-cell>
          <table:table-cell office:value-type="float" office:value="2.7305518212825599" table:style-name="ce1">
            <text:p>2.730551821</text:p>
          </table:table-cell>
          <table:table-cell table:style-name="ce1"/>
          <table:table-cell office:value-type="float" office:value="1.2368624761651299" table:style-name="ce1">
            <text:p>1.236862476</text:p>
          </table:table-cell>
          <table:table-cell office:value-type="float" office:value="1.02427981005344" table:style-name="ce1">
            <text:p>1.02427981</text:p>
          </table:table-cell>
          <table:table-cell office:value-type="float" office:value="1.79312605572496" table:style-name="ce1">
            <text:p>1.793126056</text:p>
          </table:table-cell>
          <table:table-cell office:value-type="float" office:value="2.2341477982073399" table:style-name="ce1">
            <text:p>2.234147798</text:p>
          </table:table-cell>
          <table:table-cell table:style-name="ce1"/>
          <table:table-cell office:value-type="float" office:value="1.2347414930832401" table:style-name="ce1">
            <text:p>1.234741493</text:p>
          </table:table-cell>
          <table:table-cell office:value-type="float" office:value="0.32482870559030302" table:style-name="ce1">
            <text:p>0.324828706</text:p>
          </table:table-cell>
          <table:table-cell office:value-type="float" office:value="6.0509702918785599" table:style-name="ce1">
            <text:p>6.050970292</text:p>
          </table:table-cell>
          <table:table-cell office:value-type="float" office:value="0.34203420031033399" table:style-name="ce1">
            <text:p>0.3420342</text:p>
          </table:table-cell>
          <table:table-cell table:style-name="ce1"/>
          <table:table-cell office:value-type="float" office:value="0.39836665348438299" table:style-name="ce1">
            <text:p>0.398366653</text:p>
          </table:table-cell>
          <table:table-cell office:value-type="float" office:value="0.18507555886423799" table:style-name="ce1">
            <text:p>0.185075559</text:p>
          </table:table-cell>
          <table:table-cell office:value-type="float" office:value="0.49610364946700802" table:style-name="ce1">
            <text:p>0.496103649</text:p>
          </table:table-cell>
          <table:table-cell office:value-type="float" office:value="0.282877229152452" table:style-name="ce1">
            <text:p>0.282877229</text:p>
          </table:table-cell>
          <table:table-cell table:number-columns-repeated="16365"/>
        </table:table-row>
        <table:table-row table:style-name="ro1">
          <table:table-cell office:value-type="float" office:value="1.62709659188912" table:style-name="ce1">
            <text:p>1.627096592</text:p>
          </table:table-cell>
          <table:table-cell office:value-type="float" office:value="1.53679524279361" table:style-name="ce1">
            <text:p>1.536795243</text:p>
          </table:table-cell>
          <table:table-cell office:value-type="float" office:value="9.7354453235519003" table:style-name="ce1">
            <text:p>9.735445324</text:p>
          </table:table-cell>
          <table:table-cell office:value-type="float" office:value="2.61605633946649" table:style-name="ce1">
            <text:p>2.616056339</text:p>
          </table:table-cell>
          <table:table-cell table:style-name="ce1"/>
          <table:table-cell office:value-type="float" office:value="1.1370401833291099" table:style-name="ce1">
            <text:p>1.137040183</text:p>
          </table:table-cell>
          <table:table-cell office:value-type="float" office:value="1.10453725521684" table:style-name="ce1">
            <text:p>1.104537255</text:p>
          </table:table-cell>
          <table:table-cell office:value-type="float" office:value="1.81959301248524" table:style-name="ce1">
            <text:p>1.819593012</text:p>
          </table:table-cell>
          <table:table-cell office:value-type="float" office:value="2.2148357655923498" table:style-name="ce1">
            <text:p>2.214835766</text:p>
          </table:table-cell>
          <table:table-cell table:style-name="ce1"/>
          <table:table-cell office:value-type="float" office:value="1.4217169497389399" table:style-name="ce1">
            <text:p>1.42171695</text:p>
          </table:table-cell>
          <table:table-cell office:value-type="float" office:value="0.231474112769468" table:style-name="ce1">
            <text:p>0.231474113</text:p>
          </table:table-cell>
          <table:table-cell office:value-type="float" office:value="8.1468937481855992" table:style-name="ce1">
            <text:p>8.146893748</text:p>
          </table:table-cell>
          <table:table-cell office:value-type="float" office:value="0.45875212124889198" table:style-name="ce1">
            <text:p>0.458752121</text:p>
          </table:table-cell>
          <table:table-cell table:style-name="ce1"/>
          <table:table-cell office:value-type="float" office:value="0.31882603633447598" table:style-name="ce1">
            <text:p>0.318826036</text:p>
          </table:table-cell>
          <table:table-cell office:value-type="float" office:value="0.13358626311778801" table:style-name="ce1">
            <text:p>0.133586263</text:p>
          </table:table-cell>
          <table:table-cell office:value-type="float" office:value="0.51265529867925896" table:style-name="ce1">
            <text:p>0.512655299</text:p>
          </table:table-cell>
          <table:table-cell office:value-type="float" office:value="0.25811082169417698" table:style-name="ce1">
            <text:p>0.258110822</text:p>
          </table:table-cell>
          <table:table-cell table:number-columns-repeated="16365"/>
        </table:table-row>
        <table:table-row table:style-name="ro1">
          <table:table-cell office:value-type="float" office:value="1.6392938722206201" table:style-name="ce1">
            <text:p>1.639293872</text:p>
          </table:table-cell>
          <table:table-cell office:value-type="float" office:value="1.59214888799212" table:style-name="ce1">
            <text:p>1.592148888</text:p>
          </table:table-cell>
          <table:table-cell office:value-type="float" office:value="8.8897199924418793" table:style-name="ce1">
            <text:p>8.889719992</text:p>
          </table:table-cell>
          <table:table-cell office:value-type="float" office:value="2.7695746811063899" table:style-name="ce1">
            <text:p>2.769574681</text:p>
          </table:table-cell>
          <table:table-cell table:style-name="ce1"/>
          <table:table-cell office:value-type="float" office:value="1.13759532618197" table:style-name="ce1">
            <text:p>1.137595326</text:p>
          </table:table-cell>
          <table:table-cell office:value-type="float" office:value="0.95977742525035403" table:style-name="ce1">
            <text:p>0.959777425</text:p>
          </table:table-cell>
          <table:table-cell office:value-type="float" office:value="2.0314920455980401" table:style-name="ce1">
            <text:p>2.031492046</text:p>
          </table:table-cell>
          <table:table-cell office:value-type="float" office:value="2.61431696243613" table:style-name="ce1">
            <text:p>2.614316962</text:p>
          </table:table-cell>
          <table:table-cell table:style-name="ce1"/>
          <table:table-cell office:value-type="float" office:value="1.46187794752602" table:style-name="ce1">
            <text:p>1.461877948</text:p>
          </table:table-cell>
          <table:table-cell office:value-type="float" office:value="0.39567569425735599" table:style-name="ce1">
            <text:p>0.395675694</text:p>
          </table:table-cell>
          <table:table-cell office:value-type="float" office:value="7.1611911252109497" table:style-name="ce1">
            <text:p>7.161191125</text:p>
          </table:table-cell>
          <table:table-cell office:value-type="float" office:value="0.41886282613623399" table:style-name="ce1">
            <text:p>0.418862826</text:p>
          </table:table-cell>
          <table:table-cell table:style-name="ce1"/>
          <table:table-cell office:value-type="float" office:value="0.304974757026025" table:style-name="ce1">
            <text:p>0.304974757</text:p>
          </table:table-cell>
          <table:table-cell office:value-type="float" office:value="0.35140380594283199" table:style-name="ce1">
            <text:p>0.351403806</text:p>
          </table:table-cell>
          <table:table-cell office:value-type="float" office:value="0.65145961716402501" table:style-name="ce1">
            <text:p>0.651459617</text:p>
          </table:table-cell>
          <table:table-cell office:value-type="float" office:value="0.65840360211027804" table:style-name="ce1">
            <text:p>0.658403602</text:p>
          </table:table-cell>
          <table:table-cell table:number-columns-repeated="16365"/>
        </table:table-row>
        <table:table-row table:style-name="ro1">
          <table:table-cell office:value-type="float" office:value="1.61319794101073" table:style-name="ce1">
            <text:p>1.613197941</text:p>
          </table:table-cell>
          <table:table-cell office:value-type="float" office:value="1.6108006169398399" table:style-name="ce1">
            <text:p>1.610800617</text:p>
          </table:table-cell>
          <table:table-cell office:value-type="float" office:value="8.6597767173867801" table:style-name="ce1">
            <text:p>8.659776717</text:p>
          </table:table-cell>
          <table:table-cell office:value-type="float" office:value="2.4692948007406299" table:style-name="ce1">
            <text:p>2.469294801</text:p>
          </table:table-cell>
          <table:table-cell table:style-name="ce1"/>
          <table:table-cell office:value-type="float" office:value="1.1785883793504901" table:style-name="ce1">
            <text:p>1.178588379</text:p>
          </table:table-cell>
          <table:table-cell office:value-type="float" office:value="0.97122806229599901" table:style-name="ce1">
            <text:p>0.971228062</text:p>
          </table:table-cell>
          <table:table-cell office:value-type="float" office:value="2.0865414125727799" table:style-name="ce1">
            <text:p>2.086541413</text:p>
          </table:table-cell>
          <table:table-cell office:value-type="float" office:value="2.38655417288129" table:style-name="ce1">
            <text:p>2.386554173</text:p>
          </table:table-cell>
          <table:table-cell table:style-name="ce1"/>
          <table:table-cell office:value-type="float" office:value="1.41157490094674" table:style-name="ce1">
            <text:p>1.411574901</text:p>
          </table:table-cell>
          <table:table-cell office:value-type="float" office:value="0.43869418719779502" table:style-name="ce1">
            <text:p>0.438694187</text:p>
          </table:table-cell>
          <table:table-cell office:value-type="float" office:value="6.8312949766803301" table:style-name="ce1">
            <text:p>6.831294977</text:p>
          </table:table-cell>
          <table:table-cell office:value-type="float" office:value="0.55209660691460805" table:style-name="ce1">
            <text:p>0.552096607</text:p>
          </table:table-cell>
          <table:table-cell table:style-name="ce1"/>
          <table:table-cell office:value-type="float" office:value="0.34912616923957301" table:style-name="ce1">
            <text:p>0.349126169</text:p>
          </table:table-cell>
          <table:table-cell office:value-type="float" office:value="0.34683514237294699" table:style-name="ce1">
            <text:p>0.346835142</text:p>
          </table:table-cell>
          <table:table-cell office:value-type="float" office:value="0.54496322385139295" table:style-name="ce1">
            <text:p>0.544963224</text:p>
          </table:table-cell>
          <table:table-cell office:value-type="float" office:value="0.43441198950828802" table:style-name="ce1">
            <text:p>0.43441199</text:p>
          </table:table-cell>
          <table:table-cell table:number-columns-repeated="16365"/>
        </table:table-row>
        <table:table-row table:style-name="ro1">
          <table:table-cell office:value-type="float" office:value="1.5224651458223899" table:style-name="ce1">
            <text:p>1.522465146</text:p>
          </table:table-cell>
          <table:table-cell office:value-type="float" office:value="1.5283271502881199" table:style-name="ce1">
            <text:p>1.52832715</text:p>
          </table:table-cell>
          <table:table-cell office:value-type="float" office:value="9.6678518479745801" table:style-name="ce1">
            <text:p>9.667851848</text:p>
          </table:table-cell>
          <table:table-cell office:value-type="float" office:value="2.6995998701624502" table:style-name="ce1">
            <text:p>2.69959987</text:p>
          </table:table-cell>
          <table:table-cell table:style-name="ce1"/>
          <table:table-cell office:value-type="float" office:value="1.0477024450636101" table:style-name="ce1">
            <text:p>1.047702445</text:p>
          </table:table-cell>
          <table:table-cell office:value-type="float" office:value="1.05665925984357" table:style-name="ce1">
            <text:p>1.05665926</text:p>
          </table:table-cell>
          <table:table-cell office:value-type="float" office:value="1.82485386830361" table:style-name="ce1">
            <text:p>1.824853868</text:p>
          </table:table-cell>
          <table:table-cell office:value-type="float" office:value="2.57229659572736" table:style-name="ce1">
            <text:p>2.572296596</text:p>
          </table:table-cell>
          <table:table-cell table:style-name="ce1"/>
          <table:table-cell office:value-type="float" office:value="1.29710625777627" table:style-name="ce1">
            <text:p>1.297106258</text:p>
          </table:table-cell>
          <table:table-cell office:value-type="float" office:value="0.26404699956750199" table:style-name="ce1">
            <text:p>0.264047</text:p>
          </table:table-cell>
          <table:table-cell office:value-type="float" office:value="7.8819698542785499" table:style-name="ce1">
            <text:p>7.881969854</text:p>
          </table:table-cell>
          <table:table-cell office:value-type="float" office:value="0.44372238516074403" table:style-name="ce1">
            <text:p>0.443722385</text:p>
          </table:table-cell>
          <table:table-cell table:style-name="ce1"/>
          <table:table-cell office:value-type="float" office:value="0.233527593292056" table:style-name="ce1">
            <text:p>0.233527593</text:p>
          </table:table-cell>
          <table:table-cell office:value-type="float" office:value="0.169342001597165" table:style-name="ce1">
            <text:p>0.169342002</text:p>
          </table:table-cell>
          <table:table-cell office:value-type="float" office:value="0.78867331522981599" table:style-name="ce1">
            <text:p>0.788673315</text:p>
          </table:table-cell>
          <table:table-cell office:value-type="float" office:value="0.62240804790895099" table:style-name="ce1">
            <text:p>0.622408048</text:p>
          </table:table-cell>
          <table:table-cell table:number-columns-repeated="16365"/>
        </table:table-row>
        <table:table-row table:style-name="ro1">
          <table:table-cell office:value-type="float" office:value="1.4392081355681901" table:style-name="ce1">
            <text:p>1.439208136</text:p>
          </table:table-cell>
          <table:table-cell office:value-type="float" office:value="1.5013759409515299" table:style-name="ce1">
            <text:p>1.501375941</text:p>
          </table:table-cell>
          <table:table-cell office:value-type="float" office:value="8.1729233365789504" table:style-name="ce1">
            <text:p>8.172923337</text:p>
          </table:table-cell>
          <table:table-cell office:value-type="float" office:value="2.7268670855311798" table:style-name="ce1">
            <text:p>2.726867086</text:p>
          </table:table-cell>
          <table:table-cell table:style-name="ce1"/>
          <table:table-cell office:value-type="float" office:value="0.95180020536030996" table:style-name="ce1">
            <text:p>0.951800205</text:p>
          </table:table-cell>
          <table:table-cell office:value-type="float" office:value="1.12874194815397" table:style-name="ce1">
            <text:p>1.128741948</text:p>
          </table:table-cell>
          <table:table-cell office:value-type="float" office:value="1.6633894480245199" table:style-name="ce1">
            <text:p>1.663389448</text:p>
          </table:table-cell>
          <table:table-cell office:value-type="float" office:value="2.49635873779985" table:style-name="ce1">
            <text:p>2.496358738</text:p>
          </table:table-cell>
          <table:table-cell table:style-name="ce1"/>
          <table:table-cell office:value-type="float" office:value="1.2683029151720699" table:style-name="ce1">
            <text:p>1.268302915</text:p>
          </table:table-cell>
          <table:table-cell office:value-type="float" office:value="0.24285158708143501" table:style-name="ce1">
            <text:p>0.242851587</text:p>
          </table:table-cell>
          <table:table-cell office:value-type="float" office:value="6.7382382170038797" table:style-name="ce1">
            <text:p>6.738238217</text:p>
          </table:table-cell>
          <table:table-cell office:value-type="float" office:value="0.49395496169801201" table:style-name="ce1">
            <text:p>0.493954962</text:p>
          </table:table-cell>
          <table:table-cell table:style-name="ce1"/>
          <table:table-cell office:value-type="float" office:value="0.18394507503169699" table:style-name="ce1">
            <text:p>0.183945075</text:p>
          </table:table-cell>
          <table:table-cell office:value-type="float" office:value="0.14847364276309" table:style-name="ce1">
            <text:p>0.148473643</text:p>
          </table:table-cell>
          <table:table-cell office:value-type="float" office:value="0.52914707002207995" table:style-name="ce1">
            <text:p>0.52914707</text:p>
          </table:table-cell>
          <table:table-cell office:value-type="float" office:value="0.54653454894807796" table:style-name="ce1">
            <text:p>0.546534549</text:p>
          </table:table-cell>
          <table:table-cell table:number-columns-repeated="16365"/>
        </table:table-row>
        <table:table-row table:style-name="ro1">
          <table:table-cell office:value-type="float" office:value="1.2200313409189201" table:style-name="ce1">
            <text:p>1.220031341</text:p>
          </table:table-cell>
          <table:table-cell office:value-type="float" office:value="1.55104363279568" table:style-name="ce1">
            <text:p>1.551043633</text:p>
          </table:table-cell>
          <table:table-cell office:value-type="float" office:value="8.0024536927377294" table:style-name="ce1">
            <text:p>8.002453693</text:p>
          </table:table-cell>
          <table:table-cell office:value-type="float" office:value="2.3848810422631299" table:style-name="ce1">
            <text:p>2.384881042</text:p>
          </table:table-cell>
          <table:table-cell table:style-name="ce1"/>
          <table:table-cell office:value-type="float" office:value="1.1006906216574199" table:style-name="ce1">
            <text:p>1.100690622</text:p>
          </table:table-cell>
          <table:table-cell office:value-type="float" office:value="1.13111190247204" table:style-name="ce1">
            <text:p>1.131111902</text:p>
          </table:table-cell>
          <table:table-cell office:value-type="float" office:value="1.94774839142218" table:style-name="ce1">
            <text:p>1.947748391</text:p>
          </table:table-cell>
          <table:table-cell office:value-type="float" office:value="2.3068265414710201" table:style-name="ce1">
            <text:p>2.306826541</text:p>
          </table:table-cell>
          <table:table-cell table:style-name="ce1"/>
          <table:table-cell office:value-type="float" office:value="1.0345618696532899" table:style-name="ce1">
            <text:p>1.03456187</text:p>
          </table:table-cell>
          <table:table-cell office:value-type="float" office:value="0.27272642561966298" table:style-name="ce1">
            <text:p>0.272726426</text:p>
          </table:table-cell>
          <table:table-cell office:value-type="float" office:value="6.5474817902390399" table:style-name="ce1">
            <text:p>6.54748179</text:p>
          </table:table-cell>
          <table:table-cell office:value-type="float" office:value="0.75902020175192897" table:style-name="ce1">
            <text:p>0.759020202</text:p>
          </table:table-cell>
          <table:table-cell table:style-name="ce1"/>
          <table:table-cell office:value-type="float" office:value="0.29996772831657298" table:style-name="ce1">
            <text:p>0.299967728</text:p>
          </table:table-cell>
          <table:table-cell office:value-type="float" office:value="0.158414979349074" table:style-name="ce1">
            <text:p>0.158414979</text:p>
          </table:table-cell>
          <table:table-cell office:value-type="float" office:value="0.586964760055384" table:style-name="ce1">
            <text:p>0.58696476</text:p>
          </table:table-cell>
          <table:table-cell office:value-type="float" office:value="0.35580964322570702" table:style-name="ce1">
            <text:p>0.355809643</text:p>
          </table:table-cell>
          <table:table-cell table:number-columns-repeated="16365"/>
        </table:table-row>
        <table:table-row table:style-name="ro1">
          <table:table-cell office:value-type="float" office:value="1.2999369329675501" table:style-name="ce1">
            <text:p>1.299936933</text:p>
          </table:table-cell>
          <table:table-cell office:value-type="float" office:value="1.5643828762788301" table:style-name="ce1">
            <text:p>1.564382876</text:p>
          </table:table-cell>
          <table:table-cell office:value-type="float" office:value="8.1552015699588498" table:style-name="ce1">
            <text:p>8.15520157</text:p>
          </table:table-cell>
          <table:table-cell office:value-type="float" office:value="2.5051642582576998" table:style-name="ce1">
            <text:p>2.505164258</text:p>
          </table:table-cell>
          <table:table-cell table:style-name="ce1"/>
          <table:table-cell office:value-type="float" office:value="0.90312168344044097" table:style-name="ce1">
            <text:p>0.903121683</text:p>
          </table:table-cell>
          <table:table-cell office:value-type="float" office:value="1.1305223848813699" table:style-name="ce1">
            <text:p>1.130522385</text:p>
          </table:table-cell>
          <table:table-cell office:value-type="float" office:value="1.7192399287284601" table:style-name="ce1">
            <text:p>1.719239929</text:p>
          </table:table-cell>
          <table:table-cell office:value-type="float" office:value="2.4620553049548901" table:style-name="ce1">
            <text:p>2.462055305</text:p>
          </table:table-cell>
          <table:table-cell table:style-name="ce1"/>
          <table:table-cell office:value-type="float" office:value="1.18640363579293" table:style-name="ce1">
            <text:p>1.186403636</text:p>
          </table:table-cell>
          <table:table-cell office:value-type="float" office:value="0.244662933517166" table:style-name="ce1">
            <text:p>0.244662934</text:p>
          </table:table-cell>
          <table:table-cell office:value-type="float" office:value="6.6168886776534102" table:style-name="ce1">
            <text:p>6.616888678</text:p>
          </table:table-cell>
          <table:table-cell office:value-type="float" office:value="0.530783776598443" table:style-name="ce1">
            <text:p>0.530783777</text:p>
          </table:table-cell>
          <table:table-cell table:style-name="ce1"/>
          <table:table-cell office:value-type="float" office:value="0.163212087420193" table:style-name="ce1">
            <text:p>0.163212087</text:p>
          </table:table-cell>
          <table:table-cell office:value-type="float" office:value="0.15453079762079" table:style-name="ce1">
            <text:p>0.154530798</text:p>
          </table:table-cell>
          <table:table-cell office:value-type="float" office:value="0.40463578070602801" table:style-name="ce1">
            <text:p>0.404635781</text:p>
          </table:table-cell>
          <table:table-cell office:value-type="float" office:value="0.51139482838383998" table:style-name="ce1">
            <text:p>0.511394828</text:p>
          </table:table-cell>
          <table:table-cell table:number-columns-repeated="16365"/>
        </table:table-row>
        <table:table-row table:style-name="ro1">
          <table:table-cell office:value-type="float" office:value="1.2998455262325599" table:style-name="ce1">
            <text:p>1.299845526</text:p>
          </table:table-cell>
          <table:table-cell office:value-type="float" office:value="1.5809979667737499" table:style-name="ce1">
            <text:p>1.580997967</text:p>
          </table:table-cell>
          <table:table-cell office:value-type="float" office:value="8.0847124039793705" table:style-name="ce1">
            <text:p>8.084712404</text:p>
          </table:table-cell>
          <table:table-cell office:value-type="float" office:value="2.4632953991626998" table:style-name="ce1">
            <text:p>2.463295399</text:p>
          </table:table-cell>
          <table:table-cell table:style-name="ce1"/>
          <table:table-cell office:value-type="float" office:value="0.93253998001016702" table:style-name="ce1">
            <text:p>0.93253998</text:p>
          </table:table-cell>
          <table:table-cell office:value-type="float" office:value="1.1283473084248601" table:style-name="ce1">
            <text:p>1.128347308</text:p>
          </table:table-cell>
          <table:table-cell office:value-type="float" office:value="1.66735142754323" table:style-name="ce1">
            <text:p>1.667351428</text:p>
          </table:table-cell>
          <table:table-cell office:value-type="float" office:value="2.4031552410578798" table:style-name="ce1">
            <text:p>2.403155241</text:p>
          </table:table-cell>
          <table:table-cell table:style-name="ce1"/>
          <table:table-cell office:value-type="float" office:value="1.1721224724569399" table:style-name="ce1">
            <text:p>1.172122472</text:p>
          </table:table-cell>
          <table:table-cell office:value-type="float" office:value="0.27359309937947102" table:style-name="ce1">
            <text:p>0.273593099</text:p>
          </table:table-cell>
          <table:table-cell office:value-type="float" office:value="6.6660975463705201" table:style-name="ce1">
            <text:p>6.666097546</text:p>
          </table:table-cell>
          <table:table-cell office:value-type="float" office:value="0.59480457870222103" table:style-name="ce1">
            <text:p>0.594804579</text:p>
          </table:table-cell>
          <table:table-cell table:style-name="ce1"/>
          <table:table-cell office:value-type="float" office:value="0.18469084123824001" table:style-name="ce1">
            <text:p>0.184690841</text:p>
          </table:table-cell>
          <table:table-cell office:value-type="float" office:value="0.16813853766133799" table:style-name="ce1">
            <text:p>0.168138538</text:p>
          </table:table-cell>
          <table:table-cell office:value-type="float" office:value="0.45490236904591602" table:style-name="ce1">
            <text:p>0.454902369</text:p>
          </table:table-cell>
          <table:table-cell office:value-type="float" office:value="0.45194867908319297" table:style-name="ce1">
            <text:p>0.451948679</text:p>
          </table:table-cell>
          <table:table-cell table:number-columns-repeated="16365"/>
        </table:table-row>
        <table:table-row table:style-name="ro1">
          <table:table-cell office:value-type="float" office:value="1.42132677629547" table:style-name="ce1">
            <text:p>1.421326776</text:p>
          </table:table-cell>
          <table:table-cell office:value-type="float" office:value="1.5596038679222901" table:style-name="ce1">
            <text:p>1.559603868</text:p>
          </table:table-cell>
          <table:table-cell office:value-type="float" office:value="8.2942182504786395" table:style-name="ce1">
            <text:p>8.29421825</text:p>
          </table:table-cell>
          <table:table-cell office:value-type="float" office:value="2.5176460151551301" table:style-name="ce1">
            <text:p>2.517646015</text:p>
          </table:table-cell>
          <table:table-cell table:style-name="ce1"/>
          <table:table-cell office:value-type="float" office:value="1.0249122868717799" table:style-name="ce1">
            <text:p>1.024912287</text:p>
          </table:table-cell>
          <table:table-cell office:value-type="float" office:value="1.08032229033225" table:style-name="ce1">
            <text:p>1.08032229</text:p>
          </table:table-cell>
          <table:table-cell office:value-type="float" office:value="1.7653942395425499" table:style-name="ce1">
            <text:p>1.76539424</text:p>
          </table:table-cell>
          <table:table-cell office:value-type="float" office:value="2.4126785418518799" table:style-name="ce1">
            <text:p>2.412678542</text:p>
          </table:table-cell>
          <table:table-cell table:style-name="ce1"/>
          <table:table-cell office:value-type="float" office:value="1.3952494694963999" table:style-name="ce1">
            <text:p>1.395249469</text:p>
          </table:table-cell>
          <table:table-cell office:value-type="float" office:value="0.267358557124035" table:style-name="ce1">
            <text:p>0.267358557</text:p>
          </table:table-cell>
          <table:table-cell office:value-type="float" office:value="6.9741629838730601" table:style-name="ce1">
            <text:p>6.974162984</text:p>
          </table:table-cell>
          <table:table-cell office:value-type="float" office:value="0.58656739269781799" table:style-name="ce1">
            <text:p>0.586567393</text:p>
          </table:table-cell>
          <table:table-cell table:style-name="ce1"/>
          <table:table-cell office:value-type="float" office:value="0.216657653637021" table:style-name="ce1">
            <text:p>0.216657654</text:p>
          </table:table-cell>
          <table:table-cell office:value-type="float" office:value="0.18505652757815499" table:style-name="ce1">
            <text:p>0.185056528</text:p>
          </table:table-cell>
          <table:table-cell office:value-type="float" office:value="0.40946126593504101" table:style-name="ce1">
            <text:p>0.409461266</text:p>
          </table:table-cell>
          <table:table-cell office:value-type="float" office:value="0.46107018990347198" table:style-name="ce1">
            <text:p>0.46107019</text:p>
          </table:table-cell>
          <table:table-cell table:number-columns-repeated="16365"/>
        </table:table-row>
        <table:table-row table:style-name="ro1">
          <table:table-cell office:value-type="float" office:value="1.26365148139044" table:style-name="ce1">
            <text:p>1.263651481</text:p>
          </table:table-cell>
          <table:table-cell office:value-type="float" office:value="1.53897049112994" table:style-name="ce1">
            <text:p>1.538970491</text:p>
          </table:table-cell>
          <table:table-cell office:value-type="float" office:value="8.3675329523692596" table:style-name="ce1">
            <text:p>8.367532952</text:p>
          </table:table-cell>
          <table:table-cell office:value-type="float" office:value="2.6621211995342402" table:style-name="ce1">
            <text:p>2.6621212</text:p>
          </table:table-cell>
          <table:table-cell table:style-name="ce1"/>
          <table:table-cell office:value-type="float" office:value="0.85337229945922199" table:style-name="ce1">
            <text:p>0.853372299</text:p>
          </table:table-cell>
          <table:table-cell office:value-type="float" office:value="1.1969403313607401" table:style-name="ce1">
            <text:p>1.196940331</text:p>
          </table:table-cell>
          <table:table-cell office:value-type="float" office:value="1.6672476689614599" table:style-name="ce1">
            <text:p>1.667247669</text:p>
          </table:table-cell>
          <table:table-cell office:value-type="float" office:value="2.5448539303233702" table:style-name="ce1">
            <text:p>2.54485393</text:p>
          </table:table-cell>
          <table:table-cell table:style-name="ce1"/>
          <table:table-cell office:value-type="float" office:value="1.2123714362200599" table:style-name="ce1">
            <text:p>1.212371436</text:p>
          </table:table-cell>
          <table:table-cell office:value-type="float" office:value="0.36392003369797599" table:style-name="ce1">
            <text:p>0.363920034</text:p>
          </table:table-cell>
          <table:table-cell office:value-type="float" office:value="6.8009637154875504" table:style-name="ce1">
            <text:p>6.800963715</text:p>
          </table:table-cell>
          <table:table-cell office:value-type="float" office:value="0.69129326419166304" table:style-name="ce1">
            <text:p>0.691293264</text:p>
          </table:table-cell>
          <table:table-cell table:style-name="ce1"/>
          <table:table-cell office:value-type="float" office:value="0.25051009502753502" table:style-name="ce1">
            <text:p>0.250510095</text:p>
          </table:table-cell>
          <table:table-cell office:value-type="float" office:value="0.199391578416208" table:style-name="ce1">
            <text:p>0.199391578</text:p>
          </table:table-cell>
          <table:table-cell office:value-type="float" office:value="0.59208743421943599" table:style-name="ce1">
            <text:p>0.592087434</text:p>
          </table:table-cell>
          <table:table-cell office:value-type="float" office:value="0.59350340731602902" table:style-name="ce1">
            <text:p>0.593503407</text:p>
          </table:table-cell>
          <table:table-cell table:number-columns-repeated="16365"/>
        </table:table-row>
        <table:table-row table:style-name="ro1">
          <table:table-cell office:value-type="float" office:value="1.03696542813502" table:style-name="ce1">
            <text:p>1.036965428</text:p>
          </table:table-cell>
          <table:table-cell office:value-type="float" office:value="1.51997151345287" table:style-name="ce1">
            <text:p>1.519971513</text:p>
          </table:table-cell>
          <table:table-cell office:value-type="float" office:value="7.5001721102739598" table:style-name="ce1">
            <text:p>7.50017211</text:p>
          </table:table-cell>
          <table:table-cell office:value-type="float" office:value="2.7388244792238501" table:style-name="ce1">
            <text:p>2.738824479</text:p>
          </table:table-cell>
          <table:table-cell table:style-name="ce1"/>
          <table:table-cell office:value-type="float" office:value="1.0827686757136299" table:style-name="ce1">
            <text:p>1.082768676</text:p>
          </table:table-cell>
          <table:table-cell office:value-type="float" office:value="1.2143231180356999" table:style-name="ce1">
            <text:p>1.214323118</text:p>
          </table:table-cell>
          <table:table-cell office:value-type="float" office:value="2.0168788433463898" table:style-name="ce1">
            <text:p>2.016878843</text:p>
          </table:table-cell>
          <table:table-cell office:value-type="float" office:value="2.62804501889546" table:style-name="ce1">
            <text:p>2.628045019</text:p>
          </table:table-cell>
          <table:table-cell table:style-name="ce1"/>
          <table:table-cell office:value-type="float" office:value="1.0195480466768301" table:style-name="ce1">
            <text:p>1.019548047</text:p>
          </table:table-cell>
          <table:table-cell office:value-type="float" office:value="0.342287224410804" table:style-name="ce1">
            <text:p>0.342287224</text:p>
          </table:table-cell>
          <table:table-cell office:value-type="float" office:value="6.1406793833895703" table:style-name="ce1">
            <text:p>6.140679383</text:p>
          </table:table-cell>
          <table:table-cell office:value-type="float" office:value="0.52244076718057098" table:style-name="ce1">
            <text:p>0.522440767</text:p>
          </table:table-cell>
          <table:table-cell table:style-name="ce1"/>
          <table:table-cell office:value-type="float" office:value="0.32564570208676202" table:style-name="ce1">
            <text:p>0.325645702</text:p>
          </table:table-cell>
          <table:table-cell office:value-type="float" office:value="0.21498243674304399" table:style-name="ce1">
            <text:p>0.214982437</text:p>
          </table:table-cell>
          <table:table-cell office:value-type="float" office:value="0.937513429605631" table:style-name="ce1">
            <text:p>0.93751343</text:p>
          </table:table-cell>
          <table:table-cell office:value-type="float" office:value="0.67597739985288097" table:style-name="ce1">
            <text:p>0.6759774</text:p>
          </table:table-cell>
          <table:table-cell table:number-columns-repeated="16365"/>
        </table:table-row>
        <table:table-row table:style-name="ro1">
          <table:table-cell office:value-type="float" office:value="1.0776259433831901" table:style-name="ce1">
            <text:p>1.077625943</text:p>
          </table:table-cell>
          <table:table-cell office:value-type="float" office:value="1.4956621306820901" table:style-name="ce1">
            <text:p>1.495662131</text:p>
          </table:table-cell>
          <table:table-cell office:value-type="float" office:value="7.5471275037775998" table:style-name="ce1">
            <text:p>7.547127504</text:p>
          </table:table-cell>
          <table:table-cell office:value-type="float" office:value="2.7639595699769699" table:style-name="ce1">
            <text:p>2.76395957</text:p>
          </table:table-cell>
          <table:table-cell table:style-name="ce1"/>
          <table:table-cell office:value-type="float" office:value="1.0591714564141199" table:style-name="ce1">
            <text:p>1.059171456</text:p>
          </table:table-cell>
          <table:table-cell office:value-type="float" office:value="1.20688221981251" table:style-name="ce1">
            <text:p>1.20688222</text:p>
          </table:table-cell>
          <table:table-cell office:value-type="float" office:value="1.8963658241274599" table:style-name="ce1">
            <text:p>1.896365824</text:p>
          </table:table-cell>
          <table:table-cell office:value-type="float" office:value="2.6818717367712601" table:style-name="ce1">
            <text:p>2.681871737</text:p>
          </table:table-cell>
          <table:table-cell table:style-name="ce1"/>
          <table:table-cell office:value-type="float" office:value="1.0543453991070699" table:style-name="ce1">
            <text:p>1.054345399</text:p>
          </table:table-cell>
          <table:table-cell office:value-type="float" office:value="0.40749616352713902" table:style-name="ce1">
            <text:p>0.407496164</text:p>
          </table:table-cell>
          <table:table-cell office:value-type="float" office:value="6.1074626209841298" table:style-name="ce1">
            <text:p>6.107462621</text:p>
          </table:table-cell>
          <table:table-cell office:value-type="float" office:value="0.738288131760378" table:style-name="ce1">
            <text:p>0.738288132</text:p>
          </table:table-cell>
          <table:table-cell table:style-name="ce1"/>
          <table:table-cell office:value-type="float" office:value="0.28195313683443302" table:style-name="ce1">
            <text:p>0.281953137</text:p>
          </table:table-cell>
          <table:table-cell office:value-type="float" office:value="0.20838873523330201" table:style-name="ce1">
            <text:p>0.208388735</text:p>
          </table:table-cell>
          <table:table-cell office:value-type="float" office:value="0.83900193385366295" table:style-name="ce1">
            <text:p>0.839001934</text:p>
          </table:table-cell>
          <table:table-cell office:value-type="float" office:value="0.72893764975669695" table:style-name="ce1">
            <text:p>0.72893765</text:p>
          </table:table-cell>
          <table:table-cell table:number-columns-repeated="16365"/>
        </table:table-row>
        <table:table-row table:style-name="ro1">
          <table:table-cell office:value-type="float" office:value="1.37427024021801" table:style-name="ce1">
            <text:p>1.37427024</text:p>
          </table:table-cell>
          <table:table-cell office:value-type="float" office:value="1.49399295142985" table:style-name="ce1">
            <text:p>1.493992951</text:p>
          </table:table-cell>
          <table:table-cell office:value-type="float" office:value="8.1936063153375809" table:style-name="ce1">
            <text:p>8.193606315</text:p>
          </table:table-cell>
          <table:table-cell office:value-type="float" office:value="2.69124201553366" table:style-name="ce1">
            <text:p>2.691242016</text:p>
          </table:table-cell>
          <table:table-cell table:style-name="ce1"/>
          <table:table-cell office:value-type="float" office:value="0.90490386930500799" table:style-name="ce1">
            <text:p>0.904903869</text:p>
          </table:table-cell>
          <table:table-cell office:value-type="float" office:value="1.1965124835789001" table:style-name="ce1">
            <text:p>1.196512484</text:p>
          </table:table-cell>
          <table:table-cell office:value-type="float" office:value="1.79550257684264" table:style-name="ce1">
            <text:p>1.795502577</text:p>
          </table:table-cell>
          <table:table-cell office:value-type="float" office:value="2.6473691170056899" table:style-name="ce1">
            <text:p>2.647369117</text:p>
          </table:table-cell>
          <table:table-cell table:style-name="ce1"/>
          <table:table-cell office:value-type="float" office:value="1.33270448669109" table:style-name="ce1">
            <text:p>1.332704487</text:p>
          </table:table-cell>
          <table:table-cell office:value-type="float" office:value="0.432549982684722" table:style-name="ce1">
            <text:p>0.432549983</text:p>
          </table:table-cell>
          <table:table-cell office:value-type="float" office:value="6.9066239025068397" table:style-name="ce1">
            <text:p>6.906623903</text:p>
          </table:table-cell>
          <table:table-cell office:value-type="float" office:value="0.81117513155979104" table:style-name="ce1">
            <text:p>0.811175132</text:p>
          </table:table-cell>
          <table:table-cell table:style-name="ce1"/>
          <table:table-cell office:value-type="float" office:value="0.20301859832820099" table:style-name="ce1">
            <text:p>0.203018598</text:p>
          </table:table-cell>
          <table:table-cell office:value-type="float" office:value="0.205005934987885" table:style-name="ce1">
            <text:p>0.205005935</text:p>
          </table:table-cell>
          <table:table-cell office:value-type="float" office:value="0.37399355742828" table:style-name="ce1">
            <text:p>0.373993557</text:p>
          </table:table-cell>
          <table:table-cell office:value-type="float" office:value="0.69353809132496502" table:style-name="ce1">
            <text:p>0.693538091</text:p>
          </table:table-cell>
          <table:table-cell table:number-columns-repeated="16365"/>
        </table:table-row>
        <table:table-row table:style-name="ro1">
          <table:table-cell office:value-type="float" office:value="1.0345229863860099" table:style-name="ce1">
            <text:p>1.034522986</text:p>
          </table:table-cell>
          <table:table-cell office:value-type="float" office:value="1.54549464589927" table:style-name="ce1">
            <text:p>1.545494646</text:p>
          </table:table-cell>
          <table:table-cell office:value-type="float" office:value="7.3061830725541599" table:style-name="ce1">
            <text:p>7.306183073</text:p>
          </table:table-cell>
          <table:table-cell office:value-type="float" office:value="2.6510215897914202" table:style-name="ce1">
            <text:p>2.65102159</text:p>
          </table:table-cell>
          <table:table-cell table:style-name="ce1"/>
          <table:table-cell office:value-type="float" office:value="0.93610914844761395" table:style-name="ce1">
            <text:p>0.936109148</text:p>
          </table:table-cell>
          <table:table-cell office:value-type="float" office:value="1.09934529362211" table:style-name="ce1">
            <text:p>1.099345294</text:p>
          </table:table-cell>
          <table:table-cell office:value-type="float" office:value="1.9599952206675999" table:style-name="ce1">
            <text:p>1.959995221</text:p>
          </table:table-cell>
          <table:table-cell office:value-type="float" office:value="2.7054857730111301" table:style-name="ce1">
            <text:p>2.705485773</text:p>
          </table:table-cell>
          <table:table-cell table:style-name="ce1"/>
          <table:table-cell office:value-type="float" office:value="1.0467192090244199" table:style-name="ce1">
            <text:p>1.046719209</text:p>
          </table:table-cell>
          <table:table-cell office:value-type="float" office:value="0.31060519910173001" table:style-name="ce1">
            <text:p>0.310605199</text:p>
          </table:table-cell>
          <table:table-cell office:value-type="float" office:value="6.2267973139677304" table:style-name="ce1">
            <text:p>6.226797314</text:p>
          </table:table-cell>
          <table:table-cell office:value-type="float" office:value="0.67192003899291697" table:style-name="ce1">
            <text:p>0.671920039</text:p>
          </table:table-cell>
          <table:table-cell table:style-name="ce1"/>
          <table:table-cell office:value-type="float" office:value="0.17700945247102501" table:style-name="ce1">
            <text:p>0.177009452</text:p>
          </table:table-cell>
          <table:table-cell office:value-type="float" office:value="0.249957514538522" table:style-name="ce1">
            <text:p>0.249957515</text:p>
          </table:table-cell>
          <table:table-cell office:value-type="float" office:value="0.55284416339186504" table:style-name="ce1">
            <text:p>0.552844163</text:p>
          </table:table-cell>
          <table:table-cell office:value-type="float" office:value="0.75148132444045401" table:style-name="ce1">
            <text:p>0.751481324</text:p>
          </table:table-cell>
          <table:table-cell table:number-columns-repeated="16365"/>
        </table:table-row>
        <table:table-row table:style-name="ro1">
          <table:table-cell office:value-type="float" office:value="1.0908157886478" table:style-name="ce1">
            <text:p>1.090815789</text:p>
          </table:table-cell>
          <table:table-cell office:value-type="float" office:value="1.5187764924742999" table:style-name="ce1">
            <text:p>1.518776492</text:p>
          </table:table-cell>
          <table:table-cell office:value-type="float" office:value="7.71505871676717" table:style-name="ce1">
            <text:p>7.715058717</text:p>
          </table:table-cell>
          <table:table-cell office:value-type="float" office:value="2.6781758346388602" table:style-name="ce1">
            <text:p>2.678175835</text:p>
          </table:table-cell>
          <table:table-cell table:style-name="ce1"/>
          <table:table-cell office:value-type="float" office:value="0.94542988790378601" table:style-name="ce1">
            <text:p>0.945429888</text:p>
          </table:table-cell>
          <table:table-cell office:value-type="float" office:value="1.23725944933667" table:style-name="ce1">
            <text:p>1.237259449</text:p>
          </table:table-cell>
          <table:table-cell office:value-type="float" office:value="1.80891633092671" table:style-name="ce1">
            <text:p>1.808916331</text:p>
          </table:table-cell>
          <table:table-cell office:value-type="float" office:value="2.6848007686793598" table:style-name="ce1">
            <text:p>2.684800769</text:p>
          </table:table-cell>
          <table:table-cell table:style-name="ce1"/>
          <table:table-cell office:value-type="float" office:value="1.02484151045465" table:style-name="ce1">
            <text:p>1.02484151</text:p>
          </table:table-cell>
          <table:table-cell office:value-type="float" office:value="0.54809812284597104" table:style-name="ce1">
            <text:p>0.548098123</text:p>
          </table:table-cell>
          <table:table-cell office:value-type="float" office:value="7.19806107779036" table:style-name="ce1">
            <text:p>7.198061078</text:p>
          </table:table-cell>
          <table:table-cell office:value-type="float" office:value="0.92451576531639301" table:style-name="ce1">
            <text:p>0.924515765</text:p>
          </table:table-cell>
          <table:table-cell table:style-name="ce1"/>
          <table:table-cell office:value-type="float" office:value="0.23150705291760401" table:style-name="ce1">
            <text:p>0.231507053</text:p>
          </table:table-cell>
          <table:table-cell office:value-type="float" office:value="0.23960075048184701" table:style-name="ce1">
            <text:p>0.23960075</text:p>
          </table:table-cell>
          <table:table-cell office:value-type="float" office:value="0.58332625002958105" table:style-name="ce1">
            <text:p>0.58332625</text:p>
          </table:table-cell>
          <table:table-cell office:value-type="float" office:value="0.73152734293357202" table:style-name="ce1">
            <text:p>0.731527343</text:p>
          </table:table-cell>
          <table:table-cell table:number-columns-repeated="16365"/>
        </table:table-row>
        <table:table-row table:style-name="ro1">
          <table:table-cell office:value-type="float" office:value="1.41424707908429" table:style-name="ce1">
            <text:p>1.414247079</text:p>
          </table:table-cell>
          <table:table-cell office:value-type="float" office:value="1.5092571065686899" table:style-name="ce1">
            <text:p>1.509257107</text:p>
          </table:table-cell>
          <table:table-cell office:value-type="float" office:value="8.3602436260841593" table:style-name="ce1">
            <text:p>8.360243626</text:p>
          </table:table-cell>
          <table:table-cell office:value-type="float" office:value="2.6679271267164402" table:style-name="ce1">
            <text:p>2.667927127</text:p>
          </table:table-cell>
          <table:table-cell table:style-name="ce1"/>
          <table:table-cell office:value-type="float" office:value="0.692997168924958" table:style-name="ce1">
            <text:p>0.692997169</text:p>
          </table:table-cell>
          <table:table-cell office:value-type="float" office:value="1.32288441079945" table:style-name="ce1">
            <text:p>1.322884411</text:p>
          </table:table-cell>
          <table:table-cell office:value-type="float" office:value="1.50096141216214" table:style-name="ce1">
            <text:p>1.500961412</text:p>
          </table:table-cell>
          <table:table-cell office:value-type="float" office:value="2.35925168436858" table:style-name="ce1">
            <text:p>2.359251684</text:p>
          </table:table-cell>
          <table:table-cell table:style-name="ce1"/>
          <table:table-cell office:value-type="float" office:value="1.4163306211161699" table:style-name="ce1">
            <text:p>1.416330621</text:p>
          </table:table-cell>
          <table:table-cell office:value-type="float" office:value="0.57198760785498104" table:style-name="ce1">
            <text:p>0.571987608</text:p>
          </table:table-cell>
          <table:table-cell office:value-type="float" office:value="7.8584885657785204" table:style-name="ce1">
            <text:p>7.858488566</text:p>
          </table:table-cell>
          <table:table-cell office:value-type="float" office:value="0.97807481736616297" table:style-name="ce1">
            <text:p>0.978074817</text:p>
          </table:table-cell>
          <table:table-cell table:style-name="ce1"/>
          <table:table-cell office:value-type="float" office:value="0.36098643282100401" table:style-name="ce1">
            <text:p>0.360986433</text:p>
          </table:table-cell>
          <table:table-cell office:value-type="float" office:value="0.33351173728339201" table:style-name="ce1">
            <text:p>0.333511737</text:p>
          </table:table-cell>
          <table:table-cell office:value-type="float" office:value="0.23537355988208" table:style-name="ce1">
            <text:p>0.23537356</text:p>
          </table:table-cell>
          <table:table-cell office:value-type="float" office:value="0.403511054436068" table:style-name="ce1">
            <text:p>0.403511054</text:p>
          </table:table-cell>
          <table:table-cell table:number-columns-repeated="16365"/>
        </table:table-row>
        <table:table-row table:style-name="ro1">
          <table:table-cell office:value-type="float" office:value="1.9252512856453701" table:style-name="ce1">
            <text:p>1.925251286</text:p>
          </table:table-cell>
          <table:table-cell office:value-type="float" office:value="1.4842417860733801" table:style-name="ce1">
            <text:p>1.484241786</text:p>
          </table:table-cell>
          <table:table-cell office:value-type="float" office:value="10.6933629558019" table:style-name="ce1">
            <text:p>10.69336296</text:p>
          </table:table-cell>
          <table:table-cell office:value-type="float" office:value="3.0476242585156701" table:style-name="ce1">
            <text:p>3.047624259</text:p>
          </table:table-cell>
          <table:table-cell table:style-name="ce1"/>
          <table:table-cell office:value-type="float" office:value="1.13131392679283" table:style-name="ce1">
            <text:p>1.131313927</text:p>
          </table:table-cell>
          <table:table-cell office:value-type="float" office:value="1.1680031291631601" table:style-name="ce1">
            <text:p>1.168003129</text:p>
          </table:table-cell>
          <table:table-cell office:value-type="float" office:value="1.95720215342763" table:style-name="ce1">
            <text:p>1.957202153</text:p>
          </table:table-cell>
          <table:table-cell office:value-type="float" office:value="2.8772782374464598" table:style-name="ce1">
            <text:p>2.877278237</text:p>
          </table:table-cell>
          <table:table-cell table:style-name="ce1"/>
          <table:table-cell office:value-type="float" office:value="1.8956881721765899" table:style-name="ce1">
            <text:p>1.895688172</text:p>
          </table:table-cell>
          <table:table-cell office:value-type="float" office:value="0.30123620658517303" table:style-name="ce1">
            <text:p>0.301236207</text:p>
          </table:table-cell>
          <table:table-cell office:value-type="float" office:value="10.2140905504535" table:style-name="ce1">
            <text:p>10.21409055</text:p>
          </table:table-cell>
          <table:table-cell office:value-type="float" office:value="0.89651386823230705" table:style-name="ce1">
            <text:p>0.896513868</text:p>
          </table:table-cell>
          <table:table-cell table:style-name="ce1"/>
          <table:table-cell office:value-type="float" office:value="0.31599012857792103" table:style-name="ce1">
            <text:p>0.315990129</text:p>
          </table:table-cell>
          <table:table-cell office:value-type="float" office:value="0.20914685868028801" table:style-name="ce1">
            <text:p>0.209146859</text:p>
          </table:table-cell>
          <table:table-cell office:value-type="float" office:value="0.96257076258351604" table:style-name="ce1">
            <text:p>0.962570763</text:p>
          </table:table-cell>
          <table:table-cell office:value-type="float" office:value="0.92021105602987296" table:style-name="ce1">
            <text:p>0.920211056</text:p>
          </table:table-cell>
          <table:table-cell table:number-columns-repeated="16365"/>
        </table:table-row>
        <table:table-row table:style-name="ro1">
          <table:table-cell office:value-type="float" office:value="1.84506566751437" table:style-name="ce1">
            <text:p>1.845065668</text:p>
          </table:table-cell>
          <table:table-cell office:value-type="float" office:value="1.58488112942861" table:style-name="ce1">
            <text:p>1.584881129</text:p>
          </table:table-cell>
          <table:table-cell office:value-type="float" office:value="10.494720031336801" table:style-name="ce1">
            <text:p>10.49472003</text:p>
          </table:table-cell>
          <table:table-cell office:value-type="float" office:value="2.9632459026835201" table:style-name="ce1">
            <text:p>2.963245903</text:p>
          </table:table-cell>
          <table:table-cell table:style-name="ce1"/>
          <table:table-cell office:value-type="float" office:value="0.92782162712169902" table:style-name="ce1">
            <text:p>0.927821627</text:p>
          </table:table-cell>
          <table:table-cell office:value-type="float" office:value="1.2678750221991" table:style-name="ce1">
            <text:p>1.267875022</text:p>
          </table:table-cell>
          <table:table-cell office:value-type="float" office:value="1.8125149420494699" table:style-name="ce1">
            <text:p>1.812514942</text:p>
          </table:table-cell>
          <table:table-cell office:value-type="float" office:value="2.93317184606033" table:style-name="ce1">
            <text:p>2.933171846</text:p>
          </table:table-cell>
          <table:table-cell table:style-name="ce1"/>
          <table:table-cell office:value-type="float" office:value="1.7961596086124001" table:style-name="ce1">
            <text:p>1.796159609</text:p>
          </table:table-cell>
          <table:table-cell office:value-type="float" office:value="0.32509694595816302" table:style-name="ce1">
            <text:p>0.325096946</text:p>
          </table:table-cell>
          <table:table-cell office:value-type="float" office:value="10.1025127560548" table:style-name="ce1">
            <text:p>10.10251276</text:p>
          </table:table-cell>
          <table:table-cell office:value-type="float" office:value="0.74670368005464005" table:style-name="ce1">
            <text:p>0.74670368</text:p>
          </table:table-cell>
          <table:table-cell table:style-name="ce1"/>
          <table:table-cell office:value-type="float" office:value="0.223095364735586" table:style-name="ce1">
            <text:p>0.223095365</text:p>
          </table:table-cell>
          <table:table-cell office:value-type="float" office:value="0.26891054766988598" table:style-name="ce1">
            <text:p>0.268910548</text:p>
          </table:table-cell>
          <table:table-cell office:value-type="float" office:value="0.80014532769844504" table:style-name="ce1">
            <text:p>0.800145328</text:p>
          </table:table-cell>
          <table:table-cell office:value-type="float" office:value="0.97363788140496299" table:style-name="ce1">
            <text:p>0.973637881</text:p>
          </table:table-cell>
          <table:table-cell table:number-columns-repeated="16365"/>
        </table:table-row>
        <table:table-row table:style-name="ro1">
          <table:table-cell office:value-type="float" office:value="1.9180528686107401" table:style-name="ce1">
            <text:p>1.918052869</text:p>
          </table:table-cell>
          <table:table-cell office:value-type="float" office:value="1.63580322760126" table:style-name="ce1">
            <text:p>1.635803228</text:p>
          </table:table-cell>
          <table:table-cell office:value-type="float" office:value="10.579549700600101" table:style-name="ce1">
            <text:p>10.5795497</text:p>
          </table:table-cell>
          <table:table-cell office:value-type="float" office:value="3.0972859980155301" table:style-name="ce1">
            <text:p>3.097285998</text:p>
          </table:table-cell>
          <table:table-cell table:style-name="ce1"/>
          <table:table-cell office:value-type="float" office:value="1.28302086055696" table:style-name="ce1">
            <text:p>1.283020861</text:p>
          </table:table-cell>
          <table:table-cell office:value-type="float" office:value="1.20866940908563" table:style-name="ce1">
            <text:p>1.208669409</text:p>
          </table:table-cell>
          <table:table-cell office:value-type="float" office:value="2.3472649680681199" table:style-name="ce1">
            <text:p>2.347264968</text:p>
          </table:table-cell>
          <table:table-cell office:value-type="float" office:value="2.9543232009139002" table:style-name="ce1">
            <text:p>2.954323201</text:p>
          </table:table-cell>
          <table:table-cell table:style-name="ce1"/>
          <table:table-cell office:value-type="float" office:value="1.850433818353" table:style-name="ce1">
            <text:p>1.850433818</text:p>
          </table:table-cell>
          <table:table-cell office:value-type="float" office:value="0.38398082658413502" table:style-name="ce1">
            <text:p>0.383980827</text:p>
          </table:table-cell>
          <table:table-cell office:value-type="float" office:value="10.238647340971299" table:style-name="ce1">
            <text:p>10.23864734</text:p>
          </table:table-cell>
          <table:table-cell office:value-type="float" office:value="0.59663154702844201" table:style-name="ce1">
            <text:p>0.596631547</text:p>
          </table:table-cell>
          <table:table-cell table:style-name="ce1"/>
          <table:table-cell office:value-type="float" office:value="0.47155863765601502" table:style-name="ce1">
            <text:p>0.471558638</text:p>
          </table:table-cell>
          <table:table-cell office:value-type="float" office:value="0.24835195024000201" table:style-name="ce1">
            <text:p>0.24835195</text:p>
          </table:table-cell>
          <table:table-cell office:value-type="float" office:value="1.34776746471354" table:style-name="ce1">
            <text:p>1.347767465</text:p>
          </table:table-cell>
          <table:table-cell office:value-type="float" office:value="0.99236576893749795" table:style-name="ce1">
            <text:p>0.992365769</text:p>
          </table:table-cell>
          <table:table-cell table:number-columns-repeated="16365"/>
        </table:table-row>
        <table:table-row table:style-name="ro1">
          <table:table-cell office:value-type="float" office:value="1.8472060191016899" table:style-name="ce1">
            <text:p>1.847206019</text:p>
          </table:table-cell>
          <table:table-cell office:value-type="float" office:value="1.59333963206694" table:style-name="ce1">
            <text:p>1.593339632</text:p>
          </table:table-cell>
          <table:table-cell office:value-type="float" office:value="10.5027286436025" table:style-name="ce1">
            <text:p>10.50272864</text:p>
          </table:table-cell>
          <table:table-cell office:value-type="float" office:value="2.8799738835025002" table:style-name="ce1">
            <text:p>2.879973884</text:p>
          </table:table-cell>
          <table:table-cell table:style-name="ce1"/>
          <table:table-cell office:value-type="float" office:value="1.1617544167084199" table:style-name="ce1">
            <text:p>1.161754417</text:p>
          </table:table-cell>
          <table:table-cell office:value-type="float" office:value="1.2476816400798001" table:style-name="ce1">
            <text:p>1.24768164</text:p>
          </table:table-cell>
          <table:table-cell office:value-type="float" office:value="1.95675916081898" table:style-name="ce1">
            <text:p>1.956759161</text:p>
          </table:table-cell>
          <table:table-cell office:value-type="float" office:value="2.65750519164571" table:style-name="ce1">
            <text:p>2.657505192</text:p>
          </table:table-cell>
          <table:table-cell table:style-name="ce1"/>
          <table:table-cell office:value-type="float" office:value="1.80310979503131" table:style-name="ce1">
            <text:p>1.803109795</text:p>
          </table:table-cell>
          <table:table-cell office:value-type="float" office:value="0.373270092054657" table:style-name="ce1">
            <text:p>0.373270092</text:p>
          </table:table-cell>
          <table:table-cell office:value-type="float" office:value="10.2367473459827" table:style-name="ce1">
            <text:p>10.23674735</text:p>
          </table:table-cell>
          <table:table-cell office:value-type="float" office:value="0.86113952310707398" table:style-name="ce1">
            <text:p>0.861139523</text:p>
          </table:table-cell>
          <table:table-cell table:style-name="ce1"/>
          <table:table-cell office:value-type="float" office:value="0.37972497372452002" table:style-name="ce1">
            <text:p>0.379724974</text:p>
          </table:table-cell>
          <table:table-cell office:value-type="float" office:value="0.25204776469845402" table:style-name="ce1">
            <text:p>0.252047765</text:p>
          </table:table-cell>
          <table:table-cell office:value-type="float" office:value="0.95879600474901105" table:style-name="ce1">
            <text:p>0.958796005</text:p>
          </table:table-cell>
          <table:table-cell office:value-type="float" office:value="0.69390336584575196" table:style-name="ce1">
            <text:p>0.693903366</text:p>
          </table:table-cell>
          <table:table-cell table:number-columns-repeated="16365"/>
        </table:table-row>
        <table:table-row table:style-name="ro1">
          <table:table-cell office:value-type="float" office:value="1.80058692308496" table:style-name="ce1">
            <text:p>1.800586923</text:p>
          </table:table-cell>
          <table:table-cell office:value-type="float" office:value="1.5580775398993001" table:style-name="ce1">
            <text:p>1.55807754</text:p>
          </table:table-cell>
          <table:table-cell office:value-type="float" office:value="10.590762453923499" table:style-name="ce1">
            <text:p>10.59076245</text:p>
          </table:table-cell>
          <table:table-cell office:value-type="float" office:value="3.0375631786328201" table:style-name="ce1">
            <text:p>3.037563179</text:p>
          </table:table-cell>
          <table:table-cell table:style-name="ce1"/>
          <table:table-cell office:value-type="float" office:value="0.91016853565261102" table:style-name="ce1">
            <text:p>0.910168536</text:p>
          </table:table-cell>
          <table:table-cell office:value-type="float" office:value="1.2503281667269901" table:style-name="ce1">
            <text:p>1.250328167</text:p>
          </table:table-cell>
          <table:table-cell office:value-type="float" office:value="1.8258245711412799" table:style-name="ce1">
            <text:p>1.825824571</text:p>
          </table:table-cell>
          <table:table-cell office:value-type="float" office:value="2.80548652629323" table:style-name="ce1">
            <text:p>2.805486526</text:p>
          </table:table-cell>
          <table:table-cell table:style-name="ce1"/>
          <table:table-cell office:value-type="float" office:value="1.7659320453701299" table:style-name="ce1">
            <text:p>1.765932045</text:p>
          </table:table-cell>
          <table:table-cell office:value-type="float" office:value="0.43698593957283899" table:style-name="ce1">
            <text:p>0.43698594</text:p>
          </table:table-cell>
          <table:table-cell office:value-type="float" office:value="10.2091929470501" table:style-name="ce1">
            <text:p>10.20919295</text:p>
          </table:table-cell>
          <table:table-cell office:value-type="float" office:value="0.93378075409890404" table:style-name="ce1">
            <text:p>0.933780754</text:p>
          </table:table-cell>
          <table:table-cell table:style-name="ce1"/>
          <table:table-cell office:value-type="float" office:value="0.25342817855123501" table:style-name="ce1">
            <text:p>0.253428179</text:p>
          </table:table-cell>
          <table:table-cell office:value-type="float" office:value="0.25409852014309497" table:style-name="ce1">
            <text:p>0.25409852</text:p>
          </table:table-cell>
          <table:table-cell office:value-type="float" office:value="0.69976609451706395" table:style-name="ce1">
            <text:p>0.699766095</text:p>
          </table:table-cell>
          <table:table-cell office:value-type="float" office:value="0.84076719875314998" table:style-name="ce1">
            <text:p>0.840767199</text:p>
          </table:table-cell>
          <table:table-cell table:number-columns-repeated="16365"/>
        </table:table-row>
        <table:table-row table:style-name="ro1">
          <table:table-cell office:value-type="float" office:value="1.76961562468709" table:style-name="ce1">
            <text:p>1.769615625</text:p>
          </table:table-cell>
          <table:table-cell office:value-type="float" office:value="1.5961381740066201" table:style-name="ce1">
            <text:p>1.596138174</text:p>
          </table:table-cell>
          <table:table-cell office:value-type="float" office:value="10.552570677651699" table:style-name="ce1">
            <text:p>10.55257068</text:p>
          </table:table-cell>
          <table:table-cell office:value-type="float" office:value="3.0222039632293201" table:style-name="ce1">
            <text:p>3.022203963</text:p>
          </table:table-cell>
          <table:table-cell table:style-name="ce1"/>
          <table:table-cell office:value-type="float" office:value="1.0132627969936201" table:style-name="ce1">
            <text:p>1.013262797</text:p>
          </table:table-cell>
          <table:table-cell office:value-type="float" office:value="1.2456711144727" table:style-name="ce1">
            <text:p>1.245671114</text:p>
          </table:table-cell>
          <table:table-cell office:value-type="float" office:value="2.0952144187227399" table:style-name="ce1">
            <text:p>2.095214419</text:p>
          </table:table-cell>
          <table:table-cell office:value-type="float" office:value="2.7540251119403298" table:style-name="ce1">
            <text:p>2.754025112</text:p>
          </table:table-cell>
          <table:table-cell table:style-name="ce1"/>
          <table:table-cell office:value-type="float" office:value="1.7323994395773099" table:style-name="ce1">
            <text:p>1.73239944</text:p>
          </table:table-cell>
          <table:table-cell office:value-type="float" office:value="0.45188550871252903" table:style-name="ce1">
            <text:p>0.451885509</text:p>
          </table:table-cell>
          <table:table-cell office:value-type="float" office:value="10.151812933853501" table:style-name="ce1">
            <text:p>10.15181293</text:p>
          </table:table-cell>
          <table:table-cell office:value-type="float" office:value="0.87368694406589398" table:style-name="ce1">
            <text:p>0.873686944</text:p>
          </table:table-cell>
          <table:table-cell table:style-name="ce1"/>
          <table:table-cell office:value-type="float" office:value="0.30401964394658798" table:style-name="ce1">
            <text:p>0.304019644</text:p>
          </table:table-cell>
          <table:table-cell office:value-type="float" office:value="0.26273777837947299" table:style-name="ce1">
            <text:p>0.262737778</text:p>
          </table:table-cell>
          <table:table-cell office:value-type="float" office:value="0.90388937029627603" table:style-name="ce1">
            <text:p>0.90388937</text:p>
          </table:table-cell>
          <table:table-cell office:value-type="float" office:value="0.78915304539759201" table:style-name="ce1">
            <text:p>0.789153045</text:p>
          </table:table-cell>
          <table:table-cell table:number-columns-repeated="16365"/>
        </table:table-row>
        <table:table-row table:style-name="ro1">
          <table:table-cell office:value-type="float" office:value="1.9152299053690001" table:style-name="ce1">
            <text:p>1.915229905</text:p>
          </table:table-cell>
          <table:table-cell office:value-type="float" office:value="1.6621141956538901" table:style-name="ce1">
            <text:p>1.662114196</text:p>
          </table:table-cell>
          <table:table-cell office:value-type="float" office:value="11.643775555871001" table:style-name="ce1">
            <text:p>11.64377556</text:p>
          </table:table-cell>
          <table:table-cell office:value-type="float" office:value="3.0686412124553302" table:style-name="ce1">
            <text:p>3.068641212</text:p>
          </table:table-cell>
          <table:table-cell table:style-name="ce1"/>
          <table:table-cell office:value-type="float" office:value="1.25873887880869" table:style-name="ce1">
            <text:p>1.258738879</text:p>
          </table:table-cell>
          <table:table-cell office:value-type="float" office:value="1.195663841087" table:style-name="ce1">
            <text:p>1.195663841</text:p>
          </table:table-cell>
          <table:table-cell office:value-type="float" office:value="2.3408602843993198" table:style-name="ce1">
            <text:p>2.340860284</text:p>
          </table:table-cell>
          <table:table-cell office:value-type="float" office:value="2.8814758519989399" table:style-name="ce1">
            <text:p>2.881475852</text:p>
          </table:table-cell>
          <table:table-cell table:style-name="ce1"/>
          <table:table-cell office:value-type="float" office:value="1.8815302626749499" table:style-name="ce1">
            <text:p>1.881530263</text:p>
          </table:table-cell>
          <table:table-cell office:value-type="float" office:value="0.51951903618744999" table:style-name="ce1">
            <text:p>0.519519036</text:p>
          </table:table-cell>
          <table:table-cell office:value-type="float" office:value="11.2606345069168" table:style-name="ce1">
            <text:p>11.26063451</text:p>
          </table:table-cell>
          <table:table-cell office:value-type="float" office:value="0.89636404636908495" table:style-name="ce1">
            <text:p>0.896364046</text:p>
          </table:table-cell>
          <table:table-cell table:style-name="ce1"/>
          <table:table-cell office:value-type="float" office:value="0.45511270553684902" table:style-name="ce1">
            <text:p>0.455112706</text:p>
          </table:table-cell>
          <table:table-cell office:value-type="float" office:value="0.25184002924702298" table:style-name="ce1">
            <text:p>0.251840029</text:p>
          </table:table-cell>
          <table:table-cell office:value-type="float" office:value="1.2484411184942801" table:style-name="ce1">
            <text:p>1.248441118</text:p>
          </table:table-cell>
          <table:table-cell office:value-type="float" office:value="0.91749687780561495" table:style-name="ce1">
            <text:p>0.917496878</text:p>
          </table:table-cell>
          <table:table-cell table:number-columns-repeated="16365"/>
        </table:table-row>
        <table:table-row table:style-name="ro1">
          <table:table-cell office:value-type="float" office:value="1.83185503488329" table:style-name="ce1">
            <text:p>1.831855035</text:p>
          </table:table-cell>
          <table:table-cell office:value-type="float" office:value="1.6703069746298" table:style-name="ce1">
            <text:p>1.670306975</text:p>
          </table:table-cell>
          <table:table-cell office:value-type="float" office:value="10.475420546888699" table:style-name="ce1">
            <text:p>10.47542055</text:p>
          </table:table-cell>
          <table:table-cell office:value-type="float" office:value="3.0771359670865501" table:style-name="ce1">
            <text:p>3.077135967</text:p>
          </table:table-cell>
          <table:table-cell table:style-name="ce1"/>
          <table:table-cell office:value-type="float" office:value="1.20505865335559" table:style-name="ce1">
            <text:p>1.205058653</text:p>
          </table:table-cell>
          <table:table-cell office:value-type="float" office:value="1.2437297385358601" table:style-name="ce1">
            <text:p>1.243729739</text:p>
          </table:table-cell>
          <table:table-cell office:value-type="float" office:value="2.3039575609613698" table:style-name="ce1">
            <text:p>2.303957561</text:p>
          </table:table-cell>
          <table:table-cell office:value-type="float" office:value="2.77361944405855" table:style-name="ce1">
            <text:p>2.773619444</text:p>
          </table:table-cell>
          <table:table-cell table:style-name="ce1"/>
          <table:table-cell office:value-type="float" office:value="1.7771326060631201" table:style-name="ce1">
            <text:p>1.777132606</text:p>
          </table:table-cell>
          <table:table-cell office:value-type="float" office:value="0.74384189369611298" table:style-name="ce1">
            <text:p>0.743841894</text:p>
          </table:table-cell>
          <table:table-cell office:value-type="float" office:value="10.0769949086602" table:style-name="ce1">
            <text:p>10.07699491</text:p>
          </table:table-cell>
          <table:table-cell office:value-type="float" office:value="1.12570904909905" table:style-name="ce1">
            <text:p>1.125709049</text:p>
          </table:table-cell>
          <table:table-cell table:style-name="ce1"/>
          <table:table-cell office:value-type="float" office:value="0.417582116169609" table:style-name="ce1">
            <text:p>0.417582116</text:p>
          </table:table-cell>
          <table:table-cell office:value-type="float" office:value="0.25988329318915998" table:style-name="ce1">
            <text:p>0.259883293</text:p>
          </table:table-cell>
          <table:table-cell office:value-type="float" office:value="0.94873324272541504" table:style-name="ce1">
            <text:p>0.948733243</text:p>
          </table:table-cell>
          <table:table-cell office:value-type="float" office:value="0.81065737107198199" table:style-name="ce1">
            <text:p>0.810657371</text:p>
          </table:table-cell>
          <table:table-cell table:number-columns-repeated="16365"/>
        </table:table-row>
        <table:table-row table:style-name="ro1">
          <table:table-cell office:value-type="float" office:value="1.6456509515102899" table:style-name="ce1">
            <text:p>1.645650952</text:p>
          </table:table-cell>
          <table:table-cell office:value-type="float" office:value="1.67615736353892" table:style-name="ce1">
            <text:p>1.676157364</text:p>
          </table:table-cell>
          <table:table-cell office:value-type="float" office:value="10.200814190727201" table:style-name="ce1">
            <text:p>10.20081419</text:p>
          </table:table-cell>
          <table:table-cell office:value-type="float" office:value="3.0043493903078802" table:style-name="ce1">
            <text:p>3.00434939</text:p>
          </table:table-cell>
          <table:table-cell table:style-name="ce1"/>
          <table:table-cell office:value-type="float" office:value="1.16816210798022" table:style-name="ce1">
            <text:p>1.168162108</text:p>
          </table:table-cell>
          <table:table-cell office:value-type="float" office:value="1.32945525105162" table:style-name="ce1">
            <text:p>1.329455251</text:p>
          </table:table-cell>
          <table:table-cell office:value-type="float" office:value="2.2401863025234299" table:style-name="ce1">
            <text:p>2.240186303</text:p>
          </table:table-cell>
          <table:table-cell office:value-type="float" office:value="2.6934709868022901" table:style-name="ce1">
            <text:p>2.693470987</text:p>
          </table:table-cell>
          <table:table-cell table:style-name="ce1"/>
          <table:table-cell office:value-type="float" office:value="1.5871866463420501" table:style-name="ce1">
            <text:p>1.587186646</text:p>
          </table:table-cell>
          <table:table-cell office:value-type="float" office:value="0.77044824990141503" table:style-name="ce1">
            <text:p>0.77044825</text:p>
          </table:table-cell>
          <table:table-cell office:value-type="float" office:value="9.7458098200325995" table:style-name="ce1">
            <text:p>9.74580982</text:p>
          </table:table-cell>
          <table:table-cell office:value-type="float" office:value="1.3164949480141099" table:style-name="ce1">
            <text:p>1.316494948</text:p>
          </table:table-cell>
          <table:table-cell table:style-name="ce1"/>
          <table:table-cell office:value-type="float" office:value="0.423346559846835" table:style-name="ce1">
            <text:p>0.42334656</text:p>
          </table:table-cell>
          <table:table-cell office:value-type="float" office:value="0.32636660089661701" table:style-name="ce1">
            <text:p>0.326366601</text:p>
          </table:table-cell>
          <table:table-cell office:value-type="float" office:value="1.0195469446649601" table:style-name="ce1">
            <text:p>1.019546945</text:p>
          </table:table-cell>
          <table:table-cell office:value-type="float" office:value="0.73094869315581601" table:style-name="ce1">
            <text:p>0.730948693</text:p>
          </table:table-cell>
          <table:table-cell table:number-columns-repeated="16365"/>
        </table:table-row>
        <table:table-row table:style-name="ro1">
          <table:table-cell office:value-type="float" office:value="1.7288686983310899" table:style-name="ce1">
            <text:p>1.728868698</text:p>
          </table:table-cell>
          <table:table-cell office:value-type="float" office:value="1.8382239487602401" table:style-name="ce1">
            <text:p>1.838223949</text:p>
          </table:table-cell>
          <table:table-cell office:value-type="float" office:value="9.4988886362573908" table:style-name="ce1">
            <text:p>9.498888636</text:p>
          </table:table-cell>
          <table:table-cell office:value-type="float" office:value="3.3563238639094402" table:style-name="ce1">
            <text:p>3.356323864</text:p>
          </table:table-cell>
          <table:table-cell table:style-name="ce1"/>
          <table:table-cell office:value-type="float" office:value="1.0328206741316499" table:style-name="ce1">
            <text:p>1.032820674</text:p>
          </table:table-cell>
          <table:table-cell office:value-type="float" office:value="1.1936256739991999" table:style-name="ce1">
            <text:p>1.193625674</text:p>
          </table:table-cell>
          <table:table-cell office:value-type="float" office:value="1.97334372422643" table:style-name="ce1">
            <text:p>1.973343724</text:p>
          </table:table-cell>
          <table:table-cell office:value-type="float" office:value="3.0814113794232498" table:style-name="ce1">
            <text:p>3.081411379</text:p>
          </table:table-cell>
          <table:table-cell table:style-name="ce1"/>
          <table:table-cell office:value-type="float" office:value="1.6214863986527399" table:style-name="ce1">
            <text:p>1.621486399</text:p>
          </table:table-cell>
          <table:table-cell office:value-type="float" office:value="0.475959743735199" table:style-name="ce1">
            <text:p>0.475959744</text:p>
          </table:table-cell>
          <table:table-cell office:value-type="float" office:value="9.0120320720592808" table:style-name="ce1">
            <text:p>9.012032072</text:p>
          </table:table-cell>
          <table:table-cell office:value-type="float" office:value="1.20061856816688" table:style-name="ce1">
            <text:p>1.200618568</text:p>
          </table:table-cell>
          <table:table-cell table:style-name="ce1"/>
          <table:table-cell office:value-type="float" office:value="0.25627822131558697" table:style-name="ce1">
            <text:p>0.256278221</text:p>
          </table:table-cell>
          <table:table-cell office:value-type="float" office:value="0.283467191975939" table:style-name="ce1">
            <text:p>0.283467192</text:p>
          </table:table-cell>
          <table:table-cell office:value-type="float" office:value="0.91050619827649104" table:style-name="ce1">
            <text:p>0.910506198</text:p>
          </table:table-cell>
          <table:table-cell office:value-type="float" office:value="1.1187533168015" table:style-name="ce1">
            <text:p>1.118753317</text:p>
          </table:table-cell>
          <table:table-cell table:number-columns-repeated="16365"/>
        </table:table-row>
        <table:table-row table:style-name="ro1">
          <table:table-cell office:value-type="float" office:value="1.7947639558663799" table:style-name="ce1">
            <text:p>1.794763956</text:p>
          </table:table-cell>
          <table:table-cell office:value-type="float" office:value="1.8026632474897299" table:style-name="ce1">
            <text:p>1.802663247</text:p>
          </table:table-cell>
          <table:table-cell office:value-type="float" office:value="10.7767451549466" table:style-name="ce1">
            <text:p>10.77674515</text:p>
          </table:table-cell>
          <table:table-cell office:value-type="float" office:value="3.25805053978404" table:style-name="ce1">
            <text:p>3.25805054</text:p>
          </table:table-cell>
          <table:table-cell table:style-name="ce1"/>
          <table:table-cell office:value-type="float" office:value="1.3109945954834501" table:style-name="ce1">
            <text:p>1.310994595</text:p>
          </table:table-cell>
          <table:table-cell office:value-type="float" office:value="1.23580523250083" table:style-name="ce1">
            <text:p>1.235805233</text:p>
          </table:table-cell>
          <table:table-cell office:value-type="float" office:value="2.4973135414173102" table:style-name="ce1">
            <text:p>2.497313541</text:p>
          </table:table-cell>
          <table:table-cell office:value-type="float" office:value="2.9912090906571498" table:style-name="ce1">
            <text:p>2.991209091</text:p>
          </table:table-cell>
          <table:table-cell table:style-name="ce1"/>
          <table:table-cell office:value-type="float" office:value="1.74006171551724" table:style-name="ce1">
            <text:p>1.740061716</text:p>
          </table:table-cell>
          <table:table-cell office:value-type="float" office:value="0.64255881361191602" table:style-name="ce1">
            <text:p>0.642558814</text:p>
          </table:table-cell>
          <table:table-cell office:value-type="float" office:value="10.3989471902643" table:style-name="ce1">
            <text:p>10.39894719</text:p>
          </table:table-cell>
          <table:table-cell office:value-type="float" office:value="1.1459376823327201" table:style-name="ce1">
            <text:p>1.145937682</text:p>
          </table:table-cell>
          <table:table-cell table:style-name="ce1"/>
          <table:table-cell office:value-type="float" office:value="0.51552843274439397" table:style-name="ce1">
            <text:p>0.515528433</text:p>
          </table:table-cell>
          <table:table-cell office:value-type="float" office:value="0.27294804148106699" table:style-name="ce1">
            <text:p>0.272948041</text:p>
          </table:table-cell>
          <table:table-cell office:value-type="float" office:value="1.5054218505024599" table:style-name="ce1">
            <text:p>1.505421851</text:p>
          </table:table-cell>
          <table:table-cell office:value-type="float" office:value="1.02767893510881" table:style-name="ce1">
            <text:p>1.027678935</text:p>
          </table:table-cell>
          <table:table-cell table:number-columns-repeated="16365"/>
        </table:table-row>
        <table:table-row table:style-name="ro1">
          <table:table-cell office:value-type="float" office:value="1.7731055328282299" table:style-name="ce1">
            <text:p>1.773105533</text:p>
          </table:table-cell>
          <table:table-cell office:value-type="float" office:value="1.72876544027872" table:style-name="ce1">
            <text:p>1.72876544</text:p>
          </table:table-cell>
          <table:table-cell office:value-type="float" office:value="10.9213252064052" table:style-name="ce1">
            <text:p>10.92132521</text:p>
          </table:table-cell>
          <table:table-cell office:value-type="float" office:value="3.2847116578308699" table:style-name="ce1">
            <text:p>3.284711658</text:p>
          </table:table-cell>
          <table:table-cell table:style-name="ce1"/>
          <table:table-cell office:value-type="float" office:value="1.2999525556541001" table:style-name="ce1">
            <text:p>1.299952556</text:p>
          </table:table-cell>
          <table:table-cell office:value-type="float" office:value="1.2498083281529" table:style-name="ce1">
            <text:p>1.249808328</text:p>
          </table:table-cell>
          <table:table-cell office:value-type="float" office:value="2.5486990334800099" table:style-name="ce1">
            <text:p>2.548699033</text:p>
          </table:table-cell>
          <table:table-cell office:value-type="float" office:value="2.9852597775782699" table:style-name="ce1">
            <text:p>2.985259778</text:p>
          </table:table-cell>
          <table:table-cell table:style-name="ce1"/>
          <table:table-cell office:value-type="float" office:value="1.73024651010938" table:style-name="ce1">
            <text:p>1.73024651</text:p>
          </table:table-cell>
          <table:table-cell office:value-type="float" office:value="0.83607806332605505" table:style-name="ce1">
            <text:p>0.836078063</text:p>
          </table:table-cell>
          <table:table-cell office:value-type="float" office:value="10.557531075505899" table:style-name="ce1">
            <text:p>10.55753108</text:p>
          </table:table-cell>
          <table:table-cell office:value-type="float" office:value="1.2452675293050499" table:style-name="ce1">
            <text:p>1.245267529</text:p>
          </table:table-cell>
          <table:table-cell table:style-name="ce1"/>
          <table:table-cell office:value-type="float" office:value="0.51933098734115302" table:style-name="ce1">
            <text:p>0.519330987</text:p>
          </table:table-cell>
          <table:table-cell office:value-type="float" office:value="0.27519316433829799" table:style-name="ce1">
            <text:p>0.275193164</text:p>
          </table:table-cell>
          <table:table-cell office:value-type="float" office:value="1.55762308047441" table:style-name="ce1">
            <text:p>1.55762308</text:p>
          </table:table-cell>
          <table:table-cell office:value-type="float" office:value="1.0222865700681001" table:style-name="ce1">
            <text:p>1.02228657</text:p>
          </table:table-cell>
          <table:table-cell table:number-columns-repeated="16365"/>
        </table:table-row>
        <table:table-row table:style-name="ro1">
          <table:table-cell office:value-type="float" office:value="1.4087331665323699" table:style-name="ce1">
            <text:p>1.408733167</text:p>
          </table:table-cell>
          <table:table-cell office:value-type="float" office:value="1.6955298892566" table:style-name="ce1">
            <text:p>1.695529889</text:p>
          </table:table-cell>
          <table:table-cell office:value-type="float" office:value="8.70688375170859" table:style-name="ce1">
            <text:p>8.706883752</text:p>
          </table:table-cell>
          <table:table-cell office:value-type="float" office:value="3.3407023088425398" table:style-name="ce1">
            <text:p>3.340702309</text:p>
          </table:table-cell>
          <table:table-cell table:style-name="ce1"/>
          <table:table-cell office:value-type="float" office:value="1.1534400333296599" table:style-name="ce1">
            <text:p>1.153440033</text:p>
          </table:table-cell>
          <table:table-cell office:value-type="float" office:value="1.28683478979072" table:style-name="ce1">
            <text:p>1.28683479</text:p>
          </table:table-cell>
          <table:table-cell office:value-type="float" office:value="2.2598844515546199" table:style-name="ce1">
            <text:p>2.259884452</text:p>
          </table:table-cell>
          <table:table-cell office:value-type="float" office:value="2.9670431476522201" table:style-name="ce1">
            <text:p>2.967043148</text:p>
          </table:table-cell>
          <table:table-cell table:style-name="ce1"/>
          <table:table-cell office:value-type="float" office:value="1.3021967546197799" table:style-name="ce1">
            <text:p>1.302196755</text:p>
          </table:table-cell>
          <table:table-cell office:value-type="float" office:value="0.95589482670592196" table:style-name="ce1">
            <text:p>0.955894827</text:p>
          </table:table-cell>
          <table:table-cell office:value-type="float" office:value="8.1978755047554603" table:style-name="ce1">
            <text:p>8.197875505</text:p>
          </table:table-cell>
          <table:table-cell office:value-type="float" office:value="1.3527094977315099" table:style-name="ce1">
            <text:p>1.352709498</text:p>
          </table:table-cell>
          <table:table-cell table:style-name="ce1"/>
          <table:table-cell office:value-type="float" office:value="0.400572961078417" table:style-name="ce1">
            <text:p>0.400572961</text:p>
          </table:table-cell>
          <table:table-cell office:value-type="float" office:value="0.29798354826110901" table:style-name="ce1">
            <text:p>0.297983548</text:p>
          </table:table-cell>
          <table:table-cell office:value-type="float" office:value="1.22699379823906" table:style-name="ce1">
            <text:p>1.226993798</text:p>
          </table:table-cell>
          <table:table-cell office:value-type="float" office:value="1.00471730066849" table:style-name="ce1">
            <text:p>1.004717301</text:p>
          </table:table-cell>
          <table:table-cell table:number-columns-repeated="16365"/>
        </table:table-row>
        <table:table-row table:style-name="ro1">
          <table:table-cell office:value-type="float" office:value="1.46381750202326" table:style-name="ce1">
            <text:p>1.463817502</text:p>
          </table:table-cell>
          <table:table-cell office:value-type="float" office:value="1.6570929531221199" table:style-name="ce1">
            <text:p>1.657092953</text:p>
          </table:table-cell>
          <table:table-cell office:value-type="float" office:value="8.7404953242964503" table:style-name="ce1">
            <text:p>8.740495324</text:p>
          </table:table-cell>
          <table:table-cell office:value-type="float" office:value="3.3270617042361801" table:style-name="ce1">
            <text:p>3.327061704</text:p>
          </table:table-cell>
          <table:table-cell table:style-name="ce1"/>
          <table:table-cell office:value-type="float" office:value="1.4985918205456501" table:style-name="ce1">
            <text:p>1.498591821</text:p>
          </table:table-cell>
          <table:table-cell office:value-type="float" office:value="1.3054774801729301" table:style-name="ce1">
            <text:p>1.30547748</text:p>
          </table:table-cell>
          <table:table-cell office:value-type="float" office:value="2.8458161530057802" table:style-name="ce1">
            <text:p>2.845816153</text:p>
          </table:table-cell>
          <table:table-cell office:value-type="float" office:value="2.98101254214472" table:style-name="ce1">
            <text:p>2.981012542</text:p>
          </table:table-cell>
          <table:table-cell table:style-name="ce1"/>
          <table:table-cell office:value-type="float" office:value="1.3505199213764301" table:style-name="ce1">
            <text:p>1.350519921</text:p>
          </table:table-cell>
          <table:table-cell office:value-type="float" office:value="1.0097951932529301" table:style-name="ce1">
            <text:p>1.009795193</text:p>
          </table:table-cell>
          <table:table-cell office:value-type="float" office:value="8.3716233631762709" table:style-name="ce1">
            <text:p>8.371623363</text:p>
          </table:table-cell>
          <table:table-cell office:value-type="float" office:value="1.29660593863518" table:style-name="ce1">
            <text:p>1.296605939</text:p>
          </table:table-cell>
          <table:table-cell table:style-name="ce1"/>
          <table:table-cell office:value-type="float" office:value="0.69938422087740504" table:style-name="ce1">
            <text:p>0.699384221</text:p>
          </table:table-cell>
          <table:table-cell office:value-type="float" office:value="0.30870383430179199" table:style-name="ce1">
            <text:p>0.308703834</text:p>
          </table:table-cell>
          <table:table-cell office:value-type="float" office:value="1.85540191441859" table:style-name="ce1">
            <text:p>1.855401914</text:p>
          </table:table-cell>
          <table:table-cell office:value-type="float" office:value="1.0189981179618499" table:style-name="ce1">
            <text:p>1.018998118</text:p>
          </table:table-cell>
          <table:table-cell table:number-columns-repeated="16365"/>
        </table:table-row>
        <table:table-row table:style-name="ro1">
          <table:table-cell office:value-type="float" office:value="0.96693594044758402" table:style-name="ce1">
            <text:p>0.96693594</text:p>
          </table:table-cell>
          <table:table-cell office:value-type="float" office:value="1.71244938845505" table:style-name="ce1">
            <text:p>1.712449388</text:p>
          </table:table-cell>
          <table:table-cell office:value-type="float" office:value="7.5425504235665004" table:style-name="ce1">
            <text:p>7.542550424</text:p>
          </table:table-cell>
          <table:table-cell office:value-type="float" office:value="3.1913647767934101" table:style-name="ce1">
            <text:p>3.191364777</text:p>
          </table:table-cell>
          <table:table-cell table:style-name="ce1"/>
          <table:table-cell office:value-type="float" office:value="1.21344774877967" table:style-name="ce1">
            <text:p>1.213447749</text:p>
          </table:table-cell>
          <table:table-cell office:value-type="float" office:value="1.28807581302479" table:style-name="ce1">
            <text:p>1.288075813</text:p>
          </table:table-cell>
          <table:table-cell office:value-type="float" office:value="2.3817234441958002" table:style-name="ce1">
            <text:p>2.381723444</text:p>
          </table:table-cell>
          <table:table-cell office:value-type="float" office:value="2.9383632896300198" table:style-name="ce1">
            <text:p>2.93836329</text:p>
          </table:table-cell>
          <table:table-cell table:style-name="ce1"/>
          <table:table-cell office:value-type="float" office:value="0.74986726633731204" table:style-name="ce1">
            <text:p>0.749867266</text:p>
          </table:table-cell>
          <table:table-cell office:value-type="float" office:value="0.939826171684367" table:style-name="ce1">
            <text:p>0.939826172</text:p>
          </table:table-cell>
          <table:table-cell office:value-type="float" office:value="6.9487836048875398" table:style-name="ce1">
            <text:p>6.948783605</text:p>
          </table:table-cell>
          <table:table-cell office:value-type="float" office:value="1.32629417757982" table:style-name="ce1">
            <text:p>1.326294178</text:p>
          </table:table-cell>
          <table:table-cell table:style-name="ce1"/>
          <table:table-cell office:value-type="float" office:value="0.46142175280187098" table:style-name="ce1">
            <text:p>0.461421753</text:p>
          </table:table-cell>
          <table:table-cell office:value-type="float" office:value="0.30096681372934497" table:style-name="ce1">
            <text:p>0.300966814</text:p>
          </table:table-cell>
          <table:table-cell office:value-type="float" office:value="1.3978268772426301" table:style-name="ce1">
            <text:p>1.397826877</text:p>
          </table:table-cell>
          <table:table-cell office:value-type="float" office:value="0.97658620618133296" table:style-name="ce1">
            <text:p>0.976586206</text:p>
          </table:table-cell>
          <table:table-cell table:number-columns-repeated="16365"/>
        </table:table-row>
        <table:table-row table:style-name="ro1">
          <table:table-cell office:value-type="float" office:value="0.749621777060831" table:style-name="ce1">
            <text:p>0.749621777</text:p>
          </table:table-cell>
          <table:table-cell office:value-type="float" office:value="1.78153103191016" table:style-name="ce1">
            <text:p>1.781531032</text:p>
          </table:table-cell>
          <table:table-cell office:value-type="float" office:value="6.0683422861715703" table:style-name="ce1">
            <text:p>6.068342286</text:p>
          </table:table-cell>
          <table:table-cell office:value-type="float" office:value="3.1416255051648498" table:style-name="ce1">
            <text:p>3.141625505</text:p>
          </table:table-cell>
          <table:table-cell table:style-name="ce1"/>
          <table:table-cell office:value-type="float" office:value="1.4164716816952101" table:style-name="ce1">
            <text:p>1.416471682</text:p>
          </table:table-cell>
          <table:table-cell office:value-type="float" office:value="1.2338270247468399" table:style-name="ce1">
            <text:p>1.233827025</text:p>
          </table:table-cell>
          <table:table-cell office:value-type="float" office:value="2.4816695931508899" table:style-name="ce1">
            <text:p>2.481669593</text:p>
          </table:table-cell>
          <table:table-cell office:value-type="float" office:value="2.88731390397691" table:style-name="ce1">
            <text:p>2.887313904</text:p>
          </table:table-cell>
          <table:table-cell table:style-name="ce1"/>
          <table:table-cell office:value-type="float" office:value="0.45732033434765201" table:style-name="ce1">
            <text:p>0.457320334</text:p>
          </table:table-cell>
          <table:table-cell office:value-type="float" office:value="0.17983322036171301" table:style-name="ce1">
            <text:p>0.17983322</text:p>
          </table:table-cell>
          <table:table-cell office:value-type="float" office:value="1.5849117419938401" table:style-name="ce1">
            <text:p>1.584911742</text:p>
          </table:table-cell>
          <table:table-cell office:value-type="float" office:value="0.17145672483601501" table:style-name="ce1">
            <text:p>0.171456725</text:p>
          </table:table-cell>
          <table:table-cell table:style-name="ce1"/>
          <table:table-cell office:value-type="float" office:value="0.24392754229229199" table:style-name="ce1">
            <text:p>0.243927542</text:p>
          </table:table-cell>
          <table:table-cell office:value-type="float" office:value="0.13596979368550899" table:style-name="ce1">
            <text:p>0.135969794</text:p>
          </table:table-cell>
          <table:table-cell office:value-type="float" office:value="8.7051481482805504E-2" table:style-name="ce1">
            <text:p>0.087051481</text:p>
          </table:table-cell>
          <table:table-cell office:value-type="float" office:value="0.123199558835067" table:style-name="ce1">
            <text:p>0.123199559</text:p>
          </table:table-cell>
          <table:table-cell table:number-columns-repeated="16365"/>
        </table:table-row>
        <table:table-row table:style-name="ro1">
          <table:table-cell office:value-type="float" office:value="0.53250790733097197" table:style-name="ce1">
            <text:p>0.532507907</text:p>
          </table:table-cell>
          <table:table-cell office:value-type="float" office:value="1.7647092323857501" table:style-name="ce1">
            <text:p>1.764709232</text:p>
          </table:table-cell>
          <table:table-cell office:value-type="float" office:value="5.5381983114226001" table:style-name="ce1">
            <text:p>5.538198311</text:p>
          </table:table-cell>
          <table:table-cell office:value-type="float" office:value="3.12803103612148" table:style-name="ce1">
            <text:p>3.128031036</text:p>
          </table:table-cell>
          <table:table-cell table:style-name="ce1"/>
          <table:table-cell office:value-type="float" office:value="1.18802447841053" table:style-name="ce1">
            <text:p>1.188024478</text:p>
          </table:table-cell>
          <table:table-cell office:value-type="float" office:value="1.2617101822218399" table:style-name="ce1">
            <text:p>1.261710182</text:p>
          </table:table-cell>
          <table:table-cell office:value-type="float" office:value="2.24899427473256" table:style-name="ce1">
            <text:p>2.248994275</text:p>
          </table:table-cell>
          <table:table-cell office:value-type="float" office:value="2.8394138118109802" table:style-name="ce1">
            <text:p>2.839413812</text:p>
          </table:table-cell>
          <table:table-cell table:style-name="ce1"/>
          <table:table-cell office:value-type="float" office:value="0.77048964678577303" table:style-name="ce1">
            <text:p>0.770489647</text:p>
          </table:table-cell>
          <table:table-cell office:value-type="float" office:value="0.179032243357193" table:style-name="ce1">
            <text:p>0.179032243</text:p>
          </table:table-cell>
          <table:table-cell office:value-type="float" office:value="2.0889038250111698" table:style-name="ce1">
            <text:p>2.088903825</text:p>
          </table:table-cell>
          <table:table-cell office:value-type="float" office:value="0.197915268609414" table:style-name="ce1">
            <text:p>0.197915269</text:p>
          </table:table-cell>
          <table:table-cell table:style-name="ce1"/>
          <table:table-cell office:value-type="float" office:value="0.32919651667653899" table:style-name="ce1">
            <text:p>0.329196517</text:p>
          </table:table-cell>
          <table:table-cell office:value-type="float" office:value="0.25274825609604801" table:style-name="ce1">
            <text:p>0.252748256</text:p>
          </table:table-cell>
          <table:table-cell office:value-type="float" office:value="0.228521042025323" table:style-name="ce1">
            <text:p>0.228521042</text:p>
          </table:table-cell>
          <table:table-cell office:value-type="float" office:value="0.211167533619947" table:style-name="ce1">
            <text:p>0.211167534</text:p>
          </table:table-cell>
          <table:table-cell table:number-columns-repeated="16365"/>
        </table:table-row>
        <table:table-row table:style-name="ro1">
          <table:table-cell office:value-type="float" office:value="0.656504490463099" table:style-name="ce1">
            <text:p>0.65650449</text:p>
          </table:table-cell>
          <table:table-cell office:value-type="float" office:value="1.7893832729835399" table:style-name="ce1">
            <text:p>1.789383273</text:p>
          </table:table-cell>
          <table:table-cell office:value-type="float" office:value="6.7899375856259798" table:style-name="ce1">
            <text:p>6.789937586</text:p>
          </table:table-cell>
          <table:table-cell office:value-type="float" office:value="3.2167791405672199" table:style-name="ce1">
            <text:p>3.216779141</text:p>
          </table:table-cell>
          <table:table-cell table:style-name="ce1"/>
          <table:table-cell office:value-type="float" office:value="1.2811249589160201" table:style-name="ce1">
            <text:p>1.281124959</text:p>
          </table:table-cell>
          <table:table-cell office:value-type="float" office:value="1.27081464548921" table:style-name="ce1">
            <text:p>1.270814645</text:p>
          </table:table-cell>
          <table:table-cell office:value-type="float" office:value="2.3816203195785701" table:style-name="ce1">
            <text:p>2.38162032</text:p>
          </table:table-cell>
          <table:table-cell office:value-type="float" office:value="3.0693030606521501" table:style-name="ce1">
            <text:p>3.069303061</text:p>
          </table:table-cell>
          <table:table-cell table:style-name="ce1"/>
          <table:table-cell office:value-type="float" office:value="0.51162654802039897" table:style-name="ce1">
            <text:p>0.511626548</text:p>
          </table:table-cell>
          <table:table-cell office:value-type="float" office:value="0.14443033759538099" table:style-name="ce1">
            <text:p>0.144430338</text:p>
          </table:table-cell>
          <table:table-cell office:value-type="float" office:value="0.93104921400608998" table:style-name="ce1">
            <text:p>0.931049214</text:p>
          </table:table-cell>
          <table:table-cell office:value-type="float" office:value="0.169347439607787" table:style-name="ce1">
            <text:p>0.16934744</text:p>
          </table:table-cell>
          <table:table-cell table:style-name="ce1"/>
          <table:table-cell office:value-type="float" office:value="0.30410668696401399" table:style-name="ce1">
            <text:p>0.304106687</text:p>
          </table:table-cell>
          <table:table-cell office:value-type="float" office:value="0.253587993479159" table:style-name="ce1">
            <text:p>0.253587993</text:p>
          </table:table-cell>
          <table:table-cell office:value-type="float" office:value="0.15779887628342501" table:style-name="ce1">
            <text:p>0.157798876</text:p>
          </table:table-cell>
          <table:table-cell office:value-type="float" office:value="0.24830114635116399" table:style-name="ce1">
            <text:p>0.248301146</text:p>
          </table:table-cell>
          <table:table-cell table:number-columns-repeated="16365"/>
        </table:table-row>
        <table:table-row table:style-name="ro1">
          <table:table-cell office:value-type="float" office:value="0.66089068261680695" table:style-name="ce1">
            <text:p>0.660890683</text:p>
          </table:table-cell>
          <table:table-cell office:value-type="float" office:value="1.8230405371874101" table:style-name="ce1">
            <text:p>1.823040537</text:p>
          </table:table-cell>
          <table:table-cell office:value-type="float" office:value="6.4551937672091997" table:style-name="ce1">
            <text:p>6.455193767</text:p>
          </table:table-cell>
          <table:table-cell office:value-type="float" office:value="2.9297792970333698" table:style-name="ce1">
            <text:p>2.929779297</text:p>
          </table:table-cell>
          <table:table-cell table:style-name="ce1"/>
          <table:table-cell office:value-type="float" office:value="1.20288984601413" table:style-name="ce1">
            <text:p>1.202889846</text:p>
          </table:table-cell>
          <table:table-cell office:value-type="float" office:value="1.2515684760729899" table:style-name="ce1">
            <text:p>1.251568476</text:p>
          </table:table-cell>
          <table:table-cell office:value-type="float" office:value="2.3263164130406602" table:style-name="ce1">
            <text:p>2.326316413</text:p>
          </table:table-cell>
          <table:table-cell office:value-type="float" office:value="2.76740582721765" table:style-name="ce1">
            <text:p>2.767405827</text:p>
          </table:table-cell>
          <table:table-cell table:style-name="ce1"/>
          <table:table-cell office:value-type="float" office:value="0.48670255161049603" table:style-name="ce1">
            <text:p>0.486702552</text:p>
          </table:table-cell>
          <table:table-cell office:value-type="float" office:value="0.161599273538268" table:style-name="ce1">
            <text:p>0.161599274</text:p>
          </table:table-cell>
          <table:table-cell office:value-type="float" office:value="1.17119049754843" table:style-name="ce1">
            <text:p>1.171190498</text:p>
          </table:table-cell>
          <table:table-cell office:value-type="float" office:value="0.25855128487708501" table:style-name="ce1">
            <text:p>0.258551285</text:p>
          </table:table-cell>
          <table:table-cell table:style-name="ce1"/>
          <table:table-cell office:value-type="float" office:value="0.35197475403557599" table:style-name="ce1">
            <text:p>0.351974754</text:p>
          </table:table-cell>
          <table:table-cell office:value-type="float" office:value="0.26819436210296499" table:style-name="ce1">
            <text:p>0.268194362</text:p>
          </table:table-cell>
          <table:table-cell office:value-type="float" office:value="0.37302801799262902" table:style-name="ce1">
            <text:p>0.373028018</text:p>
          </table:table-cell>
          <table:table-cell office:value-type="float" office:value="0.137344605815338" table:style-name="ce1">
            <text:p>0.137344606</text:p>
          </table:table-cell>
          <table:table-cell table:number-columns-repeated="16365"/>
        </table:table-row>
        <table:table-row table:style-name="ro1">
          <table:table-cell office:value-type="float" office:value="0.45288506216034602" table:style-name="ce1">
            <text:p>0.452885062</text:p>
          </table:table-cell>
          <table:table-cell office:value-type="float" office:value="1.76877305282484" table:style-name="ce1">
            <text:p>1.768773053</text:p>
          </table:table-cell>
          <table:table-cell office:value-type="float" office:value="5.4765902205516497" table:style-name="ce1">
            <text:p>5.476590221</text:p>
          </table:table-cell>
          <table:table-cell office:value-type="float" office:value="3.0992830361154802" table:style-name="ce1">
            <text:p>3.099283036</text:p>
          </table:table-cell>
          <table:table-cell table:style-name="ce1"/>
          <table:table-cell office:value-type="float" office:value="0.99894564713626499" table:style-name="ce1">
            <text:p>0.998945647</text:p>
          </table:table-cell>
          <table:table-cell office:value-type="float" office:value="1.2676301597644899" table:style-name="ce1">
            <text:p>1.26763016</text:p>
          </table:table-cell>
          <table:table-cell office:value-type="float" office:value="2.0561017618702002" table:style-name="ce1">
            <text:p>2.056101762</text:p>
          </table:table-cell>
          <table:table-cell office:value-type="float" office:value="2.9057572220578098" table:style-name="ce1">
            <text:p>2.905757222</text:p>
          </table:table-cell>
          <table:table-cell table:style-name="ce1"/>
          <table:table-cell office:value-type="float" office:value="1.04942944631171" table:style-name="ce1">
            <text:p>1.049429446</text:p>
          </table:table-cell>
          <table:table-cell office:value-type="float" office:value="0.12911213927624199" table:style-name="ce1">
            <text:p>0.129112139</text:p>
          </table:table-cell>
          <table:table-cell office:value-type="float" office:value="2.1054831129923701" table:style-name="ce1">
            <text:p>2.105483113</text:p>
          </table:table-cell>
          <table:table-cell office:value-type="float" office:value="0.19267967058843" table:style-name="ce1">
            <text:p>0.192679671</text:p>
          </table:table-cell>
          <table:table-cell table:style-name="ce1"/>
          <table:table-cell office:value-type="float" office:value="0.411301164939047" table:style-name="ce1">
            <text:p>0.411301165</text:p>
          </table:table-cell>
          <table:table-cell office:value-type="float" office:value="0.256008996662003" table:style-name="ce1">
            <text:p>0.256008997</text:p>
          </table:table-cell>
          <table:table-cell office:value-type="float" office:value="0.47882935723583803" table:style-name="ce1">
            <text:p>0.478829357</text:p>
          </table:table-cell>
          <table:table-cell office:value-type="float" office:value="0.24128846125976" table:style-name="ce1">
            <text:p>0.241288461</text:p>
          </table:table-cell>
          <table:table-cell table:number-columns-repeated="16365"/>
        </table:table-row>
        <table:table-row table:style-name="ro1">
          <table:table-cell office:value-type="float" office:value="0.406191759281605" table:style-name="ce1">
            <text:p>0.406191759</text:p>
          </table:table-cell>
          <table:table-cell office:value-type="float" office:value="1.81081153411747" table:style-name="ce1">
            <text:p>1.810811534</text:p>
          </table:table-cell>
          <table:table-cell office:value-type="float" office:value="5.6285076706644404" table:style-name="ce1">
            <text:p>5.628507671</text:p>
          </table:table-cell>
          <table:table-cell office:value-type="float" office:value="3.3571555287304702" table:style-name="ce1">
            <text:p>3.357155529</text:p>
          </table:table-cell>
          <table:table-cell table:style-name="ce1"/>
          <table:table-cell office:value-type="float" office:value="1.1664867549046101" table:style-name="ce1">
            <text:p>1.166486755</text:p>
          </table:table-cell>
          <table:table-cell office:value-type="float" office:value="1.2632760751922201" table:style-name="ce1">
            <text:p>1.263276075</text:p>
          </table:table-cell>
          <table:table-cell office:value-type="float" office:value="2.2423312107651499" table:style-name="ce1">
            <text:p>2.242331211</text:p>
          </table:table-cell>
          <table:table-cell office:value-type="float" office:value="3.1559745360514202" table:style-name="ce1">
            <text:p>3.155974536</text:p>
          </table:table-cell>
          <table:table-cell table:style-name="ce1"/>
          <table:table-cell office:value-type="float" office:value="0.86067907284524403" table:style-name="ce1">
            <text:p>0.860679073</text:p>
          </table:table-cell>
          <table:table-cell office:value-type="float" office:value="0.15313471911094501" table:style-name="ce1">
            <text:p>0.153134719</text:p>
          </table:table-cell>
          <table:table-cell office:value-type="float" office:value="1.9573384848300499" table:style-name="ce1">
            <text:p>1.957338485</text:p>
          </table:table-cell>
          <table:table-cell office:value-type="float" office:value="0.16795362974199399" table:style-name="ce1">
            <text:p>0.16795363</text:p>
          </table:table-cell>
          <table:table-cell table:style-name="ce1"/>
          <table:table-cell office:value-type="float" office:value="0.340308508942677" table:style-name="ce1">
            <text:p>0.340308509</text:p>
          </table:table-cell>
          <table:table-cell office:value-type="float" office:value="0.26844349345301" table:style-name="ce1">
            <text:p>0.268443493</text:p>
          </table:table-cell>
          <table:table-cell office:value-type="float" office:value="0.14884573326866099" table:style-name="ce1">
            <text:p>0.148845733</text:p>
          </table:table-cell>
          <table:table-cell office:value-type="float" office:value="0.33477973532239103" table:style-name="ce1">
            <text:p>0.334779735</text:p>
          </table:table-cell>
          <table:table-cell table:number-columns-repeated="16365"/>
        </table:table-row>
        <table:table-row table:style-name="ro1">
          <table:table-cell office:value-type="float" office:value="0.396038940494924" table:style-name="ce1">
            <text:p>0.39603894</text:p>
          </table:table-cell>
          <table:table-cell office:value-type="float" office:value="1.84789142052512" table:style-name="ce1">
            <text:p>1.847891421</text:p>
          </table:table-cell>
          <table:table-cell office:value-type="float" office:value="5.0558246582672997" table:style-name="ce1">
            <text:p>5.055824658</text:p>
          </table:table-cell>
          <table:table-cell office:value-type="float" office:value="3.6822331522992" table:style-name="ce1">
            <text:p>3.682233152</text:p>
          </table:table-cell>
          <table:table-cell table:style-name="ce1"/>
          <table:table-cell office:value-type="float" office:value="1.2068597427340799" table:style-name="ce1">
            <text:p>1.206859743</text:p>
          </table:table-cell>
          <table:table-cell office:value-type="float" office:value="1.25143186889931" table:style-name="ce1">
            <text:p>1.251431869</text:p>
          </table:table-cell>
          <table:table-cell office:value-type="float" office:value="2.5098197348015101" table:style-name="ce1">
            <text:p>2.509819735</text:p>
          </table:table-cell>
          <table:table-cell office:value-type="float" office:value="3.3640571999649098" table:style-name="ce1">
            <text:p>3.3640572</text:p>
          </table:table-cell>
          <table:table-cell table:style-name="ce1"/>
          <table:table-cell office:value-type="float" office:value="1.0341673797167701" table:style-name="ce1">
            <text:p>1.03416738</text:p>
          </table:table-cell>
          <table:table-cell office:value-type="float" office:value="0.20872915566571801" table:style-name="ce1">
            <text:p>0.208729156</text:p>
          </table:table-cell>
          <table:table-cell office:value-type="float" office:value="2.5365798965178699" table:style-name="ce1">
            <text:p>2.536579897</text:p>
          </table:table-cell>
          <table:table-cell office:value-type="float" office:value="0.41717593863931801" table:style-name="ce1">
            <text:p>0.417175939</text:p>
          </table:table-cell>
          <table:table-cell table:style-name="ce1"/>
          <table:table-cell office:value-type="float" office:value="0.316050936885789" table:style-name="ce1">
            <text:p>0.316050937</text:p>
          </table:table-cell>
          <table:table-cell office:value-type="float" office:value="0.29584050884277302" table:style-name="ce1">
            <text:p>0.295840509</text:p>
          </table:table-cell>
          <table:table-cell office:value-type="float" office:value="0.250437827527143" table:style-name="ce1">
            <text:p>0.250437828</text:p>
          </table:table-cell>
          <table:table-cell office:value-type="float" office:value="0.54296111557893001" table:style-name="ce1">
            <text:p>0.542961116</text:p>
          </table:table-cell>
          <table:table-cell table:number-columns-repeated="16365"/>
        </table:table-row>
        <table:table-row table:style-name="ro1">
          <table:table-cell office:value-type="float" office:value="0.45579715505204799" table:style-name="ce1">
            <text:p>0.455797155</text:p>
          </table:table-cell>
          <table:table-cell office:value-type="float" office:value="1.8378305165714801" table:style-name="ce1">
            <text:p>1.837830517</text:p>
          </table:table-cell>
          <table:table-cell office:value-type="float" office:value="4.0176430103787402" table:style-name="ce1">
            <text:p>4.01764301</text:p>
          </table:table-cell>
          <table:table-cell office:value-type="float" office:value="3.2921365360542301" table:style-name="ce1">
            <text:p>3.292136536</text:p>
          </table:table-cell>
          <table:table-cell table:style-name="ce1"/>
          <table:table-cell office:value-type="float" office:value="1.03744702551982" table:style-name="ce1">
            <text:p>1.037447026</text:p>
          </table:table-cell>
          <table:table-cell office:value-type="float" office:value="1.31003370892784" table:style-name="ce1">
            <text:p>1.310033709</text:p>
          </table:table-cell>
          <table:table-cell office:value-type="float" office:value="2.09763197739231" table:style-name="ce1">
            <text:p>2.097631977</text:p>
          </table:table-cell>
          <table:table-cell office:value-type="float" office:value="2.9784216376911101" table:style-name="ce1">
            <text:p>2.978421638</text:p>
          </table:table-cell>
          <table:table-cell table:style-name="ce1"/>
          <table:table-cell office:value-type="float" office:value="1.3170647830498401" table:style-name="ce1">
            <text:p>1.317064783</text:p>
          </table:table-cell>
          <table:table-cell office:value-type="float" office:value="0.11517534153214801" table:style-name="ce1">
            <text:p>0.115175342</text:p>
          </table:table-cell>
          <table:table-cell office:value-type="float" office:value="4.1339544716659598" table:style-name="ce1">
            <text:p>4.133954472</text:p>
          </table:table-cell>
          <table:table-cell office:value-type="float" office:value="8.16044644544828E-2" table:style-name="ce1">
            <text:p>0.081604464</text:p>
          </table:table-cell>
          <table:table-cell table:style-name="ce1"/>
          <table:table-cell office:value-type="float" office:value="0.39009309759767702" table:style-name="ce1">
            <text:p>0.390093098</text:p>
          </table:table-cell>
          <table:table-cell office:value-type="float" office:value="0.234252604711328" table:style-name="ce1">
            <text:p>0.234252605</text:p>
          </table:table-cell>
          <table:table-cell office:value-type="float" office:value="0.33516203001976902" table:style-name="ce1">
            <text:p>0.33516203</text:p>
          </table:table-cell>
          <table:table-cell office:value-type="float" office:value="0.170166088355961" table:style-name="ce1">
            <text:p>0.170166088</text:p>
          </table:table-cell>
          <table:table-cell table:number-columns-repeated="16365"/>
        </table:table-row>
        <table:table-row table:style-name="ro1">
          <table:table-cell office:value-type="float" office:value="0.40350206196629501" table:style-name="ce1">
            <text:p>0.403502062</text:p>
          </table:table-cell>
          <table:table-cell office:value-type="float" office:value="1.72394584290509" table:style-name="ce1">
            <text:p>1.723945843</text:p>
          </table:table-cell>
          <table:table-cell office:value-type="float" office:value="4.3713305528186197" table:style-name="ce1">
            <text:p>4.371330553</text:p>
          </table:table-cell>
          <table:table-cell office:value-type="float" office:value="3.14991426279986" table:style-name="ce1">
            <text:p>3.149914263</text:p>
          </table:table-cell>
          <table:table-cell table:style-name="ce1"/>
          <table:table-cell office:value-type="float" office:value="0.96053757449057398" table:style-name="ce1">
            <text:p>0.960537574</text:p>
          </table:table-cell>
          <table:table-cell office:value-type="float" office:value="1.4305372014470501" table:style-name="ce1">
            <text:p>1.430537201</text:p>
          </table:table-cell>
          <table:table-cell office:value-type="float" office:value="1.9738404006821999" table:style-name="ce1">
            <text:p>1.973840401</text:p>
          </table:table-cell>
          <table:table-cell office:value-type="float" office:value="2.7652561674229399" table:style-name="ce1">
            <text:p>2.765256167</text:p>
          </table:table-cell>
          <table:table-cell table:style-name="ce1"/>
          <table:table-cell office:value-type="float" office:value="1.22069238531086" table:style-name="ce1">
            <text:p>1.220692385</text:p>
          </table:table-cell>
          <table:table-cell office:value-type="float" office:value="0.44507469445300102" table:style-name="ce1">
            <text:p>0.445074694</text:p>
          </table:table-cell>
          <table:table-cell office:value-type="float" office:value="3.8437275192032301" table:style-name="ce1">
            <text:p>3.843727519</text:p>
          </table:table-cell>
          <table:table-cell office:value-type="float" office:value="0.23089138908509499" table:style-name="ce1">
            <text:p>0.230891389</text:p>
          </table:table-cell>
          <table:table-cell table:style-name="ce1"/>
          <table:table-cell office:value-type="float" office:value="0.465636977349699" table:style-name="ce1">
            <text:p>0.465636977</text:p>
          </table:table-cell>
          <table:table-cell office:value-type="float" office:value="0.27154861372139699" table:style-name="ce1">
            <text:p>0.271548614</text:p>
          </table:table-cell>
          <table:table-cell office:value-type="float" office:value="0.55020311227949403" table:style-name="ce1">
            <text:p>0.550203112</text:p>
          </table:table-cell>
          <table:table-cell office:value-type="float" office:value="0.34711419518689901" table:style-name="ce1">
            <text:p>0.347114195</text:p>
          </table:table-cell>
          <table:table-cell table:number-columns-repeated="16365"/>
        </table:table-row>
        <table:table-row table:style-name="ro1">
          <table:table-cell office:value-type="float" office:value="0.948323707856918" table:style-name="ce1">
            <text:p>0.948323708</text:p>
          </table:table-cell>
          <table:table-cell office:value-type="float" office:value="1.77685225198259" table:style-name="ce1">
            <text:p>1.776852252</text:p>
          </table:table-cell>
          <table:table-cell office:value-type="float" office:value="2.4493825866854402" table:style-name="ce1">
            <text:p>2.449382587</text:p>
          </table:table-cell>
          <table:table-cell office:value-type="float" office:value="3.2832509230087599" table:style-name="ce1">
            <text:p>3.283250923</text:p>
          </table:table-cell>
          <table:table-cell table:style-name="ce1"/>
          <table:table-cell office:value-type="float" office:value="1.0779705600514999" table:style-name="ce1">
            <text:p>1.07797056</text:p>
          </table:table-cell>
          <table:table-cell office:value-type="float" office:value="1.36844315047516" table:style-name="ce1">
            <text:p>1.36844315</text:p>
          </table:table-cell>
          <table:table-cell office:value-type="float" office:value="2.2252741472369499" table:style-name="ce1">
            <text:p>2.225274147</text:p>
          </table:table-cell>
          <table:table-cell office:value-type="float" office:value="3.1555284927720901" table:style-name="ce1">
            <text:p>3.155528493</text:p>
          </table:table-cell>
          <table:table-cell table:style-name="ce1"/>
          <table:table-cell office:value-type="float" office:value="1.80456563209037" table:style-name="ce1">
            <text:p>1.804565632</text:p>
          </table:table-cell>
          <table:table-cell office:value-type="float" office:value="8.8602436865117498E-2" table:style-name="ce1">
            <text:p>0.088602437</text:p>
          </table:table-cell>
          <table:table-cell office:value-type="float" office:value="5.8728838552310103" table:style-name="ce1">
            <text:p>5.872883855</text:p>
          </table:table-cell>
          <table:table-cell office:value-type="float" office:value="0.36297508545135398" table:style-name="ce1">
            <text:p>0.362975085</text:p>
          </table:table-cell>
          <table:table-cell table:style-name="ce1"/>
          <table:table-cell office:value-type="float" office:value="0.382594587991614" table:style-name="ce1">
            <text:p>0.382594588</text:p>
          </table:table-cell>
          <table:table-cell office:value-type="float" office:value="0.21424185270438101" table:style-name="ce1">
            <text:p>0.214241853</text:p>
          </table:table-cell>
          <table:table-cell office:value-type="float" office:value="0.15434826644668501" table:style-name="ce1">
            <text:p>0.154348266</text:p>
          </table:table-cell>
          <table:table-cell office:value-type="float" office:value="0.341391162431745" table:style-name="ce1">
            <text:p>0.341391162</text:p>
          </table:table-cell>
          <table:table-cell table:number-columns-repeated="16365"/>
        </table:table-row>
        <table:table-row table:style-name="ro1">
          <table:table-cell office:value-type="float" office:value="0.83585483124222404" table:style-name="ce1">
            <text:p>0.835854831</text:p>
          </table:table-cell>
          <table:table-cell office:value-type="float" office:value="1.8765129392636799" table:style-name="ce1">
            <text:p>1.876512939</text:p>
          </table:table-cell>
          <table:table-cell office:value-type="float" office:value="3.4107858373833801" table:style-name="ce1">
            <text:p>3.410785837</text:p>
          </table:table-cell>
          <table:table-cell office:value-type="float" office:value="3.2927552326710798" table:style-name="ce1">
            <text:p>3.292755233</text:p>
          </table:table-cell>
          <table:table-cell table:style-name="ce1"/>
          <table:table-cell office:value-type="float" office:value="1.07174490758233" table:style-name="ce1">
            <text:p>1.071744908</text:p>
          </table:table-cell>
          <table:table-cell office:value-type="float" office:value="1.36173893065644" table:style-name="ce1">
            <text:p>1.361738931</text:p>
          </table:table-cell>
          <table:table-cell office:value-type="float" office:value="2.4156095646886602" table:style-name="ce1">
            <text:p>2.415609565</text:p>
          </table:table-cell>
          <table:table-cell office:value-type="float" office:value="3.2627177193680699" table:style-name="ce1">
            <text:p>3.262717719</text:p>
          </table:table-cell>
          <table:table-cell table:style-name="ce1"/>
          <table:table-cell office:value-type="float" office:value="1.6508898611096601" table:style-name="ce1">
            <text:p>1.650889861</text:p>
          </table:table-cell>
          <table:table-cell office:value-type="float" office:value="0.326753906630047" table:style-name="ce1">
            <text:p>0.326753907</text:p>
          </table:table-cell>
          <table:table-cell office:value-type="float" office:value="5.0436049464594097" table:style-name="ce1">
            <text:p>5.043604946</text:p>
          </table:table-cell>
          <table:table-cell office:value-type="float" office:value="0.30724873108954098" table:style-name="ce1">
            <text:p>0.307248731</text:p>
          </table:table-cell>
          <table:table-cell table:style-name="ce1"/>
          <table:table-cell office:value-type="float" office:value="0.337307249654971" table:style-name="ce1">
            <text:p>0.33730725</text:p>
          </table:table-cell>
          <table:table-cell office:value-type="float" office:value="0.20491483586634701" table:style-name="ce1">
            <text:p>0.204914836</text:p>
          </table:table-cell>
          <table:table-cell office:value-type="float" office:value="0.27783065913639399" table:style-name="ce1">
            <text:p>0.277830659</text:p>
          </table:table-cell>
          <table:table-cell office:value-type="float" office:value="0.43277309089028698" table:style-name="ce1">
            <text:p>0.432773091</text:p>
          </table:table-cell>
          <table:table-cell table:number-columns-repeated="16365"/>
        </table:table-row>
        <table:table-row table:style-name="ro1">
          <table:table-cell office:value-type="float" office:value="0.83765209285505604" table:style-name="ce1">
            <text:p>0.837652093</text:p>
          </table:table-cell>
          <table:table-cell office:value-type="float" office:value="1.8246028713969" table:style-name="ce1">
            <text:p>1.824602871</text:p>
          </table:table-cell>
          <table:table-cell office:value-type="float" office:value="3.1253880711979001" table:style-name="ce1">
            <text:p>3.125388071</text:p>
          </table:table-cell>
          <table:table-cell office:value-type="float" office:value="3.10068431558155" table:style-name="ce1">
            <text:p>3.100684316</text:p>
          </table:table-cell>
          <table:table-cell table:style-name="ce1"/>
          <table:table-cell office:value-type="float" office:value="1.1298317411804999" table:style-name="ce1">
            <text:p>1.129831741</text:p>
          </table:table-cell>
          <table:table-cell office:value-type="float" office:value="1.3967467871081101" table:style-name="ce1">
            <text:p>1.396746787</text:p>
          </table:table-cell>
          <table:table-cell office:value-type="float" office:value="2.38089966020592" table:style-name="ce1">
            <text:p>2.38089966</text:p>
          </table:table-cell>
          <table:table-cell office:value-type="float" office:value="3.1283747781478199" table:style-name="ce1">
            <text:p>3.128374778</text:p>
          </table:table-cell>
          <table:table-cell table:style-name="ce1"/>
          <table:table-cell office:value-type="float" office:value="1.6522910692048101" table:style-name="ce1">
            <text:p>1.652291069</text:p>
          </table:table-cell>
          <table:table-cell office:value-type="float" office:value="0.26371228449631601" table:style-name="ce1">
            <text:p>0.263712284</text:p>
          </table:table-cell>
          <table:table-cell office:value-type="float" office:value="5.2541775184183797" table:style-name="ce1">
            <text:p>5.254177518</text:p>
          </table:table-cell>
          <table:table-cell office:value-type="float" office:value="0.376411734054936" table:style-name="ce1">
            <text:p>0.376411734</text:p>
          </table:table-cell>
          <table:table-cell table:style-name="ce1"/>
          <table:table-cell office:value-type="float" office:value="0.29701780101787001" table:style-name="ce1">
            <text:p>0.297017801</text:p>
          </table:table-cell>
          <table:table-cell office:value-type="float" office:value="0.18607356794020899" table:style-name="ce1">
            <text:p>0.186073568</text:p>
          </table:table-cell>
          <table:table-cell office:value-type="float" office:value="0.14680467931171901" table:style-name="ce1">
            <text:p>0.146804679</text:p>
          </table:table-cell>
          <table:table-cell office:value-type="float" office:value="0.29603037181121" table:style-name="ce1">
            <text:p>0.296030372</text:p>
          </table:table-cell>
          <table:table-cell table:number-columns-repeated="16365"/>
        </table:table-row>
        <table:table-row table:style-name="ro1">
          <table:table-cell office:value-type="float" office:value="0.43020652886800598" table:style-name="ce1">
            <text:p>0.430206529</text:p>
          </table:table-cell>
          <table:table-cell office:value-type="float" office:value="1.7864336361308299" table:style-name="ce1">
            <text:p>1.786433636</text:p>
          </table:table-cell>
          <table:table-cell office:value-type="float" office:value="3.5965202928301099" table:style-name="ce1">
            <text:p>3.596520293</text:p>
          </table:table-cell>
          <table:table-cell office:value-type="float" office:value="2.93784494358031" table:style-name="ce1">
            <text:p>2.937844944</text:p>
          </table:table-cell>
          <table:table-cell table:style-name="ce1"/>
          <table:table-cell office:value-type="float" office:value="1.10211077851106" table:style-name="ce1">
            <text:p>1.102110779</text:p>
          </table:table-cell>
          <table:table-cell office:value-type="float" office:value="1.4093889613474799" table:style-name="ce1">
            <text:p>1.409388961</text:p>
          </table:table-cell>
          <table:table-cell office:value-type="float" office:value="2.2412942129144802" table:style-name="ce1">
            <text:p>2.241294213</text:p>
          </table:table-cell>
          <table:table-cell office:value-type="float" office:value="3.04232344341272" table:style-name="ce1">
            <text:p>3.042323443</text:p>
          </table:table-cell>
          <table:table-cell table:style-name="ce1"/>
          <table:table-cell office:value-type="float" office:value="1.19381806128005" table:style-name="ce1">
            <text:p>1.193818061</text:p>
          </table:table-cell>
          <table:table-cell office:value-type="float" office:value="0.18980050952721" table:style-name="ce1">
            <text:p>0.18980051</text:p>
          </table:table-cell>
          <table:table-cell office:value-type="float" office:value="5.15490241943405" table:style-name="ce1">
            <text:p>5.154902419</text:p>
          </table:table-cell>
          <table:table-cell office:value-type="float" office:value="0.28213922200651098" table:style-name="ce1">
            <text:p>0.282139222</text:p>
          </table:table-cell>
          <table:table-cell table:style-name="ce1"/>
          <table:table-cell office:value-type="float" office:value="0.30945229433562099" table:style-name="ce1">
            <text:p>0.309452294</text:p>
          </table:table-cell>
          <table:table-cell office:value-type="float" office:value="0.20817043160200199" table:style-name="ce1">
            <text:p>0.208170432</text:p>
          </table:table-cell>
          <table:table-cell office:value-type="float" office:value="0.24046751569589001" table:style-name="ce1">
            <text:p>0.240467516</text:p>
          </table:table-cell>
          <table:table-cell office:value-type="float" office:value="0.31754434683227001" table:style-name="ce1">
            <text:p>0.317544347</text:p>
          </table:table-cell>
          <table:table-cell table:number-columns-repeated="16365"/>
        </table:table-row>
        <table:table-row table:style-name="ro1">
          <table:table-cell office:value-type="float" office:value="0.73801205083729404" table:style-name="ce1">
            <text:p>0.738012051</text:p>
          </table:table-cell>
          <table:table-cell office:value-type="float" office:value="1.9142789768227699" table:style-name="ce1">
            <text:p>1.914278977</text:p>
          </table:table-cell>
          <table:table-cell office:value-type="float" office:value="2.4422443868560402" table:style-name="ce1">
            <text:p>2.442244387</text:p>
          </table:table-cell>
          <table:table-cell office:value-type="float" office:value="2.9883698561130898" table:style-name="ce1">
            <text:p>2.988369856</text:p>
          </table:table-cell>
          <table:table-cell table:style-name="ce1"/>
          <table:table-cell office:value-type="float" office:value="1.17328116560415" table:style-name="ce1">
            <text:p>1.173281166</text:p>
          </table:table-cell>
          <table:table-cell office:value-type="float" office:value="1.29524851971875" table:style-name="ce1">
            <text:p>1.29524852</text:p>
          </table:table-cell>
          <table:table-cell office:value-type="float" office:value="2.4389130430553898" table:style-name="ce1">
            <text:p>2.438913043</text:p>
          </table:table-cell>
          <table:table-cell office:value-type="float" office:value="3.1545448769822801" table:style-name="ce1">
            <text:p>3.154544877</text:p>
          </table:table-cell>
          <table:table-cell table:style-name="ce1"/>
          <table:table-cell office:value-type="float" office:value="1.6015088096282499" table:style-name="ce1">
            <text:p>1.60150881</text:p>
          </table:table-cell>
          <table:table-cell office:value-type="float" office:value="0.56043156794653204" table:style-name="ce1">
            <text:p>0.560431568</text:p>
          </table:table-cell>
          <table:table-cell office:value-type="float" office:value="7.3583187204095699" table:style-name="ce1">
            <text:p>7.35831872</text:p>
          </table:table-cell>
          <table:table-cell office:value-type="float" office:value="0.61419658068832195" table:style-name="ce1">
            <text:p>0.614196581</text:p>
          </table:table-cell>
          <table:table-cell table:style-name="ce1"/>
          <table:table-cell office:value-type="float" office:value="0.29260352039114101" table:style-name="ce1">
            <text:p>0.29260352</text:p>
          </table:table-cell>
          <table:table-cell office:value-type="float" office:value="0.28828944478205398" table:style-name="ce1">
            <text:p>0.288289445</text:p>
          </table:table-cell>
          <table:table-cell office:value-type="float" office:value="6.9000588172437205E-2" table:style-name="ce1">
            <text:p>0.069000588</text:p>
          </table:table-cell>
          <table:table-cell office:value-type="float" office:value="0.31692727436825102" table:style-name="ce1">
            <text:p>0.316927274</text:p>
          </table:table-cell>
          <table:table-cell table:number-columns-repeated="16365"/>
        </table:table-row>
        <table:table-row table:style-name="ro1">
          <table:table-cell office:value-type="float" office:value="0.819648971899121" table:style-name="ce1">
            <text:p>0.819648972</text:p>
          </table:table-cell>
          <table:table-cell office:value-type="float" office:value="1.97605796165092" table:style-name="ce1">
            <text:p>1.976057962</text:p>
          </table:table-cell>
          <table:table-cell office:value-type="float" office:value="3.1141134082255202" table:style-name="ce1">
            <text:p>3.114113408</text:p>
          </table:table-cell>
          <table:table-cell office:value-type="float" office:value="3.1877172710239301" table:style-name="ce1">
            <text:p>3.187717271</text:p>
          </table:table-cell>
          <table:table-cell table:style-name="ce1"/>
          <table:table-cell office:value-type="float" office:value="1.25035093948287" table:style-name="ce1">
            <text:p>1.250350939</text:p>
          </table:table-cell>
          <table:table-cell office:value-type="float" office:value="1.3574737516011399" table:style-name="ce1">
            <text:p>1.357473752</text:p>
          </table:table-cell>
          <table:table-cell office:value-type="float" office:value="2.74550297348169" table:style-name="ce1">
            <text:p>2.745502973</text:p>
          </table:table-cell>
          <table:table-cell office:value-type="float" office:value="3.3813595839962902" table:style-name="ce1">
            <text:p>3.381359584</text:p>
          </table:table-cell>
          <table:table-cell table:style-name="ce1"/>
          <table:table-cell office:value-type="float" office:value="1.6408276002497599" table:style-name="ce1">
            <text:p>1.6408276</text:p>
          </table:table-cell>
          <table:table-cell office:value-type="float" office:value="0.59238475450925898" table:style-name="ce1">
            <text:p>0.592384755</text:p>
          </table:table-cell>
          <table:table-cell office:value-type="float" office:value="6.2356843181270802" table:style-name="ce1">
            <text:p>6.235684318</text:p>
          </table:table-cell>
          <table:table-cell office:value-type="float" office:value="0.595196131584392" table:style-name="ce1">
            <text:p>0.595196132</text:p>
          </table:table-cell>
          <table:table-cell table:style-name="ce1"/>
          <table:table-cell office:value-type="float" office:value="0.26009665794620002" table:style-name="ce1">
            <text:p>0.260096658</text:p>
          </table:table-cell>
          <table:table-cell office:value-type="float" office:value="0.213641248604065" table:style-name="ce1">
            <text:p>0.213641249</text:p>
          </table:table-cell>
          <table:table-cell office:value-type="float" office:value="0.48676082271940202" table:style-name="ce1">
            <text:p>0.486760823</text:p>
          </table:table-cell>
          <table:table-cell office:value-type="float" office:value="0.54430419652926398" table:style-name="ce1">
            <text:p>0.544304197</text:p>
          </table:table-cell>
          <table:table-cell table:number-columns-repeated="16365"/>
        </table:table-row>
        <table:table-row table:style-name="ro1">
          <table:table-cell office:value-type="float" office:value="0.68503872905988605" table:style-name="ce1">
            <text:p>0.685038729</text:p>
          </table:table-cell>
          <table:table-cell office:value-type="float" office:value="1.8728842845002101" table:style-name="ce1">
            <text:p>1.872884285</text:p>
          </table:table-cell>
          <table:table-cell office:value-type="float" office:value="4.4110356034062796" table:style-name="ce1">
            <text:p>4.411035603</text:p>
          </table:table-cell>
          <table:table-cell office:value-type="float" office:value="3.2851253056958698" table:style-name="ce1">
            <text:p>3.285125306</text:p>
          </table:table-cell>
          <table:table-cell table:style-name="ce1"/>
          <table:table-cell office:value-type="float" office:value="1.4137257143359501" table:style-name="ce1">
            <text:p>1.413725714</text:p>
          </table:table-cell>
          <table:table-cell office:value-type="float" office:value="1.40592185920642" table:style-name="ce1">
            <text:p>1.405921859</text:p>
          </table:table-cell>
          <table:table-cell office:value-type="float" office:value="3.26800735195402" table:style-name="ce1">
            <text:p>3.268007352</text:p>
          </table:table-cell>
          <table:table-cell office:value-type="float" office:value="3.4892593568061301" table:style-name="ce1">
            <text:p>3.489259357</text:p>
          </table:table-cell>
          <table:table-cell table:style-name="ce1"/>
          <table:table-cell office:value-type="float" office:value="1.4313320646302601" table:style-name="ce1">
            <text:p>1.431332065</text:p>
          </table:table-cell>
          <table:table-cell office:value-type="float" office:value="0.39274157587306902" table:style-name="ce1">
            <text:p>0.392741576</text:p>
          </table:table-cell>
          <table:table-cell office:value-type="float" office:value="4.8812478350663797" table:style-name="ce1">
            <text:p>4.881247835</text:p>
          </table:table-cell>
          <table:table-cell office:value-type="float" office:value="0.52658929472521998" table:style-name="ce1">
            <text:p>0.526589295</text:p>
          </table:table-cell>
          <table:table-cell table:style-name="ce1"/>
          <table:table-cell office:value-type="float" office:value="0.29615223643146799" table:style-name="ce1">
            <text:p>0.296152236</text:p>
          </table:table-cell>
          <table:table-cell office:value-type="float" office:value="0.22402589269697301" table:style-name="ce1">
            <text:p>0.224025893</text:p>
          </table:table-cell>
          <table:table-cell office:value-type="float" office:value="1.0131357708186901" table:style-name="ce1">
            <text:p>1.013135771</text:p>
          </table:table-cell>
          <table:table-cell office:value-type="float" office:value="0.64868942572586696" table:style-name="ce1">
            <text:p>0.648689426</text:p>
          </table:table-cell>
          <table:table-cell table:number-columns-repeated="16365"/>
        </table:table-row>
        <table:table-row table:style-name="ro1">
          <table:table-cell office:value-type="float" office:value="0.94888283026176201" table:style-name="ce1">
            <text:p>0.94888283</text:p>
          </table:table-cell>
          <table:table-cell office:value-type="float" office:value="1.8196809507000999" table:style-name="ce1">
            <text:p>1.819680951</text:p>
          </table:table-cell>
          <table:table-cell office:value-type="float" office:value="3.5387577041865201" table:style-name="ce1">
            <text:p>3.538757704</text:p>
          </table:table-cell>
          <table:table-cell office:value-type="float" office:value="2.86809171024434" table:style-name="ce1">
            <text:p>2.86809171</text:p>
          </table:table-cell>
          <table:table-cell table:style-name="ce1"/>
          <table:table-cell office:value-type="float" office:value="1.2144255026025199" table:style-name="ce1">
            <text:p>1.214425503</text:p>
          </table:table-cell>
          <table:table-cell office:value-type="float" office:value="1.54134776026563" table:style-name="ce1">
            <text:p>1.54134776</text:p>
          </table:table-cell>
          <table:table-cell office:value-type="float" office:value="2.5942615286989499" table:style-name="ce1">
            <text:p>2.594261529</text:p>
          </table:table-cell>
          <table:table-cell office:value-type="float" office:value="3.0412263227856502" table:style-name="ce1">
            <text:p>3.041226323</text:p>
          </table:table-cell>
          <table:table-cell table:style-name="ce1"/>
          <table:table-cell office:value-type="float" office:value="1.7714064922931601" table:style-name="ce1">
            <text:p>1.771406492</text:p>
          </table:table-cell>
          <table:table-cell office:value-type="float" office:value="0.282230853124252" table:style-name="ce1">
            <text:p>0.282230853</text:p>
          </table:table-cell>
          <table:table-cell office:value-type="float" office:value="6.03786028160191" table:style-name="ce1">
            <text:p>6.037860282</text:p>
          </table:table-cell>
          <table:table-cell office:value-type="float" office:value="0.28457204921263102" table:style-name="ce1">
            <text:p>0.284572049</text:p>
          </table:table-cell>
          <table:table-cell table:style-name="ce1"/>
          <table:table-cell office:value-type="float" office:value="0.32320894697178598" table:style-name="ce1">
            <text:p>0.323208947</text:p>
          </table:table-cell>
          <table:table-cell office:value-type="float" office:value="0.33600288368160702" table:style-name="ce1">
            <text:p>0.336002884</text:p>
          </table:table-cell>
          <table:table-cell office:value-type="float" office:value="0.33666970534601098" table:style-name="ce1">
            <text:p>0.336669705</text:p>
          </table:table-cell>
          <table:table-cell office:value-type="float" office:value="0.321859028551988" table:style-name="ce1">
            <text:p>0.321859029</text:p>
          </table:table-cell>
          <table:table-cell table:number-columns-repeated="16365"/>
        </table:table-row>
        <table:table-row table:style-name="ro1">
          <table:table-cell office:value-type="float" office:value="1.1604825111060899" table:style-name="ce1">
            <text:p>1.160482511</text:p>
          </table:table-cell>
          <table:table-cell office:value-type="float" office:value="1.88976131928643" table:style-name="ce1">
            <text:p>1.889761319</text:p>
          </table:table-cell>
          <table:table-cell office:value-type="float" office:value="3.1144860404915802" table:style-name="ce1">
            <text:p>3.11448604</text:p>
          </table:table-cell>
          <table:table-cell office:value-type="float" office:value="2.9087719336159701" table:style-name="ce1">
            <text:p>2.908771934</text:p>
          </table:table-cell>
          <table:table-cell table:style-name="ce1"/>
          <table:table-cell office:value-type="float" office:value="1.46400811798251" table:style-name="ce1">
            <text:p>1.464008118</text:p>
          </table:table-cell>
          <table:table-cell office:value-type="float" office:value="1.44858746578112" table:style-name="ce1">
            <text:p>1.448587466</text:p>
          </table:table-cell>
          <table:table-cell office:value-type="float" office:value="3.2631603396766198" table:style-name="ce1">
            <text:p>3.26316034</text:p>
          </table:table-cell>
          <table:table-cell office:value-type="float" office:value="3.3071637944678001" table:style-name="ce1">
            <text:p>3.307163794</text:p>
          </table:table-cell>
          <table:table-cell table:style-name="ce1"/>
          <table:table-cell office:value-type="float" office:value="2.0217110526967499" table:style-name="ce1">
            <text:p>2.021711053</text:p>
          </table:table-cell>
          <table:table-cell office:value-type="float" office:value="0.43613832442655698" table:style-name="ce1">
            <text:p>0.436138324</text:p>
          </table:table-cell>
          <table:table-cell office:value-type="float" office:value="6.46851287540371" table:style-name="ce1">
            <text:p>6.468512875</text:p>
          </table:table-cell>
          <table:table-cell office:value-type="float" office:value="0.39225916091216401" table:style-name="ce1">
            <text:p>0.392259161</text:p>
          </table:table-cell>
          <table:table-cell table:style-name="ce1"/>
          <table:table-cell office:value-type="float" office:value="0.39492445472736398" table:style-name="ce1">
            <text:p>0.394924455</text:p>
          </table:table-cell>
          <table:table-cell office:value-type="float" office:value="0.24226341685035899" table:style-name="ce1">
            <text:p>0.242263417</text:p>
          </table:table-cell>
          <table:table-cell office:value-type="float" office:value="1.00260516184282" table:style-name="ce1">
            <text:p>1.002605162</text:p>
          </table:table-cell>
          <table:table-cell office:value-type="float" office:value="0.45750304287301702" table:style-name="ce1">
            <text:p>0.457503043</text:p>
          </table:table-cell>
          <table:table-cell table:number-columns-repeated="16365"/>
        </table:table-row>
        <table:table-row table:style-name="ro1">
          <table:table-cell office:value-type="float" office:value="0.91020087681746298" table:style-name="ce1">
            <text:p>0.910200877</text:p>
          </table:table-cell>
          <table:table-cell office:value-type="float" office:value="1.8836645985137199" table:style-name="ce1">
            <text:p>1.883664599</text:p>
          </table:table-cell>
          <table:table-cell office:value-type="float" office:value="3.16401109540783" table:style-name="ce1">
            <text:p>3.164011095</text:p>
          </table:table-cell>
          <table:table-cell office:value-type="float" office:value="2.5643185326980298" table:style-name="ce1">
            <text:p>2.564318533</text:p>
          </table:table-cell>
          <table:table-cell table:style-name="ce1"/>
          <table:table-cell office:value-type="float" office:value="1.31080765363604" table:style-name="ce1">
            <text:p>1.310807654</text:p>
          </table:table-cell>
          <table:table-cell office:value-type="float" office:value="1.4524602850959401" table:style-name="ce1">
            <text:p>1.452460285</text:p>
          </table:table-cell>
          <table:table-cell office:value-type="float" office:value="2.6816657107541002" table:style-name="ce1">
            <text:p>2.681665711</text:p>
          </table:table-cell>
          <table:table-cell office:value-type="float" office:value="2.9146591569804499" table:style-name="ce1">
            <text:p>2.914659157</text:p>
          </table:table-cell>
          <table:table-cell table:style-name="ce1"/>
          <table:table-cell office:value-type="float" office:value="1.7936440410018399" table:style-name="ce1">
            <text:p>1.793644041</text:p>
          </table:table-cell>
          <table:table-cell office:value-type="float" office:value="0.30672188447384602" table:style-name="ce1">
            <text:p>0.306721884</text:p>
          </table:table-cell>
          <table:table-cell office:value-type="float" office:value="7.0419305607756" table:style-name="ce1">
            <text:p>7.041930561</text:p>
          </table:table-cell>
          <table:table-cell office:value-type="float" office:value="0.38901906450934398" table:style-name="ce1">
            <text:p>0.389019065</text:p>
          </table:table-cell>
          <table:table-cell table:style-name="ce1"/>
          <table:table-cell office:value-type="float" office:value="0.37114639801722199" table:style-name="ce1">
            <text:p>0.371146398</text:p>
          </table:table-cell>
          <table:table-cell office:value-type="float" office:value="0.25717465858336203" table:style-name="ce1">
            <text:p>0.257174659</text:p>
          </table:table-cell>
          <table:table-cell office:value-type="float" office:value="0.30489236481962501" table:style-name="ce1">
            <text:p>0.304892365</text:p>
          </table:table-cell>
          <table:table-cell office:value-type="float" office:value="0.18395768513604999" table:style-name="ce1">
            <text:p>0.183957685</text:p>
          </table:table-cell>
          <table:table-cell table:number-columns-repeated="16365"/>
        </table:table-row>
        <table:table-row table:style-name="ro1">
          <table:table-cell office:value-type="float" office:value="0.95092647520120399" table:style-name="ce1">
            <text:p>0.950926475</text:p>
          </table:table-cell>
          <table:table-cell office:value-type="float" office:value="1.92961646861404" table:style-name="ce1">
            <text:p>1.929616469</text:p>
          </table:table-cell>
          <table:table-cell office:value-type="float" office:value="3.05887213030526" table:style-name="ce1">
            <text:p>3.05887213</text:p>
          </table:table-cell>
          <table:table-cell office:value-type="float" office:value="2.5999204572972801" table:style-name="ce1">
            <text:p>2.599920457</text:p>
          </table:table-cell>
          <table:table-cell table:style-name="ce1"/>
          <table:table-cell office:value-type="float" office:value="1.2535107365406699" table:style-name="ce1">
            <text:p>1.253510737</text:p>
          </table:table-cell>
          <table:table-cell office:value-type="float" office:value="1.50939996693781" table:style-name="ce1">
            <text:p>1.509399967</text:p>
          </table:table-cell>
          <table:table-cell office:value-type="float" office:value="2.5006780954721499" table:style-name="ce1">
            <text:p>2.500678095</text:p>
          </table:table-cell>
          <table:table-cell office:value-type="float" office:value="2.9199167957074001" table:style-name="ce1">
            <text:p>2.919916796</text:p>
          </table:table-cell>
          <table:table-cell table:style-name="ce1"/>
          <table:table-cell office:value-type="float" office:value="1.8186061956797599" table:style-name="ce1">
            <text:p>1.818606196</text:p>
          </table:table-cell>
          <table:table-cell office:value-type="float" office:value="0.23886755667510001" table:style-name="ce1">
            <text:p>0.238867557</text:p>
          </table:table-cell>
          <table:table-cell office:value-type="float" office:value="7.0195848209176699" table:style-name="ce1">
            <text:p>7.019584821</text:p>
          </table:table-cell>
          <table:table-cell office:value-type="float" office:value="0.27396147371583501" table:style-name="ce1">
            <text:p>0.273961474</text:p>
          </table:table-cell>
          <table:table-cell table:style-name="ce1"/>
          <table:table-cell office:value-type="float" office:value="0.36170573622035801" table:style-name="ce1">
            <text:p>0.361705736</text:p>
          </table:table-cell>
          <table:table-cell office:value-type="float" office:value="0.28737668965683599" table:style-name="ce1">
            <text:p>0.28737669</text:p>
          </table:table-cell>
          <table:table-cell office:value-type="float" office:value="0.128066197773503" table:style-name="ce1">
            <text:p>0.128066198</text:p>
          </table:table-cell>
          <table:table-cell office:value-type="float" office:value="0.195045701339286" table:style-name="ce1">
            <text:p>0.195045701</text:p>
          </table:table-cell>
          <table:table-cell table:number-columns-repeated="16365"/>
        </table:table-row>
        <table:table-row table:style-name="ro1">
          <table:table-cell office:value-type="float" office:value="0.41907538763817298" table:style-name="ce1">
            <text:p>0.419075388</text:p>
          </table:table-cell>
          <table:table-cell office:value-type="float" office:value="1.97553907544358" table:style-name="ce1">
            <text:p>1.975539075</text:p>
          </table:table-cell>
          <table:table-cell office:value-type="float" office:value="4.4563694207457898" table:style-name="ce1">
            <text:p>4.456369421</text:p>
          </table:table-cell>
          <table:table-cell office:value-type="float" office:value="2.7719545602659799" table:style-name="ce1">
            <text:p>2.77195456</text:p>
          </table:table-cell>
          <table:table-cell table:style-name="ce1"/>
          <table:table-cell office:value-type="float" office:value="1.3513346912792099" table:style-name="ce1">
            <text:p>1.351334691</text:p>
          </table:table-cell>
          <table:table-cell office:value-type="float" office:value="1.4472068936243101" table:style-name="ce1">
            <text:p>1.447206894</text:p>
          </table:table-cell>
          <table:table-cell office:value-type="float" office:value="2.5315494415739201" table:style-name="ce1">
            <text:p>2.531549442</text:p>
          </table:table-cell>
          <table:table-cell office:value-type="float" office:value="3.1020474156843099" table:style-name="ce1">
            <text:p>3.102047416</text:p>
          </table:table-cell>
          <table:table-cell table:style-name="ce1"/>
          <table:table-cell office:value-type="float" office:value="1.2944946531608701" table:style-name="ce1">
            <text:p>1.294494653</text:p>
          </table:table-cell>
          <table:table-cell office:value-type="float" office:value="0.27178755830836698" table:style-name="ce1">
            <text:p>0.271787558</text:p>
          </table:table-cell>
          <table:table-cell office:value-type="float" office:value="6.1955519643375601" table:style-name="ce1">
            <text:p>6.195551964</text:p>
          </table:table-cell>
          <table:table-cell office:value-type="float" office:value="0.104450025277917" table:style-name="ce1">
            <text:p>0.104450025</text:p>
          </table:table-cell>
          <table:table-cell table:style-name="ce1"/>
          <table:table-cell office:value-type="float" office:value="0.32944577070229902" table:style-name="ce1">
            <text:p>0.329445771</text:p>
          </table:table-cell>
          <table:table-cell office:value-type="float" office:value="0.27971947155698301" table:style-name="ce1">
            <text:p>0.279719472</text:p>
          </table:table-cell>
          <table:table-cell office:value-type="float" office:value="0.27571577283526" table:style-name="ce1">
            <text:p>0.275715773</text:p>
          </table:table-cell>
          <table:table-cell office:value-type="float" office:value="0.25335668554311302" table:style-name="ce1">
            <text:p>0.253356686</text:p>
          </table:table-cell>
          <table:table-cell table:number-columns-repeated="16365"/>
        </table:table-row>
        <table:table-row table:style-name="ro1">
          <table:table-cell office:value-type="float" office:value="1.1514090909774299" table:style-name="ce1">
            <text:p>1.151409091</text:p>
          </table:table-cell>
          <table:table-cell office:value-type="float" office:value="1.89769230091498" table:style-name="ce1">
            <text:p>1.897692301</text:p>
          </table:table-cell>
          <table:table-cell office:value-type="float" office:value="2.3766798377666101" table:style-name="ce1">
            <text:p>2.376679838</text:p>
          </table:table-cell>
          <table:table-cell office:value-type="float" office:value="2.6881939374420698" table:style-name="ce1">
            <text:p>2.688193937</text:p>
          </table:table-cell>
          <table:table-cell table:style-name="ce1"/>
          <table:table-cell office:value-type="float" office:value="1.2460154108618" table:style-name="ce1">
            <text:p>1.246015411</text:p>
          </table:table-cell>
          <table:table-cell office:value-type="float" office:value="1.57922001818784" table:style-name="ce1">
            <text:p>1.579220018</text:p>
          </table:table-cell>
          <table:table-cell office:value-type="float" office:value="2.3789654484459" table:style-name="ce1">
            <text:p>2.378965448</text:p>
          </table:table-cell>
          <table:table-cell office:value-type="float" office:value="2.95446267760224" table:style-name="ce1">
            <text:p>2.954462678</text:p>
          </table:table-cell>
          <table:table-cell table:style-name="ce1"/>
          <table:table-cell office:value-type="float" office:value="2.0424963313601001" table:style-name="ce1">
            <text:p>2.042496331</text:p>
          </table:table-cell>
          <table:table-cell office:value-type="float" office:value="0.248820675188136" table:style-name="ce1">
            <text:p>0.248820675</text:p>
          </table:table-cell>
          <table:table-cell office:value-type="float" office:value="8.5270262321933501" table:style-name="ce1">
            <text:p>8.527026232</text:p>
          </table:table-cell>
          <table:table-cell office:value-type="float" office:value="0.28775089788139901" table:style-name="ce1">
            <text:p>0.287750898</text:p>
          </table:table-cell>
          <table:table-cell table:style-name="ce1"/>
          <table:table-cell office:value-type="float" office:value="0.33890789066673599" table:style-name="ce1">
            <text:p>0.338907891</text:p>
          </table:table-cell>
          <table:table-cell office:value-type="float" office:value="0.353884996801829" table:style-name="ce1">
            <text:p>0.353884997</text:p>
          </table:table-cell>
          <table:table-cell office:value-type="float" office:value="0.31025781419179199" table:style-name="ce1">
            <text:p>0.310257814</text:p>
          </table:table-cell>
          <table:table-cell office:value-type="float" office:value="0.32859689578106899" table:style-name="ce1">
            <text:p>0.328596896</text:p>
          </table:table-cell>
          <table:table-cell table:number-columns-repeated="16365"/>
        </table:table-row>
        <table:table-row table:style-name="ro1">
          <table:table-cell office:value-type="float" office:value="1.4907588643551599" table:style-name="ce1">
            <text:p>1.490758864</text:p>
          </table:table-cell>
          <table:table-cell office:value-type="float" office:value="1.9374990640202701" table:style-name="ce1">
            <text:p>1.937499064</text:p>
          </table:table-cell>
          <table:table-cell office:value-type="float" office:value="2.3257205966346701" table:style-name="ce1">
            <text:p>2.325720597</text:p>
          </table:table-cell>
          <table:table-cell office:value-type="float" office:value="2.7787973684228602" table:style-name="ce1">
            <text:p>2.778797368</text:p>
          </table:table-cell>
          <table:table-cell table:style-name="ce1"/>
          <table:table-cell office:value-type="float" office:value="1.24751026083266" table:style-name="ce1">
            <text:p>1.247510261</text:p>
          </table:table-cell>
          <table:table-cell office:value-type="float" office:value="1.48631139490296" table:style-name="ce1">
            <text:p>1.486311395</text:p>
          </table:table-cell>
          <table:table-cell office:value-type="float" office:value="2.4854901693620799" table:style-name="ce1">
            <text:p>2.485490169</text:p>
          </table:table-cell>
          <table:table-cell office:value-type="float" office:value="3.0823912412479202" table:style-name="ce1">
            <text:p>3.082391241</text:p>
          </table:table-cell>
          <table:table-cell table:style-name="ce1"/>
          <table:table-cell office:value-type="float" office:value="2.4373354093002302" table:style-name="ce1">
            <text:p>2.437335409</text:p>
          </table:table-cell>
          <table:table-cell office:value-type="float" office:value="0.24888202602988899" table:style-name="ce1">
            <text:p>0.248882026</text:p>
          </table:table-cell>
          <table:table-cell office:value-type="float" office:value="10.7882287550329" table:style-name="ce1">
            <text:p>10.78822876</text:p>
          </table:table-cell>
          <table:table-cell office:value-type="float" office:value="0.26153834527332898" table:style-name="ce1">
            <text:p>0.261538345</text:p>
          </table:table-cell>
          <table:table-cell table:style-name="ce1"/>
          <table:table-cell office:value-type="float" office:value="0.34918438720452799" table:style-name="ce1">
            <text:p>0.349184387</text:p>
          </table:table-cell>
          <table:table-cell office:value-type="float" office:value="0.28982577275854199" table:style-name="ce1">
            <text:p>0.289825773</text:p>
          </table:table-cell>
          <table:table-cell office:value-type="float" office:value="0.16454884805756201" table:style-name="ce1">
            <text:p>0.164548848</text:p>
          </table:table-cell>
          <table:table-cell office:value-type="float" office:value="0.23164817756709" table:style-name="ce1">
            <text:p>0.231648178</text:p>
          </table:table-cell>
          <table:table-cell table:number-columns-repeated="16365"/>
        </table:table-row>
        <table:table-row table:style-name="ro1">
          <table:table-cell office:value-type="float" office:value="1.6220686058279099" table:style-name="ce1">
            <text:p>1.622068606</text:p>
          </table:table-cell>
          <table:table-cell office:value-type="float" office:value="1.98174823861142" table:style-name="ce1">
            <text:p>1.981748239</text:p>
          </table:table-cell>
          <table:table-cell office:value-type="float" office:value="2.2535883786857398" table:style-name="ce1">
            <text:p>2.253588379</text:p>
          </table:table-cell>
          <table:table-cell office:value-type="float" office:value="3.07045563335996" table:style-name="ce1">
            <text:p>3.070455633</text:p>
          </table:table-cell>
          <table:table-cell table:style-name="ce1"/>
          <table:table-cell office:value-type="float" office:value="1.15834078021897" table:style-name="ce1">
            <text:p>1.15834078</text:p>
          </table:table-cell>
          <table:table-cell office:value-type="float" office:value="1.529075793751" table:style-name="ce1">
            <text:p>1.529075794</text:p>
          </table:table-cell>
          <table:table-cell office:value-type="float" office:value="2.61050928582346" table:style-name="ce1">
            <text:p>2.610509286</text:p>
          </table:table-cell>
          <table:table-cell office:value-type="float" office:value="3.3824938885893698" table:style-name="ce1">
            <text:p>3.382493889</text:p>
          </table:table-cell>
          <table:table-cell table:style-name="ce1"/>
          <table:table-cell office:value-type="float" office:value="2.5808431740698898" table:style-name="ce1">
            <text:p>2.580843174</text:p>
          </table:table-cell>
          <table:table-cell office:value-type="float" office:value="0.26176023528345199" table:style-name="ce1">
            <text:p>0.261760235</text:p>
          </table:table-cell>
          <table:table-cell office:value-type="float" office:value="10.725802860726599" table:style-name="ce1">
            <text:p>10.72580286</text:p>
          </table:table-cell>
          <table:table-cell office:value-type="float" office:value="0.27687962468250099" table:style-name="ce1">
            <text:p>0.276879625</text:p>
          </table:table-cell>
          <table:table-cell table:style-name="ce1"/>
          <table:table-cell office:value-type="float" office:value="0.414572661986566" table:style-name="ce1">
            <text:p>0.414572662</text:p>
          </table:table-cell>
          <table:table-cell office:value-type="float" office:value="0.31405624978327501" table:style-name="ce1">
            <text:p>0.31405625</text:p>
          </table:table-cell>
          <table:table-cell office:value-type="float" office:value="0.35142356991888501" table:style-name="ce1">
            <text:p>0.35142357</text:p>
          </table:table-cell>
          <table:table-cell office:value-type="float" office:value="0.53287322485355804" table:style-name="ce1">
            <text:p>0.532873225</text:p>
          </table:table-cell>
          <table:table-cell table:number-columns-repeated="16365"/>
        </table:table-row>
        <table:table-row table:style-name="ro1">
          <table:table-cell office:value-type="float" office:value="1.5565156950238901" table:style-name="ce1">
            <text:p>1.556515695</text:p>
          </table:table-cell>
          <table:table-cell office:value-type="float" office:value="2.1662286505130899" table:style-name="ce1">
            <text:p>2.166228651</text:p>
          </table:table-cell>
          <table:table-cell office:value-type="float" office:value="1.8788034720128" table:style-name="ce1">
            <text:p>1.878803472</text:p>
          </table:table-cell>
          <table:table-cell office:value-type="float" office:value="3.23943304532476" table:style-name="ce1">
            <text:p>3.239433045</text:p>
          </table:table-cell>
          <table:table-cell table:style-name="ce1"/>
          <table:table-cell office:value-type="float" office:value="1.3965947494706501" table:style-name="ce1">
            <text:p>1.396594749</text:p>
          </table:table-cell>
          <table:table-cell office:value-type="float" office:value="1.4965286441791701" table:style-name="ce1">
            <text:p>1.496528644</text:p>
          </table:table-cell>
          <table:table-cell office:value-type="float" office:value="3.1918383832616599" table:style-name="ce1">
            <text:p>3.191838383</text:p>
          </table:table-cell>
          <table:table-cell office:value-type="float" office:value="3.5961905701452301" table:style-name="ce1">
            <text:p>3.59619057</text:p>
          </table:table-cell>
          <table:table-cell table:style-name="ce1"/>
          <table:table-cell office:value-type="float" office:value="2.5122793258658902" table:style-name="ce1">
            <text:p>2.512279326</text:p>
          </table:table-cell>
          <table:table-cell office:value-type="float" office:value="0.38030489762256298" table:style-name="ce1">
            <text:p>0.380304898</text:p>
          </table:table-cell>
          <table:table-cell office:value-type="float" office:value="10.345498885052599" table:style-name="ce1">
            <text:p>10.34549889</text:p>
          </table:table-cell>
          <table:table-cell office:value-type="float" office:value="0.45214290496378201" table:style-name="ce1">
            <text:p>0.452142905</text:p>
          </table:table-cell>
          <table:table-cell table:style-name="ce1"/>
          <table:table-cell office:value-type="float" office:value="0.37586046288047797" table:style-name="ce1">
            <text:p>0.375860463</text:p>
          </table:table-cell>
          <table:table-cell office:value-type="float" office:value="0.31247707644731199" table:style-name="ce1">
            <text:p>0.312477076</text:p>
          </table:table-cell>
          <table:table-cell office:value-type="float" office:value="0.93397182179474303" table:style-name="ce1">
            <text:p>0.933971822</text:p>
          </table:table-cell>
          <table:table-cell office:value-type="float" office:value="0.74734417007513398" table:style-name="ce1">
            <text:p>0.74734417</text:p>
          </table:table-cell>
          <table:table-cell table:number-columns-repeated="16365"/>
        </table:table-row>
        <table:table-row table:style-name="ro1">
          <table:table-cell office:value-type="float" office:value="1.6037966485380999" table:style-name="ce1">
            <text:p>1.603796649</text:p>
          </table:table-cell>
          <table:table-cell office:value-type="float" office:value="2.3475709941902099" table:style-name="ce1">
            <text:p>2.347570994</text:p>
          </table:table-cell>
          <table:table-cell office:value-type="float" office:value="1.75135946976597" table:style-name="ce1">
            <text:p>1.75135947</text:p>
          </table:table-cell>
          <table:table-cell office:value-type="float" office:value="3.22955112829032" table:style-name="ce1">
            <text:p>3.229551128</text:p>
          </table:table-cell>
          <table:table-cell table:style-name="ce1"/>
          <table:table-cell office:value-type="float" office:value="1.4993593420608999" table:style-name="ce1">
            <text:p>1.499359342</text:p>
          </table:table-cell>
          <table:table-cell office:value-type="float" office:value="1.49369630825402" table:style-name="ce1">
            <text:p>1.493696308</text:p>
          </table:table-cell>
          <table:table-cell office:value-type="float" office:value="3.3794329579981901" table:style-name="ce1">
            <text:p>3.379432958</text:p>
          </table:table-cell>
          <table:table-cell office:value-type="float" office:value="3.6986345779196799" table:style-name="ce1">
            <text:p>3.698634578</text:p>
          </table:table-cell>
          <table:table-cell table:style-name="ce1"/>
          <table:table-cell office:value-type="float" office:value="2.5550566260604" table:style-name="ce1">
            <text:p>2.555056626</text:p>
          </table:table-cell>
          <table:table-cell office:value-type="float" office:value="0.44021231050824799" table:style-name="ce1">
            <text:p>0.440212311</text:p>
          </table:table-cell>
          <table:table-cell office:value-type="float" office:value="10.212666355576999" table:style-name="ce1">
            <text:p>10.21266636</text:p>
          </table:table-cell>
          <table:table-cell office:value-type="float" office:value="0.53219247718908103" table:style-name="ce1">
            <text:p>0.532192477</text:p>
          </table:table-cell>
          <table:table-cell table:style-name="ce1"/>
          <table:table-cell office:value-type="float" office:value="0.46114391910543401" table:style-name="ce1">
            <text:p>0.461143919</text:p>
          </table:table-cell>
          <table:table-cell office:value-type="float" office:value="0.330475951941055" table:style-name="ce1">
            <text:p>0.330475952</text:p>
          </table:table-cell>
          <table:table-cell office:value-type="float" office:value="1.1200788160981501" table:style-name="ce1">
            <text:p>1.120078816</text:p>
          </table:table-cell>
          <table:table-cell office:value-type="float" office:value="0.852314232006401" table:style-name="ce1">
            <text:p>0.852314232</text:p>
          </table:table-cell>
          <table:table-cell table:number-columns-repeated="16365"/>
        </table:table-row>
        <table:table-row table:style-name="ro1">
          <table:table-cell office:value-type="float" office:value="1.60687077321733" table:style-name="ce1">
            <text:p>1.606870773</text:p>
          </table:table-cell>
          <table:table-cell office:value-type="float" office:value="2.3964777700494202" table:style-name="ce1">
            <text:p>2.39647777</text:p>
          </table:table-cell>
          <table:table-cell office:value-type="float" office:value="2.1503722453083101" table:style-name="ce1">
            <text:p>2.150372245</text:p>
          </table:table-cell>
          <table:table-cell office:value-type="float" office:value="3.1766800471886798" table:style-name="ce1">
            <text:p>3.176680047</text:p>
          </table:table-cell>
          <table:table-cell table:style-name="ce1"/>
          <table:table-cell office:value-type="float" office:value="1.3381080409853501" table:style-name="ce1">
            <text:p>1.338108041</text:p>
          </table:table-cell>
          <table:table-cell office:value-type="float" office:value="1.55616341336913" table:style-name="ce1">
            <text:p>1.556163413</text:p>
          </table:table-cell>
          <table:table-cell office:value-type="float" office:value="3.0356268679906799" table:style-name="ce1">
            <text:p>3.035626868</text:p>
          </table:table-cell>
          <table:table-cell office:value-type="float" office:value="3.5714541150038399" table:style-name="ce1">
            <text:p>3.571454115</text:p>
          </table:table-cell>
          <table:table-cell table:style-name="ce1"/>
          <table:table-cell office:value-type="float" office:value="2.5491282881228798" table:style-name="ce1">
            <text:p>2.549128288</text:p>
          </table:table-cell>
          <table:table-cell office:value-type="float" office:value="0.497392264170195" table:style-name="ce1">
            <text:p>0.497392264</text:p>
          </table:table-cell>
          <table:table-cell office:value-type="float" office:value="10.602087432517299" table:style-name="ce1">
            <text:p>10.60208743</text:p>
          </table:table-cell>
          <table:table-cell office:value-type="float" office:value="0.793823152262778" table:style-name="ce1">
            <text:p>0.793823152</text:p>
          </table:table-cell>
          <table:table-cell table:style-name="ce1"/>
          <table:table-cell office:value-type="float" office:value="0.39515384586026397" table:style-name="ce1">
            <text:p>0.395153846</text:p>
          </table:table-cell>
          <table:table-cell office:value-type="float" office:value="0.341115792727189" table:style-name="ce1">
            <text:p>0.341115793</text:p>
          </table:table-cell>
          <table:table-cell office:value-type="float" office:value="0.78223803982714102" table:style-name="ce1">
            <text:p>0.78223804</text:p>
          </table:table-cell>
          <table:table-cell office:value-type="float" office:value="0.72647293545479796" table:style-name="ce1">
            <text:p>0.726472935</text:p>
          </table:table-cell>
          <table:table-cell table:number-columns-repeated="16365"/>
        </table:table-row>
        <table:table-row table:style-name="ro1">
          <table:table-cell office:value-type="float" office:value="1.60372451158119" table:style-name="ce1">
            <text:p>1.603724512</text:p>
          </table:table-cell>
          <table:table-cell office:value-type="float" office:value="2.3983684789420199" table:style-name="ce1">
            <text:p>2.398368479</text:p>
          </table:table-cell>
          <table:table-cell office:value-type="float" office:value="2.2550388378476902" table:style-name="ce1">
            <text:p>2.255038838</text:p>
          </table:table-cell>
          <table:table-cell office:value-type="float" office:value="3.0065645153426899" table:style-name="ce1">
            <text:p>3.006564515</text:p>
          </table:table-cell>
          <table:table-cell table:style-name="ce1"/>
          <table:table-cell office:value-type="float" office:value="1.3042006558858801" table:style-name="ce1">
            <text:p>1.304200656</text:p>
          </table:table-cell>
          <table:table-cell office:value-type="float" office:value="1.5827455827013599" table:style-name="ce1">
            <text:p>1.582745583</text:p>
          </table:table-cell>
          <table:table-cell office:value-type="float" office:value="2.7700100577616902" table:style-name="ce1">
            <text:p>2.770010058</text:p>
          </table:table-cell>
          <table:table-cell office:value-type="float" office:value="3.4203194317318899" table:style-name="ce1">
            <text:p>3.420319432</text:p>
          </table:table-cell>
          <table:table-cell table:style-name="ce1"/>
          <table:table-cell office:value-type="float" office:value="2.5534325316655599" table:style-name="ce1">
            <text:p>2.553432532</text:p>
          </table:table-cell>
          <table:table-cell office:value-type="float" office:value="0.51295983176008997" table:style-name="ce1">
            <text:p>0.512959832</text:p>
          </table:table-cell>
          <table:table-cell office:value-type="float" office:value="10.710655773750201" table:style-name="ce1">
            <text:p>10.71065577</text:p>
          </table:table-cell>
          <table:table-cell office:value-type="float" office:value="0.77297811326292498" table:style-name="ce1">
            <text:p>0.772978113</text:p>
          </table:table-cell>
          <table:table-cell table:style-name="ce1"/>
          <table:table-cell office:value-type="float" office:value="0.40752215702824002" table:style-name="ce1">
            <text:p>0.407522157</text:p>
          </table:table-cell>
          <table:table-cell office:value-type="float" office:value="0.37665332770290499" table:style-name="ce1">
            <text:p>0.376653328</text:p>
          </table:table-cell>
          <table:table-cell office:value-type="float" office:value="0.50638007181695599" table:style-name="ce1">
            <text:p>0.506380072</text:p>
          </table:table-cell>
          <table:table-cell office:value-type="float" office:value="0.57321373548379995" table:style-name="ce1">
            <text:p>0.573213735</text:p>
          </table:table-cell>
          <table:table-cell table:number-columns-repeated="16365"/>
        </table:table-row>
        <table:table-row table:style-name="ro1">
          <table:table-cell office:value-type="float" office:value="1.7135912946962499" table:style-name="ce1">
            <text:p>1.713591295</text:p>
          </table:table-cell>
          <table:table-cell office:value-type="float" office:value="2.5683199636478502" table:style-name="ce1">
            <text:p>2.568319964</text:p>
          </table:table-cell>
          <table:table-cell office:value-type="float" office:value="2.1628098067360599" table:style-name="ce1">
            <text:p>2.162809807</text:p>
          </table:table-cell>
          <table:table-cell office:value-type="float" office:value="3.0334605080023702" table:style-name="ce1">
            <text:p>3.033460508</text:p>
          </table:table-cell>
          <table:table-cell table:style-name="ce1"/>
          <table:table-cell office:value-type="float" office:value="1.4519232664878701" table:style-name="ce1">
            <text:p>1.451923266</text:p>
          </table:table-cell>
          <table:table-cell office:value-type="float" office:value="1.5762572955509899" table:style-name="ce1">
            <text:p>1.576257296</text:p>
          </table:table-cell>
          <table:table-cell office:value-type="float" office:value="3.13258199707106" table:style-name="ce1">
            <text:p>3.132581997</text:p>
          </table:table-cell>
          <table:table-cell office:value-type="float" office:value="3.4755763255882202" table:style-name="ce1">
            <text:p>3.475576326</text:p>
          </table:table-cell>
          <table:table-cell table:style-name="ce1"/>
          <table:table-cell office:value-type="float" office:value="2.65864013716988" table:style-name="ce1">
            <text:p>2.658640137</text:p>
          </table:table-cell>
          <table:table-cell office:value-type="float" office:value="0.63781048550290098" table:style-name="ce1">
            <text:p>0.637810486</text:p>
          </table:table-cell>
          <table:table-cell office:value-type="float" office:value="10.6149660821073" table:style-name="ce1">
            <text:p>10.61496608</text:p>
          </table:table-cell>
          <table:table-cell office:value-type="float" office:value="0.88926308001647503" table:style-name="ce1">
            <text:p>0.88926308</text:p>
          </table:table-cell>
          <table:table-cell table:style-name="ce1"/>
          <table:table-cell office:value-type="float" office:value="0.48580967734888902" table:style-name="ce1">
            <text:p>0.485809677</text:p>
          </table:table-cell>
          <table:table-cell office:value-type="float" office:value="0.36705040579769599" table:style-name="ce1">
            <text:p>0.367050406</text:p>
          </table:table-cell>
          <table:table-cell office:value-type="float" office:value="0.84119224192042896" table:style-name="ce1">
            <text:p>0.841192242</text:p>
          </table:table-cell>
          <table:table-cell office:value-type="float" office:value="0.63001344708690898" table:style-name="ce1">
            <text:p>0.630013447</text:p>
          </table:table-cell>
          <table:table-cell table:number-columns-repeated="16365"/>
        </table:table-row>
        <table:table-row table:style-name="ro1">
          <table:table-cell office:value-type="float" office:value="1.6990710388641901" table:style-name="ce1">
            <text:p>1.699071039</text:p>
          </table:table-cell>
          <table:table-cell office:value-type="float" office:value="2.5547392461845302" table:style-name="ce1">
            <text:p>2.554739246</text:p>
          </table:table-cell>
          <table:table-cell office:value-type="float" office:value="2.0203161501381901" table:style-name="ce1">
            <text:p>2.02031615</text:p>
          </table:table-cell>
          <table:table-cell office:value-type="float" office:value="3.1318686486125298" table:style-name="ce1">
            <text:p>3.131868649</text:p>
          </table:table-cell>
          <table:table-cell table:style-name="ce1"/>
          <table:table-cell office:value-type="float" office:value="1.2398898905082401" table:style-name="ce1">
            <text:p>1.239889891</text:p>
          </table:table-cell>
          <table:table-cell office:value-type="float" office:value="1.61232015684679" table:style-name="ce1">
            <text:p>1.612320157</text:p>
          </table:table-cell>
          <table:table-cell office:value-type="float" office:value="2.8248626101871102" table:style-name="ce1">
            <text:p>2.82486261</text:p>
          </table:table-cell>
          <table:table-cell office:value-type="float" office:value="3.54909730087885" table:style-name="ce1">
            <text:p>3.549097301</text:p>
          </table:table-cell>
          <table:table-cell table:style-name="ce1"/>
          <table:table-cell office:value-type="float" office:value="2.6416526255389399" table:style-name="ce1">
            <text:p>2.641652626</text:p>
          </table:table-cell>
          <table:table-cell office:value-type="float" office:value="0.67986669169501202" table:style-name="ce1">
            <text:p>0.679866692</text:p>
          </table:table-cell>
          <table:table-cell office:value-type="float" office:value="10.4597747669504" table:style-name="ce1">
            <text:p>10.45977477</text:p>
          </table:table-cell>
          <table:table-cell office:value-type="float" office:value="0.97064712877239401" table:style-name="ce1">
            <text:p>0.970647129</text:p>
          </table:table-cell>
          <table:table-cell table:style-name="ce1"/>
          <table:table-cell office:value-type="float" office:value="0.44449815301011197" table:style-name="ce1">
            <text:p>0.444498153</text:p>
          </table:table-cell>
          <table:table-cell office:value-type="float" office:value="0.39626010605707901" table:style-name="ce1">
            <text:p>0.396260106</text:p>
          </table:table-cell>
          <table:table-cell office:value-type="float" office:value="0.58027850989977203" table:style-name="ce1">
            <text:p>0.58027851</text:p>
          </table:table-cell>
          <table:table-cell office:value-type="float" office:value="0.70482005656439095" table:style-name="ce1">
            <text:p>0.704820057</text:p>
          </table:table-cell>
          <table:table-cell table:number-columns-repeated="16365"/>
        </table:table-row>
        <table:table-row table:style-name="ro1">
          <table:table-cell office:value-type="float" office:value="1.7264033849871501" table:style-name="ce1">
            <text:p>1.726403385</text:p>
          </table:table-cell>
          <table:table-cell office:value-type="float" office:value="2.53040972745818" table:style-name="ce1">
            <text:p>2.530409727</text:p>
          </table:table-cell>
          <table:table-cell office:value-type="float" office:value="2.1152227911216199" table:style-name="ce1">
            <text:p>2.115222791</text:p>
          </table:table-cell>
          <table:table-cell office:value-type="float" office:value="3.0844659134466199" table:style-name="ce1">
            <text:p>3.084465913</text:p>
          </table:table-cell>
          <table:table-cell table:style-name="ce1"/>
          <table:table-cell office:value-type="float" office:value="1.2798711068728601" table:style-name="ce1">
            <text:p>1.279871107</text:p>
          </table:table-cell>
          <table:table-cell office:value-type="float" office:value="1.6043436703436" table:style-name="ce1">
            <text:p>1.60434367</text:p>
          </table:table-cell>
          <table:table-cell office:value-type="float" office:value="2.8331706291541101" table:style-name="ce1">
            <text:p>2.833170629</text:p>
          </table:table-cell>
          <table:table-cell office:value-type="float" office:value="3.5741421777784801" table:style-name="ce1">
            <text:p>3.574142178</text:p>
          </table:table-cell>
          <table:table-cell table:style-name="ce1"/>
          <table:table-cell office:value-type="float" office:value="2.6806081926619498" table:style-name="ce1">
            <text:p>2.680608193</text:p>
          </table:table-cell>
          <table:table-cell office:value-type="float" office:value="0.76740735599558896" table:style-name="ce1">
            <text:p>0.767407356</text:p>
          </table:table-cell>
          <table:table-cell office:value-type="float" office:value="10.552878699142299" table:style-name="ce1">
            <text:p>10.5528787</text:p>
          </table:table-cell>
          <table:table-cell office:value-type="float" office:value="0.97714037391802999" table:style-name="ce1">
            <text:p>0.977140374</text:p>
          </table:table-cell>
          <table:table-cell table:style-name="ce1"/>
          <table:table-cell office:value-type="float" office:value="0.45143679396810299" table:style-name="ce1">
            <text:p>0.451436794</text:p>
          </table:table-cell>
          <table:table-cell office:value-type="float" office:value="0.40392390717926102" table:style-name="ce1">
            <text:p>0.403923907</text:p>
          </table:table-cell>
          <table:table-cell office:value-type="float" office:value="0.59267065565720001" table:style-name="ce1">
            <text:p>0.592670656</text:p>
          </table:table-cell>
          <table:table-cell office:value-type="float" office:value="0.73065984332030198" table:style-name="ce1">
            <text:p>0.730659843</text:p>
          </table:table-cell>
          <table:table-cell table:number-columns-repeated="16365"/>
        </table:table-row>
        <table:table-row table:style-name="ro1">
          <table:table-cell office:value-type="float" office:value="1.6583461393575301" table:style-name="ce1">
            <text:p>1.658346139</text:p>
          </table:table-cell>
          <table:table-cell office:value-type="float" office:value="2.48636149280382" table:style-name="ce1">
            <text:p>2.486361493</text:p>
          </table:table-cell>
          <table:table-cell office:value-type="float" office:value="1.8516221118874101" table:style-name="ce1">
            <text:p>1.851622112</text:p>
          </table:table-cell>
          <table:table-cell office:value-type="float" office:value="3.3260828109865099" table:style-name="ce1">
            <text:p>3.326082811</text:p>
          </table:table-cell>
          <table:table-cell table:style-name="ce1"/>
          <table:table-cell office:value-type="float" office:value="1.56219233594595" table:style-name="ce1">
            <text:p>1.562192336</text:p>
          </table:table-cell>
          <table:table-cell office:value-type="float" office:value="1.5934894384082301" table:style-name="ce1">
            <text:p>1.593489438</text:p>
          </table:table-cell>
          <table:table-cell office:value-type="float" office:value="3.5477768710879598" table:style-name="ce1">
            <text:p>3.547776871</text:p>
          </table:table-cell>
          <table:table-cell office:value-type="float" office:value="3.8229126688733799" table:style-name="ce1">
            <text:p>3.822912669</text:p>
          </table:table-cell>
          <table:table-cell table:style-name="ce1"/>
          <table:table-cell office:value-type="float" office:value="2.6205058469817502" table:style-name="ce1">
            <text:p>2.620505847</text:p>
          </table:table-cell>
          <table:table-cell office:value-type="float" office:value="0.71650835350655295" table:style-name="ce1">
            <text:p>0.716508354</text:p>
          </table:table-cell>
          <table:table-cell office:value-type="float" office:value="10.2872278937182" table:style-name="ce1">
            <text:p>10.28722789</text:p>
          </table:table-cell>
          <table:table-cell office:value-type="float" office:value="0.98120606025002999" table:style-name="ce1">
            <text:p>0.98120606</text:p>
          </table:table-cell>
          <table:table-cell table:style-name="ce1"/>
          <table:table-cell office:value-type="float" office:value="0.51005549020275098" table:style-name="ce1">
            <text:p>0.51005549</text:p>
          </table:table-cell>
          <table:table-cell office:value-type="float" office:value="0.40975991895521802" table:style-name="ce1">
            <text:p>0.409759919</text:p>
          </table:table-cell>
          <table:table-cell office:value-type="float" office:value="1.3091436805288801" table:style-name="ce1">
            <text:p>1.309143681</text:p>
          </table:table-cell>
          <table:table-cell office:value-type="float" office:value="0.98157161871245602" table:style-name="ce1">
            <text:p>0.981571619</text:p>
          </table:table-cell>
          <table:table-cell table:number-columns-repeated="16365"/>
        </table:table-row>
        <table:table-row table:style-name="ro1">
          <table:table-cell office:value-type="float" office:value="1.98174597301139" table:style-name="ce1">
            <text:p>1.981745973</text:p>
          </table:table-cell>
          <table:table-cell office:value-type="float" office:value="2.3237386356685898" table:style-name="ce1">
            <text:p>2.323738636</text:p>
          </table:table-cell>
          <table:table-cell office:value-type="float" office:value="4.1336816844476996" table:style-name="ce1">
            <text:p>4.133681684</text:p>
          </table:table-cell>
          <table:table-cell office:value-type="float" office:value="2.6686662336962401" table:style-name="ce1">
            <text:p>2.668666234</text:p>
          </table:table-cell>
          <table:table-cell table:style-name="ce1"/>
          <table:table-cell office:value-type="float" office:value="1.3209585718791601" table:style-name="ce1">
            <text:p>1.320958572</text:p>
          </table:table-cell>
          <table:table-cell office:value-type="float" office:value="1.6884318659644699" table:style-name="ce1">
            <text:p>1.688431866</text:p>
          </table:table-cell>
          <table:table-cell office:value-type="float" office:value="2.7826174305126101" table:style-name="ce1">
            <text:p>2.782617431</text:p>
          </table:table-cell>
          <table:table-cell office:value-type="float" office:value="3.1130547537395601" table:style-name="ce1">
            <text:p>3.113054754</text:p>
          </table:table-cell>
          <table:table-cell table:style-name="ce1"/>
          <table:table-cell office:value-type="float" office:value="2.9666371867382799" table:style-name="ce1">
            <text:p>2.966637187</text:p>
          </table:table-cell>
          <table:table-cell office:value-type="float" office:value="0.496377945772845" table:style-name="ce1">
            <text:p>0.496377946</text:p>
          </table:table-cell>
          <table:table-cell office:value-type="float" office:value="12.5969743664833" table:style-name="ce1">
            <text:p>12.59697437</text:p>
          </table:table-cell>
          <table:table-cell office:value-type="float" office:value="0.66856893451220001" table:style-name="ce1">
            <text:p>0.668568935</text:p>
          </table:table-cell>
          <table:table-cell table:style-name="ce1"/>
          <table:table-cell office:value-type="float" office:value="0.51013123984865005" table:style-name="ce1">
            <text:p>0.51013124</text:p>
          </table:table-cell>
          <table:table-cell office:value-type="float" office:value="0.47830511743299098" table:style-name="ce1">
            <text:p>0.478305117</text:p>
          </table:table-cell>
          <table:table-cell office:value-type="float" office:value="0.40878223778731498" table:style-name="ce1">
            <text:p>0.408782238</text:p>
          </table:table-cell>
          <table:table-cell office:value-type="float" office:value="0.27428559541498798" table:style-name="ce1">
            <text:p>0.274285595</text:p>
          </table:table-cell>
          <table:table-cell table:number-columns-repeated="16365"/>
        </table:table-row>
        <table:table-row table:style-name="ro1">
          <table:table-cell office:value-type="float" office:value="1.96155377320429" table:style-name="ce1">
            <text:p>1.961553773</text:p>
          </table:table-cell>
          <table:table-cell office:value-type="float" office:value="2.4047158198492902" table:style-name="ce1">
            <text:p>2.40471582</text:p>
          </table:table-cell>
          <table:table-cell office:value-type="float" office:value="3.9129651467513198" table:style-name="ce1">
            <text:p>3.912965147</text:p>
          </table:table-cell>
          <table:table-cell office:value-type="float" office:value="3.03341541183865" table:style-name="ce1">
            <text:p>3.033415412</text:p>
          </table:table-cell>
          <table:table-cell table:style-name="ce1"/>
          <table:table-cell office:value-type="float" office:value="1.2981662312534801" table:style-name="ce1">
            <text:p>1.298166231</text:p>
          </table:table-cell>
          <table:table-cell office:value-type="float" office:value="1.66051662516286" table:style-name="ce1">
            <text:p>1.660516625</text:p>
          </table:table-cell>
          <table:table-cell office:value-type="float" office:value="2.8902282940893902" table:style-name="ce1">
            <text:p>2.890228294</text:p>
          </table:table-cell>
          <table:table-cell office:value-type="float" office:value="3.4512771434684" table:style-name="ce1">
            <text:p>3.451277143</text:p>
          </table:table-cell>
          <table:table-cell table:style-name="ce1"/>
          <table:table-cell office:value-type="float" office:value="2.9522089555146001" table:style-name="ce1">
            <text:p>2.952208956</text:p>
          </table:table-cell>
          <table:table-cell office:value-type="float" office:value="0.47574354641243899" table:style-name="ce1">
            <text:p>0.475743546</text:p>
          </table:table-cell>
          <table:table-cell office:value-type="float" office:value="12.376296243238" table:style-name="ce1">
            <text:p>12.37629624</text:p>
          </table:table-cell>
          <table:table-cell office:value-type="float" office:value="0.64920536255611105" table:style-name="ce1">
            <text:p>0.649205363</text:p>
          </table:table-cell>
          <table:table-cell table:style-name="ce1"/>
          <table:table-cell office:value-type="float" office:value="0.51034790390717799" table:style-name="ce1">
            <text:p>0.510347904</text:p>
          </table:table-cell>
          <table:table-cell office:value-type="float" office:value="0.46192588375974197" table:style-name="ce1">
            <text:p>0.461925884</text:p>
          </table:table-cell>
          <table:table-cell office:value-type="float" office:value="0.56439962917989395" table:style-name="ce1">
            <text:p>0.564399629</text:p>
          </table:table-cell>
          <table:table-cell office:value-type="float" office:value="0.61462211848456705" table:style-name="ce1">
            <text:p>0.614622118</text:p>
          </table:table-cell>
          <table:table-cell table:number-columns-repeated="16365"/>
        </table:table-row>
        <table:table-row table:style-name="ro1">
          <table:table-cell office:value-type="float" office:value="1.8181540000643699" table:style-name="ce1">
            <text:p>1.818154</text:p>
          </table:table-cell>
          <table:table-cell office:value-type="float" office:value="2.5266725866807702" table:style-name="ce1">
            <text:p>2.526672587</text:p>
          </table:table-cell>
          <table:table-cell office:value-type="float" office:value="3.7547017984892102" table:style-name="ce1">
            <text:p>3.754701798</text:p>
          </table:table-cell>
          <table:table-cell office:value-type="float" office:value="2.9928716470913299" table:style-name="ce1">
            <text:p>2.992871647</text:p>
          </table:table-cell>
          <table:table-cell table:style-name="ce1"/>
          <table:table-cell office:value-type="float" office:value="1.4823876119599" table:style-name="ce1">
            <text:p>1.482387612</text:p>
          </table:table-cell>
          <table:table-cell office:value-type="float" office:value="1.61112480309059" table:style-name="ce1">
            <text:p>1.611124803</text:p>
          </table:table-cell>
          <table:table-cell office:value-type="float" office:value="3.0158786510822599" table:style-name="ce1">
            <text:p>3.015878651</text:p>
          </table:table-cell>
          <table:table-cell office:value-type="float" office:value="3.54151100209981" table:style-name="ce1">
            <text:p>3.541511002</text:p>
          </table:table-cell>
          <table:table-cell table:style-name="ce1"/>
          <table:table-cell office:value-type="float" office:value="2.81054977714895" table:style-name="ce1">
            <text:p>2.810549777</text:p>
          </table:table-cell>
          <table:table-cell office:value-type="float" office:value="0.63549796656005697" table:style-name="ce1">
            <text:p>0.635497967</text:p>
          </table:table-cell>
          <table:table-cell office:value-type="float" office:value="12.2077879298811" table:style-name="ce1">
            <text:p>12.20778793</text:p>
          </table:table-cell>
          <table:table-cell office:value-type="float" office:value="0.68441056392973698" table:style-name="ce1">
            <text:p>0.684410564</text:p>
          </table:table-cell>
          <table:table-cell table:style-name="ce1"/>
          <table:table-cell office:value-type="float" office:value="0.47930057615682398" table:style-name="ce1">
            <text:p>0.479300576</text:p>
          </table:table-cell>
          <table:table-cell office:value-type="float" office:value="0.43815971585560998" table:style-name="ce1">
            <text:p>0.438159716</text:p>
          </table:table-cell>
          <table:table-cell office:value-type="float" office:value="0.780767840493788" table:style-name="ce1">
            <text:p>0.78076784</text:p>
          </table:table-cell>
          <table:table-cell office:value-type="float" office:value="0.70628307371417998" table:style-name="ce1">
            <text:p>0.706283074</text:p>
          </table:table-cell>
          <table:table-cell table:number-columns-repeated="16365"/>
        </table:table-row>
        <table:table-row table:style-name="ro1">
          <table:table-cell office:value-type="float" office:value="1.79171802432852" table:style-name="ce1">
            <text:p>1.791718024</text:p>
          </table:table-cell>
          <table:table-cell office:value-type="float" office:value="2.50955869825671" table:style-name="ce1">
            <text:p>2.509558698</text:p>
          </table:table-cell>
          <table:table-cell office:value-type="float" office:value="1.5173139740282999" table:style-name="ce1">
            <text:p>1.517313974</text:p>
          </table:table-cell>
          <table:table-cell office:value-type="float" office:value="2.7605910993731699" table:style-name="ce1">
            <text:p>2.760591099</text:p>
          </table:table-cell>
          <table:table-cell table:style-name="ce1"/>
          <table:table-cell office:value-type="float" office:value="1.3923390744569499" table:style-name="ce1">
            <text:p>1.392339074</text:p>
          </table:table-cell>
          <table:table-cell office:value-type="float" office:value="1.6371914477334999" table:style-name="ce1">
            <text:p>1.637191448</text:p>
          </table:table-cell>
          <table:table-cell office:value-type="float" office:value="2.9430634168762402" table:style-name="ce1">
            <text:p>2.943063417</text:p>
          </table:table-cell>
          <table:table-cell office:value-type="float" office:value="3.4186011083873802" table:style-name="ce1">
            <text:p>3.418601108</text:p>
          </table:table-cell>
          <table:table-cell table:style-name="ce1"/>
          <table:table-cell office:value-type="float" office:value="2.7412727818559901" table:style-name="ce1">
            <text:p>2.741272782</text:p>
          </table:table-cell>
          <table:table-cell office:value-type="float" office:value="0.56409184009493696" table:style-name="ce1">
            <text:p>0.56409184</text:p>
          </table:table-cell>
          <table:table-cell office:value-type="float" office:value="9.9069499058721906" table:style-name="ce1">
            <text:p>9.906949906</text:p>
          </table:table-cell>
          <table:table-cell office:value-type="float" office:value="0.56852722944404999" table:style-name="ce1">
            <text:p>0.568527229</text:p>
          </table:table-cell>
          <table:table-cell table:style-name="ce1"/>
          <table:table-cell office:value-type="float" office:value="0.4781838028857" table:style-name="ce1">
            <text:p>0.478183803</text:p>
          </table:table-cell>
          <table:table-cell office:value-type="float" office:value="0.44075960185034901" table:style-name="ce1">
            <text:p>0.440759602</text:p>
          </table:table-cell>
          <table:table-cell office:value-type="float" office:value="0.57361843219453501" table:style-name="ce1">
            <text:p>0.573618432</text:p>
          </table:table-cell>
          <table:table-cell office:value-type="float" office:value="0.58600693658536995" table:style-name="ce1">
            <text:p>0.586006937</text:p>
          </table:table-cell>
          <table:table-cell table:number-columns-repeated="16365"/>
        </table:table-row>
        <table:table-row table:style-name="ro1">
          <table:table-cell office:value-type="float" office:value="1.82382007123544" table:style-name="ce1">
            <text:p>1.823820071</text:p>
          </table:table-cell>
          <table:table-cell office:value-type="float" office:value="2.3049735303391201" table:style-name="ce1">
            <text:p>2.30497353</text:p>
          </table:table-cell>
          <table:table-cell office:value-type="float" office:value="1.4489467744689499" table:style-name="ce1">
            <text:p>1.448946774</text:p>
          </table:table-cell>
          <table:table-cell office:value-type="float" office:value="3.0397088258619198" table:style-name="ce1">
            <text:p>3.039708826</text:p>
          </table:table-cell>
          <table:table-cell table:style-name="ce1"/>
          <table:table-cell office:value-type="float" office:value="1.39562275538809" table:style-name="ce1">
            <text:p>1.395622755</text:p>
          </table:table-cell>
          <table:table-cell office:value-type="float" office:value="1.7388936389110099" table:style-name="ce1">
            <text:p>1.738893639</text:p>
          </table:table-cell>
          <table:table-cell office:value-type="float" office:value="3.0962871573995998" table:style-name="ce1">
            <text:p>3.096287157</text:p>
          </table:table-cell>
          <table:table-cell office:value-type="float" office:value="3.59184375537339" table:style-name="ce1">
            <text:p>3.591843755</text:p>
          </table:table-cell>
          <table:table-cell table:style-name="ce1"/>
          <table:table-cell office:value-type="float" office:value="2.7867232723186599" table:style-name="ce1">
            <text:p>2.786723272</text:p>
          </table:table-cell>
          <table:table-cell office:value-type="float" office:value="0.36172021798288101" table:style-name="ce1">
            <text:p>0.361720218</text:p>
          </table:table-cell>
          <table:table-cell office:value-type="float" office:value="9.8449166141757605" table:style-name="ce1">
            <text:p>9.844916614</text:p>
          </table:table-cell>
          <table:table-cell office:value-type="float" office:value="0.267072141346403" table:style-name="ce1">
            <text:p>0.267072141</text:p>
          </table:table-cell>
          <table:table-cell table:style-name="ce1"/>
          <table:table-cell office:value-type="float" office:value="0.51499443456667604" table:style-name="ce1">
            <text:p>0.514994435</text:p>
          </table:table-cell>
          <table:table-cell office:value-type="float" office:value="0.53324442261044902" table:style-name="ce1">
            <text:p>0.533244423</text:p>
          </table:table-cell>
          <table:table-cell office:value-type="float" office:value="0.86688625664115904" table:style-name="ce1">
            <text:p>0.866886257</text:p>
          </table:table-cell>
          <table:table-cell office:value-type="float" office:value="0.76026706056206494" table:style-name="ce1">
            <text:p>0.760267061</text:p>
          </table:table-cell>
          <table:table-cell table:number-columns-repeated="16365"/>
        </table:table-row>
        <table:table-row table:style-name="ro1">
          <table:table-cell office:value-type="float" office:value="1.76301323747087" table:style-name="ce1">
            <text:p>1.763013237</text:p>
          </table:table-cell>
          <table:table-cell office:value-type="float" office:value="2.3656892398108198" table:style-name="ce1">
            <text:p>2.36568924</text:p>
          </table:table-cell>
          <table:table-cell office:value-type="float" office:value="1.6822249013617501" table:style-name="ce1">
            <text:p>1.682224901</text:p>
          </table:table-cell>
          <table:table-cell office:value-type="float" office:value="2.8594522836374798" table:style-name="ce1">
            <text:p>2.859452284</text:p>
          </table:table-cell>
          <table:table-cell table:style-name="ce1"/>
          <table:table-cell office:value-type="float" office:value="1.392067618045" table:style-name="ce1">
            <text:p>1.392067618</text:p>
          </table:table-cell>
          <table:table-cell office:value-type="float" office:value="1.7365276861891701" table:style-name="ce1">
            <text:p>1.736527686</text:p>
          </table:table-cell>
          <table:table-cell office:value-type="float" office:value="3.0034555702566399" table:style-name="ce1">
            <text:p>3.00345557</text:p>
          </table:table-cell>
          <table:table-cell office:value-type="float" office:value="3.5244611990790702" table:style-name="ce1">
            <text:p>3.524461199</text:p>
          </table:table-cell>
          <table:table-cell table:style-name="ce1"/>
          <table:table-cell office:value-type="float" office:value="2.7206475597822899" table:style-name="ce1">
            <text:p>2.72064756</text:p>
          </table:table-cell>
          <table:table-cell office:value-type="float" office:value="0.35437453583248602" table:style-name="ce1">
            <text:p>0.354374536</text:p>
          </table:table-cell>
          <table:table-cell office:value-type="float" office:value="10.104782981695401" table:style-name="ce1">
            <text:p>10.10478298</text:p>
          </table:table-cell>
          <table:table-cell office:value-type="float" office:value="0.27842360025875901" table:style-name="ce1">
            <text:p>0.2784236</text:p>
          </table:table-cell>
          <table:table-cell table:style-name="ce1"/>
          <table:table-cell office:value-type="float" office:value="0.513548697317325" table:style-name="ce1">
            <text:p>0.513548697</text:p>
          </table:table-cell>
          <table:table-cell office:value-type="float" office:value="0.52971421834983901" table:style-name="ce1">
            <text:p>0.529714218</text:p>
          </table:table-cell>
          <table:table-cell office:value-type="float" office:value="0.77434185615898299" table:style-name="ce1">
            <text:p>0.774341856</text:p>
          </table:table-cell>
          <table:table-cell office:value-type="float" office:value="0.69395382336911404" table:style-name="ce1">
            <text:p>0.693953823</text:p>
          </table:table-cell>
          <table:table-cell table:number-columns-repeated="16365"/>
        </table:table-row>
        <table:table-row table:style-name="ro1">
          <table:table-cell office:value-type="float" office:value="1.8153511023194799" table:style-name="ce1">
            <text:p>1.815351102</text:p>
          </table:table-cell>
          <table:table-cell office:value-type="float" office:value="2.4683999700825301" table:style-name="ce1">
            <text:p>2.46839997</text:p>
          </table:table-cell>
          <table:table-cell office:value-type="float" office:value="1.3605043437423501" table:style-name="ce1">
            <text:p>1.360504344</text:p>
          </table:table-cell>
          <table:table-cell office:value-type="float" office:value="3.1558861701565402" table:style-name="ce1">
            <text:p>3.15588617</text:p>
          </table:table-cell>
          <table:table-cell table:style-name="ce1"/>
          <table:table-cell office:value-type="float" office:value="1.3839243644929899" table:style-name="ce1">
            <text:p>1.383924364</text:p>
          </table:table-cell>
          <table:table-cell office:value-type="float" office:value="1.7579280397984101" table:style-name="ce1">
            <text:p>1.75792804</text:p>
          </table:table-cell>
          <table:table-cell office:value-type="float" office:value="3.20165327471293" table:style-name="ce1">
            <text:p>3.201653275</text:p>
          </table:table-cell>
          <table:table-cell office:value-type="float" office:value="3.73729149583672" table:style-name="ce1">
            <text:p>3.737291496</text:p>
          </table:table-cell>
          <table:table-cell table:style-name="ce1"/>
          <table:table-cell office:value-type="float" office:value="2.7593092705308901" table:style-name="ce1">
            <text:p>2.759309271</text:p>
          </table:table-cell>
          <table:table-cell office:value-type="float" office:value="0.38276239564886699" table:style-name="ce1">
            <text:p>0.382762396</text:p>
          </table:table-cell>
          <table:table-cell office:value-type="float" office:value="9.7130952822082897" table:style-name="ce1">
            <text:p>9.713095282</text:p>
          </table:table-cell>
          <table:table-cell office:value-type="float" office:value="0.42448276684754699" table:style-name="ce1">
            <text:p>0.424482767</text:p>
          </table:table-cell>
          <table:table-cell table:style-name="ce1"/>
          <table:table-cell office:value-type="float" office:value="0.52938411774110095" table:style-name="ce1">
            <text:p>0.529384118</text:p>
          </table:table-cell>
          <table:table-cell office:value-type="float" office:value="0.54874826909991303" table:style-name="ce1">
            <text:p>0.548748269</text:p>
          </table:table-cell>
          <table:table-cell office:value-type="float" office:value="0.973016053690545" table:style-name="ce1">
            <text:p>0.973016054</text:p>
          </table:table-cell>
          <table:table-cell office:value-type="float" office:value="0.90806231359487399" table:style-name="ce1">
            <text:p>0.908062314</text:p>
          </table:table-cell>
          <table:table-cell table:number-columns-repeated="16365"/>
        </table:table-row>
        <table:table-row table:style-name="ro1">
          <table:table-cell office:value-type="float" office:value="1.7645187368829101" table:style-name="ce1">
            <text:p>1.764518737</text:p>
          </table:table-cell>
          <table:table-cell office:value-type="float" office:value="2.6486203176945402" table:style-name="ce1">
            <text:p>2.648620318</text:p>
          </table:table-cell>
          <table:table-cell office:value-type="float" office:value="1.55130826019798" table:style-name="ce1">
            <text:p>1.55130826</text:p>
          </table:table-cell>
          <table:table-cell office:value-type="float" office:value="3.1881929100307902" table:style-name="ce1">
            <text:p>3.18819291</text:p>
          </table:table-cell>
          <table:table-cell table:style-name="ce1"/>
          <table:table-cell office:value-type="float" office:value="1.28078778368158" table:style-name="ce1">
            <text:p>1.280787784</text:p>
          </table:table-cell>
          <table:table-cell office:value-type="float" office:value="1.6953737947924701" table:style-name="ce1">
            <text:p>1.695373795</text:p>
          </table:table-cell>
          <table:table-cell office:value-type="float" office:value="3.0561141438578101" table:style-name="ce1">
            <text:p>3.056114144</text:p>
          </table:table-cell>
          <table:table-cell office:value-type="float" office:value="3.8565474872134802" table:style-name="ce1">
            <text:p>3.856547487</text:p>
          </table:table-cell>
          <table:table-cell table:style-name="ce1"/>
          <table:table-cell office:value-type="float" office:value="2.7178795504022202" table:style-name="ce1">
            <text:p>2.71787955</text:p>
          </table:table-cell>
          <table:table-cell office:value-type="float" office:value="0.45778286837224103" table:style-name="ce1">
            <text:p>0.457782868</text:p>
          </table:table-cell>
          <table:table-cell office:value-type="float" office:value="9.7624739938532006" table:style-name="ce1">
            <text:p>9.762473994</text:p>
          </table:table-cell>
          <table:table-cell office:value-type="float" office:value="0.58736884945023204" table:style-name="ce1">
            <text:p>0.587368849</text:p>
          </table:table-cell>
          <table:table-cell table:style-name="ce1"/>
          <table:table-cell office:value-type="float" office:value="0.55744594314983897" table:style-name="ce1">
            <text:p>0.557445943</text:p>
          </table:table-cell>
          <table:table-cell office:value-type="float" office:value="0.497256614443153" table:style-name="ce1">
            <text:p>0.497256614</text:p>
          </table:table-cell>
          <table:table-cell office:value-type="float" office:value="0.82755251161960797" table:style-name="ce1">
            <text:p>0.827552512</text:p>
          </table:table-cell>
          <table:table-cell office:value-type="float" office:value="1.02788365699178" table:style-name="ce1">
            <text:p>1.027883657</text:p>
          </table:table-cell>
          <table:table-cell table:number-columns-repeated="16365"/>
        </table:table-row>
        <table:table-row table:style-name="ro1">
          <table:table-cell office:value-type="float" office:value="1.6902479810228299" table:style-name="ce1">
            <text:p>1.690247981</text:p>
          </table:table-cell>
          <table:table-cell office:value-type="float" office:value="2.6751917602896702" table:style-name="ce1">
            <text:p>2.67519176</text:p>
          </table:table-cell>
          <table:table-cell office:value-type="float" office:value="1.70057813713166" table:style-name="ce1">
            <text:p>1.700578137</text:p>
          </table:table-cell>
          <table:table-cell office:value-type="float" office:value="3.0422276476706198" table:style-name="ce1">
            <text:p>3.042227648</text:p>
          </table:table-cell>
          <table:table-cell table:style-name="ce1"/>
          <table:table-cell office:value-type="float" office:value="1.2976436727823599" table:style-name="ce1">
            <text:p>1.297643673</text:p>
          </table:table-cell>
          <table:table-cell office:value-type="float" office:value="1.7733021550956301" table:style-name="ce1">
            <text:p>1.773302155</text:p>
          </table:table-cell>
          <table:table-cell office:value-type="float" office:value="3.2475428285588501" table:style-name="ce1">
            <text:p>3.247542829</text:p>
          </table:table-cell>
          <table:table-cell office:value-type="float" office:value="3.9659076937226101" table:style-name="ce1">
            <text:p>3.965907694</text:p>
          </table:table-cell>
          <table:table-cell table:style-name="ce1"/>
          <table:table-cell office:value-type="float" office:value="2.6480377621400302" table:style-name="ce1">
            <text:p>2.648037762</text:p>
          </table:table-cell>
          <table:table-cell office:value-type="float" office:value="0.45405474112557997" table:style-name="ce1">
            <text:p>0.454054741</text:p>
          </table:table-cell>
          <table:table-cell office:value-type="float" office:value="9.8812045266113202" table:style-name="ce1">
            <text:p>9.881204527</text:p>
          </table:table-cell>
          <table:table-cell office:value-type="float" office:value="0.53682472234823797" table:style-name="ce1">
            <text:p>0.536824722</text:p>
          </table:table-cell>
          <table:table-cell table:style-name="ce1"/>
          <table:table-cell office:value-type="float" office:value="0.54340017942477103" table:style-name="ce1">
            <text:p>0.543400179</text:p>
          </table:table-cell>
          <table:table-cell office:value-type="float" office:value="0.49376073251734398" table:style-name="ce1">
            <text:p>0.493760733</text:p>
          </table:table-cell>
          <table:table-cell office:value-type="float" office:value="0.84781111100797302" table:style-name="ce1">
            <text:p>0.847811111</text:p>
          </table:table-cell>
          <table:table-cell office:value-type="float" office:value="0.96456846972766197" table:style-name="ce1">
            <text:p>0.96456847</text:p>
          </table:table-cell>
          <table:table-cell table:number-columns-repeated="16365"/>
        </table:table-row>
        <table:table-row table:style-name="ro1">
          <table:table-cell office:value-type="float" office:value="1.8146055515533901" table:style-name="ce1">
            <text:p>1.814605552</text:p>
          </table:table-cell>
          <table:table-cell office:value-type="float" office:value="2.5710560033069001" table:style-name="ce1">
            <text:p>2.571056003</text:p>
          </table:table-cell>
          <table:table-cell office:value-type="float" office:value="1.6129374199000801" table:style-name="ce1">
            <text:p>1.61293742</text:p>
          </table:table-cell>
          <table:table-cell office:value-type="float" office:value="3.18838212179817" table:style-name="ce1">
            <text:p>3.188382122</text:p>
          </table:table-cell>
          <table:table-cell table:style-name="ce1"/>
          <table:table-cell office:value-type="float" office:value="1.3385496660303" table:style-name="ce1">
            <text:p>1.338549666</text:p>
          </table:table-cell>
          <table:table-cell office:value-type="float" office:value="1.80811441528631" table:style-name="ce1">
            <text:p>1.808114415</text:p>
          </table:table-cell>
          <table:table-cell office:value-type="float" office:value="3.2725910967095602" table:style-name="ce1">
            <text:p>3.272591097</text:p>
          </table:table-cell>
          <table:table-cell office:value-type="float" office:value="3.9571679083497902" table:style-name="ce1">
            <text:p>3.957167908</text:p>
          </table:table-cell>
          <table:table-cell table:style-name="ce1"/>
          <table:table-cell office:value-type="float" office:value="2.75213365056868" table:style-name="ce1">
            <text:p>2.752133651</text:p>
          </table:table-cell>
          <table:table-cell office:value-type="float" office:value="0.50164949113303703" table:style-name="ce1">
            <text:p>0.501649491</text:p>
          </table:table-cell>
          <table:table-cell office:value-type="float" office:value="8.7029547792069604" table:style-name="ce1">
            <text:p>8.702954779</text:p>
          </table:table-cell>
          <table:table-cell office:value-type="float" office:value="0.46248661539158298" table:style-name="ce1">
            <text:p>0.462486615</text:p>
          </table:table-cell>
          <table:table-cell table:style-name="ce1"/>
          <table:table-cell office:value-type="float" office:value="0.58343824281266499" table:style-name="ce1">
            <text:p>0.583438243</text:p>
          </table:table-cell>
          <table:table-cell office:value-type="float" office:value="0.59682394276558604" table:style-name="ce1">
            <text:p>0.596823943</text:p>
          </table:table-cell>
          <table:table-cell office:value-type="float" office:value="1.04766030923062" table:style-name="ce1">
            <text:p>1.047660309</text:p>
          </table:table-cell>
          <table:table-cell office:value-type="float" office:value="1.12904547186085" table:style-name="ce1">
            <text:p>1.129045472</text:p>
          </table:table-cell>
          <table:table-cell table:number-columns-repeated="16365"/>
        </table:table-row>
        <table:table-row table:style-name="ro1">
          <table:table-cell office:value-type="float" office:value="1.85566263799006" table:style-name="ce1">
            <text:p>1.855662638</text:p>
          </table:table-cell>
          <table:table-cell office:value-type="float" office:value="2.7865691978304898" table:style-name="ce1">
            <text:p>2.786569198</text:p>
          </table:table-cell>
          <table:table-cell office:value-type="float" office:value="1.67065718233615" table:style-name="ce1">
            <text:p>1.670657182</text:p>
          </table:table-cell>
          <table:table-cell office:value-type="float" office:value="3.1593067297582502" table:style-name="ce1">
            <text:p>3.15930673</text:p>
          </table:table-cell>
          <table:table-cell table:style-name="ce1"/>
          <table:table-cell office:value-type="float" office:value="1.28687457009494" table:style-name="ce1">
            <text:p>1.28687457</text:p>
          </table:table-cell>
          <table:table-cell office:value-type="float" office:value="1.70590134269732" table:style-name="ce1">
            <text:p>1.705901343</text:p>
          </table:table-cell>
          <table:table-cell office:value-type="float" office:value="3.2775275518995399" table:style-name="ce1">
            <text:p>3.277527552</text:p>
          </table:table-cell>
          <table:table-cell office:value-type="float" office:value="4.0582598471506603" table:style-name="ce1">
            <text:p>4.058259847</text:p>
          </table:table-cell>
          <table:table-cell table:style-name="ce1"/>
          <table:table-cell office:value-type="float" office:value="2.79747952129981" table:style-name="ce1">
            <text:p>2.797479521</text:p>
          </table:table-cell>
          <table:table-cell office:value-type="float" office:value="0.64772113060653902" table:style-name="ce1">
            <text:p>0.647721131</text:p>
          </table:table-cell>
          <table:table-cell office:value-type="float" office:value="8.4228704039195001" table:style-name="ce1">
            <text:p>8.422870404</text:p>
          </table:table-cell>
          <table:table-cell office:value-type="float" office:value="0.56589003937568305" table:style-name="ce1">
            <text:p>0.565890039</text:p>
          </table:table-cell>
          <table:table-cell table:style-name="ce1"/>
          <table:table-cell office:value-type="float" office:value="0.60270733380479602" table:style-name="ce1">
            <text:p>0.602707334</text:p>
          </table:table-cell>
          <table:table-cell office:value-type="float" office:value="0.52667677083296904" table:style-name="ce1">
            <text:p>0.526676771</text:p>
          </table:table-cell>
          <table:table-cell office:value-type="float" office:value="1.0539976326955001" table:style-name="ce1">
            <text:p>1.053997633</text:p>
          </table:table-cell>
          <table:table-cell office:value-type="float" office:value="1.2289573469322701" table:style-name="ce1">
            <text:p>1.228957347</text:p>
          </table:table-cell>
          <table:table-cell table:number-columns-repeated="16365"/>
        </table:table-row>
        <table:table-row table:style-name="ro1">
          <table:table-cell office:value-type="float" office:value="1.82842655455396" table:style-name="ce1">
            <text:p>1.828426555</text:p>
          </table:table-cell>
          <table:table-cell office:value-type="float" office:value="2.7479735460908401" table:style-name="ce1">
            <text:p>2.747973546</text:p>
          </table:table-cell>
          <table:table-cell office:value-type="float" office:value="1.8127423990654601" table:style-name="ce1">
            <text:p>1.812742399</text:p>
          </table:table-cell>
          <table:table-cell office:value-type="float" office:value="3.1910668289063899" table:style-name="ce1">
            <text:p>3.191066829</text:p>
          </table:table-cell>
          <table:table-cell table:style-name="ce1"/>
          <table:table-cell office:value-type="float" office:value="1.4277506202664401" table:style-name="ce1">
            <text:p>1.42775062</text:p>
          </table:table-cell>
          <table:table-cell office:value-type="float" office:value="1.716743654197" table:style-name="ce1">
            <text:p>1.716743654</text:p>
          </table:table-cell>
          <table:table-cell office:value-type="float" office:value="3.3171917086840099" table:style-name="ce1">
            <text:p>3.317191709</text:p>
          </table:table-cell>
          <table:table-cell office:value-type="float" office:value="4.0492701418510597" table:style-name="ce1">
            <text:p>4.049270142</text:p>
          </table:table-cell>
          <table:table-cell table:style-name="ce1"/>
          <table:table-cell office:value-type="float" office:value="2.7760162902656602" table:style-name="ce1">
            <text:p>2.77601629</text:p>
          </table:table-cell>
          <table:table-cell office:value-type="float" office:value="0.71966892026956897" table:style-name="ce1">
            <text:p>0.71966892</text:p>
          </table:table-cell>
          <table:table-cell office:value-type="float" office:value="8.61148634005432" table:style-name="ce1">
            <text:p>8.61148634</text:p>
          </table:table-cell>
          <table:table-cell office:value-type="float" office:value="0.71428920848546795" table:style-name="ce1">
            <text:p>0.714289208</text:p>
          </table:table-cell>
          <table:table-cell table:style-name="ce1"/>
          <table:table-cell office:value-type="float" office:value="0.59786280566461103" table:style-name="ce1">
            <text:p>0.597862806</text:p>
          </table:table-cell>
          <table:table-cell office:value-type="float" office:value="0.53212113764662705" table:style-name="ce1">
            <text:p>0.532121138</text:p>
          </table:table-cell>
          <table:table-cell office:value-type="float" office:value="1.0956042296747599" table:style-name="ce1">
            <text:p>1.09560423</text:p>
          </table:table-cell>
          <table:table-cell office:value-type="float" office:value="1.22331426496407" table:style-name="ce1">
            <text:p>1.223314265</text:p>
          </table:table-cell>
          <table:table-cell table:number-columns-repeated="16365"/>
        </table:table-row>
        <table:table-row table:style-name="ro1">
          <table:table-cell office:value-type="float" office:value="1.8405901961832301" table:style-name="ce1">
            <text:p>1.840590196</text:p>
          </table:table-cell>
          <table:table-cell office:value-type="float" office:value="2.6184418756202499" table:style-name="ce1">
            <text:p>2.618441876</text:p>
          </table:table-cell>
          <table:table-cell office:value-type="float" office:value="1.59959573950051" table:style-name="ce1">
            <text:p>1.59959574</text:p>
          </table:table-cell>
          <table:table-cell office:value-type="float" office:value="2.9387957850026001" table:style-name="ce1">
            <text:p>2.938795785</text:p>
          </table:table-cell>
          <table:table-cell table:style-name="ce1"/>
          <table:table-cell office:value-type="float" office:value="1.4030760556189901" table:style-name="ce1">
            <text:p>1.403076056</text:p>
          </table:table-cell>
          <table:table-cell office:value-type="float" office:value="1.8170462434074399" table:style-name="ce1">
            <text:p>1.817046243</text:p>
          </table:table-cell>
          <table:table-cell office:value-type="float" office:value="3.1506991051270701" table:style-name="ce1">
            <text:p>3.150699105</text:p>
          </table:table-cell>
          <table:table-cell office:value-type="float" office:value="3.7832183367551901" table:style-name="ce1">
            <text:p>3.783218337</text:p>
          </table:table-cell>
          <table:table-cell table:style-name="ce1"/>
          <table:table-cell office:value-type="float" office:value="2.7787883654672401" table:style-name="ce1">
            <text:p>2.778788365</text:p>
          </table:table-cell>
          <table:table-cell office:value-type="float" office:value="0.58151499122679795" table:style-name="ce1">
            <text:p>0.581514991</text:p>
          </table:table-cell>
          <table:table-cell office:value-type="float" office:value="7.2011534904310297" table:style-name="ce1">
            <text:p>7.20115349</text:p>
          </table:table-cell>
          <table:table-cell office:value-type="float" office:value="0.46774583460774699" table:style-name="ce1">
            <text:p>0.467745835</text:p>
          </table:table-cell>
          <table:table-cell table:style-name="ce1"/>
          <table:table-cell office:value-type="float" office:value="0.57133552483882499" table:style-name="ce1">
            <text:p>0.571335525</text:p>
          </table:table-cell>
          <table:table-cell office:value-type="float" office:value="0.61372212806322501" table:style-name="ce1">
            <text:p>0.613722128</text:p>
          </table:table-cell>
          <table:table-cell office:value-type="float" office:value="0.93506210600239303" table:style-name="ce1">
            <text:p>0.935062106</text:p>
          </table:table-cell>
          <table:table-cell office:value-type="float" office:value="0.95735156421992096" table:style-name="ce1">
            <text:p>0.957351564</text:p>
          </table:table-cell>
          <table:table-cell table:number-columns-repeated="16365"/>
        </table:table-row>
        <table:table-row table:style-name="ro1">
          <table:table-cell office:value-type="float" office:value="1.85004228822253" table:style-name="ce1">
            <text:p>1.850042288</text:p>
          </table:table-cell>
          <table:table-cell office:value-type="float" office:value="2.6015093183723801" table:style-name="ce1">
            <text:p>2.601509318</text:p>
          </table:table-cell>
          <table:table-cell office:value-type="float" office:value="1.69197745827607" table:style-name="ce1">
            <text:p>1.691977458</text:p>
          </table:table-cell>
          <table:table-cell office:value-type="float" office:value="2.9730153390876199" table:style-name="ce1">
            <text:p>2.973015339</text:p>
          </table:table-cell>
          <table:table-cell table:style-name="ce1"/>
          <table:table-cell office:value-type="float" office:value="1.5757684258306299" table:style-name="ce1">
            <text:p>1.575768426</text:p>
          </table:table-cell>
          <table:table-cell office:value-type="float" office:value="1.8508364017471" table:style-name="ce1">
            <text:p>1.850836402</text:p>
          </table:table-cell>
          <table:table-cell office:value-type="float" office:value="3.2678710819808701" table:style-name="ce1">
            <text:p>3.267871082</text:p>
          </table:table-cell>
          <table:table-cell office:value-type="float" office:value="3.91768337412763" table:style-name="ce1">
            <text:p>3.917683374</text:p>
          </table:table-cell>
          <table:table-cell table:style-name="ce1"/>
          <table:table-cell office:value-type="float" office:value="2.7872513965687302" table:style-name="ce1">
            <text:p>2.787251397</text:p>
          </table:table-cell>
          <table:table-cell office:value-type="float" office:value="0.53953120830515" table:style-name="ce1">
            <text:p>0.539531208</text:p>
          </table:table-cell>
          <table:table-cell office:value-type="float" office:value="7.1530258953687298" table:style-name="ce1">
            <text:p>7.153025895</text:p>
          </table:table-cell>
          <table:table-cell office:value-type="float" office:value="0.37880823412450598" table:style-name="ce1">
            <text:p>0.378808234</text:p>
          </table:table-cell>
          <table:table-cell table:style-name="ce1"/>
          <table:table-cell office:value-type="float" office:value="0.63637103668332595" table:style-name="ce1">
            <text:p>0.636371037</text:p>
          </table:table-cell>
          <table:table-cell office:value-type="float" office:value="0.66822507265495901" table:style-name="ce1">
            <text:p>0.668225073</text:p>
          </table:table-cell>
          <table:table-cell office:value-type="float" office:value="0.97116723792683102" table:style-name="ce1">
            <text:p>0.971167238</text:p>
          </table:table-cell>
          <table:table-cell office:value-type="float" office:value="1.0137175848517701" table:style-name="ce1">
            <text:p>1.013717585</text:p>
          </table:table-cell>
          <table:table-cell table:number-columns-repeated="16365"/>
        </table:table-row>
        <table:table-row table:style-name="ro1">
          <table:table-cell office:value-type="float" office:value="1.7101515212321099" table:style-name="ce1">
            <text:p>1.710151521</text:p>
          </table:table-cell>
          <table:table-cell office:value-type="float" office:value="2.7693747762741898" table:style-name="ce1">
            <text:p>2.769374776</text:p>
          </table:table-cell>
          <table:table-cell office:value-type="float" office:value="2.0177999852617501" table:style-name="ce1">
            <text:p>2.017799985</text:p>
          </table:table-cell>
          <table:table-cell office:value-type="float" office:value="2.97218010555404" table:style-name="ce1">
            <text:p>2.972180106</text:p>
          </table:table-cell>
          <table:table-cell table:style-name="ce1"/>
          <table:table-cell office:value-type="float" office:value="1.4483071746040601" table:style-name="ce1">
            <text:p>1.448307175</text:p>
          </table:table-cell>
          <table:table-cell office:value-type="float" office:value="1.71578451730157" table:style-name="ce1">
            <text:p>1.715784517</text:p>
          </table:table-cell>
          <table:table-cell office:value-type="float" office:value="3.20573270198821" table:style-name="ce1">
            <text:p>3.205732702</text:p>
          </table:table-cell>
          <table:table-cell office:value-type="float" office:value="3.91478302696658" table:style-name="ce1">
            <text:p>3.914783027</text:p>
          </table:table-cell>
          <table:table-cell table:style-name="ce1"/>
          <table:table-cell office:value-type="float" office:value="2.6609610024194699" table:style-name="ce1">
            <text:p>2.660961002</text:p>
          </table:table-cell>
          <table:table-cell office:value-type="float" office:value="0.69289278231311302" table:style-name="ce1">
            <text:p>0.692892782</text:p>
          </table:table-cell>
          <table:table-cell office:value-type="float" office:value="7.0213659750817401" table:style-name="ce1">
            <text:p>7.021365975</text:p>
          </table:table-cell>
          <table:table-cell office:value-type="float" office:value="0.49521601897398398" table:style-name="ce1">
            <text:p>0.495216019</text:p>
          </table:table-cell>
          <table:table-cell table:style-name="ce1"/>
          <table:table-cell office:value-type="float" office:value="0.64588563311592295" table:style-name="ce1">
            <text:p>0.645885633</text:p>
          </table:table-cell>
          <table:table-cell office:value-type="float" office:value="0.55648896550879001" table:style-name="ce1">
            <text:p>0.556488966</text:p>
          </table:table-cell>
          <table:table-cell office:value-type="float" office:value="0.93610934363921605" table:style-name="ce1">
            <text:p>0.936109344</text:p>
          </table:table-cell>
          <table:table-cell office:value-type="float" office:value="1.0881109296942899" table:style-name="ce1">
            <text:p>1.08811093</text:p>
          </table:table-cell>
          <table:table-cell table:number-columns-repeated="16365"/>
        </table:table-row>
        <table:table-row table:style-name="ro1">
          <table:table-cell office:value-type="float" office:value="1.9062126538533199" table:style-name="ce1">
            <text:p>1.906212654</text:p>
          </table:table-cell>
          <table:table-cell office:value-type="float" office:value="2.5066053148638301" table:style-name="ce1">
            <text:p>2.506605315</text:p>
          </table:table-cell>
          <table:table-cell office:value-type="float" office:value="1.78127046999159" table:style-name="ce1">
            <text:p>1.78127047</text:p>
          </table:table-cell>
          <table:table-cell office:value-type="float" office:value="2.6562992481819401" table:style-name="ce1">
            <text:p>2.656299248</text:p>
          </table:table-cell>
          <table:table-cell table:style-name="ce1"/>
          <table:table-cell office:value-type="float" office:value="1.38720126754308" table:style-name="ce1">
            <text:p>1.387201268</text:p>
          </table:table-cell>
          <table:table-cell office:value-type="float" office:value="1.81603813167058" table:style-name="ce1">
            <text:p>1.816038132</text:p>
          </table:table-cell>
          <table:table-cell office:value-type="float" office:value="2.9965080207346899" table:style-name="ce1">
            <text:p>2.996508021</text:p>
          </table:table-cell>
          <table:table-cell office:value-type="float" office:value="3.64699200781829" table:style-name="ce1">
            <text:p>3.646992008</text:p>
          </table:table-cell>
          <table:table-cell table:style-name="ce1"/>
          <table:table-cell office:value-type="float" office:value="2.8524054118590501" table:style-name="ce1">
            <text:p>2.852405412</text:p>
          </table:table-cell>
          <table:table-cell office:value-type="float" office:value="0.58921808674568299" table:style-name="ce1">
            <text:p>0.589218087</text:p>
          </table:table-cell>
          <table:table-cell office:value-type="float" office:value="7.41207678994052" table:style-name="ce1">
            <text:p>7.41207679</text:p>
          </table:table-cell>
          <table:table-cell office:value-type="float" office:value="0.53899428179174003" table:style-name="ce1">
            <text:p>0.538994282</text:p>
          </table:table-cell>
          <table:table-cell table:style-name="ce1"/>
          <table:table-cell office:value-type="float" office:value="0.71312400034739698" table:style-name="ce1">
            <text:p>0.713124</text:p>
          </table:table-cell>
          <table:table-cell office:value-type="float" office:value="0.61068230481055896" table:style-name="ce1">
            <text:p>0.610682305</text:p>
          </table:table-cell>
          <table:table-cell office:value-type="float" office:value="0.62733300924680901" table:style-name="ce1">
            <text:p>0.627333009</text:p>
          </table:table-cell>
          <table:table-cell office:value-type="float" office:value="0.82389313962649502" table:style-name="ce1">
            <text:p>0.82389314</text:p>
          </table:table-cell>
          <table:table-cell table:number-columns-repeated="16365"/>
        </table:table-row>
        <table:table-row table:style-name="ro1">
          <table:table-cell office:value-type="float" office:value="1.7256378976977" table:style-name="ce1">
            <text:p>1.725637898</text:p>
          </table:table-cell>
          <table:table-cell office:value-type="float" office:value="2.5689528879878298" table:style-name="ce1">
            <text:p>2.568952888</text:p>
          </table:table-cell>
          <table:table-cell office:value-type="float" office:value="1.84632510431741" table:style-name="ce1">
            <text:p>1.846325104</text:p>
          </table:table-cell>
          <table:table-cell office:value-type="float" office:value="3.04606529360536" table:style-name="ce1">
            <text:p>3.046065294</text:p>
          </table:table-cell>
          <table:table-cell table:style-name="ce1"/>
          <table:table-cell office:value-type="float" office:value="1.43240378851261" table:style-name="ce1">
            <text:p>1.432403789</text:p>
          </table:table-cell>
          <table:table-cell office:value-type="float" office:value="1.72102881065451" table:style-name="ce1">
            <text:p>1.721028811</text:p>
          </table:table-cell>
          <table:table-cell office:value-type="float" office:value="3.3021471297577798" table:style-name="ce1">
            <text:p>3.30214713</text:p>
          </table:table-cell>
          <table:table-cell office:value-type="float" office:value="4.1312374451536096" table:style-name="ce1">
            <text:p>4.131237445</text:p>
          </table:table-cell>
          <table:table-cell table:style-name="ce1"/>
          <table:table-cell office:value-type="float" office:value="2.6692770988176102" table:style-name="ce1">
            <text:p>2.669277099</text:p>
          </table:table-cell>
          <table:table-cell office:value-type="float" office:value="0.68384883369733396" table:style-name="ce1">
            <text:p>0.683848834</text:p>
          </table:table-cell>
          <table:table-cell office:value-type="float" office:value="6.6858508054529997" table:style-name="ce1">
            <text:p>6.685850805</text:p>
          </table:table-cell>
          <table:table-cell office:value-type="float" office:value="0.315082762846213" table:style-name="ce1">
            <text:p>0.315082763</text:p>
          </table:table-cell>
          <table:table-cell table:style-name="ce1"/>
          <table:table-cell office:value-type="float" office:value="0.62134650771314603" table:style-name="ce1">
            <text:p>0.621346508</text:p>
          </table:table-cell>
          <table:table-cell office:value-type="float" office:value="0.573819520528837" table:style-name="ce1">
            <text:p>0.573819521</text:p>
          </table:table-cell>
          <table:table-cell office:value-type="float" office:value="1.0856444084130501" table:style-name="ce1">
            <text:p>1.085644408</text:p>
          </table:table-cell>
          <table:table-cell office:value-type="float" office:value="1.31043425783066" table:style-name="ce1">
            <text:p>1.310434258</text:p>
          </table:table-cell>
          <table:table-cell table:number-columns-repeated="16365"/>
        </table:table-row>
        <table:table-row table:style-name="ro1">
          <table:table-cell office:value-type="float" office:value="1.7002750314302399" table:style-name="ce1">
            <text:p>1.700275031</text:p>
          </table:table-cell>
          <table:table-cell office:value-type="float" office:value="2.7335455685339598" table:style-name="ce1">
            <text:p>2.733545569</text:p>
          </table:table-cell>
          <table:table-cell office:value-type="float" office:value="2.0718183495756302" table:style-name="ce1">
            <text:p>2.07181835</text:p>
          </table:table-cell>
          <table:table-cell office:value-type="float" office:value="2.8957759635969098" table:style-name="ce1">
            <text:p>2.895775964</text:p>
          </table:table-cell>
          <table:table-cell table:style-name="ce1"/>
          <table:table-cell office:value-type="float" office:value="1.3483152097439699" table:style-name="ce1">
            <text:p>1.34831521</text:p>
          </table:table-cell>
          <table:table-cell office:value-type="float" office:value="1.73149637979177" table:style-name="ce1">
            <text:p>1.73149638</text:p>
          </table:table-cell>
          <table:table-cell office:value-type="float" office:value="3.1495611003229902" table:style-name="ce1">
            <text:p>3.1495611</text:p>
          </table:table-cell>
          <table:table-cell office:value-type="float" office:value="4.1238090938216896" table:style-name="ce1">
            <text:p>4.123809094</text:p>
          </table:table-cell>
          <table:table-cell table:style-name="ce1"/>
          <table:table-cell office:value-type="float" office:value="2.6334072494002698" table:style-name="ce1">
            <text:p>2.633407249</text:p>
          </table:table-cell>
          <table:table-cell office:value-type="float" office:value="0.75168151986169696" table:style-name="ce1">
            <text:p>0.75168152</text:p>
          </table:table-cell>
          <table:table-cell office:value-type="float" office:value="6.2342160946683398" table:style-name="ce1">
            <text:p>6.234216095</text:p>
          </table:table-cell>
          <table:table-cell office:value-type="float" office:value="0.404572224774297" table:style-name="ce1">
            <text:p>0.404572225</text:p>
          </table:table-cell>
          <table:table-cell table:style-name="ce1"/>
          <table:table-cell office:value-type="float" office:value="0.60775375781767005" table:style-name="ce1">
            <text:p>0.607753758</text:p>
          </table:table-cell>
          <table:table-cell office:value-type="float" office:value="0.57519404227302096" table:style-name="ce1">
            <text:p>0.575194042</text:p>
          </table:table-cell>
          <table:table-cell office:value-type="float" office:value="0.93475614002165497" table:style-name="ce1">
            <text:p>0.93475614</text:p>
          </table:table-cell>
          <table:table-cell office:value-type="float" office:value="1.3054838699575799" table:style-name="ce1">
            <text:p>1.30548387</text:p>
          </table:table-cell>
          <table:table-cell table:number-columns-repeated="16365"/>
        </table:table-row>
        <table:table-row table:style-name="ro1">
          <table:table-cell office:value-type="float" office:value="1.87240591100222" table:style-name="ce1">
            <text:p>1.872405911</text:p>
          </table:table-cell>
          <table:table-cell office:value-type="float" office:value="2.6156040246090799" table:style-name="ce1">
            <text:p>2.615604025</text:p>
          </table:table-cell>
          <table:table-cell office:value-type="float" office:value="1.9992860707583799" table:style-name="ce1">
            <text:p>1.999286071</text:p>
          </table:table-cell>
          <table:table-cell office:value-type="float" office:value="2.8135513062273101" table:style-name="ce1">
            <text:p>2.813551306</text:p>
          </table:table-cell>
          <table:table-cell table:style-name="ce1"/>
          <table:table-cell office:value-type="float" office:value="1.3199599578768799" table:style-name="ce1">
            <text:p>1.319959958</text:p>
          </table:table-cell>
          <table:table-cell office:value-type="float" office:value="1.80264259812955" table:style-name="ce1">
            <text:p>1.802642598</text:p>
          </table:table-cell>
          <table:table-cell office:value-type="float" office:value="3.0956089247793801" table:style-name="ce1">
            <text:p>3.095608925</text:p>
          </table:table-cell>
          <table:table-cell office:value-type="float" office:value="3.9302056261460301" table:style-name="ce1">
            <text:p>3.930205626</text:p>
          </table:table-cell>
          <table:table-cell table:style-name="ce1"/>
          <table:table-cell office:value-type="float" office:value="0.127408130118743" table:style-name="ce1">
            <text:p>0.12740813</text:p>
          </table:table-cell>
          <table:table-cell office:value-type="float" office:value="0.136180590192502" table:style-name="ce1">
            <text:p>0.13618059</text:p>
          </table:table-cell>
          <table:table-cell office:value-type="float" office:value="8.0673004375989801E-2" table:style-name="ce1">
            <text:p>0.080673004</text:p>
          </table:table-cell>
          <table:table-cell office:value-type="float" office:value="0.102937491921194" table:style-name="ce1">
            <text:p>0.102937492</text:p>
          </table:table-cell>
          <table:table-cell table:style-name="ce1"/>
          <table:table-cell office:value-type="float" office:value="0.13679709630644701" table:style-name="ce1">
            <text:p>0.136797096</text:p>
          </table:table-cell>
          <table:table-cell office:value-type="float" office:value="0.12700961564183499" table:style-name="ce1">
            <text:p>0.127009616</text:p>
          </table:table-cell>
          <table:table-cell office:value-type="float" office:value="0.16097155948547601" table:style-name="ce1">
            <text:p>0.160971559</text:p>
          </table:table-cell>
          <table:table-cell office:value-type="float" office:value="7.9645570824870698E-2" table:style-name="ce1">
            <text:p>0.079645571</text:p>
          </table:table-cell>
          <table:table-cell table:number-columns-repeated="16365"/>
        </table:table-row>
        <table:table-row table:style-name="ro1">
          <table:table-cell office:value-type="float" office:value="1.90172848312677" table:style-name="ce1">
            <text:p>1.901728483</text:p>
          </table:table-cell>
          <table:table-cell office:value-type="float" office:value="2.6341529157132602" table:style-name="ce1">
            <text:p>2.634152916</text:p>
          </table:table-cell>
          <table:table-cell office:value-type="float" office:value="2.0410033235031899" table:style-name="ce1">
            <text:p>2.041003324</text:p>
          </table:table-cell>
          <table:table-cell office:value-type="float" office:value="3.10313240565447" table:style-name="ce1">
            <text:p>3.103132406</text:p>
          </table:table-cell>
          <table:table-cell table:style-name="ce1"/>
          <table:table-cell office:value-type="float" office:value="1.31866315546129" table:style-name="ce1">
            <text:p>1.318663155</text:p>
          </table:table-cell>
          <table:table-cell office:value-type="float" office:value="1.86248364308863" table:style-name="ce1">
            <text:p>1.862483643</text:p>
          </table:table-cell>
          <table:table-cell office:value-type="float" office:value="3.2125739747419302" table:style-name="ce1">
            <text:p>3.212573975</text:p>
          </table:table-cell>
          <table:table-cell office:value-type="float" office:value="4.0875708499074603" table:style-name="ce1">
            <text:p>4.08757085</text:p>
          </table:table-cell>
          <table:table-cell table:style-name="ce1"/>
          <table:table-cell office:value-type="float" office:value="0.12570833315045599" table:style-name="ce1">
            <text:p>0.125708333</text:p>
          </table:table-cell>
          <table:table-cell office:value-type="float" office:value="0.19927375403803199" table:style-name="ce1">
            <text:p>0.199273754</text:p>
          </table:table-cell>
          <table:table-cell office:value-type="float" office:value="0.23568871813353301" table:style-name="ce1">
            <text:p>0.235688718</text:p>
          </table:table-cell>
          <table:table-cell office:value-type="float" office:value="0.27908338436687702" table:style-name="ce1">
            <text:p>0.279083384</text:p>
          </table:table-cell>
          <table:table-cell table:style-name="ce1"/>
          <table:table-cell office:value-type="float" office:value="0.133993671595525" table:style-name="ce1">
            <text:p>0.133993672</text:p>
          </table:table-cell>
          <table:table-cell office:value-type="float" office:value="0.12545045474968899" table:style-name="ce1">
            <text:p>0.125450455</text:p>
          </table:table-cell>
          <table:table-cell office:value-type="float" office:value="0.27080364683413599" table:style-name="ce1">
            <text:p>0.270803647</text:p>
          </table:table-cell>
          <table:table-cell office:value-type="float" office:value="0.23694662218172699" table:style-name="ce1">
            <text:p>0.236946622</text:p>
          </table:table-cell>
          <table:table-cell table:number-columns-repeated="16365"/>
        </table:table-row>
        <table:table-row table:style-name="ro1">
          <table:table-cell office:value-type="float" office:value="1.8124104196742901" table:style-name="ce1">
            <text:p>1.81241042</text:p>
          </table:table-cell>
          <table:table-cell office:value-type="float" office:value="2.8022684900500998" table:style-name="ce1">
            <text:p>2.80226849</text:p>
          </table:table-cell>
          <table:table-cell office:value-type="float" office:value="2.0383477389919902" table:style-name="ce1">
            <text:p>2.038347739</text:p>
          </table:table-cell>
          <table:table-cell office:value-type="float" office:value="3.04084980068474" table:style-name="ce1">
            <text:p>3.040849801</text:p>
          </table:table-cell>
          <table:table-cell table:style-name="ce1"/>
          <table:table-cell office:value-type="float" office:value="1.3198672790410599" table:style-name="ce1">
            <text:p>1.319867279</text:p>
          </table:table-cell>
          <table:table-cell office:value-type="float" office:value="1.80599146212747" table:style-name="ce1">
            <text:p>1.805991462</text:p>
          </table:table-cell>
          <table:table-cell office:value-type="float" office:value="3.1987489501771602" table:style-name="ce1">
            <text:p>3.19874895</text:p>
          </table:table-cell>
          <table:table-cell office:value-type="float" office:value="4.1229166621298097" table:style-name="ce1">
            <text:p>4.122916662</text:p>
          </table:table-cell>
          <table:table-cell table:style-name="ce1"/>
          <table:table-cell office:value-type="float" office:value="0.15374348640285199" table:style-name="ce1">
            <text:p>0.153743486</text:p>
          </table:table-cell>
          <table:table-cell office:value-type="float" office:value="0.42722588930097199" table:style-name="ce1">
            <text:p>0.427225889</text:p>
          </table:table-cell>
          <table:table-cell office:value-type="float" office:value="0.102736034865042" table:style-name="ce1">
            <text:p>0.102736035</text:p>
          </table:table-cell>
          <table:table-cell office:value-type="float" office:value="0.369438500502695" table:style-name="ce1">
            <text:p>0.369438501</text:p>
          </table:table-cell>
          <table:table-cell table:style-name="ce1"/>
          <table:table-cell office:value-type="float" office:value="0.16282596216854001" table:style-name="ce1">
            <text:p>0.162825962</text:p>
          </table:table-cell>
          <table:table-cell office:value-type="float" office:value="0.131730628817364" table:style-name="ce1">
            <text:p>0.131730629</text:p>
          </table:table-cell>
          <table:table-cell office:value-type="float" office:value="0.24157158761265299" table:style-name="ce1">
            <text:p>0.241571588</text:p>
          </table:table-cell>
          <table:table-cell office:value-type="float" office:value="0.19063957931237199" table:style-name="ce1">
            <text:p>0.190639579</text:p>
          </table:table-cell>
          <table:table-cell table:number-columns-repeated="16365"/>
        </table:table-row>
        <table:table-row table:style-name="ro1">
          <table:table-cell office:value-type="float" office:value="1.8219980983031101" table:style-name="ce1">
            <text:p>1.821998098</text:p>
          </table:table-cell>
          <table:table-cell office:value-type="float" office:value="3.0044757396022499" table:style-name="ce1">
            <text:p>3.00447574</text:p>
          </table:table-cell>
          <table:table-cell office:value-type="float" office:value="2.1150084695961602" table:style-name="ce1">
            <text:p>2.11500847</text:p>
          </table:table-cell>
          <table:table-cell office:value-type="float" office:value="3.1407197418453001" table:style-name="ce1">
            <text:p>3.140719742</text:p>
          </table:table-cell>
          <table:table-cell table:style-name="ce1"/>
          <table:table-cell office:value-type="float" office:value="1.3417504202819399" table:style-name="ce1">
            <text:p>1.34175042</text:p>
          </table:table-cell>
          <table:table-cell office:value-type="float" office:value="1.7856639075523" table:style-name="ce1">
            <text:p>1.785663908</text:p>
          </table:table-cell>
          <table:table-cell office:value-type="float" office:value="3.3714396514984601" table:style-name="ce1">
            <text:p>3.371439651</text:p>
          </table:table-cell>
          <table:table-cell office:value-type="float" office:value="4.2645626298875801" table:style-name="ce1">
            <text:p>4.26456263</text:p>
          </table:table-cell>
          <table:table-cell table:style-name="ce1"/>
          <table:table-cell office:value-type="float" office:value="0.14530366341288001" table:style-name="ce1">
            <text:p>0.145303663</text:p>
          </table:table-cell>
          <table:table-cell office:value-type="float" office:value="0.71156614910857896" table:style-name="ce1">
            <text:p>0.711566149</text:p>
          </table:table-cell>
          <table:table-cell office:value-type="float" office:value="0.11388831573552601" table:style-name="ce1">
            <text:p>0.113888316</text:p>
          </table:table-cell>
          <table:table-cell office:value-type="float" office:value="0.64745359862781204" table:style-name="ce1">
            <text:p>0.647453599</text:p>
          </table:table-cell>
          <table:table-cell table:style-name="ce1"/>
          <table:table-cell office:value-type="float" office:value="0.17956442547191101" table:style-name="ce1">
            <text:p>0.179564425</text:p>
          </table:table-cell>
          <table:table-cell office:value-type="float" office:value="0.19491431109371499" table:style-name="ce1">
            <text:p>0.194914311</text:p>
          </table:table-cell>
          <table:table-cell office:value-type="float" office:value="0.41881699638282599" table:style-name="ce1">
            <text:p>0.418816996</text:p>
          </table:table-cell>
          <table:table-cell office:value-type="float" office:value="0.33208289015793002" table:style-name="ce1">
            <text:p>0.33208289</text:p>
          </table:table-cell>
          <table:table-cell table:number-columns-repeated="16365"/>
        </table:table-row>
        <table:table-row table:style-name="ro1">
          <table:table-cell office:value-type="float" office:value="1.8258919153053299" table:style-name="ce1">
            <text:p>1.825891915</text:p>
          </table:table-cell>
          <table:table-cell office:value-type="float" office:value="2.9372861611979699" table:style-name="ce1">
            <text:p>2.937286161</text:p>
          </table:table-cell>
          <table:table-cell office:value-type="float" office:value="1.9637428121459399" table:style-name="ce1">
            <text:p>1.963742812</text:p>
          </table:table-cell>
          <table:table-cell office:value-type="float" office:value="3.01694646606287" table:style-name="ce1">
            <text:p>3.016946466</text:p>
          </table:table-cell>
          <table:table-cell table:style-name="ce1"/>
          <table:table-cell office:value-type="float" office:value="1.33643298567684" table:style-name="ce1">
            <text:p>1.336432986</text:p>
          </table:table-cell>
          <table:table-cell office:value-type="float" office:value="1.81867511037486" table:style-name="ce1">
            <text:p>1.81867511</text:p>
          </table:table-cell>
          <table:table-cell office:value-type="float" office:value="3.4558442620834602" table:style-name="ce1">
            <text:p>3.455844262</text:p>
          </table:table-cell>
          <table:table-cell office:value-type="float" office:value="4.2780977888301104" table:style-name="ce1">
            <text:p>4.278097789</text:p>
          </table:table-cell>
          <table:table-cell table:style-name="ce1"/>
          <table:table-cell office:value-type="float" office:value="0.155775234261915" table:style-name="ce1">
            <text:p>0.155775234</text:p>
          </table:table-cell>
          <table:table-cell office:value-type="float" office:value="0.59549028475134602" table:style-name="ce1">
            <text:p>0.595490285</text:p>
          </table:table-cell>
          <table:table-cell office:value-type="float" office:value="0.249074684929291" table:style-name="ce1">
            <text:p>0.249074685</text:p>
          </table:table-cell>
          <table:table-cell office:value-type="float" office:value="0.59786388899854503" table:style-name="ce1">
            <text:p>0.597863889</text:p>
          </table:table-cell>
          <table:table-cell table:style-name="ce1"/>
          <table:table-cell office:value-type="float" office:value="0.136259601400613" table:style-name="ce1">
            <text:p>0.136259601</text:p>
          </table:table-cell>
          <table:table-cell office:value-type="float" office:value="0.14836683152522101" table:style-name="ce1">
            <text:p>0.148366832</text:p>
          </table:table-cell>
          <table:table-cell office:value-type="float" office:value="0.50850724880353704" table:style-name="ce1">
            <text:p>0.508507249</text:p>
          </table:table-cell>
          <table:table-cell office:value-type="float" office:value="0.34625405430647299" table:style-name="ce1">
            <text:p>0.346254054</text:p>
          </table:table-cell>
          <table:table-cell table:number-columns-repeated="16365"/>
        </table:table-row>
        <table:table-row table:style-name="ro1">
          <table:table-cell office:value-type="float" office:value="1.6968443445134" table:style-name="ce1">
            <text:p>1.696844345</text:p>
          </table:table-cell>
          <table:table-cell office:value-type="float" office:value="2.8725027114588602" table:style-name="ce1">
            <text:p>2.872502711</text:p>
          </table:table-cell>
          <table:table-cell office:value-type="float" office:value="2.0032239051340102" table:style-name="ce1">
            <text:p>2.003223905</text:p>
          </table:table-cell>
          <table:table-cell office:value-type="float" office:value="2.8112699567227102" table:style-name="ce1">
            <text:p>2.811269957</text:p>
          </table:table-cell>
          <table:table-cell table:style-name="ce1"/>
          <table:table-cell office:value-type="float" office:value="1.5960076033880599" table:style-name="ce1">
            <text:p>1.596007603</text:p>
          </table:table-cell>
          <table:table-cell office:value-type="float" office:value="1.8437044829401401" table:style-name="ce1">
            <text:p>1.843704483</text:p>
          </table:table-cell>
          <table:table-cell office:value-type="float" office:value="3.4198069505375299" table:style-name="ce1">
            <text:p>3.419806951</text:p>
          </table:table-cell>
          <table:table-cell office:value-type="float" office:value="4.1591371829890598" table:style-name="ce1">
            <text:p>4.159137183</text:p>
          </table:table-cell>
          <table:table-cell table:style-name="ce1"/>
          <table:table-cell office:value-type="float" office:value="0.25530821536617798" table:style-name="ce1">
            <text:p>0.255308215</text:p>
          </table:table-cell>
          <table:table-cell office:value-type="float" office:value="0.47897914465896801" table:style-name="ce1">
            <text:p>0.478979145</text:p>
          </table:table-cell>
          <table:table-cell office:value-type="float" office:value="0.45407219307181601" table:style-name="ce1">
            <text:p>0.454072193</text:p>
          </table:table-cell>
          <table:table-cell office:value-type="float" office:value="0.45299368868070999" table:style-name="ce1">
            <text:p>0.452993689</text:p>
          </table:table-cell>
          <table:table-cell table:style-name="ce1"/>
          <table:table-cell office:value-type="float" office:value="0.29615150063297901" table:style-name="ce1">
            <text:p>0.296151501</text:p>
          </table:table-cell>
          <table:table-cell office:value-type="float" office:value="0.200815930424706" table:style-name="ce1">
            <text:p>0.20081593</text:p>
          </table:table-cell>
          <table:table-cell office:value-type="float" office:value="0.36032130771218901" table:style-name="ce1">
            <text:p>0.360321308</text:p>
          </table:table-cell>
          <table:table-cell office:value-type="float" office:value="0.113478790850659" table:style-name="ce1">
            <text:p>0.113478791</text:p>
          </table:table-cell>
          <table:table-cell table:number-columns-repeated="16365"/>
        </table:table-row>
        <table:table-row table:style-name="ro1">
          <table:table-cell office:value-type="float" office:value="1.60376844205191" table:style-name="ce1">
            <text:p>1.603768442</text:p>
          </table:table-cell>
          <table:table-cell office:value-type="float" office:value="2.8393986301595699" table:style-name="ce1">
            <text:p>2.83939863</text:p>
          </table:table-cell>
          <table:table-cell office:value-type="float" office:value="1.9919031923638999" table:style-name="ce1">
            <text:p>1.991903192</text:p>
          </table:table-cell>
          <table:table-cell office:value-type="float" office:value="3.2997461911848598" table:style-name="ce1">
            <text:p>3.299746191</text:p>
          </table:table-cell>
          <table:table-cell table:style-name="ce1"/>
          <table:table-cell office:value-type="float" office:value="1.58150882287226" table:style-name="ce1">
            <text:p>1.581508823</text:p>
          </table:table-cell>
          <table:table-cell office:value-type="float" office:value="2.0268396665519601" table:style-name="ce1">
            <text:p>2.026839667</text:p>
          </table:table-cell>
          <table:table-cell office:value-type="float" office:value="3.3037078011227399" table:style-name="ce1">
            <text:p>3.303707801</text:p>
          </table:table-cell>
          <table:table-cell office:value-type="float" office:value="4.0043381969910401" table:style-name="ce1">
            <text:p>4.004338197</text:p>
          </table:table-cell>
          <table:table-cell table:style-name="ce1"/>
          <table:table-cell office:value-type="float" office:value="0.360132179932875" table:style-name="ce1">
            <text:p>0.36013218</text:p>
          </table:table-cell>
          <table:table-cell office:value-type="float" office:value="0.55464222871527702" table:style-name="ce1">
            <text:p>0.554642229</text:p>
          </table:table-cell>
          <table:table-cell office:value-type="float" office:value="0.58159812269252498" table:style-name="ce1">
            <text:p>0.581598123</text:p>
          </table:table-cell>
          <table:table-cell office:value-type="float" office:value="0.61739126909124398" table:style-name="ce1">
            <text:p>0.617391269</text:p>
          </table:table-cell>
          <table:table-cell table:style-name="ce1"/>
          <table:table-cell office:value-type="float" office:value="0.438713388423631" table:style-name="ce1">
            <text:p>0.438713388</text:p>
          </table:table-cell>
          <table:table-cell office:value-type="float" office:value="0.33892757077798602" table:style-name="ce1">
            <text:p>0.338927571</text:p>
          </table:table-cell>
          <table:table-cell office:value-type="float" office:value="0.56518683985684703" table:style-name="ce1">
            <text:p>0.56518684</text:p>
          </table:table-cell>
          <table:table-cell office:value-type="float" office:value="0.28272201369282202" table:style-name="ce1">
            <text:p>0.282722014</text:p>
          </table:table-cell>
          <table:table-cell table:number-columns-repeated="16365"/>
        </table:table-row>
        <table:table-row table:style-name="ro1">
          <table:table-cell office:value-type="float" office:value="1.8267005556437601" table:style-name="ce1">
            <text:p>1.826700556</text:p>
          </table:table-cell>
          <table:table-cell office:value-type="float" office:value="2.7034968384531801" table:style-name="ce1">
            <text:p>2.703496838</text:p>
          </table:table-cell>
          <table:table-cell office:value-type="float" office:value="1.93422177739545" table:style-name="ce1">
            <text:p>1.934221777</text:p>
          </table:table-cell>
          <table:table-cell office:value-type="float" office:value="3.2693103462530599" table:style-name="ce1">
            <text:p>3.269310346</text:p>
          </table:table-cell>
          <table:table-cell table:style-name="ce1"/>
          <table:table-cell office:value-type="float" office:value="1.39885738436895" table:style-name="ce1">
            <text:p>1.398857384</text:p>
          </table:table-cell>
          <table:table-cell office:value-type="float" office:value="1.9606723283093701" table:style-name="ce1">
            <text:p>1.960672328</text:p>
          </table:table-cell>
          <table:table-cell office:value-type="float" office:value="3.3056105913175902" table:style-name="ce1">
            <text:p>3.305610591</text:p>
          </table:table-cell>
          <table:table-cell office:value-type="float" office:value="4.1648506669328098" table:style-name="ce1">
            <text:p>4.164850667</text:p>
          </table:table-cell>
          <table:table-cell table:style-name="ce1"/>
          <table:table-cell office:value-type="float" office:value="0.171139329407303" table:style-name="ce1">
            <text:p>0.171139329</text:p>
          </table:table-cell>
          <table:table-cell office:value-type="float" office:value="0.30811902994132401" table:style-name="ce1">
            <text:p>0.30811903</text:p>
          </table:table-cell>
          <table:table-cell office:value-type="float" office:value="0.39894385236775998" table:style-name="ce1">
            <text:p>0.398943852</text:p>
          </table:table-cell>
          <table:table-cell office:value-type="float" office:value="0.468503713162645" table:style-name="ce1">
            <text:p>0.468503713</text:p>
          </table:table-cell>
          <table:table-cell table:style-name="ce1"/>
          <table:table-cell office:value-type="float" office:value="0.18534992794439101" table:style-name="ce1">
            <text:p>0.185349928</text:p>
          </table:table-cell>
          <table:table-cell office:value-type="float" office:value="0.15474273096654101" table:style-name="ce1">
            <text:p>0.154742731</text:p>
          </table:table-cell>
          <table:table-cell office:value-type="float" office:value="0.35233745900713798" table:style-name="ce1">
            <text:p>0.352337459</text:p>
          </table:table-cell>
          <table:table-cell office:value-type="float" office:value="0.24013679063828" table:style-name="ce1">
            <text:p>0.240136791</text:p>
          </table:table-cell>
          <table:table-cell table:number-columns-repeated="16365"/>
        </table:table-row>
        <table:table-row table:style-name="ro1">
          <table:table-cell office:value-type="float" office:value="1.80470158794466" table:style-name="ce1">
            <text:p>1.804701588</text:p>
          </table:table-cell>
          <table:table-cell office:value-type="float" office:value="2.80400273023877" table:style-name="ce1">
            <text:p>2.80400273</text:p>
          </table:table-cell>
          <table:table-cell office:value-type="float" office:value="2.0413985045170802" table:style-name="ce1">
            <text:p>2.041398505</text:p>
          </table:table-cell>
          <table:table-cell office:value-type="float" office:value="3.2409156083181201" table:style-name="ce1">
            <text:p>3.240915608</text:p>
          </table:table-cell>
          <table:table-cell table:style-name="ce1"/>
          <table:table-cell office:value-type="float" office:value="1.42338452108664" table:style-name="ce1">
            <text:p>1.423384521</text:p>
          </table:table-cell>
          <table:table-cell office:value-type="float" office:value="1.8272456848612" table:style-name="ce1">
            <text:p>1.827245685</text:p>
          </table:table-cell>
          <table:table-cell office:value-type="float" office:value="3.4425039158275901" table:style-name="ce1">
            <text:p>3.442503916</text:p>
          </table:table-cell>
          <table:table-cell office:value-type="float" office:value="4.2486172715260704" table:style-name="ce1">
            <text:p>4.248617272</text:p>
          </table:table-cell>
          <table:table-cell table:style-name="ce1"/>
          <table:table-cell office:value-type="float" office:value="0.19003232326041999" table:style-name="ce1">
            <text:p>0.190032323</text:p>
          </table:table-cell>
          <table:table-cell office:value-type="float" office:value="0.48499593610032399" table:style-name="ce1">
            <text:p>0.484995936</text:p>
          </table:table-cell>
          <table:table-cell office:value-type="float" office:value="0.33258394815238401" table:style-name="ce1">
            <text:p>0.332583948</text:p>
          </table:table-cell>
          <table:table-cell office:value-type="float" office:value="0.64909955942716202" table:style-name="ce1">
            <text:p>0.649099559</text:p>
          </table:table-cell>
          <table:table-cell table:style-name="ce1"/>
          <table:table-cell office:value-type="float" office:value="0.273441578393812" table:style-name="ce1">
            <text:p>0.273441578</text:p>
          </table:table-cell>
          <table:table-cell office:value-type="float" office:value="0.19996745210727199" table:style-name="ce1">
            <text:p>0.199967452</text:p>
          </table:table-cell>
          <table:table-cell office:value-type="float" office:value="0.45104294146637203" table:style-name="ce1">
            <text:p>0.451042941</text:p>
          </table:table-cell>
          <table:table-cell office:value-type="float" office:value="0.27729602280302601" table:style-name="ce1">
            <text:p>0.277296023</text:p>
          </table:table-cell>
          <table:table-cell table:number-columns-repeated="16365"/>
        </table:table-row>
        <table:table-row table:style-name="ro1">
          <table:table-cell office:value-type="float" office:value="1.77168313866311" table:style-name="ce1">
            <text:p>1.771683139</text:p>
          </table:table-cell>
          <table:table-cell office:value-type="float" office:value="2.80790491906808" table:style-name="ce1">
            <text:p>2.807904919</text:p>
          </table:table-cell>
          <table:table-cell office:value-type="float" office:value="1.87814360519246" table:style-name="ce1">
            <text:p>1.878143605</text:p>
          </table:table-cell>
          <table:table-cell office:value-type="float" office:value="3.1611829594059402" table:style-name="ce1">
            <text:p>3.161182959</text:p>
          </table:table-cell>
          <table:table-cell table:style-name="ce1"/>
          <table:table-cell office:value-type="float" office:value="1.49598866148168" table:style-name="ce1">
            <text:p>1.495988661</text:p>
          </table:table-cell>
          <table:table-cell office:value-type="float" office:value="1.8175261023128599" table:style-name="ce1">
            <text:p>1.817526102</text:p>
          </table:table-cell>
          <table:table-cell office:value-type="float" office:value="3.4706710612932801" table:style-name="ce1">
            <text:p>3.470671061</text:p>
          </table:table-cell>
          <table:table-cell office:value-type="float" office:value="4.2319856337838102" table:style-name="ce1">
            <text:p>4.231985634</text:p>
          </table:table-cell>
          <table:table-cell table:style-name="ce1"/>
          <table:table-cell office:value-type="float" office:value="0.21911371074290201" table:style-name="ce1">
            <text:p>0.219113711</text:p>
          </table:table-cell>
          <table:table-cell office:value-type="float" office:value="0.47534838568319199" table:style-name="ce1">
            <text:p>0.475348386</text:p>
          </table:table-cell>
          <table:table-cell office:value-type="float" office:value="0.410855206318469" table:style-name="ce1">
            <text:p>0.410855206</text:p>
          </table:table-cell>
          <table:table-cell office:value-type="float" office:value="0.61179804169400098" table:style-name="ce1">
            <text:p>0.611798042</text:p>
          </table:table-cell>
          <table:table-cell table:style-name="ce1"/>
          <table:table-cell office:value-type="float" office:value="0.32895260022700101" table:style-name="ce1">
            <text:p>0.3289526</text:p>
          </table:table-cell>
          <table:table-cell office:value-type="float" office:value="0.25108576454256398" table:style-name="ce1">
            <text:p>0.251085765</text:p>
          </table:table-cell>
          <table:table-cell office:value-type="float" office:value="0.407140393314111" table:style-name="ce1">
            <text:p>0.407140393</text:p>
          </table:table-cell>
          <table:table-cell office:value-type="float" office:value="0.19078905377865499" table:style-name="ce1">
            <text:p>0.190789054</text:p>
          </table:table-cell>
          <table:table-cell table:number-columns-repeated="16365"/>
        </table:table-row>
        <table:table-row table:style-name="ro1">
          <table:table-cell office:value-type="float" office:value="1.8638870774521901" table:style-name="ce1">
            <text:p>1.863887077</text:p>
          </table:table-cell>
          <table:table-cell office:value-type="float" office:value="2.83408985826531" table:style-name="ce1">
            <text:p>2.834089858</text:p>
          </table:table-cell>
          <table:table-cell office:value-type="float" office:value="2.2616600350358498" table:style-name="ce1">
            <text:p>2.261660035</text:p>
          </table:table-cell>
          <table:table-cell office:value-type="float" office:value="3.1195297125219699" table:style-name="ce1">
            <text:p>3.119529713</text:p>
          </table:table-cell>
          <table:table-cell table:style-name="ce1"/>
          <table:table-cell office:value-type="float" office:value="1.34485456465262" table:style-name="ce1">
            <text:p>1.344854565</text:p>
          </table:table-cell>
          <table:table-cell office:value-type="float" office:value="1.9164025484993501" table:style-name="ce1">
            <text:p>1.916402548</text:p>
          </table:table-cell>
          <table:table-cell office:value-type="float" office:value="3.5664548582325901" table:style-name="ce1">
            <text:p>3.566454858</text:p>
          </table:table-cell>
          <table:table-cell office:value-type="float" office:value="4.2746845507314903" table:style-name="ce1">
            <text:p>4.274684551</text:p>
          </table:table-cell>
          <table:table-cell table:style-name="ce1"/>
          <table:table-cell office:value-type="float" office:value="0.124090061289148" table:style-name="ce1">
            <text:p>0.124090061</text:p>
          </table:table-cell>
          <table:table-cell office:value-type="float" office:value="0.42545989814379198" table:style-name="ce1">
            <text:p>0.425459898</text:p>
          </table:table-cell>
          <table:table-cell office:value-type="float" office:value="0.37491114143422499" table:style-name="ce1">
            <text:p>0.374911141</text:p>
          </table:table-cell>
          <table:table-cell office:value-type="float" office:value="0.49805423822786499" table:style-name="ce1">
            <text:p>0.498054238</text:p>
          </table:table-cell>
          <table:table-cell table:style-name="ce1"/>
          <table:table-cell office:value-type="float" office:value="0.18698570331174399" table:style-name="ce1">
            <text:p>0.186985703</text:p>
          </table:table-cell>
          <table:table-cell office:value-type="float" office:value="0.19580719710862701" table:style-name="ce1">
            <text:p>0.195807197</text:p>
          </table:table-cell>
          <table:table-cell office:value-type="float" office:value="0.62433507477008598" table:style-name="ce1">
            <text:p>0.624335075</text:p>
          </table:table-cell>
          <table:table-cell office:value-type="float" office:value="0.355121224583474" table:style-name="ce1">
            <text:p>0.355121225</text:p>
          </table:table-cell>
          <table:table-cell table:number-columns-repeated="16365"/>
        </table:table-row>
        <table:table-row table:style-name="ro1">
          <table:table-cell office:value-type="float" office:value="1.9703259411290699" table:style-name="ce1">
            <text:p>1.970325941</text:p>
          </table:table-cell>
          <table:table-cell office:value-type="float" office:value="2.8480404303786502" table:style-name="ce1">
            <text:p>2.84804043</text:p>
          </table:table-cell>
          <table:table-cell office:value-type="float" office:value="2.38659559273328" table:style-name="ce1">
            <text:p>2.386595593</text:p>
          </table:table-cell>
          <table:table-cell office:value-type="float" office:value="3.0993665472865901" table:style-name="ce1">
            <text:p>3.099366547</text:p>
          </table:table-cell>
          <table:table-cell table:style-name="ce1"/>
          <table:table-cell office:value-type="float" office:value="1.38376504661782" table:style-name="ce1">
            <text:p>1.383765047</text:p>
          </table:table-cell>
          <table:table-cell office:value-type="float" office:value="1.9475351990451999" table:style-name="ce1">
            <text:p>1.947535199</text:p>
          </table:table-cell>
          <table:table-cell office:value-type="float" office:value="3.51272184889751" table:style-name="ce1">
            <text:p>3.512721849</text:p>
          </table:table-cell>
          <table:table-cell office:value-type="float" office:value="4.2799068130738602" table:style-name="ce1">
            <text:p>4.279906813</text:p>
          </table:table-cell>
          <table:table-cell table:style-name="ce1"/>
          <table:table-cell office:value-type="float" office:value="0.123337087298639" table:style-name="ce1">
            <text:p>0.123337087</text:p>
          </table:table-cell>
          <table:table-cell office:value-type="float" office:value="0.37778108914017799" table:style-name="ce1">
            <text:p>0.377781089</text:p>
          </table:table-cell>
          <table:table-cell office:value-type="float" office:value="0.35296962259363102" table:style-name="ce1">
            <text:p>0.352969623</text:p>
          </table:table-cell>
          <table:table-cell office:value-type="float" office:value="0.50884882570943601" table:style-name="ce1">
            <text:p>0.508848826</text:p>
          </table:table-cell>
          <table:table-cell table:style-name="ce1"/>
          <table:table-cell office:value-type="float" office:value="0.22844363587593999" table:style-name="ce1">
            <text:p>0.228443636</text:p>
          </table:table-cell>
          <table:table-cell office:value-type="float" office:value="0.18482833865558701" table:style-name="ce1">
            <text:p>0.184828339</text:p>
          </table:table-cell>
          <table:table-cell office:value-type="float" office:value="0.98568439631570504" table:style-name="ce1">
            <text:p>0.985684396</text:p>
          </table:table-cell>
          <table:table-cell office:value-type="float" office:value="0.77375997095175197" table:style-name="ce1">
            <text:p>0.773759971</text:p>
          </table:table-cell>
          <table:table-cell table:number-columns-repeated="16365"/>
        </table:table-row>
        <table:table-row table:style-name="ro1">
          <table:table-cell office:value-type="float" office:value="1.9218503224179999" table:style-name="ce1">
            <text:p>1.921850322</text:p>
          </table:table-cell>
          <table:table-cell office:value-type="float" office:value="2.9289889965150202" table:style-name="ce1">
            <text:p>2.928988997</text:p>
          </table:table-cell>
          <table:table-cell office:value-type="float" office:value="2.4392318973081402" table:style-name="ce1">
            <text:p>2.439231897</text:p>
          </table:table-cell>
          <table:table-cell office:value-type="float" office:value="3.336691670854" table:style-name="ce1">
            <text:p>3.336691671</text:p>
          </table:table-cell>
          <table:table-cell table:style-name="ce1"/>
          <table:table-cell office:value-type="float" office:value="1.3649771010888201" table:style-name="ce1">
            <text:p>1.364977101</text:p>
          </table:table-cell>
          <table:table-cell office:value-type="float" office:value="1.9003029674198499" table:style-name="ce1">
            <text:p>1.900302967</text:p>
          </table:table-cell>
          <table:table-cell office:value-type="float" office:value="3.67246096065512" table:style-name="ce1">
            <text:p>3.672460961</text:p>
          </table:table-cell>
          <table:table-cell office:value-type="float" office:value="4.5637270432319399" table:style-name="ce1">
            <text:p>4.563727043</text:p>
          </table:table-cell>
          <table:table-cell table:style-name="ce1"/>
          <table:table-cell office:value-type="float" office:value="0.1083402165639" table:style-name="ce1">
            <text:p>0.108340217</text:p>
          </table:table-cell>
          <table:table-cell office:value-type="float" office:value="0.51054714660203504" table:style-name="ce1">
            <text:p>0.510547147</text:p>
          </table:table-cell>
          <table:table-cell office:value-type="float" office:value="0.49025029025396799" table:style-name="ce1">
            <text:p>0.49025029</text:p>
          </table:table-cell>
          <table:table-cell office:value-type="float" office:value="0.76714460611768798" table:style-name="ce1">
            <text:p>0.767144606</text:p>
          </table:table-cell>
          <table:table-cell table:style-name="ce1"/>
          <table:table-cell office:value-type="float" office:value="0.19459020943631899" table:style-name="ce1">
            <text:p>0.194590209</text:p>
          </table:table-cell>
          <table:table-cell office:value-type="float" office:value="0.172029002994458" table:style-name="ce1">
            <text:p>0.172029003</text:p>
          </table:table-cell>
          <table:table-cell office:value-type="float" office:value="0.95725533787147299" table:style-name="ce1">
            <text:p>0.957255338</text:p>
          </table:table-cell>
          <table:table-cell office:value-type="float" office:value="0.86559515206895399" table:style-name="ce1">
            <text:p>0.865595152</text:p>
          </table:table-cell>
          <table:table-cell table:number-columns-repeated="16365"/>
        </table:table-row>
        <table:table-row table:style-name="ro1">
          <table:table-cell office:value-type="float" office:value="1.87777675175549" table:style-name="ce1">
            <text:p>1.877776752</text:p>
          </table:table-cell>
          <table:table-cell office:value-type="float" office:value="2.8808227766998602" table:style-name="ce1">
            <text:p>2.880822777</text:p>
          </table:table-cell>
          <table:table-cell office:value-type="float" office:value="2.3646860628511202" table:style-name="ce1">
            <text:p>2.364686063</text:p>
          </table:table-cell>
          <table:table-cell office:value-type="float" office:value="3.5357139515410299" table:style-name="ce1">
            <text:p>3.535713952</text:p>
          </table:table-cell>
          <table:table-cell table:style-name="ce1"/>
          <table:table-cell office:value-type="float" office:value="1.4352281411641801" table:style-name="ce1">
            <text:p>1.435228141</text:p>
          </table:table-cell>
          <table:table-cell office:value-type="float" office:value="1.8938735829876101" table:style-name="ce1">
            <text:p>1.893873583</text:p>
          </table:table-cell>
          <table:table-cell office:value-type="float" office:value="4.0207543821274996" table:style-name="ce1">
            <text:p>4.020754382</text:p>
          </table:table-cell>
          <table:table-cell office:value-type="float" office:value="4.7584202589997" table:style-name="ce1">
            <text:p>4.758420259</text:p>
          </table:table-cell>
          <table:table-cell table:style-name="ce1"/>
          <table:table-cell office:value-type="float" office:value="0.13955597465358199" table:style-name="ce1">
            <text:p>0.139555975</text:p>
          </table:table-cell>
          <table:table-cell office:value-type="float" office:value="0.48144478825432402" table:style-name="ce1">
            <text:p>0.481444788</text:p>
          </table:table-cell>
          <table:table-cell office:value-type="float" office:value="0.50037479444655897" table:style-name="ce1">
            <text:p>0.500374794</text:p>
          </table:table-cell>
          <table:table-cell office:value-type="float" office:value="0.83012637499160402" table:style-name="ce1">
            <text:p>0.830126375</text:p>
          </table:table-cell>
          <table:table-cell table:style-name="ce1"/>
          <table:table-cell office:value-type="float" office:value="0.23522120831531901" table:style-name="ce1">
            <text:p>0.235221208</text:p>
          </table:table-cell>
          <table:table-cell office:value-type="float" office:value="0.174624772914108" table:style-name="ce1">
            <text:p>0.174624773</text:p>
          </table:table-cell>
          <table:table-cell office:value-type="float" office:value="1.08273059763738" table:style-name="ce1">
            <text:p>1.082730598</text:p>
          </table:table-cell>
          <table:table-cell office:value-type="float" office:value="0.83523312992538401" table:style-name="ce1">
            <text:p>0.83523313</text:p>
          </table:table-cell>
          <table:table-cell table:number-columns-repeated="16365"/>
        </table:table-row>
        <table:table-row table:style-name="ro1">
          <table:table-cell office:value-type="float" office:value="1.8721521402907999" table:style-name="ce1">
            <text:p>1.87215214</text:p>
          </table:table-cell>
          <table:table-cell office:value-type="float" office:value="2.8392188442007402" table:style-name="ce1">
            <text:p>2.839218844</text:p>
          </table:table-cell>
          <table:table-cell office:value-type="float" office:value="2.47644620421628" table:style-name="ce1">
            <text:p>2.476446204</text:p>
          </table:table-cell>
          <table:table-cell office:value-type="float" office:value="3.2128399268790999" table:style-name="ce1">
            <text:p>3.212839927</text:p>
          </table:table-cell>
          <table:table-cell table:style-name="ce1"/>
          <table:table-cell office:value-type="float" office:value="1.4105162196380601" table:style-name="ce1">
            <text:p>1.41051622</text:p>
          </table:table-cell>
          <table:table-cell office:value-type="float" office:value="1.8842334228173501" table:style-name="ce1">
            <text:p>1.884233423</text:p>
          </table:table-cell>
          <table:table-cell office:value-type="float" office:value="3.9941403167022398" table:style-name="ce1">
            <text:p>3.994140317</text:p>
          </table:table-cell>
          <table:table-cell office:value-type="float" office:value="4.70069111505485" table:style-name="ce1">
            <text:p>4.700691115</text:p>
          </table:table-cell>
          <table:table-cell table:style-name="ce1"/>
          <table:table-cell office:value-type="float" office:value="0.109756735588678" table:style-name="ce1">
            <text:p>0.109756736</text:p>
          </table:table-cell>
          <table:table-cell office:value-type="float" office:value="0.450460861217235" table:style-name="ce1">
            <text:p>0.450460861</text:p>
          </table:table-cell>
          <table:table-cell office:value-type="float" office:value="0.47089065797945701" table:style-name="ce1">
            <text:p>0.470890658</text:p>
          </table:table-cell>
          <table:table-cell office:value-type="float" office:value="0.65853346071081997" table:style-name="ce1">
            <text:p>0.658533461</text:p>
          </table:table-cell>
          <table:table-cell table:style-name="ce1"/>
          <table:table-cell office:value-type="float" office:value="0.22173647574156899" table:style-name="ce1">
            <text:p>0.221736476</text:p>
          </table:table-cell>
          <table:table-cell office:value-type="float" office:value="0.174416350590543" table:style-name="ce1">
            <text:p>0.174416351</text:p>
          </table:table-cell>
          <table:table-cell office:value-type="float" office:value="0.83681747202154599" table:style-name="ce1">
            <text:p>0.836817472</text:p>
          </table:table-cell>
          <table:table-cell office:value-type="float" office:value="0.55607697896028496" table:style-name="ce1">
            <text:p>0.556076979</text:p>
          </table:table-cell>
          <table:table-cell table:number-columns-repeated="16365"/>
        </table:table-row>
        <table:table-row table:style-name="ro1">
          <table:table-cell office:value-type="float" office:value="1.89587121817906" table:style-name="ce1">
            <text:p>1.895871218</text:p>
          </table:table-cell>
          <table:table-cell office:value-type="float" office:value="2.86431300514319" table:style-name="ce1">
            <text:p>2.864313005</text:p>
          </table:table-cell>
          <table:table-cell office:value-type="float" office:value="2.1938624437024399" table:style-name="ce1">
            <text:p>2.193862444</text:p>
          </table:table-cell>
          <table:table-cell office:value-type="float" office:value="3.2370607301371899" table:style-name="ce1">
            <text:p>3.23706073</text:p>
          </table:table-cell>
          <table:table-cell table:style-name="ce1"/>
          <table:table-cell office:value-type="float" office:value="1.42489360043346" table:style-name="ce1">
            <text:p>1.4248936</text:p>
          </table:table-cell>
          <table:table-cell office:value-type="float" office:value="1.8274345711597899" table:style-name="ce1">
            <text:p>1.827434571</text:p>
          </table:table-cell>
          <table:table-cell office:value-type="float" office:value="4.1666968039521501" table:style-name="ce1">
            <text:p>4.166696804</text:p>
          </table:table-cell>
          <table:table-cell office:value-type="float" office:value="4.7833290521646497" table:style-name="ce1">
            <text:p>4.783329052</text:p>
          </table:table-cell>
          <table:table-cell table:style-name="ce1"/>
          <table:table-cell office:value-type="float" office:value="0.12866008162967199" table:style-name="ce1">
            <text:p>0.128660082</text:p>
          </table:table-cell>
          <table:table-cell office:value-type="float" office:value="0.48056665232847101" table:style-name="ce1">
            <text:p>0.480566652</text:p>
          </table:table-cell>
          <table:table-cell office:value-type="float" office:value="0.20489160844953599" table:style-name="ce1">
            <text:p>0.204891608</text:p>
          </table:table-cell>
          <table:table-cell office:value-type="float" office:value="0.70026689175085499" table:style-name="ce1">
            <text:p>0.700266892</text:p>
          </table:table-cell>
          <table:table-cell table:style-name="ce1"/>
          <table:table-cell office:value-type="float" office:value="0.24983931575402499" table:style-name="ce1">
            <text:p>0.249839316</text:p>
          </table:table-cell>
          <table:table-cell office:value-type="float" office:value="0.20419500295519699" table:style-name="ce1">
            <text:p>0.204195003</text:p>
          </table:table-cell>
          <table:table-cell office:value-type="float" office:value="1.2269446080683299" table:style-name="ce1">
            <text:p>1.226944608</text:p>
          </table:table-cell>
          <table:table-cell office:value-type="float" office:value="0.85417130870055102" table:style-name="ce1">
            <text:p>0.854171309</text:p>
          </table:table-cell>
          <table:table-cell table:number-columns-repeated="16365"/>
        </table:table-row>
        <table:table-row table:style-name="ro1">
          <table:table-cell office:value-type="float" office:value="1.86153545275041" table:style-name="ce1">
            <text:p>1.861535453</text:p>
          </table:table-cell>
          <table:table-cell office:value-type="float" office:value="2.9147065547753601" table:style-name="ce1">
            <text:p>2.914706555</text:p>
          </table:table-cell>
          <table:table-cell office:value-type="float" office:value="2.40645154801109" table:style-name="ce1">
            <text:p>2.406451548</text:p>
          </table:table-cell>
          <table:table-cell office:value-type="float" office:value="3.2842200859065702" table:style-name="ce1">
            <text:p>3.284220086</text:p>
          </table:table-cell>
          <table:table-cell table:style-name="ce1"/>
          <table:table-cell office:value-type="float" office:value="1.2393882725674099" table:style-name="ce1">
            <text:p>1.239388273</text:p>
          </table:table-cell>
          <table:table-cell office:value-type="float" office:value="1.81968283292543" table:style-name="ce1">
            <text:p>1.819682833</text:p>
          </table:table-cell>
          <table:table-cell office:value-type="float" office:value="3.9984944976576702" table:style-name="ce1">
            <text:p>3.998494498</text:p>
          </table:table-cell>
          <table:table-cell office:value-type="float" office:value="4.7801537785660804" table:style-name="ce1">
            <text:p>4.780153779</text:p>
          </table:table-cell>
          <table:table-cell table:style-name="ce1"/>
          <table:table-cell office:value-type="float" office:value="0.12875699839423399" table:style-name="ce1">
            <text:p>0.128756998</text:p>
          </table:table-cell>
          <table:table-cell office:value-type="float" office:value="0.59616649660093601" table:style-name="ce1">
            <text:p>0.596166497</text:p>
          </table:table-cell>
          <table:table-cell office:value-type="float" office:value="0.44095974866957499" table:style-name="ce1">
            <text:p>0.440959749</text:p>
          </table:table-cell>
          <table:table-cell office:value-type="float" office:value="0.78262851860229798" table:style-name="ce1">
            <text:p>0.782628519</text:p>
          </table:table-cell>
          <table:table-cell table:style-name="ce1"/>
          <table:table-cell office:value-type="float" office:value="8.9113900461430098E-2" table:style-name="ce1">
            <text:p>0.0891139</text:p>
          </table:table-cell>
          <table:table-cell office:value-type="float" office:value="0.130390395908562" table:style-name="ce1">
            <text:p>0.130390396</text:p>
          </table:table-cell>
          <table:table-cell office:value-type="float" office:value="1.05812371612758" table:style-name="ce1">
            <text:p>1.058123716</text:p>
          </table:table-cell>
          <table:table-cell office:value-type="float" office:value="0.84782032811965602" table:style-name="ce1">
            <text:p>0.847820328</text:p>
          </table:table-cell>
          <table:table-cell table:number-columns-repeated="16365"/>
        </table:table-row>
        <table:table-row table:style-name="ro1">
          <table:table-cell office:value-type="float" office:value="1.9625159133674901" table:style-name="ce1">
            <text:p>1.962515913</text:p>
          </table:table-cell>
          <table:table-cell office:value-type="float" office:value="2.9136118327372502" table:style-name="ce1">
            <text:p>2.913611833</text:p>
          </table:table-cell>
          <table:table-cell office:value-type="float" office:value="2.3987054632807099" table:style-name="ce1">
            <text:p>2.398705463</text:p>
          </table:table-cell>
          <table:table-cell office:value-type="float" office:value="3.15718755408346" table:style-name="ce1">
            <text:p>3.157187554</text:p>
          </table:table-cell>
          <table:table-cell table:style-name="ce1"/>
          <table:table-cell office:value-type="float" office:value="1.2930303343673999" table:style-name="ce1">
            <text:p>1.293030334</text:p>
          </table:table-cell>
          <table:table-cell office:value-type="float" office:value="1.8533879431501801" table:style-name="ce1">
            <text:p>1.853387943</text:p>
          </table:table-cell>
          <table:table-cell office:value-type="float" office:value="3.6167532855909599" table:style-name="ce1">
            <text:p>3.616753286</text:p>
          </table:table-cell>
          <table:table-cell office:value-type="float" office:value="4.4356112588827497" table:style-name="ce1">
            <text:p>4.435611259</text:p>
          </table:table-cell>
          <table:table-cell table:style-name="ce1"/>
          <table:table-cell office:value-type="float" office:value="0.14569235501469699" table:style-name="ce1">
            <text:p>0.145692355</text:p>
          </table:table-cell>
          <table:table-cell office:value-type="float" office:value="0.62780979540840898" table:style-name="ce1">
            <text:p>0.627809795</text:p>
          </table:table-cell>
          <table:table-cell office:value-type="float" office:value="0.37819097497551701" table:style-name="ce1">
            <text:p>0.378190975</text:p>
          </table:table-cell>
          <table:table-cell office:value-type="float" office:value="0.93210217886385105" table:style-name="ce1">
            <text:p>0.932102179</text:p>
          </table:table-cell>
          <table:table-cell table:style-name="ce1"/>
          <table:table-cell office:value-type="float" office:value="0.12638819759106401" table:style-name="ce1">
            <text:p>0.126388198</text:p>
          </table:table-cell>
          <table:table-cell office:value-type="float" office:value="9.6432899858371696E-2" table:style-name="ce1">
            <text:p>0.0964329</text:p>
          </table:table-cell>
          <table:table-cell office:value-type="float" office:value="0.67869893989330699" table:style-name="ce1">
            <text:p>0.67869894</text:p>
          </table:table-cell>
          <table:table-cell office:value-type="float" office:value="0.50176618028181597" table:style-name="ce1">
            <text:p>0.50176618</text:p>
          </table:table-cell>
          <table:table-cell table:number-columns-repeated="16365"/>
        </table:table-row>
        <table:table-row table:style-name="ro1">
          <table:table-cell office:value-type="float" office:value="1.82340003148703" table:style-name="ce1">
            <text:p>1.823400031</text:p>
          </table:table-cell>
          <table:table-cell office:value-type="float" office:value="2.7667104235030799" table:style-name="ce1">
            <text:p>2.766710424</text:p>
          </table:table-cell>
          <table:table-cell office:value-type="float" office:value="2.2651091559330201" table:style-name="ce1">
            <text:p>2.265109156</text:p>
          </table:table-cell>
          <table:table-cell office:value-type="float" office:value="2.9729991600203101" table:style-name="ce1">
            <text:p>2.97299916</text:p>
          </table:table-cell>
          <table:table-cell table:style-name="ce1"/>
          <table:table-cell office:value-type="float" office:value="1.3953360088006299" table:style-name="ce1">
            <text:p>1.395336009</text:p>
          </table:table-cell>
          <table:table-cell office:value-type="float" office:value="1.9674175089817101" table:style-name="ce1">
            <text:p>1.967417509</text:p>
          </table:table-cell>
          <table:table-cell office:value-type="float" office:value="3.49519250322362" table:style-name="ce1">
            <text:p>3.495192503</text:p>
          </table:table-cell>
          <table:table-cell office:value-type="float" office:value="4.2991429919447697" table:style-name="ce1">
            <text:p>4.299142992</text:p>
          </table:table-cell>
          <table:table-cell table:style-name="ce1"/>
          <table:table-cell office:value-type="float" office:value="0.163061903269514" table:style-name="ce1">
            <text:p>0.163061903</text:p>
          </table:table-cell>
          <table:table-cell office:value-type="float" office:value="0.46181317548887701" table:style-name="ce1">
            <text:p>0.461813175</text:p>
          </table:table-cell>
          <table:table-cell office:value-type="float" office:value="0.40039850835239899" table:style-name="ce1">
            <text:p>0.400398508</text:p>
          </table:table-cell>
          <table:table-cell office:value-type="float" office:value="0.71001205135762502" table:style-name="ce1">
            <text:p>0.710012051</text:p>
          </table:table-cell>
          <table:table-cell table:style-name="ce1"/>
          <table:table-cell office:value-type="float" office:value="0.29028302003669798" table:style-name="ce1">
            <text:p>0.29028302</text:p>
          </table:table-cell>
          <table:table-cell office:value-type="float" office:value="0.23589876918338301" table:style-name="ce1">
            <text:p>0.235898769</text:p>
          </table:table-cell>
          <table:table-cell office:value-type="float" office:value="0.56007769473177604" table:style-name="ce1">
            <text:p>0.560077695</text:p>
          </table:table-cell>
          <table:table-cell office:value-type="float" office:value="0.36676692139058897" table:style-name="ce1">
            <text:p>0.366766921</text:p>
          </table:table-cell>
          <table:table-cell table:number-columns-repeated="16365"/>
        </table:table-row>
        <table:table-row table:style-name="ro1">
          <table:table-cell office:value-type="float" office:value="1.9198334836267601" table:style-name="ce1">
            <text:p>1.919833484</text:p>
          </table:table-cell>
          <table:table-cell office:value-type="float" office:value="2.66517129614091" table:style-name="ce1">
            <text:p>2.665171296</text:p>
          </table:table-cell>
          <table:table-cell office:value-type="float" office:value="2.3949813975474501" table:style-name="ce1">
            <text:p>2.394981398</text:p>
          </table:table-cell>
          <table:table-cell office:value-type="float" office:value="2.9419975565068599" table:style-name="ce1">
            <text:p>2.941997557</text:p>
          </table:table-cell>
          <table:table-cell table:style-name="ce1"/>
          <table:table-cell office:value-type="float" office:value="1.3739317811958001" table:style-name="ce1">
            <text:p>1.373931781</text:p>
          </table:table-cell>
          <table:table-cell office:value-type="float" office:value="1.84529716904307" table:style-name="ce1">
            <text:p>1.845297169</text:p>
          </table:table-cell>
          <table:table-cell office:value-type="float" office:value="3.8129891122369899" table:style-name="ce1">
            <text:p>3.812989112</text:p>
          </table:table-cell>
          <table:table-cell office:value-type="float" office:value="4.7266580947504302" table:style-name="ce1">
            <text:p>4.726658095</text:p>
          </table:table-cell>
          <table:table-cell table:style-name="ce1"/>
          <table:table-cell office:value-type="float" office:value="0.119677006861035" table:style-name="ce1">
            <text:p>0.119677007</text:p>
          </table:table-cell>
          <table:table-cell office:value-type="float" office:value="0.34419550862280002" table:style-name="ce1">
            <text:p>0.344195509</text:p>
          </table:table-cell>
          <table:table-cell office:value-type="float" office:value="0.36820061412833899" table:style-name="ce1">
            <text:p>0.368200614</text:p>
          </table:table-cell>
          <table:table-cell office:value-type="float" office:value="0.61130033944045103" table:style-name="ce1">
            <text:p>0.611300339</text:p>
          </table:table-cell>
          <table:table-cell table:style-name="ce1"/>
          <table:table-cell office:value-type="float" office:value="0.21790347340206101" table:style-name="ce1">
            <text:p>0.217903473</text:p>
          </table:table-cell>
          <table:table-cell office:value-type="float" office:value="0.19453549405432599" table:style-name="ce1">
            <text:p>0.194535494</text:p>
          </table:table-cell>
          <table:table-cell office:value-type="float" office:value="0.88085858844248999" table:style-name="ce1">
            <text:p>0.880858588</text:p>
          </table:table-cell>
          <table:table-cell office:value-type="float" office:value="0.79447568934815604" table:style-name="ce1">
            <text:p>0.794475689</text:p>
          </table:table-cell>
          <table:table-cell table:number-columns-repeated="16365"/>
        </table:table-row>
        <table:table-row table:style-name="ro1">
          <table:table-cell office:value-type="float" office:value="1.81247295643129" table:style-name="ce1">
            <text:p>1.812472956</text:p>
          </table:table-cell>
          <table:table-cell office:value-type="float" office:value="2.8814079979476199" table:style-name="ce1">
            <text:p>2.881407998</text:p>
          </table:table-cell>
          <table:table-cell office:value-type="float" office:value="1.9273082635002401" table:style-name="ce1">
            <text:p>1.927308264</text:p>
          </table:table-cell>
          <table:table-cell office:value-type="float" office:value="3.23666906567707" table:style-name="ce1">
            <text:p>3.236669066</text:p>
          </table:table-cell>
          <table:table-cell table:style-name="ce1"/>
          <table:table-cell office:value-type="float" office:value="1.2890767759675501" table:style-name="ce1">
            <text:p>1.289076776</text:p>
          </table:table-cell>
          <table:table-cell office:value-type="float" office:value="1.8703909244258501" table:style-name="ce1">
            <text:p>1.870390924</text:p>
          </table:table-cell>
          <table:table-cell office:value-type="float" office:value="3.3653287353050598" table:style-name="ce1">
            <text:p>3.365328735</text:p>
          </table:table-cell>
          <table:table-cell office:value-type="float" office:value="4.1907565983853496" table:style-name="ce1">
            <text:p>4.190756598</text:p>
          </table:table-cell>
          <table:table-cell table:style-name="ce1"/>
          <table:table-cell office:value-type="float" office:value="0.20771913094995501" table:style-name="ce1">
            <text:p>0.207719131</text:p>
          </table:table-cell>
          <table:table-cell office:value-type="float" office:value="0.64963290557801401" table:style-name="ce1">
            <text:p>0.649632906</text:p>
          </table:table-cell>
          <table:table-cell office:value-type="float" office:value="0.27057768677752198" table:style-name="ce1">
            <text:p>0.270577687</text:p>
          </table:table-cell>
          <table:table-cell office:value-type="float" office:value="0.94344652385323702" table:style-name="ce1">
            <text:p>0.943446524</text:p>
          </table:table-cell>
          <table:table-cell table:style-name="ce1"/>
          <table:table-cell office:value-type="float" office:value="0.13651175187290401" table:style-name="ce1">
            <text:p>0.136511752</text:p>
          </table:table-cell>
          <table:table-cell office:value-type="float" office:value="0.103566189366567" table:style-name="ce1">
            <text:p>0.103566189</text:p>
          </table:table-cell>
          <table:table-cell office:value-type="float" office:value="0.43351193135541899" table:style-name="ce1">
            <text:p>0.433511931</text:p>
          </table:table-cell>
          <table:table-cell office:value-type="float" office:value="0.25619343106432801" table:style-name="ce1">
            <text:p>0.256193431</text:p>
          </table:table-cell>
          <table:table-cell table:number-columns-repeated="16365"/>
        </table:table-row>
        <table:table-row table:style-name="ro1">
          <table:table-cell office:value-type="float" office:value="1.9406801009455199" table:style-name="ce1">
            <text:p>1.940680101</text:p>
          </table:table-cell>
          <table:table-cell office:value-type="float" office:value="2.7607829577940199" table:style-name="ce1">
            <text:p>2.760782958</text:p>
          </table:table-cell>
          <table:table-cell office:value-type="float" office:value="1.7169897863828101" table:style-name="ce1">
            <text:p>1.716989786</text:p>
          </table:table-cell>
          <table:table-cell office:value-type="float" office:value="2.73665776727985" table:style-name="ce1">
            <text:p>2.736657767</text:p>
          </table:table-cell>
          <table:table-cell table:style-name="ce1"/>
          <table:table-cell office:value-type="float" office:value="1.40192420570756" table:style-name="ce1">
            <text:p>1.401924206</text:p>
          </table:table-cell>
          <table:table-cell office:value-type="float" office:value="1.9074686816571" table:style-name="ce1">
            <text:p>1.907468682</text:p>
          </table:table-cell>
          <table:table-cell office:value-type="float" office:value="3.3898635068169498" table:style-name="ce1">
            <text:p>3.389863507</text:p>
          </table:table-cell>
          <table:table-cell office:value-type="float" office:value="4.4777298266086598" table:style-name="ce1">
            <text:p>4.477729827</text:p>
          </table:table-cell>
          <table:table-cell table:style-name="ce1"/>
          <table:table-cell office:value-type="float" office:value="0.16105083726453701" table:style-name="ce1">
            <text:p>0.161050837</text:p>
          </table:table-cell>
          <table:table-cell office:value-type="float" office:value="0.40033883246213903" table:style-name="ce1">
            <text:p>0.400338832</text:p>
          </table:table-cell>
          <table:table-cell office:value-type="float" office:value="0.74191174855930397" table:style-name="ce1">
            <text:p>0.741911749</text:p>
          </table:table-cell>
          <table:table-cell office:value-type="float" office:value="0.72777781299715005" table:style-name="ce1">
            <text:p>0.727777813</text:p>
          </table:table-cell>
          <table:table-cell table:style-name="ce1"/>
          <table:table-cell office:value-type="float" office:value="0.28153518554510798" table:style-name="ce1">
            <text:p>0.281535186</text:p>
          </table:table-cell>
          <table:table-cell office:value-type="float" office:value="0.24457389688966599" table:style-name="ce1">
            <text:p>0.244573897</text:p>
          </table:table-cell>
          <table:table-cell office:value-type="float" office:value="0.45549504366767402" table:style-name="ce1">
            <text:p>0.455495044</text:p>
          </table:table-cell>
          <table:table-cell office:value-type="float" office:value="0.54308752046416298" table:style-name="ce1">
            <text:p>0.54308752</text:p>
          </table:table-cell>
          <table:table-cell table:number-columns-repeated="16365"/>
        </table:table-row>
        <table:table-row table:style-name="ro1">
          <table:table-cell office:value-type="float" office:value="1.7967234851673599" table:style-name="ce1">
            <text:p>1.796723485</text:p>
          </table:table-cell>
          <table:table-cell office:value-type="float" office:value="2.8259967546618401" table:style-name="ce1">
            <text:p>2.825996755</text:p>
          </table:table-cell>
          <table:table-cell office:value-type="float" office:value="2.1400416374063802" table:style-name="ce1">
            <text:p>2.140041637</text:p>
          </table:table-cell>
          <table:table-cell office:value-type="float" office:value="3.0636452982232698" table:style-name="ce1">
            <text:p>3.063645298</text:p>
          </table:table-cell>
          <table:table-cell table:style-name="ce1"/>
          <table:table-cell office:value-type="float" office:value="1.3262994219859601" table:style-name="ce1">
            <text:p>1.326299422</text:p>
          </table:table-cell>
          <table:table-cell office:value-type="float" office:value="1.9198697367200299" table:style-name="ce1">
            <text:p>1.919869737</text:p>
          </table:table-cell>
          <table:table-cell office:value-type="float" office:value="3.6927380031137602" table:style-name="ce1">
            <text:p>3.692738003</text:p>
          </table:table-cell>
          <table:table-cell office:value-type="float" office:value="4.5611513926362397" table:style-name="ce1">
            <text:p>4.561151393</text:p>
          </table:table-cell>
          <table:table-cell table:style-name="ce1"/>
          <table:table-cell office:value-type="float" office:value="0.20191720655151099" table:style-name="ce1">
            <text:p>0.201917207</text:p>
          </table:table-cell>
          <table:table-cell office:value-type="float" office:value="0.51801109600379303" table:style-name="ce1">
            <text:p>0.518011096</text:p>
          </table:table-cell>
          <table:table-cell office:value-type="float" office:value="0.17212695516091001" table:style-name="ce1">
            <text:p>0.172126955</text:p>
          </table:table-cell>
          <table:table-cell office:value-type="float" office:value="0.72970544078941801" table:style-name="ce1">
            <text:p>0.729705441</text:p>
          </table:table-cell>
          <table:table-cell table:style-name="ce1"/>
          <table:table-cell office:value-type="float" office:value="0.22462481606204501" table:style-name="ce1">
            <text:p>0.224624816</text:p>
          </table:table-cell>
          <table:table-cell office:value-type="float" office:value="0.20506342394723301" table:style-name="ce1">
            <text:p>0.205063424</text:p>
          </table:table-cell>
          <table:table-cell office:value-type="float" office:value="0.76183207428054101" table:style-name="ce1">
            <text:p>0.761832074</text:p>
          </table:table-cell>
          <table:table-cell office:value-type="float" office:value="0.62529158548838504" table:style-name="ce1">
            <text:p>0.625291585</text:p>
          </table:table-cell>
          <table:table-cell table:number-columns-repeated="16365"/>
        </table:table-row>
        <table:table-row table:style-name="ro1">
          <table:table-cell office:value-type="float" office:value="1.9657178858734601" table:style-name="ce1">
            <text:p>1.965717886</text:p>
          </table:table-cell>
          <table:table-cell office:value-type="float" office:value="2.7348380302318498" table:style-name="ce1">
            <text:p>2.73483803</text:p>
          </table:table-cell>
          <table:table-cell office:value-type="float" office:value="1.8655209614127199" table:style-name="ce1">
            <text:p>1.865520961</text:p>
          </table:table-cell>
          <table:table-cell office:value-type="float" office:value="3.0352887244293898" table:style-name="ce1">
            <text:p>3.035288724</text:p>
          </table:table-cell>
          <table:table-cell table:style-name="ce1"/>
          <table:table-cell office:value-type="float" office:value="1.2440785997375099" table:style-name="ce1">
            <text:p>1.2440786</text:p>
          </table:table-cell>
          <table:table-cell office:value-type="float" office:value="1.8298530339510699" table:style-name="ce1">
            <text:p>1.829853034</text:p>
          </table:table-cell>
          <table:table-cell office:value-type="float" office:value="3.8726227557141599" table:style-name="ce1">
            <text:p>3.872622756</text:p>
          </table:table-cell>
          <table:table-cell office:value-type="float" office:value="4.7674851230936302" table:style-name="ce1">
            <text:p>4.767485123</text:p>
          </table:table-cell>
          <table:table-cell table:style-name="ce1"/>
          <table:table-cell office:value-type="float" office:value="0.147978219086982" table:style-name="ce1">
            <text:p>0.147978219</text:p>
          </table:table-cell>
          <table:table-cell office:value-type="float" office:value="0.424425977431512" table:style-name="ce1">
            <text:p>0.424425977</text:p>
          </table:table-cell>
          <table:table-cell office:value-type="float" office:value="0.23161248800419201" table:style-name="ce1">
            <text:p>0.231612488</text:p>
          </table:table-cell>
          <table:table-cell office:value-type="float" office:value="0.96180717881490396" table:style-name="ce1">
            <text:p>0.961807179</text:p>
          </table:table-cell>
          <table:table-cell table:style-name="ce1"/>
          <table:table-cell office:value-type="float" office:value="0.11544976740101399" table:style-name="ce1">
            <text:p>0.115449767</text:p>
          </table:table-cell>
          <table:table-cell office:value-type="float" office:value="0.132470834535837" table:style-name="ce1">
            <text:p>0.132470835</text:p>
          </table:table-cell>
          <table:table-cell office:value-type="float" office:value="0.94289036076787303" table:style-name="ce1">
            <text:p>0.942890361</text:p>
          </table:table-cell>
          <table:table-cell office:value-type="float" office:value="0.82913860141901297" table:style-name="ce1">
            <text:p>0.829138601</text:p>
          </table:table-cell>
          <table:table-cell table:number-columns-repeated="16365"/>
        </table:table-row>
        <table:table-row table:style-name="ro1">
          <table:table-cell office:value-type="float" office:value="1.90024661108563" table:style-name="ce1">
            <text:p>1.900246611</text:p>
          </table:table-cell>
          <table:table-cell office:value-type="float" office:value="2.7779959266842802" table:style-name="ce1">
            <text:p>2.777995927</text:p>
          </table:table-cell>
          <table:table-cell office:value-type="float" office:value="2.5005031930211401" table:style-name="ce1">
            <text:p>2.500503193</text:p>
          </table:table-cell>
          <table:table-cell office:value-type="float" office:value="3.1373522504000602" table:style-name="ce1">
            <text:p>3.13735225</text:p>
          </table:table-cell>
          <table:table-cell table:style-name="ce1"/>
          <table:table-cell office:value-type="float" office:value="1.42208030333258" table:style-name="ce1">
            <text:p>1.422080303</text:p>
          </table:table-cell>
          <table:table-cell office:value-type="float" office:value="1.9689930147611401" table:style-name="ce1">
            <text:p>1.968993015</text:p>
          </table:table-cell>
          <table:table-cell office:value-type="float" office:value="3.62054700239023" table:style-name="ce1">
            <text:p>3.620547002</text:p>
          </table:table-cell>
          <table:table-cell office:value-type="float" office:value="4.6836479544923098" table:style-name="ce1">
            <text:p>4.683647954</text:p>
          </table:table-cell>
          <table:table-cell table:style-name="ce1"/>
          <table:table-cell office:value-type="float" office:value="9.6633201399848198E-2" table:style-name="ce1">
            <text:p>0.096633201</text:p>
          </table:table-cell>
          <table:table-cell office:value-type="float" office:value="0.60928289632369204" table:style-name="ce1">
            <text:p>0.609282896</text:p>
          </table:table-cell>
          <table:table-cell office:value-type="float" office:value="0.56463219002069598" table:style-name="ce1">
            <text:p>0.56463219</text:p>
          </table:table-cell>
          <table:table-cell office:value-type="float" office:value="0.95247004103587996" table:style-name="ce1">
            <text:p>0.952470041</text:p>
          </table:table-cell>
          <table:table-cell table:style-name="ce1"/>
          <table:table-cell office:value-type="float" office:value="0.18089277246659399" table:style-name="ce1">
            <text:p>0.180892772</text:p>
          </table:table-cell>
          <table:table-cell office:value-type="float" office:value="0.22274921057625399" table:style-name="ce1">
            <text:p>0.222749211</text:p>
          </table:table-cell>
          <table:table-cell office:value-type="float" office:value="0.58904219044948503" table:style-name="ce1">
            <text:p>0.58904219</text:p>
          </table:table-cell>
          <table:table-cell office:value-type="float" office:value="0.63838123164080296" table:style-name="ce1">
            <text:p>0.638381232</text:p>
          </table:table-cell>
          <table:table-cell table:number-columns-repeated="16365"/>
        </table:table-row>
        <table:table-row table:style-name="ro1">
          <table:table-cell office:value-type="float" office:value="1.81263934591423" table:style-name="ce1">
            <text:p>1.812639346</text:p>
          </table:table-cell>
          <table:table-cell office:value-type="float" office:value="2.7236021632396601" table:style-name="ce1">
            <text:p>2.723602163</text:p>
          </table:table-cell>
          <table:table-cell office:value-type="float" office:value="2.39766107433688" table:style-name="ce1">
            <text:p>2.397661074</text:p>
          </table:table-cell>
          <table:table-cell office:value-type="float" office:value="3.1736025512712498" table:style-name="ce1">
            <text:p>3.173602551</text:p>
          </table:table-cell>
          <table:table-cell table:style-name="ce1"/>
          <table:table-cell office:value-type="float" office:value="1.5635697822439001" table:style-name="ce1">
            <text:p>1.563569782</text:p>
          </table:table-cell>
          <table:table-cell office:value-type="float" office:value="2.0706412824772298" table:style-name="ce1">
            <text:p>2.070641282</text:p>
          </table:table-cell>
          <table:table-cell office:value-type="float" office:value="3.7834990851270698" table:style-name="ce1">
            <text:p>3.783499085</text:p>
          </table:table-cell>
          <table:table-cell office:value-type="float" office:value="4.5473927656600699" table:style-name="ce1">
            <text:p>4.547392766</text:p>
          </table:table-cell>
          <table:table-cell table:style-name="ce1"/>
          <table:table-cell office:value-type="float" office:value="0.16681628091798301" table:style-name="ce1">
            <text:p>0.166816281</text:p>
          </table:table-cell>
          <table:table-cell office:value-type="float" office:value="0.57454868376696" table:style-name="ce1">
            <text:p>0.574548684</text:p>
          </table:table-cell>
          <table:table-cell office:value-type="float" office:value="0.56902164495051999" table:style-name="ce1">
            <text:p>0.569021645</text:p>
          </table:table-cell>
          <table:table-cell office:value-type="float" office:value="0.94977832627626602" table:style-name="ce1">
            <text:p>0.949778326</text:p>
          </table:table-cell>
          <table:table-cell table:style-name="ce1"/>
          <table:table-cell office:value-type="float" office:value="0.36594414708682699" table:style-name="ce1">
            <text:p>0.365944147</text:p>
          </table:table-cell>
          <table:table-cell office:value-type="float" office:value="0.331612270170139" table:style-name="ce1">
            <text:p>0.33161227</text:p>
          </table:table-cell>
          <table:table-cell office:value-type="float" office:value="0.85602568205549601" table:style-name="ce1">
            <text:p>0.856025682</text:p>
          </table:table-cell>
          <table:table-cell office:value-type="float" office:value="0.60403417713238206" table:style-name="ce1">
            <text:p>0.604034177</text:p>
          </table:table-cell>
          <table:table-cell table:number-columns-repeated="16365"/>
        </table:table-row>
        <table:table-row table:style-name="ro1">
          <table:table-cell office:value-type="float" office:value="1.83148748946937" table:style-name="ce1">
            <text:p>1.831487489</text:p>
          </table:table-cell>
          <table:table-cell office:value-type="float" office:value="2.69482890992753" table:style-name="ce1">
            <text:p>2.69482891</text:p>
          </table:table-cell>
          <table:table-cell office:value-type="float" office:value="1.5433095414073601" table:style-name="ce1">
            <text:p>1.543309541</text:p>
          </table:table-cell>
          <table:table-cell office:value-type="float" office:value="3.0872165247574102" table:style-name="ce1">
            <text:p>3.087216525</text:p>
          </table:table-cell>
          <table:table-cell table:style-name="ce1"/>
          <table:table-cell office:value-type="float" office:value="1.4458502202835" table:style-name="ce1">
            <text:p>1.44585022</text:p>
          </table:table-cell>
          <table:table-cell office:value-type="float" office:value="1.99923711028636" table:style-name="ce1">
            <text:p>1.99923711</text:p>
          </table:table-cell>
          <table:table-cell office:value-type="float" office:value="3.7316051027421202" table:style-name="ce1">
            <text:p>3.731605103</text:p>
          </table:table-cell>
          <table:table-cell office:value-type="float" office:value="4.6426853585022503" table:style-name="ce1">
            <text:p>4.642685359</text:p>
          </table:table-cell>
          <table:table-cell table:style-name="ce1"/>
          <table:table-cell office:value-type="float" office:value="0.20024899163793999" table:style-name="ce1">
            <text:p>0.200248992</text:p>
          </table:table-cell>
          <table:table-cell office:value-type="float" office:value="0.42516977955882002" table:style-name="ce1">
            <text:p>0.42516978</text:p>
          </table:table-cell>
          <table:table-cell office:value-type="float" office:value="0.376936320394539" table:style-name="ce1">
            <text:p>0.37693632</text:p>
          </table:table-cell>
          <table:table-cell office:value-type="float" office:value="0.80839553833797995" table:style-name="ce1">
            <text:p>0.808395538</text:p>
          </table:table-cell>
          <table:table-cell table:style-name="ce1"/>
          <table:table-cell office:value-type="float" office:value="0.24415006431395" table:style-name="ce1">
            <text:p>0.244150064</text:p>
          </table:table-cell>
          <table:table-cell office:value-type="float" office:value="0.23696443195227901" table:style-name="ce1">
            <text:p>0.236964432</text:p>
          </table:table-cell>
          <table:table-cell office:value-type="float" office:value="0.80208407305460805" table:style-name="ce1">
            <text:p>0.802084073</text:p>
          </table:table-cell>
          <table:table-cell office:value-type="float" office:value="0.69812425656182397" table:style-name="ce1">
            <text:p>0.698124257</text:p>
          </table:table-cell>
          <table:table-cell table:number-columns-repeated="16365"/>
        </table:table-row>
        <table:table-row table:style-name="ro1">
          <table:table-cell office:value-type="float" office:value="1.83114363063855" table:style-name="ce1">
            <text:p>1.831143631</text:p>
          </table:table-cell>
          <table:table-cell office:value-type="float" office:value="2.8982599651858201" table:style-name="ce1">
            <text:p>2.898259965</text:p>
          </table:table-cell>
          <table:table-cell office:value-type="float" office:value="1.6822235590074199" table:style-name="ce1">
            <text:p>1.682223559</text:p>
          </table:table-cell>
          <table:table-cell office:value-type="float" office:value="3.0958478809833498" table:style-name="ce1">
            <text:p>3.095847881</text:p>
          </table:table-cell>
          <table:table-cell table:style-name="ce1"/>
          <table:table-cell office:value-type="float" office:value="1.07966421260283" table:style-name="ce1">
            <text:p>1.079664213</text:p>
          </table:table-cell>
          <table:table-cell office:value-type="float" office:value="1.9271376808281" table:style-name="ce1">
            <text:p>1.927137681</text:p>
          </table:table-cell>
          <table:table-cell office:value-type="float" office:value="3.38821809237868" table:style-name="ce1">
            <text:p>3.388218092</text:p>
          </table:table-cell>
          <table:table-cell office:value-type="float" office:value="4.6295416683188497" table:style-name="ce1">
            <text:p>4.629541668</text:p>
          </table:table-cell>
          <table:table-cell table:style-name="ce1"/>
          <table:table-cell office:value-type="float" office:value="0.28295732140098601" table:style-name="ce1">
            <text:p>0.282957321</text:p>
          </table:table-cell>
          <table:table-cell office:value-type="float" office:value="0.62726393401258596" table:style-name="ce1">
            <text:p>0.627263934</text:p>
          </table:table-cell>
          <table:table-cell office:value-type="float" office:value="1.6187038425179201" table:style-name="ce1">
            <text:p>1.618703843</text:p>
          </table:table-cell>
          <table:table-cell office:value-type="float" office:value="0.92036171176302795" table:style-name="ce1">
            <text:p>0.920361712</text:p>
          </table:table-cell>
          <table:table-cell table:style-name="ce1"/>
          <table:table-cell office:value-type="float" office:value="0.55105136435339797" table:style-name="ce1">
            <text:p>0.551051364</text:p>
          </table:table-cell>
          <table:table-cell office:value-type="float" office:value="9.4943095343312495E-2" table:style-name="ce1">
            <text:p>0.094943095</text:p>
          </table:table-cell>
          <table:table-cell office:value-type="float" office:value="0.35389680451056799" table:style-name="ce1">
            <text:p>0.353896805</text:p>
          </table:table-cell>
          <table:table-cell office:value-type="float" office:value="0.68679806425525602" table:style-name="ce1">
            <text:p>0.686798064</text:p>
          </table:table-cell>
          <table:table-cell table:number-columns-repeated="16365"/>
        </table:table-row>
        <table:table-row table:style-name="ro1">
          <table:table-cell office:value-type="float" office:value="2.0205260575147501" table:style-name="ce1">
            <text:p>2.020526058</text:p>
          </table:table-cell>
          <table:table-cell office:value-type="float" office:value="2.69746068382682" table:style-name="ce1">
            <text:p>2.697460684</text:p>
          </table:table-cell>
          <table:table-cell office:value-type="float" office:value="2.8297186548070199" table:style-name="ce1">
            <text:p>2.829718655</text:p>
          </table:table-cell>
          <table:table-cell office:value-type="float" office:value="3.0027263669687998" table:style-name="ce1">
            <text:p>3.002726367</text:p>
          </table:table-cell>
          <table:table-cell table:style-name="ce1"/>
          <table:table-cell office:value-type="float" office:value="1.51655774775982" table:style-name="ce1">
            <text:p>1.516557748</text:p>
          </table:table-cell>
          <table:table-cell office:value-type="float" office:value="2.0098319003102398" table:style-name="ce1">
            <text:p>2.0098319</text:p>
          </table:table-cell>
          <table:table-cell office:value-type="float" office:value="3.74621195616225" table:style-name="ce1">
            <text:p>3.746211956</text:p>
          </table:table-cell>
          <table:table-cell office:value-type="float" office:value="4.5802225365635501" table:style-name="ce1">
            <text:p>4.580222537</text:p>
          </table:table-cell>
          <table:table-cell table:style-name="ce1"/>
          <table:table-cell office:value-type="float" office:value="0.149484023440105" table:style-name="ce1">
            <text:p>0.149484023</text:p>
          </table:table-cell>
          <table:table-cell office:value-type="float" office:value="0.328439055008519" table:style-name="ce1">
            <text:p>0.328439055</text:p>
          </table:table-cell>
          <table:table-cell office:value-type="float" office:value="1.0686141383962799" table:style-name="ce1">
            <text:p>1.068614138</text:p>
          </table:table-cell>
          <table:table-cell office:value-type="float" office:value="0.84487062170982397" table:style-name="ce1">
            <text:p>0.844870622</text:p>
          </table:table-cell>
          <table:table-cell table:style-name="ce1"/>
          <table:table-cell office:value-type="float" office:value="0.32405936129592799" table:style-name="ce1">
            <text:p>0.324059361</text:p>
          </table:table-cell>
          <table:table-cell office:value-type="float" office:value="0.32512466407770602" table:style-name="ce1">
            <text:p>0.325124664</text:p>
          </table:table-cell>
          <table:table-cell office:value-type="float" office:value="0.82234052397169799" table:style-name="ce1">
            <text:p>0.822340524</text:p>
          </table:table-cell>
          <table:table-cell office:value-type="float" office:value="0.63965801581100601" table:style-name="ce1">
            <text:p>0.639658016</text:p>
          </table:table-cell>
          <table:table-cell table:number-columns-repeated="16365"/>
        </table:table-row>
        <table:table-row table:style-name="ro1">
          <table:table-cell office:value-type="float" office:value="1.8874110455363899" table:style-name="ce1">
            <text:p>1.887411046</text:p>
          </table:table-cell>
          <table:table-cell office:value-type="float" office:value="2.6420965198922701" table:style-name="ce1">
            <text:p>2.64209652</text:p>
          </table:table-cell>
          <table:table-cell office:value-type="float" office:value="2.6468466374947601" table:style-name="ce1">
            <text:p>2.646846637</text:p>
          </table:table-cell>
          <table:table-cell office:value-type="float" office:value="2.9990632151375398" table:style-name="ce1">
            <text:p>2.999063215</text:p>
          </table:table-cell>
          <table:table-cell table:style-name="ce1"/>
          <table:table-cell office:value-type="float" office:value="1.52560853222626" table:style-name="ce1">
            <text:p>1.525608532</text:p>
          </table:table-cell>
          <table:table-cell office:value-type="float" office:value="2.1030453575555801" table:style-name="ce1">
            <text:p>2.103045358</text:p>
          </table:table-cell>
          <table:table-cell office:value-type="float" office:value="3.55910030463787" table:style-name="ce1">
            <text:p>3.559100305</text:p>
          </table:table-cell>
          <table:table-cell office:value-type="float" office:value="4.4100632014635703" table:style-name="ce1">
            <text:p>4.410063201</text:p>
          </table:table-cell>
          <table:table-cell table:style-name="ce1"/>
          <table:table-cell office:value-type="float" office:value="0.15288084295075599" table:style-name="ce1">
            <text:p>0.152880843</text:p>
          </table:table-cell>
          <table:table-cell office:value-type="float" office:value="0.34993453588878998" table:style-name="ce1">
            <text:p>0.349934536</text:p>
          </table:table-cell>
          <table:table-cell office:value-type="float" office:value="0.90853201921592996" table:style-name="ce1">
            <text:p>0.908532019</text:p>
          </table:table-cell>
          <table:table-cell office:value-type="float" office:value="0.79858507544569901" table:style-name="ce1">
            <text:p>0.798585075</text:p>
          </table:table-cell>
          <table:table-cell table:style-name="ce1"/>
          <table:table-cell office:value-type="float" office:value="0.26212489329232302" table:style-name="ce1">
            <text:p>0.262124893</text:p>
          </table:table-cell>
          <table:table-cell office:value-type="float" office:value="0.23010684548221999" table:style-name="ce1">
            <text:p>0.230106845</text:p>
          </table:table-cell>
          <table:table-cell office:value-type="float" office:value="0.729879464612607" table:style-name="ce1">
            <text:p>0.729879465</text:p>
          </table:table-cell>
          <table:table-cell office:value-type="float" office:value="0.56396012920979" table:style-name="ce1">
            <text:p>0.563960129</text:p>
          </table:table-cell>
          <table:table-cell table:number-columns-repeated="16365"/>
        </table:table-row>
        <table:table-row table:style-name="ro1">
          <table:table-cell office:value-type="float" office:value="1.9915242433290501" table:style-name="ce1">
            <text:p>1.991524243</text:p>
          </table:table-cell>
          <table:table-cell office:value-type="float" office:value="2.6510296056544398" table:style-name="ce1">
            <text:p>2.651029606</text:p>
          </table:table-cell>
          <table:table-cell office:value-type="float" office:value="2.7852040827575499" table:style-name="ce1">
            <text:p>2.785204083</text:p>
          </table:table-cell>
          <table:table-cell office:value-type="float" office:value="2.9292184104896202" table:style-name="ce1">
            <text:p>2.92921841</text:p>
          </table:table-cell>
          <table:table-cell table:style-name="ce1"/>
          <table:table-cell office:value-type="float" office:value="1.39872082928077" table:style-name="ce1">
            <text:p>1.398720829</text:p>
          </table:table-cell>
          <table:table-cell office:value-type="float" office:value="1.9426677991697501" table:style-name="ce1">
            <text:p>1.942667799</text:p>
          </table:table-cell>
          <table:table-cell office:value-type="float" office:value="3.9615019523622799" table:style-name="ce1">
            <text:p>3.961501952</text:p>
          </table:table-cell>
          <table:table-cell office:value-type="float" office:value="4.8871736377657102" table:style-name="ce1">
            <text:p>4.887173638</text:p>
          </table:table-cell>
          <table:table-cell table:style-name="ce1"/>
          <table:table-cell office:value-type="float" office:value="0.16415136229968599" table:style-name="ce1">
            <text:p>0.164151362</text:p>
          </table:table-cell>
          <table:table-cell office:value-type="float" office:value="0.38915143935201202" table:style-name="ce1">
            <text:p>0.389151439</text:p>
          </table:table-cell>
          <table:table-cell office:value-type="float" office:value="1.04662152752469" table:style-name="ce1">
            <text:p>1.046621528</text:p>
          </table:table-cell>
          <table:table-cell office:value-type="float" office:value="0.82970653100373803" table:style-name="ce1">
            <text:p>0.829706531</text:p>
          </table:table-cell>
          <table:table-cell table:style-name="ce1"/>
          <table:table-cell office:value-type="float" office:value="0.25706250654782797" table:style-name="ce1">
            <text:p>0.257062507</text:p>
          </table:table-cell>
          <table:table-cell office:value-type="float" office:value="0.238518518480869" table:style-name="ce1">
            <text:p>0.238518518</text:p>
          </table:table-cell>
          <table:table-cell office:value-type="float" office:value="0.61622151920211499" table:style-name="ce1">
            <text:p>0.616221519</text:p>
          </table:table-cell>
          <table:table-cell office:value-type="float" office:value="0.52529499776022703" table:style-name="ce1">
            <text:p>0.525294998</text:p>
          </table:table-cell>
          <table:table-cell table:number-columns-repeated="16365"/>
        </table:table-row>
        <table:table-row table:style-name="ro1">
          <table:table-cell office:value-type="float" office:value="1.8665228630889601" table:style-name="ce1">
            <text:p>1.866522863</text:p>
          </table:table-cell>
          <table:table-cell office:value-type="float" office:value="2.8686348480180901" table:style-name="ce1">
            <text:p>2.868634848</text:p>
          </table:table-cell>
          <table:table-cell office:value-type="float" office:value="2.4709831627785301" table:style-name="ce1">
            <text:p>2.470983163</text:p>
          </table:table-cell>
          <table:table-cell office:value-type="float" office:value="3.3187506769681598" table:style-name="ce1">
            <text:p>3.318750677</text:p>
          </table:table-cell>
          <table:table-cell table:style-name="ce1"/>
          <table:table-cell office:value-type="float" office:value="1.2451229510474799" table:style-name="ce1">
            <text:p>1.245122951</text:p>
          </table:table-cell>
          <table:table-cell office:value-type="float" office:value="1.81607747368952" table:style-name="ce1">
            <text:p>1.816077474</text:p>
          </table:table-cell>
          <table:table-cell office:value-type="float" office:value="4.2641049859758704" table:style-name="ce1">
            <text:p>4.264104986</text:p>
          </table:table-cell>
          <table:table-cell office:value-type="float" office:value="5.0496955757355204" table:style-name="ce1">
            <text:p>5.049695576</text:p>
          </table:table-cell>
          <table:table-cell table:style-name="ce1"/>
          <table:table-cell office:value-type="float" office:value="0.20630391634683901" table:style-name="ce1">
            <text:p>0.206303916</text:p>
          </table:table-cell>
          <table:table-cell office:value-type="float" office:value="0.74612313425030896" table:style-name="ce1">
            <text:p>0.746123134</text:p>
          </table:table-cell>
          <table:table-cell office:value-type="float" office:value="0.66840953948764503" table:style-name="ce1">
            <text:p>0.668409539</text:p>
          </table:table-cell>
          <table:table-cell office:value-type="float" office:value="1.31654592642629" table:style-name="ce1">
            <text:p>1.316545926</text:p>
          </table:table-cell>
          <table:table-cell table:style-name="ce1"/>
          <table:table-cell office:value-type="float" office:value="0.30570294002920001" table:style-name="ce1">
            <text:p>0.30570294</text:p>
          </table:table-cell>
          <table:table-cell office:value-type="float" office:value="0.31725006840915099" table:style-name="ce1">
            <text:p>0.317250068</text:p>
          </table:table-cell>
          <table:table-cell office:value-type="float" office:value="1.1962470229373701" table:style-name="ce1">
            <text:p>1.196247023</text:p>
          </table:table-cell>
          <table:table-cell office:value-type="float" office:value="0.96430823501863605" table:style-name="ce1">
            <text:p>0.964308235</text:p>
          </table:table-cell>
          <table:table-cell table:number-columns-repeated="16365"/>
        </table:table-row>
        <table:table-row table:style-name="ro1">
          <table:table-cell office:value-type="float" office:value="1.9978085428882999" table:style-name="ce1">
            <text:p>1.997808543</text:p>
          </table:table-cell>
          <table:table-cell office:value-type="float" office:value="2.8234775789915498" table:style-name="ce1">
            <text:p>2.823477579</text:p>
          </table:table-cell>
          <table:table-cell office:value-type="float" office:value="3.1576661150681802" table:style-name="ce1">
            <text:p>3.157666115</text:p>
          </table:table-cell>
          <table:table-cell office:value-type="float" office:value="3.38662765731973" table:style-name="ce1">
            <text:p>3.386627657</text:p>
          </table:table-cell>
          <table:table-cell table:style-name="ce1"/>
          <table:table-cell office:value-type="float" office:value="1.3458361668819601" table:style-name="ce1">
            <text:p>1.345836167</text:p>
          </table:table-cell>
          <table:table-cell office:value-type="float" office:value="1.7594618911036899" table:style-name="ce1">
            <text:p>1.759461891</text:p>
          </table:table-cell>
          <table:table-cell office:value-type="float" office:value="3.8768973526696402" table:style-name="ce1">
            <text:p>3.876897353</text:p>
          </table:table-cell>
          <table:table-cell office:value-type="float" office:value="4.7355249599132403" table:style-name="ce1">
            <text:p>4.73552496</text:p>
          </table:table-cell>
          <table:table-cell table:style-name="ce1"/>
          <table:table-cell office:value-type="float" office:value="0.126490777930788" table:style-name="ce1">
            <text:p>0.126490778</text:p>
          </table:table-cell>
          <table:table-cell office:value-type="float" office:value="0.67673014561970701" table:style-name="ce1">
            <text:p>0.676730146</text:p>
          </table:table-cell>
          <table:table-cell office:value-type="float" office:value="1.27884363111942" table:style-name="ce1">
            <text:p>1.278843631</text:p>
          </table:table-cell>
          <table:table-cell office:value-type="float" office:value="1.3284166675992699" table:style-name="ce1">
            <text:p>1.328416668</text:p>
          </table:table-cell>
          <table:table-cell table:style-name="ce1"/>
          <table:table-cell office:value-type="float" office:value="0.26178597943244097" table:style-name="ce1">
            <text:p>0.261785979</text:p>
          </table:table-cell>
          <table:table-cell office:value-type="float" office:value="0.25411686184155802" table:style-name="ce1">
            <text:p>0.254116862</text:p>
          </table:table-cell>
          <table:table-cell office:value-type="float" office:value="1.15581436594131" table:style-name="ce1">
            <text:p>1.155814366</text:p>
          </table:table-cell>
          <table:table-cell office:value-type="float" office:value="0.99145924156538701" table:style-name="ce1">
            <text:p>0.991459242</text:p>
          </table:table-cell>
          <table:table-cell table:number-columns-repeated="16365"/>
        </table:table-row>
        <table:table-row table:style-name="ro1">
          <table:table-cell office:value-type="float" office:value="1.91288916525074" table:style-name="ce1">
            <text:p>1.912889165</text:p>
          </table:table-cell>
          <table:table-cell office:value-type="float" office:value="2.7802240185082701" table:style-name="ce1">
            <text:p>2.780224019</text:p>
          </table:table-cell>
          <table:table-cell office:value-type="float" office:value="2.3270378082917098" table:style-name="ce1">
            <text:p>2.327037808</text:p>
          </table:table-cell>
          <table:table-cell office:value-type="float" office:value="2.9490497574686199" table:style-name="ce1">
            <text:p>2.949049757</text:p>
          </table:table-cell>
          <table:table-cell table:style-name="ce1"/>
          <table:table-cell office:value-type="float" office:value="1.42167909141236" table:style-name="ce1">
            <text:p>1.421679091</text:p>
          </table:table-cell>
          <table:table-cell office:value-type="float" office:value="1.9581847647231201" table:style-name="ce1">
            <text:p>1.958184765</text:p>
          </table:table-cell>
          <table:table-cell office:value-type="float" office:value="3.55625418500918" table:style-name="ce1">
            <text:p>3.556254185</text:p>
          </table:table-cell>
          <table:table-cell office:value-type="float" office:value="4.5162741974034404" table:style-name="ce1">
            <text:p>4.516274197</text:p>
          </table:table-cell>
          <table:table-cell table:style-name="ce1"/>
          <table:table-cell office:value-type="float" office:value="0.186530087939206" table:style-name="ce1">
            <text:p>0.186530088</text:p>
          </table:table-cell>
          <table:table-cell office:value-type="float" office:value="0.55305384984575301" table:style-name="ce1">
            <text:p>0.55305385</text:p>
          </table:table-cell>
          <table:table-cell office:value-type="float" office:value="0.50584057045015696" table:style-name="ce1">
            <text:p>0.50584057</text:p>
          </table:table-cell>
          <table:table-cell office:value-type="float" office:value="0.95998323690724496" table:style-name="ce1">
            <text:p>0.959983237</text:p>
          </table:table-cell>
          <table:table-cell table:style-name="ce1"/>
          <table:table-cell office:value-type="float" office:value="0.24142737937977399" table:style-name="ce1">
            <text:p>0.241427379</text:p>
          </table:table-cell>
          <table:table-cell office:value-type="float" office:value="0.29266769231519002" table:style-name="ce1">
            <text:p>0.292667692</text:p>
          </table:table-cell>
          <table:table-cell office:value-type="float" office:value="0.63708079873043599" table:style-name="ce1">
            <text:p>0.637080799</text:p>
          </table:table-cell>
          <table:table-cell office:value-type="float" office:value="0.56964598554066104" table:style-name="ce1">
            <text:p>0.569645986</text:p>
          </table:table-cell>
          <table:table-cell table:number-columns-repeated="16365"/>
        </table:table-row>
        <table:table-row table:style-name="ro1">
          <table:table-cell office:value-type="float" office:value="1.94642718404811" table:style-name="ce1">
            <text:p>1.946427184</text:p>
          </table:table-cell>
          <table:table-cell office:value-type="float" office:value="2.61359268208854" table:style-name="ce1">
            <text:p>2.613592682</text:p>
          </table:table-cell>
          <table:table-cell office:value-type="float" office:value="2.5259952379704602" table:style-name="ce1">
            <text:p>2.525995238</text:p>
          </table:table-cell>
          <table:table-cell office:value-type="float" office:value="3.3106017348491501" table:style-name="ce1">
            <text:p>3.310601735</text:p>
          </table:table-cell>
          <table:table-cell table:style-name="ce1"/>
          <table:table-cell office:value-type="float" office:value="1.4278321612356" table:style-name="ce1">
            <text:p>1.427832161</text:p>
          </table:table-cell>
          <table:table-cell office:value-type="float" office:value="2.0049189669938099" table:style-name="ce1">
            <text:p>2.004918967</text:p>
          </table:table-cell>
          <table:table-cell office:value-type="float" office:value="3.8727004041668001" table:style-name="ce1">
            <text:p>3.872700404</text:p>
          </table:table-cell>
          <table:table-cell office:value-type="float" office:value="4.8243463599443999" table:style-name="ce1">
            <text:p>4.82434636</text:p>
          </table:table-cell>
          <table:table-cell table:style-name="ce1"/>
          <table:table-cell office:value-type="float" office:value="0.19859061596744501" table:style-name="ce1">
            <text:p>0.198590616</text:p>
          </table:table-cell>
          <table:table-cell office:value-type="float" office:value="0.31857004909491399" table:style-name="ce1">
            <text:p>0.318570049</text:p>
          </table:table-cell>
          <table:table-cell office:value-type="float" office:value="0.77068474307241897" table:style-name="ce1">
            <text:p>0.770684743</text:p>
          </table:table-cell>
          <table:table-cell office:value-type="float" office:value="0.82169178846690605" table:style-name="ce1">
            <text:p>0.821691788</text:p>
          </table:table-cell>
          <table:table-cell table:style-name="ce1"/>
          <table:table-cell office:value-type="float" office:value="0.29393199038620299" table:style-name="ce1">
            <text:p>0.29393199</text:p>
          </table:table-cell>
          <table:table-cell office:value-type="float" office:value="0.27412038528666899" table:style-name="ce1">
            <text:p>0.274120385</text:p>
          </table:table-cell>
          <table:table-cell office:value-type="float" office:value="0.95239798305211698" table:style-name="ce1">
            <text:p>0.952397983</text:p>
          </table:table-cell>
          <table:table-cell office:value-type="float" office:value="0.87808051620026695" table:style-name="ce1">
            <text:p>0.878080516</text:p>
          </table:table-cell>
          <table:table-cell table:number-columns-repeated="16365"/>
        </table:table-row>
        <table:table-row table:style-name="ro1">
          <table:table-cell office:value-type="float" office:value="2.0586113816712301" table:style-name="ce1">
            <text:p>2.058611382</text:p>
          </table:table-cell>
          <table:table-cell office:value-type="float" office:value="2.6309194680663701" table:style-name="ce1">
            <text:p>2.630919468</text:p>
          </table:table-cell>
          <table:table-cell office:value-type="float" office:value="2.6496719077792599" table:style-name="ce1">
            <text:p>2.649671908</text:p>
          </table:table-cell>
          <table:table-cell office:value-type="float" office:value="3.2098310004548298" table:style-name="ce1">
            <text:p>3.209831</text:p>
          </table:table-cell>
          <table:table-cell table:style-name="ce1"/>
          <table:table-cell office:value-type="float" office:value="1.32760599884216" table:style-name="ce1">
            <text:p>1.327605999</text:p>
          </table:table-cell>
          <table:table-cell office:value-type="float" office:value="1.89441237105255" table:style-name="ce1">
            <text:p>1.894412371</text:p>
          </table:table-cell>
          <table:table-cell office:value-type="float" office:value="4.0913081663939899" table:style-name="ce1">
            <text:p>4.091308166</text:p>
          </table:table-cell>
          <table:table-cell office:value-type="float" office:value="5.03809959244336" table:style-name="ce1">
            <text:p>5.038099592</text:p>
          </table:table-cell>
          <table:table-cell table:style-name="ce1"/>
          <table:table-cell office:value-type="float" office:value="0.195366647557494" table:style-name="ce1">
            <text:p>0.195366648</text:p>
          </table:table-cell>
          <table:table-cell office:value-type="float" office:value="0.30972580637142999" table:style-name="ce1">
            <text:p>0.309725806</text:p>
          </table:table-cell>
          <table:table-cell office:value-type="float" office:value="0.83125182421163701" table:style-name="ce1">
            <text:p>0.831251824</text:p>
          </table:table-cell>
          <table:table-cell office:value-type="float" office:value="0.79415796430763497" table:style-name="ce1">
            <text:p>0.794157964</text:p>
          </table:table-cell>
          <table:table-cell table:style-name="ce1"/>
          <table:table-cell office:value-type="float" office:value="0.32474936536183902" table:style-name="ce1">
            <text:p>0.324749365</text:p>
          </table:table-cell>
          <table:table-cell office:value-type="float" office:value="0.27392297002168298" table:style-name="ce1">
            <text:p>0.27392297</text:p>
          </table:table-cell>
          <table:table-cell office:value-type="float" office:value="0.85093749638879601" table:style-name="ce1">
            <text:p>0.850937496</text:p>
          </table:table-cell>
          <table:table-cell office:value-type="float" office:value="0.77047175778746801" table:style-name="ce1">
            <text:p>0.770471758</text:p>
          </table:table-cell>
          <table:table-cell table:number-columns-repeated="16365"/>
        </table:table-row>
        <table:table-row table:style-name="ro1">
          <table:table-cell office:value-type="float" office:value="1.90448360472968" table:style-name="ce1">
            <text:p>1.904483605</text:p>
          </table:table-cell>
          <table:table-cell office:value-type="float" office:value="2.8161670610243101" table:style-name="ce1">
            <text:p>2.816167061</text:p>
          </table:table-cell>
          <table:table-cell office:value-type="float" office:value="2.5923635039166801" table:style-name="ce1">
            <text:p>2.592363504</text:p>
          </table:table-cell>
          <table:table-cell office:value-type="float" office:value="3.2199687416624201" table:style-name="ce1">
            <text:p>3.219968742</text:p>
          </table:table-cell>
          <table:table-cell table:style-name="ce1"/>
          <table:table-cell office:value-type="float" office:value="1.27889389725289" table:style-name="ce1">
            <text:p>1.278893897</text:p>
          </table:table-cell>
          <table:table-cell office:value-type="float" office:value="1.9872646887169301" table:style-name="ce1">
            <text:p>1.987264689</text:p>
          </table:table-cell>
          <table:table-cell office:value-type="float" office:value="4.1186676387544097" table:style-name="ce1">
            <text:p>4.118667639</text:p>
          </table:table-cell>
          <table:table-cell office:value-type="float" office:value="5.1103555194274302" table:style-name="ce1">
            <text:p>5.110355519</text:p>
          </table:table-cell>
          <table:table-cell table:style-name="ce1"/>
          <table:table-cell office:value-type="float" office:value="0.189730722396973" table:style-name="ce1">
            <text:p>0.189730722</text:p>
          </table:table-cell>
          <table:table-cell office:value-type="float" office:value="0.348448953534992" table:style-name="ce1">
            <text:p>0.348448954</text:p>
          </table:table-cell>
          <table:table-cell office:value-type="float" office:value="0.83083686368218301" table:style-name="ce1">
            <text:p>0.830836864</text:p>
          </table:table-cell>
          <table:table-cell office:value-type="float" office:value="0.85381677359003405" table:style-name="ce1">
            <text:p>0.853816774</text:p>
          </table:table-cell>
          <table:table-cell table:style-name="ce1"/>
          <table:table-cell office:value-type="float" office:value="0.264257078208672" table:style-name="ce1">
            <text:p>0.264257078</text:p>
          </table:table-cell>
          <table:table-cell office:value-type="float" office:value="0.30615626766283899" table:style-name="ce1">
            <text:p>0.306156268</text:p>
          </table:table-cell>
          <table:table-cell office:value-type="float" office:value="0.97317300459995604" table:style-name="ce1">
            <text:p>0.973173005</text:p>
          </table:table-cell>
          <table:table-cell office:value-type="float" office:value="0.93200019932429301" table:style-name="ce1">
            <text:p>0.932000199</text:p>
          </table:table-cell>
          <table:table-cell table:number-columns-repeated="16365"/>
        </table:table-row>
        <table:table-row table:style-name="ro1">
          <table:table-cell office:value-type="float" office:value="2.1151794324941999" table:style-name="ce1">
            <text:p>2.115179432</text:p>
          </table:table-cell>
          <table:table-cell office:value-type="float" office:value="2.60110826165453" table:style-name="ce1">
            <text:p>2.601108262</text:p>
          </table:table-cell>
          <table:table-cell office:value-type="float" office:value="2.69782910652" table:style-name="ce1">
            <text:p>2.697829107</text:p>
          </table:table-cell>
          <table:table-cell office:value-type="float" office:value="3.18807023250179" table:style-name="ce1">
            <text:p>3.188070233</text:p>
          </table:table-cell>
          <table:table-cell table:style-name="ce1"/>
          <table:table-cell office:value-type="float" office:value="1.38435256420348" table:style-name="ce1">
            <text:p>1.384352564</text:p>
          </table:table-cell>
          <table:table-cell office:value-type="float" office:value="1.9784270070799801" table:style-name="ce1">
            <text:p>1.978427007</text:p>
          </table:table-cell>
          <table:table-cell office:value-type="float" office:value="3.9275135308543101" table:style-name="ce1">
            <text:p>3.927513531</text:p>
          </table:table-cell>
          <table:table-cell office:value-type="float" office:value="4.8911548437664001" table:style-name="ce1">
            <text:p>4.891154844</text:p>
          </table:table-cell>
          <table:table-cell table:style-name="ce1"/>
          <table:table-cell office:value-type="float" office:value="0.24317757632007" table:style-name="ce1">
            <text:p>0.243177576</text:p>
          </table:table-cell>
          <table:table-cell office:value-type="float" office:value="0.28540467989651702" table:style-name="ce1">
            <text:p>0.28540468</text:p>
          </table:table-cell>
          <table:table-cell office:value-type="float" office:value="0.96179906099402801" table:style-name="ce1">
            <text:p>0.961799061</text:p>
          </table:table-cell>
          <table:table-cell office:value-type="float" office:value="0.49254845657500801" table:style-name="ce1">
            <text:p>0.492548457</text:p>
          </table:table-cell>
          <table:table-cell table:style-name="ce1"/>
          <table:table-cell office:value-type="float" office:value="0.393075933949186" table:style-name="ce1">
            <text:p>0.393075934</text:p>
          </table:table-cell>
          <table:table-cell office:value-type="float" office:value="0.28727800106059498" table:style-name="ce1">
            <text:p>0.287278001</text:p>
          </table:table-cell>
          <table:table-cell office:value-type="float" office:value="1.0856408382757401" table:style-name="ce1">
            <text:p>1.085640838</text:p>
          </table:table-cell>
          <table:table-cell office:value-type="float" office:value="1.01180535759708" table:style-name="ce1">
            <text:p>1.011805358</text:p>
          </table:table-cell>
          <table:table-cell table:number-columns-repeated="16365"/>
        </table:table-row>
        <table:table-row table:style-name="ro1">
          <table:table-cell office:value-type="float" office:value="1.9363325115610199" table:style-name="ce1">
            <text:p>1.936332512</text:p>
          </table:table-cell>
          <table:table-cell office:value-type="float" office:value="2.6549633338345902" table:style-name="ce1">
            <text:p>2.654963334</text:p>
          </table:table-cell>
          <table:table-cell office:value-type="float" office:value="2.45716022544996" table:style-name="ce1">
            <text:p>2.457160225</text:p>
          </table:table-cell>
          <table:table-cell office:value-type="float" office:value="2.99523662125657" table:style-name="ce1">
            <text:p>2.995236621</text:p>
          </table:table-cell>
          <table:table-cell table:style-name="ce1"/>
          <table:table-cell office:value-type="float" office:value="1.35951824822936" table:style-name="ce1">
            <text:p>1.359518248</text:p>
          </table:table-cell>
          <table:table-cell office:value-type="float" office:value="2.0331230463162" table:style-name="ce1">
            <text:p>2.033123046</text:p>
          </table:table-cell>
          <table:table-cell office:value-type="float" office:value="3.5522195902744702" table:style-name="ce1">
            <text:p>3.55221959</text:p>
          </table:table-cell>
          <table:table-cell office:value-type="float" office:value="4.7591457376575299" table:style-name="ce1">
            <text:p>4.759145738</text:p>
          </table:table-cell>
          <table:table-cell table:style-name="ce1"/>
          <table:table-cell office:value-type="float" office:value="0.19503735173689199" table:style-name="ce1">
            <text:p>0.195037352</text:p>
          </table:table-cell>
          <table:table-cell office:value-type="float" office:value="0.28249015155778301" table:style-name="ce1">
            <text:p>0.282490152</text:p>
          </table:table-cell>
          <table:table-cell office:value-type="float" office:value="0.72057312667490503" table:style-name="ce1">
            <text:p>0.720573127</text:p>
          </table:table-cell>
          <table:table-cell office:value-type="float" office:value="0.75125211869573605" table:style-name="ce1">
            <text:p>0.751252119</text:p>
          </table:table-cell>
          <table:table-cell table:style-name="ce1"/>
          <table:table-cell office:value-type="float" office:value="0.29134364558297199" table:style-name="ce1">
            <text:p>0.291343646</text:p>
          </table:table-cell>
          <table:table-cell office:value-type="float" office:value="0.28728478556788001" table:style-name="ce1">
            <text:p>0.287284786</text:p>
          </table:table-cell>
          <table:table-cell office:value-type="float" office:value="0.63659772474288701" table:style-name="ce1">
            <text:p>0.636597725</text:p>
          </table:table-cell>
          <table:table-cell office:value-type="float" office:value="0.80363665891057601" table:style-name="ce1">
            <text:p>0.803636659</text:p>
          </table:table-cell>
          <table:table-cell table:number-columns-repeated="16365"/>
        </table:table-row>
        <table:table-row table:style-name="ro1">
          <table:table-cell office:value-type="float" office:value="1.9120344187006999" table:style-name="ce1">
            <text:p>1.912034419</text:p>
          </table:table-cell>
          <table:table-cell office:value-type="float" office:value="2.7090000262723" table:style-name="ce1">
            <text:p>2.709000026</text:p>
          </table:table-cell>
          <table:table-cell office:value-type="float" office:value="2.6358550457702101" table:style-name="ce1">
            <text:p>2.635855046</text:p>
          </table:table-cell>
          <table:table-cell office:value-type="float" office:value="3.0722112242669999" table:style-name="ce1">
            <text:p>3.072211224</text:p>
          </table:table-cell>
          <table:table-cell table:style-name="ce1"/>
          <table:table-cell office:value-type="float" office:value="1.55043156698131" table:style-name="ce1">
            <text:p>1.550431567</text:p>
          </table:table-cell>
          <table:table-cell office:value-type="float" office:value="2.0434486962285301" table:style-name="ce1">
            <text:p>2.043448696</text:p>
          </table:table-cell>
          <table:table-cell office:value-type="float" office:value="4.0657762755356401" table:style-name="ce1">
            <text:p>4.065776276</text:p>
          </table:table-cell>
          <table:table-cell office:value-type="float" office:value="4.8367356178860996" table:style-name="ce1">
            <text:p>4.836735618</text:p>
          </table:table-cell>
          <table:table-cell table:style-name="ce1"/>
          <table:table-cell office:value-type="float" office:value="0.204227926010557" table:style-name="ce1">
            <text:p>0.204227926</text:p>
          </table:table-cell>
          <table:table-cell office:value-type="float" office:value="0.30746008003387398" table:style-name="ce1">
            <text:p>0.30746008</text:p>
          </table:table-cell>
          <table:table-cell office:value-type="float" office:value="0.89376958949277097" table:style-name="ce1">
            <text:p>0.893769589</text:p>
          </table:table-cell>
          <table:table-cell office:value-type="float" office:value="0.77010261779065903" table:style-name="ce1">
            <text:p>0.770102618</text:p>
          </table:table-cell>
          <table:table-cell table:style-name="ce1"/>
          <table:table-cell office:value-type="float" office:value="0.36302585530424902" table:style-name="ce1">
            <text:p>0.363025855</text:p>
          </table:table-cell>
          <table:table-cell office:value-type="float" office:value="0.31107006772697998" table:style-name="ce1">
            <text:p>0.311070068</text:p>
          </table:table-cell>
          <table:table-cell office:value-type="float" office:value="1.14553481502438" table:style-name="ce1">
            <text:p>1.145534815</text:p>
          </table:table-cell>
          <table:table-cell office:value-type="float" office:value="0.87762176327586505" table:style-name="ce1">
            <text:p>0.877621763</text:p>
          </table:table-cell>
          <table:table-cell table:number-columns-repeated="16365"/>
        </table:table-row>
        <table:table-row table:style-name="ro1">
          <table:table-cell office:value-type="float" office:value="1.97555377307291" table:style-name="ce1">
            <text:p>1.975553773</text:p>
          </table:table-cell>
          <table:table-cell office:value-type="float" office:value="2.7718863429915301" table:style-name="ce1">
            <text:p>2.771886343</text:p>
          </table:table-cell>
          <table:table-cell office:value-type="float" office:value="2.8555459438724098" table:style-name="ce1">
            <text:p>2.855545944</text:p>
          </table:table-cell>
          <table:table-cell office:value-type="float" office:value="3.1958410111065998" table:style-name="ce1">
            <text:p>3.195841011</text:p>
          </table:table-cell>
          <table:table-cell table:style-name="ce1"/>
          <table:table-cell office:value-type="float" office:value="1.44635476503765" table:style-name="ce1">
            <text:p>1.446354765</text:p>
          </table:table-cell>
          <table:table-cell office:value-type="float" office:value="1.98031849670978" table:style-name="ce1">
            <text:p>1.980318497</text:p>
          </table:table-cell>
          <table:table-cell office:value-type="float" office:value="4.4096680579168197" table:style-name="ce1">
            <text:p>4.409668058</text:p>
          </table:table-cell>
          <table:table-cell office:value-type="float" office:value="5.1698674417630999" table:style-name="ce1">
            <text:p>5.169867442</text:p>
          </table:table-cell>
          <table:table-cell table:style-name="ce1"/>
          <table:table-cell office:value-type="float" office:value="0.19144252002419601" table:style-name="ce1">
            <text:p>0.19144252</text:p>
          </table:table-cell>
          <table:table-cell office:value-type="float" office:value="0.30449567366457098" table:style-name="ce1">
            <text:p>0.304495674</text:p>
          </table:table-cell>
          <table:table-cell office:value-type="float" office:value="1.1146237889884301" table:style-name="ce1">
            <text:p>1.114623789</text:p>
          </table:table-cell>
          <table:table-cell office:value-type="float" office:value="0.76653443590426795" table:style-name="ce1">
            <text:p>0.766534436</text:p>
          </table:table-cell>
          <table:table-cell table:style-name="ce1"/>
          <table:table-cell office:value-type="float" office:value="0.38274572107774402" table:style-name="ce1">
            <text:p>0.382745721</text:p>
          </table:table-cell>
          <table:table-cell office:value-type="float" office:value="0.321808014266939" table:style-name="ce1">
            <text:p>0.321808014</text:p>
          </table:table-cell>
          <table:table-cell office:value-type="float" office:value="1.35355009898645" table:style-name="ce1">
            <text:p>1.353550099</text:p>
          </table:table-cell>
          <table:table-cell office:value-type="float" office:value="1.0709542143387401" table:style-name="ce1">
            <text:p>1.070954214</text:p>
          </table:table-cell>
          <table:table-cell table:number-columns-repeated="16365"/>
        </table:table-row>
        <table:table-row table:style-name="ro1">
          <table:table-cell office:value-type="float" office:value="1.9200150259066999" table:style-name="ce1">
            <text:p>1.920015026</text:p>
          </table:table-cell>
          <table:table-cell office:value-type="float" office:value="2.54557442047942" table:style-name="ce1">
            <text:p>2.54557442</text:p>
          </table:table-cell>
          <table:table-cell office:value-type="float" office:value="2.6057562536794001" table:style-name="ce1">
            <text:p>2.605756254</text:p>
          </table:table-cell>
          <table:table-cell office:value-type="float" office:value="3.10096026863084" table:style-name="ce1">
            <text:p>3.100960269</text:p>
          </table:table-cell>
          <table:table-cell table:style-name="ce1"/>
          <table:table-cell office:value-type="float" office:value="1.5462076517257699" table:style-name="ce1">
            <text:p>1.546207652</text:p>
          </table:table-cell>
          <table:table-cell office:value-type="float" office:value="2.1205945262781398" table:style-name="ce1">
            <text:p>2.120594526</text:p>
          </table:table-cell>
          <table:table-cell office:value-type="float" office:value="4.3172529957865198" table:style-name="ce1">
            <text:p>4.317252996</text:p>
          </table:table-cell>
          <table:table-cell office:value-type="float" office:value="5.1693012651991497" table:style-name="ce1">
            <text:p>5.169301265</text:p>
          </table:table-cell>
          <table:table-cell table:style-name="ce1"/>
          <table:table-cell office:value-type="float" office:value="0.20520469160708199" table:style-name="ce1">
            <text:p>0.205204692</text:p>
          </table:table-cell>
          <table:table-cell office:value-type="float" office:value="0.27863293581132598" table:style-name="ce1">
            <text:p>0.278632936</text:p>
          </table:table-cell>
          <table:table-cell office:value-type="float" office:value="0.85967806693722204" table:style-name="ce1">
            <text:p>0.859678067</text:p>
          </table:table-cell>
          <table:table-cell office:value-type="float" office:value="0.49823314713077999" table:style-name="ce1">
            <text:p>0.498233147</text:p>
          </table:table-cell>
          <table:table-cell table:style-name="ce1"/>
          <table:table-cell office:value-type="float" office:value="0.35817896814668299" table:style-name="ce1">
            <text:p>0.358178968</text:p>
          </table:table-cell>
          <table:table-cell office:value-type="float" office:value="0.32594068620135103" table:style-name="ce1">
            <text:p>0.325940686</text:p>
          </table:table-cell>
          <table:table-cell office:value-type="float" office:value="1.13875351082024" table:style-name="ce1">
            <text:p>1.138753511</text:p>
          </table:table-cell>
          <table:table-cell office:value-type="float" office:value="0.93947652225009504" table:style-name="ce1">
            <text:p>0.939476522</text:p>
          </table:table-cell>
          <table:table-cell table:number-columns-repeated="16365"/>
        </table:table-row>
        <table:table-row table:style-name="ro1">
          <table:table-cell office:value-type="float" office:value="1.8783745982109099" table:style-name="ce1">
            <text:p>1.878374598</text:p>
          </table:table-cell>
          <table:table-cell office:value-type="float" office:value="2.59997951273622" table:style-name="ce1">
            <text:p>2.599979513</text:p>
          </table:table-cell>
          <table:table-cell office:value-type="float" office:value="2.7374665111455299" table:style-name="ce1">
            <text:p>2.737466511</text:p>
          </table:table-cell>
          <table:table-cell office:value-type="float" office:value="3.2404007025132699" table:style-name="ce1">
            <text:p>3.240400703</text:p>
          </table:table-cell>
          <table:table-cell table:style-name="ce1"/>
          <table:table-cell office:value-type="float" office:value="1.7724447093197" table:style-name="ce1">
            <text:p>1.772444709</text:p>
          </table:table-cell>
          <table:table-cell office:value-type="float" office:value="2.23922574229293" table:style-name="ce1">
            <text:p>2.239225742</text:p>
          </table:table-cell>
          <table:table-cell office:value-type="float" office:value="3.6468556608096301" table:style-name="ce1">
            <text:p>3.646855661</text:p>
          </table:table-cell>
          <table:table-cell office:value-type="float" office:value="4.4317328812370897" table:style-name="ce1">
            <text:p>4.431732881</text:p>
          </table:table-cell>
          <table:table-cell table:style-name="ce1"/>
          <table:table-cell office:value-type="float" office:value="0.25315290079772801" table:style-name="ce1">
            <text:p>0.253152901</text:p>
          </table:table-cell>
          <table:table-cell office:value-type="float" office:value="0.28687662948434201" table:style-name="ce1">
            <text:p>0.286876629</text:p>
          </table:table-cell>
          <table:table-cell office:value-type="float" office:value="0.99258005378937597" table:style-name="ce1">
            <text:p>0.992580054</text:p>
          </table:table-cell>
          <table:table-cell office:value-type="float" office:value="0.62053292439525998" table:style-name="ce1">
            <text:p>0.620532924</text:p>
          </table:table-cell>
          <table:table-cell table:style-name="ce1"/>
          <table:table-cell office:value-type="float" office:value="0.39008643135413901" table:style-name="ce1">
            <text:p>0.390086431</text:p>
          </table:table-cell>
          <table:table-cell office:value-type="float" office:value="0.35482882789261999" table:style-name="ce1">
            <text:p>0.354828828</text:p>
          </table:table-cell>
          <table:table-cell office:value-type="float" office:value="1.3377790078918801" table:style-name="ce1">
            <text:p>1.337779008</text:p>
          </table:table-cell>
          <table:table-cell office:value-type="float" office:value="1.0702801909111199" table:style-name="ce1">
            <text:p>1.070280191</text:p>
          </table:table-cell>
          <table:table-cell table:number-columns-repeated="16365"/>
        </table:table-row>
        <table:table-row table:style-name="ro1">
          <table:table-cell office:value-type="float" office:value="1.8043907917530499" table:style-name="ce1">
            <text:p>1.804390792</text:p>
          </table:table-cell>
          <table:table-cell office:value-type="float" office:value="2.6377771363621401" table:style-name="ce1">
            <text:p>2.637777136</text:p>
          </table:table-cell>
          <table:table-cell office:value-type="float" office:value="2.3350376032703699" table:style-name="ce1">
            <text:p>2.335037603</text:p>
          </table:table-cell>
          <table:table-cell office:value-type="float" office:value="2.79084872996689" table:style-name="ce1">
            <text:p>2.79084873</text:p>
          </table:table-cell>
          <table:table-cell table:style-name="ce1"/>
          <table:table-cell office:value-type="float" office:value="1.7612867775240499" table:style-name="ce1">
            <text:p>1.761286778</text:p>
          </table:table-cell>
          <table:table-cell office:value-type="float" office:value="2.35583036010744" table:style-name="ce1">
            <text:p>2.35583036</text:p>
          </table:table-cell>
          <table:table-cell office:value-type="float" office:value="4.0352420723322702" table:style-name="ce1">
            <text:p>4.035242072</text:p>
          </table:table-cell>
          <table:table-cell office:value-type="float" office:value="4.8755281633024001" table:style-name="ce1">
            <text:p>4.875528163</text:p>
          </table:table-cell>
          <table:table-cell table:style-name="ce1"/>
          <table:table-cell office:value-type="float" office:value="0.319896440599929" table:style-name="ce1">
            <text:p>0.319896441</text:p>
          </table:table-cell>
          <table:table-cell office:value-type="float" office:value="0.35976620280992" table:style-name="ce1">
            <text:p>0.359766203</text:p>
          </table:table-cell>
          <table:table-cell office:value-type="float" office:value="0.60463921580478897" table:style-name="ce1">
            <text:p>0.604639216</text:p>
          </table:table-cell>
          <table:table-cell office:value-type="float" office:value="0.58158782371869799" table:style-name="ce1">
            <text:p>0.581587824</text:p>
          </table:table-cell>
          <table:table-cell table:style-name="ce1"/>
          <table:table-cell office:value-type="float" office:value="0.39883515665670799" table:style-name="ce1">
            <text:p>0.398835157</text:p>
          </table:table-cell>
          <table:table-cell office:value-type="float" office:value="0.39221756810570102" table:style-name="ce1">
            <text:p>0.392217568</text:p>
          </table:table-cell>
          <table:table-cell office:value-type="float" office:value="0.71666711442908804" table:style-name="ce1">
            <text:p>0.716667114</text:p>
          </table:table-cell>
          <table:table-cell office:value-type="float" office:value="0.50376194983103895" table:style-name="ce1">
            <text:p>0.50376195</text:p>
          </table:table-cell>
          <table:table-cell table:number-columns-repeated="16365"/>
        </table:table-row>
        <table:table-row table:style-name="ro1">
          <table:table-cell office:value-type="float" office:value="1.9693869358009399" table:style-name="ce1">
            <text:p>1.969386936</text:p>
          </table:table-cell>
          <table:table-cell office:value-type="float" office:value="2.6981184312962498" table:style-name="ce1">
            <text:p>2.698118431</text:p>
          </table:table-cell>
          <table:table-cell office:value-type="float" office:value="2.31462797600545" table:style-name="ce1">
            <text:p>2.314627976</text:p>
          </table:table-cell>
          <table:table-cell office:value-type="float" office:value="3.1648679068346901" table:style-name="ce1">
            <text:p>3.164867907</text:p>
          </table:table-cell>
          <table:table-cell table:style-name="ce1"/>
          <table:table-cell office:value-type="float" office:value="1.64005815495049" table:style-name="ce1">
            <text:p>1.640058155</text:p>
          </table:table-cell>
          <table:table-cell office:value-type="float" office:value="2.2256370557941598" table:style-name="ce1">
            <text:p>2.225637056</text:p>
          </table:table-cell>
          <table:table-cell office:value-type="float" office:value="4.2396562745589703" table:style-name="ce1">
            <text:p>4.239656275</text:p>
          </table:table-cell>
          <table:table-cell office:value-type="float" office:value="5.0877823686758497" table:style-name="ce1">
            <text:p>5.087782369</text:p>
          </table:table-cell>
          <table:table-cell table:style-name="ce1"/>
          <table:table-cell office:value-type="float" office:value="0.28998277982014897" table:style-name="ce1">
            <text:p>0.28998278</text:p>
          </table:table-cell>
          <table:table-cell office:value-type="float" office:value="0.35210228174751601" table:style-name="ce1">
            <text:p>0.352102282</text:p>
          </table:table-cell>
          <table:table-cell office:value-type="float" office:value="0.58761464813812203" table:style-name="ce1">
            <text:p>0.587614648</text:p>
          </table:table-cell>
          <table:table-cell office:value-type="float" office:value="0.43389388701113601" table:style-name="ce1">
            <text:p>0.433893887</text:p>
          </table:table-cell>
          <table:table-cell table:style-name="ce1"/>
          <table:table-cell office:value-type="float" office:value="0.43344373643273598" table:style-name="ce1">
            <text:p>0.433443736</text:p>
          </table:table-cell>
          <table:table-cell office:value-type="float" office:value="0.37680114081211702" table:style-name="ce1">
            <text:p>0.376801141</text:p>
          </table:table-cell>
          <table:table-cell office:value-type="float" office:value="1.2494790071092601" table:style-name="ce1">
            <text:p>1.249479007</text:p>
          </table:table-cell>
          <table:table-cell office:value-type="float" office:value="1.0509382126689399" table:style-name="ce1">
            <text:p>1.050938213</text:p>
          </table:table-cell>
          <table:table-cell table:number-columns-repeated="16365"/>
        </table:table-row>
        <table:table-row table:style-name="ro1">
          <table:table-cell office:value-type="float" office:value="1.9704592323749299" table:style-name="ce1">
            <text:p>1.970459232</text:p>
          </table:table-cell>
          <table:table-cell office:value-type="float" office:value="2.6940890340288099" table:style-name="ce1">
            <text:p>2.694089034</text:p>
          </table:table-cell>
          <table:table-cell office:value-type="float" office:value="2.8362378186332999" table:style-name="ce1">
            <text:p>2.836237819</text:p>
          </table:table-cell>
          <table:table-cell office:value-type="float" office:value="3.1965846519144998" table:style-name="ce1">
            <text:p>3.196584652</text:p>
          </table:table-cell>
          <table:table-cell table:style-name="ce1"/>
          <table:table-cell office:value-type="float" office:value="1.64262027247349" table:style-name="ce1">
            <text:p>1.642620272</text:p>
          </table:table-cell>
          <table:table-cell office:value-type="float" office:value="2.21275140251882" table:style-name="ce1">
            <text:p>2.212751403</text:p>
          </table:table-cell>
          <table:table-cell office:value-type="float" office:value="4.3245914084368202" table:style-name="ce1">
            <text:p>4.324591408</text:p>
          </table:table-cell>
          <table:table-cell office:value-type="float" office:value="5.1498891377579996" table:style-name="ce1">
            <text:p>5.149889138</text:p>
          </table:table-cell>
          <table:table-cell table:style-name="ce1"/>
          <table:table-cell office:value-type="float" office:value="0.28349666989912298" table:style-name="ce1">
            <text:p>0.28349667</text:p>
          </table:table-cell>
          <table:table-cell office:value-type="float" office:value="0.38359768413156498" table:style-name="ce1">
            <text:p>0.383597684</text:p>
          </table:table-cell>
          <table:table-cell office:value-type="float" office:value="1.11073528284926" table:style-name="ce1">
            <text:p>1.110735283</text:p>
          </table:table-cell>
          <table:table-cell office:value-type="float" office:value="0.32709076370793" table:style-name="ce1">
            <text:p>0.327090764</text:p>
          </table:table-cell>
          <table:table-cell table:style-name="ce1"/>
          <table:table-cell office:value-type="float" office:value="0.47630616160839601" table:style-name="ce1">
            <text:p>0.476306162</text:p>
          </table:table-cell>
          <table:table-cell office:value-type="float" office:value="0.43349422062251097" table:style-name="ce1">
            <text:p>0.433494221</text:p>
          </table:table-cell>
          <table:table-cell office:value-type="float" office:value="1.40503750247435" table:style-name="ce1">
            <text:p>1.405037502</text:p>
          </table:table-cell>
          <table:table-cell office:value-type="float" office:value="1.1768299612897499" table:style-name="ce1">
            <text:p>1.176829961</text:p>
          </table:table-cell>
          <table:table-cell table:number-columns-repeated="16365"/>
        </table:table-row>
        <table:table-row table:style-name="ro1">
          <table:table-cell office:value-type="float" office:value="1.9643523432600101" table:style-name="ce1">
            <text:p>1.964352343</text:p>
          </table:table-cell>
          <table:table-cell office:value-type="float" office:value="2.8185513162271998" table:style-name="ce1">
            <text:p>2.818551316</text:p>
          </table:table-cell>
          <table:table-cell office:value-type="float" office:value="2.70917040000869" table:style-name="ce1">
            <text:p>2.7091704</text:p>
          </table:table-cell>
          <table:table-cell office:value-type="float" office:value="3.1630256072203502" table:style-name="ce1">
            <text:p>3.163025607</text:p>
          </table:table-cell>
          <table:table-cell table:style-name="ce1"/>
          <table:table-cell office:value-type="float" office:value="1.83580710746774" table:style-name="ce1">
            <text:p>1.835807107</text:p>
          </table:table-cell>
          <table:table-cell office:value-type="float" office:value="2.3382775288321298" table:style-name="ce1">
            <text:p>2.338277529</text:p>
          </table:table-cell>
          <table:table-cell office:value-type="float" office:value="4.3618280486211001" table:style-name="ce1">
            <text:p>4.361828049</text:p>
          </table:table-cell>
          <table:table-cell office:value-type="float" office:value="4.8645758001191899" table:style-name="ce1">
            <text:p>4.8645758</text:p>
          </table:table-cell>
          <table:table-cell table:style-name="ce1"/>
          <table:table-cell office:value-type="float" office:value="0.32668910596504103" table:style-name="ce1">
            <text:p>0.326689106</text:p>
          </table:table-cell>
          <table:table-cell office:value-type="float" office:value="0.33323298714770799" table:style-name="ce1">
            <text:p>0.333232987</text:p>
          </table:table-cell>
          <table:table-cell office:value-type="float" office:value="0.97948814249419403" table:style-name="ce1">
            <text:p>0.979488142</text:p>
          </table:table-cell>
          <table:table-cell office:value-type="float" office:value="0.31736561176487998" table:style-name="ce1">
            <text:p>0.317365612</text:p>
          </table:table-cell>
          <table:table-cell table:style-name="ce1"/>
          <table:table-cell office:value-type="float" office:value="0.54406461505711901" table:style-name="ce1">
            <text:p>0.544064615</text:p>
          </table:table-cell>
          <table:table-cell office:value-type="float" office:value="0.39970061817132402" table:style-name="ce1">
            <text:p>0.399700618</text:p>
          </table:table-cell>
          <table:table-cell office:value-type="float" office:value="1.6717482321558199" table:style-name="ce1">
            <text:p>1.671748232</text:p>
          </table:table-cell>
          <table:table-cell office:value-type="float" office:value="1.12316222451351" table:style-name="ce1">
            <text:p>1.123162225</text:p>
          </table:table-cell>
          <table:table-cell table:number-columns-repeated="16365"/>
        </table:table-row>
        <table:table-row table:style-name="ro1">
          <table:table-cell office:value-type="float" office:value="2.0320284910136102" table:style-name="ce1">
            <text:p>2.032028491</text:p>
          </table:table-cell>
          <table:table-cell office:value-type="float" office:value="2.6288481031318298" table:style-name="ce1">
            <text:p>2.628848103</text:p>
          </table:table-cell>
          <table:table-cell office:value-type="float" office:value="2.69980685601098" table:style-name="ce1">
            <text:p>2.699806856</text:p>
          </table:table-cell>
          <table:table-cell office:value-type="float" office:value="2.9415703465915799" table:style-name="ce1">
            <text:p>2.941570347</text:p>
          </table:table-cell>
          <table:table-cell table:style-name="ce1"/>
          <table:table-cell office:value-type="float" office:value="1.6505261690544899" table:style-name="ce1">
            <text:p>1.650526169</text:p>
          </table:table-cell>
          <table:table-cell office:value-type="float" office:value="2.1954626892537901" table:style-name="ce1">
            <text:p>2.195462689</text:p>
          </table:table-cell>
          <table:table-cell office:value-type="float" office:value="4.2323942132964403" table:style-name="ce1">
            <text:p>4.232394213</text:p>
          </table:table-cell>
          <table:table-cell office:value-type="float" office:value="4.86793371181819" table:style-name="ce1">
            <text:p>4.867933712</text:p>
          </table:table-cell>
          <table:table-cell table:style-name="ce1"/>
          <table:table-cell office:value-type="float" office:value="0.30277431974499303" table:style-name="ce1">
            <text:p>0.30277432</text:p>
          </table:table-cell>
          <table:table-cell office:value-type="float" office:value="0.43584827009589" table:style-name="ce1">
            <text:p>0.43584827</text:p>
          </table:table-cell>
          <table:table-cell office:value-type="float" office:value="0.97847351341423905" table:style-name="ce1">
            <text:p>0.978473513</text:p>
          </table:table-cell>
          <table:table-cell office:value-type="float" office:value="0.37547736431137202" table:style-name="ce1">
            <text:p>0.375477364</text:p>
          </table:table-cell>
          <table:table-cell table:style-name="ce1"/>
          <table:table-cell office:value-type="float" office:value="0.48388992088400901" table:style-name="ce1">
            <text:p>0.483889921</text:p>
          </table:table-cell>
          <table:table-cell office:value-type="float" office:value="0.40640356274296302" table:style-name="ce1">
            <text:p>0.406403563</text:p>
          </table:table-cell>
          <table:table-cell office:value-type="float" office:value="1.3136798909019001" table:style-name="ce1">
            <text:p>1.313679891</text:p>
          </table:table-cell>
          <table:table-cell office:value-type="float" office:value="0.89369513489596697" table:style-name="ce1">
            <text:p>0.893695135</text:p>
          </table:table-cell>
          <table:table-cell table:number-columns-repeated="16365"/>
        </table:table-row>
        <table:table-row table:style-name="ro1">
          <table:table-cell office:value-type="float" office:value="2.04212235397436" table:style-name="ce1">
            <text:p>2.042122354</text:p>
          </table:table-cell>
          <table:table-cell office:value-type="float" office:value="2.6929209179178" table:style-name="ce1">
            <text:p>2.692920918</text:p>
          </table:table-cell>
          <table:table-cell office:value-type="float" office:value="2.9702378801017302" table:style-name="ce1">
            <text:p>2.97023788</text:p>
          </table:table-cell>
          <table:table-cell office:value-type="float" office:value="3.2208266098234399" table:style-name="ce1">
            <text:p>3.22082661</text:p>
          </table:table-cell>
          <table:table-cell table:style-name="ce1"/>
          <table:table-cell office:value-type="float" office:value="1.55648086835359" table:style-name="ce1">
            <text:p>1.556480868</text:p>
          </table:table-cell>
          <table:table-cell office:value-type="float" office:value="2.2173283211596799" table:style-name="ce1">
            <text:p>2.217328321</text:p>
          </table:table-cell>
          <table:table-cell office:value-type="float" office:value="4.4219653873558196" table:style-name="ce1">
            <text:p>4.421965387</text:p>
          </table:table-cell>
          <table:table-cell office:value-type="float" office:value="5.1673351603209401" table:style-name="ce1">
            <text:p>5.16733516</text:p>
          </table:table-cell>
          <table:table-cell table:style-name="ce1"/>
          <table:table-cell office:value-type="float" office:value="0.30366518983825602" table:style-name="ce1">
            <text:p>0.30366519</text:p>
          </table:table-cell>
          <table:table-cell office:value-type="float" office:value="0.39993569975148002" table:style-name="ce1">
            <text:p>0.3999357</text:p>
          </table:table-cell>
          <table:table-cell office:value-type="float" office:value="1.2524445720811599" table:style-name="ce1">
            <text:p>1.252444572</text:p>
          </table:table-cell>
          <table:table-cell office:value-type="float" office:value="0.35335972987292502" table:style-name="ce1">
            <text:p>0.35335973</text:p>
          </table:table-cell>
          <table:table-cell table:style-name="ce1"/>
          <table:table-cell office:value-type="float" office:value="0.45759210110914" table:style-name="ce1">
            <text:p>0.457592101</text:p>
          </table:table-cell>
          <table:table-cell office:value-type="float" office:value="0.41966868438288801" table:style-name="ce1">
            <text:p>0.419668684</text:p>
          </table:table-cell>
          <table:table-cell office:value-type="float" office:value="1.5069908056993799" table:style-name="ce1">
            <text:p>1.506990806</text:p>
          </table:table-cell>
          <table:table-cell office:value-type="float" office:value="1.1917803717092701" table:style-name="ce1">
            <text:p>1.191780372</text:p>
          </table:table-cell>
          <table:table-cell table:number-columns-repeated="16365"/>
        </table:table-row>
        <table:table-row table:style-name="ro1">
          <table:table-cell office:value-type="float" office:value="1.9394752447754" table:style-name="ce1">
            <text:p>1.939475245</text:p>
          </table:table-cell>
          <table:table-cell office:value-type="float" office:value="2.8295226237195399" table:style-name="ce1">
            <text:p>2.829522624</text:p>
          </table:table-cell>
          <table:table-cell office:value-type="float" office:value="3.0584953614714299" table:style-name="ce1">
            <text:p>3.058495361</text:p>
          </table:table-cell>
          <table:table-cell office:value-type="float" office:value="3.3139996248627601" table:style-name="ce1">
            <text:p>3.313999625</text:p>
          </table:table-cell>
          <table:table-cell table:style-name="ce1"/>
          <table:table-cell office:value-type="float" office:value="1.67699296279443" table:style-name="ce1">
            <text:p>1.676992963</text:p>
          </table:table-cell>
          <table:table-cell office:value-type="float" office:value="2.1698822037569898" table:style-name="ce1">
            <text:p>2.169882204</text:p>
          </table:table-cell>
          <table:table-cell office:value-type="float" office:value="4.58921923895831" table:style-name="ce1">
            <text:p>4.589219239</text:p>
          </table:table-cell>
          <table:table-cell office:value-type="float" office:value="5.3126657490376203" table:style-name="ce1">
            <text:p>5.312665749</text:p>
          </table:table-cell>
          <table:table-cell table:style-name="ce1"/>
          <table:table-cell office:value-type="float" office:value="0.34906398282842499" table:style-name="ce1">
            <text:p>0.349063983</text:p>
          </table:table-cell>
          <table:table-cell office:value-type="float" office:value="0.32208276777567202" table:style-name="ce1">
            <text:p>0.322082768</text:p>
          </table:table-cell>
          <table:table-cell office:value-type="float" office:value="1.3506887837691" table:style-name="ce1">
            <text:p>1.350688784</text:p>
          </table:table-cell>
          <table:table-cell office:value-type="float" office:value="0.47883212982318601" table:style-name="ce1">
            <text:p>0.47883213</text:p>
          </table:table-cell>
          <table:table-cell table:style-name="ce1"/>
          <table:table-cell office:value-type="float" office:value="0.48685293671997798" table:style-name="ce1">
            <text:p>0.486852937</text:p>
          </table:table-cell>
          <table:table-cell office:value-type="float" office:value="0.43554029463134297" table:style-name="ce1">
            <text:p>0.435540295</text:p>
          </table:table-cell>
          <table:table-cell office:value-type="float" office:value="1.67299704356437" table:style-name="ce1">
            <text:p>1.672997044</text:p>
          </table:table-cell>
          <table:table-cell office:value-type="float" office:value="1.3356491159984401" table:style-name="ce1">
            <text:p>1.335649116</text:p>
          </table:table-cell>
          <table:table-cell table:number-columns-repeated="16365"/>
        </table:table-row>
        <table:table-row table:style-name="ro1">
          <table:table-cell office:value-type="float" office:value="2.0009539797920599" table:style-name="ce1">
            <text:p>2.00095398</text:p>
          </table:table-cell>
          <table:table-cell office:value-type="float" office:value="2.7125790769337299" table:style-name="ce1">
            <text:p>2.712579077</text:p>
          </table:table-cell>
          <table:table-cell office:value-type="float" office:value="2.64962739653298" table:style-name="ce1">
            <text:p>2.649627397</text:p>
          </table:table-cell>
          <table:table-cell office:value-type="float" office:value="3.0146470805895702" table:style-name="ce1">
            <text:p>3.014647081</text:p>
          </table:table-cell>
          <table:table-cell table:style-name="ce1"/>
          <table:table-cell office:value-type="float" office:value="1.7842803013294699" table:style-name="ce1">
            <text:p>1.784280301</text:p>
          </table:table-cell>
          <table:table-cell office:value-type="float" office:value="2.2871384595206501" table:style-name="ce1">
            <text:p>2.28713846</text:p>
          </table:table-cell>
          <table:table-cell office:value-type="float" office:value="4.5085787278441902" table:style-name="ce1">
            <text:p>4.508578728</text:p>
          </table:table-cell>
          <table:table-cell office:value-type="float" office:value="5.1605328264630002" table:style-name="ce1">
            <text:p>5.160532826</text:p>
          </table:table-cell>
          <table:table-cell table:style-name="ce1"/>
          <table:table-cell office:value-type="float" office:value="3.66724814995429E-2" table:style-name="ce1">
            <text:p>0.036672481</text:p>
          </table:table-cell>
          <table:table-cell office:value-type="float" office:value="0.21853919365317601" table:style-name="ce1">
            <text:p>0.218539194</text:p>
          </table:table-cell>
          <table:table-cell office:value-type="float" office:value="0.27058992956861899" table:style-name="ce1">
            <text:p>0.27058993</text:p>
          </table:table-cell>
          <table:table-cell office:value-type="float" office:value="0.22769574080618801" table:style-name="ce1">
            <text:p>0.227695741</text:p>
          </table:table-cell>
          <table:table-cell table:style-name="ce1"/>
          <table:table-cell office:value-type="float" office:value="5.9258857054580803E-2" table:style-name="ce1">
            <text:p>0.059258857</text:p>
          </table:table-cell>
          <table:table-cell office:value-type="float" office:value="7.50193596200011E-2" table:style-name="ce1">
            <text:p>0.07501936</text:p>
          </table:table-cell>
          <table:table-cell office:value-type="float" office:value="0.105370579698321" table:style-name="ce1">
            <text:p>0.10537058</text:p>
          </table:table-cell>
          <table:table-cell office:value-type="float" office:value="0.10967039815714601" table:style-name="ce1">
            <text:p>0.109670398</text:p>
          </table:table-cell>
          <table:table-cell table:number-columns-repeated="16365"/>
        </table:table-row>
        <table:table-row table:style-name="ro1">
          <table:table-cell office:value-type="float" office:value="2.0094593180541001" table:style-name="ce1">
            <text:p>2.009459318</text:p>
          </table:table-cell>
          <table:table-cell office:value-type="float" office:value="2.8117002128217901" table:style-name="ce1">
            <text:p>2.811700213</text:p>
          </table:table-cell>
          <table:table-cell office:value-type="float" office:value="2.9100652849083701" table:style-name="ce1">
            <text:p>2.910065285</text:p>
          </table:table-cell>
          <table:table-cell office:value-type="float" office:value="3.1969197565919401" table:style-name="ce1">
            <text:p>3.196919757</text:p>
          </table:table-cell>
          <table:table-cell table:style-name="ce1"/>
          <table:table-cell office:value-type="float" office:value="1.7287207676330401" table:style-name="ce1">
            <text:p>1.728720768</text:p>
          </table:table-cell>
          <table:table-cell office:value-type="float" office:value="2.2317064262265198" table:style-name="ce1">
            <text:p>2.231706426</text:p>
          </table:table-cell>
          <table:table-cell office:value-type="float" office:value="4.5623813387690397" table:style-name="ce1">
            <text:p>4.562381339</text:p>
          </table:table-cell>
          <table:table-cell office:value-type="float" office:value="5.1322307469586299" table:style-name="ce1">
            <text:p>5.132230747</text:p>
          </table:table-cell>
          <table:table-cell table:style-name="ce1"/>
          <table:table-cell office:value-type="float" office:value="5.5715279886077898E-2" table:style-name="ce1">
            <text:p>0.05571528</text:p>
          </table:table-cell>
          <table:table-cell office:value-type="float" office:value="0.20220355723604599" table:style-name="ce1">
            <text:p>0.202203557</text:p>
          </table:table-cell>
          <table:table-cell office:value-type="float" office:value="0.34432602412296298" table:style-name="ce1">
            <text:p>0.344326024</text:p>
          </table:table-cell>
          <table:table-cell office:value-type="float" office:value="0.21028574868327499" table:style-name="ce1">
            <text:p>0.210285749</text:p>
          </table:table-cell>
          <table:table-cell table:style-name="ce1"/>
          <table:table-cell office:value-type="float" office:value="0.10475311168331899" table:style-name="ce1">
            <text:p>0.104753112</text:p>
          </table:table-cell>
          <table:table-cell office:value-type="float" office:value="5.2779357435768302E-2" table:style-name="ce1">
            <text:p>0.052779357</text:p>
          </table:table-cell>
          <table:table-cell office:value-type="float" office:value="0.19856022630357001" table:style-name="ce1">
            <text:p>0.198560226</text:p>
          </table:table-cell>
          <table:table-cell office:value-type="float" office:value="3.7433094426922803E-2" table:style-name="ce1">
            <text:p>0.037433094</text:p>
          </table:table-cell>
          <table:table-cell table:number-columns-repeated="16365"/>
        </table:table-row>
        <table:table-row table:style-name="ro1">
          <table:table-cell office:value-type="float" office:value="2.0827099557004001" table:style-name="ce1">
            <text:p>2.082709956</text:p>
          </table:table-cell>
          <table:table-cell office:value-type="float" office:value="2.9264165739459602" table:style-name="ce1">
            <text:p>2.926416574</text:p>
          </table:table-cell>
          <table:table-cell office:value-type="float" office:value="2.83186013637753" table:style-name="ce1">
            <text:p>2.831860136</text:p>
          </table:table-cell>
          <table:table-cell office:value-type="float" office:value="3.17634812954388" table:style-name="ce1">
            <text:p>3.17634813</text:p>
          </table:table-cell>
          <table:table-cell table:style-name="ce1"/>
          <table:table-cell office:value-type="float" office:value="1.65137841566721" table:style-name="ce1">
            <text:p>1.651378416</text:p>
          </table:table-cell>
          <table:table-cell office:value-type="float" office:value="2.2808004040970502" table:style-name="ce1">
            <text:p>2.280800404</text:p>
          </table:table-cell>
          <table:table-cell office:value-type="float" office:value="4.4149929637955703" table:style-name="ce1">
            <text:p>4.414992964</text:p>
          </table:table-cell>
          <table:table-cell office:value-type="float" office:value="5.1673470448626304" table:style-name="ce1">
            <text:p>5.167347045</text:p>
          </table:table-cell>
          <table:table-cell table:style-name="ce1"/>
          <table:table-cell office:value-type="float" office:value="0.108738535141189" table:style-name="ce1">
            <text:p>0.108738535</text:p>
          </table:table-cell>
          <table:table-cell office:value-type="float" office:value="9.1604577771866105E-2" table:style-name="ce1">
            <text:p>0.091604578</text:p>
          </table:table-cell>
          <table:table-cell office:value-type="float" office:value="0.649973342254899" table:style-name="ce1">
            <text:p>0.649973342</text:p>
          </table:table-cell>
          <table:table-cell office:value-type="float" office:value="0.14271877804408101" table:style-name="ce1">
            <text:p>0.142718778</text:p>
          </table:table-cell>
          <table:table-cell table:style-name="ce1"/>
          <table:table-cell office:value-type="float" office:value="8.5807125304352902E-2" table:style-name="ce1">
            <text:p>0.085807125</text:p>
          </table:table-cell>
          <table:table-cell office:value-type="float" office:value="0.14536008872867701" table:style-name="ce1">
            <text:p>0.145360089</text:p>
          </table:table-cell>
          <table:table-cell office:value-type="float" office:value="0.12738669903245001" table:style-name="ce1">
            <text:p>0.127386699</text:p>
          </table:table-cell>
          <table:table-cell office:value-type="float" office:value="7.4787470841486903E-2" table:style-name="ce1">
            <text:p>0.074787471</text:p>
          </table:table-cell>
          <table:table-cell table:number-columns-repeated="16365"/>
        </table:table-row>
        <table:table-row table:style-name="ro1">
          <table:table-cell office:value-type="float" office:value="2.0634056698966901" table:style-name="ce1">
            <text:p>2.06340567</text:p>
          </table:table-cell>
          <table:table-cell office:value-type="float" office:value="3.0116918964614401" table:style-name="ce1">
            <text:p>3.011691896</text:p>
          </table:table-cell>
          <table:table-cell office:value-type="float" office:value="2.6784170742292499" table:style-name="ce1">
            <text:p>2.678417074</text:p>
          </table:table-cell>
          <table:table-cell office:value-type="float" office:value="3.2418029971306899" table:style-name="ce1">
            <text:p>3.241802997</text:p>
          </table:table-cell>
          <table:table-cell table:style-name="ce1"/>
          <table:table-cell office:value-type="float" office:value="1.5973135251823101" table:style-name="ce1">
            <text:p>1.597313525</text:p>
          </table:table-cell>
          <table:table-cell office:value-type="float" office:value="2.2370383150826298" table:style-name="ce1">
            <text:p>2.237038315</text:p>
          </table:table-cell>
          <table:table-cell office:value-type="float" office:value="4.4538626772300898" table:style-name="ce1">
            <text:p>4.453862677</text:p>
          </table:table-cell>
          <table:table-cell office:value-type="float" office:value="5.3585606732739297" table:style-name="ce1">
            <text:p>5.358560673</text:p>
          </table:table-cell>
          <table:table-cell table:style-name="ce1"/>
          <table:table-cell office:value-type="float" office:value="8.3079509576238594E-2" table:style-name="ce1">
            <text:p>0.08307951</text:p>
          </table:table-cell>
          <table:table-cell office:value-type="float" office:value="8.62224027621869E-2" table:style-name="ce1">
            <text:p>0.086222403</text:p>
          </table:table-cell>
          <table:table-cell office:value-type="float" office:value="0.48344895200768501" table:style-name="ce1">
            <text:p>0.483448952</text:p>
          </table:table-cell>
          <table:table-cell office:value-type="float" office:value="6.2638441226228803E-2" table:style-name="ce1">
            <text:p>0.062638441</text:p>
          </table:table-cell>
          <table:table-cell table:style-name="ce1"/>
          <table:table-cell office:value-type="float" office:value="9.38778898597665E-2" table:style-name="ce1">
            <text:p>0.09387789</text:p>
          </table:table-cell>
          <table:table-cell office:value-type="float" office:value="5.46671943844265E-2" table:style-name="ce1">
            <text:p>0.054667194</text:p>
          </table:table-cell>
          <table:table-cell office:value-type="float" office:value="0.17006618001938101" table:style-name="ce1">
            <text:p>0.17006618</text:p>
          </table:table-cell>
          <table:table-cell office:value-type="float" office:value="0.252048573479074" table:style-name="ce1">
            <text:p>0.252048573</text:p>
          </table:table-cell>
          <table:table-cell table:number-columns-repeated="16365"/>
        </table:table-row>
        <table:table-row table:style-name="ro1">
          <table:table-cell office:value-type="float" office:value="2.0760841642026699" table:style-name="ce1">
            <text:p>2.076084164</text:p>
          </table:table-cell>
          <table:table-cell office:value-type="float" office:value="2.8540706292965901" table:style-name="ce1">
            <text:p>2.854070629</text:p>
          </table:table-cell>
          <table:table-cell office:value-type="float" office:value="2.7305484969265699" table:style-name="ce1">
            <text:p>2.730548497</text:p>
          </table:table-cell>
          <table:table-cell office:value-type="float" office:value="3.3289253007822599" table:style-name="ce1">
            <text:p>3.328925301</text:p>
          </table:table-cell>
          <table:table-cell table:style-name="ce1"/>
          <table:table-cell office:value-type="float" office:value="1.6422325384663401" table:style-name="ce1">
            <text:p>1.642232538</text:p>
          </table:table-cell>
          <table:table-cell office:value-type="float" office:value="2.27270892241568" table:style-name="ce1">
            <text:p>2.272708922</text:p>
          </table:table-cell>
          <table:table-cell office:value-type="float" office:value="4.5904572378000204" table:style-name="ce1">
            <text:p>4.590457238</text:p>
          </table:table-cell>
          <table:table-cell office:value-type="float" office:value="5.3984536749329601" table:style-name="ce1">
            <text:p>5.398453675</text:p>
          </table:table-cell>
          <table:table-cell table:style-name="ce1"/>
          <table:table-cell office:value-type="float" office:value="9.5217731057436E-2" table:style-name="ce1">
            <text:p>0.095217731</text:p>
          </table:table-cell>
          <table:table-cell office:value-type="float" office:value="0.26498853137564199" table:style-name="ce1">
            <text:p>0.264988531</text:p>
          </table:table-cell>
          <table:table-cell office:value-type="float" office:value="0.33887254851591803" table:style-name="ce1">
            <text:p>0.338872549</text:p>
          </table:table-cell>
          <table:table-cell office:value-type="float" office:value="0.311397829411177" table:style-name="ce1">
            <text:p>0.311397829</text:p>
          </table:table-cell>
          <table:table-cell table:style-name="ce1"/>
          <table:table-cell office:value-type="float" office:value="8.9305085560034206E-2" table:style-name="ce1">
            <text:p>0.089305086</text:p>
          </table:table-cell>
          <table:table-cell office:value-type="float" office:value="9.84714994362971E-2" table:style-name="ce1">
            <text:p>0.098471499</text:p>
          </table:table-cell>
          <table:table-cell office:value-type="float" office:value="0.22223894027295699" table:style-name="ce1">
            <text:p>0.22223894</text:p>
          </table:table-cell>
          <table:table-cell office:value-type="float" office:value="0.29134060642064202" table:style-name="ce1">
            <text:p>0.291340606</text:p>
          </table:table-cell>
          <table:table-cell table:number-columns-repeated="16365"/>
        </table:table-row>
        <table:table-row table:style-name="ro1">
          <table:table-cell office:value-type="float" office:value="1.9915493419616099" table:style-name="ce1">
            <text:p>1.991549342</text:p>
          </table:table-cell>
          <table:table-cell office:value-type="float" office:value="2.90735309619531" table:style-name="ce1">
            <text:p>2.907353096</text:p>
          </table:table-cell>
          <table:table-cell office:value-type="float" office:value="2.6695356627537201" table:style-name="ce1">
            <text:p>2.669535663</text:p>
          </table:table-cell>
          <table:table-cell office:value-type="float" office:value="3.1560680937541301" table:style-name="ce1">
            <text:p>3.156068094</text:p>
          </table:table-cell>
          <table:table-cell table:style-name="ce1"/>
          <table:table-cell office:value-type="float" office:value="1.7470821961969001" table:style-name="ce1">
            <text:p>1.747082196</text:p>
          </table:table-cell>
          <table:table-cell office:value-type="float" office:value="2.38666010547677" table:style-name="ce1">
            <text:p>2.386660105</text:p>
          </table:table-cell>
          <table:table-cell office:value-type="float" office:value="4.70760967525477" table:style-name="ce1">
            <text:p>4.707609675</text:p>
          </table:table-cell>
          <table:table-cell office:value-type="float" office:value="5.4962578251203702" table:style-name="ce1">
            <text:p>5.496257825</text:p>
          </table:table-cell>
          <table:table-cell table:style-name="ce1"/>
          <table:table-cell office:value-type="float" office:value="0.1071570480054" table:style-name="ce1">
            <text:p>0.107157048</text:p>
          </table:table-cell>
          <table:table-cell office:value-type="float" office:value="0.18411520601113199" table:style-name="ce1">
            <text:p>0.184115206</text:p>
          </table:table-cell>
          <table:table-cell office:value-type="float" office:value="0.25171366243704701" table:style-name="ce1">
            <text:p>0.251713662</text:p>
          </table:table-cell>
          <table:table-cell office:value-type="float" office:value="0.37561892810815201" table:style-name="ce1">
            <text:p>0.375618928</text:p>
          </table:table-cell>
          <table:table-cell table:style-name="ce1"/>
          <table:table-cell office:value-type="float" office:value="4.7531497971712702E-2" table:style-name="ce1">
            <text:p>0.047531498</text:p>
          </table:table-cell>
          <table:table-cell office:value-type="float" office:value="7.9605013410576297E-2" table:style-name="ce1">
            <text:p>0.079605013</text:p>
          </table:table-cell>
          <table:table-cell office:value-type="float" office:value="6.63281458077946E-2" table:style-name="ce1">
            <text:p>0.066328146</text:p>
          </table:table-cell>
          <table:table-cell office:value-type="float" office:value="4.5986355767686303E-2" table:style-name="ce1">
            <text:p>0.045986356</text:p>
          </table:table-cell>
          <table:table-cell table:number-columns-repeated="16365"/>
        </table:table-row>
        <table:table-row table:style-name="ro1">
          <table:table-cell office:value-type="float" office:value="2.0556017642604099" table:style-name="ce1">
            <text:p>2.055601764</text:p>
          </table:table-cell>
          <table:table-cell office:value-type="float" office:value="2.9184171142137898" table:style-name="ce1">
            <text:p>2.918417114</text:p>
          </table:table-cell>
          <table:table-cell office:value-type="float" office:value="2.9469266734947399" table:style-name="ce1">
            <text:p>2.946926673</text:p>
          </table:table-cell>
          <table:table-cell office:value-type="float" office:value="3.4785981510870601" table:style-name="ce1">
            <text:p>3.478598151</text:p>
          </table:table-cell>
          <table:table-cell table:style-name="ce1"/>
          <table:table-cell office:value-type="float" office:value="1.6227795906107101" table:style-name="ce1">
            <text:p>1.622779591</text:p>
          </table:table-cell>
          <table:table-cell office:value-type="float" office:value="2.2829360666276002" table:style-name="ce1">
            <text:p>2.282936067</text:p>
          </table:table-cell>
          <table:table-cell office:value-type="float" office:value="4.7230185496932302" table:style-name="ce1">
            <text:p>4.72301855</text:p>
          </table:table-cell>
          <table:table-cell office:value-type="float" office:value="5.5836274256662604" table:style-name="ce1">
            <text:p>5.583627426</text:p>
          </table:table-cell>
          <table:table-cell table:style-name="ce1"/>
          <table:table-cell office:value-type="float" office:value="0.11297330917426" table:style-name="ce1">
            <text:p>0.112973309</text:p>
          </table:table-cell>
          <table:table-cell office:value-type="float" office:value="0.13589078147674599" table:style-name="ce1">
            <text:p>0.135890781</text:p>
          </table:table-cell>
          <table:table-cell office:value-type="float" office:value="0.27721589240295902" table:style-name="ce1">
            <text:p>0.277215892</text:p>
          </table:table-cell>
          <table:table-cell office:value-type="float" office:value="0.264490550915506" table:style-name="ce1">
            <text:p>0.264490551</text:p>
          </table:table-cell>
          <table:table-cell table:style-name="ce1"/>
          <table:table-cell office:value-type="float" office:value="0.128740961423601" table:style-name="ce1">
            <text:p>0.128740961</text:p>
          </table:table-cell>
          <table:table-cell office:value-type="float" office:value="9.5925532620974002E-2" table:style-name="ce1">
            <text:p>0.095925533</text:p>
          </table:table-cell>
          <table:table-cell office:value-type="float" office:value="0.353819191331047" table:style-name="ce1">
            <text:p>0.353819191</text:p>
          </table:table-cell>
          <table:table-cell office:value-type="float" office:value="0.47419211989733001" table:style-name="ce1">
            <text:p>0.47419212</text:p>
          </table:table-cell>
          <table:table-cell table:number-columns-repeated="16365"/>
        </table:table-row>
        <table:table-row table:style-name="ro1">
          <table:table-cell office:value-type="float" office:value="2.2381237206648001" table:style-name="ce1">
            <text:p>2.238123721</text:p>
          </table:table-cell>
          <table:table-cell office:value-type="float" office:value="2.8279773056151201" table:style-name="ce1">
            <text:p>2.827977306</text:p>
          </table:table-cell>
          <table:table-cell office:value-type="float" office:value="2.6014200291261398" table:style-name="ce1">
            <text:p>2.601420029</text:p>
          </table:table-cell>
          <table:table-cell office:value-type="float" office:value="3.1792395850961799" table:style-name="ce1">
            <text:p>3.179239585</text:p>
          </table:table-cell>
          <table:table-cell table:style-name="ce1"/>
          <table:table-cell office:value-type="float" office:value="1.61121881546392" table:style-name="ce1">
            <text:p>1.611218815</text:p>
          </table:table-cell>
          <table:table-cell office:value-type="float" office:value="2.3901122738541298" table:style-name="ce1">
            <text:p>2.390112274</text:p>
          </table:table-cell>
          <table:table-cell office:value-type="float" office:value="4.5364740599547799" table:style-name="ce1">
            <text:p>4.53647406</text:p>
          </table:table-cell>
          <table:table-cell office:value-type="float" office:value="5.3283728385069002" table:style-name="ce1">
            <text:p>5.328372839</text:p>
          </table:table-cell>
          <table:table-cell table:style-name="ce1"/>
          <table:table-cell office:value-type="float" office:value="0.25916618230174399" table:style-name="ce1">
            <text:p>0.259166182</text:p>
          </table:table-cell>
          <table:table-cell office:value-type="float" office:value="0.28942515711406303" table:style-name="ce1">
            <text:p>0.289425157</text:p>
          </table:table-cell>
          <table:table-cell office:value-type="float" office:value="0.76805585228045303" table:style-name="ce1">
            <text:p>0.768055852</text:p>
          </table:table-cell>
          <table:table-cell office:value-type="float" office:value="0.55508619480522803" table:style-name="ce1">
            <text:p>0.555086195</text:p>
          </table:table-cell>
          <table:table-cell table:style-name="ce1"/>
          <table:table-cell office:value-type="float" office:value="0.29200202169417599" table:style-name="ce1">
            <text:p>0.292002022</text:p>
          </table:table-cell>
          <table:table-cell office:value-type="float" office:value="0.30536623761313098" table:style-name="ce1">
            <text:p>0.305366238</text:p>
          </table:table-cell>
          <table:table-cell office:value-type="float" office:value="0.30336283275925702" table:style-name="ce1">
            <text:p>0.303362833</text:p>
          </table:table-cell>
          <table:table-cell office:value-type="float" office:value="0.21845619802924299" table:style-name="ce1">
            <text:p>0.218456198</text:p>
          </table:table-cell>
          <table:table-cell table:number-columns-repeated="16365"/>
        </table:table-row>
        <table:table-row table:style-name="ro1">
          <table:table-cell office:value-type="float" office:value="2.1458671117411101" table:style-name="ce1">
            <text:p>2.145867112</text:p>
          </table:table-cell>
          <table:table-cell office:value-type="float" office:value="2.8075772471891498" table:style-name="ce1">
            <text:p>2.807577247</text:p>
          </table:table-cell>
          <table:table-cell office:value-type="float" office:value="2.66815784459651" table:style-name="ce1">
            <text:p>2.668157845</text:p>
          </table:table-cell>
          <table:table-cell office:value-type="float" office:value="3.0515657254914399" table:style-name="ce1">
            <text:p>3.051565725</text:p>
          </table:table-cell>
          <table:table-cell table:style-name="ce1"/>
          <table:table-cell office:value-type="float" office:value="1.6331306278553801" table:style-name="ce1">
            <text:p>1.633130628</text:p>
          </table:table-cell>
          <table:table-cell office:value-type="float" office:value="2.3485883098475901" table:style-name="ce1">
            <text:p>2.34858831</text:p>
          </table:table-cell>
          <table:table-cell office:value-type="float" office:value="4.5082437190409799" table:style-name="ce1">
            <text:p>4.508243719</text:p>
          </table:table-cell>
          <table:table-cell office:value-type="float" office:value="5.4086151146774597" table:style-name="ce1">
            <text:p>5.408615115</text:p>
          </table:table-cell>
          <table:table-cell table:style-name="ce1"/>
          <table:table-cell office:value-type="float" office:value="0.17864952271520099" table:style-name="ce1">
            <text:p>0.178649523</text:p>
          </table:table-cell>
          <table:table-cell office:value-type="float" office:value="0.306163483161567" table:style-name="ce1">
            <text:p>0.306163483</text:p>
          </table:table-cell>
          <table:table-cell office:value-type="float" office:value="0.64575559391258497" table:style-name="ce1">
            <text:p>0.645755594</text:p>
          </table:table-cell>
          <table:table-cell office:value-type="float" office:value="0.54198772503785497" table:style-name="ce1">
            <text:p>0.541987725</text:p>
          </table:table-cell>
          <table:table-cell table:style-name="ce1"/>
          <table:table-cell office:value-type="float" office:value="0.15700531333527301" table:style-name="ce1">
            <text:p>0.157005313</text:p>
          </table:table-cell>
          <table:table-cell office:value-type="float" office:value="0.20854568453671399" table:style-name="ce1">
            <text:p>0.208545685</text:p>
          </table:table-cell>
          <table:table-cell office:value-type="float" office:value="0.15785230911652401" table:style-name="ce1">
            <text:p>0.157852309</text:p>
          </table:table-cell>
          <table:table-cell office:value-type="float" office:value="0.29285058892323801" table:style-name="ce1">
            <text:p>0.292850589</text:p>
          </table:table-cell>
          <table:table-cell table:number-columns-repeated="16365"/>
        </table:table-row>
        <table:table-row table:style-name="ro1">
          <table:table-cell office:value-type="float" office:value="1.9823108518432699" table:style-name="ce1">
            <text:p>1.982310852</text:p>
          </table:table-cell>
          <table:table-cell office:value-type="float" office:value="2.91391303845871" table:style-name="ce1">
            <text:p>2.913913038</text:p>
          </table:table-cell>
          <table:table-cell office:value-type="float" office:value="2.6140112201462302" table:style-name="ce1">
            <text:p>2.61401122</text:p>
          </table:table-cell>
          <table:table-cell office:value-type="float" office:value="2.7940348215498401" table:style-name="ce1">
            <text:p>2.794034822</text:p>
          </table:table-cell>
          <table:table-cell table:style-name="ce1"/>
          <table:table-cell office:value-type="float" office:value="1.7954793443388399" table:style-name="ce1">
            <text:p>1.795479344</text:p>
          </table:table-cell>
          <table:table-cell office:value-type="float" office:value="2.2815880319378099" table:style-name="ce1">
            <text:p>2.281588032</text:p>
          </table:table-cell>
          <table:table-cell office:value-type="float" office:value="4.4727872682700403" table:style-name="ce1">
            <text:p>4.472787268</text:p>
          </table:table-cell>
          <table:table-cell office:value-type="float" office:value="5.1552858235009102" table:style-name="ce1">
            <text:p>5.155285824</text:p>
          </table:table-cell>
          <table:table-cell table:style-name="ce1"/>
          <table:table-cell office:value-type="float" office:value="0.17377869043192001" table:style-name="ce1">
            <text:p>0.17377869</text:p>
          </table:table-cell>
          <table:table-cell office:value-type="float" office:value="0.16820561407406301" table:style-name="ce1">
            <text:p>0.168205614</text:p>
          </table:table-cell>
          <table:table-cell office:value-type="float" office:value="0.340935036197273" table:style-name="ce1">
            <text:p>0.340935036</text:p>
          </table:table-cell>
          <table:table-cell office:value-type="float" office:value="0.61501301595115498" table:style-name="ce1">
            <text:p>0.615013016</text:p>
          </table:table-cell>
          <table:table-cell table:style-name="ce1"/>
          <table:table-cell office:value-type="float" office:value="0.18100430511923599" table:style-name="ce1">
            <text:p>0.181004305</text:p>
          </table:table-cell>
          <table:table-cell office:value-type="float" office:value="0.120440106246838" table:style-name="ce1">
            <text:p>0.120440106</text:p>
          </table:table-cell>
          <table:table-cell office:value-type="float" office:value="9.7996165585644598E-2" table:style-name="ce1">
            <text:p>0.097996166</text:p>
          </table:table-cell>
          <table:table-cell office:value-type="float" office:value="6.6875595462155199E-2" table:style-name="ce1">
            <text:p>0.066875595</text:p>
          </table:table-cell>
          <table:table-cell table:number-columns-repeated="16365"/>
        </table:table-row>
        <table:table-row table:style-name="ro1">
          <table:table-cell office:value-type="float" office:value="2.1287588210802899" table:style-name="ce1">
            <text:p>2.128758821</text:p>
          </table:table-cell>
          <table:table-cell office:value-type="float" office:value="2.79782203490748" table:style-name="ce1">
            <text:p>2.797822035</text:p>
          </table:table-cell>
          <table:table-cell office:value-type="float" office:value="2.7277089424018399" table:style-name="ce1">
            <text:p>2.727708942</text:p>
          </table:table-cell>
          <table:table-cell office:value-type="float" office:value="3.0052860336290399" table:style-name="ce1">
            <text:p>3.005286034</text:p>
          </table:table-cell>
          <table:table-cell table:style-name="ce1"/>
          <table:table-cell office:value-type="float" office:value="1.61634217589371" table:style-name="ce1">
            <text:p>1.616342176</text:p>
          </table:table-cell>
          <table:table-cell office:value-type="float" office:value="2.3872609753652001" table:style-name="ce1">
            <text:p>2.387260975</text:p>
          </table:table-cell>
          <table:table-cell office:value-type="float" office:value="4.4253875994641296" table:style-name="ce1">
            <text:p>4.425387599</text:p>
          </table:table-cell>
          <table:table-cell office:value-type="float" office:value="5.3754028876220401" table:style-name="ce1">
            <text:p>5.375402888</text:p>
          </table:table-cell>
          <table:table-cell table:style-name="ce1"/>
          <table:table-cell office:value-type="float" office:value="0.20259488866729999" table:style-name="ce1">
            <text:p>0.202594889</text:p>
          </table:table-cell>
          <table:table-cell office:value-type="float" office:value="0.36185442116646199" table:style-name="ce1">
            <text:p>0.361854421</text:p>
          </table:table-cell>
          <table:table-cell office:value-type="float" office:value="0.83202005473504204" table:style-name="ce1">
            <text:p>0.832020055</text:p>
          </table:table-cell>
          <table:table-cell office:value-type="float" office:value="0.49230984760802599" table:style-name="ce1">
            <text:p>0.492309848</text:p>
          </table:table-cell>
          <table:table-cell table:style-name="ce1"/>
          <table:table-cell office:value-type="float" office:value="0.18143948844056701" table:style-name="ce1">
            <text:p>0.181439488</text:p>
          </table:table-cell>
          <table:table-cell office:value-type="float" office:value="0.26960313523127699" table:style-name="ce1">
            <text:p>0.269603135</text:p>
          </table:table-cell>
          <table:table-cell office:value-type="float" office:value="0.26541774467191298" table:style-name="ce1">
            <text:p>0.265417745</text:p>
          </table:table-cell>
          <table:table-cell office:value-type="float" office:value="0.24920418723961801" table:style-name="ce1">
            <text:p>0.249204187</text:p>
          </table:table-cell>
          <table:table-cell table:number-columns-repeated="16365"/>
        </table:table-row>
        <table:table-row table:style-name="ro1">
          <table:table-cell office:value-type="float" office:value="2.18850808655995" table:style-name="ce1">
            <text:p>2.188508087</text:p>
          </table:table-cell>
          <table:table-cell office:value-type="float" office:value="3.0703856469137101" table:style-name="ce1">
            <text:p>3.070385647</text:p>
          </table:table-cell>
          <table:table-cell office:value-type="float" office:value="2.80651696617978" table:style-name="ce1">
            <text:p>2.806516966</text:p>
          </table:table-cell>
          <table:table-cell office:value-type="float" office:value="3.0212048262948401" table:style-name="ce1">
            <text:p>3.021204826</text:p>
          </table:table-cell>
          <table:table-cell table:style-name="ce1"/>
          <table:table-cell office:value-type="float" office:value="1.6613052925854499" table:style-name="ce1">
            <text:p>1.661305293</text:p>
          </table:table-cell>
          <table:table-cell office:value-type="float" office:value="2.3827004864886598" table:style-name="ce1">
            <text:p>2.382700486</text:p>
          </table:table-cell>
          <table:table-cell office:value-type="float" office:value="4.82609407083471" table:style-name="ce1">
            <text:p>4.826094071</text:p>
          </table:table-cell>
          <table:table-cell office:value-type="float" office:value="5.6714817184216502" table:style-name="ce1">
            <text:p>5.671481718</text:p>
          </table:table-cell>
          <table:table-cell table:style-name="ce1"/>
          <table:table-cell office:value-type="float" office:value="0.28937666401012002" table:style-name="ce1">
            <text:p>0.289376664</text:p>
          </table:table-cell>
          <table:table-cell office:value-type="float" office:value="0.240647816046336" table:style-name="ce1">
            <text:p>0.240647816</text:p>
          </table:table-cell>
          <table:table-cell office:value-type="float" office:value="1.1866233353514" table:style-name="ce1">
            <text:p>1.186623335</text:p>
          </table:table-cell>
          <table:table-cell office:value-type="float" office:value="0.44955074183006299" table:style-name="ce1">
            <text:p>0.449550742</text:p>
          </table:table-cell>
          <table:table-cell table:style-name="ce1"/>
          <table:table-cell office:value-type="float" office:value="0.21187157474475601" table:style-name="ce1">
            <text:p>0.211871575</text:p>
          </table:table-cell>
          <table:table-cell office:value-type="float" office:value="0.22022338223698601" table:style-name="ce1">
            <text:p>0.220223382</text:p>
          </table:table-cell>
          <table:table-cell office:value-type="float" office:value="0.50680949220378901" table:style-name="ce1">
            <text:p>0.506809492</text:p>
          </table:table-cell>
          <table:table-cell office:value-type="float" office:value="0.53630073262845301" table:style-name="ce1">
            <text:p>0.536300733</text:p>
          </table:table-cell>
          <table:table-cell table:number-columns-repeated="16365"/>
        </table:table-row>
        <table:table-row table:style-name="ro1">
          <table:table-cell office:value-type="float" office:value="2.2643276670404102" table:style-name="ce1">
            <text:p>2.264327667</text:p>
          </table:table-cell>
          <table:table-cell office:value-type="float" office:value="2.8995637402356902" table:style-name="ce1">
            <text:p>2.89956374</text:p>
          </table:table-cell>
          <table:table-cell office:value-type="float" office:value="2.6810379788324399" table:style-name="ce1">
            <text:p>2.681037979</text:p>
          </table:table-cell>
          <table:table-cell office:value-type="float" office:value="2.8277010847719599" table:style-name="ce1">
            <text:p>2.827701085</text:p>
          </table:table-cell>
          <table:table-cell table:style-name="ce1"/>
          <table:table-cell office:value-type="float" office:value="1.50936544257394" table:style-name="ce1">
            <text:p>1.509365443</text:p>
          </table:table-cell>
          <table:table-cell office:value-type="float" office:value="2.43257991250062" table:style-name="ce1">
            <text:p>2.432579913</text:p>
          </table:table-cell>
          <table:table-cell office:value-type="float" office:value="4.3593559285503796" table:style-name="ce1">
            <text:p>4.359355929</text:p>
          </table:table-cell>
          <table:table-cell office:value-type="float" office:value="5.5280633869330096" table:style-name="ce1">
            <text:p>5.528063387</text:p>
          </table:table-cell>
          <table:table-cell table:style-name="ce1"/>
          <table:table-cell office:value-type="float" office:value="0.31784417601106202" table:style-name="ce1">
            <text:p>0.317844176</text:p>
          </table:table-cell>
          <table:table-cell office:value-type="float" office:value="0.48259045204610701" table:style-name="ce1">
            <text:p>0.482590452</text:p>
          </table:table-cell>
          <table:table-cell office:value-type="float" office:value="1.1454759757844299" table:style-name="ce1">
            <text:p>1.145475976</text:p>
          </table:table-cell>
          <table:table-cell office:value-type="float" office:value="0.60572006371284604" table:style-name="ce1">
            <text:p>0.605720064</text:p>
          </table:table-cell>
          <table:table-cell table:style-name="ce1"/>
          <table:table-cell office:value-type="float" office:value="0.43694203737442799" table:style-name="ce1">
            <text:p>0.436942037</text:p>
          </table:table-cell>
          <table:table-cell office:value-type="float" office:value="0.335679075206612" table:style-name="ce1">
            <text:p>0.335679075</text:p>
          </table:table-cell>
          <table:table-cell office:value-type="float" office:value="0.27698014113476899" table:style-name="ce1">
            <text:p>0.276980141</text:p>
          </table:table-cell>
          <table:table-cell office:value-type="float" office:value="0.38606521867038202" table:style-name="ce1">
            <text:p>0.386065219</text:p>
          </table:table-cell>
          <table:table-cell table:number-columns-repeated="16365"/>
        </table:table-row>
        <table:table-row table:style-name="ro1">
          <table:table-cell office:value-type="float" office:value="2.02483855052269" table:style-name="ce1">
            <text:p>2.024838551</text:p>
          </table:table-cell>
          <table:table-cell office:value-type="float" office:value="2.9447767011418202" table:style-name="ce1">
            <text:p>2.944776701</text:p>
          </table:table-cell>
          <table:table-cell office:value-type="float" office:value="2.5384728543508799" table:style-name="ce1">
            <text:p>2.538472854</text:p>
          </table:table-cell>
          <table:table-cell office:value-type="float" office:value="2.40774972754964" table:style-name="ce1">
            <text:p>2.407749728</text:p>
          </table:table-cell>
          <table:table-cell table:style-name="ce1"/>
          <table:table-cell office:value-type="float" office:value="1.55408352753305" table:style-name="ce1">
            <text:p>1.554083528</text:p>
          </table:table-cell>
          <table:table-cell office:value-type="float" office:value="2.3436446346065201" table:style-name="ce1">
            <text:p>2.343644635</text:p>
          </table:table-cell>
          <table:table-cell office:value-type="float" office:value="3.9088720074249501" table:style-name="ce1">
            <text:p>3.908872007</text:p>
          </table:table-cell>
          <table:table-cell office:value-type="float" office:value="5.1607930260667203" table:style-name="ce1">
            <text:p>5.160793026</text:p>
          </table:table-cell>
          <table:table-cell table:style-name="ce1"/>
          <table:table-cell office:value-type="float" office:value="0.18904865941024901" table:style-name="ce1">
            <text:p>0.189048659</text:p>
          </table:table-cell>
          <table:table-cell office:value-type="float" office:value="0.42015529607090801" table:style-name="ce1">
            <text:p>0.420155296</text:p>
          </table:table-cell>
          <table:table-cell office:value-type="float" office:value="0.506080422628989" table:style-name="ce1">
            <text:p>0.506080423</text:p>
          </table:table-cell>
          <table:table-cell office:value-type="float" office:value="0.75244689463104597" table:style-name="ce1">
            <text:p>0.752446895</text:p>
          </table:table-cell>
          <table:table-cell table:style-name="ce1"/>
          <table:table-cell office:value-type="float" office:value="0.19682758551747001" table:style-name="ce1">
            <text:p>0.196827586</text:p>
          </table:table-cell>
          <table:table-cell office:value-type="float" office:value="0.15571149452689001" table:style-name="ce1">
            <text:p>0.155711495</text:p>
          </table:table-cell>
          <table:table-cell office:value-type="float" office:value="0.48343651341702498" table:style-name="ce1">
            <text:p>0.483436513</text:p>
          </table:table-cell>
          <table:table-cell office:value-type="float" office:value="0.15100378784167001" table:style-name="ce1">
            <text:p>0.151003788</text:p>
          </table:table-cell>
          <table:table-cell table:number-columns-repeated="16365"/>
        </table:table-row>
        <table:table-row table:style-name="ro1">
          <table:table-cell office:value-type="float" office:value="2.2593954111293901" table:style-name="ce1">
            <text:p>2.259395411</text:p>
          </table:table-cell>
          <table:table-cell office:value-type="float" office:value="2.8593654412128502" table:style-name="ce1">
            <text:p>2.859365441</text:p>
          </table:table-cell>
          <table:table-cell office:value-type="float" office:value="2.7519233040134599" table:style-name="ce1">
            <text:p>2.751923304</text:p>
          </table:table-cell>
          <table:table-cell office:value-type="float" office:value="2.6285143403717202" table:style-name="ce1">
            <text:p>2.62851434</text:p>
          </table:table-cell>
          <table:table-cell table:style-name="ce1"/>
          <table:table-cell office:value-type="float" office:value="1.5459192507541799" table:style-name="ce1">
            <text:p>1.545919251</text:p>
          </table:table-cell>
          <table:table-cell office:value-type="float" office:value="2.4299373533515598" table:style-name="ce1">
            <text:p>2.429937353</text:p>
          </table:table-cell>
          <table:table-cell office:value-type="float" office:value="4.2991036900096899" table:style-name="ce1">
            <text:p>4.29910369</text:p>
          </table:table-cell>
          <table:table-cell office:value-type="float" office:value="5.4759060775675303" table:style-name="ce1">
            <text:p>5.475906078</text:p>
          </table:table-cell>
          <table:table-cell table:style-name="ce1"/>
          <table:table-cell office:value-type="float" office:value="0.28300077386188499" table:style-name="ce1">
            <text:p>0.283000774</text:p>
          </table:table-cell>
          <table:table-cell office:value-type="float" office:value="0.56697709021878095" table:style-name="ce1">
            <text:p>0.56697709</text:p>
          </table:table-cell>
          <table:table-cell office:value-type="float" office:value="0.484562883842589" table:style-name="ce1">
            <text:p>0.484562884</text:p>
          </table:table-cell>
          <table:table-cell office:value-type="float" office:value="0.72486638828549099" table:style-name="ce1">
            <text:p>0.724866388</text:p>
          </table:table-cell>
          <table:table-cell table:style-name="ce1"/>
          <table:table-cell office:value-type="float" office:value="0.32664581459102499" table:style-name="ce1">
            <text:p>0.326645815</text:p>
          </table:table-cell>
          <table:table-cell office:value-type="float" office:value="0.29788483092884799" table:style-name="ce1">
            <text:p>0.297884831</text:p>
          </table:table-cell>
          <table:table-cell office:value-type="float" office:value="0.23354773474957299" table:style-name="ce1">
            <text:p>0.233547735</text:p>
          </table:table-cell>
          <table:table-cell office:value-type="float" office:value="0.32752229018788998" table:style-name="ce1">
            <text:p>0.32752229</text:p>
          </table:table-cell>
          <table:table-cell table:number-columns-repeated="16365"/>
        </table:table-row>
        <table:table-row table:style-name="ro1">
          <table:table-cell office:value-type="float" office:value="2.2398176407736399" table:style-name="ce1">
            <text:p>2.239817641</text:p>
          </table:table-cell>
          <table:table-cell office:value-type="float" office:value="2.9241379376195198" table:style-name="ce1">
            <text:p>2.924137938</text:p>
          </table:table-cell>
          <table:table-cell office:value-type="float" office:value="3.2025156249687599" table:style-name="ce1">
            <text:p>3.202515625</text:p>
          </table:table-cell>
          <table:table-cell office:value-type="float" office:value="2.6359749959030201" table:style-name="ce1">
            <text:p>2.635974996</text:p>
          </table:table-cell>
          <table:table-cell table:style-name="ce1"/>
          <table:table-cell office:value-type="float" office:value="1.5415944516475699" table:style-name="ce1">
            <text:p>1.541594452</text:p>
          </table:table-cell>
          <table:table-cell office:value-type="float" office:value="2.4683040223623798" table:style-name="ce1">
            <text:p>2.468304022</text:p>
          </table:table-cell>
          <table:table-cell office:value-type="float" office:value="4.4228481932178196" table:style-name="ce1">
            <text:p>4.422848193</text:p>
          </table:table-cell>
          <table:table-cell office:value-type="float" office:value="5.6580955420311296" table:style-name="ce1">
            <text:p>5.658095542</text:p>
          </table:table-cell>
          <table:table-cell table:style-name="ce1"/>
          <table:table-cell office:value-type="float" office:value="0.29644112973514702" table:style-name="ce1">
            <text:p>0.29644113</text:p>
          </table:table-cell>
          <table:table-cell office:value-type="float" office:value="0.33793054515402898" table:style-name="ce1">
            <text:p>0.337930545</text:p>
          </table:table-cell>
          <table:table-cell office:value-type="float" office:value="0.66747552732922699" table:style-name="ce1">
            <text:p>0.667475527</text:p>
          </table:table-cell>
          <table:table-cell office:value-type="float" office:value="0.62739452904610304" table:style-name="ce1">
            <text:p>0.627394529</text:p>
          </table:table-cell>
          <table:table-cell table:style-name="ce1"/>
          <table:table-cell office:value-type="float" office:value="0.13620815952773799" table:style-name="ce1">
            <text:p>0.13620816</text:p>
          </table:table-cell>
          <table:table-cell office:value-type="float" office:value="0.19531489897016299" table:style-name="ce1">
            <text:p>0.195314899</text:p>
          </table:table-cell>
          <table:table-cell office:value-type="float" office:value="0.23793958860094799" table:style-name="ce1">
            <text:p>0.237939589</text:p>
          </table:table-cell>
          <table:table-cell office:value-type="float" office:value="0.58935652802529603" table:style-name="ce1">
            <text:p>0.589356528</text:p>
          </table:table-cell>
          <table:table-cell table:number-columns-repeated="16365"/>
        </table:table-row>
        <table:table-row table:style-name="ro1">
          <table:table-cell office:value-type="float" office:value="2.0484306197484998" table:style-name="ce1">
            <text:p>2.04843062</text:p>
          </table:table-cell>
          <table:table-cell office:value-type="float" office:value="2.9496681100827602" table:style-name="ce1">
            <text:p>2.94966811</text:p>
          </table:table-cell>
          <table:table-cell office:value-type="float" office:value="3.23172804757534" table:style-name="ce1">
            <text:p>3.231728048</text:p>
          </table:table-cell>
          <table:table-cell office:value-type="float" office:value="2.6294963497802901" table:style-name="ce1">
            <text:p>2.62949635</text:p>
          </table:table-cell>
          <table:table-cell table:style-name="ce1"/>
          <table:table-cell office:value-type="float" office:value="1.6167977317270099" table:style-name="ce1">
            <text:p>1.616797732</text:p>
          </table:table-cell>
          <table:table-cell office:value-type="float" office:value="2.3779159347436001" table:style-name="ce1">
            <text:p>2.377915935</text:p>
          </table:table-cell>
          <table:table-cell office:value-type="float" office:value="4.4135006894656899" table:style-name="ce1">
            <text:p>4.413500689</text:p>
          </table:table-cell>
          <table:table-cell office:value-type="float" office:value="5.5695324606186896" table:style-name="ce1">
            <text:p>5.569532461</text:p>
          </table:table-cell>
          <table:table-cell table:style-name="ce1"/>
          <table:table-cell office:value-type="float" office:value="0.20713555690000501" table:style-name="ce1">
            <text:p>0.207135557</text:p>
          </table:table-cell>
          <table:table-cell office:value-type="float" office:value="0.28746343505924599" table:style-name="ce1">
            <text:p>0.287463435</text:p>
          </table:table-cell>
          <table:table-cell office:value-type="float" office:value="0.52496537697324697" table:style-name="ce1">
            <text:p>0.524965377</text:p>
          </table:table-cell>
          <table:table-cell office:value-type="float" office:value="0.66607303270340401" table:style-name="ce1">
            <text:p>0.666073033</text:p>
          </table:table-cell>
          <table:table-cell table:style-name="ce1"/>
          <table:table-cell office:value-type="float" office:value="0.168209581788239" table:style-name="ce1">
            <text:p>0.168209582</text:p>
          </table:table-cell>
          <table:table-cell office:value-type="float" office:value="0.189263898653938" table:style-name="ce1">
            <text:p>0.189263899</text:p>
          </table:table-cell>
          <table:table-cell office:value-type="float" office:value="0.148922998697641" table:style-name="ce1">
            <text:p>0.148922999</text:p>
          </table:table-cell>
          <table:table-cell office:value-type="float" office:value="0.41188975384371401" table:style-name="ce1">
            <text:p>0.411889754</text:p>
          </table:table-cell>
          <table:table-cell table:number-columns-repeated="16365"/>
        </table:table-row>
        <table:table-row table:style-name="ro1">
          <table:table-cell office:value-type="float" office:value="1.99640613769801" table:style-name="ce1">
            <text:p>1.996406138</text:p>
          </table:table-cell>
          <table:table-cell office:value-type="float" office:value="2.9775373186174199" table:style-name="ce1">
            <text:p>2.977537319</text:p>
          </table:table-cell>
          <table:table-cell office:value-type="float" office:value="2.76823440627633" table:style-name="ce1">
            <text:p>2.768234406</text:p>
          </table:table-cell>
          <table:table-cell office:value-type="float" office:value="2.2507722287276599" table:style-name="ce1">
            <text:p>2.250772229</text:p>
          </table:table-cell>
          <table:table-cell table:style-name="ce1"/>
          <table:table-cell office:value-type="float" office:value="1.6691816727915001" table:style-name="ce1">
            <text:p>1.669181673</text:p>
          </table:table-cell>
          <table:table-cell office:value-type="float" office:value="2.3704637406465001" table:style-name="ce1">
            <text:p>2.370463741</text:p>
          </table:table-cell>
          <table:table-cell office:value-type="float" office:value="4.0576978347474304" table:style-name="ce1">
            <text:p>4.057697835</text:p>
          </table:table-cell>
          <table:table-cell office:value-type="float" office:value="5.1091427419424296" table:style-name="ce1">
            <text:p>5.109142742</text:p>
          </table:table-cell>
          <table:table-cell table:style-name="ce1"/>
          <table:table-cell office:value-type="float" office:value="0.247010450533417" table:style-name="ce1">
            <text:p>0.247010451</text:p>
          </table:table-cell>
          <table:table-cell office:value-type="float" office:value="0.280908407688648" table:style-name="ce1">
            <text:p>0.280908408</text:p>
          </table:table-cell>
          <table:table-cell office:value-type="float" office:value="0.56502998353670797" table:style-name="ce1">
            <text:p>0.565029984</text:p>
          </table:table-cell>
          <table:table-cell office:value-type="float" office:value="0.68574522503299995" table:style-name="ce1">
            <text:p>0.685745225</text:p>
          </table:table-cell>
          <table:table-cell table:style-name="ce1"/>
          <table:table-cell office:value-type="float" office:value="0.43223824388214899" table:style-name="ce1">
            <text:p>0.432238244</text:p>
          </table:table-cell>
          <table:table-cell office:value-type="float" office:value="0.44523383214039097" table:style-name="ce1">
            <text:p>0.445233832</text:p>
          </table:table-cell>
          <table:table-cell office:value-type="float" office:value="0.231249035963009" table:style-name="ce1">
            <text:p>0.231249036</text:p>
          </table:table-cell>
          <table:table-cell office:value-type="float" office:value="0.51726558479221496" table:style-name="ce1">
            <text:p>0.517265585</text:p>
          </table:table-cell>
          <table:table-cell table:number-columns-repeated="16365"/>
        </table:table-row>
        <table:table-row table:style-name="ro1">
          <table:table-cell office:value-type="float" office:value="2.1359300023537999" table:style-name="ce1">
            <text:p>2.135930002</text:p>
          </table:table-cell>
          <table:table-cell office:value-type="float" office:value="2.91436655464959" table:style-name="ce1">
            <text:p>2.914366555</text:p>
          </table:table-cell>
          <table:table-cell office:value-type="float" office:value="3.2829548355599498" table:style-name="ce1">
            <text:p>3.282954836</text:p>
          </table:table-cell>
          <table:table-cell office:value-type="float" office:value="2.7896778379210798" table:style-name="ce1">
            <text:p>2.789677838</text:p>
          </table:table-cell>
          <table:table-cell table:style-name="ce1"/>
          <table:table-cell office:value-type="float" office:value="1.5209421618188601" table:style-name="ce1">
            <text:p>1.520942162</text:p>
          </table:table-cell>
          <table:table-cell office:value-type="float" office:value="2.46097120481044" table:style-name="ce1">
            <text:p>2.460971205</text:p>
          </table:table-cell>
          <table:table-cell office:value-type="float" office:value="4.7527359865060896" table:style-name="ce1">
            <text:p>4.752735987</text:p>
          </table:table-cell>
          <table:table-cell office:value-type="float" office:value="5.6821765376511797" table:style-name="ce1">
            <text:p>5.682176538</text:p>
          </table:table-cell>
          <table:table-cell table:style-name="ce1"/>
          <table:table-cell office:value-type="float" office:value="0.24704699340196901" table:style-name="ce1">
            <text:p>0.247046993</text:p>
          </table:table-cell>
          <table:table-cell office:value-type="float" office:value="0.35766044596151803" table:style-name="ce1">
            <text:p>0.357660446</text:p>
          </table:table-cell>
          <table:table-cell office:value-type="float" office:value="0.70534504400715103" table:style-name="ce1">
            <text:p>0.705345044</text:p>
          </table:table-cell>
          <table:table-cell office:value-type="float" office:value="0.60649482207611305" table:style-name="ce1">
            <text:p>0.606494822</text:p>
          </table:table-cell>
          <table:table-cell table:style-name="ce1"/>
          <table:table-cell office:value-type="float" office:value="0.648270114356154" table:style-name="ce1">
            <text:p>0.648270114</text:p>
          </table:table-cell>
          <table:table-cell office:value-type="float" office:value="0.31342227984691501" table:style-name="ce1">
            <text:p>0.31342228</text:p>
          </table:table-cell>
          <table:table-cell office:value-type="float" office:value="0.62788867870474496" table:style-name="ce1">
            <text:p>0.627888679</text:p>
          </table:table-cell>
          <table:table-cell office:value-type="float" office:value="0.52046127007221299" table:style-name="ce1">
            <text:p>0.52046127</text:p>
          </table:table-cell>
          <table:table-cell table:number-columns-repeated="16365"/>
        </table:table-row>
        <table:table-row table:style-name="ro1">
          <table:table-cell office:value-type="float" office:value="2.1538349124197498" table:style-name="ce1">
            <text:p>2.153834912</text:p>
          </table:table-cell>
          <table:table-cell office:value-type="float" office:value="2.9096116592587302" table:style-name="ce1">
            <text:p>2.909611659</text:p>
          </table:table-cell>
          <table:table-cell office:value-type="float" office:value="3.2623536601134" table:style-name="ce1">
            <text:p>3.26235366</text:p>
          </table:table-cell>
          <table:table-cell office:value-type="float" office:value="2.7039115659222399" table:style-name="ce1">
            <text:p>2.703911566</text:p>
          </table:table-cell>
          <table:table-cell table:style-name="ce1"/>
          <table:table-cell office:value-type="float" office:value="1.57709304159912" table:style-name="ce1">
            <text:p>1.577093042</text:p>
          </table:table-cell>
          <table:table-cell office:value-type="float" office:value="2.44654416965846" table:style-name="ce1">
            <text:p>2.44654417</text:p>
          </table:table-cell>
          <table:table-cell office:value-type="float" office:value="4.7410866518472599" table:style-name="ce1">
            <text:p>4.741086652</text:p>
          </table:table-cell>
          <table:table-cell office:value-type="float" office:value="5.6275677887344999" table:style-name="ce1">
            <text:p>5.627567789</text:p>
          </table:table-cell>
          <table:table-cell table:style-name="ce1"/>
          <table:table-cell office:value-type="float" office:value="0.19803476175444801" table:style-name="ce1">
            <text:p>0.198034762</text:p>
          </table:table-cell>
          <table:table-cell office:value-type="float" office:value="0.35258338856330801" table:style-name="ce1">
            <text:p>0.352583389</text:p>
          </table:table-cell>
          <table:table-cell office:value-type="float" office:value="0.41582760929637502" table:style-name="ce1">
            <text:p>0.415827609</text:p>
          </table:table-cell>
          <table:table-cell office:value-type="float" office:value="0.67617740522013503" table:style-name="ce1">
            <text:p>0.676177405</text:p>
          </table:table-cell>
          <table:table-cell table:style-name="ce1"/>
          <table:table-cell office:value-type="float" office:value="0.52635697870988796" table:style-name="ce1">
            <text:p>0.526356979</text:p>
          </table:table-cell>
          <table:table-cell office:value-type="float" office:value="0.27693443815682001" table:style-name="ce1">
            <text:p>0.276934438</text:p>
          </table:table-cell>
          <table:table-cell office:value-type="float" office:value="0.47023886723578601" table:style-name="ce1">
            <text:p>0.470238867</text:p>
          </table:table-cell>
          <table:table-cell office:value-type="float" office:value="0.460306082597151" table:style-name="ce1">
            <text:p>0.460306083</text:p>
          </table:table-cell>
          <table:table-cell table:number-columns-repeated="16365"/>
        </table:table-row>
        <table:table-row table:style-name="ro1">
          <table:table-cell office:value-type="float" office:value="2.0664602925232201" table:style-name="ce1">
            <text:p>2.066460293</text:p>
          </table:table-cell>
          <table:table-cell office:value-type="float" office:value="2.9129638142643901" table:style-name="ce1">
            <text:p>2.912963814</text:p>
          </table:table-cell>
          <table:table-cell office:value-type="float" office:value="3.08291219918681" table:style-name="ce1">
            <text:p>3.082912199</text:p>
          </table:table-cell>
          <table:table-cell office:value-type="float" office:value="2.5385468034950098" table:style-name="ce1">
            <text:p>2.538546803</text:p>
          </table:table-cell>
          <table:table-cell table:style-name="ce1"/>
          <table:table-cell office:value-type="float" office:value="1.5758879835508799" table:style-name="ce1">
            <text:p>1.575887984</text:p>
          </table:table-cell>
          <table:table-cell office:value-type="float" office:value="2.4367366183685002" table:style-name="ce1">
            <text:p>2.436736618</text:p>
          </table:table-cell>
          <table:table-cell office:value-type="float" office:value="4.4398532226799201" table:style-name="ce1">
            <text:p>4.439853223</text:p>
          </table:table-cell>
          <table:table-cell office:value-type="float" office:value="5.4278559299383797" table:style-name="ce1">
            <text:p>5.42785593</text:p>
          </table:table-cell>
          <table:table-cell table:style-name="ce1"/>
          <table:table-cell office:value-type="float" office:value="0.18748285428004899" table:style-name="ce1">
            <text:p>0.187482854</text:p>
          </table:table-cell>
          <table:table-cell office:value-type="float" office:value="0.36015140221130598" table:style-name="ce1">
            <text:p>0.360151402</text:p>
          </table:table-cell>
          <table:table-cell office:value-type="float" office:value="0.23218708417596601" table:style-name="ce1">
            <text:p>0.232187084</text:p>
          </table:table-cell>
          <table:table-cell office:value-type="float" office:value="0.69997066829420596" table:style-name="ce1">
            <text:p>0.699970668</text:p>
          </table:table-cell>
          <table:table-cell table:style-name="ce1"/>
          <table:table-cell office:value-type="float" office:value="0.48778578217984703" table:style-name="ce1">
            <text:p>0.487785782</text:p>
          </table:table-cell>
          <table:table-cell office:value-type="float" office:value="0.24863870650095299" table:style-name="ce1">
            <text:p>0.248638707</text:p>
          </table:table-cell>
          <table:table-cell office:value-type="float" office:value="0.57259078608274006" table:style-name="ce1">
            <text:p>0.572590786</text:p>
          </table:table-cell>
          <table:table-cell office:value-type="float" office:value="0.27675501803476499" table:style-name="ce1">
            <text:p>0.276755018</text:p>
          </table:table-cell>
          <table:table-cell table:number-columns-repeated="16365"/>
        </table:table-row>
        <table:table-row table:style-name="ro1">
          <table:table-cell office:value-type="float" office:value="1.8686146167220701" table:style-name="ce1">
            <text:p>1.868614617</text:p>
          </table:table-cell>
          <table:table-cell office:value-type="float" office:value="2.9531632247581898" table:style-name="ce1">
            <text:p>2.953163225</text:p>
          </table:table-cell>
          <table:table-cell office:value-type="float" office:value="2.3287856483515599" table:style-name="ce1">
            <text:p>2.328785648</text:p>
          </table:table-cell>
          <table:table-cell office:value-type="float" office:value="1.9608004024916299" table:style-name="ce1">
            <text:p>1.960800402</text:p>
          </table:table-cell>
          <table:table-cell table:style-name="ce1"/>
          <table:table-cell office:value-type="float" office:value="1.60636011349701" table:style-name="ce1">
            <text:p>1.606360113</text:p>
          </table:table-cell>
          <table:table-cell office:value-type="float" office:value="2.3760087636224498" table:style-name="ce1">
            <text:p>2.376008764</text:p>
          </table:table-cell>
          <table:table-cell office:value-type="float" office:value="3.7069377975888198" table:style-name="ce1">
            <text:p>3.706937798</text:p>
          </table:table-cell>
          <table:table-cell office:value-type="float" office:value="4.6851007715270097" table:style-name="ce1">
            <text:p>4.685100772</text:p>
          </table:table-cell>
          <table:table-cell table:style-name="ce1"/>
          <table:table-cell office:value-type="float" office:value="0.40980637639828499" table:style-name="ce1">
            <text:p>0.409806376</text:p>
          </table:table-cell>
          <table:table-cell office:value-type="float" office:value="0.29790733408963499" table:style-name="ce1">
            <text:p>0.297907334</text:p>
          </table:table-cell>
          <table:table-cell office:value-type="float" office:value="0.58260403011281903" table:style-name="ce1">
            <text:p>0.58260403</text:p>
          </table:table-cell>
          <table:table-cell office:value-type="float" office:value="1.0491551002906501" table:style-name="ce1">
            <text:p>1.0491551</text:p>
          </table:table-cell>
          <table:table-cell table:style-name="ce1"/>
          <table:table-cell office:value-type="float" office:value="0.39442986705183403" table:style-name="ce1">
            <text:p>0.394429867</text:p>
          </table:table-cell>
          <table:table-cell office:value-type="float" office:value="0.251212704056195" table:style-name="ce1">
            <text:p>0.251212704</text:p>
          </table:table-cell>
          <table:table-cell office:value-type="float" office:value="0.669097176569453" table:style-name="ce1">
            <text:p>0.669097177</text:p>
          </table:table-cell>
          <table:table-cell office:value-type="float" office:value="0.64014685453866305" table:style-name="ce1">
            <text:p>0.640146855</text:p>
          </table:table-cell>
          <table:table-cell table:number-columns-repeated="16365"/>
        </table:table-row>
        <table:table-row table:style-name="ro1">
          <table:table-cell office:value-type="float" office:value="2.2920987686364902" table:style-name="ce1">
            <text:p>2.292098769</text:p>
          </table:table-cell>
          <table:table-cell office:value-type="float" office:value="2.8660882918628801" table:style-name="ce1">
            <text:p>2.866088292</text:p>
          </table:table-cell>
          <table:table-cell office:value-type="float" office:value="1.8856145981269401" table:style-name="ce1">
            <text:p>1.885614598</text:p>
          </table:table-cell>
          <table:table-cell office:value-type="float" office:value="2.3011666754521398" table:style-name="ce1">
            <text:p>2.301166675</text:p>
          </table:table-cell>
          <table:table-cell table:style-name="ce1"/>
          <table:table-cell office:value-type="float" office:value="1.63465119171214" table:style-name="ce1">
            <text:p>1.634651192</text:p>
          </table:table-cell>
          <table:table-cell office:value-type="float" office:value="2.4532219141973699" table:style-name="ce1">
            <text:p>2.453221914</text:p>
          </table:table-cell>
          <table:table-cell office:value-type="float" office:value="4.14325546194359" table:style-name="ce1">
            <text:p>4.143255462</text:p>
          </table:table-cell>
          <table:table-cell office:value-type="float" office:value="4.9993722228412603" table:style-name="ce1">
            <text:p>4.999372223</text:p>
          </table:table-cell>
          <table:table-cell table:style-name="ce1"/>
          <table:table-cell office:value-type="float" office:value="0.36982528885085902" table:style-name="ce1">
            <text:p>0.369825289</text:p>
          </table:table-cell>
          <table:table-cell office:value-type="float" office:value="0.28341264623567303" table:style-name="ce1">
            <text:p>0.283412646</text:p>
          </table:table-cell>
          <table:table-cell office:value-type="float" office:value="1.8128848524921799" table:style-name="ce1">
            <text:p>1.812884852</text:p>
          </table:table-cell>
          <table:table-cell office:value-type="float" office:value="0.73527244123154001" table:style-name="ce1">
            <text:p>0.735272441</text:p>
          </table:table-cell>
          <table:table-cell table:style-name="ce1"/>
          <table:table-cell office:value-type="float" office:value="0.49100084322773302" table:style-name="ce1">
            <text:p>0.491000843</text:p>
          </table:table-cell>
          <table:table-cell office:value-type="float" office:value="0.26553426407328001" table:style-name="ce1">
            <text:p>0.265534264</text:p>
          </table:table-cell>
          <table:table-cell office:value-type="float" office:value="0.60337024607534395" table:style-name="ce1">
            <text:p>0.603370246</text:p>
          </table:table-cell>
          <table:table-cell office:value-type="float" office:value="0.33460183026220602" table:style-name="ce1">
            <text:p>0.33460183</text:p>
          </table:table-cell>
          <table:table-cell table:number-columns-repeated="16365"/>
        </table:table-row>
        <table:table-row table:style-name="ro1">
          <table:table-cell office:value-type="float" office:value="2.8477182335399802" table:style-name="ce1">
            <text:p>2.847718234</text:p>
          </table:table-cell>
          <table:table-cell office:value-type="float" office:value="2.8396224349308201" table:style-name="ce1">
            <text:p>2.839622435</text:p>
          </table:table-cell>
          <table:table-cell office:value-type="float" office:value="2.16221163549513" table:style-name="ce1">
            <text:p>2.162211635</text:p>
          </table:table-cell>
          <table:table-cell office:value-type="float" office:value="3.2225236974823801" table:style-name="ce1">
            <text:p>3.222523697</text:p>
          </table:table-cell>
          <table:table-cell table:style-name="ce1"/>
          <table:table-cell office:value-type="float" office:value="1.56625912605342" table:style-name="ce1">
            <text:p>1.566259126</text:p>
          </table:table-cell>
          <table:table-cell office:value-type="float" office:value="2.5938179724031798" table:style-name="ce1">
            <text:p>2.593817972</text:p>
          </table:table-cell>
          <table:table-cell office:value-type="float" office:value="5.0934209073404899" table:style-name="ce1">
            <text:p>5.093420907</text:p>
          </table:table-cell>
          <table:table-cell office:value-type="float" office:value="6.0924209722270097" table:style-name="ce1">
            <text:p>6.092420972</text:p>
          </table:table-cell>
          <table:table-cell table:style-name="ce1"/>
          <table:table-cell office:value-type="float" office:value="0.91498407960023298" table:style-name="ce1">
            <text:p>0.91498408</text:p>
          </table:table-cell>
          <table:table-cell office:value-type="float" office:value="0.38617167592331902" table:style-name="ce1">
            <text:p>0.386171676</text:p>
          </table:table-cell>
          <table:table-cell office:value-type="float" office:value="3.1791339148986899" table:style-name="ce1">
            <text:p>3.179133915</text:p>
          </table:table-cell>
          <table:table-cell office:value-type="float" office:value="0.47109825465864402" table:style-name="ce1">
            <text:p>0.471098255</text:p>
          </table:table-cell>
          <table:table-cell table:style-name="ce1"/>
          <table:table-cell office:value-type="float" office:value="0.70080721694029202" table:style-name="ce1">
            <text:p>0.700807217</text:p>
          </table:table-cell>
          <table:table-cell office:value-type="float" office:value="0.47052251137488699" table:style-name="ce1">
            <text:p>0.470522511</text:p>
          </table:table-cell>
          <table:table-cell office:value-type="float" office:value="0.77132434105211101" table:style-name="ce1">
            <text:p>0.771324341</text:p>
          </table:table-cell>
          <table:table-cell office:value-type="float" office:value="0.91984125969741704" table:style-name="ce1">
            <text:p>0.91984126</text:p>
          </table:table-cell>
          <table:table-cell table:number-columns-repeated="16365"/>
        </table:table-row>
        <table:table-row table:style-name="ro1">
          <table:table-cell office:value-type="float" office:value="2.7951913243950899" table:style-name="ce1">
            <text:p>2.795191324</text:p>
          </table:table-cell>
          <table:table-cell office:value-type="float" office:value="2.92002993977898" table:style-name="ce1">
            <text:p>2.92002994</text:p>
          </table:table-cell>
          <table:table-cell office:value-type="float" office:value="2.0266620120811898" table:style-name="ce1">
            <text:p>2.026662012</text:p>
          </table:table-cell>
          <table:table-cell office:value-type="float" office:value="3.0729199817473001" table:style-name="ce1">
            <text:p>3.072919982</text:p>
          </table:table-cell>
          <table:table-cell table:style-name="ce1"/>
          <table:table-cell office:value-type="float" office:value="1.63799647441547" table:style-name="ce1">
            <text:p>1.637996474</text:p>
          </table:table-cell>
          <table:table-cell office:value-type="float" office:value="2.5490808111715899" table:style-name="ce1">
            <text:p>2.549080811</text:p>
          </table:table-cell>
          <table:table-cell office:value-type="float" office:value="5.1774035775353999" table:style-name="ce1">
            <text:p>5.177403578</text:p>
          </table:table-cell>
          <table:table-cell office:value-type="float" office:value="6.08806850796267" table:style-name="ce1">
            <text:p>6.088068508</text:p>
          </table:table-cell>
          <table:table-cell table:style-name="ce1"/>
          <table:table-cell office:value-type="float" office:value="0.847863598330728" table:style-name="ce1">
            <text:p>0.847863598</text:p>
          </table:table-cell>
          <table:table-cell office:value-type="float" office:value="0.21980890862418401" table:style-name="ce1">
            <text:p>0.219808909</text:p>
          </table:table-cell>
          <table:table-cell office:value-type="float" office:value="3.0243990998373902" table:style-name="ce1">
            <text:p>3.0243991</text:p>
          </table:table-cell>
          <table:table-cell office:value-type="float" office:value="0.26214934682566599" table:style-name="ce1">
            <text:p>0.262149347</text:p>
          </table:table-cell>
          <table:table-cell table:style-name="ce1"/>
          <table:table-cell office:value-type="float" office:value="0.55204305984592905" table:style-name="ce1">
            <text:p>0.55204306</text:p>
          </table:table-cell>
          <table:table-cell office:value-type="float" office:value="0.36954169667699499" table:style-name="ce1">
            <text:p>0.369541697</text:p>
          </table:table-cell>
          <table:table-cell office:value-type="float" office:value="0.79791880101538404" table:style-name="ce1">
            <text:p>0.797918801</text:p>
          </table:table-cell>
          <table:table-cell office:value-type="float" office:value="0.90712741426709598" table:style-name="ce1">
            <text:p>0.907127414</text:p>
          </table:table-cell>
          <table:table-cell table:number-columns-repeated="16365"/>
        </table:table-row>
        <table:table-row table:style-name="ro1">
          <table:table-cell office:value-type="float" office:value="2.1977482936005801" table:style-name="ce1">
            <text:p>2.197748294</text:p>
          </table:table-cell>
          <table:table-cell office:value-type="float" office:value="2.9869292765184401" table:style-name="ce1">
            <text:p>2.986929277</text:p>
          </table:table-cell>
          <table:table-cell office:value-type="float" office:value="1.76284176969648" table:style-name="ce1">
            <text:p>1.76284177</text:p>
          </table:table-cell>
          <table:table-cell office:value-type="float" office:value="1.94090362297619" table:style-name="ce1">
            <text:p>1.940903623</text:p>
          </table:table-cell>
          <table:table-cell table:style-name="ce1"/>
          <table:table-cell office:value-type="float" office:value="1.8545425769597299" table:style-name="ce1">
            <text:p>1.854542577</text:p>
          </table:table-cell>
          <table:table-cell office:value-type="float" office:value="2.4223950196067401" table:style-name="ce1">
            <text:p>2.42239502</text:p>
          </table:table-cell>
          <table:table-cell office:value-type="float" office:value="3.9467202870720199" table:style-name="ce1">
            <text:p>3.946720287</text:p>
          </table:table-cell>
          <table:table-cell office:value-type="float" office:value="4.6744070850169503" table:style-name="ce1">
            <text:p>4.674407085</text:p>
          </table:table-cell>
          <table:table-cell table:style-name="ce1"/>
          <table:table-cell office:value-type="float" office:value="0.444063402485599" table:style-name="ce1">
            <text:p>0.444063402</text:p>
          </table:table-cell>
          <table:table-cell office:value-type="float" office:value="0.24413999655470001" table:style-name="ce1">
            <text:p>0.244139997</text:p>
          </table:table-cell>
          <table:table-cell office:value-type="float" office:value="1.7996662379214801" table:style-name="ce1">
            <text:p>1.799666238</text:p>
          </table:table-cell>
          <table:table-cell office:value-type="float" office:value="1.1968094848383399" table:style-name="ce1">
            <text:p>1.196809485</text:p>
          </table:table-cell>
          <table:table-cell table:style-name="ce1"/>
          <table:table-cell office:value-type="float" office:value="0.41123312974343501" table:style-name="ce1">
            <text:p>0.41123313</text:p>
          </table:table-cell>
          <table:table-cell office:value-type="float" office:value="0.43601755363362699" table:style-name="ce1">
            <text:p>0.436017554</text:p>
          </table:table-cell>
          <table:table-cell office:value-type="float" office:value="0.50571655894298895" table:style-name="ce1">
            <text:p>0.505716559</text:p>
          </table:table-cell>
          <table:table-cell office:value-type="float" office:value="0.69331765073580698" table:style-name="ce1">
            <text:p>0.693317651</text:p>
          </table:table-cell>
          <table:table-cell table:number-columns-repeated="16365"/>
        </table:table-row>
        <table:table-row table:style-name="ro1">
          <table:table-cell office:value-type="float" office:value="2.3705167922710899" table:style-name="ce1">
            <text:p>2.370516792</text:p>
          </table:table-cell>
          <table:table-cell office:value-type="float" office:value="2.81279464412277" table:style-name="ce1">
            <text:p>2.812794644</text:p>
          </table:table-cell>
          <table:table-cell office:value-type="float" office:value="2.0193959806539801" table:style-name="ce1">
            <text:p>2.019395981</text:p>
          </table:table-cell>
          <table:table-cell office:value-type="float" office:value="2.27674644553709" table:style-name="ce1">
            <text:p>2.276746446</text:p>
          </table:table-cell>
          <table:table-cell table:style-name="ce1"/>
          <table:table-cell office:value-type="float" office:value="1.7116093428005501" table:style-name="ce1">
            <text:p>1.711609343</text:p>
          </table:table-cell>
          <table:table-cell office:value-type="float" office:value="2.48613364015806" table:style-name="ce1">
            <text:p>2.48613364</text:p>
          </table:table-cell>
          <table:table-cell office:value-type="float" office:value="4.1969312939604499" table:style-name="ce1">
            <text:p>4.196931294</text:p>
          </table:table-cell>
          <table:table-cell office:value-type="float" office:value="5.0040303662141596" table:style-name="ce1">
            <text:p>5.004030366</text:p>
          </table:table-cell>
          <table:table-cell table:style-name="ce1"/>
          <table:table-cell office:value-type="float" office:value="0.47235476830664802" table:style-name="ce1">
            <text:p>0.472354768</text:p>
          </table:table-cell>
          <table:table-cell office:value-type="float" office:value="0.39780338775381302" table:style-name="ce1">
            <text:p>0.397803388</text:p>
          </table:table-cell>
          <table:table-cell office:value-type="float" office:value="2.0422147564531699" table:style-name="ce1">
            <text:p>2.042214756</text:p>
          </table:table-cell>
          <table:table-cell office:value-type="float" office:value="0.81793699360715799" table:style-name="ce1">
            <text:p>0.817936994</text:p>
          </table:table-cell>
          <table:table-cell table:style-name="ce1"/>
          <table:table-cell office:value-type="float" office:value="0.43992518317741103" table:style-name="ce1">
            <text:p>0.439925183</text:p>
          </table:table-cell>
          <table:table-cell office:value-type="float" office:value="0.31338384063028002" table:style-name="ce1">
            <text:p>0.313383841</text:p>
          </table:table-cell>
          <table:table-cell office:value-type="float" office:value="0.40650055606700602" table:style-name="ce1">
            <text:p>0.406500556</text:p>
          </table:table-cell>
          <table:table-cell office:value-type="float" office:value="0.42918812429505998" table:style-name="ce1">
            <text:p>0.429188124</text:p>
          </table:table-cell>
          <table:table-cell table:number-columns-repeated="16365"/>
        </table:table-row>
        <table:table-row table:style-name="ro1">
          <table:table-cell office:value-type="float" office:value="2.5629520417140901" table:style-name="ce1">
            <text:p>2.562952042</text:p>
          </table:table-cell>
          <table:table-cell office:value-type="float" office:value="2.8661771141908901" table:style-name="ce1">
            <text:p>2.866177114</text:p>
          </table:table-cell>
          <table:table-cell office:value-type="float" office:value="2.5855631343774599" table:style-name="ce1">
            <text:p>2.585563134</text:p>
          </table:table-cell>
          <table:table-cell office:value-type="float" office:value="2.8345082670971502" table:style-name="ce1">
            <text:p>2.834508267</text:p>
          </table:table-cell>
          <table:table-cell table:style-name="ce1"/>
          <table:table-cell office:value-type="float" office:value="1.65894647723394" table:style-name="ce1">
            <text:p>1.658946477</text:p>
          </table:table-cell>
          <table:table-cell office:value-type="float" office:value="2.5388265936173999" table:style-name="ce1">
            <text:p>2.538826594</text:p>
          </table:table-cell>
          <table:table-cell office:value-type="float" office:value="4.8695134982293604" table:style-name="ce1">
            <text:p>4.869513498</text:p>
          </table:table-cell>
          <table:table-cell office:value-type="float" office:value="5.6803435723945697" table:style-name="ce1">
            <text:p>5.680343572</text:p>
          </table:table-cell>
          <table:table-cell table:style-name="ce1"/>
          <table:table-cell office:value-type="float" office:value="0.60303204354141304" table:style-name="ce1">
            <text:p>0.603032044</text:p>
          </table:table-cell>
          <table:table-cell office:value-type="float" office:value="0.44057328765568199" table:style-name="ce1">
            <text:p>0.440573288</text:p>
          </table:table-cell>
          <table:table-cell office:value-type="float" office:value="1.96200311497068" table:style-name="ce1">
            <text:p>1.962003115</text:p>
          </table:table-cell>
          <table:table-cell office:value-type="float" office:value="0.406181916029625" table:style-name="ce1">
            <text:p>0.406181916</text:p>
          </table:table-cell>
          <table:table-cell table:style-name="ce1"/>
          <table:table-cell office:value-type="float" office:value="0.54964581942132495" table:style-name="ce1">
            <text:p>0.549645819</text:p>
          </table:table-cell>
          <table:table-cell office:value-type="float" office:value="0.349952806401373" table:style-name="ce1">
            <text:p>0.349952806</text:p>
          </table:table-cell>
          <table:table-cell office:value-type="float" office:value="0.48117779869923399" table:style-name="ce1">
            <text:p>0.481177799</text:p>
          </table:table-cell>
          <table:table-cell office:value-type="float" office:value="0.49932063420187001" table:style-name="ce1">
            <text:p>0.499320634</text:p>
          </table:table-cell>
          <table:table-cell table:number-columns-repeated="16365"/>
        </table:table-row>
        <table:table-row table:style-name="ro1">
          <table:table-cell office:value-type="float" office:value="2.59646144908697" table:style-name="ce1">
            <text:p>2.596461449</text:p>
          </table:table-cell>
          <table:table-cell office:value-type="float" office:value="2.9445089506318198" table:style-name="ce1">
            <text:p>2.944508951</text:p>
          </table:table-cell>
          <table:table-cell office:value-type="float" office:value="2.8209152279421601" table:style-name="ce1">
            <text:p>2.820915228</text:p>
          </table:table-cell>
          <table:table-cell office:value-type="float" office:value="3.0452870880086" table:style-name="ce1">
            <text:p>3.045287088</text:p>
          </table:table-cell>
          <table:table-cell table:style-name="ce1"/>
          <table:table-cell office:value-type="float" office:value="1.70361097239267" table:style-name="ce1">
            <text:p>1.703610972</text:p>
          </table:table-cell>
          <table:table-cell office:value-type="float" office:value="2.5717145366235701" table:style-name="ce1">
            <text:p>2.571714537</text:p>
          </table:table-cell>
          <table:table-cell office:value-type="float" office:value="5.2587732477865501" table:style-name="ce1">
            <text:p>5.258773248</text:p>
          </table:table-cell>
          <table:table-cell office:value-type="float" office:value="5.9445169163229599" table:style-name="ce1">
            <text:p>5.944516916</text:p>
          </table:table-cell>
          <table:table-cell table:style-name="ce1"/>
          <table:table-cell office:value-type="float" office:value="0.652118183108365" table:style-name="ce1">
            <text:p>0.652118183</text:p>
          </table:table-cell>
          <table:table-cell office:value-type="float" office:value="0.40618041141022798" table:style-name="ce1">
            <text:p>0.406180411</text:p>
          </table:table-cell>
          <table:table-cell office:value-type="float" office:value="2.1166649995359799" table:style-name="ce1">
            <text:p>2.116665</text:p>
          </table:table-cell>
          <table:table-cell office:value-type="float" office:value="0.21138791409534999" table:style-name="ce1">
            <text:p>0.211387914</text:p>
          </table:table-cell>
          <table:table-cell table:style-name="ce1"/>
          <table:table-cell office:value-type="float" office:value="0.62343298246518497" table:style-name="ce1">
            <text:p>0.623432982</text:p>
          </table:table-cell>
          <table:table-cell office:value-type="float" office:value="0.38275983056387503" table:style-name="ce1">
            <text:p>0.382759831</text:p>
          </table:table-cell>
          <table:table-cell office:value-type="float" office:value="0.87681345081042605" table:style-name="ce1">
            <text:p>0.876813451</text:p>
          </table:table-cell>
          <table:table-cell office:value-type="float" office:value="0.76844937912576905" table:style-name="ce1">
            <text:p>0.768449379</text:p>
          </table:table-cell>
          <table:table-cell table:number-columns-repeated="16365"/>
        </table:table-row>
        <table:table-row table:style-name="ro1">
          <table:table-cell office:value-type="float" office:value="2.5387073579634798" table:style-name="ce1">
            <text:p>2.538707358</text:p>
          </table:table-cell>
          <table:table-cell office:value-type="float" office:value="3.0593152372090802" table:style-name="ce1">
            <text:p>3.059315237</text:p>
          </table:table-cell>
          <table:table-cell office:value-type="float" office:value="2.3636823110349101" table:style-name="ce1">
            <text:p>2.363682311</text:p>
          </table:table-cell>
          <table:table-cell office:value-type="float" office:value="2.5783755810634101" table:style-name="ce1">
            <text:p>2.578375581</text:p>
          </table:table-cell>
          <table:table-cell table:style-name="ce1"/>
          <table:table-cell office:value-type="float" office:value="1.6449642585934301" table:style-name="ce1">
            <text:p>1.644964259</text:p>
          </table:table-cell>
          <table:table-cell office:value-type="float" office:value="2.5767644580452802" table:style-name="ce1">
            <text:p>2.576764458</text:p>
          </table:table-cell>
          <table:table-cell office:value-type="float" office:value="4.6140415714615397" table:style-name="ce1">
            <text:p>4.614041571</text:p>
          </table:table-cell>
          <table:table-cell office:value-type="float" office:value="5.5367867398060797" table:style-name="ce1">
            <text:p>5.53678674</text:p>
          </table:table-cell>
          <table:table-cell table:style-name="ce1"/>
          <table:table-cell office:value-type="float" office:value="0.61532710728381601" table:style-name="ce1">
            <text:p>0.615327107</text:p>
          </table:table-cell>
          <table:table-cell office:value-type="float" office:value="0.33441808053019401" table:style-name="ce1">
            <text:p>0.334418081</text:p>
          </table:table-cell>
          <table:table-cell office:value-type="float" office:value="2.3813419887573599" table:style-name="ce1">
            <text:p>2.381341989</text:p>
          </table:table-cell>
          <table:table-cell office:value-type="float" office:value="0.429657784534279" table:style-name="ce1">
            <text:p>0.429657785</text:p>
          </table:table-cell>
          <table:table-cell table:style-name="ce1"/>
          <table:table-cell office:value-type="float" office:value="0.57426744298874499" table:style-name="ce1">
            <text:p>0.574267443</text:p>
          </table:table-cell>
          <table:table-cell office:value-type="float" office:value="0.388461522539299" table:style-name="ce1">
            <text:p>0.388461523</text:p>
          </table:table-cell>
          <table:table-cell office:value-type="float" office:value="0.23228055740255801" table:style-name="ce1">
            <text:p>0.232280557</text:p>
          </table:table-cell>
          <table:table-cell office:value-type="float" office:value="0.42531823099895399" table:style-name="ce1">
            <text:p>0.425318231</text:p>
          </table:table-cell>
          <table:table-cell table:number-columns-repeated="16365"/>
        </table:table-row>
        <table:table-row table:style-name="ro1">
          <table:table-cell office:value-type="float" office:value="2.5464129224906098" table:style-name="ce1">
            <text:p>2.546412922</text:p>
          </table:table-cell>
          <table:table-cell office:value-type="float" office:value="3.1020254399027301" table:style-name="ce1">
            <text:p>3.10202544</text:p>
          </table:table-cell>
          <table:table-cell office:value-type="float" office:value="2.4844083070001499" table:style-name="ce1">
            <text:p>2.484408307</text:p>
          </table:table-cell>
          <table:table-cell office:value-type="float" office:value="2.6336464530183799" table:style-name="ce1">
            <text:p>2.633646453</text:p>
          </table:table-cell>
          <table:table-cell table:style-name="ce1"/>
          <table:table-cell office:value-type="float" office:value="1.6979368694952901" table:style-name="ce1">
            <text:p>1.697936869</text:p>
          </table:table-cell>
          <table:table-cell office:value-type="float" office:value="2.72874687875336" table:style-name="ce1">
            <text:p>2.728746879</text:p>
          </table:table-cell>
          <table:table-cell office:value-type="float" office:value="5.19557597471763" table:style-name="ce1">
            <text:p>5.195575975</text:p>
          </table:table-cell>
          <table:table-cell office:value-type="float" office:value="6.0932691253801599" table:style-name="ce1">
            <text:p>6.093269125</text:p>
          </table:table-cell>
          <table:table-cell table:style-name="ce1"/>
          <table:table-cell office:value-type="float" office:value="0.61290141500733997" table:style-name="ce1">
            <text:p>0.612901415</text:p>
          </table:table-cell>
          <table:table-cell office:value-type="float" office:value="0.320869783285336" table:style-name="ce1">
            <text:p>0.320869783</text:p>
          </table:table-cell>
          <table:table-cell office:value-type="float" office:value="2.1375911917255199" table:style-name="ce1">
            <text:p>2.137591192</text:p>
          </table:table-cell>
          <table:table-cell office:value-type="float" office:value="0.42259625663988298" table:style-name="ce1">
            <text:p>0.422596257</text:p>
          </table:table-cell>
          <table:table-cell table:style-name="ce1"/>
          <table:table-cell office:value-type="float" office:value="0.58820068057605002" table:style-name="ce1">
            <text:p>0.588200681</text:p>
          </table:table-cell>
          <table:table-cell office:value-type="float" office:value="0.412453276328135" table:style-name="ce1">
            <text:p>0.412453276</text:p>
          </table:table-cell>
          <table:table-cell office:value-type="float" office:value="0.30936707694819598" table:style-name="ce1">
            <text:p>0.309367077</text:p>
          </table:table-cell>
          <table:table-cell office:value-type="float" office:value="0.45993178977052901" table:style-name="ce1">
            <text:p>0.45993179</text:p>
          </table:table-cell>
          <table:table-cell table:number-columns-repeated="16365"/>
        </table:table-row>
        <table:table-row table:style-name="ro1">
          <table:table-cell office:value-type="float" office:value="2.6184907120113299" table:style-name="ce1">
            <text:p>2.618490712</text:p>
          </table:table-cell>
          <table:table-cell office:value-type="float" office:value="3.00258850576046" table:style-name="ce1">
            <text:p>3.002588506</text:p>
          </table:table-cell>
          <table:table-cell office:value-type="float" office:value="2.73355268698606" table:style-name="ce1">
            <text:p>2.733552687</text:p>
          </table:table-cell>
          <table:table-cell office:value-type="float" office:value="3.0351944058294702" table:style-name="ce1">
            <text:p>3.035194406</text:p>
          </table:table-cell>
          <table:table-cell table:style-name="ce1"/>
          <table:table-cell office:value-type="float" office:value="1.58079838354602" table:style-name="ce1">
            <text:p>1.580798384</text:p>
          </table:table-cell>
          <table:table-cell office:value-type="float" office:value="2.6726034004179899" table:style-name="ce1">
            <text:p>2.6726034</text:p>
          </table:table-cell>
          <table:table-cell office:value-type="float" office:value="4.8105048150362801" table:style-name="ce1">
            <text:p>4.810504815</text:p>
          </table:table-cell>
          <table:table-cell office:value-type="float" office:value="6.0188482228008402" table:style-name="ce1">
            <text:p>6.018848223</text:p>
          </table:table-cell>
          <table:table-cell table:style-name="ce1"/>
          <table:table-cell office:value-type="float" office:value="0.68264903718564895" table:style-name="ce1">
            <text:p>0.682649037</text:p>
          </table:table-cell>
          <table:table-cell office:value-type="float" office:value="0.426922115001519" table:style-name="ce1">
            <text:p>0.426922115</text:p>
          </table:table-cell>
          <table:table-cell office:value-type="float" office:value="2.1650528082165099" table:style-name="ce1">
            <text:p>2.165052808</text:p>
          </table:table-cell>
          <table:table-cell office:value-type="float" office:value="0.28598068043534403" table:style-name="ce1">
            <text:p>0.28598068</text:p>
          </table:table-cell>
          <table:table-cell table:style-name="ce1"/>
          <table:table-cell office:value-type="float" office:value="0.856017034552359" table:style-name="ce1">
            <text:p>0.856017035</text:p>
          </table:table-cell>
          <table:table-cell office:value-type="float" office:value="0.49151144257398199" table:style-name="ce1">
            <text:p>0.491511443</text:p>
          </table:table-cell>
          <table:table-cell office:value-type="float" office:value="0.42284623209114902" table:style-name="ce1">
            <text:p>0.422846232</text:p>
          </table:table-cell>
          <table:table-cell office:value-type="float" office:value="0.85184083401424704" table:style-name="ce1">
            <text:p>0.851840834</text:p>
          </table:table-cell>
          <table:table-cell table:number-columns-repeated="16365"/>
        </table:table-row>
        <table:table-row table:style-name="ro1">
          <table:table-cell office:value-type="float" office:value="2.6163705313056602" table:style-name="ce1">
            <text:p>2.616370531</text:p>
          </table:table-cell>
          <table:table-cell office:value-type="float" office:value="2.9538472719315898" table:style-name="ce1">
            <text:p>2.953847272</text:p>
          </table:table-cell>
          <table:table-cell office:value-type="float" office:value="2.62584232346632" table:style-name="ce1">
            <text:p>2.625842323</text:p>
          </table:table-cell>
          <table:table-cell office:value-type="float" office:value="2.8272114674017601" table:style-name="ce1">
            <text:p>2.827211467</text:p>
          </table:table-cell>
          <table:table-cell table:style-name="ce1"/>
          <table:table-cell office:value-type="float" office:value="1.6295138175844599" table:style-name="ce1">
            <text:p>1.629513818</text:p>
          </table:table-cell>
          <table:table-cell office:value-type="float" office:value="2.6628655804167001" table:style-name="ce1">
            <text:p>2.66286558</text:p>
          </table:table-cell>
          <table:table-cell office:value-type="float" office:value="4.6465321773220998" table:style-name="ce1">
            <text:p>4.646532177</text:p>
          </table:table-cell>
          <table:table-cell office:value-type="float" office:value="5.7179250725834203" table:style-name="ce1">
            <text:p>5.717925073</text:p>
          </table:table-cell>
          <table:table-cell table:style-name="ce1"/>
          <table:table-cell office:value-type="float" office:value="0.67386539001921197" table:style-name="ce1">
            <text:p>0.67386539</text:p>
          </table:table-cell>
          <table:table-cell office:value-type="float" office:value="0.46248494791421701" table:style-name="ce1">
            <text:p>0.462484948</text:p>
          </table:table-cell>
          <table:table-cell office:value-type="float" office:value="1.96309516090144" table:style-name="ce1">
            <text:p>1.963095161</text:p>
          </table:table-cell>
          <table:table-cell office:value-type="float" office:value="0.40241529647592" table:style-name="ce1">
            <text:p>0.402415296</text:p>
          </table:table-cell>
          <table:table-cell table:style-name="ce1"/>
          <table:table-cell office:value-type="float" office:value="0.81051190753091396" table:style-name="ce1">
            <text:p>0.810511908</text:p>
          </table:table-cell>
          <table:table-cell office:value-type="float" office:value="0.47699049999432902" table:style-name="ce1">
            <text:p>0.4769905</text:p>
          </table:table-cell>
          <table:table-cell office:value-type="float" office:value="0.26122993964948399" table:style-name="ce1">
            <text:p>0.26122994</text:p>
          </table:table-cell>
          <table:table-cell office:value-type="float" office:value="0.54971936746780803" table:style-name="ce1">
            <text:p>0.549719367</text:p>
          </table:table-cell>
          <table:table-cell table:number-columns-repeated="16365"/>
        </table:table-row>
        <table:table-row table:style-name="ro1">
          <table:table-cell office:value-type="float" office:value="2.50241245528745" table:style-name="ce1">
            <text:p>2.502412455</text:p>
          </table:table-cell>
          <table:table-cell office:value-type="float" office:value="3.0330021324208598" table:style-name="ce1">
            <text:p>3.033002132</text:p>
          </table:table-cell>
          <table:table-cell office:value-type="float" office:value="2.70059728388427" table:style-name="ce1">
            <text:p>2.700597284</text:p>
          </table:table-cell>
          <table:table-cell office:value-type="float" office:value="2.9065403863255699" table:style-name="ce1">
            <text:p>2.906540386</text:p>
          </table:table-cell>
          <table:table-cell table:style-name="ce1"/>
          <table:table-cell office:value-type="float" office:value="1.71881903484651" table:style-name="ce1">
            <text:p>1.718819035</text:p>
          </table:table-cell>
          <table:table-cell office:value-type="float" office:value="2.6494932107980098" table:style-name="ce1">
            <text:p>2.649493211</text:p>
          </table:table-cell>
          <table:table-cell office:value-type="float" office:value="4.8542011849036797" table:style-name="ce1">
            <text:p>4.854201185</text:p>
          </table:table-cell>
          <table:table-cell office:value-type="float" office:value="5.8355729183946599" table:style-name="ce1">
            <text:p>5.835572918</text:p>
          </table:table-cell>
          <table:table-cell table:style-name="ce1"/>
          <table:table-cell office:value-type="float" office:value="0.59338030164713296" table:style-name="ce1">
            <text:p>0.593380302</text:p>
          </table:table-cell>
          <table:table-cell office:value-type="float" office:value="0.43027455064986703" table:style-name="ce1">
            <text:p>0.430274551</text:p>
          </table:table-cell>
          <table:table-cell office:value-type="float" office:value="1.7933229041701799" table:style-name="ce1">
            <text:p>1.793322904</text:p>
          </table:table-cell>
          <table:table-cell office:value-type="float" office:value="0.44085679911297598" table:style-name="ce1">
            <text:p>0.440856799</text:p>
          </table:table-cell>
          <table:table-cell table:style-name="ce1"/>
          <table:table-cell office:value-type="float" office:value="0.60423158809469102" table:style-name="ce1">
            <text:p>0.604231588</text:p>
          </table:table-cell>
          <table:table-cell office:value-type="float" office:value="0.46836958108285198" table:style-name="ce1">
            <text:p>0.468369581</text:p>
          </table:table-cell>
          <table:table-cell office:value-type="float" office:value="0.472172881601161" table:style-name="ce1">
            <text:p>0.472172882</text:p>
          </table:table-cell>
          <table:table-cell office:value-type="float" office:value="0.67016855623100902" table:style-name="ce1">
            <text:p>0.670168556</text:p>
          </table:table-cell>
          <table:table-cell table:number-columns-repeated="16365"/>
        </table:table-row>
        <table:table-row table:style-name="ro1">
          <table:table-cell office:value-type="float" office:value="2.59328197500276" table:style-name="ce1">
            <text:p>2.593281975</text:p>
          </table:table-cell>
          <table:table-cell office:value-type="float" office:value="3.1080383436380701" table:style-name="ce1">
            <text:p>3.108038344</text:p>
          </table:table-cell>
          <table:table-cell office:value-type="float" office:value="2.34647754658921" table:style-name="ce1">
            <text:p>2.346477547</text:p>
          </table:table-cell>
          <table:table-cell office:value-type="float" office:value="2.9229666423840799" table:style-name="ce1">
            <text:p>2.922966642</text:p>
          </table:table-cell>
          <table:table-cell table:style-name="ce1"/>
          <table:table-cell office:value-type="float" office:value="1.6403724486943101" table:style-name="ce1">
            <text:p>1.640372449</text:p>
          </table:table-cell>
          <table:table-cell office:value-type="float" office:value="2.6919022456549402" table:style-name="ce1">
            <text:p>2.691902246</text:p>
          </table:table-cell>
          <table:table-cell office:value-type="float" office:value="4.64733794954057" table:style-name="ce1">
            <text:p>4.64733795</text:p>
          </table:table-cell>
          <table:table-cell office:value-type="float" office:value="5.8168371774429302" table:style-name="ce1">
            <text:p>5.816837177</text:p>
          </table:table-cell>
          <table:table-cell table:style-name="ce1"/>
          <table:table-cell office:value-type="float" office:value="0.64044486209561502" table:style-name="ce1">
            <text:p>0.640444862</text:p>
          </table:table-cell>
          <table:table-cell office:value-type="float" office:value="0.48082193132443202" table:style-name="ce1">
            <text:p>0.480821931</text:p>
          </table:table-cell>
          <table:table-cell office:value-type="float" office:value="1.7461528111612099" table:style-name="ce1">
            <text:p>1.746152811</text:p>
          </table:table-cell>
          <table:table-cell office:value-type="float" office:value="0.59878848797537199" table:style-name="ce1">
            <text:p>0.598788488</text:p>
          </table:table-cell>
          <table:table-cell table:style-name="ce1"/>
          <table:table-cell office:value-type="float" office:value="0.76823764506842895" table:style-name="ce1">
            <text:p>0.768237645</text:p>
          </table:table-cell>
          <table:table-cell office:value-type="float" office:value="0.50297605841239501" table:style-name="ce1">
            <text:p>0.502976058</text:p>
          </table:table-cell>
          <table:table-cell office:value-type="float" office:value="0.264735221991445" table:style-name="ce1">
            <text:p>0.264735222</text:p>
          </table:table-cell>
          <table:table-cell office:value-type="float" office:value="0.65293491302393702" table:style-name="ce1">
            <text:p>0.652934913</text:p>
          </table:table-cell>
          <table:table-cell table:number-columns-repeated="16365"/>
        </table:table-row>
        <table:table-row table:style-name="ro1">
          <table:table-cell office:value-type="float" office:value="2.65306517439801" table:style-name="ce1">
            <text:p>2.653065174</text:p>
          </table:table-cell>
          <table:table-cell office:value-type="float" office:value="3.1942392283983301" table:style-name="ce1">
            <text:p>3.194239228</text:p>
          </table:table-cell>
          <table:table-cell office:value-type="float" office:value="2.84510016124612" table:style-name="ce1">
            <text:p>2.845100161</text:p>
          </table:table-cell>
          <table:table-cell office:value-type="float" office:value="3.0532043846877701" table:style-name="ce1">
            <text:p>3.053204385</text:p>
          </table:table-cell>
          <table:table-cell table:style-name="ce1"/>
          <table:table-cell office:value-type="float" office:value="1.6068826713117299" table:style-name="ce1">
            <text:p>1.606882671</text:p>
          </table:table-cell>
          <table:table-cell office:value-type="float" office:value="2.7107916609504499" table:style-name="ce1">
            <text:p>2.710791661</text:p>
          </table:table-cell>
          <table:table-cell office:value-type="float" office:value="5.0672222988991296" table:style-name="ce1">
            <text:p>5.067222299</text:p>
          </table:table-cell>
          <table:table-cell office:value-type="float" office:value="6.4383427451216804" table:style-name="ce1">
            <text:p>6.438342745</text:p>
          </table:table-cell>
          <table:table-cell table:style-name="ce1"/>
          <table:table-cell office:value-type="float" office:value="0.70104305789255394" table:style-name="ce1">
            <text:p>0.701043058</text:p>
          </table:table-cell>
          <table:table-cell office:value-type="float" office:value="0.50329408556314703" table:style-name="ce1">
            <text:p>0.503294086</text:p>
          </table:table-cell>
          <table:table-cell office:value-type="float" office:value="1.6754472346163201" table:style-name="ce1">
            <text:p>1.675447235</text:p>
          </table:table-cell>
          <table:table-cell office:value-type="float" office:value="0.40090178834397699" table:style-name="ce1">
            <text:p>0.400901788</text:p>
          </table:table-cell>
          <table:table-cell table:style-name="ce1"/>
          <table:table-cell office:value-type="float" office:value="1.1988238829686" table:style-name="ce1">
            <text:p>1.198823883</text:p>
          </table:table-cell>
          <table:table-cell office:value-type="float" office:value="0.55492939021472198" table:style-name="ce1">
            <text:p>0.55492939</text:p>
          </table:table-cell>
          <table:table-cell office:value-type="float" office:value="0.66723467953048698" table:style-name="ce1">
            <text:p>0.66723468</text:p>
          </table:table-cell>
          <table:table-cell office:value-type="float" office:value="1.2757643847429201" table:style-name="ce1">
            <text:p>1.275764385</text:p>
          </table:table-cell>
          <table:table-cell table:number-columns-repeated="16365"/>
        </table:table-row>
        <table:table-row table:style-name="ro1">
          <table:table-cell office:value-type="float" office:value="2.6881748542791999" table:style-name="ce1">
            <text:p>2.688174854</text:p>
          </table:table-cell>
          <table:table-cell office:value-type="float" office:value="3.18320974755704" table:style-name="ce1">
            <text:p>3.183209748</text:p>
          </table:table-cell>
          <table:table-cell office:value-type="float" office:value="2.8311829037245202" table:style-name="ce1">
            <text:p>2.831182904</text:p>
          </table:table-cell>
          <table:table-cell office:value-type="float" office:value="3.01247254850565" table:style-name="ce1">
            <text:p>3.012472549</text:p>
          </table:table-cell>
          <table:table-cell table:style-name="ce1"/>
          <table:table-cell office:value-type="float" office:value="1.5691820514094701" table:style-name="ce1">
            <text:p>1.569182051</text:p>
          </table:table-cell>
          <table:table-cell office:value-type="float" office:value="2.74140934920664" table:style-name="ce1">
            <text:p>2.741409349</text:p>
          </table:table-cell>
          <table:table-cell office:value-type="float" office:value="4.6206046132224303" table:style-name="ce1">
            <text:p>4.620604613</text:p>
          </table:table-cell>
          <table:table-cell office:value-type="float" office:value="6.1612549374270902" table:style-name="ce1">
            <text:p>6.161254937</text:p>
          </table:table-cell>
          <table:table-cell table:style-name="ce1"/>
          <table:table-cell office:value-type="float" office:value="0.73165620981065604" table:style-name="ce1">
            <text:p>0.73165621</text:p>
          </table:table-cell>
          <table:table-cell office:value-type="float" office:value="0.59058831884243201" table:style-name="ce1">
            <text:p>0.590588319</text:p>
          </table:table-cell>
          <table:table-cell office:value-type="float" office:value="1.8730664204718901" table:style-name="ce1">
            <text:p>1.87306642</text:p>
          </table:table-cell>
          <table:table-cell office:value-type="float" office:value="0.854527234695866" table:style-name="ce1">
            <text:p>0.854527235</text:p>
          </table:table-cell>
          <table:table-cell table:style-name="ce1"/>
          <table:table-cell office:value-type="float" office:value="1.07412301591658" table:style-name="ce1">
            <text:p>1.074123016</text:p>
          </table:table-cell>
          <table:table-cell office:value-type="float" office:value="0.69239544915348705" table:style-name="ce1">
            <text:p>0.692395449</text:p>
          </table:table-cell>
          <table:table-cell office:value-type="float" office:value="0.28731353228096401" table:style-name="ce1">
            <text:p>0.287313532</text:p>
          </table:table-cell>
          <table:table-cell office:value-type="float" office:value="0.52851673653063003" table:style-name="ce1">
            <text:p>0.528516737</text:p>
          </table:table-cell>
          <table:table-cell table:number-columns-repeated="16365"/>
        </table:table-row>
        <table:table-row table:style-name="ro1">
          <table:table-cell office:value-type="float" office:value="2.5688562247828899" table:style-name="ce1">
            <text:p>2.568856225</text:p>
          </table:table-cell>
          <table:table-cell office:value-type="float" office:value="3.15733328305341" table:style-name="ce1">
            <text:p>3.157333283</text:p>
          </table:table-cell>
          <table:table-cell office:value-type="float" office:value="2.1001595967399198" table:style-name="ce1">
            <text:p>2.100159597</text:p>
          </table:table-cell>
          <table:table-cell office:value-type="float" office:value="2.6120200811471301" table:style-name="ce1">
            <text:p>2.612020081</text:p>
          </table:table-cell>
          <table:table-cell table:style-name="ce1"/>
          <table:table-cell office:value-type="float" office:value="1.62429301882748" table:style-name="ce1">
            <text:p>1.624293019</text:p>
          </table:table-cell>
          <table:table-cell office:value-type="float" office:value="2.6995110135409401" table:style-name="ce1">
            <text:p>2.699511014</text:p>
          </table:table-cell>
          <table:table-cell office:value-type="float" office:value="4.2162390093420701" table:style-name="ce1">
            <text:p>4.216239009</text:p>
          </table:table-cell>
          <table:table-cell office:value-type="float" office:value="5.6251270773398101" table:style-name="ce1">
            <text:p>5.625127077</text:p>
          </table:table-cell>
          <table:table-cell table:style-name="ce1"/>
          <table:table-cell office:value-type="float" office:value="0.62030743704764901" table:style-name="ce1">
            <text:p>0.620307437</text:p>
          </table:table-cell>
          <table:table-cell office:value-type="float" office:value="0.47332300024677698" table:style-name="ce1">
            <text:p>0.473323</text:p>
          </table:table-cell>
          <table:table-cell office:value-type="float" office:value="1.62959871736663" table:style-name="ce1">
            <text:p>1.629598717</text:p>
          </table:table-cell>
          <table:table-cell office:value-type="float" office:value="0.87310860649364497" table:style-name="ce1">
            <text:p>0.873108606</text:p>
          </table:table-cell>
          <table:table-cell table:style-name="ce1"/>
          <table:table-cell office:value-type="float" office:value="1.29907270055168" table:style-name="ce1">
            <text:p>1.299072701</text:p>
          </table:table-cell>
          <table:table-cell office:value-type="float" office:value="0.80694552649447904" table:style-name="ce1">
            <text:p>0.806945526</text:p>
          </table:table-cell>
          <table:table-cell office:value-type="float" office:value="0.27276225067666199" table:style-name="ce1">
            <text:p>0.272762251</text:p>
          </table:table-cell>
          <table:table-cell office:value-type="float" office:value="0.89418377232731205" table:style-name="ce1">
            <text:p>0.894183772</text:p>
          </table:table-cell>
          <table:table-cell table:number-columns-repeated="16365"/>
        </table:table-row>
        <table:table-row table:style-name="ro1">
          <table:table-cell office:value-type="float" office:value="2.6706752185761302" table:style-name="ce1">
            <text:p>2.670675219</text:p>
          </table:table-cell>
          <table:table-cell office:value-type="float" office:value="3.0534175142562301" table:style-name="ce1">
            <text:p>3.053417514</text:p>
          </table:table-cell>
          <table:table-cell office:value-type="float" office:value="2.5102842155512799" table:style-name="ce1">
            <text:p>2.510284216</text:p>
          </table:table-cell>
          <table:table-cell office:value-type="float" office:value="3.0898615294984801" table:style-name="ce1">
            <text:p>3.089861529</text:p>
          </table:table-cell>
          <table:table-cell table:style-name="ce1"/>
          <table:table-cell office:value-type="float" office:value="1.63094315969818" table:style-name="ce1">
            <text:p>1.63094316</text:p>
          </table:table-cell>
          <table:table-cell office:value-type="float" office:value="2.75713655349784" table:style-name="ce1">
            <text:p>2.757136553</text:p>
          </table:table-cell>
          <table:table-cell office:value-type="float" office:value="4.7506831807471501" table:style-name="ce1">
            <text:p>4.750683181</text:p>
          </table:table-cell>
          <table:table-cell office:value-type="float" office:value="6.1864979083098701" table:style-name="ce1">
            <text:p>6.186497908</text:p>
          </table:table-cell>
          <table:table-cell table:style-name="ce1"/>
          <table:table-cell office:value-type="float" office:value="0.718367308257715" table:style-name="ce1">
            <text:p>0.718367308</text:p>
          </table:table-cell>
          <table:table-cell office:value-type="float" office:value="0.539708120397562" table:style-name="ce1">
            <text:p>0.53970812</text:p>
          </table:table-cell>
          <table:table-cell office:value-type="float" office:value="1.99493136228171" table:style-name="ce1">
            <text:p>1.994931362</text:p>
          </table:table-cell>
          <table:table-cell office:value-type="float" office:value="0.76300622570421295" table:style-name="ce1">
            <text:p>0.763006226</text:p>
          </table:table-cell>
          <table:table-cell table:style-name="ce1"/>
          <table:table-cell office:value-type="float" office:value="1.1243034114063699" table:style-name="ce1">
            <text:p>1.124303411</text:p>
          </table:table-cell>
          <table:table-cell office:value-type="float" office:value="0.571128181400547" table:style-name="ce1">
            <text:p>0.571128181</text:p>
          </table:table-cell>
          <table:table-cell office:value-type="float" office:value="0.59554769711699695" table:style-name="ce1">
            <text:p>0.595547697</text:p>
          </table:table-cell>
          <table:table-cell office:value-type="float" office:value="1.26120475567489" table:style-name="ce1">
            <text:p>1.261204756</text:p>
          </table:table-cell>
          <table:table-cell table:number-columns-repeated="16365"/>
        </table:table-row>
        <table:table-row table:style-name="ro1">
          <table:table-cell office:value-type="float" office:value="2.7780767895557199" table:style-name="ce1">
            <text:p>2.77807679</text:p>
          </table:table-cell>
          <table:table-cell office:value-type="float" office:value="2.9829730279872102" table:style-name="ce1">
            <text:p>2.982973028</text:p>
          </table:table-cell>
          <table:table-cell office:value-type="float" office:value="2.6726363664581698" table:style-name="ce1">
            <text:p>2.672636366</text:p>
          </table:table-cell>
          <table:table-cell office:value-type="float" office:value="3.0772166429746601" table:style-name="ce1">
            <text:p>3.077216643</text:p>
          </table:table-cell>
          <table:table-cell table:style-name="ce1"/>
          <table:table-cell office:value-type="float" office:value="1.70093790167709" table:style-name="ce1">
            <text:p>1.700937902</text:p>
          </table:table-cell>
          <table:table-cell office:value-type="float" office:value="2.8113805331124802" table:style-name="ce1">
            <text:p>2.811380533</text:p>
          </table:table-cell>
          <table:table-cell office:value-type="float" office:value="4.8486228203498296" table:style-name="ce1">
            <text:p>4.84862282</text:p>
          </table:table-cell>
          <table:table-cell office:value-type="float" office:value="6.3373669156833099" table:style-name="ce1">
            <text:p>6.337366916</text:p>
          </table:table-cell>
          <table:table-cell table:style-name="ce1"/>
          <table:table-cell office:value-type="float" office:value="0.819268385823129" table:style-name="ce1">
            <text:p>0.819268386</text:p>
          </table:table-cell>
          <table:table-cell office:value-type="float" office:value="0.60539519356436999" table:style-name="ce1">
            <text:p>0.605395194</text:p>
          </table:table-cell>
          <table:table-cell office:value-type="float" office:value="1.99375033698058" table:style-name="ce1">
            <text:p>1.993750337</text:p>
          </table:table-cell>
          <table:table-cell office:value-type="float" office:value="0.92053544122086595" table:style-name="ce1">
            <text:p>0.920535441</text:p>
          </table:table-cell>
          <table:table-cell table:style-name="ce1"/>
          <table:table-cell office:value-type="float" office:value="1.3176537087264999" table:style-name="ce1">
            <text:p>1.317653709</text:p>
          </table:table-cell>
          <table:table-cell office:value-type="float" office:value="0.64218345138355204" table:style-name="ce1">
            <text:p>0.642183451</text:p>
          </table:table-cell>
          <table:table-cell office:value-type="float" office:value="0.50729045088176505" table:style-name="ce1">
            <text:p>0.507290451</text:p>
          </table:table-cell>
          <table:table-cell office:value-type="float" office:value="1.1685044228339201" table:style-name="ce1">
            <text:p>1.168504423</text:p>
          </table:table-cell>
          <table:table-cell table:number-columns-repeated="16365"/>
        </table:table-row>
        <table:table-row table:style-name="ro1">
          <table:table-cell office:value-type="float" office:value="2.37954583664742" table:style-name="ce1">
            <text:p>2.379545837</text:p>
          </table:table-cell>
          <table:table-cell office:value-type="float" office:value="3.0252898117592002" table:style-name="ce1">
            <text:p>3.025289812</text:p>
          </table:table-cell>
          <table:table-cell office:value-type="float" office:value="4.9028727648268298" table:style-name="ce1">
            <text:p>4.902872765</text:p>
          </table:table-cell>
          <table:table-cell office:value-type="float" office:value="2.9268758750713801" table:style-name="ce1">
            <text:p>2.926875875</text:p>
          </table:table-cell>
          <table:table-cell table:style-name="ce1"/>
          <table:table-cell office:value-type="float" office:value="1.71864308508122" table:style-name="ce1">
            <text:p>1.718643085</text:p>
          </table:table-cell>
          <table:table-cell office:value-type="float" office:value="2.7546643478320001" table:style-name="ce1">
            <text:p>2.754664348</text:p>
          </table:table-cell>
          <table:table-cell office:value-type="float" office:value="4.93655503317403" table:style-name="ce1">
            <text:p>4.936555033</text:p>
          </table:table-cell>
          <table:table-cell office:value-type="float" office:value="6.1692879909534701" table:style-name="ce1">
            <text:p>6.169287991</text:p>
          </table:table-cell>
          <table:table-cell table:style-name="ce1"/>
          <table:table-cell office:value-type="float" office:value="0.80745319788078496" table:style-name="ce1">
            <text:p>0.807453198</text:p>
          </table:table-cell>
          <table:table-cell office:value-type="float" office:value="0.51705290442794405" table:style-name="ce1">
            <text:p>0.517052904</text:p>
          </table:table-cell>
          <table:table-cell office:value-type="float" office:value="2.1640916934842802" table:style-name="ce1">
            <text:p>2.164091693</text:p>
          </table:table-cell>
          <table:table-cell office:value-type="float" office:value="0.86665807779831605" table:style-name="ce1">
            <text:p>0.866658078</text:p>
          </table:table-cell>
          <table:table-cell table:style-name="ce1"/>
          <table:table-cell office:value-type="float" office:value="1.04493015391527" table:style-name="ce1">
            <text:p>1.044930154</text:p>
          </table:table-cell>
          <table:table-cell office:value-type="float" office:value="0.75846992052130002" table:style-name="ce1">
            <text:p>0.758469921</text:p>
          </table:table-cell>
          <table:table-cell office:value-type="float" office:value="0.51167898188748195" table:style-name="ce1">
            <text:p>0.511678982</text:p>
          </table:table-cell>
          <table:table-cell office:value-type="float" office:value="0.97029625485552895" table:style-name="ce1">
            <text:p>0.970296255</text:p>
          </table:table-cell>
          <table:table-cell table:number-columns-repeated="16365"/>
        </table:table-row>
        <table:table-row table:style-name="ro1">
          <table:table-cell office:value-type="float" office:value="2.4075166267066099" table:style-name="ce1">
            <text:p>2.407516627</text:p>
          </table:table-cell>
          <table:table-cell office:value-type="float" office:value="2.9516972014425402" table:style-name="ce1">
            <text:p>2.951697201</text:p>
          </table:table-cell>
          <table:table-cell office:value-type="float" office:value="4.8902332547460396" table:style-name="ce1">
            <text:p>4.890233255</text:p>
          </table:table-cell>
          <table:table-cell office:value-type="float" office:value="2.8848733889864699" table:style-name="ce1">
            <text:p>2.884873389</text:p>
          </table:table-cell>
          <table:table-cell table:style-name="ce1"/>
          <table:table-cell office:value-type="float" office:value="1.75516886530937" table:style-name="ce1">
            <text:p>1.755168865</text:p>
          </table:table-cell>
          <table:table-cell office:value-type="float" office:value="2.78029429259173" table:style-name="ce1">
            <text:p>2.780294293</text:p>
          </table:table-cell>
          <table:table-cell office:value-type="float" office:value="5.0295300116600199" table:style-name="ce1">
            <text:p>5.029530012</text:p>
          </table:table-cell>
          <table:table-cell office:value-type="float" office:value="6.1872256769504101" table:style-name="ce1">
            <text:p>6.187225677</text:p>
          </table:table-cell>
          <table:table-cell table:style-name="ce1"/>
          <table:table-cell office:value-type="float" office:value="0.79749973446605404" table:style-name="ce1">
            <text:p>0.797499734</text:p>
          </table:table-cell>
          <table:table-cell office:value-type="float" office:value="0.57241274764352801" table:style-name="ce1">
            <text:p>0.572412748</text:p>
          </table:table-cell>
          <table:table-cell office:value-type="float" office:value="2.1495619436109998" table:style-name="ce1">
            <text:p>2.149561944</text:p>
          </table:table-cell>
          <table:table-cell office:value-type="float" office:value="0.79788968760545798" table:style-name="ce1">
            <text:p>0.797889688</text:p>
          </table:table-cell>
          <table:table-cell table:style-name="ce1"/>
          <table:table-cell office:value-type="float" office:value="1.0085888524187101" table:style-name="ce1">
            <text:p>1.008588852</text:p>
          </table:table-cell>
          <table:table-cell office:value-type="float" office:value="0.73192232145122305" table:style-name="ce1">
            <text:p>0.731922321</text:p>
          </table:table-cell>
          <table:table-cell office:value-type="float" office:value="0.53068809902729697" table:style-name="ce1">
            <text:p>0.530688099</text:p>
          </table:table-cell>
          <table:table-cell office:value-type="float" office:value="0.91296196097729199" table:style-name="ce1">
            <text:p>0.912961961</text:p>
          </table:table-cell>
          <table:table-cell table:number-columns-repeated="16365"/>
        </table:table-row>
        <table:table-row table:style-name="ro1">
          <table:table-cell office:value-type="float" office:value="2.4570020333223899" table:style-name="ce1">
            <text:p>2.457002033</text:p>
          </table:table-cell>
          <table:table-cell office:value-type="float" office:value="3.05060074306216" table:style-name="ce1">
            <text:p>3.050600743</text:p>
          </table:table-cell>
          <table:table-cell office:value-type="float" office:value="4.7564326230221399" table:style-name="ce1">
            <text:p>4.756432623</text:p>
          </table:table-cell>
          <table:table-cell office:value-type="float" office:value="2.82202863136723" table:style-name="ce1">
            <text:p>2.822028631</text:p>
          </table:table-cell>
          <table:table-cell table:style-name="ce1"/>
          <table:table-cell office:value-type="float" office:value="1.86104579822135" table:style-name="ce1">
            <text:p>1.861045798</text:p>
          </table:table-cell>
          <table:table-cell office:value-type="float" office:value="2.8060317998076401" table:style-name="ce1">
            <text:p>2.8060318</text:p>
          </table:table-cell>
          <table:table-cell office:value-type="float" office:value="5.1116915050189196" table:style-name="ce1">
            <text:p>5.111691505</text:p>
          </table:table-cell>
          <table:table-cell office:value-type="float" office:value="6.1399462731168404" table:style-name="ce1">
            <text:p>6.139946273</text:p>
          </table:table-cell>
          <table:table-cell table:style-name="ce1"/>
          <table:table-cell office:value-type="float" office:value="0.77716933043188097" table:style-name="ce1">
            <text:p>0.77716933</text:p>
          </table:table-cell>
          <table:table-cell office:value-type="float" office:value="0.55545670236271305" table:style-name="ce1">
            <text:p>0.555456702</text:p>
          </table:table-cell>
          <table:table-cell office:value-type="float" office:value="2.0018571624414401" table:style-name="ce1">
            <text:p>2.001857162</text:p>
          </table:table-cell>
          <table:table-cell office:value-type="float" office:value="0.766466838776106" table:style-name="ce1">
            <text:p>0.766466839</text:p>
          </table:table-cell>
          <table:table-cell table:style-name="ce1"/>
          <table:table-cell office:value-type="float" office:value="1.6138505587174099" table:style-name="ce1">
            <text:p>1.613850559</text:p>
          </table:table-cell>
          <table:table-cell office:value-type="float" office:value="0.61959932412881902" table:style-name="ce1">
            <text:p>0.619599324</text:p>
          </table:table-cell>
          <table:table-cell office:value-type="float" office:value="0.74044986543331104" table:style-name="ce1">
            <text:p>0.740449865</text:p>
          </table:table-cell>
          <table:table-cell office:value-type="float" office:value="0.96409793007479905" table:style-name="ce1">
            <text:p>0.96409793</text:p>
          </table:table-cell>
          <table:table-cell table:number-columns-repeated="16365"/>
        </table:table-row>
        <table:table-row table:style-name="ro1">
          <table:table-cell office:value-type="float" office:value="2.51319453307817" table:style-name="ce1">
            <text:p>2.513194533</text:p>
          </table:table-cell>
          <table:table-cell office:value-type="float" office:value="2.9885353090667799" table:style-name="ce1">
            <text:p>2.988535309</text:p>
          </table:table-cell>
          <table:table-cell office:value-type="float" office:value="5.13659047649488" table:style-name="ce1">
            <text:p>5.136590476</text:p>
          </table:table-cell>
          <table:table-cell office:value-type="float" office:value="3.0240625403623498" table:style-name="ce1">
            <text:p>3.02406254</text:p>
          </table:table-cell>
          <table:table-cell table:style-name="ce1"/>
          <table:table-cell office:value-type="float" office:value="1.9485898321984501" table:style-name="ce1">
            <text:p>1.948589832</text:p>
          </table:table-cell>
          <table:table-cell office:value-type="float" office:value="2.8381526052777999" table:style-name="ce1">
            <text:p>2.838152605</text:p>
          </table:table-cell>
          <table:table-cell office:value-type="float" office:value="5.12626368527072" table:style-name="ce1">
            <text:p>5.126263685</text:p>
          </table:table-cell>
          <table:table-cell office:value-type="float" office:value="6.4100684429841701" table:style-name="ce1">
            <text:p>6.410068443</text:p>
          </table:table-cell>
          <table:table-cell table:style-name="ce1"/>
          <table:table-cell office:value-type="float" office:value="0.78771825512563698" table:style-name="ce1">
            <text:p>0.787718255</text:p>
          </table:table-cell>
          <table:table-cell office:value-type="float" office:value="0.63726166860491695" table:style-name="ce1">
            <text:p>0.637261669</text:p>
          </table:table-cell>
          <table:table-cell office:value-type="float" office:value="2.3832650324312601" table:style-name="ce1">
            <text:p>2.383265032</text:p>
          </table:table-cell>
          <table:table-cell office:value-type="float" office:value="0.682582182542111" table:style-name="ce1">
            <text:p>0.682582183</text:p>
          </table:table-cell>
          <table:table-cell table:style-name="ce1"/>
          <table:table-cell office:value-type="float" office:value="1.93805993315236" table:style-name="ce1">
            <text:p>1.938059933</text:p>
          </table:table-cell>
          <table:table-cell office:value-type="float" office:value="0.65851601080050304" table:style-name="ce1">
            <text:p>0.658516011</text:p>
          </table:table-cell>
          <table:table-cell office:value-type="float" office:value="0.78069297009182803" table:style-name="ce1">
            <text:p>0.78069297</text:p>
          </table:table-cell>
          <table:table-cell office:value-type="float" office:value="1.2333679634028401" table:style-name="ce1">
            <text:p>1.233367963</text:p>
          </table:table-cell>
          <table:table-cell table:number-columns-repeated="16365"/>
        </table:table-row>
        <table:table-row table:style-name="ro1">
          <table:table-cell office:value-type="float" office:value="2.5658586076234098" table:style-name="ce1">
            <text:p>2.565858608</text:p>
          </table:table-cell>
          <table:table-cell office:value-type="float" office:value="2.98186423539507" table:style-name="ce1">
            <text:p>2.981864235</text:p>
          </table:table-cell>
          <table:table-cell office:value-type="float" office:value="5.1922409011478701" table:style-name="ce1">
            <text:p>5.192240901</text:p>
          </table:table-cell>
          <table:table-cell office:value-type="float" office:value="3.2882084089094001" table:style-name="ce1">
            <text:p>3.288208409</text:p>
          </table:table-cell>
          <table:table-cell table:style-name="ce1"/>
          <table:table-cell office:value-type="float" office:value="1.9179563797441499" table:style-name="ce1">
            <text:p>1.91795638</text:p>
          </table:table-cell>
          <table:table-cell office:value-type="float" office:value="2.8503420121877401" table:style-name="ce1">
            <text:p>2.850342012</text:p>
          </table:table-cell>
          <table:table-cell office:value-type="float" office:value="5.0317765253453501" table:style-name="ce1">
            <text:p>5.031776525</text:p>
          </table:table-cell>
          <table:table-cell office:value-type="float" office:value="6.7227803540103102" table:style-name="ce1">
            <text:p>6.722780354</text:p>
          </table:table-cell>
          <table:table-cell table:style-name="ce1"/>
          <table:table-cell office:value-type="float" office:value="0.76461005510274005" table:style-name="ce1">
            <text:p>0.764610055</text:p>
          </table:table-cell>
          <table:table-cell office:value-type="float" office:value="0.62776031901019003" table:style-name="ce1">
            <text:p>0.627760319</text:p>
          </table:table-cell>
          <table:table-cell office:value-type="float" office:value="2.4213654799984101" table:style-name="ce1">
            <text:p>2.42136548</text:p>
          </table:table-cell>
          <table:table-cell office:value-type="float" office:value="0.57336955560560199" table:style-name="ce1">
            <text:p>0.573369556</text:p>
          </table:table-cell>
          <table:table-cell table:style-name="ce1"/>
          <table:table-cell office:value-type="float" office:value="2.1522240031995099" table:style-name="ce1">
            <text:p>2.152224003</text:p>
          </table:table-cell>
          <table:table-cell office:value-type="float" office:value="0.66431232654797701" table:style-name="ce1">
            <text:p>0.664312327</text:p>
          </table:table-cell>
          <table:table-cell office:value-type="float" office:value="1.0771431588892399" table:style-name="ce1">
            <text:p>1.077143159</text:p>
          </table:table-cell>
          <table:table-cell office:value-type="float" office:value="1.5454524175836" table:style-name="ce1">
            <text:p>1.545452418</text:p>
          </table:table-cell>
          <table:table-cell table:number-columns-repeated="16365"/>
        </table:table-row>
        <table:table-row table:style-name="ro1">
          <table:table-cell office:value-type="float" office:value="2.5671939879794401" table:style-name="ce1">
            <text:p>2.567193988</text:p>
          </table:table-cell>
          <table:table-cell office:value-type="float" office:value="2.8746972916506799" table:style-name="ce1">
            <text:p>2.874697292</text:p>
          </table:table-cell>
          <table:table-cell office:value-type="float" office:value="4.7575676999512098" table:style-name="ce1">
            <text:p>4.7575677</text:p>
          </table:table-cell>
          <table:table-cell office:value-type="float" office:value="3.2608872342243398" table:style-name="ce1">
            <text:p>3.260887234</text:p>
          </table:table-cell>
          <table:table-cell table:style-name="ce1"/>
          <table:table-cell office:value-type="float" office:value="2.3925796448171601" table:style-name="ce1">
            <text:p>2.392579645</text:p>
          </table:table-cell>
          <table:table-cell office:value-type="float" office:value="2.8668611688952601" table:style-name="ce1">
            <text:p>2.866861169</text:p>
          </table:table-cell>
          <table:table-cell office:value-type="float" office:value="6.3127608553871299" table:style-name="ce1">
            <text:p>6.312760855</text:p>
          </table:table-cell>
          <table:table-cell office:value-type="float" office:value="6.6980281841096403" table:style-name="ce1">
            <text:p>6.698028184</text:p>
          </table:table-cell>
          <table:table-cell table:style-name="ce1"/>
          <table:table-cell office:value-type="float" office:value="0.72246176424118902" table:style-name="ce1">
            <text:p>0.722461764</text:p>
          </table:table-cell>
          <table:table-cell office:value-type="float" office:value="0.74238394090003801" table:style-name="ce1">
            <text:p>0.742383941</text:p>
          </table:table-cell>
          <table:table-cell office:value-type="float" office:value="1.96878940960173" table:style-name="ce1">
            <text:p>1.96878941</text:p>
          </table:table-cell>
          <table:table-cell office:value-type="float" office:value="0.643672052353368" table:style-name="ce1">
            <text:p>0.643672052</text:p>
          </table:table-cell>
          <table:table-cell table:style-name="ce1"/>
          <table:table-cell office:value-type="float" office:value="2.3648529289037001" table:style-name="ce1">
            <text:p>2.364852929</text:p>
          </table:table-cell>
          <table:table-cell office:value-type="float" office:value="0.69619424624577997" table:style-name="ce1">
            <text:p>0.696194246</text:p>
          </table:table-cell>
          <table:table-cell office:value-type="float" office:value="1.98147518704139" table:style-name="ce1">
            <text:p>1.981475187</text:p>
          </table:table-cell>
          <table:table-cell office:value-type="float" office:value="1.5173039722641599" table:style-name="ce1">
            <text:p>1.517303972</text:p>
          </table:table-cell>
          <table:table-cell table:number-columns-repeated="16365"/>
        </table:table-row>
        <table:table-row table:style-name="ro1">
          <table:table-cell office:value-type="float" office:value="2.53935519481659" table:style-name="ce1">
            <text:p>2.539355195</text:p>
          </table:table-cell>
          <table:table-cell office:value-type="float" office:value="2.9525065132187902" table:style-name="ce1">
            <text:p>2.952506513</text:p>
          </table:table-cell>
          <table:table-cell office:value-type="float" office:value="5.0728453261361901" table:style-name="ce1">
            <text:p>5.072845326</text:p>
          </table:table-cell>
          <table:table-cell office:value-type="float" office:value="3.3724276655466898" table:style-name="ce1">
            <text:p>3.372427666</text:p>
          </table:table-cell>
          <table:table-cell table:style-name="ce1"/>
          <table:table-cell office:value-type="float" office:value="2.1941577783539699" table:style-name="ce1">
            <text:p>2.194157778</text:p>
          </table:table-cell>
          <table:table-cell office:value-type="float" office:value="2.5678247147448499" table:style-name="ce1">
            <text:p>2.567824715</text:p>
          </table:table-cell>
          <table:table-cell office:value-type="float" office:value="6.5355314925871903" table:style-name="ce1">
            <text:p>6.535531493</text:p>
          </table:table-cell>
          <table:table-cell office:value-type="float" office:value="6.8381560544484001" table:style-name="ce1">
            <text:p>6.838156054</text:p>
          </table:table-cell>
          <table:table-cell table:style-name="ce1"/>
          <table:table-cell office:value-type="float" office:value="0.73413406171188" table:style-name="ce1">
            <text:p>0.734134062</text:p>
          </table:table-cell>
          <table:table-cell office:value-type="float" office:value="0.56121278023696797" table:style-name="ce1">
            <text:p>0.56121278</text:p>
          </table:table-cell>
          <table:table-cell office:value-type="float" office:value="2.2860255300621599" table:style-name="ce1">
            <text:p>2.28602553</text:p>
          </table:table-cell>
          <table:table-cell office:value-type="float" office:value="0.62991757606139098" table:style-name="ce1">
            <text:p>0.629917576</text:p>
          </table:table-cell>
          <table:table-cell table:style-name="ce1"/>
          <table:table-cell office:value-type="float" office:value="2.4002952984318102" table:style-name="ce1">
            <text:p>2.400295298</text:p>
          </table:table-cell>
          <table:table-cell office:value-type="float" office:value="0.68956083318449302" table:style-name="ce1">
            <text:p>0.689560833</text:p>
          </table:table-cell>
          <table:table-cell office:value-type="float" office:value="2.2217779887103499" table:style-name="ce1">
            <text:p>2.221777989</text:p>
          </table:table-cell>
          <table:table-cell office:value-type="float" office:value="1.6722726789064599" table:style-name="ce1">
            <text:p>1.672272679</text:p>
          </table:table-cell>
          <table:table-cell table:number-columns-repeated="16365"/>
        </table:table-row>
        <table:table-row table:style-name="ro1">
          <table:table-cell office:value-type="float" office:value="2.4115228564818501" table:style-name="ce1">
            <text:p>2.411522856</text:p>
          </table:table-cell>
          <table:table-cell office:value-type="float" office:value="3.0364604983572301" table:style-name="ce1">
            <text:p>3.036460498</text:p>
          </table:table-cell>
          <table:table-cell office:value-type="float" office:value="5.5004137889328497" table:style-name="ce1">
            <text:p>5.500413789</text:p>
          </table:table-cell>
          <table:table-cell office:value-type="float" office:value="3.0785648876079001" table:style-name="ce1">
            <text:p>3.078564888</text:p>
          </table:table-cell>
          <table:table-cell table:style-name="ce1"/>
          <table:table-cell office:value-type="float" office:value="2.0870255100670998" table:style-name="ce1">
            <text:p>2.08702551</text:p>
          </table:table-cell>
          <table:table-cell office:value-type="float" office:value="2.50617448923752" table:style-name="ce1">
            <text:p>2.506174489</text:p>
          </table:table-cell>
          <table:table-cell office:value-type="float" office:value="6.4302989665691204" table:style-name="ce1">
            <text:p>6.430298967</text:p>
          </table:table-cell>
          <table:table-cell office:value-type="float" office:value="7.0842878103970301" table:style-name="ce1">
            <text:p>7.08428781</text:p>
          </table:table-cell>
          <table:table-cell table:style-name="ce1"/>
          <table:table-cell office:value-type="float" office:value="0.76069956557117802" table:style-name="ce1">
            <text:p>0.760699566</text:p>
          </table:table-cell>
          <table:table-cell office:value-type="float" office:value="0.48691755109837898" table:style-name="ce1">
            <text:p>0.486917551</text:p>
          </table:table-cell>
          <table:table-cell office:value-type="float" office:value="2.6540923039504798" table:style-name="ce1">
            <text:p>2.654092304</text:p>
          </table:table-cell>
          <table:table-cell office:value-type="float" office:value="0.46734614252226703" table:style-name="ce1">
            <text:p>0.467346143</text:p>
          </table:table-cell>
          <table:table-cell table:style-name="ce1"/>
          <table:table-cell office:value-type="float" office:value="2.3374605908755499" table:style-name="ce1">
            <text:p>2.337460591</text:p>
          </table:table-cell>
          <table:table-cell office:value-type="float" office:value="0.65016259989151004" table:style-name="ce1">
            <text:p>0.6501626</text:p>
          </table:table-cell>
          <table:table-cell office:value-type="float" office:value="1.6438315915593" table:style-name="ce1">
            <text:p>1.643831592</text:p>
          </table:table-cell>
          <table:table-cell office:value-type="float" office:value="1.4373134351588399" table:style-name="ce1">
            <text:p>1.437313435</text:p>
          </table:table-cell>
          <table:table-cell table:number-columns-repeated="16365"/>
        </table:table-row>
        <table:table-row table:style-name="ro1">
          <table:table-cell office:value-type="float" office:value="2.57166594582185" table:style-name="ce1">
            <text:p>2.571665946</text:p>
          </table:table-cell>
          <table:table-cell office:value-type="float" office:value="2.98989114022344" table:style-name="ce1">
            <text:p>2.98989114</text:p>
          </table:table-cell>
          <table:table-cell office:value-type="float" office:value="4.7562154731280399" table:style-name="ce1">
            <text:p>4.756215473</text:p>
          </table:table-cell>
          <table:table-cell office:value-type="float" office:value="3.1483485155139301" table:style-name="ce1">
            <text:p>3.148348516</text:p>
          </table:table-cell>
          <table:table-cell table:style-name="ce1"/>
          <table:table-cell office:value-type="float" office:value="3.63396515615442" table:style-name="ce1">
            <text:p>3.633965156</text:p>
          </table:table-cell>
          <table:table-cell office:value-type="float" office:value="2.84013914856842" table:style-name="ce1">
            <text:p>2.840139149</text:p>
          </table:table-cell>
          <table:table-cell office:value-type="float" office:value="7.2625948003880501" table:style-name="ce1">
            <text:p>7.2625948</text:p>
          </table:table-cell>
          <table:table-cell office:value-type="float" office:value="6.7047706029603198" table:style-name="ce1">
            <text:p>6.704770603</text:p>
          </table:table-cell>
          <table:table-cell table:style-name="ce1"/>
          <table:table-cell office:value-type="float" office:value="0.70256520138825496" table:style-name="ce1">
            <text:p>0.702565201</text:p>
          </table:table-cell>
          <table:table-cell office:value-type="float" office:value="0.52021770910211695" table:style-name="ce1">
            <text:p>0.520217709</text:p>
          </table:table-cell>
          <table:table-cell office:value-type="float" office:value="1.8779993457352699" table:style-name="ce1">
            <text:p>1.877999346</text:p>
          </table:table-cell>
          <table:table-cell office:value-type="float" office:value="0.58304691606679404" table:style-name="ce1">
            <text:p>0.583046916</text:p>
          </table:table-cell>
          <table:table-cell table:style-name="ce1"/>
          <table:table-cell office:value-type="float" office:value="3.91733207642518" table:style-name="ce1">
            <text:p>3.917332076</text:p>
          </table:table-cell>
          <table:table-cell office:value-type="float" office:value="0.65233635338072704" table:style-name="ce1">
            <text:p>0.652336353</text:p>
          </table:table-cell>
          <table:table-cell office:value-type="float" office:value="3.0208230750967502" table:style-name="ce1">
            <text:p>3.020823075</text:p>
          </table:table-cell>
          <table:table-cell office:value-type="float" office:value="1.51605129621288" table:style-name="ce1">
            <text:p>1.516051296</text:p>
          </table:table-cell>
          <table:table-cell table:number-columns-repeated="16365"/>
        </table:table-row>
        <table:table-row table:style-name="ro1">
          <table:table-cell office:value-type="float" office:value="2.47356618531356" table:style-name="ce1">
            <text:p>2.473566185</text:p>
          </table:table-cell>
          <table:table-cell office:value-type="float" office:value="3.0410461149889398" table:style-name="ce1">
            <text:p>3.041046115</text:p>
          </table:table-cell>
          <table:table-cell office:value-type="float" office:value="5.8487546429975099" table:style-name="ce1">
            <text:p>5.848754643</text:p>
          </table:table-cell>
          <table:table-cell office:value-type="float" office:value="3.2290695112231198" table:style-name="ce1">
            <text:p>3.229069511</text:p>
          </table:table-cell>
          <table:table-cell table:style-name="ce1"/>
          <table:table-cell office:value-type="float" office:value="3.47776207374379" table:style-name="ce1">
            <text:p>3.477762074</text:p>
          </table:table-cell>
          <table:table-cell office:value-type="float" office:value="2.8260951075997198" table:style-name="ce1">
            <text:p>2.826095108</text:p>
          </table:table-cell>
          <table:table-cell office:value-type="float" office:value="7.78375202132999" table:style-name="ce1">
            <text:p>7.783752021</text:p>
          </table:table-cell>
          <table:table-cell office:value-type="float" office:value="6.8444062382375002" table:style-name="ce1">
            <text:p>6.844406238</text:p>
          </table:table-cell>
          <table:table-cell table:style-name="ce1"/>
          <table:table-cell office:value-type="float" office:value="0.67946028898953503" table:style-name="ce1">
            <text:p>0.679460289</text:p>
          </table:table-cell>
          <table:table-cell office:value-type="float" office:value="0.47030119156122202" table:style-name="ce1">
            <text:p>0.470301192</text:p>
          </table:table-cell>
          <table:table-cell office:value-type="float" office:value="1.9070951275635799" table:style-name="ce1">
            <text:p>1.907095128</text:p>
          </table:table-cell>
          <table:table-cell office:value-type="float" office:value="0.58437066686462902" table:style-name="ce1">
            <text:p>0.584370667</text:p>
          </table:table-cell>
          <table:table-cell table:style-name="ce1"/>
          <table:table-cell office:value-type="float" office:value="3.62222890518429" table:style-name="ce1">
            <text:p>3.622228905</text:p>
          </table:table-cell>
          <table:table-cell office:value-type="float" office:value="0.64072427090264095" table:style-name="ce1">
            <text:p>0.640724271</text:p>
          </table:table-cell>
          <table:table-cell office:value-type="float" office:value="3.5400607473734498" table:style-name="ce1">
            <text:p>3.540060747</text:p>
          </table:table-cell>
          <table:table-cell office:value-type="float" office:value="1.65645020613024" table:style-name="ce1">
            <text:p>1.656450206</text:p>
          </table:table-cell>
          <table:table-cell table:number-columns-repeated="16365"/>
        </table:table-row>
        <table:table-row table:style-name="ro1">
          <table:table-cell office:value-type="float" office:value="2.5077706291325499" table:style-name="ce1">
            <text:p>2.507770629</text:p>
          </table:table-cell>
          <table:table-cell office:value-type="float" office:value="2.9897423295469499" table:style-name="ce1">
            <text:p>2.98974233</text:p>
          </table:table-cell>
          <table:table-cell office:value-type="float" office:value="5.8517400282629604" table:style-name="ce1">
            <text:p>5.851740028</text:p>
          </table:table-cell>
          <table:table-cell office:value-type="float" office:value="3.27651772315137" table:style-name="ce1">
            <text:p>3.276517723</text:p>
          </table:table-cell>
          <table:table-cell table:style-name="ce1"/>
          <table:table-cell office:value-type="float" office:value="2.3397034763353601" table:style-name="ce1">
            <text:p>2.339703476</text:p>
          </table:table-cell>
          <table:table-cell office:value-type="float" office:value="2.7934074101331601" table:style-name="ce1">
            <text:p>2.79340741</text:p>
          </table:table-cell>
          <table:table-cell office:value-type="float" office:value="6.1740158005205101" table:style-name="ce1">
            <text:p>6.174015801</text:p>
          </table:table-cell>
          <table:table-cell office:value-type="float" office:value="6.6633782158038803" table:style-name="ce1">
            <text:p>6.663378216</text:p>
          </table:table-cell>
          <table:table-cell table:style-name="ce1"/>
          <table:table-cell office:value-type="float" office:value="0.18720564767387901" table:style-name="ce1">
            <text:p>0.187205648</text:p>
          </table:table-cell>
          <table:table-cell office:value-type="float" office:value="0.19446431330411501" table:style-name="ce1">
            <text:p>0.194464313</text:p>
          </table:table-cell>
          <table:table-cell office:value-type="float" office:value="0.42627299528368001" table:style-name="ce1">
            <text:p>0.426272995</text:p>
          </table:table-cell>
          <table:table-cell office:value-type="float" office:value="0.31942003291853699" table:style-name="ce1">
            <text:p>0.319420033</text:p>
          </table:table-cell>
          <table:table-cell table:style-name="ce1"/>
          <table:table-cell office:value-type="float" office:value="1.56786557542211" table:style-name="ce1">
            <text:p>1.567865575</text:p>
          </table:table-cell>
          <table:table-cell office:value-type="float" office:value="0.204085394339653" table:style-name="ce1">
            <text:p>0.204085394</text:p>
          </table:table-cell>
          <table:table-cell office:value-type="float" office:value="1.76687106799903" table:style-name="ce1">
            <text:p>1.766871068</text:p>
          </table:table-cell>
          <table:table-cell office:value-type="float" office:value="0.22055283857107" table:style-name="ce1">
            <text:p>0.220552839</text:p>
          </table:table-cell>
          <table:table-cell table:number-columns-repeated="16365"/>
        </table:table-row>
        <table:table-row table:style-name="ro1">
          <table:table-cell office:value-type="float" office:value="2.5644241626206501" table:style-name="ce1">
            <text:p>2.564424163</text:p>
          </table:table-cell>
          <table:table-cell office:value-type="float" office:value="2.8348132870108" table:style-name="ce1">
            <text:p>2.834813287</text:p>
          </table:table-cell>
          <table:table-cell office:value-type="float" office:value="5.3537690876622603" table:style-name="ce1">
            <text:p>5.353769088</text:p>
          </table:table-cell>
          <table:table-cell office:value-type="float" office:value="2.9497478382477098" table:style-name="ce1">
            <text:p>2.949747838</text:p>
          </table:table-cell>
          <table:table-cell table:style-name="ce1"/>
          <table:table-cell office:value-type="float" office:value="3.4373649872922898" table:style-name="ce1">
            <text:p>3.437364987</text:p>
          </table:table-cell>
          <table:table-cell office:value-type="float" office:value="2.88636574977965" table:style-name="ce1">
            <text:p>2.88636575</text:p>
          </table:table-cell>
          <table:table-cell office:value-type="float" office:value="7.6102835075074404" table:style-name="ce1">
            <text:p>7.610283508</text:p>
          </table:table-cell>
          <table:table-cell office:value-type="float" office:value="6.5215824401033" table:style-name="ce1">
            <text:p>6.52158244</text:p>
          </table:table-cell>
          <table:table-cell table:style-name="ce1"/>
          <table:table-cell office:value-type="float" office:value="0.17907731345488201" table:style-name="ce1">
            <text:p>0.179077313</text:p>
          </table:table-cell>
          <table:table-cell office:value-type="float" office:value="0.27431111406243502" table:style-name="ce1">
            <text:p>0.274311114</text:p>
          </table:table-cell>
          <table:table-cell office:value-type="float" office:value="0.69955812634144099" table:style-name="ce1">
            <text:p>0.699558126</text:p>
          </table:table-cell>
          <table:table-cell office:value-type="float" office:value="0.62536308194511403" table:style-name="ce1">
            <text:p>0.625363082</text:p>
          </table:table-cell>
          <table:table-cell table:style-name="ce1"/>
          <table:table-cell office:value-type="float" office:value="0.396760012048547" table:style-name="ce1">
            <text:p>0.396760012</text:p>
          </table:table-cell>
          <table:table-cell office:value-type="float" office:value="0.23335067388598901" table:style-name="ce1">
            <text:p>0.233350674</text:p>
          </table:table-cell>
          <table:table-cell office:value-type="float" office:value="0.40456137588130803" table:style-name="ce1">
            <text:p>0.404561376</text:p>
          </table:table-cell>
          <table:table-cell office:value-type="float" office:value="0.52067806234093705" table:style-name="ce1">
            <text:p>0.520678062</text:p>
          </table:table-cell>
          <table:table-cell table:number-columns-repeated="16365"/>
        </table:table-row>
        <table:table-row table:style-name="ro1">
          <table:table-cell office:value-type="float" office:value="2.4791188623978999" table:style-name="ce1">
            <text:p>2.479118862</text:p>
          </table:table-cell>
          <table:table-cell office:value-type="float" office:value="3.1308568562292201" table:style-name="ce1">
            <text:p>3.130856856</text:p>
          </table:table-cell>
          <table:table-cell office:value-type="float" office:value="5.2542801204176204" table:style-name="ce1">
            <text:p>5.25428012</text:p>
          </table:table-cell>
          <table:table-cell office:value-type="float" office:value="2.88095205641332" table:style-name="ce1">
            <text:p>2.880952056</text:p>
          </table:table-cell>
          <table:table-cell table:style-name="ce1"/>
          <table:table-cell office:value-type="float" office:value="3.2762239440160799" table:style-name="ce1">
            <text:p>3.276223944</text:p>
          </table:table-cell>
          <table:table-cell office:value-type="float" office:value="2.83684181885297" table:style-name="ce1">
            <text:p>2.836841819</text:p>
          </table:table-cell>
          <table:table-cell office:value-type="float" office:value="7.4650628365430496" table:style-name="ce1">
            <text:p>7.465062837</text:p>
          </table:table-cell>
          <table:table-cell office:value-type="float" office:value="6.4578818273574496" table:style-name="ce1">
            <text:p>6.457881827</text:p>
          </table:table-cell>
          <table:table-cell table:style-name="ce1"/>
          <table:table-cell office:value-type="float" office:value="0.178058046847755" table:style-name="ce1">
            <text:p>0.178058047</text:p>
          </table:table-cell>
          <table:table-cell office:value-type="float" office:value="0.26264573555826098" table:style-name="ce1">
            <text:p>0.262645736</text:p>
          </table:table-cell>
          <table:table-cell office:value-type="float" office:value="0.80038734746071705" table:style-name="ce1">
            <text:p>0.800387347</text:p>
          </table:table-cell>
          <table:table-cell office:value-type="float" office:value="0.65439517117278301" table:style-name="ce1">
            <text:p>0.654395171</text:p>
          </table:table-cell>
          <table:table-cell table:style-name="ce1"/>
          <table:table-cell office:value-type="float" office:value="0.53243605516422099" table:style-name="ce1">
            <text:p>0.532436055</text:p>
          </table:table-cell>
          <table:table-cell office:value-type="float" office:value="0.23370307639802401" table:style-name="ce1">
            <text:p>0.233703076</text:p>
          </table:table-cell>
          <table:table-cell office:value-type="float" office:value="0.55679543981805901" table:style-name="ce1">
            <text:p>0.55679544</text:p>
          </table:table-cell>
          <table:table-cell office:value-type="float" office:value="0.59116371089443498" table:style-name="ce1">
            <text:p>0.591163711</text:p>
          </table:table-cell>
          <table:table-cell table:number-columns-repeated="16365"/>
        </table:table-row>
        <table:table-row table:style-name="ro1">
          <table:table-cell office:value-type="float" office:value="2.4986125418565801" table:style-name="ce1">
            <text:p>2.498612542</text:p>
          </table:table-cell>
          <table:table-cell office:value-type="float" office:value="3.1511579725998402" table:style-name="ce1">
            <text:p>3.151157973</text:p>
          </table:table-cell>
          <table:table-cell office:value-type="float" office:value="5.3136718796729596" table:style-name="ce1">
            <text:p>5.31367188</text:p>
          </table:table-cell>
          <table:table-cell office:value-type="float" office:value="2.90741018100239" table:style-name="ce1">
            <text:p>2.907410181</text:p>
          </table:table-cell>
          <table:table-cell table:style-name="ce1"/>
          <table:table-cell office:value-type="float" office:value="3.2935125291787202" table:style-name="ce1">
            <text:p>3.293512529</text:p>
          </table:table-cell>
          <table:table-cell office:value-type="float" office:value="2.8504553876447001" table:style-name="ce1">
            <text:p>2.850455388</text:p>
          </table:table-cell>
          <table:table-cell office:value-type="float" office:value="8.1210597834754097" table:style-name="ce1">
            <text:p>8.121059783</text:p>
          </table:table-cell>
          <table:table-cell office:value-type="float" office:value="6.5833304182667698" table:style-name="ce1">
            <text:p>6.583330418</text:p>
          </table:table-cell>
          <table:table-cell table:style-name="ce1"/>
          <table:table-cell office:value-type="float" office:value="0.156526588193245" table:style-name="ce1">
            <text:p>0.156526588</text:p>
          </table:table-cell>
          <table:table-cell office:value-type="float" office:value="0.29141443672009898" table:style-name="ce1">
            <text:p>0.291414437</text:p>
          </table:table-cell>
          <table:table-cell office:value-type="float" office:value="0.73812702329660396" table:style-name="ce1">
            <text:p>0.738127023</text:p>
          </table:table-cell>
          <table:table-cell office:value-type="float" office:value="0.57719800233537699" table:style-name="ce1">
            <text:p>0.577198002</text:p>
          </table:table-cell>
          <table:table-cell table:style-name="ce1"/>
          <table:table-cell office:value-type="float" office:value="0.90762064673718901" table:style-name="ce1">
            <text:p>0.907620647</text:p>
          </table:table-cell>
          <table:table-cell office:value-type="float" office:value="0.25104313566863901" table:style-name="ce1">
            <text:p>0.251043136</text:p>
          </table:table-cell>
          <table:table-cell office:value-type="float" office:value="0.53451725784887305" table:style-name="ce1">
            <text:p>0.534517258</text:p>
          </table:table-cell>
          <table:table-cell office:value-type="float" office:value="0.464375185833379" table:style-name="ce1">
            <text:p>0.464375186</text:p>
          </table:table-cell>
          <table:table-cell table:number-columns-repeated="16365"/>
        </table:table-row>
        <table:table-row table:style-name="ro1">
          <table:table-cell office:value-type="float" office:value="2.5543739385042001" table:style-name="ce1">
            <text:p>2.554373939</text:p>
          </table:table-cell>
          <table:table-cell office:value-type="float" office:value="3.0879582912710601" table:style-name="ce1">
            <text:p>3.087958291</text:p>
          </table:table-cell>
          <table:table-cell office:value-type="float" office:value="5.4154469853806404" table:style-name="ce1">
            <text:p>5.415446985</text:p>
          </table:table-cell>
          <table:table-cell office:value-type="float" office:value="3.06747306425763" table:style-name="ce1">
            <text:p>3.067473064</text:p>
          </table:table-cell>
          <table:table-cell table:style-name="ce1"/>
          <table:table-cell office:value-type="float" office:value="3.4333681168012098" table:style-name="ce1">
            <text:p>3.433368117</text:p>
          </table:table-cell>
          <table:table-cell office:value-type="float" office:value="2.8866286391749298" table:style-name="ce1">
            <text:p>2.886628639</text:p>
          </table:table-cell>
          <table:table-cell office:value-type="float" office:value="7.84029482592035" table:style-name="ce1">
            <text:p>7.840294826</text:p>
          </table:table-cell>
          <table:table-cell office:value-type="float" office:value="6.8059764659493602" table:style-name="ce1">
            <text:p>6.805976466</text:p>
          </table:table-cell>
          <table:table-cell table:style-name="ce1"/>
          <table:table-cell office:value-type="float" office:value="0.16827300213599999" table:style-name="ce1">
            <text:p>0.168273002</text:p>
          </table:table-cell>
          <table:table-cell office:value-type="float" office:value="0.20789050832337799" table:style-name="ce1">
            <text:p>0.207890508</text:p>
          </table:table-cell>
          <table:table-cell office:value-type="float" office:value="0.664025482679103" table:style-name="ce1">
            <text:p>0.664025483</text:p>
          </table:table-cell>
          <table:table-cell office:value-type="float" office:value="0.42721883174353797" table:style-name="ce1">
            <text:p>0.427218832</text:p>
          </table:table-cell>
          <table:table-cell table:style-name="ce1"/>
          <table:table-cell office:value-type="float" office:value="0.34513436992369101" table:style-name="ce1">
            <text:p>0.34513437</text:p>
          </table:table-cell>
          <table:table-cell office:value-type="float" office:value="0.21846946133160899" table:style-name="ce1">
            <text:p>0.218469461</text:p>
          </table:table-cell>
          <table:table-cell office:value-type="float" office:value="0.27434266626306097" table:style-name="ce1">
            <text:p>0.274342666</text:p>
          </table:table-cell>
          <table:table-cell office:value-type="float" office:value="0.33836495965514102" table:style-name="ce1">
            <text:p>0.33836496</text:p>
          </table:table-cell>
          <table:table-cell table:number-columns-repeated="16365"/>
        </table:table-row>
        <table:table-row table:style-name="ro1">
          <table:table-cell office:value-type="float" office:value="2.53630446217992" table:style-name="ce1">
            <text:p>2.536304462</text:p>
          </table:table-cell>
          <table:table-cell office:value-type="float" office:value="3.04022803316533" table:style-name="ce1">
            <text:p>3.040228033</text:p>
          </table:table-cell>
          <table:table-cell office:value-type="float" office:value="5.6222907613725202" table:style-name="ce1">
            <text:p>5.622290761</text:p>
          </table:table-cell>
          <table:table-cell office:value-type="float" office:value="3.1097278769582499" table:style-name="ce1">
            <text:p>3.109727877</text:p>
          </table:table-cell>
          <table:table-cell table:style-name="ce1"/>
          <table:table-cell office:value-type="float" office:value="3.42388811143518" table:style-name="ce1">
            <text:p>3.423888111</text:p>
          </table:table-cell>
          <table:table-cell office:value-type="float" office:value="2.8296761363706699" table:style-name="ce1">
            <text:p>2.829676136</text:p>
          </table:table-cell>
          <table:table-cell office:value-type="float" office:value="8.1411825674669505" table:style-name="ce1">
            <text:p>8.141182567</text:p>
          </table:table-cell>
          <table:table-cell office:value-type="float" office:value="6.9598441791364403" table:style-name="ce1">
            <text:p>6.959844179</text:p>
          </table:table-cell>
          <table:table-cell table:style-name="ce1"/>
          <table:table-cell office:value-type="float" office:value="0.17037237301357999" table:style-name="ce1">
            <text:p>0.170372373</text:p>
          </table:table-cell>
          <table:table-cell office:value-type="float" office:value="0.198755398785741" table:style-name="ce1">
            <text:p>0.198755399</text:p>
          </table:table-cell>
          <table:table-cell office:value-type="float" office:value="0.440376560918735" table:style-name="ce1">
            <text:p>0.440376561</text:p>
          </table:table-cell>
          <table:table-cell office:value-type="float" office:value="0.51825563084510295" table:style-name="ce1">
            <text:p>0.518255631</text:p>
          </table:table-cell>
          <table:table-cell table:style-name="ce1"/>
          <table:table-cell office:value-type="float" office:value="0.44863708626576498" table:style-name="ce1">
            <text:p>0.448637086</text:p>
          </table:table-cell>
          <table:table-cell office:value-type="float" office:value="0.22215765070966501" table:style-name="ce1">
            <text:p>0.222157651</text:p>
          </table:table-cell>
          <table:table-cell office:value-type="float" office:value="0.35457177702246101" table:style-name="ce1">
            <text:p>0.354571777</text:p>
          </table:table-cell>
          <table:table-cell office:value-type="float" office:value="0.43577883842588999" table:style-name="ce1">
            <text:p>0.435778838</text:p>
          </table:table-cell>
          <table:table-cell table:number-columns-repeated="16365"/>
        </table:table-row>
        <table:table-row table:style-name="ro1">
          <table:table-cell office:value-type="float" office:value="2.5661758398792598" table:style-name="ce1">
            <text:p>2.56617584</text:p>
          </table:table-cell>
          <table:table-cell office:value-type="float" office:value="3.0855639559535502" table:style-name="ce1">
            <text:p>3.085563956</text:p>
          </table:table-cell>
          <table:table-cell office:value-type="float" office:value="5.6443593370918599" table:style-name="ce1">
            <text:p>5.644359337</text:p>
          </table:table-cell>
          <table:table-cell office:value-type="float" office:value="3.1232489391865701" table:style-name="ce1">
            <text:p>3.123248939</text:p>
          </table:table-cell>
          <table:table-cell table:style-name="ce1"/>
          <table:table-cell office:value-type="float" office:value="3.1986295434907999" table:style-name="ce1">
            <text:p>3.198629543</text:p>
          </table:table-cell>
          <table:table-cell office:value-type="float" office:value="2.5699221354324102" table:style-name="ce1">
            <text:p>2.569922135</text:p>
          </table:table-cell>
          <table:table-cell office:value-type="float" office:value="7.8264182346056099" table:style-name="ce1">
            <text:p>7.826418235</text:p>
          </table:table-cell>
          <table:table-cell office:value-type="float" office:value="6.77365886990557" table:style-name="ce1">
            <text:p>6.77365887</text:p>
          </table:table-cell>
          <table:table-cell table:style-name="ce1"/>
          <table:table-cell office:value-type="float" office:value="0.18733778931810199" table:style-name="ce1">
            <text:p>0.187337789</text:p>
          </table:table-cell>
          <table:table-cell office:value-type="float" office:value="0.20161774217088499" table:style-name="ce1">
            <text:p>0.201617742</text:p>
          </table:table-cell>
          <table:table-cell office:value-type="float" office:value="0.50154329755388305" table:style-name="ce1">
            <text:p>0.501543298</text:p>
          </table:table-cell>
          <table:table-cell office:value-type="float" office:value="0.62111387823401398" table:style-name="ce1">
            <text:p>0.621113878</text:p>
          </table:table-cell>
          <table:table-cell table:style-name="ce1"/>
          <table:table-cell office:value-type="float" office:value="0.34790243050982" table:style-name="ce1">
            <text:p>0.347902431</text:p>
          </table:table-cell>
          <table:table-cell office:value-type="float" office:value="0.19238656843981" table:style-name="ce1">
            <text:p>0.192386568</text:p>
          </table:table-cell>
          <table:table-cell office:value-type="float" office:value="0.53893861618404604" table:style-name="ce1">
            <text:p>0.538938616</text:p>
          </table:table-cell>
          <table:table-cell office:value-type="float" office:value="0.40859262031875399" table:style-name="ce1">
            <text:p>0.40859262</text:p>
          </table:table-cell>
          <table:table-cell table:number-columns-repeated="16365"/>
        </table:table-row>
        <table:table-row table:style-name="ro1">
          <table:table-cell office:value-type="float" office:value="2.4340996120127398" table:style-name="ce1">
            <text:p>2.434099612</text:p>
          </table:table-cell>
          <table:table-cell office:value-type="float" office:value="3.4121219849932598" table:style-name="ce1">
            <text:p>3.412121985</text:p>
          </table:table-cell>
          <table:table-cell office:value-type="float" office:value="5.1971354683506004" table:style-name="ce1">
            <text:p>5.197135468</text:p>
          </table:table-cell>
          <table:table-cell office:value-type="float" office:value="2.7314039264669598" table:style-name="ce1">
            <text:p>2.731403926</text:p>
          </table:table-cell>
          <table:table-cell table:style-name="ce1"/>
          <table:table-cell office:value-type="float" office:value="3.3400591464915901" table:style-name="ce1">
            <text:p>3.340059146</text:p>
          </table:table-cell>
          <table:table-cell office:value-type="float" office:value="2.6399636966646001" table:style-name="ce1">
            <text:p>2.639963697</text:p>
          </table:table-cell>
          <table:table-cell office:value-type="float" office:value="8.1511309997507908" table:style-name="ce1">
            <text:p>8.151131</text:p>
          </table:table-cell>
          <table:table-cell office:value-type="float" office:value="7.1919733137373099" table:style-name="ce1">
            <text:p>7.191973314</text:p>
          </table:table-cell>
          <table:table-cell table:style-name="ce1"/>
          <table:table-cell office:value-type="float" office:value="0.220278762886225" table:style-name="ce1">
            <text:p>0.220278763</text:p>
          </table:table-cell>
          <table:table-cell office:value-type="float" office:value="0.409104463005595" table:style-name="ce1">
            <text:p>0.409104463</text:p>
          </table:table-cell>
          <table:table-cell office:value-type="float" office:value="0.878553863487611" table:style-name="ce1">
            <text:p>0.878553863</text:p>
          </table:table-cell>
          <table:table-cell office:value-type="float" office:value="0.98873823708724495" table:style-name="ce1">
            <text:p>0.988738237</text:p>
          </table:table-cell>
          <table:table-cell table:style-name="ce1"/>
          <table:table-cell office:value-type="float" office:value="0.18549124021434901" table:style-name="ce1">
            <text:p>0.18549124</text:p>
          </table:table-cell>
          <table:table-cell office:value-type="float" office:value="0.102259500832174" table:style-name="ce1">
            <text:p>0.102259501</text:p>
          </table:table-cell>
          <table:table-cell office:value-type="float" office:value="0.24492761724482701" table:style-name="ce1">
            <text:p>0.244927617</text:p>
          </table:table-cell>
          <table:table-cell office:value-type="float" office:value="0.12371880694465499" table:style-name="ce1">
            <text:p>0.123718807</text:p>
          </table:table-cell>
          <table:table-cell table:number-columns-repeated="16365"/>
        </table:table-row>
        <table:table-row table:style-name="ro1">
          <table:table-cell office:value-type="float" office:value="2.3619254461480899" table:style-name="ce1">
            <text:p>2.361925446</text:p>
          </table:table-cell>
          <table:table-cell office:value-type="float" office:value="3.1575212009276798" table:style-name="ce1">
            <text:p>3.157521201</text:p>
          </table:table-cell>
          <table:table-cell office:value-type="float" office:value="5.6777698377860899" table:style-name="ce1">
            <text:p>5.677769838</text:p>
          </table:table-cell>
          <table:table-cell office:value-type="float" office:value="2.9091888487824402" table:style-name="ce1">
            <text:p>2.909188849</text:p>
          </table:table-cell>
          <table:table-cell table:style-name="ce1"/>
          <table:table-cell office:value-type="float" office:value="3.4233390268778701" table:style-name="ce1">
            <text:p>3.423339027</text:p>
          </table:table-cell>
          <table:table-cell office:value-type="float" office:value="2.85816579879521" table:style-name="ce1">
            <text:p>2.858165799</text:p>
          </table:table-cell>
          <table:table-cell office:value-type="float" office:value="8.1390903373435108" table:style-name="ce1">
            <text:p>8.139090337</text:p>
          </table:table-cell>
          <table:table-cell office:value-type="float" office:value="7.06196971946658" table:style-name="ce1">
            <text:p>7.061969719</text:p>
          </table:table-cell>
          <table:table-cell table:style-name="ce1"/>
          <table:table-cell office:value-type="float" office:value="0.387838477891297" table:style-name="ce1">
            <text:p>0.387838478</text:p>
          </table:table-cell>
          <table:table-cell office:value-type="float" office:value="0.208417448376542" table:style-name="ce1">
            <text:p>0.208417448</text:p>
          </table:table-cell>
          <table:table-cell office:value-type="float" office:value="0.51417750475499102" table:style-name="ce1">
            <text:p>0.514177505</text:p>
          </table:table-cell>
          <table:table-cell office:value-type="float" office:value="0.57414164622856301" table:style-name="ce1">
            <text:p>0.574141646</text:p>
          </table:table-cell>
          <table:table-cell table:style-name="ce1"/>
          <table:table-cell office:value-type="float" office:value="0.41516915993403097" table:style-name="ce1">
            <text:p>0.41516916</text:p>
          </table:table-cell>
          <table:table-cell office:value-type="float" office:value="0.21834543272169399" table:style-name="ce1">
            <text:p>0.218345433</text:p>
          </table:table-cell>
          <table:table-cell office:value-type="float" office:value="0.34506688494230803" table:style-name="ce1">
            <text:p>0.345066885</text:p>
          </table:table-cell>
          <table:table-cell office:value-type="float" office:value="0.290726863532346" table:style-name="ce1">
            <text:p>0.290726864</text:p>
          </table:table-cell>
          <table:table-cell table:number-columns-repeated="16365"/>
        </table:table-row>
        <table:table-row table:style-name="ro1">
          <table:table-cell office:value-type="float" office:value="2.4995914708443401" table:style-name="ce1">
            <text:p>2.499591471</text:p>
          </table:table-cell>
          <table:table-cell office:value-type="float" office:value="3.1160733096422701" table:style-name="ce1">
            <text:p>3.11607331</text:p>
          </table:table-cell>
          <table:table-cell office:value-type="float" office:value="5.81171314445821" table:style-name="ce1">
            <text:p>5.811713144</text:p>
          </table:table-cell>
          <table:table-cell office:value-type="float" office:value="3.1173740316882701" table:style-name="ce1">
            <text:p>3.117374032</text:p>
          </table:table-cell>
          <table:table-cell table:style-name="ce1"/>
          <table:table-cell office:value-type="float" office:value="3.37447720827317" table:style-name="ce1">
            <text:p>3.374477208</text:p>
          </table:table-cell>
          <table:table-cell office:value-type="float" office:value="2.7540370796175999" table:style-name="ce1">
            <text:p>2.75403708</text:p>
          </table:table-cell>
          <table:table-cell office:value-type="float" office:value="8.4509255914159596" table:style-name="ce1">
            <text:p>8.450925591</text:p>
          </table:table-cell>
          <table:table-cell office:value-type="float" office:value="7.1576659423712403" table:style-name="ce1">
            <text:p>7.157665942</text:p>
          </table:table-cell>
          <table:table-cell table:style-name="ce1"/>
          <table:table-cell office:value-type="float" office:value="0.173306246335662" table:style-name="ce1">
            <text:p>0.173306246</text:p>
          </table:table-cell>
          <table:table-cell office:value-type="float" office:value="0.21239727467153499" table:style-name="ce1">
            <text:p>0.212397275</text:p>
          </table:table-cell>
          <table:table-cell office:value-type="float" office:value="0.52890061503289398" table:style-name="ce1">
            <text:p>0.528900615</text:p>
          </table:table-cell>
          <table:table-cell office:value-type="float" office:value="0.59503844097916403" table:style-name="ce1">
            <text:p>0.595038441</text:p>
          </table:table-cell>
          <table:table-cell table:style-name="ce1"/>
          <table:table-cell office:value-type="float" office:value="0.47936191375030901" table:style-name="ce1">
            <text:p>0.479361914</text:p>
          </table:table-cell>
          <table:table-cell office:value-type="float" office:value="0.23858022719309699" table:style-name="ce1">
            <text:p>0.238580227</text:p>
          </table:table-cell>
          <table:table-cell office:value-type="float" office:value="0.29199454134950198" table:style-name="ce1">
            <text:p>0.291994541</text:p>
          </table:table-cell>
          <table:table-cell office:value-type="float" office:value="0.283543601204787" table:style-name="ce1">
            <text:p>0.283543601</text:p>
          </table:table-cell>
          <table:table-cell table:number-columns-repeated="16365"/>
        </table:table-row>
        <table:table-row table:style-name="ro1">
          <table:table-cell office:value-type="float" office:value="2.4374205223756" table:style-name="ce1">
            <text:p>2.437420522</text:p>
          </table:table-cell>
          <table:table-cell office:value-type="float" office:value="3.1533156066111498" table:style-name="ce1">
            <text:p>3.153315607</text:p>
          </table:table-cell>
          <table:table-cell office:value-type="float" office:value="5.7687132270379999" table:style-name="ce1">
            <text:p>5.768713227</text:p>
          </table:table-cell>
          <table:table-cell office:value-type="float" office:value="3.0836301932628198" table:style-name="ce1">
            <text:p>3.083630193</text:p>
          </table:table-cell>
          <table:table-cell table:style-name="ce1"/>
          <table:table-cell office:value-type="float" office:value="3.33724027634974" table:style-name="ce1">
            <text:p>3.337240276</text:p>
          </table:table-cell>
          <table:table-cell office:value-type="float" office:value="2.7861935509612401" table:style-name="ce1">
            <text:p>2.786193551</text:p>
          </table:table-cell>
          <table:table-cell office:value-type="float" office:value="8.4315615658511298" table:style-name="ce1">
            <text:p>8.431561566</text:p>
          </table:table-cell>
          <table:table-cell office:value-type="float" office:value="7.2555885888893803" table:style-name="ce1">
            <text:p>7.255588589</text:p>
          </table:table-cell>
          <table:table-cell table:style-name="ce1"/>
          <table:table-cell office:value-type="float" office:value="0.25489853651335298" table:style-name="ce1">
            <text:p>0.254898537</text:p>
          </table:table-cell>
          <table:table-cell office:value-type="float" office:value="0.211147150141761" table:style-name="ce1">
            <text:p>0.21114715</text:p>
          </table:table-cell>
          <table:table-cell office:value-type="float" office:value="0.53602266995196601" table:style-name="ce1">
            <text:p>0.53602267</text:p>
          </table:table-cell>
          <table:table-cell office:value-type="float" office:value="0.59843689945249201" table:style-name="ce1">
            <text:p>0.598436899</text:p>
          </table:table-cell>
          <table:table-cell table:style-name="ce1"/>
          <table:table-cell office:value-type="float" office:value="0.35492831194524799" table:style-name="ce1">
            <text:p>0.354928312</text:p>
          </table:table-cell>
          <table:table-cell office:value-type="float" office:value="0.18587542170301799" table:style-name="ce1">
            <text:p>0.185875422</text:p>
          </table:table-cell>
          <table:table-cell office:value-type="float" office:value="0.27927089153645102" table:style-name="ce1">
            <text:p>0.279270892</text:p>
          </table:table-cell>
          <table:table-cell office:value-type="float" office:value="0.23265934042993" table:style-name="ce1">
            <text:p>0.23265934</text:p>
          </table:table-cell>
          <table:table-cell table:number-columns-repeated="16365"/>
        </table:table-row>
        <table:table-row table:style-name="ro1">
          <table:table-cell office:value-type="float" office:value="2.4815331480507901" table:style-name="ce1">
            <text:p>2.481533148</text:p>
          </table:table-cell>
          <table:table-cell office:value-type="float" office:value="3.1070974773718101" table:style-name="ce1">
            <text:p>3.107097477</text:p>
          </table:table-cell>
          <table:table-cell office:value-type="float" office:value="5.8491532366294496" table:style-name="ce1">
            <text:p>5.849153237</text:p>
          </table:table-cell>
          <table:table-cell office:value-type="float" office:value="3.1215824527532301" table:style-name="ce1">
            <text:p>3.121582453</text:p>
          </table:table-cell>
          <table:table-cell table:style-name="ce1"/>
          <table:table-cell office:value-type="float" office:value="4.1164337248148497" table:style-name="ce1">
            <text:p>4.116433725</text:p>
          </table:table-cell>
          <table:table-cell office:value-type="float" office:value="2.8754859021113299" table:style-name="ce1">
            <text:p>2.875485902</text:p>
          </table:table-cell>
          <table:table-cell office:value-type="float" office:value="9.1279462262597004" table:style-name="ce1">
            <text:p>9.127946226</text:p>
          </table:table-cell>
          <table:table-cell office:value-type="float" office:value="7.1552545025974696" table:style-name="ce1">
            <text:p>7.155254503</text:p>
          </table:table-cell>
          <table:table-cell table:style-name="ce1"/>
          <table:table-cell office:value-type="float" office:value="0.21483538613362199" table:style-name="ce1">
            <text:p>0.214835386</text:p>
          </table:table-cell>
          <table:table-cell office:value-type="float" office:value="0.24042506386996401" table:style-name="ce1">
            <text:p>0.240425064</text:p>
          </table:table-cell>
          <table:table-cell office:value-type="float" office:value="0.60194283510553703" table:style-name="ce1">
            <text:p>0.601942835</text:p>
          </table:table-cell>
          <table:table-cell office:value-type="float" office:value="0.69402318900565696" table:style-name="ce1">
            <text:p>0.694023189</text:p>
          </table:table-cell>
          <table:table-cell table:style-name="ce1"/>
          <table:table-cell office:value-type="float" office:value="0.59918551776171403" table:style-name="ce1">
            <text:p>0.599185518</text:p>
          </table:table-cell>
          <table:table-cell office:value-type="float" office:value="0.34182044287379698" table:style-name="ce1">
            <text:p>0.341820443</text:p>
          </table:table-cell>
          <table:table-cell office:value-type="float" office:value="1.04920702516508" table:style-name="ce1">
            <text:p>1.049207025</text:p>
          </table:table-cell>
          <table:table-cell office:value-type="float" office:value="0.33808960028558499" table:style-name="ce1">
            <text:p>0.3380896</text:p>
          </table:table-cell>
          <table:table-cell table:number-columns-repeated="16365"/>
        </table:table-row>
        <table:table-row table:style-name="ro1">
          <table:table-cell office:value-type="float" office:value="2.5915575614711299" table:style-name="ce1">
            <text:p>2.591557561</text:p>
          </table:table-cell>
          <table:table-cell office:value-type="float" office:value="2.9966492677416898" table:style-name="ce1">
            <text:p>2.996649268</text:p>
          </table:table-cell>
          <table:table-cell office:value-type="float" office:value="5.7552989283704603" table:style-name="ce1">
            <text:p>5.755298928</text:p>
          </table:table-cell>
          <table:table-cell office:value-type="float" office:value="3.1036141093316001" table:style-name="ce1">
            <text:p>3.103614109</text:p>
          </table:table-cell>
          <table:table-cell table:style-name="ce1"/>
          <table:table-cell office:value-type="float" office:value="4.3954090412609403" table:style-name="ce1">
            <text:p>4.395409041</text:p>
          </table:table-cell>
          <table:table-cell office:value-type="float" office:value="2.8055120883041398" table:style-name="ce1">
            <text:p>2.805512088</text:p>
          </table:table-cell>
          <table:table-cell office:value-type="float" office:value="9.5045555735033709" table:style-name="ce1">
            <text:p>9.504555574</text:p>
          </table:table-cell>
          <table:table-cell office:value-type="float" office:value="7.0984881765014602" table:style-name="ce1">
            <text:p>7.098488177</text:p>
          </table:table-cell>
          <table:table-cell table:style-name="ce1"/>
          <table:table-cell office:value-type="float" office:value="0.18722260050327399" table:style-name="ce1">
            <text:p>0.187222601</text:p>
          </table:table-cell>
          <table:table-cell office:value-type="float" office:value="0.30200164656977802" table:style-name="ce1">
            <text:p>0.302001647</text:p>
          </table:table-cell>
          <table:table-cell office:value-type="float" office:value="0.70941087838726802" table:style-name="ce1">
            <text:p>0.709410878</text:p>
          </table:table-cell>
          <table:table-cell office:value-type="float" office:value="0.79964625109196696" table:style-name="ce1">
            <text:p>0.799646251</text:p>
          </table:table-cell>
          <table:table-cell table:style-name="ce1"/>
          <table:table-cell office:value-type="float" office:value="0.95529665491011395" table:style-name="ce1">
            <text:p>0.955296655</text:p>
          </table:table-cell>
          <table:table-cell office:value-type="float" office:value="0.14566198852270401" table:style-name="ce1">
            <text:p>0.145661989</text:p>
          </table:table-cell>
          <table:table-cell office:value-type="float" office:value="1.45359879405408" table:style-name="ce1">
            <text:p>1.453598794</text:p>
          </table:table-cell>
          <table:table-cell office:value-type="float" office:value="0.17449139906337699" table:style-name="ce1">
            <text:p>0.174491399</text:p>
          </table:table-cell>
          <table:table-cell table:number-columns-repeated="16365"/>
        </table:table-row>
        <table:table-row table:style-name="ro1">
          <table:table-cell office:value-type="float" office:value="2.4809483794382801" table:style-name="ce1">
            <text:p>2.480948379</text:p>
          </table:table-cell>
          <table:table-cell office:value-type="float" office:value="3.1517253890163799" table:style-name="ce1">
            <text:p>3.151725389</text:p>
          </table:table-cell>
          <table:table-cell office:value-type="float" office:value="5.7084512759841504" table:style-name="ce1">
            <text:p>5.708451276</text:p>
          </table:table-cell>
          <table:table-cell office:value-type="float" office:value="2.9708843066589701" table:style-name="ce1">
            <text:p>2.970884307</text:p>
          </table:table-cell>
          <table:table-cell table:style-name="ce1"/>
          <table:table-cell office:value-type="float" office:value="4.49856540178423" table:style-name="ce1">
            <text:p>4.498565402</text:p>
          </table:table-cell>
          <table:table-cell office:value-type="float" office:value="2.8880079830217098" table:style-name="ce1">
            <text:p>2.888007983</text:p>
          </table:table-cell>
          <table:table-cell office:value-type="float" office:value="9.5363320789969102" table:style-name="ce1">
            <text:p>9.536332079</text:p>
          </table:table-cell>
          <table:table-cell office:value-type="float" office:value="6.9147535833573599" table:style-name="ce1">
            <text:p>6.914753583</text:p>
          </table:table-cell>
          <table:table-cell table:style-name="ce1"/>
          <table:table-cell office:value-type="float" office:value="0.23781180498583801" table:style-name="ce1">
            <text:p>0.237811805</text:p>
          </table:table-cell>
          <table:table-cell office:value-type="float" office:value="0.24669938339156" table:style-name="ce1">
            <text:p>0.246699383</text:p>
          </table:table-cell>
          <table:table-cell office:value-type="float" office:value="0.38411256222415502" table:style-name="ce1">
            <text:p>0.384112562</text:p>
          </table:table-cell>
          <table:table-cell office:value-type="float" office:value="0.51568927097699002" table:style-name="ce1">
            <text:p>0.515689271</text:p>
          </table:table-cell>
          <table:table-cell table:style-name="ce1"/>
          <table:table-cell office:value-type="float" office:value="1.02692476780636" table:style-name="ce1">
            <text:p>1.026924768</text:p>
          </table:table-cell>
          <table:table-cell office:value-type="float" office:value="0.28889131056877199" table:style-name="ce1">
            <text:p>0.288891311</text:p>
          </table:table-cell>
          <table:table-cell office:value-type="float" office:value="1.4851526075855599" table:style-name="ce1">
            <text:p>1.485152608</text:p>
          </table:table-cell>
          <table:table-cell office:value-type="float" office:value="0.35508504270612201" table:style-name="ce1">
            <text:p>0.355085043</text:p>
          </table:table-cell>
          <table:table-cell table:number-columns-repeated="16365"/>
        </table:table-row>
        <table:table-row table:style-name="ro1">
          <table:table-cell office:value-type="float" office:value="2.4510662630568598" table:style-name="ce1">
            <text:p>2.451066263</text:p>
          </table:table-cell>
          <table:table-cell office:value-type="float" office:value="2.97682342325214" table:style-name="ce1">
            <text:p>2.976823423</text:p>
          </table:table-cell>
          <table:table-cell office:value-type="float" office:value="5.6148974594570902" table:style-name="ce1">
            <text:p>5.614897459</text:p>
          </table:table-cell>
          <table:table-cell office:value-type="float" office:value="2.9288427231434202" table:style-name="ce1">
            <text:p>2.928842723</text:p>
          </table:table-cell>
          <table:table-cell table:style-name="ce1"/>
          <table:table-cell office:value-type="float" office:value="5.4982667319443204" table:style-name="ce1">
            <text:p>5.498266732</text:p>
          </table:table-cell>
          <table:table-cell office:value-type="float" office:value="2.7059383530489201" table:style-name="ce1">
            <text:p>2.705938353</text:p>
          </table:table-cell>
          <table:table-cell office:value-type="float" office:value="10.797339975182" table:style-name="ce1">
            <text:p>10.79733998</text:p>
          </table:table-cell>
          <table:table-cell office:value-type="float" office:value="7.0861462053045701" table:style-name="ce1">
            <text:p>7.086146205</text:p>
          </table:table-cell>
          <table:table-cell table:style-name="ce1"/>
          <table:table-cell office:value-type="float" office:value="0.43560004284822001" table:style-name="ce1">
            <text:p>0.435600043</text:p>
          </table:table-cell>
          <table:table-cell office:value-type="float" office:value="0.36760387488079599" table:style-name="ce1">
            <text:p>0.367603875</text:p>
          </table:table-cell>
          <table:table-cell office:value-type="float" office:value="0.84131602288330898" table:style-name="ce1">
            <text:p>0.841316023</text:p>
          </table:table-cell>
          <table:table-cell office:value-type="float" office:value="0.95689612833374404" table:style-name="ce1">
            <text:p>0.956896128</text:p>
          </table:table-cell>
          <table:table-cell table:style-name="ce1"/>
          <table:table-cell office:value-type="float" office:value="2.0806738525207602" table:style-name="ce1">
            <text:p>2.080673853</text:p>
          </table:table-cell>
          <table:table-cell office:value-type="float" office:value="0.30011295704262098" table:style-name="ce1">
            <text:p>0.300112957</text:p>
          </table:table-cell>
          <table:table-cell office:value-type="float" office:value="2.8659518251599598" table:style-name="ce1">
            <text:p>2.865951825</text:p>
          </table:table-cell>
          <table:table-cell office:value-type="float" office:value="0.23908416198416499" table:style-name="ce1">
            <text:p>0.239084162</text:p>
          </table:table-cell>
          <table:table-cell table:number-columns-repeated="16365"/>
        </table:table-row>
        <table:table-row table:style-name="ro1">
          <table:table-cell office:value-type="float" office:value="2.4087152070703799" table:style-name="ce1">
            <text:p>2.408715207</text:p>
          </table:table-cell>
          <table:table-cell office:value-type="float" office:value="3.1253594210295201" table:style-name="ce1">
            <text:p>3.125359421</text:p>
          </table:table-cell>
          <table:table-cell office:value-type="float" office:value="5.5744521722450804" table:style-name="ce1">
            <text:p>5.574452172</text:p>
          </table:table-cell>
          <table:table-cell office:value-type="float" office:value="3.0033408070283101" table:style-name="ce1">
            <text:p>3.003340807</text:p>
          </table:table-cell>
          <table:table-cell table:style-name="ce1"/>
          <table:table-cell office:value-type="float" office:value="6.67540605407976" table:style-name="ce1">
            <text:p>6.675406054</text:p>
          </table:table-cell>
          <table:table-cell office:value-type="float" office:value="2.66154083563011" table:style-name="ce1">
            <text:p>2.661540836</text:p>
          </table:table-cell>
          <table:table-cell office:value-type="float" office:value="12.0071259531798" table:style-name="ce1">
            <text:p>12.00712595</text:p>
          </table:table-cell>
          <table:table-cell office:value-type="float" office:value="7.3885304690835696" table:style-name="ce1">
            <text:p>7.388530469</text:p>
          </table:table-cell>
          <table:table-cell table:style-name="ce1"/>
          <table:table-cell office:value-type="float" office:value="0.51267705394254903" table:style-name="ce1">
            <text:p>0.512677054</text:p>
          </table:table-cell>
          <table:table-cell office:value-type="float" office:value="0.27246928937845699" table:style-name="ce1">
            <text:p>0.272469289</text:p>
          </table:table-cell>
          <table:table-cell office:value-type="float" office:value="0.89171412526201399" table:style-name="ce1">
            <text:p>0.891714125</text:p>
          </table:table-cell>
          <table:table-cell office:value-type="float" office:value="0.88538662796603196" table:style-name="ce1">
            <text:p>0.885386628</text:p>
          </table:table-cell>
          <table:table-cell table:style-name="ce1"/>
          <table:table-cell office:value-type="float" office:value="3.1952585095059498" table:style-name="ce1">
            <text:p>3.19525851</text:p>
          </table:table-cell>
          <table:table-cell office:value-type="float" office:value="0.20306717492061799" table:style-name="ce1">
            <text:p>0.203067175</text:p>
          </table:table-cell>
          <table:table-cell office:value-type="float" office:value="3.8951120008132398" table:style-name="ce1">
            <text:p>3.895112001</text:p>
          </table:table-cell>
          <table:table-cell office:value-type="float" office:value="0.18749774389384499" table:style-name="ce1">
            <text:p>0.187497744</text:p>
          </table:table-cell>
          <table:table-cell table:number-columns-repeated="16365"/>
        </table:table-row>
        <table:table-row table:style-name="ro1">
          <table:table-cell office:value-type="float" office:value="2.39186007593554" table:style-name="ce1">
            <text:p>2.391860076</text:p>
          </table:table-cell>
          <table:table-cell office:value-type="float" office:value="3.1838123374915899" table:style-name="ce1">
            <text:p>3.183812337</text:p>
          </table:table-cell>
          <table:table-cell office:value-type="float" office:value="5.7655278477927103" table:style-name="ce1">
            <text:p>5.765527848</text:p>
          </table:table-cell>
          <table:table-cell office:value-type="float" office:value="2.9025725491215102" table:style-name="ce1">
            <text:p>2.902572549</text:p>
          </table:table-cell>
          <table:table-cell table:style-name="ce1"/>
          <table:table-cell office:value-type="float" office:value="7.3945725746926101" table:style-name="ce1">
            <text:p>7.394572575</text:p>
          </table:table-cell>
          <table:table-cell office:value-type="float" office:value="2.9586311629304598" table:style-name="ce1">
            <text:p>2.958631163</text:p>
          </table:table-cell>
          <table:table-cell office:value-type="float" office:value="11.6846101642917" table:style-name="ce1">
            <text:p>11.68461016</text:p>
          </table:table-cell>
          <table:table-cell office:value-type="float" office:value="6.7231819255085199" table:style-name="ce1">
            <text:p>6.723181926</text:p>
          </table:table-cell>
          <table:table-cell table:style-name="ce1"/>
          <table:table-cell office:value-type="float" office:value="0.56385523766089996" table:style-name="ce1">
            <text:p>0.563855238</text:p>
          </table:table-cell>
          <table:table-cell office:value-type="float" office:value="0.259779084233973" table:style-name="ce1">
            <text:p>0.259779084</text:p>
          </table:table-cell>
          <table:table-cell office:value-type="float" office:value="0.47210402436146598" table:style-name="ce1">
            <text:p>0.472104024</text:p>
          </table:table-cell>
          <table:table-cell office:value-type="float" office:value="0.56945536910827699" table:style-name="ce1">
            <text:p>0.569455369</text:p>
          </table:table-cell>
          <table:table-cell table:style-name="ce1"/>
          <table:table-cell office:value-type="float" office:value="4.1526526115621101" table:style-name="ce1">
            <text:p>4.152652612</text:p>
          </table:table-cell>
          <table:table-cell office:value-type="float" office:value="0.47364418780596301" table:style-name="ce1">
            <text:p>0.473644188</text:p>
          </table:table-cell>
          <table:table-cell office:value-type="float" office:value="3.9619566587491399" table:style-name="ce1">
            <text:p>3.961956659</text:p>
          </table:table-cell>
          <table:table-cell office:value-type="float" office:value="0.25222202490358903" table:style-name="ce1">
            <text:p>0.252222025</text:p>
          </table:table-cell>
          <table:table-cell table:number-columns-repeated="16365"/>
        </table:table-row>
        <table:table-row table:style-name="ro1">
          <table:table-cell office:value-type="float" office:value="2.3225944992556302" table:style-name="ce1">
            <text:p>2.322594499</text:p>
          </table:table-cell>
          <table:table-cell office:value-type="float" office:value="3.2865620752057998" table:style-name="ce1">
            <text:p>3.286562075</text:p>
          </table:table-cell>
          <table:table-cell office:value-type="float" office:value="5.4947310981239399" table:style-name="ce1">
            <text:p>5.494731098</text:p>
          </table:table-cell>
          <table:table-cell office:value-type="float" office:value="2.5566146025102001" table:style-name="ce1">
            <text:p>2.556614603</text:p>
          </table:table-cell>
          <table:table-cell table:style-name="ce1"/>
          <table:table-cell office:value-type="float" office:value="7.6532911284366199" table:style-name="ce1">
            <text:p>7.653291128</text:p>
          </table:table-cell>
          <table:table-cell office:value-type="float" office:value="3.1624261905556001" table:style-name="ce1">
            <text:p>3.162426191</text:p>
          </table:table-cell>
          <table:table-cell office:value-type="float" office:value="11.693725357238099" table:style-name="ce1">
            <text:p>11.69372536</text:p>
          </table:table-cell>
          <table:table-cell office:value-type="float" office:value="6.7601350799968101" table:style-name="ce1">
            <text:p>6.76013508</text:p>
          </table:table-cell>
          <table:table-cell table:style-name="ce1"/>
          <table:table-cell office:value-type="float" office:value="0.72615241632175398" table:style-name="ce1">
            <text:p>0.726152416</text:p>
          </table:table-cell>
          <table:table-cell office:value-type="float" office:value="0.28107942946574399" table:style-name="ce1">
            <text:p>0.281079429</text:p>
          </table:table-cell>
          <table:table-cell office:value-type="float" office:value="0.62652263166181099" table:style-name="ce1">
            <text:p>0.626522632</text:p>
          </table:table-cell>
          <table:table-cell office:value-type="float" office:value="0.89844931908163705" table:style-name="ce1">
            <text:p>0.898449319</text:p>
          </table:table-cell>
          <table:table-cell table:style-name="ce1"/>
          <table:table-cell office:value-type="float" office:value="4.36859637436089" table:style-name="ce1">
            <text:p>4.368596374</text:p>
          </table:table-cell>
          <table:table-cell office:value-type="float" office:value="0.56216676498493301" table:style-name="ce1">
            <text:p>0.562166765</text:p>
          </table:table-cell>
          <table:table-cell office:value-type="float" office:value="4.1360329371327698" table:style-name="ce1">
            <text:p>4.136032937</text:p>
          </table:table-cell>
          <table:table-cell office:value-type="float" office:value="0.20594537386078801" table:style-name="ce1">
            <text:p>0.205945374</text:p>
          </table:table-cell>
          <table:table-cell table:number-columns-repeated="16365"/>
        </table:table-row>
        <table:table-row table:style-name="ro1">
          <table:table-cell office:value-type="float" office:value="2.3205663635167602" table:style-name="ce1">
            <text:p>2.320566364</text:p>
          </table:table-cell>
          <table:table-cell office:value-type="float" office:value="3.27007686098495" table:style-name="ce1">
            <text:p>3.270076861</text:p>
          </table:table-cell>
          <table:table-cell office:value-type="float" office:value="5.7207310563508997" table:style-name="ce1">
            <text:p>5.720731056</text:p>
          </table:table-cell>
          <table:table-cell office:value-type="float" office:value="2.64442642538229" table:style-name="ce1">
            <text:p>2.644426425</text:p>
          </table:table-cell>
          <table:table-cell table:style-name="ce1"/>
          <table:table-cell office:value-type="float" office:value="8.2817042449004603" table:style-name="ce1">
            <text:p>8.281704245</text:p>
          </table:table-cell>
          <table:table-cell office:value-type="float" office:value="2.9703982133189699" table:style-name="ce1">
            <text:p>2.970398213</text:p>
          </table:table-cell>
          <table:table-cell office:value-type="float" office:value="12.289018910374001" table:style-name="ce1">
            <text:p>12.28901891</text:p>
          </table:table-cell>
          <table:table-cell office:value-type="float" office:value="7.1202870685677899" table:style-name="ce1">
            <text:p>7.120287069</text:p>
          </table:table-cell>
          <table:table-cell table:style-name="ce1"/>
          <table:table-cell office:value-type="float" office:value="0.79763550357927704" table:style-name="ce1">
            <text:p>0.797635504</text:p>
          </table:table-cell>
          <table:table-cell office:value-type="float" office:value="0.27063470126843597" table:style-name="ce1">
            <text:p>0.270634701</text:p>
          </table:table-cell>
          <table:table-cell office:value-type="float" office:value="0.58187701550901005" table:style-name="ce1">
            <text:p>0.581877016</text:p>
          </table:table-cell>
          <table:table-cell office:value-type="float" office:value="0.73772337687593903" table:style-name="ce1">
            <text:p>0.737723377</text:p>
          </table:table-cell>
          <table:table-cell table:style-name="ce1"/>
          <table:table-cell office:value-type="float" office:value="4.9068909906062501" table:style-name="ce1">
            <text:p>4.906890991</text:p>
          </table:table-cell>
          <table:table-cell office:value-type="float" office:value="0.38438524843502597" table:style-name="ce1">
            <text:p>0.384385248</text:p>
          </table:table-cell>
          <table:table-cell office:value-type="float" office:value="4.4632906533931598" table:style-name="ce1">
            <text:p>4.463290653</text:p>
          </table:table-cell>
          <table:table-cell office:value-type="float" office:value="0.13491741474497601" table:style-name="ce1">
            <text:p>0.134917415</text:p>
          </table:table-cell>
          <table:table-cell table:number-columns-repeated="16365"/>
        </table:table-row>
        <table:table-row table:style-name="ro1">
          <table:table-cell office:value-type="float" office:value="2.5225103716995698" table:style-name="ce1">
            <text:p>2.522510372</text:p>
          </table:table-cell>
          <table:table-cell office:value-type="float" office:value="3.2533356177679602" table:style-name="ce1">
            <text:p>3.253335618</text:p>
          </table:table-cell>
          <table:table-cell office:value-type="float" office:value="5.7789543379552901" table:style-name="ce1">
            <text:p>5.778954338</text:p>
          </table:table-cell>
          <table:table-cell office:value-type="float" office:value="2.9055877633147" table:style-name="ce1">
            <text:p>2.905587763</text:p>
          </table:table-cell>
          <table:table-cell table:style-name="ce1"/>
          <table:table-cell office:value-type="float" office:value="8.1562370763631904" table:style-name="ce1">
            <text:p>8.156237076</text:p>
          </table:table-cell>
          <table:table-cell office:value-type="float" office:value="2.6626682549035898" table:style-name="ce1">
            <text:p>2.662668255</text:p>
          </table:table-cell>
          <table:table-cell office:value-type="float" office:value="12.4584305162217" table:style-name="ce1">
            <text:p>12.45843052</text:p>
          </table:table-cell>
          <table:table-cell office:value-type="float" office:value="7.3367572046999499" table:style-name="ce1">
            <text:p>7.336757205</text:p>
          </table:table-cell>
          <table:table-cell table:style-name="ce1"/>
          <table:table-cell office:value-type="float" office:value="0.47556405838636601" table:style-name="ce1">
            <text:p>0.475564058</text:p>
          </table:table-cell>
          <table:table-cell office:value-type="float" office:value="0.26687906412694801" table:style-name="ce1">
            <text:p>0.266879064</text:p>
          </table:table-cell>
          <table:table-cell office:value-type="float" office:value="0.80844256810327098" table:style-name="ce1">
            <text:p>0.808442568</text:p>
          </table:table-cell>
          <table:table-cell office:value-type="float" office:value="0.78152697247534697" table:style-name="ce1">
            <text:p>0.781526972</text:p>
          </table:table-cell>
          <table:table-cell table:style-name="ce1"/>
          <table:table-cell office:value-type="float" office:value="4.8469683610873604" table:style-name="ce1">
            <text:p>4.846968361</text:p>
          </table:table-cell>
          <table:table-cell office:value-type="float" office:value="0.222886660270012" table:style-name="ce1">
            <text:p>0.22288666</text:p>
          </table:table-cell>
          <table:table-cell office:value-type="float" office:value="4.63021054255998" table:style-name="ce1">
            <text:p>4.630210543</text:p>
          </table:table-cell>
          <table:table-cell office:value-type="float" office:value="0.23116527676338999" table:style-name="ce1">
            <text:p>0.231165277</text:p>
          </table:table-cell>
          <table:table-cell table:number-columns-repeated="16365"/>
        </table:table-row>
        <table:table-row table:style-name="ro1">
          <table:table-cell office:value-type="float" office:value="2.4561996496382399" table:style-name="ce1">
            <text:p>2.45619965</text:p>
          </table:table-cell>
          <table:table-cell office:value-type="float" office:value="3.2047951747816898" table:style-name="ce1">
            <text:p>3.204795175</text:p>
          </table:table-cell>
          <table:table-cell office:value-type="float" office:value="5.8513654629761502" table:style-name="ce1">
            <text:p>5.851365463</text:p>
          </table:table-cell>
          <table:table-cell office:value-type="float" office:value="2.8135722860921102" table:style-name="ce1">
            <text:p>2.813572286</text:p>
          </table:table-cell>
          <table:table-cell table:style-name="ce1"/>
          <table:table-cell office:value-type="float" office:value="8.6493159068119194" table:style-name="ce1">
            <text:p>8.649315907</text:p>
          </table:table-cell>
          <table:table-cell office:value-type="float" office:value="2.8583300640485101" table:style-name="ce1">
            <text:p>2.858330064</text:p>
          </table:table-cell>
          <table:table-cell office:value-type="float" office:value="13.4261119790806" table:style-name="ce1">
            <text:p>13.42611198</text:p>
          </table:table-cell>
          <table:table-cell office:value-type="float" office:value="7.5205570048920798" table:style-name="ce1">
            <text:p>7.520557005</text:p>
          </table:table-cell>
          <table:table-cell table:style-name="ce1"/>
          <table:table-cell office:value-type="float" office:value="0.78255871253087494" table:style-name="ce1">
            <text:p>0.782558713</text:p>
          </table:table-cell>
          <table:table-cell office:value-type="float" office:value="0.27440730216649001" table:style-name="ce1">
            <text:p>0.274407302</text:p>
          </table:table-cell>
          <table:table-cell office:value-type="float" office:value="0.55773125971073101" table:style-name="ce1">
            <text:p>0.55773126</text:p>
          </table:table-cell>
          <table:table-cell office:value-type="float" office:value="0.81488907996047399" table:style-name="ce1">
            <text:p>0.81488908</text:p>
          </table:table-cell>
          <table:table-cell table:style-name="ce1"/>
          <table:table-cell office:value-type="float" office:value="5.3048458660116404" table:style-name="ce1">
            <text:p>5.304845866</text:p>
          </table:table-cell>
          <table:table-cell office:value-type="float" office:value="0.39146102034539398" table:style-name="ce1">
            <text:p>0.39146102</text:p>
          </table:table-cell>
          <table:table-cell office:value-type="float" office:value="5.6462899137993601" table:style-name="ce1">
            <text:p>5.646289914</text:p>
          </table:table-cell>
          <table:table-cell office:value-type="float" office:value="0.41004129610291601" table:style-name="ce1">
            <text:p>0.410041296</text:p>
          </table:table-cell>
          <table:table-cell table:number-columns-repeated="16365"/>
        </table:table-row>
        <table:table-row table:style-name="ro1">
          <table:table-cell office:value-type="float" office:value="2.4668843893480701" table:style-name="ce1">
            <text:p>2.466884389</text:p>
          </table:table-cell>
          <table:table-cell office:value-type="float" office:value="3.1038823584578199" table:style-name="ce1">
            <text:p>3.103882358</text:p>
          </table:table-cell>
          <table:table-cell office:value-type="float" office:value="6.0418619680956596" table:style-name="ce1">
            <text:p>6.041861968</text:p>
          </table:table-cell>
          <table:table-cell office:value-type="float" office:value="2.8369629781346299" table:style-name="ce1">
            <text:p>2.836962978</text:p>
          </table:table-cell>
          <table:table-cell table:style-name="ce1"/>
          <table:table-cell office:value-type="float" office:value="8.9913691101491793" table:style-name="ce1">
            <text:p>8.99136911</text:p>
          </table:table-cell>
          <table:table-cell office:value-type="float" office:value="3.1031493235387999" table:style-name="ce1">
            <text:p>3.103149324</text:p>
          </table:table-cell>
          <table:table-cell office:value-type="float" office:value="13.426653755546001" table:style-name="ce1">
            <text:p>13.42665376</text:p>
          </table:table-cell>
          <table:table-cell office:value-type="float" office:value="7.4807542973660102" table:style-name="ce1">
            <text:p>7.480754297</text:p>
          </table:table-cell>
          <table:table-cell table:style-name="ce1"/>
          <table:table-cell office:value-type="float" office:value="0.772485902682994" table:style-name="ce1">
            <text:p>0.772485903</text:p>
          </table:table-cell>
          <table:table-cell office:value-type="float" office:value="0.32656375031423002" table:style-name="ce1">
            <text:p>0.32656375</text:p>
          </table:table-cell>
          <table:table-cell office:value-type="float" office:value="0.55489153446538797" table:style-name="ce1">
            <text:p>0.554891534</text:p>
          </table:table-cell>
          <table:table-cell office:value-type="float" office:value="0.786259684575496" table:style-name="ce1">
            <text:p>0.786259685</text:p>
          </table:table-cell>
          <table:table-cell table:style-name="ce1"/>
          <table:table-cell office:value-type="float" office:value="5.60709765658103" table:style-name="ce1">
            <text:p>5.607097657</text:p>
          </table:table-cell>
          <table:table-cell office:value-type="float" office:value="0.66326048586566" table:style-name="ce1">
            <text:p>0.663260486</text:p>
          </table:table-cell>
          <table:table-cell office:value-type="float" office:value="5.6220623319610699" table:style-name="ce1">
            <text:p>5.622062332</text:p>
          </table:table-cell>
          <table:table-cell office:value-type="float" office:value="0.47416886354279297" table:style-name="ce1">
            <text:p>0.474168864</text:p>
          </table:table-cell>
          <table:table-cell table:number-columns-repeated="16365"/>
        </table:table-row>
        <table:table-row table:style-name="ro1">
          <table:table-cell office:value-type="float" office:value="2.4908595846114299" table:style-name="ce1">
            <text:p>2.490859585</text:p>
          </table:table-cell>
          <table:table-cell office:value-type="float" office:value="3.0134854846279699" table:style-name="ce1">
            <text:p>3.013485485</text:p>
          </table:table-cell>
          <table:table-cell office:value-type="float" office:value="6.02170827509822" table:style-name="ce1">
            <text:p>6.021708275</text:p>
          </table:table-cell>
          <table:table-cell office:value-type="float" office:value="2.83914674472289" table:style-name="ce1">
            <text:p>2.839146745</text:p>
          </table:table-cell>
          <table:table-cell table:style-name="ce1"/>
          <table:table-cell office:value-type="float" office:value="8.8028728934665708" table:style-name="ce1">
            <text:p>8.802872893</text:p>
          </table:table-cell>
          <table:table-cell office:value-type="float" office:value="2.9307790750313401" table:style-name="ce1">
            <text:p>2.930779075</text:p>
          </table:table-cell>
          <table:table-cell office:value-type="float" office:value="13.599504080811901" table:style-name="ce1">
            <text:p>13.59950408</text:p>
          </table:table-cell>
          <table:table-cell office:value-type="float" office:value="7.5966684172601999" table:style-name="ce1">
            <text:p>7.596668417</text:p>
          </table:table-cell>
          <table:table-cell table:style-name="ce1"/>
          <table:table-cell office:value-type="float" office:value="0.76024102719162101" table:style-name="ce1">
            <text:p>0.760241027</text:p>
          </table:table-cell>
          <table:table-cell office:value-type="float" office:value="0.36975206450980203" table:style-name="ce1">
            <text:p>0.369752065</text:p>
          </table:table-cell>
          <table:table-cell office:value-type="float" office:value="0.67532585061056405" table:style-name="ce1">
            <text:p>0.675325851</text:p>
          </table:table-cell>
          <table:table-cell office:value-type="float" office:value="0.85872411661361503" table:style-name="ce1">
            <text:p>0.858724117</text:p>
          </table:table-cell>
          <table:table-cell table:style-name="ce1"/>
          <table:table-cell office:value-type="float" office:value="5.4578108064688102" table:style-name="ce1">
            <text:p>5.457810806</text:p>
          </table:table-cell>
          <table:table-cell office:value-type="float" office:value="0.624111285903311" table:style-name="ce1">
            <text:p>0.624111286</text:p>
          </table:table-cell>
          <table:table-cell office:value-type="float" office:value="5.7952493649539898" table:style-name="ce1">
            <text:p>5.795249365</text:p>
          </table:table-cell>
          <table:table-cell office:value-type="float" office:value="0.47236154053009" table:style-name="ce1">
            <text:p>0.472361541</text:p>
          </table:table-cell>
          <table:table-cell table:number-columns-repeated="16365"/>
        </table:table-row>
        <table:table-row table:style-name="ro1">
          <table:table-cell office:value-type="float" office:value="2.5343315981248198" table:style-name="ce1">
            <text:p>2.534331598</text:p>
          </table:table-cell>
          <table:table-cell office:value-type="float" office:value="2.9984367352585899" table:style-name="ce1">
            <text:p>2.998436735</text:p>
          </table:table-cell>
          <table:table-cell office:value-type="float" office:value="6.2556858985676298" table:style-name="ce1">
            <text:p>6.255685899</text:p>
          </table:table-cell>
          <table:table-cell office:value-type="float" office:value="2.9381367610456599" table:style-name="ce1">
            <text:p>2.938136761</text:p>
          </table:table-cell>
          <table:table-cell table:style-name="ce1"/>
          <table:table-cell office:value-type="float" office:value="8.8648360748140895" table:style-name="ce1">
            <text:p>8.864836075</text:p>
          </table:table-cell>
          <table:table-cell office:value-type="float" office:value="2.9748385364904899" table:style-name="ce1">
            <text:p>2.974838536</text:p>
          </table:table-cell>
          <table:table-cell office:value-type="float" office:value="12.7952882370755" table:style-name="ce1">
            <text:p>12.79528824</text:p>
          </table:table-cell>
          <table:table-cell office:value-type="float" office:value="6.8601976578974098" table:style-name="ce1">
            <text:p>6.860197658</text:p>
          </table:table-cell>
          <table:table-cell table:style-name="ce1"/>
          <table:table-cell office:value-type="float" office:value="0.745876204957589" table:style-name="ce1">
            <text:p>0.745876205</text:p>
          </table:table-cell>
          <table:table-cell office:value-type="float" office:value="0.37645429223011501" table:style-name="ce1">
            <text:p>0.376454292</text:p>
          </table:table-cell>
          <table:table-cell office:value-type="float" office:value="0.59857602737458404" table:style-name="ce1">
            <text:p>0.598576027</text:p>
          </table:table-cell>
          <table:table-cell office:value-type="float" office:value="0.81240642106101202" table:style-name="ce1">
            <text:p>0.812406421</text:p>
          </table:table-cell>
          <table:table-cell table:style-name="ce1"/>
          <table:table-cell office:value-type="float" office:value="5.5408776764630803" table:style-name="ce1">
            <text:p>5.540877676</text:p>
          </table:table-cell>
          <table:table-cell office:value-type="float" office:value="0.40317764946776402" table:style-name="ce1">
            <text:p>0.403177649</text:p>
          </table:table-cell>
          <table:table-cell office:value-type="float" office:value="4.9856711970592604" table:style-name="ce1">
            <text:p>4.985671197</text:p>
          </table:table-cell>
          <table:table-cell office:value-type="float" office:value="0.41285589799334699" table:style-name="ce1">
            <text:p>0.412855898</text:p>
          </table:table-cell>
          <table:table-cell table:number-columns-repeated="16365"/>
        </table:table-row>
        <table:table-row table:style-name="ro1">
          <table:table-cell office:value-type="float" office:value="2.4899759163796702" table:style-name="ce1">
            <text:p>2.489975916</text:p>
          </table:table-cell>
          <table:table-cell office:value-type="float" office:value="3.0345177834975101" table:style-name="ce1">
            <text:p>3.034517783</text:p>
          </table:table-cell>
          <table:table-cell office:value-type="float" office:value="6.1314969697722903" table:style-name="ce1">
            <text:p>6.13149697</text:p>
          </table:table-cell>
          <table:table-cell office:value-type="float" office:value="2.88641188829201" table:style-name="ce1">
            <text:p>2.886411888</text:p>
          </table:table-cell>
          <table:table-cell table:style-name="ce1"/>
          <table:table-cell office:value-type="float" office:value="8.8976818974648992" table:style-name="ce1">
            <text:p>8.897681897</text:p>
          </table:table-cell>
          <table:table-cell office:value-type="float" office:value="3.2982609509103802" table:style-name="ce1">
            <text:p>3.298260951</text:p>
          </table:table-cell>
          <table:table-cell office:value-type="float" office:value="12.9056014614827" table:style-name="ce1">
            <text:p>12.90560146</text:p>
          </table:table-cell>
          <table:table-cell office:value-type="float" office:value="6.85410775010818" table:style-name="ce1">
            <text:p>6.85410775</text:p>
          </table:table-cell>
          <table:table-cell table:style-name="ce1"/>
          <table:table-cell office:value-type="float" office:value="0.81752268467115197" table:style-name="ce1">
            <text:p>0.817522685</text:p>
          </table:table-cell>
          <table:table-cell office:value-type="float" office:value="0.406211389060395" table:style-name="ce1">
            <text:p>0.406211389</text:p>
          </table:table-cell>
          <table:table-cell office:value-type="float" office:value="0.67012869902074701" table:style-name="ce1">
            <text:p>0.670128699</text:p>
          </table:table-cell>
          <table:table-cell office:value-type="float" office:value="0.69979925276080901" table:style-name="ce1">
            <text:p>0.699799253</text:p>
          </table:table-cell>
          <table:table-cell table:style-name="ce1"/>
          <table:table-cell office:value-type="float" office:value="5.5389115524104398" table:style-name="ce1">
            <text:p>5.538911552</text:p>
          </table:table-cell>
          <table:table-cell office:value-type="float" office:value="0.63591626879890095" table:style-name="ce1">
            <text:p>0.635916269</text:p>
          </table:table-cell>
          <table:table-cell office:value-type="float" office:value="5.0857263800578103" table:style-name="ce1">
            <text:p>5.08572638</text:p>
          </table:table-cell>
          <table:table-cell office:value-type="float" office:value="0.28598913605519199" table:style-name="ce1">
            <text:p>0.285989136</text:p>
          </table:table-cell>
          <table:table-cell table:number-columns-repeated="16365"/>
        </table:table-row>
        <table:table-row table:style-name="ro1">
          <table:table-cell office:value-type="float" office:value="2.4420444520281399" table:style-name="ce1">
            <text:p>2.442044452</text:p>
          </table:table-cell>
          <table:table-cell office:value-type="float" office:value="3.1318677467644598" table:style-name="ce1">
            <text:p>3.131867747</text:p>
          </table:table-cell>
          <table:table-cell office:value-type="float" office:value="5.5654490544147901" table:style-name="ce1">
            <text:p>5.565449054</text:p>
          </table:table-cell>
          <table:table-cell office:value-type="float" office:value="2.3059548615617702" table:style-name="ce1">
            <text:p>2.305954862</text:p>
          </table:table-cell>
          <table:table-cell table:style-name="ce1"/>
          <table:table-cell office:value-type="float" office:value="9.2838343527340506" table:style-name="ce1">
            <text:p>9.283834353</text:p>
          </table:table-cell>
          <table:table-cell office:value-type="float" office:value="3.53330020588362" table:style-name="ce1">
            <text:p>3.533300206</text:p>
          </table:table-cell>
          <table:table-cell office:value-type="float" office:value="13.317377625911501" table:style-name="ce1">
            <text:p>13.31737763</text:p>
          </table:table-cell>
          <table:table-cell office:value-type="float" office:value="7.2903688780137896" table:style-name="ce1">
            <text:p>7.290368878</text:p>
          </table:table-cell>
          <table:table-cell table:style-name="ce1"/>
          <table:table-cell office:value-type="float" office:value="0.94539399438591898" table:style-name="ce1">
            <text:p>0.945393994</text:p>
          </table:table-cell>
          <table:table-cell office:value-type="float" office:value="0.312994855550078" table:style-name="ce1">
            <text:p>0.312994856</text:p>
          </table:table-cell>
          <table:table-cell office:value-type="float" office:value="0.62335673280526704" table:style-name="ce1">
            <text:p>0.623356733</text:p>
          </table:table-cell>
          <table:table-cell office:value-type="float" office:value="0.94897278563293597" table:style-name="ce1">
            <text:p>0.948972786</text:p>
          </table:table-cell>
          <table:table-cell table:style-name="ce1"/>
          <table:table-cell office:value-type="float" office:value="5.7528847750060903" table:style-name="ce1">
            <text:p>5.752884775</text:p>
          </table:table-cell>
          <table:table-cell office:value-type="float" office:value="0.83208940339900295" table:style-name="ce1">
            <text:p>0.832089403</text:p>
          </table:table-cell>
          <table:table-cell office:value-type="float" office:value="4.8874352923763897" table:style-name="ce1">
            <text:p>4.887435292</text:p>
          </table:table-cell>
          <table:table-cell office:value-type="float" office:value="0.467353174203605" table:style-name="ce1">
            <text:p>0.467353174</text:p>
          </table:table-cell>
          <table:table-cell table:number-columns-repeated="16365"/>
        </table:table-row>
        <table:table-row table:style-name="ro1">
          <table:table-cell office:value-type="float" office:value="2.4547286285552299" table:style-name="ce1">
            <text:p>2.454728629</text:p>
          </table:table-cell>
          <table:table-cell office:value-type="float" office:value="3.2231807181511698" table:style-name="ce1">
            <text:p>3.223180718</text:p>
          </table:table-cell>
          <table:table-cell office:value-type="float" office:value="5.9605844162945498" table:style-name="ce1">
            <text:p>5.960584416</text:p>
          </table:table-cell>
          <table:table-cell office:value-type="float" office:value="2.6214835902977902" table:style-name="ce1">
            <text:p>2.62148359</text:p>
          </table:table-cell>
          <table:table-cell table:style-name="ce1"/>
          <table:table-cell office:value-type="float" office:value="9.3835888992924197" table:style-name="ce1">
            <text:p>9.383588899</text:p>
          </table:table-cell>
          <table:table-cell office:value-type="float" office:value="3.2807799708812699" table:style-name="ce1">
            <text:p>3.280779971</text:p>
          </table:table-cell>
          <table:table-cell office:value-type="float" office:value="13.6125513169785" table:style-name="ce1">
            <text:p>13.61255132</text:p>
          </table:table-cell>
          <table:table-cell office:value-type="float" office:value="7.66557758866574" table:style-name="ce1">
            <text:p>7.665577589</text:p>
          </table:table-cell>
          <table:table-cell table:style-name="ce1"/>
          <table:table-cell office:value-type="float" office:value="0.94651795987722498" table:style-name="ce1">
            <text:p>0.94651796</text:p>
          </table:table-cell>
          <table:table-cell office:value-type="float" office:value="0.30138595167034199" table:style-name="ce1">
            <text:p>0.301385952</text:p>
          </table:table-cell>
          <table:table-cell office:value-type="float" office:value="0.57328762164620095" table:style-name="ce1">
            <text:p>0.573287622</text:p>
          </table:table-cell>
          <table:table-cell office:value-type="float" office:value="0.73043126367726696" table:style-name="ce1">
            <text:p>0.730431264</text:p>
          </table:table-cell>
          <table:table-cell table:style-name="ce1"/>
          <table:table-cell office:value-type="float" office:value="5.9940001574755302" table:style-name="ce1">
            <text:p>5.994000157</text:p>
          </table:table-cell>
          <table:table-cell office:value-type="float" office:value="0.78912118378613405" table:style-name="ce1">
            <text:p>0.789121184</text:p>
          </table:table-cell>
          <table:table-cell office:value-type="float" office:value="5.4995265349089504" table:style-name="ce1">
            <text:p>5.499526535</text:p>
          </table:table-cell>
          <table:table-cell office:value-type="float" office:value="0.32630685428769302" table:style-name="ce1">
            <text:p>0.326306854</text:p>
          </table:table-cell>
          <table:table-cell table:number-columns-repeated="16365"/>
        </table:table-row>
        <table:table-row table:style-name="ro1">
          <table:table-cell office:value-type="float" office:value="2.54218698227205" table:style-name="ce1">
            <text:p>2.542186982</text:p>
          </table:table-cell>
          <table:table-cell office:value-type="float" office:value="3.10647251254067" table:style-name="ce1">
            <text:p>3.106472513</text:p>
          </table:table-cell>
          <table:table-cell office:value-type="float" office:value="5.9012443586591603" table:style-name="ce1">
            <text:p>5.901244359</text:p>
          </table:table-cell>
          <table:table-cell office:value-type="float" office:value="2.5373862512889098" table:style-name="ce1">
            <text:p>2.537386251</text:p>
          </table:table-cell>
          <table:table-cell table:style-name="ce1"/>
          <table:table-cell office:value-type="float" office:value="9.1701977198793294" table:style-name="ce1">
            <text:p>9.17019772</text:p>
          </table:table-cell>
          <table:table-cell office:value-type="float" office:value="2.90368633575449" table:style-name="ce1">
            <text:p>2.903686336</text:p>
          </table:table-cell>
          <table:table-cell office:value-type="float" office:value="14.2138690939202" table:style-name="ce1">
            <text:p>14.21386909</text:p>
          </table:table-cell>
          <table:table-cell office:value-type="float" office:value="8.2857662777850791" table:style-name="ce1">
            <text:p>8.285766278</text:p>
          </table:table-cell>
          <table:table-cell table:style-name="ce1"/>
          <table:table-cell office:value-type="float" office:value="0.79346101385467904" table:style-name="ce1">
            <text:p>0.793461014</text:p>
          </table:table-cell>
          <table:table-cell office:value-type="float" office:value="0.33534985204142098" table:style-name="ce1">
            <text:p>0.335349852</text:p>
          </table:table-cell>
          <table:table-cell office:value-type="float" office:value="0.804307085858463" table:style-name="ce1">
            <text:p>0.804307086</text:p>
          </table:table-cell>
          <table:table-cell office:value-type="float" office:value="0.71669190040873798" table:style-name="ce1">
            <text:p>0.7166919</text:p>
          </table:table-cell>
          <table:table-cell table:style-name="ce1"/>
          <table:table-cell office:value-type="float" office:value="5.92684593851145" table:style-name="ce1">
            <text:p>5.926845939</text:p>
          </table:table-cell>
          <table:table-cell office:value-type="float" office:value="0.65698153084465905" table:style-name="ce1">
            <text:p>0.656981531</text:p>
          </table:table-cell>
          <table:table-cell office:value-type="float" office:value="5.8892339896531896" table:style-name="ce1">
            <text:p>5.88923399</text:p>
          </table:table-cell>
          <table:table-cell office:value-type="float" office:value="0.63169653873736498" table:style-name="ce1">
            <text:p>0.631696539</text:p>
          </table:table-cell>
          <table:table-cell table:number-columns-repeated="16365"/>
        </table:table-row>
        <table:table-row table:style-name="ro1">
          <table:table-cell office:value-type="float" office:value="2.5834737100034801" table:style-name="ce1">
            <text:p>2.58347371</text:p>
          </table:table-cell>
          <table:table-cell office:value-type="float" office:value="3.0566495860875502" table:style-name="ce1">
            <text:p>3.056649586</text:p>
          </table:table-cell>
          <table:table-cell office:value-type="float" office:value="6.3426453326293997" table:style-name="ce1">
            <text:p>6.342645333</text:p>
          </table:table-cell>
          <table:table-cell office:value-type="float" office:value="2.9474124407463602" table:style-name="ce1">
            <text:p>2.947412441</text:p>
          </table:table-cell>
          <table:table-cell table:style-name="ce1"/>
          <table:table-cell office:value-type="float" office:value="8.9635647998152503" table:style-name="ce1">
            <text:p>8.9635648</text:p>
          </table:table-cell>
          <table:table-cell office:value-type="float" office:value="2.7225060037734399" table:style-name="ce1">
            <text:p>2.722506004</text:p>
          </table:table-cell>
          <table:table-cell office:value-type="float" office:value="14.0434183130983" table:style-name="ce1">
            <text:p>14.04341831</text:p>
          </table:table-cell>
          <table:table-cell office:value-type="float" office:value="8.1937971856428096" table:style-name="ce1">
            <text:p>8.193797186</text:p>
          </table:table-cell>
          <table:table-cell table:style-name="ce1"/>
          <table:table-cell office:value-type="float" office:value="0.69108546956204697" table:style-name="ce1">
            <text:p>0.69108547</text:p>
          </table:table-cell>
          <table:table-cell office:value-type="float" office:value="0.33111828774758401" table:style-name="ce1">
            <text:p>0.331118288</text:p>
          </table:table-cell>
          <table:table-cell office:value-type="float" office:value="0.86654553623170605" table:style-name="ce1">
            <text:p>0.866545536</text:p>
          </table:table-cell>
          <table:table-cell office:value-type="float" office:value="0.69462745301495699" table:style-name="ce1">
            <text:p>0.694627453</text:p>
          </table:table-cell>
          <table:table-cell table:style-name="ce1"/>
          <table:table-cell office:value-type="float" office:value="5.7749521165033499" table:style-name="ce1">
            <text:p>5.774952117</text:p>
          </table:table-cell>
          <table:table-cell office:value-type="float" office:value="0.469440968797739" table:style-name="ce1">
            <text:p>0.469440969</text:p>
          </table:table-cell>
          <table:table-cell office:value-type="float" office:value="6.2443907015530096" table:style-name="ce1">
            <text:p>6.244390702</text:p>
          </table:table-cell>
          <table:table-cell office:value-type="float" office:value="1.0659142948309599" table:style-name="ce1">
            <text:p>1.065914295</text:p>
          </table:table-cell>
          <table:table-cell table:number-columns-repeated="16365"/>
        </table:table-row>
        <table:table-row table:style-name="ro1">
          <table:table-cell office:value-type="float" office:value="2.6124630308461598" table:style-name="ce1">
            <text:p>2.612463031</text:p>
          </table:table-cell>
          <table:table-cell office:value-type="float" office:value="2.9742147927812699" table:style-name="ce1">
            <text:p>2.974214793</text:p>
          </table:table-cell>
          <table:table-cell office:value-type="float" office:value="6.4132184555682699" table:style-name="ce1">
            <text:p>6.413218456</text:p>
          </table:table-cell>
          <table:table-cell office:value-type="float" office:value="2.9910629830170099" table:style-name="ce1">
            <text:p>2.991062983</text:p>
          </table:table-cell>
          <table:table-cell table:style-name="ce1"/>
          <table:table-cell office:value-type="float" office:value="8.8731296767824208" table:style-name="ce1">
            <text:p>8.873129677</text:p>
          </table:table-cell>
          <table:table-cell office:value-type="float" office:value="2.7997683638297999" table:style-name="ce1">
            <text:p>2.799768364</text:p>
          </table:table-cell>
          <table:table-cell office:value-type="float" office:value="13.764325630478799" table:style-name="ce1">
            <text:p>13.76432563</text:p>
          </table:table-cell>
          <table:table-cell office:value-type="float" office:value="7.8836688575642597" table:style-name="ce1">
            <text:p>7.883668858</text:p>
          </table:table-cell>
          <table:table-cell table:style-name="ce1"/>
          <table:table-cell office:value-type="float" office:value="0.682690526889566" table:style-name="ce1">
            <text:p>0.682690527</text:p>
          </table:table-cell>
          <table:table-cell office:value-type="float" office:value="0.32092794677769598" table:style-name="ce1">
            <text:p>0.320927947</text:p>
          </table:table-cell>
          <table:table-cell office:value-type="float" office:value="0.97400544845796" table:style-name="ce1">
            <text:p>0.974005448</text:p>
          </table:table-cell>
          <table:table-cell office:value-type="float" office:value="0.77773895815532501" table:style-name="ce1">
            <text:p>0.777738958</text:p>
          </table:table-cell>
          <table:table-cell table:style-name="ce1"/>
          <table:table-cell office:value-type="float" office:value="5.5455772792574702" table:style-name="ce1">
            <text:p>5.545577279</text:p>
          </table:table-cell>
          <table:table-cell office:value-type="float" office:value="0.395456942184997" table:style-name="ce1">
            <text:p>0.395456942</text:p>
          </table:table-cell>
          <table:table-cell office:value-type="float" office:value="6.0148527940421204" table:style-name="ce1">
            <text:p>6.014852794</text:p>
          </table:table-cell>
          <table:table-cell office:value-type="float" office:value="0.80970060119105103" table:style-name="ce1">
            <text:p>0.809700601</text:p>
          </table:table-cell>
          <table:table-cell table:number-columns-repeated="16365"/>
        </table:table-row>
        <table:table-row table:style-name="ro1">
          <table:table-cell office:value-type="float" office:value="2.60354772243647" table:style-name="ce1">
            <text:p>2.603547722</text:p>
          </table:table-cell>
          <table:table-cell office:value-type="float" office:value="2.9996746796246101" table:style-name="ce1">
            <text:p>2.99967468</text:p>
          </table:table-cell>
          <table:table-cell office:value-type="float" office:value="6.5988345926075302" table:style-name="ce1">
            <text:p>6.598834593</text:p>
          </table:table-cell>
          <table:table-cell office:value-type="float" office:value="3.1594268368509502" table:style-name="ce1">
            <text:p>3.159426837</text:p>
          </table:table-cell>
          <table:table-cell table:style-name="ce1"/>
          <table:table-cell office:value-type="float" office:value="8.7903839578032397" table:style-name="ce1">
            <text:p>8.790383958</text:p>
          </table:table-cell>
          <table:table-cell office:value-type="float" office:value="2.99653385883789" table:style-name="ce1">
            <text:p>2.996533859</text:p>
          </table:table-cell>
          <table:table-cell office:value-type="float" office:value="13.443871509789799" table:style-name="ce1">
            <text:p>13.44387151</text:p>
          </table:table-cell>
          <table:table-cell office:value-type="float" office:value="7.4803091809340199" table:style-name="ce1">
            <text:p>7.480309181</text:p>
          </table:table-cell>
          <table:table-cell table:style-name="ce1"/>
          <table:table-cell office:value-type="float" office:value="0.70019006208287304" table:style-name="ce1">
            <text:p>0.700190062</text:p>
          </table:table-cell>
          <table:table-cell office:value-type="float" office:value="0.29951897928080701" table:style-name="ce1">
            <text:p>0.299518979</text:p>
          </table:table-cell>
          <table:table-cell office:value-type="float" office:value="0.90448728055679795" table:style-name="ce1">
            <text:p>0.904487281</text:p>
          </table:table-cell>
          <table:table-cell office:value-type="float" office:value="0.71666230457501601" table:style-name="ce1">
            <text:p>0.716662305</text:p>
          </table:table-cell>
          <table:table-cell table:style-name="ce1"/>
          <table:table-cell office:value-type="float" office:value="5.5358485022119401" table:style-name="ce1">
            <text:p>5.535848502</text:p>
          </table:table-cell>
          <table:table-cell office:value-type="float" office:value="0.32861379918525602" table:style-name="ce1">
            <text:p>0.328613799</text:p>
          </table:table-cell>
          <table:table-cell office:value-type="float" office:value="5.6545065087700701" table:style-name="ce1">
            <text:p>5.654506509</text:p>
          </table:table-cell>
          <table:table-cell office:value-type="float" office:value="0.40745085595452002" table:style-name="ce1">
            <text:p>0.407450856</text:p>
          </table:table-cell>
          <table:table-cell table:number-columns-repeated="16365"/>
        </table:table-row>
        <table:table-row table:style-name="ro1">
          <table:table-cell office:value-type="float" office:value="2.57898652770543" table:style-name="ce1">
            <text:p>2.578986528</text:p>
          </table:table-cell>
          <table:table-cell office:value-type="float" office:value="3.0114270843200499" table:style-name="ce1">
            <text:p>3.011427084</text:p>
          </table:table-cell>
          <table:table-cell office:value-type="float" office:value="6.4175877376753698" table:style-name="ce1">
            <text:p>6.417587738</text:p>
          </table:table-cell>
          <table:table-cell office:value-type="float" office:value="2.9376345114645899" table:style-name="ce1">
            <text:p>2.937634511</text:p>
          </table:table-cell>
          <table:table-cell table:style-name="ce1"/>
          <table:table-cell office:value-type="float" office:value="9.1457383385243105" table:style-name="ce1">
            <text:p>9.145738339</text:p>
          </table:table-cell>
          <table:table-cell office:value-type="float" office:value="3.3066243848063501" table:style-name="ce1">
            <text:p>3.306624385</text:p>
          </table:table-cell>
          <table:table-cell office:value-type="float" office:value="12.6420531820155" table:style-name="ce1">
            <text:p>12.64205318</text:p>
          </table:table-cell>
          <table:table-cell office:value-type="float" office:value="6.7183356856174097" table:style-name="ce1">
            <text:p>6.718335686</text:p>
          </table:table-cell>
          <table:table-cell table:style-name="ce1"/>
          <table:table-cell office:value-type="float" office:value="0.82172981253682598" table:style-name="ce1">
            <text:p>0.821729813</text:p>
          </table:table-cell>
          <table:table-cell office:value-type="float" office:value="0.28200755738238398" table:style-name="ce1">
            <text:p>0.282007557</text:p>
          </table:table-cell>
          <table:table-cell office:value-type="float" office:value="0.64729245614013997" table:style-name="ce1">
            <text:p>0.647292456</text:p>
          </table:table-cell>
          <table:table-cell office:value-type="float" office:value="0.63382155889077496" table:style-name="ce1">
            <text:p>0.633821559</text:p>
          </table:table-cell>
          <table:table-cell table:style-name="ce1"/>
          <table:table-cell office:value-type="float" office:value="5.9084207338369801" table:style-name="ce1">
            <text:p>5.908420734</text:p>
          </table:table-cell>
          <table:table-cell office:value-type="float" office:value="0.43055998714945798" table:style-name="ce1">
            <text:p>0.430559987</text:p>
          </table:table-cell>
          <table:table-cell office:value-type="float" office:value="5.3101103916598298" table:style-name="ce1">
            <text:p>5.310110392</text:p>
          </table:table-cell>
          <table:table-cell office:value-type="float" office:value="0.29021485585511497" table:style-name="ce1">
            <text:p>0.290214856</text:p>
          </table:table-cell>
          <table:table-cell table:number-columns-repeated="16365"/>
        </table:table-row>
        <table:table-row table:style-name="ro1">
          <table:table-cell office:value-type="float" office:value="2.54779830884581" table:style-name="ce1">
            <text:p>2.547798309</text:p>
          </table:table-cell>
          <table:table-cell office:value-type="float" office:value="3.0945438112418899" table:style-name="ce1">
            <text:p>3.094543811</text:p>
          </table:table-cell>
          <table:table-cell office:value-type="float" office:value="6.2372355643228898" table:style-name="ce1">
            <text:p>6.237235564</text:p>
          </table:table-cell>
          <table:table-cell office:value-type="float" office:value="2.74825104524164" table:style-name="ce1">
            <text:p>2.748251045</text:p>
          </table:table-cell>
          <table:table-cell table:style-name="ce1"/>
          <table:table-cell office:value-type="float" office:value="9.3192151901133098" table:style-name="ce1">
            <text:p>9.31921519</text:p>
          </table:table-cell>
          <table:table-cell office:value-type="float" office:value="3.6966927116544701" table:style-name="ce1">
            <text:p>3.696692712</text:p>
          </table:table-cell>
          <table:table-cell office:value-type="float" office:value="12.011106987899501" table:style-name="ce1">
            <text:p>12.01110699</text:p>
          </table:table-cell>
          <table:table-cell office:value-type="float" office:value="6.0476659994188102" table:style-name="ce1">
            <text:p>6.047665999</text:p>
          </table:table-cell>
          <table:table-cell table:style-name="ce1"/>
          <table:table-cell office:value-type="float" office:value="1.35085112119958" table:style-name="ce1">
            <text:p>1.350851121</text:p>
          </table:table-cell>
          <table:table-cell office:value-type="float" office:value="0.27506610572304602" table:style-name="ce1">
            <text:p>0.275066106</text:p>
          </table:table-cell>
          <table:table-cell office:value-type="float" office:value="0.39255084208045699" table:style-name="ce1">
            <text:p>0.392550842</text:p>
          </table:table-cell>
          <table:table-cell office:value-type="float" office:value="0.68209604717904304" table:style-name="ce1">
            <text:p>0.682096047</text:p>
          </table:table-cell>
          <table:table-cell table:style-name="ce1"/>
          <table:table-cell office:value-type="float" office:value="5.6868266557088401" table:style-name="ce1">
            <text:p>5.686826656</text:p>
          </table:table-cell>
          <table:table-cell office:value-type="float" office:value="0.73741952833174496" table:style-name="ce1">
            <text:p>0.737419528</text:p>
          </table:table-cell>
          <table:table-cell office:value-type="float" office:value="4.6556099775800099" table:style-name="ce1">
            <text:p>4.655609978</text:p>
          </table:table-cell>
          <table:table-cell office:value-type="float" office:value="0.76234571693790498" table:style-name="ce1">
            <text:p>0.762345717</text:p>
          </table:table-cell>
          <table:table-cell table:number-columns-repeated="16365"/>
        </table:table-row>
        <table:table-row table:style-name="ro1">
          <table:table-cell office:value-type="float" office:value="2.6087472891691101" table:style-name="ce1">
            <text:p>2.608747289</text:p>
          </table:table-cell>
          <table:table-cell office:value-type="float" office:value="3.10163242574817" table:style-name="ce1">
            <text:p>3.101632426</text:p>
          </table:table-cell>
          <table:table-cell office:value-type="float" office:value="6.2236679702794104" table:style-name="ce1">
            <text:p>6.22366797</text:p>
          </table:table-cell>
          <table:table-cell office:value-type="float" office:value="2.58477214801457" table:style-name="ce1">
            <text:p>2.584772148</text:p>
          </table:table-cell>
          <table:table-cell table:style-name="ce1"/>
          <table:table-cell office:value-type="float" office:value="9.8323640765900002" table:style-name="ce1">
            <text:p>9.832364077</text:p>
          </table:table-cell>
          <table:table-cell office:value-type="float" office:value="4.0794959551461698" table:style-name="ce1">
            <text:p>4.079495955</text:p>
          </table:table-cell>
          <table:table-cell office:value-type="float" office:value="12.619735136712601" table:style-name="ce1">
            <text:p>12.61973514</text:p>
          </table:table-cell>
          <table:table-cell office:value-type="float" office:value="6.7071116997126303" table:style-name="ce1">
            <text:p>6.7071117</text:p>
          </table:table-cell>
          <table:table-cell table:style-name="ce1"/>
          <table:table-cell office:value-type="float" office:value="1.74577965073872" table:style-name="ce1">
            <text:p>1.745779651</text:p>
          </table:table-cell>
          <table:table-cell office:value-type="float" office:value="0.29760810669049598" table:style-name="ce1">
            <text:p>0.297608107</text:p>
          </table:table-cell>
          <table:table-cell office:value-type="float" office:value="0.324324641918111" table:style-name="ce1">
            <text:p>0.324324642</text:p>
          </table:table-cell>
          <table:table-cell office:value-type="float" office:value="0.71766814636555398" table:style-name="ce1">
            <text:p>0.717668146</text:p>
          </table:table-cell>
          <table:table-cell table:style-name="ce1"/>
          <table:table-cell office:value-type="float" office:value="5.9655775744758701" table:style-name="ce1">
            <text:p>5.965577574</text:p>
          </table:table-cell>
          <table:table-cell office:value-type="float" office:value="0.99291048365859802" table:style-name="ce1">
            <text:p>0.992910484</text:p>
          </table:table-cell>
          <table:table-cell office:value-type="float" office:value="4.0442696051843896" table:style-name="ce1">
            <text:p>4.044269605</text:p>
          </table:table-cell>
          <table:table-cell office:value-type="float" office:value="1.17070399013593" table:style-name="ce1">
            <text:p>1.17070399</text:p>
          </table:table-cell>
          <table:table-cell table:number-columns-repeated="16365"/>
        </table:table-row>
        <table:table-row table:style-name="ro1">
          <table:table-cell office:value-type="float" office:value="2.4711774658797898" table:style-name="ce1">
            <text:p>2.471177466</text:p>
          </table:table-cell>
          <table:table-cell office:value-type="float" office:value="3.2948656749048202" table:style-name="ce1">
            <text:p>3.294865675</text:p>
          </table:table-cell>
          <table:table-cell office:value-type="float" office:value="5.2988755547544102" table:style-name="ce1">
            <text:p>5.298875555</text:p>
          </table:table-cell>
          <table:table-cell office:value-type="float" office:value="2.3032552459971298" table:style-name="ce1">
            <text:p>2.303255246</text:p>
          </table:table-cell>
          <table:table-cell table:style-name="ce1"/>
          <table:table-cell office:value-type="float" office:value="9.5579358816155704" table:style-name="ce1">
            <text:p>9.557935882</text:p>
          </table:table-cell>
          <table:table-cell office:value-type="float" office:value="4.0886575303475396" table:style-name="ce1">
            <text:p>4.08865753</text:p>
          </table:table-cell>
          <table:table-cell office:value-type="float" office:value="12.4111886731807" table:style-name="ce1">
            <text:p>12.41118867</text:p>
          </table:table-cell>
          <table:table-cell office:value-type="float" office:value="6.4574474228611001" table:style-name="ce1">
            <text:p>6.457447423</text:p>
          </table:table-cell>
          <table:table-cell table:style-name="ce1"/>
          <table:table-cell office:value-type="float" office:value="1.5722548648886201" table:style-name="ce1">
            <text:p>1.572254865</text:p>
          </table:table-cell>
          <table:table-cell office:value-type="float" office:value="0.53405344284265599" table:style-name="ce1">
            <text:p>0.534053443</text:p>
          </table:table-cell>
          <table:table-cell office:value-type="float" office:value="0.97613843097528297" table:style-name="ce1">
            <text:p>0.976138431</text:p>
          </table:table-cell>
          <table:table-cell office:value-type="float" office:value="1.16601267890695" table:style-name="ce1">
            <text:p>1.166012679</text:p>
          </table:table-cell>
          <table:table-cell table:style-name="ce1"/>
          <table:table-cell office:value-type="float" office:value="6.0912736499573397" table:style-name="ce1">
            <text:p>6.09127365</text:p>
          </table:table-cell>
          <table:table-cell office:value-type="float" office:value="1.15667357409869" table:style-name="ce1">
            <text:p>1.156673574</text:p>
          </table:table-cell>
          <table:table-cell office:value-type="float" office:value="4.8084019215491303" table:style-name="ce1">
            <text:p>4.808401922</text:p>
          </table:table-cell>
          <table:table-cell office:value-type="float" office:value="0.47052380197907301" table:style-name="ce1">
            <text:p>0.470523802</text:p>
          </table:table-cell>
          <table:table-cell table:number-columns-repeated="16365"/>
        </table:table-row>
        <table:table-row table:style-name="ro1">
          <table:table-cell office:value-type="float" office:value="2.44027595178876" table:style-name="ce1">
            <text:p>2.440275952</text:p>
          </table:table-cell>
          <table:table-cell office:value-type="float" office:value="3.3092585128869798" table:style-name="ce1">
            <text:p>3.309258513</text:p>
          </table:table-cell>
          <table:table-cell office:value-type="float" office:value="4.8262867796051596" table:style-name="ce1">
            <text:p>4.82628678</text:p>
          </table:table-cell>
          <table:table-cell office:value-type="float" office:value="2.3731845773962701" table:style-name="ce1">
            <text:p>2.373184577</text:p>
          </table:table-cell>
          <table:table-cell table:style-name="ce1"/>
          <table:table-cell office:value-type="float" office:value="10.6056151176087" table:style-name="ce1">
            <text:p>10.60561512</text:p>
          </table:table-cell>
          <table:table-cell office:value-type="float" office:value="3.9245951196567499" table:style-name="ce1">
            <text:p>3.92459512</text:p>
          </table:table-cell>
          <table:table-cell office:value-type="float" office:value="12.8730527936276" table:style-name="ce1">
            <text:p>12.87305279</text:p>
          </table:table-cell>
          <table:table-cell office:value-type="float" office:value="7.1249552359612798" table:style-name="ce1">
            <text:p>7.124955236</text:p>
          </table:table-cell>
          <table:table-cell table:style-name="ce1"/>
          <table:table-cell office:value-type="float" office:value="1.0391108326701" table:style-name="ce1">
            <text:p>1.039110833</text:p>
          </table:table-cell>
          <table:table-cell office:value-type="float" office:value="0.61500808554848196" table:style-name="ce1">
            <text:p>0.615008086</text:p>
          </table:table-cell>
          <table:table-cell office:value-type="float" office:value="1.41662974907273" table:style-name="ce1">
            <text:p>1.416629749</text:p>
          </table:table-cell>
          <table:table-cell office:value-type="float" office:value="1.5330554055328001" table:style-name="ce1">
            <text:p>1.533055406</text:p>
          </table:table-cell>
          <table:table-cell table:style-name="ce1"/>
          <table:table-cell office:value-type="float" office:value="7.1815126015064799" table:style-name="ce1">
            <text:p>7.181512602</text:p>
          </table:table-cell>
          <table:table-cell office:value-type="float" office:value="1.2158270352873499" table:style-name="ce1">
            <text:p>1.215827035</text:p>
          </table:table-cell>
          <table:table-cell office:value-type="float" office:value="4.9973148059142796" table:style-name="ce1">
            <text:p>4.997314806</text:p>
          </table:table-cell>
          <table:table-cell office:value-type="float" office:value="0.54727964388845396" table:style-name="ce1">
            <text:p>0.547279644</text:p>
          </table:table-cell>
          <table:table-cell table:number-columns-repeated="16365"/>
        </table:table-row>
        <table:table-row table:style-name="ro1">
          <table:table-cell office:value-type="float" office:value="2.4731647069662301" table:style-name="ce1">
            <text:p>2.473164707</text:p>
          </table:table-cell>
          <table:table-cell office:value-type="float" office:value="3.1839496389203901" table:style-name="ce1">
            <text:p>3.183949639</text:p>
          </table:table-cell>
          <table:table-cell office:value-type="float" office:value="5.6113843819158902" table:style-name="ce1">
            <text:p>5.611384382</text:p>
          </table:table-cell>
          <table:table-cell office:value-type="float" office:value="2.66028410197793" table:style-name="ce1">
            <text:p>2.660284102</text:p>
          </table:table-cell>
          <table:table-cell table:style-name="ce1"/>
          <table:table-cell office:value-type="float" office:value="10.0361436432572" table:style-name="ce1">
            <text:p>10.03614364</text:p>
          </table:table-cell>
          <table:table-cell office:value-type="float" office:value="3.6777886648968501" table:style-name="ce1">
            <text:p>3.677788665</text:p>
          </table:table-cell>
          <table:table-cell office:value-type="float" office:value="13.123489043912" table:style-name="ce1">
            <text:p>13.12348904</text:p>
          </table:table-cell>
          <table:table-cell office:value-type="float" office:value="7.3320467541879104" table:style-name="ce1">
            <text:p>7.332046754</text:p>
          </table:table-cell>
          <table:table-cell table:style-name="ce1"/>
          <table:table-cell office:value-type="float" office:value="1.1134952920979" table:style-name="ce1">
            <text:p>1.113495292</text:p>
          </table:table-cell>
          <table:table-cell office:value-type="float" office:value="0.42473204391473901" table:style-name="ce1">
            <text:p>0.424732044</text:p>
          </table:table-cell>
          <table:table-cell office:value-type="float" office:value="1.3595653876343301" table:style-name="ce1">
            <text:p>1.359565388</text:p>
          </table:table-cell>
          <table:table-cell office:value-type="float" office:value="0.85732622111124801" table:style-name="ce1">
            <text:p>0.857326221</text:p>
          </table:table-cell>
          <table:table-cell table:style-name="ce1"/>
          <table:table-cell office:value-type="float" office:value="6.6068107704927597" table:style-name="ce1">
            <text:p>6.60681077</text:p>
          </table:table-cell>
          <table:table-cell office:value-type="float" office:value="0.95827736493716098" table:style-name="ce1">
            <text:p>0.958277365</text:p>
          </table:table-cell>
          <table:table-cell office:value-type="float" office:value="5.2602193645589903" table:style-name="ce1">
            <text:p>5.260219365</text:p>
          </table:table-cell>
          <table:table-cell office:value-type="float" office:value="0.50394397585203499" table:style-name="ce1">
            <text:p>0.503943976</text:p>
          </table:table-cell>
          <table:table-cell table:number-columns-repeated="16365"/>
        </table:table-row>
        <table:table-row table:style-name="ro1">
          <table:table-cell office:value-type="float" office:value="2.4197450831639502" table:style-name="ce1">
            <text:p>2.419745083</text:p>
          </table:table-cell>
          <table:table-cell office:value-type="float" office:value="3.23391770702003" table:style-name="ce1">
            <text:p>3.233917707</text:p>
          </table:table-cell>
          <table:table-cell office:value-type="float" office:value="5.3633826853332396" table:style-name="ce1">
            <text:p>5.363382685</text:p>
          </table:table-cell>
          <table:table-cell office:value-type="float" office:value="2.4882689839781298" table:style-name="ce1">
            <text:p>2.488268984</text:p>
          </table:table-cell>
          <table:table-cell table:style-name="ce1"/>
          <table:table-cell office:value-type="float" office:value="9.9285460572038193" table:style-name="ce1">
            <text:p>9.928546057</text:p>
          </table:table-cell>
          <table:table-cell office:value-type="float" office:value="3.6017083732177499" table:style-name="ce1">
            <text:p>3.601708373</text:p>
          </table:table-cell>
          <table:table-cell office:value-type="float" office:value="12.5873277178259" table:style-name="ce1">
            <text:p>12.58732772</text:p>
          </table:table-cell>
          <table:table-cell office:value-type="float" office:value="6.8688081345649801" table:style-name="ce1">
            <text:p>6.868808135</text:p>
          </table:table-cell>
          <table:table-cell table:style-name="ce1"/>
          <table:table-cell office:value-type="float" office:value="1.41002451941036" table:style-name="ce1">
            <text:p>1.410024519</text:p>
          </table:table-cell>
          <table:table-cell office:value-type="float" office:value="0.43797204360418401" table:style-name="ce1">
            <text:p>0.437972044</text:p>
          </table:table-cell>
          <table:table-cell office:value-type="float" office:value="1.2167406331630299" table:style-name="ce1">
            <text:p>1.216740633</text:p>
          </table:table-cell>
          <table:table-cell office:value-type="float" office:value="1.0178270657758" table:style-name="ce1">
            <text:p>1.017827066</text:p>
          </table:table-cell>
          <table:table-cell table:style-name="ce1"/>
          <table:table-cell office:value-type="float" office:value="6.50658127612542" table:style-name="ce1">
            <text:p>6.506581276</text:p>
          </table:table-cell>
          <table:table-cell office:value-type="float" office:value="0.89510142398487602" table:style-name="ce1">
            <text:p>0.895101424</text:p>
          </table:table-cell>
          <table:table-cell office:value-type="float" office:value="4.7267820864660397" table:style-name="ce1">
            <text:p>4.726782086</text:p>
          </table:table-cell>
          <table:table-cell office:value-type="float" office:value="0.83904844723268701" table:style-name="ce1">
            <text:p>0.839048447</text:p>
          </table:table-cell>
          <table:table-cell table:number-columns-repeated="16365"/>
        </table:table-row>
        <table:table-row table:style-name="ro1">
          <table:table-cell office:value-type="float" office:value="2.4736071735779399" table:style-name="ce1">
            <text:p>2.473607174</text:p>
          </table:table-cell>
          <table:table-cell office:value-type="float" office:value="3.1511549970009098" table:style-name="ce1">
            <text:p>3.151154997</text:p>
          </table:table-cell>
          <table:table-cell office:value-type="float" office:value="5.7917373416696902" table:style-name="ce1">
            <text:p>5.791737342</text:p>
          </table:table-cell>
          <table:table-cell office:value-type="float" office:value="2.7878158364496901" table:style-name="ce1">
            <text:p>2.787815836</text:p>
          </table:table-cell>
          <table:table-cell table:style-name="ce1"/>
          <table:table-cell office:value-type="float" office:value="9.5789550567863202" table:style-name="ce1">
            <text:p>9.578955057</text:p>
          </table:table-cell>
          <table:table-cell office:value-type="float" office:value="3.7189030651284298" table:style-name="ce1">
            <text:p>3.718903065</text:p>
          </table:table-cell>
          <table:table-cell office:value-type="float" office:value="13.0430256808674" table:style-name="ce1">
            <text:p>13.04302568</text:p>
          </table:table-cell>
          <table:table-cell office:value-type="float" office:value="7.27151072636644" table:style-name="ce1">
            <text:p>7.271510726</text:p>
          </table:table-cell>
          <table:table-cell table:style-name="ce1"/>
          <table:table-cell office:value-type="float" office:value="1.2234700444645801" table:style-name="ce1">
            <text:p>1.223470044</text:p>
          </table:table-cell>
          <table:table-cell office:value-type="float" office:value="0.342553649748575" table:style-name="ce1">
            <text:p>0.34255365</text:p>
          </table:table-cell>
          <table:table-cell office:value-type="float" office:value="1.07432230877638" table:style-name="ce1">
            <text:p>1.074322309</text:p>
          </table:table-cell>
          <table:table-cell office:value-type="float" office:value="0.63940764166447805" table:style-name="ce1">
            <text:p>0.639407642</text:p>
          </table:table-cell>
          <table:table-cell table:style-name="ce1"/>
          <table:table-cell office:value-type="float" office:value="6.16142731822515" table:style-name="ce1">
            <text:p>6.161427318</text:p>
          </table:table-cell>
          <table:table-cell office:value-type="float" office:value="1.00009213706558" table:style-name="ce1">
            <text:p>1.000092137</text:p>
          </table:table-cell>
          <table:table-cell office:value-type="float" office:value="5.1978579941892704" table:style-name="ce1">
            <text:p>5.197857994</text:p>
          </table:table-cell>
          <table:table-cell office:value-type="float" office:value="0.44188856794104098" table:style-name="ce1">
            <text:p>0.441888568</text:p>
          </table:table-cell>
          <table:table-cell table:number-columns-repeated="16365"/>
        </table:table-row>
        <table:table-row table:style-name="ro1">
          <table:table-cell office:value-type="float" office:value="2.4275288319669399" table:style-name="ce1">
            <text:p>2.427528832</text:p>
          </table:table-cell>
          <table:table-cell office:value-type="float" office:value="3.0975597085133901" table:style-name="ce1">
            <text:p>3.097559709</text:p>
          </table:table-cell>
          <table:table-cell office:value-type="float" office:value="5.8486965550910002" table:style-name="ce1">
            <text:p>5.848696555</text:p>
          </table:table-cell>
          <table:table-cell office:value-type="float" office:value="2.8202123406306399" table:style-name="ce1">
            <text:p>2.820212341</text:p>
          </table:table-cell>
          <table:table-cell table:style-name="ce1"/>
          <table:table-cell office:value-type="float" office:value="9.5812986806117504" table:style-name="ce1">
            <text:p>9.581298681</text:p>
          </table:table-cell>
          <table:table-cell office:value-type="float" office:value="3.5121285489902201" table:style-name="ce1">
            <text:p>3.512128549</text:p>
          </table:table-cell>
          <table:table-cell office:value-type="float" office:value="13.734193365525799" table:style-name="ce1">
            <text:p>13.73419337</text:p>
          </table:table-cell>
          <table:table-cell office:value-type="float" office:value="7.9978143248134197" table:style-name="ce1">
            <text:p>7.997814325</text:p>
          </table:table-cell>
          <table:table-cell table:style-name="ce1"/>
          <table:table-cell office:value-type="float" office:value="1.3839536125855001" table:style-name="ce1">
            <text:p>1.383953613</text:p>
          </table:table-cell>
          <table:table-cell office:value-type="float" office:value="0.32282470286632903" table:style-name="ce1">
            <text:p>0.322824703</text:p>
          </table:table-cell>
          <table:table-cell office:value-type="float" office:value="0.34743180124044998" table:style-name="ce1">
            <text:p>0.347431801</text:p>
          </table:table-cell>
          <table:table-cell office:value-type="float" office:value="0.60594841815022804" table:style-name="ce1">
            <text:p>0.605948418</text:p>
          </table:table-cell>
          <table:table-cell table:style-name="ce1"/>
          <table:table-cell office:value-type="float" office:value="6.2610104229256098" table:style-name="ce1">
            <text:p>6.261010423</text:p>
          </table:table-cell>
          <table:table-cell office:value-type="float" office:value="0.92324581754192903" table:style-name="ce1">
            <text:p>0.923245818</text:p>
          </table:table-cell>
          <table:table-cell office:value-type="float" office:value="5.61354024725137" table:style-name="ce1">
            <text:p>5.613540247</text:p>
          </table:table-cell>
          <table:table-cell office:value-type="float" office:value="0.55631563211984503" table:style-name="ce1">
            <text:p>0.556315632</text:p>
          </table:table-cell>
          <table:table-cell table:number-columns-repeated="16365"/>
        </table:table-row>
        <table:table-row table:style-name="ro1">
          <table:table-cell office:value-type="float" office:value="2.4019919725054799" table:style-name="ce1">
            <text:p>2.401991973</text:p>
          </table:table-cell>
          <table:table-cell office:value-type="float" office:value="3.3060270989046199" table:style-name="ce1">
            <text:p>3.306027099</text:p>
          </table:table-cell>
          <table:table-cell office:value-type="float" office:value="5.3253658567634599" table:style-name="ce1">
            <text:p>5.325365857</text:p>
          </table:table-cell>
          <table:table-cell office:value-type="float" office:value="2.5756913407997502" table:style-name="ce1">
            <text:p>2.575691341</text:p>
          </table:table-cell>
          <table:table-cell table:style-name="ce1"/>
          <table:table-cell office:value-type="float" office:value="9.5639104976841107" table:style-name="ce1">
            <text:p>9.563910498</text:p>
          </table:table-cell>
          <table:table-cell office:value-type="float" office:value="3.27774564473519" table:style-name="ce1">
            <text:p>3.277745645</text:p>
          </table:table-cell>
          <table:table-cell office:value-type="float" office:value="13.7140599610671" table:style-name="ce1">
            <text:p>13.71405996</text:p>
          </table:table-cell>
          <table:table-cell office:value-type="float" office:value="7.9976153848442699" table:style-name="ce1">
            <text:p>7.997615385</text:p>
          </table:table-cell>
          <table:table-cell table:style-name="ce1"/>
          <table:table-cell office:value-type="float" office:value="1.46569558882204" table:style-name="ce1">
            <text:p>1.465695589</text:p>
          </table:table-cell>
          <table:table-cell office:value-type="float" office:value="0.41262185428036302" table:style-name="ce1">
            <text:p>0.412621854</text:p>
          </table:table-cell>
          <table:table-cell office:value-type="float" office:value="0.84233451791204095" table:style-name="ce1">
            <text:p>0.842334518</text:p>
          </table:table-cell>
          <table:table-cell office:value-type="float" office:value="1.0543057213982301" table:style-name="ce1">
            <text:p>1.054305721</text:p>
          </table:table-cell>
          <table:table-cell table:style-name="ce1"/>
          <table:table-cell office:value-type="float" office:value="6.1200787307760196" table:style-name="ce1">
            <text:p>6.120078731</text:p>
          </table:table-cell>
          <table:table-cell office:value-type="float" office:value="0.56056212901255298" table:style-name="ce1">
            <text:p>0.560562129</text:p>
          </table:table-cell>
          <table:table-cell office:value-type="float" office:value="5.8873586167070098" table:style-name="ce1">
            <text:p>5.887358617</text:p>
          </table:table-cell>
          <table:table-cell office:value-type="float" office:value="0.85273783464281305" table:style-name="ce1">
            <text:p>0.852737835</text:p>
          </table:table-cell>
          <table:table-cell table:number-columns-repeated="16365"/>
        </table:table-row>
        <table:table-row table:style-name="ro1">
          <table:table-cell office:value-type="float" office:value="2.4898472578623601" table:style-name="ce1">
            <text:p>2.489847258</text:p>
          </table:table-cell>
          <table:table-cell office:value-type="float" office:value="3.0108830807028699" table:style-name="ce1">
            <text:p>3.010883081</text:p>
          </table:table-cell>
          <table:table-cell office:value-type="float" office:value="5.9453457104676097" table:style-name="ce1">
            <text:p>5.94534571</text:p>
          </table:table-cell>
          <table:table-cell office:value-type="float" office:value="2.87781938526944" table:style-name="ce1">
            <text:p>2.877819385</text:p>
          </table:table-cell>
          <table:table-cell table:style-name="ce1"/>
          <table:table-cell office:value-type="float" office:value="9.7127149900935503" table:style-name="ce1">
            <text:p>9.71271499</text:p>
          </table:table-cell>
          <table:table-cell office:value-type="float" office:value="2.88913071346188" table:style-name="ce1">
            <text:p>2.889130713</text:p>
          </table:table-cell>
          <table:table-cell office:value-type="float" office:value="14.2490736571766" table:style-name="ce1">
            <text:p>14.24907366</text:p>
          </table:table-cell>
          <table:table-cell office:value-type="float" office:value="8.6025264785203195" table:style-name="ce1">
            <text:p>8.602526479</text:p>
          </table:table-cell>
          <table:table-cell table:style-name="ce1"/>
          <table:table-cell office:value-type="float" office:value="1.40589851674754" table:style-name="ce1">
            <text:p>1.405898517</text:p>
          </table:table-cell>
          <table:table-cell office:value-type="float" office:value="0.29215339535156898" table:style-name="ce1">
            <text:p>0.292153395</text:p>
          </table:table-cell>
          <table:table-cell office:value-type="float" office:value="0.47593782577117799" table:style-name="ce1">
            <text:p>0.475937826</text:p>
          </table:table-cell>
          <table:table-cell office:value-type="float" office:value="0.615052732364327" table:style-name="ce1">
            <text:p>0.615052732</text:p>
          </table:table-cell>
          <table:table-cell table:style-name="ce1"/>
          <table:table-cell office:value-type="float" office:value="6.3647486137273397" table:style-name="ce1">
            <text:p>6.364748614</text:p>
          </table:table-cell>
          <table:table-cell office:value-type="float" office:value="0.30695853110802102" table:style-name="ce1">
            <text:p>0.306958531</text:p>
          </table:table-cell>
          <table:table-cell office:value-type="float" office:value="5.9173787986984498" table:style-name="ce1">
            <text:p>5.917378799</text:p>
          </table:table-cell>
          <table:table-cell office:value-type="float" office:value="0.95495104032140898" table:style-name="ce1">
            <text:p>0.95495104</text:p>
          </table:table-cell>
          <table:table-cell table:number-columns-repeated="16365"/>
        </table:table-row>
        <table:table-row table:style-name="ro1">
          <table:table-cell office:value-type="float" office:value="2.5094933056966302" table:style-name="ce1">
            <text:p>2.509493306</text:p>
          </table:table-cell>
          <table:table-cell office:value-type="float" office:value="2.98419176848404" table:style-name="ce1">
            <text:p>2.984191768</text:p>
          </table:table-cell>
          <table:table-cell office:value-type="float" office:value="6.26994292839123" table:style-name="ce1">
            <text:p>6.269942928</text:p>
          </table:table-cell>
          <table:table-cell office:value-type="float" office:value="3.1770321945168498" table:style-name="ce1">
            <text:p>3.177032195</text:p>
          </table:table-cell>
          <table:table-cell table:style-name="ce1"/>
          <table:table-cell office:value-type="float" office:value="9.2129902108526895" table:style-name="ce1">
            <text:p>9.212990211</text:p>
          </table:table-cell>
          <table:table-cell office:value-type="float" office:value="2.7107118033701001" table:style-name="ce1">
            <text:p>2.710711803</text:p>
          </table:table-cell>
          <table:table-cell office:value-type="float" office:value="14.461012763774001" table:style-name="ce1">
            <text:p>14.46101276</text:p>
          </table:table-cell>
          <table:table-cell office:value-type="float" office:value="8.7970294943109604" table:style-name="ce1">
            <text:p>8.797029494</text:p>
          </table:table-cell>
          <table:table-cell table:style-name="ce1"/>
          <table:table-cell office:value-type="float" office:value="1.4826351520841401" table:style-name="ce1">
            <text:p>1.482635152</text:p>
          </table:table-cell>
          <table:table-cell office:value-type="float" office:value="0.307427380307495" table:style-name="ce1">
            <text:p>0.30742738</text:p>
          </table:table-cell>
          <table:table-cell office:value-type="float" office:value="0.76190351559438996" table:style-name="ce1">
            <text:p>0.761903516</text:p>
          </table:table-cell>
          <table:table-cell office:value-type="float" office:value="0.64567046600089095" table:style-name="ce1">
            <text:p>0.645670466</text:p>
          </table:table-cell>
          <table:table-cell table:style-name="ce1"/>
          <table:table-cell office:value-type="float" office:value="5.9588452758149097" table:style-name="ce1">
            <text:p>5.958845276</text:p>
          </table:table-cell>
          <table:table-cell office:value-type="float" office:value="0.17357767841610799" table:style-name="ce1">
            <text:p>0.173577678</text:p>
          </table:table-cell>
          <table:table-cell office:value-type="float" office:value="6.2357383060093401" table:style-name="ce1">
            <text:p>6.235738306</text:p>
          </table:table-cell>
          <table:table-cell office:value-type="float" office:value="1.25340017724898" table:style-name="ce1">
            <text:p>1.253400177</text:p>
          </table:table-cell>
          <table:table-cell table:number-columns-repeated="16365"/>
        </table:table-row>
        <table:table-row table:style-name="ro1">
          <table:table-cell office:value-type="float" office:value="2.4945943467535101" table:style-name="ce1">
            <text:p>2.494594347</text:p>
          </table:table-cell>
          <table:table-cell office:value-type="float" office:value="3.0670457322705902" table:style-name="ce1">
            <text:p>3.067045732</text:p>
          </table:table-cell>
          <table:table-cell office:value-type="float" office:value="6.2829001007961098" table:style-name="ce1">
            <text:p>6.282900101</text:p>
          </table:table-cell>
          <table:table-cell office:value-type="float" office:value="3.196086690994" table:style-name="ce1">
            <text:p>3.196086691</text:p>
          </table:table-cell>
          <table:table-cell table:style-name="ce1"/>
          <table:table-cell office:value-type="float" office:value="8.6112237453261198" table:style-name="ce1">
            <text:p>8.611223745</text:p>
          </table:table-cell>
          <table:table-cell office:value-type="float" office:value="2.80114725837036" table:style-name="ce1">
            <text:p>2.801147258</text:p>
          </table:table-cell>
          <table:table-cell office:value-type="float" office:value="13.849603631751901" table:style-name="ce1">
            <text:p>13.84960363</text:p>
          </table:table-cell>
          <table:table-cell office:value-type="float" office:value="8.0465597476331698" table:style-name="ce1">
            <text:p>8.046559748</text:p>
          </table:table-cell>
          <table:table-cell table:style-name="ce1"/>
          <table:table-cell office:value-type="float" office:value="1.48722969710254" table:style-name="ce1">
            <text:p>1.487229697</text:p>
          </table:table-cell>
          <table:table-cell office:value-type="float" office:value="0.305772779280365" table:style-name="ce1">
            <text:p>0.305772779</text:p>
          </table:table-cell>
          <table:table-cell office:value-type="float" office:value="0.79260007058473203" table:style-name="ce1">
            <text:p>0.792600071</text:p>
          </table:table-cell>
          <table:table-cell office:value-type="float" office:value="0.54315965222850504" table:style-name="ce1">
            <text:p>0.543159652</text:p>
          </table:table-cell>
          <table:table-cell table:style-name="ce1"/>
          <table:table-cell office:value-type="float" office:value="5.2915188338508496" table:style-name="ce1">
            <text:p>5.291518834</text:p>
          </table:table-cell>
          <table:table-cell office:value-type="float" office:value="0.16868068943461401" table:style-name="ce1">
            <text:p>0.168680689</text:p>
          </table:table-cell>
          <table:table-cell office:value-type="float" office:value="6.5452188650885201" table:style-name="ce1">
            <text:p>6.545218865</text:p>
          </table:table-cell>
          <table:table-cell office:value-type="float" office:value="1.41488011601605" table:style-name="ce1">
            <text:p>1.414880116</text:p>
          </table:table-cell>
          <table:table-cell table:number-columns-repeated="16365"/>
        </table:table-row>
        <table:table-row table:style-name="ro1">
          <table:table-cell office:value-type="float" office:value="2.5130702187102201" table:style-name="ce1">
            <text:p>2.513070219</text:p>
          </table:table-cell>
          <table:table-cell office:value-type="float" office:value="3.1363099786075601" table:style-name="ce1">
            <text:p>3.136309979</text:p>
          </table:table-cell>
          <table:table-cell office:value-type="float" office:value="6.16676398910377" table:style-name="ce1">
            <text:p>6.166763989</text:p>
          </table:table-cell>
          <table:table-cell office:value-type="float" office:value="3.170029099218" table:style-name="ce1">
            <text:p>3.170029099</text:p>
          </table:table-cell>
          <table:table-cell table:style-name="ce1"/>
          <table:table-cell office:value-type="float" office:value="9.3584277147130503" table:style-name="ce1">
            <text:p>9.358427715</text:p>
          </table:table-cell>
          <table:table-cell office:value-type="float" office:value="2.8594744156554102" table:style-name="ce1">
            <text:p>2.859474416</text:p>
          </table:table-cell>
          <table:table-cell office:value-type="float" office:value="14.2292887344028" table:style-name="ce1">
            <text:p>14.22928873</text:p>
          </table:table-cell>
          <table:table-cell office:value-type="float" office:value="8.5232689924875604" table:style-name="ce1">
            <text:p>8.523268992</text:p>
          </table:table-cell>
          <table:table-cell table:style-name="ce1"/>
          <table:table-cell office:value-type="float" office:value="1.44552686168267" table:style-name="ce1">
            <text:p>1.445526862</text:p>
          </table:table-cell>
          <table:table-cell office:value-type="float" office:value="0.32063611983388202" table:style-name="ce1">
            <text:p>0.32063612</text:p>
          </table:table-cell>
          <table:table-cell office:value-type="float" office:value="0.66710391656408496" table:style-name="ce1">
            <text:p>0.667103917</text:p>
          </table:table-cell>
          <table:table-cell office:value-type="float" office:value="0.533548645642827" table:style-name="ce1">
            <text:p>0.533548646</text:p>
          </table:table-cell>
          <table:table-cell table:style-name="ce1"/>
          <table:table-cell office:value-type="float" office:value="5.8914835723613201" table:style-name="ce1">
            <text:p>5.891483572</text:p>
          </table:table-cell>
          <table:table-cell office:value-type="float" office:value="0.202835885947584" table:style-name="ce1">
            <text:p>0.202835886</text:p>
          </table:table-cell>
          <table:table-cell office:value-type="float" office:value="5.82348024613907" table:style-name="ce1">
            <text:p>5.823480246</text:p>
          </table:table-cell>
          <table:table-cell office:value-type="float" office:value="0.84359343753070504" table:style-name="ce1">
            <text:p>0.843593438</text:p>
          </table:table-cell>
          <table:table-cell table:number-columns-repeated="16365"/>
        </table:table-row>
        <table:table-row table:style-name="ro1">
          <table:table-cell office:value-type="float" office:value="2.5128594318567901" table:style-name="ce1">
            <text:p>2.512859432</text:p>
          </table:table-cell>
          <table:table-cell office:value-type="float" office:value="3.0998457530266599" table:style-name="ce1">
            <text:p>3.099845753</text:p>
          </table:table-cell>
          <table:table-cell office:value-type="float" office:value="6.3209433796541203" table:style-name="ce1">
            <text:p>6.32094338</text:p>
          </table:table-cell>
          <table:table-cell office:value-type="float" office:value="3.3524480323599701" table:style-name="ce1">
            <text:p>3.352448032</text:p>
          </table:table-cell>
          <table:table-cell table:style-name="ce1"/>
          <table:table-cell office:value-type="float" office:value="8.7309903536551605" table:style-name="ce1">
            <text:p>8.730990354</text:p>
          </table:table-cell>
          <table:table-cell office:value-type="float" office:value="2.8141044679679399" table:style-name="ce1">
            <text:p>2.814104468</text:p>
          </table:table-cell>
          <table:table-cell office:value-type="float" office:value="14.2426446156077" table:style-name="ce1">
            <text:p>14.24264462</text:p>
          </table:table-cell>
          <table:table-cell office:value-type="float" office:value="8.5162435381289008" table:style-name="ce1">
            <text:p>8.516243538</text:p>
          </table:table-cell>
          <table:table-cell table:style-name="ce1"/>
          <table:table-cell office:value-type="float" office:value="1.3674935748322701" table:style-name="ce1">
            <text:p>1.367493575</text:p>
          </table:table-cell>
          <table:table-cell office:value-type="float" office:value="0.32260762445725899" table:style-name="ce1">
            <text:p>0.322607624</text:p>
          </table:table-cell>
          <table:table-cell office:value-type="float" office:value="0.85766582888156395" table:style-name="ce1">
            <text:p>0.857665829</text:p>
          </table:table-cell>
          <table:table-cell office:value-type="float" office:value="0.59734497623721206" table:style-name="ce1">
            <text:p>0.597344976</text:p>
          </table:table-cell>
          <table:table-cell table:style-name="ce1"/>
          <table:table-cell office:value-type="float" office:value="5.5420829956876903" table:style-name="ce1">
            <text:p>5.542082996</text:p>
          </table:table-cell>
          <table:table-cell office:value-type="float" office:value="0.31363925218143301" table:style-name="ce1">
            <text:p>0.313639252</text:p>
          </table:table-cell>
          <table:table-cell office:value-type="float" office:value="6.1552454378475403" table:style-name="ce1">
            <text:p>6.155245438</text:p>
          </table:table-cell>
          <table:table-cell office:value-type="float" office:value="1.1172119296998999" table:style-name="ce1">
            <text:p>1.11721193</text:p>
          </table:table-cell>
          <table:table-cell table:number-columns-repeated="16365"/>
        </table:table-row>
        <table:table-row table:style-name="ro1">
          <table:table-cell office:value-type="float" office:value="2.51261857570959" table:style-name="ce1">
            <text:p>2.512618576</text:p>
          </table:table-cell>
          <table:table-cell office:value-type="float" office:value="3.1972247967055298" table:style-name="ce1">
            <text:p>3.197224797</text:p>
          </table:table-cell>
          <table:table-cell office:value-type="float" office:value="6.53111201915232" table:style-name="ce1">
            <text:p>6.531112019</text:p>
          </table:table-cell>
          <table:table-cell office:value-type="float" office:value="3.39886208314112" table:style-name="ce1">
            <text:p>3.398862083</text:p>
          </table:table-cell>
          <table:table-cell table:style-name="ce1"/>
          <table:table-cell office:value-type="float" office:value="8.9338359441302604" table:style-name="ce1">
            <text:p>8.933835944</text:p>
          </table:table-cell>
          <table:table-cell office:value-type="float" office:value="2.8750207655895998" table:style-name="ce1">
            <text:p>2.875020766</text:p>
          </table:table-cell>
          <table:table-cell office:value-type="float" office:value="13.703195424030501" table:style-name="ce1">
            <text:p>13.70319542</text:p>
          </table:table-cell>
          <table:table-cell office:value-type="float" office:value="7.9717422501817996" table:style-name="ce1">
            <text:p>7.97174225</text:p>
          </table:table-cell>
          <table:table-cell table:style-name="ce1"/>
          <table:table-cell office:value-type="float" office:value="1.4109765054755301" table:style-name="ce1">
            <text:p>1.410976505</text:p>
          </table:table-cell>
          <table:table-cell office:value-type="float" office:value="0.34684910437014199" table:style-name="ce1">
            <text:p>0.346849104</text:p>
          </table:table-cell>
          <table:table-cell office:value-type="float" office:value="0.91563172080469002" table:style-name="ce1">
            <text:p>0.915631721</text:p>
          </table:table-cell>
          <table:table-cell office:value-type="float" office:value="0.60654744256672" table:style-name="ce1">
            <text:p>0.606547443</text:p>
          </table:table-cell>
          <table:table-cell table:style-name="ce1"/>
          <table:table-cell office:value-type="float" office:value="5.5359328253108302" table:style-name="ce1">
            <text:p>5.535932825</text:p>
          </table:table-cell>
          <table:table-cell office:value-type="float" office:value="0.40630868580222901" table:style-name="ce1">
            <text:p>0.406308686</text:p>
          </table:table-cell>
          <table:table-cell office:value-type="float" office:value="6.1596055251712603" table:style-name="ce1">
            <text:p>6.159605525</text:p>
          </table:table-cell>
          <table:table-cell office:value-type="float" office:value="1.3359378143410101" table:style-name="ce1">
            <text:p>1.335937814</text:p>
          </table:table-cell>
          <table:table-cell table:number-columns-repeated="16365"/>
        </table:table-row>
        <table:table-row table:style-name="ro1">
          <table:table-cell office:value-type="float" office:value="2.5255605730077599" table:style-name="ce1">
            <text:p>2.525560573</text:p>
          </table:table-cell>
          <table:table-cell office:value-type="float" office:value="3.20331897228297" table:style-name="ce1">
            <text:p>3.203318972</text:p>
          </table:table-cell>
          <table:table-cell office:value-type="float" office:value="6.1807840942401597" table:style-name="ce1">
            <text:p>6.180784094</text:p>
          </table:table-cell>
          <table:table-cell office:value-type="float" office:value="2.93338086308172" table:style-name="ce1">
            <text:p>2.933380863</text:p>
          </table:table-cell>
          <table:table-cell table:style-name="ce1"/>
          <table:table-cell office:value-type="float" office:value="9.2855762551469905" table:style-name="ce1">
            <text:p>9.285576255</text:p>
          </table:table-cell>
          <table:table-cell office:value-type="float" office:value="3.02778448458103" table:style-name="ce1">
            <text:p>3.027784485</text:p>
          </table:table-cell>
          <table:table-cell office:value-type="float" office:value="13.673973670050501" table:style-name="ce1">
            <text:p>13.67397367</text:p>
          </table:table-cell>
          <table:table-cell office:value-type="float" office:value="8.0095470418287693" table:style-name="ce1">
            <text:p>8.009547042</text:p>
          </table:table-cell>
          <table:table-cell table:style-name="ce1"/>
          <table:table-cell office:value-type="float" office:value="1.4360743693834299" table:style-name="ce1">
            <text:p>1.436074369</text:p>
          </table:table-cell>
          <table:table-cell office:value-type="float" office:value="0.332134170773285" table:style-name="ce1">
            <text:p>0.332134171</text:p>
          </table:table-cell>
          <table:table-cell office:value-type="float" office:value="0.57424796333159001" table:style-name="ce1">
            <text:p>0.574247963</text:p>
          </table:table-cell>
          <table:table-cell office:value-type="float" office:value="0.69775888015014198" table:style-name="ce1">
            <text:p>0.69775888</text:p>
          </table:table-cell>
          <table:table-cell table:style-name="ce1"/>
          <table:table-cell office:value-type="float" office:value="5.9510224413639898" table:style-name="ce1">
            <text:p>5.951022441</text:p>
          </table:table-cell>
          <table:table-cell office:value-type="float" office:value="0.222600817514365" table:style-name="ce1">
            <text:p>0.222600818</text:p>
          </table:table-cell>
          <table:table-cell office:value-type="float" office:value="5.7786563411512297" table:style-name="ce1">
            <text:p>5.778656341</text:p>
          </table:table-cell>
          <table:table-cell office:value-type="float" office:value="0.86802939785015099" table:style-name="ce1">
            <text:p>0.868029398</text:p>
          </table:table-cell>
          <table:table-cell table:number-columns-repeated="16365"/>
        </table:table-row>
        <table:table-row table:style-name="ro1">
          <table:table-cell office:value-type="float" office:value="2.5652496783841299" table:style-name="ce1">
            <text:p>2.565249678</text:p>
          </table:table-cell>
          <table:table-cell office:value-type="float" office:value="3.2446902247986902" table:style-name="ce1">
            <text:p>3.244690225</text:p>
          </table:table-cell>
          <table:table-cell office:value-type="float" office:value="6.5991970246161404" table:style-name="ce1">
            <text:p>6.599197025</text:p>
          </table:table-cell>
          <table:table-cell office:value-type="float" office:value="3.3699932381976399" table:style-name="ce1">
            <text:p>3.369993238</text:p>
          </table:table-cell>
          <table:table-cell table:style-name="ce1"/>
          <table:table-cell office:value-type="float" office:value="8.8342003228692008" table:style-name="ce1">
            <text:p>8.834200323</text:p>
          </table:table-cell>
          <table:table-cell office:value-type="float" office:value="3.0582551784962302" table:style-name="ce1">
            <text:p>3.058255178</text:p>
          </table:table-cell>
          <table:table-cell office:value-type="float" office:value="14.0693240730855" table:style-name="ce1">
            <text:p>14.06932407</text:p>
          </table:table-cell>
          <table:table-cell office:value-type="float" office:value="8.3241257044129604" table:style-name="ce1">
            <text:p>8.324125704</text:p>
          </table:table-cell>
          <table:table-cell table:style-name="ce1"/>
          <table:table-cell office:value-type="float" office:value="1.4673920599855701" table:style-name="ce1">
            <text:p>1.46739206</text:p>
          </table:table-cell>
          <table:table-cell office:value-type="float" office:value="0.32726287615502397" table:style-name="ce1">
            <text:p>0.327262876</text:p>
          </table:table-cell>
          <table:table-cell office:value-type="float" office:value="1.08676924803799" table:style-name="ce1">
            <text:p>1.086769248</text:p>
          </table:table-cell>
          <table:table-cell office:value-type="float" office:value="0.66029202642649498" table:style-name="ce1">
            <text:p>0.660292026</text:p>
          </table:table-cell>
          <table:table-cell table:style-name="ce1"/>
          <table:table-cell office:value-type="float" office:value="5.3497921237843098" table:style-name="ce1">
            <text:p>5.349792124</text:p>
          </table:table-cell>
          <table:table-cell office:value-type="float" office:value="0.33923191396326902" table:style-name="ce1">
            <text:p>0.339231914</text:p>
          </table:table-cell>
          <table:table-cell office:value-type="float" office:value="5.8178118692030303" table:style-name="ce1">
            <text:p>5.817811869</text:p>
          </table:table-cell>
          <table:table-cell office:value-type="float" office:value="0.77742559429478497" table:style-name="ce1">
            <text:p>0.777425594</text:p>
          </table:table-cell>
          <table:table-cell table:number-columns-repeated="16365"/>
        </table:table-row>
        <table:table-row table:style-name="ro1">
          <table:table-cell office:value-type="float" office:value="2.5512169324272902" table:style-name="ce1">
            <text:p>2.551216932</text:p>
          </table:table-cell>
          <table:table-cell office:value-type="float" office:value="3.4324213440906099" table:style-name="ce1">
            <text:p>3.432421344</text:p>
          </table:table-cell>
          <table:table-cell office:value-type="float" office:value="6.5676116798012698" table:style-name="ce1">
            <text:p>6.56761168</text:p>
          </table:table-cell>
          <table:table-cell office:value-type="float" office:value="3.2364519811641799" table:style-name="ce1">
            <text:p>3.236451981</text:p>
          </table:table-cell>
          <table:table-cell table:style-name="ce1"/>
          <table:table-cell office:value-type="float" office:value="8.5812654044014494" table:style-name="ce1">
            <text:p>8.581265404</text:p>
          </table:table-cell>
          <table:table-cell office:value-type="float" office:value="2.6286102312163" table:style-name="ce1">
            <text:p>2.628610231</text:p>
          </table:table-cell>
          <table:table-cell office:value-type="float" office:value="14.22170315076" table:style-name="ce1">
            <text:p>14.22170315</text:p>
          </table:table-cell>
          <table:table-cell office:value-type="float" office:value="8.4757278498477397" table:style-name="ce1">
            <text:p>8.47572785</text:p>
          </table:table-cell>
          <table:table-cell table:style-name="ce1"/>
          <table:table-cell office:value-type="float" office:value="1.61711753724246" table:style-name="ce1">
            <text:p>1.617117537</text:p>
          </table:table-cell>
          <table:table-cell office:value-type="float" office:value="0.369050679251402" table:style-name="ce1">
            <text:p>0.369050679</text:p>
          </table:table-cell>
          <table:table-cell office:value-type="float" office:value="0.989284759065307" table:style-name="ce1">
            <text:p>0.989284759</text:p>
          </table:table-cell>
          <table:table-cell office:value-type="float" office:value="0.53490657794205398" table:style-name="ce1">
            <text:p>0.534906578</text:p>
          </table:table-cell>
          <table:table-cell table:style-name="ce1"/>
          <table:table-cell office:value-type="float" office:value="5.3936851696668704" table:style-name="ce1">
            <text:p>5.39368517</text:p>
          </table:table-cell>
          <table:table-cell office:value-type="float" office:value="0.53394516140067005" table:style-name="ce1">
            <text:p>0.533945161</text:p>
          </table:table-cell>
          <table:table-cell office:value-type="float" office:value="5.90146154249239" table:style-name="ce1">
            <text:p>5.901461542</text:p>
          </table:table-cell>
          <table:table-cell office:value-type="float" office:value="0.876736284284936" table:style-name="ce1">
            <text:p>0.876736284</text:p>
          </table:table-cell>
          <table:table-cell table:number-columns-repeated="16365"/>
        </table:table-row>
        <table:table-row table:style-name="ro1">
          <table:table-cell office:value-type="float" office:value="2.6512028900995999" table:style-name="ce1">
            <text:p>2.65120289</text:p>
          </table:table-cell>
          <table:table-cell office:value-type="float" office:value="3.3550549658167501" table:style-name="ce1">
            <text:p>3.355054966</text:p>
          </table:table-cell>
          <table:table-cell office:value-type="float" office:value="6.2588451451092997" table:style-name="ce1">
            <text:p>6.258845145</text:p>
          </table:table-cell>
          <table:table-cell office:value-type="float" office:value="2.9296526476881" table:style-name="ce1">
            <text:p>2.929652648</text:p>
          </table:table-cell>
          <table:table-cell table:style-name="ce1"/>
          <table:table-cell office:value-type="float" office:value="8.3359478447072597" table:style-name="ce1">
            <text:p>8.335947845</text:p>
          </table:table-cell>
          <table:table-cell office:value-type="float" office:value="2.7797359099761199" table:style-name="ce1">
            <text:p>2.77973591</text:p>
          </table:table-cell>
          <table:table-cell office:value-type="float" office:value="13.649453381263401" table:style-name="ce1">
            <text:p>13.64945338</text:p>
          </table:table-cell>
          <table:table-cell office:value-type="float" office:value="7.8129201115555098" table:style-name="ce1">
            <text:p>7.812920112</text:p>
          </table:table-cell>
          <table:table-cell table:style-name="ce1"/>
          <table:table-cell office:value-type="float" office:value="0.487655443456669" table:style-name="ce1">
            <text:p>0.487655443</text:p>
          </table:table-cell>
          <table:table-cell office:value-type="float" office:value="0.22030429208618399" table:style-name="ce1">
            <text:p>0.220304292</text:p>
          </table:table-cell>
          <table:table-cell office:value-type="float" office:value="6.4015175141726596E-2" table:style-name="ce1">
            <text:p>0.064015175</text:p>
          </table:table-cell>
          <table:table-cell office:value-type="float" office:value="0.11897768108628599" table:style-name="ce1">
            <text:p>0.118977681</text:p>
          </table:table-cell>
          <table:table-cell table:style-name="ce1"/>
          <table:table-cell office:value-type="float" office:value="0.44576409967148201" table:style-name="ce1">
            <text:p>0.4457641</text:p>
          </table:table-cell>
          <table:table-cell office:value-type="float" office:value="0.308579241341012" table:style-name="ce1">
            <text:p>0.308579241</text:p>
          </table:table-cell>
          <table:table-cell office:value-type="float" office:value="0.12856006663206501" table:style-name="ce1">
            <text:p>0.128560067</text:p>
          </table:table-cell>
          <table:table-cell office:value-type="float" office:value="0.14618435917793601" table:style-name="ce1">
            <text:p>0.146184359</text:p>
          </table:table-cell>
          <table:table-cell table:number-columns-repeated="16365"/>
        </table:table-row>
        <table:table-row table:style-name="ro1">
          <table:table-cell office:value-type="float" office:value="2.79889825733673" table:style-name="ce1">
            <text:p>2.798898257</text:p>
          </table:table-cell>
          <table:table-cell office:value-type="float" office:value="3.3025625117906401" table:style-name="ce1">
            <text:p>3.302562512</text:p>
          </table:table-cell>
          <table:table-cell office:value-type="float" office:value="7.0431254381860802" table:style-name="ce1">
            <text:p>7.043125438</text:p>
          </table:table-cell>
          <table:table-cell office:value-type="float" office:value="3.0891473964443699" table:style-name="ce1">
            <text:p>3.089147396</text:p>
          </table:table-cell>
          <table:table-cell table:style-name="ce1"/>
          <table:table-cell office:value-type="float" office:value="8.5278637834052091" table:style-name="ce1">
            <text:p>8.527863783</text:p>
          </table:table-cell>
          <table:table-cell office:value-type="float" office:value="2.8989900417972598" table:style-name="ce1">
            <text:p>2.898990042</text:p>
          </table:table-cell>
          <table:table-cell office:value-type="float" office:value="13.7364917300113" table:style-name="ce1">
            <text:p>13.73649173</text:p>
          </table:table-cell>
          <table:table-cell office:value-type="float" office:value="7.90977198456424" table:style-name="ce1">
            <text:p>7.909771985</text:p>
          </table:table-cell>
          <table:table-cell table:style-name="ce1"/>
          <table:table-cell office:value-type="float" office:value="0.93609003732344498" table:style-name="ce1">
            <text:p>0.936090037</text:p>
          </table:table-cell>
          <table:table-cell office:value-type="float" office:value="0.24647344018315301" table:style-name="ce1">
            <text:p>0.24647344</text:p>
          </table:table-cell>
          <table:table-cell office:value-type="float" office:value="0.87968213467059697" table:style-name="ce1">
            <text:p>0.879682135</text:p>
          </table:table-cell>
          <table:table-cell office:value-type="float" office:value="0.194816770645764" table:style-name="ce1">
            <text:p>0.194816771</text:p>
          </table:table-cell>
          <table:table-cell table:style-name="ce1"/>
          <table:table-cell office:value-type="float" office:value="0.63706194635231395" table:style-name="ce1">
            <text:p>0.637061946</text:p>
          </table:table-cell>
          <table:table-cell office:value-type="float" office:value="0.24653273487915101" table:style-name="ce1">
            <text:p>0.246532735</text:p>
          </table:table-cell>
          <table:table-cell office:value-type="float" office:value="0.62213672493253502" table:style-name="ce1">
            <text:p>0.622136725</text:p>
          </table:table-cell>
          <table:table-cell office:value-type="float" office:value="0.71050779709893896" table:style-name="ce1">
            <text:p>0.710507797</text:p>
          </table:table-cell>
          <table:table-cell table:number-columns-repeated="16365"/>
        </table:table-row>
        <table:table-row table:style-name="ro1">
          <table:table-cell office:value-type="float" office:value="2.7391806517520401" table:style-name="ce1">
            <text:p>2.739180652</text:p>
          </table:table-cell>
          <table:table-cell office:value-type="float" office:value="3.2979908703093699" table:style-name="ce1">
            <text:p>3.29799087</text:p>
          </table:table-cell>
          <table:table-cell office:value-type="float" office:value="7.3262627546951604" table:style-name="ce1">
            <text:p>7.326262755</text:p>
          </table:table-cell>
          <table:table-cell office:value-type="float" office:value="3.2313162065156602" table:style-name="ce1">
            <text:p>3.231316207</text:p>
          </table:table-cell>
          <table:table-cell table:style-name="ce1"/>
          <table:table-cell office:value-type="float" office:value="8.7066562444954005" table:style-name="ce1">
            <text:p>8.706656244</text:p>
          </table:table-cell>
          <table:table-cell office:value-type="float" office:value="2.8526035435361501" table:style-name="ce1">
            <text:p>2.852603544</text:p>
          </table:table-cell>
          <table:table-cell office:value-type="float" office:value="13.943162607534701" table:style-name="ce1">
            <text:p>13.94316261</text:p>
          </table:table-cell>
          <table:table-cell office:value-type="float" office:value="8.1604607439158503" table:style-name="ce1">
            <text:p>8.160460744</text:p>
          </table:table-cell>
          <table:table-cell table:style-name="ce1"/>
          <table:table-cell office:value-type="float" office:value="0.65176967467875802" table:style-name="ce1">
            <text:p>0.651769675</text:p>
          </table:table-cell>
          <table:table-cell office:value-type="float" office:value="0.25108999167172802" table:style-name="ce1">
            <text:p>0.251089992</text:p>
          </table:table-cell>
          <table:table-cell office:value-type="float" office:value="1.1038934745840501" table:style-name="ce1">
            <text:p>1.103893475</text:p>
          </table:table-cell>
          <table:table-cell office:value-type="float" office:value="0.28499406609439998" table:style-name="ce1">
            <text:p>0.284994066</text:p>
          </table:table-cell>
          <table:table-cell table:style-name="ce1"/>
          <table:table-cell office:value-type="float" office:value="0.37940159852649602" table:style-name="ce1">
            <text:p>0.379401599</text:p>
          </table:table-cell>
          <table:table-cell office:value-type="float" office:value="0.25243318726311098" table:style-name="ce1">
            <text:p>0.252433187</text:p>
          </table:table-cell>
          <table:table-cell office:value-type="float" office:value="0.57885330563968496" table:style-name="ce1">
            <text:p>0.578853306</text:p>
          </table:table-cell>
          <table:table-cell office:value-type="float" office:value="0.636324298964696" table:style-name="ce1">
            <text:p>0.636324299</text:p>
          </table:table-cell>
          <table:table-cell table:number-columns-repeated="16365"/>
        </table:table-row>
        <table:table-row table:style-name="ro1">
          <table:table-cell office:value-type="float" office:value="2.80626270172329" table:style-name="ce1">
            <text:p>2.806262702</text:p>
          </table:table-cell>
          <table:table-cell office:value-type="float" office:value="3.8825207567868798" table:style-name="ce1">
            <text:p>3.882520757</text:p>
          </table:table-cell>
          <table:table-cell office:value-type="float" office:value="7.0350813942139903" table:style-name="ce1">
            <text:p>7.035081394</text:p>
          </table:table-cell>
          <table:table-cell office:value-type="float" office:value="3.4994835867202898" table:style-name="ce1">
            <text:p>3.499483587</text:p>
          </table:table-cell>
          <table:table-cell table:style-name="ce1"/>
          <table:table-cell office:value-type="float" office:value="8.9451566246477405" table:style-name="ce1">
            <text:p>8.945156625</text:p>
          </table:table-cell>
          <table:table-cell office:value-type="float" office:value="2.95321821600024" table:style-name="ce1">
            <text:p>2.953218216</text:p>
          </table:table-cell>
          <table:table-cell office:value-type="float" office:value="13.779346141884901" table:style-name="ce1">
            <text:p>13.77934614</text:p>
          </table:table-cell>
          <table:table-cell office:value-type="float" office:value="8.0024459813924693" table:style-name="ce1">
            <text:p>8.002445981</text:p>
          </table:table-cell>
          <table:table-cell table:style-name="ce1"/>
          <table:table-cell office:value-type="float" office:value="1.1360439231763599" table:style-name="ce1">
            <text:p>1.136043923</text:p>
          </table:table-cell>
          <table:table-cell office:value-type="float" office:value="0.558680679531258" table:style-name="ce1">
            <text:p>0.55868068</text:p>
          </table:table-cell>
          <table:table-cell office:value-type="float" office:value="0.92834871999917101" table:style-name="ce1">
            <text:p>0.92834872</text:p>
          </table:table-cell>
          <table:table-cell office:value-type="float" office:value="0.81477376822635605" table:style-name="ce1">
            <text:p>0.814773768</text:p>
          </table:table-cell>
          <table:table-cell table:style-name="ce1"/>
          <table:table-cell office:value-type="float" office:value="0.424166151359128" table:style-name="ce1">
            <text:p>0.424166151</text:p>
          </table:table-cell>
          <table:table-cell office:value-type="float" office:value="0.45258023807282" table:style-name="ce1">
            <text:p>0.452580238</text:p>
          </table:table-cell>
          <table:table-cell office:value-type="float" office:value="0.700218974921616" table:style-name="ce1">
            <text:p>0.700218975</text:p>
          </table:table-cell>
          <table:table-cell office:value-type="float" office:value="0.62770751630434496" table:style-name="ce1">
            <text:p>0.627707516</text:p>
          </table:table-cell>
          <table:table-cell table:number-columns-repeated="16365"/>
        </table:table-row>
        <table:table-row table:style-name="ro1">
          <table:table-cell office:value-type="float" office:value="3.1620355201836401" table:style-name="ce1">
            <text:p>3.16203552</text:p>
          </table:table-cell>
          <table:table-cell office:value-type="float" office:value="3.3718971977705801" table:style-name="ce1">
            <text:p>3.371897198</text:p>
          </table:table-cell>
          <table:table-cell office:value-type="float" office:value="7.3940262128696004" table:style-name="ce1">
            <text:p>7.394026213</text:p>
          </table:table-cell>
          <table:table-cell office:value-type="float" office:value="3.3543741859905598" table:style-name="ce1">
            <text:p>3.354374186</text:p>
          </table:table-cell>
          <table:table-cell table:style-name="ce1"/>
          <table:table-cell office:value-type="float" office:value="9.1425401117886693" table:style-name="ce1">
            <text:p>9.142540112</text:p>
          </table:table-cell>
          <table:table-cell office:value-type="float" office:value="3.2848212986866301" table:style-name="ce1">
            <text:p>3.284821299</text:p>
          </table:table-cell>
          <table:table-cell office:value-type="float" office:value="13.5581624460436" table:style-name="ce1">
            <text:p>13.55816245</text:p>
          </table:table-cell>
          <table:table-cell office:value-type="float" office:value="7.7277687604288001" table:style-name="ce1">
            <text:p>7.72776876</text:p>
          </table:table-cell>
          <table:table-cell table:style-name="ce1"/>
          <table:table-cell office:value-type="float" office:value="1.67539844042027" table:style-name="ce1">
            <text:p>1.67539844</text:p>
          </table:table-cell>
          <table:table-cell office:value-type="float" office:value="0.155624380365286" table:style-name="ce1">
            <text:p>0.15562438</text:p>
          </table:table-cell>
          <table:table-cell office:value-type="float" office:value="1.2267790172475399" table:style-name="ce1">
            <text:p>1.226779017</text:p>
          </table:table-cell>
          <table:table-cell office:value-type="float" office:value="0.379431840538001" table:style-name="ce1">
            <text:p>0.379431841</text:p>
          </table:table-cell>
          <table:table-cell table:style-name="ce1"/>
          <table:table-cell office:value-type="float" office:value="0.71361398519366404" table:style-name="ce1">
            <text:p>0.713613985</text:p>
          </table:table-cell>
          <table:table-cell office:value-type="float" office:value="0.80023410138088202" table:style-name="ce1">
            <text:p>0.800234101</text:p>
          </table:table-cell>
          <table:table-cell office:value-type="float" office:value="1.0535766643211" table:style-name="ce1">
            <text:p>1.053576664</text:p>
          </table:table-cell>
          <table:table-cell office:value-type="float" office:value="0.98100937531156895" table:style-name="ce1">
            <text:p>0.981009375</text:p>
          </table:table-cell>
          <table:table-cell table:number-columns-repeated="16365"/>
        </table:table-row>
        <table:table-row table:style-name="ro1">
          <table:table-cell office:value-type="float" office:value="2.8798344775797702" table:style-name="ce1">
            <text:p>2.879834478</text:p>
          </table:table-cell>
          <table:table-cell office:value-type="float" office:value="3.4067545917684598" table:style-name="ce1">
            <text:p>3.406754592</text:p>
          </table:table-cell>
          <table:table-cell office:value-type="float" office:value="6.8154747315625102" table:style-name="ce1">
            <text:p>6.815474732</text:p>
          </table:table-cell>
          <table:table-cell office:value-type="float" office:value="2.9781651751884701" table:style-name="ce1">
            <text:p>2.978165175</text:p>
          </table:table-cell>
          <table:table-cell table:style-name="ce1"/>
          <table:table-cell office:value-type="float" office:value="9.5686654883653599" table:style-name="ce1">
            <text:p>9.568665488</text:p>
          </table:table-cell>
          <table:table-cell office:value-type="float" office:value="3.2587959329732699" table:style-name="ce1">
            <text:p>3.258795933</text:p>
          </table:table-cell>
          <table:table-cell office:value-type="float" office:value="13.410197239049999" table:style-name="ce1">
            <text:p>13.41019724</text:p>
          </table:table-cell>
          <table:table-cell office:value-type="float" office:value="7.6626786785151504" table:style-name="ce1">
            <text:p>7.662678679</text:p>
          </table:table-cell>
          <table:table-cell table:style-name="ce1"/>
          <table:table-cell office:value-type="float" office:value="1.30093872274717" table:style-name="ce1">
            <text:p>1.300938723</text:p>
          </table:table-cell>
          <table:table-cell office:value-type="float" office:value="0.180351067258463" table:style-name="ce1">
            <text:p>0.180351067</text:p>
          </table:table-cell>
          <table:table-cell office:value-type="float" office:value="0.93359852570916102" table:style-name="ce1">
            <text:p>0.933598526</text:p>
          </table:table-cell>
          <table:table-cell office:value-type="float" office:value="0.24217469005430101" table:style-name="ce1">
            <text:p>0.24217469</text:p>
          </table:table-cell>
          <table:table-cell table:style-name="ce1"/>
          <table:table-cell office:value-type="float" office:value="1.2318077713517299" table:style-name="ce1">
            <text:p>1.231807771</text:p>
          </table:table-cell>
          <table:table-cell office:value-type="float" office:value="0.88893241911785403" table:style-name="ce1">
            <text:p>0.888932419</text:p>
          </table:table-cell>
          <table:table-cell office:value-type="float" office:value="0.87558338366583599" table:style-name="ce1">
            <text:p>0.875583384</text:p>
          </table:table-cell>
          <table:table-cell office:value-type="float" office:value="0.80528092790308303" table:style-name="ce1">
            <text:p>0.805280928</text:p>
          </table:table-cell>
          <table:table-cell table:number-columns-repeated="16365"/>
        </table:table-row>
        <table:table-row table:style-name="ro1">
          <table:table-cell office:value-type="float" office:value="3.0146556765960799" table:style-name="ce1">
            <text:p>3.014655677</text:p>
          </table:table-cell>
          <table:table-cell office:value-type="float" office:value="3.26476973603239" table:style-name="ce1">
            <text:p>3.264769736</text:p>
          </table:table-cell>
          <table:table-cell office:value-type="float" office:value="7.1420642104417897" table:style-name="ce1">
            <text:p>7.14206421</text:p>
          </table:table-cell>
          <table:table-cell office:value-type="float" office:value="3.3738712925144498" table:style-name="ce1">
            <text:p>3.373871293</text:p>
          </table:table-cell>
          <table:table-cell table:style-name="ce1"/>
          <table:table-cell office:value-type="float" office:value="9.1830493990613302" table:style-name="ce1">
            <text:p>9.183049399</text:p>
          </table:table-cell>
          <table:table-cell office:value-type="float" office:value="3.1245599261443" table:style-name="ce1">
            <text:p>3.124559926</text:p>
          </table:table-cell>
          <table:table-cell office:value-type="float" office:value="13.665958132607299" table:style-name="ce1">
            <text:p>13.66595813</text:p>
          </table:table-cell>
          <table:table-cell office:value-type="float" office:value="7.9015439165291497" table:style-name="ce1">
            <text:p>7.901543917</text:p>
          </table:table-cell>
          <table:table-cell table:style-name="ce1"/>
          <table:table-cell office:value-type="float" office:value="1.4787171645616699" table:style-name="ce1">
            <text:p>1.478717165</text:p>
          </table:table-cell>
          <table:table-cell office:value-type="float" office:value="0.214782124145315" table:style-name="ce1">
            <text:p>0.214782124</text:p>
          </table:table-cell>
          <table:table-cell office:value-type="float" office:value="1.4958266375959099" table:style-name="ce1">
            <text:p>1.495826638</text:p>
          </table:table-cell>
          <table:table-cell office:value-type="float" office:value="0.30459265900918298" table:style-name="ce1">
            <text:p>0.304592659</text:p>
          </table:table-cell>
          <table:table-cell table:style-name="ce1"/>
          <table:table-cell office:value-type="float" office:value="1.0553409401482501" table:style-name="ce1">
            <text:p>1.05534094</text:p>
          </table:table-cell>
          <table:table-cell office:value-type="float" office:value="0.68856534482026399" table:style-name="ce1">
            <text:p>0.688565345</text:p>
          </table:table-cell>
          <table:table-cell office:value-type="float" office:value="0.68191010330177404" table:style-name="ce1">
            <text:p>0.681910103</text:p>
          </table:table-cell>
          <table:table-cell office:value-type="float" office:value="0.64934379222759098" table:style-name="ce1">
            <text:p>0.649343792</text:p>
          </table:table-cell>
          <table:table-cell table:number-columns-repeated="16365"/>
        </table:table-row>
        <table:table-row table:style-name="ro1">
          <table:table-cell office:value-type="float" office:value="3.0429786085674699" table:style-name="ce1">
            <text:p>3.042978609</text:p>
          </table:table-cell>
          <table:table-cell office:value-type="float" office:value="3.2920047668180801" table:style-name="ce1">
            <text:p>3.292004767</text:p>
          </table:table-cell>
          <table:table-cell office:value-type="float" office:value="7.4301364011600102" table:style-name="ce1">
            <text:p>7.430136401</text:p>
          </table:table-cell>
          <table:table-cell office:value-type="float" office:value="3.58401730261639" table:style-name="ce1">
            <text:p>3.584017303</text:p>
          </table:table-cell>
          <table:table-cell table:style-name="ce1"/>
          <table:table-cell office:value-type="float" office:value="8.6905423537097093" table:style-name="ce1">
            <text:p>8.690542354</text:p>
          </table:table-cell>
          <table:table-cell office:value-type="float" office:value="3.0746858887138999" table:style-name="ce1">
            <text:p>3.074685889</text:p>
          </table:table-cell>
          <table:table-cell office:value-type="float" office:value="13.894057466604799" table:style-name="ce1">
            <text:p>13.89405747</text:p>
          </table:table-cell>
          <table:table-cell office:value-type="float" office:value="8.0610179095262797" table:style-name="ce1">
            <text:p>8.06101791</text:p>
          </table:table-cell>
          <table:table-cell table:style-name="ce1"/>
          <table:table-cell office:value-type="float" office:value="1.50483804095881" table:style-name="ce1">
            <text:p>1.504838041</text:p>
          </table:table-cell>
          <table:table-cell office:value-type="float" office:value="0.152458891484688" table:style-name="ce1">
            <text:p>0.152458891</text:p>
          </table:table-cell>
          <table:table-cell office:value-type="float" office:value="1.7265544300042901" table:style-name="ce1">
            <text:p>1.72655443</text:p>
          </table:table-cell>
          <table:table-cell office:value-type="float" office:value="0.52103611624747903" table:style-name="ce1">
            <text:p>0.521036116</text:p>
          </table:table-cell>
          <table:table-cell table:style-name="ce1"/>
          <table:table-cell office:value-type="float" office:value="0.62526881258729805" table:style-name="ce1">
            <text:p>0.625268813</text:p>
          </table:table-cell>
          <table:table-cell office:value-type="float" office:value="0.54303767958725602" table:style-name="ce1">
            <text:p>0.54303768</text:p>
          </table:table-cell>
          <table:table-cell office:value-type="float" office:value="0.79954857312677197" table:style-name="ce1">
            <text:p>0.799548573</text:p>
          </table:table-cell>
          <table:table-cell office:value-type="float" office:value="0.83136254165529699" table:style-name="ce1">
            <text:p>0.831362542</text:p>
          </table:table-cell>
          <table:table-cell table:number-columns-repeated="16365"/>
        </table:table-row>
        <table:table-row table:style-name="ro1">
          <table:table-cell office:value-type="float" office:value="2.9094308390254899" table:style-name="ce1">
            <text:p>2.909430839</text:p>
          </table:table-cell>
          <table:table-cell office:value-type="float" office:value="3.2200745382186202" table:style-name="ce1">
            <text:p>3.220074538</text:p>
          </table:table-cell>
          <table:table-cell office:value-type="float" office:value="7.3466796827660197" table:style-name="ce1">
            <text:p>7.346679683</text:p>
          </table:table-cell>
          <table:table-cell office:value-type="float" office:value="3.5355819617844602" table:style-name="ce1">
            <text:p>3.535581962</text:p>
          </table:table-cell>
          <table:table-cell table:style-name="ce1"/>
          <table:table-cell office:value-type="float" office:value="9.2417983627517302" table:style-name="ce1">
            <text:p>9.241798363</text:p>
          </table:table-cell>
          <table:table-cell office:value-type="float" office:value="2.9166169552625698" table:style-name="ce1">
            <text:p>2.916616955</text:p>
          </table:table-cell>
          <table:table-cell office:value-type="float" office:value="13.942878045095201" table:style-name="ce1">
            <text:p>13.94287805</text:p>
          </table:table-cell>
          <table:table-cell office:value-type="float" office:value="8.1871933840801798" table:style-name="ce1">
            <text:p>8.187193384</text:p>
          </table:table-cell>
          <table:table-cell table:style-name="ce1"/>
          <table:table-cell office:value-type="float" office:value="1.2673145854688801" table:style-name="ce1">
            <text:p>1.267314585</text:p>
          </table:table-cell>
          <table:table-cell office:value-type="float" office:value="0.11054903381655699" table:style-name="ce1">
            <text:p>0.110549034</text:p>
          </table:table-cell>
          <table:table-cell office:value-type="float" office:value="1.6508153110997399" table:style-name="ce1">
            <text:p>1.650815311</text:p>
          </table:table-cell>
          <table:table-cell office:value-type="float" office:value="0.45752896977028801" table:style-name="ce1">
            <text:p>0.45752897</text:p>
          </table:table-cell>
          <table:table-cell table:style-name="ce1"/>
          <table:table-cell office:value-type="float" office:value="1.21234686437293" table:style-name="ce1">
            <text:p>1.212346864</text:p>
          </table:table-cell>
          <table:table-cell office:value-type="float" office:value="0.73922123758498504" table:style-name="ce1">
            <text:p>0.739221238</text:p>
          </table:table-cell>
          <table:table-cell office:value-type="float" office:value="0.88130175386968501" table:style-name="ce1">
            <text:p>0.881301754</text:p>
          </table:table-cell>
          <table:table-cell office:value-type="float" office:value="0.87752773914305104" table:style-name="ce1">
            <text:p>0.877527739</text:p>
          </table:table-cell>
          <table:table-cell table:number-columns-repeated="16365"/>
        </table:table-row>
        <table:table-row table:style-name="ro1">
          <table:table-cell office:value-type="float" office:value="2.9725968505406" table:style-name="ce1">
            <text:p>2.972596851</text:p>
          </table:table-cell>
          <table:table-cell office:value-type="float" office:value="3.3847398986761301" table:style-name="ce1">
            <text:p>3.384739899</text:p>
          </table:table-cell>
          <table:table-cell office:value-type="float" office:value="7.4028392821054601" table:style-name="ce1">
            <text:p>7.402839282</text:p>
          </table:table-cell>
          <table:table-cell office:value-type="float" office:value="3.6889865939444499" table:style-name="ce1">
            <text:p>3.688986594</text:p>
          </table:table-cell>
          <table:table-cell table:style-name="ce1"/>
          <table:table-cell office:value-type="float" office:value="8.8993697283946993" table:style-name="ce1">
            <text:p>8.899369728</text:p>
          </table:table-cell>
          <table:table-cell office:value-type="float" office:value="2.7914422885971102" table:style-name="ce1">
            <text:p>2.791442289</text:p>
          </table:table-cell>
          <table:table-cell office:value-type="float" office:value="14.433943656258201" table:style-name="ce1">
            <text:p>14.43394366</text:p>
          </table:table-cell>
          <table:table-cell office:value-type="float" office:value="8.6430499047202698" table:style-name="ce1">
            <text:p>8.643049905</text:p>
          </table:table-cell>
          <table:table-cell table:style-name="ce1"/>
          <table:table-cell office:value-type="float" office:value="1.3797541431624001" table:style-name="ce1">
            <text:p>1.379754143</text:p>
          </table:table-cell>
          <table:table-cell office:value-type="float" office:value="0.21303529916849101" table:style-name="ce1">
            <text:p>0.213035299</text:p>
          </table:table-cell>
          <table:table-cell office:value-type="float" office:value="1.6897982851294899" table:style-name="ce1">
            <text:p>1.689798285</text:p>
          </table:table-cell>
          <table:table-cell office:value-type="float" office:value="0.513637564003674" table:style-name="ce1">
            <text:p>0.513637564</text:p>
          </table:table-cell>
          <table:table-cell table:style-name="ce1"/>
          <table:table-cell office:value-type="float" office:value="1.14395158745929" table:style-name="ce1">
            <text:p>1.143951587</text:p>
          </table:table-cell>
          <table:table-cell office:value-type="float" office:value="0.81455393330806003" table:style-name="ce1">
            <text:p>0.814553933</text:p>
          </table:table-cell>
          <table:table-cell office:value-type="float" office:value="1.0042562568986" table:style-name="ce1">
            <text:p>1.004256257</text:p>
          </table:table-cell>
          <table:table-cell office:value-type="float" office:value="1.0182090741552901" table:style-name="ce1">
            <text:p>1.018209074</text:p>
          </table:table-cell>
          <table:table-cell table:number-columns-repeated="16365"/>
        </table:table-row>
        <table:table-row table:style-name="ro1">
          <table:table-cell office:value-type="float" office:value="2.9379010064656601" table:style-name="ce1">
            <text:p>2.937901006</text:p>
          </table:table-cell>
          <table:table-cell office:value-type="float" office:value="3.4015595017509299" table:style-name="ce1">
            <text:p>3.401559502</text:p>
          </table:table-cell>
          <table:table-cell office:value-type="float" office:value="7.1255983110073" table:style-name="ce1">
            <text:p>7.125598311</text:p>
          </table:table-cell>
          <table:table-cell office:value-type="float" office:value="3.4499461678859098" table:style-name="ce1">
            <text:p>3.449946168</text:p>
          </table:table-cell>
          <table:table-cell table:style-name="ce1"/>
          <table:table-cell office:value-type="float" office:value="8.4295097965322601" table:style-name="ce1">
            <text:p>8.429509797</text:p>
          </table:table-cell>
          <table:table-cell office:value-type="float" office:value="2.81598319066766" table:style-name="ce1">
            <text:p>2.815983191</text:p>
          </table:table-cell>
          <table:table-cell office:value-type="float" office:value="14.0074964921322" table:style-name="ce1">
            <text:p>14.00749649</text:p>
          </table:table-cell>
          <table:table-cell office:value-type="float" office:value="8.1894301584639795" table:style-name="ce1">
            <text:p>8.189430158</text:p>
          </table:table-cell>
          <table:table-cell table:style-name="ce1"/>
          <table:table-cell office:value-type="float" office:value="1.3085127301976001" table:style-name="ce1">
            <text:p>1.30851273</text:p>
          </table:table-cell>
          <table:table-cell office:value-type="float" office:value="0.18887954278531799" table:style-name="ce1">
            <text:p>0.188879543</text:p>
          </table:table-cell>
          <table:table-cell office:value-type="float" office:value="1.44067075412068" table:style-name="ce1">
            <text:p>1.440670754</text:p>
          </table:table-cell>
          <table:table-cell office:value-type="float" office:value="0.274055068504652" table:style-name="ce1">
            <text:p>0.274055069</text:p>
          </table:table-cell>
          <table:table-cell table:style-name="ce1"/>
          <table:table-cell office:value-type="float" office:value="0.73726747296875395" table:style-name="ce1">
            <text:p>0.737267473</text:p>
          </table:table-cell>
          <table:table-cell office:value-type="float" office:value="0.76451598061175496" table:style-name="ce1">
            <text:p>0.764515981</text:p>
          </table:table-cell>
          <table:table-cell office:value-type="float" office:value="0.91114490176275398" table:style-name="ce1">
            <text:p>0.911144902</text:p>
          </table:table-cell>
          <table:table-cell office:value-type="float" office:value="0.88583525438237298" table:style-name="ce1">
            <text:p>0.885835254</text:p>
          </table:table-cell>
          <table:table-cell table:number-columns-repeated="16365"/>
        </table:table-row>
        <table:table-row table:style-name="ro1">
          <table:table-cell office:value-type="float" office:value="3.0618855891337899" table:style-name="ce1">
            <text:p>3.061885589</text:p>
          </table:table-cell>
          <table:table-cell office:value-type="float" office:value="3.3747844261920199" table:style-name="ce1">
            <text:p>3.374784426</text:p>
          </table:table-cell>
          <table:table-cell office:value-type="float" office:value="7.2276170454261299" table:style-name="ce1">
            <text:p>7.227617045</text:p>
          </table:table-cell>
          <table:table-cell office:value-type="float" office:value="3.53062608228079" table:style-name="ce1">
            <text:p>3.530626082</text:p>
          </table:table-cell>
          <table:table-cell table:style-name="ce1"/>
          <table:table-cell office:value-type="float" office:value="8.1453856818620096" table:style-name="ce1">
            <text:p>8.145385682</text:p>
          </table:table-cell>
          <table:table-cell office:value-type="float" office:value="3.0673469824597701" table:style-name="ce1">
            <text:p>3.067346982</text:p>
          </table:table-cell>
          <table:table-cell office:value-type="float" office:value="13.867365471669601" table:style-name="ce1">
            <text:p>13.86736547</text:p>
          </table:table-cell>
          <table:table-cell office:value-type="float" office:value="7.9571887737844698" table:style-name="ce1">
            <text:p>7.957188774</text:p>
          </table:table-cell>
          <table:table-cell table:style-name="ce1"/>
          <table:table-cell office:value-type="float" office:value="1.55721260910199" table:style-name="ce1">
            <text:p>1.557212609</text:p>
          </table:table-cell>
          <table:table-cell office:value-type="float" office:value="0.17559714716310601" table:style-name="ce1">
            <text:p>0.175597147</text:p>
          </table:table-cell>
          <table:table-cell office:value-type="float" office:value="1.5379679005026601" table:style-name="ce1">
            <text:p>1.537967901</text:p>
          </table:table-cell>
          <table:table-cell office:value-type="float" office:value="0.31270330705824501" table:style-name="ce1">
            <text:p>0.312703307</text:p>
          </table:table-cell>
          <table:table-cell table:style-name="ce1"/>
          <table:table-cell office:value-type="float" office:value="0.921724387094353" table:style-name="ce1">
            <text:p>0.921724387</text:p>
          </table:table-cell>
          <table:table-cell office:value-type="float" office:value="0.83095119269116902" table:style-name="ce1">
            <text:p>0.830951193</text:p>
          </table:table-cell>
          <table:table-cell office:value-type="float" office:value="0.77649836716709297" table:style-name="ce1">
            <text:p>0.776498367</text:p>
          </table:table-cell>
          <table:table-cell office:value-type="float" office:value="0.77246645506910305" table:style-name="ce1">
            <text:p>0.772466455</text:p>
          </table:table-cell>
          <table:table-cell table:number-columns-repeated="16365"/>
        </table:table-row>
        <table:table-row table:style-name="ro1">
          <table:table-cell office:value-type="float" office:value="3.33084271917757" table:style-name="ce1">
            <text:p>3.330842719</text:p>
          </table:table-cell>
          <table:table-cell office:value-type="float" office:value="3.39654083179258" table:style-name="ce1">
            <text:p>3.396540832</text:p>
          </table:table-cell>
          <table:table-cell office:value-type="float" office:value="7.2392703601985504" table:style-name="ce1">
            <text:p>7.23927036</text:p>
          </table:table-cell>
          <table:table-cell office:value-type="float" office:value="3.5043001294786702" table:style-name="ce1">
            <text:p>3.504300129</text:p>
          </table:table-cell>
          <table:table-cell table:style-name="ce1"/>
          <table:table-cell office:value-type="float" office:value="8.4002645364660893" table:style-name="ce1">
            <text:p>8.400264536</text:p>
          </table:table-cell>
          <table:table-cell office:value-type="float" office:value="3.1015294828485702" table:style-name="ce1">
            <text:p>3.101529483</text:p>
          </table:table-cell>
          <table:table-cell office:value-type="float" office:value="14.007959145047399" table:style-name="ce1">
            <text:p>14.00795915</text:p>
          </table:table-cell>
          <table:table-cell office:value-type="float" office:value="8.1354611061955904" table:style-name="ce1">
            <text:p>8.135461106</text:p>
          </table:table-cell>
          <table:table-cell table:style-name="ce1"/>
          <table:table-cell office:value-type="float" office:value="1.94918554572971" table:style-name="ce1">
            <text:p>1.949185546</text:p>
          </table:table-cell>
          <table:table-cell office:value-type="float" office:value="0.124266657114948" table:style-name="ce1">
            <text:p>0.124266657</text:p>
          </table:table-cell>
          <table:table-cell office:value-type="float" office:value="1.53760525270266" table:style-name="ce1">
            <text:p>1.537605253</text:p>
          </table:table-cell>
          <table:table-cell office:value-type="float" office:value="0.22818943095538499" table:style-name="ce1">
            <text:p>0.228189431</text:p>
          </table:table-cell>
          <table:table-cell table:style-name="ce1"/>
          <table:table-cell office:value-type="float" office:value="0.51841031002941595" table:style-name="ce1">
            <text:p>0.51841031</text:p>
          </table:table-cell>
          <table:table-cell office:value-type="float" office:value="0.54845331064992098" table:style-name="ce1">
            <text:p>0.548453311</text:p>
          </table:table-cell>
          <table:table-cell office:value-type="float" office:value="0.69651253170773197" table:style-name="ce1">
            <text:p>0.696512532</text:p>
          </table:table-cell>
          <table:table-cell office:value-type="float" office:value="0.69551962607186602" table:style-name="ce1">
            <text:p>0.695519626</text:p>
          </table:table-cell>
          <table:table-cell table:number-columns-repeated="16365"/>
        </table:table-row>
        <table:table-row table:style-name="ro1">
          <table:table-cell office:value-type="float" office:value="3.1815863372102902" table:style-name="ce1">
            <text:p>3.181586337</text:p>
          </table:table-cell>
          <table:table-cell office:value-type="float" office:value="3.3214987352735599" table:style-name="ce1">
            <text:p>3.321498735</text:p>
          </table:table-cell>
          <table:table-cell office:value-type="float" office:value="7.2501267875922499" table:style-name="ce1">
            <text:p>7.250126788</text:p>
          </table:table-cell>
          <table:table-cell office:value-type="float" office:value="3.79086146157392" table:style-name="ce1">
            <text:p>3.790861462</text:p>
          </table:table-cell>
          <table:table-cell table:style-name="ce1"/>
          <table:table-cell office:value-type="float" office:value="8.8697012805617597" table:style-name="ce1">
            <text:p>8.869701281</text:p>
          </table:table-cell>
          <table:table-cell office:value-type="float" office:value="3.2204017186056899" table:style-name="ce1">
            <text:p>3.220401719</text:p>
          </table:table-cell>
          <table:table-cell office:value-type="float" office:value="14.0361091803719" table:style-name="ce1">
            <text:p>14.03610918</text:p>
          </table:table-cell>
          <table:table-cell office:value-type="float" office:value="8.2172657706496803" table:style-name="ce1">
            <text:p>8.217265771</text:p>
          </table:table-cell>
          <table:table-cell table:style-name="ce1"/>
          <table:table-cell office:value-type="float" office:value="1.64285792958681" table:style-name="ce1">
            <text:p>1.64285793</text:p>
          </table:table-cell>
          <table:table-cell office:value-type="float" office:value="0.24632412425964401" table:style-name="ce1">
            <text:p>0.246324124</text:p>
          </table:table-cell>
          <table:table-cell office:value-type="float" office:value="1.7037694775162999" table:style-name="ce1">
            <text:p>1.703769478</text:p>
          </table:table-cell>
          <table:table-cell office:value-type="float" office:value="0.62842940993280805" table:style-name="ce1">
            <text:p>0.62842941</text:p>
          </table:table-cell>
          <table:table-cell table:style-name="ce1"/>
          <table:table-cell office:value-type="float" office:value="0.895334966913644" table:style-name="ce1">
            <text:p>0.895334967</text:p>
          </table:table-cell>
          <table:table-cell office:value-type="float" office:value="0.67341858759532403" table:style-name="ce1">
            <text:p>0.673418588</text:p>
          </table:table-cell>
          <table:table-cell office:value-type="float" office:value="0.97848761459020295" table:style-name="ce1">
            <text:p>0.978487615</text:p>
          </table:table-cell>
          <table:table-cell office:value-type="float" office:value="1.0006947053525399" table:style-name="ce1">
            <text:p>1.000694705</text:p>
          </table:table-cell>
          <table:table-cell table:number-columns-repeated="16365"/>
        </table:table-row>
        <table:table-row table:style-name="ro1">
          <table:table-cell office:value-type="float" office:value="3.2542063651200301" table:style-name="ce1">
            <text:p>3.254206365</text:p>
          </table:table-cell>
          <table:table-cell office:value-type="float" office:value="3.24303932105077" table:style-name="ce1">
            <text:p>3.243039321</text:p>
          </table:table-cell>
          <table:table-cell office:value-type="float" office:value="7.2722437507033604" table:style-name="ce1">
            <text:p>7.272243751</text:p>
          </table:table-cell>
          <table:table-cell office:value-type="float" office:value="3.7221591436589399" table:style-name="ce1">
            <text:p>3.722159144</text:p>
          </table:table-cell>
          <table:table-cell table:style-name="ce1"/>
          <table:table-cell office:value-type="float" office:value="7.8501128520877801" table:style-name="ce1">
            <text:p>7.850112852</text:p>
          </table:table-cell>
          <table:table-cell office:value-type="float" office:value="3.0386592278909599" table:style-name="ce1">
            <text:p>3.038659228</text:p>
          </table:table-cell>
          <table:table-cell office:value-type="float" office:value="13.8497106898803" table:style-name="ce1">
            <text:p>13.84971069</text:p>
          </table:table-cell>
          <table:table-cell office:value-type="float" office:value="7.8738311384306199" table:style-name="ce1">
            <text:p>7.873831138</text:p>
          </table:table-cell>
          <table:table-cell table:style-name="ce1"/>
          <table:table-cell office:value-type="float" office:value="1.74974012221525" table:style-name="ce1">
            <text:p>1.749740122</text:p>
          </table:table-cell>
          <table:table-cell office:value-type="float" office:value="0.31238150772230999" table:style-name="ce1">
            <text:p>0.312381508</text:p>
          </table:table-cell>
          <table:table-cell office:value-type="float" office:value="1.63783987940889" table:style-name="ce1">
            <text:p>1.637839879</text:p>
          </table:table-cell>
          <table:table-cell office:value-type="float" office:value="0.54642826251061904" table:style-name="ce1">
            <text:p>0.546428263</text:p>
          </table:table-cell>
          <table:table-cell table:style-name="ce1"/>
          <table:table-cell office:value-type="float" office:value="1.61436880803751" table:style-name="ce1">
            <text:p>1.614368808</text:p>
          </table:table-cell>
          <table:table-cell office:value-type="float" office:value="1.0568777907265601" table:style-name="ce1">
            <text:p>1.056877791</text:p>
          </table:table-cell>
          <table:table-cell office:value-type="float" office:value="1.73791406945662" table:style-name="ce1">
            <text:p>1.737914069</text:p>
          </table:table-cell>
          <table:table-cell office:value-type="float" office:value="1.7643258231622501" table:style-name="ce1">
            <text:p>1.764325823</text:p>
          </table:table-cell>
          <table:table-cell table:number-columns-repeated="16365"/>
        </table:table-row>
        <table:table-row table:style-name="ro1">
          <table:table-cell office:value-type="float" office:value="3.2019408026933101" table:style-name="ce1">
            <text:p>3.201940803</text:p>
          </table:table-cell>
          <table:table-cell office:value-type="float" office:value="3.3023284590430801" table:style-name="ce1">
            <text:p>3.302328459</text:p>
          </table:table-cell>
          <table:table-cell office:value-type="float" office:value="7.4241633682383501" table:style-name="ce1">
            <text:p>7.424163368</text:p>
          </table:table-cell>
          <table:table-cell office:value-type="float" office:value="3.8176517149575901" table:style-name="ce1">
            <text:p>3.817651715</text:p>
          </table:table-cell>
          <table:table-cell table:style-name="ce1"/>
          <table:table-cell office:value-type="float" office:value="7.7382598600072097" table:style-name="ce1">
            <text:p>7.73825986</text:p>
          </table:table-cell>
          <table:table-cell office:value-type="float" office:value="2.91939341929774" table:style-name="ce1">
            <text:p>2.919393419</text:p>
          </table:table-cell>
          <table:table-cell office:value-type="float" office:value="14.4939326642879" table:style-name="ce1">
            <text:p>14.49393266</text:p>
          </table:table-cell>
          <table:table-cell office:value-type="float" office:value="8.4340834224447807" table:style-name="ce1">
            <text:p>8.434083422</text:p>
          </table:table-cell>
          <table:table-cell table:style-name="ce1"/>
          <table:table-cell office:value-type="float" office:value="1.6633287646195101" table:style-name="ce1">
            <text:p>1.663328765</text:p>
          </table:table-cell>
          <table:table-cell office:value-type="float" office:value="0.26575761263796399" table:style-name="ce1">
            <text:p>0.265757613</text:p>
          </table:table-cell>
          <table:table-cell office:value-type="float" office:value="1.69085900768737" table:style-name="ce1">
            <text:p>1.690859008</text:p>
          </table:table-cell>
          <table:table-cell office:value-type="float" office:value="0.62358219877488696" table:style-name="ce1">
            <text:p>0.623582199</text:p>
          </table:table-cell>
          <table:table-cell table:style-name="ce1"/>
          <table:table-cell office:value-type="float" office:value="1.8232535158776799" table:style-name="ce1">
            <text:p>1.823253516</text:p>
          </table:table-cell>
          <table:table-cell office:value-type="float" office:value="1.34746096248642" table:style-name="ce1">
            <text:p>1.347460962</text:p>
          </table:table-cell>
          <table:table-cell office:value-type="float" office:value="1.8013177695254601" table:style-name="ce1">
            <text:p>1.80131777</text:p>
          </table:table-cell>
          <table:table-cell office:value-type="float" office:value="1.8897495705981699" table:style-name="ce1">
            <text:p>1.889749571</text:p>
          </table:table-cell>
          <table:table-cell table:number-columns-repeated="16365"/>
        </table:table-row>
        <table:table-row table:style-name="ro1">
          <table:table-cell office:value-type="float" office:value="3.36379302024719" table:style-name="ce1">
            <text:p>3.36379302</text:p>
          </table:table-cell>
          <table:table-cell office:value-type="float" office:value="3.3033009326523399" table:style-name="ce1">
            <text:p>3.303300933</text:p>
          </table:table-cell>
          <table:table-cell office:value-type="float" office:value="7.153571683439" table:style-name="ce1">
            <text:p>7.153571683</text:p>
          </table:table-cell>
          <table:table-cell office:value-type="float" office:value="3.39474982256298" table:style-name="ce1">
            <text:p>3.394749823</text:p>
          </table:table-cell>
          <table:table-cell table:style-name="ce1"/>
          <table:table-cell office:value-type="float" office:value="8.2213251290608707" table:style-name="ce1">
            <text:p>8.221325129</text:p>
          </table:table-cell>
          <table:table-cell office:value-type="float" office:value="2.7039128553524399" table:style-name="ce1">
            <text:p>2.703912855</text:p>
          </table:table-cell>
          <table:table-cell office:value-type="float" office:value="14.5255467602141" table:style-name="ce1">
            <text:p>14.52554676</text:p>
          </table:table-cell>
          <table:table-cell office:value-type="float" office:value="8.5041869290398502" table:style-name="ce1">
            <text:p>8.504186929</text:p>
          </table:table-cell>
          <table:table-cell table:style-name="ce1"/>
          <table:table-cell office:value-type="float" office:value="1.9373958991642299" table:style-name="ce1">
            <text:p>1.937395899</text:p>
          </table:table-cell>
          <table:table-cell office:value-type="float" office:value="0.260017390175031" table:style-name="ce1">
            <text:p>0.26001739</text:p>
          </table:table-cell>
          <table:table-cell office:value-type="float" office:value="1.3710927859434601" table:style-name="ce1">
            <text:p>1.371092786</text:p>
          </table:table-cell>
          <table:table-cell office:value-type="float" office:value="0.25694264170730702" table:style-name="ce1">
            <text:p>0.256942642</text:p>
          </table:table-cell>
          <table:table-cell table:style-name="ce1"/>
          <table:table-cell office:value-type="float" office:value="0.94152607604405703" table:style-name="ce1">
            <text:p>0.941526076</text:p>
          </table:table-cell>
          <table:table-cell office:value-type="float" office:value="1.1250327084248" table:style-name="ce1">
            <text:p>1.125032708</text:p>
          </table:table-cell>
          <table:table-cell office:value-type="float" office:value="1.5760676691683799" table:style-name="ce1">
            <text:p>1.576067669</text:p>
          </table:table-cell>
          <table:table-cell office:value-type="float" office:value="1.5325451940018" table:style-name="ce1">
            <text:p>1.532545194</text:p>
          </table:table-cell>
          <table:table-cell table:number-columns-repeated="16365"/>
        </table:table-row>
        <table:table-row table:style-name="ro1">
          <table:table-cell office:value-type="float" office:value="3.2755508605119901" table:style-name="ce1">
            <text:p>3.275550861</text:p>
          </table:table-cell>
          <table:table-cell office:value-type="float" office:value="3.1812849716290299" table:style-name="ce1">
            <text:p>3.181284972</text:p>
          </table:table-cell>
          <table:table-cell office:value-type="float" office:value="7.1320793978379102" table:style-name="ce1">
            <text:p>7.132079398</text:p>
          </table:table-cell>
          <table:table-cell office:value-type="float" office:value="3.2802506543818599" table:style-name="ce1">
            <text:p>3.280250654</text:p>
          </table:table-cell>
          <table:table-cell table:style-name="ce1"/>
          <table:table-cell office:value-type="float" office:value="9.0881486051396099" table:style-name="ce1">
            <text:p>9.088148605</text:p>
          </table:table-cell>
          <table:table-cell office:value-type="float" office:value="2.2928046560383399" table:style-name="ce1">
            <text:p>2.292804656</text:p>
          </table:table-cell>
          <table:table-cell office:value-type="float" office:value="15.0758172829242" table:style-name="ce1">
            <text:p>15.07581728</text:p>
          </table:table-cell>
          <table:table-cell office:value-type="float" office:value="9.0505198036160195" table:style-name="ce1">
            <text:p>9.050519804</text:p>
          </table:table-cell>
          <table:table-cell table:style-name="ce1"/>
          <table:table-cell office:value-type="float" office:value="1.7954293422051499" table:style-name="ce1">
            <text:p>1.795429342</text:p>
          </table:table-cell>
          <table:table-cell office:value-type="float" office:value="0.35040312834668502" table:style-name="ce1">
            <text:p>0.350403128</text:p>
          </table:table-cell>
          <table:table-cell office:value-type="float" office:value="1.3061998660115499" table:style-name="ce1">
            <text:p>1.306199866</text:p>
          </table:table-cell>
          <table:table-cell office:value-type="float" office:value="0.27752750800090198" table:style-name="ce1">
            <text:p>0.277527508</text:p>
          </table:table-cell>
          <table:table-cell table:style-name="ce1"/>
          <table:table-cell office:value-type="float" office:value="0.81358056838551895" table:style-name="ce1">
            <text:p>0.813580568</text:p>
          </table:table-cell>
          <table:table-cell office:value-type="float" office:value="0.93059865098282402" table:style-name="ce1">
            <text:p>0.930598651</text:p>
          </table:table-cell>
          <table:table-cell office:value-type="float" office:value="1.18198365199556" table:style-name="ce1">
            <text:p>1.181983652</text:p>
          </table:table-cell>
          <table:table-cell office:value-type="float" office:value="0.98594375163525705" table:style-name="ce1">
            <text:p>0.985943752</text:p>
          </table:table-cell>
          <table:table-cell table:number-columns-repeated="16365"/>
        </table:table-row>
        <table:table-row table:style-name="ro1">
          <table:table-cell office:value-type="float" office:value="3.3752308080718598" table:style-name="ce1">
            <text:p>3.375230808</text:p>
          </table:table-cell>
          <table:table-cell office:value-type="float" office:value="3.1371219155066301" table:style-name="ce1">
            <text:p>3.137121916</text:p>
          </table:table-cell>
          <table:table-cell office:value-type="float" office:value="7.3675044461676302" table:style-name="ce1">
            <text:p>7.367504446</text:p>
          </table:table-cell>
          <table:table-cell office:value-type="float" office:value="3.6296557555206101" table:style-name="ce1">
            <text:p>3.629655756</text:p>
          </table:table-cell>
          <table:table-cell table:style-name="ce1"/>
          <table:table-cell office:value-type="float" office:value="8.7702457607198703" table:style-name="ce1">
            <text:p>8.770245761</text:p>
          </table:table-cell>
          <table:table-cell office:value-type="float" office:value="2.1433167902569701" table:style-name="ce1">
            <text:p>2.14331679</text:p>
          </table:table-cell>
          <table:table-cell office:value-type="float" office:value="14.602993804653" table:style-name="ce1">
            <text:p>14.6029938</text:p>
          </table:table-cell>
          <table:table-cell office:value-type="float" office:value="8.5644803058260308" table:style-name="ce1">
            <text:p>8.564480306</text:p>
          </table:table-cell>
          <table:table-cell table:style-name="ce1"/>
          <table:table-cell office:value-type="float" office:value="1.9976745756406" table:style-name="ce1">
            <text:p>1.997674576</text:p>
          </table:table-cell>
          <table:table-cell office:value-type="float" office:value="0.30539139087786799" table:style-name="ce1">
            <text:p>0.305391391</text:p>
          </table:table-cell>
          <table:table-cell office:value-type="float" office:value="1.65181790236189" table:style-name="ce1">
            <text:p>1.651817902</text:p>
          </table:table-cell>
          <table:table-cell office:value-type="float" office:value="0.64338889522788101" table:style-name="ce1">
            <text:p>0.643388895</text:p>
          </table:table-cell>
          <table:table-cell table:style-name="ce1"/>
          <table:table-cell office:value-type="float" office:value="0.32881042866888699" table:style-name="ce1">
            <text:p>0.328810429</text:p>
          </table:table-cell>
          <table:table-cell office:value-type="float" office:value="0.89186040702520997" table:style-name="ce1">
            <text:p>0.891860407</text:p>
          </table:table-cell>
          <table:table-cell office:value-type="float" office:value="0.99952986144577005" table:style-name="ce1">
            <text:p>0.999529861</text:p>
          </table:table-cell>
          <table:table-cell office:value-type="float" office:value="0.80724726593110596" table:style-name="ce1">
            <text:p>0.807247266</text:p>
          </table:table-cell>
          <table:table-cell table:number-columns-repeated="16365"/>
        </table:table-row>
        <table:table-row table:style-name="ro1">
          <table:table-cell office:value-type="float" office:value="3.14932774329279" table:style-name="ce1">
            <text:p>3.149327743</text:p>
          </table:table-cell>
          <table:table-cell office:value-type="float" office:value="3.1553974125756099" table:style-name="ce1">
            <text:p>3.155397413</text:p>
          </table:table-cell>
          <table:table-cell office:value-type="float" office:value="7.4666009879257" table:style-name="ce1">
            <text:p>7.466600988</text:p>
          </table:table-cell>
          <table:table-cell office:value-type="float" office:value="3.60421070118724" table:style-name="ce1">
            <text:p>3.604210701</text:p>
          </table:table-cell>
          <table:table-cell table:style-name="ce1"/>
          <table:table-cell office:value-type="float" office:value="9.7255908271404596" table:style-name="ce1">
            <text:p>9.725590827</text:p>
          </table:table-cell>
          <table:table-cell office:value-type="float" office:value="2.2485551334556" table:style-name="ce1">
            <text:p>2.248555133</text:p>
          </table:table-cell>
          <table:table-cell office:value-type="float" office:value="14.895899148466301" table:style-name="ce1">
            <text:p>14.89589915</text:p>
          </table:table-cell>
          <table:table-cell office:value-type="float" office:value="8.7481839221406901" table:style-name="ce1">
            <text:p>8.748183922</text:p>
          </table:table-cell>
          <table:table-cell table:style-name="ce1"/>
          <table:table-cell office:value-type="float" office:value="1.5310559733538101" table:style-name="ce1">
            <text:p>1.531055973</text:p>
          </table:table-cell>
          <table:table-cell office:value-type="float" office:value="0.433682512678082" table:style-name="ce1">
            <text:p>0.433682513</text:p>
          </table:table-cell>
          <table:table-cell office:value-type="float" office:value="1.6240910909250901" table:style-name="ce1">
            <text:p>1.624091091</text:p>
          </table:table-cell>
          <table:table-cell office:value-type="float" office:value="0.70692999903633302" table:style-name="ce1">
            <text:p>0.706929999</text:p>
          </table:table-cell>
          <table:table-cell table:style-name="ce1"/>
          <table:table-cell office:value-type="float" office:value="1.3329618181110101" table:style-name="ce1">
            <text:p>1.332961818</text:p>
          </table:table-cell>
          <table:table-cell office:value-type="float" office:value="0.679002452280699" table:style-name="ce1">
            <text:p>0.679002452</text:p>
          </table:table-cell>
          <table:table-cell office:value-type="float" office:value="1.20415141161115" table:style-name="ce1">
            <text:p>1.204151412</text:p>
          </table:table-cell>
          <table:table-cell office:value-type="float" office:value="1.00145862504248" table:style-name="ce1">
            <text:p>1.001458625</text:p>
          </table:table-cell>
          <table:table-cell table:number-columns-repeated="16365"/>
        </table:table-row>
        <table:table-row table:style-name="ro1">
          <table:table-cell office:value-type="float" office:value="2.67725090891141" table:style-name="ce1">
            <text:p>2.677250909</text:p>
          </table:table-cell>
          <table:table-cell office:value-type="float" office:value="3.3052504776737002" table:style-name="ce1">
            <text:p>3.305250478</text:p>
          </table:table-cell>
          <table:table-cell office:value-type="float" office:value="7.03910270193398" table:style-name="ce1">
            <text:p>7.039102702</text:p>
          </table:table-cell>
          <table:table-cell office:value-type="float" office:value="3.3734594463713399" table:style-name="ce1">
            <text:p>3.373459446</text:p>
          </table:table-cell>
          <table:table-cell table:style-name="ce1"/>
          <table:table-cell office:value-type="float" office:value="10.4317022259642" table:style-name="ce1">
            <text:p>10.43170223</text:p>
          </table:table-cell>
          <table:table-cell office:value-type="float" office:value="2.4161416263348099" table:style-name="ce1">
            <text:p>2.416141626</text:p>
          </table:table-cell>
          <table:table-cell office:value-type="float" office:value="15.255772609573301" table:style-name="ce1">
            <text:p>15.25577261</text:p>
          </table:table-cell>
          <table:table-cell office:value-type="float" office:value="9.1116207329278005" table:style-name="ce1">
            <text:p>9.111620733</text:p>
          </table:table-cell>
          <table:table-cell table:style-name="ce1"/>
          <table:table-cell office:value-type="float" office:value="0.66522233054178503" table:style-name="ce1">
            <text:p>0.665222331</text:p>
          </table:table-cell>
          <table:table-cell office:value-type="float" office:value="0.25227336673817702" table:style-name="ce1">
            <text:p>0.252273367</text:p>
          </table:table-cell>
          <table:table-cell office:value-type="float" office:value="1.41192012236605" table:style-name="ce1">
            <text:p>1.411920122</text:p>
          </table:table-cell>
          <table:table-cell office:value-type="float" office:value="0.65444853864651797" table:style-name="ce1">
            <text:p>0.654448539</text:p>
          </table:table-cell>
          <table:table-cell table:style-name="ce1"/>
          <table:table-cell office:value-type="float" office:value="1.9552100636415299" table:style-name="ce1">
            <text:p>1.955210064</text:p>
          </table:table-cell>
          <table:table-cell office:value-type="float" office:value="0.420683018274359" table:style-name="ce1">
            <text:p>0.420683018</text:p>
          </table:table-cell>
          <table:table-cell office:value-type="float" office:value="0.58014709551421595" table:style-name="ce1">
            <text:p>0.580147096</text:p>
          </table:table-cell>
          <table:table-cell office:value-type="float" office:value="0.63104468428343596" table:style-name="ce1">
            <text:p>0.631044684</text:p>
          </table:table-cell>
          <table:table-cell table:number-columns-repeated="16365"/>
        </table:table-row>
        <table:table-row table:style-name="ro1">
          <table:table-cell office:value-type="float" office:value="2.7625279060860701" table:style-name="ce1">
            <text:p>2.762527906</text:p>
          </table:table-cell>
          <table:table-cell office:value-type="float" office:value="3.1778756122419498" table:style-name="ce1">
            <text:p>3.177875612</text:p>
          </table:table-cell>
          <table:table-cell office:value-type="float" office:value="7.6356763641636904" table:style-name="ce1">
            <text:p>7.635676364</text:p>
          </table:table-cell>
          <table:table-cell office:value-type="float" office:value="3.7503825043591701" table:style-name="ce1">
            <text:p>3.750382504</text:p>
          </table:table-cell>
          <table:table-cell table:style-name="ce1"/>
          <table:table-cell office:value-type="float" office:value="10.298665626812401" table:style-name="ce1">
            <text:p>10.29866563</text:p>
          </table:table-cell>
          <table:table-cell office:value-type="float" office:value="2.58226319437843" table:style-name="ce1">
            <text:p>2.582263194</text:p>
          </table:table-cell>
          <table:table-cell office:value-type="float" office:value="14.9100219213051" table:style-name="ce1">
            <text:p>14.91002192</text:p>
          </table:table-cell>
          <table:table-cell office:value-type="float" office:value="8.69177815423736" table:style-name="ce1">
            <text:p>8.691778154</text:p>
          </table:table-cell>
          <table:table-cell table:style-name="ce1"/>
          <table:table-cell office:value-type="float" office:value="0.81145955137370196" table:style-name="ce1">
            <text:p>0.811459551</text:p>
          </table:table-cell>
          <table:table-cell office:value-type="float" office:value="0.28169044557672501" table:style-name="ce1">
            <text:p>0.281690446</text:p>
          </table:table-cell>
          <table:table-cell office:value-type="float" office:value="1.8120485424310799" table:style-name="ce1">
            <text:p>1.812048542</text:p>
          </table:table-cell>
          <table:table-cell office:value-type="float" office:value="0.99414390597264601" table:style-name="ce1">
            <text:p>0.994143906</text:p>
          </table:table-cell>
          <table:table-cell table:style-name="ce1"/>
          <table:table-cell office:value-type="float" office:value="1.6807859107370899" table:style-name="ce1">
            <text:p>1.680785911</text:p>
          </table:table-cell>
          <table:table-cell office:value-type="float" office:value="0.52479726914746705" table:style-name="ce1">
            <text:p>0.524797269</text:p>
          </table:table-cell>
          <table:table-cell office:value-type="float" office:value="0.57375401990892505" table:style-name="ce1">
            <text:p>0.57375402</text:p>
          </table:table-cell>
          <table:table-cell office:value-type="float" office:value="0.47398612929575001" table:style-name="ce1">
            <text:p>0.473986129</text:p>
          </table:table-cell>
          <table:table-cell table:number-columns-repeated="16365"/>
        </table:table-row>
        <table:table-row table:style-name="ro1">
          <table:table-cell office:value-type="float" office:value="2.7136833776760998" table:style-name="ce1">
            <text:p>2.713683378</text:p>
          </table:table-cell>
          <table:table-cell office:value-type="float" office:value="3.3122168577771798" table:style-name="ce1">
            <text:p>3.312216858</text:p>
          </table:table-cell>
          <table:table-cell office:value-type="float" office:value="7.5157785110459603" table:style-name="ce1">
            <text:p>7.515778511</text:p>
          </table:table-cell>
          <table:table-cell office:value-type="float" office:value="3.6713872629885298" table:style-name="ce1">
            <text:p>3.671387263</text:p>
          </table:table-cell>
          <table:table-cell table:style-name="ce1"/>
          <table:table-cell office:value-type="float" office:value="9.8362763907722304" table:style-name="ce1">
            <text:p>9.836276391</text:p>
          </table:table-cell>
          <table:table-cell office:value-type="float" office:value="2.7198593843590002" table:style-name="ce1">
            <text:p>2.719859384</text:p>
          </table:table-cell>
          <table:table-cell office:value-type="float" office:value="15.036078716993501" table:style-name="ce1">
            <text:p>15.03607872</text:p>
          </table:table-cell>
          <table:table-cell office:value-type="float" office:value="8.7669579128118702" table:style-name="ce1">
            <text:p>8.766957913</text:p>
          </table:table-cell>
          <table:table-cell table:style-name="ce1"/>
          <table:table-cell office:value-type="float" office:value="0.72456344215461699" table:style-name="ce1">
            <text:p>0.724563442</text:p>
          </table:table-cell>
          <table:table-cell office:value-type="float" office:value="0.10959665282849" table:style-name="ce1">
            <text:p>0.109596653</text:p>
          </table:table-cell>
          <table:table-cell office:value-type="float" office:value="1.7360357173060801" table:style-name="ce1">
            <text:p>1.736035717</text:p>
          </table:table-cell>
          <table:table-cell office:value-type="float" office:value="0.857101351029811" table:style-name="ce1">
            <text:p>0.857101351</text:p>
          </table:table-cell>
          <table:table-cell table:style-name="ce1"/>
          <table:table-cell office:value-type="float" office:value="1.3124146040278299" table:style-name="ce1">
            <text:p>1.312414604</text:p>
          </table:table-cell>
          <table:table-cell office:value-type="float" office:value="0.56652404005919099" table:style-name="ce1">
            <text:p>0.56652404</text:p>
          </table:table-cell>
          <table:table-cell office:value-type="float" office:value="0.99337915405233101" table:style-name="ce1">
            <text:p>0.993379154</text:p>
          </table:table-cell>
          <table:table-cell office:value-type="float" office:value="0.81269575910749103" table:style-name="ce1">
            <text:p>0.812695759</text:p>
          </table:table-cell>
          <table:table-cell table:number-columns-repeated="16365"/>
        </table:table-row>
        <table:table-row table:style-name="ro1">
          <table:table-cell office:value-type="float" office:value="2.54468974872941" table:style-name="ce1">
            <text:p>2.544689749</text:p>
          </table:table-cell>
          <table:table-cell office:value-type="float" office:value="3.2385833850821699" table:style-name="ce1">
            <text:p>3.238583385</text:p>
          </table:table-cell>
          <table:table-cell office:value-type="float" office:value="7.7696381857434096" table:style-name="ce1">
            <text:p>7.769638186</text:p>
          </table:table-cell>
          <table:table-cell office:value-type="float" office:value="3.9566882000292098" table:style-name="ce1">
            <text:p>3.9566882</text:p>
          </table:table-cell>
          <table:table-cell table:style-name="ce1"/>
          <table:table-cell office:value-type="float" office:value="10.263822278253601" table:style-name="ce1">
            <text:p>10.26382228</text:p>
          </table:table-cell>
          <table:table-cell office:value-type="float" office:value="2.8330620333455601" table:style-name="ce1">
            <text:p>2.833062033</text:p>
          </table:table-cell>
          <table:table-cell office:value-type="float" office:value="14.5878893310481" table:style-name="ce1">
            <text:p>14.58788933</text:p>
          </table:table-cell>
          <table:table-cell office:value-type="float" office:value="8.3156535270974903" table:style-name="ce1">
            <text:p>8.315653527</text:p>
          </table:table-cell>
          <table:table-cell table:style-name="ce1"/>
          <table:table-cell office:value-type="float" office:value="0.210052329938442" table:style-name="ce1">
            <text:p>0.21005233</text:p>
          </table:table-cell>
          <table:table-cell office:value-type="float" office:value="9.3444344175011906E-2" table:style-name="ce1">
            <text:p>0.093444344</text:p>
          </table:table-cell>
          <table:table-cell office:value-type="float" office:value="1.9584751939943801" table:style-name="ce1">
            <text:p>1.958475194</text:p>
          </table:table-cell>
          <table:table-cell office:value-type="float" office:value="1.0479124855262301" table:style-name="ce1">
            <text:p>1.047912486</text:p>
          </table:table-cell>
          <table:table-cell table:style-name="ce1"/>
          <table:table-cell office:value-type="float" office:value="1.4942395982946699" table:style-name="ce1">
            <text:p>1.494239598</text:p>
          </table:table-cell>
          <table:table-cell office:value-type="float" office:value="0.54081762690083901" table:style-name="ce1">
            <text:p>0.540817627</text:p>
          </table:table-cell>
          <table:table-cell office:value-type="float" office:value="0.66006524510551301" table:style-name="ce1">
            <text:p>0.660065245</text:p>
          </table:table-cell>
          <table:table-cell office:value-type="float" office:value="0.57153112719825305" table:style-name="ce1">
            <text:p>0.571531127</text:p>
          </table:table-cell>
          <table:table-cell table:number-columns-repeated="16365"/>
        </table:table-row>
        <table:table-row table:style-name="ro1">
          <table:table-cell office:value-type="float" office:value="2.50084782599198" table:style-name="ce1">
            <text:p>2.500847826</text:p>
          </table:table-cell>
          <table:table-cell office:value-type="float" office:value="3.1263331379745898" table:style-name="ce1">
            <text:p>3.126333138</text:p>
          </table:table-cell>
          <table:table-cell office:value-type="float" office:value="7.0984905255923296" table:style-name="ce1">
            <text:p>7.098490526</text:p>
          </table:table-cell>
          <table:table-cell office:value-type="float" office:value="3.4916818827023302" table:style-name="ce1">
            <text:p>3.491681883</text:p>
          </table:table-cell>
          <table:table-cell table:style-name="ce1"/>
          <table:table-cell office:value-type="float" office:value="11.133310792630301" table:style-name="ce1">
            <text:p>11.13331079</text:p>
          </table:table-cell>
          <table:table-cell office:value-type="float" office:value="2.8945028602218001" table:style-name="ce1">
            <text:p>2.89450286</text:p>
          </table:table-cell>
          <table:table-cell office:value-type="float" office:value="15.096850923583" table:style-name="ce1">
            <text:p>15.09685092</text:p>
          </table:table-cell>
          <table:table-cell office:value-type="float" office:value="8.8294935875404708" table:style-name="ce1">
            <text:p>8.829493588</text:p>
          </table:table-cell>
          <table:table-cell table:style-name="ce1"/>
          <table:table-cell office:value-type="float" office:value="0.27852294334731598" table:style-name="ce1">
            <text:p>0.278522943</text:p>
          </table:table-cell>
          <table:table-cell office:value-type="float" office:value="0.11478780334452" table:style-name="ce1">
            <text:p>0.114787803</text:p>
          </table:table-cell>
          <table:table-cell office:value-type="float" office:value="1.4969167072966501" table:style-name="ce1">
            <text:p>1.496916707</text:p>
          </table:table-cell>
          <table:table-cell office:value-type="float" office:value="0.54903166152058502" table:style-name="ce1">
            <text:p>0.549031662</text:p>
          </table:table-cell>
          <table:table-cell table:style-name="ce1"/>
          <table:table-cell office:value-type="float" office:value="2.5620533745372001" table:style-name="ce1">
            <text:p>2.562053375</text:p>
          </table:table-cell>
          <table:table-cell office:value-type="float" office:value="0.77270749313367204" table:style-name="ce1">
            <text:p>0.772707493</text:p>
          </table:table-cell>
          <table:table-cell office:value-type="float" office:value="0.66350900502617605" table:style-name="ce1">
            <text:p>0.663509005</text:p>
          </table:table-cell>
          <table:table-cell office:value-type="float" office:value="0.61350283002821304" table:style-name="ce1">
            <text:p>0.61350283</text:p>
          </table:table-cell>
          <table:table-cell table:number-columns-repeated="16365"/>
        </table:table-row>
        <table:table-row table:style-name="ro1">
          <table:table-cell office:value-type="float" office:value="2.54806517326266" table:style-name="ce1">
            <text:p>2.548065173</text:p>
          </table:table-cell>
          <table:table-cell office:value-type="float" office:value="3.0941409101686501" table:style-name="ce1">
            <text:p>3.09414091</text:p>
          </table:table-cell>
          <table:table-cell office:value-type="float" office:value="7.4018047940329801" table:style-name="ce1">
            <text:p>7.401804794</text:p>
          </table:table-cell>
          <table:table-cell office:value-type="float" office:value="3.6716365351802902" table:style-name="ce1">
            <text:p>3.671636535</text:p>
          </table:table-cell>
          <table:table-cell table:style-name="ce1"/>
          <table:table-cell office:value-type="float" office:value="10.972165366065999" table:style-name="ce1">
            <text:p>10.97216537</text:p>
          </table:table-cell>
          <table:table-cell office:value-type="float" office:value="2.76339198696264" table:style-name="ce1">
            <text:p>2.763391987</text:p>
          </table:table-cell>
          <table:table-cell office:value-type="float" office:value="15.182961807714101" table:style-name="ce1">
            <text:p>15.18296181</text:p>
          </table:table-cell>
          <table:table-cell office:value-type="float" office:value="8.9016687094504299" table:style-name="ce1">
            <text:p>8.901668709</text:p>
          </table:table-cell>
          <table:table-cell table:style-name="ce1"/>
          <table:table-cell office:value-type="float" office:value="0.16692650325016301" table:style-name="ce1">
            <text:p>0.166926503</text:p>
          </table:table-cell>
          <table:table-cell office:value-type="float" office:value="0.22789883763257701" table:style-name="ce1">
            <text:p>0.227898838</text:p>
          </table:table-cell>
          <table:table-cell office:value-type="float" office:value="1.73834935926351" table:style-name="ce1">
            <text:p>1.738349359</text:p>
          </table:table-cell>
          <table:table-cell office:value-type="float" office:value="0.72393251152540194" table:style-name="ce1">
            <text:p>0.723932512</text:p>
          </table:table-cell>
          <table:table-cell table:style-name="ce1"/>
          <table:table-cell office:value-type="float" office:value="2.3490501190611699" table:style-name="ce1">
            <text:p>2.349050119</text:p>
          </table:table-cell>
          <table:table-cell office:value-type="float" office:value="0.79242990908934496" table:style-name="ce1">
            <text:p>0.792429909</text:p>
          </table:table-cell>
          <table:table-cell office:value-type="float" office:value="0.44692459402514101" table:style-name="ce1">
            <text:p>0.446924594</text:p>
          </table:table-cell>
          <table:table-cell office:value-type="float" office:value="0.63215640744861501" table:style-name="ce1">
            <text:p>0.632156407</text:p>
          </table:table-cell>
          <table:table-cell table:number-columns-repeated="16365"/>
        </table:table-row>
        <table:table-row table:style-name="ro1">
          <table:table-cell office:value-type="float" office:value="2.52285957894121" table:style-name="ce1">
            <text:p>2.522859579</text:p>
          </table:table-cell>
          <table:table-cell office:value-type="float" office:value="3.4210782364174301" table:style-name="ce1">
            <text:p>3.421078236</text:p>
          </table:table-cell>
          <table:table-cell office:value-type="float" office:value="7.8905017155981403" table:style-name="ce1">
            <text:p>7.890501716</text:p>
          </table:table-cell>
          <table:table-cell office:value-type="float" office:value="4.0775544543947104" table:style-name="ce1">
            <text:p>4.077554454</text:p>
          </table:table-cell>
          <table:table-cell table:style-name="ce1"/>
          <table:table-cell office:value-type="float" office:value="10.922737312312799" table:style-name="ce1">
            <text:p>10.92273731</text:p>
          </table:table-cell>
          <table:table-cell office:value-type="float" office:value="2.7656004113517398" table:style-name="ce1">
            <text:p>2.765600411</text:p>
          </table:table-cell>
          <table:table-cell office:value-type="float" office:value="14.9000595599304" table:style-name="ce1">
            <text:p>14.90005956</text:p>
          </table:table-cell>
          <table:table-cell office:value-type="float" office:value="8.5964072466434907" table:style-name="ce1">
            <text:p>8.596407247</text:p>
          </table:table-cell>
          <table:table-cell table:style-name="ce1"/>
          <table:table-cell office:value-type="float" office:value="0.57693407496041105" table:style-name="ce1">
            <text:p>0.576934075</text:p>
          </table:table-cell>
          <table:table-cell office:value-type="float" office:value="0.17537927929765201" table:style-name="ce1">
            <text:p>0.175379279</text:p>
          </table:table-cell>
          <table:table-cell office:value-type="float" office:value="2.1307629862065398" table:style-name="ce1">
            <text:p>2.130762986</text:p>
          </table:table-cell>
          <table:table-cell office:value-type="float" office:value="1.14272294264097" table:style-name="ce1">
            <text:p>1.142722943</text:p>
          </table:table-cell>
          <table:table-cell table:style-name="ce1"/>
          <table:table-cell office:value-type="float" office:value="2.4449097064191001" table:style-name="ce1">
            <text:p>2.444909706</text:p>
          </table:table-cell>
          <table:table-cell office:value-type="float" office:value="0.60935209485033004" table:style-name="ce1">
            <text:p>0.609352095</text:p>
          </table:table-cell>
          <table:table-cell office:value-type="float" office:value="0.97221649163422497" table:style-name="ce1">
            <text:p>0.972216492</text:p>
          </table:table-cell>
          <table:table-cell office:value-type="float" office:value="0.98171706880687803" table:style-name="ce1">
            <text:p>0.981717069</text:p>
          </table:table-cell>
          <table:table-cell table:number-columns-repeated="16365"/>
        </table:table-row>
        <table:table-row table:style-name="ro1">
          <table:table-cell office:value-type="float" office:value="2.5282416533858001" table:style-name="ce1">
            <text:p>2.528241653</text:p>
          </table:table-cell>
          <table:table-cell office:value-type="float" office:value="3.2304914950627799" table:style-name="ce1">
            <text:p>3.230491495</text:p>
          </table:table-cell>
          <table:table-cell office:value-type="float" office:value="7.5768721734707603" table:style-name="ce1">
            <text:p>7.576872173</text:p>
          </table:table-cell>
          <table:table-cell office:value-type="float" office:value="3.77749181226504" table:style-name="ce1">
            <text:p>3.777491812</text:p>
          </table:table-cell>
          <table:table-cell table:style-name="ce1"/>
          <table:table-cell office:value-type="float" office:value="10.850172287044099" table:style-name="ce1">
            <text:p>10.85017229</text:p>
          </table:table-cell>
          <table:table-cell office:value-type="float" office:value="2.8447932074827298" table:style-name="ce1">
            <text:p>2.844793207</text:p>
          </table:table-cell>
          <table:table-cell office:value-type="float" office:value="14.7692426039093" table:style-name="ce1">
            <text:p>14.7692426</text:p>
          </table:table-cell>
          <table:table-cell office:value-type="float" office:value="8.42964891289086" table:style-name="ce1">
            <text:p>8.429648913</text:p>
          </table:table-cell>
          <table:table-cell table:style-name="ce1"/>
          <table:table-cell office:value-type="float" office:value="0.18728369973944201" table:style-name="ce1">
            <text:p>0.1872837</text:p>
          </table:table-cell>
          <table:table-cell office:value-type="float" office:value="0.10351299783114599" table:style-name="ce1">
            <text:p>0.103512998</text:p>
          </table:table-cell>
          <table:table-cell office:value-type="float" office:value="1.79894651828378" table:style-name="ce1">
            <text:p>1.798946518</text:p>
          </table:table-cell>
          <table:table-cell office:value-type="float" office:value="0.85298676349801705" table:style-name="ce1">
            <text:p>0.852986763</text:p>
          </table:table-cell>
          <table:table-cell table:style-name="ce1"/>
          <table:table-cell office:value-type="float" office:value="2.4574072292007898" table:style-name="ce1">
            <text:p>2.457407229</text:p>
          </table:table-cell>
          <table:table-cell office:value-type="float" office:value="0.76482559647142101" table:style-name="ce1">
            <text:p>0.764825596</text:p>
          </table:table-cell>
          <table:table-cell office:value-type="float" office:value="0.83515551976003899" table:style-name="ce1">
            <text:p>0.83515552</text:p>
          </table:table-cell>
          <table:table-cell office:value-type="float" office:value="0.69118614850641302" table:style-name="ce1">
            <text:p>0.691186149</text:p>
          </table:table-cell>
          <table:table-cell table:number-columns-repeated="16365"/>
        </table:table-row>
        <table:table-row table:style-name="ro1">
          <table:table-cell office:value-type="float" office:value="2.55006563341776" table:style-name="ce1">
            <text:p>2.550065633</text:p>
          </table:table-cell>
          <table:table-cell office:value-type="float" office:value="3.1720757746397501" table:style-name="ce1">
            <text:p>3.172075775</text:p>
          </table:table-cell>
          <table:table-cell office:value-type="float" office:value="7.7567960093355" table:style-name="ce1">
            <text:p>7.756796009</text:p>
          </table:table-cell>
          <table:table-cell office:value-type="float" office:value="3.9855749652586101" table:style-name="ce1">
            <text:p>3.985574965</text:p>
          </table:table-cell>
          <table:table-cell table:style-name="ce1"/>
          <table:table-cell office:value-type="float" office:value="10.9798647775992" table:style-name="ce1">
            <text:p>10.97986478</text:p>
          </table:table-cell>
          <table:table-cell office:value-type="float" office:value="2.8353715757856399" table:style-name="ce1">
            <text:p>2.835371576</text:p>
          </table:table-cell>
          <table:table-cell office:value-type="float" office:value="15.4124213879553" table:style-name="ce1">
            <text:p>15.41242139</text:p>
          </table:table-cell>
          <table:table-cell office:value-type="float" office:value="9.0565427500355806" table:style-name="ce1">
            <text:p>9.05654275</text:p>
          </table:table-cell>
          <table:table-cell table:style-name="ce1"/>
          <table:table-cell office:value-type="float" office:value="0.596759425408391" table:style-name="ce1">
            <text:p>0.596759425</text:p>
          </table:table-cell>
          <table:table-cell office:value-type="float" office:value="0.142617263799101" table:style-name="ce1">
            <text:p>0.142617264</text:p>
          </table:table-cell>
          <table:table-cell office:value-type="float" office:value="2.0284607780035602" table:style-name="ce1">
            <text:p>2.028460778</text:p>
          </table:table-cell>
          <table:table-cell office:value-type="float" office:value="1.0545848288669799" table:style-name="ce1">
            <text:p>1.054584829</text:p>
          </table:table-cell>
          <table:table-cell table:style-name="ce1"/>
          <table:table-cell office:value-type="float" office:value="2.36137961764216" table:style-name="ce1">
            <text:p>2.361379618</text:p>
          </table:table-cell>
          <table:table-cell office:value-type="float" office:value="0.716149931653563" table:style-name="ce1">
            <text:p>0.716149932</text:p>
          </table:table-cell>
          <table:table-cell office:value-type="float" office:value="0.745291255036994" table:style-name="ce1">
            <text:p>0.745291255</text:p>
          </table:table-cell>
          <table:table-cell office:value-type="float" office:value="0.57718371035115701" table:style-name="ce1">
            <text:p>0.57718371</text:p>
          </table:table-cell>
          <table:table-cell table:number-columns-repeated="16365"/>
        </table:table-row>
        <table:table-row table:style-name="ro1">
          <table:table-cell office:value-type="float" office:value="2.7996145574279301" table:style-name="ce1">
            <text:p>2.799614557</text:p>
          </table:table-cell>
          <table:table-cell office:value-type="float" office:value="3.1424757566497399" table:style-name="ce1">
            <text:p>3.142475757</text:p>
          </table:table-cell>
          <table:table-cell office:value-type="float" office:value="7.4209396318407501" table:style-name="ce1">
            <text:p>7.420939632</text:p>
          </table:table-cell>
          <table:table-cell office:value-type="float" office:value="3.6158434217670399" table:style-name="ce1">
            <text:p>3.615843422</text:p>
          </table:table-cell>
          <table:table-cell table:style-name="ce1"/>
          <table:table-cell office:value-type="float" office:value="10.7774197914837" table:style-name="ce1">
            <text:p>10.77741979</text:p>
          </table:table-cell>
          <table:table-cell office:value-type="float" office:value="2.7956082717597899" table:style-name="ce1">
            <text:p>2.795608272</text:p>
          </table:table-cell>
          <table:table-cell office:value-type="float" office:value="14.371975788290801" table:style-name="ce1">
            <text:p>14.37197579</text:p>
          </table:table-cell>
          <table:table-cell office:value-type="float" office:value="7.9870246270344802" table:style-name="ce1">
            <text:p>7.987024627</text:p>
          </table:table-cell>
          <table:table-cell table:style-name="ce1"/>
          <table:table-cell office:value-type="float" office:value="1.4466466269546501" table:style-name="ce1">
            <text:p>1.446646627</text:p>
          </table:table-cell>
          <table:table-cell office:value-type="float" office:value="0.17611640361611899" table:style-name="ce1">
            <text:p>0.176116404</text:p>
          </table:table-cell>
          <table:table-cell office:value-type="float" office:value="1.63645220075662" table:style-name="ce1">
            <text:p>1.636452201</text:p>
          </table:table-cell>
          <table:table-cell office:value-type="float" office:value="0.68517834009080003" table:style-name="ce1">
            <text:p>0.68517834</text:p>
          </table:table-cell>
          <table:table-cell table:style-name="ce1"/>
          <table:table-cell office:value-type="float" office:value="2.4832622912718398" table:style-name="ce1">
            <text:p>2.483262291</text:p>
          </table:table-cell>
          <table:table-cell office:value-type="float" office:value="0.78411067822272795" table:style-name="ce1">
            <text:p>0.784110678</text:p>
          </table:table-cell>
          <table:table-cell office:value-type="float" office:value="0.76616042369484705" table:style-name="ce1">
            <text:p>0.766160424</text:p>
          </table:table-cell>
          <table:table-cell office:value-type="float" office:value="0.75640273259940705" table:style-name="ce1">
            <text:p>0.756402733</text:p>
          </table:table-cell>
          <table:table-cell table:number-columns-repeated="16365"/>
        </table:table-row>
        <table:table-row table:style-name="ro1">
          <table:table-cell office:value-type="float" office:value="2.9075242638417298" table:style-name="ce1">
            <text:p>2.907524264</text:p>
          </table:table-cell>
          <table:table-cell office:value-type="float" office:value="3.13577154506094" table:style-name="ce1">
            <text:p>3.135771545</text:p>
          </table:table-cell>
          <table:table-cell office:value-type="float" office:value="7.3582566738409696" table:style-name="ce1">
            <text:p>7.358256674</text:p>
          </table:table-cell>
          <table:table-cell office:value-type="float" office:value="3.5982099985708902" table:style-name="ce1">
            <text:p>3.598209999</text:p>
          </table:table-cell>
          <table:table-cell table:style-name="ce1"/>
          <table:table-cell office:value-type="float" office:value="10.365552084013601" table:style-name="ce1">
            <text:p>10.36555208</text:p>
          </table:table-cell>
          <table:table-cell office:value-type="float" office:value="3.1442283527481298" table:style-name="ce1">
            <text:p>3.144228353</text:p>
          </table:table-cell>
          <table:table-cell office:value-type="float" office:value="14.7365594634011" table:style-name="ce1">
            <text:p>14.73655946</text:p>
          </table:table-cell>
          <table:table-cell office:value-type="float" office:value="8.3482960076625599" table:style-name="ce1">
            <text:p>8.348296008</text:p>
          </table:table-cell>
          <table:table-cell table:style-name="ce1"/>
          <table:table-cell office:value-type="float" office:value="1.6822620930855801" table:style-name="ce1">
            <text:p>1.682262093</text:p>
          </table:table-cell>
          <table:table-cell office:value-type="float" office:value="0.174095578140917" table:style-name="ce1">
            <text:p>0.174095578</text:p>
          </table:table-cell>
          <table:table-cell office:value-type="float" office:value="1.6326676061135901" table:style-name="ce1">
            <text:p>1.632667606</text:p>
          </table:table-cell>
          <table:table-cell office:value-type="float" office:value="0.66543181238781501" table:style-name="ce1">
            <text:p>0.665431812</text:p>
          </table:table-cell>
          <table:table-cell table:style-name="ce1"/>
          <table:table-cell office:value-type="float" office:value="1.6712863453531199" table:style-name="ce1">
            <text:p>1.671286345</text:p>
          </table:table-cell>
          <table:table-cell office:value-type="float" office:value="0.92088077575281302" table:style-name="ce1">
            <text:p>0.920880776</text:p>
          </table:table-cell>
          <table:table-cell office:value-type="float" office:value="1.16500279017918" table:style-name="ce1">
            <text:p>1.16500279</text:p>
          </table:table-cell>
          <table:table-cell office:value-type="float" office:value="0.79170834900511899" table:style-name="ce1">
            <text:p>0.791708349</text:p>
          </table:table-cell>
          <table:table-cell table:number-columns-repeated="16365"/>
        </table:table-row>
        <table:table-row table:style-name="ro1">
          <table:table-cell office:value-type="float" office:value="2.9413625455028201" table:style-name="ce1">
            <text:p>2.941362546</text:p>
          </table:table-cell>
          <table:table-cell office:value-type="float" office:value="3.3595850759607901" table:style-name="ce1">
            <text:p>3.359585076</text:p>
          </table:table-cell>
          <table:table-cell office:value-type="float" office:value="7.7845138466184496" table:style-name="ce1">
            <text:p>7.784513847</text:p>
          </table:table-cell>
          <table:table-cell office:value-type="float" office:value="3.9798909892176502" table:style-name="ce1">
            <text:p>3.979890989</text:p>
          </table:table-cell>
          <table:table-cell table:style-name="ce1"/>
          <table:table-cell office:value-type="float" office:value="10.3801878421647" table:style-name="ce1">
            <text:p>10.38018784</text:p>
          </table:table-cell>
          <table:table-cell office:value-type="float" office:value="3.1144930022456601" table:style-name="ce1">
            <text:p>3.114493002</text:p>
          </table:table-cell>
          <table:table-cell office:value-type="float" office:value="15.029403461048201" table:style-name="ce1">
            <text:p>15.02940346</text:p>
          </table:table-cell>
          <table:table-cell office:value-type="float" office:value="8.6297431354595098" table:style-name="ce1">
            <text:p>8.629743135</text:p>
          </table:table-cell>
          <table:table-cell table:style-name="ce1"/>
          <table:table-cell office:value-type="float" office:value="1.68202703838195" table:style-name="ce1">
            <text:p>1.682027038</text:p>
          </table:table-cell>
          <table:table-cell office:value-type="float" office:value="0.20075019143237799" table:style-name="ce1">
            <text:p>0.200750191</text:p>
          </table:table-cell>
          <table:table-cell office:value-type="float" office:value="2.0569456214115198" table:style-name="ce1">
            <text:p>2.056945621</text:p>
          </table:table-cell>
          <table:table-cell office:value-type="float" office:value="1.05053846061789" table:style-name="ce1">
            <text:p>1.050538461</text:p>
          </table:table-cell>
          <table:table-cell table:style-name="ce1"/>
          <table:table-cell office:value-type="float" office:value="1.21378143634538" table:style-name="ce1">
            <text:p>1.213781436</text:p>
          </table:table-cell>
          <table:table-cell office:value-type="float" office:value="0.25677600404716699" table:style-name="ce1">
            <text:p>0.256776004</text:p>
          </table:table-cell>
          <table:table-cell office:value-type="float" office:value="0.58467841227515804" table:style-name="ce1">
            <text:p>0.584678412</text:p>
          </table:table-cell>
          <table:table-cell office:value-type="float" office:value="0.61732335042823305" table:style-name="ce1">
            <text:p>0.61732335</text:p>
          </table:table-cell>
          <table:table-cell table:number-columns-repeated="16365"/>
        </table:table-row>
        <table:table-row table:style-name="ro1">
          <table:table-cell office:value-type="float" office:value="3.0133758771263199" table:style-name="ce1">
            <text:p>3.013375877</text:p>
          </table:table-cell>
          <table:table-cell office:value-type="float" office:value="3.1912342548438501" table:style-name="ce1">
            <text:p>3.191234255</text:p>
          </table:table-cell>
          <table:table-cell office:value-type="float" office:value="7.58386157120023" table:style-name="ce1">
            <text:p>7.583861571</text:p>
          </table:table-cell>
          <table:table-cell office:value-type="float" office:value="3.8726723943178798" table:style-name="ce1">
            <text:p>3.872672394</text:p>
          </table:table-cell>
          <table:table-cell table:style-name="ce1"/>
          <table:table-cell office:value-type="float" office:value="10.3035713569799" table:style-name="ce1">
            <text:p>10.30357136</text:p>
          </table:table-cell>
          <table:table-cell office:value-type="float" office:value="3.11189486876928" table:style-name="ce1">
            <text:p>3.111894869</text:p>
          </table:table-cell>
          <table:table-cell office:value-type="float" office:value="15.105550969091" table:style-name="ce1">
            <text:p>15.10555097</text:p>
          </table:table-cell>
          <table:table-cell office:value-type="float" office:value="8.6694650769109902" table:style-name="ce1">
            <text:p>8.669465077</text:p>
          </table:table-cell>
          <table:table-cell table:style-name="ce1"/>
          <table:table-cell office:value-type="float" office:value="1.9279602993148399" table:style-name="ce1">
            <text:p>1.927960299</text:p>
          </table:table-cell>
          <table:table-cell office:value-type="float" office:value="0.18010375593470901" table:style-name="ce1">
            <text:p>0.180103756</text:p>
          </table:table-cell>
          <table:table-cell office:value-type="float" office:value="1.90373141120793" table:style-name="ce1">
            <text:p>1.903731411</text:p>
          </table:table-cell>
          <table:table-cell office:value-type="float" office:value="0.92906693862032796" table:style-name="ce1">
            <text:p>0.929066939</text:p>
          </table:table-cell>
          <table:table-cell table:style-name="ce1"/>
          <table:table-cell office:value-type="float" office:value="1.76198238657915" table:style-name="ce1">
            <text:p>1.761982387</text:p>
          </table:table-cell>
          <table:table-cell office:value-type="float" office:value="1.05414617414499" table:style-name="ce1">
            <text:p>1.054146174</text:p>
          </table:table-cell>
          <table:table-cell office:value-type="float" office:value="1.2060571781623199" table:style-name="ce1">
            <text:p>1.206057178</text:p>
          </table:table-cell>
          <table:table-cell office:value-type="float" office:value="1.1107546721078201" table:style-name="ce1">
            <text:p>1.110754672</text:p>
          </table:table-cell>
          <table:table-cell table:number-columns-repeated="16365"/>
        </table:table-row>
        <table:table-row table:style-name="ro1">
          <table:table-cell office:value-type="float" office:value="2.7725642690018599" table:style-name="ce1">
            <text:p>2.772564269</text:p>
          </table:table-cell>
          <table:table-cell office:value-type="float" office:value="3.1457198145004202" table:style-name="ce1">
            <text:p>3.145719815</text:p>
          </table:table-cell>
          <table:table-cell office:value-type="float" office:value="7.5519184169090599" table:style-name="ce1">
            <text:p>7.551918417</text:p>
          </table:table-cell>
          <table:table-cell office:value-type="float" office:value="3.7211400040632099" table:style-name="ce1">
            <text:p>3.721140004</text:p>
          </table:table-cell>
          <table:table-cell table:style-name="ce1"/>
          <table:table-cell office:value-type="float" office:value="11.189739303830599" table:style-name="ce1">
            <text:p>11.1897393</text:p>
          </table:table-cell>
          <table:table-cell office:value-type="float" office:value="3.1063659817756601" table:style-name="ce1">
            <text:p>3.106365982</text:p>
          </table:table-cell>
          <table:table-cell office:value-type="float" office:value="15.564789765509801" table:style-name="ce1">
            <text:p>15.56478977</text:p>
          </table:table-cell>
          <table:table-cell office:value-type="float" office:value="9.1170793441856901" table:style-name="ce1">
            <text:p>9.117079344</text:p>
          </table:table-cell>
          <table:table-cell table:style-name="ce1"/>
          <table:table-cell office:value-type="float" office:value="1.22417933858302" table:style-name="ce1">
            <text:p>1.224179339</text:p>
          </table:table-cell>
          <table:table-cell office:value-type="float" office:value="0.18910458826056101" table:style-name="ce1">
            <text:p>0.189104588</text:p>
          </table:table-cell>
          <table:table-cell office:value-type="float" office:value="1.78602568732272" table:style-name="ce1">
            <text:p>1.786025687</text:p>
          </table:table-cell>
          <table:table-cell office:value-type="float" office:value="0.76151252699940897" table:style-name="ce1">
            <text:p>0.761512527</text:p>
          </table:table-cell>
          <table:table-cell table:style-name="ce1"/>
          <table:table-cell office:value-type="float" office:value="3.0259453982824498" table:style-name="ce1">
            <text:p>3.025945398</text:p>
          </table:table-cell>
          <table:table-cell office:value-type="float" office:value="1.3243687103377599" table:style-name="ce1">
            <text:p>1.32436871</text:p>
          </table:table-cell>
          <table:table-cell office:value-type="float" office:value="1.10329480362729" table:style-name="ce1">
            <text:p>1.103294804</text:p>
          </table:table-cell>
          <table:table-cell office:value-type="float" office:value="0.891635849496764" table:style-name="ce1">
            <text:p>0.891635849</text:p>
          </table:table-cell>
          <table:table-cell table:number-columns-repeated="16365"/>
        </table:table-row>
        <table:table-row table:style-name="ro1">
          <table:table-cell office:value-type="float" office:value="2.7782580489965798" table:style-name="ce1">
            <text:p>2.778258049</text:p>
          </table:table-cell>
          <table:table-cell office:value-type="float" office:value="3.3064654097916399" table:style-name="ce1">
            <text:p>3.30646541</text:p>
          </table:table-cell>
          <table:table-cell office:value-type="float" office:value="7.4035854231027303" table:style-name="ce1">
            <text:p>7.403585423</text:p>
          </table:table-cell>
          <table:table-cell office:value-type="float" office:value="3.7630915819476001" table:style-name="ce1">
            <text:p>3.763091582</text:p>
          </table:table-cell>
          <table:table-cell table:style-name="ce1"/>
          <table:table-cell office:value-type="float" office:value="10.3937890024454" table:style-name="ce1">
            <text:p>10.393789</text:p>
          </table:table-cell>
          <table:table-cell office:value-type="float" office:value="2.9924951832266902" table:style-name="ce1">
            <text:p>2.992495183</text:p>
          </table:table-cell>
          <table:table-cell office:value-type="float" office:value="15.4900276277671" table:style-name="ce1">
            <text:p>15.49002763</text:p>
          </table:table-cell>
          <table:table-cell office:value-type="float" office:value="9.0203457275264203" table:style-name="ce1">
            <text:p>9.020345728</text:p>
          </table:table-cell>
          <table:table-cell table:style-name="ce1"/>
          <table:table-cell office:value-type="float" office:value="1.4398232488971501" table:style-name="ce1">
            <text:p>1.439823249</text:p>
          </table:table-cell>
          <table:table-cell office:value-type="float" office:value="0.25213778096085898" table:style-name="ce1">
            <text:p>0.252137781</text:p>
          </table:table-cell>
          <table:table-cell office:value-type="float" office:value="1.7777913697021801" table:style-name="ce1">
            <text:p>1.77779137</text:p>
          </table:table-cell>
          <table:table-cell office:value-type="float" office:value="0.80457848355440598" table:style-name="ce1">
            <text:p>0.804578484</text:p>
          </table:table-cell>
          <table:table-cell table:style-name="ce1"/>
          <table:table-cell office:value-type="float" office:value="1.96242205294954" table:style-name="ce1">
            <text:p>1.962422053</text:p>
          </table:table-cell>
          <table:table-cell office:value-type="float" office:value="0.93597409736992399" table:style-name="ce1">
            <text:p>0.935974097</text:p>
          </table:table-cell>
          <table:table-cell office:value-type="float" office:value="0.87039063479574696" table:style-name="ce1">
            <text:p>0.870390635</text:p>
          </table:table-cell>
          <table:table-cell office:value-type="float" office:value="0.64265913704787203" table:style-name="ce1">
            <text:p>0.642659137</text:p>
          </table:table-cell>
          <table:table-cell table:number-columns-repeated="16365"/>
        </table:table-row>
        <table:table-row table:style-name="ro1">
          <table:table-cell office:value-type="float" office:value="4.8962372854466301" table:style-name="ce1">
            <text:p>4.896237285</text:p>
          </table:table-cell>
          <table:table-cell office:value-type="float" office:value="3.1482672502403801" table:style-name="ce1">
            <text:p>3.14826725</text:p>
          </table:table-cell>
          <table:table-cell office:value-type="float" office:value="7.8312111980875896" table:style-name="ce1">
            <text:p>7.831211198</text:p>
          </table:table-cell>
          <table:table-cell office:value-type="float" office:value="3.9236254657840401" table:style-name="ce1">
            <text:p>3.923625466</text:p>
          </table:table-cell>
          <table:table-cell table:style-name="ce1"/>
          <table:table-cell office:value-type="float" office:value="11.905646004411601" table:style-name="ce1">
            <text:p>11.905646</text:p>
          </table:table-cell>
          <table:table-cell office:value-type="float" office:value="3.0708398209386498" table:style-name="ce1">
            <text:p>3.070839821</text:p>
          </table:table-cell>
          <table:table-cell office:value-type="float" office:value="15.1692084916127" table:style-name="ce1">
            <text:p>15.16920849</text:p>
          </table:table-cell>
          <table:table-cell office:value-type="float" office:value="8.6194576540776993" table:style-name="ce1">
            <text:p>8.619457654</text:p>
          </table:table-cell>
          <table:table-cell table:style-name="ce1"/>
          <table:table-cell office:value-type="float" office:value="4.4246020354145896" table:style-name="ce1">
            <text:p>4.424602035</text:p>
          </table:table-cell>
          <table:table-cell office:value-type="float" office:value="0.211012128089233" table:style-name="ce1">
            <text:p>0.211012128</text:p>
          </table:table-cell>
          <table:table-cell office:value-type="float" office:value="2.0500018181502102" table:style-name="ce1">
            <text:p>2.050001818</text:p>
          </table:table-cell>
          <table:table-cell office:value-type="float" office:value="1.01587222705952" table:style-name="ce1">
            <text:p>1.015872227</text:p>
          </table:table-cell>
          <table:table-cell table:style-name="ce1"/>
          <table:table-cell office:value-type="float" office:value="4.1410220561561601" table:style-name="ce1">
            <text:p>4.141022056</text:p>
          </table:table-cell>
          <table:table-cell office:value-type="float" office:value="1.2579035583123901" table:style-name="ce1">
            <text:p>1.257903558</text:p>
          </table:table-cell>
          <table:table-cell office:value-type="float" office:value="1.11609590533432" table:style-name="ce1">
            <text:p>1.116095905</text:p>
          </table:table-cell>
          <table:table-cell office:value-type="float" office:value="0.94552532759556795" table:style-name="ce1">
            <text:p>0.945525328</text:p>
          </table:table-cell>
          <table:table-cell table:number-columns-repeated="16365"/>
        </table:table-row>
        <table:table-row table:style-name="ro1">
          <table:table-cell office:value-type="float" office:value="4.3112997318777602" table:style-name="ce1">
            <text:p>4.311299732</text:p>
          </table:table-cell>
          <table:table-cell office:value-type="float" office:value="3.1604597178398901" table:style-name="ce1">
            <text:p>3.160459718</text:p>
          </table:table-cell>
          <table:table-cell office:value-type="float" office:value="6.9503450390857102" table:style-name="ce1">
            <text:p>6.950345039</text:p>
          </table:table-cell>
          <table:table-cell office:value-type="float" office:value="3.2809627733487701" table:style-name="ce1">
            <text:p>3.280962773</text:p>
          </table:table-cell>
          <table:table-cell table:style-name="ce1"/>
          <table:table-cell office:value-type="float" office:value="11.722955832076901" table:style-name="ce1">
            <text:p>11.72295583</text:p>
          </table:table-cell>
          <table:table-cell office:value-type="float" office:value="3.16411433175106" table:style-name="ce1">
            <text:p>3.164114332</text:p>
          </table:table-cell>
          <table:table-cell office:value-type="float" office:value="15.208160467478899" table:style-name="ce1">
            <text:p>15.20816047</text:p>
          </table:table-cell>
          <table:table-cell office:value-type="float" office:value="8.6631429879768191" table:style-name="ce1">
            <text:p>8.663142988</text:p>
          </table:table-cell>
          <table:table-cell table:style-name="ce1"/>
          <table:table-cell office:value-type="float" office:value="3.7291893523219" table:style-name="ce1">
            <text:p>3.729189352</text:p>
          </table:table-cell>
          <table:table-cell office:value-type="float" office:value="0.206140460393479" table:style-name="ce1">
            <text:p>0.20614046</text:p>
          </table:table-cell>
          <table:table-cell office:value-type="float" office:value="1.4240161095791699" table:style-name="ce1">
            <text:p>1.42401611</text:p>
          </table:table-cell>
          <table:table-cell office:value-type="float" office:value="0.29145682011086699" table:style-name="ce1">
            <text:p>0.29145682</text:p>
          </table:table-cell>
          <table:table-cell table:style-name="ce1"/>
          <table:table-cell office:value-type="float" office:value="3.8963483822113099" table:style-name="ce1">
            <text:p>3.896348382</text:p>
          </table:table-cell>
          <table:table-cell office:value-type="float" office:value="1.5023167184355199" table:style-name="ce1">
            <text:p>1.502316718</text:p>
          </table:table-cell>
          <table:table-cell office:value-type="float" office:value="1.14662934619405" table:style-name="ce1">
            <text:p>1.146629346</text:p>
          </table:table-cell>
          <table:table-cell office:value-type="float" office:value="0.89433184284360001" table:style-name="ce1">
            <text:p>0.894331843</text:p>
          </table:table-cell>
          <table:table-cell table:number-columns-repeated="16365"/>
        </table:table-row>
        <table:table-row table:style-name="ro1">
          <table:table-cell office:value-type="float" office:value="3.4600603818094" table:style-name="ce1">
            <text:p>3.460060382</text:p>
          </table:table-cell>
          <table:table-cell office:value-type="float" office:value="2.85985101855744" table:style-name="ce1">
            <text:p>2.859851019</text:p>
          </table:table-cell>
          <table:table-cell office:value-type="float" office:value="7.5058658208829803" table:style-name="ce1">
            <text:p>7.505865821</text:p>
          </table:table-cell>
          <table:table-cell office:value-type="float" office:value="3.71491084535324" table:style-name="ce1">
            <text:p>3.714910845</text:p>
          </table:table-cell>
          <table:table-cell table:style-name="ce1"/>
          <table:table-cell office:value-type="float" office:value="12.4738827600427" table:style-name="ce1">
            <text:p>12.47388276</text:p>
          </table:table-cell>
          <table:table-cell office:value-type="float" office:value="3.1768189932842299" table:style-name="ce1">
            <text:p>3.176818993</text:p>
          </table:table-cell>
          <table:table-cell office:value-type="float" office:value="15.4167096643408" table:style-name="ce1">
            <text:p>15.41670966</text:p>
          </table:table-cell>
          <table:table-cell office:value-type="float" office:value="8.8007638202992506" table:style-name="ce1">
            <text:p>8.80076382</text:p>
          </table:table-cell>
          <table:table-cell table:style-name="ce1"/>
          <table:table-cell office:value-type="float" office:value="2.6233890366765902" table:style-name="ce1">
            <text:p>2.623389037</text:p>
          </table:table-cell>
          <table:table-cell office:value-type="float" office:value="0.381050696286442" table:style-name="ce1">
            <text:p>0.381050696</text:p>
          </table:table-cell>
          <table:table-cell office:value-type="float" office:value="1.75082745468449" table:style-name="ce1">
            <text:p>1.750827455</text:p>
          </table:table-cell>
          <table:table-cell office:value-type="float" office:value="0.72551970281600897" table:style-name="ce1">
            <text:p>0.725519703</text:p>
          </table:table-cell>
          <table:table-cell table:style-name="ce1"/>
          <table:table-cell office:value-type="float" office:value="4.4261385224316996" table:style-name="ce1">
            <text:p>4.426138522</text:p>
          </table:table-cell>
          <table:table-cell office:value-type="float" office:value="1.32777239199446" table:style-name="ce1">
            <text:p>1.327772392</text:p>
          </table:table-cell>
          <table:table-cell office:value-type="float" office:value="0.91446426294695704" table:style-name="ce1">
            <text:p>0.914464263</text:p>
          </table:table-cell>
          <table:table-cell office:value-type="float" office:value="0.61683058218670195" table:style-name="ce1">
            <text:p>0.616830582</text:p>
          </table:table-cell>
          <table:table-cell table:number-columns-repeated="16365"/>
        </table:table-row>
        <table:table-row table:style-name="ro1">
          <table:table-cell office:value-type="float" office:value="2.8148878315091501" table:style-name="ce1">
            <text:p>2.814887832</text:p>
          </table:table-cell>
          <table:table-cell office:value-type="float" office:value="2.8052547680281101" table:style-name="ce1">
            <text:p>2.805254768</text:p>
          </table:table-cell>
          <table:table-cell office:value-type="float" office:value="7.6977366966503302" table:style-name="ce1">
            <text:p>7.697736697</text:p>
          </table:table-cell>
          <table:table-cell office:value-type="float" office:value="3.7921812427536001" table:style-name="ce1">
            <text:p>3.792181243</text:p>
          </table:table-cell>
          <table:table-cell table:style-name="ce1"/>
          <table:table-cell office:value-type="float" office:value="11.7656486836376" table:style-name="ce1">
            <text:p>11.76564868</text:p>
          </table:table-cell>
          <table:table-cell office:value-type="float" office:value="3.1601059610106401" table:style-name="ce1">
            <text:p>3.160105961</text:p>
          </table:table-cell>
          <table:table-cell office:value-type="float" office:value="15.269190619706899" table:style-name="ce1">
            <text:p>15.26919062</text:p>
          </table:table-cell>
          <table:table-cell office:value-type="float" office:value="8.5668487006458403" table:style-name="ce1">
            <text:p>8.566848701</text:p>
          </table:table-cell>
          <table:table-cell table:style-name="ce1"/>
          <table:table-cell office:value-type="float" office:value="0.97793544174049096" table:style-name="ce1">
            <text:p>0.977935442</text:p>
          </table:table-cell>
          <table:table-cell office:value-type="float" office:value="0.40319664872836097" table:style-name="ce1">
            <text:p>0.403196649</text:p>
          </table:table-cell>
          <table:table-cell office:value-type="float" office:value="1.8575240702128" table:style-name="ce1">
            <text:p>1.85752407</text:p>
          </table:table-cell>
          <table:table-cell office:value-type="float" office:value="0.81644929456555404" table:style-name="ce1">
            <text:p>0.816449295</text:p>
          </table:table-cell>
          <table:table-cell table:style-name="ce1"/>
          <table:table-cell office:value-type="float" office:value="3.32932115198824" table:style-name="ce1">
            <text:p>3.329321152</text:p>
          </table:table-cell>
          <table:table-cell office:value-type="float" office:value="0.961065996408906" table:style-name="ce1">
            <text:p>0.961065996</text:p>
          </table:table-cell>
          <table:table-cell office:value-type="float" office:value="0.92419119367201297" table:style-name="ce1">
            <text:p>0.924191194</text:p>
          </table:table-cell>
          <table:table-cell office:value-type="float" office:value="0.69001391470387397" table:style-name="ce1">
            <text:p>0.690013915</text:p>
          </table:table-cell>
          <table:table-cell table:number-columns-repeated="16365"/>
        </table:table-row>
        <table:table-row table:style-name="ro1">
          <table:table-cell office:value-type="float" office:value="2.7403779842984499" table:style-name="ce1">
            <text:p>2.740377984</text:p>
          </table:table-cell>
          <table:table-cell office:value-type="float" office:value="2.7661973625389198" table:style-name="ce1">
            <text:p>2.766197363</text:p>
          </table:table-cell>
          <table:table-cell office:value-type="float" office:value="7.5816907012249199" table:style-name="ce1">
            <text:p>7.581690701</text:p>
          </table:table-cell>
          <table:table-cell office:value-type="float" office:value="3.6856441838916401" table:style-name="ce1">
            <text:p>3.685644184</text:p>
          </table:table-cell>
          <table:table-cell table:style-name="ce1"/>
          <table:table-cell office:value-type="float" office:value="11.7699371889586" table:style-name="ce1">
            <text:p>11.76993719</text:p>
          </table:table-cell>
          <table:table-cell office:value-type="float" office:value="3.3127833502610202" table:style-name="ce1">
            <text:p>3.31278335</text:p>
          </table:table-cell>
          <table:table-cell office:value-type="float" office:value="15.0255404615506" table:style-name="ce1">
            <text:p>15.02554046</text:p>
          </table:table-cell>
          <table:table-cell office:value-type="float" office:value="8.3356452546829605" table:style-name="ce1">
            <text:p>8.335645255</text:p>
          </table:table-cell>
          <table:table-cell table:style-name="ce1"/>
          <table:table-cell office:value-type="float" office:value="0.72813638501184597" table:style-name="ce1">
            <text:p>0.728136385</text:p>
          </table:table-cell>
          <table:table-cell office:value-type="float" office:value="0.397323502604219" table:style-name="ce1">
            <text:p>0.397323503</text:p>
          </table:table-cell>
          <table:table-cell office:value-type="float" office:value="1.7435102626563601" table:style-name="ce1">
            <text:p>1.743510263</text:p>
          </table:table-cell>
          <table:table-cell office:value-type="float" office:value="0.69414560976281503" table:style-name="ce1">
            <text:p>0.69414561</text:p>
          </table:table-cell>
          <table:table-cell table:style-name="ce1"/>
          <table:table-cell office:value-type="float" office:value="3.14505287236363" table:style-name="ce1">
            <text:p>3.145052872</text:p>
          </table:table-cell>
          <table:table-cell office:value-type="float" office:value="0.985059056264595" table:style-name="ce1">
            <text:p>0.985059056</text:p>
          </table:table-cell>
          <table:table-cell office:value-type="float" office:value="1.1877390060464299" table:style-name="ce1">
            <text:p>1.187739006</text:p>
          </table:table-cell>
          <table:table-cell office:value-type="float" office:value="0.65274641725001903" table:style-name="ce1">
            <text:p>0.652746417</text:p>
          </table:table-cell>
          <table:table-cell table:number-columns-repeated="16365"/>
        </table:table-row>
        <table:table-row table:style-name="ro1">
          <table:table-cell office:value-type="float" office:value="3.3044278178066802" table:style-name="ce1">
            <text:p>3.304427818</text:p>
          </table:table-cell>
          <table:table-cell office:value-type="float" office:value="2.7068885216035299" table:style-name="ce1">
            <text:p>2.706888522</text:p>
          </table:table-cell>
          <table:table-cell office:value-type="float" office:value="7.5752766866566699" table:style-name="ce1">
            <text:p>7.575276687</text:p>
          </table:table-cell>
          <table:table-cell office:value-type="float" office:value="3.68351058267121" table:style-name="ce1">
            <text:p>3.683510583</text:p>
          </table:table-cell>
          <table:table-cell table:style-name="ce1"/>
          <table:table-cell office:value-type="float" office:value="12.2210761686755" table:style-name="ce1">
            <text:p>12.22107617</text:p>
          </table:table-cell>
          <table:table-cell office:value-type="float" office:value="3.3783981608487199" table:style-name="ce1">
            <text:p>3.378398161</text:p>
          </table:table-cell>
          <table:table-cell office:value-type="float" office:value="14.990357562002201" table:style-name="ce1">
            <text:p>14.99035756</text:p>
          </table:table-cell>
          <table:table-cell office:value-type="float" office:value="8.2264257974276092" table:style-name="ce1">
            <text:p>8.226425797</text:p>
          </table:table-cell>
          <table:table-cell table:style-name="ce1"/>
          <table:table-cell office:value-type="float" office:value="2.2146526846086498" table:style-name="ce1">
            <text:p>2.214652685</text:p>
          </table:table-cell>
          <table:table-cell office:value-type="float" office:value="0.43742332323170102" table:style-name="ce1">
            <text:p>0.437423323</text:p>
          </table:table-cell>
          <table:table-cell office:value-type="float" office:value="1.7702147353883899" table:style-name="ce1">
            <text:p>1.770214735</text:p>
          </table:table-cell>
          <table:table-cell office:value-type="float" office:value="0.70840338686320004" table:style-name="ce1">
            <text:p>0.708403387</text:p>
          </table:table-cell>
          <table:table-cell table:style-name="ce1"/>
          <table:table-cell office:value-type="float" office:value="3.74260990566906" table:style-name="ce1">
            <text:p>3.742609906</text:p>
          </table:table-cell>
          <table:table-cell office:value-type="float" office:value="1.21723148490097" table:style-name="ce1">
            <text:p>1.217231485</text:p>
          </table:table-cell>
          <table:table-cell office:value-type="float" office:value="1.3358366445523699" table:style-name="ce1">
            <text:p>1.335836645</text:p>
          </table:table-cell>
          <table:table-cell office:value-type="float" office:value="0.79786786393848896" table:style-name="ce1">
            <text:p>0.797867864</text:p>
          </table:table-cell>
          <table:table-cell table:number-columns-repeated="16365"/>
        </table:table-row>
        <table:table-row table:style-name="ro1">
          <table:table-cell office:value-type="float" office:value="2.8763357435515502" table:style-name="ce1">
            <text:p>2.876335744</text:p>
          </table:table-cell>
          <table:table-cell office:value-type="float" office:value="2.7915231604479498" table:style-name="ce1">
            <text:p>2.79152316</text:p>
          </table:table-cell>
          <table:table-cell office:value-type="float" office:value="7.8468500037033904" table:style-name="ce1">
            <text:p>7.846850004</text:p>
          </table:table-cell>
          <table:table-cell office:value-type="float" office:value="3.7066587646183402" table:style-name="ce1">
            <text:p>3.706658765</text:p>
          </table:table-cell>
          <table:table-cell table:style-name="ce1"/>
          <table:table-cell office:value-type="float" office:value="12.8163650958747" table:style-name="ce1">
            <text:p>12.8163651</text:p>
          </table:table-cell>
          <table:table-cell office:value-type="float" office:value="3.59555760560972" table:style-name="ce1">
            <text:p>3.595557606</text:p>
          </table:table-cell>
          <table:table-cell office:value-type="float" office:value="14.994891876391" table:style-name="ce1">
            <text:p>14.99489188</text:p>
          </table:table-cell>
          <table:table-cell office:value-type="float" office:value="8.1792814996689192" table:style-name="ce1">
            <text:p>8.1792815</text:p>
          </table:table-cell>
          <table:table-cell table:style-name="ce1"/>
          <table:table-cell office:value-type="float" office:value="0.43128420673564699" table:style-name="ce1">
            <text:p>0.431284207</text:p>
          </table:table-cell>
          <table:table-cell office:value-type="float" office:value="0.47749147640974499" table:style-name="ce1">
            <text:p>0.477491476</text:p>
          </table:table-cell>
          <table:table-cell office:value-type="float" office:value="1.8298147481462199" table:style-name="ce1">
            <text:p>1.829814748</text:p>
          </table:table-cell>
          <table:table-cell office:value-type="float" office:value="0.80564339571021704" table:style-name="ce1">
            <text:p>0.805643396</text:p>
          </table:table-cell>
          <table:table-cell table:style-name="ce1"/>
          <table:table-cell office:value-type="float" office:value="4.2209512392618196" table:style-name="ce1">
            <text:p>4.220951239</text:p>
          </table:table-cell>
          <table:table-cell office:value-type="float" office:value="1.14122500441644" table:style-name="ce1">
            <text:p>1.141225004</text:p>
          </table:table-cell>
          <table:table-cell office:value-type="float" office:value="1.4644370835035101" table:style-name="ce1">
            <text:p>1.464437084</text:p>
          </table:table-cell>
          <table:table-cell office:value-type="float" office:value="0.86972101763446696" table:style-name="ce1">
            <text:p>0.869721018</text:p>
          </table:table-cell>
          <table:table-cell table:number-columns-repeated="16365"/>
        </table:table-row>
        <table:table-row table:style-name="ro1">
          <table:table-cell office:value-type="float" office:value="2.83524214519869" table:style-name="ce1">
            <text:p>2.835242145</text:p>
          </table:table-cell>
          <table:table-cell office:value-type="float" office:value="2.7615697107661599" table:style-name="ce1">
            <text:p>2.761569711</text:p>
          </table:table-cell>
          <table:table-cell office:value-type="float" office:value="7.5268673197615996" table:style-name="ce1">
            <text:p>7.52686732</text:p>
          </table:table-cell>
          <table:table-cell office:value-type="float" office:value="3.5594091473435299" table:style-name="ce1">
            <text:p>3.559409147</text:p>
          </table:table-cell>
          <table:table-cell table:style-name="ce1"/>
          <table:table-cell office:value-type="float" office:value="12.9449230899359" table:style-name="ce1">
            <text:p>12.94492309</text:p>
          </table:table-cell>
          <table:table-cell office:value-type="float" office:value="3.7428005915417102" table:style-name="ce1">
            <text:p>3.742800592</text:p>
          </table:table-cell>
          <table:table-cell office:value-type="float" office:value="13.416804636641499" table:style-name="ce1">
            <text:p>13.41680464</text:p>
          </table:table-cell>
          <table:table-cell office:value-type="float" office:value="6.5024406562867902" table:style-name="ce1">
            <text:p>6.502440656</text:p>
          </table:table-cell>
          <table:table-cell table:style-name="ce1"/>
          <table:table-cell office:value-type="float" office:value="0.64238965131415904" table:style-name="ce1">
            <text:p>0.642389651</text:p>
          </table:table-cell>
          <table:table-cell office:value-type="float" office:value="0.40277301197959903" table:style-name="ce1">
            <text:p>0.402773012</text:p>
          </table:table-cell>
          <table:table-cell office:value-type="float" office:value="1.70770859165955" table:style-name="ce1">
            <text:p>1.707708592</text:p>
          </table:table-cell>
          <table:table-cell office:value-type="float" office:value="0.62160381267597298" table:style-name="ce1">
            <text:p>0.621603813</text:p>
          </table:table-cell>
          <table:table-cell table:style-name="ce1"/>
          <table:table-cell office:value-type="float" office:value="4.7068326205463897" table:style-name="ce1">
            <text:p>4.706832621</text:p>
          </table:table-cell>
          <table:table-cell office:value-type="float" office:value="1.1113814670159601" table:style-name="ce1">
            <text:p>1.111381467</text:p>
          </table:table-cell>
          <table:table-cell office:value-type="float" office:value="1.6963761199433101" table:style-name="ce1">
            <text:p>1.69637612</text:p>
          </table:table-cell>
          <table:table-cell office:value-type="float" office:value="1.05380401286904" table:style-name="ce1">
            <text:p>1.053804013</text:p>
          </table:table-cell>
          <table:table-cell table:number-columns-repeated="16365"/>
        </table:table-row>
        <table:table-row table:style-name="ro1">
          <table:table-cell office:value-type="float" office:value="3.5657486703482699" table:style-name="ce1">
            <text:p>3.56574867</text:p>
          </table:table-cell>
          <table:table-cell office:value-type="float" office:value="2.7380861906730201" table:style-name="ce1">
            <text:p>2.738086191</text:p>
          </table:table-cell>
          <table:table-cell office:value-type="float" office:value="7.32046020469111" table:style-name="ce1">
            <text:p>7.320460205</text:p>
          </table:table-cell>
          <table:table-cell office:value-type="float" office:value="3.34163972971717" table:style-name="ce1">
            <text:p>3.34163973</text:p>
          </table:table-cell>
          <table:table-cell table:style-name="ce1"/>
          <table:table-cell office:value-type="float" office:value="13.699718094269199" table:style-name="ce1">
            <text:p>13.69971809</text:p>
          </table:table-cell>
          <table:table-cell office:value-type="float" office:value="4.3471629541740704" table:style-name="ce1">
            <text:p>4.347162954</text:p>
          </table:table-cell>
          <table:table-cell office:value-type="float" office:value="15.177310969193501" table:style-name="ce1">
            <text:p>15.17731097</text:p>
          </table:table-cell>
          <table:table-cell office:value-type="float" office:value="8.2339149698182492" table:style-name="ce1">
            <text:p>8.23391497</text:p>
          </table:table-cell>
          <table:table-cell table:style-name="ce1"/>
          <table:table-cell office:value-type="float" office:value="3.5235179077424301" table:style-name="ce1">
            <text:p>3.523517908</text:p>
          </table:table-cell>
          <table:table-cell office:value-type="float" office:value="0.39993243380599097" table:style-name="ce1">
            <text:p>0.399932434</text:p>
          </table:table-cell>
          <table:table-cell office:value-type="float" office:value="1.1084255383900601" table:style-name="ce1">
            <text:p>1.108425538</text:p>
          </table:table-cell>
          <table:table-cell office:value-type="float" office:value="0.40564500920457403" table:style-name="ce1">
            <text:p>0.405645009</text:p>
          </table:table-cell>
          <table:table-cell table:style-name="ce1"/>
          <table:table-cell office:value-type="float" office:value="4.5133259533755901" table:style-name="ce1">
            <text:p>4.513325953</text:p>
          </table:table-cell>
          <table:table-cell office:value-type="float" office:value="1.0031731619439099" table:style-name="ce1">
            <text:p>1.003173162</text:p>
          </table:table-cell>
          <table:table-cell office:value-type="float" office:value="1.6271843850954599" table:style-name="ce1">
            <text:p>1.627184385</text:p>
          </table:table-cell>
          <table:table-cell office:value-type="float" office:value="0.97185343663615797" table:style-name="ce1">
            <text:p>0.971853437</text:p>
          </table:table-cell>
          <table:table-cell table:number-columns-repeated="16365"/>
        </table:table-row>
        <table:table-row table:style-name="ro1">
          <table:table-cell office:value-type="float" office:value="3.0368830643741802" table:style-name="ce1">
            <text:p>3.036883064</text:p>
          </table:table-cell>
          <table:table-cell office:value-type="float" office:value="2.7090973679635102" table:style-name="ce1">
            <text:p>2.709097368</text:p>
          </table:table-cell>
          <table:table-cell office:value-type="float" office:value="7.4059633513270597" table:style-name="ce1">
            <text:p>7.405963351</text:p>
          </table:table-cell>
          <table:table-cell office:value-type="float" office:value="3.4917027066879598" table:style-name="ce1">
            <text:p>3.491702707</text:p>
          </table:table-cell>
          <table:table-cell table:style-name="ce1"/>
          <table:table-cell office:value-type="float" office:value="15.3097403249495" table:style-name="ce1">
            <text:p>15.30974032</text:p>
          </table:table-cell>
          <table:table-cell office:value-type="float" office:value="4.1076161271059002" table:style-name="ce1">
            <text:p>4.107616127</text:p>
          </table:table-cell>
          <table:table-cell office:value-type="float" office:value="15.945217213855299" table:style-name="ce1">
            <text:p>15.94521721</text:p>
          </table:table-cell>
          <table:table-cell office:value-type="float" office:value="9.0092622680441501" table:style-name="ce1">
            <text:p>9.009262268</text:p>
          </table:table-cell>
          <table:table-cell table:style-name="ce1"/>
          <table:table-cell office:value-type="float" office:value="1.76433369961953" table:style-name="ce1">
            <text:p>1.7643337</text:p>
          </table:table-cell>
          <table:table-cell office:value-type="float" office:value="0.45206327552074399" table:style-name="ce1">
            <text:p>0.452063276</text:p>
          </table:table-cell>
          <table:table-cell office:value-type="float" office:value="1.6348964275995199" table:style-name="ce1">
            <text:p>1.634896428</text:p>
          </table:table-cell>
          <table:table-cell office:value-type="float" office:value="0.55580493981120205" table:style-name="ce1">
            <text:p>0.55580494</text:p>
          </table:table-cell>
          <table:table-cell table:style-name="ce1"/>
          <table:table-cell office:value-type="float" office:value="6.1551875534621896" table:style-name="ce1">
            <text:p>6.155187553</text:p>
          </table:table-cell>
          <table:table-cell office:value-type="float" office:value="0.89146657561757703" table:style-name="ce1">
            <text:p>0.891466576</text:p>
          </table:table-cell>
          <table:table-cell office:value-type="float" office:value="1.22638438248472" table:style-name="ce1">
            <text:p>1.226384382</text:p>
          </table:table-cell>
          <table:table-cell office:value-type="float" office:value="0.65277999151230004" table:style-name="ce1">
            <text:p>0.652779992</text:p>
          </table:table-cell>
          <table:table-cell table:number-columns-repeated="16365"/>
        </table:table-row>
        <table:table-row table:style-name="ro1">
          <table:table-cell office:value-type="float" office:value="3.1707722993105398" table:style-name="ce1">
            <text:p>3.170772299</text:p>
          </table:table-cell>
          <table:table-cell office:value-type="float" office:value="2.6938808600786399" table:style-name="ce1">
            <text:p>2.69388086</text:p>
          </table:table-cell>
          <table:table-cell office:value-type="float" office:value="7.4658631897180499" table:style-name="ce1">
            <text:p>7.46586319</text:p>
          </table:table-cell>
          <table:table-cell office:value-type="float" office:value="3.4617742745589402" table:style-name="ce1">
            <text:p>3.461774275</text:p>
          </table:table-cell>
          <table:table-cell table:style-name="ce1"/>
          <table:table-cell office:value-type="float" office:value="15.414916570151799" table:style-name="ce1">
            <text:p>15.41491657</text:p>
          </table:table-cell>
          <table:table-cell office:value-type="float" office:value="3.9274345354622802" table:style-name="ce1">
            <text:p>3.927434535</text:p>
          </table:table-cell>
          <table:table-cell office:value-type="float" office:value="15.819128431511499" table:style-name="ce1">
            <text:p>15.81912843</text:p>
          </table:table-cell>
          <table:table-cell office:value-type="float" office:value="8.9043498247194393" table:style-name="ce1">
            <text:p>8.904349825</text:p>
          </table:table-cell>
          <table:table-cell table:style-name="ce1"/>
          <table:table-cell office:value-type="float" office:value="1.9584975159429701" table:style-name="ce1">
            <text:p>1.958497516</text:p>
          </table:table-cell>
          <table:table-cell office:value-type="float" office:value="0.55239522454747902" table:style-name="ce1">
            <text:p>0.552395225</text:p>
          </table:table-cell>
          <table:table-cell office:value-type="float" office:value="1.6210056947723199" table:style-name="ce1">
            <text:p>1.621005695</text:p>
          </table:table-cell>
          <table:table-cell office:value-type="float" office:value="0.53064387775645705" table:style-name="ce1">
            <text:p>0.530643878</text:p>
          </table:table-cell>
          <table:table-cell table:style-name="ce1"/>
          <table:table-cell office:value-type="float" office:value="6.4023502374695802" table:style-name="ce1">
            <text:p>6.402350237</text:p>
          </table:table-cell>
          <table:table-cell office:value-type="float" office:value="1.28929164869432" table:style-name="ce1">
            <text:p>1.289291649</text:p>
          </table:table-cell>
          <table:table-cell office:value-type="float" office:value="1.94079894339795" table:style-name="ce1">
            <text:p>1.940798943</text:p>
          </table:table-cell>
          <table:table-cell office:value-type="float" office:value="1.66732519905353" table:style-name="ce1">
            <text:p>1.667325199</text:p>
          </table:table-cell>
          <table:table-cell table:number-columns-repeated="16365"/>
        </table:table-row>
        <table:table-row table:style-name="ro1">
          <table:table-cell office:value-type="float" office:value="5.3316173461555003" table:style-name="ce1">
            <text:p>5.331617346</text:p>
          </table:table-cell>
          <table:table-cell office:value-type="float" office:value="2.9470540749229301" table:style-name="ce1">
            <text:p>2.947054075</text:p>
          </table:table-cell>
          <table:table-cell office:value-type="float" office:value="6.0542942315456996" table:style-name="ce1">
            <text:p>6.054294232</text:p>
          </table:table-cell>
          <table:table-cell office:value-type="float" office:value="3.3889363246361399" table:style-name="ce1">
            <text:p>3.388936325</text:p>
          </table:table-cell>
          <table:table-cell table:style-name="ce1"/>
          <table:table-cell office:value-type="float" office:value="16.367862657401002" table:style-name="ce1">
            <text:p>16.36786266</text:p>
          </table:table-cell>
          <table:table-cell office:value-type="float" office:value="3.74607009015436" table:style-name="ce1">
            <text:p>3.74607009</text:p>
          </table:table-cell>
          <table:table-cell office:value-type="float" office:value="15.579403483148001" table:style-name="ce1">
            <text:p>15.57940348</text:p>
          </table:table-cell>
          <table:table-cell office:value-type="float" office:value="8.7231653839170598" table:style-name="ce1">
            <text:p>8.723165384</text:p>
          </table:table-cell>
          <table:table-cell table:style-name="ce1"/>
          <table:table-cell office:value-type="float" office:value="5.1803813828367904" table:style-name="ce1">
            <text:p>5.180381383</text:p>
          </table:table-cell>
          <table:table-cell office:value-type="float" office:value="0.19985748964563599" table:style-name="ce1">
            <text:p>0.19985749</text:p>
          </table:table-cell>
          <table:table-cell office:value-type="float" office:value="1.2749165658441399" table:style-name="ce1">
            <text:p>1.274916566</text:p>
          </table:table-cell>
          <table:table-cell office:value-type="float" office:value="1.0720600963154701" table:style-name="ce1">
            <text:p>1.072060096</text:p>
          </table:table-cell>
          <table:table-cell table:style-name="ce1"/>
          <table:table-cell office:value-type="float" office:value="8.2999924141925696" table:style-name="ce1">
            <text:p>8.299992414</text:p>
          </table:table-cell>
          <table:table-cell office:value-type="float" office:value="1.16369218676738" table:style-name="ce1">
            <text:p>1.163692187</text:p>
          </table:table-cell>
          <table:table-cell office:value-type="float" office:value="1.0031735420135499" table:style-name="ce1">
            <text:p>1.003173542</text:p>
          </table:table-cell>
          <table:table-cell office:value-type="float" office:value="0.48280817589830399" table:style-name="ce1">
            <text:p>0.482808176</text:p>
          </table:table-cell>
          <table:table-cell table:number-columns-repeated="16365"/>
        </table:table-row>
        <table:table-row table:style-name="ro1">
          <table:table-cell office:value-type="float" office:value="5.2308729627807597" table:style-name="ce1">
            <text:p>5.230872963</text:p>
          </table:table-cell>
          <table:table-cell office:value-type="float" office:value="2.8399264412741401" table:style-name="ce1">
            <text:p>2.839926441</text:p>
          </table:table-cell>
          <table:table-cell office:value-type="float" office:value="6.9190924051511997" table:style-name="ce1">
            <text:p>6.919092405</text:p>
          </table:table-cell>
          <table:table-cell office:value-type="float" office:value="3.20930981178677" table:style-name="ce1">
            <text:p>3.209309812</text:p>
          </table:table-cell>
          <table:table-cell table:style-name="ce1"/>
          <table:table-cell office:value-type="float" office:value="15.8507678176305" table:style-name="ce1">
            <text:p>15.85076782</text:p>
          </table:table-cell>
          <table:table-cell office:value-type="float" office:value="3.5065903230144202" table:style-name="ce1">
            <text:p>3.506590323</text:p>
          </table:table-cell>
          <table:table-cell office:value-type="float" office:value="16.192637846725301" table:style-name="ce1">
            <text:p>16.19263785</text:p>
          </table:table-cell>
          <table:table-cell office:value-type="float" office:value="9.33966085365984" table:style-name="ce1">
            <text:p>9.339660854</text:p>
          </table:table-cell>
          <table:table-cell table:style-name="ce1"/>
          <table:table-cell office:value-type="float" office:value="4.9150080346676397" table:style-name="ce1">
            <text:p>4.915008035</text:p>
          </table:table-cell>
          <table:table-cell office:value-type="float" office:value="0.26029104363349598" table:style-name="ce1">
            <text:p>0.260291044</text:p>
          </table:table-cell>
          <table:table-cell office:value-type="float" office:value="1.34275971497012" table:style-name="ce1">
            <text:p>1.342759715</text:p>
          </table:table-cell>
          <table:table-cell office:value-type="float" office:value="0.230197413683945" table:style-name="ce1">
            <text:p>0.230197414</text:p>
          </table:table-cell>
          <table:table-cell table:style-name="ce1"/>
          <table:table-cell office:value-type="float" office:value="7.7340163775794899" table:style-name="ce1">
            <text:p>7.734016378</text:p>
          </table:table-cell>
          <table:table-cell office:value-type="float" office:value="1.0089719372908601" table:style-name="ce1">
            <text:p>1.008971937</text:p>
          </table:table-cell>
          <table:table-cell office:value-type="float" office:value="1.34934500105458" table:style-name="ce1">
            <text:p>1.349345001</text:p>
          </table:table-cell>
          <table:table-cell office:value-type="float" office:value="0.58269338853478303" table:style-name="ce1">
            <text:p>0.582693389</text:p>
          </table:table-cell>
          <table:table-cell table:number-columns-repeated="16365"/>
        </table:table-row>
        <table:table-row table:style-name="ro1">
          <table:table-cell office:value-type="float" office:value="5.0854886220867099" table:style-name="ce1">
            <text:p>5.085488622</text:p>
          </table:table-cell>
          <table:table-cell office:value-type="float" office:value="2.8804870151822102" table:style-name="ce1">
            <text:p>2.880487015</text:p>
          </table:table-cell>
          <table:table-cell office:value-type="float" office:value="7.9623876127311002" table:style-name="ce1">
            <text:p>7.962387613</text:p>
          </table:table-cell>
          <table:table-cell office:value-type="float" office:value="3.93758831866786" table:style-name="ce1">
            <text:p>3.937588319</text:p>
          </table:table-cell>
          <table:table-cell table:style-name="ce1"/>
          <table:table-cell office:value-type="float" office:value="14.356032997823601" table:style-name="ce1">
            <text:p>14.356033</text:p>
          </table:table-cell>
          <table:table-cell office:value-type="float" office:value="3.51307798864344" table:style-name="ce1">
            <text:p>3.513077989</text:p>
          </table:table-cell>
          <table:table-cell office:value-type="float" office:value="15.601400684005601" table:style-name="ce1">
            <text:p>15.60140068</text:p>
          </table:table-cell>
          <table:table-cell office:value-type="float" office:value="8.7275893427770797" table:style-name="ce1">
            <text:p>8.727589343</text:p>
          </table:table-cell>
          <table:table-cell table:style-name="ce1"/>
          <table:table-cell office:value-type="float" office:value="4.6819844961242501" table:style-name="ce1">
            <text:p>4.681984496</text:p>
          </table:table-cell>
          <table:table-cell office:value-type="float" office:value="0.30181346814326698" table:style-name="ce1">
            <text:p>0.301813468</text:p>
          </table:table-cell>
          <table:table-cell office:value-type="float" office:value="1.7922667272030599" table:style-name="ce1">
            <text:p>1.792266727</text:p>
          </table:table-cell>
          <table:table-cell office:value-type="float" office:value="0.99223132372119405" table:style-name="ce1">
            <text:p>0.992231324</text:p>
          </table:table-cell>
          <table:table-cell table:style-name="ce1"/>
          <table:table-cell office:value-type="float" office:value="6.0475269813447001" table:style-name="ce1">
            <text:p>6.047526981</text:p>
          </table:table-cell>
          <table:table-cell office:value-type="float" office:value="0.71218278972474203" table:style-name="ce1">
            <text:p>0.71218279</text:p>
          </table:table-cell>
          <table:table-cell office:value-type="float" office:value="0.91708206042337304" table:style-name="ce1">
            <text:p>0.91708206</text:p>
          </table:table-cell>
          <table:table-cell office:value-type="float" office:value="0.37072643800556898" table:style-name="ce1">
            <text:p>0.370726438</text:p>
          </table:table-cell>
          <table:table-cell table:number-columns-repeated="16365"/>
        </table:table-row>
        <table:table-row table:style-name="ro1">
          <table:table-cell office:value-type="float" office:value="4.6456652470999202" table:style-name="ce1">
            <text:p>4.645665247</text:p>
          </table:table-cell>
          <table:table-cell office:value-type="float" office:value="3.0151390168773999" table:style-name="ce1">
            <text:p>3.015139017</text:p>
          </table:table-cell>
          <table:table-cell office:value-type="float" office:value="7.9813485997239804" table:style-name="ce1">
            <text:p>7.9813486</text:p>
          </table:table-cell>
          <table:table-cell office:value-type="float" office:value="3.7372345090144501" table:style-name="ce1">
            <text:p>3.737234509</text:p>
          </table:table-cell>
          <table:table-cell table:style-name="ce1"/>
          <table:table-cell office:value-type="float" office:value="14.597616057729599" table:style-name="ce1">
            <text:p>14.59761606</text:p>
          </table:table-cell>
          <table:table-cell office:value-type="float" office:value="3.90474626574844" table:style-name="ce1">
            <text:p>3.904746266</text:p>
          </table:table-cell>
          <table:table-cell office:value-type="float" office:value="15.219994573717599" table:style-name="ce1">
            <text:p>15.21999457</text:p>
          </table:table-cell>
          <table:table-cell office:value-type="float" office:value="8.1940935324554207" table:style-name="ce1">
            <text:p>8.194093532</text:p>
          </table:table-cell>
          <table:table-cell table:style-name="ce1"/>
          <table:table-cell office:value-type="float" office:value="4.0216027190038197" table:style-name="ce1">
            <text:p>4.021602719</text:p>
          </table:table-cell>
          <table:table-cell office:value-type="float" office:value="0.50105264691903695" table:style-name="ce1">
            <text:p>0.501052647</text:p>
          </table:table-cell>
          <table:table-cell office:value-type="float" office:value="1.62502461135476" table:style-name="ce1">
            <text:p>1.625024611</text:p>
          </table:table-cell>
          <table:table-cell office:value-type="float" office:value="0.78846123337127005" table:style-name="ce1">
            <text:p>0.788461233</text:p>
          </table:table-cell>
          <table:table-cell table:style-name="ce1"/>
          <table:table-cell office:value-type="float" office:value="6.0461449210999696" table:style-name="ce1">
            <text:p>6.046144921</text:p>
          </table:table-cell>
          <table:table-cell office:value-type="float" office:value="0.94891291316627902" table:style-name="ce1">
            <text:p>0.948912913</text:p>
          </table:table-cell>
          <table:table-cell office:value-type="float" office:value="1.11927518803195" table:style-name="ce1">
            <text:p>1.119275188</text:p>
          </table:table-cell>
          <table:table-cell office:value-type="float" office:value="0.42061540859451502" table:style-name="ce1">
            <text:p>0.420615409</text:p>
          </table:table-cell>
          <table:table-cell table:number-columns-repeated="16365"/>
        </table:table-row>
        <table:table-row table:style-name="ro1">
          <table:table-cell office:value-type="float" office:value="5.9598137439903898" table:style-name="ce1">
            <text:p>5.959813744</text:p>
          </table:table-cell>
          <table:table-cell office:value-type="float" office:value="2.9294394554672101" table:style-name="ce1">
            <text:p>2.929439455</text:p>
          </table:table-cell>
          <table:table-cell office:value-type="float" office:value="7.4153731498118001" table:style-name="ce1">
            <text:p>7.41537315</text:p>
          </table:table-cell>
          <table:table-cell office:value-type="float" office:value="3.5997160308025702" table:style-name="ce1">
            <text:p>3.599716031</text:p>
          </table:table-cell>
          <table:table-cell table:style-name="ce1"/>
          <table:table-cell office:value-type="float" office:value="15.038688105160899" table:style-name="ce1">
            <text:p>15.03868811</text:p>
          </table:table-cell>
          <table:table-cell office:value-type="float" office:value="3.71118692252892" table:style-name="ce1">
            <text:p>3.711186923</text:p>
          </table:table-cell>
          <table:table-cell office:value-type="float" office:value="15.2580094237443" table:style-name="ce1">
            <text:p>15.25800942</text:p>
          </table:table-cell>
          <table:table-cell office:value-type="float" office:value="8.1521882128764496" table:style-name="ce1">
            <text:p>8.152188213</text:p>
          </table:table-cell>
          <table:table-cell table:style-name="ce1"/>
          <table:table-cell office:value-type="float" office:value="2.1062003183371099" table:style-name="ce1">
            <text:p>2.106200318</text:p>
          </table:table-cell>
          <table:table-cell office:value-type="float" office:value="0.252453882419788" table:style-name="ce1">
            <text:p>0.252453882</text:p>
          </table:table-cell>
          <table:table-cell office:value-type="float" office:value="0.29460614144522801" table:style-name="ce1">
            <text:p>0.294606141</text:p>
          </table:table-cell>
          <table:table-cell office:value-type="float" office:value="0.261530072842803" table:style-name="ce1">
            <text:p>0.261530073</text:p>
          </table:table-cell>
          <table:table-cell table:style-name="ce1"/>
          <table:table-cell office:value-type="float" office:value="1.3389474160778501" table:style-name="ce1">
            <text:p>1.338947416</text:p>
          </table:table-cell>
          <table:table-cell office:value-type="float" office:value="0.26397794457919699" table:style-name="ce1">
            <text:p>0.263977945</text:p>
          </table:table-cell>
          <table:table-cell office:value-type="float" office:value="0.25772470003111903" table:style-name="ce1">
            <text:p>0.2577247</text:p>
          </table:table-cell>
          <table:table-cell office:value-type="float" office:value="0.318511470268109" table:style-name="ce1">
            <text:p>0.31851147</text:p>
          </table:table-cell>
          <table:table-cell table:number-columns-repeated="16365"/>
        </table:table-row>
        <table:table-row table:style-name="ro1">
          <table:table-cell office:value-type="float" office:value="3.3103170157627" table:style-name="ce1">
            <text:p>3.310317016</text:p>
          </table:table-cell>
          <table:table-cell office:value-type="float" office:value="2.8611362795043398" table:style-name="ce1">
            <text:p>2.86113628</text:p>
          </table:table-cell>
          <table:table-cell office:value-type="float" office:value="7.6314889533604298" table:style-name="ce1">
            <text:p>7.631488953</text:p>
          </table:table-cell>
          <table:table-cell office:value-type="float" office:value="3.7405984581223501" table:style-name="ce1">
            <text:p>3.740598458</text:p>
          </table:table-cell>
          <table:table-cell table:style-name="ce1"/>
          <table:table-cell office:value-type="float" office:value="13.8754277935123" table:style-name="ce1">
            <text:p>13.87542779</text:p>
          </table:table-cell>
          <table:table-cell office:value-type="float" office:value="3.62935775751329" table:style-name="ce1">
            <text:p>3.629357758</text:p>
          </table:table-cell>
          <table:table-cell office:value-type="float" office:value="15.178493034691" table:style-name="ce1">
            <text:p>15.17849303</text:p>
          </table:table-cell>
          <table:table-cell office:value-type="float" office:value="8.0514792342874699" table:style-name="ce1">
            <text:p>8.051479234</text:p>
          </table:table-cell>
          <table:table-cell table:style-name="ce1"/>
          <table:table-cell office:value-type="float" office:value="1.5121450449814899" table:style-name="ce1">
            <text:p>1.512145045</text:p>
          </table:table-cell>
          <table:table-cell office:value-type="float" office:value="0.25271334736162399" table:style-name="ce1">
            <text:p>0.252713347</text:p>
          </table:table-cell>
          <table:table-cell office:value-type="float" office:value="0.197444408026583" table:style-name="ce1">
            <text:p>0.197444408</text:p>
          </table:table-cell>
          <table:table-cell office:value-type="float" office:value="0.174329732906849" table:style-name="ce1">
            <text:p>0.174329733</text:p>
          </table:table-cell>
          <table:table-cell table:style-name="ce1"/>
          <table:table-cell office:value-type="float" office:value="0.46271629094588002" table:style-name="ce1">
            <text:p>0.462716291</text:p>
          </table:table-cell>
          <table:table-cell office:value-type="float" office:value="0.25835131854024901" table:style-name="ce1">
            <text:p>0.258351319</text:p>
          </table:table-cell>
          <table:table-cell office:value-type="float" office:value="0.438956964635146" table:style-name="ce1">
            <text:p>0.438956965</text:p>
          </table:table-cell>
          <table:table-cell office:value-type="float" office:value="0.51847187832741104" table:style-name="ce1">
            <text:p>0.518471878</text:p>
          </table:table-cell>
          <table:table-cell table:number-columns-repeated="16365"/>
        </table:table-row>
        <table:table-row table:style-name="ro1">
          <table:table-cell office:value-type="float" office:value="3.0421161413744802" table:style-name="ce1">
            <text:p>3.042116141</text:p>
          </table:table-cell>
          <table:table-cell office:value-type="float" office:value="2.8717647108499" table:style-name="ce1">
            <text:p>2.871764711</text:p>
          </table:table-cell>
          <table:table-cell office:value-type="float" office:value="7.1850441470153203" table:style-name="ce1">
            <text:p>7.185044147</text:p>
          </table:table-cell>
          <table:table-cell office:value-type="float" office:value="3.3922864684360401" table:style-name="ce1">
            <text:p>3.392286468</text:p>
          </table:table-cell>
          <table:table-cell table:style-name="ce1"/>
          <table:table-cell office:value-type="float" office:value="14.6573037630467" table:style-name="ce1">
            <text:p>14.65730376</text:p>
          </table:table-cell>
          <table:table-cell office:value-type="float" office:value="3.6384202522511999" table:style-name="ce1">
            <text:p>3.638420252</text:p>
          </table:table-cell>
          <table:table-cell office:value-type="float" office:value="14.948151364315599" table:style-name="ce1">
            <text:p>14.94815136</text:p>
          </table:table-cell>
          <table:table-cell office:value-type="float" office:value="7.8520541187933999" table:style-name="ce1">
            <text:p>7.852054119</text:p>
          </table:table-cell>
          <table:table-cell table:style-name="ce1"/>
          <table:table-cell office:value-type="float" office:value="1.79006635171247" table:style-name="ce1">
            <text:p>1.790066352</text:p>
          </table:table-cell>
          <table:table-cell office:value-type="float" office:value="0.26546500173716903" table:style-name="ce1">
            <text:p>0.265465002</text:p>
          </table:table-cell>
          <table:table-cell office:value-type="float" office:value="0.52957089406499502" table:style-name="ce1">
            <text:p>0.529570894</text:p>
          </table:table-cell>
          <table:table-cell office:value-type="float" office:value="0.48725136229084198" table:style-name="ce1">
            <text:p>0.487251362</text:p>
          </table:table-cell>
          <table:table-cell table:style-name="ce1"/>
          <table:table-cell office:value-type="float" office:value="1.3995198385376399" table:style-name="ce1">
            <text:p>1.399519839</text:p>
          </table:table-cell>
          <table:table-cell office:value-type="float" office:value="0.36831135687870997" table:style-name="ce1">
            <text:p>0.368311357</text:p>
          </table:table-cell>
          <table:table-cell office:value-type="float" office:value="0.55555042844861402" table:style-name="ce1">
            <text:p>0.555550428</text:p>
          </table:table-cell>
          <table:table-cell office:value-type="float" office:value="0.50685764311929904" table:style-name="ce1">
            <text:p>0.506857643</text:p>
          </table:table-cell>
          <table:table-cell table:number-columns-repeated="16365"/>
        </table:table-row>
        <table:table-row table:style-name="ro1">
          <table:table-cell office:value-type="float" office:value="3.1995086526582601" table:style-name="ce1">
            <text:p>3.199508653</text:p>
          </table:table-cell>
          <table:table-cell office:value-type="float" office:value="2.7068091448246401" table:style-name="ce1">
            <text:p>2.706809145</text:p>
          </table:table-cell>
          <table:table-cell office:value-type="float" office:value="7.5429511942373901" table:style-name="ce1">
            <text:p>7.542951194</text:p>
          </table:table-cell>
          <table:table-cell office:value-type="float" office:value="3.6556773110820502" table:style-name="ce1">
            <text:p>3.655677311</text:p>
          </table:table-cell>
          <table:table-cell table:style-name="ce1"/>
          <table:table-cell office:value-type="float" office:value="14.770162368006099" table:style-name="ce1">
            <text:p>14.77016237</text:p>
          </table:table-cell>
          <table:table-cell office:value-type="float" office:value="3.5250401533718199" table:style-name="ce1">
            <text:p>3.525040153</text:p>
          </table:table-cell>
          <table:table-cell office:value-type="float" office:value="15.2779462029114" table:style-name="ce1">
            <text:p>15.2779462</text:p>
          </table:table-cell>
          <table:table-cell office:value-type="float" office:value="8.1982430342930108" table:style-name="ce1">
            <text:p>8.198243034</text:p>
          </table:table-cell>
          <table:table-cell table:style-name="ce1"/>
          <table:table-cell office:value-type="float" office:value="2.2178212889787501" table:style-name="ce1">
            <text:p>2.217821289</text:p>
          </table:table-cell>
          <table:table-cell office:value-type="float" office:value="0.43201474827657099" table:style-name="ce1">
            <text:p>0.432014748</text:p>
          </table:table-cell>
          <table:table-cell office:value-type="float" office:value="0.188939955759548" table:style-name="ce1">
            <text:p>0.188939956</text:p>
          </table:table-cell>
          <table:table-cell office:value-type="float" office:value="0.19635342233978401" table:style-name="ce1">
            <text:p>0.196353422</text:p>
          </table:table-cell>
          <table:table-cell table:style-name="ce1"/>
          <table:table-cell office:value-type="float" office:value="1.3679745062253601" table:style-name="ce1">
            <text:p>1.367974506</text:p>
          </table:table-cell>
          <table:table-cell office:value-type="float" office:value="0.46021199914690902" table:style-name="ce1">
            <text:p>0.460211999</text:p>
          </table:table-cell>
          <table:table-cell office:value-type="float" office:value="0.59851500682077796" table:style-name="ce1">
            <text:p>0.598515007</text:p>
          </table:table-cell>
          <table:table-cell office:value-type="float" office:value="0.51825744689777997" table:style-name="ce1">
            <text:p>0.518257447</text:p>
          </table:table-cell>
          <table:table-cell table:number-columns-repeated="16365"/>
        </table:table-row>
        <table:table-row table:style-name="ro1">
          <table:table-cell office:value-type="float" office:value="4.5936688047126699" table:style-name="ce1">
            <text:p>4.593668805</text:p>
          </table:table-cell>
          <table:table-cell office:value-type="float" office:value="2.7537802432932601" table:style-name="ce1">
            <text:p>2.753780243</text:p>
          </table:table-cell>
          <table:table-cell office:value-type="float" office:value="7.9350720847191001" table:style-name="ce1">
            <text:p>7.935072085</text:p>
          </table:table-cell>
          <table:table-cell office:value-type="float" office:value="3.7708145147902501" table:style-name="ce1">
            <text:p>3.770814515</text:p>
          </table:table-cell>
          <table:table-cell table:style-name="ce1"/>
          <table:table-cell office:value-type="float" office:value="15.110636209535301" table:style-name="ce1">
            <text:p>15.11063621</text:p>
          </table:table-cell>
          <table:table-cell office:value-type="float" office:value="3.5445437444910799" table:style-name="ce1">
            <text:p>3.544543744</text:p>
          </table:table-cell>
          <table:table-cell office:value-type="float" office:value="15.3001471107999" table:style-name="ce1">
            <text:p>15.30014711</text:p>
          </table:table-cell>
          <table:table-cell office:value-type="float" office:value="8.1972092718814" table:style-name="ce1">
            <text:p>8.197209272</text:p>
          </table:table-cell>
          <table:table-cell table:style-name="ce1"/>
          <table:table-cell office:value-type="float" office:value="0.38659751093646599" table:style-name="ce1">
            <text:p>0.386597511</text:p>
          </table:table-cell>
          <table:table-cell office:value-type="float" office:value="0.39213618069406397" table:style-name="ce1">
            <text:p>0.392136181</text:p>
          </table:table-cell>
          <table:table-cell office:value-type="float" office:value="0.22702698875612101" table:style-name="ce1">
            <text:p>0.227026989</text:p>
          </table:table-cell>
          <table:table-cell office:value-type="float" office:value="0.25424778786419799" table:style-name="ce1">
            <text:p>0.254247788</text:p>
          </table:table-cell>
          <table:table-cell table:style-name="ce1"/>
          <table:table-cell office:value-type="float" office:value="1.67531256876132" table:style-name="ce1">
            <text:p>1.675312569</text:p>
          </table:table-cell>
          <table:table-cell office:value-type="float" office:value="0.43212995737533699" table:style-name="ce1">
            <text:p>0.432129957</text:p>
          </table:table-cell>
          <table:table-cell office:value-type="float" office:value="0.41615267184725402" table:style-name="ce1">
            <text:p>0.416152672</text:p>
          </table:table-cell>
          <table:table-cell office:value-type="float" office:value="0.28695315936737797" table:style-name="ce1">
            <text:p>0.286953159</text:p>
          </table:table-cell>
          <table:table-cell table:number-columns-repeated="16365"/>
        </table:table-row>
        <table:table-row table:style-name="ro1">
          <table:table-cell office:value-type="float" office:value="5.2145998728782601" table:style-name="ce1">
            <text:p>5.214599873</text:p>
          </table:table-cell>
          <table:table-cell office:value-type="float" office:value="2.6716773202624098" table:style-name="ce1">
            <text:p>2.67167732</text:p>
          </table:table-cell>
          <table:table-cell office:value-type="float" office:value="7.4814553425930299" table:style-name="ce1">
            <text:p>7.481455343</text:p>
          </table:table-cell>
          <table:table-cell office:value-type="float" office:value="3.4770240096401901" table:style-name="ce1">
            <text:p>3.47702401</text:p>
          </table:table-cell>
          <table:table-cell table:style-name="ce1"/>
          <table:table-cell office:value-type="float" office:value="15.7091663261038" table:style-name="ce1">
            <text:p>15.70916633</text:p>
          </table:table-cell>
          <table:table-cell office:value-type="float" office:value="3.6134030126439902" table:style-name="ce1">
            <text:p>3.613403013</text:p>
          </table:table-cell>
          <table:table-cell office:value-type="float" office:value="14.630853511412299" table:style-name="ce1">
            <text:p>14.63085351</text:p>
          </table:table-cell>
          <table:table-cell office:value-type="float" office:value="7.5455125235218903" table:style-name="ce1">
            <text:p>7.545512524</text:p>
          </table:table-cell>
          <table:table-cell table:style-name="ce1"/>
          <table:table-cell office:value-type="float" office:value="1.2012729822471599" table:style-name="ce1">
            <text:p>1.201272982</text:p>
          </table:table-cell>
          <table:table-cell office:value-type="float" office:value="0.41031569501408299" table:style-name="ce1">
            <text:p>0.410315695</text:p>
          </table:table-cell>
          <table:table-cell office:value-type="float" office:value="0.23168803478643701" table:style-name="ce1">
            <text:p>0.231688035</text:p>
          </table:table-cell>
          <table:table-cell office:value-type="float" office:value="0.232134126526444" table:style-name="ce1">
            <text:p>0.232134127</text:p>
          </table:table-cell>
          <table:table-cell table:style-name="ce1"/>
          <table:table-cell office:value-type="float" office:value="2.8842600131515899" table:style-name="ce1">
            <text:p>2.884260013</text:p>
          </table:table-cell>
          <table:table-cell office:value-type="float" office:value="0.33299214526202497" table:style-name="ce1">
            <text:p>0.332992145</text:p>
          </table:table-cell>
          <table:table-cell office:value-type="float" office:value="0.37485348745944103" table:style-name="ce1">
            <text:p>0.374853487</text:p>
          </table:table-cell>
          <table:table-cell office:value-type="float" office:value="0.44530138051870199" table:style-name="ce1">
            <text:p>0.445301381</text:p>
          </table:table-cell>
          <table:table-cell table:number-columns-repeated="16365"/>
        </table:table-row>
        <table:table-row table:style-name="ro1">
          <table:table-cell office:value-type="float" office:value="5.1473365247762999" table:style-name="ce1">
            <text:p>5.147336525</text:p>
          </table:table-cell>
          <table:table-cell office:value-type="float" office:value="2.6968836999682702" table:style-name="ce1">
            <text:p>2.6968837</text:p>
          </table:table-cell>
          <table:table-cell office:value-type="float" office:value="7.4032616329349104" table:style-name="ce1">
            <text:p>7.403261633</text:p>
          </table:table-cell>
          <table:table-cell office:value-type="float" office:value="3.43019920500292" table:style-name="ce1">
            <text:p>3.430199205</text:p>
          </table:table-cell>
          <table:table-cell table:style-name="ce1"/>
          <table:table-cell office:value-type="float" office:value="17.037164926929801" table:style-name="ce1">
            <text:p>17.03716493</text:p>
          </table:table-cell>
          <table:table-cell office:value-type="float" office:value="3.6088326562332398" table:style-name="ce1">
            <text:p>3.608832656</text:p>
          </table:table-cell>
          <table:table-cell office:value-type="float" office:value="14.899251918540701" table:style-name="ce1">
            <text:p>14.89925192</text:p>
          </table:table-cell>
          <table:table-cell office:value-type="float" office:value="7.8449248724943503" table:style-name="ce1">
            <text:p>7.844924872</text:p>
          </table:table-cell>
          <table:table-cell table:style-name="ce1"/>
          <table:table-cell office:value-type="float" office:value="1.0651192209401701" table:style-name="ce1">
            <text:p>1.065119221</text:p>
          </table:table-cell>
          <table:table-cell office:value-type="float" office:value="0.39458157960419898" table:style-name="ce1">
            <text:p>0.39458158</text:p>
          </table:table-cell>
          <table:table-cell office:value-type="float" office:value="0.30826294807627003" table:style-name="ce1">
            <text:p>0.308262948</text:p>
          </table:table-cell>
          <table:table-cell office:value-type="float" office:value="0.31106901628730099" table:style-name="ce1">
            <text:p>0.311069016</text:p>
          </table:table-cell>
          <table:table-cell table:style-name="ce1"/>
          <table:table-cell office:value-type="float" office:value="4.5882844626335899" table:style-name="ce1">
            <text:p>4.588284463</text:p>
          </table:table-cell>
          <table:table-cell office:value-type="float" office:value="0.365901147326196" table:style-name="ce1">
            <text:p>0.365901147</text:p>
          </table:table-cell>
          <table:table-cell office:value-type="float" office:value="0.46341914035222098" table:style-name="ce1">
            <text:p>0.46341914</text:p>
          </table:table-cell>
          <table:table-cell office:value-type="float" office:value="0.30376194828585301" table:style-name="ce1">
            <text:p>0.303761948</text:p>
          </table:table-cell>
          <table:table-cell table:number-columns-repeated="16365"/>
        </table:table-row>
        <table:table-row table:style-name="ro1">
          <table:table-cell office:value-type="float" office:value="6.67798188438588" table:style-name="ce1">
            <text:p>6.677981884</text:p>
          </table:table-cell>
          <table:table-cell office:value-type="float" office:value="2.7278117261322699" table:style-name="ce1">
            <text:p>2.727811726</text:p>
          </table:table-cell>
          <table:table-cell office:value-type="float" office:value="7.6298796656715702" table:style-name="ce1">
            <text:p>7.629879666</text:p>
          </table:table-cell>
          <table:table-cell office:value-type="float" office:value="3.5742201386076502" table:style-name="ce1">
            <text:p>3.574220139</text:p>
          </table:table-cell>
          <table:table-cell table:style-name="ce1"/>
          <table:table-cell office:value-type="float" office:value="16.875355102126498" table:style-name="ce1">
            <text:p>16.8753551</text:p>
          </table:table-cell>
          <table:table-cell office:value-type="float" office:value="3.53195958712146" table:style-name="ce1">
            <text:p>3.531959587</text:p>
          </table:table-cell>
          <table:table-cell office:value-type="float" office:value="15.242489149363101" table:style-name="ce1">
            <text:p>15.24248915</text:p>
          </table:table-cell>
          <table:table-cell office:value-type="float" office:value="8.2012096892563804" table:style-name="ce1">
            <text:p>8.201209689</text:p>
          </table:table-cell>
          <table:table-cell table:style-name="ce1"/>
          <table:table-cell office:value-type="float" office:value="2.870292878296" table:style-name="ce1">
            <text:p>2.870292878</text:p>
          </table:table-cell>
          <table:table-cell office:value-type="float" office:value="0.395496396881998" table:style-name="ce1">
            <text:p>0.395496397</text:p>
          </table:table-cell>
          <table:table-cell office:value-type="float" office:value="0.143925914652417" table:style-name="ce1">
            <text:p>0.143925915</text:p>
          </table:table-cell>
          <table:table-cell office:value-type="float" office:value="8.4058790772833E-2" table:style-name="ce1">
            <text:p>0.084058791</text:p>
          </table:table-cell>
          <table:table-cell table:style-name="ce1"/>
          <table:table-cell office:value-type="float" office:value="4.5365405952929097" table:style-name="ce1">
            <text:p>4.536540595</text:p>
          </table:table-cell>
          <table:table-cell office:value-type="float" office:value="0.42249914516708897" table:style-name="ce1">
            <text:p>0.422499145</text:p>
          </table:table-cell>
          <table:table-cell office:value-type="float" office:value="0.55613321157754003" table:style-name="ce1">
            <text:p>0.556133212</text:p>
          </table:table-cell>
          <table:table-cell office:value-type="float" office:value="0.39979506741964699" table:style-name="ce1">
            <text:p>0.399795067</text:p>
          </table:table-cell>
          <table:table-cell table:number-columns-repeated="16365"/>
        </table:table-row>
        <table:table-row table:style-name="ro1">
          <table:table-cell office:value-type="float" office:value="5.3320265194554697" table:style-name="ce1">
            <text:p>5.332026519</text:p>
          </table:table-cell>
          <table:table-cell office:value-type="float" office:value="2.63362866770562" table:style-name="ce1">
            <text:p>2.633628668</text:p>
          </table:table-cell>
          <table:table-cell office:value-type="float" office:value="7.7312983366867201" table:style-name="ce1">
            <text:p>7.731298337</text:p>
          </table:table-cell>
          <table:table-cell office:value-type="float" office:value="3.6480857133534301" table:style-name="ce1">
            <text:p>3.648085713</text:p>
          </table:table-cell>
          <table:table-cell table:style-name="ce1"/>
          <table:table-cell office:value-type="float" office:value="16.667075594002199" table:style-name="ce1">
            <text:p>16.66707559</text:p>
          </table:table-cell>
          <table:table-cell office:value-type="float" office:value="3.6019531293517599" table:style-name="ce1">
            <text:p>3.601953129</text:p>
          </table:table-cell>
          <table:table-cell office:value-type="float" office:value="14.9704705212287" table:style-name="ce1">
            <text:p>14.97047052</text:p>
          </table:table-cell>
          <table:table-cell office:value-type="float" office:value="7.9205733230525004" table:style-name="ce1">
            <text:p>7.920573323</text:p>
          </table:table-cell>
          <table:table-cell table:style-name="ce1"/>
          <table:table-cell office:value-type="float" office:value="1.2181657543489799" table:style-name="ce1">
            <text:p>1.218165754</text:p>
          </table:table-cell>
          <table:table-cell office:value-type="float" office:value="0.537572876733595" table:style-name="ce1">
            <text:p>0.537572877</text:p>
          </table:table-cell>
          <table:table-cell office:value-type="float" office:value="0.16783161971504601" table:style-name="ce1">
            <text:p>0.16783162</text:p>
          </table:table-cell>
          <table:table-cell office:value-type="float" office:value="0.23401288723298799" table:style-name="ce1">
            <text:p>0.234012887</text:p>
          </table:table-cell>
          <table:table-cell table:style-name="ce1"/>
          <table:table-cell office:value-type="float" office:value="4.0819786213780898" table:style-name="ce1">
            <text:p>4.081978621</text:p>
          </table:table-cell>
          <table:table-cell office:value-type="float" office:value="0.45991883224059898" table:style-name="ce1">
            <text:p>0.459918832</text:p>
          </table:table-cell>
          <table:table-cell office:value-type="float" office:value="0.47456001201477799" table:style-name="ce1">
            <text:p>0.474560012</text:p>
          </table:table-cell>
          <table:table-cell office:value-type="float" office:value="0.467747970978795" table:style-name="ce1">
            <text:p>0.467747971</text:p>
          </table:table-cell>
          <table:table-cell table:number-columns-repeated="16365"/>
        </table:table-row>
        <table:table-row table:style-name="ro1">
          <table:table-cell office:value-type="float" office:value="5.2914494570495201" table:style-name="ce1">
            <text:p>5.291449457</text:p>
          </table:table-cell>
          <table:table-cell office:value-type="float" office:value="2.6497237845306301" table:style-name="ce1">
            <text:p>2.649723785</text:p>
          </table:table-cell>
          <table:table-cell office:value-type="float" office:value="7.2377565074955701" table:style-name="ce1">
            <text:p>7.237756507</text:p>
          </table:table-cell>
          <table:table-cell office:value-type="float" office:value="3.29170122975964" table:style-name="ce1">
            <text:p>3.29170123</text:p>
          </table:table-cell>
          <table:table-cell table:style-name="ce1"/>
          <table:table-cell office:value-type="float" office:value="16.856762356558999" table:style-name="ce1">
            <text:p>16.85676236</text:p>
          </table:table-cell>
          <table:table-cell office:value-type="float" office:value="3.49791081492693" table:style-name="ce1">
            <text:p>3.497910815</text:p>
          </table:table-cell>
          <table:table-cell office:value-type="float" office:value="15.268217395696199" table:style-name="ce1">
            <text:p>15.2682174</text:p>
          </table:table-cell>
          <table:table-cell office:value-type="float" office:value="8.2271011844247699" table:style-name="ce1">
            <text:p>8.227101184</text:p>
          </table:table-cell>
          <table:table-cell table:style-name="ce1"/>
          <table:table-cell office:value-type="float" office:value="1.21589313139736" table:style-name="ce1">
            <text:p>1.215893131</text:p>
          </table:table-cell>
          <table:table-cell office:value-type="float" office:value="0.42850336968717401" table:style-name="ce1">
            <text:p>0.42850337</text:p>
          </table:table-cell>
          <table:table-cell office:value-type="float" office:value="0.46858857685814398" table:style-name="ce1">
            <text:p>0.468588577</text:p>
          </table:table-cell>
          <table:table-cell office:value-type="float" office:value="0.47563282951393099" table:style-name="ce1">
            <text:p>0.47563283</text:p>
          </table:table-cell>
          <table:table-cell table:style-name="ce1"/>
          <table:table-cell office:value-type="float" office:value="4.5097097952217604" table:style-name="ce1">
            <text:p>4.509709795</text:p>
          </table:table-cell>
          <table:table-cell office:value-type="float" office:value="0.34210644497396803" table:style-name="ce1">
            <text:p>0.342106445</text:p>
          </table:table-cell>
          <table:table-cell office:value-type="float" office:value="0.58305163697563001" table:style-name="ce1">
            <text:p>0.583051637</text:p>
          </table:table-cell>
          <table:table-cell office:value-type="float" office:value="0.37601499834928298" table:style-name="ce1">
            <text:p>0.376014998</text:p>
          </table:table-cell>
          <table:table-cell table:number-columns-repeated="16365"/>
        </table:table-row>
        <table:table-row table:style-name="ro1">
          <table:table-cell office:value-type="float" office:value="9.2802080494468697" table:style-name="ce1">
            <text:p>9.280208049</text:p>
          </table:table-cell>
          <table:table-cell office:value-type="float" office:value="2.6740702871281701" table:style-name="ce1">
            <text:p>2.674070287</text:p>
          </table:table-cell>
          <table:table-cell office:value-type="float" office:value="7.6233762265027201" table:style-name="ce1">
            <text:p>7.623376227</text:p>
          </table:table-cell>
          <table:table-cell office:value-type="float" office:value="3.5343724341935299" table:style-name="ce1">
            <text:p>3.534372434</text:p>
          </table:table-cell>
          <table:table-cell table:style-name="ce1"/>
          <table:table-cell office:value-type="float" office:value="17.367191517618298" table:style-name="ce1">
            <text:p>17.36719152</text:p>
          </table:table-cell>
          <table:table-cell office:value-type="float" office:value="3.3680579042617498" table:style-name="ce1">
            <text:p>3.368057904</text:p>
          </table:table-cell>
          <table:table-cell office:value-type="float" office:value="14.797550215922399" table:style-name="ce1">
            <text:p>14.79755022</text:p>
          </table:table-cell>
          <table:table-cell office:value-type="float" office:value="7.7849163726267099" table:style-name="ce1">
            <text:p>7.784916373</text:p>
          </table:table-cell>
          <table:table-cell table:style-name="ce1"/>
          <table:table-cell office:value-type="float" office:value="5.6813994209439302" table:style-name="ce1">
            <text:p>5.681399421</text:p>
          </table:table-cell>
          <table:table-cell office:value-type="float" office:value="0.41820602845045202" table:style-name="ce1">
            <text:p>0.418206028</text:p>
          </table:table-cell>
          <table:table-cell office:value-type="float" office:value="0.15869953605100201" table:style-name="ce1">
            <text:p>0.158699536</text:p>
          </table:table-cell>
          <table:table-cell office:value-type="float" office:value="8.2871220432971807E-2" table:style-name="ce1">
            <text:p>0.08287122</text:p>
          </table:table-cell>
          <table:table-cell table:style-name="ce1"/>
          <table:table-cell office:value-type="float" office:value="5.7052835254270802" table:style-name="ce1">
            <text:p>5.705283525</text:p>
          </table:table-cell>
          <table:table-cell office:value-type="float" office:value="0.428818407696059" table:style-name="ce1">
            <text:p>0.428818408</text:p>
          </table:table-cell>
          <table:table-cell office:value-type="float" office:value="0.57875489407180103" table:style-name="ce1">
            <text:p>0.578754894</text:p>
          </table:table-cell>
          <table:table-cell office:value-type="float" office:value="0.419734538802991" table:style-name="ce1">
            <text:p>0.419734539</text:p>
          </table:table-cell>
          <table:table-cell table:number-columns-repeated="16365"/>
        </table:table-row>
        <table:table-row table:style-name="ro1">
          <table:table-cell office:value-type="float" office:value="11.9509413748605" table:style-name="ce1">
            <text:p>11.95094137</text:p>
          </table:table-cell>
          <table:table-cell office:value-type="float" office:value="2.6340386646774898" table:style-name="ce1">
            <text:p>2.634038665</text:p>
          </table:table-cell>
          <table:table-cell office:value-type="float" office:value="7.8539039949361298" table:style-name="ce1">
            <text:p>7.853903995</text:p>
          </table:table-cell>
          <table:table-cell office:value-type="float" office:value="3.7320983946367599" table:style-name="ce1">
            <text:p>3.732098395</text:p>
          </table:table-cell>
          <table:table-cell table:style-name="ce1"/>
          <table:table-cell office:value-type="float" office:value="16.8004707725934" table:style-name="ce1">
            <text:p>16.80047077</text:p>
          </table:table-cell>
          <table:table-cell office:value-type="float" office:value="3.5634750825769901" table:style-name="ce1">
            <text:p>3.563475083</text:p>
          </table:table-cell>
          <table:table-cell office:value-type="float" office:value="14.866798178483499" table:style-name="ce1">
            <text:p>14.86679818</text:p>
          </table:table-cell>
          <table:table-cell office:value-type="float" office:value="7.8439335324037298" table:style-name="ce1">
            <text:p>7.843933532</text:p>
          </table:table-cell>
          <table:table-cell table:style-name="ce1"/>
          <table:table-cell office:value-type="float" office:value="8.4236793783786208" table:style-name="ce1">
            <text:p>8.423679378</text:p>
          </table:table-cell>
          <table:table-cell office:value-type="float" office:value="0.54128627793734896" table:style-name="ce1">
            <text:p>0.541286278</text:p>
          </table:table-cell>
          <table:table-cell office:value-type="float" office:value="0.38551928039051198" table:style-name="ce1">
            <text:p>0.38551928</text:p>
          </table:table-cell>
          <table:table-cell office:value-type="float" office:value="0.13230073879854801" table:style-name="ce1">
            <text:p>0.132300739</text:p>
          </table:table-cell>
          <table:table-cell table:style-name="ce1"/>
          <table:table-cell office:value-type="float" office:value="4.5972724455290503" table:style-name="ce1">
            <text:p>4.597272446</text:p>
          </table:table-cell>
          <table:table-cell office:value-type="float" office:value="0.41483725242750202" table:style-name="ce1">
            <text:p>0.414837252</text:p>
          </table:table-cell>
          <table:table-cell office:value-type="float" office:value="0.49696431072969599" table:style-name="ce1">
            <text:p>0.496964311</text:p>
          </table:table-cell>
          <table:table-cell office:value-type="float" office:value="0.37686502375063302" table:style-name="ce1">
            <text:p>0.376865024</text:p>
          </table:table-cell>
          <table:table-cell table:number-columns-repeated="16365"/>
        </table:table-row>
        <table:table-row table:style-name="ro1">
          <table:table-cell office:value-type="float" office:value="13.352986235480801" table:style-name="ce1">
            <text:p>13.35298624</text:p>
          </table:table-cell>
          <table:table-cell office:value-type="float" office:value="2.6507663767644898" table:style-name="ce1">
            <text:p>2.650766377</text:p>
          </table:table-cell>
          <table:table-cell office:value-type="float" office:value="7.6423291702474296" table:style-name="ce1">
            <text:p>7.64232917</text:p>
          </table:table-cell>
          <table:table-cell office:value-type="float" office:value="3.5446765674141898" table:style-name="ce1">
            <text:p>3.544676567</text:p>
          </table:table-cell>
          <table:table-cell table:style-name="ce1"/>
          <table:table-cell office:value-type="float" office:value="18.069002585541998" table:style-name="ce1">
            <text:p>18.06900259</text:p>
          </table:table-cell>
          <table:table-cell office:value-type="float" office:value="3.55708885124122" table:style-name="ce1">
            <text:p>3.557088851</text:p>
          </table:table-cell>
          <table:table-cell office:value-type="float" office:value="14.8286294292491" table:style-name="ce1">
            <text:p>14.82862943</text:p>
          </table:table-cell>
          <table:table-cell office:value-type="float" office:value="7.8205798747651301" table:style-name="ce1">
            <text:p>7.820579875</text:p>
          </table:table-cell>
          <table:table-cell table:style-name="ce1"/>
          <table:table-cell office:value-type="float" office:value="9.9129138143053392" table:style-name="ce1">
            <text:p>9.912913814</text:p>
          </table:table-cell>
          <table:table-cell office:value-type="float" office:value="0.59301916400590604" table:style-name="ce1">
            <text:p>0.593019164</text:p>
          </table:table-cell>
          <table:table-cell office:value-type="float" office:value="0.33299540672797401" table:style-name="ce1">
            <text:p>0.332995407</text:p>
          </table:table-cell>
          <table:table-cell office:value-type="float" office:value="0.218031393150007" table:style-name="ce1">
            <text:p>0.218031393</text:p>
          </table:table-cell>
          <table:table-cell table:style-name="ce1"/>
          <table:table-cell office:value-type="float" office:value="6.2055474734949998" table:style-name="ce1">
            <text:p>6.205547473</text:p>
          </table:table-cell>
          <table:table-cell office:value-type="float" office:value="0.47821938506108402" table:style-name="ce1">
            <text:p>0.478219385</text:p>
          </table:table-cell>
          <table:table-cell office:value-type="float" office:value="0.74989094386523603" table:style-name="ce1">
            <text:p>0.749890944</text:p>
          </table:table-cell>
          <table:table-cell office:value-type="float" office:value="0.50784808199215303" table:style-name="ce1">
            <text:p>0.507848082</text:p>
          </table:table-cell>
          <table:table-cell table:number-columns-repeated="16365"/>
        </table:table-row>
        <table:table-row table:style-name="ro1">
          <table:table-cell office:value-type="float" office:value="13.8171671697256" table:style-name="ce1">
            <text:p>13.81716717</text:p>
          </table:table-cell>
          <table:table-cell office:value-type="float" office:value="2.60344414618269" table:style-name="ce1">
            <text:p>2.603444146</text:p>
          </table:table-cell>
          <table:table-cell office:value-type="float" office:value="7.8606545915088697" table:style-name="ce1">
            <text:p>7.860654592</text:p>
          </table:table-cell>
          <table:table-cell office:value-type="float" office:value="3.6924692559814898" table:style-name="ce1">
            <text:p>3.692469256</text:p>
          </table:table-cell>
          <table:table-cell table:style-name="ce1"/>
          <table:table-cell office:value-type="float" office:value="17.523304002166199" table:style-name="ce1">
            <text:p>17.523304</text:p>
          </table:table-cell>
          <table:table-cell office:value-type="float" office:value="3.5091439246240799" table:style-name="ce1">
            <text:p>3.509143925</text:p>
          </table:table-cell>
          <table:table-cell office:value-type="float" office:value="14.711227151471199" table:style-name="ce1">
            <text:p>14.71122715</text:p>
          </table:table-cell>
          <table:table-cell office:value-type="float" office:value="7.6921586781579601" table:style-name="ce1">
            <text:p>7.692158678</text:p>
          </table:table-cell>
          <table:table-cell table:style-name="ce1"/>
          <table:table-cell office:value-type="float" office:value="10.376829739421201" table:style-name="ce1">
            <text:p>10.37682974</text:p>
          </table:table-cell>
          <table:table-cell office:value-type="float" office:value="0.71545581682659198" table:style-name="ce1">
            <text:p>0.715455817</text:p>
          </table:table-cell>
          <table:table-cell office:value-type="float" office:value="0.42501479506067402" table:style-name="ce1">
            <text:p>0.425014795</text:p>
          </table:table-cell>
          <table:table-cell office:value-type="float" office:value="0.12737254303145801" table:style-name="ce1">
            <text:p>0.127372543</text:p>
          </table:table-cell>
          <table:table-cell table:style-name="ce1"/>
          <table:table-cell office:value-type="float" office:value="5.6737765875246602" table:style-name="ce1">
            <text:p>5.673776588</text:p>
          </table:table-cell>
          <table:table-cell office:value-type="float" office:value="0.47147449472309799" table:style-name="ce1">
            <text:p>0.471474495</text:p>
          </table:table-cell>
          <table:table-cell office:value-type="float" office:value="0.78480163815447201" table:style-name="ce1">
            <text:p>0.784801638</text:p>
          </table:table-cell>
          <table:table-cell office:value-type="float" office:value="0.60042837909761004" table:style-name="ce1">
            <text:p>0.600428379</text:p>
          </table:table-cell>
          <table:table-cell table:number-columns-repeated="16365"/>
        </table:table-row>
        <table:table-row table:style-name="ro1">
          <table:table-cell office:value-type="float" office:value="14.2186490452659" table:style-name="ce1">
            <text:p>14.21864905</text:p>
          </table:table-cell>
          <table:table-cell office:value-type="float" office:value="2.6083356368808901" table:style-name="ce1">
            <text:p>2.608335637</text:p>
          </table:table-cell>
          <table:table-cell office:value-type="float" office:value="7.8855415006944298" table:style-name="ce1">
            <text:p>7.885541501</text:p>
          </table:table-cell>
          <table:table-cell office:value-type="float" office:value="3.7552570102744798" table:style-name="ce1">
            <text:p>3.75525701</text:p>
          </table:table-cell>
          <table:table-cell table:style-name="ce1"/>
          <table:table-cell office:value-type="float" office:value="17.7087711357321" table:style-name="ce1">
            <text:p>17.70877114</text:p>
          </table:table-cell>
          <table:table-cell office:value-type="float" office:value="3.56500435947394" table:style-name="ce1">
            <text:p>3.565004359</text:p>
          </table:table-cell>
          <table:table-cell office:value-type="float" office:value="14.6897010742252" table:style-name="ce1">
            <text:p>14.68970107</text:p>
          </table:table-cell>
          <table:table-cell office:value-type="float" office:value="7.6653217230201198" table:style-name="ce1">
            <text:p>7.665321723</text:p>
          </table:table-cell>
          <table:table-cell table:style-name="ce1"/>
          <table:table-cell office:value-type="float" office:value="10.8038735567514" table:style-name="ce1">
            <text:p>10.80387356</text:p>
          </table:table-cell>
          <table:table-cell office:value-type="float" office:value="0.71419536735763101" table:style-name="ce1">
            <text:p>0.714195367</text:p>
          </table:table-cell>
          <table:table-cell office:value-type="float" office:value="0.54090759603120298" table:style-name="ce1">
            <text:p>0.540907596</text:p>
          </table:table-cell>
          <table:table-cell office:value-type="float" office:value="0.16313986540151201" table:style-name="ce1">
            <text:p>0.163139865</text:p>
          </table:table-cell>
          <table:table-cell table:style-name="ce1"/>
          <table:table-cell office:value-type="float" office:value="5.7144612859462498" table:style-name="ce1">
            <text:p>5.714461286</text:p>
          </table:table-cell>
          <table:table-cell office:value-type="float" office:value="0.44805276104985903" table:style-name="ce1">
            <text:p>0.448052761</text:p>
          </table:table-cell>
          <table:table-cell office:value-type="float" office:value="0.51102339463584501" table:style-name="ce1">
            <text:p>0.511023395</text:p>
          </table:table-cell>
          <table:table-cell office:value-type="float" office:value="0.47041984506790502" table:style-name="ce1">
            <text:p>0.470419845</text:p>
          </table:table-cell>
          <table:table-cell table:number-columns-repeated="16365"/>
        </table:table-row>
        <table:table-row table:style-name="ro1">
          <table:table-cell office:value-type="float" office:value="8.3286297677317709" table:style-name="ce1">
            <text:p>8.328629768</text:p>
          </table:table-cell>
          <table:table-cell office:value-type="float" office:value="2.6171191269220899" table:style-name="ce1">
            <text:p>2.617119127</text:p>
          </table:table-cell>
          <table:table-cell office:value-type="float" office:value="7.1969459771539404" table:style-name="ce1">
            <text:p>7.196945977</text:p>
          </table:table-cell>
          <table:table-cell office:value-type="float" office:value="3.2542178749578401" table:style-name="ce1">
            <text:p>3.254217875</text:p>
          </table:table-cell>
          <table:table-cell table:style-name="ce1"/>
          <table:table-cell office:value-type="float" office:value="16.9841452298181" table:style-name="ce1">
            <text:p>16.98414523</text:p>
          </table:table-cell>
          <table:table-cell office:value-type="float" office:value="3.4939786820691698" table:style-name="ce1">
            <text:p>3.493978682</text:p>
          </table:table-cell>
          <table:table-cell office:value-type="float" office:value="14.716540488043099" table:style-name="ce1">
            <text:p>14.71654049</text:p>
          </table:table-cell>
          <table:table-cell office:value-type="float" office:value="7.6850026959042497" table:style-name="ce1">
            <text:p>7.685002696</text:p>
          </table:table-cell>
          <table:table-cell table:style-name="ce1"/>
          <table:table-cell office:value-type="float" office:value="4.6936579104919902" table:style-name="ce1">
            <text:p>4.69365791</text:p>
          </table:table-cell>
          <table:table-cell office:value-type="float" office:value="0.66100527785308105" table:style-name="ce1">
            <text:p>0.661005278</text:p>
          </table:table-cell>
          <table:table-cell office:value-type="float" office:value="0.49553250604897497" table:style-name="ce1">
            <text:p>0.495532506</text:p>
          </table:table-cell>
          <table:table-cell office:value-type="float" office:value="0.53524738574678499" table:style-name="ce1">
            <text:p>0.535247386</text:p>
          </table:table-cell>
          <table:table-cell table:style-name="ce1"/>
          <table:table-cell office:value-type="float" office:value="4.9768696246690096" table:style-name="ce1">
            <text:p>4.976869625</text:p>
          </table:table-cell>
          <table:table-cell office:value-type="float" office:value="0.33823589034303703" table:style-name="ce1">
            <text:p>0.33823589</text:p>
          </table:table-cell>
          <table:table-cell office:value-type="float" office:value="0.520749022597641" table:style-name="ce1">
            <text:p>0.520749023</text:p>
          </table:table-cell>
          <table:table-cell office:value-type="float" office:value="0.46499278942243799" table:style-name="ce1">
            <text:p>0.464992789</text:p>
          </table:table-cell>
          <table:table-cell table:number-columns-repeated="16365"/>
        </table:table-row>
        <table:table-row table:style-name="ro1">
          <table:table-cell office:value-type="float" office:value="4.7581203841621003" table:style-name="ce1">
            <text:p>4.758120384</text:p>
          </table:table-cell>
          <table:table-cell office:value-type="float" office:value="2.5971878612491399" table:style-name="ce1">
            <text:p>2.597187861</text:p>
          </table:table-cell>
          <table:table-cell office:value-type="float" office:value="7.5614801319910301" table:style-name="ce1">
            <text:p>7.561480132</text:p>
          </table:table-cell>
          <table:table-cell office:value-type="float" office:value="3.4932493088353098" table:style-name="ce1">
            <text:p>3.493249309</text:p>
          </table:table-cell>
          <table:table-cell table:style-name="ce1"/>
          <table:table-cell office:value-type="float" office:value="15.379630601965401" table:style-name="ce1">
            <text:p>15.3796306</text:p>
          </table:table-cell>
          <table:table-cell office:value-type="float" office:value="3.3157432772473299" table:style-name="ce1">
            <text:p>3.315743277</text:p>
          </table:table-cell>
          <table:table-cell office:value-type="float" office:value="14.8881105509583" table:style-name="ce1">
            <text:p>14.88811055</text:p>
          </table:table-cell>
          <table:table-cell office:value-type="float" office:value="7.8784515320897404" table:style-name="ce1">
            <text:p>7.878451532</text:p>
          </table:table-cell>
          <table:table-cell table:style-name="ce1"/>
          <table:table-cell office:value-type="float" office:value="0.79934996867654995" table:style-name="ce1">
            <text:p>0.799349969</text:p>
          </table:table-cell>
          <table:table-cell office:value-type="float" office:value="0.76827582491512503" table:style-name="ce1">
            <text:p>0.768275825</text:p>
          </table:table-cell>
          <table:table-cell office:value-type="float" office:value="0.12580908666323001" table:style-name="ce1">
            <text:p>0.125809087</text:p>
          </table:table-cell>
          <table:table-cell office:value-type="float" office:value="0.1449646021979" table:style-name="ce1">
            <text:p>0.144964602</text:p>
          </table:table-cell>
          <table:table-cell table:style-name="ce1"/>
          <table:table-cell office:value-type="float" office:value="2.8106856296904201" table:style-name="ce1">
            <text:p>2.81068563</text:p>
          </table:table-cell>
          <table:table-cell office:value-type="float" office:value="0.40916706575319201" table:style-name="ce1">
            <text:p>0.409167066</text:p>
          </table:table-cell>
          <table:table-cell office:value-type="float" office:value="0.34979067497038102" table:style-name="ce1">
            <text:p>0.349790675</text:p>
          </table:table-cell>
          <table:table-cell office:value-type="float" office:value="0.25593130594073499" table:style-name="ce1">
            <text:p>0.255931306</text:p>
          </table:table-cell>
          <table:table-cell table:number-columns-repeated="16365"/>
        </table:table-row>
        <table:table-row table:style-name="ro1">
          <table:table-cell office:value-type="float" office:value="3.2845428747571099" table:style-name="ce1">
            <text:p>3.284542875</text:p>
          </table:table-cell>
          <table:table-cell office:value-type="float" office:value="2.54997172399192" table:style-name="ce1">
            <text:p>2.549971724</text:p>
          </table:table-cell>
          <table:table-cell office:value-type="float" office:value="7.6503921962701602" table:style-name="ce1">
            <text:p>7.650392196</text:p>
          </table:table-cell>
          <table:table-cell office:value-type="float" office:value="3.5717313065670502" table:style-name="ce1">
            <text:p>3.571731307</text:p>
          </table:table-cell>
          <table:table-cell table:style-name="ce1"/>
          <table:table-cell office:value-type="float" office:value="14.79794123225" table:style-name="ce1">
            <text:p>14.79794123</text:p>
          </table:table-cell>
          <table:table-cell office:value-type="float" office:value="3.27640714464538" table:style-name="ce1">
            <text:p>3.276407145</text:p>
          </table:table-cell>
          <table:table-cell office:value-type="float" office:value="14.939415801249799" table:style-name="ce1">
            <text:p>14.9394158</text:p>
          </table:table-cell>
          <table:table-cell office:value-type="float" office:value="7.9333008988850899" table:style-name="ce1">
            <text:p>7.933300899</text:p>
          </table:table-cell>
          <table:table-cell table:style-name="ce1"/>
          <table:table-cell office:value-type="float" office:value="2.07209810484248" table:style-name="ce1">
            <text:p>2.072098105</text:p>
          </table:table-cell>
          <table:table-cell office:value-type="float" office:value="0.91077004614140999" table:style-name="ce1">
            <text:p>0.910770046</text:p>
          </table:table-cell>
          <table:table-cell office:value-type="float" office:value="0.113700769811278" table:style-name="ce1">
            <text:p>0.11370077</text:p>
          </table:table-cell>
          <table:table-cell office:value-type="float" office:value="0.19497371564634" table:style-name="ce1">
            <text:p>0.194973716</text:p>
          </table:table-cell>
          <table:table-cell table:style-name="ce1"/>
          <table:table-cell office:value-type="float" office:value="1.9699383135598301" table:style-name="ce1">
            <text:p>1.969938314</text:p>
          </table:table-cell>
          <table:table-cell office:value-type="float" office:value="0.48660990313761099" table:style-name="ce1">
            <text:p>0.486609903</text:p>
          </table:table-cell>
          <table:table-cell office:value-type="float" office:value="0.40162750344265202" table:style-name="ce1">
            <text:p>0.401627503</text:p>
          </table:table-cell>
          <table:table-cell office:value-type="float" office:value="0.27742283975257698" table:style-name="ce1">
            <text:p>0.27742284</text:p>
          </table:table-cell>
          <table:table-cell table:number-columns-repeated="16365"/>
        </table:table-row>
        <table:table-row table:style-name="ro1">
          <table:table-cell office:value-type="float" office:value="3.0530709015796802" table:style-name="ce1">
            <text:p>3.053070902</text:p>
          </table:table-cell>
          <table:table-cell office:value-type="float" office:value="2.5285352139466801" table:style-name="ce1">
            <text:p>2.528535214</text:p>
          </table:table-cell>
          <table:table-cell office:value-type="float" office:value="7.5144872993289002" table:style-name="ce1">
            <text:p>7.514487299</text:p>
          </table:table-cell>
          <table:table-cell office:value-type="float" office:value="3.4452148072648598" table:style-name="ce1">
            <text:p>3.445214807</text:p>
          </table:table-cell>
          <table:table-cell table:style-name="ce1"/>
          <table:table-cell office:value-type="float" office:value="14.1525851847778" table:style-name="ce1">
            <text:p>14.15258518</text:p>
          </table:table-cell>
          <table:table-cell office:value-type="float" office:value="3.2955358684548401" table:style-name="ce1">
            <text:p>3.295535868</text:p>
          </table:table-cell>
          <table:table-cell office:value-type="float" office:value="14.9107113038805" table:style-name="ce1">
            <text:p>14.9107113</text:p>
          </table:table-cell>
          <table:table-cell office:value-type="float" office:value="7.8921035141167399" table:style-name="ce1">
            <text:p>7.892103514</text:p>
          </table:table-cell>
          <table:table-cell table:style-name="ce1"/>
          <table:table-cell office:value-type="float" office:value="3.19360730141105" table:style-name="ce1">
            <text:p>3.193607301</text:p>
          </table:table-cell>
          <table:table-cell office:value-type="float" office:value="0.89297918390336495" table:style-name="ce1">
            <text:p>0.892979184</text:p>
          </table:table-cell>
          <table:table-cell office:value-type="float" office:value="0.235777734548241" table:style-name="ce1">
            <text:p>0.235777735</text:p>
          </table:table-cell>
          <table:table-cell office:value-type="float" office:value="0.21091156677565601" table:style-name="ce1">
            <text:p>0.210911567</text:p>
          </table:table-cell>
          <table:table-cell table:style-name="ce1"/>
          <table:table-cell office:value-type="float" office:value="1.0539912968226099" table:style-name="ce1">
            <text:p>1.053991297</text:p>
          </table:table-cell>
          <table:table-cell office:value-type="float" office:value="0.447648065197147" table:style-name="ce1">
            <text:p>0.447648065</text:p>
          </table:table-cell>
          <table:table-cell office:value-type="float" office:value="0.35710227500487401" table:style-name="ce1">
            <text:p>0.357102275</text:p>
          </table:table-cell>
          <table:table-cell office:value-type="float" office:value="0.30762285335330702" table:style-name="ce1">
            <text:p>0.307622853</text:p>
          </table:table-cell>
          <table:table-cell table:number-columns-repeated="16365"/>
        </table:table-row>
        <table:table-row table:number-rows-repeated="1048107" table:style-name="ro1">
          <table:table-cell table:number-columns-repeated="16384"/>
        </table:table-row>
      </table:table>
      <table:table table:name="correction_rot_trans" table:style-name="ta1">
        <table:shapes>
          <draw:frame draw:z-index="1" draw:id="id4" draw:style-name="a4" draw:name="Chart 1" svg:x="0.4327in" svg:y="0.7776in" svg:width="8.9949in" svg:height="5.4693in" style:rel-width="scale" style:rel-height="scale">
            <draw:object xlink:href="Object 5/" xlink:type="simple" xlink:show="embed" xlink:actuate="onLoad"/>
            <svg:title/>
            <svg:desc/>
          </draw:frame>
          <draw:frame draw:z-index="2" draw:id="id5" draw:style-name="a5" draw:name="Chart 2" svg:x="0.4445in" svg:y="6.0945in" svg:width="9.0433in" svg:height="5.0882in" style:rel-width="scale" style:rel-height="scale">
            <draw:object xlink:href="Object 6/" xlink:type="simple" xlink:show="embed" xlink:actuate="onLoad"/>
            <svg:title/>
            <svg:desc/>
          </draw:frame>
          <draw:frame draw:z-index="3" draw:id="id6" draw:style-name="a6" draw:name="Chart 3" svg:x="9.3843in" svg:y="0.7709in" svg:width="9.4606in" svg:height="5.5232in" style:rel-width="scale" style:rel-height="scale">
            <draw:object xlink:href="Object 7/" xlink:type="simple" xlink:show="embed" xlink:actuate="onLoad"/>
            <svg:title/>
            <svg:desc/>
          </draw:frame>
          <draw:frame draw:z-index="4" draw:id="id7" draw:style-name="a7" draw:name="Chart 4" svg:x="9.4587in" svg:y="6.0551in" svg:width="9.3618in" svg:height="5.2665in" style:rel-width="scale" style:rel-height="scale">
            <draw:object xlink:href="Object 8/" xlink:type="simple" xlink:show="embed" xlink:actuate="onLoad"/>
            <svg:title/>
            <svg:desc/>
          </draw:frame>
        </table:shapes>
        <table:table-column table:style-name="co2" table:number-columns-repeated="19" table:default-cell-style-name="ce1"/>
        <table:table-column table:style-name="co3" table:number-columns-repeated="16365" table:default-cell-style-name="ce1"/>
        <table:table-row table:style-name="ro1">
          <table:table-cell office:value-type="string" table:style-name="ce1">
            <text:p>matcher_svd_dist</text:p>
          </table:table-cell>
          <table:table-cell office:value-type="string" table:style-name="ce1">
            <text:p>matcher_pnp_dist</text:p>
          </table:table-cell>
          <table:table-cell office:value-type="string" table:style-name="ce1">
            <text:p>matcher_svd_ang</text:p>
          </table:table-cell>
          <table:table-cell office:value-type="string" table:style-name="ce1">
            <text:p>matcher_pnp_ang</text:p>
          </table:table-cell>
          <table:table-cell table:style-name="ce1"/>
          <table:table-cell office:value-type="string" table:style-name="ce1">
            <text:p>tracker_svd_dist</text:p>
          </table:table-cell>
          <table:table-cell office:value-type="string" table:style-name="ce1">
            <text:p>tracker_pnp_dist</text:p>
          </table:table-cell>
          <table:table-cell office:value-type="string" table:style-name="ce1">
            <text:p>tracker_svd_ang</text:p>
          </table:table-cell>
          <table:table-cell office:value-type="string" table:style-name="ce1">
            <text:p>tracker_pnp_ang</text:p>
          </table:table-cell>
          <table:table-cell table:style-name="ce1"/>
          <table:table-cell office:value-type="string" table:style-name="ce1">
            <text:p>matcher_svd_dist_corr</text:p>
          </table:table-cell>
          <table:table-cell office:value-type="string" table:style-name="ce1">
            <text:p>matcher_pnp_dist_corr</text:p>
          </table:table-cell>
          <table:table-cell office:value-type="string" table:style-name="ce1">
            <text:p>matcher_svd_ang_corr</text:p>
          </table:table-cell>
          <table:table-cell office:value-type="string" table:style-name="ce1">
            <text:p>matcher_pnp_ang_corr</text:p>
          </table:table-cell>
          <table:table-cell table:style-name="ce1"/>
          <table:table-cell office:value-type="string" table:style-name="ce1">
            <text:p>tracker_svd_dist_corr</text:p>
          </table:table-cell>
          <table:table-cell office:value-type="string" table:style-name="ce1">
            <text:p>tracker_pnp_dist_corr</text:p>
          </table:table-cell>
          <table:table-cell office:value-type="string" table:style-name="ce1">
            <text:p>tracker_svd_ang_corr</text:p>
          </table:table-cell>
          <table:table-cell office:value-type="string" table:style-name="ce1">
            <text:p>tracker_pnp_ang_corr</text:p>
          </table:table-cell>
          <table:table-cell table:number-columns-repeated="16365"/>
        </table:table-row>
        <table:table-row table:style-name="ro1">
          <table:table-cell office:value-type="float" office:value="0.39420095899205498" table:style-name="ce1">
            <text:p>0.394200959</text:p>
          </table:table-cell>
          <table:table-cell office:value-type="float" office:value="0.432721815705228" table:style-name="ce1">
            <text:p>0.432721816</text:p>
          </table:table-cell>
          <table:table-cell office:value-type="float" office:value="0.99346472744999204" table:style-name="ce1">
            <text:p>0.993464727</text:p>
          </table:table-cell>
          <table:table-cell office:value-type="float" office:value="0.98159797312549701" table:style-name="ce1">
            <text:p>0.981597973</text:p>
          </table:table-cell>
          <table:table-cell table:style-name="ce1"/>
          <table:table-cell office:value-type="float" office:value="0.38202227223321999" table:style-name="ce1">
            <text:p>0.382022272</text:p>
          </table:table-cell>
          <table:table-cell office:value-type="float" office:value="0.41868278784601998" table:style-name="ce1">
            <text:p>0.418682788</text:p>
          </table:table-cell>
          <table:table-cell office:value-type="float" office:value="0.94572655825962804" table:style-name="ce1">
            <text:p>0.945726558</text:p>
          </table:table-cell>
          <table:table-cell office:value-type="float" office:value="1.0260727526928" table:style-name="ce1">
            <text:p>1.026072753</text:p>
          </table:table-cell>
          <table:table-cell table:style-name="ce1"/>
          <table:table-cell office:value-type="float" office:value="0.39420095899205498" table:style-name="ce1">
            <text:p>0.394200959</text:p>
          </table:table-cell>
          <table:table-cell office:value-type="float" office:value="0.432721815705228" table:style-name="ce1">
            <text:p>0.432721816</text:p>
          </table:table-cell>
          <table:table-cell office:value-type="float" office:value="0.99346472744999204" table:style-name="ce1">
            <text:p>0.993464727</text:p>
          </table:table-cell>
          <table:table-cell office:value-type="float" office:value="0.98159797312549701" table:style-name="ce1">
            <text:p>0.981597973</text:p>
          </table:table-cell>
          <table:table-cell table:style-name="ce1"/>
          <table:table-cell office:value-type="float" office:value="0.38202227223321999" table:style-name="ce1">
            <text:p>0.382022272</text:p>
          </table:table-cell>
          <table:table-cell office:value-type="float" office:value="0.41868278784601998" table:style-name="ce1">
            <text:p>0.418682788</text:p>
          </table:table-cell>
          <table:table-cell office:value-type="float" office:value="0.94572655825962804" table:style-name="ce1">
            <text:p>0.945726558</text:p>
          </table:table-cell>
          <table:table-cell office:value-type="float" office:value="1.0260727526928" table:style-name="ce1">
            <text:p>1.026072753</text:p>
          </table:table-cell>
          <table:table-cell table:number-columns-repeated="16365"/>
        </table:table-row>
        <table:table-row table:style-name="ro1">
          <table:table-cell office:value-type="float" office:value="0.31084564113479002" table:style-name="ce1">
            <text:p>0.310845641</text:p>
          </table:table-cell>
          <table:table-cell office:value-type="float" office:value="0.33833764742114902" table:style-name="ce1">
            <text:p>0.338337647</text:p>
          </table:table-cell>
          <table:table-cell office:value-type="float" office:value="0.90048828901955502" table:style-name="ce1">
            <text:p>0.900488289</text:p>
          </table:table-cell>
          <table:table-cell office:value-type="float" office:value="0.84822827867998596" table:style-name="ce1">
            <text:p>0.848228279</text:p>
          </table:table-cell>
          <table:table-cell table:style-name="ce1"/>
          <table:table-cell office:value-type="float" office:value="0.46174287911567302" table:style-name="ce1">
            <text:p>0.461742879</text:p>
          </table:table-cell>
          <table:table-cell office:value-type="float" office:value="0.51691659958223501" table:style-name="ce1">
            <text:p>0.5169166</text:p>
          </table:table-cell>
          <table:table-cell office:value-type="float" office:value="1.1815928485371601" table:style-name="ce1">
            <text:p>1.181592849</text:p>
          </table:table-cell>
          <table:table-cell office:value-type="float" office:value="1.1070377770654201" table:style-name="ce1">
            <text:p>1.107037777</text:p>
          </table:table-cell>
          <table:table-cell table:style-name="ce1"/>
          <table:table-cell office:value-type="float" office:value="0.31084564113479002" table:style-name="ce1">
            <text:p>0.310845641</text:p>
          </table:table-cell>
          <table:table-cell office:value-type="float" office:value="0.33833764742114902" table:style-name="ce1">
            <text:p>0.338337647</text:p>
          </table:table-cell>
          <table:table-cell office:value-type="float" office:value="0.90048828901955502" table:style-name="ce1">
            <text:p>0.900488289</text:p>
          </table:table-cell>
          <table:table-cell office:value-type="float" office:value="0.84822827867998596" table:style-name="ce1">
            <text:p>0.848228279</text:p>
          </table:table-cell>
          <table:table-cell table:style-name="ce1"/>
          <table:table-cell office:value-type="float" office:value="0.46174287911567302" table:style-name="ce1">
            <text:p>0.461742879</text:p>
          </table:table-cell>
          <table:table-cell office:value-type="float" office:value="0.51691659958223501" table:style-name="ce1">
            <text:p>0.5169166</text:p>
          </table:table-cell>
          <table:table-cell office:value-type="float" office:value="1.1815928485371601" table:style-name="ce1">
            <text:p>1.181592849</text:p>
          </table:table-cell>
          <table:table-cell office:value-type="float" office:value="1.1070377770654201" table:style-name="ce1">
            <text:p>1.107037777</text:p>
          </table:table-cell>
          <table:table-cell table:number-columns-repeated="16365"/>
        </table:table-row>
        <table:table-row table:style-name="ro1">
          <table:table-cell office:value-type="float" office:value="0.50274581333576496" table:style-name="ce1">
            <text:p>0.502745813</text:p>
          </table:table-cell>
          <table:table-cell office:value-type="float" office:value="0.586231783969269" table:style-name="ce1">
            <text:p>0.586231784</text:p>
          </table:table-cell>
          <table:table-cell office:value-type="float" office:value="0.42892659011309697" table:style-name="ce1">
            <text:p>0.42892659</text:p>
          </table:table-cell>
          <table:table-cell office:value-type="float" office:value="0.25411386529618402" table:style-name="ce1">
            <text:p>0.254113865</text:p>
          </table:table-cell>
          <table:table-cell table:style-name="ce1"/>
          <table:table-cell office:value-type="float" office:value="0.245451241401209" table:style-name="ce1">
            <text:p>0.245451241</text:p>
          </table:table-cell>
          <table:table-cell office:value-type="float" office:value="0.23112040364481201" table:style-name="ce1">
            <text:p>0.231120404</text:p>
          </table:table-cell>
          <table:table-cell office:value-type="float" office:value="0.62485772887982405" table:style-name="ce1">
            <text:p>0.624857729</text:p>
          </table:table-cell>
          <table:table-cell office:value-type="float" office:value="0.62951678852437998" table:style-name="ce1">
            <text:p>0.629516789</text:p>
          </table:table-cell>
          <table:table-cell table:style-name="ce1"/>
          <table:table-cell office:value-type="float" office:value="0.50274581333576496" table:style-name="ce1">
            <text:p>0.502745813</text:p>
          </table:table-cell>
          <table:table-cell office:value-type="float" office:value="0.586231783969269" table:style-name="ce1">
            <text:p>0.586231784</text:p>
          </table:table-cell>
          <table:table-cell office:value-type="float" office:value="0.42892659011309697" table:style-name="ce1">
            <text:p>0.42892659</text:p>
          </table:table-cell>
          <table:table-cell office:value-type="float" office:value="0.25411386529618402" table:style-name="ce1">
            <text:p>0.254113865</text:p>
          </table:table-cell>
          <table:table-cell table:style-name="ce1"/>
          <table:table-cell office:value-type="float" office:value="0.245451241401209" table:style-name="ce1">
            <text:p>0.245451241</text:p>
          </table:table-cell>
          <table:table-cell office:value-type="float" office:value="0.23112040364481201" table:style-name="ce1">
            <text:p>0.231120404</text:p>
          </table:table-cell>
          <table:table-cell office:value-type="float" office:value="0.62485772887982405" table:style-name="ce1">
            <text:p>0.624857729</text:p>
          </table:table-cell>
          <table:table-cell office:value-type="float" office:value="0.62951678852437998" table:style-name="ce1">
            <text:p>0.629516789</text:p>
          </table:table-cell>
          <table:table-cell table:number-columns-repeated="16365"/>
        </table:table-row>
        <table:table-row table:style-name="ro1">
          <table:table-cell office:value-type="float" office:value="0.352218026271165" table:style-name="ce1">
            <text:p>0.352218026</text:p>
          </table:table-cell>
          <table:table-cell office:value-type="float" office:value="0.37930941242733102" table:style-name="ce1">
            <text:p>0.379309412</text:p>
          </table:table-cell>
          <table:table-cell office:value-type="float" office:value="0.67430968416260995" table:style-name="ce1">
            <text:p>0.674309684</text:p>
          </table:table-cell>
          <table:table-cell office:value-type="float" office:value="0.54494089090081899" table:style-name="ce1">
            <text:p>0.544940891</text:p>
          </table:table-cell>
          <table:table-cell table:style-name="ce1"/>
          <table:table-cell office:value-type="float" office:value="3.53163654432785E-2" table:style-name="ce1">
            <text:p>0.035316365</text:p>
          </table:table-cell>
          <table:table-cell office:value-type="float" office:value="0.182365497894973" table:style-name="ce1">
            <text:p>0.182365498</text:p>
          </table:table-cell>
          <table:table-cell office:value-type="float" office:value="0.59207771488445005" table:style-name="ce1">
            <text:p>0.592077715</text:p>
          </table:table-cell>
          <table:table-cell office:value-type="float" office:value="0.40000570954776399" table:style-name="ce1">
            <text:p>0.40000571</text:p>
          </table:table-cell>
          <table:table-cell table:style-name="ce1"/>
          <table:table-cell office:value-type="float" office:value="0.352218026271165" table:style-name="ce1">
            <text:p>0.352218026</text:p>
          </table:table-cell>
          <table:table-cell office:value-type="float" office:value="0.37930941242733102" table:style-name="ce1">
            <text:p>0.379309412</text:p>
          </table:table-cell>
          <table:table-cell office:value-type="float" office:value="0.67430968416260995" table:style-name="ce1">
            <text:p>0.674309684</text:p>
          </table:table-cell>
          <table:table-cell office:value-type="float" office:value="0.54494089090081899" table:style-name="ce1">
            <text:p>0.544940891</text:p>
          </table:table-cell>
          <table:table-cell table:style-name="ce1"/>
          <table:table-cell office:value-type="float" office:value="3.53163654432785E-2" table:style-name="ce1">
            <text:p>0.035316365</text:p>
          </table:table-cell>
          <table:table-cell office:value-type="float" office:value="0.182365497894973" table:style-name="ce1">
            <text:p>0.182365498</text:p>
          </table:table-cell>
          <table:table-cell office:value-type="float" office:value="0.59207771488445005" table:style-name="ce1">
            <text:p>0.592077715</text:p>
          </table:table-cell>
          <table:table-cell office:value-type="float" office:value="0.40000570954776399" table:style-name="ce1">
            <text:p>0.40000571</text:p>
          </table:table-cell>
          <table:table-cell table:number-columns-repeated="16365"/>
        </table:table-row>
        <table:table-row table:style-name="ro1">
          <table:table-cell office:value-type="float" office:value="0.24781594858929101" table:style-name="ce1">
            <text:p>0.247815949</text:p>
          </table:table-cell>
          <table:table-cell office:value-type="float" office:value="0.47392949906378201" table:style-name="ce1">
            <text:p>0.473929499</text:p>
          </table:table-cell>
          <table:table-cell office:value-type="float" office:value="0.51448226294204502" table:style-name="ce1">
            <text:p>0.514482263</text:p>
          </table:table-cell>
          <table:table-cell office:value-type="float" office:value="0.71373832186228803" table:style-name="ce1">
            <text:p>0.713738322</text:p>
          </table:table-cell>
          <table:table-cell table:style-name="ce1"/>
          <table:table-cell office:value-type="float" office:value="0.22473835250982199" table:style-name="ce1">
            <text:p>0.224738353</text:p>
          </table:table-cell>
          <table:table-cell office:value-type="float" office:value="0.31341817700766" table:style-name="ce1">
            <text:p>0.313418177</text:p>
          </table:table-cell>
          <table:table-cell office:value-type="float" office:value="7.6973637691494595E-2" table:style-name="ce1">
            <text:p>0.076973638</text:p>
          </table:table-cell>
          <table:table-cell office:value-type="float" office:value="0.24014964453545301" table:style-name="ce1">
            <text:p>0.240149645</text:p>
          </table:table-cell>
          <table:table-cell table:style-name="ce1"/>
          <table:table-cell office:value-type="float" office:value="0.24781594858929101" table:style-name="ce1">
            <text:p>0.247815949</text:p>
          </table:table-cell>
          <table:table-cell office:value-type="float" office:value="0.47392949906378201" table:style-name="ce1">
            <text:p>0.473929499</text:p>
          </table:table-cell>
          <table:table-cell office:value-type="float" office:value="0.51448226294204502" table:style-name="ce1">
            <text:p>0.514482263</text:p>
          </table:table-cell>
          <table:table-cell office:value-type="float" office:value="0.71373832186228803" table:style-name="ce1">
            <text:p>0.713738322</text:p>
          </table:table-cell>
          <table:table-cell table:style-name="ce1"/>
          <table:table-cell office:value-type="float" office:value="0.22473835250982199" table:style-name="ce1">
            <text:p>0.224738353</text:p>
          </table:table-cell>
          <table:table-cell office:value-type="float" office:value="0.31341817700766" table:style-name="ce1">
            <text:p>0.313418177</text:p>
          </table:table-cell>
          <table:table-cell office:value-type="float" office:value="7.6973637691494595E-2" table:style-name="ce1">
            <text:p>0.076973638</text:p>
          </table:table-cell>
          <table:table-cell office:value-type="float" office:value="0.24014964453545301" table:style-name="ce1">
            <text:p>0.240149645</text:p>
          </table:table-cell>
          <table:table-cell table:number-columns-repeated="16365"/>
        </table:table-row>
        <table:table-row table:style-name="ro1">
          <table:table-cell office:value-type="float" office:value="0.22954165788389799" table:style-name="ce1">
            <text:p>0.229541658</text:p>
          </table:table-cell>
          <table:table-cell office:value-type="float" office:value="0.31156418283703702" table:style-name="ce1">
            <text:p>0.311564183</text:p>
          </table:table-cell>
          <table:table-cell office:value-type="float" office:value="0.61433030226169305" table:style-name="ce1">
            <text:p>0.614330302</text:p>
          </table:table-cell>
          <table:table-cell office:value-type="float" office:value="0.50734545555966604" table:style-name="ce1">
            <text:p>0.507345456</text:p>
          </table:table-cell>
          <table:table-cell table:style-name="ce1"/>
          <table:table-cell office:value-type="float" office:value="0.25389445053812298" table:style-name="ce1">
            <text:p>0.253894451</text:p>
          </table:table-cell>
          <table:table-cell office:value-type="float" office:value="0.32583311819543898" table:style-name="ce1">
            <text:p>0.325833118</text:p>
          </table:table-cell>
          <table:table-cell office:value-type="float" office:value="0.51639845300143505" table:style-name="ce1">
            <text:p>0.516398453</text:p>
          </table:table-cell>
          <table:table-cell office:value-type="float" office:value="0.540099580677463" table:style-name="ce1">
            <text:p>0.540099581</text:p>
          </table:table-cell>
          <table:table-cell table:style-name="ce1"/>
          <table:table-cell office:value-type="float" office:value="0.22954165788389799" table:style-name="ce1">
            <text:p>0.229541658</text:p>
          </table:table-cell>
          <table:table-cell office:value-type="float" office:value="0.31156418283703702" table:style-name="ce1">
            <text:p>0.311564183</text:p>
          </table:table-cell>
          <table:table-cell office:value-type="float" office:value="0.61433030226169305" table:style-name="ce1">
            <text:p>0.614330302</text:p>
          </table:table-cell>
          <table:table-cell office:value-type="float" office:value="0.50734545555966604" table:style-name="ce1">
            <text:p>0.507345456</text:p>
          </table:table-cell>
          <table:table-cell table:style-name="ce1"/>
          <table:table-cell office:value-type="float" office:value="0.25389445053812298" table:style-name="ce1">
            <text:p>0.253894451</text:p>
          </table:table-cell>
          <table:table-cell office:value-type="float" office:value="0.32583311819543898" table:style-name="ce1">
            <text:p>0.325833118</text:p>
          </table:table-cell>
          <table:table-cell office:value-type="float" office:value="0.51639845300143505" table:style-name="ce1">
            <text:p>0.516398453</text:p>
          </table:table-cell>
          <table:table-cell office:value-type="float" office:value="0.540099580677463" table:style-name="ce1">
            <text:p>0.540099581</text:p>
          </table:table-cell>
          <table:table-cell table:number-columns-repeated="16365"/>
        </table:table-row>
        <table:table-row table:style-name="ro1">
          <table:table-cell office:value-type="float" office:value="0.46756236903611897" table:style-name="ce1">
            <text:p>0.467562369</text:p>
          </table:table-cell>
          <table:table-cell office:value-type="float" office:value="0.57703118087695604" table:style-name="ce1">
            <text:p>0.577031181</text:p>
          </table:table-cell>
          <table:table-cell office:value-type="float" office:value="0.85348354416301198" table:style-name="ce1">
            <text:p>0.853483544</text:p>
          </table:table-cell>
          <table:table-cell office:value-type="float" office:value="0.85556599634205599" table:style-name="ce1">
            <text:p>0.855565996</text:p>
          </table:table-cell>
          <table:table-cell table:style-name="ce1"/>
          <table:table-cell office:value-type="float" office:value="0.26661601365617899" table:style-name="ce1">
            <text:p>0.266616014</text:p>
          </table:table-cell>
          <table:table-cell office:value-type="float" office:value="0.243218152861847" table:style-name="ce1">
            <text:p>0.243218153</text:p>
          </table:table-cell>
          <table:table-cell office:value-type="float" office:value="0.29721379601181702" table:style-name="ce1">
            <text:p>0.297213796</text:p>
          </table:table-cell>
          <table:table-cell office:value-type="float" office:value="0.53042535389323497" table:style-name="ce1">
            <text:p>0.530425354</text:p>
          </table:table-cell>
          <table:table-cell table:style-name="ce1"/>
          <table:table-cell office:value-type="float" office:value="0.46756236903611897" table:style-name="ce1">
            <text:p>0.467562369</text:p>
          </table:table-cell>
          <table:table-cell office:value-type="float" office:value="0.57703118087695604" table:style-name="ce1">
            <text:p>0.577031181</text:p>
          </table:table-cell>
          <table:table-cell office:value-type="float" office:value="0.85348354416301198" table:style-name="ce1">
            <text:p>0.853483544</text:p>
          </table:table-cell>
          <table:table-cell office:value-type="float" office:value="0.85556599634205599" table:style-name="ce1">
            <text:p>0.855565996</text:p>
          </table:table-cell>
          <table:table-cell table:style-name="ce1"/>
          <table:table-cell office:value-type="float" office:value="0.26661601365617899" table:style-name="ce1">
            <text:p>0.266616014</text:p>
          </table:table-cell>
          <table:table-cell office:value-type="float" office:value="0.243218152861847" table:style-name="ce1">
            <text:p>0.243218153</text:p>
          </table:table-cell>
          <table:table-cell office:value-type="float" office:value="0.29721379601181702" table:style-name="ce1">
            <text:p>0.297213796</text:p>
          </table:table-cell>
          <table:table-cell office:value-type="float" office:value="0.53042535389323497" table:style-name="ce1">
            <text:p>0.530425354</text:p>
          </table:table-cell>
          <table:table-cell table:number-columns-repeated="16365"/>
        </table:table-row>
        <table:table-row table:style-name="ro1">
          <table:table-cell office:value-type="float" office:value="0.45034638036730801" table:style-name="ce1">
            <text:p>0.45034638</text:p>
          </table:table-cell>
          <table:table-cell office:value-type="float" office:value="0.73922126459137605" table:style-name="ce1">
            <text:p>0.739221265</text:p>
          </table:table-cell>
          <table:table-cell office:value-type="float" office:value="0.783902413230679" table:style-name="ce1">
            <text:p>0.783902413</text:p>
          </table:table-cell>
          <table:table-cell office:value-type="float" office:value="0.99171239926256005" table:style-name="ce1">
            <text:p>0.991712399</text:p>
          </table:table-cell>
          <table:table-cell table:style-name="ce1"/>
          <table:table-cell office:value-type="float" office:value="0.42767312308825001" table:style-name="ce1">
            <text:p>0.427673123</text:p>
          </table:table-cell>
          <table:table-cell office:value-type="float" office:value="0.46549342262263499" table:style-name="ce1">
            <text:p>0.465493423</text:p>
          </table:table-cell>
          <table:table-cell office:value-type="float" office:value="0.63296445555438896" table:style-name="ce1">
            <text:p>0.632964456</text:p>
          </table:table-cell>
          <table:table-cell office:value-type="float" office:value="0.97776145462836705" table:style-name="ce1">
            <text:p>0.977761455</text:p>
          </table:table-cell>
          <table:table-cell table:style-name="ce1"/>
          <table:table-cell office:value-type="float" office:value="0.45034638036730801" table:style-name="ce1">
            <text:p>0.45034638</text:p>
          </table:table-cell>
          <table:table-cell office:value-type="float" office:value="0.73922126459137605" table:style-name="ce1">
            <text:p>0.739221265</text:p>
          </table:table-cell>
          <table:table-cell office:value-type="float" office:value="0.783902413230679" table:style-name="ce1">
            <text:p>0.783902413</text:p>
          </table:table-cell>
          <table:table-cell office:value-type="float" office:value="0.99171239926256005" table:style-name="ce1">
            <text:p>0.991712399</text:p>
          </table:table-cell>
          <table:table-cell table:style-name="ce1"/>
          <table:table-cell office:value-type="float" office:value="0.42767312308825001" table:style-name="ce1">
            <text:p>0.427673123</text:p>
          </table:table-cell>
          <table:table-cell office:value-type="float" office:value="0.46549342262263499" table:style-name="ce1">
            <text:p>0.465493423</text:p>
          </table:table-cell>
          <table:table-cell office:value-type="float" office:value="0.63296445555438896" table:style-name="ce1">
            <text:p>0.632964456</text:p>
          </table:table-cell>
          <table:table-cell office:value-type="float" office:value="0.97776145462836705" table:style-name="ce1">
            <text:p>0.977761455</text:p>
          </table:table-cell>
          <table:table-cell table:number-columns-repeated="16365"/>
        </table:table-row>
        <table:table-row table:style-name="ro1">
          <table:table-cell office:value-type="float" office:value="0.33042813424384698" table:style-name="ce1">
            <text:p>0.330428134</text:p>
          </table:table-cell>
          <table:table-cell office:value-type="float" office:value="0.52477078601027305" table:style-name="ce1">
            <text:p>0.524770786</text:p>
          </table:table-cell>
          <table:table-cell office:value-type="float" office:value="0.68553636569841803" table:style-name="ce1">
            <text:p>0.685536366</text:p>
          </table:table-cell>
          <table:table-cell office:value-type="float" office:value="0.79938510349160097" table:style-name="ce1">
            <text:p>0.799385103</text:p>
          </table:table-cell>
          <table:table-cell table:style-name="ce1"/>
          <table:table-cell office:value-type="float" office:value="0.34160455345725199" table:style-name="ce1">
            <text:p>0.341604553</text:p>
          </table:table-cell>
          <table:table-cell office:value-type="float" office:value="0.43573557702383697" table:style-name="ce1">
            <text:p>0.435735577</text:p>
          </table:table-cell>
          <table:table-cell office:value-type="float" office:value="0.52202093473427602" table:style-name="ce1">
            <text:p>0.522020935</text:p>
          </table:table-cell>
          <table:table-cell office:value-type="float" office:value="0.698846670994414" table:style-name="ce1">
            <text:p>0.698846671</text:p>
          </table:table-cell>
          <table:table-cell table:style-name="ce1"/>
          <table:table-cell office:value-type="float" office:value="0.33042813424384698" table:style-name="ce1">
            <text:p>0.330428134</text:p>
          </table:table-cell>
          <table:table-cell office:value-type="float" office:value="0.52477078601027305" table:style-name="ce1">
            <text:p>0.524770786</text:p>
          </table:table-cell>
          <table:table-cell office:value-type="float" office:value="0.68553636569841803" table:style-name="ce1">
            <text:p>0.685536366</text:p>
          </table:table-cell>
          <table:table-cell office:value-type="float" office:value="0.79938510349160097" table:style-name="ce1">
            <text:p>0.799385103</text:p>
          </table:table-cell>
          <table:table-cell table:style-name="ce1"/>
          <table:table-cell office:value-type="float" office:value="0.34160455345725199" table:style-name="ce1">
            <text:p>0.341604553</text:p>
          </table:table-cell>
          <table:table-cell office:value-type="float" office:value="0.43573557702383697" table:style-name="ce1">
            <text:p>0.435735577</text:p>
          </table:table-cell>
          <table:table-cell office:value-type="float" office:value="0.52202093473427602" table:style-name="ce1">
            <text:p>0.522020935</text:p>
          </table:table-cell>
          <table:table-cell office:value-type="float" office:value="0.698846670994414" table:style-name="ce1">
            <text:p>0.698846671</text:p>
          </table:table-cell>
          <table:table-cell table:number-columns-repeated="16365"/>
        </table:table-row>
        <table:table-row table:style-name="ro1">
          <table:table-cell office:value-type="float" office:value="0.27889526832946299" table:style-name="ce1">
            <text:p>0.278895268</text:p>
          </table:table-cell>
          <table:table-cell office:value-type="float" office:value="0.44117785967234502" table:style-name="ce1">
            <text:p>0.44117786</text:p>
          </table:table-cell>
          <table:table-cell office:value-type="float" office:value="0.85638003457714995" table:style-name="ce1">
            <text:p>0.856380035</text:p>
          </table:table-cell>
          <table:table-cell office:value-type="float" office:value="0.64369146802008004" table:style-name="ce1">
            <text:p>0.643691468</text:p>
          </table:table-cell>
          <table:table-cell table:style-name="ce1"/>
          <table:table-cell office:value-type="float" office:value="0.26274290520636001" table:style-name="ce1">
            <text:p>0.262742905</text:p>
          </table:table-cell>
          <table:table-cell office:value-type="float" office:value="0.46815587027478001" table:style-name="ce1">
            <text:p>0.46815587</text:p>
          </table:table-cell>
          <table:table-cell office:value-type="float" office:value="0.70113944437195796" table:style-name="ce1">
            <text:p>0.701139444</text:p>
          </table:table-cell>
          <table:table-cell office:value-type="float" office:value="0.56467689391335096" table:style-name="ce1">
            <text:p>0.564676894</text:p>
          </table:table-cell>
          <table:table-cell table:style-name="ce1"/>
          <table:table-cell office:value-type="float" office:value="0.27889526832946299" table:style-name="ce1">
            <text:p>0.278895268</text:p>
          </table:table-cell>
          <table:table-cell office:value-type="float" office:value="0.44117785967234502" table:style-name="ce1">
            <text:p>0.44117786</text:p>
          </table:table-cell>
          <table:table-cell office:value-type="float" office:value="0.85638003457714995" table:style-name="ce1">
            <text:p>0.856380035</text:p>
          </table:table-cell>
          <table:table-cell office:value-type="float" office:value="0.64369146802008004" table:style-name="ce1">
            <text:p>0.643691468</text:p>
          </table:table-cell>
          <table:table-cell table:style-name="ce1"/>
          <table:table-cell office:value-type="float" office:value="0.26274290520636001" table:style-name="ce1">
            <text:p>0.262742905</text:p>
          </table:table-cell>
          <table:table-cell office:value-type="float" office:value="0.46815587027478001" table:style-name="ce1">
            <text:p>0.46815587</text:p>
          </table:table-cell>
          <table:table-cell office:value-type="float" office:value="0.70113944437195796" table:style-name="ce1">
            <text:p>0.701139444</text:p>
          </table:table-cell>
          <table:table-cell office:value-type="float" office:value="0.56467689391335096" table:style-name="ce1">
            <text:p>0.564676894</text:p>
          </table:table-cell>
          <table:table-cell table:number-columns-repeated="16365"/>
        </table:table-row>
        <table:table-row table:style-name="ro1">
          <table:table-cell office:value-type="float" office:value="0.17754319185032699" table:style-name="ce1">
            <text:p>0.177543192</text:p>
          </table:table-cell>
          <table:table-cell office:value-type="float" office:value="0.31148179293462402" table:style-name="ce1">
            <text:p>0.311481793</text:p>
          </table:table-cell>
          <table:table-cell office:value-type="float" office:value="1.08828934156431" table:style-name="ce1">
            <text:p>1.088289342</text:p>
          </table:table-cell>
          <table:table-cell office:value-type="float" office:value="0.50960711348448495" table:style-name="ce1">
            <text:p>0.509607113</text:p>
          </table:table-cell>
          <table:table-cell table:style-name="ce1"/>
          <table:table-cell office:value-type="float" office:value="0.12029844437913401" table:style-name="ce1">
            <text:p>0.120298444</text:p>
          </table:table-cell>
          <table:table-cell office:value-type="float" office:value="0.39267186822433198" table:style-name="ce1">
            <text:p>0.392671868</text:p>
          </table:table-cell>
          <table:table-cell office:value-type="float" office:value="1.00697310776904" table:style-name="ce1">
            <text:p>1.006973108</text:p>
          </table:table-cell>
          <table:table-cell office:value-type="float" office:value="0.64938282728812302" table:style-name="ce1">
            <text:p>0.649382827</text:p>
          </table:table-cell>
          <table:table-cell table:style-name="ce1"/>
          <table:table-cell office:value-type="float" office:value="0.17754319185032699" table:style-name="ce1">
            <text:p>0.177543192</text:p>
          </table:table-cell>
          <table:table-cell office:value-type="float" office:value="0.31148179293462402" table:style-name="ce1">
            <text:p>0.311481793</text:p>
          </table:table-cell>
          <table:table-cell office:value-type="float" office:value="1.08828934156431" table:style-name="ce1">
            <text:p>1.088289342</text:p>
          </table:table-cell>
          <table:table-cell office:value-type="float" office:value="0.50960711348448495" table:style-name="ce1">
            <text:p>0.509607113</text:p>
          </table:table-cell>
          <table:table-cell table:style-name="ce1"/>
          <table:table-cell office:value-type="float" office:value="0.12029844437913401" table:style-name="ce1">
            <text:p>0.120298444</text:p>
          </table:table-cell>
          <table:table-cell office:value-type="float" office:value="0.39267186822433198" table:style-name="ce1">
            <text:p>0.392671868</text:p>
          </table:table-cell>
          <table:table-cell office:value-type="float" office:value="1.00697310776904" table:style-name="ce1">
            <text:p>1.006973108</text:p>
          </table:table-cell>
          <table:table-cell office:value-type="float" office:value="0.64938282728812302" table:style-name="ce1">
            <text:p>0.649382827</text:p>
          </table:table-cell>
          <table:table-cell table:number-columns-repeated="16365"/>
        </table:table-row>
        <table:table-row table:style-name="ro1">
          <table:table-cell office:value-type="float" office:value="0.25604561883111698" table:style-name="ce1">
            <text:p>0.256045619</text:p>
          </table:table-cell>
          <table:table-cell office:value-type="float" office:value="0.36101647227442601" table:style-name="ce1">
            <text:p>0.361016472</text:p>
          </table:table-cell>
          <table:table-cell office:value-type="float" office:value="0.70581955149057896" table:style-name="ce1">
            <text:p>0.705819551</text:p>
          </table:table-cell>
          <table:table-cell office:value-type="float" office:value="0.47974307512370401" table:style-name="ce1">
            <text:p>0.479743075</text:p>
          </table:table-cell>
          <table:table-cell table:style-name="ce1"/>
          <table:table-cell office:value-type="float" office:value="0.19048468942643099" table:style-name="ce1">
            <text:p>0.190484689</text:p>
          </table:table-cell>
          <table:table-cell office:value-type="float" office:value="0.46372361132435702" table:style-name="ce1">
            <text:p>0.463723611</text:p>
          </table:table-cell>
          <table:table-cell office:value-type="float" office:value="0.72099017716977098" table:style-name="ce1">
            <text:p>0.720990177</text:p>
          </table:table-cell>
          <table:table-cell office:value-type="float" office:value="0.50764809661774002" table:style-name="ce1">
            <text:p>0.507648097</text:p>
          </table:table-cell>
          <table:table-cell table:style-name="ce1"/>
          <table:table-cell office:value-type="float" office:value="0.25604561883111698" table:style-name="ce1">
            <text:p>0.256045619</text:p>
          </table:table-cell>
          <table:table-cell office:value-type="float" office:value="0.36101647227442601" table:style-name="ce1">
            <text:p>0.361016472</text:p>
          </table:table-cell>
          <table:table-cell office:value-type="float" office:value="0.70581955149057896" table:style-name="ce1">
            <text:p>0.705819551</text:p>
          </table:table-cell>
          <table:table-cell office:value-type="float" office:value="0.47974307512370401" table:style-name="ce1">
            <text:p>0.479743075</text:p>
          </table:table-cell>
          <table:table-cell table:style-name="ce1"/>
          <table:table-cell office:value-type="float" office:value="0.19048468942643099" table:style-name="ce1">
            <text:p>0.190484689</text:p>
          </table:table-cell>
          <table:table-cell office:value-type="float" office:value="0.46372361132435702" table:style-name="ce1">
            <text:p>0.463723611</text:p>
          </table:table-cell>
          <table:table-cell office:value-type="float" office:value="0.72099017716977098" table:style-name="ce1">
            <text:p>0.720990177</text:p>
          </table:table-cell>
          <table:table-cell office:value-type="float" office:value="0.50764809661774002" table:style-name="ce1">
            <text:p>0.507648097</text:p>
          </table:table-cell>
          <table:table-cell table:number-columns-repeated="16365"/>
        </table:table-row>
        <table:table-row table:style-name="ro1">
          <table:table-cell office:value-type="float" office:value="0.10069418144079099" table:style-name="ce1">
            <text:p>0.100694181</text:p>
          </table:table-cell>
          <table:table-cell office:value-type="float" office:value="5.5150282572883499E-2" table:style-name="ce1">
            <text:p>0.055150283</text:p>
          </table:table-cell>
          <table:table-cell office:value-type="float" office:value="0.57454840872983404" table:style-name="ce1">
            <text:p>0.574548409</text:p>
          </table:table-cell>
          <table:table-cell office:value-type="float" office:value="0.56087634145835596" table:style-name="ce1">
            <text:p>0.560876341</text:p>
          </table:table-cell>
          <table:table-cell table:style-name="ce1"/>
          <table:table-cell office:value-type="float" office:value="9.7361698283045806E-2" table:style-name="ce1">
            <text:p>0.097361698</text:p>
          </table:table-cell>
          <table:table-cell office:value-type="float" office:value="7.6902360106295503E-2" table:style-name="ce1">
            <text:p>0.07690236</text:p>
          </table:table-cell>
          <table:table-cell office:value-type="float" office:value="0.32115107217755101" table:style-name="ce1">
            <text:p>0.321151072</text:p>
          </table:table-cell>
          <table:table-cell office:value-type="float" office:value="0.62433393705442697" table:style-name="ce1">
            <text:p>0.624333937</text:p>
          </table:table-cell>
          <table:table-cell table:style-name="ce1"/>
          <table:table-cell office:value-type="float" office:value="0.10069418144079099" table:style-name="ce1">
            <text:p>0.100694181</text:p>
          </table:table-cell>
          <table:table-cell office:value-type="float" office:value="5.5150282572883499E-2" table:style-name="ce1">
            <text:p>0.055150283</text:p>
          </table:table-cell>
          <table:table-cell office:value-type="float" office:value="0.57454840872983404" table:style-name="ce1">
            <text:p>0.574548409</text:p>
          </table:table-cell>
          <table:table-cell office:value-type="float" office:value="0.56087634145835596" table:style-name="ce1">
            <text:p>0.560876341</text:p>
          </table:table-cell>
          <table:table-cell table:style-name="ce1"/>
          <table:table-cell office:value-type="float" office:value="9.7361698283045806E-2" table:style-name="ce1">
            <text:p>0.097361698</text:p>
          </table:table-cell>
          <table:table-cell office:value-type="float" office:value="7.6902360106295503E-2" table:style-name="ce1">
            <text:p>0.07690236</text:p>
          </table:table-cell>
          <table:table-cell office:value-type="float" office:value="0.32115107217755101" table:style-name="ce1">
            <text:p>0.321151072</text:p>
          </table:table-cell>
          <table:table-cell office:value-type="float" office:value="0.62433393705442697" table:style-name="ce1">
            <text:p>0.624333937</text:p>
          </table:table-cell>
          <table:table-cell table:number-columns-repeated="16365"/>
        </table:table-row>
        <table:table-row table:style-name="ro1">
          <table:table-cell office:value-type="float" office:value="0.157033078814105" table:style-name="ce1">
            <text:p>0.157033079</text:p>
          </table:table-cell>
          <table:table-cell office:value-type="float" office:value="0.11523161414252001" table:style-name="ce1">
            <text:p>0.115231614</text:p>
          </table:table-cell>
          <table:table-cell office:value-type="float" office:value="0.65993116212126501" table:style-name="ce1">
            <text:p>0.659931162</text:p>
          </table:table-cell>
          <table:table-cell office:value-type="float" office:value="0.64696188836447099" table:style-name="ce1">
            <text:p>0.646961888</text:p>
          </table:table-cell>
          <table:table-cell table:style-name="ce1"/>
          <table:table-cell office:value-type="float" office:value="0.182453493549597" table:style-name="ce1">
            <text:p>0.182453494</text:p>
          </table:table-cell>
          <table:table-cell office:value-type="float" office:value="0.18224919357023001" table:style-name="ce1">
            <text:p>0.182249194</text:p>
          </table:table-cell>
          <table:table-cell office:value-type="float" office:value="0.52407545120501198" table:style-name="ce1">
            <text:p>0.524075451</text:p>
          </table:table-cell>
          <table:table-cell office:value-type="float" office:value="0.82955992421140701" table:style-name="ce1">
            <text:p>0.829559924</text:p>
          </table:table-cell>
          <table:table-cell table:style-name="ce1"/>
          <table:table-cell office:value-type="float" office:value="0.157033078814105" table:style-name="ce1">
            <text:p>0.157033079</text:p>
          </table:table-cell>
          <table:table-cell office:value-type="float" office:value="0.11523161414252001" table:style-name="ce1">
            <text:p>0.115231614</text:p>
          </table:table-cell>
          <table:table-cell office:value-type="float" office:value="0.65993116212126501" table:style-name="ce1">
            <text:p>0.659931162</text:p>
          </table:table-cell>
          <table:table-cell office:value-type="float" office:value="0.64696188836447099" table:style-name="ce1">
            <text:p>0.646961888</text:p>
          </table:table-cell>
          <table:table-cell table:style-name="ce1"/>
          <table:table-cell office:value-type="float" office:value="0.182453493549597" table:style-name="ce1">
            <text:p>0.182453494</text:p>
          </table:table-cell>
          <table:table-cell office:value-type="float" office:value="0.18224919357023001" table:style-name="ce1">
            <text:p>0.182249194</text:p>
          </table:table-cell>
          <table:table-cell office:value-type="float" office:value="0.52407545120501198" table:style-name="ce1">
            <text:p>0.524075451</text:p>
          </table:table-cell>
          <table:table-cell office:value-type="float" office:value="0.82955992421140701" table:style-name="ce1">
            <text:p>0.829559924</text:p>
          </table:table-cell>
          <table:table-cell table:number-columns-repeated="16365"/>
        </table:table-row>
        <table:table-row table:style-name="ro1">
          <table:table-cell office:value-type="float" office:value="0.12680971857408699" table:style-name="ce1">
            <text:p>0.126809719</text:p>
          </table:table-cell>
          <table:table-cell office:value-type="float" office:value="0.33696007854073601" table:style-name="ce1">
            <text:p>0.336960079</text:p>
          </table:table-cell>
          <table:table-cell office:value-type="float" office:value="0.44947364213631502" table:style-name="ce1">
            <text:p>0.449473642</text:p>
          </table:table-cell>
          <table:table-cell office:value-type="float" office:value="0.37083939170148" table:style-name="ce1">
            <text:p>0.370839392</text:p>
          </table:table-cell>
          <table:table-cell table:style-name="ce1"/>
          <table:table-cell office:value-type="float" office:value="9.5099829314351805E-2" table:style-name="ce1">
            <text:p>0.095099829</text:p>
          </table:table-cell>
          <table:table-cell office:value-type="float" office:value="0.33370698445437302" table:style-name="ce1">
            <text:p>0.333706984</text:p>
          </table:table-cell>
          <table:table-cell office:value-type="float" office:value="0.37065432022774297" table:style-name="ce1">
            <text:p>0.37065432</text:p>
          </table:table-cell>
          <table:table-cell office:value-type="float" office:value="0.175859979461014" table:style-name="ce1">
            <text:p>0.175859979</text:p>
          </table:table-cell>
          <table:table-cell table:style-name="ce1"/>
          <table:table-cell office:value-type="float" office:value="0.12680971857408699" table:style-name="ce1">
            <text:p>0.126809719</text:p>
          </table:table-cell>
          <table:table-cell office:value-type="float" office:value="0.33696007854073601" table:style-name="ce1">
            <text:p>0.336960079</text:p>
          </table:table-cell>
          <table:table-cell office:value-type="float" office:value="0.44947364213631502" table:style-name="ce1">
            <text:p>0.449473642</text:p>
          </table:table-cell>
          <table:table-cell office:value-type="float" office:value="0.37083939170148" table:style-name="ce1">
            <text:p>0.370839392</text:p>
          </table:table-cell>
          <table:table-cell table:style-name="ce1"/>
          <table:table-cell office:value-type="float" office:value="9.5099829314351805E-2" table:style-name="ce1">
            <text:p>0.095099829</text:p>
          </table:table-cell>
          <table:table-cell office:value-type="float" office:value="0.33370698445437302" table:style-name="ce1">
            <text:p>0.333706984</text:p>
          </table:table-cell>
          <table:table-cell office:value-type="float" office:value="0.37065432022774297" table:style-name="ce1">
            <text:p>0.37065432</text:p>
          </table:table-cell>
          <table:table-cell office:value-type="float" office:value="0.175859979461014" table:style-name="ce1">
            <text:p>0.175859979</text:p>
          </table:table-cell>
          <table:table-cell table:number-columns-repeated="16365"/>
        </table:table-row>
        <table:table-row table:style-name="ro1">
          <table:table-cell office:value-type="float" office:value="0.105664176457979" table:style-name="ce1">
            <text:p>0.105664176</text:p>
          </table:table-cell>
          <table:table-cell office:value-type="float" office:value="0.10357642542045099" table:style-name="ce1">
            <text:p>0.103576425</text:p>
          </table:table-cell>
          <table:table-cell office:value-type="float" office:value="0.58615606788762697" table:style-name="ce1">
            <text:p>0.586156068</text:p>
          </table:table-cell>
          <table:table-cell office:value-type="float" office:value="0.84467935252508597" table:style-name="ce1">
            <text:p>0.844679353</text:p>
          </table:table-cell>
          <table:table-cell table:style-name="ce1"/>
          <table:table-cell office:value-type="float" office:value="0.13343807580318101" table:style-name="ce1">
            <text:p>0.133438076</text:p>
          </table:table-cell>
          <table:table-cell office:value-type="float" office:value="9.6055239285694996E-2" table:style-name="ce1">
            <text:p>0.096055239</text:p>
          </table:table-cell>
          <table:table-cell office:value-type="float" office:value="0.26641396364685999" table:style-name="ce1">
            <text:p>0.266413964</text:p>
          </table:table-cell>
          <table:table-cell office:value-type="float" office:value="0.35533444984044599" table:style-name="ce1">
            <text:p>0.35533445</text:p>
          </table:table-cell>
          <table:table-cell table:style-name="ce1"/>
          <table:table-cell office:value-type="float" office:value="0.105664176457979" table:style-name="ce1">
            <text:p>0.105664176</text:p>
          </table:table-cell>
          <table:table-cell office:value-type="float" office:value="0.10357642542045099" table:style-name="ce1">
            <text:p>0.103576425</text:p>
          </table:table-cell>
          <table:table-cell office:value-type="float" office:value="0.58615606788762697" table:style-name="ce1">
            <text:p>0.586156068</text:p>
          </table:table-cell>
          <table:table-cell office:value-type="float" office:value="0.84467935252508597" table:style-name="ce1">
            <text:p>0.844679353</text:p>
          </table:table-cell>
          <table:table-cell table:style-name="ce1"/>
          <table:table-cell office:value-type="float" office:value="0.13343807580318101" table:style-name="ce1">
            <text:p>0.133438076</text:p>
          </table:table-cell>
          <table:table-cell office:value-type="float" office:value="9.6055239285694996E-2" table:style-name="ce1">
            <text:p>0.096055239</text:p>
          </table:table-cell>
          <table:table-cell office:value-type="float" office:value="0.26641396364685999" table:style-name="ce1">
            <text:p>0.266413964</text:p>
          </table:table-cell>
          <table:table-cell office:value-type="float" office:value="0.35533444984044599" table:style-name="ce1">
            <text:p>0.35533445</text:p>
          </table:table-cell>
          <table:table-cell table:number-columns-repeated="16365"/>
        </table:table-row>
        <table:table-row table:style-name="ro1">
          <table:table-cell office:value-type="float" office:value="0.17834447337367099" table:style-name="ce1">
            <text:p>0.178344473</text:p>
          </table:table-cell>
          <table:table-cell office:value-type="float" office:value="0.790147815230127" table:style-name="ce1">
            <text:p>0.790147815</text:p>
          </table:table-cell>
          <table:table-cell office:value-type="float" office:value="1.03246699117351" table:style-name="ce1">
            <text:p>1.032466991</text:p>
          </table:table-cell>
          <table:table-cell office:value-type="float" office:value="0.76529112411766798" table:style-name="ce1">
            <text:p>0.765291124</text:p>
          </table:table-cell>
          <table:table-cell table:style-name="ce1"/>
          <table:table-cell office:value-type="float" office:value="0.16931257450006301" table:style-name="ce1">
            <text:p>0.169312575</text:p>
          </table:table-cell>
          <table:table-cell office:value-type="float" office:value="0.77098882188956797" table:style-name="ce1">
            <text:p>0.770988822</text:p>
          </table:table-cell>
          <table:table-cell office:value-type="float" office:value="0.83623856760909399" table:style-name="ce1">
            <text:p>0.836238568</text:p>
          </table:table-cell>
          <table:table-cell office:value-type="float" office:value="0.72626212925856204" table:style-name="ce1">
            <text:p>0.726262129</text:p>
          </table:table-cell>
          <table:table-cell table:style-name="ce1"/>
          <table:table-cell office:value-type="float" office:value="0.17834447337367099" table:style-name="ce1">
            <text:p>0.178344473</text:p>
          </table:table-cell>
          <table:table-cell office:value-type="float" office:value="0.790147815230127" table:style-name="ce1">
            <text:p>0.790147815</text:p>
          </table:table-cell>
          <table:table-cell office:value-type="float" office:value="1.03246699117351" table:style-name="ce1">
            <text:p>1.032466991</text:p>
          </table:table-cell>
          <table:table-cell office:value-type="float" office:value="0.76529112411766798" table:style-name="ce1">
            <text:p>0.765291124</text:p>
          </table:table-cell>
          <table:table-cell table:style-name="ce1"/>
          <table:table-cell office:value-type="float" office:value="0.16931257450006301" table:style-name="ce1">
            <text:p>0.169312575</text:p>
          </table:table-cell>
          <table:table-cell office:value-type="float" office:value="0.77098882188956797" table:style-name="ce1">
            <text:p>0.770988822</text:p>
          </table:table-cell>
          <table:table-cell office:value-type="float" office:value="0.83623856760909399" table:style-name="ce1">
            <text:p>0.836238568</text:p>
          </table:table-cell>
          <table:table-cell office:value-type="float" office:value="0.72626212925856204" table:style-name="ce1">
            <text:p>0.726262129</text:p>
          </table:table-cell>
          <table:table-cell table:number-columns-repeated="16365"/>
        </table:table-row>
        <table:table-row table:style-name="ro1">
          <table:table-cell office:value-type="float" office:value="0.193402143341358" table:style-name="ce1">
            <text:p>0.193402143</text:p>
          </table:table-cell>
          <table:table-cell office:value-type="float" office:value="0.244494654452308" table:style-name="ce1">
            <text:p>0.244494654</text:p>
          </table:table-cell>
          <table:table-cell office:value-type="float" office:value="0.76023016378874697" table:style-name="ce1">
            <text:p>0.760230164</text:p>
          </table:table-cell>
          <table:table-cell office:value-type="float" office:value="0.241771553931972" table:style-name="ce1">
            <text:p>0.241771554</text:p>
          </table:table-cell>
          <table:table-cell table:style-name="ce1"/>
          <table:table-cell office:value-type="float" office:value="0.18229479553037001" table:style-name="ce1">
            <text:p>0.182294796</text:p>
          </table:table-cell>
          <table:table-cell office:value-type="float" office:value="0.40182230707474498" table:style-name="ce1">
            <text:p>0.401822307</text:p>
          </table:table-cell>
          <table:table-cell office:value-type="float" office:value="0.44808761177797202" table:style-name="ce1">
            <text:p>0.448087612</text:p>
          </table:table-cell>
          <table:table-cell office:value-type="float" office:value="0.22345903025212499" table:style-name="ce1">
            <text:p>0.22345903</text:p>
          </table:table-cell>
          <table:table-cell table:style-name="ce1"/>
          <table:table-cell office:value-type="float" office:value="0.193402143341358" table:style-name="ce1">
            <text:p>0.193402143</text:p>
          </table:table-cell>
          <table:table-cell office:value-type="float" office:value="0.244494654452308" table:style-name="ce1">
            <text:p>0.244494654</text:p>
          </table:table-cell>
          <table:table-cell office:value-type="float" office:value="0.76023016378874697" table:style-name="ce1">
            <text:p>0.760230164</text:p>
          </table:table-cell>
          <table:table-cell office:value-type="float" office:value="0.241771553931972" table:style-name="ce1">
            <text:p>0.241771554</text:p>
          </table:table-cell>
          <table:table-cell table:style-name="ce1"/>
          <table:table-cell office:value-type="float" office:value="0.18229479553037001" table:style-name="ce1">
            <text:p>0.182294796</text:p>
          </table:table-cell>
          <table:table-cell office:value-type="float" office:value="0.40182230707474498" table:style-name="ce1">
            <text:p>0.401822307</text:p>
          </table:table-cell>
          <table:table-cell office:value-type="float" office:value="0.44808761177797202" table:style-name="ce1">
            <text:p>0.448087612</text:p>
          </table:table-cell>
          <table:table-cell office:value-type="float" office:value="0.22345903025212499" table:style-name="ce1">
            <text:p>0.22345903</text:p>
          </table:table-cell>
          <table:table-cell table:number-columns-repeated="16365"/>
        </table:table-row>
        <table:table-row table:style-name="ro1">
          <table:table-cell office:value-type="float" office:value="0.14571543899950801" table:style-name="ce1">
            <text:p>0.145715439</text:p>
          </table:table-cell>
          <table:table-cell office:value-type="float" office:value="0.23446819324028201" table:style-name="ce1">
            <text:p>0.234468193</text:p>
          </table:table-cell>
          <table:table-cell office:value-type="float" office:value="0.807588917923312" table:style-name="ce1">
            <text:p>0.807588918</text:p>
          </table:table-cell>
          <table:table-cell office:value-type="float" office:value="0.34116877543197199" table:style-name="ce1">
            <text:p>0.341168775</text:p>
          </table:table-cell>
          <table:table-cell table:style-name="ce1"/>
          <table:table-cell office:value-type="float" office:value="0.107116536522817" table:style-name="ce1">
            <text:p>0.107116537</text:p>
          </table:table-cell>
          <table:table-cell office:value-type="float" office:value="0.100026244805159" table:style-name="ce1">
            <text:p>0.100026245</text:p>
          </table:table-cell>
          <table:table-cell office:value-type="float" office:value="0.54483807396694905" table:style-name="ce1">
            <text:p>0.544838074</text:p>
          </table:table-cell>
          <table:table-cell office:value-type="float" office:value="0.41238175721196901" table:style-name="ce1">
            <text:p>0.412381757</text:p>
          </table:table-cell>
          <table:table-cell table:style-name="ce1"/>
          <table:table-cell office:value-type="float" office:value="0.14571543899950801" table:style-name="ce1">
            <text:p>0.145715439</text:p>
          </table:table-cell>
          <table:table-cell office:value-type="float" office:value="0.23446819324028201" table:style-name="ce1">
            <text:p>0.234468193</text:p>
          </table:table-cell>
          <table:table-cell office:value-type="float" office:value="0.807588917923312" table:style-name="ce1">
            <text:p>0.807588918</text:p>
          </table:table-cell>
          <table:table-cell office:value-type="float" office:value="0.34116877543197199" table:style-name="ce1">
            <text:p>0.341168775</text:p>
          </table:table-cell>
          <table:table-cell table:style-name="ce1"/>
          <table:table-cell office:value-type="float" office:value="0.107116536522817" table:style-name="ce1">
            <text:p>0.107116537</text:p>
          </table:table-cell>
          <table:table-cell office:value-type="float" office:value="0.100026244805159" table:style-name="ce1">
            <text:p>0.100026245</text:p>
          </table:table-cell>
          <table:table-cell office:value-type="float" office:value="0.54483807396694905" table:style-name="ce1">
            <text:p>0.544838074</text:p>
          </table:table-cell>
          <table:table-cell office:value-type="float" office:value="0.41238175721196901" table:style-name="ce1">
            <text:p>0.412381757</text:p>
          </table:table-cell>
          <table:table-cell table:number-columns-repeated="16365"/>
        </table:table-row>
        <table:table-row table:style-name="ro1">
          <table:table-cell office:value-type="float" office:value="0.25005629259038498" table:style-name="ce1">
            <text:p>0.250056293</text:p>
          </table:table-cell>
          <table:table-cell office:value-type="float" office:value="0.21302434384934499" table:style-name="ce1">
            <text:p>0.213024344</text:p>
          </table:table-cell>
          <table:table-cell office:value-type="float" office:value="0.60183558834830098" table:style-name="ce1">
            <text:p>0.601835588</text:p>
          </table:table-cell>
          <table:table-cell office:value-type="float" office:value="0.36894453676907202" table:style-name="ce1">
            <text:p>0.368944537</text:p>
          </table:table-cell>
          <table:table-cell table:style-name="ce1"/>
          <table:table-cell office:value-type="float" office:value="0.24731180441103701" table:style-name="ce1">
            <text:p>0.247311804</text:p>
          </table:table-cell>
          <table:table-cell office:value-type="float" office:value="0.13426599030234801" table:style-name="ce1">
            <text:p>0.13426599</text:p>
          </table:table-cell>
          <table:table-cell office:value-type="float" office:value="0.50080398034152795" table:style-name="ce1">
            <text:p>0.50080398</text:p>
          </table:table-cell>
          <table:table-cell office:value-type="float" office:value="0.22468364376483599" table:style-name="ce1">
            <text:p>0.224683644</text:p>
          </table:table-cell>
          <table:table-cell table:style-name="ce1"/>
          <table:table-cell office:value-type="float" office:value="0.25005629259038498" table:style-name="ce1">
            <text:p>0.250056293</text:p>
          </table:table-cell>
          <table:table-cell office:value-type="float" office:value="0.21302434384934499" table:style-name="ce1">
            <text:p>0.213024344</text:p>
          </table:table-cell>
          <table:table-cell office:value-type="float" office:value="0.60183558834830098" table:style-name="ce1">
            <text:p>0.601835588</text:p>
          </table:table-cell>
          <table:table-cell office:value-type="float" office:value="0.36894453676907202" table:style-name="ce1">
            <text:p>0.368944537</text:p>
          </table:table-cell>
          <table:table-cell table:style-name="ce1"/>
          <table:table-cell office:value-type="float" office:value="0.24731180441103701" table:style-name="ce1">
            <text:p>0.247311804</text:p>
          </table:table-cell>
          <table:table-cell office:value-type="float" office:value="0.13426599030234801" table:style-name="ce1">
            <text:p>0.13426599</text:p>
          </table:table-cell>
          <table:table-cell office:value-type="float" office:value="0.50080398034152795" table:style-name="ce1">
            <text:p>0.50080398</text:p>
          </table:table-cell>
          <table:table-cell office:value-type="float" office:value="0.22468364376483599" table:style-name="ce1">
            <text:p>0.224683644</text:p>
          </table:table-cell>
          <table:table-cell table:number-columns-repeated="16365"/>
        </table:table-row>
        <table:table-row table:style-name="ro1">
          <table:table-cell office:value-type="float" office:value="0.12755019263714701" table:style-name="ce1">
            <text:p>0.127550193</text:p>
          </table:table-cell>
          <table:table-cell office:value-type="float" office:value="7.0060734869086802E-2" table:style-name="ce1">
            <text:p>0.070060735</text:p>
          </table:table-cell>
          <table:table-cell office:value-type="float" office:value="0.583707618358417" table:style-name="ce1">
            <text:p>0.583707618</text:p>
          </table:table-cell>
          <table:table-cell office:value-type="float" office:value="0.232566968200666" table:style-name="ce1">
            <text:p>0.232566968</text:p>
          </table:table-cell>
          <table:table-cell table:style-name="ce1"/>
          <table:table-cell office:value-type="float" office:value="0.12002742313524099" table:style-name="ce1">
            <text:p>0.120027423</text:p>
          </table:table-cell>
          <table:table-cell office:value-type="float" office:value="0.25277284130959399" table:style-name="ce1">
            <text:p>0.252772841</text:p>
          </table:table-cell>
          <table:table-cell office:value-type="float" office:value="0.304115015631858" table:style-name="ce1">
            <text:p>0.304115016</text:p>
          </table:table-cell>
          <table:table-cell office:value-type="float" office:value="0.42955792790818198" table:style-name="ce1">
            <text:p>0.429557928</text:p>
          </table:table-cell>
          <table:table-cell table:style-name="ce1"/>
          <table:table-cell office:value-type="float" office:value="0.12755019263714701" table:style-name="ce1">
            <text:p>0.127550193</text:p>
          </table:table-cell>
          <table:table-cell office:value-type="float" office:value="7.0060734869086802E-2" table:style-name="ce1">
            <text:p>0.070060735</text:p>
          </table:table-cell>
          <table:table-cell office:value-type="float" office:value="0.583707618358417" table:style-name="ce1">
            <text:p>0.583707618</text:p>
          </table:table-cell>
          <table:table-cell office:value-type="float" office:value="0.232566968200666" table:style-name="ce1">
            <text:p>0.232566968</text:p>
          </table:table-cell>
          <table:table-cell table:style-name="ce1"/>
          <table:table-cell office:value-type="float" office:value="0.12002742313524099" table:style-name="ce1">
            <text:p>0.120027423</text:p>
          </table:table-cell>
          <table:table-cell office:value-type="float" office:value="0.25277284130959399" table:style-name="ce1">
            <text:p>0.252772841</text:p>
          </table:table-cell>
          <table:table-cell office:value-type="float" office:value="0.304115015631858" table:style-name="ce1">
            <text:p>0.304115016</text:p>
          </table:table-cell>
          <table:table-cell office:value-type="float" office:value="0.42955792790818198" table:style-name="ce1">
            <text:p>0.429557928</text:p>
          </table:table-cell>
          <table:table-cell table:number-columns-repeated="16365"/>
        </table:table-row>
        <table:table-row table:style-name="ro1">
          <table:table-cell office:value-type="float" office:value="0.30308539095855203" table:style-name="ce1">
            <text:p>0.303085391</text:p>
          </table:table-cell>
          <table:table-cell office:value-type="float" office:value="0.128485054679886" table:style-name="ce1">
            <text:p>0.128485055</text:p>
          </table:table-cell>
          <table:table-cell office:value-type="float" office:value="0.51478992592053197" table:style-name="ce1">
            <text:p>0.514789926</text:p>
          </table:table-cell>
          <table:table-cell office:value-type="float" office:value="0.24960434822810201" table:style-name="ce1">
            <text:p>0.249604348</text:p>
          </table:table-cell>
          <table:table-cell table:style-name="ce1"/>
          <table:table-cell office:value-type="float" office:value="0.31658179544816001" table:style-name="ce1">
            <text:p>0.316581795</text:p>
          </table:table-cell>
          <table:table-cell office:value-type="float" office:value="0.35163423459605397" table:style-name="ce1">
            <text:p>0.351634235</text:p>
          </table:table-cell>
          <table:table-cell office:value-type="float" office:value="0.34293117986317201" table:style-name="ce1">
            <text:p>0.34293118</text:p>
          </table:table-cell>
          <table:table-cell office:value-type="float" office:value="0.382926770095601" table:style-name="ce1">
            <text:p>0.38292677</text:p>
          </table:table-cell>
          <table:table-cell table:style-name="ce1"/>
          <table:table-cell office:value-type="float" office:value="0.30308539095855203" table:style-name="ce1">
            <text:p>0.303085391</text:p>
          </table:table-cell>
          <table:table-cell office:value-type="float" office:value="0.128485054679886" table:style-name="ce1">
            <text:p>0.128485055</text:p>
          </table:table-cell>
          <table:table-cell office:value-type="float" office:value="0.51478992592053197" table:style-name="ce1">
            <text:p>0.514789926</text:p>
          </table:table-cell>
          <table:table-cell office:value-type="float" office:value="0.24960434822810201" table:style-name="ce1">
            <text:p>0.249604348</text:p>
          </table:table-cell>
          <table:table-cell table:style-name="ce1"/>
          <table:table-cell office:value-type="float" office:value="0.31658179544816001" table:style-name="ce1">
            <text:p>0.316581795</text:p>
          </table:table-cell>
          <table:table-cell office:value-type="float" office:value="0.35163423459605397" table:style-name="ce1">
            <text:p>0.351634235</text:p>
          </table:table-cell>
          <table:table-cell office:value-type="float" office:value="0.34293117986317201" table:style-name="ce1">
            <text:p>0.34293118</text:p>
          </table:table-cell>
          <table:table-cell office:value-type="float" office:value="0.382926770095601" table:style-name="ce1">
            <text:p>0.38292677</text:p>
          </table:table-cell>
          <table:table-cell table:number-columns-repeated="16365"/>
        </table:table-row>
        <table:table-row table:style-name="ro1">
          <table:table-cell office:value-type="float" office:value="0.11886793657436701" table:style-name="ce1">
            <text:p>0.118867937</text:p>
          </table:table-cell>
          <table:table-cell office:value-type="float" office:value="0.15221674594333701" table:style-name="ce1">
            <text:p>0.152216746</text:p>
          </table:table-cell>
          <table:table-cell office:value-type="float" office:value="0.67331724759090905" table:style-name="ce1">
            <text:p>0.673317248</text:p>
          </table:table-cell>
          <table:table-cell office:value-type="float" office:value="0.34266758669379099" table:style-name="ce1">
            <text:p>0.342667587</text:p>
          </table:table-cell>
          <table:table-cell table:style-name="ce1"/>
          <table:table-cell office:value-type="float" office:value="0.12994059575577099" table:style-name="ce1">
            <text:p>0.129940596</text:p>
          </table:table-cell>
          <table:table-cell office:value-type="float" office:value="0.16602216887865301" table:style-name="ce1">
            <text:p>0.166022169</text:p>
          </table:table-cell>
          <table:table-cell office:value-type="float" office:value="0.40337560006203699" table:style-name="ce1">
            <text:p>0.4033756</text:p>
          </table:table-cell>
          <table:table-cell office:value-type="float" office:value="0.32240703170099999" table:style-name="ce1">
            <text:p>0.322407032</text:p>
          </table:table-cell>
          <table:table-cell table:style-name="ce1"/>
          <table:table-cell office:value-type="float" office:value="0.11886793657436701" table:style-name="ce1">
            <text:p>0.118867937</text:p>
          </table:table-cell>
          <table:table-cell office:value-type="float" office:value="0.15221674594333701" table:style-name="ce1">
            <text:p>0.152216746</text:p>
          </table:table-cell>
          <table:table-cell office:value-type="float" office:value="0.67331724759090905" table:style-name="ce1">
            <text:p>0.673317248</text:p>
          </table:table-cell>
          <table:table-cell office:value-type="float" office:value="0.34266758669379099" table:style-name="ce1">
            <text:p>0.342667587</text:p>
          </table:table-cell>
          <table:table-cell table:style-name="ce1"/>
          <table:table-cell office:value-type="float" office:value="0.12994059575577099" table:style-name="ce1">
            <text:p>0.129940596</text:p>
          </table:table-cell>
          <table:table-cell office:value-type="float" office:value="0.16602216887865301" table:style-name="ce1">
            <text:p>0.166022169</text:p>
          </table:table-cell>
          <table:table-cell office:value-type="float" office:value="0.40337560006203699" table:style-name="ce1">
            <text:p>0.4033756</text:p>
          </table:table-cell>
          <table:table-cell office:value-type="float" office:value="0.32240703170099999" table:style-name="ce1">
            <text:p>0.322407032</text:p>
          </table:table-cell>
          <table:table-cell table:number-columns-repeated="16365"/>
        </table:table-row>
        <table:table-row table:style-name="ro1">
          <table:table-cell office:value-type="float" office:value="0.220788753149947" table:style-name="ce1">
            <text:p>0.220788753</text:p>
          </table:table-cell>
          <table:table-cell office:value-type="float" office:value="0.30602754724574599" table:style-name="ce1">
            <text:p>0.306027547</text:p>
          </table:table-cell>
          <table:table-cell office:value-type="float" office:value="0.82303272466129396" table:style-name="ce1">
            <text:p>0.823032725</text:p>
          </table:table-cell>
          <table:table-cell office:value-type="float" office:value="0.36436236451044901" table:style-name="ce1">
            <text:p>0.364362365</text:p>
          </table:table-cell>
          <table:table-cell table:style-name="ce1"/>
          <table:table-cell office:value-type="float" office:value="0.210122226100039" table:style-name="ce1">
            <text:p>0.210122226</text:p>
          </table:table-cell>
          <table:table-cell office:value-type="float" office:value="0.140682314124565" table:style-name="ce1">
            <text:p>0.140682314</text:p>
          </table:table-cell>
          <table:table-cell office:value-type="float" office:value="0.42975991162744398" table:style-name="ce1">
            <text:p>0.429759912</text:p>
          </table:table-cell>
          <table:table-cell office:value-type="float" office:value="0.52184536062877596" table:style-name="ce1">
            <text:p>0.521845361</text:p>
          </table:table-cell>
          <table:table-cell table:style-name="ce1"/>
          <table:table-cell office:value-type="float" office:value="0.220788753149947" table:style-name="ce1">
            <text:p>0.220788753</text:p>
          </table:table-cell>
          <table:table-cell office:value-type="float" office:value="0.30602754724574599" table:style-name="ce1">
            <text:p>0.306027547</text:p>
          </table:table-cell>
          <table:table-cell office:value-type="float" office:value="0.82303272466129396" table:style-name="ce1">
            <text:p>0.823032725</text:p>
          </table:table-cell>
          <table:table-cell office:value-type="float" office:value="0.36436236451044901" table:style-name="ce1">
            <text:p>0.364362365</text:p>
          </table:table-cell>
          <table:table-cell table:style-name="ce1"/>
          <table:table-cell office:value-type="float" office:value="0.210122226100039" table:style-name="ce1">
            <text:p>0.210122226</text:p>
          </table:table-cell>
          <table:table-cell office:value-type="float" office:value="0.140682314124565" table:style-name="ce1">
            <text:p>0.140682314</text:p>
          </table:table-cell>
          <table:table-cell office:value-type="float" office:value="0.42975991162744398" table:style-name="ce1">
            <text:p>0.429759912</text:p>
          </table:table-cell>
          <table:table-cell office:value-type="float" office:value="0.52184536062877596" table:style-name="ce1">
            <text:p>0.521845361</text:p>
          </table:table-cell>
          <table:table-cell table:number-columns-repeated="16365"/>
        </table:table-row>
        <table:table-row table:style-name="ro1">
          <table:table-cell office:value-type="float" office:value="0.198050453187158" table:style-name="ce1">
            <text:p>0.198050453</text:p>
          </table:table-cell>
          <table:table-cell office:value-type="float" office:value="0.37168026330211001" table:style-name="ce1">
            <text:p>0.371680263</text:p>
          </table:table-cell>
          <table:table-cell office:value-type="float" office:value="0.50458165544218503" table:style-name="ce1">
            <text:p>0.504581655</text:p>
          </table:table-cell>
          <table:table-cell office:value-type="float" office:value="0.24780791636243499" table:style-name="ce1">
            <text:p>0.247807916</text:p>
          </table:table-cell>
          <table:table-cell table:style-name="ce1"/>
          <table:table-cell office:value-type="float" office:value="0.185748228122989" table:style-name="ce1">
            <text:p>0.185748228</text:p>
          </table:table-cell>
          <table:table-cell office:value-type="float" office:value="0.11109888408812001" table:style-name="ce1">
            <text:p>0.111098884</text:p>
          </table:table-cell>
          <table:table-cell office:value-type="float" office:value="0.20405515118628001" table:style-name="ce1">
            <text:p>0.204055151</text:p>
          </table:table-cell>
          <table:table-cell office:value-type="float" office:value="0.209791648723438" table:style-name="ce1">
            <text:p>0.209791649</text:p>
          </table:table-cell>
          <table:table-cell table:style-name="ce1"/>
          <table:table-cell office:value-type="float" office:value="0.198050453187158" table:style-name="ce1">
            <text:p>0.198050453</text:p>
          </table:table-cell>
          <table:table-cell office:value-type="float" office:value="0.37168026330211001" table:style-name="ce1">
            <text:p>0.371680263</text:p>
          </table:table-cell>
          <table:table-cell office:value-type="float" office:value="0.50458165544218503" table:style-name="ce1">
            <text:p>0.504581655</text:p>
          </table:table-cell>
          <table:table-cell office:value-type="float" office:value="0.24780791636243499" table:style-name="ce1">
            <text:p>0.247807916</text:p>
          </table:table-cell>
          <table:table-cell table:style-name="ce1"/>
          <table:table-cell office:value-type="float" office:value="0.185748228122989" table:style-name="ce1">
            <text:p>0.185748228</text:p>
          </table:table-cell>
          <table:table-cell office:value-type="float" office:value="0.11109888408812001" table:style-name="ce1">
            <text:p>0.111098884</text:p>
          </table:table-cell>
          <table:table-cell office:value-type="float" office:value="0.20405515118628001" table:style-name="ce1">
            <text:p>0.204055151</text:p>
          </table:table-cell>
          <table:table-cell office:value-type="float" office:value="0.209791648723438" table:style-name="ce1">
            <text:p>0.209791649</text:p>
          </table:table-cell>
          <table:table-cell table:number-columns-repeated="16365"/>
        </table:table-row>
        <table:table-row table:style-name="ro1">
          <table:table-cell office:value-type="float" office:value="0.16150198283032499" table:style-name="ce1">
            <text:p>0.161501983</text:p>
          </table:table-cell>
          <table:table-cell office:value-type="float" office:value="0.24406135537847301" table:style-name="ce1">
            <text:p>0.244061355</text:p>
          </table:table-cell>
          <table:table-cell office:value-type="float" office:value="1.17864288600111" table:style-name="ce1">
            <text:p>1.178642886</text:p>
          </table:table-cell>
          <table:table-cell office:value-type="float" office:value="0.256266808566051" table:style-name="ce1">
            <text:p>0.256266809</text:p>
          </table:table-cell>
          <table:table-cell table:style-name="ce1"/>
          <table:table-cell office:value-type="float" office:value="0.14168953794158601" table:style-name="ce1">
            <text:p>0.141689538</text:p>
          </table:table-cell>
          <table:table-cell office:value-type="float" office:value="0.208664947502258" table:style-name="ce1">
            <text:p>0.208664948</text:p>
          </table:table-cell>
          <table:table-cell office:value-type="float" office:value="0.76422808164739997" table:style-name="ce1">
            <text:p>0.764228082</text:p>
          </table:table-cell>
          <table:table-cell office:value-type="float" office:value="0.51719505916983399" table:style-name="ce1">
            <text:p>0.517195059</text:p>
          </table:table-cell>
          <table:table-cell table:style-name="ce1"/>
          <table:table-cell office:value-type="float" office:value="0.16150198283032499" table:style-name="ce1">
            <text:p>0.161501983</text:p>
          </table:table-cell>
          <table:table-cell office:value-type="float" office:value="0.24406135537847301" table:style-name="ce1">
            <text:p>0.244061355</text:p>
          </table:table-cell>
          <table:table-cell office:value-type="float" office:value="1.17864288600111" table:style-name="ce1">
            <text:p>1.178642886</text:p>
          </table:table-cell>
          <table:table-cell office:value-type="float" office:value="0.256266808566051" table:style-name="ce1">
            <text:p>0.256266809</text:p>
          </table:table-cell>
          <table:table-cell table:style-name="ce1"/>
          <table:table-cell office:value-type="float" office:value="0.14168953794158601" table:style-name="ce1">
            <text:p>0.141689538</text:p>
          </table:table-cell>
          <table:table-cell office:value-type="float" office:value="0.208664947502258" table:style-name="ce1">
            <text:p>0.208664948</text:p>
          </table:table-cell>
          <table:table-cell office:value-type="float" office:value="0.76422808164739997" table:style-name="ce1">
            <text:p>0.764228082</text:p>
          </table:table-cell>
          <table:table-cell office:value-type="float" office:value="0.51719505916983399" table:style-name="ce1">
            <text:p>0.517195059</text:p>
          </table:table-cell>
          <table:table-cell table:number-columns-repeated="16365"/>
        </table:table-row>
        <table:table-row table:style-name="ro1">
          <table:table-cell office:value-type="float" office:value="0.19593786798474899" table:style-name="ce1">
            <text:p>0.195937868</text:p>
          </table:table-cell>
          <table:table-cell office:value-type="float" office:value="9.1060073705697506E-2" table:style-name="ce1">
            <text:p>0.091060074</text:p>
          </table:table-cell>
          <table:table-cell office:value-type="float" office:value="0.99688452839084796" table:style-name="ce1">
            <text:p>0.996884528</text:p>
          </table:table-cell>
          <table:table-cell office:value-type="float" office:value="0.341534847501553" table:style-name="ce1">
            <text:p>0.341534848</text:p>
          </table:table-cell>
          <table:table-cell table:style-name="ce1"/>
          <table:table-cell office:value-type="float" office:value="0.18304728874832699" table:style-name="ce1">
            <text:p>0.183047289</text:p>
          </table:table-cell>
          <table:table-cell office:value-type="float" office:value="0.24697793450839101" table:style-name="ce1">
            <text:p>0.246977935</text:p>
          </table:table-cell>
          <table:table-cell office:value-type="float" office:value="0.59234408862920895" table:style-name="ce1">
            <text:p>0.592344089</text:p>
          </table:table-cell>
          <table:table-cell office:value-type="float" office:value="0.56500295558219504" table:style-name="ce1">
            <text:p>0.565002956</text:p>
          </table:table-cell>
          <table:table-cell table:style-name="ce1"/>
          <table:table-cell office:value-type="float" office:value="0.19593786798474899" table:style-name="ce1">
            <text:p>0.195937868</text:p>
          </table:table-cell>
          <table:table-cell office:value-type="float" office:value="9.1060073705697506E-2" table:style-name="ce1">
            <text:p>0.091060074</text:p>
          </table:table-cell>
          <table:table-cell office:value-type="float" office:value="0.99688452839084796" table:style-name="ce1">
            <text:p>0.996884528</text:p>
          </table:table-cell>
          <table:table-cell office:value-type="float" office:value="0.341534847501553" table:style-name="ce1">
            <text:p>0.341534848</text:p>
          </table:table-cell>
          <table:table-cell table:style-name="ce1"/>
          <table:table-cell office:value-type="float" office:value="0.18304728874832699" table:style-name="ce1">
            <text:p>0.183047289</text:p>
          </table:table-cell>
          <table:table-cell office:value-type="float" office:value="0.24697793450839101" table:style-name="ce1">
            <text:p>0.246977935</text:p>
          </table:table-cell>
          <table:table-cell office:value-type="float" office:value="0.59234408862920895" table:style-name="ce1">
            <text:p>0.592344089</text:p>
          </table:table-cell>
          <table:table-cell office:value-type="float" office:value="0.56500295558219504" table:style-name="ce1">
            <text:p>0.565002956</text:p>
          </table:table-cell>
          <table:table-cell table:number-columns-repeated="16365"/>
        </table:table-row>
        <table:table-row table:style-name="ro1">
          <table:table-cell office:value-type="float" office:value="0.10596432372590001" table:style-name="ce1">
            <text:p>0.105964324</text:p>
          </table:table-cell>
          <table:table-cell office:value-type="float" office:value="0.28639707038481099" table:style-name="ce1">
            <text:p>0.28639707</text:p>
          </table:table-cell>
          <table:table-cell office:value-type="float" office:value="0.53304522735173299" table:style-name="ce1">
            <text:p>0.533045227</text:p>
          </table:table-cell>
          <table:table-cell office:value-type="float" office:value="0.480635230068924" table:style-name="ce1">
            <text:p>0.48063523</text:p>
          </table:table-cell>
          <table:table-cell table:style-name="ce1"/>
          <table:table-cell office:value-type="float" office:value="5.32671505011513E-2" table:style-name="ce1">
            <text:p>0.053267151</text:p>
          </table:table-cell>
          <table:table-cell office:value-type="float" office:value="0.163081046008548" table:style-name="ce1">
            <text:p>0.163081046</text:p>
          </table:table-cell>
          <table:table-cell office:value-type="float" office:value="0.249045823427573" table:style-name="ce1">
            <text:p>0.249045823</text:p>
          </table:table-cell>
          <table:table-cell office:value-type="float" office:value="0.33486347311567299" table:style-name="ce1">
            <text:p>0.334863473</text:p>
          </table:table-cell>
          <table:table-cell table:style-name="ce1"/>
          <table:table-cell office:value-type="float" office:value="0.10596432372590001" table:style-name="ce1">
            <text:p>0.105964324</text:p>
          </table:table-cell>
          <table:table-cell office:value-type="float" office:value="0.28639707038481099" table:style-name="ce1">
            <text:p>0.28639707</text:p>
          </table:table-cell>
          <table:table-cell office:value-type="float" office:value="0.53304522735173299" table:style-name="ce1">
            <text:p>0.533045227</text:p>
          </table:table-cell>
          <table:table-cell office:value-type="float" office:value="0.480635230068924" table:style-name="ce1">
            <text:p>0.48063523</text:p>
          </table:table-cell>
          <table:table-cell table:style-name="ce1"/>
          <table:table-cell office:value-type="float" office:value="5.32671505011513E-2" table:style-name="ce1">
            <text:p>0.053267151</text:p>
          </table:table-cell>
          <table:table-cell office:value-type="float" office:value="0.163081046008548" table:style-name="ce1">
            <text:p>0.163081046</text:p>
          </table:table-cell>
          <table:table-cell office:value-type="float" office:value="0.249045823427573" table:style-name="ce1">
            <text:p>0.249045823</text:p>
          </table:table-cell>
          <table:table-cell office:value-type="float" office:value="0.33486347311567299" table:style-name="ce1">
            <text:p>0.334863473</text:p>
          </table:table-cell>
          <table:table-cell table:number-columns-repeated="16365"/>
        </table:table-row>
        <table:table-row table:style-name="ro1">
          <table:table-cell office:value-type="float" office:value="0.27277949536190899" table:style-name="ce1">
            <text:p>0.272779495</text:p>
          </table:table-cell>
          <table:table-cell office:value-type="float" office:value="0.12844040985910701" table:style-name="ce1">
            <text:p>0.12844041</text:p>
          </table:table-cell>
          <table:table-cell office:value-type="float" office:value="0.925414964044602" table:style-name="ce1">
            <text:p>0.925414964</text:p>
          </table:table-cell>
          <table:table-cell office:value-type="float" office:value="0.55109271771893298" table:style-name="ce1">
            <text:p>0.551092718</text:p>
          </table:table-cell>
          <table:table-cell table:style-name="ce1"/>
          <table:table-cell office:value-type="float" office:value="0.22904579328583299" table:style-name="ce1">
            <text:p>0.229045793</text:p>
          </table:table-cell>
          <table:table-cell office:value-type="float" office:value="0.18546994512142201" table:style-name="ce1">
            <text:p>0.185469945</text:p>
          </table:table-cell>
          <table:table-cell office:value-type="float" office:value="0.66796246715346097" table:style-name="ce1">
            <text:p>0.667962467</text:p>
          </table:table-cell>
          <table:table-cell office:value-type="float" office:value="0.78390806788815803" table:style-name="ce1">
            <text:p>0.783908068</text:p>
          </table:table-cell>
          <table:table-cell table:style-name="ce1"/>
          <table:table-cell office:value-type="float" office:value="0.27277949536190899" table:style-name="ce1">
            <text:p>0.272779495</text:p>
          </table:table-cell>
          <table:table-cell office:value-type="float" office:value="0.12844040985910701" table:style-name="ce1">
            <text:p>0.12844041</text:p>
          </table:table-cell>
          <table:table-cell office:value-type="float" office:value="0.925414964044602" table:style-name="ce1">
            <text:p>0.925414964</text:p>
          </table:table-cell>
          <table:table-cell office:value-type="float" office:value="0.55109271771893298" table:style-name="ce1">
            <text:p>0.551092718</text:p>
          </table:table-cell>
          <table:table-cell table:style-name="ce1"/>
          <table:table-cell office:value-type="float" office:value="0.22904579328583299" table:style-name="ce1">
            <text:p>0.229045793</text:p>
          </table:table-cell>
          <table:table-cell office:value-type="float" office:value="0.18546994512142201" table:style-name="ce1">
            <text:p>0.185469945</text:p>
          </table:table-cell>
          <table:table-cell office:value-type="float" office:value="0.66796246715346097" table:style-name="ce1">
            <text:p>0.667962467</text:p>
          </table:table-cell>
          <table:table-cell office:value-type="float" office:value="0.78390806788815803" table:style-name="ce1">
            <text:p>0.783908068</text:p>
          </table:table-cell>
          <table:table-cell table:number-columns-repeated="16365"/>
        </table:table-row>
        <table:table-row table:style-name="ro1">
          <table:table-cell office:value-type="float" office:value="0.145783639494246" table:style-name="ce1">
            <text:p>0.145783639</text:p>
          </table:table-cell>
          <table:table-cell office:value-type="float" office:value="0.11430594646233901" table:style-name="ce1">
            <text:p>0.114305946</text:p>
          </table:table-cell>
          <table:table-cell office:value-type="float" office:value="0.78673053888187805" table:style-name="ce1">
            <text:p>0.786730539</text:p>
          </table:table-cell>
          <table:table-cell office:value-type="float" office:value="0.21555142968737101" table:style-name="ce1">
            <text:p>0.21555143</text:p>
          </table:table-cell>
          <table:table-cell table:style-name="ce1"/>
          <table:table-cell office:value-type="float" office:value="0.12962757411715201" table:style-name="ce1">
            <text:p>0.129627574</text:p>
          </table:table-cell>
          <table:table-cell office:value-type="float" office:value="0.19260420506509099" table:style-name="ce1">
            <text:p>0.192604205</text:p>
          </table:table-cell>
          <table:table-cell office:value-type="float" office:value="0.37920483931369398" table:style-name="ce1">
            <text:p>0.379204839</text:p>
          </table:table-cell>
          <table:table-cell office:value-type="float" office:value="0.53098243490407904" table:style-name="ce1">
            <text:p>0.530982435</text:p>
          </table:table-cell>
          <table:table-cell table:style-name="ce1"/>
          <table:table-cell office:value-type="float" office:value="0.145783639494246" table:style-name="ce1">
            <text:p>0.145783639</text:p>
          </table:table-cell>
          <table:table-cell office:value-type="float" office:value="0.11430594646233901" table:style-name="ce1">
            <text:p>0.114305946</text:p>
          </table:table-cell>
          <table:table-cell office:value-type="float" office:value="0.78673053888187805" table:style-name="ce1">
            <text:p>0.786730539</text:p>
          </table:table-cell>
          <table:table-cell office:value-type="float" office:value="0.21555142968737101" table:style-name="ce1">
            <text:p>0.21555143</text:p>
          </table:table-cell>
          <table:table-cell table:style-name="ce1"/>
          <table:table-cell office:value-type="float" office:value="0.12962757411715201" table:style-name="ce1">
            <text:p>0.129627574</text:p>
          </table:table-cell>
          <table:table-cell office:value-type="float" office:value="0.19260420506509099" table:style-name="ce1">
            <text:p>0.192604205</text:p>
          </table:table-cell>
          <table:table-cell office:value-type="float" office:value="0.37920483931369398" table:style-name="ce1">
            <text:p>0.379204839</text:p>
          </table:table-cell>
          <table:table-cell office:value-type="float" office:value="0.53098243490407904" table:style-name="ce1">
            <text:p>0.530982435</text:p>
          </table:table-cell>
          <table:table-cell table:number-columns-repeated="16365"/>
        </table:table-row>
        <table:table-row table:style-name="ro1">
          <table:table-cell office:value-type="float" office:value="0.12970648310768701" table:style-name="ce1">
            <text:p>0.129706483</text:p>
          </table:table-cell>
          <table:table-cell office:value-type="float" office:value="0.175065726692582" table:style-name="ce1">
            <text:p>0.175065727</text:p>
          </table:table-cell>
          <table:table-cell office:value-type="float" office:value="0.63029710452065102" table:style-name="ce1">
            <text:p>0.630297105</text:p>
          </table:table-cell>
          <table:table-cell office:value-type="float" office:value="0.125813667919453" table:style-name="ce1">
            <text:p>0.125813668</text:p>
          </table:table-cell>
          <table:table-cell table:style-name="ce1"/>
          <table:table-cell office:value-type="float" office:value="9.0210209974349698E-2" table:style-name="ce1">
            <text:p>0.09021021</text:p>
          </table:table-cell>
          <table:table-cell office:value-type="float" office:value="0.206296838431718" table:style-name="ce1">
            <text:p>0.206296838</text:p>
          </table:table-cell>
          <table:table-cell office:value-type="float" office:value="0.185555494845656" table:style-name="ce1">
            <text:p>0.185555495</text:p>
          </table:table-cell>
          <table:table-cell office:value-type="float" office:value="0.25295573009078598" table:style-name="ce1">
            <text:p>0.25295573</text:p>
          </table:table-cell>
          <table:table-cell table:style-name="ce1"/>
          <table:table-cell office:value-type="float" office:value="0.12970648310768701" table:style-name="ce1">
            <text:p>0.129706483</text:p>
          </table:table-cell>
          <table:table-cell office:value-type="float" office:value="0.175065726692582" table:style-name="ce1">
            <text:p>0.175065727</text:p>
          </table:table-cell>
          <table:table-cell office:value-type="float" office:value="0.63029710452065102" table:style-name="ce1">
            <text:p>0.630297105</text:p>
          </table:table-cell>
          <table:table-cell office:value-type="float" office:value="0.125813667919453" table:style-name="ce1">
            <text:p>0.125813668</text:p>
          </table:table-cell>
          <table:table-cell table:style-name="ce1"/>
          <table:table-cell office:value-type="float" office:value="9.0210209974349698E-2" table:style-name="ce1">
            <text:p>0.09021021</text:p>
          </table:table-cell>
          <table:table-cell office:value-type="float" office:value="0.206296838431718" table:style-name="ce1">
            <text:p>0.206296838</text:p>
          </table:table-cell>
          <table:table-cell office:value-type="float" office:value="0.185555494845656" table:style-name="ce1">
            <text:p>0.185555495</text:p>
          </table:table-cell>
          <table:table-cell office:value-type="float" office:value="0.25295573009078598" table:style-name="ce1">
            <text:p>0.25295573</text:p>
          </table:table-cell>
          <table:table-cell table:number-columns-repeated="16365"/>
        </table:table-row>
        <table:table-row table:style-name="ro1">
          <table:table-cell office:value-type="float" office:value="0.14332914512627101" table:style-name="ce1">
            <text:p>0.143329145</text:p>
          </table:table-cell>
          <table:table-cell office:value-type="float" office:value="0.35626186975459501" table:style-name="ce1">
            <text:p>0.35626187</text:p>
          </table:table-cell>
          <table:table-cell office:value-type="float" office:value="0.50090774664523496" table:style-name="ce1">
            <text:p>0.500907747</text:p>
          </table:table-cell>
          <table:table-cell office:value-type="float" office:value="0.35709483340881298" table:style-name="ce1">
            <text:p>0.357094833</text:p>
          </table:table-cell>
          <table:table-cell table:style-name="ce1"/>
          <table:table-cell office:value-type="float" office:value="8.2949313359538701E-2" table:style-name="ce1">
            <text:p>0.082949313</text:p>
          </table:table-cell>
          <table:table-cell office:value-type="float" office:value="8.5177593703155099E-2" table:style-name="ce1">
            <text:p>0.085177594</text:p>
          </table:table-cell>
          <table:table-cell office:value-type="float" office:value="0.151570974129518" table:style-name="ce1">
            <text:p>0.151570974</text:p>
          </table:table-cell>
          <table:table-cell office:value-type="float" office:value="0.13407914601559401" table:style-name="ce1">
            <text:p>0.134079146</text:p>
          </table:table-cell>
          <table:table-cell table:style-name="ce1"/>
          <table:table-cell office:value-type="float" office:value="0.14332914512627101" table:style-name="ce1">
            <text:p>0.143329145</text:p>
          </table:table-cell>
          <table:table-cell office:value-type="float" office:value="0.35626186975459501" table:style-name="ce1">
            <text:p>0.35626187</text:p>
          </table:table-cell>
          <table:table-cell office:value-type="float" office:value="0.50090774664523496" table:style-name="ce1">
            <text:p>0.500907747</text:p>
          </table:table-cell>
          <table:table-cell office:value-type="float" office:value="0.35709483340881298" table:style-name="ce1">
            <text:p>0.357094833</text:p>
          </table:table-cell>
          <table:table-cell table:style-name="ce1"/>
          <table:table-cell office:value-type="float" office:value="8.2949313359538701E-2" table:style-name="ce1">
            <text:p>0.082949313</text:p>
          </table:table-cell>
          <table:table-cell office:value-type="float" office:value="8.5177593703155099E-2" table:style-name="ce1">
            <text:p>0.085177594</text:p>
          </table:table-cell>
          <table:table-cell office:value-type="float" office:value="0.151570974129518" table:style-name="ce1">
            <text:p>0.151570974</text:p>
          </table:table-cell>
          <table:table-cell office:value-type="float" office:value="0.13407914601559401" table:style-name="ce1">
            <text:p>0.134079146</text:p>
          </table:table-cell>
          <table:table-cell table:number-columns-repeated="16365"/>
        </table:table-row>
        <table:table-row table:style-name="ro1">
          <table:table-cell office:value-type="float" office:value="0.22696191725238299" table:style-name="ce1">
            <text:p>0.226961917</text:p>
          </table:table-cell>
          <table:table-cell office:value-type="float" office:value="0.32884337956368598" table:style-name="ce1">
            <text:p>0.32884338</text:p>
          </table:table-cell>
          <table:table-cell office:value-type="float" office:value="0.80775946642026897" table:style-name="ce1">
            <text:p>0.807759466</text:p>
          </table:table-cell>
          <table:table-cell office:value-type="float" office:value="0.53850222368836798" table:style-name="ce1">
            <text:p>0.538502224</text:p>
          </table:table-cell>
          <table:table-cell table:style-name="ce1"/>
          <table:table-cell office:value-type="float" office:value="0.21782075602949599" table:style-name="ce1">
            <text:p>0.217820756</text:p>
          </table:table-cell>
          <table:table-cell office:value-type="float" office:value="0.13827470676554501" table:style-name="ce1">
            <text:p>0.138274707</text:p>
          </table:table-cell>
          <table:table-cell office:value-type="float" office:value="0.33313276444377798" table:style-name="ce1">
            <text:p>0.333132764</text:p>
          </table:table-cell>
          <table:table-cell office:value-type="float" office:value="0.67006901664796403" table:style-name="ce1">
            <text:p>0.670069017</text:p>
          </table:table-cell>
          <table:table-cell table:style-name="ce1"/>
          <table:table-cell office:value-type="float" office:value="0.22696191725238299" table:style-name="ce1">
            <text:p>0.226961917</text:p>
          </table:table-cell>
          <table:table-cell office:value-type="float" office:value="0.32884337956368598" table:style-name="ce1">
            <text:p>0.32884338</text:p>
          </table:table-cell>
          <table:table-cell office:value-type="float" office:value="0.80775946642026897" table:style-name="ce1">
            <text:p>0.807759466</text:p>
          </table:table-cell>
          <table:table-cell office:value-type="float" office:value="0.53850222368836798" table:style-name="ce1">
            <text:p>0.538502224</text:p>
          </table:table-cell>
          <table:table-cell table:style-name="ce1"/>
          <table:table-cell office:value-type="float" office:value="0.21782075602949599" table:style-name="ce1">
            <text:p>0.217820756</text:p>
          </table:table-cell>
          <table:table-cell office:value-type="float" office:value="0.13827470676554501" table:style-name="ce1">
            <text:p>0.138274707</text:p>
          </table:table-cell>
          <table:table-cell office:value-type="float" office:value="0.33313276444377798" table:style-name="ce1">
            <text:p>0.333132764</text:p>
          </table:table-cell>
          <table:table-cell office:value-type="float" office:value="0.67006901664796403" table:style-name="ce1">
            <text:p>0.670069017</text:p>
          </table:table-cell>
          <table:table-cell table:number-columns-repeated="16365"/>
        </table:table-row>
        <table:table-row table:style-name="ro1">
          <table:table-cell office:value-type="float" office:value="0.17230398032081701" table:style-name="ce1">
            <text:p>0.17230398</text:p>
          </table:table-cell>
          <table:table-cell office:value-type="float" office:value="0.68013548735922602" table:style-name="ce1">
            <text:p>0.680135487</text:p>
          </table:table-cell>
          <table:table-cell office:value-type="float" office:value="0.48416530993941898" table:style-name="ce1">
            <text:p>0.48416531</text:p>
          </table:table-cell>
          <table:table-cell office:value-type="float" office:value="0.69908761620788895" table:style-name="ce1">
            <text:p>0.699087616</text:p>
          </table:table-cell>
          <table:table-cell table:style-name="ce1"/>
          <table:table-cell office:value-type="float" office:value="0.132834650337539" table:style-name="ce1">
            <text:p>0.13283465</text:p>
          </table:table-cell>
          <table:table-cell office:value-type="float" office:value="0.25891433808776798" table:style-name="ce1">
            <text:p>0.258914338</text:p>
          </table:table-cell>
          <table:table-cell office:value-type="float" office:value="0.22607997025479401" table:style-name="ce1">
            <text:p>0.22607997</text:p>
          </table:table-cell>
          <table:table-cell office:value-type="float" office:value="0.65911894791111603" table:style-name="ce1">
            <text:p>0.659118948</text:p>
          </table:table-cell>
          <table:table-cell table:style-name="ce1"/>
          <table:table-cell office:value-type="float" office:value="0.17230398032081701" table:style-name="ce1">
            <text:p>0.17230398</text:p>
          </table:table-cell>
          <table:table-cell office:value-type="float" office:value="0.68013548735922602" table:style-name="ce1">
            <text:p>0.680135487</text:p>
          </table:table-cell>
          <table:table-cell office:value-type="float" office:value="0.48416530993941898" table:style-name="ce1">
            <text:p>0.48416531</text:p>
          </table:table-cell>
          <table:table-cell office:value-type="float" office:value="0.69908761620788895" table:style-name="ce1">
            <text:p>0.699087616</text:p>
          </table:table-cell>
          <table:table-cell table:style-name="ce1"/>
          <table:table-cell office:value-type="float" office:value="0.132834650337539" table:style-name="ce1">
            <text:p>0.13283465</text:p>
          </table:table-cell>
          <table:table-cell office:value-type="float" office:value="0.25891433808776798" table:style-name="ce1">
            <text:p>0.258914338</text:p>
          </table:table-cell>
          <table:table-cell office:value-type="float" office:value="0.22607997025479401" table:style-name="ce1">
            <text:p>0.22607997</text:p>
          </table:table-cell>
          <table:table-cell office:value-type="float" office:value="0.65911894791111603" table:style-name="ce1">
            <text:p>0.659118948</text:p>
          </table:table-cell>
          <table:table-cell table:number-columns-repeated="16365"/>
        </table:table-row>
        <table:table-row table:style-name="ro1">
          <table:table-cell office:value-type="float" office:value="0.32367277873054801" table:style-name="ce1">
            <text:p>0.323672779</text:p>
          </table:table-cell>
          <table:table-cell office:value-type="float" office:value="0.40757209602668099" table:style-name="ce1">
            <text:p>0.407572096</text:p>
          </table:table-cell>
          <table:table-cell office:value-type="float" office:value="0.91831460259215902" table:style-name="ce1">
            <text:p>0.918314603</text:p>
          </table:table-cell>
          <table:table-cell office:value-type="float" office:value="0.51777195897821604" table:style-name="ce1">
            <text:p>0.517771959</text:p>
          </table:table-cell>
          <table:table-cell table:style-name="ce1"/>
          <table:table-cell office:value-type="float" office:value="0.284865522667549" table:style-name="ce1">
            <text:p>0.284865523</text:p>
          </table:table-cell>
          <table:table-cell office:value-type="float" office:value="0.10703387254244801" table:style-name="ce1">
            <text:p>0.107033873</text:p>
          </table:table-cell>
          <table:table-cell office:value-type="float" office:value="0.30026016656895899" table:style-name="ce1">
            <text:p>0.300260167</text:p>
          </table:table-cell>
          <table:table-cell office:value-type="float" office:value="0.59094431805871295" table:style-name="ce1">
            <text:p>0.590944318</text:p>
          </table:table-cell>
          <table:table-cell table:style-name="ce1"/>
          <table:table-cell office:value-type="float" office:value="0.32367277873054801" table:style-name="ce1">
            <text:p>0.323672779</text:p>
          </table:table-cell>
          <table:table-cell office:value-type="float" office:value="0.40757209602668099" table:style-name="ce1">
            <text:p>0.407572096</text:p>
          </table:table-cell>
          <table:table-cell office:value-type="float" office:value="0.91831460259215902" table:style-name="ce1">
            <text:p>0.918314603</text:p>
          </table:table-cell>
          <table:table-cell office:value-type="float" office:value="0.51777195897821604" table:style-name="ce1">
            <text:p>0.517771959</text:p>
          </table:table-cell>
          <table:table-cell table:style-name="ce1"/>
          <table:table-cell office:value-type="float" office:value="0.284865522667549" table:style-name="ce1">
            <text:p>0.284865523</text:p>
          </table:table-cell>
          <table:table-cell office:value-type="float" office:value="0.10703387254244801" table:style-name="ce1">
            <text:p>0.107033873</text:p>
          </table:table-cell>
          <table:table-cell office:value-type="float" office:value="0.30026016656895899" table:style-name="ce1">
            <text:p>0.300260167</text:p>
          </table:table-cell>
          <table:table-cell office:value-type="float" office:value="0.59094431805871295" table:style-name="ce1">
            <text:p>0.590944318</text:p>
          </table:table-cell>
          <table:table-cell table:number-columns-repeated="16365"/>
        </table:table-row>
        <table:table-row table:style-name="ro1">
          <table:table-cell office:value-type="float" office:value="0.32842345222178598" table:style-name="ce1">
            <text:p>0.328423452</text:p>
          </table:table-cell>
          <table:table-cell office:value-type="float" office:value="0.118365326372182" table:style-name="ce1">
            <text:p>0.118365326</text:p>
          </table:table-cell>
          <table:table-cell office:value-type="float" office:value="1.1975620748740901" table:style-name="ce1">
            <text:p>1.197562075</text:p>
          </table:table-cell>
          <table:table-cell office:value-type="float" office:value="0.36987456198500301" table:style-name="ce1">
            <text:p>0.369874562</text:p>
          </table:table-cell>
          <table:table-cell table:style-name="ce1"/>
          <table:table-cell office:value-type="float" office:value="0.294056451660272" table:style-name="ce1">
            <text:p>0.294056452</text:p>
          </table:table-cell>
          <table:table-cell office:value-type="float" office:value="0.50811352258746401" table:style-name="ce1">
            <text:p>0.508113523</text:p>
          </table:table-cell>
          <table:table-cell office:value-type="float" office:value="0.86309152252312205" table:style-name="ce1">
            <text:p>0.863091523</text:p>
          </table:table-cell>
          <table:table-cell office:value-type="float" office:value="0.78642124399853297" table:style-name="ce1">
            <text:p>0.786421244</text:p>
          </table:table-cell>
          <table:table-cell table:style-name="ce1"/>
          <table:table-cell office:value-type="float" office:value="0.32842345222178598" table:style-name="ce1">
            <text:p>0.328423452</text:p>
          </table:table-cell>
          <table:table-cell office:value-type="float" office:value="0.118365326372182" table:style-name="ce1">
            <text:p>0.118365326</text:p>
          </table:table-cell>
          <table:table-cell office:value-type="float" office:value="1.1975620748740901" table:style-name="ce1">
            <text:p>1.197562075</text:p>
          </table:table-cell>
          <table:table-cell office:value-type="float" office:value="0.36987456198500301" table:style-name="ce1">
            <text:p>0.369874562</text:p>
          </table:table-cell>
          <table:table-cell table:style-name="ce1"/>
          <table:table-cell office:value-type="float" office:value="0.294056451660272" table:style-name="ce1">
            <text:p>0.294056452</text:p>
          </table:table-cell>
          <table:table-cell office:value-type="float" office:value="0.50811352258746401" table:style-name="ce1">
            <text:p>0.508113523</text:p>
          </table:table-cell>
          <table:table-cell office:value-type="float" office:value="0.86309152252312205" table:style-name="ce1">
            <text:p>0.863091523</text:p>
          </table:table-cell>
          <table:table-cell office:value-type="float" office:value="0.78642124399853297" table:style-name="ce1">
            <text:p>0.786421244</text:p>
          </table:table-cell>
          <table:table-cell table:number-columns-repeated="16365"/>
        </table:table-row>
        <table:table-row table:style-name="ro1">
          <table:table-cell office:value-type="float" office:value="0.16776106921331599" table:style-name="ce1">
            <text:p>0.167761069</text:p>
          </table:table-cell>
          <table:table-cell office:value-type="float" office:value="9.7320564861028303E-2" table:style-name="ce1">
            <text:p>0.097320565</text:p>
          </table:table-cell>
          <table:table-cell office:value-type="float" office:value="0.916045602945189" table:style-name="ce1">
            <text:p>0.916045603</text:p>
          </table:table-cell>
          <table:table-cell office:value-type="float" office:value="0.51810311957311606" table:style-name="ce1">
            <text:p>0.51810312</text:p>
          </table:table-cell>
          <table:table-cell table:style-name="ce1"/>
          <table:table-cell office:value-type="float" office:value="0.111012541566302" table:style-name="ce1">
            <text:p>0.111012542</text:p>
          </table:table-cell>
          <table:table-cell office:value-type="float" office:value="0.34719612404324002" table:style-name="ce1">
            <text:p>0.347196124</text:p>
          </table:table-cell>
          <table:table-cell office:value-type="float" office:value="0.53441622871299099" table:style-name="ce1">
            <text:p>0.534416229</text:p>
          </table:table-cell>
          <table:table-cell office:value-type="float" office:value="0.55979852327026902" table:style-name="ce1">
            <text:p>0.559798523</text:p>
          </table:table-cell>
          <table:table-cell table:style-name="ce1"/>
          <table:table-cell office:value-type="float" office:value="0.16776106921331599" table:style-name="ce1">
            <text:p>0.167761069</text:p>
          </table:table-cell>
          <table:table-cell office:value-type="float" office:value="9.7320564861028303E-2" table:style-name="ce1">
            <text:p>0.097320565</text:p>
          </table:table-cell>
          <table:table-cell office:value-type="float" office:value="0.916045602945189" table:style-name="ce1">
            <text:p>0.916045603</text:p>
          </table:table-cell>
          <table:table-cell office:value-type="float" office:value="0.51810311957311606" table:style-name="ce1">
            <text:p>0.51810312</text:p>
          </table:table-cell>
          <table:table-cell table:style-name="ce1"/>
          <table:table-cell office:value-type="float" office:value="0.111012541566302" table:style-name="ce1">
            <text:p>0.111012542</text:p>
          </table:table-cell>
          <table:table-cell office:value-type="float" office:value="0.34719612404324002" table:style-name="ce1">
            <text:p>0.347196124</text:p>
          </table:table-cell>
          <table:table-cell office:value-type="float" office:value="0.53441622871299099" table:style-name="ce1">
            <text:p>0.534416229</text:p>
          </table:table-cell>
          <table:table-cell office:value-type="float" office:value="0.55979852327026902" table:style-name="ce1">
            <text:p>0.559798523</text:p>
          </table:table-cell>
          <table:table-cell table:number-columns-repeated="16365"/>
        </table:table-row>
        <table:table-row table:style-name="ro1">
          <table:table-cell office:value-type="float" office:value="0.17896401555421301" table:style-name="ce1">
            <text:p>0.178964016</text:p>
          </table:table-cell>
          <table:table-cell office:value-type="float" office:value="0.542550561132075" table:style-name="ce1">
            <text:p>0.542550561</text:p>
          </table:table-cell>
          <table:table-cell office:value-type="float" office:value="0.623810613230529" table:style-name="ce1">
            <text:p>0.623810613</text:p>
          </table:table-cell>
          <table:table-cell office:value-type="float" office:value="0.79811508781157903" table:style-name="ce1">
            <text:p>0.798115088</text:p>
          </table:table-cell>
          <table:table-cell table:style-name="ce1"/>
          <table:table-cell office:value-type="float" office:value="9.6152776487862093E-2" table:style-name="ce1">
            <text:p>0.096152776</text:p>
          </table:table-cell>
          <table:table-cell office:value-type="float" office:value="5.2918033144319199E-2" table:style-name="ce1">
            <text:p>0.052918033</text:p>
          </table:table-cell>
          <table:table-cell office:value-type="float" office:value="0.31673118582628601" table:style-name="ce1">
            <text:p>0.316731186</text:p>
          </table:table-cell>
          <table:table-cell office:value-type="float" office:value="0.38211847529081999" table:style-name="ce1">
            <text:p>0.382118475</text:p>
          </table:table-cell>
          <table:table-cell table:style-name="ce1"/>
          <table:table-cell office:value-type="float" office:value="0.17896401555421301" table:style-name="ce1">
            <text:p>0.178964016</text:p>
          </table:table-cell>
          <table:table-cell office:value-type="float" office:value="0.542550561132075" table:style-name="ce1">
            <text:p>0.542550561</text:p>
          </table:table-cell>
          <table:table-cell office:value-type="float" office:value="0.623810613230529" table:style-name="ce1">
            <text:p>0.623810613</text:p>
          </table:table-cell>
          <table:table-cell office:value-type="float" office:value="0.79811508781157903" table:style-name="ce1">
            <text:p>0.798115088</text:p>
          </table:table-cell>
          <table:table-cell table:style-name="ce1"/>
          <table:table-cell office:value-type="float" office:value="9.6152776487862093E-2" table:style-name="ce1">
            <text:p>0.096152776</text:p>
          </table:table-cell>
          <table:table-cell office:value-type="float" office:value="5.2918033144319199E-2" table:style-name="ce1">
            <text:p>0.052918033</text:p>
          </table:table-cell>
          <table:table-cell office:value-type="float" office:value="0.31673118582628601" table:style-name="ce1">
            <text:p>0.316731186</text:p>
          </table:table-cell>
          <table:table-cell office:value-type="float" office:value="0.38211847529081999" table:style-name="ce1">
            <text:p>0.382118475</text:p>
          </table:table-cell>
          <table:table-cell table:number-columns-repeated="16365"/>
        </table:table-row>
        <table:table-row table:style-name="ro1">
          <table:table-cell office:value-type="float" office:value="7.9718439827969806E-2" table:style-name="ce1">
            <text:p>0.07971844</text:p>
          </table:table-cell>
          <table:table-cell office:value-type="float" office:value="0.889433659081029" table:style-name="ce1">
            <text:p>0.889433659</text:p>
          </table:table-cell>
          <table:table-cell office:value-type="float" office:value="0.60284743057720502" table:style-name="ce1">
            <text:p>0.602847431</text:p>
          </table:table-cell>
          <table:table-cell office:value-type="float" office:value="0.77891580948065398" table:style-name="ce1">
            <text:p>0.778915809</text:p>
          </table:table-cell>
          <table:table-cell table:style-name="ce1"/>
          <table:table-cell office:value-type="float" office:value="6.8473097952809897E-2" table:style-name="ce1">
            <text:p>0.068473098</text:p>
          </table:table-cell>
          <table:table-cell office:value-type="float" office:value="0.183342925919527" table:style-name="ce1">
            <text:p>0.183342926</text:p>
          </table:table-cell>
          <table:table-cell office:value-type="float" office:value="0.173084406395517" table:style-name="ce1">
            <text:p>0.173084406</text:p>
          </table:table-cell>
          <table:table-cell office:value-type="float" office:value="0.22060364064518101" table:style-name="ce1">
            <text:p>0.220603641</text:p>
          </table:table-cell>
          <table:table-cell table:style-name="ce1"/>
          <table:table-cell office:value-type="float" office:value="7.9718439827969806E-2" table:style-name="ce1">
            <text:p>0.07971844</text:p>
          </table:table-cell>
          <table:table-cell office:value-type="float" office:value="0.889433659081029" table:style-name="ce1">
            <text:p>0.889433659</text:p>
          </table:table-cell>
          <table:table-cell office:value-type="float" office:value="0.60284743057720502" table:style-name="ce1">
            <text:p>0.602847431</text:p>
          </table:table-cell>
          <table:table-cell office:value-type="float" office:value="0.77891580948065398" table:style-name="ce1">
            <text:p>0.778915809</text:p>
          </table:table-cell>
          <table:table-cell table:style-name="ce1"/>
          <table:table-cell office:value-type="float" office:value="6.8473097952809897E-2" table:style-name="ce1">
            <text:p>0.068473098</text:p>
          </table:table-cell>
          <table:table-cell office:value-type="float" office:value="0.183342925919527" table:style-name="ce1">
            <text:p>0.183342926</text:p>
          </table:table-cell>
          <table:table-cell office:value-type="float" office:value="0.173084406395517" table:style-name="ce1">
            <text:p>0.173084406</text:p>
          </table:table-cell>
          <table:table-cell office:value-type="float" office:value="0.22060364064518101" table:style-name="ce1">
            <text:p>0.220603641</text:p>
          </table:table-cell>
          <table:table-cell table:number-columns-repeated="16365"/>
        </table:table-row>
        <table:table-row table:style-name="ro1">
          <table:table-cell office:value-type="float" office:value="0.38128621244435201" table:style-name="ce1">
            <text:p>0.381286212</text:p>
          </table:table-cell>
          <table:table-cell office:value-type="float" office:value="0.26352142363065201" table:style-name="ce1">
            <text:p>0.263521424</text:p>
          </table:table-cell>
          <table:table-cell office:value-type="float" office:value="1.2797318851080099" table:style-name="ce1">
            <text:p>1.279731885</text:p>
          </table:table-cell>
          <table:table-cell office:value-type="float" office:value="0.90408268766850397" table:style-name="ce1">
            <text:p>0.904082688</text:p>
          </table:table-cell>
          <table:table-cell table:style-name="ce1"/>
          <table:table-cell office:value-type="float" office:value="0.31264584162096698" table:style-name="ce1">
            <text:p>0.312645842</text:p>
          </table:table-cell>
          <table:table-cell office:value-type="float" office:value="0.46284279719438898" table:style-name="ce1">
            <text:p>0.462842797</text:p>
          </table:table-cell>
          <table:table-cell office:value-type="float" office:value="1.0491780744911601" table:style-name="ce1">
            <text:p>1.049178074</text:p>
          </table:table-cell>
          <table:table-cell office:value-type="float" office:value="1.01557399159795" table:style-name="ce1">
            <text:p>1.015573992</text:p>
          </table:table-cell>
          <table:table-cell table:style-name="ce1"/>
          <table:table-cell office:value-type="float" office:value="0.38128621244435201" table:style-name="ce1">
            <text:p>0.381286212</text:p>
          </table:table-cell>
          <table:table-cell office:value-type="float" office:value="0.26352142363065201" table:style-name="ce1">
            <text:p>0.263521424</text:p>
          </table:table-cell>
          <table:table-cell office:value-type="float" office:value="1.2797318851080099" table:style-name="ce1">
            <text:p>1.279731885</text:p>
          </table:table-cell>
          <table:table-cell office:value-type="float" office:value="0.90408268766850397" table:style-name="ce1">
            <text:p>0.904082688</text:p>
          </table:table-cell>
          <table:table-cell table:style-name="ce1"/>
          <table:table-cell office:value-type="float" office:value="0.31264584162096698" table:style-name="ce1">
            <text:p>0.312645842</text:p>
          </table:table-cell>
          <table:table-cell office:value-type="float" office:value="0.46284279719438898" table:style-name="ce1">
            <text:p>0.462842797</text:p>
          </table:table-cell>
          <table:table-cell office:value-type="float" office:value="1.0491780744911601" table:style-name="ce1">
            <text:p>1.049178074</text:p>
          </table:table-cell>
          <table:table-cell office:value-type="float" office:value="1.01557399159795" table:style-name="ce1">
            <text:p>1.015573992</text:p>
          </table:table-cell>
          <table:table-cell table:number-columns-repeated="16365"/>
        </table:table-row>
        <table:table-row table:style-name="ro1">
          <table:table-cell office:value-type="float" office:value="0.36698187114394498" table:style-name="ce1">
            <text:p>0.366981871</text:p>
          </table:table-cell>
          <table:table-cell office:value-type="float" office:value="0.39576117438663" table:style-name="ce1">
            <text:p>0.395761174</text:p>
          </table:table-cell>
          <table:table-cell office:value-type="float" office:value="0.77973689020876602" table:style-name="ce1">
            <text:p>0.77973689</text:p>
          </table:table-cell>
          <table:table-cell office:value-type="float" office:value="0.96820754355236105" table:style-name="ce1">
            <text:p>0.968207544</text:p>
          </table:table-cell>
          <table:table-cell table:style-name="ce1"/>
          <table:table-cell office:value-type="float" office:value="0.341027456551382" table:style-name="ce1">
            <text:p>0.341027457</text:p>
          </table:table-cell>
          <table:table-cell office:value-type="float" office:value="0.41384221423748002" table:style-name="ce1">
            <text:p>0.413842214</text:p>
          </table:table-cell>
          <table:table-cell office:value-type="float" office:value="0.33140495531522501" table:style-name="ce1">
            <text:p>0.331404955</text:p>
          </table:table-cell>
          <table:table-cell office:value-type="float" office:value="0.59471240467988096" table:style-name="ce1">
            <text:p>0.594712405</text:p>
          </table:table-cell>
          <table:table-cell table:style-name="ce1"/>
          <table:table-cell office:value-type="float" office:value="0.36698187114394498" table:style-name="ce1">
            <text:p>0.366981871</text:p>
          </table:table-cell>
          <table:table-cell office:value-type="float" office:value="0.39576117438663" table:style-name="ce1">
            <text:p>0.395761174</text:p>
          </table:table-cell>
          <table:table-cell office:value-type="float" office:value="0.77973689020876602" table:style-name="ce1">
            <text:p>0.77973689</text:p>
          </table:table-cell>
          <table:table-cell office:value-type="float" office:value="0.96820754355236105" table:style-name="ce1">
            <text:p>0.968207544</text:p>
          </table:table-cell>
          <table:table-cell table:style-name="ce1"/>
          <table:table-cell office:value-type="float" office:value="0.341027456551382" table:style-name="ce1">
            <text:p>0.341027457</text:p>
          </table:table-cell>
          <table:table-cell office:value-type="float" office:value="0.41384221423748002" table:style-name="ce1">
            <text:p>0.413842214</text:p>
          </table:table-cell>
          <table:table-cell office:value-type="float" office:value="0.33140495531522501" table:style-name="ce1">
            <text:p>0.331404955</text:p>
          </table:table-cell>
          <table:table-cell office:value-type="float" office:value="0.59471240467988096" table:style-name="ce1">
            <text:p>0.594712405</text:p>
          </table:table-cell>
          <table:table-cell table:number-columns-repeated="16365"/>
        </table:table-row>
        <table:table-row table:style-name="ro1">
          <table:table-cell office:value-type="float" office:value="0.25460100492070897" table:style-name="ce1">
            <text:p>0.254601005</text:p>
          </table:table-cell>
          <table:table-cell office:value-type="float" office:value="0.39456431653407797" table:style-name="ce1">
            <text:p>0.394564317</text:p>
          </table:table-cell>
          <table:table-cell office:value-type="float" office:value="0.74893411556721801" table:style-name="ce1">
            <text:p>0.748934116</text:p>
          </table:table-cell>
          <table:table-cell office:value-type="float" office:value="0.60609286070397705" table:style-name="ce1">
            <text:p>0.606092861</text:p>
          </table:table-cell>
          <table:table-cell table:style-name="ce1"/>
          <table:table-cell office:value-type="float" office:value="0.20341680541187199" table:style-name="ce1">
            <text:p>0.203416805</text:p>
          </table:table-cell>
          <table:table-cell office:value-type="float" office:value="0.189475489427644" table:style-name="ce1">
            <text:p>0.189475489</text:p>
          </table:table-cell>
          <table:table-cell office:value-type="float" office:value="0.45591751944476799" table:style-name="ce1">
            <text:p>0.455917519</text:p>
          </table:table-cell>
          <table:table-cell office:value-type="float" office:value="0.44172498902337198" table:style-name="ce1">
            <text:p>0.441724989</text:p>
          </table:table-cell>
          <table:table-cell table:style-name="ce1"/>
          <table:table-cell office:value-type="float" office:value="0.25460100492070897" table:style-name="ce1">
            <text:p>0.254601005</text:p>
          </table:table-cell>
          <table:table-cell office:value-type="float" office:value="0.39456431653407797" table:style-name="ce1">
            <text:p>0.394564317</text:p>
          </table:table-cell>
          <table:table-cell office:value-type="float" office:value="0.74893411556721801" table:style-name="ce1">
            <text:p>0.748934116</text:p>
          </table:table-cell>
          <table:table-cell office:value-type="float" office:value="0.60609286070397705" table:style-name="ce1">
            <text:p>0.606092861</text:p>
          </table:table-cell>
          <table:table-cell table:style-name="ce1"/>
          <table:table-cell office:value-type="float" office:value="0.20341680541187199" table:style-name="ce1">
            <text:p>0.203416805</text:p>
          </table:table-cell>
          <table:table-cell office:value-type="float" office:value="0.189475489427644" table:style-name="ce1">
            <text:p>0.189475489</text:p>
          </table:table-cell>
          <table:table-cell office:value-type="float" office:value="0.45591751944476799" table:style-name="ce1">
            <text:p>0.455917519</text:p>
          </table:table-cell>
          <table:table-cell office:value-type="float" office:value="0.44172498902337198" table:style-name="ce1">
            <text:p>0.441724989</text:p>
          </table:table-cell>
          <table:table-cell table:number-columns-repeated="16365"/>
        </table:table-row>
        <table:table-row table:style-name="ro1">
          <table:table-cell office:value-type="float" office:value="6.4955787486352501E-2" table:style-name="ce1">
            <text:p>0.064955787</text:p>
          </table:table-cell>
          <table:table-cell office:value-type="float" office:value="0.64672109741511996" table:style-name="ce1">
            <text:p>0.646721097</text:p>
          </table:table-cell>
          <table:table-cell office:value-type="float" office:value="0.32813220803445298" table:style-name="ce1">
            <text:p>0.328132208</text:p>
          </table:table-cell>
          <table:table-cell office:value-type="float" office:value="0.87319489707722897" table:style-name="ce1">
            <text:p>0.873194897</text:p>
          </table:table-cell>
          <table:table-cell table:style-name="ce1"/>
          <table:table-cell office:value-type="float" office:value="5.3793663613786499E-2" table:style-name="ce1">
            <text:p>0.053793664</text:p>
          </table:table-cell>
          <table:table-cell office:value-type="float" office:value="0.13155040960952699" table:style-name="ce1">
            <text:p>0.13155041</text:p>
          </table:table-cell>
          <table:table-cell office:value-type="float" office:value="0.57209908465272796" table:style-name="ce1">
            <text:p>0.572099085</text:p>
          </table:table-cell>
          <table:table-cell office:value-type="float" office:value="0.37865280986980399" table:style-name="ce1">
            <text:p>0.37865281</text:p>
          </table:table-cell>
          <table:table-cell table:style-name="ce1"/>
          <table:table-cell office:value-type="float" office:value="6.4955787486352501E-2" table:style-name="ce1">
            <text:p>0.064955787</text:p>
          </table:table-cell>
          <table:table-cell office:value-type="float" office:value="0.64672109741511996" table:style-name="ce1">
            <text:p>0.646721097</text:p>
          </table:table-cell>
          <table:table-cell office:value-type="float" office:value="0.32813220803445298" table:style-name="ce1">
            <text:p>0.328132208</text:p>
          </table:table-cell>
          <table:table-cell office:value-type="float" office:value="0.87319489707722897" table:style-name="ce1">
            <text:p>0.873194897</text:p>
          </table:table-cell>
          <table:table-cell table:style-name="ce1"/>
          <table:table-cell office:value-type="float" office:value="5.3793663613786499E-2" table:style-name="ce1">
            <text:p>0.053793664</text:p>
          </table:table-cell>
          <table:table-cell office:value-type="float" office:value="0.13155040960952699" table:style-name="ce1">
            <text:p>0.13155041</text:p>
          </table:table-cell>
          <table:table-cell office:value-type="float" office:value="0.57209908465272796" table:style-name="ce1">
            <text:p>0.572099085</text:p>
          </table:table-cell>
          <table:table-cell office:value-type="float" office:value="0.37865280986980399" table:style-name="ce1">
            <text:p>0.37865281</text:p>
          </table:table-cell>
          <table:table-cell table:number-columns-repeated="16365"/>
        </table:table-row>
        <table:table-row table:style-name="ro1">
          <table:table-cell office:value-type="float" office:value="0.30162162835916001" table:style-name="ce1">
            <text:p>0.301621628</text:p>
          </table:table-cell>
          <table:table-cell office:value-type="float" office:value="0.169348926515934" table:style-name="ce1">
            <text:p>0.169348927</text:p>
          </table:table-cell>
          <table:table-cell office:value-type="float" office:value="0.91832372952335095" table:style-name="ce1">
            <text:p>0.91832373</text:p>
          </table:table-cell>
          <table:table-cell office:value-type="float" office:value="0.60342775316397201" table:style-name="ce1">
            <text:p>0.603427753</text:p>
          </table:table-cell>
          <table:table-cell table:style-name="ce1"/>
          <table:table-cell office:value-type="float" office:value="0.28243141677629902" table:style-name="ce1">
            <text:p>0.282431417</text:p>
          </table:table-cell>
          <table:table-cell office:value-type="float" office:value="0.32852540990531398" table:style-name="ce1">
            <text:p>0.32852541</text:p>
          </table:table-cell>
          <table:table-cell office:value-type="float" office:value="0.58321949171238596" table:style-name="ce1">
            <text:p>0.583219492</text:p>
          </table:table-cell>
          <table:table-cell office:value-type="float" office:value="0.83749259755236705" table:style-name="ce1">
            <text:p>0.837492598</text:p>
          </table:table-cell>
          <table:table-cell table:style-name="ce1"/>
          <table:table-cell office:value-type="float" office:value="0.30162162835916001" table:style-name="ce1">
            <text:p>0.301621628</text:p>
          </table:table-cell>
          <table:table-cell office:value-type="float" office:value="0.169348926515934" table:style-name="ce1">
            <text:p>0.169348927</text:p>
          </table:table-cell>
          <table:table-cell office:value-type="float" office:value="0.91832372952335095" table:style-name="ce1">
            <text:p>0.91832373</text:p>
          </table:table-cell>
          <table:table-cell office:value-type="float" office:value="0.60342775316397201" table:style-name="ce1">
            <text:p>0.603427753</text:p>
          </table:table-cell>
          <table:table-cell table:style-name="ce1"/>
          <table:table-cell office:value-type="float" office:value="0.28243141677629902" table:style-name="ce1">
            <text:p>0.282431417</text:p>
          </table:table-cell>
          <table:table-cell office:value-type="float" office:value="0.32852540990531398" table:style-name="ce1">
            <text:p>0.32852541</text:p>
          </table:table-cell>
          <table:table-cell office:value-type="float" office:value="0.58321949171238596" table:style-name="ce1">
            <text:p>0.583219492</text:p>
          </table:table-cell>
          <table:table-cell office:value-type="float" office:value="0.83749259755236705" table:style-name="ce1">
            <text:p>0.837492598</text:p>
          </table:table-cell>
          <table:table-cell table:number-columns-repeated="16365"/>
        </table:table-row>
        <table:table-row table:style-name="ro1">
          <table:table-cell office:value-type="float" office:value="0.27513968154031698" table:style-name="ce1">
            <text:p>0.275139682</text:p>
          </table:table-cell>
          <table:table-cell office:value-type="float" office:value="0.164165544363505" table:style-name="ce1">
            <text:p>0.164165544</text:p>
          </table:table-cell>
          <table:table-cell office:value-type="float" office:value="0.776326673531472" table:style-name="ce1">
            <text:p>0.776326674</text:p>
          </table:table-cell>
          <table:table-cell office:value-type="float" office:value="0.37221267902194599" table:style-name="ce1">
            <text:p>0.372212679</text:p>
          </table:table-cell>
          <table:table-cell table:style-name="ce1"/>
          <table:table-cell office:value-type="float" office:value="0.25694085650091603" table:style-name="ce1">
            <text:p>0.256940857</text:p>
          </table:table-cell>
          <table:table-cell office:value-type="float" office:value="0.385784241441682" table:style-name="ce1">
            <text:p>0.385784241</text:p>
          </table:table-cell>
          <table:table-cell office:value-type="float" office:value="0.53928104002970201" table:style-name="ce1">
            <text:p>0.53928104</text:p>
          </table:table-cell>
          <table:table-cell office:value-type="float" office:value="0.70219492042823195" table:style-name="ce1">
            <text:p>0.70219492</text:p>
          </table:table-cell>
          <table:table-cell table:style-name="ce1"/>
          <table:table-cell office:value-type="float" office:value="0.27513968154031698" table:style-name="ce1">
            <text:p>0.275139682</text:p>
          </table:table-cell>
          <table:table-cell office:value-type="float" office:value="0.164165544363505" table:style-name="ce1">
            <text:p>0.164165544</text:p>
          </table:table-cell>
          <table:table-cell office:value-type="float" office:value="0.776326673531472" table:style-name="ce1">
            <text:p>0.776326674</text:p>
          </table:table-cell>
          <table:table-cell office:value-type="float" office:value="0.37221267902194599" table:style-name="ce1">
            <text:p>0.372212679</text:p>
          </table:table-cell>
          <table:table-cell table:style-name="ce1"/>
          <table:table-cell office:value-type="float" office:value="0.25694085650091603" table:style-name="ce1">
            <text:p>0.256940857</text:p>
          </table:table-cell>
          <table:table-cell office:value-type="float" office:value="0.385784241441682" table:style-name="ce1">
            <text:p>0.385784241</text:p>
          </table:table-cell>
          <table:table-cell office:value-type="float" office:value="0.53928104002970201" table:style-name="ce1">
            <text:p>0.53928104</text:p>
          </table:table-cell>
          <table:table-cell office:value-type="float" office:value="0.70219492042823195" table:style-name="ce1">
            <text:p>0.70219492</text:p>
          </table:table-cell>
          <table:table-cell table:number-columns-repeated="16365"/>
        </table:table-row>
        <table:table-row table:style-name="ro1">
          <table:table-cell office:value-type="float" office:value="0.26758163772092702" table:style-name="ce1">
            <text:p>0.267581638</text:p>
          </table:table-cell>
          <table:table-cell office:value-type="float" office:value="0.194836844725855" table:style-name="ce1">
            <text:p>0.194836845</text:p>
          </table:table-cell>
          <table:table-cell office:value-type="float" office:value="0.78400762564456095" table:style-name="ce1">
            <text:p>0.784007626</text:p>
          </table:table-cell>
          <table:table-cell office:value-type="float" office:value="0.21521225437229199" table:style-name="ce1">
            <text:p>0.215212254</text:p>
          </table:table-cell>
          <table:table-cell table:style-name="ce1"/>
          <table:table-cell office:value-type="float" office:value="0.20835855454473801" table:style-name="ce1">
            <text:p>0.208358555</text:p>
          </table:table-cell>
          <table:table-cell office:value-type="float" office:value="0.24145062705880199" table:style-name="ce1">
            <text:p>0.241450627</text:p>
          </table:table-cell>
          <table:table-cell office:value-type="float" office:value="0.149834623031563" table:style-name="ce1">
            <text:p>0.149834623</text:p>
          </table:table-cell>
          <table:table-cell office:value-type="float" office:value="0.54221015193239996" table:style-name="ce1">
            <text:p>0.542210152</text:p>
          </table:table-cell>
          <table:table-cell table:style-name="ce1"/>
          <table:table-cell office:value-type="float" office:value="0.26758163772092702" table:style-name="ce1">
            <text:p>0.267581638</text:p>
          </table:table-cell>
          <table:table-cell office:value-type="float" office:value="0.194836844725855" table:style-name="ce1">
            <text:p>0.194836845</text:p>
          </table:table-cell>
          <table:table-cell office:value-type="float" office:value="0.78400762564456095" table:style-name="ce1">
            <text:p>0.784007626</text:p>
          </table:table-cell>
          <table:table-cell office:value-type="float" office:value="0.21521225437229199" table:style-name="ce1">
            <text:p>0.215212254</text:p>
          </table:table-cell>
          <table:table-cell table:style-name="ce1"/>
          <table:table-cell office:value-type="float" office:value="0.20835855454473801" table:style-name="ce1">
            <text:p>0.208358555</text:p>
          </table:table-cell>
          <table:table-cell office:value-type="float" office:value="0.24145062705880199" table:style-name="ce1">
            <text:p>0.241450627</text:p>
          </table:table-cell>
          <table:table-cell office:value-type="float" office:value="0.149834623031563" table:style-name="ce1">
            <text:p>0.149834623</text:p>
          </table:table-cell>
          <table:table-cell office:value-type="float" office:value="0.54221015193239996" table:style-name="ce1">
            <text:p>0.542210152</text:p>
          </table:table-cell>
          <table:table-cell table:number-columns-repeated="16365"/>
        </table:table-row>
        <table:table-row table:style-name="ro1">
          <table:table-cell office:value-type="float" office:value="0.14188149669238101" table:style-name="ce1">
            <text:p>0.141881497</text:p>
          </table:table-cell>
          <table:table-cell office:value-type="float" office:value="0.24494703456603001" table:style-name="ce1">
            <text:p>0.244947035</text:p>
          </table:table-cell>
          <table:table-cell office:value-type="float" office:value="0.54073692616707303" table:style-name="ce1">
            <text:p>0.540736926</text:p>
          </table:table-cell>
          <table:table-cell office:value-type="float" office:value="0.31833465804309402" table:style-name="ce1">
            <text:p>0.318334658</text:p>
          </table:table-cell>
          <table:table-cell table:style-name="ce1"/>
          <table:table-cell office:value-type="float" office:value="0.106550194235075" table:style-name="ce1">
            <text:p>0.106550194</text:p>
          </table:table-cell>
          <table:table-cell office:value-type="float" office:value="0.110016669632212" table:style-name="ce1">
            <text:p>0.11001667</text:p>
          </table:table-cell>
          <table:table-cell office:value-type="float" office:value="0.25997424976345002" table:style-name="ce1">
            <text:p>0.25997425</text:p>
          </table:table-cell>
          <table:table-cell office:value-type="float" office:value="0.33588917602320201" table:style-name="ce1">
            <text:p>0.335889176</text:p>
          </table:table-cell>
          <table:table-cell table:style-name="ce1"/>
          <table:table-cell office:value-type="float" office:value="0.14188149669238101" table:style-name="ce1">
            <text:p>0.141881497</text:p>
          </table:table-cell>
          <table:table-cell office:value-type="float" office:value="0.24494703456603001" table:style-name="ce1">
            <text:p>0.244947035</text:p>
          </table:table-cell>
          <table:table-cell office:value-type="float" office:value="0.54073692616707303" table:style-name="ce1">
            <text:p>0.540736926</text:p>
          </table:table-cell>
          <table:table-cell office:value-type="float" office:value="0.31833465804309402" table:style-name="ce1">
            <text:p>0.318334658</text:p>
          </table:table-cell>
          <table:table-cell table:style-name="ce1"/>
          <table:table-cell office:value-type="float" office:value="0.106550194235075" table:style-name="ce1">
            <text:p>0.106550194</text:p>
          </table:table-cell>
          <table:table-cell office:value-type="float" office:value="0.110016669632212" table:style-name="ce1">
            <text:p>0.11001667</text:p>
          </table:table-cell>
          <table:table-cell office:value-type="float" office:value="0.25997424976345002" table:style-name="ce1">
            <text:p>0.25997425</text:p>
          </table:table-cell>
          <table:table-cell office:value-type="float" office:value="0.33588917602320201" table:style-name="ce1">
            <text:p>0.335889176</text:p>
          </table:table-cell>
          <table:table-cell table:number-columns-repeated="16365"/>
        </table:table-row>
        <table:table-row table:style-name="ro1">
          <table:table-cell office:value-type="float" office:value="0.10263614283188" table:style-name="ce1">
            <text:p>0.102636143</text:p>
          </table:table-cell>
          <table:table-cell office:value-type="float" office:value="0.54175358815813701" table:style-name="ce1">
            <text:p>0.541753588</text:p>
          </table:table-cell>
          <table:table-cell office:value-type="float" office:value="0.76663513361660596" table:style-name="ce1">
            <text:p>0.766635134</text:p>
          </table:table-cell>
          <table:table-cell office:value-type="float" office:value="0.56120118282258402" table:style-name="ce1">
            <text:p>0.561201183</text:p>
          </table:table-cell>
          <table:table-cell table:style-name="ce1"/>
          <table:table-cell office:value-type="float" office:value="8.9471448288974104E-2" table:style-name="ce1">
            <text:p>0.089471448</text:p>
          </table:table-cell>
          <table:table-cell office:value-type="float" office:value="9.5908716579694603E-2" table:style-name="ce1">
            <text:p>0.095908717</text:p>
          </table:table-cell>
          <table:table-cell office:value-type="float" office:value="0.13896333633655" table:style-name="ce1">
            <text:p>0.138963336</text:p>
          </table:table-cell>
          <table:table-cell office:value-type="float" office:value="0.30736874995721303" table:style-name="ce1">
            <text:p>0.30736875</text:p>
          </table:table-cell>
          <table:table-cell table:style-name="ce1"/>
          <table:table-cell office:value-type="float" office:value="0.10263614283188" table:style-name="ce1">
            <text:p>0.102636143</text:p>
          </table:table-cell>
          <table:table-cell office:value-type="float" office:value="0.54175358815813701" table:style-name="ce1">
            <text:p>0.541753588</text:p>
          </table:table-cell>
          <table:table-cell office:value-type="float" office:value="0.76663513361660596" table:style-name="ce1">
            <text:p>0.766635134</text:p>
          </table:table-cell>
          <table:table-cell office:value-type="float" office:value="0.56120118282258402" table:style-name="ce1">
            <text:p>0.561201183</text:p>
          </table:table-cell>
          <table:table-cell table:style-name="ce1"/>
          <table:table-cell office:value-type="float" office:value="8.9471448288974104E-2" table:style-name="ce1">
            <text:p>0.089471448</text:p>
          </table:table-cell>
          <table:table-cell office:value-type="float" office:value="9.5908716579694603E-2" table:style-name="ce1">
            <text:p>0.095908717</text:p>
          </table:table-cell>
          <table:table-cell office:value-type="float" office:value="0.13896333633655" table:style-name="ce1">
            <text:p>0.138963336</text:p>
          </table:table-cell>
          <table:table-cell office:value-type="float" office:value="0.30736874995721303" table:style-name="ce1">
            <text:p>0.30736875</text:p>
          </table:table-cell>
          <table:table-cell table:number-columns-repeated="16365"/>
        </table:table-row>
        <table:table-row table:style-name="ro1">
          <table:table-cell office:value-type="float" office:value="0.181304286202847" table:style-name="ce1">
            <text:p>0.181304286</text:p>
          </table:table-cell>
          <table:table-cell office:value-type="float" office:value="0.39486985327326002" table:style-name="ce1">
            <text:p>0.394869853</text:p>
          </table:table-cell>
          <table:table-cell office:value-type="float" office:value="0.69819535294650903" table:style-name="ce1">
            <text:p>0.698195353</text:p>
          </table:table-cell>
          <table:table-cell office:value-type="float" office:value="0.15962639003394799" table:style-name="ce1">
            <text:p>0.15962639</text:p>
          </table:table-cell>
          <table:table-cell table:style-name="ce1"/>
          <table:table-cell office:value-type="float" office:value="0.15397830005999599" table:style-name="ce1">
            <text:p>0.1539783</text:p>
          </table:table-cell>
          <table:table-cell office:value-type="float" office:value="0.12270826506225301" table:style-name="ce1">
            <text:p>0.122708265</text:p>
          </table:table-cell>
          <table:table-cell office:value-type="float" office:value="0.356401275884694" table:style-name="ce1">
            <text:p>0.356401276</text:p>
          </table:table-cell>
          <table:table-cell office:value-type="float" office:value="0.58391211460365" table:style-name="ce1">
            <text:p>0.583912115</text:p>
          </table:table-cell>
          <table:table-cell table:style-name="ce1"/>
          <table:table-cell office:value-type="float" office:value="0.181304286202847" table:style-name="ce1">
            <text:p>0.181304286</text:p>
          </table:table-cell>
          <table:table-cell office:value-type="float" office:value="0.39486985327326002" table:style-name="ce1">
            <text:p>0.394869853</text:p>
          </table:table-cell>
          <table:table-cell office:value-type="float" office:value="0.69819535294650903" table:style-name="ce1">
            <text:p>0.698195353</text:p>
          </table:table-cell>
          <table:table-cell office:value-type="float" office:value="0.15962639003394799" table:style-name="ce1">
            <text:p>0.15962639</text:p>
          </table:table-cell>
          <table:table-cell table:style-name="ce1"/>
          <table:table-cell office:value-type="float" office:value="0.15397830005999599" table:style-name="ce1">
            <text:p>0.1539783</text:p>
          </table:table-cell>
          <table:table-cell office:value-type="float" office:value="0.12270826506225301" table:style-name="ce1">
            <text:p>0.122708265</text:p>
          </table:table-cell>
          <table:table-cell office:value-type="float" office:value="0.356401275884694" table:style-name="ce1">
            <text:p>0.356401276</text:p>
          </table:table-cell>
          <table:table-cell office:value-type="float" office:value="0.58391211460365" table:style-name="ce1">
            <text:p>0.583912115</text:p>
          </table:table-cell>
          <table:table-cell table:number-columns-repeated="16365"/>
        </table:table-row>
        <table:table-row table:style-name="ro1">
          <table:table-cell office:value-type="float" office:value="0.140008640405478" table:style-name="ce1">
            <text:p>0.14000864</text:p>
          </table:table-cell>
          <table:table-cell office:value-type="float" office:value="0.67212396103188199" table:style-name="ce1">
            <text:p>0.672123961</text:p>
          </table:table-cell>
          <table:table-cell office:value-type="float" office:value="0.72484404073863595" table:style-name="ce1">
            <text:p>0.724844041</text:p>
          </table:table-cell>
          <table:table-cell office:value-type="float" office:value="0.56173633511576304" table:style-name="ce1">
            <text:p>0.561736335</text:p>
          </table:table-cell>
          <table:table-cell table:style-name="ce1"/>
          <table:table-cell office:value-type="float" office:value="0.17911897024062401" table:style-name="ce1">
            <text:p>0.17911897</text:p>
          </table:table-cell>
          <table:table-cell office:value-type="float" office:value="0.19051843628468701" table:style-name="ce1">
            <text:p>0.190518436</text:p>
          </table:table-cell>
          <table:table-cell office:value-type="float" office:value="0.79640528805877497" table:style-name="ce1">
            <text:p>0.796405288</text:p>
          </table:table-cell>
          <table:table-cell office:value-type="float" office:value="0.29925918559620401" table:style-name="ce1">
            <text:p>0.299259186</text:p>
          </table:table-cell>
          <table:table-cell table:style-name="ce1"/>
          <table:table-cell office:value-type="float" office:value="7.5287597507097501E-2" table:style-name="ce1">
            <text:p>0.075287598</text:p>
          </table:table-cell>
          <table:table-cell office:value-type="float" office:value="8.5056781608902898E-2" table:style-name="ce1">
            <text:p>0.085056782</text:p>
          </table:table-cell>
          <table:table-cell office:value-type="float" office:value="0.55476020478830501" table:style-name="ce1">
            <text:p>0.554760205</text:p>
          </table:table-cell>
          <table:table-cell office:value-type="float" office:value="0.44462586808417498" table:style-name="ce1">
            <text:p>0.444625868</text:p>
          </table:table-cell>
          <table:table-cell table:style-name="ce1"/>
          <table:table-cell office:value-type="float" office:value="7.6869163199100393E-2" table:style-name="ce1">
            <text:p>0.076869163</text:p>
          </table:table-cell>
          <table:table-cell office:value-type="float" office:value="6.8450328702903199E-2" table:style-name="ce1">
            <text:p>0.068450329</text:p>
          </table:table-cell>
          <table:table-cell office:value-type="float" office:value="0.454184357086728" table:style-name="ce1">
            <text:p>0.454184357</text:p>
          </table:table-cell>
          <table:table-cell office:value-type="float" office:value="0.51534263142554904" table:style-name="ce1">
            <text:p>0.515342631</text:p>
          </table:table-cell>
          <table:table-cell table:number-columns-repeated="16365"/>
        </table:table-row>
        <table:table-row table:style-name="ro1">
          <table:table-cell office:value-type="float" office:value="0.22653158293129599" table:style-name="ce1">
            <text:p>0.226531583</text:p>
          </table:table-cell>
          <table:table-cell office:value-type="float" office:value="0.45349691035675399" table:style-name="ce1">
            <text:p>0.45349691</text:p>
          </table:table-cell>
          <table:table-cell office:value-type="float" office:value="0.63231518651013696" table:style-name="ce1">
            <text:p>0.632315187</text:p>
          </table:table-cell>
          <table:table-cell office:value-type="float" office:value="0.18139160279468899" table:style-name="ce1">
            <text:p>0.181391603</text:p>
          </table:table-cell>
          <table:table-cell table:style-name="ce1"/>
          <table:table-cell office:value-type="float" office:value="0.16810639392680299" table:style-name="ce1">
            <text:p>0.168106394</text:p>
          </table:table-cell>
          <table:table-cell office:value-type="float" office:value="0.21929231946438801" table:style-name="ce1">
            <text:p>0.219292319</text:p>
          </table:table-cell>
          <table:table-cell office:value-type="float" office:value="0.41911497138338799" table:style-name="ce1">
            <text:p>0.419114971</text:p>
          </table:table-cell>
          <table:table-cell office:value-type="float" office:value="0.59259905381268596" table:style-name="ce1">
            <text:p>0.592599054</text:p>
          </table:table-cell>
          <table:table-cell table:style-name="ce1"/>
          <table:table-cell office:value-type="float" office:value="0.29934430231666298" table:style-name="ce1">
            <text:p>0.299344302</text:p>
          </table:table-cell>
          <table:table-cell office:value-type="float" office:value="0.20931389814295101" table:style-name="ce1">
            <text:p>0.209313898</text:p>
          </table:table-cell>
          <table:table-cell office:value-type="float" office:value="0.93684098511162694" table:style-name="ce1">
            <text:p>0.936840985</text:p>
          </table:table-cell>
          <table:table-cell office:value-type="float" office:value="0.75360881947439595" table:style-name="ce1">
            <text:p>0.753608819</text:p>
          </table:table-cell>
          <table:table-cell table:style-name="ce1"/>
          <table:table-cell office:value-type="float" office:value="0.152343950174919" table:style-name="ce1">
            <text:p>0.15234395</text:p>
          </table:table-cell>
          <table:table-cell office:value-type="float" office:value="0.14974412551065899" table:style-name="ce1">
            <text:p>0.149744126</text:p>
          </table:table-cell>
          <table:table-cell office:value-type="float" office:value="0.85377749749674503" table:style-name="ce1">
            <text:p>0.853777497</text:p>
          </table:table-cell>
          <table:table-cell office:value-type="float" office:value="0.90519383806504805" table:style-name="ce1">
            <text:p>0.905193838</text:p>
          </table:table-cell>
          <table:table-cell table:number-columns-repeated="16365"/>
        </table:table-row>
        <table:table-row table:style-name="ro1">
          <table:table-cell office:value-type="float" office:value="0.41199949194457403" table:style-name="ce1">
            <text:p>0.411999492</text:p>
          </table:table-cell>
          <table:table-cell office:value-type="float" office:value="0.25548086798396102" table:style-name="ce1">
            <text:p>0.255480868</text:p>
          </table:table-cell>
          <table:table-cell office:value-type="float" office:value="1.19713506508239" table:style-name="ce1">
            <text:p>1.197135065</text:p>
          </table:table-cell>
          <table:table-cell office:value-type="float" office:value="0.54627407389739502" table:style-name="ce1">
            <text:p>0.546274074</text:p>
          </table:table-cell>
          <table:table-cell table:style-name="ce1"/>
          <table:table-cell office:value-type="float" office:value="0.35472257582251698" table:style-name="ce1">
            <text:p>0.354722576</text:p>
          </table:table-cell>
          <table:table-cell office:value-type="float" office:value="0.26076376813056301" table:style-name="ce1">
            <text:p>0.260763768</text:p>
          </table:table-cell>
          <table:table-cell office:value-type="float" office:value="0.56083425985677005" table:style-name="ce1">
            <text:p>0.56083426</text:p>
          </table:table-cell>
          <table:table-cell office:value-type="float" office:value="0.71964024454720299" table:style-name="ce1">
            <text:p>0.719640245</text:p>
          </table:table-cell>
          <table:table-cell table:style-name="ce1"/>
          <table:table-cell office:value-type="float" office:value="0.47654185935542598" table:style-name="ce1">
            <text:p>0.476541859</text:p>
          </table:table-cell>
          <table:table-cell office:value-type="float" office:value="0.39299411042643201" table:style-name="ce1">
            <text:p>0.39299411</text:p>
          </table:table-cell>
          <table:table-cell office:value-type="float" office:value="1.71490656859448" table:style-name="ce1">
            <text:p>1.714906569</text:p>
          </table:table-cell>
          <table:table-cell office:value-type="float" office:value="1.3784650154874301" table:style-name="ce1">
            <text:p>1.378465015</text:p>
          </table:table-cell>
          <table:table-cell table:style-name="ce1"/>
          <table:table-cell office:value-type="float" office:value="0.197051484051009" table:style-name="ce1">
            <text:p>0.197051484</text:p>
          </table:table-cell>
          <table:table-cell office:value-type="float" office:value="0.164114825668352" table:style-name="ce1">
            <text:p>0.164114826</text:p>
          </table:table-cell>
          <table:table-cell office:value-type="float" office:value="1.5471089216035001" table:style-name="ce1">
            <text:p>1.547108922</text:p>
          </table:table-cell>
          <table:table-cell office:value-type="float" office:value="1.28166938334101" table:style-name="ce1">
            <text:p>1.281669383</text:p>
          </table:table-cell>
          <table:table-cell table:number-columns-repeated="16365"/>
        </table:table-row>
        <table:table-row table:style-name="ro1">
          <table:table-cell office:value-type="float" office:value="0.12986853015681801" table:style-name="ce1">
            <text:p>0.12986853</text:p>
          </table:table-cell>
          <table:table-cell office:value-type="float" office:value="0.67151534526091305" table:style-name="ce1">
            <text:p>0.671515345</text:p>
          </table:table-cell>
          <table:table-cell office:value-type="float" office:value="0.478738224571996" table:style-name="ce1">
            <text:p>0.478738225</text:p>
          </table:table-cell>
          <table:table-cell office:value-type="float" office:value="0.61649909475732301" table:style-name="ce1">
            <text:p>0.616499095</text:p>
          </table:table-cell>
          <table:table-cell table:style-name="ce1"/>
          <table:table-cell office:value-type="float" office:value="0.179697669492837" table:style-name="ce1">
            <text:p>0.179697669</text:p>
          </table:table-cell>
          <table:table-cell office:value-type="float" office:value="0.186817885246399" table:style-name="ce1">
            <text:p>0.186817885</text:p>
          </table:table-cell>
          <table:table-cell office:value-type="float" office:value="0.56502578257783398" table:style-name="ce1">
            <text:p>0.565025783</text:p>
          </table:table-cell>
          <table:table-cell office:value-type="float" office:value="0.368220431369988" table:style-name="ce1">
            <text:p>0.368220431</text:p>
          </table:table-cell>
          <table:table-cell table:style-name="ce1"/>
          <table:table-cell office:value-type="float" office:value="0.117407506891358" table:style-name="ce1">
            <text:p>0.117407507</text:p>
          </table:table-cell>
          <table:table-cell office:value-type="float" office:value="9.7092400889399202E-2" table:style-name="ce1">
            <text:p>0.097092401</text:p>
          </table:table-cell>
          <table:table-cell office:value-type="float" office:value="0.58564253756941498" table:style-name="ce1">
            <text:p>0.585642538</text:p>
          </table:table-cell>
          <table:table-cell office:value-type="float" office:value="0.34681533520353103" table:style-name="ce1">
            <text:p>0.346815335</text:p>
          </table:table-cell>
          <table:table-cell table:style-name="ce1"/>
          <table:table-cell office:value-type="float" office:value="0.23271336402860701" table:style-name="ce1">
            <text:p>0.232713364</text:p>
          </table:table-cell>
          <table:table-cell office:value-type="float" office:value="0.24450236748505499" table:style-name="ce1">
            <text:p>0.244502367</text:p>
          </table:table-cell>
          <table:table-cell office:value-type="float" office:value="1.1429492240527099" table:style-name="ce1">
            <text:p>1.142949224</text:p>
          </table:table-cell>
          <table:table-cell office:value-type="float" office:value="1.0828002037525699" table:style-name="ce1">
            <text:p>1.082800204</text:p>
          </table:table-cell>
          <table:table-cell table:number-columns-repeated="16365"/>
        </table:table-row>
        <table:table-row table:style-name="ro1">
          <table:table-cell office:value-type="float" office:value="0.284609724473468" table:style-name="ce1">
            <text:p>0.284609724</text:p>
          </table:table-cell>
          <table:table-cell office:value-type="float" office:value="0.64404354450273305" table:style-name="ce1">
            <text:p>0.644043545</text:p>
          </table:table-cell>
          <table:table-cell office:value-type="float" office:value="0.74417985502522599" table:style-name="ce1">
            <text:p>0.744179855</text:p>
          </table:table-cell>
          <table:table-cell office:value-type="float" office:value="0.42458037865689202" table:style-name="ce1">
            <text:p>0.424580379</text:p>
          </table:table-cell>
          <table:table-cell table:style-name="ce1"/>
          <table:table-cell office:value-type="float" office:value="0.23793509771104801" table:style-name="ce1">
            <text:p>0.237935098</text:p>
          </table:table-cell>
          <table:table-cell office:value-type="float" office:value="0.20327023471200001" table:style-name="ce1">
            <text:p>0.203270235</text:p>
          </table:table-cell>
          <table:table-cell office:value-type="float" office:value="0.17495132641584801" table:style-name="ce1">
            <text:p>0.174951326</text:p>
          </table:table-cell>
          <table:table-cell office:value-type="float" office:value="0.41331318532734601" table:style-name="ce1">
            <text:p>0.413313185</text:p>
          </table:table-cell>
          <table:table-cell table:style-name="ce1"/>
          <table:table-cell office:value-type="float" office:value="0.32048510163451599" table:style-name="ce1">
            <text:p>0.320485102</text:p>
          </table:table-cell>
          <table:table-cell office:value-type="float" office:value="0.11430416823424901" table:style-name="ce1">
            <text:p>0.114304168</text:p>
          </table:table-cell>
          <table:table-cell office:value-type="float" office:value="1.26397363149043" table:style-name="ce1">
            <text:p>1.263973631</text:p>
          </table:table-cell>
          <table:table-cell office:value-type="float" office:value="0.41156518049086099" table:style-name="ce1">
            <text:p>0.41156518</text:p>
          </table:table-cell>
          <table:table-cell table:style-name="ce1"/>
          <table:table-cell office:value-type="float" office:value="6.7963897468898804E-2" table:style-name="ce1">
            <text:p>0.067963897</text:p>
          </table:table-cell>
          <table:table-cell office:value-type="float" office:value="7.4641751675730006E-2" table:style-name="ce1">
            <text:p>0.074641752</text:p>
          </table:table-cell>
          <table:table-cell office:value-type="float" office:value="1.03478076942519" table:style-name="ce1">
            <text:p>1.034780769</text:p>
          </table:table-cell>
          <table:table-cell office:value-type="float" office:value="0.91086445893270995" table:style-name="ce1">
            <text:p>0.910864459</text:p>
          </table:table-cell>
          <table:table-cell table:number-columns-repeated="16365"/>
        </table:table-row>
        <table:table-row table:style-name="ro1">
          <table:table-cell office:value-type="float" office:value="0.20021595388748301" table:style-name="ce1">
            <text:p>0.200215954</text:p>
          </table:table-cell>
          <table:table-cell office:value-type="float" office:value="0.82911594201764005" table:style-name="ce1">
            <text:p>0.829115942</text:p>
          </table:table-cell>
          <table:table-cell office:value-type="float" office:value="0.72030393627724598" table:style-name="ce1">
            <text:p>0.720303936</text:p>
          </table:table-cell>
          <table:table-cell office:value-type="float" office:value="0.42049240737312299" table:style-name="ce1">
            <text:p>0.420492407</text:p>
          </table:table-cell>
          <table:table-cell table:style-name="ce1"/>
          <table:table-cell office:value-type="float" office:value="0.21463421121510801" table:style-name="ce1">
            <text:p>0.214634211</text:p>
          </table:table-cell>
          <table:table-cell office:value-type="float" office:value="0.20205027103617901" table:style-name="ce1">
            <text:p>0.202050271</text:p>
          </table:table-cell>
          <table:table-cell office:value-type="float" office:value="0.19358964150253199" table:style-name="ce1">
            <text:p>0.193589642</text:p>
          </table:table-cell>
          <table:table-cell office:value-type="float" office:value="0.30077028011650198" table:style-name="ce1">
            <text:p>0.30077028</text:p>
          </table:table-cell>
          <table:table-cell table:style-name="ce1"/>
          <table:table-cell office:value-type="float" office:value="0.18909671753915" table:style-name="ce1">
            <text:p>0.189096718</text:p>
          </table:table-cell>
          <table:table-cell office:value-type="float" office:value="0.218401201535981" table:style-name="ce1">
            <text:p>0.218401202</text:p>
          </table:table-cell>
          <table:table-cell office:value-type="float" office:value="1.2412719970011099" table:style-name="ce1">
            <text:p>1.241271997</text:p>
          </table:table-cell>
          <table:table-cell office:value-type="float" office:value="0.51390677482657199" table:style-name="ce1">
            <text:p>0.513906775</text:p>
          </table:table-cell>
          <table:table-cell table:style-name="ce1"/>
          <table:table-cell office:value-type="float" office:value="0.15928754413627499" table:style-name="ce1">
            <text:p>0.159287544</text:p>
          </table:table-cell>
          <table:table-cell office:value-type="float" office:value="0.18415355316778301" table:style-name="ce1">
            <text:p>0.184153553</text:p>
          </table:table-cell>
          <table:table-cell office:value-type="float" office:value="1.3175277158782801" table:style-name="ce1">
            <text:p>1.317527716</text:p>
          </table:table-cell>
          <table:table-cell office:value-type="float" office:value="1.16474198444161" table:style-name="ce1">
            <text:p>1.164741984</text:p>
          </table:table-cell>
          <table:table-cell table:number-columns-repeated="16365"/>
        </table:table-row>
        <table:table-row table:style-name="ro1">
          <table:table-cell office:value-type="float" office:value="0.18418857981226" table:style-name="ce1">
            <text:p>0.18418858</text:p>
          </table:table-cell>
          <table:table-cell office:value-type="float" office:value="0.80390354577456902" table:style-name="ce1">
            <text:p>0.803903546</text:p>
          </table:table-cell>
          <table:table-cell office:value-type="float" office:value="0.42904026126535599" table:style-name="ce1">
            <text:p>0.429040261</text:p>
          </table:table-cell>
          <table:table-cell office:value-type="float" office:value="1.02774903436419" table:style-name="ce1">
            <text:p>1.027749034</text:p>
          </table:table-cell>
          <table:table-cell table:style-name="ce1"/>
          <table:table-cell office:value-type="float" office:value="0.24720549542390999" table:style-name="ce1">
            <text:p>0.247205495</text:p>
          </table:table-cell>
          <table:table-cell office:value-type="float" office:value="0.23293087134607601" table:style-name="ce1">
            <text:p>0.232930871</text:p>
          </table:table-cell>
          <table:table-cell office:value-type="float" office:value="0.41994412145953097" table:style-name="ce1">
            <text:p>0.419944121</text:p>
          </table:table-cell>
          <table:table-cell office:value-type="float" office:value="0.29208583376904501" table:style-name="ce1">
            <text:p>0.292085834</text:p>
          </table:table-cell>
          <table:table-cell table:style-name="ce1"/>
          <table:table-cell office:value-type="float" office:value="0.115885763606476" table:style-name="ce1">
            <text:p>0.115885764</text:p>
          </table:table-cell>
          <table:table-cell office:value-type="float" office:value="0.22667999591586299" table:style-name="ce1">
            <text:p>0.226679996</text:p>
          </table:table-cell>
          <table:table-cell office:value-type="float" office:value="0.91408978975052702" table:style-name="ce1">
            <text:p>0.91408979</text:p>
          </table:table-cell>
          <table:table-cell office:value-type="float" office:value="0.89548351855499198" table:style-name="ce1">
            <text:p>0.895483519</text:p>
          </table:table-cell>
          <table:table-cell table:style-name="ce1"/>
          <table:table-cell office:value-type="float" office:value="0.25913475243788803" table:style-name="ce1">
            <text:p>0.259134752</text:p>
          </table:table-cell>
          <table:table-cell office:value-type="float" office:value="0.193304477358064" table:style-name="ce1">
            <text:p>0.193304477</text:p>
          </table:table-cell>
          <table:table-cell office:value-type="float" office:value="1.2885730540326701" table:style-name="ce1">
            <text:p>1.288573054</text:p>
          </table:table-cell>
          <table:table-cell office:value-type="float" office:value="1.1683783133707699" table:style-name="ce1">
            <text:p>1.168378313</text:p>
          </table:table-cell>
          <table:table-cell table:number-columns-repeated="16365"/>
        </table:table-row>
        <table:table-row table:style-name="ro1">
          <table:table-cell office:value-type="float" office:value="0.27918046877628699" table:style-name="ce1">
            <text:p>0.279180469</text:p>
          </table:table-cell>
          <table:table-cell office:value-type="float" office:value="0.53606582840740902" table:style-name="ce1">
            <text:p>0.536065828</text:p>
          </table:table-cell>
          <table:table-cell office:value-type="float" office:value="1.00075679334398" table:style-name="ce1">
            <text:p>1.000756793</text:p>
          </table:table-cell>
          <table:table-cell office:value-type="float" office:value="0.85209112702923495" table:style-name="ce1">
            <text:p>0.852091127</text:p>
          </table:table-cell>
          <table:table-cell table:style-name="ce1"/>
          <table:table-cell office:value-type="float" office:value="0.22704399727976099" table:style-name="ce1">
            <text:p>0.227043997</text:p>
          </table:table-cell>
          <table:table-cell office:value-type="float" office:value="0.39312832087177702" table:style-name="ce1">
            <text:p>0.393128321</text:p>
          </table:table-cell>
          <table:table-cell office:value-type="float" office:value="0.46421549018451003" table:style-name="ce1">
            <text:p>0.46421549</text:p>
          </table:table-cell>
          <table:table-cell office:value-type="float" office:value="0.73313351266701499" table:style-name="ce1">
            <text:p>0.733133513</text:p>
          </table:table-cell>
          <table:table-cell table:style-name="ce1"/>
          <table:table-cell office:value-type="float" office:value="0.287283761478213" table:style-name="ce1">
            <text:p>0.287283761</text:p>
          </table:table-cell>
          <table:table-cell office:value-type="float" office:value="0.21849761901682099" table:style-name="ce1">
            <text:p>0.218497619</text:p>
          </table:table-cell>
          <table:table-cell office:value-type="float" office:value="0.96822880012116797" table:style-name="ce1">
            <text:p>0.9682288</text:p>
          </table:table-cell>
          <table:table-cell office:value-type="float" office:value="0.57836764215846204" table:style-name="ce1">
            <text:p>0.578367642</text:p>
          </table:table-cell>
          <table:table-cell table:style-name="ce1"/>
          <table:table-cell office:value-type="float" office:value="0.114590585683064" table:style-name="ce1">
            <text:p>0.114590586</text:p>
          </table:table-cell>
          <table:table-cell office:value-type="float" office:value="0.21163364596137199" table:style-name="ce1">
            <text:p>0.211633646</text:p>
          </table:table-cell>
          <table:table-cell office:value-type="float" office:value="0.73182663740629394" table:style-name="ce1">
            <text:p>0.731826637</text:p>
          </table:table-cell>
          <table:table-cell office:value-type="float" office:value="0.83061343519961495" table:style-name="ce1">
            <text:p>0.830613435</text:p>
          </table:table-cell>
          <table:table-cell table:number-columns-repeated="16365"/>
        </table:table-row>
        <table:table-row table:style-name="ro1">
          <table:table-cell office:value-type="float" office:value="0.248076739143441" table:style-name="ce1">
            <text:p>0.248076739</text:p>
          </table:table-cell>
          <table:table-cell office:value-type="float" office:value="0.54478863998293903" table:style-name="ce1">
            <text:p>0.54478864</text:p>
          </table:table-cell>
          <table:table-cell office:value-type="float" office:value="1.0407791164468401" table:style-name="ce1">
            <text:p>1.040779116</text:p>
          </table:table-cell>
          <table:table-cell office:value-type="float" office:value="1.17097751293612" table:style-name="ce1">
            <text:p>1.170977513</text:p>
          </table:table-cell>
          <table:table-cell table:style-name="ce1"/>
          <table:table-cell office:value-type="float" office:value="0.25190195930112502" table:style-name="ce1">
            <text:p>0.251901959</text:p>
          </table:table-cell>
          <table:table-cell office:value-type="float" office:value="0.39616636558510898" table:style-name="ce1">
            <text:p>0.396166366</text:p>
          </table:table-cell>
          <table:table-cell office:value-type="float" office:value="0.39970993751321898" table:style-name="ce1">
            <text:p>0.399709938</text:p>
          </table:table-cell>
          <table:table-cell office:value-type="float" office:value="0.67505689212826303" table:style-name="ce1">
            <text:p>0.675056892</text:p>
          </table:table-cell>
          <table:table-cell table:style-name="ce1"/>
          <table:table-cell office:value-type="float" office:value="0.17528073030639699" table:style-name="ce1">
            <text:p>0.17528073</text:p>
          </table:table-cell>
          <table:table-cell office:value-type="float" office:value="0.23344025499680601" table:style-name="ce1">
            <text:p>0.233440255</text:p>
          </table:table-cell>
          <table:table-cell office:value-type="float" office:value="0.99991397814029204" table:style-name="ce1">
            <text:p>0.999913978</text:p>
          </table:table-cell>
          <table:table-cell office:value-type="float" office:value="0.92515945523416199" table:style-name="ce1">
            <text:p>0.925159455</text:p>
          </table:table-cell>
          <table:table-cell table:style-name="ce1"/>
          <table:table-cell office:value-type="float" office:value="0.227282520651268" table:style-name="ce1">
            <text:p>0.227282521</text:p>
          </table:table-cell>
          <table:table-cell office:value-type="float" office:value="0.19569338301092601" table:style-name="ce1">
            <text:p>0.195693383</text:p>
          </table:table-cell>
          <table:table-cell office:value-type="float" office:value="0.74366440668941702" table:style-name="ce1">
            <text:p>0.743664407</text:p>
          </table:table-cell>
          <table:table-cell office:value-type="float" office:value="0.76597267435385596" table:style-name="ce1">
            <text:p>0.765972674</text:p>
          </table:table-cell>
          <table:table-cell table:number-columns-repeated="16365"/>
        </table:table-row>
        <table:table-row table:style-name="ro1">
          <table:table-cell office:value-type="float" office:value="0.32060470186794399" table:style-name="ce1">
            <text:p>0.320604702</text:p>
          </table:table-cell>
          <table:table-cell office:value-type="float" office:value="0.412549000158839" table:style-name="ce1">
            <text:p>0.412549</text:p>
          </table:table-cell>
          <table:table-cell office:value-type="float" office:value="1.0580638287728299" table:style-name="ce1">
            <text:p>1.058063829</text:p>
          </table:table-cell>
          <table:table-cell office:value-type="float" office:value="0.78446986608478297" table:style-name="ce1">
            <text:p>0.784469866</text:p>
          </table:table-cell>
          <table:table-cell table:style-name="ce1"/>
          <table:table-cell office:value-type="float" office:value="0.27018175826368601" table:style-name="ce1">
            <text:p>0.270181758</text:p>
          </table:table-cell>
          <table:table-cell office:value-type="float" office:value="0.51554685010978996" table:style-name="ce1">
            <text:p>0.51554685</text:p>
          </table:table-cell>
          <table:table-cell office:value-type="float" office:value="0.54808978178177103" table:style-name="ce1">
            <text:p>0.548089782</text:p>
          </table:table-cell>
          <table:table-cell office:value-type="float" office:value="0.96594014992129495" table:style-name="ce1">
            <text:p>0.96594015</text:p>
          </table:table-cell>
          <table:table-cell table:style-name="ce1"/>
          <table:table-cell office:value-type="float" office:value="0.30016075755143801" table:style-name="ce1">
            <text:p>0.300160758</text:p>
          </table:table-cell>
          <table:table-cell office:value-type="float" office:value="0.32105127820784701" table:style-name="ce1">
            <text:p>0.321051278</text:p>
          </table:table-cell>
          <table:table-cell office:value-type="float" office:value="1.21222428858981" table:style-name="ce1">
            <text:p>1.212224289</text:p>
          </table:table-cell>
          <table:table-cell office:value-type="float" office:value="0.66142357016312003" table:style-name="ce1">
            <text:p>0.66142357</text:p>
          </table:table-cell>
          <table:table-cell table:style-name="ce1"/>
          <table:table-cell office:value-type="float" office:value="0.12536449616824399" table:style-name="ce1">
            <text:p>0.125364496</text:p>
          </table:table-cell>
          <table:table-cell office:value-type="float" office:value="0.33319393010977" table:style-name="ce1">
            <text:p>0.33319393</text:p>
          </table:table-cell>
          <table:table-cell office:value-type="float" office:value="0.97947484800824003" table:style-name="ce1">
            <text:p>0.979474848</text:p>
          </table:table-cell>
          <table:table-cell office:value-type="float" office:value="1.0457267463538" table:style-name="ce1">
            <text:p>1.045726746</text:p>
          </table:table-cell>
          <table:table-cell table:number-columns-repeated="16365"/>
        </table:table-row>
        <table:table-row table:style-name="ro1">
          <table:table-cell office:value-type="float" office:value="0.325136601429109" table:style-name="ce1">
            <text:p>0.325136601</text:p>
          </table:table-cell>
          <table:table-cell office:value-type="float" office:value="0.59081749628221802" table:style-name="ce1">
            <text:p>0.590817496</text:p>
          </table:table-cell>
          <table:table-cell office:value-type="float" office:value="0.76863008877602601" table:style-name="ce1">
            <text:p>0.768630089</text:p>
          </table:table-cell>
          <table:table-cell office:value-type="float" office:value="1.08212295090148" table:style-name="ce1">
            <text:p>1.082122951</text:p>
          </table:table-cell>
          <table:table-cell table:style-name="ce1"/>
          <table:table-cell office:value-type="float" office:value="0.28444470349016199" table:style-name="ce1">
            <text:p>0.284444703</text:p>
          </table:table-cell>
          <table:table-cell office:value-type="float" office:value="0.39522412583625599" table:style-name="ce1">
            <text:p>0.395224126</text:p>
          </table:table-cell>
          <table:table-cell office:value-type="float" office:value="0.80407612320106903" table:style-name="ce1">
            <text:p>0.804076123</text:p>
          </table:table-cell>
          <table:table-cell office:value-type="float" office:value="0.71284540389791595" table:style-name="ce1">
            <text:p>0.712845404</text:p>
          </table:table-cell>
          <table:table-cell table:style-name="ce1"/>
          <table:table-cell office:value-type="float" office:value="0.27514819784196198" table:style-name="ce1">
            <text:p>0.275148198</text:p>
          </table:table-cell>
          <table:table-cell office:value-type="float" office:value="0.18790448187366601" table:style-name="ce1">
            <text:p>0.187904482</text:p>
          </table:table-cell>
          <table:table-cell office:value-type="float" office:value="0.73513844058476197" table:style-name="ce1">
            <text:p>0.735138441</text:p>
          </table:table-cell>
          <table:table-cell office:value-type="float" office:value="0.68689703213946995" table:style-name="ce1">
            <text:p>0.686897032</text:p>
          </table:table-cell>
          <table:table-cell table:style-name="ce1"/>
          <table:table-cell office:value-type="float" office:value="0.19734744702686599" table:style-name="ce1">
            <text:p>0.197347447</text:p>
          </table:table-cell>
          <table:table-cell office:value-type="float" office:value="0.18682036314353401" table:style-name="ce1">
            <text:p>0.186820363</text:p>
          </table:table-cell>
          <table:table-cell office:value-type="float" office:value="1.1397812527925899" table:style-name="ce1">
            <text:p>1.139781253</text:p>
          </table:table-cell>
          <table:table-cell office:value-type="float" office:value="1.12107863463154" table:style-name="ce1">
            <text:p>1.121078635</text:p>
          </table:table-cell>
          <table:table-cell table:number-columns-repeated="16365"/>
        </table:table-row>
        <table:table-row table:style-name="ro1">
          <table:table-cell office:value-type="float" office:value="0.38247904801117699" table:style-name="ce1">
            <text:p>0.382479048</text:p>
          </table:table-cell>
          <table:table-cell office:value-type="float" office:value="0.58515860386393703" table:style-name="ce1">
            <text:p>0.585158604</text:p>
          </table:table-cell>
          <table:table-cell office:value-type="float" office:value="0.59780909996637999" table:style-name="ce1">
            <text:p>0.5978091</text:p>
          </table:table-cell>
          <table:table-cell office:value-type="float" office:value="1.0541448217612099" table:style-name="ce1">
            <text:p>1.054144822</text:p>
          </table:table-cell>
          <table:table-cell table:style-name="ce1"/>
          <table:table-cell office:value-type="float" office:value="0.323355889734876" table:style-name="ce1">
            <text:p>0.32335589</text:p>
          </table:table-cell>
          <table:table-cell office:value-type="float" office:value="0.30362814203088301" table:style-name="ce1">
            <text:p>0.303628142</text:p>
          </table:table-cell>
          <table:table-cell office:value-type="float" office:value="0.44243856272990101" table:style-name="ce1">
            <text:p>0.442438563</text:p>
          </table:table-cell>
          <table:table-cell office:value-type="float" office:value="0.49484119599013399" table:style-name="ce1">
            <text:p>0.494841196</text:p>
          </table:table-cell>
          <table:table-cell table:style-name="ce1"/>
          <table:table-cell office:value-type="float" office:value="0.34645784999774398" table:style-name="ce1">
            <text:p>0.34645785</text:p>
          </table:table-cell>
          <table:table-cell office:value-type="float" office:value="0.185020685738706" table:style-name="ce1">
            <text:p>0.185020686</text:p>
          </table:table-cell>
          <table:table-cell office:value-type="float" office:value="0.89456077733481398" table:style-name="ce1">
            <text:p>0.894560777</text:p>
          </table:table-cell>
          <table:table-cell office:value-type="float" office:value="0.71595073412026999" table:style-name="ce1">
            <text:p>0.715950734</text:p>
          </table:table-cell>
          <table:table-cell table:style-name="ce1"/>
          <table:table-cell office:value-type="float" office:value="0.158751861829421" table:style-name="ce1">
            <text:p>0.158751862</text:p>
          </table:table-cell>
          <table:table-cell office:value-type="float" office:value="0.15089284245343301" table:style-name="ce1">
            <text:p>0.150892842</text:p>
          </table:table-cell>
          <table:table-cell office:value-type="float" office:value="0.94720054139509902" table:style-name="ce1">
            <text:p>0.947200541</text:p>
          </table:table-cell>
          <table:table-cell office:value-type="float" office:value="1.1671303198362899" table:style-name="ce1">
            <text:p>1.16713032</text:p>
          </table:table-cell>
          <table:table-cell table:number-columns-repeated="16365"/>
        </table:table-row>
        <table:table-row table:style-name="ro1">
          <table:table-cell office:value-type="float" office:value="0.44190782304260701" table:style-name="ce1">
            <text:p>0.441907823</text:p>
          </table:table-cell>
          <table:table-cell office:value-type="float" office:value="0.52770096766284902" table:style-name="ce1">
            <text:p>0.527700968</text:p>
          </table:table-cell>
          <table:table-cell office:value-type="float" office:value="1.06993977487625" table:style-name="ce1">
            <text:p>1.069939775</text:p>
          </table:table-cell>
          <table:table-cell office:value-type="float" office:value="0.55520772420838505" table:style-name="ce1">
            <text:p>0.555207724</text:p>
          </table:table-cell>
          <table:table-cell table:style-name="ce1"/>
          <table:table-cell office:value-type="float" office:value="0.34395752621318998" table:style-name="ce1">
            <text:p>0.343957526</text:p>
          </table:table-cell>
          <table:table-cell office:value-type="float" office:value="0.34784321143743901" table:style-name="ce1">
            <text:p>0.347843211</text:p>
          </table:table-cell>
          <table:table-cell office:value-type="float" office:value="0.48604006458589999" table:style-name="ce1">
            <text:p>0.486040065</text:p>
          </table:table-cell>
          <table:table-cell office:value-type="float" office:value="0.87354117036547696" table:style-name="ce1">
            <text:p>0.87354117</text:p>
          </table:table-cell>
          <table:table-cell table:style-name="ce1"/>
          <table:table-cell office:value-type="float" office:value="0.43465483814530098" table:style-name="ce1">
            <text:p>0.434654838</text:p>
          </table:table-cell>
          <table:table-cell office:value-type="float" office:value="0.19257087199241299" table:style-name="ce1">
            <text:p>0.192570872</text:p>
          </table:table-cell>
          <table:table-cell office:value-type="float" office:value="1.6034567571890901" table:style-name="ce1">
            <text:p>1.603456757</text:p>
          </table:table-cell>
          <table:table-cell office:value-type="float" office:value="0.283922310947748" table:style-name="ce1">
            <text:p>0.283922311</text:p>
          </table:table-cell>
          <table:table-cell table:style-name="ce1"/>
          <table:table-cell office:value-type="float" office:value="0.105858840233749" table:style-name="ce1">
            <text:p>0.10585884</text:p>
          </table:table-cell>
          <table:table-cell office:value-type="float" office:value="0.13823694561464001" table:style-name="ce1">
            <text:p>0.138236946</text:p>
          </table:table-cell>
          <table:table-cell office:value-type="float" office:value="1.03284437121221" table:style-name="ce1">
            <text:p>1.032844371</text:p>
          </table:table-cell>
          <table:table-cell office:value-type="float" office:value="0.77733714631968398" table:style-name="ce1">
            <text:p>0.777337146</text:p>
          </table:table-cell>
          <table:table-cell table:number-columns-repeated="16365"/>
        </table:table-row>
        <table:table-row table:style-name="ro1">
          <table:table-cell office:value-type="float" office:value="0.40932442719622197" table:style-name="ce1">
            <text:p>0.409324427</text:p>
          </table:table-cell>
          <table:table-cell office:value-type="float" office:value="0.55194137176364499" table:style-name="ce1">
            <text:p>0.551941372</text:p>
          </table:table-cell>
          <table:table-cell office:value-type="float" office:value="0.74076858272566004" table:style-name="ce1">
            <text:p>0.740768583</text:p>
          </table:table-cell>
          <table:table-cell office:value-type="float" office:value="1.0508833697056601" table:style-name="ce1">
            <text:p>1.05088337</text:p>
          </table:table-cell>
          <table:table-cell table:style-name="ce1"/>
          <table:table-cell office:value-type="float" office:value="0.34297086065556898" table:style-name="ce1">
            <text:p>0.342970861</text:p>
          </table:table-cell>
          <table:table-cell office:value-type="float" office:value="0.32261641541414099" table:style-name="ce1">
            <text:p>0.322616415</text:p>
          </table:table-cell>
          <table:table-cell office:value-type="float" office:value="0.67050975476219399" table:style-name="ce1">
            <text:p>0.670509755</text:p>
          </table:table-cell>
          <table:table-cell office:value-type="float" office:value="0.81201480795576098" table:style-name="ce1">
            <text:p>0.812014808</text:p>
          </table:table-cell>
          <table:table-cell table:style-name="ce1"/>
          <table:table-cell office:value-type="float" office:value="0.36790887411725698" table:style-name="ce1">
            <text:p>0.367908874</text:p>
          </table:table-cell>
          <table:table-cell office:value-type="float" office:value="0.20050670997685399" table:style-name="ce1">
            <text:p>0.20050671</text:p>
          </table:table-cell>
          <table:table-cell office:value-type="float" office:value="0.82421515167842996" table:style-name="ce1">
            <text:p>0.824215152</text:p>
          </table:table-cell>
          <table:table-cell office:value-type="float" office:value="0.43195960013575102" table:style-name="ce1">
            <text:p>0.4319596</text:p>
          </table:table-cell>
          <table:table-cell table:style-name="ce1"/>
          <table:table-cell office:value-type="float" office:value="0.17274011866875" table:style-name="ce1">
            <text:p>0.172740119</text:p>
          </table:table-cell>
          <table:table-cell office:value-type="float" office:value="0.15491617679720501" table:style-name="ce1">
            <text:p>0.154916177</text:p>
          </table:table-cell>
          <table:table-cell office:value-type="float" office:value="0.77118130239452398" table:style-name="ce1">
            <text:p>0.771181302</text:p>
          </table:table-cell>
          <table:table-cell office:value-type="float" office:value="1.27411634260548" table:style-name="ce1">
            <text:p>1.274116343</text:p>
          </table:table-cell>
          <table:table-cell table:number-columns-repeated="16365"/>
        </table:table-row>
        <table:table-row table:style-name="ro1">
          <table:table-cell office:value-type="float" office:value="0.39113887343264703" table:style-name="ce1">
            <text:p>0.391138873</text:p>
          </table:table-cell>
          <table:table-cell office:value-type="float" office:value="0.37741678975757298" table:style-name="ce1">
            <text:p>0.37741679</text:p>
          </table:table-cell>
          <table:table-cell office:value-type="float" office:value="1.3464092767174001" table:style-name="ce1">
            <text:p>1.346409277</text:p>
          </table:table-cell>
          <table:table-cell office:value-type="float" office:value="0.49876349186584101" table:style-name="ce1">
            <text:p>0.498763492</text:p>
          </table:table-cell>
          <table:table-cell table:style-name="ce1"/>
          <table:table-cell office:value-type="float" office:value="0.35814220259510099" table:style-name="ce1">
            <text:p>0.358142203</text:p>
          </table:table-cell>
          <table:table-cell office:value-type="float" office:value="0.51205960367236703" table:style-name="ce1">
            <text:p>0.512059604</text:p>
          </table:table-cell>
          <table:table-cell office:value-type="float" office:value="0.70495344543323002" table:style-name="ce1">
            <text:p>0.704953445</text:p>
          </table:table-cell>
          <table:table-cell office:value-type="float" office:value="1.02191991783148" table:style-name="ce1">
            <text:p>1.021919918</text:p>
          </table:table-cell>
          <table:table-cell table:style-name="ce1"/>
          <table:table-cell office:value-type="float" office:value="0.32555550401135103" table:style-name="ce1">
            <text:p>0.325555504</text:p>
          </table:table-cell>
          <table:table-cell office:value-type="float" office:value="0.38114710184134198" table:style-name="ce1">
            <text:p>0.381147102</text:p>
          </table:table-cell>
          <table:table-cell office:value-type="float" office:value="1.3206242603403999" table:style-name="ce1">
            <text:p>1.32062426</text:p>
          </table:table-cell>
          <table:table-cell office:value-type="float" office:value="0.34948120767775998" table:style-name="ce1">
            <text:p>0.349481208</text:p>
          </table:table-cell>
          <table:table-cell table:style-name="ce1"/>
          <table:table-cell office:value-type="float" office:value="0.17324520167910101" table:style-name="ce1">
            <text:p>0.173245202</text:p>
          </table:table-cell>
          <table:table-cell office:value-type="float" office:value="0.31127323910441401" table:style-name="ce1">
            <text:p>0.311273239</text:p>
          </table:table-cell>
          <table:table-cell office:value-type="float" office:value="0.923269869031908" table:style-name="ce1">
            <text:p>0.923269869</text:p>
          </table:table-cell>
          <table:table-cell office:value-type="float" office:value="1.0458465209340599" table:style-name="ce1">
            <text:p>1.045846521</text:p>
          </table:table-cell>
          <table:table-cell table:number-columns-repeated="16365"/>
        </table:table-row>
        <table:table-row table:style-name="ro1">
          <table:table-cell office:value-type="float" office:value="0.47414232565881198" table:style-name="ce1">
            <text:p>0.474142326</text:p>
          </table:table-cell>
          <table:table-cell office:value-type="float" office:value="0.37824067537948503" table:style-name="ce1">
            <text:p>0.378240675</text:p>
          </table:table-cell>
          <table:table-cell office:value-type="float" office:value="1.21071744965824" table:style-name="ce1">
            <text:p>1.21071745</text:p>
          </table:table-cell>
          <table:table-cell office:value-type="float" office:value="0.41246445188061298" table:style-name="ce1">
            <text:p>0.412464452</text:p>
          </table:table-cell>
          <table:table-cell table:style-name="ce1"/>
          <table:table-cell office:value-type="float" office:value="0.39562245256929701" table:style-name="ce1">
            <text:p>0.395622453</text:p>
          </table:table-cell>
          <table:table-cell office:value-type="float" office:value="0.56697919052387102" table:style-name="ce1">
            <text:p>0.566979191</text:p>
          </table:table-cell>
          <table:table-cell office:value-type="float" office:value="0.43533098363125899" table:style-name="ce1">
            <text:p>0.435330984</text:p>
          </table:table-cell>
          <table:table-cell office:value-type="float" office:value="0.91881663094125698" table:style-name="ce1">
            <text:p>0.918816631</text:p>
          </table:table-cell>
          <table:table-cell table:style-name="ce1"/>
          <table:table-cell office:value-type="float" office:value="0.424480590371968" table:style-name="ce1">
            <text:p>0.42448059</text:p>
          </table:table-cell>
          <table:table-cell office:value-type="float" office:value="0.39990392395642799" table:style-name="ce1">
            <text:p>0.399903924</text:p>
          </table:table-cell>
          <table:table-cell office:value-type="float" office:value="1.4770182698913099" table:style-name="ce1">
            <text:p>1.47701827</text:p>
          </table:table-cell>
          <table:table-cell office:value-type="float" office:value="0.48828838273807801" table:style-name="ce1">
            <text:p>0.488288383</text:p>
          </table:table-cell>
          <table:table-cell table:style-name="ce1"/>
          <table:table-cell office:value-type="float" office:value="0.192159926428348" table:style-name="ce1">
            <text:p>0.192159926</text:p>
          </table:table-cell>
          <table:table-cell office:value-type="float" office:value="0.36406605562813399" table:style-name="ce1">
            <text:p>0.364066056</text:p>
          </table:table-cell>
          <table:table-cell office:value-type="float" office:value="0.99802715690288402" table:style-name="ce1">
            <text:p>0.998027157</text:p>
          </table:table-cell>
          <table:table-cell office:value-type="float" office:value="0.95223413731442996" table:style-name="ce1">
            <text:p>0.952234137</text:p>
          </table:table-cell>
          <table:table-cell table:number-columns-repeated="16365"/>
        </table:table-row>
        <table:table-row table:style-name="ro1">
          <table:table-cell office:value-type="float" office:value="0.55124295139882895" table:style-name="ce1">
            <text:p>0.551242951</text:p>
          </table:table-cell>
          <table:table-cell office:value-type="float" office:value="0.27770196550283399" table:style-name="ce1">
            <text:p>0.277701966</text:p>
          </table:table-cell>
          <table:table-cell office:value-type="float" office:value="1.4501829356421101" table:style-name="ce1">
            <text:p>1.450182936</text:p>
          </table:table-cell>
          <table:table-cell office:value-type="float" office:value="0.53162740450368395" table:style-name="ce1">
            <text:p>0.531627405</text:p>
          </table:table-cell>
          <table:table-cell table:style-name="ce1"/>
          <table:table-cell office:value-type="float" office:value="0.45175847758965598" table:style-name="ce1">
            <text:p>0.451758478</text:p>
          </table:table-cell>
          <table:table-cell office:value-type="float" office:value="0.55031612088470105" table:style-name="ce1">
            <text:p>0.550316121</text:p>
          </table:table-cell>
          <table:table-cell office:value-type="float" office:value="0.59638642250319795" table:style-name="ce1">
            <text:p>0.596386423</text:p>
          </table:table-cell>
          <table:table-cell office:value-type="float" office:value="1.0162798732434399" table:style-name="ce1">
            <text:p>1.016279873</text:p>
          </table:table-cell>
          <table:table-cell table:style-name="ce1"/>
          <table:table-cell office:value-type="float" office:value="0.52289576152036199" table:style-name="ce1">
            <text:p>0.522895762</text:p>
          </table:table-cell>
          <table:table-cell office:value-type="float" office:value="0.51484323991936698" table:style-name="ce1">
            <text:p>0.51484324</text:p>
          </table:table-cell>
          <table:table-cell office:value-type="float" office:value="1.43800625487491" table:style-name="ce1">
            <text:p>1.438006255</text:p>
          </table:table-cell>
          <table:table-cell office:value-type="float" office:value="0.424999773114771" table:style-name="ce1">
            <text:p>0.424999773</text:p>
          </table:table-cell>
          <table:table-cell table:style-name="ce1"/>
          <table:table-cell office:value-type="float" office:value="0.21012679974635701" table:style-name="ce1">
            <text:p>0.2101268</text:p>
          </table:table-cell>
          <table:table-cell office:value-type="float" office:value="0.34721167489347898" table:style-name="ce1">
            <text:p>0.347211675</text:p>
          </table:table-cell>
          <table:table-cell office:value-type="float" office:value="0.73339591184363895" table:style-name="ce1">
            <text:p>0.733395912</text:p>
          </table:table-cell>
          <table:table-cell office:value-type="float" office:value="1.0456549204854899" table:style-name="ce1">
            <text:p>1.04565492</text:p>
          </table:table-cell>
          <table:table-cell table:number-columns-repeated="16365"/>
        </table:table-row>
        <table:table-row table:style-name="ro1">
          <table:table-cell office:value-type="float" office:value="0.54053182546524903" table:style-name="ce1">
            <text:p>0.540531825</text:p>
          </table:table-cell>
          <table:table-cell office:value-type="float" office:value="0.350563495099454" table:style-name="ce1">
            <text:p>0.350563495</text:p>
          </table:table-cell>
          <table:table-cell office:value-type="float" office:value="1.2640941352252799" table:style-name="ce1">
            <text:p>1.264094135</text:p>
          </table:table-cell>
          <table:table-cell office:value-type="float" office:value="0.45048824208674598" table:style-name="ce1">
            <text:p>0.450488242</text:p>
          </table:table-cell>
          <table:table-cell table:style-name="ce1"/>
          <table:table-cell office:value-type="float" office:value="0.418822488052633" table:style-name="ce1">
            <text:p>0.418822488</text:p>
          </table:table-cell>
          <table:table-cell office:value-type="float" office:value="0.43063090038549801" table:style-name="ce1">
            <text:p>0.4306309</text:p>
          </table:table-cell>
          <table:table-cell office:value-type="float" office:value="0.66612744390393697" table:style-name="ce1">
            <text:p>0.666127444</text:p>
          </table:table-cell>
          <table:table-cell office:value-type="float" office:value="0.95385245865121204" table:style-name="ce1">
            <text:p>0.953852459</text:p>
          </table:table-cell>
          <table:table-cell table:style-name="ce1"/>
          <table:table-cell office:value-type="float" office:value="0.496878575465594" table:style-name="ce1">
            <text:p>0.496878575</text:p>
          </table:table-cell>
          <table:table-cell office:value-type="float" office:value="0.42081290920744102" table:style-name="ce1">
            <text:p>0.420812909</text:p>
          </table:table-cell>
          <table:table-cell office:value-type="float" office:value="1.44909341802764" table:style-name="ce1">
            <text:p>1.449093418</text:p>
          </table:table-cell>
          <table:table-cell office:value-type="float" office:value="0.53446772647645302" table:style-name="ce1">
            <text:p>0.534467726</text:p>
          </table:table-cell>
          <table:table-cell table:style-name="ce1"/>
          <table:table-cell office:value-type="float" office:value="0.21838643822738099" table:style-name="ce1">
            <text:p>0.218386438</text:p>
          </table:table-cell>
          <table:table-cell office:value-type="float" office:value="0.22115221393996001" table:style-name="ce1">
            <text:p>0.221152214</text:p>
          </table:table-cell>
          <table:table-cell office:value-type="float" office:value="0.83254439764730304" table:style-name="ce1">
            <text:p>0.832544398</text:p>
          </table:table-cell>
          <table:table-cell office:value-type="float" office:value="1.1434777402252401" table:style-name="ce1">
            <text:p>1.14347774</text:p>
          </table:table-cell>
          <table:table-cell table:number-columns-repeated="16365"/>
        </table:table-row>
        <table:table-row table:style-name="ro1">
          <table:table-cell office:value-type="float" office:value="0.68500701255739704" table:style-name="ce1">
            <text:p>0.685007013</text:p>
          </table:table-cell>
          <table:table-cell office:value-type="float" office:value="0.24587112828094301" table:style-name="ce1">
            <text:p>0.245871128</text:p>
          </table:table-cell>
          <table:table-cell office:value-type="float" office:value="1.17649989301158" table:style-name="ce1">
            <text:p>1.176499893</text:p>
          </table:table-cell>
          <table:table-cell office:value-type="float" office:value="0.45312619315627101" table:style-name="ce1">
            <text:p>0.453126193</text:p>
          </table:table-cell>
          <table:table-cell table:style-name="ce1"/>
          <table:table-cell office:value-type="float" office:value="0.52772810836433204" table:style-name="ce1">
            <text:p>0.527728108</text:p>
          </table:table-cell>
          <table:table-cell office:value-type="float" office:value="0.56508901840235204" table:style-name="ce1">
            <text:p>0.565089018</text:p>
          </table:table-cell>
          <table:table-cell office:value-type="float" office:value="0.53322870606845396" table:style-name="ce1">
            <text:p>0.533228706</text:p>
          </table:table-cell>
          <table:table-cell office:value-type="float" office:value="1.17087220154522" table:style-name="ce1">
            <text:p>1.170872202</text:p>
          </table:table-cell>
          <table:table-cell table:style-name="ce1"/>
          <table:table-cell office:value-type="float" office:value="0.67931918996669505" table:style-name="ce1">
            <text:p>0.67931919</text:p>
          </table:table-cell>
          <table:table-cell office:value-type="float" office:value="0.53147129030422202" table:style-name="ce1">
            <text:p>0.53147129</text:p>
          </table:table-cell>
          <table:table-cell office:value-type="float" office:value="1.7184352864907699" table:style-name="ce1">
            <text:p>1.718435286</text:p>
          </table:table-cell>
          <table:table-cell office:value-type="float" office:value="0.80229672617875203" table:style-name="ce1">
            <text:p>0.802296726</text:p>
          </table:table-cell>
          <table:table-cell table:style-name="ce1"/>
          <table:table-cell office:value-type="float" office:value="0.27458278649726497" table:style-name="ce1">
            <text:p>0.274582786</text:p>
          </table:table-cell>
          <table:table-cell office:value-type="float" office:value="0.36530917193407703" table:style-name="ce1">
            <text:p>0.365309172</text:p>
          </table:table-cell>
          <table:table-cell office:value-type="float" office:value="1.1259800707299501" table:style-name="ce1">
            <text:p>1.125980071</text:p>
          </table:table-cell>
          <table:table-cell office:value-type="float" office:value="1.2066586229045999" table:style-name="ce1">
            <text:p>1.206658623</text:p>
          </table:table-cell>
          <table:table-cell table:number-columns-repeated="16365"/>
        </table:table-row>
        <table:table-row table:style-name="ro1">
          <table:table-cell office:value-type="float" office:value="0.592339295240214" table:style-name="ce1">
            <text:p>0.592339295</text:p>
          </table:table-cell>
          <table:table-cell office:value-type="float" office:value="0.27345899285085201" table:style-name="ce1">
            <text:p>0.273458993</text:p>
          </table:table-cell>
          <table:table-cell office:value-type="float" office:value="1.5319168322569601" table:style-name="ce1">
            <text:p>1.531916832</text:p>
          </table:table-cell>
          <table:table-cell office:value-type="float" office:value="0.58745479911088905" table:style-name="ce1">
            <text:p>0.587454799</text:p>
          </table:table-cell>
          <table:table-cell table:style-name="ce1"/>
          <table:table-cell office:value-type="float" office:value="0.475334560507708" table:style-name="ce1">
            <text:p>0.475334561</text:p>
          </table:table-cell>
          <table:table-cell office:value-type="float" office:value="0.58344196063281895" table:style-name="ce1">
            <text:p>0.583441961</text:p>
          </table:table-cell>
          <table:table-cell office:value-type="float" office:value="0.81424128629210402" table:style-name="ce1">
            <text:p>0.814241286</text:p>
          </table:table-cell>
          <table:table-cell office:value-type="float" office:value="1.2181347736135599" table:style-name="ce1">
            <text:p>1.218134774</text:p>
          </table:table-cell>
          <table:table-cell table:style-name="ce1"/>
          <table:table-cell office:value-type="float" office:value="0.54912686105598996" table:style-name="ce1">
            <text:p>0.549126861</text:p>
          </table:table-cell>
          <table:table-cell office:value-type="float" office:value="0.60635757783970101" table:style-name="ce1">
            <text:p>0.606357578</text:p>
          </table:table-cell>
          <table:table-cell office:value-type="float" office:value="1.5234793267061899" table:style-name="ce1">
            <text:p>1.523479327</text:p>
          </table:table-cell>
          <table:table-cell office:value-type="float" office:value="0.31894477444865699" table:style-name="ce1">
            <text:p>0.318944774</text:p>
          </table:table-cell>
          <table:table-cell table:style-name="ce1"/>
          <table:table-cell office:value-type="float" office:value="0.24644530125367001" table:style-name="ce1">
            <text:p>0.246445301</text:p>
          </table:table-cell>
          <table:table-cell office:value-type="float" office:value="0.380285960540509" table:style-name="ce1">
            <text:p>0.380285961</text:p>
          </table:table-cell>
          <table:table-cell office:value-type="float" office:value="1.00441724321111" table:style-name="ce1">
            <text:p>1.004417243</text:p>
          </table:table-cell>
          <table:table-cell office:value-type="float" office:value="1.34418732603048" table:style-name="ce1">
            <text:p>1.344187326</text:p>
          </table:table-cell>
          <table:table-cell table:number-columns-repeated="16365"/>
        </table:table-row>
        <table:table-row table:style-name="ro1">
          <table:table-cell office:value-type="float" office:value="0.65511410956099903" table:style-name="ce1">
            <text:p>0.65511411</text:p>
          </table:table-cell>
          <table:table-cell office:value-type="float" office:value="0.31594921039889201" table:style-name="ce1">
            <text:p>0.31594921</text:p>
          </table:table-cell>
          <table:table-cell office:value-type="float" office:value="1.0756273947070401" table:style-name="ce1">
            <text:p>1.075627395</text:p>
          </table:table-cell>
          <table:table-cell office:value-type="float" office:value="0.52428042116738405" table:style-name="ce1">
            <text:p>0.524280421</text:p>
          </table:table-cell>
          <table:table-cell table:style-name="ce1"/>
          <table:table-cell office:value-type="float" office:value="0.51161964312640495" table:style-name="ce1">
            <text:p>0.511619643</text:p>
          </table:table-cell>
          <table:table-cell office:value-type="float" office:value="0.60334634064312598" table:style-name="ce1">
            <text:p>0.603346341</text:p>
          </table:table-cell>
          <table:table-cell office:value-type="float" office:value="0.71840744872246998" table:style-name="ce1">
            <text:p>0.718407449</text:p>
          </table:table-cell>
          <table:table-cell office:value-type="float" office:value="1.1193597279513701" table:style-name="ce1">
            <text:p>1.119359728</text:p>
          </table:table-cell>
          <table:table-cell table:style-name="ce1"/>
          <table:table-cell office:value-type="float" office:value="0.62045630549098896" table:style-name="ce1">
            <text:p>0.620456305</text:p>
          </table:table-cell>
          <table:table-cell office:value-type="float" office:value="0.49523132671300601" table:style-name="ce1">
            <text:p>0.495231327</text:p>
          </table:table-cell>
          <table:table-cell office:value-type="float" office:value="1.3596281347902399" table:style-name="ce1">
            <text:p>1.359628135</text:p>
          </table:table-cell>
          <table:table-cell office:value-type="float" office:value="0.73933752167269096" table:style-name="ce1">
            <text:p>0.739337522</text:p>
          </table:table-cell>
          <table:table-cell table:style-name="ce1"/>
          <table:table-cell office:value-type="float" office:value="0.26676622960692797" table:style-name="ce1">
            <text:p>0.26676623</text:p>
          </table:table-cell>
          <table:table-cell office:value-type="float" office:value="0.38988343588901098" table:style-name="ce1">
            <text:p>0.389883436</text:p>
          </table:table-cell>
          <table:table-cell office:value-type="float" office:value="0.71398073286210795" table:style-name="ce1">
            <text:p>0.713980733</text:p>
          </table:table-cell>
          <table:table-cell office:value-type="float" office:value="1.0201010190700099" table:style-name="ce1">
            <text:p>1.020101019</text:p>
          </table:table-cell>
          <table:table-cell table:number-columns-repeated="16365"/>
        </table:table-row>
        <table:table-row table:style-name="ro1">
          <table:table-cell office:value-type="float" office:value="0.74252601433179999" table:style-name="ce1">
            <text:p>0.742526014</text:p>
          </table:table-cell>
          <table:table-cell office:value-type="float" office:value="0.23909863480580601" table:style-name="ce1">
            <text:p>0.239098635</text:p>
          </table:table-cell>
          <table:table-cell office:value-type="float" office:value="1.3836300701048501" table:style-name="ce1">
            <text:p>1.38363007</text:p>
          </table:table-cell>
          <table:table-cell office:value-type="float" office:value="0.66652218091892701" table:style-name="ce1">
            <text:p>0.666522181</text:p>
          </table:table-cell>
          <table:table-cell table:style-name="ce1"/>
          <table:table-cell office:value-type="float" office:value="0.572542877807386" table:style-name="ce1">
            <text:p>0.572542878</text:p>
          </table:table-cell>
          <table:table-cell office:value-type="float" office:value="0.70276684992127303" table:style-name="ce1">
            <text:p>0.70276685</text:p>
          </table:table-cell>
          <table:table-cell office:value-type="float" office:value="0.80643664232006396" table:style-name="ce1">
            <text:p>0.806436642</text:p>
          </table:table-cell>
          <table:table-cell office:value-type="float" office:value="1.21376841099165" table:style-name="ce1">
            <text:p>1.213768411</text:p>
          </table:table-cell>
          <table:table-cell table:style-name="ce1"/>
          <table:table-cell office:value-type="float" office:value="0.72871633157027405" table:style-name="ce1">
            <text:p>0.728716332</text:p>
          </table:table-cell>
          <table:table-cell office:value-type="float" office:value="0.57784942904238001" table:style-name="ce1">
            <text:p>0.577849429</text:p>
          </table:table-cell>
          <table:table-cell office:value-type="float" office:value="1.5735537101914101" table:style-name="ce1">
            <text:p>1.57355371</text:p>
          </table:table-cell>
          <table:table-cell office:value-type="float" office:value="1.1972361147798201" table:style-name="ce1">
            <text:p>1.197236115</text:p>
          </table:table-cell>
          <table:table-cell table:style-name="ce1"/>
          <table:table-cell office:value-type="float" office:value="0.31997482038827102" table:style-name="ce1">
            <text:p>0.31997482</text:p>
          </table:table-cell>
          <table:table-cell office:value-type="float" office:value="0.50378838383782598" table:style-name="ce1">
            <text:p>0.503788384</text:p>
          </table:table-cell>
          <table:table-cell office:value-type="float" office:value="0.90628044337662395" table:style-name="ce1">
            <text:p>0.906280443</text:p>
          </table:table-cell>
          <table:table-cell office:value-type="float" office:value="1.24816819282659" table:style-name="ce1">
            <text:p>1.248168193</text:p>
          </table:table-cell>
          <table:table-cell table:number-columns-repeated="16365"/>
        </table:table-row>
        <table:table-row table:style-name="ro1">
          <table:table-cell office:value-type="float" office:value="0.73586907117705802" table:style-name="ce1">
            <text:p>0.735869071</text:p>
          </table:table-cell>
          <table:table-cell office:value-type="float" office:value="0.272161993846051" table:style-name="ce1">
            <text:p>0.272161994</text:p>
          </table:table-cell>
          <table:table-cell office:value-type="float" office:value="1.2668843099534099" table:style-name="ce1">
            <text:p>1.26688431</text:p>
          </table:table-cell>
          <table:table-cell office:value-type="float" office:value="0.71499155785775403" table:style-name="ce1">
            <text:p>0.714991558</text:p>
          </table:table-cell>
          <table:table-cell table:style-name="ce1"/>
          <table:table-cell office:value-type="float" office:value="0.56984160025306796" table:style-name="ce1">
            <text:p>0.5698416</text:p>
          </table:table-cell>
          <table:table-cell office:value-type="float" office:value="0.67188493032952601" table:style-name="ce1">
            <text:p>0.67188493</text:p>
          </table:table-cell>
          <table:table-cell office:value-type="float" office:value="0.85299566801596305" table:style-name="ce1">
            <text:p>0.852995668</text:p>
          </table:table-cell>
          <table:table-cell office:value-type="float" office:value="1.18107368046297" table:style-name="ce1">
            <text:p>1.18107368</text:p>
          </table:table-cell>
          <table:table-cell table:style-name="ce1"/>
          <table:table-cell office:value-type="float" office:value="0.71219636107886497" table:style-name="ce1">
            <text:p>0.712196361</text:p>
          </table:table-cell>
          <table:table-cell office:value-type="float" office:value="0.56869263840106898" table:style-name="ce1">
            <text:p>0.568692638</text:p>
          </table:table-cell>
          <table:table-cell office:value-type="float" office:value="1.2580611434227" table:style-name="ce1">
            <text:p>1.258061143</text:p>
          </table:table-cell>
          <table:table-cell office:value-type="float" office:value="1.1278415260346899" table:style-name="ce1">
            <text:p>1.127841526</text:p>
          </table:table-cell>
          <table:table-cell table:style-name="ce1"/>
          <table:table-cell office:value-type="float" office:value="0.32129929341729502" table:style-name="ce1">
            <text:p>0.321299293</text:p>
          </table:table-cell>
          <table:table-cell office:value-type="float" office:value="0.466416431705861" table:style-name="ce1">
            <text:p>0.466416432</text:p>
          </table:table-cell>
          <table:table-cell office:value-type="float" office:value="0.86043447413643603" table:style-name="ce1">
            <text:p>0.860434474</text:p>
          </table:table-cell>
          <table:table-cell office:value-type="float" office:value="1.32898924441049" table:style-name="ce1">
            <text:p>1.328989244</text:p>
          </table:table-cell>
          <table:table-cell table:number-columns-repeated="16365"/>
        </table:table-row>
        <table:table-row table:style-name="ro1">
          <table:table-cell office:value-type="float" office:value="0.87236804333503903" table:style-name="ce1">
            <text:p>0.872368043</text:p>
          </table:table-cell>
          <table:table-cell office:value-type="float" office:value="0.23741149144712201" table:style-name="ce1">
            <text:p>0.237411491</text:p>
          </table:table-cell>
          <table:table-cell office:value-type="float" office:value="1.26620208821702" table:style-name="ce1">
            <text:p>1.266202088</text:p>
          </table:table-cell>
          <table:table-cell office:value-type="float" office:value="0.93671910351610599" table:style-name="ce1">
            <text:p>0.936719104</text:p>
          </table:table-cell>
          <table:table-cell table:style-name="ce1"/>
          <table:table-cell office:value-type="float" office:value="0.69380839316757004" table:style-name="ce1">
            <text:p>0.693808393</text:p>
          </table:table-cell>
          <table:table-cell office:value-type="float" office:value="0.80569232873614904" table:style-name="ce1">
            <text:p>0.805692329</text:p>
          </table:table-cell>
          <table:table-cell office:value-type="float" office:value="0.773348734160343" table:style-name="ce1">
            <text:p>0.773348734</text:p>
          </table:table-cell>
          <table:table-cell office:value-type="float" office:value="1.4945983219579499" table:style-name="ce1">
            <text:p>1.494598322</text:p>
          </table:table-cell>
          <table:table-cell table:style-name="ce1"/>
          <table:table-cell office:value-type="float" office:value="0.87149903393697903" table:style-name="ce1">
            <text:p>0.871499034</text:p>
          </table:table-cell>
          <table:table-cell office:value-type="float" office:value="0.68351937412494201" table:style-name="ce1">
            <text:p>0.683519374</text:p>
          </table:table-cell>
          <table:table-cell office:value-type="float" office:value="1.4931569290626301" table:style-name="ce1">
            <text:p>1.493156929</text:p>
          </table:table-cell>
          <table:table-cell office:value-type="float" office:value="1.47796617209519" table:style-name="ce1">
            <text:p>1.477966172</text:p>
          </table:table-cell>
          <table:table-cell table:style-name="ce1"/>
          <table:table-cell office:value-type="float" office:value="0.44070545306956599" table:style-name="ce1">
            <text:p>0.440705453</text:p>
          </table:table-cell>
          <table:table-cell office:value-type="float" office:value="0.613609120698552" table:style-name="ce1">
            <text:p>0.613609121</text:p>
          </table:table-cell>
          <table:table-cell office:value-type="float" office:value="0.76896445359341103" table:style-name="ce1">
            <text:p>0.768964454</text:p>
          </table:table-cell>
          <table:table-cell office:value-type="float" office:value="1.5294363795229" table:style-name="ce1">
            <text:p>1.52943638</text:p>
          </table:table-cell>
          <table:table-cell table:number-columns-repeated="16365"/>
        </table:table-row>
        <table:table-row table:style-name="ro1">
          <table:table-cell office:value-type="float" office:value="0.84605891020102397" table:style-name="ce1">
            <text:p>0.84605891</text:p>
          </table:table-cell>
          <table:table-cell office:value-type="float" office:value="0.26469833283551297" table:style-name="ce1">
            <text:p>0.264698333</text:p>
          </table:table-cell>
          <table:table-cell office:value-type="float" office:value="1.3789637391115299" table:style-name="ce1">
            <text:p>1.378963739</text:p>
          </table:table-cell>
          <table:table-cell office:value-type="float" office:value="1.16110421219379" table:style-name="ce1">
            <text:p>1.161104212</text:p>
          </table:table-cell>
          <table:table-cell table:style-name="ce1"/>
          <table:table-cell office:value-type="float" office:value="0.67847996943784705" table:style-name="ce1">
            <text:p>0.678479969</text:p>
          </table:table-cell>
          <table:table-cell office:value-type="float" office:value="0.82618573502742298" table:style-name="ce1">
            <text:p>0.826185735</text:p>
          </table:table-cell>
          <table:table-cell office:value-type="float" office:value="0.81363539406367102" table:style-name="ce1">
            <text:p>0.813635394</text:p>
          </table:table-cell>
          <table:table-cell office:value-type="float" office:value="1.41101774404389" table:style-name="ce1">
            <text:p>1.411017744</text:p>
          </table:table-cell>
          <table:table-cell table:style-name="ce1"/>
          <table:table-cell office:value-type="float" office:value="0.83247379540782296" table:style-name="ce1">
            <text:p>0.832473795</text:p>
          </table:table-cell>
          <table:table-cell office:value-type="float" office:value="0.66708197531154001" table:style-name="ce1">
            <text:p>0.667081975</text:p>
          </table:table-cell>
          <table:table-cell office:value-type="float" office:value="1.37305027515978" table:style-name="ce1">
            <text:p>1.373050275</text:p>
          </table:table-cell>
          <table:table-cell office:value-type="float" office:value="0.98798870098731095" table:style-name="ce1">
            <text:p>0.987988701</text:p>
          </table:table-cell>
          <table:table-cell table:style-name="ce1"/>
          <table:table-cell office:value-type="float" office:value="0.428390595044914" table:style-name="ce1">
            <text:p>0.428390595</text:p>
          </table:table-cell>
          <table:table-cell office:value-type="float" office:value="0.63344281752751397" table:style-name="ce1">
            <text:p>0.633442818</text:p>
          </table:table-cell>
          <table:table-cell office:value-type="float" office:value="0.85007654211419303" table:style-name="ce1">
            <text:p>0.850076542</text:p>
          </table:table-cell>
          <table:table-cell office:value-type="float" office:value="1.4839346924682999" table:style-name="ce1">
            <text:p>1.483934692</text:p>
          </table:table-cell>
          <table:table-cell table:number-columns-repeated="16365"/>
        </table:table-row>
        <table:table-row table:style-name="ro1">
          <table:table-cell office:value-type="float" office:value="0.872808396805972" table:style-name="ce1">
            <text:p>0.872808397</text:p>
          </table:table-cell>
          <table:table-cell office:value-type="float" office:value="0.29692472986002399" table:style-name="ce1">
            <text:p>0.29692473</text:p>
          </table:table-cell>
          <table:table-cell office:value-type="float" office:value="1.7247615864736701" table:style-name="ce1">
            <text:p>1.724761586</text:p>
          </table:table-cell>
          <table:table-cell office:value-type="float" office:value="1.1322804265594599" table:style-name="ce1">
            <text:p>1.132280427</text:p>
          </table:table-cell>
          <table:table-cell table:style-name="ce1"/>
          <table:table-cell office:value-type="float" office:value="0.71540663604237698" table:style-name="ce1">
            <text:p>0.715406636</text:p>
          </table:table-cell>
          <table:table-cell office:value-type="float" office:value="0.95170058475830699" table:style-name="ce1">
            <text:p>0.951700585</text:p>
          </table:table-cell>
          <table:table-cell office:value-type="float" office:value="1.1709883521495299" table:style-name="ce1">
            <text:p>1.170988352</text:p>
          </table:table-cell>
          <table:table-cell office:value-type="float" office:value="1.7728922226124399" table:style-name="ce1">
            <text:p>1.772892223</text:p>
          </table:table-cell>
          <table:table-cell table:style-name="ce1"/>
          <table:table-cell office:value-type="float" office:value="0.86190216564280397" table:style-name="ce1">
            <text:p>0.861902166</text:p>
          </table:table-cell>
          <table:table-cell office:value-type="float" office:value="0.81495935149576904" table:style-name="ce1">
            <text:p>0.814959351</text:p>
          </table:table-cell>
          <table:table-cell office:value-type="float" office:value="1.7157057250204499" table:style-name="ce1">
            <text:p>1.715705725</text:p>
          </table:table-cell>
          <table:table-cell office:value-type="float" office:value="1.6720493703530901" table:style-name="ce1">
            <text:p>1.67204937</text:p>
          </table:table-cell>
          <table:table-cell table:style-name="ce1"/>
          <table:table-cell office:value-type="float" office:value="0.478685724682126" table:style-name="ce1">
            <text:p>0.478685725</text:p>
          </table:table-cell>
          <table:table-cell office:value-type="float" office:value="0.772228836873456" table:style-name="ce1">
            <text:p>0.772228837</text:p>
          </table:table-cell>
          <table:table-cell office:value-type="float" office:value="1.29923326000259" table:style-name="ce1">
            <text:p>1.29923326</text:p>
          </table:table-cell>
          <table:table-cell office:value-type="float" office:value="1.82724861496194" table:style-name="ce1">
            <text:p>1.827248615</text:p>
          </table:table-cell>
          <table:table-cell table:number-columns-repeated="16365"/>
        </table:table-row>
        <table:table-row table:style-name="ro1">
          <table:table-cell office:value-type="float" office:value="0.87843652343115697" table:style-name="ce1">
            <text:p>0.878436523</text:p>
          </table:table-cell>
          <table:table-cell office:value-type="float" office:value="0.31684309898178198" table:style-name="ce1">
            <text:p>0.316843099</text:p>
          </table:table-cell>
          <table:table-cell office:value-type="float" office:value="1.6600212712513001" table:style-name="ce1">
            <text:p>1.660021271</text:p>
          </table:table-cell>
          <table:table-cell office:value-type="float" office:value="1.2321119120292501" table:style-name="ce1">
            <text:p>1.232111912</text:p>
          </table:table-cell>
          <table:table-cell table:style-name="ce1"/>
          <table:table-cell office:value-type="float" office:value="0.69873604407191503" table:style-name="ce1">
            <text:p>0.698736044</text:p>
          </table:table-cell>
          <table:table-cell office:value-type="float" office:value="0.93472367307670801" table:style-name="ce1">
            <text:p>0.934723673</text:p>
          </table:table-cell>
          <table:table-cell office:value-type="float" office:value="0.96079817808442902" table:style-name="ce1">
            <text:p>0.960798178</text:p>
          </table:table-cell>
          <table:table-cell office:value-type="float" office:value="1.5729885519818501" table:style-name="ce1">
            <text:p>1.572988552</text:p>
          </table:table-cell>
          <table:table-cell table:style-name="ce1"/>
          <table:table-cell office:value-type="float" office:value="0.85943582789364104" table:style-name="ce1">
            <text:p>0.859435828</text:p>
          </table:table-cell>
          <table:table-cell office:value-type="float" office:value="0.83772820668035497" table:style-name="ce1">
            <text:p>0.837728207</text:p>
          </table:table-cell>
          <table:table-cell office:value-type="float" office:value="1.65606541629912" table:style-name="ce1">
            <text:p>1.656065416</text:p>
          </table:table-cell>
          <table:table-cell office:value-type="float" office:value="1.7728524990140799" table:style-name="ce1">
            <text:p>1.772852499</text:p>
          </table:table-cell>
          <table:table-cell table:style-name="ce1"/>
          <table:table-cell office:value-type="float" office:value="0.46199864837019999" table:style-name="ce1">
            <text:p>0.461998648</text:p>
          </table:table-cell>
          <table:table-cell office:value-type="float" office:value="0.752772524973913" table:style-name="ce1">
            <text:p>0.752772525</text:p>
          </table:table-cell>
          <table:table-cell office:value-type="float" office:value="1.0772211298288801" table:style-name="ce1">
            <text:p>1.07722113</text:p>
          </table:table-cell>
          <table:table-cell office:value-type="float" office:value="1.62636513846691" table:style-name="ce1">
            <text:p>1.626365138</text:p>
          </table:table-cell>
          <table:table-cell table:number-columns-repeated="16365"/>
        </table:table-row>
        <table:table-row table:style-name="ro1">
          <table:table-cell office:value-type="float" office:value="0.93725312317940501" table:style-name="ce1">
            <text:p>0.937253123</text:p>
          </table:table-cell>
          <table:table-cell office:value-type="float" office:value="0.30818520830009599" table:style-name="ce1">
            <text:p>0.308185208</text:p>
          </table:table-cell>
          <table:table-cell office:value-type="float" office:value="1.59130469416943" table:style-name="ce1">
            <text:p>1.591304694</text:p>
          </table:table-cell>
          <table:table-cell office:value-type="float" office:value="1.32135369983165" table:style-name="ce1">
            <text:p>1.3213537</text:p>
          </table:table-cell>
          <table:table-cell table:style-name="ce1"/>
          <table:table-cell office:value-type="float" office:value="0.73902250762099098" table:style-name="ce1">
            <text:p>0.739022508</text:p>
          </table:table-cell>
          <table:table-cell office:value-type="float" office:value="0.99091171323087601" table:style-name="ce1">
            <text:p>0.990911713</text:p>
          </table:table-cell>
          <table:table-cell office:value-type="float" office:value="1.0024578626351299" table:style-name="ce1">
            <text:p>1.002457863</text:p>
          </table:table-cell>
          <table:table-cell office:value-type="float" office:value="1.65253378767404" table:style-name="ce1">
            <text:p>1.652533788</text:p>
          </table:table-cell>
          <table:table-cell table:style-name="ce1"/>
          <table:table-cell office:value-type="float" office:value="0.92316477876178005" table:style-name="ce1">
            <text:p>0.923164779</text:p>
          </table:table-cell>
          <table:table-cell office:value-type="float" office:value="0.81399242429608598" table:style-name="ce1">
            <text:p>0.813992424</text:p>
          </table:table-cell>
          <table:table-cell office:value-type="float" office:value="1.66471638096599" table:style-name="ce1">
            <text:p>1.664716381</text:p>
          </table:table-cell>
          <table:table-cell office:value-type="float" office:value="1.85897883948637" table:style-name="ce1">
            <text:p>1.858978839</text:p>
          </table:table-cell>
          <table:table-cell table:style-name="ce1"/>
          <table:table-cell office:value-type="float" office:value="0.50681468041088895" table:style-name="ce1">
            <text:p>0.50681468</text:p>
          </table:table-cell>
          <table:table-cell office:value-type="float" office:value="0.81303482852247499" table:style-name="ce1">
            <text:p>0.813034829</text:p>
          </table:table-cell>
          <table:table-cell office:value-type="float" office:value="1.1134827571586301" table:style-name="ce1">
            <text:p>1.113482757</text:p>
          </table:table-cell>
          <table:table-cell office:value-type="float" office:value="1.7128914788082401" table:style-name="ce1">
            <text:p>1.712891479</text:p>
          </table:table-cell>
          <table:table-cell table:number-columns-repeated="16365"/>
        </table:table-row>
        <table:table-row table:style-name="ro1">
          <table:table-cell office:value-type="float" office:value="0.94398242850983805" table:style-name="ce1">
            <text:p>0.943982429</text:p>
          </table:table-cell>
          <table:table-cell office:value-type="float" office:value="0.319883433036937" table:style-name="ce1">
            <text:p>0.319883433</text:p>
          </table:table-cell>
          <table:table-cell office:value-type="float" office:value="1.4416483572436001" table:style-name="ce1">
            <text:p>1.441648357</text:p>
          </table:table-cell>
          <table:table-cell office:value-type="float" office:value="1.2692083913721" table:style-name="ce1">
            <text:p>1.269208391</text:p>
          </table:table-cell>
          <table:table-cell table:style-name="ce1"/>
          <table:table-cell office:value-type="float" office:value="0.73652269381645596" table:style-name="ce1">
            <text:p>0.736522694</text:p>
          </table:table-cell>
          <table:table-cell office:value-type="float" office:value="0.79799651918580194" table:style-name="ce1">
            <text:p>0.797996519</text:p>
          </table:table-cell>
          <table:table-cell office:value-type="float" office:value="0.83945098030610299" table:style-name="ce1">
            <text:p>0.83945098</text:p>
          </table:table-cell>
          <table:table-cell office:value-type="float" office:value="1.41485738765991" table:style-name="ce1">
            <text:p>1.414857388</text:p>
          </table:table-cell>
          <table:table-cell table:style-name="ce1"/>
          <table:table-cell office:value-type="float" office:value="0.92193538286980603" table:style-name="ce1">
            <text:p>0.921935383</text:p>
          </table:table-cell>
          <table:table-cell office:value-type="float" office:value="0.65417401950888399" table:style-name="ce1">
            <text:p>0.65417402</text:p>
          </table:table-cell>
          <table:table-cell office:value-type="float" office:value="1.5710286441738499" table:style-name="ce1">
            <text:p>1.571028644</text:p>
          </table:table-cell>
          <table:table-cell office:value-type="float" office:value="1.3300188060348599" table:style-name="ce1">
            <text:p>1.330018806</text:p>
          </table:table-cell>
          <table:table-cell table:style-name="ce1"/>
          <table:table-cell office:value-type="float" office:value="0.49624472148072102" table:style-name="ce1">
            <text:p>0.496244721</text:p>
          </table:table-cell>
          <table:table-cell office:value-type="float" office:value="0.60310971126441104" table:style-name="ce1">
            <text:p>0.603109711</text:p>
          </table:table-cell>
          <table:table-cell office:value-type="float" office:value="0.96215968047689404" table:style-name="ce1">
            <text:p>0.96215968</text:p>
          </table:table-cell>
          <table:table-cell office:value-type="float" office:value="1.4661615508664501" table:style-name="ce1">
            <text:p>1.466161551</text:p>
          </table:table-cell>
          <table:table-cell table:number-columns-repeated="16365"/>
        </table:table-row>
        <table:table-row table:style-name="ro1">
          <table:table-cell office:value-type="float" office:value="0.97276285196286905" table:style-name="ce1">
            <text:p>0.972762852</text:p>
          </table:table-cell>
          <table:table-cell office:value-type="float" office:value="0.37517446905554303" table:style-name="ce1">
            <text:p>0.375174469</text:p>
          </table:table-cell>
          <table:table-cell office:value-type="float" office:value="1.14590276643408" table:style-name="ce1">
            <text:p>1.145902766</text:p>
          </table:table-cell>
          <table:table-cell office:value-type="float" office:value="1.5843186318587199" table:style-name="ce1">
            <text:p>1.584318632</text:p>
          </table:table-cell>
          <table:table-cell table:style-name="ce1"/>
          <table:table-cell office:value-type="float" office:value="0.80745028098579297" table:style-name="ce1">
            <text:p>0.807450281</text:p>
          </table:table-cell>
          <table:table-cell office:value-type="float" office:value="0.78129015741507901" table:style-name="ce1">
            <text:p>0.781290157</text:p>
          </table:table-cell>
          <table:table-cell office:value-type="float" office:value="0.676453491302346" table:style-name="ce1">
            <text:p>0.676453491</text:p>
          </table:table-cell>
          <table:table-cell office:value-type="float" office:value="1.2757023156652301" table:style-name="ce1">
            <text:p>1.275702316</text:p>
          </table:table-cell>
          <table:table-cell table:style-name="ce1"/>
          <table:table-cell office:value-type="float" office:value="0.95642206737563196" table:style-name="ce1">
            <text:p>0.956422067</text:p>
          </table:table-cell>
          <table:table-cell office:value-type="float" office:value="0.54769378323657902" table:style-name="ce1">
            <text:p>0.547693783</text:p>
          </table:table-cell>
          <table:table-cell office:value-type="float" office:value="1.1738933914273999" table:style-name="ce1">
            <text:p>1.173893391</text:p>
          </table:table-cell>
          <table:table-cell office:value-type="float" office:value="1.3470251325287801" table:style-name="ce1">
            <text:p>1.347025133</text:p>
          </table:table-cell>
          <table:table-cell table:style-name="ce1"/>
          <table:table-cell office:value-type="float" office:value="0.56539137406100404" table:style-name="ce1">
            <text:p>0.565391374</text:p>
          </table:table-cell>
          <table:table-cell office:value-type="float" office:value="0.58528430692613498" table:style-name="ce1">
            <text:p>0.585284307</text:p>
          </table:table-cell>
          <table:table-cell office:value-type="float" office:value="0.69288769743780898" table:style-name="ce1">
            <text:p>0.692887697</text:p>
          </table:table-cell>
          <table:table-cell office:value-type="float" office:value="1.5753223407415999" table:style-name="ce1">
            <text:p>1.575322341</text:p>
          </table:table-cell>
          <table:table-cell table:number-columns-repeated="16365"/>
        </table:table-row>
        <table:table-row table:style-name="ro1">
          <table:table-cell office:value-type="float" office:value="0.99562239805603703" table:style-name="ce1">
            <text:p>0.995622398</text:p>
          </table:table-cell>
          <table:table-cell office:value-type="float" office:value="0.32941284251082797" table:style-name="ce1">
            <text:p>0.329412843</text:p>
          </table:table-cell>
          <table:table-cell office:value-type="float" office:value="1.51400884657795" table:style-name="ce1">
            <text:p>1.514008847</text:p>
          </table:table-cell>
          <table:table-cell office:value-type="float" office:value="1.6092696846472001" table:style-name="ce1">
            <text:p>1.609269685</text:p>
          </table:table-cell>
          <table:table-cell table:style-name="ce1"/>
          <table:table-cell office:value-type="float" office:value="0.81428372256495996" table:style-name="ce1">
            <text:p>0.814283723</text:p>
          </table:table-cell>
          <table:table-cell office:value-type="float" office:value="0.89702344052849003" table:style-name="ce1">
            <text:p>0.897023441</text:p>
          </table:table-cell>
          <table:table-cell office:value-type="float" office:value="0.69635490611071604" table:style-name="ce1">
            <text:p>0.696354906</text:p>
          </table:table-cell>
          <table:table-cell office:value-type="float" office:value="1.4409419380700299" table:style-name="ce1">
            <text:p>1.440941938</text:p>
          </table:table-cell>
          <table:table-cell table:style-name="ce1"/>
          <table:table-cell office:value-type="float" office:value="0.98005184839248705" table:style-name="ce1">
            <text:p>0.980051848</text:p>
          </table:table-cell>
          <table:table-cell office:value-type="float" office:value="0.62773066068329697" table:style-name="ce1">
            <text:p>0.627730661</text:p>
          </table:table-cell>
          <table:table-cell office:value-type="float" office:value="1.5136394478024899" table:style-name="ce1">
            <text:p>1.513639448</text:p>
          </table:table-cell>
          <table:table-cell office:value-type="float" office:value="1.3699459454396301" table:style-name="ce1">
            <text:p>1.369945945</text:p>
          </table:table-cell>
          <table:table-cell table:style-name="ce1"/>
          <table:table-cell office:value-type="float" office:value="0.58063914501904301" table:style-name="ce1">
            <text:p>0.580639145</text:p>
          </table:table-cell>
          <table:table-cell office:value-type="float" office:value="0.71231418779581701" table:style-name="ce1">
            <text:p>0.712314188</text:p>
          </table:table-cell>
          <table:table-cell office:value-type="float" office:value="0.85293077902454895" table:style-name="ce1">
            <text:p>0.852930779</text:p>
          </table:table-cell>
          <table:table-cell office:value-type="float" office:value="1.52947533159583" table:style-name="ce1">
            <text:p>1.529475332</text:p>
          </table:table-cell>
          <table:table-cell table:number-columns-repeated="16365"/>
        </table:table-row>
        <table:table-row table:style-name="ro1">
          <table:table-cell office:value-type="float" office:value="1.08626067267209" table:style-name="ce1">
            <text:p>1.086260673</text:p>
          </table:table-cell>
          <table:table-cell office:value-type="float" office:value="0.32780792978030499" table:style-name="ce1">
            <text:p>0.32780793</text:p>
          </table:table-cell>
          <table:table-cell office:value-type="float" office:value="1.90177479840825" table:style-name="ce1">
            <text:p>1.901774798</text:p>
          </table:table-cell>
          <table:table-cell office:value-type="float" office:value="1.27856710665322" table:style-name="ce1">
            <text:p>1.278567107</text:p>
          </table:table-cell>
          <table:table-cell table:style-name="ce1"/>
          <table:table-cell office:value-type="float" office:value="0.87069890983837495" table:style-name="ce1">
            <text:p>0.87069891</text:p>
          </table:table-cell>
          <table:table-cell office:value-type="float" office:value="1.04561950475006" table:style-name="ce1">
            <text:p>1.045619505</text:p>
          </table:table-cell>
          <table:table-cell office:value-type="float" office:value="1.04255101000683" table:style-name="ce1">
            <text:p>1.04255101</text:p>
          </table:table-cell>
          <table:table-cell office:value-type="float" office:value="1.9509240855700101" table:style-name="ce1">
            <text:p>1.950924086</text:p>
          </table:table-cell>
          <table:table-cell table:style-name="ce1"/>
          <table:table-cell office:value-type="float" office:value="1.0819854820297401" table:style-name="ce1">
            <text:p>1.081985482</text:p>
          </table:table-cell>
          <table:table-cell office:value-type="float" office:value="0.79930871046393703" table:style-name="ce1">
            <text:p>0.79930871</text:p>
          </table:table-cell>
          <table:table-cell office:value-type="float" office:value="1.9021627436381301" table:style-name="ce1">
            <text:p>1.902162744</text:p>
          </table:table-cell>
          <table:table-cell office:value-type="float" office:value="1.26966173065271" table:style-name="ce1">
            <text:p>1.269661731</text:p>
          </table:table-cell>
          <table:table-cell table:style-name="ce1"/>
          <table:table-cell office:value-type="float" office:value="0.64926540798328702" table:style-name="ce1">
            <text:p>0.649265408</text:p>
          </table:table-cell>
          <table:table-cell office:value-type="float" office:value="0.87611220950779201" table:style-name="ce1">
            <text:p>0.87611221</text:p>
          </table:table-cell>
          <table:table-cell office:value-type="float" office:value="1.23175152901897" table:style-name="ce1">
            <text:p>1.231751529</text:p>
          </table:table-cell>
          <table:table-cell office:value-type="float" office:value="2.0104121572284401" table:style-name="ce1">
            <text:p>2.010412157</text:p>
          </table:table-cell>
          <table:table-cell table:number-columns-repeated="16365"/>
        </table:table-row>
        <table:table-row table:style-name="ro1">
          <table:table-cell office:value-type="float" office:value="1.14824429318872" table:style-name="ce1">
            <text:p>1.148244293</text:p>
          </table:table-cell>
          <table:table-cell office:value-type="float" office:value="0.34292318012518902" table:style-name="ce1">
            <text:p>0.34292318</text:p>
          </table:table-cell>
          <table:table-cell office:value-type="float" office:value="1.8105252029690999" table:style-name="ce1">
            <text:p>1.810525203</text:p>
          </table:table-cell>
          <table:table-cell office:value-type="float" office:value="1.2389599262414399" table:style-name="ce1">
            <text:p>1.238959926</text:p>
          </table:table-cell>
          <table:table-cell table:style-name="ce1"/>
          <table:table-cell office:value-type="float" office:value="0.93021656061491498" table:style-name="ce1">
            <text:p>0.930216561</text:p>
          </table:table-cell>
          <table:table-cell office:value-type="float" office:value="1.03389968915375" table:style-name="ce1">
            <text:p>1.033899689</text:p>
          </table:table-cell>
          <table:table-cell office:value-type="float" office:value="1.0655013339272601" table:style-name="ce1">
            <text:p>1.065501334</text:p>
          </table:table-cell>
          <table:table-cell office:value-type="float" office:value="2.0552288468112598" table:style-name="ce1">
            <text:p>2.055228847</text:p>
          </table:table-cell>
          <table:table-cell table:style-name="ce1"/>
          <table:table-cell office:value-type="float" office:value="1.1506842235927801" table:style-name="ce1">
            <text:p>1.150684224</text:p>
          </table:table-cell>
          <table:table-cell office:value-type="float" office:value="0.82392755440032694" table:style-name="ce1">
            <text:p>0.823927554</text:p>
          </table:table-cell>
          <table:table-cell office:value-type="float" office:value="1.80958526147932" table:style-name="ce1">
            <text:p>1.809585261</text:p>
          </table:table-cell>
          <table:table-cell office:value-type="float" office:value="1.24207809045744" table:style-name="ce1">
            <text:p>1.24207809</text:p>
          </table:table-cell>
          <table:table-cell table:style-name="ce1"/>
          <table:table-cell office:value-type="float" office:value="0.70632679659458597" table:style-name="ce1">
            <text:p>0.706326797</text:p>
          </table:table-cell>
          <table:table-cell office:value-type="float" office:value="0.862300121949785" table:style-name="ce1">
            <text:p>0.862300122</text:p>
          </table:table-cell>
          <table:table-cell office:value-type="float" office:value="1.1906923216324099" table:style-name="ce1">
            <text:p>1.190692322</text:p>
          </table:table-cell>
          <table:table-cell office:value-type="float" office:value="2.1149394993939001" table:style-name="ce1">
            <text:p>2.114939499</text:p>
          </table:table-cell>
          <table:table-cell table:number-columns-repeated="16365"/>
        </table:table-row>
        <table:table-row table:style-name="ro1">
          <table:table-cell office:value-type="float" office:value="1.1671688743725599" table:style-name="ce1">
            <text:p>1.167168874</text:p>
          </table:table-cell>
          <table:table-cell office:value-type="float" office:value="0.35940086156590301" table:style-name="ce1">
            <text:p>0.359400862</text:p>
          </table:table-cell>
          <table:table-cell office:value-type="float" office:value="2.2348105514975098" table:style-name="ce1">
            <text:p>2.234810551</text:p>
          </table:table-cell>
          <table:table-cell office:value-type="float" office:value="1.31219275112306" table:style-name="ce1">
            <text:p>1.312192751</text:p>
          </table:table-cell>
          <table:table-cell table:style-name="ce1"/>
          <table:table-cell office:value-type="float" office:value="0.93647904016427297" table:style-name="ce1">
            <text:p>0.93647904</text:p>
          </table:table-cell>
          <table:table-cell office:value-type="float" office:value="1.1305752026231199" table:style-name="ce1">
            <text:p>1.130575203</text:p>
          </table:table-cell>
          <table:table-cell office:value-type="float" office:value="1.3323861303512801" table:style-name="ce1">
            <text:p>1.33238613</text:p>
          </table:table-cell>
          <table:table-cell office:value-type="float" office:value="2.1528393171319702" table:style-name="ce1">
            <text:p>2.152839317</text:p>
          </table:table-cell>
          <table:table-cell table:style-name="ce1"/>
          <table:table-cell office:value-type="float" office:value="1.1695863261608701" table:style-name="ce1">
            <text:p>1.169586326</text:p>
          </table:table-cell>
          <table:table-cell office:value-type="float" office:value="0.83597514838992704" table:style-name="ce1">
            <text:p>0.835975148</text:p>
          </table:table-cell>
          <table:table-cell office:value-type="float" office:value="2.23588355940411" table:style-name="ce1">
            <text:p>2.235883559</text:p>
          </table:table-cell>
          <table:table-cell office:value-type="float" office:value="1.56835848913417" table:style-name="ce1">
            <text:p>1.568358489</text:p>
          </table:table-cell>
          <table:table-cell table:style-name="ce1"/>
          <table:table-cell office:value-type="float" office:value="0.72307912908612804" table:style-name="ce1">
            <text:p>0.723079129</text:p>
          </table:table-cell>
          <table:table-cell office:value-type="float" office:value="0.96502461578830601" table:style-name="ce1">
            <text:p>0.965024616</text:p>
          </table:table-cell>
          <table:table-cell office:value-type="float" office:value="1.6369309787576101" table:style-name="ce1">
            <text:p>1.636930979</text:p>
          </table:table-cell>
          <table:table-cell office:value-type="float" office:value="2.21489455421951" table:style-name="ce1">
            <text:p>2.214894554</text:p>
          </table:table-cell>
          <table:table-cell table:number-columns-repeated="16365"/>
        </table:table-row>
        <table:table-row table:style-name="ro1">
          <table:table-cell office:value-type="float" office:value="1.16349008471617" table:style-name="ce1">
            <text:p>1.163490085</text:p>
          </table:table-cell>
          <table:table-cell office:value-type="float" office:value="0.37100867973324397" table:style-name="ce1">
            <text:p>0.37100868</text:p>
          </table:table-cell>
          <table:table-cell office:value-type="float" office:value="2.2394781816111902" table:style-name="ce1">
            <text:p>2.239478182</text:p>
          </table:table-cell>
          <table:table-cell office:value-type="float" office:value="1.38031002874033" table:style-name="ce1">
            <text:p>1.380310029</text:p>
          </table:table-cell>
          <table:table-cell table:style-name="ce1"/>
          <table:table-cell office:value-type="float" office:value="0.88419515473756405" table:style-name="ce1">
            <text:p>0.884195155</text:p>
          </table:table-cell>
          <table:table-cell office:value-type="float" office:value="1.0782263220214101" table:style-name="ce1">
            <text:p>1.078226322</text:p>
          </table:table-cell>
          <table:table-cell office:value-type="float" office:value="1.3148285762410501" table:style-name="ce1">
            <text:p>1.314828576</text:p>
          </table:table-cell>
          <table:table-cell office:value-type="float" office:value="2.1039339744931902" table:style-name="ce1">
            <text:p>2.103933974</text:p>
          </table:table-cell>
          <table:table-cell table:style-name="ce1"/>
          <table:table-cell office:value-type="float" office:value="1.15810320293504" table:style-name="ce1">
            <text:p>1.158103203</text:p>
          </table:table-cell>
          <table:table-cell office:value-type="float" office:value="0.72386107789693299" table:style-name="ce1">
            <text:p>0.723861078</text:p>
          </table:table-cell>
          <table:table-cell office:value-type="float" office:value="2.2440185296683501" table:style-name="ce1">
            <text:p>2.24401853</text:p>
          </table:table-cell>
          <table:table-cell office:value-type="float" office:value="1.2394114425423199" table:style-name="ce1">
            <text:p>1.239411443</text:p>
          </table:table-cell>
          <table:table-cell table:style-name="ce1"/>
          <table:table-cell office:value-type="float" office:value="0.67048880774263797" table:style-name="ce1">
            <text:p>0.670488808</text:p>
          </table:table-cell>
          <table:table-cell office:value-type="float" office:value="0.90995193535687202" table:style-name="ce1">
            <text:p>0.909951935</text:p>
          </table:table-cell>
          <table:table-cell office:value-type="float" office:value="1.55769555626824" table:style-name="ce1">
            <text:p>1.557695556</text:p>
          </table:table-cell>
          <table:table-cell office:value-type="float" office:value="2.1644522056649098" table:style-name="ce1">
            <text:p>2.164452206</text:p>
          </table:table-cell>
          <table:table-cell table:number-columns-repeated="16365"/>
        </table:table-row>
        <table:table-row table:style-name="ro1">
          <table:table-cell office:value-type="float" office:value="1.3092674769975801" table:style-name="ce1">
            <text:p>1.309267477</text:p>
          </table:table-cell>
          <table:table-cell office:value-type="float" office:value="0.35462978714251198" table:style-name="ce1">
            <text:p>0.354629787</text:p>
          </table:table-cell>
          <table:table-cell office:value-type="float" office:value="1.9502819401168201" table:style-name="ce1">
            <text:p>1.95028194</text:p>
          </table:table-cell>
          <table:table-cell office:value-type="float" office:value="1.5690442417770301" table:style-name="ce1">
            <text:p>1.569044242</text:p>
          </table:table-cell>
          <table:table-cell table:style-name="ce1"/>
          <table:table-cell office:value-type="float" office:value="1.01465979330538" table:style-name="ce1">
            <text:p>1.014659793</text:p>
          </table:table-cell>
          <table:table-cell office:value-type="float" office:value="1.17039419413143" table:style-name="ce1">
            <text:p>1.170394194</text:p>
          </table:table-cell>
          <table:table-cell office:value-type="float" office:value="1.2458171155836399" table:style-name="ce1">
            <text:p>1.245817116</text:p>
          </table:table-cell>
          <table:table-cell office:value-type="float" office:value="2.0023612792952199" table:style-name="ce1">
            <text:p>2.002361279</text:p>
          </table:table-cell>
          <table:table-cell table:style-name="ce1"/>
          <table:table-cell office:value-type="float" office:value="1.3238563318776699" table:style-name="ce1">
            <text:p>1.323856332</text:p>
          </table:table-cell>
          <table:table-cell office:value-type="float" office:value="0.77657342938014096" table:style-name="ce1">
            <text:p>0.776573429</text:p>
          </table:table-cell>
          <table:table-cell office:value-type="float" office:value="1.9528332944387301" table:style-name="ce1">
            <text:p>1.952833294</text:p>
          </table:table-cell>
          <table:table-cell office:value-type="float" office:value="1.33053667869817" table:style-name="ce1">
            <text:p>1.330536679</text:p>
          </table:table-cell>
          <table:table-cell table:style-name="ce1"/>
          <table:table-cell office:value-type="float" office:value="0.80610545691945901" table:style-name="ce1">
            <text:p>0.806105457</text:p>
          </table:table-cell>
          <table:table-cell office:value-type="float" office:value="1.00830757516856" table:style-name="ce1">
            <text:p>1.008307575</text:p>
          </table:table-cell>
          <table:table-cell office:value-type="float" office:value="1.45573284071561" table:style-name="ce1">
            <text:p>1.455732841</text:p>
          </table:table-cell>
          <table:table-cell office:value-type="float" office:value="2.0569047831342901" table:style-name="ce1">
            <text:p>2.056904783</text:p>
          </table:table-cell>
          <table:table-cell table:number-columns-repeated="16365"/>
        </table:table-row>
        <table:table-row table:style-name="ro1">
          <table:table-cell office:value-type="float" office:value="1.2764530129924201" table:style-name="ce1">
            <text:p>1.276453013</text:p>
          </table:table-cell>
          <table:table-cell office:value-type="float" office:value="0.40652514850174798" table:style-name="ce1">
            <text:p>0.406525149</text:p>
          </table:table-cell>
          <table:table-cell office:value-type="float" office:value="1.94502205336223" table:style-name="ce1">
            <text:p>1.945022053</text:p>
          </table:table-cell>
          <table:table-cell office:value-type="float" office:value="1.47184410739465" table:style-name="ce1">
            <text:p>1.471844107</text:p>
          </table:table-cell>
          <table:table-cell table:style-name="ce1"/>
          <table:table-cell office:value-type="float" office:value="0.94517420495857596" table:style-name="ce1">
            <text:p>0.945174205</text:p>
          </table:table-cell>
          <table:table-cell office:value-type="float" office:value="1.1015352927869799" table:style-name="ce1">
            <text:p>1.101535293</text:p>
          </table:table-cell>
          <table:table-cell office:value-type="float" office:value="1.18817725403774" table:style-name="ce1">
            <text:p>1.188177254</text:p>
          </table:table-cell>
          <table:table-cell office:value-type="float" office:value="1.9095669583756201" table:style-name="ce1">
            <text:p>1.909566958</text:p>
          </table:table-cell>
          <table:table-cell table:style-name="ce1"/>
          <table:table-cell office:value-type="float" office:value="1.27696417087457" table:style-name="ce1">
            <text:p>1.276964171</text:p>
          </table:table-cell>
          <table:table-cell office:value-type="float" office:value="0.67015960240156602" table:style-name="ce1">
            <text:p>0.670159602</text:p>
          </table:table-cell>
          <table:table-cell office:value-type="float" office:value="2.32622062975455" table:style-name="ce1">
            <text:p>2.32622063</text:p>
          </table:table-cell>
          <table:table-cell office:value-type="float" office:value="1.22987244839178" table:style-name="ce1">
            <text:p>1.229872448</text:p>
          </table:table-cell>
          <table:table-cell table:style-name="ce1"/>
          <table:table-cell office:value-type="float" office:value="0.73441385453720098" table:style-name="ce1">
            <text:p>0.734413855</text:p>
          </table:table-cell>
          <table:table-cell office:value-type="float" office:value="0.93585434190898098" table:style-name="ce1">
            <text:p>0.935854342</text:p>
          </table:table-cell>
          <table:table-cell office:value-type="float" office:value="1.3814479037682399" table:style-name="ce1">
            <text:p>1.381447904</text:p>
          </table:table-cell>
          <table:table-cell office:value-type="float" office:value="1.96565334084707" table:style-name="ce1">
            <text:p>1.965653341</text:p>
          </table:table-cell>
          <table:table-cell table:number-columns-repeated="16365"/>
        </table:table-row>
        <table:table-row table:style-name="ro1">
          <table:table-cell office:value-type="float" office:value="1.3351932270296101" table:style-name="ce1">
            <text:p>1.335193227</text:p>
          </table:table-cell>
          <table:table-cell office:value-type="float" office:value="0.38327949082542301" table:style-name="ce1">
            <text:p>0.383279491</text:p>
          </table:table-cell>
          <table:table-cell office:value-type="float" office:value="2.4330597096600899" table:style-name="ce1">
            <text:p>2.43305971</text:p>
          </table:table-cell>
          <table:table-cell office:value-type="float" office:value="1.5207428774696199" table:style-name="ce1">
            <text:p>1.520742877</text:p>
          </table:table-cell>
          <table:table-cell table:style-name="ce1"/>
          <table:table-cell office:value-type="float" office:value="1.0145371999152699" table:style-name="ce1">
            <text:p>1.0145372</text:p>
          </table:table-cell>
          <table:table-cell office:value-type="float" office:value="1.25669449827206" table:style-name="ce1">
            <text:p>1.256694498</text:p>
          </table:table-cell>
          <table:table-cell office:value-type="float" office:value="1.5591068157197601" table:style-name="ce1">
            <text:p>1.559106816</text:p>
          </table:table-cell>
          <table:table-cell office:value-type="float" office:value="2.3165511006761799" table:style-name="ce1">
            <text:p>2.316551101</text:p>
          </table:table-cell>
          <table:table-cell table:style-name="ce1"/>
          <table:table-cell office:value-type="float" office:value="1.3456900927120801" table:style-name="ce1">
            <text:p>1.345690093</text:p>
          </table:table-cell>
          <table:table-cell office:value-type="float" office:value="0.80645603106504105" table:style-name="ce1">
            <text:p>0.806456031</text:p>
          </table:table-cell>
          <table:table-cell office:value-type="float" office:value="2.44352362925803" table:style-name="ce1">
            <text:p>2.443523629</text:p>
          </table:table-cell>
          <table:table-cell office:value-type="float" office:value="1.4078175809743501" table:style-name="ce1">
            <text:p>1.407817581</text:p>
          </table:table-cell>
          <table:table-cell table:style-name="ce1"/>
          <table:table-cell office:value-type="float" office:value="0.81293019504980801" table:style-name="ce1">
            <text:p>0.812930195</text:p>
          </table:table-cell>
          <table:table-cell office:value-type="float" office:value="1.0985641794472001" table:style-name="ce1">
            <text:p>1.098564179</text:p>
          </table:table-cell>
          <table:table-cell office:value-type="float" office:value="1.8819524667491201" table:style-name="ce1">
            <text:p>1.881952467</text:p>
          </table:table-cell>
          <table:table-cell office:value-type="float" office:value="2.3821563776719099" table:style-name="ce1">
            <text:p>2.382156378</text:p>
          </table:table-cell>
          <table:table-cell table:number-columns-repeated="16365"/>
        </table:table-row>
        <table:table-row table:style-name="ro1">
          <table:table-cell office:value-type="float" office:value="1.3453737094912299" table:style-name="ce1">
            <text:p>1.345373709</text:p>
          </table:table-cell>
          <table:table-cell office:value-type="float" office:value="0.386857584005383" table:style-name="ce1">
            <text:p>0.386857584</text:p>
          </table:table-cell>
          <table:table-cell office:value-type="float" office:value="1.8945032077416299" table:style-name="ce1">
            <text:p>1.894503208</text:p>
          </table:table-cell>
          <table:table-cell office:value-type="float" office:value="1.3333739877639299" table:style-name="ce1">
            <text:p>1.333373988</text:p>
          </table:table-cell>
          <table:table-cell table:style-name="ce1"/>
          <table:table-cell office:value-type="float" office:value="0.99285749679290103" table:style-name="ce1">
            <text:p>0.992857497</text:p>
          </table:table-cell>
          <table:table-cell office:value-type="float" office:value="1.17271037832987" table:style-name="ce1">
            <text:p>1.172710378</text:p>
          </table:table-cell>
          <table:table-cell office:value-type="float" office:value="1.21246805880563" table:style-name="ce1">
            <text:p>1.212468059</text:p>
          </table:table-cell>
          <table:table-cell office:value-type="float" office:value="1.9696371635232299" table:style-name="ce1">
            <text:p>1.969637164</text:p>
          </table:table-cell>
          <table:table-cell table:style-name="ce1"/>
          <table:table-cell office:value-type="float" office:value="1.3531691463653199" table:style-name="ce1">
            <text:p>1.353169146</text:p>
          </table:table-cell>
          <table:table-cell office:value-type="float" office:value="0.77395657166492804" table:style-name="ce1">
            <text:p>0.773956572</text:p>
          </table:table-cell>
          <table:table-cell office:value-type="float" office:value="2.34066739455902" table:style-name="ce1">
            <text:p>2.340667395</text:p>
          </table:table-cell>
          <table:table-cell office:value-type="float" office:value="1.09058498532981" table:style-name="ce1">
            <text:p>1.090584985</text:p>
          </table:table-cell>
          <table:table-cell table:style-name="ce1"/>
          <table:table-cell office:value-type="float" office:value="0.78704971962936199" table:style-name="ce1">
            <text:p>0.78704972</text:p>
          </table:table-cell>
          <table:table-cell office:value-type="float" office:value="1.0102907687887399" table:style-name="ce1">
            <text:p>1.010290769</text:p>
          </table:table-cell>
          <table:table-cell office:value-type="float" office:value="1.46559523197289" table:style-name="ce1">
            <text:p>1.465595232</text:p>
          </table:table-cell>
          <table:table-cell office:value-type="float" office:value="2.03337162948797" table:style-name="ce1">
            <text:p>2.033371629</text:p>
          </table:table-cell>
          <table:table-cell table:number-columns-repeated="16365"/>
        </table:table-row>
        <table:table-row table:style-name="ro1">
          <table:table-cell office:value-type="float" office:value="1.36779090603748" table:style-name="ce1">
            <text:p>1.367790906</text:p>
          </table:table-cell>
          <table:table-cell office:value-type="float" office:value="0.40155714979989898" table:style-name="ce1">
            <text:p>0.40155715</text:p>
          </table:table-cell>
          <table:table-cell office:value-type="float" office:value="2.10355713709267" table:style-name="ce1">
            <text:p>2.103557137</text:p>
          </table:table-cell>
          <table:table-cell office:value-type="float" office:value="0.61798684643363" table:style-name="ce1">
            <text:p>0.617986846</text:p>
          </table:table-cell>
          <table:table-cell table:style-name="ce1"/>
          <table:table-cell office:value-type="float" office:value="1.0371190474935299" table:style-name="ce1">
            <text:p>1.037119047</text:p>
          </table:table-cell>
          <table:table-cell office:value-type="float" office:value="1.1397588085246999" table:style-name="ce1">
            <text:p>1.139758809</text:p>
          </table:table-cell>
          <table:table-cell office:value-type="float" office:value="1.23581030301612" table:style-name="ce1">
            <text:p>1.235810303</text:p>
          </table:table-cell>
          <table:table-cell office:value-type="float" office:value="1.8239508207220101" table:style-name="ce1">
            <text:p>1.823950821</text:p>
          </table:table-cell>
          <table:table-cell table:style-name="ce1"/>
          <table:table-cell office:value-type="float" office:value="1.37830366083073" table:style-name="ce1">
            <text:p>1.378303661</text:p>
          </table:table-cell>
          <table:table-cell office:value-type="float" office:value="0.83841973769415201" table:style-name="ce1">
            <text:p>0.838419738</text:p>
          </table:table-cell>
          <table:table-cell office:value-type="float" office:value="2.6553935495231502" table:style-name="ce1">
            <text:p>2.65539355</text:p>
          </table:table-cell>
          <table:table-cell office:value-type="float" office:value="0.84331667398646903" table:style-name="ce1">
            <text:p>0.843316674</text:p>
          </table:table-cell>
          <table:table-cell table:style-name="ce1"/>
          <table:table-cell office:value-type="float" office:value="0.83074354752494695" table:style-name="ce1">
            <text:p>0.830743548</text:p>
          </table:table-cell>
          <table:table-cell office:value-type="float" office:value="0.97632275434353899" table:style-name="ce1">
            <text:p>0.976322754</text:p>
          </table:table-cell>
          <table:table-cell office:value-type="float" office:value="1.43995208271209" table:style-name="ce1">
            <text:p>1.439952083</text:p>
          </table:table-cell>
          <table:table-cell office:value-type="float" office:value="1.8876793083561301" table:style-name="ce1">
            <text:p>1.887679308</text:p>
          </table:table-cell>
          <table:table-cell table:number-columns-repeated="16365"/>
        </table:table-row>
        <table:table-row table:style-name="ro1">
          <table:table-cell office:value-type="float" office:value="1.34502611135441" table:style-name="ce1">
            <text:p>1.345026111</text:p>
          </table:table-cell>
          <table:table-cell office:value-type="float" office:value="0.43767840679298697" table:style-name="ce1">
            <text:p>0.437678407</text:p>
          </table:table-cell>
          <table:table-cell office:value-type="float" office:value="1.92004126455196" table:style-name="ce1">
            <text:p>1.920041265</text:p>
          </table:table-cell>
          <table:table-cell office:value-type="float" office:value="0.99185616610556404" table:style-name="ce1">
            <text:p>0.991856166</text:p>
          </table:table-cell>
          <table:table-cell table:style-name="ce1"/>
          <table:table-cell office:value-type="float" office:value="0.99581926673569499" table:style-name="ce1">
            <text:p>0.995819267</text:p>
          </table:table-cell>
          <table:table-cell office:value-type="float" office:value="1.1489698084808899" table:style-name="ce1">
            <text:p>1.148969808</text:p>
          </table:table-cell>
          <table:table-cell office:value-type="float" office:value="1.19670368088613" table:style-name="ce1">
            <text:p>1.196703681</text:p>
          </table:table-cell>
          <table:table-cell office:value-type="float" office:value="1.88272595606337" table:style-name="ce1">
            <text:p>1.882725956</text:p>
          </table:table-cell>
          <table:table-cell table:style-name="ce1"/>
          <table:table-cell office:value-type="float" office:value="1.3494795026820801" table:style-name="ce1">
            <text:p>1.349479503</text:p>
          </table:table-cell>
          <table:table-cell office:value-type="float" office:value="0.84494649764852703" table:style-name="ce1">
            <text:p>0.844946498</text:p>
          </table:table-cell>
          <table:table-cell office:value-type="float" office:value="2.2938030095190101" table:style-name="ce1">
            <text:p>2.29380301</text:p>
          </table:table-cell>
          <table:table-cell office:value-type="float" office:value="1.0608597856382" table:style-name="ce1">
            <text:p>1.060859786</text:p>
          </table:table-cell>
          <table:table-cell table:style-name="ce1"/>
          <table:table-cell office:value-type="float" office:value="0.79415038384035797" table:style-name="ce1">
            <text:p>0.794150384</text:p>
          </table:table-cell>
          <table:table-cell office:value-type="float" office:value="0.98774855545448803" table:style-name="ce1">
            <text:p>0.987748555</text:p>
          </table:table-cell>
          <table:table-cell office:value-type="float" office:value="1.45504940683499" table:style-name="ce1">
            <text:p>1.455049407</text:p>
          </table:table-cell>
          <table:table-cell office:value-type="float" office:value="1.95338584413286" table:style-name="ce1">
            <text:p>1.953385844</text:p>
          </table:table-cell>
          <table:table-cell table:number-columns-repeated="16365"/>
        </table:table-row>
        <table:table-row table:style-name="ro1">
          <table:table-cell office:value-type="float" office:value="1.3309125306777101" table:style-name="ce1">
            <text:p>1.330912531</text:p>
          </table:table-cell>
          <table:table-cell office:value-type="float" office:value="0.42142427041409403" table:style-name="ce1">
            <text:p>0.42142427</text:p>
          </table:table-cell>
          <table:table-cell office:value-type="float" office:value="1.6493235955283501" table:style-name="ce1">
            <text:p>1.649323596</text:p>
          </table:table-cell>
          <table:table-cell office:value-type="float" office:value="1.5192641201866699" table:style-name="ce1">
            <text:p>1.51926412</text:p>
          </table:table-cell>
          <table:table-cell table:style-name="ce1"/>
          <table:table-cell office:value-type="float" office:value="0.98171825104785404" table:style-name="ce1">
            <text:p>0.981718251</text:p>
          </table:table-cell>
          <table:table-cell office:value-type="float" office:value="1.15263503568764" table:style-name="ce1">
            <text:p>1.152635036</text:p>
          </table:table-cell>
          <table:table-cell office:value-type="float" office:value="1.0195787065845401" table:style-name="ce1">
            <text:p>1.019578707</text:p>
          </table:table-cell>
          <table:table-cell office:value-type="float" office:value="1.4708088124038301" table:style-name="ce1">
            <text:p>1.470808812</text:p>
          </table:table-cell>
          <table:table-cell table:style-name="ce1"/>
          <table:table-cell office:value-type="float" office:value="1.3312879142229901" table:style-name="ce1">
            <text:p>1.331287914</text:p>
          </table:table-cell>
          <table:table-cell office:value-type="float" office:value="0.76108703452966098" table:style-name="ce1">
            <text:p>0.761087035</text:p>
          </table:table-cell>
          <table:table-cell office:value-type="float" office:value="2.14173981483161" table:style-name="ce1">
            <text:p>2.141739815</text:p>
          </table:table-cell>
          <table:table-cell office:value-type="float" office:value="1.28149099420677" table:style-name="ce1">
            <text:p>1.281490994</text:p>
          </table:table-cell>
          <table:table-cell table:style-name="ce1"/>
          <table:table-cell office:value-type="float" office:value="0.78215087435248098" table:style-name="ce1">
            <text:p>0.782150874</text:p>
          </table:table-cell>
          <table:table-cell office:value-type="float" office:value="0.99072119150903304" table:style-name="ce1">
            <text:p>0.990721192</text:p>
          </table:table-cell>
          <table:table-cell office:value-type="float" office:value="1.17347975070258" table:style-name="ce1">
            <text:p>1.173479751</text:p>
          </table:table-cell>
          <table:table-cell office:value-type="float" office:value="1.5393216413017199" table:style-name="ce1">
            <text:p>1.539321641</text:p>
          </table:table-cell>
          <table:table-cell table:number-columns-repeated="16365"/>
        </table:table-row>
        <table:table-row table:style-name="ro1">
          <table:table-cell office:value-type="float" office:value="1.2590131424830699" table:style-name="ce1">
            <text:p>1.259013142</text:p>
          </table:table-cell>
          <table:table-cell office:value-type="float" office:value="0.46770768572028598" table:style-name="ce1">
            <text:p>0.467707686</text:p>
          </table:table-cell>
          <table:table-cell office:value-type="float" office:value="1.9089716202540901" table:style-name="ce1">
            <text:p>1.90897162</text:p>
          </table:table-cell>
          <table:table-cell office:value-type="float" office:value="2.0164826307408901" table:style-name="ce1">
            <text:p>2.016482631</text:p>
          </table:table-cell>
          <table:table-cell table:style-name="ce1"/>
          <table:table-cell office:value-type="float" office:value="0.90262162394888101" table:style-name="ce1">
            <text:p>0.902621624</text:p>
          </table:table-cell>
          <table:table-cell office:value-type="float" office:value="1.03859193681317" table:style-name="ce1">
            <text:p>1.038591937</text:p>
          </table:table-cell>
          <table:table-cell office:value-type="float" office:value="1.13791390412402" table:style-name="ce1">
            <text:p>1.137913904</text:p>
          </table:table-cell>
          <table:table-cell office:value-type="float" office:value="1.3217640260650501" table:style-name="ce1">
            <text:p>1.321764026</text:p>
          </table:table-cell>
          <table:table-cell table:style-name="ce1"/>
          <table:table-cell office:value-type="float" office:value="1.2447558688606299" table:style-name="ce1">
            <text:p>1.244755869</text:p>
          </table:table-cell>
          <table:table-cell office:value-type="float" office:value="0.63807471502354396" table:style-name="ce1">
            <text:p>0.638074715</text:p>
          </table:table-cell>
          <table:table-cell office:value-type="float" office:value="2.3859170009287598" table:style-name="ce1">
            <text:p>2.385917001</text:p>
          </table:table-cell>
          <table:table-cell office:value-type="float" office:value="1.77332695565975" table:style-name="ce1">
            <text:p>1.773326956</text:p>
          </table:table-cell>
          <table:table-cell table:style-name="ce1"/>
          <table:table-cell office:value-type="float" office:value="0.70744101610507304" table:style-name="ce1">
            <text:p>0.707441016</text:p>
          </table:table-cell>
          <table:table-cell office:value-type="float" office:value="0.87138263802083404" table:style-name="ce1">
            <text:p>0.871382638</text:p>
          </table:table-cell>
          <table:table-cell office:value-type="float" office:value="1.4010177050177099" table:style-name="ce1">
            <text:p>1.401017705</text:p>
          </table:table-cell>
          <table:table-cell office:value-type="float" office:value="1.3884582863941299" table:style-name="ce1">
            <text:p>1.388458286</text:p>
          </table:table-cell>
          <table:table-cell table:number-columns-repeated="16365"/>
        </table:table-row>
        <table:table-row table:style-name="ro1">
          <table:table-cell office:value-type="float" office:value="1.2759601756302701" table:style-name="ce1">
            <text:p>1.275960176</text:p>
          </table:table-cell>
          <table:table-cell office:value-type="float" office:value="0.49703290274200601" table:style-name="ce1">
            <text:p>0.497032903</text:p>
          </table:table-cell>
          <table:table-cell office:value-type="float" office:value="1.69291260936915" table:style-name="ce1">
            <text:p>1.692912609</text:p>
          </table:table-cell>
          <table:table-cell office:value-type="float" office:value="1.9853048573451699" table:style-name="ce1">
            <text:p>1.985304857</text:p>
          </table:table-cell>
          <table:table-cell table:style-name="ce1"/>
          <table:table-cell office:value-type="float" office:value="0.932176529648017" table:style-name="ce1">
            <text:p>0.93217653</text:p>
          </table:table-cell>
          <table:table-cell office:value-type="float" office:value="1.0153099397182599" table:style-name="ce1">
            <text:p>1.01530994</text:p>
          </table:table-cell>
          <table:table-cell office:value-type="float" office:value="0.97841479894727101" table:style-name="ce1">
            <text:p>0.978414799</text:p>
          </table:table-cell>
          <table:table-cell office:value-type="float" office:value="1.00598175235177" table:style-name="ce1">
            <text:p>1.005981752</text:p>
          </table:table-cell>
          <table:table-cell table:style-name="ce1"/>
          <table:table-cell office:value-type="float" office:value="1.2635707849572999" table:style-name="ce1">
            <text:p>1.263570785</text:p>
          </table:table-cell>
          <table:table-cell office:value-type="float" office:value="0.63579018051561098" table:style-name="ce1">
            <text:p>0.635790181</text:p>
          </table:table-cell>
          <table:table-cell office:value-type="float" office:value="2.24584543607802" table:style-name="ce1">
            <text:p>2.245845436</text:p>
          </table:table-cell>
          <table:table-cell office:value-type="float" office:value="1.7395906027418599" table:style-name="ce1">
            <text:p>1.739590603</text:p>
          </table:table-cell>
          <table:table-cell table:style-name="ce1"/>
          <table:table-cell office:value-type="float" office:value="0.73518836138210297" table:style-name="ce1">
            <text:p>0.735188361</text:p>
          </table:table-cell>
          <table:table-cell office:value-type="float" office:value="0.847881110908555" table:style-name="ce1">
            <text:p>0.847881111</text:p>
          </table:table-cell>
          <table:table-cell office:value-type="float" office:value="1.16772996777514" table:style-name="ce1">
            <text:p>1.167729968</text:p>
          </table:table-cell>
          <table:table-cell office:value-type="float" office:value="1.0610127306326" table:style-name="ce1">
            <text:p>1.061012731</text:p>
          </table:table-cell>
          <table:table-cell table:number-columns-repeated="16365"/>
        </table:table-row>
        <table:table-row table:style-name="ro1">
          <table:table-cell office:value-type="float" office:value="1.3335463226915301" table:style-name="ce1">
            <text:p>1.333546323</text:p>
          </table:table-cell>
          <table:table-cell office:value-type="float" office:value="0.41072388916515601" table:style-name="ce1">
            <text:p>0.410723889</text:p>
          </table:table-cell>
          <table:table-cell office:value-type="float" office:value="1.92547989034539" table:style-name="ce1">
            <text:p>1.92547989</text:p>
          </table:table-cell>
          <table:table-cell office:value-type="float" office:value="2.1456136252773801" table:style-name="ce1">
            <text:p>2.145613625</text:p>
          </table:table-cell>
          <table:table-cell table:style-name="ce1"/>
          <table:table-cell office:value-type="float" office:value="0.995891951500394" table:style-name="ce1">
            <text:p>0.995891952</text:p>
          </table:table-cell>
          <table:table-cell office:value-type="float" office:value="1.13887462109835" table:style-name="ce1">
            <text:p>1.138874621</text:p>
          </table:table-cell>
          <table:table-cell office:value-type="float" office:value="1.2241524665754899" table:style-name="ce1">
            <text:p>1.224152467</text:p>
          </table:table-cell>
          <table:table-cell office:value-type="float" office:value="1.53198414746112" table:style-name="ce1">
            <text:p>1.531984147</text:p>
          </table:table-cell>
          <table:table-cell table:style-name="ce1"/>
          <table:table-cell office:value-type="float" office:value="1.33350046797778" table:style-name="ce1">
            <text:p>1.333500468</text:p>
          </table:table-cell>
          <table:table-cell office:value-type="float" office:value="0.77635719496845301" table:style-name="ce1">
            <text:p>0.776357195</text:p>
          </table:table-cell>
          <table:table-cell office:value-type="float" office:value="2.04916765901263" table:style-name="ce1">
            <text:p>2.049167659</text:p>
          </table:table-cell>
          <table:table-cell office:value-type="float" office:value="1.8961909301990201" table:style-name="ce1">
            <text:p>1.89619093</text:p>
          </table:table-cell>
          <table:table-cell table:style-name="ce1"/>
          <table:table-cell office:value-type="float" office:value="0.80686622546531905" table:style-name="ce1">
            <text:p>0.806866225</text:p>
          </table:table-cell>
          <table:table-cell office:value-type="float" office:value="0.98278824724762104" table:style-name="ce1">
            <text:p>0.982788247</text:p>
          </table:table-cell>
          <table:table-cell office:value-type="float" office:value="1.57213070033813" table:style-name="ce1">
            <text:p>1.5721307</text:p>
          </table:table-cell>
          <table:table-cell office:value-type="float" office:value="1.61180274244841" table:style-name="ce1">
            <text:p>1.611802742</text:p>
          </table:table-cell>
          <table:table-cell table:number-columns-repeated="16365"/>
        </table:table-row>
        <table:table-row table:style-name="ro1">
          <table:table-cell office:value-type="float" office:value="1.4129223913478901" table:style-name="ce1">
            <text:p>1.412922391</text:p>
          </table:table-cell>
          <table:table-cell office:value-type="float" office:value="0.42041933342357302" table:style-name="ce1">
            <text:p>0.420419333</text:p>
          </table:table-cell>
          <table:table-cell office:value-type="float" office:value="2.4120380722327499" table:style-name="ce1">
            <text:p>2.412038072</text:p>
          </table:table-cell>
          <table:table-cell office:value-type="float" office:value="2.2092521635643401" table:style-name="ce1">
            <text:p>2.209252164</text:p>
          </table:table-cell>
          <table:table-cell table:style-name="ce1"/>
          <table:table-cell office:value-type="float" office:value="1.0841354633677101" table:style-name="ce1">
            <text:p>1.084135463</text:p>
          </table:table-cell>
          <table:table-cell office:value-type="float" office:value="1.2016240755837799" table:style-name="ce1">
            <text:p>1.201624076</text:p>
          </table:table-cell>
          <table:table-cell office:value-type="float" office:value="1.47115769021042" table:style-name="ce1">
            <text:p>1.47115769</text:p>
          </table:table-cell>
          <table:table-cell office:value-type="float" office:value="2.0129805592958601" table:style-name="ce1">
            <text:p>2.012980559</text:p>
          </table:table-cell>
          <table:table-cell table:style-name="ce1"/>
          <table:table-cell office:value-type="float" office:value="1.4220020703085601" table:style-name="ce1">
            <text:p>1.42200207</text:p>
          </table:table-cell>
          <table:table-cell office:value-type="float" office:value="0.84253995678483995" table:style-name="ce1">
            <text:p>0.842539957</text:p>
          </table:table-cell>
          <table:table-cell office:value-type="float" office:value="2.43491918432492" table:style-name="ce1">
            <text:p>2.434919184</text:p>
          </table:table-cell>
          <table:table-cell office:value-type="float" office:value="1.9596318371697301" table:style-name="ce1">
            <text:p>1.959631837</text:p>
          </table:table-cell>
          <table:table-cell table:style-name="ce1"/>
          <table:table-cell office:value-type="float" office:value="0.89494365336572501" table:style-name="ce1">
            <text:p>0.894943653</text:p>
          </table:table-cell>
          <table:table-cell office:value-type="float" office:value="1.0499483599809201" table:style-name="ce1">
            <text:p>1.04994836</text:p>
          </table:table-cell>
          <table:table-cell office:value-type="float" office:value="1.82288072006188" table:style-name="ce1">
            <text:p>1.82288072</text:p>
          </table:table-cell>
          <table:table-cell office:value-type="float" office:value="2.0962602590727899" table:style-name="ce1">
            <text:p>2.096260259</text:p>
          </table:table-cell>
          <table:table-cell table:number-columns-repeated="16365"/>
        </table:table-row>
        <table:table-row table:style-name="ro1">
          <table:table-cell office:value-type="float" office:value="1.33762420316734" table:style-name="ce1">
            <text:p>1.337624203</text:p>
          </table:table-cell>
          <table:table-cell office:value-type="float" office:value="0.553628386544052" table:style-name="ce1">
            <text:p>0.553628387</text:p>
          </table:table-cell>
          <table:table-cell office:value-type="float" office:value="1.7996013091590599" table:style-name="ce1">
            <text:p>1.799601309</text:p>
          </table:table-cell>
          <table:table-cell office:value-type="float" office:value="2.87968292728669" table:style-name="ce1">
            <text:p>2.879682927</text:p>
          </table:table-cell>
          <table:table-cell table:style-name="ce1"/>
          <table:table-cell office:value-type="float" office:value="0.97202642549624196" table:style-name="ce1">
            <text:p>0.972026425</text:p>
          </table:table-cell>
          <table:table-cell office:value-type="float" office:value="0.98665071123889603" table:style-name="ce1">
            <text:p>0.986650711</text:p>
          </table:table-cell>
          <table:table-cell office:value-type="float" office:value="0.97124788451254995" table:style-name="ce1">
            <text:p>0.971247885</text:p>
          </table:table-cell>
          <table:table-cell office:value-type="float" office:value="1.1754123818445701" table:style-name="ce1">
            <text:p>1.175412382</text:p>
          </table:table-cell>
          <table:table-cell table:style-name="ce1"/>
          <table:table-cell office:value-type="float" office:value="1.3333792252653001" table:style-name="ce1">
            <text:p>1.333379225</text:p>
          </table:table-cell>
          <table:table-cell office:value-type="float" office:value="0.53899952168148502" table:style-name="ce1">
            <text:p>0.538999522</text:p>
          </table:table-cell>
          <table:table-cell office:value-type="float" office:value="2.3524569483942801" table:style-name="ce1">
            <text:p>2.352456948</text:p>
          </table:table-cell>
          <table:table-cell office:value-type="float" office:value="2.6193299158808099" table:style-name="ce1">
            <text:p>2.619329916</text:p>
          </table:table-cell>
          <table:table-cell table:style-name="ce1"/>
          <table:table-cell office:value-type="float" office:value="0.77782033208601697" table:style-name="ce1">
            <text:p>0.777820332</text:p>
          </table:table-cell>
          <table:table-cell office:value-type="float" office:value="0.82694233059882805" table:style-name="ce1">
            <text:p>0.826942331</text:p>
          </table:table-cell>
          <table:table-cell office:value-type="float" office:value="1.28544287308147" table:style-name="ce1">
            <text:p>1.285442873</text:p>
          </table:table-cell>
          <table:table-cell office:value-type="float" office:value="1.2485009317068301" table:style-name="ce1">
            <text:p>1.248500932</text:p>
          </table:table-cell>
          <table:table-cell table:number-columns-repeated="16365"/>
        </table:table-row>
        <table:table-row table:style-name="ro1">
          <table:table-cell office:value-type="float" office:value="1.2603349328568501" table:style-name="ce1">
            <text:p>1.260334933</text:p>
          </table:table-cell>
          <table:table-cell office:value-type="float" office:value="0.66385063365999097" table:style-name="ce1">
            <text:p>0.663850634</text:p>
          </table:table-cell>
          <table:table-cell office:value-type="float" office:value="1.4852788730670301" table:style-name="ce1">
            <text:p>1.485278873</text:p>
          </table:table-cell>
          <table:table-cell office:value-type="float" office:value="3.3035470846088" table:style-name="ce1">
            <text:p>3.303547085</text:p>
          </table:table-cell>
          <table:table-cell table:style-name="ce1"/>
          <table:table-cell office:value-type="float" office:value="0.88852963504300597" table:style-name="ce1">
            <text:p>0.888529635</text:p>
          </table:table-cell>
          <table:table-cell office:value-type="float" office:value="0.90855923727844101" table:style-name="ce1">
            <text:p>0.908559237</text:p>
          </table:table-cell>
          <table:table-cell office:value-type="float" office:value="0.62302616518371301" table:style-name="ce1">
            <text:p>0.623026165</text:p>
          </table:table-cell>
          <table:table-cell office:value-type="float" office:value="0.56639199356702696" table:style-name="ce1">
            <text:p>0.566391994</text:p>
          </table:table-cell>
          <table:table-cell table:style-name="ce1"/>
          <table:table-cell office:value-type="float" office:value="1.2409385308007601" table:style-name="ce1">
            <text:p>1.240938531</text:p>
          </table:table-cell>
          <table:table-cell office:value-type="float" office:value="0.48835724073043602" table:style-name="ce1">
            <text:p>0.488357241</text:p>
          </table:table-cell>
          <table:table-cell office:value-type="float" office:value="2.04112105194972" table:style-name="ce1">
            <text:p>2.041121052</text:p>
          </table:table-cell>
          <table:table-cell office:value-type="float" office:value="3.0404632209916702" table:style-name="ce1">
            <text:p>3.040463221</text:p>
          </table:table-cell>
          <table:table-cell table:style-name="ce1"/>
          <table:table-cell office:value-type="float" office:value="0.70459308682231303" table:style-name="ce1">
            <text:p>0.704593087</text:p>
          </table:table-cell>
          <table:table-cell office:value-type="float" office:value="0.75421225996486196" table:style-name="ce1">
            <text:p>0.75421226</text:p>
          </table:table-cell>
          <table:table-cell office:value-type="float" office:value="0.82812964243234999" table:style-name="ce1">
            <text:p>0.828129642</text:p>
          </table:table-cell>
          <table:table-cell office:value-type="float" office:value="1.27063731345157" table:style-name="ce1">
            <text:p>1.270637313</text:p>
          </table:table-cell>
          <table:table-cell table:number-columns-repeated="16365"/>
        </table:table-row>
        <table:table-row table:style-name="ro1">
          <table:table-cell office:value-type="float" office:value="1.3238946511062799" table:style-name="ce1">
            <text:p>1.323894651</text:p>
          </table:table-cell>
          <table:table-cell office:value-type="float" office:value="0.42029526602996697" table:style-name="ce1">
            <text:p>0.420295266</text:p>
          </table:table-cell>
          <table:table-cell office:value-type="float" office:value="1.2122490606892" table:style-name="ce1">
            <text:p>1.212249061</text:p>
          </table:table-cell>
          <table:table-cell office:value-type="float" office:value="2.8406635090264198" table:style-name="ce1">
            <text:p>2.840663509</text:p>
          </table:table-cell>
          <table:table-cell table:style-name="ce1"/>
          <table:table-cell office:value-type="float" office:value="0.98331884758820998" table:style-name="ce1">
            <text:p>0.983318848</text:p>
          </table:table-cell>
          <table:table-cell office:value-type="float" office:value="1.0177719407861601" table:style-name="ce1">
            <text:p>1.017771941</text:p>
          </table:table-cell>
          <table:table-cell office:value-type="float" office:value="0.713487048419156" table:style-name="ce1">
            <text:p>0.713487048</text:p>
          </table:table-cell>
          <table:table-cell office:value-type="float" office:value="0.84475928983769" table:style-name="ce1">
            <text:p>0.84475929</text:p>
          </table:table-cell>
          <table:table-cell table:style-name="ce1"/>
          <table:table-cell office:value-type="float" office:value="1.32649609647015" table:style-name="ce1">
            <text:p>1.326496096</text:p>
          </table:table-cell>
          <table:table-cell office:value-type="float" office:value="0.64634735430292001" table:style-name="ce1">
            <text:p>0.646347354</text:p>
          </table:table-cell>
          <table:table-cell office:value-type="float" office:value="1.63275002539338" table:style-name="ce1">
            <text:p>1.632750025</text:p>
          </table:table-cell>
          <table:table-cell office:value-type="float" office:value="2.5793215728710202" table:style-name="ce1">
            <text:p>2.579321573</text:p>
          </table:table-cell>
          <table:table-cell table:style-name="ce1"/>
          <table:table-cell office:value-type="float" office:value="0.796406455669045" table:style-name="ce1">
            <text:p>0.796406456</text:p>
          </table:table-cell>
          <table:table-cell office:value-type="float" office:value="0.86490446493369799" table:style-name="ce1">
            <text:p>0.864904465</text:p>
          </table:table-cell>
          <table:table-cell office:value-type="float" office:value="0.90692713130396196" table:style-name="ce1">
            <text:p>0.906927131</text:p>
          </table:table-cell>
          <table:table-cell office:value-type="float" office:value="1.32992229343708" table:style-name="ce1">
            <text:p>1.329922293</text:p>
          </table:table-cell>
          <table:table-cell table:number-columns-repeated="16365"/>
        </table:table-row>
        <table:table-row table:style-name="ro1">
          <table:table-cell office:value-type="float" office:value="1.31932789469833" table:style-name="ce1">
            <text:p>1.319327895</text:p>
          </table:table-cell>
          <table:table-cell office:value-type="float" office:value="0.43891822845136502" table:style-name="ce1">
            <text:p>0.438918228</text:p>
          </table:table-cell>
          <table:table-cell office:value-type="float" office:value="1.8588460562275" table:style-name="ce1">
            <text:p>1.858846056</text:p>
          </table:table-cell>
          <table:table-cell office:value-type="float" office:value="2.7412175826990999" table:style-name="ce1">
            <text:p>2.741217583</text:p>
          </table:table-cell>
          <table:table-cell table:style-name="ce1"/>
          <table:table-cell office:value-type="float" office:value="0.979611552845564" table:style-name="ce1">
            <text:p>0.979611553</text:p>
          </table:table-cell>
          <table:table-cell office:value-type="float" office:value="1.06147515727679" table:style-name="ce1">
            <text:p>1.061475157</text:p>
          </table:table-cell>
          <table:table-cell office:value-type="float" office:value="1.07899262743574" table:style-name="ce1">
            <text:p>1.078992627</text:p>
          </table:table-cell>
          <table:table-cell office:value-type="float" office:value="1.2864585447404799" table:style-name="ce1">
            <text:p>1.286458545</text:p>
          </table:table-cell>
          <table:table-cell table:style-name="ce1"/>
          <table:table-cell office:value-type="float" office:value="1.3156230521486001" table:style-name="ce1">
            <text:p>1.315623052</text:p>
          </table:table-cell>
          <table:table-cell office:value-type="float" office:value="0.65079906635611895" table:style-name="ce1">
            <text:p>0.650799066</text:p>
          </table:table-cell>
          <table:table-cell office:value-type="float" office:value="2.2269453114764199" table:style-name="ce1">
            <text:p>2.226945311</text:p>
          </table:table-cell>
          <table:table-cell office:value-type="float" office:value="2.4746445633699898" table:style-name="ce1">
            <text:p>2.474644563</text:p>
          </table:table-cell>
          <table:table-cell table:style-name="ce1"/>
          <table:table-cell office:value-type="float" office:value="0.798393077016187" table:style-name="ce1">
            <text:p>0.798393077</text:p>
          </table:table-cell>
          <table:table-cell office:value-type="float" office:value="0.909355053565431" table:style-name="ce1">
            <text:p>0.909355054</text:p>
          </table:table-cell>
          <table:table-cell office:value-type="float" office:value="1.42957009871803" table:style-name="ce1">
            <text:p>1.429570099</text:p>
          </table:table-cell>
          <table:table-cell office:value-type="float" office:value="1.37410887233573" table:style-name="ce1">
            <text:p>1.374108872</text:p>
          </table:table-cell>
          <table:table-cell table:number-columns-repeated="16365"/>
        </table:table-row>
        <table:table-row table:style-name="ro1">
          <table:table-cell office:value-type="float" office:value="1.33780951387486" table:style-name="ce1">
            <text:p>1.337809514</text:p>
          </table:table-cell>
          <table:table-cell office:value-type="float" office:value="0.45235184933538503" table:style-name="ce1">
            <text:p>0.452351849</text:p>
          </table:table-cell>
          <table:table-cell office:value-type="float" office:value="2.1837615552752299" table:style-name="ce1">
            <text:p>2.183761555</text:p>
          </table:table-cell>
          <table:table-cell office:value-type="float" office:value="2.6992270716441502" table:style-name="ce1">
            <text:p>2.699227072</text:p>
          </table:table-cell>
          <table:table-cell table:style-name="ce1"/>
          <table:table-cell office:value-type="float" office:value="0.99877638831262305" table:style-name="ce1">
            <text:p>0.998776388</text:p>
          </table:table-cell>
          <table:table-cell office:value-type="float" office:value="1.09805752822719" table:style-name="ce1">
            <text:p>1.098057528</text:p>
          </table:table-cell>
          <table:table-cell office:value-type="float" office:value="1.3466775227382399" table:style-name="ce1">
            <text:p>1.346677523</text:p>
          </table:table-cell>
          <table:table-cell office:value-type="float" office:value="1.6194007160964701" table:style-name="ce1">
            <text:p>1.619400716</text:p>
          </table:table-cell>
          <table:table-cell table:style-name="ce1"/>
          <table:table-cell office:value-type="float" office:value="0.15811160883549499" table:style-name="ce1">
            <text:p>0.158111609</text:p>
          </table:table-cell>
          <table:table-cell office:value-type="float" office:value="0.159891648178519" table:style-name="ce1">
            <text:p>0.159891648</text:p>
          </table:table-cell>
          <table:table-cell office:value-type="float" office:value="0.45798617526855201" table:style-name="ce1">
            <text:p>0.457986175</text:p>
          </table:table-cell>
          <table:table-cell office:value-type="float" office:value="0.42078749590994302" table:style-name="ce1">
            <text:p>0.420787496</text:p>
          </table:table-cell>
          <table:table-cell table:style-name="ce1"/>
          <table:table-cell office:value-type="float" office:value="0.159368330700664" table:style-name="ce1">
            <text:p>0.159368331</text:p>
          </table:table-cell>
          <table:table-cell office:value-type="float" office:value="0.15312775707385901" table:style-name="ce1">
            <text:p>0.153127757</text:p>
          </table:table-cell>
          <table:table-cell office:value-type="float" office:value="0.47364725647766998" table:style-name="ce1">
            <text:p>0.473647256</text:p>
          </table:table-cell>
          <table:table-cell office:value-type="float" office:value="0.47001077043310602" table:style-name="ce1">
            <text:p>0.47001077</text:p>
          </table:table-cell>
          <table:table-cell table:number-columns-repeated="16365"/>
        </table:table-row>
        <table:table-row table:style-name="ro1">
          <table:table-cell office:value-type="float" office:value="1.2938182413144701" table:style-name="ce1">
            <text:p>1.293818241</text:p>
          </table:table-cell>
          <table:table-cell office:value-type="float" office:value="0.51901569958747096" table:style-name="ce1">
            <text:p>0.5190157</text:p>
          </table:table-cell>
          <table:table-cell office:value-type="float" office:value="1.8274866856441301" table:style-name="ce1">
            <text:p>1.827486686</text:p>
          </table:table-cell>
          <table:table-cell office:value-type="float" office:value="3.0703015718259898" table:style-name="ce1">
            <text:p>3.070301572</text:p>
          </table:table-cell>
          <table:table-cell table:style-name="ce1"/>
          <table:table-cell office:value-type="float" office:value="0.94258506288881705" table:style-name="ce1">
            <text:p>0.942585063</text:p>
          </table:table-cell>
          <table:table-cell office:value-type="float" office:value="1.0138205268500999" table:style-name="ce1">
            <text:p>1.013820527</text:p>
          </table:table-cell>
          <table:table-cell office:value-type="float" office:value="1.0059024131571099" table:style-name="ce1">
            <text:p>1.005902413</text:p>
          </table:table-cell>
          <table:table-cell office:value-type="float" office:value="1.0001297837221801" table:style-name="ce1">
            <text:p>1.000129784</text:p>
          </table:table-cell>
          <table:table-cell table:style-name="ce1"/>
          <table:table-cell office:value-type="float" office:value="0.195294283775343" table:style-name="ce1">
            <text:p>0.195294284</text:p>
          </table:table-cell>
          <table:table-cell office:value-type="float" office:value="0.240445984958539" table:style-name="ce1">
            <text:p>0.240445985</text:p>
          </table:table-cell>
          <table:table-cell office:value-type="float" office:value="0.62492557100963297" table:style-name="ce1">
            <text:p>0.624925571</text:p>
          </table:table-cell>
          <table:table-cell office:value-type="float" office:value="0.79465270138627797" table:style-name="ce1">
            <text:p>0.794652701</text:p>
          </table:table-cell>
          <table:table-cell table:style-name="ce1"/>
          <table:table-cell office:value-type="float" office:value="0.205267489966482" table:style-name="ce1">
            <text:p>0.20526749</text:p>
          </table:table-cell>
          <table:table-cell office:value-type="float" office:value="0.21514162162151801" table:style-name="ce1">
            <text:p>0.215141622</text:p>
          </table:table-cell>
          <table:table-cell office:value-type="float" office:value="0.58334110159566699" table:style-name="ce1">
            <text:p>0.583341102</text:p>
          </table:table-cell>
          <table:table-cell office:value-type="float" office:value="0.77042794170376205" table:style-name="ce1">
            <text:p>0.770427942</text:p>
          </table:table-cell>
          <table:table-cell table:number-columns-repeated="16365"/>
        </table:table-row>
        <table:table-row table:style-name="ro1">
          <table:table-cell office:value-type="float" office:value="1.3462911453363799" table:style-name="ce1">
            <text:p>1.346291145</text:p>
          </table:table-cell>
          <table:table-cell office:value-type="float" office:value="0.45202545844370501" table:style-name="ce1">
            <text:p>0.452025458</text:p>
          </table:table-cell>
          <table:table-cell office:value-type="float" office:value="1.6300740659764701" table:style-name="ce1">
            <text:p>1.630074066</text:p>
          </table:table-cell>
          <table:table-cell office:value-type="float" office:value="3.1276779215542501" table:style-name="ce1">
            <text:p>3.127677922</text:p>
          </table:table-cell>
          <table:table-cell table:style-name="ce1"/>
          <table:table-cell office:value-type="float" office:value="0.99092602433316301" table:style-name="ce1">
            <text:p>0.990926024</text:p>
          </table:table-cell>
          <table:table-cell office:value-type="float" office:value="1.08274801005253" table:style-name="ce1">
            <text:p>1.08274801</text:p>
          </table:table-cell>
          <table:table-cell office:value-type="float" office:value="1.0211900845547801" table:style-name="ce1">
            <text:p>1.021190085</text:p>
          </table:table-cell>
          <table:table-cell office:value-type="float" office:value="1.15500620220396" table:style-name="ce1">
            <text:p>1.155006202</text:p>
          </table:table-cell>
          <table:table-cell table:style-name="ce1"/>
          <table:table-cell office:value-type="float" office:value="0.12996851467206399" table:style-name="ce1">
            <text:p>0.129968515</text:p>
          </table:table-cell>
          <table:table-cell office:value-type="float" office:value="0.14899459096325099" table:style-name="ce1">
            <text:p>0.148994591</text:p>
          </table:table-cell>
          <table:table-cell office:value-type="float" office:value="0.72706763513932904" table:style-name="ce1">
            <text:p>0.727067635</text:p>
          </table:table-cell>
          <table:table-cell office:value-type="float" office:value="0.85954487104541799" table:style-name="ce1">
            <text:p>0.859544871</text:p>
          </table:table-cell>
          <table:table-cell table:style-name="ce1"/>
          <table:table-cell office:value-type="float" office:value="0.12522783556849201" table:style-name="ce1">
            <text:p>0.125227836</text:p>
          </table:table-cell>
          <table:table-cell office:value-type="float" office:value="0.12103989339841" table:style-name="ce1">
            <text:p>0.121039893</text:p>
          </table:table-cell>
          <table:table-cell office:value-type="float" office:value="0.57800811053682799" table:style-name="ce1">
            <text:p>0.578008111</text:p>
          </table:table-cell>
          <table:table-cell office:value-type="float" office:value="0.65859383853930797" table:style-name="ce1">
            <text:p>0.658593839</text:p>
          </table:table-cell>
          <table:table-cell table:number-columns-repeated="16365"/>
        </table:table-row>
        <table:table-row table:style-name="ro1">
          <table:table-cell office:value-type="float" office:value="1.3586898004174499" table:style-name="ce1">
            <text:p>1.3586898</text:p>
          </table:table-cell>
          <table:table-cell office:value-type="float" office:value="0.44918960854670897" table:style-name="ce1">
            <text:p>0.449189609</text:p>
          </table:table-cell>
          <table:table-cell office:value-type="float" office:value="1.8604913743356899" table:style-name="ce1">
            <text:p>1.860491374</text:p>
          </table:table-cell>
          <table:table-cell office:value-type="float" office:value="2.6559026537166699" table:style-name="ce1">
            <text:p>2.655902654</text:p>
          </table:table-cell>
          <table:table-cell table:style-name="ce1"/>
          <table:table-cell office:value-type="float" office:value="1.02136084191883" table:style-name="ce1">
            <text:p>1.021360842</text:p>
          </table:table-cell>
          <table:table-cell office:value-type="float" office:value="1.1440511460614899" table:style-name="ce1">
            <text:p>1.144051146</text:p>
          </table:table-cell>
          <table:table-cell office:value-type="float" office:value="1.1352487829170701" table:style-name="ce1">
            <text:p>1.135248783</text:p>
          </table:table-cell>
          <table:table-cell office:value-type="float" office:value="1.3546808479333401" table:style-name="ce1">
            <text:p>1.354680848</text:p>
          </table:table-cell>
          <table:table-cell table:style-name="ce1"/>
          <table:table-cell office:value-type="float" office:value="0.11705166928060599" table:style-name="ce1">
            <text:p>0.117051669</text:p>
          </table:table-cell>
          <table:table-cell office:value-type="float" office:value="0.13433624925430199" table:style-name="ce1">
            <text:p>0.134336249</text:p>
          </table:table-cell>
          <table:table-cell office:value-type="float" office:value="0.55939232616728796" table:style-name="ce1">
            <text:p>0.559392326</text:p>
          </table:table-cell>
          <table:table-cell office:value-type="float" office:value="0.39356268082660401" table:style-name="ce1">
            <text:p>0.393562681</text:p>
          </table:table-cell>
          <table:table-cell table:style-name="ce1"/>
          <table:table-cell office:value-type="float" office:value="0.105088619929589" table:style-name="ce1">
            <text:p>0.10508862</text:p>
          </table:table-cell>
          <table:table-cell office:value-type="float" office:value="0.11739362066244501" table:style-name="ce1">
            <text:p>0.117393621</text:p>
          </table:table-cell>
          <table:table-cell office:value-type="float" office:value="0.43884573221168399" table:style-name="ce1">
            <text:p>0.438845732</text:p>
          </table:table-cell>
          <table:table-cell office:value-type="float" office:value="0.44060438197510399" table:style-name="ce1">
            <text:p>0.440604382</text:p>
          </table:table-cell>
          <table:table-cell table:number-columns-repeated="16365"/>
        </table:table-row>
        <table:table-row table:style-name="ro1">
          <table:table-cell office:value-type="float" office:value="1.5232812614107201" table:style-name="ce1">
            <text:p>1.523281261</text:p>
          </table:table-cell>
          <table:table-cell office:value-type="float" office:value="0.47642758649287598" table:style-name="ce1">
            <text:p>0.476427586</text:p>
          </table:table-cell>
          <table:table-cell office:value-type="float" office:value="2.4539641265926599" table:style-name="ce1">
            <text:p>2.453964127</text:p>
          </table:table-cell>
          <table:table-cell office:value-type="float" office:value="2.7135303967322599" table:style-name="ce1">
            <text:p>2.713530397</text:p>
          </table:table-cell>
          <table:table-cell table:style-name="ce1"/>
          <table:table-cell office:value-type="float" office:value="1.2004168632547501" table:style-name="ce1">
            <text:p>1.200416863</text:p>
          </table:table-cell>
          <table:table-cell office:value-type="float" office:value="1.27811809894424" table:style-name="ce1">
            <text:p>1.278118099</text:p>
          </table:table-cell>
          <table:table-cell office:value-type="float" office:value="1.50395087067974" table:style-name="ce1">
            <text:p>1.503950871</text:p>
          </table:table-cell>
          <table:table-cell office:value-type="float" office:value="2.0117821126034898" table:style-name="ce1">
            <text:p>2.011782113</text:p>
          </table:table-cell>
          <table:table-cell table:style-name="ce1"/>
          <table:table-cell office:value-type="float" office:value="0.23391239173630701" table:style-name="ce1">
            <text:p>0.233912392</text:p>
          </table:table-cell>
          <table:table-cell office:value-type="float" office:value="0.377370674384501" table:style-name="ce1">
            <text:p>0.377370674</text:p>
          </table:table-cell>
          <table:table-cell office:value-type="float" office:value="0.94546831978689605" table:style-name="ce1">
            <text:p>0.94546832</text:p>
          </table:table-cell>
          <table:table-cell office:value-type="float" office:value="0.93071999780235004" table:style-name="ce1">
            <text:p>0.930719998</text:p>
          </table:table-cell>
          <table:table-cell table:style-name="ce1"/>
          <table:table-cell office:value-type="float" office:value="0.266639566089381" table:style-name="ce1">
            <text:p>0.266639566</text:p>
          </table:table-cell>
          <table:table-cell office:value-type="float" office:value="0.26076034966085598" table:style-name="ce1">
            <text:p>0.26076035</text:p>
          </table:table-cell>
          <table:table-cell office:value-type="float" office:value="0.80017183176212703" table:style-name="ce1">
            <text:p>0.800171832</text:p>
          </table:table-cell>
          <table:table-cell office:value-type="float" office:value="0.85997176026745203" table:style-name="ce1">
            <text:p>0.85997176</text:p>
          </table:table-cell>
          <table:table-cell table:number-columns-repeated="16365"/>
        </table:table-row>
        <table:table-row table:style-name="ro1">
          <table:table-cell office:value-type="float" office:value="1.44791570000172" table:style-name="ce1">
            <text:p>1.4479157</text:p>
          </table:table-cell>
          <table:table-cell office:value-type="float" office:value="0.432150700989897" table:style-name="ce1">
            <text:p>0.432150701</text:p>
          </table:table-cell>
          <table:table-cell office:value-type="float" office:value="1.8848377867046999" table:style-name="ce1">
            <text:p>1.884837787</text:p>
          </table:table-cell>
          <table:table-cell office:value-type="float" office:value="2.8696670901671202" table:style-name="ce1">
            <text:p>2.86966709</text:p>
          </table:table-cell>
          <table:table-cell table:style-name="ce1"/>
          <table:table-cell office:value-type="float" office:value="1.1084098253593899" table:style-name="ce1">
            <text:p>1.108409825</text:p>
          </table:table-cell>
          <table:table-cell office:value-type="float" office:value="1.1617165452354701" table:style-name="ce1">
            <text:p>1.161716545</text:p>
          </table:table-cell>
          <table:table-cell office:value-type="float" office:value="0.98141408951837905" table:style-name="ce1">
            <text:p>0.98141409</text:p>
          </table:table-cell>
          <table:table-cell office:value-type="float" office:value="1.4176578644572999" table:style-name="ce1">
            <text:p>1.417657864</text:p>
          </table:table-cell>
          <table:table-cell table:style-name="ce1"/>
          <table:table-cell office:value-type="float" office:value="0.14302632735691301" table:style-name="ce1">
            <text:p>0.143026327</text:p>
          </table:table-cell>
          <table:table-cell office:value-type="float" office:value="0.23237655228542201" table:style-name="ce1">
            <text:p>0.232376552</text:p>
          </table:table-cell>
          <table:table-cell office:value-type="float" office:value="0.74045930218130096" table:style-name="ce1">
            <text:p>0.740459302</text:p>
          </table:table-cell>
          <table:table-cell office:value-type="float" office:value="0.60347280306107898" table:style-name="ce1">
            <text:p>0.603472803</text:p>
          </table:table-cell>
          <table:table-cell table:style-name="ce1"/>
          <table:table-cell office:value-type="float" office:value="0.15593140730565699" table:style-name="ce1">
            <text:p>0.155931407</text:p>
          </table:table-cell>
          <table:table-cell office:value-type="float" office:value="0.122532926672686" table:style-name="ce1">
            <text:p>0.122532927</text:p>
          </table:table-cell>
          <table:table-cell office:value-type="float" office:value="0.60873460405230595" table:style-name="ce1">
            <text:p>0.608734604</text:p>
          </table:table-cell>
          <table:table-cell office:value-type="float" office:value="0.65898791435191695" table:style-name="ce1">
            <text:p>0.658987914</text:p>
          </table:table-cell>
          <table:table-cell table:number-columns-repeated="16365"/>
        </table:table-row>
        <table:table-row table:style-name="ro1">
          <table:table-cell office:value-type="float" office:value="1.4338348299636801" table:style-name="ce1">
            <text:p>1.43383483</text:p>
          </table:table-cell>
          <table:table-cell office:value-type="float" office:value="0.44135685112878897" table:style-name="ce1">
            <text:p>0.441356851</text:p>
          </table:table-cell>
          <table:table-cell office:value-type="float" office:value="2.33292621695229" table:style-name="ce1">
            <text:p>2.332926217</text:p>
          </table:table-cell>
          <table:table-cell office:value-type="float" office:value="2.6864694444091" table:style-name="ce1">
            <text:p>2.686469444</text:p>
          </table:table-cell>
          <table:table-cell table:style-name="ce1"/>
          <table:table-cell office:value-type="float" office:value="1.0982878404010701" table:style-name="ce1">
            <text:p>1.09828784</text:p>
          </table:table-cell>
          <table:table-cell office:value-type="float" office:value="1.14456880610096" table:style-name="ce1">
            <text:p>1.144568806</text:p>
          </table:table-cell>
          <table:table-cell office:value-type="float" office:value="1.3955742300840199" table:style-name="ce1">
            <text:p>1.39557423</text:p>
          </table:table-cell>
          <table:table-cell office:value-type="float" office:value="1.72365841309039" table:style-name="ce1">
            <text:p>1.723658413</text:p>
          </table:table-cell>
          <table:table-cell table:style-name="ce1"/>
          <table:table-cell office:value-type="float" office:value="0.12833400710814899" table:style-name="ce1">
            <text:p>0.128334007</text:p>
          </table:table-cell>
          <table:table-cell office:value-type="float" office:value="0.213236935738012" table:style-name="ce1">
            <text:p>0.213236936</text:p>
          </table:table-cell>
          <table:table-cell office:value-type="float" office:value="0.75238176503374998" table:style-name="ce1">
            <text:p>0.752381765</text:p>
          </table:table-cell>
          <table:table-cell office:value-type="float" office:value="0.42310663710674901" table:style-name="ce1">
            <text:p>0.423106637</text:p>
          </table:table-cell>
          <table:table-cell table:style-name="ce1"/>
          <table:table-cell office:value-type="float" office:value="0.144461645706465" table:style-name="ce1">
            <text:p>0.144461646</text:p>
          </table:table-cell>
          <table:table-cell office:value-type="float" office:value="0.11085832630197" table:style-name="ce1">
            <text:p>0.110858326</text:p>
          </table:table-cell>
          <table:table-cell office:value-type="float" office:value="0.50499245884120303" table:style-name="ce1">
            <text:p>0.504992459</text:p>
          </table:table-cell>
          <table:table-cell office:value-type="float" office:value="0.58300280608203703" table:style-name="ce1">
            <text:p>0.583002806</text:p>
          </table:table-cell>
          <table:table-cell table:number-columns-repeated="16365"/>
        </table:table-row>
        <table:table-row table:style-name="ro1">
          <table:table-cell office:value-type="float" office:value="1.4410352707218299" table:style-name="ce1">
            <text:p>1.441035271</text:p>
          </table:table-cell>
          <table:table-cell office:value-type="float" office:value="0.42383941780325701" table:style-name="ce1">
            <text:p>0.423839418</text:p>
          </table:table-cell>
          <table:table-cell office:value-type="float" office:value="2.1109112291191399" table:style-name="ce1">
            <text:p>2.110911229</text:p>
          </table:table-cell>
          <table:table-cell office:value-type="float" office:value="3.13294152969286" table:style-name="ce1">
            <text:p>3.13294153</text:p>
          </table:table-cell>
          <table:table-cell table:style-name="ce1"/>
          <table:table-cell office:value-type="float" office:value="1.0585737362623999" table:style-name="ce1">
            <text:p>1.058573736</text:p>
          </table:table-cell>
          <table:table-cell office:value-type="float" office:value="1.11590673111024" table:style-name="ce1">
            <text:p>1.115906731</text:p>
          </table:table-cell>
          <table:table-cell office:value-type="float" office:value="1.2989551546256599" table:style-name="ce1">
            <text:p>1.298955155</text:p>
          </table:table-cell>
          <table:table-cell office:value-type="float" office:value="1.1976540838724301" table:style-name="ce1">
            <text:p>1.197654084</text:p>
          </table:table-cell>
          <table:table-cell table:style-name="ce1"/>
          <table:table-cell office:value-type="float" office:value="0.134965145808112" table:style-name="ce1">
            <text:p>0.134965146</text:p>
          </table:table-cell>
          <table:table-cell office:value-type="float" office:value="0.16146352634416899" table:style-name="ce1">
            <text:p>0.161463526</text:p>
          </table:table-cell>
          <table:table-cell office:value-type="float" office:value="0.84619345455881101" table:style-name="ce1">
            <text:p>0.846193455</text:p>
          </table:table-cell>
          <table:table-cell office:value-type="float" office:value="0.88079972084345304" table:style-name="ce1">
            <text:p>0.880799721</text:p>
          </table:table-cell>
          <table:table-cell table:style-name="ce1"/>
          <table:table-cell office:value-type="float" office:value="0.10928499790148501" table:style-name="ce1">
            <text:p>0.109284998</text:p>
          </table:table-cell>
          <table:table-cell office:value-type="float" office:value="0.101968527304009" table:style-name="ce1">
            <text:p>0.101968527</text:p>
          </table:table-cell>
          <table:table-cell office:value-type="float" office:value="0.85626886861607598" table:style-name="ce1">
            <text:p>0.856268869</text:p>
          </table:table-cell>
          <table:table-cell office:value-type="float" office:value="0.82017266143459" table:style-name="ce1">
            <text:p>0.820172661</text:p>
          </table:table-cell>
          <table:table-cell table:number-columns-repeated="16365"/>
        </table:table-row>
        <table:table-row table:style-name="ro1">
          <table:table-cell office:value-type="float" office:value="1.4223194943564701" table:style-name="ce1">
            <text:p>1.422319494</text:p>
          </table:table-cell>
          <table:table-cell office:value-type="float" office:value="0.43911141586658697" table:style-name="ce1">
            <text:p>0.439111416</text:p>
          </table:table-cell>
          <table:table-cell office:value-type="float" office:value="1.8926653441686301" table:style-name="ce1">
            <text:p>1.892665344</text:p>
          </table:table-cell>
          <table:table-cell office:value-type="float" office:value="2.9529866869199402" table:style-name="ce1">
            <text:p>2.952986687</text:p>
          </table:table-cell>
          <table:table-cell table:style-name="ce1"/>
          <table:table-cell office:value-type="float" office:value="1.0687417710330001" table:style-name="ce1">
            <text:p>1.068741771</text:p>
          </table:table-cell>
          <table:table-cell office:value-type="float" office:value="1.1232338999875899" table:style-name="ce1">
            <text:p>1.1232339</text:p>
          </table:table-cell>
          <table:table-cell office:value-type="float" office:value="0.87520945293604602" table:style-name="ce1">
            <text:p>0.875209453</text:p>
          </table:table-cell>
          <table:table-cell office:value-type="float" office:value="0.87299708436613699" table:style-name="ce1">
            <text:p>0.872997084</text:p>
          </table:table-cell>
          <table:table-cell table:style-name="ce1"/>
          <table:table-cell office:value-type="float" office:value="0.117995343256521" table:style-name="ce1">
            <text:p>0.117995343</text:p>
          </table:table-cell>
          <table:table-cell office:value-type="float" office:value="0.176072959719245" table:style-name="ce1">
            <text:p>0.17607296</text:p>
          </table:table-cell>
          <table:table-cell office:value-type="float" office:value="0.81929105908672095" table:style-name="ce1">
            <text:p>0.819291059</text:p>
          </table:table-cell>
          <table:table-cell office:value-type="float" office:value="1.12623829475251" table:style-name="ce1">
            <text:p>1.126238295</text:p>
          </table:table-cell>
          <table:table-cell table:style-name="ce1"/>
          <table:table-cell office:value-type="float" office:value="0.112311521194872" table:style-name="ce1">
            <text:p>0.112311521</text:p>
          </table:table-cell>
          <table:table-cell office:value-type="float" office:value="9.4775069050562002E-2" table:style-name="ce1">
            <text:p>0.094775069</text:p>
          </table:table-cell>
          <table:table-cell office:value-type="float" office:value="0.76852771806900599" table:style-name="ce1">
            <text:p>0.768527718</text:p>
          </table:table-cell>
          <table:table-cell office:value-type="float" office:value="0.87277772670595899" table:style-name="ce1">
            <text:p>0.872777727</text:p>
          </table:table-cell>
          <table:table-cell table:number-columns-repeated="16365"/>
        </table:table-row>
        <table:table-row table:style-name="ro1">
          <table:table-cell office:value-type="float" office:value="1.5370110910266099" table:style-name="ce1">
            <text:p>1.537011091</text:p>
          </table:table-cell>
          <table:table-cell office:value-type="float" office:value="0.49010938994425002" table:style-name="ce1">
            <text:p>0.49010939</text:p>
          </table:table-cell>
          <table:table-cell office:value-type="float" office:value="2.2276867202678501" table:style-name="ce1">
            <text:p>2.22768672</text:p>
          </table:table-cell>
          <table:table-cell office:value-type="float" office:value="2.7832007303363402" table:style-name="ce1">
            <text:p>2.78320073</text:p>
          </table:table-cell>
          <table:table-cell table:style-name="ce1"/>
          <table:table-cell office:value-type="float" office:value="1.22195515696026" table:style-name="ce1">
            <text:p>1.221955157</text:p>
          </table:table-cell>
          <table:table-cell office:value-type="float" office:value="1.17342506054732" table:style-name="ce1">
            <text:p>1.173425061</text:p>
          </table:table-cell>
          <table:table-cell office:value-type="float" office:value="1.0806924407562299" table:style-name="ce1">
            <text:p>1.080692441</text:p>
          </table:table-cell>
          <table:table-cell office:value-type="float" office:value="1.43022797614261" table:style-name="ce1">
            <text:p>1.430227976</text:p>
          </table:table-cell>
          <table:table-cell table:style-name="ce1"/>
          <table:table-cell office:value-type="float" office:value="0.23355190205440901" table:style-name="ce1">
            <text:p>0.233551902</text:p>
          </table:table-cell>
          <table:table-cell office:value-type="float" office:value="0.32165419663538602" table:style-name="ce1">
            <text:p>0.321654197</text:p>
          </table:table-cell>
          <table:table-cell office:value-type="float" office:value="0.95649035033562502" table:style-name="ce1">
            <text:p>0.95649035</text:p>
          </table:table-cell>
          <table:table-cell office:value-type="float" office:value="0.526443292969622" table:style-name="ce1">
            <text:p>0.526443293</text:p>
          </table:table-cell>
          <table:table-cell table:style-name="ce1"/>
          <table:table-cell office:value-type="float" office:value="0.28414300283955701" table:style-name="ce1">
            <text:p>0.284143003</text:p>
          </table:table-cell>
          <table:table-cell office:value-type="float" office:value="0.12994766899687801" table:style-name="ce1">
            <text:p>0.129947669</text:p>
          </table:table-cell>
          <table:table-cell office:value-type="float" office:value="0.78126754987661595" table:style-name="ce1">
            <text:p>0.78126755</text:p>
          </table:table-cell>
          <table:table-cell office:value-type="float" office:value="0.97779910447254803" table:style-name="ce1">
            <text:p>0.977799104</text:p>
          </table:table-cell>
          <table:table-cell table:number-columns-repeated="16365"/>
        </table:table-row>
        <table:table-row table:style-name="ro1">
          <table:table-cell office:value-type="float" office:value="1.5328743155437501" table:style-name="ce1">
            <text:p>1.532874316</text:p>
          </table:table-cell>
          <table:table-cell office:value-type="float" office:value="0.49121713427062402" table:style-name="ce1">
            <text:p>0.491217134</text:p>
          </table:table-cell>
          <table:table-cell office:value-type="float" office:value="2.0736184986392501" table:style-name="ce1">
            <text:p>2.073618499</text:p>
          </table:table-cell>
          <table:table-cell office:value-type="float" office:value="2.44010932733595" table:style-name="ce1">
            <text:p>2.440109327</text:p>
          </table:table-cell>
          <table:table-cell table:style-name="ce1"/>
          <table:table-cell office:value-type="float" office:value="1.1715165902215099" table:style-name="ce1">
            <text:p>1.17151659</text:p>
          </table:table-cell>
          <table:table-cell office:value-type="float" office:value="1.1570090895229499" table:style-name="ce1">
            <text:p>1.15700909</text:p>
          </table:table-cell>
          <table:table-cell office:value-type="float" office:value="1.1159862143674599" table:style-name="ce1">
            <text:p>1.115986214</text:p>
          </table:table-cell>
          <table:table-cell office:value-type="float" office:value="1.2644630790754601" table:style-name="ce1">
            <text:p>1.264463079</text:p>
          </table:table-cell>
          <table:table-cell table:style-name="ce1"/>
          <table:table-cell office:value-type="float" office:value="0.22327944274387401" table:style-name="ce1">
            <text:p>0.223279443</text:p>
          </table:table-cell>
          <table:table-cell office:value-type="float" office:value="0.32220775782927402" table:style-name="ce1">
            <text:p>0.322207758</text:p>
          </table:table-cell>
          <table:table-cell office:value-type="float" office:value="0.64977385094815299" table:style-name="ce1">
            <text:p>0.649773851</text:p>
          </table:table-cell>
          <table:table-cell office:value-type="float" office:value="0.94544569634432496" table:style-name="ce1">
            <text:p>0.945445696</text:p>
          </table:table-cell>
          <table:table-cell table:style-name="ce1"/>
          <table:table-cell office:value-type="float" office:value="0.22160688294662501" table:style-name="ce1">
            <text:p>0.221606883</text:p>
          </table:table-cell>
          <table:table-cell office:value-type="float" office:value="0.116238660314452" table:style-name="ce1">
            <text:p>0.11623866</text:p>
          </table:table-cell>
          <table:table-cell office:value-type="float" office:value="0.53866985241971699" table:style-name="ce1">
            <text:p>0.538669852</text:p>
          </table:table-cell>
          <table:table-cell office:value-type="float" office:value="0.71029657049876205" table:style-name="ce1">
            <text:p>0.71029657</text:p>
          </table:table-cell>
          <table:table-cell table:number-columns-repeated="16365"/>
        </table:table-row>
        <table:table-row table:style-name="ro1">
          <table:table-cell office:value-type="float" office:value="1.4557222918175201" table:style-name="ce1">
            <text:p>1.455722292</text:p>
          </table:table-cell>
          <table:table-cell office:value-type="float" office:value="0.47308498060392001" table:style-name="ce1">
            <text:p>0.473084981</text:p>
          </table:table-cell>
          <table:table-cell office:value-type="float" office:value="1.97370058527281" table:style-name="ce1">
            <text:p>1.973700585</text:p>
          </table:table-cell>
          <table:table-cell office:value-type="float" office:value="2.4978867391708" table:style-name="ce1">
            <text:p>2.497886739</text:p>
          </table:table-cell>
          <table:table-cell table:style-name="ce1"/>
          <table:table-cell office:value-type="float" office:value="1.0815775918197199" table:style-name="ce1">
            <text:p>1.081577592</text:p>
          </table:table-cell>
          <table:table-cell office:value-type="float" office:value="1.1091756190365001" table:style-name="ce1">
            <text:p>1.109175619</text:p>
          </table:table-cell>
          <table:table-cell office:value-type="float" office:value="0.87987759250734698" table:style-name="ce1">
            <text:p>0.879877593</text:p>
          </table:table-cell>
          <table:table-cell office:value-type="float" office:value="0.98991845602071105" table:style-name="ce1">
            <text:p>0.989918456</text:p>
          </table:table-cell>
          <table:table-cell table:style-name="ce1"/>
          <table:table-cell office:value-type="float" office:value="0.15023618571640901" table:style-name="ce1">
            <text:p>0.150236186</text:p>
          </table:table-cell>
          <table:table-cell office:value-type="float" office:value="0.22309470930775899" table:style-name="ce1">
            <text:p>0.223094709</text:p>
          </table:table-cell>
          <table:table-cell office:value-type="float" office:value="0.692048030933892" table:style-name="ce1">
            <text:p>0.692048031</text:p>
          </table:table-cell>
          <table:table-cell office:value-type="float" office:value="1.17424162853041" table:style-name="ce1">
            <text:p>1.174241629</text:p>
          </table:table-cell>
          <table:table-cell table:style-name="ce1"/>
          <table:table-cell office:value-type="float" office:value="0.124289608326295" table:style-name="ce1">
            <text:p>0.124289608</text:p>
          </table:table-cell>
          <table:table-cell office:value-type="float" office:value="0.11248615063850199" table:style-name="ce1">
            <text:p>0.112486151</text:p>
          </table:table-cell>
          <table:table-cell office:value-type="float" office:value="0.84571319664355704" table:style-name="ce1">
            <text:p>0.845713197</text:p>
          </table:table-cell>
          <table:table-cell office:value-type="float" office:value="0.757365131369239" table:style-name="ce1">
            <text:p>0.757365131</text:p>
          </table:table-cell>
          <table:table-cell table:number-columns-repeated="16365"/>
        </table:table-row>
        <table:table-row table:style-name="ro1">
          <table:table-cell office:value-type="float" office:value="1.46684779364547" table:style-name="ce1">
            <text:p>1.466847794</text:p>
          </table:table-cell>
          <table:table-cell office:value-type="float" office:value="0.474763629830671" table:style-name="ce1">
            <text:p>0.47476363</text:p>
          </table:table-cell>
          <table:table-cell office:value-type="float" office:value="1.6311045206038" table:style-name="ce1">
            <text:p>1.631104521</text:p>
          </table:table-cell>
          <table:table-cell office:value-type="float" office:value="2.6998438501839499" table:style-name="ce1">
            <text:p>2.69984385</text:p>
          </table:table-cell>
          <table:table-cell table:style-name="ce1"/>
          <table:table-cell office:value-type="float" office:value="1.06798275826408" table:style-name="ce1">
            <text:p>1.067982758</text:p>
          </table:table-cell>
          <table:table-cell office:value-type="float" office:value="1.08670432110138" table:style-name="ce1">
            <text:p>1.086704321</text:p>
          </table:table-cell>
          <table:table-cell office:value-type="float" office:value="1.04447706774152" table:style-name="ce1">
            <text:p>1.044477068</text:p>
          </table:table-cell>
          <table:table-cell office:value-type="float" office:value="0.928924628487934" table:style-name="ce1">
            <text:p>0.928924628</text:p>
          </table:table-cell>
          <table:table-cell table:style-name="ce1"/>
          <table:table-cell office:value-type="float" office:value="0.15857094558499299" table:style-name="ce1">
            <text:p>0.158570946</text:p>
          </table:table-cell>
          <table:table-cell office:value-type="float" office:value="0.256860693093801" table:style-name="ce1">
            <text:p>0.256860693</text:p>
          </table:table-cell>
          <table:table-cell office:value-type="float" office:value="1.0136603116543901" table:style-name="ce1">
            <text:p>1.013660312</text:p>
          </table:table-cell>
          <table:table-cell office:value-type="float" office:value="0.87886905638510604" table:style-name="ce1">
            <text:p>0.878869056</text:p>
          </table:table-cell>
          <table:table-cell table:style-name="ce1"/>
          <table:table-cell office:value-type="float" office:value="0.11536680364014899" table:style-name="ce1">
            <text:p>0.115366804</text:p>
          </table:table-cell>
          <table:table-cell office:value-type="float" office:value="0.124072487950929" table:style-name="ce1">
            <text:p>0.124072488</text:p>
          </table:table-cell>
          <table:table-cell office:value-type="float" office:value="1.2046144632559701" table:style-name="ce1">
            <text:p>1.204614463</text:p>
          </table:table-cell>
          <table:table-cell office:value-type="float" office:value="1.0576563763298701" table:style-name="ce1">
            <text:p>1.057656376</text:p>
          </table:table-cell>
          <table:table-cell table:number-columns-repeated="16365"/>
        </table:table-row>
        <table:table-row table:style-name="ro1">
          <table:table-cell office:value-type="float" office:value="1.58898932826289" table:style-name="ce1">
            <text:p>1.588989328</text:p>
          </table:table-cell>
          <table:table-cell office:value-type="float" office:value="0.45372321682239702" table:style-name="ce1">
            <text:p>0.453723217</text:p>
          </table:table-cell>
          <table:table-cell office:value-type="float" office:value="1.10156040377417" table:style-name="ce1">
            <text:p>1.101560404</text:p>
          </table:table-cell>
          <table:table-cell office:value-type="float" office:value="3.8335995646684702" table:style-name="ce1">
            <text:p>3.833599565</text:p>
          </table:table-cell>
          <table:table-cell table:style-name="ce1"/>
          <table:table-cell office:value-type="float" office:value="1.15126618133559" table:style-name="ce1">
            <text:p>1.151266181</text:p>
          </table:table-cell>
          <table:table-cell office:value-type="float" office:value="1.0722855935137501" table:style-name="ce1">
            <text:p>1.072285594</text:p>
          </table:table-cell>
          <table:table-cell office:value-type="float" office:value="1.37374333922142" table:style-name="ce1">
            <text:p>1.373743339</text:p>
          </table:table-cell>
          <table:table-cell office:value-type="float" office:value="1.53300633648776" table:style-name="ce1">
            <text:p>1.533006336</text:p>
          </table:table-cell>
          <table:table-cell table:style-name="ce1"/>
          <table:table-cell office:value-type="float" office:value="0.28770998194373398" table:style-name="ce1">
            <text:p>0.287709982</text:p>
          </table:table-cell>
          <table:table-cell office:value-type="float" office:value="0.13776985372793599" table:style-name="ce1">
            <text:p>0.137769854</text:p>
          </table:table-cell>
          <table:table-cell office:value-type="float" office:value="1.2564401130851299" table:style-name="ce1">
            <text:p>1.256440113</text:p>
          </table:table-cell>
          <table:table-cell office:value-type="float" office:value="1.52672324390889" table:style-name="ce1">
            <text:p>1.526723244</text:p>
          </table:table-cell>
          <table:table-cell table:style-name="ce1"/>
          <table:table-cell office:value-type="float" office:value="0.197050494065903" table:style-name="ce1">
            <text:p>0.197050494</text:p>
          </table:table-cell>
          <table:table-cell office:value-type="float" office:value="0.12737425855597201" table:style-name="ce1">
            <text:p>0.127374259</text:p>
          </table:table-cell>
          <table:table-cell office:value-type="float" office:value="1.45260425627742" table:style-name="ce1">
            <text:p>1.452604256</text:p>
          </table:table-cell>
          <table:table-cell office:value-type="float" office:value="1.5507867691175901" table:style-name="ce1">
            <text:p>1.550786769</text:p>
          </table:table-cell>
          <table:table-cell table:number-columns-repeated="16365"/>
        </table:table-row>
        <table:table-row table:style-name="ro1">
          <table:table-cell office:value-type="float" office:value="1.6300226151989301" table:style-name="ce1">
            <text:p>1.630022615</text:p>
          </table:table-cell>
          <table:table-cell office:value-type="float" office:value="0.50506192267990302" table:style-name="ce1">
            <text:p>0.505061923</text:p>
          </table:table-cell>
          <table:table-cell office:value-type="float" office:value="1.1798709509791501" table:style-name="ce1">
            <text:p>1.179870951</text:p>
          </table:table-cell>
          <table:table-cell office:value-type="float" office:value="4.1367667980187699" table:style-name="ce1">
            <text:p>4.136766798</text:p>
          </table:table-cell>
          <table:table-cell table:style-name="ce1"/>
          <table:table-cell office:value-type="float" office:value="1.1916319895743399" table:style-name="ce1">
            <text:p>1.19163199</text:p>
          </table:table-cell>
          <table:table-cell office:value-type="float" office:value="1.0845608676715499" table:style-name="ce1">
            <text:p>1.084560868</text:p>
          </table:table-cell>
          <table:table-cell office:value-type="float" office:value="1.8040241625246001" table:style-name="ce1">
            <text:p>1.804024163</text:p>
          </table:table-cell>
          <table:table-cell office:value-type="float" office:value="1.75419351659587" table:style-name="ce1">
            <text:p>1.754193517</text:p>
          </table:table-cell>
          <table:table-cell table:style-name="ce1"/>
          <table:table-cell office:value-type="float" office:value="0.33343530543614103" table:style-name="ce1">
            <text:p>0.333435305</text:p>
          </table:table-cell>
          <table:table-cell office:value-type="float" office:value="0.18211111108366199" table:style-name="ce1">
            <text:p>0.182111111</text:p>
          </table:table-cell>
          <table:table-cell office:value-type="float" office:value="1.6382301794854901" table:style-name="ce1">
            <text:p>1.638230179</text:p>
          </table:table-cell>
          <table:table-cell office:value-type="float" office:value="1.8904159269668099" table:style-name="ce1">
            <text:p>1.890415927</text:p>
          </table:table-cell>
          <table:table-cell table:style-name="ce1"/>
          <table:table-cell office:value-type="float" office:value="0.241968537990391" table:style-name="ce1">
            <text:p>0.241968538</text:p>
          </table:table-cell>
          <table:table-cell office:value-type="float" office:value="0.123727325132531" table:style-name="ce1">
            <text:p>0.123727325</text:p>
          </table:table-cell>
          <table:table-cell office:value-type="float" office:value="1.9547074338182" table:style-name="ce1">
            <text:p>1.954707434</text:p>
          </table:table-cell>
          <table:table-cell office:value-type="float" office:value="1.8177572263653601" table:style-name="ce1">
            <text:p>1.817757226</text:p>
          </table:table-cell>
          <table:table-cell table:number-columns-repeated="16365"/>
        </table:table-row>
        <table:table-row table:style-name="ro1">
          <table:table-cell office:value-type="float" office:value="1.57854203968983" table:style-name="ce1">
            <text:p>1.57854204</text:p>
          </table:table-cell>
          <table:table-cell office:value-type="float" office:value="0.51311313947146497" table:style-name="ce1">
            <text:p>0.513113139</text:p>
          </table:table-cell>
          <table:table-cell office:value-type="float" office:value="1.89807926579259" table:style-name="ce1">
            <text:p>1.898079266</text:p>
          </table:table-cell>
          <table:table-cell office:value-type="float" office:value="3.6837704047761202" table:style-name="ce1">
            <text:p>3.683770405</text:p>
          </table:table-cell>
          <table:table-cell table:style-name="ce1"/>
          <table:table-cell office:value-type="float" office:value="1.17733745913346" table:style-name="ce1">
            <text:p>1.177337459</text:p>
          </table:table-cell>
          <table:table-cell office:value-type="float" office:value="1.07775536948855" table:style-name="ce1">
            <text:p>1.077755369</text:p>
          </table:table-cell>
          <table:table-cell office:value-type="float" office:value="1.27846798587018" table:style-name="ce1">
            <text:p>1.278467986</text:p>
          </table:table-cell>
          <table:table-cell office:value-type="float" office:value="1.3051960402723699" table:style-name="ce1">
            <text:p>1.30519604</text:p>
          </table:table-cell>
          <table:table-cell table:style-name="ce1"/>
          <table:table-cell office:value-type="float" office:value="0.267771846520659" table:style-name="ce1">
            <text:p>0.267771847</text:p>
          </table:table-cell>
          <table:table-cell office:value-type="float" office:value="0.19014565436891201" table:style-name="ce1">
            <text:p>0.190145654</text:p>
          </table:table-cell>
          <table:table-cell office:value-type="float" office:value="1.37411524961108" table:style-name="ce1">
            <text:p>1.37411525</text:p>
          </table:table-cell>
          <table:table-cell office:value-type="float" office:value="1.4446977623213599" table:style-name="ce1">
            <text:p>1.444697762</text:p>
          </table:table-cell>
          <table:table-cell table:style-name="ce1"/>
          <table:table-cell office:value-type="float" office:value="0.22038262908815501" table:style-name="ce1">
            <text:p>0.220382629</text:p>
          </table:table-cell>
          <table:table-cell office:value-type="float" office:value="0.149008918301446" table:style-name="ce1">
            <text:p>0.149008918</text:p>
          </table:table-cell>
          <table:table-cell office:value-type="float" office:value="1.54488419494063" table:style-name="ce1">
            <text:p>1.544884195</text:p>
          </table:table-cell>
          <table:table-cell office:value-type="float" office:value="1.4552808946615099" table:style-name="ce1">
            <text:p>1.455280895</text:p>
          </table:table-cell>
          <table:table-cell table:number-columns-repeated="16365"/>
        </table:table-row>
        <table:table-row table:style-name="ro1">
          <table:table-cell office:value-type="float" office:value="1.6453210706888199" table:style-name="ce1">
            <text:p>1.645321071</text:p>
          </table:table-cell>
          <table:table-cell office:value-type="float" office:value="0.45743591575702902" table:style-name="ce1">
            <text:p>0.457435916</text:p>
          </table:table-cell>
          <table:table-cell office:value-type="float" office:value="1.62959057479045" table:style-name="ce1">
            <text:p>1.629590575</text:p>
          </table:table-cell>
          <table:table-cell office:value-type="float" office:value="3.9556755287385199" table:style-name="ce1">
            <text:p>3.955675529</text:p>
          </table:table-cell>
          <table:table-cell table:style-name="ce1"/>
          <table:table-cell office:value-type="float" office:value="1.2206394779493199" table:style-name="ce1">
            <text:p>1.220639478</text:p>
          </table:table-cell>
          <table:table-cell office:value-type="float" office:value="1.1593270011994099" table:style-name="ce1">
            <text:p>1.159327001</text:p>
          </table:table-cell>
          <table:table-cell office:value-type="float" office:value="1.6276112277150501" table:style-name="ce1">
            <text:p>1.627611228</text:p>
          </table:table-cell>
          <table:table-cell office:value-type="float" office:value="1.4374590511849501" table:style-name="ce1">
            <text:p>1.437459051</text:p>
          </table:table-cell>
          <table:table-cell table:style-name="ce1"/>
          <table:table-cell office:value-type="float" office:value="0.349722165794215" table:style-name="ce1">
            <text:p>0.349722166</text:p>
          </table:table-cell>
          <table:table-cell office:value-type="float" office:value="0.177676971465557" table:style-name="ce1">
            <text:p>0.177676971</text:p>
          </table:table-cell>
          <table:table-cell office:value-type="float" office:value="1.64963848428306" table:style-name="ce1">
            <text:p>1.649638484</text:p>
          </table:table-cell>
          <table:table-cell office:value-type="float" office:value="1.7083189607142899" table:style-name="ce1">
            <text:p>1.708318961</text:p>
          </table:table-cell>
          <table:table-cell table:style-name="ce1"/>
          <table:table-cell office:value-type="float" office:value="0.274028257258841" table:style-name="ce1">
            <text:p>0.274028257</text:p>
          </table:table-cell>
          <table:table-cell office:value-type="float" office:value="0.119829721131208" table:style-name="ce1">
            <text:p>0.119829721</text:p>
          </table:table-cell>
          <table:table-cell office:value-type="float" office:value="1.9668518108788799" table:style-name="ce1">
            <text:p>1.966851811</text:p>
          </table:table-cell>
          <table:table-cell office:value-type="float" office:value="1.64576385232499" table:style-name="ce1">
            <text:p>1.645763852</text:p>
          </table:table-cell>
          <table:table-cell table:number-columns-repeated="16365"/>
        </table:table-row>
        <table:table-row table:style-name="ro1">
          <table:table-cell office:value-type="float" office:value="1.5442787932984801" table:style-name="ce1">
            <text:p>1.544278793</text:p>
          </table:table-cell>
          <table:table-cell office:value-type="float" office:value="0.54588301248933102" table:style-name="ce1">
            <text:p>0.545883012</text:p>
          </table:table-cell>
          <table:table-cell office:value-type="float" office:value="1.68008253384895" table:style-name="ce1">
            <text:p>1.680082534</text:p>
          </table:table-cell>
          <table:table-cell office:value-type="float" office:value="3.1313125051025499" table:style-name="ce1">
            <text:p>3.131312505</text:p>
          </table:table-cell>
          <table:table-cell table:style-name="ce1"/>
          <table:table-cell office:value-type="float" office:value="1.2220035753554901" table:style-name="ce1">
            <text:p>1.222003575</text:p>
          </table:table-cell>
          <table:table-cell office:value-type="float" office:value="1.09936287981078" table:style-name="ce1">
            <text:p>1.09936288</text:p>
          </table:table-cell>
          <table:table-cell office:value-type="float" office:value="0.728080006051253" table:style-name="ce1">
            <text:p>0.728080006</text:p>
          </table:table-cell>
          <table:table-cell office:value-type="float" office:value="0.78583240164006696" table:style-name="ce1">
            <text:p>0.785832402</text:p>
          </table:table-cell>
          <table:table-cell table:style-name="ce1"/>
          <table:table-cell office:value-type="float" office:value="0.23037067101484601" table:style-name="ce1">
            <text:p>0.230370671</text:p>
          </table:table-cell>
          <table:table-cell office:value-type="float" office:value="0.22635345013486199" table:style-name="ce1">
            <text:p>0.22635345</text:p>
          </table:table-cell>
          <table:table-cell office:value-type="float" office:value="0.94965156157304897" table:style-name="ce1">
            <text:p>0.949651562</text:p>
          </table:table-cell>
          <table:table-cell office:value-type="float" office:value="0.900129518671545" table:style-name="ce1">
            <text:p>0.900129519</text:p>
          </table:table-cell>
          <table:table-cell table:style-name="ce1"/>
          <table:table-cell office:value-type="float" office:value="0.26805492367102302" table:style-name="ce1">
            <text:p>0.268054924</text:p>
          </table:table-cell>
          <table:table-cell office:value-type="float" office:value="0.14539531490413099" table:style-name="ce1">
            <text:p>0.145395315</text:p>
          </table:table-cell>
          <table:table-cell office:value-type="float" office:value="0.85244170373615202" table:style-name="ce1">
            <text:p>0.852441704</text:p>
          </table:table-cell>
          <table:table-cell office:value-type="float" office:value="1.3123687007937099" table:style-name="ce1">
            <text:p>1.312368701</text:p>
          </table:table-cell>
          <table:table-cell table:number-columns-repeated="16365"/>
        </table:table-row>
        <table:table-row table:style-name="ro1">
          <table:table-cell office:value-type="float" office:value="1.5465281988453301" table:style-name="ce1">
            <text:p>1.546528199</text:p>
          </table:table-cell>
          <table:table-cell office:value-type="float" office:value="0.56023772488194801" table:style-name="ce1">
            <text:p>0.560237725</text:p>
          </table:table-cell>
          <table:table-cell office:value-type="float" office:value="1.60360105309745" table:style-name="ce1">
            <text:p>1.603601053</text:p>
          </table:table-cell>
          <table:table-cell office:value-type="float" office:value="2.6763732952103898" table:style-name="ce1">
            <text:p>2.676373295</text:p>
          </table:table-cell>
          <table:table-cell table:style-name="ce1"/>
          <table:table-cell office:value-type="float" office:value="1.1619378773384801" table:style-name="ce1">
            <text:p>1.161937877</text:p>
          </table:table-cell>
          <table:table-cell office:value-type="float" office:value="1.1059103979240701" table:style-name="ce1">
            <text:p>1.105910398</text:p>
          </table:table-cell>
          <table:table-cell office:value-type="float" office:value="0.759326186853025" table:style-name="ce1">
            <text:p>0.759326187</text:p>
          </table:table-cell>
          <table:table-cell office:value-type="float" office:value="0.51917736784540502" table:style-name="ce1">
            <text:p>0.519177368</text:p>
          </table:table-cell>
          <table:table-cell table:style-name="ce1"/>
          <table:table-cell office:value-type="float" office:value="0.233625113138937" table:style-name="ce1">
            <text:p>0.233625113</text:p>
          </table:table-cell>
          <table:table-cell office:value-type="float" office:value="0.24544181248979199" table:style-name="ce1">
            <text:p>0.245441812</text:p>
          </table:table-cell>
          <table:table-cell office:value-type="float" office:value="0.90741047034224598" table:style-name="ce1">
            <text:p>0.90741047</text:p>
          </table:table-cell>
          <table:table-cell office:value-type="float" office:value="0.91070667845180597" table:style-name="ce1">
            <text:p>0.910706678</text:p>
          </table:table-cell>
          <table:table-cell table:style-name="ce1"/>
          <table:table-cell office:value-type="float" office:value="0.203006730680416" table:style-name="ce1">
            <text:p>0.203006731</text:p>
          </table:table-cell>
          <table:table-cell office:value-type="float" office:value="0.14912133786737899" table:style-name="ce1">
            <text:p>0.149121338</text:p>
          </table:table-cell>
          <table:table-cell office:value-type="float" office:value="1.0165311438254101" table:style-name="ce1">
            <text:p>1.016531144</text:p>
          </table:table-cell>
          <table:table-cell office:value-type="float" office:value="1.2977344237526101" table:style-name="ce1">
            <text:p>1.297734424</text:p>
          </table:table-cell>
          <table:table-cell table:number-columns-repeated="16365"/>
        </table:table-row>
        <table:table-row table:style-name="ro1">
          <table:table-cell office:value-type="float" office:value="1.6480327230223999" table:style-name="ce1">
            <text:p>1.648032723</text:p>
          </table:table-cell>
          <table:table-cell office:value-type="float" office:value="0.52474384223097903" table:style-name="ce1">
            <text:p>0.524743842</text:p>
          </table:table-cell>
          <table:table-cell office:value-type="float" office:value="1.9031119602845401" table:style-name="ce1">
            <text:p>1.90311196</text:p>
          </table:table-cell>
          <table:table-cell office:value-type="float" office:value="4.2313126519444504" table:style-name="ce1">
            <text:p>4.231312652</text:p>
          </table:table-cell>
          <table:table-cell table:style-name="ce1"/>
          <table:table-cell office:value-type="float" office:value="1.30043687800159" table:style-name="ce1">
            <text:p>1.300436878</text:p>
          </table:table-cell>
          <table:table-cell office:value-type="float" office:value="1.1479135582493001" table:style-name="ce1">
            <text:p>1.147913558</text:p>
          </table:table-cell>
          <table:table-cell office:value-type="float" office:value="1.7066035441349801" table:style-name="ce1">
            <text:p>1.706603544</text:p>
          </table:table-cell>
          <table:table-cell office:value-type="float" office:value="1.99848894723504" table:style-name="ce1">
            <text:p>1.998488947</text:p>
          </table:table-cell>
          <table:table-cell table:style-name="ce1"/>
          <table:table-cell office:value-type="float" office:value="0.35563805246585001" table:style-name="ce1">
            <text:p>0.355638052</text:p>
          </table:table-cell>
          <table:table-cell office:value-type="float" office:value="0.22586654043086399" table:style-name="ce1">
            <text:p>0.22586654</text:p>
          </table:table-cell>
          <table:table-cell office:value-type="float" office:value="2.0793619122655902" table:style-name="ce1">
            <text:p>2.079361912</text:p>
          </table:table-cell>
          <table:table-cell office:value-type="float" office:value="2.0151885291509402" table:style-name="ce1">
            <text:p>2.015188529</text:p>
          </table:table-cell>
          <table:table-cell table:style-name="ce1"/>
          <table:table-cell office:value-type="float" office:value="0.37174062648835399" table:style-name="ce1">
            <text:p>0.371740626</text:p>
          </table:table-cell>
          <table:table-cell office:value-type="float" office:value="0.10767921276898799" table:style-name="ce1">
            <text:p>0.107679213</text:p>
          </table:table-cell>
          <table:table-cell office:value-type="float" office:value="2.0367255343038901" table:style-name="ce1">
            <text:p>2.036725534</text:p>
          </table:table-cell>
          <table:table-cell office:value-type="float" office:value="2.2366543927548102" table:style-name="ce1">
            <text:p>2.236654393</text:p>
          </table:table-cell>
          <table:table-cell table:number-columns-repeated="16365"/>
        </table:table-row>
        <table:table-row table:style-name="ro1">
          <table:table-cell office:value-type="float" office:value="1.71122593906" table:style-name="ce1">
            <text:p>1.711225939</text:p>
          </table:table-cell>
          <table:table-cell office:value-type="float" office:value="0.48341552627955398" table:style-name="ce1">
            <text:p>0.483415526</text:p>
          </table:table-cell>
          <table:table-cell office:value-type="float" office:value="2.3921522195362099" table:style-name="ce1">
            <text:p>2.39215222</text:p>
          </table:table-cell>
          <table:table-cell office:value-type="float" office:value="4.0939165648038802" table:style-name="ce1">
            <text:p>4.093916565</text:p>
          </table:table-cell>
          <table:table-cell table:style-name="ce1"/>
          <table:table-cell office:value-type="float" office:value="1.3550601049544" table:style-name="ce1">
            <text:p>1.355060105</text:p>
          </table:table-cell>
          <table:table-cell office:value-type="float" office:value="1.2601695094179799" table:style-name="ce1">
            <text:p>1.260169509</text:p>
          </table:table-cell>
          <table:table-cell office:value-type="float" office:value="2.1439996706277999" table:style-name="ce1">
            <text:p>2.143999671</text:p>
          </table:table-cell>
          <table:table-cell office:value-type="float" office:value="2.0659144960993401" table:style-name="ce1">
            <text:p>2.065914496</text:p>
          </table:table-cell>
          <table:table-cell table:style-name="ce1"/>
          <table:table-cell office:value-type="float" office:value="0.43776455213819798" table:style-name="ce1">
            <text:p>0.437764552</text:p>
          </table:table-cell>
          <table:table-cell office:value-type="float" office:value="0.27968155643082698" table:style-name="ce1">
            <text:p>0.279681556</text:p>
          </table:table-cell>
          <table:table-cell office:value-type="float" office:value="2.3654086565298398" table:style-name="ce1">
            <text:p>2.365408657</text:p>
          </table:table-cell>
          <table:table-cell office:value-type="float" office:value="1.8800864371849699" table:style-name="ce1">
            <text:p>1.880086437</text:p>
          </table:table-cell>
          <table:table-cell table:style-name="ce1"/>
          <table:table-cell office:value-type="float" office:value="0.44680147948597698" table:style-name="ce1">
            <text:p>0.446801479</text:p>
          </table:table-cell>
          <table:table-cell office:value-type="float" office:value="0.24114453478543499" table:style-name="ce1">
            <text:p>0.241144535</text:p>
          </table:table-cell>
          <table:table-cell office:value-type="float" office:value="2.4798489184321499" table:style-name="ce1">
            <text:p>2.479848918</text:p>
          </table:table-cell>
          <table:table-cell office:value-type="float" office:value="2.3467301078614602" table:style-name="ce1">
            <text:p>2.346730108</text:p>
          </table:table-cell>
          <table:table-cell table:number-columns-repeated="16365"/>
        </table:table-row>
        <table:table-row table:style-name="ro1">
          <table:table-cell office:value-type="float" office:value="1.60117483832048" table:style-name="ce1">
            <text:p>1.601174838</text:p>
          </table:table-cell>
          <table:table-cell office:value-type="float" office:value="0.58277560129062" table:style-name="ce1">
            <text:p>0.582775601</text:p>
          </table:table-cell>
          <table:table-cell office:value-type="float" office:value="1.7938020286240901" table:style-name="ce1">
            <text:p>1.793802029</text:p>
          </table:table-cell>
          <table:table-cell office:value-type="float" office:value="3.5864363563580799" table:style-name="ce1">
            <text:p>3.586436356</text:p>
          </table:table-cell>
          <table:table-cell table:style-name="ce1"/>
          <table:table-cell office:value-type="float" office:value="1.26980176606893" table:style-name="ce1">
            <text:p>1.269801766</text:p>
          </table:table-cell>
          <table:table-cell office:value-type="float" office:value="1.1508272195297999" table:style-name="ce1">
            <text:p>1.15082722</text:p>
          </table:table-cell>
          <table:table-cell office:value-type="float" office:value="1.3759105128745699" table:style-name="ce1">
            <text:p>1.375910513</text:p>
          </table:table-cell>
          <table:table-cell office:value-type="float" office:value="1.4430472267541501" table:style-name="ce1">
            <text:p>1.443047227</text:p>
          </table:table-cell>
          <table:table-cell table:style-name="ce1"/>
          <table:table-cell office:value-type="float" office:value="0.29824511970365197" table:style-name="ce1">
            <text:p>0.29824512</text:p>
          </table:table-cell>
          <table:table-cell office:value-type="float" office:value="0.29128182732013702" table:style-name="ce1">
            <text:p>0.291281827</text:p>
          </table:table-cell>
          <table:table-cell office:value-type="float" office:value="1.7027575056663" table:style-name="ce1">
            <text:p>1.702757506</text:p>
          </table:table-cell>
          <table:table-cell office:value-type="float" office:value="1.36806979117467" table:style-name="ce1">
            <text:p>1.368069791</text:p>
          </table:table-cell>
          <table:table-cell table:style-name="ce1"/>
          <table:table-cell office:value-type="float" office:value="0.32937958807364598" table:style-name="ce1">
            <text:p>0.329379588</text:p>
          </table:table-cell>
          <table:table-cell office:value-type="float" office:value="0.126011133655658" table:style-name="ce1">
            <text:p>0.126011134</text:p>
          </table:table-cell>
          <table:table-cell office:value-type="float" office:value="1.69810463362875" table:style-name="ce1">
            <text:p>1.698104634</text:p>
          </table:table-cell>
          <table:table-cell office:value-type="float" office:value="1.8189350532420301" table:style-name="ce1">
            <text:p>1.818935053</text:p>
          </table:table-cell>
          <table:table-cell table:number-columns-repeated="16365"/>
        </table:table-row>
        <table:table-row table:style-name="ro1">
          <table:table-cell office:value-type="float" office:value="1.5986530960663701" table:style-name="ce1">
            <text:p>1.598653096</text:p>
          </table:table-cell>
          <table:table-cell office:value-type="float" office:value="0.67363977143114195" table:style-name="ce1">
            <text:p>0.673639771</text:p>
          </table:table-cell>
          <table:table-cell office:value-type="float" office:value="1.6840017625355601" table:style-name="ce1">
            <text:p>1.684001763</text:p>
          </table:table-cell>
          <table:table-cell office:value-type="float" office:value="4.7652001834565496" table:style-name="ce1">
            <text:p>4.765200183</text:p>
          </table:table-cell>
          <table:table-cell table:style-name="ce1"/>
          <table:table-cell office:value-type="float" office:value="1.2613218893331599" table:style-name="ce1">
            <text:p>1.261321889</text:p>
          </table:table-cell>
          <table:table-cell office:value-type="float" office:value="1.14959986098496" table:style-name="ce1">
            <text:p>1.149599861</text:p>
          </table:table-cell>
          <table:table-cell office:value-type="float" office:value="1.9552874047149" table:style-name="ce1">
            <text:p>1.955287405</text:p>
          </table:table-cell>
          <table:table-cell office:value-type="float" office:value="2.0116612872272102" table:style-name="ce1">
            <text:p>2.011661287</text:p>
          </table:table-cell>
          <table:table-cell table:style-name="ce1"/>
          <table:table-cell office:value-type="float" office:value="0.30046856823849" table:style-name="ce1">
            <text:p>0.300468568</text:p>
          </table:table-cell>
          <table:table-cell office:value-type="float" office:value="0.40897495801693701" table:style-name="ce1">
            <text:p>0.408974958</text:p>
          </table:table-cell>
          <table:table-cell office:value-type="float" office:value="2.2649486114472301" table:style-name="ce1">
            <text:p>2.264948611</text:p>
          </table:table-cell>
          <table:table-cell office:value-type="float" office:value="2.54714263691015" table:style-name="ce1">
            <text:p>2.547142637</text:p>
          </table:table-cell>
          <table:table-cell table:style-name="ce1"/>
          <table:table-cell office:value-type="float" office:value="0.32471927330182698" table:style-name="ce1">
            <text:p>0.324719273</text:p>
          </table:table-cell>
          <table:table-cell office:value-type="float" office:value="0.11780370038870799" table:style-name="ce1">
            <text:p>0.1178037</text:p>
          </table:table-cell>
          <table:table-cell office:value-type="float" office:value="2.28787494781783" table:style-name="ce1">
            <text:p>2.287874948</text:p>
          </table:table-cell>
          <table:table-cell office:value-type="float" office:value="2.1832317838318498" table:style-name="ce1">
            <text:p>2.183231784</text:p>
          </table:table-cell>
          <table:table-cell table:number-columns-repeated="16365"/>
        </table:table-row>
        <table:table-row table:style-name="ro1">
          <table:table-cell office:value-type="float" office:value="1.6550943564880001" table:style-name="ce1">
            <text:p>1.655094356</text:p>
          </table:table-cell>
          <table:table-cell office:value-type="float" office:value="0.59616250314529895" table:style-name="ce1">
            <text:p>0.596162503</text:p>
          </table:table-cell>
          <table:table-cell office:value-type="float" office:value="1.9311358230372699" table:style-name="ce1">
            <text:p>1.931135823</text:p>
          </table:table-cell>
          <table:table-cell office:value-type="float" office:value="5.7887572836606402" table:style-name="ce1">
            <text:p>5.788757284</text:p>
          </table:table-cell>
          <table:table-cell table:style-name="ce1"/>
          <table:table-cell office:value-type="float" office:value="1.34407490783674" table:style-name="ce1">
            <text:p>1.344074908</text:p>
          </table:table-cell>
          <table:table-cell office:value-type="float" office:value="1.20786949855336" table:style-name="ce1">
            <text:p>1.207869499</text:p>
          </table:table-cell>
          <table:table-cell office:value-type="float" office:value="2.86810080583024" table:style-name="ce1">
            <text:p>2.868100806</text:p>
          </table:table-cell>
          <table:table-cell office:value-type="float" office:value="3.05797200674315" table:style-name="ce1">
            <text:p>3.057972007</text:p>
          </table:table-cell>
          <table:table-cell table:style-name="ce1"/>
          <table:table-cell office:value-type="float" office:value="0.375116322141827" table:style-name="ce1">
            <text:p>0.375116322</text:p>
          </table:table-cell>
          <table:table-cell office:value-type="float" office:value="0.33191256463778701" table:style-name="ce1">
            <text:p>0.331912565</text:p>
          </table:table-cell>
          <table:table-cell office:value-type="float" office:value="3.19804907152032" table:style-name="ce1">
            <text:p>3.198049072</text:p>
          </table:table-cell>
          <table:table-cell office:value-type="float" office:value="3.5732801761053201" table:style-name="ce1">
            <text:p>3.573280176</text:p>
          </table:table-cell>
          <table:table-cell table:style-name="ce1"/>
          <table:table-cell office:value-type="float" office:value="0.43324103408352999" table:style-name="ce1">
            <text:p>0.433241034</text:p>
          </table:table-cell>
          <table:table-cell office:value-type="float" office:value="0.17980180068153001" table:style-name="ce1">
            <text:p>0.179801801</text:p>
          </table:table-cell>
          <table:table-cell office:value-type="float" office:value="3.1535529742386599" table:style-name="ce1">
            <text:p>3.153552974</text:p>
          </table:table-cell>
          <table:table-cell office:value-type="float" office:value="3.1170033376461901" table:style-name="ce1">
            <text:p>3.117003338</text:p>
          </table:table-cell>
          <table:table-cell table:number-columns-repeated="16365"/>
        </table:table-row>
        <table:table-row table:style-name="ro1">
          <table:table-cell office:value-type="float" office:value="1.7546670887878" table:style-name="ce1">
            <text:p>1.754667089</text:p>
          </table:table-cell>
          <table:table-cell office:value-type="float" office:value="0.71113269361620801" table:style-name="ce1">
            <text:p>0.711132694</text:p>
          </table:table-cell>
          <table:table-cell office:value-type="float" office:value="2.1168516353093598" table:style-name="ce1">
            <text:p>2.116851635</text:p>
          </table:table-cell>
          <table:table-cell office:value-type="float" office:value="6.2456438413044699" table:style-name="ce1">
            <text:p>6.245643841</text:p>
          </table:table-cell>
          <table:table-cell table:style-name="ce1"/>
          <table:table-cell office:value-type="float" office:value="1.4485620041109699" table:style-name="ce1">
            <text:p>1.448562004</text:p>
          </table:table-cell>
          <table:table-cell office:value-type="float" office:value="1.1950015224513599" table:style-name="ce1">
            <text:p>1.195001522</text:p>
          </table:table-cell>
          <table:table-cell office:value-type="float" office:value="2.7824085689381399" table:style-name="ce1">
            <text:p>2.782408569</text:p>
          </table:table-cell>
          <table:table-cell office:value-type="float" office:value="2.9969845921147198" table:style-name="ce1">
            <text:p>2.996984592</text:p>
          </table:table-cell>
          <table:table-cell table:style-name="ce1"/>
          <table:table-cell office:value-type="float" office:value="0.495490347921063" table:style-name="ce1">
            <text:p>0.495490348</text:p>
          </table:table-cell>
          <table:table-cell office:value-type="float" office:value="0.46967910671814" table:style-name="ce1">
            <text:p>0.469679107</text:p>
          </table:table-cell>
          <table:table-cell office:value-type="float" office:value="3.1616269521430498" table:style-name="ce1">
            <text:p>3.161626952</text:p>
          </table:table-cell>
          <table:table-cell office:value-type="float" office:value="4.0265279200562203" table:style-name="ce1">
            <text:p>4.02652792</text:p>
          </table:table-cell>
          <table:table-cell table:style-name="ce1"/>
          <table:table-cell office:value-type="float" office:value="0.55236073922797402" table:style-name="ce1">
            <text:p>0.552360739</text:p>
          </table:table-cell>
          <table:table-cell office:value-type="float" office:value="0.16964637253220299" table:style-name="ce1">
            <text:p>0.169646373</text:p>
          </table:table-cell>
          <table:table-cell office:value-type="float" office:value="3.1273482415699498" table:style-name="ce1">
            <text:p>3.127348242</text:p>
          </table:table-cell>
          <table:table-cell office:value-type="float" office:value="3.2991499615517799" table:style-name="ce1">
            <text:p>3.299149962</text:p>
          </table:table-cell>
          <table:table-cell table:number-columns-repeated="16365"/>
        </table:table-row>
        <table:table-row table:style-name="ro1">
          <table:table-cell office:value-type="float" office:value="1.7271295679929" table:style-name="ce1">
            <text:p>1.727129568</text:p>
          </table:table-cell>
          <table:table-cell office:value-type="float" office:value="0.80026770112561896" table:style-name="ce1">
            <text:p>0.800267701</text:p>
          </table:table-cell>
          <table:table-cell office:value-type="float" office:value="1.7648681112081299" table:style-name="ce1">
            <text:p>1.764868111</text:p>
          </table:table-cell>
          <table:table-cell office:value-type="float" office:value="6.3612687496617601" table:style-name="ce1">
            <text:p>6.36126875</text:p>
          </table:table-cell>
          <table:table-cell table:style-name="ce1"/>
          <table:table-cell office:value-type="float" office:value="1.4960479497761101" table:style-name="ce1">
            <text:p>1.49604795</text:p>
          </table:table-cell>
          <table:table-cell office:value-type="float" office:value="1.2283537046711199" table:style-name="ce1">
            <text:p>1.228353705</text:p>
          </table:table-cell>
          <table:table-cell office:value-type="float" office:value="3.2033141133415399" table:style-name="ce1">
            <text:p>3.203314113</text:p>
          </table:table-cell>
          <table:table-cell office:value-type="float" office:value="3.2853734043334901" table:style-name="ce1">
            <text:p>3.285373404</text:p>
          </table:table-cell>
          <table:table-cell table:style-name="ce1"/>
          <table:table-cell office:value-type="float" office:value="0.46163023187587299" table:style-name="ce1">
            <text:p>0.461630232</text:p>
          </table:table-cell>
          <table:table-cell office:value-type="float" office:value="0.56867456300830299" table:style-name="ce1">
            <text:p>0.568674563</text:p>
          </table:table-cell>
          <table:table-cell office:value-type="float" office:value="3.0320932302689498" table:style-name="ce1">
            <text:p>3.03209323</text:p>
          </table:table-cell>
          <table:table-cell office:value-type="float" office:value="4.1415971473382802" table:style-name="ce1">
            <text:p>4.141597147</text:p>
          </table:table-cell>
          <table:table-cell table:style-name="ce1"/>
          <table:table-cell office:value-type="float" office:value="0.49916405464914598" table:style-name="ce1">
            <text:p>0.499164055</text:p>
          </table:table-cell>
          <table:table-cell office:value-type="float" office:value="0.116533237768826" table:style-name="ce1">
            <text:p>0.116533238</text:p>
          </table:table-cell>
          <table:table-cell office:value-type="float" office:value="3.1013230973716399" table:style-name="ce1">
            <text:p>3.101323097</text:p>
          </table:table-cell>
          <table:table-cell office:value-type="float" office:value="3.15205747349383" table:style-name="ce1">
            <text:p>3.152057473</text:p>
          </table:table-cell>
          <table:table-cell table:number-columns-repeated="16365"/>
        </table:table-row>
        <table:table-row table:style-name="ro1">
          <table:table-cell office:value-type="float" office:value="1.78534939901116" table:style-name="ce1">
            <text:p>1.785349399</text:p>
          </table:table-cell>
          <table:table-cell office:value-type="float" office:value="0.71162966653301396" table:style-name="ce1">
            <text:p>0.711629667</text:p>
          </table:table-cell>
          <table:table-cell office:value-type="float" office:value="2.0433199763460301" table:style-name="ce1">
            <text:p>2.043319976</text:p>
          </table:table-cell>
          <table:table-cell office:value-type="float" office:value="6.6883148295376298" table:style-name="ce1">
            <text:p>6.68831483</text:p>
          </table:table-cell>
          <table:table-cell table:style-name="ce1"/>
          <table:table-cell office:value-type="float" office:value="1.4481984597276201" table:style-name="ce1">
            <text:p>1.44819846</text:p>
          </table:table-cell>
          <table:table-cell office:value-type="float" office:value="1.2478871677757799" table:style-name="ce1">
            <text:p>1.247887168</text:p>
          </table:table-cell>
          <table:table-cell office:value-type="float" office:value="3.1239606285859098" table:style-name="ce1">
            <text:p>3.123960629</text:p>
          </table:table-cell>
          <table:table-cell office:value-type="float" office:value="3.0547390408204" table:style-name="ce1">
            <text:p>3.054739041</text:p>
          </table:table-cell>
          <table:table-cell table:style-name="ce1"/>
          <table:table-cell office:value-type="float" office:value="0.52921395500630497" table:style-name="ce1">
            <text:p>0.529213955</text:p>
          </table:table-cell>
          <table:table-cell office:value-type="float" office:value="0.46866151743216999" table:style-name="ce1">
            <text:p>0.468661517</text:p>
          </table:table-cell>
          <table:table-cell office:value-type="float" office:value="3.3115546045505702" table:style-name="ce1">
            <text:p>3.311554605</text:p>
          </table:table-cell>
          <table:table-cell office:value-type="float" office:value="4.4698508962748296" table:style-name="ce1">
            <text:p>4.469850896</text:p>
          </table:table-cell>
          <table:table-cell table:style-name="ce1"/>
          <table:table-cell office:value-type="float" office:value="0.55206126698845204" table:style-name="ce1">
            <text:p>0.552061267</text:p>
          </table:table-cell>
          <table:table-cell office:value-type="float" office:value="0.231277882214834" table:style-name="ce1">
            <text:p>0.231277882</text:p>
          </table:table-cell>
          <table:table-cell office:value-type="float" office:value="3.46369276670654" table:style-name="ce1">
            <text:p>3.463692767</text:p>
          </table:table-cell>
          <table:table-cell office:value-type="float" office:value="3.3651196838234401" table:style-name="ce1">
            <text:p>3.365119684</text:p>
          </table:table-cell>
          <table:table-cell table:number-columns-repeated="16365"/>
        </table:table-row>
        <table:table-row table:style-name="ro1">
          <table:table-cell office:value-type="float" office:value="1.81605163184518" table:style-name="ce1">
            <text:p>1.816051632</text:p>
          </table:table-cell>
          <table:table-cell office:value-type="float" office:value="0.74960125054441296" table:style-name="ce1">
            <text:p>0.749601251</text:p>
          </table:table-cell>
          <table:table-cell office:value-type="float" office:value="2.3659553491615499" table:style-name="ce1">
            <text:p>2.365955349</text:p>
          </table:table-cell>
          <table:table-cell office:value-type="float" office:value="7.0124800242410901" table:style-name="ce1">
            <text:p>7.012480024</text:p>
          </table:table-cell>
          <table:table-cell table:style-name="ce1"/>
          <table:table-cell office:value-type="float" office:value="1.5011582057566599" table:style-name="ce1">
            <text:p>1.501158206</text:p>
          </table:table-cell>
          <table:table-cell office:value-type="float" office:value="1.26601355424222" table:style-name="ce1">
            <text:p>1.266013554</text:p>
          </table:table-cell>
          <table:table-cell office:value-type="float" office:value="3.2901514028316501" table:style-name="ce1">
            <text:p>3.290151403</text:p>
          </table:table-cell>
          <table:table-cell office:value-type="float" office:value="3.1609882038505002" table:style-name="ce1">
            <text:p>3.160988204</text:p>
          </table:table-cell>
          <table:table-cell table:style-name="ce1"/>
          <table:table-cell office:value-type="float" office:value="0.56930620036284396" table:style-name="ce1">
            <text:p>0.5693062</text:p>
          </table:table-cell>
          <table:table-cell office:value-type="float" office:value="0.51384639009710098" table:style-name="ce1">
            <text:p>0.51384639</text:p>
          </table:table-cell>
          <table:table-cell office:value-type="float" office:value="3.6328579574407698" table:style-name="ce1">
            <text:p>3.632857957</text:p>
          </table:table-cell>
          <table:table-cell office:value-type="float" office:value="4.7913098742858597" table:style-name="ce1">
            <text:p>4.791309874</text:p>
          </table:table-cell>
          <table:table-cell table:style-name="ce1"/>
          <table:table-cell office:value-type="float" office:value="0.61594184923522" table:style-name="ce1">
            <text:p>0.615941849</text:p>
          </table:table-cell>
          <table:table-cell office:value-type="float" office:value="0.261639402539877" table:style-name="ce1">
            <text:p>0.261639403</text:p>
          </table:table-cell>
          <table:table-cell office:value-type="float" office:value="3.63136477471134" table:style-name="ce1">
            <text:p>3.631364775</text:p>
          </table:table-cell>
          <table:table-cell office:value-type="float" office:value="3.4281440376719798" table:style-name="ce1">
            <text:p>3.428144038</text:p>
          </table:table-cell>
          <table:table-cell table:number-columns-repeated="16365"/>
        </table:table-row>
        <table:table-row table:style-name="ro1">
          <table:table-cell office:value-type="float" office:value="1.91007835972078" table:style-name="ce1">
            <text:p>1.91007836</text:p>
          </table:table-cell>
          <table:table-cell office:value-type="float" office:value="0.64813770116472602" table:style-name="ce1">
            <text:p>0.648137701</text:p>
          </table:table-cell>
          <table:table-cell office:value-type="float" office:value="3.1239140994258898" table:style-name="ce1">
            <text:p>3.123914099</text:p>
          </table:table-cell>
          <table:table-cell office:value-type="float" office:value="7.5312675287984003" table:style-name="ce1">
            <text:p>7.531267529</text:p>
          </table:table-cell>
          <table:table-cell table:style-name="ce1"/>
          <table:table-cell office:value-type="float" office:value="1.5607075602979099" table:style-name="ce1">
            <text:p>1.56070756</text:p>
          </table:table-cell>
          <table:table-cell office:value-type="float" office:value="1.3157624260790599" table:style-name="ce1">
            <text:p>1.315762426</text:p>
          </table:table-cell>
          <table:table-cell office:value-type="float" office:value="4.1408891030702604" table:style-name="ce1">
            <text:p>4.140889103</text:p>
          </table:table-cell>
          <table:table-cell office:value-type="float" office:value="3.8809484702958499" table:style-name="ce1">
            <text:p>3.88094847</text:p>
          </table:table-cell>
          <table:table-cell table:style-name="ce1"/>
          <table:table-cell office:value-type="float" office:value="0.68086448179199199" table:style-name="ce1">
            <text:p>0.680864482</text:p>
          </table:table-cell>
          <table:table-cell office:value-type="float" office:value="0.41224711582019402" table:style-name="ce1">
            <text:p>0.412247116</text:p>
          </table:table-cell>
          <table:table-cell office:value-type="float" office:value="4.3904123735493696" table:style-name="ce1">
            <text:p>4.390412374</text:p>
          </table:table-cell>
          <table:table-cell office:value-type="float" office:value="5.3107588389987503" table:style-name="ce1">
            <text:p>5.310758839</text:p>
          </table:table-cell>
          <table:table-cell table:style-name="ce1"/>
          <table:table-cell office:value-type="float" office:value="0.68494607906820704" table:style-name="ce1">
            <text:p>0.684946079</text:p>
          </table:table-cell>
          <table:table-cell office:value-type="float" office:value="0.32497452222714002" table:style-name="ce1">
            <text:p>0.324974522</text:p>
          </table:table-cell>
          <table:table-cell office:value-type="float" office:value="4.4807847787737902" table:style-name="ce1">
            <text:p>4.480784779</text:p>
          </table:table-cell>
          <table:table-cell office:value-type="float" office:value="4.1895491620350702" table:style-name="ce1">
            <text:p>4.189549162</text:p>
          </table:table-cell>
          <table:table-cell table:number-columns-repeated="16365"/>
        </table:table-row>
        <table:table-row table:style-name="ro1">
          <table:table-cell office:value-type="float" office:value="2.0721166194373701" table:style-name="ce1">
            <text:p>2.072116619</text:p>
          </table:table-cell>
          <table:table-cell office:value-type="float" office:value="0.65478368843234003" table:style-name="ce1">
            <text:p>0.654783688</text:p>
          </table:table-cell>
          <table:table-cell office:value-type="float" office:value="3.68897431018953" table:style-name="ce1">
            <text:p>3.68897431</text:p>
          </table:table-cell>
          <table:table-cell office:value-type="float" office:value="8.6340112431891605" table:style-name="ce1">
            <text:p>8.634011243</text:p>
          </table:table-cell>
          <table:table-cell table:style-name="ce1"/>
          <table:table-cell office:value-type="float" office:value="1.73404864724699" table:style-name="ce1">
            <text:p>1.734048647</text:p>
          </table:table-cell>
          <table:table-cell office:value-type="float" office:value="1.33073019151646" table:style-name="ce1">
            <text:p>1.330730192</text:p>
          </table:table-cell>
          <table:table-cell office:value-type="float" office:value="4.69502548345202" table:style-name="ce1">
            <text:p>4.695025483</text:p>
          </table:table-cell>
          <table:table-cell office:value-type="float" office:value="4.9261313944417298" table:style-name="ce1">
            <text:p>4.926131394</text:p>
          </table:table-cell>
          <table:table-cell table:style-name="ce1"/>
          <table:table-cell office:value-type="float" office:value="0.873767868159816" table:style-name="ce1">
            <text:p>0.873767868</text:p>
          </table:table-cell>
          <table:table-cell office:value-type="float" office:value="0.426696528211782" table:style-name="ce1">
            <text:p>0.426696528</text:p>
          </table:table-cell>
          <table:table-cell office:value-type="float" office:value="4.9567746261147896" table:style-name="ce1">
            <text:p>4.956774626</text:p>
          </table:table-cell>
          <table:table-cell office:value-type="float" office:value="6.4110743316366499" table:style-name="ce1">
            <text:p>6.411074332</text:p>
          </table:table-cell>
          <table:table-cell table:style-name="ce1"/>
          <table:table-cell office:value-type="float" office:value="0.88148231126299104" table:style-name="ce1">
            <text:p>0.881482311</text:p>
          </table:table-cell>
          <table:table-cell office:value-type="float" office:value="0.34637104031615201" table:style-name="ce1">
            <text:p>0.34637104</text:p>
          </table:table-cell>
          <table:table-cell office:value-type="float" office:value="5.03355023557575" table:style-name="ce1">
            <text:p>5.033550236</text:p>
          </table:table-cell>
          <table:table-cell office:value-type="float" office:value="5.2293187234504304" table:style-name="ce1">
            <text:p>5.229318723</text:p>
          </table:table-cell>
          <table:table-cell table:number-columns-repeated="16365"/>
        </table:table-row>
        <table:table-row table:style-name="ro1">
          <table:table-cell office:value-type="float" office:value="2.0992370265098899" table:style-name="ce1">
            <text:p>2.099237027</text:p>
          </table:table-cell>
          <table:table-cell office:value-type="float" office:value="0.67870322541890904" table:style-name="ce1">
            <text:p>0.678703225</text:p>
          </table:table-cell>
          <table:table-cell office:value-type="float" office:value="3.9958397815753002" table:style-name="ce1">
            <text:p>3.995839782</text:p>
          </table:table-cell>
          <table:table-cell office:value-type="float" office:value="8.8248991856622503" table:style-name="ce1">
            <text:p>8.824899186</text:p>
          </table:table-cell>
          <table:table-cell table:style-name="ce1"/>
          <table:table-cell office:value-type="float" office:value="1.7878634457850699" table:style-name="ce1">
            <text:p>1.787863446</text:p>
          </table:table-cell>
          <table:table-cell office:value-type="float" office:value="1.4170505399959901" table:style-name="ce1">
            <text:p>1.41705054</text:p>
          </table:table-cell>
          <table:table-cell office:value-type="float" office:value="4.82803073993973" table:style-name="ce1">
            <text:p>4.82803074</text:p>
          </table:table-cell>
          <table:table-cell office:value-type="float" office:value="4.9979852905531503" table:style-name="ce1">
            <text:p>4.997985291</text:p>
          </table:table-cell>
          <table:table-cell table:style-name="ce1"/>
          <table:table-cell office:value-type="float" office:value="0.90843778141422205" table:style-name="ce1">
            <text:p>0.908437781</text:p>
          </table:table-cell>
          <table:table-cell office:value-type="float" office:value="0.46268557841265401" table:style-name="ce1">
            <text:p>0.462685578</text:p>
          </table:table-cell>
          <table:table-cell office:value-type="float" office:value="5.2672797910990896" table:style-name="ce1">
            <text:p>5.267279791</text:p>
          </table:table-cell>
          <table:table-cell office:value-type="float" office:value="6.5950998078466396" table:style-name="ce1">
            <text:p>6.595099808</text:p>
          </table:table-cell>
          <table:table-cell table:style-name="ce1"/>
          <table:table-cell office:value-type="float" office:value="0.94505148294694297" table:style-name="ce1">
            <text:p>0.945051483</text:p>
          </table:table-cell>
          <table:table-cell office:value-type="float" office:value="0.456527103466215" table:style-name="ce1">
            <text:p>0.456527103</text:p>
          </table:table-cell>
          <table:table-cell office:value-type="float" office:value="5.1634515180782499" table:style-name="ce1">
            <text:p>5.163451518</text:p>
          </table:table-cell>
          <table:table-cell office:value-type="float" office:value="5.29659265312032" table:style-name="ce1">
            <text:p>5.296592653</text:p>
          </table:table-cell>
          <table:table-cell table:number-columns-repeated="16365"/>
        </table:table-row>
        <table:table-row table:style-name="ro1">
          <table:table-cell office:value-type="float" office:value="2.0529263117054799" table:style-name="ce1">
            <text:p>2.052926312</text:p>
          </table:table-cell>
          <table:table-cell office:value-type="float" office:value="0.63955443716929805" table:style-name="ce1">
            <text:p>0.639554437</text:p>
          </table:table-cell>
          <table:table-cell office:value-type="float" office:value="4.18909508599614" table:style-name="ce1">
            <text:p>4.189095086</text:p>
          </table:table-cell>
          <table:table-cell office:value-type="float" office:value="8.1619611011841098" table:style-name="ce1">
            <text:p>8.161961101</text:p>
          </table:table-cell>
          <table:table-cell table:style-name="ce1"/>
          <table:table-cell office:value-type="float" office:value="1.78692979454471" table:style-name="ce1">
            <text:p>1.786929795</text:p>
          </table:table-cell>
          <table:table-cell office:value-type="float" office:value="1.51597554055221" table:style-name="ce1">
            <text:p>1.515975541</text:p>
          </table:table-cell>
          <table:table-cell office:value-type="float" office:value="4.8634625378668002" table:style-name="ce1">
            <text:p>4.863462538</text:p>
          </table:table-cell>
          <table:table-cell office:value-type="float" office:value="4.5160400101384601" table:style-name="ce1">
            <text:p>4.51604001</text:p>
          </table:table-cell>
          <table:table-cell table:style-name="ce1"/>
          <table:table-cell office:value-type="float" office:value="0.853260649095127" table:style-name="ce1">
            <text:p>0.853260649</text:p>
          </table:table-cell>
          <table:table-cell office:value-type="float" office:value="0.42345155614632102" table:style-name="ce1">
            <text:p>0.423451556</text:p>
          </table:table-cell>
          <table:table-cell office:value-type="float" office:value="5.45979028671265" table:style-name="ce1">
            <text:p>5.459790287</text:p>
          </table:table-cell>
          <table:table-cell office:value-type="float" office:value="5.9283330414281004" table:style-name="ce1">
            <text:p>5.928333041</text:p>
          </table:table-cell>
          <table:table-cell table:style-name="ce1"/>
          <table:table-cell office:value-type="float" office:value="0.93823122071043497" table:style-name="ce1">
            <text:p>0.938231221</text:p>
          </table:table-cell>
          <table:table-cell office:value-type="float" office:value="0.56457788956946098" table:style-name="ce1">
            <text:p>0.56457789</text:p>
          </table:table-cell>
          <table:table-cell office:value-type="float" office:value="5.19669952260434" table:style-name="ce1">
            <text:p>5.196699523</text:p>
          </table:table-cell>
          <table:table-cell office:value-type="float" office:value="4.8107355340606404" table:style-name="ce1">
            <text:p>4.810735534</text:p>
          </table:table-cell>
          <table:table-cell table:number-columns-repeated="16365"/>
        </table:table-row>
        <table:table-row table:style-name="ro1">
          <table:table-cell office:value-type="float" office:value="1.9940271781236101" table:style-name="ce1">
            <text:p>1.994027178</text:p>
          </table:table-cell>
          <table:table-cell office:value-type="float" office:value="0.643322678751865" table:style-name="ce1">
            <text:p>0.643322679</text:p>
          </table:table-cell>
          <table:table-cell office:value-type="float" office:value="3.3688705356601498" table:style-name="ce1">
            <text:p>3.368870536</text:p>
          </table:table-cell>
          <table:table-cell office:value-type="float" office:value="7.3987610443143401" table:style-name="ce1">
            <text:p>7.398761044</text:p>
          </table:table-cell>
          <table:table-cell table:style-name="ce1"/>
          <table:table-cell office:value-type="float" office:value="1.7290123520035301" table:style-name="ce1">
            <text:p>1.729012352</text:p>
          </table:table-cell>
          <table:table-cell office:value-type="float" office:value="1.5221516253513301" table:style-name="ce1">
            <text:p>1.522151625</text:p>
          </table:table-cell>
          <table:table-cell office:value-type="float" office:value="4.0666599853696903" table:style-name="ce1">
            <text:p>4.066659985</text:p>
          </table:table-cell>
          <table:table-cell office:value-type="float" office:value="3.49218678375254" table:style-name="ce1">
            <text:p>3.492186784</text:p>
          </table:table-cell>
          <table:table-cell table:style-name="ce1"/>
          <table:table-cell office:value-type="float" office:value="0.78368659622025305" table:style-name="ce1">
            <text:p>0.783686596</text:p>
          </table:table-cell>
          <table:table-cell office:value-type="float" office:value="0.42263002299542601" table:style-name="ce1">
            <text:p>0.422630023</text:p>
          </table:table-cell>
          <table:table-cell office:value-type="float" office:value="4.6400896867447701" table:style-name="ce1">
            <text:p>4.640089687</text:p>
          </table:table-cell>
          <table:table-cell office:value-type="float" office:value="5.1646756450175104" table:style-name="ce1">
            <text:p>5.164675645</text:p>
          </table:table-cell>
          <table:table-cell table:style-name="ce1"/>
          <table:table-cell office:value-type="float" office:value="0.87431772578188105" table:style-name="ce1">
            <text:p>0.874317726</text:p>
          </table:table-cell>
          <table:table-cell office:value-type="float" office:value="0.56943031560187496" table:style-name="ce1">
            <text:p>0.569430316</text:p>
          </table:table-cell>
          <table:table-cell office:value-type="float" office:value="4.3985761023865004" table:style-name="ce1">
            <text:p>4.398576102</text:p>
          </table:table-cell>
          <table:table-cell office:value-type="float" office:value="3.7867971630239401" table:style-name="ce1">
            <text:p>3.786797163</text:p>
          </table:table-cell>
          <table:table-cell table:number-columns-repeated="16365"/>
        </table:table-row>
        <table:table-row table:style-name="ro1">
          <table:table-cell office:value-type="float" office:value="1.91065986617034" table:style-name="ce1">
            <text:p>1.910659866</text:p>
          </table:table-cell>
          <table:table-cell office:value-type="float" office:value="0.76188117748005102" table:style-name="ce1">
            <text:p>0.761881177</text:p>
          </table:table-cell>
          <table:table-cell office:value-type="float" office:value="2.98101830829187" table:style-name="ce1">
            <text:p>2.981018308</text:p>
          </table:table-cell>
          <table:table-cell office:value-type="float" office:value="6.66961854012232" table:style-name="ce1">
            <text:p>6.66961854</text:p>
          </table:table-cell>
          <table:table-cell table:style-name="ce1"/>
          <table:table-cell office:value-type="float" office:value="1.63044796279791" table:style-name="ce1">
            <text:p>1.630447963</text:p>
          </table:table-cell>
          <table:table-cell office:value-type="float" office:value="1.51279153674773" table:style-name="ce1">
            <text:p>1.512791537</text:p>
          </table:table-cell>
          <table:table-cell office:value-type="float" office:value="3.6176364452081602" table:style-name="ce1">
            <text:p>3.617636445</text:p>
          </table:table-cell>
          <table:table-cell office:value-type="float" office:value="2.8662220027792902" table:style-name="ce1">
            <text:p>2.866222003</text:p>
          </table:table-cell>
          <table:table-cell table:style-name="ce1"/>
          <table:table-cell office:value-type="float" office:value="0.68946741770349695" table:style-name="ce1">
            <text:p>0.689467418</text:p>
          </table:table-cell>
          <table:table-cell office:value-type="float" office:value="0.54658417591258901" table:style-name="ce1">
            <text:p>0.546584176</text:p>
          </table:table-cell>
          <table:table-cell office:value-type="float" office:value="4.2544183184701296" table:style-name="ce1">
            <text:p>4.254418318</text:p>
          </table:table-cell>
          <table:table-cell office:value-type="float" office:value="4.4798584438512403" table:style-name="ce1">
            <text:p>4.479858444</text:p>
          </table:table-cell>
          <table:table-cell table:style-name="ce1"/>
          <table:table-cell office:value-type="float" office:value="0.76666445231814395" table:style-name="ce1">
            <text:p>0.766664452</text:p>
          </table:table-cell>
          <table:table-cell office:value-type="float" office:value="0.55617692429418597" table:style-name="ce1">
            <text:p>0.556176924</text:p>
          </table:table-cell>
          <table:table-cell office:value-type="float" office:value="3.9503235826943199" table:style-name="ce1">
            <text:p>3.950323583</text:p>
          </table:table-cell>
          <table:table-cell office:value-type="float" office:value="3.15959431865463" table:style-name="ce1">
            <text:p>3.159594319</text:p>
          </table:table-cell>
          <table:table-cell table:number-columns-repeated="16365"/>
        </table:table-row>
        <table:table-row table:style-name="ro1">
          <table:table-cell office:value-type="float" office:value="1.77491373120898" table:style-name="ce1">
            <text:p>1.774913731</text:p>
          </table:table-cell>
          <table:table-cell office:value-type="float" office:value="1.14753038508956" table:style-name="ce1">
            <text:p>1.147530385</text:p>
          </table:table-cell>
          <table:table-cell office:value-type="float" office:value="2.7291105353953" table:style-name="ce1">
            <text:p>2.729110535</text:p>
          </table:table-cell>
          <table:table-cell office:value-type="float" office:value="7.4214653912782698" table:style-name="ce1">
            <text:p>7.421465391</text:p>
          </table:table-cell>
          <table:table-cell table:style-name="ce1"/>
          <table:table-cell office:value-type="float" office:value="1.4936354660225799" table:style-name="ce1">
            <text:p>1.493635466</text:p>
          </table:table-cell>
          <table:table-cell office:value-type="float" office:value="1.2907452095155301" table:style-name="ce1">
            <text:p>1.29074521</text:p>
          </table:table-cell>
          <table:table-cell office:value-type="float" office:value="3.45312676021836" table:style-name="ce1">
            <text:p>3.45312676</text:p>
          </table:table-cell>
          <table:table-cell office:value-type="float" office:value="2.9551783339212698" table:style-name="ce1">
            <text:p>2.955178334</text:p>
          </table:table-cell>
          <table:table-cell table:style-name="ce1"/>
          <table:table-cell office:value-type="float" office:value="0.53640126905687402" table:style-name="ce1">
            <text:p>0.536401269</text:p>
          </table:table-cell>
          <table:table-cell office:value-type="float" office:value="0.95667855993683004" table:style-name="ce1">
            <text:p>0.95667856</text:p>
          </table:table-cell>
          <table:table-cell office:value-type="float" office:value="4.0020690459977004" table:style-name="ce1">
            <text:p>4.002069046</text:p>
          </table:table-cell>
          <table:table-cell office:value-type="float" office:value="5.2325577517673301" table:style-name="ce1">
            <text:p>5.232557752</text:p>
          </table:table-cell>
          <table:table-cell table:style-name="ce1"/>
          <table:table-cell office:value-type="float" office:value="0.61559841894617395" table:style-name="ce1">
            <text:p>0.615598419</text:p>
          </table:table-cell>
          <table:table-cell office:value-type="float" office:value="0.30678264627267499" table:style-name="ce1">
            <text:p>0.306782646</text:p>
          </table:table-cell>
          <table:table-cell office:value-type="float" office:value="3.7861762814551501" table:style-name="ce1">
            <text:p>3.786176281</text:p>
          </table:table-cell>
          <table:table-cell office:value-type="float" office:value="3.2462508081730999" table:style-name="ce1">
            <text:p>3.246250808</text:p>
          </table:table-cell>
          <table:table-cell table:number-columns-repeated="16365"/>
        </table:table-row>
        <table:table-row table:style-name="ro1">
          <table:table-cell office:value-type="float" office:value="1.84394184160554" table:style-name="ce1">
            <text:p>1.843941842</text:p>
          </table:table-cell>
          <table:table-cell office:value-type="float" office:value="1.06096033936534" table:style-name="ce1">
            <text:p>1.060960339</text:p>
          </table:table-cell>
          <table:table-cell office:value-type="float" office:value="3.1020611021560902" table:style-name="ce1">
            <text:p>3.102061102</text:p>
          </table:table-cell>
          <table:table-cell office:value-type="float" office:value="7.72844313315258" table:style-name="ce1">
            <text:p>7.728443133</text:p>
          </table:table-cell>
          <table:table-cell table:style-name="ce1"/>
          <table:table-cell office:value-type="float" office:value="1.5929807938240099" table:style-name="ce1">
            <text:p>1.592980794</text:p>
          </table:table-cell>
          <table:table-cell office:value-type="float" office:value="1.3079855934612501" table:style-name="ce1">
            <text:p>1.307985593</text:p>
          </table:table-cell>
          <table:table-cell office:value-type="float" office:value="3.9202685269709301" table:style-name="ce1">
            <text:p>3.920268527</text:p>
          </table:table-cell>
          <table:table-cell office:value-type="float" office:value="3.38386694499729" table:style-name="ce1">
            <text:p>3.383866945</text:p>
          </table:table-cell>
          <table:table-cell table:style-name="ce1"/>
          <table:table-cell office:value-type="float" office:value="0.61541733393991904" table:style-name="ce1">
            <text:p>0.615417334</text:p>
          </table:table-cell>
          <table:table-cell office:value-type="float" office:value="0.86639589406616802" table:style-name="ce1">
            <text:p>0.866395894</text:p>
          </table:table-cell>
          <table:table-cell office:value-type="float" office:value="4.3744111339000398" table:style-name="ce1">
            <text:p>4.374411134</text:p>
          </table:table-cell>
          <table:table-cell office:value-type="float" office:value="5.5425680236195403" table:style-name="ce1">
            <text:p>5.542568024</text:p>
          </table:table-cell>
          <table:table-cell table:style-name="ce1"/>
          <table:table-cell office:value-type="float" office:value="0.72177836150352703" table:style-name="ce1">
            <text:p>0.721778362</text:p>
          </table:table-cell>
          <table:table-cell office:value-type="float" office:value="0.32898030255973898" table:style-name="ce1">
            <text:p>0.328980303</text:p>
          </table:table-cell>
          <table:table-cell office:value-type="float" office:value="4.2569310725974496" table:style-name="ce1">
            <text:p>4.256931073</text:p>
          </table:table-cell>
          <table:table-cell office:value-type="float" office:value="3.6763649868180499" table:style-name="ce1">
            <text:p>3.676364987</text:p>
          </table:table-cell>
          <table:table-cell table:number-columns-repeated="16365"/>
        </table:table-row>
        <table:table-row table:style-name="ro1">
          <table:table-cell office:value-type="float" office:value="1.9080451631469599" table:style-name="ce1">
            <text:p>1.908045163</text:p>
          </table:table-cell>
          <table:table-cell office:value-type="float" office:value="0.87953111418322505" table:style-name="ce1">
            <text:p>0.879531114</text:p>
          </table:table-cell>
          <table:table-cell office:value-type="float" office:value="3.6199403677991899" table:style-name="ce1">
            <text:p>3.619940368</text:p>
          </table:table-cell>
          <table:table-cell office:value-type="float" office:value="6.46993986578474" table:style-name="ce1">
            <text:p>6.469939866</text:p>
          </table:table-cell>
          <table:table-cell table:style-name="ce1"/>
          <table:table-cell office:value-type="float" office:value="1.6065932282580999" table:style-name="ce1">
            <text:p>1.606593228</text:p>
          </table:table-cell>
          <table:table-cell office:value-type="float" office:value="1.27952563919728" table:style-name="ce1">
            <text:p>1.279525639</text:p>
          </table:table-cell>
          <table:table-cell office:value-type="float" office:value="3.41290644308443" table:style-name="ce1">
            <text:p>3.412906443</text:p>
          </table:table-cell>
          <table:table-cell office:value-type="float" office:value="2.6919537207518598" table:style-name="ce1">
            <text:p>2.691953721</text:p>
          </table:table-cell>
          <table:table-cell table:style-name="ce1"/>
          <table:table-cell office:value-type="float" office:value="0.68538822903771002" table:style-name="ce1">
            <text:p>0.685388229</text:p>
          </table:table-cell>
          <table:table-cell office:value-type="float" office:value="0.67782608369645703" table:style-name="ce1">
            <text:p>0.677826084</text:p>
          </table:table-cell>
          <table:table-cell office:value-type="float" office:value="4.8855075256495804" table:style-name="ce1">
            <text:p>4.885507526</text:p>
          </table:table-cell>
          <table:table-cell office:value-type="float" office:value="4.2206141590842901" table:style-name="ce1">
            <text:p>4.220614159</text:p>
          </table:table-cell>
          <table:table-cell table:style-name="ce1"/>
          <table:table-cell office:value-type="float" office:value="0.73203108933792205" table:style-name="ce1">
            <text:p>0.732031089</text:p>
          </table:table-cell>
          <table:table-cell office:value-type="float" office:value="0.30313244282601898" table:style-name="ce1">
            <text:p>0.303132443</text:p>
          </table:table-cell>
          <table:table-cell office:value-type="float" office:value="3.7516533618822998" table:style-name="ce1">
            <text:p>3.751653362</text:p>
          </table:table-cell>
          <table:table-cell office:value-type="float" office:value="3.46645372565041" table:style-name="ce1">
            <text:p>3.466453726</text:p>
          </table:table-cell>
          <table:table-cell table:number-columns-repeated="16365"/>
        </table:table-row>
        <table:table-row table:style-name="ro1">
          <table:table-cell office:value-type="float" office:value="1.95968241149058" table:style-name="ce1">
            <text:p>1.959682411</text:p>
          </table:table-cell>
          <table:table-cell office:value-type="float" office:value="1.01946025757143" table:style-name="ce1">
            <text:p>1.019460258</text:p>
          </table:table-cell>
          <table:table-cell office:value-type="float" office:value="4.1051126577855204" table:style-name="ce1">
            <text:p>4.105112658</text:p>
          </table:table-cell>
          <table:table-cell office:value-type="float" office:value="9.3801071269562399" table:style-name="ce1">
            <text:p>9.380107127</text:p>
          </table:table-cell>
          <table:table-cell table:style-name="ce1"/>
          <table:table-cell office:value-type="float" office:value="1.6279743985922901" table:style-name="ce1">
            <text:p>1.627974399</text:p>
          </table:table-cell>
          <table:table-cell office:value-type="float" office:value="1.0815800062213301" table:style-name="ce1">
            <text:p>1.081580006</text:p>
          </table:table-cell>
          <table:table-cell office:value-type="float" office:value="3.6952946478088702" table:style-name="ce1">
            <text:p>3.695294648</text:p>
          </table:table-cell>
          <table:table-cell office:value-type="float" office:value="3.7540168084109302" table:style-name="ce1">
            <text:p>3.754016808</text:p>
          </table:table-cell>
          <table:table-cell table:style-name="ce1"/>
          <table:table-cell office:value-type="float" office:value="0.74414958062073" table:style-name="ce1">
            <text:p>0.744149581</text:p>
          </table:table-cell>
          <table:table-cell office:value-type="float" office:value="0.87841317871182101" table:style-name="ce1">
            <text:p>0.878413179</text:p>
          </table:table-cell>
          <table:table-cell office:value-type="float" office:value="5.3721943335812901" table:style-name="ce1">
            <text:p>5.372194334</text:p>
          </table:table-cell>
          <table:table-cell office:value-type="float" office:value="8.0420895236077694" table:style-name="ce1">
            <text:p>8.042089524</text:p>
          </table:table-cell>
          <table:table-cell table:style-name="ce1"/>
          <table:table-cell office:value-type="float" office:value="0.76142038254531297" table:style-name="ce1">
            <text:p>0.761420383</text:p>
          </table:table-cell>
          <table:table-cell office:value-type="float" office:value="0.21539460095682" table:style-name="ce1">
            <text:p>0.215394601</text:p>
          </table:table-cell>
          <table:table-cell office:value-type="float" office:value="4.0374283487352702" table:style-name="ce1">
            <text:p>4.037428349</text:p>
          </table:table-cell>
          <table:table-cell office:value-type="float" office:value="4.0485161036418402" table:style-name="ce1">
            <text:p>4.048516104</text:p>
          </table:table-cell>
          <table:table-cell table:number-columns-repeated="16365"/>
        </table:table-row>
        <table:table-row table:style-name="ro1">
          <table:table-cell office:value-type="float" office:value="1.9195629454055101" table:style-name="ce1">
            <text:p>1.919562945</text:p>
          </table:table-cell>
          <table:table-cell office:value-type="float" office:value="0.75186002516680694" table:style-name="ce1">
            <text:p>0.751860025</text:p>
          </table:table-cell>
          <table:table-cell office:value-type="float" office:value="6.0909575055415299" table:style-name="ce1">
            <text:p>6.090957506</text:p>
          </table:table-cell>
          <table:table-cell office:value-type="float" office:value="8.8069504388260391" table:style-name="ce1">
            <text:p>8.806950439</text:p>
          </table:table-cell>
          <table:table-cell table:style-name="ce1"/>
          <table:table-cell office:value-type="float" office:value="1.60056341490458" table:style-name="ce1">
            <text:p>1.600563415</text:p>
          </table:table-cell>
          <table:table-cell office:value-type="float" office:value="1.1320937780987499" table:style-name="ce1">
            <text:p>1.132093778</text:p>
          </table:table-cell>
          <table:table-cell office:value-type="float" office:value="5.8431574695206496" table:style-name="ce1">
            <text:p>5.84315747</text:p>
          </table:table-cell>
          <table:table-cell office:value-type="float" office:value="6.0556151028122196" table:style-name="ce1">
            <text:p>6.055615103</text:p>
          </table:table-cell>
          <table:table-cell table:style-name="ce1"/>
          <table:table-cell office:value-type="float" office:value="0.72526386763355499" table:style-name="ce1">
            <text:p>0.725263868</text:p>
          </table:table-cell>
          <table:table-cell office:value-type="float" office:value="0.60313967383417899" table:style-name="ce1">
            <text:p>0.603139674</text:p>
          </table:table-cell>
          <table:table-cell office:value-type="float" office:value="4.4519222430724597" table:style-name="ce1">
            <text:p>4.451922243</text:p>
          </table:table-cell>
          <table:table-cell office:value-type="float" office:value="7.4574310765774898" table:style-name="ce1">
            <text:p>7.457431077</text:p>
          </table:table-cell>
          <table:table-cell table:style-name="ce1"/>
          <table:table-cell office:value-type="float" office:value="0.75042034304863603" table:style-name="ce1">
            <text:p>0.750420343</text:p>
          </table:table-cell>
          <table:table-cell office:value-type="float" office:value="0.23281925004385401" table:style-name="ce1">
            <text:p>0.23281925</text:p>
          </table:table-cell>
          <table:table-cell office:value-type="float" office:value="5.4968806880558496" table:style-name="ce1">
            <text:p>5.496880688</text:p>
          </table:table-cell>
          <table:table-cell office:value-type="float" office:value="5.7539052438850602" table:style-name="ce1">
            <text:p>5.753905244</text:p>
          </table:table-cell>
          <table:table-cell table:number-columns-repeated="16365"/>
        </table:table-row>
        <table:table-row table:style-name="ro1">
          <table:table-cell office:value-type="float" office:value="1.9825635491845099" table:style-name="ce1">
            <text:p>1.982563549</text:p>
          </table:table-cell>
          <table:table-cell office:value-type="float" office:value="0.39659567845207899" table:style-name="ce1">
            <text:p>0.396595678</text:p>
          </table:table-cell>
          <table:table-cell office:value-type="float" office:value="5.9417175943932996" table:style-name="ce1">
            <text:p>5.941717594</text:p>
          </table:table-cell>
          <table:table-cell office:value-type="float" office:value="9.6517358914793494" table:style-name="ce1">
            <text:p>9.651735891</text:p>
          </table:table-cell>
          <table:table-cell table:style-name="ce1"/>
          <table:table-cell office:value-type="float" office:value="1.6367068269088501" table:style-name="ce1">
            <text:p>1.636706827</text:p>
          </table:table-cell>
          <table:table-cell office:value-type="float" office:value="1.1747943221850199" table:style-name="ce1">
            <text:p>1.174794322</text:p>
          </table:table-cell>
          <table:table-cell office:value-type="float" office:value="5.7660997928297997" table:style-name="ce1">
            <text:p>5.766099793</text:p>
          </table:table-cell>
          <table:table-cell office:value-type="float" office:value="5.6695400320935398" table:style-name="ce1">
            <text:p>5.669540032</text:p>
          </table:table-cell>
          <table:table-cell table:style-name="ce1"/>
          <table:table-cell office:value-type="float" office:value="0.78869886586638305" table:style-name="ce1">
            <text:p>0.788698866</text:p>
          </table:table-cell>
          <table:table-cell office:value-type="float" office:value="0.22709001840677601" table:style-name="ce1">
            <text:p>0.227090018</text:p>
          </table:table-cell>
          <table:table-cell office:value-type="float" office:value="4.3041800867822602" table:style-name="ce1">
            <text:p>4.304180087</text:p>
          </table:table-cell>
          <table:table-cell office:value-type="float" office:value="8.2809523356587391" table:style-name="ce1">
            <text:p>8.280952336</text:p>
          </table:table-cell>
          <table:table-cell table:style-name="ce1"/>
          <table:table-cell office:value-type="float" office:value="0.79319764694067196" table:style-name="ce1">
            <text:p>0.793197647</text:p>
          </table:table-cell>
          <table:table-cell office:value-type="float" office:value="0.25896799614782501" table:style-name="ce1">
            <text:p>0.258967996</text:p>
          </table:table-cell>
          <table:table-cell office:value-type="float" office:value="5.4107821671840597" table:style-name="ce1">
            <text:p>5.410782167</text:p>
          </table:table-cell>
          <table:table-cell office:value-type="float" office:value="5.3706820981960703" table:style-name="ce1">
            <text:p>5.370682098</text:p>
          </table:table-cell>
          <table:table-cell table:number-columns-repeated="16365"/>
        </table:table-row>
        <table:table-row table:style-name="ro1">
          <table:table-cell office:value-type="float" office:value="1.8229384742471699" table:style-name="ce1">
            <text:p>1.822938474</text:p>
          </table:table-cell>
          <table:table-cell office:value-type="float" office:value="0.82700732309829605" table:style-name="ce1">
            <text:p>0.827007323</text:p>
          </table:table-cell>
          <table:table-cell office:value-type="float" office:value="5.03726499536217" table:style-name="ce1">
            <text:p>5.037264995</text:p>
          </table:table-cell>
          <table:table-cell office:value-type="float" office:value="11.140770765016899" table:style-name="ce1">
            <text:p>11.14077077</text:p>
          </table:table-cell>
          <table:table-cell table:style-name="ce1"/>
          <table:table-cell office:value-type="float" office:value="1.6676948382899901" table:style-name="ce1">
            <text:p>1.667694838</text:p>
          </table:table-cell>
          <table:table-cell office:value-type="float" office:value="1.1092375806286501" table:style-name="ce1">
            <text:p>1.109237581</text:p>
          </table:table-cell>
          <table:table-cell office:value-type="float" office:value="5.9114129320621602" table:style-name="ce1">
            <text:p>5.911412932</text:p>
          </table:table-cell>
          <table:table-cell office:value-type="float" office:value="5.7544134765173496" table:style-name="ce1">
            <text:p>5.754413477</text:p>
          </table:table-cell>
          <table:table-cell table:style-name="ce1"/>
          <table:table-cell office:value-type="float" office:value="0.63204641602939504" table:style-name="ce1">
            <text:p>0.632046416</text:p>
          </table:table-cell>
          <table:table-cell office:value-type="float" office:value="0.86561406752777603" table:style-name="ce1">
            <text:p>0.865614068</text:p>
          </table:table-cell>
          <table:table-cell office:value-type="float" office:value="3.4214486838397402" table:style-name="ce1">
            <text:p>3.421448684</text:p>
          </table:table-cell>
          <table:table-cell office:value-type="float" office:value="9.7390431518042693" table:style-name="ce1">
            <text:p>9.739043152</text:p>
          </table:table-cell>
          <table:table-cell table:style-name="ce1"/>
          <table:table-cell office:value-type="float" office:value="0.82831170913307794" table:style-name="ce1">
            <text:p>0.828311709</text:p>
          </table:table-cell>
          <table:table-cell office:value-type="float" office:value="0.23495652011139101" table:style-name="ce1">
            <text:p>0.23495652</text:p>
          </table:table-cell>
          <table:table-cell office:value-type="float" office:value="5.5430073236955204" table:style-name="ce1">
            <text:p>5.543007324</text:p>
          </table:table-cell>
          <table:table-cell office:value-type="float" office:value="5.45684899804706" table:style-name="ce1">
            <text:p>5.456848998</text:p>
          </table:table-cell>
          <table:table-cell table:number-columns-repeated="16365"/>
        </table:table-row>
        <table:table-row table:style-name="ro1">
          <table:table-cell office:value-type="float" office:value="1.80175318877612" table:style-name="ce1">
            <text:p>1.801753189</text:p>
          </table:table-cell>
          <table:table-cell office:value-type="float" office:value="0.899512188076657" table:style-name="ce1">
            <text:p>0.899512188</text:p>
          </table:table-cell>
          <table:table-cell office:value-type="float" office:value="7.5610136202371496" table:style-name="ce1">
            <text:p>7.56101362</text:p>
          </table:table-cell>
          <table:table-cell office:value-type="float" office:value="10.0342322285997" table:style-name="ce1">
            <text:p>10.03423223</text:p>
          </table:table-cell>
          <table:table-cell table:style-name="ce1"/>
          <table:table-cell office:value-type="float" office:value="1.6287452358662899" table:style-name="ce1">
            <text:p>1.628745236</text:p>
          </table:table-cell>
          <table:table-cell office:value-type="float" office:value="1.1407173452717101" table:style-name="ce1">
            <text:p>1.140717345</text:p>
          </table:table-cell>
          <table:table-cell office:value-type="float" office:value="6.0371448125344003" table:style-name="ce1">
            <text:p>6.037144813</text:p>
          </table:table-cell>
          <table:table-cell office:value-type="float" office:value="5.9077852080011599" table:style-name="ce1">
            <text:p>5.907785208</text:p>
          </table:table-cell>
          <table:table-cell table:style-name="ce1"/>
          <table:table-cell office:value-type="float" office:value="0.59582938155057097" table:style-name="ce1">
            <text:p>0.595829382</text:p>
          </table:table-cell>
          <table:table-cell office:value-type="float" office:value="0.93639398371760796" table:style-name="ce1">
            <text:p>0.936393984</text:p>
          </table:table-cell>
          <table:table-cell office:value-type="float" office:value="8.8450376021799393" table:style-name="ce1">
            <text:p>8.845037602</text:p>
          </table:table-cell>
          <table:table-cell office:value-type="float" office:value="8.6287946302209999" table:style-name="ce1">
            <text:p>8.62879463</text:p>
          </table:table-cell>
          <table:table-cell table:style-name="ce1"/>
          <table:table-cell office:value-type="float" office:value="0.77553964538805598" table:style-name="ce1">
            <text:p>0.775539645</text:p>
          </table:table-cell>
          <table:table-cell office:value-type="float" office:value="0.229258474700267" table:style-name="ce1">
            <text:p>0.229258475</text:p>
          </table:table-cell>
          <table:table-cell office:value-type="float" office:value="6.4084902159129298" table:style-name="ce1">
            <text:p>6.408490216</text:p>
          </table:table-cell>
          <table:table-cell office:value-type="float" office:value="6.2086053727204202" table:style-name="ce1">
            <text:p>6.208605373</text:p>
          </table:table-cell>
          <table:table-cell table:number-columns-repeated="16365"/>
        </table:table-row>
        <table:table-row table:style-name="ro1">
          <table:table-cell office:value-type="float" office:value="1.9702150291683" table:style-name="ce1">
            <text:p>1.970215029</text:p>
          </table:table-cell>
          <table:table-cell office:value-type="float" office:value="1.2454840047190101" table:style-name="ce1">
            <text:p>1.245484005</text:p>
          </table:table-cell>
          <table:table-cell office:value-type="float" office:value="7.5863550823291401" table:style-name="ce1">
            <text:p>7.586355082</text:p>
          </table:table-cell>
          <table:table-cell office:value-type="float" office:value="9.9613919765740295" table:style-name="ce1">
            <text:p>9.961391977</text:p>
          </table:table-cell>
          <table:table-cell table:style-name="ce1"/>
          <table:table-cell office:value-type="float" office:value="1.7484010266188299" table:style-name="ce1">
            <text:p>1.748401027</text:p>
          </table:table-cell>
          <table:table-cell office:value-type="float" office:value="1.2986590235361799" table:style-name="ce1">
            <text:p>1.298659024</text:p>
          </table:table-cell>
          <table:table-cell office:value-type="float" office:value="6.0475373049465704" table:style-name="ce1">
            <text:p>6.047537305</text:p>
          </table:table-cell>
          <table:table-cell office:value-type="float" office:value="5.8832413399940302" table:style-name="ce1">
            <text:p>5.88324134</text:p>
          </table:table-cell>
          <table:table-cell table:style-name="ce1"/>
          <table:table-cell office:value-type="float" office:value="0.78185643129309501" table:style-name="ce1">
            <text:p>0.781856431</text:p>
          </table:table-cell>
          <table:table-cell office:value-type="float" office:value="1.3065388065280199" table:style-name="ce1">
            <text:p>1.306538807</text:p>
          </table:table-cell>
          <table:table-cell office:value-type="float" office:value="8.8693448728609603" table:style-name="ce1">
            <text:p>8.869344873</text:p>
          </table:table-cell>
          <table:table-cell office:value-type="float" office:value="8.5425764628656395" table:style-name="ce1">
            <text:p>8.542576463</text:p>
          </table:table-cell>
          <table:table-cell table:style-name="ce1"/>
          <table:table-cell office:value-type="float" office:value="0.91147242968695497" table:style-name="ce1">
            <text:p>0.91147243</text:p>
          </table:table-cell>
          <table:table-cell office:value-type="float" office:value="0.36304577050727499" table:style-name="ce1">
            <text:p>0.363045771</text:p>
          </table:table-cell>
          <table:table-cell office:value-type="float" office:value="6.4194601426162796" table:style-name="ce1">
            <text:p>6.419460143</text:p>
          </table:table-cell>
          <table:table-cell office:value-type="float" office:value="6.1768734750231902" table:style-name="ce1">
            <text:p>6.176873475</text:p>
          </table:table-cell>
          <table:table-cell table:number-columns-repeated="16365"/>
        </table:table-row>
        <table:table-row table:style-name="ro1">
          <table:table-cell office:value-type="float" office:value="2.0369767796758498" table:style-name="ce1">
            <text:p>2.03697678</text:p>
          </table:table-cell>
          <table:table-cell office:value-type="float" office:value="1.2722347984073701" table:style-name="ce1">
            <text:p>1.272234798</text:p>
          </table:table-cell>
          <table:table-cell office:value-type="float" office:value="5.2237505286607098" table:style-name="ce1">
            <text:p>5.223750529</text:p>
          </table:table-cell>
          <table:table-cell office:value-type="float" office:value="12.056225372015501" table:style-name="ce1">
            <text:p>12.05622537</text:p>
          </table:table-cell>
          <table:table-cell table:style-name="ce1"/>
          <table:table-cell office:value-type="float" office:value="1.7834254797026301" table:style-name="ce1">
            <text:p>1.78342548</text:p>
          </table:table-cell>
          <table:table-cell office:value-type="float" office:value="1.2936670641314001" table:style-name="ce1">
            <text:p>1.293667064</text:p>
          </table:table-cell>
          <table:table-cell office:value-type="float" office:value="6.5582369465099202" table:style-name="ce1">
            <text:p>6.558236947</text:p>
          </table:table-cell>
          <table:table-cell office:value-type="float" office:value="6.6054499412498897" table:style-name="ce1">
            <text:p>6.605449941</text:p>
          </table:table-cell>
          <table:table-cell table:style-name="ce1"/>
          <table:table-cell office:value-type="float" office:value="0.87958517800150904" table:style-name="ce1">
            <text:p>0.879585178</text:p>
          </table:table-cell>
          <table:table-cell office:value-type="float" office:value="1.3487093324941599" table:style-name="ce1">
            <text:p>1.348709332</text:p>
          </table:table-cell>
          <table:table-cell office:value-type="float" office:value="3.93879204718329" table:style-name="ce1">
            <text:p>3.938792047</text:p>
          </table:table-cell>
          <table:table-cell office:value-type="float" office:value="10.6400155173414" table:style-name="ce1">
            <text:p>10.64001552</text:p>
          </table:table-cell>
          <table:table-cell table:style-name="ce1"/>
          <table:table-cell office:value-type="float" office:value="0.96751417008153795" table:style-name="ce1">
            <text:p>0.96751417</text:p>
          </table:table-cell>
          <table:table-cell office:value-type="float" office:value="0.39208328819600802" table:style-name="ce1">
            <text:p>0.392083288</text:p>
          </table:table-cell>
          <table:table-cell office:value-type="float" office:value="6.1860766013990904" table:style-name="ce1">
            <text:p>6.186076601</text:p>
          </table:table-cell>
          <table:table-cell office:value-type="float" office:value="6.3140234978293899" table:style-name="ce1">
            <text:p>6.314023498</text:p>
          </table:table-cell>
          <table:table-cell table:number-columns-repeated="16365"/>
        </table:table-row>
        <table:table-row table:style-name="ro1">
          <table:table-cell office:value-type="float" office:value="1.8365505836162599" table:style-name="ce1">
            <text:p>1.836550584</text:p>
          </table:table-cell>
          <table:table-cell office:value-type="float" office:value="1.0065961132027901" table:style-name="ce1">
            <text:p>1.006596113</text:p>
          </table:table-cell>
          <table:table-cell office:value-type="float" office:value="3.96590985251484" table:style-name="ce1">
            <text:p>3.965909853</text:p>
          </table:table-cell>
          <table:table-cell office:value-type="float" office:value="11.4348404636773" table:style-name="ce1">
            <text:p>11.43484046</text:p>
          </table:table-cell>
          <table:table-cell table:style-name="ce1"/>
          <table:table-cell office:value-type="float" office:value="1.59687052616167" table:style-name="ce1">
            <text:p>1.596870526</text:p>
          </table:table-cell>
          <table:table-cell office:value-type="float" office:value="1.21825406401688" table:style-name="ce1">
            <text:p>1.218254064</text:p>
          </table:table-cell>
          <table:table-cell office:value-type="float" office:value="5.13718297779916" table:style-name="ce1">
            <text:p>5.137182978</text:p>
          </table:table-cell>
          <table:table-cell office:value-type="float" office:value="5.5745613360463402" table:style-name="ce1">
            <text:p>5.574561336</text:p>
          </table:table-cell>
          <table:table-cell table:style-name="ce1"/>
          <table:table-cell office:value-type="float" office:value="0.664693255350843" table:style-name="ce1">
            <text:p>0.664693255</text:p>
          </table:table-cell>
          <table:table-cell office:value-type="float" office:value="1.07246824050287" table:style-name="ce1">
            <text:p>1.072468241</text:p>
          </table:table-cell>
          <table:table-cell office:value-type="float" office:value="2.2836011944333898" table:style-name="ce1">
            <text:p>2.283601194</text:p>
          </table:table-cell>
          <table:table-cell office:value-type="float" office:value="10.029682594795601" table:style-name="ce1">
            <text:p>10.02968259</text:p>
          </table:table-cell>
          <table:table-cell table:style-name="ce1"/>
          <table:table-cell office:value-type="float" office:value="0.77146982129758002" table:style-name="ce1">
            <text:p>0.771469821</text:p>
          </table:table-cell>
          <table:table-cell office:value-type="float" office:value="0.32426716218701102" table:style-name="ce1">
            <text:p>0.324267162</text:p>
          </table:table-cell>
          <table:table-cell office:value-type="float" office:value="4.7722414498974102" table:style-name="ce1">
            <text:p>4.77224145</text:p>
          </table:table-cell>
          <table:table-cell office:value-type="float" office:value="5.2872454928656101" table:style-name="ce1">
            <text:p>5.287245493</text:p>
          </table:table-cell>
          <table:table-cell table:number-columns-repeated="16365"/>
        </table:table-row>
        <table:table-row table:style-name="ro1">
          <table:table-cell office:value-type="float" office:value="1.59665934829835" table:style-name="ce1">
            <text:p>1.596659348</text:p>
          </table:table-cell>
          <table:table-cell office:value-type="float" office:value="1.22110610901822" table:style-name="ce1">
            <text:p>1.221106109</text:p>
          </table:table-cell>
          <table:table-cell office:value-type="float" office:value="4.0320651368160796" table:style-name="ce1">
            <text:p>4.032065137</text:p>
          </table:table-cell>
          <table:table-cell office:value-type="float" office:value="11.662757075750299" table:style-name="ce1">
            <text:p>11.66275708</text:p>
          </table:table-cell>
          <table:table-cell table:style-name="ce1"/>
          <table:table-cell office:value-type="float" office:value="1.4078831359253901" table:style-name="ce1">
            <text:p>1.407883136</text:p>
          </table:table-cell>
          <table:table-cell office:value-type="float" office:value="1.2083037895587301" table:style-name="ce1">
            <text:p>1.20830379</text:p>
          </table:table-cell>
          <table:table-cell office:value-type="float" office:value="4.5628555153947099" table:style-name="ce1">
            <text:p>4.562855515</text:p>
          </table:table-cell>
          <table:table-cell office:value-type="float" office:value="4.8282211664785804" table:style-name="ce1">
            <text:p>4.828221166</text:p>
          </table:table-cell>
          <table:table-cell table:style-name="ce1"/>
          <table:table-cell office:value-type="float" office:value="0.44001052190722301" table:style-name="ce1">
            <text:p>0.440010522</text:p>
          </table:table-cell>
          <table:table-cell office:value-type="float" office:value="1.2876704299930799" table:style-name="ce1">
            <text:p>1.28767043</text:p>
          </table:table-cell>
          <table:table-cell office:value-type="float" office:value="2.9482321721222999" table:style-name="ce1">
            <text:p>2.948232172</text:p>
          </table:table-cell>
          <table:table-cell office:value-type="float" office:value="10.246193704807601" table:style-name="ce1">
            <text:p>10.2461937</text:p>
          </table:table-cell>
          <table:table-cell table:style-name="ce1"/>
          <table:table-cell office:value-type="float" office:value="0.59381332106060003" table:style-name="ce1">
            <text:p>0.593813321</text:p>
          </table:table-cell>
          <table:table-cell office:value-type="float" office:value="0.31171411039274399" table:style-name="ce1">
            <text:p>0.31171411</text:p>
          </table:table-cell>
          <table:table-cell office:value-type="float" office:value="4.1917055996849104" table:style-name="ce1">
            <text:p>4.1917056</text:p>
          </table:table-cell>
          <table:table-cell office:value-type="float" office:value="4.5419051456699702" table:style-name="ce1">
            <text:p>4.541905146</text:p>
          </table:table-cell>
          <table:table-cell table:number-columns-repeated="16365"/>
        </table:table-row>
        <table:table-row table:style-name="ro1">
          <table:table-cell office:value-type="float" office:value="1.73288488255058" table:style-name="ce1">
            <text:p>1.732884883</text:p>
          </table:table-cell>
          <table:table-cell office:value-type="float" office:value="2.91691110691339" table:style-name="ce1">
            <text:p>2.916911107</text:p>
          </table:table-cell>
          <table:table-cell office:value-type="float" office:value="4.7825697909294904" table:style-name="ce1">
            <text:p>4.782569791</text:p>
          </table:table-cell>
          <table:table-cell office:value-type="float" office:value="15.8545133098464" table:style-name="ce1">
            <text:p>15.85451331</text:p>
          </table:table-cell>
          <table:table-cell table:style-name="ce1"/>
          <table:table-cell office:value-type="float" office:value="1.4739684025451301" table:style-name="ce1">
            <text:p>1.473968403</text:p>
          </table:table-cell>
          <table:table-cell office:value-type="float" office:value="1.1968343337295899" table:style-name="ce1">
            <text:p>1.196834334</text:p>
          </table:table-cell>
          <table:table-cell office:value-type="float" office:value="5.07054494855642" table:style-name="ce1">
            <text:p>5.070544949</text:p>
          </table:table-cell>
          <table:table-cell office:value-type="float" office:value="5.1637278878686104" table:style-name="ce1">
            <text:p>5.163727888</text:p>
          </table:table-cell>
          <table:table-cell table:style-name="ce1"/>
          <table:table-cell office:value-type="float" office:value="0.57079369016733394" table:style-name="ce1">
            <text:p>0.57079369</text:p>
          </table:table-cell>
          <table:table-cell office:value-type="float" office:value="3.0257926383054299" table:style-name="ce1">
            <text:p>3.025792638</text:p>
          </table:table-cell>
          <table:table-cell office:value-type="float" office:value="3.10260789441545" table:style-name="ce1">
            <text:p>3.102607894</text:p>
          </table:table-cell>
          <table:table-cell office:value-type="float" office:value="14.3898369581289" table:style-name="ce1">
            <text:p>14.38983696</text:p>
          </table:table-cell>
          <table:table-cell table:style-name="ce1"/>
          <table:table-cell office:value-type="float" office:value="0.66229884319018995" table:style-name="ce1">
            <text:p>0.662298843</text:p>
          </table:table-cell>
          <table:table-cell office:value-type="float" office:value="0.318322481683115" table:style-name="ce1">
            <text:p>0.318322482</text:p>
          </table:table-cell>
          <table:table-cell office:value-type="float" office:value="4.7007146812798402" table:style-name="ce1">
            <text:p>4.700714681</text:p>
          </table:table-cell>
          <table:table-cell office:value-type="float" office:value="4.8789264448360203" table:style-name="ce1">
            <text:p>4.878926445</text:p>
          </table:table-cell>
          <table:table-cell table:number-columns-repeated="16365"/>
        </table:table-row>
        <table:table-row table:style-name="ro1">
          <table:table-cell office:value-type="float" office:value="1.7970779569387001" table:style-name="ce1">
            <text:p>1.797077957</text:p>
          </table:table-cell>
          <table:table-cell office:value-type="float" office:value="4.8769886351677796" table:style-name="ce1">
            <text:p>4.876988635</text:p>
          </table:table-cell>
          <table:table-cell office:value-type="float" office:value="4.6634637719885701" table:style-name="ce1">
            <text:p>4.663463772</text:p>
          </table:table-cell>
          <table:table-cell office:value-type="float" office:value="17.317508558684398" table:style-name="ce1">
            <text:p>17.31750856</text:p>
          </table:table-cell>
          <table:table-cell table:style-name="ce1"/>
          <table:table-cell office:value-type="float" office:value="1.5492837452949999" table:style-name="ce1">
            <text:p>1.549283745</text:p>
          </table:table-cell>
          <table:table-cell office:value-type="float" office:value="1.2478980737008101" table:style-name="ce1">
            <text:p>1.247898074</text:p>
          </table:table-cell>
          <table:table-cell office:value-type="float" office:value="5.3826623174059396" table:style-name="ce1">
            <text:p>5.382662317</text:p>
          </table:table-cell>
          <table:table-cell office:value-type="float" office:value="5.2284861097769699" table:style-name="ce1">
            <text:p>5.22848611</text:p>
          </table:table-cell>
          <table:table-cell table:style-name="ce1"/>
          <table:table-cell office:value-type="float" office:value="0.49221708748498499" table:style-name="ce1">
            <text:p>0.492217087</text:p>
          </table:table-cell>
          <table:table-cell office:value-type="float" office:value="4.9896558417005297" table:style-name="ce1">
            <text:p>4.989655842</text:p>
          </table:table-cell>
          <table:table-cell office:value-type="float" office:value="3.3812453455588898" table:style-name="ce1">
            <text:p>3.381245346</text:p>
          </table:table-cell>
          <table:table-cell office:value-type="float" office:value="18.541799319900399" table:style-name="ce1">
            <text:p>18.54179932</text:p>
          </table:table-cell>
          <table:table-cell table:style-name="ce1"/>
          <table:table-cell office:value-type="float" office:value="0.60503867070388495" table:style-name="ce1">
            <text:p>0.605038671</text:p>
          </table:table-cell>
          <table:table-cell office:value-type="float" office:value="0.25194979404437101" table:style-name="ce1">
            <text:p>0.251949794</text:p>
          </table:table-cell>
          <table:table-cell office:value-type="float" office:value="5.0068029960037501" table:style-name="ce1">
            <text:p>5.006802996</text:p>
          </table:table-cell>
          <table:table-cell office:value-type="float" office:value="4.9378690723274596" table:style-name="ce1">
            <text:p>4.937869072</text:p>
          </table:table-cell>
          <table:table-cell table:number-columns-repeated="16365"/>
        </table:table-row>
        <table:table-row table:style-name="ro1">
          <table:table-cell office:value-type="float" office:value="1.8691315430089499" table:style-name="ce1">
            <text:p>1.869131543</text:p>
          </table:table-cell>
          <table:table-cell office:value-type="float" office:value="5.1887269023298002" table:style-name="ce1">
            <text:p>5.188726902</text:p>
          </table:table-cell>
          <table:table-cell office:value-type="float" office:value="4.7118201415393504" table:style-name="ce1">
            <text:p>4.711820142</text:p>
          </table:table-cell>
          <table:table-cell office:value-type="float" office:value="18.2754553610493" table:style-name="ce1">
            <text:p>18.27545536</text:p>
          </table:table-cell>
          <table:table-cell table:style-name="ce1"/>
          <table:table-cell office:value-type="float" office:value="1.6433781070248701" table:style-name="ce1">
            <text:p>1.643378107</text:p>
          </table:table-cell>
          <table:table-cell office:value-type="float" office:value="1.49318367678084" table:style-name="ce1">
            <text:p>1.493183677</text:p>
          </table:table-cell>
          <table:table-cell office:value-type="float" office:value="5.5751639470173302" table:style-name="ce1">
            <text:p>5.575163947</text:p>
          </table:table-cell>
          <table:table-cell office:value-type="float" office:value="5.6463538692433302" table:style-name="ce1">
            <text:p>5.646353869</text:p>
          </table:table-cell>
          <table:table-cell table:style-name="ce1"/>
          <table:table-cell office:value-type="float" office:value="0.59949944922721299" table:style-name="ce1">
            <text:p>0.599499449</text:p>
          </table:table-cell>
          <table:table-cell office:value-type="float" office:value="5.2931994759856202" table:style-name="ce1">
            <text:p>5.293199476</text:p>
          </table:table-cell>
          <table:table-cell office:value-type="float" office:value="4.2179878274472502" table:style-name="ce1">
            <text:p>4.217987827</text:p>
          </table:table-cell>
          <table:table-cell office:value-type="float" office:value="19.1001154839742" table:style-name="ce1">
            <text:p>19.10011548</text:p>
          </table:table-cell>
          <table:table-cell table:style-name="ce1"/>
          <table:table-cell office:value-type="float" office:value="0.68829750153776104" table:style-name="ce1">
            <text:p>0.688297502</text:p>
          </table:table-cell>
          <table:table-cell office:value-type="float" office:value="0.52311469631239405" table:style-name="ce1">
            <text:p>0.523114696</text:p>
          </table:table-cell>
          <table:table-cell office:value-type="float" office:value="5.19636663582898" table:style-name="ce1">
            <text:p>5.196366636</text:p>
          </table:table-cell>
          <table:table-cell office:value-type="float" office:value="5.3551668005913502" table:style-name="ce1">
            <text:p>5.355166801</text:p>
          </table:table-cell>
          <table:table-cell table:number-columns-repeated="16365"/>
        </table:table-row>
        <table:table-row table:style-name="ro1">
          <table:table-cell office:value-type="float" office:value="0.83976575776824303" table:style-name="ce1">
            <text:p>0.839765758</text:p>
          </table:table-cell>
          <table:table-cell office:value-type="float" office:value="3.6365981110473302" table:style-name="ce1">
            <text:p>3.636598111</text:p>
          </table:table-cell>
          <table:table-cell office:value-type="float" office:value="9.7951549561132598" table:style-name="ce1">
            <text:p>9.795154956</text:p>
          </table:table-cell>
          <table:table-cell office:value-type="float" office:value="13.046456347706901" table:style-name="ce1">
            <text:p>13.04645635</text:p>
          </table:table-cell>
          <table:table-cell table:style-name="ce1"/>
          <table:table-cell office:value-type="float" office:value="0.90722241576798801" table:style-name="ce1">
            <text:p>0.907222416</text:p>
          </table:table-cell>
          <table:table-cell office:value-type="float" office:value="0.90230074964247098" table:style-name="ce1">
            <text:p>0.90230075</text:p>
          </table:table-cell>
          <table:table-cell office:value-type="float" office:value="8.9635478716529899" table:style-name="ce1">
            <text:p>8.963547872</text:p>
          </table:table-cell>
          <table:table-cell office:value-type="float" office:value="8.7352299560149103" table:style-name="ce1">
            <text:p>8.735229956</text:p>
          </table:table-cell>
          <table:table-cell table:style-name="ce1"/>
          <table:table-cell office:value-type="float" office:value="0.92712141963613603" table:style-name="ce1">
            <text:p>0.92712142</text:p>
          </table:table-cell>
          <table:table-cell office:value-type="float" office:value="3.7358386583081198" table:style-name="ce1">
            <text:p>3.735838658</text:p>
          </table:table-cell>
          <table:table-cell office:value-type="float" office:value="11.088416606257701" table:style-name="ce1">
            <text:p>11.08841661</text:p>
          </table:table-cell>
          <table:table-cell office:value-type="float" office:value="11.381098480104299" table:style-name="ce1">
            <text:p>11.38109848</text:p>
          </table:table-cell>
          <table:table-cell table:style-name="ce1"/>
          <table:table-cell office:value-type="float" office:value="0.89520426895687599" table:style-name="ce1">
            <text:p>0.895204269</text:p>
          </table:table-cell>
          <table:table-cell office:value-type="float" office:value="1.07523382980795" table:style-name="ce1">
            <text:p>1.07523383</text:p>
          </table:table-cell>
          <table:table-cell office:value-type="float" office:value="9.3389394113623698" table:style-name="ce1">
            <text:p>9.338939411</text:p>
          </table:table-cell>
          <table:table-cell office:value-type="float" office:value="9.0275928458879307" table:style-name="ce1">
            <text:p>9.027592846</text:p>
          </table:table-cell>
          <table:table-cell table:number-columns-repeated="16365"/>
        </table:table-row>
        <table:table-row table:style-name="ro1">
          <table:table-cell office:value-type="float" office:value="1.47139871772842" table:style-name="ce1">
            <text:p>1.471398718</text:p>
          </table:table-cell>
          <table:table-cell office:value-type="float" office:value="4.6111735591558398" table:style-name="ce1">
            <text:p>4.611173559</text:p>
          </table:table-cell>
          <table:table-cell office:value-type="float" office:value="3.0440551024875502" table:style-name="ce1">
            <text:p>3.044055102</text:p>
          </table:table-cell>
          <table:table-cell office:value-type="float" office:value="15.6003597953226" table:style-name="ce1">
            <text:p>15.6003598</text:p>
          </table:table-cell>
          <table:table-cell table:style-name="ce1"/>
          <table:table-cell office:value-type="float" office:value="1.31319221390063" table:style-name="ce1">
            <text:p>1.313192214</text:p>
          </table:table-cell>
          <table:table-cell office:value-type="float" office:value="1.1390304304738199" table:style-name="ce1">
            <text:p>1.13903043</text:p>
          </table:table-cell>
          <table:table-cell office:value-type="float" office:value="4.0912040796115896" table:style-name="ce1">
            <text:p>4.09120408</text:p>
          </table:table-cell>
          <table:table-cell office:value-type="float" office:value="3.6010740553827598" table:style-name="ce1">
            <text:p>3.601074055</text:p>
          </table:table-cell>
          <table:table-cell table:style-name="ce1"/>
          <table:table-cell office:value-type="float" office:value="0.41796876633317898" table:style-name="ce1">
            <text:p>0.417968766</text:p>
          </table:table-cell>
          <table:table-cell office:value-type="float" office:value="0.407960996310129" table:style-name="ce1">
            <text:p>0.407960996</text:p>
          </table:table-cell>
          <table:table-cell office:value-type="float" office:value="0.351952879035343" table:style-name="ce1">
            <text:p>0.351952879</text:p>
          </table:table-cell>
          <table:table-cell office:value-type="float" office:value="0.46270577941790503" table:style-name="ce1">
            <text:p>0.462705779</text:p>
          </table:table-cell>
          <table:table-cell table:style-name="ce1"/>
          <table:table-cell office:value-type="float" office:value="0.41794734930630101" table:style-name="ce1">
            <text:p>0.417947349</text:p>
          </table:table-cell>
          <table:table-cell office:value-type="float" office:value="0.41909360130766299" table:style-name="ce1">
            <text:p>0.419093601</text:p>
          </table:table-cell>
          <table:table-cell office:value-type="float" office:value="0.456851412673975" table:style-name="ce1">
            <text:p>0.456851413</text:p>
          </table:table-cell>
          <table:table-cell office:value-type="float" office:value="0.44616299753772498" table:style-name="ce1">
            <text:p>0.446162998</text:p>
          </table:table-cell>
          <table:table-cell table:number-columns-repeated="16365"/>
        </table:table-row>
        <table:table-row table:style-name="ro1">
          <table:table-cell office:value-type="float" office:value="1.3647318791061001" table:style-name="ce1">
            <text:p>1.364731879</text:p>
          </table:table-cell>
          <table:table-cell office:value-type="float" office:value="4.81828587998716" table:style-name="ce1">
            <text:p>4.81828588</text:p>
          </table:table-cell>
          <table:table-cell office:value-type="float" office:value="3.2829483203366099" table:style-name="ce1">
            <text:p>3.28294832</text:p>
          </table:table-cell>
          <table:table-cell office:value-type="float" office:value="14.6081368292219" table:style-name="ce1">
            <text:p>14.60813683</text:p>
          </table:table-cell>
          <table:table-cell table:style-name="ce1"/>
          <table:table-cell office:value-type="float" office:value="1.1747117222485499" table:style-name="ce1">
            <text:p>1.174711722</text:p>
          </table:table-cell>
          <table:table-cell office:value-type="float" office:value="1.0504359202210101" table:style-name="ce1">
            <text:p>1.05043592</text:p>
          </table:table-cell>
          <table:table-cell office:value-type="float" office:value="4.6196463130376699" table:style-name="ce1">
            <text:p>4.619646313</text:p>
          </table:table-cell>
          <table:table-cell office:value-type="float" office:value="3.42599914275345" table:style-name="ce1">
            <text:p>3.425999143</text:p>
          </table:table-cell>
          <table:table-cell table:style-name="ce1"/>
          <table:table-cell office:value-type="float" office:value="0.46514371746990801" table:style-name="ce1">
            <text:p>0.465143717</text:p>
          </table:table-cell>
          <table:table-cell office:value-type="float" office:value="0.47614995534560001" table:style-name="ce1">
            <text:p>0.476149955</text:p>
          </table:table-cell>
          <table:table-cell office:value-type="float" office:value="1.8031564404135401" table:style-name="ce1">
            <text:p>1.80315644</text:p>
          </table:table-cell>
          <table:table-cell office:value-type="float" office:value="0.83775612514592601" table:style-name="ce1">
            <text:p>0.837756125</text:p>
          </table:table-cell>
          <table:table-cell table:style-name="ce1"/>
          <table:table-cell office:value-type="float" office:value="0.44646281269134802" table:style-name="ce1">
            <text:p>0.446462813</text:p>
          </table:table-cell>
          <table:table-cell office:value-type="float" office:value="0.44974822378344897" table:style-name="ce1">
            <text:p>0.449748224</text:p>
          </table:table-cell>
          <table:table-cell office:value-type="float" office:value="0.89832665536463197" table:style-name="ce1">
            <text:p>0.898326655</text:p>
          </table:table-cell>
          <table:table-cell office:value-type="float" office:value="1.17995660651996" table:style-name="ce1">
            <text:p>1.179956607</text:p>
          </table:table-cell>
          <table:table-cell table:number-columns-repeated="16365"/>
        </table:table-row>
        <table:table-row table:style-name="ro1">
          <table:table-cell office:value-type="float" office:value="1.5278227768827799" table:style-name="ce1">
            <text:p>1.527822777</text:p>
          </table:table-cell>
          <table:table-cell office:value-type="float" office:value="4.8312461710503198" table:style-name="ce1">
            <text:p>4.831246171</text:p>
          </table:table-cell>
          <table:table-cell office:value-type="float" office:value="4.0726614710915001" table:style-name="ce1">
            <text:p>4.072661471</text:p>
          </table:table-cell>
          <table:table-cell office:value-type="float" office:value="14.829227105889601" table:style-name="ce1">
            <text:p>14.82922711</text:p>
          </table:table-cell>
          <table:table-cell table:style-name="ce1"/>
          <table:table-cell office:value-type="float" office:value="1.26708505201154" table:style-name="ce1">
            <text:p>1.267085052</text:p>
          </table:table-cell>
          <table:table-cell office:value-type="float" office:value="1.1089596006256699" table:style-name="ce1">
            <text:p>1.108959601</text:p>
          </table:table-cell>
          <table:table-cell office:value-type="float" office:value="4.36324269158834" table:style-name="ce1">
            <text:p>4.363242692</text:p>
          </table:table-cell>
          <table:table-cell office:value-type="float" office:value="3.7932394014325799" table:style-name="ce1">
            <text:p>3.793239401</text:p>
          </table:table-cell>
          <table:table-cell table:style-name="ce1"/>
          <table:table-cell office:value-type="float" office:value="0.45543501226320898" table:style-name="ce1">
            <text:p>0.455435012</text:p>
          </table:table-cell>
          <table:table-cell office:value-type="float" office:value="0.45968920027551802" table:style-name="ce1">
            <text:p>0.4596892</text:p>
          </table:table-cell>
          <table:table-cell office:value-type="float" office:value="2.5476477749120399" table:style-name="ce1">
            <text:p>2.547647775</text:p>
          </table:table-cell>
          <table:table-cell office:value-type="float" office:value="0.92336101156183603" table:style-name="ce1">
            <text:p>0.923361012</text:p>
          </table:table-cell>
          <table:table-cell table:style-name="ce1"/>
          <table:table-cell office:value-type="float" office:value="0.40533947274747401" table:style-name="ce1">
            <text:p>0.405339473</text:p>
          </table:table-cell>
          <table:table-cell office:value-type="float" office:value="0.41767564073616897" table:style-name="ce1">
            <text:p>0.417675641</text:p>
          </table:table-cell>
          <table:table-cell office:value-type="float" office:value="0.73889950528228199" table:style-name="ce1">
            <text:p>0.738899505</text:p>
          </table:table-cell>
          <table:table-cell office:value-type="float" office:value="0.867764812841199" table:style-name="ce1">
            <text:p>0.867764813</text:p>
          </table:table-cell>
          <table:table-cell table:number-columns-repeated="16365"/>
        </table:table-row>
        <table:table-row table:style-name="ro1">
          <table:table-cell office:value-type="float" office:value="1.41792941558773" table:style-name="ce1">
            <text:p>1.417929416</text:p>
          </table:table-cell>
          <table:table-cell office:value-type="float" office:value="4.2286923728191503" table:style-name="ce1">
            <text:p>4.228692373</text:p>
          </table:table-cell>
          <table:table-cell office:value-type="float" office:value="3.3102677073965401" table:style-name="ce1">
            <text:p>3.310267707</text:p>
          </table:table-cell>
          <table:table-cell office:value-type="float" office:value="17.733639996499399" table:style-name="ce1">
            <text:p>17.73364</text:p>
          </table:table-cell>
          <table:table-cell table:style-name="ce1"/>
          <table:table-cell office:value-type="float" office:value="1.2389584427809699" table:style-name="ce1">
            <text:p>1.238958443</text:p>
          </table:table-cell>
          <table:table-cell office:value-type="float" office:value="1.1598256547805801" table:style-name="ce1">
            <text:p>1.159825655</text:p>
          </table:table-cell>
          <table:table-cell office:value-type="float" office:value="3.7329985027727299" table:style-name="ce1">
            <text:p>3.732998503</text:p>
          </table:table-cell>
          <table:table-cell office:value-type="float" office:value="3.9143574630165601" table:style-name="ce1">
            <text:p>3.914357463</text:p>
          </table:table-cell>
          <table:table-cell table:style-name="ce1"/>
          <table:table-cell office:value-type="float" office:value="0.399648859849839" table:style-name="ce1">
            <text:p>0.39964886</text:p>
          </table:table-cell>
          <table:table-cell office:value-type="float" office:value="0.50912423936133699" table:style-name="ce1">
            <text:p>0.509124239</text:p>
          </table:table-cell>
          <table:table-cell office:value-type="float" office:value="0.698378358145611" table:style-name="ce1">
            <text:p>0.698378358</text:p>
          </table:table-cell>
          <table:table-cell office:value-type="float" office:value="1.6812840470941799" table:style-name="ce1">
            <text:p>1.681284047</text:p>
          </table:table-cell>
          <table:table-cell table:style-name="ce1"/>
          <table:table-cell office:value-type="float" office:value="0.39369644745051702" table:style-name="ce1">
            <text:p>0.393696447</text:p>
          </table:table-cell>
          <table:table-cell office:value-type="float" office:value="0.40626623222397001" table:style-name="ce1">
            <text:p>0.406266232</text:p>
          </table:table-cell>
          <table:table-cell office:value-type="float" office:value="0.63659297341468701" table:style-name="ce1">
            <text:p>0.636592973</text:p>
          </table:table-cell>
          <table:table-cell office:value-type="float" office:value="0.71589752843429899" table:style-name="ce1">
            <text:p>0.715897528</text:p>
          </table:table-cell>
          <table:table-cell table:number-columns-repeated="16365"/>
        </table:table-row>
        <table:table-row table:style-name="ro1">
          <table:table-cell office:value-type="float" office:value="1.44675806626606" table:style-name="ce1">
            <text:p>1.446758066</text:p>
          </table:table-cell>
          <table:table-cell office:value-type="float" office:value="4.2786812313936204" table:style-name="ce1">
            <text:p>4.278681231</text:p>
          </table:table-cell>
          <table:table-cell office:value-type="float" office:value="3.7839709707974798" table:style-name="ce1">
            <text:p>3.783970971</text:p>
          </table:table-cell>
          <table:table-cell office:value-type="float" office:value="17.489002411989599" table:style-name="ce1">
            <text:p>17.48900241</text:p>
          </table:table-cell>
          <table:table-cell table:style-name="ce1"/>
          <table:table-cell office:value-type="float" office:value="1.21755062894751" table:style-name="ce1">
            <text:p>1.217550629</text:p>
          </table:table-cell>
          <table:table-cell office:value-type="float" office:value="1.1328951549289601" table:style-name="ce1">
            <text:p>1.132895155</text:p>
          </table:table-cell>
          <table:table-cell office:value-type="float" office:value="4.3935147014174598" table:style-name="ce1">
            <text:p>4.393514701</text:p>
          </table:table-cell>
          <table:table-cell office:value-type="float" office:value="3.8293573707391202" table:style-name="ce1">
            <text:p>3.829357371</text:p>
          </table:table-cell>
          <table:table-cell table:style-name="ce1"/>
          <table:table-cell office:value-type="float" office:value="0.41609064704258197" table:style-name="ce1">
            <text:p>0.416090647</text:p>
          </table:table-cell>
          <table:table-cell office:value-type="float" office:value="0.47856295940825899" table:style-name="ce1">
            <text:p>0.478562959</text:p>
          </table:table-cell>
          <table:table-cell office:value-type="float" office:value="2.03511484563071" table:style-name="ce1">
            <text:p>2.035114846</text:p>
          </table:table-cell>
          <table:table-cell office:value-type="float" office:value="1.2835266967812" table:style-name="ce1">
            <text:p>1.283526697</text:p>
          </table:table-cell>
          <table:table-cell table:style-name="ce1"/>
          <table:table-cell office:value-type="float" office:value="0.38938835268684802" table:style-name="ce1">
            <text:p>0.389388353</text:p>
          </table:table-cell>
          <table:table-cell office:value-type="float" office:value="0.39816512047822" table:style-name="ce1">
            <text:p>0.39816512</text:p>
          </table:table-cell>
          <table:table-cell office:value-type="float" office:value="0.67378260763727604" table:style-name="ce1">
            <text:p>0.673782608</text:p>
          </table:table-cell>
          <table:table-cell office:value-type="float" office:value="0.930515527733911" table:style-name="ce1">
            <text:p>0.930515528</text:p>
          </table:table-cell>
          <table:table-cell table:number-columns-repeated="16365"/>
        </table:table-row>
        <table:table-row table:style-name="ro1">
          <table:table-cell office:value-type="float" office:value="1.37403221234689" table:style-name="ce1">
            <text:p>1.374032212</text:p>
          </table:table-cell>
          <table:table-cell office:value-type="float" office:value="4.4273561748818899" table:style-name="ce1">
            <text:p>4.427356175</text:p>
          </table:table-cell>
          <table:table-cell office:value-type="float" office:value="3.59986590412207" table:style-name="ce1">
            <text:p>3.599865904</text:p>
          </table:table-cell>
          <table:table-cell office:value-type="float" office:value="16.333981044329299" table:style-name="ce1">
            <text:p>16.33398104</text:p>
          </table:table-cell>
          <table:table-cell table:style-name="ce1"/>
          <table:table-cell office:value-type="float" office:value="1.0406026587286601" table:style-name="ce1">
            <text:p>1.040602659</text:p>
          </table:table-cell>
          <table:table-cell office:value-type="float" office:value="1.1044626546584799" table:style-name="ce1">
            <text:p>1.104462655</text:p>
          </table:table-cell>
          <table:table-cell office:value-type="float" office:value="2.48184640126907" table:style-name="ce1">
            <text:p>2.481846401</text:p>
          </table:table-cell>
          <table:table-cell office:value-type="float" office:value="3.3448747282292" table:style-name="ce1">
            <text:p>3.344874728</text:p>
          </table:table-cell>
          <table:table-cell table:style-name="ce1"/>
          <table:table-cell office:value-type="float" office:value="0.46912792091244299" table:style-name="ce1">
            <text:p>0.469127921</text:p>
          </table:table-cell>
          <table:table-cell office:value-type="float" office:value="0.41581665137547802" table:style-name="ce1">
            <text:p>0.415816651</text:p>
          </table:table-cell>
          <table:table-cell office:value-type="float" office:value="2.5467539875489602" table:style-name="ce1">
            <text:p>2.546753988</text:p>
          </table:table-cell>
          <table:table-cell office:value-type="float" office:value="0.95358856152192795" table:style-name="ce1">
            <text:p>0.953588562</text:p>
          </table:table-cell>
          <table:table-cell table:style-name="ce1"/>
          <table:table-cell office:value-type="float" office:value="0.421938661986692" table:style-name="ce1">
            <text:p>0.421938662</text:p>
          </table:table-cell>
          <table:table-cell office:value-type="float" office:value="0.40810111068983401" table:style-name="ce1">
            <text:p>0.408101111</text:p>
          </table:table-cell>
          <table:table-cell office:value-type="float" office:value="1.9514413235985799" table:style-name="ce1">
            <text:p>1.951441324</text:p>
          </table:table-cell>
          <table:table-cell office:value-type="float" office:value="0.71943124007140602" table:style-name="ce1">
            <text:p>0.71943124</text:p>
          </table:table-cell>
          <table:table-cell table:number-columns-repeated="16365"/>
        </table:table-row>
        <table:table-row table:style-name="ro1">
          <table:table-cell office:value-type="float" office:value="1.41104875953933" table:style-name="ce1">
            <text:p>1.41104876</text:p>
          </table:table-cell>
          <table:table-cell office:value-type="float" office:value="4.3901091049757204" table:style-name="ce1">
            <text:p>4.390109105</text:p>
          </table:table-cell>
          <table:table-cell office:value-type="float" office:value="4.1222188653678398" table:style-name="ce1">
            <text:p>4.122218865</text:p>
          </table:table-cell>
          <table:table-cell office:value-type="float" office:value="16.147723334965999" table:style-name="ce1">
            <text:p>16.14772333</text:p>
          </table:table-cell>
          <table:table-cell table:style-name="ce1"/>
          <table:table-cell office:value-type="float" office:value="1.1071526360620401" table:style-name="ce1">
            <text:p>1.107152636</text:p>
          </table:table-cell>
          <table:table-cell office:value-type="float" office:value="1.13406765059168" table:style-name="ce1">
            <text:p>1.134067651</text:p>
          </table:table-cell>
          <table:table-cell office:value-type="float" office:value="3.12262982590231" table:style-name="ce1">
            <text:p>3.122629826</text:p>
          </table:table-cell>
          <table:table-cell office:value-type="float" office:value="3.7851594804537099" table:style-name="ce1">
            <text:p>3.78515948</text:p>
          </table:table-cell>
          <table:table-cell table:style-name="ce1"/>
          <table:table-cell office:value-type="float" office:value="0.43902788812499" table:style-name="ce1">
            <text:p>0.439027888</text:p>
          </table:table-cell>
          <table:table-cell office:value-type="float" office:value="0.42088048967631397" table:style-name="ce1">
            <text:p>0.42088049</text:p>
          </table:table-cell>
          <table:table-cell office:value-type="float" office:value="2.8527810691134099" table:style-name="ce1">
            <text:p>2.852781069</text:p>
          </table:table-cell>
          <table:table-cell office:value-type="float" office:value="0.68730879211287499" table:style-name="ce1">
            <text:p>0.687308792</text:p>
          </table:table-cell>
          <table:table-cell table:style-name="ce1"/>
          <table:table-cell office:value-type="float" office:value="0.37886762771001697" table:style-name="ce1">
            <text:p>0.378867628</text:p>
          </table:table-cell>
          <table:table-cell office:value-type="float" office:value="0.396400547338567" table:style-name="ce1">
            <text:p>0.396400547</text:p>
          </table:table-cell>
          <table:table-cell office:value-type="float" office:value="1.26588697091443" table:style-name="ce1">
            <text:p>1.265886971</text:p>
          </table:table-cell>
          <table:table-cell office:value-type="float" office:value="1.1279710015895601" table:style-name="ce1">
            <text:p>1.127971002</text:p>
          </table:table-cell>
          <table:table-cell table:number-columns-repeated="16365"/>
        </table:table-row>
        <table:table-row table:style-name="ro1">
          <table:table-cell office:value-type="float" office:value="1.3174929359691501" table:style-name="ce1">
            <text:p>1.317492936</text:p>
          </table:table-cell>
          <table:table-cell office:value-type="float" office:value="4.5034186484444696" table:style-name="ce1">
            <text:p>4.503418648</text:p>
          </table:table-cell>
          <table:table-cell office:value-type="float" office:value="3.0332239136124799" table:style-name="ce1">
            <text:p>3.033223914</text:p>
          </table:table-cell>
          <table:table-cell office:value-type="float" office:value="16.500642219655901" table:style-name="ce1">
            <text:p>16.50064222</text:p>
          </table:table-cell>
          <table:table-cell table:style-name="ce1"/>
          <table:table-cell office:value-type="float" office:value="1.0915376205606" table:style-name="ce1">
            <text:p>1.091537621</text:p>
          </table:table-cell>
          <table:table-cell office:value-type="float" office:value="1.23422471006021" table:style-name="ce1">
            <text:p>1.23422471</text:p>
          </table:table-cell>
          <table:table-cell office:value-type="float" office:value="2.7269325638453998" table:style-name="ce1">
            <text:p>2.726932564</text:p>
          </table:table-cell>
          <table:table-cell office:value-type="float" office:value="3.7847909427759001" table:style-name="ce1">
            <text:p>3.784790943</text:p>
          </table:table-cell>
          <table:table-cell table:style-name="ce1"/>
          <table:table-cell office:value-type="float" office:value="0.384706280934284" table:style-name="ce1">
            <text:p>0.384706281</text:p>
          </table:table-cell>
          <table:table-cell office:value-type="float" office:value="0.35531156298315902" table:style-name="ce1">
            <text:p>0.355311563</text:p>
          </table:table-cell>
          <table:table-cell office:value-type="float" office:value="0.94461262360231701" table:style-name="ce1">
            <text:p>0.944612624</text:p>
          </table:table-cell>
          <table:table-cell office:value-type="float" office:value="0.92611322247922101" table:style-name="ce1">
            <text:p>0.926113222</text:p>
          </table:table-cell>
          <table:table-cell table:style-name="ce1"/>
          <table:table-cell office:value-type="float" office:value="0.36827114243862102" table:style-name="ce1">
            <text:p>0.368271142</text:p>
          </table:table-cell>
          <table:table-cell office:value-type="float" office:value="0.41732655797630902" table:style-name="ce1">
            <text:p>0.417326558</text:p>
          </table:table-cell>
          <table:table-cell office:value-type="float" office:value="1.5479208136792599" table:style-name="ce1">
            <text:p>1.547920814</text:p>
          </table:table-cell>
          <table:table-cell office:value-type="float" office:value="0.87104390027269396" table:style-name="ce1">
            <text:p>0.8710439</text:p>
          </table:table-cell>
          <table:table-cell table:number-columns-repeated="16365"/>
        </table:table-row>
        <table:table-row table:style-name="ro1">
          <table:table-cell office:value-type="float" office:value="1.1636317949364801" table:style-name="ce1">
            <text:p>1.163631795</text:p>
          </table:table-cell>
          <table:table-cell office:value-type="float" office:value="4.4664640821186303" table:style-name="ce1">
            <text:p>4.466464082</text:p>
          </table:table-cell>
          <table:table-cell office:value-type="float" office:value="2.6576198123706201" table:style-name="ce1">
            <text:p>2.657619812</text:p>
          </table:table-cell>
          <table:table-cell office:value-type="float" office:value="16.277060943241398" table:style-name="ce1">
            <text:p>16.27706094</text:p>
          </table:table-cell>
          <table:table-cell table:style-name="ce1"/>
          <table:table-cell office:value-type="float" office:value="0.95259317685819" table:style-name="ce1">
            <text:p>0.952593177</text:p>
          </table:table-cell>
          <table:table-cell office:value-type="float" office:value="1.1780433364131699" table:style-name="ce1">
            <text:p>1.178043336</text:p>
          </table:table-cell>
          <table:table-cell office:value-type="float" office:value="2.7373490613460598" table:style-name="ce1">
            <text:p>2.737349061</text:p>
          </table:table-cell>
          <table:table-cell office:value-type="float" office:value="3.41285828722161" table:style-name="ce1">
            <text:p>3.412858287</text:p>
          </table:table-cell>
          <table:table-cell table:style-name="ce1"/>
          <table:table-cell office:value-type="float" office:value="0.47947559528127598" table:style-name="ce1">
            <text:p>0.479475595</text:p>
          </table:table-cell>
          <table:table-cell office:value-type="float" office:value="0.390488111781847" table:style-name="ce1">
            <text:p>0.390488112</text:p>
          </table:table-cell>
          <table:table-cell office:value-type="float" office:value="0.98221560932646401" table:style-name="ce1">
            <text:p>0.982215609</text:p>
          </table:table-cell>
          <table:table-cell office:value-type="float" office:value="1.00809916331008" table:style-name="ce1">
            <text:p>1.008099163</text:p>
          </table:table-cell>
          <table:table-cell table:style-name="ce1"/>
          <table:table-cell office:value-type="float" office:value="0.46930163690051402" table:style-name="ce1">
            <text:p>0.469301637</text:p>
          </table:table-cell>
          <table:table-cell office:value-type="float" office:value="0.41356687677449999" table:style-name="ce1">
            <text:p>0.413566877</text:p>
          </table:table-cell>
          <table:table-cell office:value-type="float" office:value="1.37008299150404" table:style-name="ce1">
            <text:p>1.370082992</text:p>
          </table:table-cell>
          <table:table-cell office:value-type="float" office:value="1.3127698845943301" table:style-name="ce1">
            <text:p>1.312769885</text:p>
          </table:table-cell>
          <table:table-cell table:number-columns-repeated="16365"/>
        </table:table-row>
        <table:table-row table:style-name="ro1">
          <table:table-cell office:value-type="float" office:value="1.17957408752533" table:style-name="ce1">
            <text:p>1.179574088</text:p>
          </table:table-cell>
          <table:table-cell office:value-type="float" office:value="4.75785601933985" table:style-name="ce1">
            <text:p>4.757856019</text:p>
          </table:table-cell>
          <table:table-cell office:value-type="float" office:value="3.5969180686938702" table:style-name="ce1">
            <text:p>3.596918069</text:p>
          </table:table-cell>
          <table:table-cell office:value-type="float" office:value="15.8783895334685" table:style-name="ce1">
            <text:p>15.87838953</text:p>
          </table:table-cell>
          <table:table-cell table:style-name="ce1"/>
          <table:table-cell office:value-type="float" office:value="0.94452024258012901" table:style-name="ce1">
            <text:p>0.944520243</text:p>
          </table:table-cell>
          <table:table-cell office:value-type="float" office:value="1.1960045147173799" table:style-name="ce1">
            <text:p>1.196004515</text:p>
          </table:table-cell>
          <table:table-cell office:value-type="float" office:value="4.0762096481679002" table:style-name="ce1">
            <text:p>4.076209648</text:p>
          </table:table-cell>
          <table:table-cell office:value-type="float" office:value="3.8366922874534" table:style-name="ce1">
            <text:p>3.836692287</text:p>
          </table:table-cell>
          <table:table-cell table:style-name="ce1"/>
          <table:table-cell office:value-type="float" office:value="0.47982449492413898" table:style-name="ce1">
            <text:p>0.479824495</text:p>
          </table:table-cell>
          <table:table-cell office:value-type="float" office:value="0.395189776373779" table:style-name="ce1">
            <text:p>0.395189776</text:p>
          </table:table-cell>
          <table:table-cell office:value-type="float" office:value="2.2321941648768" table:style-name="ce1">
            <text:p>2.232194165</text:p>
          </table:table-cell>
          <table:table-cell office:value-type="float" office:value="0.29973459701125799" table:style-name="ce1">
            <text:p>0.299734597</text:p>
          </table:table-cell>
          <table:table-cell table:style-name="ce1"/>
          <table:table-cell office:value-type="float" office:value="0.47509288189571097" table:style-name="ce1">
            <text:p>0.475092882</text:p>
          </table:table-cell>
          <table:table-cell office:value-type="float" office:value="0.41337310431326502" table:style-name="ce1">
            <text:p>0.413373104</text:p>
          </table:table-cell>
          <table:table-cell office:value-type="float" office:value="0.302200891681423" table:style-name="ce1">
            <text:p>0.302200892</text:p>
          </table:table-cell>
          <table:table-cell office:value-type="float" office:value="2.0711462790308501" table:style-name="ce1">
            <text:p>2.071146279</text:p>
          </table:table-cell>
          <table:table-cell table:number-columns-repeated="16365"/>
        </table:table-row>
        <table:table-row table:style-name="ro1">
          <table:table-cell office:value-type="float" office:value="1.2504173816250701" table:style-name="ce1">
            <text:p>1.250417382</text:p>
          </table:table-cell>
          <table:table-cell office:value-type="float" office:value="4.4878953074689596" table:style-name="ce1">
            <text:p>4.487895307</text:p>
          </table:table-cell>
          <table:table-cell office:value-type="float" office:value="3.2669840810747601" table:style-name="ce1">
            <text:p>3.266984081</text:p>
          </table:table-cell>
          <table:table-cell office:value-type="float" office:value="16.583601488732999" table:style-name="ce1">
            <text:p>16.58360149</text:p>
          </table:table-cell>
          <table:table-cell table:style-name="ce1"/>
          <table:table-cell office:value-type="float" office:value="0.96210746779604905" table:style-name="ce1">
            <text:p>0.962107468</text:p>
          </table:table-cell>
          <table:table-cell office:value-type="float" office:value="1.22240232907844" table:style-name="ce1">
            <text:p>1.222402329</text:p>
          </table:table-cell>
          <table:table-cell office:value-type="float" office:value="2.5031730815541402" table:style-name="ce1">
            <text:p>2.503173082</text:p>
          </table:table-cell>
          <table:table-cell office:value-type="float" office:value="3.8789365568001002" table:style-name="ce1">
            <text:p>3.878936557</text:p>
          </table:table-cell>
          <table:table-cell table:style-name="ce1"/>
          <table:table-cell office:value-type="float" office:value="0.41511276215026299" table:style-name="ce1">
            <text:p>0.415112762</text:p>
          </table:table-cell>
          <table:table-cell office:value-type="float" office:value="0.35294786335508899" table:style-name="ce1">
            <text:p>0.352947863</text:p>
          </table:table-cell>
          <table:table-cell office:value-type="float" office:value="1.17746576488356" table:style-name="ce1">
            <text:p>1.177465765</text:p>
          </table:table-cell>
          <table:table-cell office:value-type="float" office:value="1.1326665761697401" table:style-name="ce1">
            <text:p>1.132666576</text:p>
          </table:table-cell>
          <table:table-cell table:style-name="ce1"/>
          <table:table-cell office:value-type="float" office:value="0.39843786279279098" table:style-name="ce1">
            <text:p>0.398437863</text:p>
          </table:table-cell>
          <table:table-cell office:value-type="float" office:value="0.411626789306622" table:style-name="ce1">
            <text:p>0.411626789</text:p>
          </table:table-cell>
          <table:table-cell office:value-type="float" office:value="3.4645033117336599" table:style-name="ce1">
            <text:p>3.464503312</text:p>
          </table:table-cell>
          <table:table-cell office:value-type="float" office:value="1.10136551580388" table:style-name="ce1">
            <text:p>1.101365516</text:p>
          </table:table-cell>
          <table:table-cell table:number-columns-repeated="16365"/>
        </table:table-row>
        <table:table-row table:style-name="ro1">
          <table:table-cell office:value-type="float" office:value="1.34022464078753" table:style-name="ce1">
            <text:p>1.340224641</text:p>
          </table:table-cell>
          <table:table-cell office:value-type="float" office:value="4.4376956135152197" table:style-name="ce1">
            <text:p>4.437695614</text:p>
          </table:table-cell>
          <table:table-cell office:value-type="float" office:value="2.76231140449431" table:style-name="ce1">
            <text:p>2.762311404</text:p>
          </table:table-cell>
          <table:table-cell office:value-type="float" office:value="17.1603031935921" table:style-name="ce1">
            <text:p>17.16030319</text:p>
          </table:table-cell>
          <table:table-cell table:style-name="ce1"/>
          <table:table-cell office:value-type="float" office:value="1.0764343559040299" table:style-name="ce1">
            <text:p>1.076434356</text:p>
          </table:table-cell>
          <table:table-cell office:value-type="float" office:value="1.2826373554958299" table:style-name="ce1">
            <text:p>1.282637355</text:p>
          </table:table-cell>
          <table:table-cell office:value-type="float" office:value="2.71371472882592" table:style-name="ce1">
            <text:p>2.713714729</text:p>
          </table:table-cell>
          <table:table-cell office:value-type="float" office:value="3.90713955151503" table:style-name="ce1">
            <text:p>3.907139552</text:p>
          </table:table-cell>
          <table:table-cell table:style-name="ce1"/>
          <table:table-cell office:value-type="float" office:value="0.336588012613319" table:style-name="ce1">
            <text:p>0.336588013</text:p>
          </table:table-cell>
          <table:table-cell office:value-type="float" office:value="0.34025293940380702" table:style-name="ce1">
            <text:p>0.340252939</text:p>
          </table:table-cell>
          <table:table-cell office:value-type="float" office:value="1.0501421921816301" table:style-name="ce1">
            <text:p>1.050142192</text:p>
          </table:table-cell>
          <table:table-cell office:value-type="float" office:value="1.7574305678239399" table:style-name="ce1">
            <text:p>1.757430568</text:p>
          </table:table-cell>
          <table:table-cell table:style-name="ce1"/>
          <table:table-cell office:value-type="float" office:value="0.33258566037418302" table:style-name="ce1">
            <text:p>0.33258566</text:p>
          </table:table-cell>
          <table:table-cell office:value-type="float" office:value="0.433902862080357" table:style-name="ce1">
            <text:p>0.433902862</text:p>
          </table:table-cell>
          <table:table-cell office:value-type="float" office:value="3.2985850167450002" table:style-name="ce1">
            <text:p>3.298585017</text:p>
          </table:table-cell>
          <table:table-cell office:value-type="float" office:value="0.84786369671943096" table:style-name="ce1">
            <text:p>0.847863697</text:p>
          </table:table-cell>
          <table:table-cell table:number-columns-repeated="16365"/>
        </table:table-row>
        <table:table-row table:style-name="ro1">
          <table:table-cell office:value-type="float" office:value="1.0657669022107601" table:style-name="ce1">
            <text:p>1.065766902</text:p>
          </table:table-cell>
          <table:table-cell office:value-type="float" office:value="4.2730965682120896" table:style-name="ce1">
            <text:p>4.273096568</text:p>
          </table:table-cell>
          <table:table-cell office:value-type="float" office:value="2.3798579459717399" table:style-name="ce1">
            <text:p>2.379857946</text:p>
          </table:table-cell>
          <table:table-cell office:value-type="float" office:value="17.145032607793599" table:style-name="ce1">
            <text:p>17.14503261</text:p>
          </table:table-cell>
          <table:table-cell table:style-name="ce1"/>
          <table:table-cell office:value-type="float" office:value="0.80441244970282999" table:style-name="ce1">
            <text:p>0.80441245</text:p>
          </table:table-cell>
          <table:table-cell office:value-type="float" office:value="1.15417430415264" table:style-name="ce1">
            <text:p>1.154174304</text:p>
          </table:table-cell>
          <table:table-cell office:value-type="float" office:value="1.65072666643302" table:style-name="ce1">
            <text:p>1.650726666</text:p>
          </table:table-cell>
          <table:table-cell office:value-type="float" office:value="3.28513673289237" table:style-name="ce1">
            <text:p>3.285136733</text:p>
          </table:table-cell>
          <table:table-cell table:style-name="ce1"/>
          <table:table-cell office:value-type="float" office:value="0.53474139632291096" table:style-name="ce1">
            <text:p>0.534741396</text:p>
          </table:table-cell>
          <table:table-cell office:value-type="float" office:value="0.46519256715327201" table:style-name="ce1">
            <text:p>0.465192567</text:p>
          </table:table-cell>
          <table:table-cell office:value-type="float" office:value="1.00806493151379" table:style-name="ce1">
            <text:p>1.008064932</text:p>
          </table:table-cell>
          <table:table-cell office:value-type="float" office:value="1.70676934908134" table:style-name="ce1">
            <text:p>1.706769349</text:p>
          </table:table-cell>
          <table:table-cell table:style-name="ce1"/>
          <table:table-cell office:value-type="float" office:value="0.53948622075586905" table:style-name="ce1">
            <text:p>0.539486221</text:p>
          </table:table-cell>
          <table:table-cell office:value-type="float" office:value="0.395599528977022" table:style-name="ce1">
            <text:p>0.395599529</text:p>
          </table:table-cell>
          <table:table-cell office:value-type="float" office:value="3.58336183766064" table:style-name="ce1">
            <text:p>3.583361838</text:p>
          </table:table-cell>
          <table:table-cell office:value-type="float" office:value="0.64780300619671305" table:style-name="ce1">
            <text:p>0.647803006</text:p>
          </table:table-cell>
          <table:table-cell table:number-columns-repeated="16365"/>
        </table:table-row>
        <table:table-row table:style-name="ro1">
          <table:table-cell office:value-type="float" office:value="1.2181399695464601" table:style-name="ce1">
            <text:p>1.21813997</text:p>
          </table:table-cell>
          <table:table-cell office:value-type="float" office:value="4.2467194423552304" table:style-name="ce1">
            <text:p>4.246719442</text:p>
          </table:table-cell>
          <table:table-cell office:value-type="float" office:value="2.7160884398818999" table:style-name="ce1">
            <text:p>2.71608844</text:p>
          </table:table-cell>
          <table:table-cell office:value-type="float" office:value="17.772398464957199" table:style-name="ce1">
            <text:p>17.77239846</text:p>
          </table:table-cell>
          <table:table-cell table:style-name="ce1"/>
          <table:table-cell office:value-type="float" office:value="0.95822401160505399" table:style-name="ce1">
            <text:p>0.958224012</text:p>
          </table:table-cell>
          <table:table-cell office:value-type="float" office:value="1.1951015117852299" table:style-name="ce1">
            <text:p>1.195101512</text:p>
          </table:table-cell>
          <table:table-cell office:value-type="float" office:value="2.1266436547155299" table:style-name="ce1">
            <text:p>2.126643655</text:p>
          </table:table-cell>
          <table:table-cell office:value-type="float" office:value="3.8751186866841199" table:style-name="ce1">
            <text:p>3.875118687</text:p>
          </table:table-cell>
          <table:table-cell table:style-name="ce1"/>
          <table:table-cell office:value-type="float" office:value="0.37090861250163998" table:style-name="ce1">
            <text:p>0.370908613</text:p>
          </table:table-cell>
          <table:table-cell office:value-type="float" office:value="0.44612383772993103" table:style-name="ce1">
            <text:p>0.446123838</text:p>
          </table:table-cell>
          <table:table-cell office:value-type="float" office:value="1.1090288493520599" table:style-name="ce1">
            <text:p>1.109028849</text:p>
          </table:table-cell>
          <table:table-cell office:value-type="float" office:value="2.15645466105715" table:style-name="ce1">
            <text:p>2.156454661</text:p>
          </table:table-cell>
          <table:table-cell table:style-name="ce1"/>
          <table:table-cell office:value-type="float" office:value="0.37918106914685701" table:style-name="ce1">
            <text:p>0.379181069</text:p>
          </table:table-cell>
          <table:table-cell office:value-type="float" office:value="0.37940606656089199" table:style-name="ce1">
            <text:p>0.379406067</text:p>
          </table:table-cell>
          <table:table-cell office:value-type="float" office:value="5.6288365003076004" table:style-name="ce1">
            <text:p>5.6288365</text:p>
          </table:table-cell>
          <table:table-cell office:value-type="float" office:value="0.70883542251898302" table:style-name="ce1">
            <text:p>0.708835423</text:p>
          </table:table-cell>
          <table:table-cell table:number-columns-repeated="16365"/>
        </table:table-row>
        <table:table-row table:style-name="ro1">
          <table:table-cell office:value-type="float" office:value="1.2952881166854799" table:style-name="ce1">
            <text:p>1.295288117</text:p>
          </table:table-cell>
          <table:table-cell office:value-type="float" office:value="4.1357449592816904" table:style-name="ce1">
            <text:p>4.135744959</text:p>
          </table:table-cell>
          <table:table-cell office:value-type="float" office:value="3.3844726175001498" table:style-name="ce1">
            <text:p>3.384472618</text:p>
          </table:table-cell>
          <table:table-cell office:value-type="float" office:value="17.902281326155201" table:style-name="ce1">
            <text:p>17.90228133</text:p>
          </table:table-cell>
          <table:table-cell table:style-name="ce1"/>
          <table:table-cell office:value-type="float" office:value="1.0268192977196899" table:style-name="ce1">
            <text:p>1.026819298</text:p>
          </table:table-cell>
          <table:table-cell office:value-type="float" office:value="1.2323468745775701" table:style-name="ce1">
            <text:p>1.232346875</text:p>
          </table:table-cell>
          <table:table-cell office:value-type="float" office:value="2.5185434213058202" table:style-name="ce1">
            <text:p>2.518543421</text:p>
          </table:table-cell>
          <table:table-cell office:value-type="float" office:value="4.0739031792180302" table:style-name="ce1">
            <text:p>4.073903179</text:p>
          </table:table-cell>
          <table:table-cell table:style-name="ce1"/>
          <table:table-cell office:value-type="float" office:value="0.35589844132439202" table:style-name="ce1">
            <text:p>0.355898441</text:p>
          </table:table-cell>
          <table:table-cell office:value-type="float" office:value="0.51964241548024903" table:style-name="ce1">
            <text:p>0.519642415</text:p>
          </table:table-cell>
          <table:table-cell office:value-type="float" office:value="0.70513027875692103" table:style-name="ce1">
            <text:p>0.705130279</text:p>
          </table:table-cell>
          <table:table-cell office:value-type="float" office:value="2.3495392872554999" table:style-name="ce1">
            <text:p>2.349539287</text:p>
          </table:table-cell>
          <table:table-cell table:style-name="ce1"/>
          <table:table-cell office:value-type="float" office:value="0.32988559219658298" table:style-name="ce1">
            <text:p>0.329885592</text:p>
          </table:table-cell>
          <table:table-cell office:value-type="float" office:value="0.38509678536821401" table:style-name="ce1">
            <text:p>0.385096785</text:p>
          </table:table-cell>
          <table:table-cell office:value-type="float" office:value="5.0302881934572499" table:style-name="ce1">
            <text:p>5.030288193</text:p>
          </table:table-cell>
          <table:table-cell office:value-type="float" office:value="0.90651807699799103" table:style-name="ce1">
            <text:p>0.906518077</text:p>
          </table:table-cell>
          <table:table-cell table:number-columns-repeated="16365"/>
        </table:table-row>
        <table:table-row table:style-name="ro1">
          <table:table-cell office:value-type="float" office:value="1.2559111959424201" table:style-name="ce1">
            <text:p>1.255911196</text:p>
          </table:table-cell>
          <table:table-cell office:value-type="float" office:value="4.2233109243326696" table:style-name="ce1">
            <text:p>4.223310924</text:p>
          </table:table-cell>
          <table:table-cell office:value-type="float" office:value="3.32501597765074" table:style-name="ce1">
            <text:p>3.325015978</text:p>
          </table:table-cell>
          <table:table-cell office:value-type="float" office:value="17.005246565857" table:style-name="ce1">
            <text:p>17.00524657</text:p>
          </table:table-cell>
          <table:table-cell table:style-name="ce1"/>
          <table:table-cell office:value-type="float" office:value="0.97770136112375305" table:style-name="ce1">
            <text:p>0.977701361</text:p>
          </table:table-cell>
          <table:table-cell office:value-type="float" office:value="1.22136306801836" table:style-name="ce1">
            <text:p>1.221363068</text:p>
          </table:table-cell>
          <table:table-cell office:value-type="float" office:value="2.3169599143472199" table:style-name="ce1">
            <text:p>2.316959914</text:p>
          </table:table-cell>
          <table:table-cell office:value-type="float" office:value="3.62388303453386" table:style-name="ce1">
            <text:p>3.623883035</text:p>
          </table:table-cell>
          <table:table-cell table:style-name="ce1"/>
          <table:table-cell office:value-type="float" office:value="0.38624342543562101" table:style-name="ce1">
            <text:p>0.386243425</text:p>
          </table:table-cell>
          <table:table-cell office:value-type="float" office:value="0.458086623351663" table:style-name="ce1">
            <text:p>0.458086623</text:p>
          </table:table-cell>
          <table:table-cell office:value-type="float" office:value="0.637026487182489" table:style-name="ce1">
            <text:p>0.637026487</text:p>
          </table:table-cell>
          <table:table-cell office:value-type="float" office:value="1.56864295416386" table:style-name="ce1">
            <text:p>1.568642954</text:p>
          </table:table-cell>
          <table:table-cell table:style-name="ce1"/>
          <table:table-cell office:value-type="float" office:value="0.35471272499231998" table:style-name="ce1">
            <text:p>0.354712725</text:p>
          </table:table-cell>
          <table:table-cell office:value-type="float" office:value="0.38164497465025399" table:style-name="ce1">
            <text:p>0.381644975</text:p>
          </table:table-cell>
          <table:table-cell office:value-type="float" office:value="3.99624257678088" table:style-name="ce1">
            <text:p>3.996242577</text:p>
          </table:table-cell>
          <table:table-cell office:value-type="float" office:value="0.58974743938860397" table:style-name="ce1">
            <text:p>0.589747439</text:p>
          </table:table-cell>
          <table:table-cell table:number-columns-repeated="16365"/>
        </table:table-row>
        <table:table-row table:style-name="ro1">
          <table:table-cell office:value-type="float" office:value="1.08956565709459" table:style-name="ce1">
            <text:p>1.089565657</text:p>
          </table:table-cell>
          <table:table-cell office:value-type="float" office:value="4.5283706290382302" table:style-name="ce1">
            <text:p>4.528370629</text:p>
          </table:table-cell>
          <table:table-cell office:value-type="float" office:value="3.0443169540596" table:style-name="ce1">
            <text:p>3.044316954</text:p>
          </table:table-cell>
          <table:table-cell office:value-type="float" office:value="16.2959771721791" table:style-name="ce1">
            <text:p>16.29597717</text:p>
          </table:table-cell>
          <table:table-cell table:style-name="ce1"/>
          <table:table-cell office:value-type="float" office:value="0.81148811008146704" table:style-name="ce1">
            <text:p>0.81148811</text:p>
          </table:table-cell>
          <table:table-cell office:value-type="float" office:value="1.29695646492477" table:style-name="ce1">
            <text:p>1.296956465</text:p>
          </table:table-cell>
          <table:table-cell office:value-type="float" office:value="1.58311715081854" table:style-name="ce1">
            <text:p>1.583117151</text:p>
          </table:table-cell>
          <table:table-cell office:value-type="float" office:value="3.5774932408461" table:style-name="ce1">
            <text:p>3.577493241</text:p>
          </table:table-cell>
          <table:table-cell table:style-name="ce1"/>
          <table:table-cell office:value-type="float" office:value="0.49733501736423302" table:style-name="ce1">
            <text:p>0.497335017</text:p>
          </table:table-cell>
          <table:table-cell office:value-type="float" office:value="0.31113922258506099" table:style-name="ce1">
            <text:p>0.311139223</text:p>
          </table:table-cell>
          <table:table-cell office:value-type="float" office:value="1.2516957165117799" table:style-name="ce1">
            <text:p>1.251695717</text:p>
          </table:table-cell>
          <table:table-cell office:value-type="float" office:value="1.03618178862132" table:style-name="ce1">
            <text:p>1.036181789</text:p>
          </table:table-cell>
          <table:table-cell table:style-name="ce1"/>
          <table:table-cell office:value-type="float" office:value="0.49221377684489398" table:style-name="ce1">
            <text:p>0.492213777</text:p>
          </table:table-cell>
          <table:table-cell office:value-type="float" office:value="0.44060656575580298" table:style-name="ce1">
            <text:p>0.440606566</text:p>
          </table:table-cell>
          <table:table-cell office:value-type="float" office:value="2.74140584400079" table:style-name="ce1">
            <text:p>2.741405844</text:p>
          </table:table-cell>
          <table:table-cell office:value-type="float" office:value="1.3715070515099299" table:style-name="ce1">
            <text:p>1.371507052</text:p>
          </table:table-cell>
          <table:table-cell table:number-columns-repeated="16365"/>
        </table:table-row>
        <table:table-row table:style-name="ro1">
          <table:table-cell office:value-type="float" office:value="1.23669536400368" table:style-name="ce1">
            <text:p>1.236695364</text:p>
          </table:table-cell>
          <table:table-cell office:value-type="float" office:value="4.0779629094562901" table:style-name="ce1">
            <text:p>4.077962909</text:p>
          </table:table-cell>
          <table:table-cell office:value-type="float" office:value="3.4707899827534301" table:style-name="ce1">
            <text:p>3.470789983</text:p>
          </table:table-cell>
          <table:table-cell office:value-type="float" office:value="17.114891770434301" table:style-name="ce1">
            <text:p>17.11489177</text:p>
          </table:table-cell>
          <table:table-cell table:style-name="ce1"/>
          <table:table-cell office:value-type="float" office:value="0.98795009107904197" table:style-name="ce1">
            <text:p>0.987950091</text:p>
          </table:table-cell>
          <table:table-cell office:value-type="float" office:value="1.21609594592811" table:style-name="ce1">
            <text:p>1.216095946</text:p>
          </table:table-cell>
          <table:table-cell office:value-type="float" office:value="1.9717241061740201" table:style-name="ce1">
            <text:p>1.971724106</text:p>
          </table:table-cell>
          <table:table-cell office:value-type="float" office:value="3.8099096326265101" table:style-name="ce1">
            <text:p>3.809909633</text:p>
          </table:table-cell>
          <table:table-cell table:style-name="ce1"/>
          <table:table-cell office:value-type="float" office:value="0.37306307981588699" table:style-name="ce1">
            <text:p>0.37306308</text:p>
          </table:table-cell>
          <table:table-cell office:value-type="float" office:value="0.55818832998710599" table:style-name="ce1">
            <text:p>0.55818833</text:p>
          </table:table-cell>
          <table:table-cell office:value-type="float" office:value="0.93445136885843305" table:style-name="ce1">
            <text:p>0.934451369</text:p>
          </table:table-cell>
          <table:table-cell office:value-type="float" office:value="1.4723388287921799" table:style-name="ce1">
            <text:p>1.472338829</text:p>
          </table:table-cell>
          <table:table-cell table:style-name="ce1"/>
          <table:table-cell office:value-type="float" office:value="0.33697341333992598" table:style-name="ce1">
            <text:p>0.336973413</text:p>
          </table:table-cell>
          <table:table-cell office:value-type="float" office:value="0.36505584790515799" table:style-name="ce1">
            <text:p>0.365055848</text:p>
          </table:table-cell>
          <table:table-cell office:value-type="float" office:value="4.8249152759498699" table:style-name="ce1">
            <text:p>4.824915276</text:p>
          </table:table-cell>
          <table:table-cell office:value-type="float" office:value="0.77679726335110899" table:style-name="ce1">
            <text:p>0.776797263</text:p>
          </table:table-cell>
          <table:table-cell table:number-columns-repeated="16365"/>
        </table:table-row>
        <table:table-row table:style-name="ro1">
          <table:table-cell office:value-type="float" office:value="1.3258344840295699" table:style-name="ce1">
            <text:p>1.325834484</text:p>
          </table:table-cell>
          <table:table-cell office:value-type="float" office:value="4.0111657482989704" table:style-name="ce1">
            <text:p>4.011165748</text:p>
          </table:table-cell>
          <table:table-cell office:value-type="float" office:value="3.4454345575384902" table:style-name="ce1">
            <text:p>3.445434558</text:p>
          </table:table-cell>
          <table:table-cell office:value-type="float" office:value="17.8384103184857" table:style-name="ce1">
            <text:p>17.83841032</text:p>
          </table:table-cell>
          <table:table-cell table:style-name="ce1"/>
          <table:table-cell office:value-type="float" office:value="1.0841888188187501" table:style-name="ce1">
            <text:p>1.084188819</text:p>
          </table:table-cell>
          <table:table-cell office:value-type="float" office:value="1.2736251961748599" table:style-name="ce1">
            <text:p>1.273625196</text:p>
          </table:table-cell>
          <table:table-cell office:value-type="float" office:value="2.1897219886484698" table:style-name="ce1">
            <text:p>2.189721989</text:p>
          </table:table-cell>
          <table:table-cell office:value-type="float" office:value="4.0745784109740502" table:style-name="ce1">
            <text:p>4.074578411</text:p>
          </table:table-cell>
          <table:table-cell table:style-name="ce1"/>
          <table:table-cell office:value-type="float" office:value="0.30822288418626598" table:style-name="ce1">
            <text:p>0.308222884</text:p>
          </table:table-cell>
          <table:table-cell office:value-type="float" office:value="0.60099242104442696" table:style-name="ce1">
            <text:p>0.600992421</text:p>
          </table:table-cell>
          <table:table-cell office:value-type="float" office:value="0.583827884529731" table:style-name="ce1">
            <text:p>0.583827885</text:p>
          </table:table-cell>
          <table:table-cell office:value-type="float" office:value="2.0085772734507898" table:style-name="ce1">
            <text:p>2.008577273</text:p>
          </table:table-cell>
          <table:table-cell table:style-name="ce1"/>
          <table:table-cell office:value-type="float" office:value="0.283960830603113" table:style-name="ce1">
            <text:p>0.283960831</text:p>
          </table:table-cell>
          <table:table-cell office:value-type="float" office:value="0.38974544013960299" table:style-name="ce1">
            <text:p>0.38974544</text:p>
          </table:table-cell>
          <table:table-cell office:value-type="float" office:value="6.0514232378157402" table:style-name="ce1">
            <text:p>6.051423238</text:p>
          </table:table-cell>
          <table:table-cell office:value-type="float" office:value="0.89890941388573198" table:style-name="ce1">
            <text:p>0.898909414</text:p>
          </table:table-cell>
          <table:table-cell table:number-columns-repeated="16365"/>
        </table:table-row>
        <table:table-row table:style-name="ro1">
          <table:table-cell office:value-type="float" office:value="1.79884520891781" table:style-name="ce1">
            <text:p>1.798845209</text:p>
          </table:table-cell>
          <table:table-cell office:value-type="float" office:value="4.0667978687085302" table:style-name="ce1">
            <text:p>4.066797869</text:p>
          </table:table-cell>
          <table:table-cell office:value-type="float" office:value="4.0263021979594598" table:style-name="ce1">
            <text:p>4.026302198</text:p>
          </table:table-cell>
          <table:table-cell office:value-type="float" office:value="18.460687688804299" table:style-name="ce1">
            <text:p>18.46068769</text:p>
          </table:table-cell>
          <table:table-cell table:style-name="ce1"/>
          <table:table-cell office:value-type="float" office:value="1.55627180572473" table:style-name="ce1">
            <text:p>1.556271806</text:p>
          </table:table-cell>
          <table:table-cell office:value-type="float" office:value="1.4347923082201199" table:style-name="ce1">
            <text:p>1.434792308</text:p>
          </table:table-cell>
          <table:table-cell office:value-type="float" office:value="3.2215778265720201" table:style-name="ce1">
            <text:p>3.221577827</text:p>
          </table:table-cell>
          <table:table-cell office:value-type="float" office:value="4.8298181810888101" table:style-name="ce1">
            <text:p>4.829818181</text:p>
          </table:table-cell>
          <table:table-cell table:style-name="ce1"/>
          <table:table-cell office:value-type="float" office:value="0.533405661186788" table:style-name="ce1">
            <text:p>0.533405661</text:p>
          </table:table-cell>
          <table:table-cell office:value-type="float" office:value="0.376917135869553" table:style-name="ce1">
            <text:p>0.376917136</text:p>
          </table:table-cell>
          <table:table-cell office:value-type="float" office:value="1.4770444460974399" table:style-name="ce1">
            <text:p>1.477044446</text:p>
          </table:table-cell>
          <table:table-cell office:value-type="float" office:value="2.9204390340359101" table:style-name="ce1">
            <text:p>2.920439034</text:p>
          </table:table-cell>
          <table:table-cell table:style-name="ce1"/>
          <table:table-cell office:value-type="float" office:value="0.51544896840101395" table:style-name="ce1">
            <text:p>0.515448968</text:p>
          </table:table-cell>
          <table:table-cell office:value-type="float" office:value="0.52097642708144998" table:style-name="ce1">
            <text:p>0.520976427</text:p>
          </table:table-cell>
          <table:table-cell office:value-type="float" office:value="7.0941465169763402" table:style-name="ce1">
            <text:p>7.094146517</text:p>
          </table:table-cell>
          <table:table-cell office:value-type="float" office:value="1.64810078011899" table:style-name="ce1">
            <text:p>1.64810078</text:p>
          </table:table-cell>
          <table:table-cell table:number-columns-repeated="16365"/>
        </table:table-row>
        <table:table-row table:style-name="ro1">
          <table:table-cell office:value-type="float" office:value="1.5755543698255401" table:style-name="ce1">
            <text:p>1.57555437</text:p>
          </table:table-cell>
          <table:table-cell office:value-type="float" office:value="4.3379942879453504" table:style-name="ce1">
            <text:p>4.337994288</text:p>
          </table:table-cell>
          <table:table-cell office:value-type="float" office:value="3.0051884238001798" table:style-name="ce1">
            <text:p>3.005188424</text:p>
          </table:table-cell>
          <table:table-cell office:value-type="float" office:value="18.362538098613101" table:style-name="ce1">
            <text:p>18.3625381</text:p>
          </table:table-cell>
          <table:table-cell table:style-name="ce1"/>
          <table:table-cell office:value-type="float" office:value="1.3300931427422999" table:style-name="ce1">
            <text:p>1.330093143</text:p>
          </table:table-cell>
          <table:table-cell office:value-type="float" office:value="1.41996840497261" table:style-name="ce1">
            <text:p>1.419968405</text:p>
          </table:table-cell>
          <table:table-cell office:value-type="float" office:value="2.6967936273410502" table:style-name="ce1">
            <text:p>2.696793627</text:p>
          </table:table-cell>
          <table:table-cell office:value-type="float" office:value="4.32782624131569" table:style-name="ce1">
            <text:p>4.327826241</text:p>
          </table:table-cell>
          <table:table-cell table:style-name="ce1"/>
          <table:table-cell office:value-type="float" office:value="0.34307068993103401" table:style-name="ce1">
            <text:p>0.34307069</text:p>
          </table:table-cell>
          <table:table-cell office:value-type="float" office:value="0.249976283354295" table:style-name="ce1">
            <text:p>0.249976283</text:p>
          </table:table-cell>
          <table:table-cell office:value-type="float" office:value="1.06873923252896" table:style-name="ce1">
            <text:p>1.068739233</text:p>
          </table:table-cell>
          <table:table-cell office:value-type="float" office:value="2.1496543181364798" table:style-name="ce1">
            <text:p>2.149654318</text:p>
          </table:table-cell>
          <table:table-cell table:style-name="ce1"/>
          <table:table-cell office:value-type="float" office:value="0.33389380885555597" table:style-name="ce1">
            <text:p>0.333893809</text:p>
          </table:table-cell>
          <table:table-cell office:value-type="float" office:value="0.51148555851543698" table:style-name="ce1">
            <text:p>0.511485559</text:p>
          </table:table-cell>
          <table:table-cell office:value-type="float" office:value="5.4395364583503403" table:style-name="ce1">
            <text:p>5.439536458</text:p>
          </table:table-cell>
          <table:table-cell office:value-type="float" office:value="1.1384824839277801" table:style-name="ce1">
            <text:p>1.138482484</text:p>
          </table:table-cell>
          <table:table-cell table:number-columns-repeated="16365"/>
        </table:table-row>
        <table:table-row table:style-name="ro1">
          <table:table-cell office:value-type="float" office:value="1.2504235604517799" table:style-name="ce1">
            <text:p>1.25042356</text:p>
          </table:table-cell>
          <table:table-cell office:value-type="float" office:value="4.5515349367193902" table:style-name="ce1">
            <text:p>4.551534937</text:p>
          </table:table-cell>
          <table:table-cell office:value-type="float" office:value="2.3898331007350202" table:style-name="ce1">
            <text:p>2.389833101</text:p>
          </table:table-cell>
          <table:table-cell office:value-type="float" office:value="17.784869701637898" table:style-name="ce1">
            <text:p>17.7848697</text:p>
          </table:table-cell>
          <table:table-cell table:style-name="ce1"/>
          <table:table-cell office:value-type="float" office:value="1.0516884515630001" table:style-name="ce1">
            <text:p>1.051688452</text:p>
          </table:table-cell>
          <table:table-cell office:value-type="float" office:value="1.4816214063412201" table:style-name="ce1">
            <text:p>1.481621406</text:p>
          </table:table-cell>
          <table:table-cell office:value-type="float" office:value="1.67867069177983" table:style-name="ce1">
            <text:p>1.678670692</text:p>
          </table:table-cell>
          <table:table-cell office:value-type="float" office:value="4.0713241117806804" table:style-name="ce1">
            <text:p>4.071324112</text:p>
          </table:table-cell>
          <table:table-cell table:style-name="ce1"/>
          <table:table-cell office:value-type="float" office:value="0.26965288113962199" table:style-name="ce1">
            <text:p>0.269652881</text:p>
          </table:table-cell>
          <table:table-cell office:value-type="float" office:value="0.24199080886853699" table:style-name="ce1">
            <text:p>0.241990809</text:p>
          </table:table-cell>
          <table:table-cell office:value-type="float" office:value="0.91964347263637503" table:style-name="ce1">
            <text:p>0.919643473</text:p>
          </table:table-cell>
          <table:table-cell office:value-type="float" office:value="1.54962604446151" table:style-name="ce1">
            <text:p>1.549626044</text:p>
          </table:table-cell>
          <table:table-cell table:style-name="ce1"/>
          <table:table-cell office:value-type="float" office:value="0.295652181278106" table:style-name="ce1">
            <text:p>0.295652181</text:p>
          </table:table-cell>
          <table:table-cell office:value-type="float" office:value="0.58587154180920398" table:style-name="ce1">
            <text:p>0.585871542</text:p>
          </table:table-cell>
          <table:table-cell office:value-type="float" office:value="4.4227253387633301" table:style-name="ce1">
            <text:p>4.422725339</text:p>
          </table:table-cell>
          <table:table-cell office:value-type="float" office:value="1.26853722238551" table:style-name="ce1">
            <text:p>1.268537222</text:p>
          </table:table-cell>
          <table:table-cell table:number-columns-repeated="16365"/>
        </table:table-row>
        <table:table-row table:style-name="ro1">
          <table:table-cell office:value-type="float" office:value="1.27565878007852" table:style-name="ce1">
            <text:p>1.27565878</text:p>
          </table:table-cell>
          <table:table-cell office:value-type="float" office:value="4.7648422712362297" table:style-name="ce1">
            <text:p>4.764842271</text:p>
          </table:table-cell>
          <table:table-cell office:value-type="float" office:value="2.8933295125860599" table:style-name="ce1">
            <text:p>2.893329513</text:p>
          </table:table-cell>
          <table:table-cell office:value-type="float" office:value="17.630238154646602" table:style-name="ce1">
            <text:p>17.63023815</text:p>
          </table:table-cell>
          <table:table-cell table:style-name="ce1"/>
          <table:table-cell office:value-type="float" office:value="1.0613607939581799" table:style-name="ce1">
            <text:p>1.061360794</text:p>
          </table:table-cell>
          <table:table-cell office:value-type="float" office:value="1.6095894918746301" table:style-name="ce1">
            <text:p>1.609589492</text:p>
          </table:table-cell>
          <table:table-cell office:value-type="float" office:value="2.0095211410395901" table:style-name="ce1">
            <text:p>2.009521141</text:p>
          </table:table-cell>
          <table:table-cell office:value-type="float" office:value="4.4461288655962798" table:style-name="ce1">
            <text:p>4.446128866</text:p>
          </table:table-cell>
          <table:table-cell table:style-name="ce1"/>
          <table:table-cell office:value-type="float" office:value="0.23921646009059699" table:style-name="ce1">
            <text:p>0.23921646</text:p>
          </table:table-cell>
          <table:table-cell office:value-type="float" office:value="0.29558528067786699" table:style-name="ce1">
            <text:p>0.295585281</text:p>
          </table:table-cell>
          <table:table-cell office:value-type="float" office:value="1.66728107632822" table:style-name="ce1">
            <text:p>1.667281076</text:p>
          </table:table-cell>
          <table:table-cell office:value-type="float" office:value="0.73564157666186503" table:style-name="ce1">
            <text:p>0.735641577</text:p>
          </table:table-cell>
          <table:table-cell table:style-name="ce1"/>
          <table:table-cell office:value-type="float" office:value="0.28141356003169099" table:style-name="ce1">
            <text:p>0.28141356</text:p>
          </table:table-cell>
          <table:table-cell office:value-type="float" office:value="0.71438513224391897" table:style-name="ce1">
            <text:p>0.714385132</text:p>
          </table:table-cell>
          <table:table-cell office:value-type="float" office:value="3.11089725206859" table:style-name="ce1">
            <text:p>3.110897252</text:p>
          </table:table-cell>
          <table:table-cell office:value-type="float" office:value="1.99605108385012" table:style-name="ce1">
            <text:p>1.996051084</text:p>
          </table:table-cell>
          <table:table-cell table:number-columns-repeated="16365"/>
        </table:table-row>
        <table:table-row table:style-name="ro1">
          <table:table-cell office:value-type="float" office:value="1.18729663544757" table:style-name="ce1">
            <text:p>1.187296635</text:p>
          </table:table-cell>
          <table:table-cell office:value-type="float" office:value="4.4346268032028799" table:style-name="ce1">
            <text:p>4.434626803</text:p>
          </table:table-cell>
          <table:table-cell office:value-type="float" office:value="2.4258902306835699" table:style-name="ce1">
            <text:p>2.425890231</text:p>
          </table:table-cell>
          <table:table-cell office:value-type="float" office:value="17.589976834235301" table:style-name="ce1">
            <text:p>17.58997683</text:p>
          </table:table-cell>
          <table:table-cell table:style-name="ce1"/>
          <table:table-cell office:value-type="float" office:value="0.96520308358145701" table:style-name="ce1">
            <text:p>0.965203084</text:p>
          </table:table-cell>
          <table:table-cell office:value-type="float" office:value="1.45216673502584" table:style-name="ce1">
            <text:p>1.452166735</text:p>
          </table:table-cell>
          <table:table-cell office:value-type="float" office:value="1.20558841067374" table:style-name="ce1">
            <text:p>1.205588411</text:p>
          </table:table-cell>
          <table:table-cell office:value-type="float" office:value="3.7489694870734298" table:style-name="ce1">
            <text:p>3.748969487</text:p>
          </table:table-cell>
          <table:table-cell table:style-name="ce1"/>
          <table:table-cell office:value-type="float" office:value="0.29281853773767003" table:style-name="ce1">
            <text:p>0.292818538</text:p>
          </table:table-cell>
          <table:table-cell office:value-type="float" office:value="0.25304853648015102" table:style-name="ce1">
            <text:p>0.253048536</text:p>
          </table:table-cell>
          <table:table-cell office:value-type="float" office:value="0.98721029292433704" table:style-name="ce1">
            <text:p>0.987210293</text:p>
          </table:table-cell>
          <table:table-cell office:value-type="float" office:value="1.24114264491832" table:style-name="ce1">
            <text:p>1.241142645</text:p>
          </table:table-cell>
          <table:table-cell table:style-name="ce1"/>
          <table:table-cell office:value-type="float" office:value="0.331433448054612" table:style-name="ce1">
            <text:p>0.331433448</text:p>
          </table:table-cell>
          <table:table-cell office:value-type="float" office:value="0.55960223210837601" table:style-name="ce1">
            <text:p>0.559602232</text:p>
          </table:table-cell>
          <table:table-cell office:value-type="float" office:value="3.3393489678972301" table:style-name="ce1">
            <text:p>3.339348968</text:p>
          </table:table-cell>
          <table:table-cell office:value-type="float" office:value="1.3197079296251299" table:style-name="ce1">
            <text:p>1.31970793</text:p>
          </table:table-cell>
          <table:table-cell table:number-columns-repeated="16365"/>
        </table:table-row>
        <table:table-row table:style-name="ro1">
          <table:table-cell office:value-type="float" office:value="1.3472198429428499" table:style-name="ce1">
            <text:p>1.347219843</text:p>
          </table:table-cell>
          <table:table-cell office:value-type="float" office:value="4.3261684443491104" table:style-name="ce1">
            <text:p>4.326168444</text:p>
          </table:table-cell>
          <table:table-cell office:value-type="float" office:value="2.2562784786321299" table:style-name="ce1">
            <text:p>2.256278479</text:p>
          </table:table-cell>
          <table:table-cell office:value-type="float" office:value="17.3075472675688" table:style-name="ce1">
            <text:p>17.30754727</text:p>
          </table:table-cell>
          <table:table-cell table:style-name="ce1"/>
          <table:table-cell office:value-type="float" office:value="1.1307855638308899" table:style-name="ce1">
            <text:p>1.130785564</text:p>
          </table:table-cell>
          <table:table-cell office:value-type="float" office:value="1.41800239819507" table:style-name="ce1">
            <text:p>1.418002398</text:p>
          </table:table-cell>
          <table:table-cell office:value-type="float" office:value="1.4752988593054699" table:style-name="ce1">
            <text:p>1.475298859</text:p>
          </table:table-cell>
          <table:table-cell office:value-type="float" office:value="3.8471051930955502" table:style-name="ce1">
            <text:p>3.847105193</text:p>
          </table:table-cell>
          <table:table-cell table:style-name="ce1"/>
          <table:table-cell office:value-type="float" office:value="0.22614682371990499" table:style-name="ce1">
            <text:p>0.226146824</text:p>
          </table:table-cell>
          <table:table-cell office:value-type="float" office:value="0.26478630179153201" table:style-name="ce1">
            <text:p>0.264786302</text:p>
          </table:table-cell>
          <table:table-cell office:value-type="float" office:value="1.0529647838680201" table:style-name="ce1">
            <text:p>1.052964784</text:p>
          </table:table-cell>
          <table:table-cell office:value-type="float" office:value="1.3623431396280601" table:style-name="ce1">
            <text:p>1.36234314</text:p>
          </table:table-cell>
          <table:table-cell table:style-name="ce1"/>
          <table:table-cell office:value-type="float" office:value="0.28599232028226101" table:style-name="ce1">
            <text:p>0.28599232</text:p>
          </table:table-cell>
          <table:table-cell office:value-type="float" office:value="0.51980378638888802" table:style-name="ce1">
            <text:p>0.519803786</text:p>
          </table:table-cell>
          <table:table-cell office:value-type="float" office:value="4.0921860800049199" table:style-name="ce1">
            <text:p>4.09218608</text:p>
          </table:table-cell>
          <table:table-cell office:value-type="float" office:value="1.0952710993766599" table:style-name="ce1">
            <text:p>1.095271099</text:p>
          </table:table-cell>
          <table:table-cell table:number-columns-repeated="16365"/>
        </table:table-row>
        <table:table-row table:style-name="ro1">
          <table:table-cell office:value-type="float" office:value="1.3881648318033899" table:style-name="ce1">
            <text:p>1.388164832</text:p>
          </table:table-cell>
          <table:table-cell office:value-type="float" office:value="4.2715085400850601" table:style-name="ce1">
            <text:p>4.27150854</text:p>
          </table:table-cell>
          <table:table-cell office:value-type="float" office:value="2.1328276154841501" table:style-name="ce1">
            <text:p>2.132827615</text:p>
          </table:table-cell>
          <table:table-cell office:value-type="float" office:value="17.8180335508121" table:style-name="ce1">
            <text:p>17.81803355</text:p>
          </table:table-cell>
          <table:table-cell table:style-name="ce1"/>
          <table:table-cell office:value-type="float" office:value="1.15569551055806" table:style-name="ce1">
            <text:p>1.155695511</text:p>
          </table:table-cell>
          <table:table-cell office:value-type="float" office:value="1.2822145905620399" table:style-name="ce1">
            <text:p>1.282214591</text:p>
          </table:table-cell>
          <table:table-cell office:value-type="float" office:value="0.97893793169587295" table:style-name="ce1">
            <text:p>0.978937932</text:p>
          </table:table-cell>
          <table:table-cell office:value-type="float" office:value="3.1276990350209801" table:style-name="ce1">
            <text:p>3.127699035</text:p>
          </table:table-cell>
          <table:table-cell table:style-name="ce1"/>
          <table:table-cell office:value-type="float" office:value="0.22878362738715799" table:style-name="ce1">
            <text:p>0.228783627</text:p>
          </table:table-cell>
          <table:table-cell office:value-type="float" office:value="0.31989552351051598" table:style-name="ce1">
            <text:p>0.319895524</text:p>
          </table:table-cell>
          <table:table-cell office:value-type="float" office:value="1.2004567924168601" table:style-name="ce1">
            <text:p>1.200456792</text:p>
          </table:table-cell>
          <table:table-cell office:value-type="float" office:value="2.0111686275407599" table:style-name="ce1">
            <text:p>2.011168628</text:p>
          </table:table-cell>
          <table:table-cell table:style-name="ce1"/>
          <table:table-cell office:value-type="float" office:value="0.276513571722169" table:style-name="ce1">
            <text:p>0.276513572</text:p>
          </table:table-cell>
          <table:table-cell office:value-type="float" office:value="0.383025544930718" table:style-name="ce1">
            <text:p>0.383025545</text:p>
          </table:table-cell>
          <table:table-cell office:value-type="float" office:value="4.8322534454855397" table:style-name="ce1">
            <text:p>4.832253445</text:p>
          </table:table-cell>
          <table:table-cell office:value-type="float" office:value="0.77872649075352296" table:style-name="ce1">
            <text:p>0.778726491</text:p>
          </table:table-cell>
          <table:table-cell table:number-columns-repeated="16365"/>
        </table:table-row>
        <table:table-row table:style-name="ro1">
          <table:table-cell office:value-type="float" office:value="1.3395825300651201" table:style-name="ce1">
            <text:p>1.33958253</text:p>
          </table:table-cell>
          <table:table-cell office:value-type="float" office:value="4.2842942171479503" table:style-name="ce1">
            <text:p>4.284294217</text:p>
          </table:table-cell>
          <table:table-cell office:value-type="float" office:value="2.1357824683548499" table:style-name="ce1">
            <text:p>2.135782468</text:p>
          </table:table-cell>
          <table:table-cell office:value-type="float" office:value="17.752920690271502" table:style-name="ce1">
            <text:p>17.75292069</text:p>
          </table:table-cell>
          <table:table-cell table:style-name="ce1"/>
          <table:table-cell office:value-type="float" office:value="1.1224268687713601" table:style-name="ce1">
            <text:p>1.122426869</text:p>
          </table:table-cell>
          <table:table-cell office:value-type="float" office:value="1.34388558528528" table:style-name="ce1">
            <text:p>1.343885585</text:p>
          </table:table-cell>
          <table:table-cell office:value-type="float" office:value="0.80211165829789899" table:style-name="ce1">
            <text:p>0.802111658</text:p>
          </table:table-cell>
          <table:table-cell office:value-type="float" office:value="3.4019972212510199" table:style-name="ce1">
            <text:p>3.401997221</text:p>
          </table:table-cell>
          <table:table-cell table:style-name="ce1"/>
          <table:table-cell office:value-type="float" office:value="0.19968990085812399" table:style-name="ce1">
            <text:p>0.199689901</text:p>
          </table:table-cell>
          <table:table-cell office:value-type="float" office:value="0.30481388544965798" table:style-name="ce1">
            <text:p>0.304813885</text:p>
          </table:table-cell>
          <table:table-cell office:value-type="float" office:value="1.55139338504094" table:style-name="ce1">
            <text:p>1.551393385</text:p>
          </table:table-cell>
          <table:table-cell office:value-type="float" office:value="1.8843320151132901" table:style-name="ce1">
            <text:p>1.884332015</text:p>
          </table:table-cell>
          <table:table-cell table:style-name="ce1"/>
          <table:table-cell office:value-type="float" office:value="0.27877248775525298" table:style-name="ce1">
            <text:p>0.278772488</text:p>
          </table:table-cell>
          <table:table-cell office:value-type="float" office:value="0.44189811254364197" table:style-name="ce1">
            <text:p>0.441898113</text:p>
          </table:table-cell>
          <table:table-cell office:value-type="float" office:value="4.8871679467179101" table:style-name="ce1">
            <text:p>4.887167947</text:p>
          </table:table-cell>
          <table:table-cell office:value-type="float" office:value="0.63715648838870198" table:style-name="ce1">
            <text:p>0.637156488</text:p>
          </table:table-cell>
          <table:table-cell table:number-columns-repeated="16365"/>
        </table:table-row>
        <table:table-row table:style-name="ro1">
          <table:table-cell office:value-type="float" office:value="1.38975685809766" table:style-name="ce1">
            <text:p>1.389756858</text:p>
          </table:table-cell>
          <table:table-cell office:value-type="float" office:value="4.19986292625258" table:style-name="ce1">
            <text:p>4.199862926</text:p>
          </table:table-cell>
          <table:table-cell office:value-type="float" office:value="2.31398676283774" table:style-name="ce1">
            <text:p>2.313986763</text:p>
          </table:table-cell>
          <table:table-cell office:value-type="float" office:value="18.1965123250956" table:style-name="ce1">
            <text:p>18.19651233</text:p>
          </table:table-cell>
          <table:table-cell table:style-name="ce1"/>
          <table:table-cell office:value-type="float" office:value="1.19072115163481" table:style-name="ce1">
            <text:p>1.190721152</text:p>
          </table:table-cell>
          <table:table-cell office:value-type="float" office:value="1.25666563453611" table:style-name="ce1">
            <text:p>1.256665635</text:p>
          </table:table-cell>
          <table:table-cell office:value-type="float" office:value="1.1042571476029099" table:style-name="ce1">
            <text:p>1.104257148</text:p>
          </table:table-cell>
          <table:table-cell office:value-type="float" office:value="3.0989579595444199" table:style-name="ce1">
            <text:p>3.09895796</text:p>
          </table:table-cell>
          <table:table-cell table:style-name="ce1"/>
          <table:table-cell office:value-type="float" office:value="0.210570645809254" table:style-name="ce1">
            <text:p>0.210570646</text:p>
          </table:table-cell>
          <table:table-cell office:value-type="float" office:value="0.35889766656354499" table:style-name="ce1">
            <text:p>0.358897667</text:p>
          </table:table-cell>
          <table:table-cell office:value-type="float" office:value="1.5742161989011101" table:style-name="ce1">
            <text:p>1.574216199</text:p>
          </table:table-cell>
          <table:table-cell office:value-type="float" office:value="2.2190341726388998" table:style-name="ce1">
            <text:p>2.219034173</text:p>
          </table:table-cell>
          <table:table-cell table:style-name="ce1"/>
          <table:table-cell office:value-type="float" office:value="0.28372331511382498" table:style-name="ce1">
            <text:p>0.283723315</text:p>
          </table:table-cell>
          <table:table-cell office:value-type="float" office:value="0.35277781150108001" table:style-name="ce1">
            <text:p>0.352777812</text:p>
          </table:table-cell>
          <table:table-cell office:value-type="float" office:value="5.2448398158000202" table:style-name="ce1">
            <text:p>5.244839816</text:p>
          </table:table-cell>
          <table:table-cell office:value-type="float" office:value="0.45653855620003397" table:style-name="ce1">
            <text:p>0.456538556</text:p>
          </table:table-cell>
          <table:table-cell table:number-columns-repeated="16365"/>
        </table:table-row>
        <table:table-row table:style-name="ro1">
          <table:table-cell office:value-type="float" office:value="1.1701638527329501" table:style-name="ce1">
            <text:p>1.170163853</text:p>
          </table:table-cell>
          <table:table-cell office:value-type="float" office:value="4.4232813697330498" table:style-name="ce1">
            <text:p>4.42328137</text:p>
          </table:table-cell>
          <table:table-cell office:value-type="float" office:value="1.81069361646978" table:style-name="ce1">
            <text:p>1.810693616</text:p>
          </table:table-cell>
          <table:table-cell office:value-type="float" office:value="18.500428616194899" table:style-name="ce1">
            <text:p>18.50042862</text:p>
          </table:table-cell>
          <table:table-cell table:style-name="ce1"/>
          <table:table-cell office:value-type="float" office:value="0.969607220744517" table:style-name="ce1">
            <text:p>0.969607221</text:p>
          </table:table-cell>
          <table:table-cell office:value-type="float" office:value="1.3901373632443299" table:style-name="ce1">
            <text:p>1.390137363</text:p>
          </table:table-cell>
          <table:table-cell office:value-type="float" office:value="0.47857892259588702" table:style-name="ce1">
            <text:p>0.478578923</text:p>
          </table:table-cell>
          <table:table-cell office:value-type="float" office:value="3.09718479550921" table:style-name="ce1">
            <text:p>3.097184796</text:p>
          </table:table-cell>
          <table:table-cell table:style-name="ce1"/>
          <table:table-cell office:value-type="float" office:value="0.25275200571398498" table:style-name="ce1">
            <text:p>0.252752006</text:p>
          </table:table-cell>
          <table:table-cell office:value-type="float" office:value="0.22847807699697201" table:style-name="ce1">
            <text:p>0.228478077</text:p>
          </table:table-cell>
          <table:table-cell office:value-type="float" office:value="2.0236033476869202" table:style-name="ce1">
            <text:p>2.023603348</text:p>
          </table:table-cell>
          <table:table-cell office:value-type="float" office:value="2.0515354625817901" table:style-name="ce1">
            <text:p>2.051535463</text:p>
          </table:table-cell>
          <table:table-cell table:style-name="ce1"/>
          <table:table-cell office:value-type="float" office:value="0.31972239457423202" table:style-name="ce1">
            <text:p>0.319722395</text:p>
          </table:table-cell>
          <table:table-cell office:value-type="float" office:value="0.49224941580488701" table:style-name="ce1">
            <text:p>0.492249416</text:p>
          </table:table-cell>
          <table:table-cell office:value-type="float" office:value="4.6217629084195204" table:style-name="ce1">
            <text:p>4.621762908</text:p>
          </table:table-cell>
          <table:table-cell office:value-type="float" office:value="0.92066003316321099" table:style-name="ce1">
            <text:p>0.920660033</text:p>
          </table:table-cell>
          <table:table-cell table:number-columns-repeated="16365"/>
        </table:table-row>
        <table:table-row table:style-name="ro1">
          <table:table-cell office:value-type="float" office:value="1.2678163145361101" table:style-name="ce1">
            <text:p>1.267816315</text:p>
          </table:table-cell>
          <table:table-cell office:value-type="float" office:value="4.2779066263210801" table:style-name="ce1">
            <text:p>4.277906626</text:p>
          </table:table-cell>
          <table:table-cell office:value-type="float" office:value="2.1462088855094099" table:style-name="ce1">
            <text:p>2.146208886</text:p>
          </table:table-cell>
          <table:table-cell office:value-type="float" office:value="18.4952169530643" table:style-name="ce1">
            <text:p>18.49521695</text:p>
          </table:table-cell>
          <table:table-cell table:style-name="ce1"/>
          <table:table-cell office:value-type="float" office:value="1.0616546479309601" table:style-name="ce1">
            <text:p>1.061654648</text:p>
          </table:table-cell>
          <table:table-cell office:value-type="float" office:value="1.2979569364571399" table:style-name="ce1">
            <text:p>1.297956936</text:p>
          </table:table-cell>
          <table:table-cell office:value-type="float" office:value="0.77201035241740201" table:style-name="ce1">
            <text:p>0.772010352</text:p>
          </table:table-cell>
          <table:table-cell office:value-type="float" office:value="3.0806227168057601" table:style-name="ce1">
            <text:p>3.080622717</text:p>
          </table:table-cell>
          <table:table-cell table:style-name="ce1"/>
          <table:table-cell office:value-type="float" office:value="0.19982760775532801" table:style-name="ce1">
            <text:p>0.199827608</text:p>
          </table:table-cell>
          <table:table-cell office:value-type="float" office:value="0.28090980588043302" table:style-name="ce1">
            <text:p>0.280909806</text:p>
          </table:table-cell>
          <table:table-cell office:value-type="float" office:value="1.6932701931731899" table:style-name="ce1">
            <text:p>1.693270193</text:p>
          </table:table-cell>
          <table:table-cell office:value-type="float" office:value="2.2629481333206698" table:style-name="ce1">
            <text:p>2.262948133</text:p>
          </table:table-cell>
          <table:table-cell table:style-name="ce1"/>
          <table:table-cell office:value-type="float" office:value="0.28927209686789002" table:style-name="ce1">
            <text:p>0.289272097</text:p>
          </table:table-cell>
          <table:table-cell office:value-type="float" office:value="0.39827278908295999" table:style-name="ce1">
            <text:p>0.398272789</text:p>
          </table:table-cell>
          <table:table-cell office:value-type="float" office:value="4.9128546662382702" table:style-name="ce1">
            <text:p>4.912854666</text:p>
          </table:table-cell>
          <table:table-cell office:value-type="float" office:value="0.59233255355008096" table:style-name="ce1">
            <text:p>0.592332554</text:p>
          </table:table-cell>
          <table:table-cell table:number-columns-repeated="16365"/>
        </table:table-row>
        <table:table-row table:style-name="ro1">
          <table:table-cell office:value-type="float" office:value="1.31168541828297" table:style-name="ce1">
            <text:p>1.311685418</text:p>
          </table:table-cell>
          <table:table-cell office:value-type="float" office:value="4.2791546198539896" table:style-name="ce1">
            <text:p>4.27915462</text:p>
          </table:table-cell>
          <table:table-cell office:value-type="float" office:value="1.6651769997579" table:style-name="ce1">
            <text:p>1.665177</text:p>
          </table:table-cell>
          <table:table-cell office:value-type="float" office:value="17.821438990494599" table:style-name="ce1">
            <text:p>17.82143899</text:p>
          </table:table-cell>
          <table:table-cell table:style-name="ce1"/>
          <table:table-cell office:value-type="float" office:value="1.1137283130298701" table:style-name="ce1">
            <text:p>1.113728313</text:p>
          </table:table-cell>
          <table:table-cell office:value-type="float" office:value="1.30936044461145" table:style-name="ce1">
            <text:p>1.309360445</text:p>
          </table:table-cell>
          <table:table-cell office:value-type="float" office:value="0.26979432714989598" table:style-name="ce1">
            <text:p>0.269794327</text:p>
          </table:table-cell>
          <table:table-cell office:value-type="float" office:value="2.9932400011206299" table:style-name="ce1">
            <text:p>2.993240001</text:p>
          </table:table-cell>
          <table:table-cell table:style-name="ce1"/>
          <table:table-cell office:value-type="float" office:value="0.185762480014209" table:style-name="ce1">
            <text:p>0.18576248</text:p>
          </table:table-cell>
          <table:table-cell office:value-type="float" office:value="0.26537401194812799" table:style-name="ce1">
            <text:p>0.265374012</text:p>
          </table:table-cell>
          <table:table-cell office:value-type="float" office:value="1.6036343747386299" table:style-name="ce1">
            <text:p>1.603634375</text:p>
          </table:table-cell>
          <table:table-cell office:value-type="float" office:value="2.43579000114272" table:style-name="ce1">
            <text:p>2.435790001</text:p>
          </table:table-cell>
          <table:table-cell table:style-name="ce1"/>
          <table:table-cell office:value-type="float" office:value="0.28680389020328201" table:style-name="ce1">
            <text:p>0.28680389</text:p>
          </table:table-cell>
          <table:table-cell office:value-type="float" office:value="0.40992588708285299" table:style-name="ce1">
            <text:p>0.409925887</text:p>
          </table:table-cell>
          <table:table-cell office:value-type="float" office:value="4.4081778290893201" table:style-name="ce1">
            <text:p>4.408177829</text:p>
          </table:table-cell>
          <table:table-cell office:value-type="float" office:value="0.99686877720853595" table:style-name="ce1">
            <text:p>0.996868777</text:p>
          </table:table-cell>
          <table:table-cell table:number-columns-repeated="16365"/>
        </table:table-row>
        <table:table-row table:style-name="ro1">
          <table:table-cell office:value-type="float" office:value="1.31215066246871" table:style-name="ce1">
            <text:p>1.312150662</text:p>
          </table:table-cell>
          <table:table-cell office:value-type="float" office:value="4.3349846005549599" table:style-name="ce1">
            <text:p>4.334984601</text:p>
          </table:table-cell>
          <table:table-cell office:value-type="float" office:value="1.99705792950912" table:style-name="ce1">
            <text:p>1.99705793</text:p>
          </table:table-cell>
          <table:table-cell office:value-type="float" office:value="18.163844180420199" table:style-name="ce1">
            <text:p>18.16384418</text:p>
          </table:table-cell>
          <table:table-cell table:style-name="ce1"/>
          <table:table-cell office:value-type="float" office:value="1.1101042287595499" table:style-name="ce1">
            <text:p>1.110104229</text:p>
          </table:table-cell>
          <table:table-cell office:value-type="float" office:value="1.35171080143186" table:style-name="ce1">
            <text:p>1.351710801</text:p>
          </table:table-cell>
          <table:table-cell office:value-type="float" office:value="0.72312097973754796" table:style-name="ce1">
            <text:p>0.72312098</text:p>
          </table:table-cell>
          <table:table-cell office:value-type="float" office:value="2.9942894400458999" table:style-name="ce1">
            <text:p>2.99428944</text:p>
          </table:table-cell>
          <table:table-cell table:style-name="ce1"/>
          <table:table-cell office:value-type="float" office:value="0.190374454424908" table:style-name="ce1">
            <text:p>0.190374454</text:p>
          </table:table-cell>
          <table:table-cell office:value-type="float" office:value="0.27644182344749102" table:style-name="ce1">
            <text:p>0.276441823</text:p>
          </table:table-cell>
          <table:table-cell office:value-type="float" office:value="1.6001603068452901" table:style-name="ce1">
            <text:p>1.600160307</text:p>
          </table:table-cell>
          <table:table-cell office:value-type="float" office:value="2.63304923762849" table:style-name="ce1">
            <text:p>2.633049238</text:p>
          </table:table-cell>
          <table:table-cell table:style-name="ce1"/>
          <table:table-cell office:value-type="float" office:value="0.28679653207682798" table:style-name="ce1">
            <text:p>0.286796532</text:p>
          </table:table-cell>
          <table:table-cell office:value-type="float" office:value="0.45257098153288999" table:style-name="ce1">
            <text:p>0.452570982</text:p>
          </table:table-cell>
          <table:table-cell office:value-type="float" office:value="4.8656888116605197" table:style-name="ce1">
            <text:p>4.865688812</text:p>
          </table:table-cell>
          <table:table-cell office:value-type="float" office:value="0.619864468786259" table:style-name="ce1">
            <text:p>0.619864469</text:p>
          </table:table-cell>
          <table:table-cell table:number-columns-repeated="16365"/>
        </table:table-row>
        <table:table-row table:style-name="ro1">
          <table:table-cell office:value-type="float" office:value="1.1661136784625801" table:style-name="ce1">
            <text:p>1.166113678</text:p>
          </table:table-cell>
          <table:table-cell office:value-type="float" office:value="4.1711895525017901" table:style-name="ce1">
            <text:p>4.171189553</text:p>
          </table:table-cell>
          <table:table-cell office:value-type="float" office:value="2.6016854548289801" table:style-name="ce1">
            <text:p>2.601685455</text:p>
          </table:table-cell>
          <table:table-cell office:value-type="float" office:value="18.717097961066699" table:style-name="ce1">
            <text:p>18.71709796</text:p>
          </table:table-cell>
          <table:table-cell table:style-name="ce1"/>
          <table:table-cell office:value-type="float" office:value="0.98376678699217202" table:style-name="ce1">
            <text:p>0.983766787</text:p>
          </table:table-cell>
          <table:table-cell office:value-type="float" office:value="1.2501324781869001" table:style-name="ce1">
            <text:p>1.250132478</text:p>
          </table:table-cell>
          <table:table-cell office:value-type="float" office:value="1.34998791206303" table:style-name="ce1">
            <text:p>1.349987912</text:p>
          </table:table-cell>
          <table:table-cell office:value-type="float" office:value="2.7799949209223298" table:style-name="ce1">
            <text:p>2.779994921</text:p>
          </table:table-cell>
          <table:table-cell table:style-name="ce1"/>
          <table:table-cell office:value-type="float" office:value="0.23861925946387" table:style-name="ce1">
            <text:p>0.238619259</text:p>
          </table:table-cell>
          <table:table-cell office:value-type="float" office:value="0.33815725542097302" table:style-name="ce1">
            <text:p>0.338157255</text:p>
          </table:table-cell>
          <table:table-cell office:value-type="float" office:value="1.64074333943711" table:style-name="ce1">
            <text:p>1.640743339</text:p>
          </table:table-cell>
          <table:table-cell office:value-type="float" office:value="2.6506324583013701" table:style-name="ce1">
            <text:p>2.650632458</text:p>
          </table:table-cell>
          <table:table-cell table:style-name="ce1"/>
          <table:table-cell office:value-type="float" office:value="0.33175367893110203" table:style-name="ce1">
            <text:p>0.331753679</text:p>
          </table:table-cell>
          <table:table-cell office:value-type="float" office:value="0.36769232563432003" table:style-name="ce1">
            <text:p>0.367692326</text:p>
          </table:table-cell>
          <table:table-cell office:value-type="float" office:value="5.4960510163034701" table:style-name="ce1">
            <text:p>5.496051016</text:p>
          </table:table-cell>
          <table:table-cell office:value-type="float" office:value="0.43752864314463902" table:style-name="ce1">
            <text:p>0.437528643</text:p>
          </table:table-cell>
          <table:table-cell table:number-columns-repeated="16365"/>
        </table:table-row>
        <table:table-row table:style-name="ro1">
          <table:table-cell office:value-type="float" office:value="1.2637039683790401" table:style-name="ce1">
            <text:p>1.263703968</text:p>
          </table:table-cell>
          <table:table-cell office:value-type="float" office:value="4.2971183501265102" table:style-name="ce1">
            <text:p>4.29711835</text:p>
          </table:table-cell>
          <table:table-cell office:value-type="float" office:value="1.7937726966912699" table:style-name="ce1">
            <text:p>1.793772697</text:p>
          </table:table-cell>
          <table:table-cell office:value-type="float" office:value="17.898209096742999" table:style-name="ce1">
            <text:p>17.8982091</text:p>
          </table:table-cell>
          <table:table-cell table:style-name="ce1"/>
          <table:table-cell office:value-type="float" office:value="1.1203277769276101" table:style-name="ce1">
            <text:p>1.120327777</text:p>
          </table:table-cell>
          <table:table-cell office:value-type="float" office:value="1.3309687353933899" table:style-name="ce1">
            <text:p>1.330968735</text:p>
          </table:table-cell>
          <table:table-cell office:value-type="float" office:value="0.74562314343340097" table:style-name="ce1">
            <text:p>0.745623143</text:p>
          </table:table-cell>
          <table:table-cell office:value-type="float" office:value="3.0926325678853201" table:style-name="ce1">
            <text:p>3.092632568</text:p>
          </table:table-cell>
          <table:table-cell table:style-name="ce1"/>
          <table:table-cell office:value-type="float" office:value="0.18451362128441301" table:style-name="ce1">
            <text:p>0.184513621</text:p>
          </table:table-cell>
          <table:table-cell office:value-type="float" office:value="0.23875302249470701" table:style-name="ce1">
            <text:p>0.238753022</text:p>
          </table:table-cell>
          <table:table-cell office:value-type="float" office:value="1.56027975121434" table:style-name="ce1">
            <text:p>1.560279751</text:p>
          </table:table-cell>
          <table:table-cell office:value-type="float" office:value="2.43775275847561" table:style-name="ce1">
            <text:p>2.437752758</text:p>
          </table:table-cell>
          <table:table-cell table:style-name="ce1"/>
          <table:table-cell office:value-type="float" office:value="0.30674376296880301" table:style-name="ce1">
            <text:p>0.306743763</text:p>
          </table:table-cell>
          <table:table-cell office:value-type="float" office:value="0.438858045335141" table:style-name="ce1">
            <text:p>0.438858045</text:p>
          </table:table-cell>
          <table:table-cell office:value-type="float" office:value="4.8890117330978597" table:style-name="ce1">
            <text:p>4.889011733</text:p>
          </table:table-cell>
          <table:table-cell office:value-type="float" office:value="0.69285513470512305" table:style-name="ce1">
            <text:p>0.692855135</text:p>
          </table:table-cell>
          <table:table-cell table:number-columns-repeated="16365"/>
        </table:table-row>
        <table:table-row table:style-name="ro1">
          <table:table-cell office:value-type="float" office:value="1.13761733522154" table:style-name="ce1">
            <text:p>1.137617335</text:p>
          </table:table-cell>
          <table:table-cell office:value-type="float" office:value="3.9890786574737098" table:style-name="ce1">
            <text:p>3.989078657</text:p>
          </table:table-cell>
          <table:table-cell office:value-type="float" office:value="2.58412532494728" table:style-name="ce1">
            <text:p>2.584125325</text:p>
          </table:table-cell>
          <table:table-cell office:value-type="float" office:value="18.004563266078399" table:style-name="ce1">
            <text:p>18.00456327</text:p>
          </table:table-cell>
          <table:table-cell table:style-name="ce1"/>
          <table:table-cell office:value-type="float" office:value="0.95630293655339904" table:style-name="ce1">
            <text:p>0.956302937</text:p>
          </table:table-cell>
          <table:table-cell office:value-type="float" office:value="1.1491615808965201" table:style-name="ce1">
            <text:p>1.149161581</text:p>
          </table:table-cell>
          <table:table-cell office:value-type="float" office:value="1.1285503055888" table:style-name="ce1">
            <text:p>1.128550306</text:p>
          </table:table-cell>
          <table:table-cell office:value-type="float" office:value="2.6095019163139899" table:style-name="ce1">
            <text:p>2.609501916</text:p>
          </table:table-cell>
          <table:table-cell table:style-name="ce1"/>
          <table:table-cell office:value-type="float" office:value="0.249705443528909" table:style-name="ce1">
            <text:p>0.249705444</text:p>
          </table:table-cell>
          <table:table-cell office:value-type="float" office:value="0.48089852020948098" table:style-name="ce1">
            <text:p>0.48089852</text:p>
          </table:table-cell>
          <table:table-cell office:value-type="float" office:value="1.8014862185181599" table:style-name="ce1">
            <text:p>1.801486219</text:p>
          </table:table-cell>
          <table:table-cell office:value-type="float" office:value="3.0071822043951899" table:style-name="ce1">
            <text:p>3.007182204</text:p>
          </table:table-cell>
          <table:table-cell table:style-name="ce1"/>
          <table:table-cell office:value-type="float" office:value="0.33449612563983799" table:style-name="ce1">
            <text:p>0.334496126</text:p>
          </table:table-cell>
          <table:table-cell office:value-type="float" office:value="0.268528593964171" table:style-name="ce1">
            <text:p>0.268528594</text:p>
          </table:table-cell>
          <table:table-cell office:value-type="float" office:value="5.25699941023493" table:style-name="ce1">
            <text:p>5.25699941</text:p>
          </table:table-cell>
          <table:table-cell office:value-type="float" office:value="0.58638024829809199" table:style-name="ce1">
            <text:p>0.586380248</text:p>
          </table:table-cell>
          <table:table-cell table:number-columns-repeated="16365"/>
        </table:table-row>
        <table:table-row table:style-name="ro1">
          <table:table-cell office:value-type="float" office:value="1.1908709076512101" table:style-name="ce1">
            <text:p>1.190870908</text:p>
          </table:table-cell>
          <table:table-cell office:value-type="float" office:value="4.0747753643906499" table:style-name="ce1">
            <text:p>4.074775364</text:p>
          </table:table-cell>
          <table:table-cell office:value-type="float" office:value="2.0807720447168601" table:style-name="ce1">
            <text:p>2.080772045</text:p>
          </table:table-cell>
          <table:table-cell office:value-type="float" office:value="17.2950418299502" table:style-name="ce1">
            <text:p>17.29504183</text:p>
          </table:table-cell>
          <table:table-cell table:style-name="ce1"/>
          <table:table-cell office:value-type="float" office:value="1.0469326046984999" table:style-name="ce1">
            <text:p>1.046932605</text:p>
          </table:table-cell>
          <table:table-cell office:value-type="float" office:value="1.1819437360079299" table:style-name="ce1">
            <text:p>1.181943736</text:p>
          </table:table-cell>
          <table:table-cell office:value-type="float" office:value="1.15659105393461" table:style-name="ce1">
            <text:p>1.156591054</text:p>
          </table:table-cell>
          <table:table-cell office:value-type="float" office:value="2.80515423090793" table:style-name="ce1">
            <text:p>2.805154231</text:p>
          </table:table-cell>
          <table:table-cell table:style-name="ce1"/>
          <table:table-cell office:value-type="float" office:value="0.214349782978" table:style-name="ce1">
            <text:p>0.214349783</text:p>
          </table:table-cell>
          <table:table-cell office:value-type="float" office:value="0.40896562161182098" table:style-name="ce1">
            <text:p>0.408965622</text:p>
          </table:table-cell>
          <table:table-cell office:value-type="float" office:value="1.7296235891722" table:style-name="ce1">
            <text:p>1.729623589</text:p>
          </table:table-cell>
          <table:table-cell office:value-type="float" office:value="2.7731594785343701" table:style-name="ce1">
            <text:p>2.773159479</text:p>
          </table:table-cell>
          <table:table-cell table:style-name="ce1"/>
          <table:table-cell office:value-type="float" office:value="0.63463080974153896" table:style-name="ce1">
            <text:p>0.63463081</text:p>
          </table:table-cell>
          <table:table-cell office:value-type="float" office:value="0.47136335192858603" table:style-name="ce1">
            <text:p>0.471363352</text:p>
          </table:table-cell>
          <table:table-cell office:value-type="float" office:value="4.7193454925470002" table:style-name="ce1">
            <text:p>4.719345493</text:p>
          </table:table-cell>
          <table:table-cell office:value-type="float" office:value="0.77759747808363699" table:style-name="ce1">
            <text:p>0.777597478</text:p>
          </table:table-cell>
          <table:table-cell table:number-columns-repeated="16365"/>
        </table:table-row>
        <table:table-row table:style-name="ro1">
          <table:table-cell office:value-type="float" office:value="1.1428977123620401" table:style-name="ce1">
            <text:p>1.142897712</text:p>
          </table:table-cell>
          <table:table-cell office:value-type="float" office:value="4.2202627813353804" table:style-name="ce1">
            <text:p>4.220262781</text:p>
          </table:table-cell>
          <table:table-cell office:value-type="float" office:value="1.9309038143520401" table:style-name="ce1">
            <text:p>1.930903814</text:p>
          </table:table-cell>
          <table:table-cell office:value-type="float" office:value="17.465338040028801" table:style-name="ce1">
            <text:p>17.46533804</text:p>
          </table:table-cell>
          <table:table-cell table:style-name="ce1"/>
          <table:table-cell office:value-type="float" office:value="1.00248050216951" table:style-name="ce1">
            <text:p>1.002480502</text:p>
          </table:table-cell>
          <table:table-cell office:value-type="float" office:value="1.3092907667687199" table:style-name="ce1">
            <text:p>1.309290767</text:p>
          </table:table-cell>
          <table:table-cell office:value-type="float" office:value="1.00442749892349" table:style-name="ce1">
            <text:p>1.004427499</text:p>
          </table:table-cell>
          <table:table-cell office:value-type="float" office:value="2.8790195843377702" table:style-name="ce1">
            <text:p>2.879019584</text:p>
          </table:table-cell>
          <table:table-cell table:style-name="ce1"/>
          <table:table-cell office:value-type="float" office:value="0.24461100257159801" table:style-name="ce1">
            <text:p>0.244611003</text:p>
          </table:table-cell>
          <table:table-cell office:value-type="float" office:value="0.32043212339413202" table:style-name="ce1">
            <text:p>0.320432123</text:p>
          </table:table-cell>
          <table:table-cell office:value-type="float" office:value="1.9018237016880899" table:style-name="ce1">
            <text:p>1.901823702</text:p>
          </table:table-cell>
          <table:table-cell office:value-type="float" office:value="2.7281086351096202" table:style-name="ce1">
            <text:p>2.728108635</text:p>
          </table:table-cell>
          <table:table-cell table:style-name="ce1"/>
          <table:table-cell office:value-type="float" office:value="0.34197046400578701" table:style-name="ce1">
            <text:p>0.341970464</text:p>
          </table:table-cell>
          <table:table-cell office:value-type="float" office:value="0.43165763492764397" table:style-name="ce1">
            <text:p>0.431657635</text:p>
          </table:table-cell>
          <table:table-cell office:value-type="float" office:value="5.0918162814618499" table:style-name="ce1">
            <text:p>5.091816281</text:p>
          </table:table-cell>
          <table:table-cell office:value-type="float" office:value="0.34652558069453798" table:style-name="ce1">
            <text:p>0.346525581</text:p>
          </table:table-cell>
          <table:table-cell table:number-columns-repeated="16365"/>
        </table:table-row>
        <table:table-row table:style-name="ro1">
          <table:table-cell office:value-type="float" office:value="1.0775273376815799" table:style-name="ce1">
            <text:p>1.077527338</text:p>
          </table:table-cell>
          <table:table-cell office:value-type="float" office:value="4.0381584595122098" table:style-name="ce1">
            <text:p>4.03815846</text:p>
          </table:table-cell>
          <table:table-cell office:value-type="float" office:value="2.5868941987219398" table:style-name="ce1">
            <text:p>2.586894199</text:p>
          </table:table-cell>
          <table:table-cell office:value-type="float" office:value="17.659102127784699" table:style-name="ce1">
            <text:p>17.65910213</text:p>
          </table:table-cell>
          <table:table-cell table:style-name="ce1"/>
          <table:table-cell office:value-type="float" office:value="0.91179009634492003" table:style-name="ce1">
            <text:p>0.911790096</text:p>
          </table:table-cell>
          <table:table-cell office:value-type="float" office:value="1.06971683176599" table:style-name="ce1">
            <text:p>1.069716832</text:p>
          </table:table-cell>
          <table:table-cell office:value-type="float" office:value="1.5679121358479799" table:style-name="ce1">
            <text:p>1.567912136</text:p>
          </table:table-cell>
          <table:table-cell office:value-type="float" office:value="2.2717803059272801" table:style-name="ce1">
            <text:p>2.271780306</text:p>
          </table:table-cell>
          <table:table-cell table:style-name="ce1"/>
          <table:table-cell office:value-type="float" office:value="0.29999942163712701" table:style-name="ce1">
            <text:p>0.299999422</text:p>
          </table:table-cell>
          <table:table-cell office:value-type="float" office:value="0.53935004157134803" table:style-name="ce1">
            <text:p>0.539350042</text:p>
          </table:table-cell>
          <table:table-cell office:value-type="float" office:value="2.3005718768814001" table:style-name="ce1">
            <text:p>2.300571877</text:p>
          </table:table-cell>
          <table:table-cell office:value-type="float" office:value="3.3749280977527998" table:style-name="ce1">
            <text:p>3.374928098</text:p>
          </table:table-cell>
          <table:table-cell table:style-name="ce1"/>
          <table:table-cell office:value-type="float" office:value="0.38832558505922499" table:style-name="ce1">
            <text:p>0.388325585</text:p>
          </table:table-cell>
          <table:table-cell office:value-type="float" office:value="0.22829117051469999" table:style-name="ce1">
            <text:p>0.228291171</text:p>
          </table:table-cell>
          <table:table-cell office:value-type="float" office:value="5.6272330629920297" table:style-name="ce1">
            <text:p>5.627233063</text:p>
          </table:table-cell>
          <table:table-cell office:value-type="float" office:value="0.92632479283153901" table:style-name="ce1">
            <text:p>0.926324793</text:p>
          </table:table-cell>
          <table:table-cell table:number-columns-repeated="16365"/>
        </table:table-row>
        <table:table-row table:style-name="ro1">
          <table:table-cell office:value-type="float" office:value="1.2168328896357199" table:style-name="ce1">
            <text:p>1.21683289</text:p>
          </table:table-cell>
          <table:table-cell office:value-type="float" office:value="4.1426522725017803" table:style-name="ce1">
            <text:p>4.142652273</text:p>
          </table:table-cell>
          <table:table-cell office:value-type="float" office:value="2.3338964850080099" table:style-name="ce1">
            <text:p>2.333896485</text:p>
          </table:table-cell>
          <table:table-cell office:value-type="float" office:value="16.681457039370201" table:style-name="ce1">
            <text:p>16.68145704</text:p>
          </table:table-cell>
          <table:table-cell table:style-name="ce1"/>
          <table:table-cell office:value-type="float" office:value="1.05142721845364" table:style-name="ce1">
            <text:p>1.051427218</text:p>
          </table:table-cell>
          <table:table-cell office:value-type="float" office:value="1.1748429686762301" table:style-name="ce1">
            <text:p>1.174842969</text:p>
          </table:table-cell>
          <table:table-cell office:value-type="float" office:value="1.3408629239923699" table:style-name="ce1">
            <text:p>1.340862924</text:p>
          </table:table-cell>
          <table:table-cell office:value-type="float" office:value="2.4810494265087901" table:style-name="ce1">
            <text:p>2.481049427</text:p>
          </table:table-cell>
          <table:table-cell table:style-name="ce1"/>
          <table:table-cell office:value-type="float" office:value="0.222355665737272" table:style-name="ce1">
            <text:p>0.222355666</text:p>
          </table:table-cell>
          <table:table-cell office:value-type="float" office:value="0.50691188216477601" table:style-name="ce1">
            <text:p>0.506911882</text:p>
          </table:table-cell>
          <table:table-cell office:value-type="float" office:value="2.1343958522894702" table:style-name="ce1">
            <text:p>2.134395852</text:p>
          </table:table-cell>
          <table:table-cell office:value-type="float" office:value="3.2393197224950501" table:style-name="ce1">
            <text:p>3.239319722</text:p>
          </table:table-cell>
          <table:table-cell table:style-name="ce1"/>
          <table:table-cell office:value-type="float" office:value="0.35102085224721502" table:style-name="ce1">
            <text:p>0.351020852</text:p>
          </table:table-cell>
          <table:table-cell office:value-type="float" office:value="0.31338731601960301" table:style-name="ce1">
            <text:p>0.313387316</text:p>
          </table:table-cell>
          <table:table-cell office:value-type="float" office:value="5.45102935161853" table:style-name="ce1">
            <text:p>5.451029352</text:p>
          </table:table-cell>
          <table:table-cell office:value-type="float" office:value="0.74999328925471498" table:style-name="ce1">
            <text:p>0.749993289</text:p>
          </table:table-cell>
          <table:table-cell table:number-columns-repeated="16365"/>
        </table:table-row>
        <table:table-row table:style-name="ro1">
          <table:table-cell office:value-type="float" office:value="1.0237781650368001" table:style-name="ce1">
            <text:p>1.023778165</text:p>
          </table:table-cell>
          <table:table-cell office:value-type="float" office:value="4.0840453438914199" table:style-name="ce1">
            <text:p>4.084045344</text:p>
          </table:table-cell>
          <table:table-cell office:value-type="float" office:value="2.7725885636837302" table:style-name="ce1">
            <text:p>2.772588564</text:p>
          </table:table-cell>
          <table:table-cell office:value-type="float" office:value="16.8267135407857" table:style-name="ce1">
            <text:p>16.82671354</text:p>
          </table:table-cell>
          <table:table-cell table:style-name="ce1"/>
          <table:table-cell office:value-type="float" office:value="0.87966762943922505" table:style-name="ce1">
            <text:p>0.879667629</text:p>
          </table:table-cell>
          <table:table-cell office:value-type="float" office:value="1.1364343215686801" table:style-name="ce1">
            <text:p>1.136434322</text:p>
          </table:table-cell>
          <table:table-cell office:value-type="float" office:value="1.6526251093462001" table:style-name="ce1">
            <text:p>1.652625109</text:p>
          </table:table-cell>
          <table:table-cell office:value-type="float" office:value="2.2766716966037301" table:style-name="ce1">
            <text:p>2.276671697</text:p>
          </table:table-cell>
          <table:table-cell table:style-name="ce1"/>
          <table:table-cell office:value-type="float" office:value="0.34221952482181001" table:style-name="ce1">
            <text:p>0.342219525</text:p>
          </table:table-cell>
          <table:table-cell office:value-type="float" office:value="0.47315661077624899" table:style-name="ce1">
            <text:p>0.473156611</text:p>
          </table:table-cell>
          <table:table-cell office:value-type="float" office:value="2.9145565784263501" table:style-name="ce1">
            <text:p>2.914556578</text:p>
          </table:table-cell>
          <table:table-cell office:value-type="float" office:value="3.3105160283962198" table:style-name="ce1">
            <text:p>3.310516028</text:p>
          </table:table-cell>
          <table:table-cell table:style-name="ce1"/>
          <table:table-cell office:value-type="float" office:value="0.42125403427668801" table:style-name="ce1">
            <text:p>0.421254034</text:p>
          </table:table-cell>
          <table:table-cell office:value-type="float" office:value="0.29319944181900498" table:style-name="ce1">
            <text:p>0.293199442</text:p>
          </table:table-cell>
          <table:table-cell office:value-type="float" office:value="5.6012108232828703" table:style-name="ce1">
            <text:p>5.601210823</text:p>
          </table:table-cell>
          <table:table-cell office:value-type="float" office:value="0.92100078272330099" table:style-name="ce1">
            <text:p>0.921000783</text:p>
          </table:table-cell>
          <table:table-cell table:number-columns-repeated="16365"/>
        </table:table-row>
        <table:table-row table:style-name="ro1">
          <table:table-cell office:value-type="float" office:value="1.03018842921703" table:style-name="ce1">
            <text:p>1.030188429</text:p>
          </table:table-cell>
          <table:table-cell office:value-type="float" office:value="4.1432232807016103" table:style-name="ce1">
            <text:p>4.143223281</text:p>
          </table:table-cell>
          <table:table-cell office:value-type="float" office:value="1.8620468042315801" table:style-name="ce1">
            <text:p>1.862046804</text:p>
          </table:table-cell>
          <table:table-cell office:value-type="float" office:value="16.7138355775745" table:style-name="ce1">
            <text:p>16.71383558</text:p>
          </table:table-cell>
          <table:table-cell table:style-name="ce1"/>
          <table:table-cell office:value-type="float" office:value="0.83351272750516303" table:style-name="ce1">
            <text:p>0.833512728</text:p>
          </table:table-cell>
          <table:table-cell office:value-type="float" office:value="1.2171029485959699" table:style-name="ce1">
            <text:p>1.217102949</text:p>
          </table:table-cell>
          <table:table-cell office:value-type="float" office:value="0.72296738658443405" table:style-name="ce1">
            <text:p>0.722967387</text:p>
          </table:table-cell>
          <table:table-cell office:value-type="float" office:value="2.7008986615008999" table:style-name="ce1">
            <text:p>2.700898662</text:p>
          </table:table-cell>
          <table:table-cell table:style-name="ce1"/>
          <table:table-cell office:value-type="float" office:value="0.34422999146216599" table:style-name="ce1">
            <text:p>0.344229991</text:p>
          </table:table-cell>
          <table:table-cell office:value-type="float" office:value="0.32128177097295202" table:style-name="ce1">
            <text:p>0.321281771</text:p>
          </table:table-cell>
          <table:table-cell office:value-type="float" office:value="2.41326297919333" table:style-name="ce1">
            <text:p>2.413262979</text:p>
          </table:table-cell>
          <table:table-cell office:value-type="float" office:value="2.90526323068298" table:style-name="ce1">
            <text:p>2.905263231</text:p>
          </table:table-cell>
          <table:table-cell table:style-name="ce1"/>
          <table:table-cell office:value-type="float" office:value="0.44646266785625699" table:style-name="ce1">
            <text:p>0.446462668</text:p>
          </table:table-cell>
          <table:table-cell office:value-type="float" office:value="0.37153997107466002" table:style-name="ce1">
            <text:p>0.371539971</text:p>
          </table:table-cell>
          <table:table-cell office:value-type="float" office:value="4.4917843519435499" table:style-name="ce1">
            <text:p>4.491784352</text:p>
          </table:table-cell>
          <table:table-cell office:value-type="float" office:value="0.49606332917352802" table:style-name="ce1">
            <text:p>0.496063329</text:p>
          </table:table-cell>
          <table:table-cell table:number-columns-repeated="16365"/>
        </table:table-row>
        <table:table-row table:style-name="ro1">
          <table:table-cell office:value-type="float" office:value="1.0017440975280101" table:style-name="ce1">
            <text:p>1.001744098</text:p>
          </table:table-cell>
          <table:table-cell office:value-type="float" office:value="3.9090914344624501" table:style-name="ce1">
            <text:p>3.909091434</text:p>
          </table:table-cell>
          <table:table-cell office:value-type="float" office:value="2.5361674600145099" table:style-name="ce1">
            <text:p>2.53616746</text:p>
          </table:table-cell>
          <table:table-cell office:value-type="float" office:value="16.5671516637459" table:style-name="ce1">
            <text:p>16.56715166</text:p>
          </table:table-cell>
          <table:table-cell table:style-name="ce1"/>
          <table:table-cell office:value-type="float" office:value="0.83268419568634" table:style-name="ce1">
            <text:p>0.832684196</text:p>
          </table:table-cell>
          <table:table-cell office:value-type="float" office:value="1.01051746950149" table:style-name="ce1">
            <text:p>1.01051747</text:p>
          </table:table-cell>
          <table:table-cell office:value-type="float" office:value="1.1033006098768301" table:style-name="ce1">
            <text:p>1.10330061</text:p>
          </table:table-cell>
          <table:table-cell office:value-type="float" office:value="2.2589675138528" table:style-name="ce1">
            <text:p>2.258967514</text:p>
          </table:table-cell>
          <table:table-cell table:style-name="ce1"/>
          <table:table-cell office:value-type="float" office:value="0.36580114574535999" table:style-name="ce1">
            <text:p>0.365801146</text:p>
          </table:table-cell>
          <table:table-cell office:value-type="float" office:value="0.53812816901724403" table:style-name="ce1">
            <text:p>0.538128169</text:p>
          </table:table-cell>
          <table:table-cell office:value-type="float" office:value="2.6903197667249401" table:style-name="ce1">
            <text:p>2.690319767</text:p>
          </table:table-cell>
          <table:table-cell office:value-type="float" office:value="3.4801443249578798" table:style-name="ce1">
            <text:p>3.480144325</text:p>
          </table:table-cell>
          <table:table-cell table:style-name="ce1"/>
          <table:table-cell office:value-type="float" office:value="0.453055973598262" table:style-name="ce1">
            <text:p>0.453055974</text:p>
          </table:table-cell>
          <table:table-cell office:value-type="float" office:value="0.22140639540070101" table:style-name="ce1">
            <text:p>0.221406395</text:p>
          </table:table-cell>
          <table:table-cell office:value-type="float" office:value="5.0410157890868996" table:style-name="ce1">
            <text:p>5.041015789</text:p>
          </table:table-cell>
          <table:table-cell office:value-type="float" office:value="0.93488608132081696" table:style-name="ce1">
            <text:p>0.934886081</text:p>
          </table:table-cell>
          <table:table-cell table:number-columns-repeated="16365"/>
        </table:table-row>
        <table:table-row table:style-name="ro1">
          <table:table-cell office:value-type="float" office:value="0.92847304312960699" table:style-name="ce1">
            <text:p>0.928473043</text:p>
          </table:table-cell>
          <table:table-cell office:value-type="float" office:value="3.7693769124090499" table:style-name="ce1">
            <text:p>3.769376912</text:p>
          </table:table-cell>
          <table:table-cell office:value-type="float" office:value="2.74369009252674" table:style-name="ce1">
            <text:p>2.743690093</text:p>
          </table:table-cell>
          <table:table-cell office:value-type="float" office:value="16.932746381069901" table:style-name="ce1">
            <text:p>16.93274638</text:p>
          </table:table-cell>
          <table:table-cell table:style-name="ce1"/>
          <table:table-cell office:value-type="float" office:value="0.75951646929265304" table:style-name="ce1">
            <text:p>0.759516469</text:p>
          </table:table-cell>
          <table:table-cell office:value-type="float" office:value="0.89992137114668203" table:style-name="ce1">
            <text:p>0.899921371</text:p>
          </table:table-cell>
          <table:table-cell office:value-type="float" office:value="1.40654003900806" table:style-name="ce1">
            <text:p>1.406540039</text:p>
          </table:table-cell>
          <table:table-cell office:value-type="float" office:value="2.0898680742433799" table:style-name="ce1">
            <text:p>2.089868074</text:p>
          </table:table-cell>
          <table:table-cell table:style-name="ce1"/>
          <table:table-cell office:value-type="float" office:value="0.42943388379808101" table:style-name="ce1">
            <text:p>0.429433884</text:p>
          </table:table-cell>
          <table:table-cell office:value-type="float" office:value="0.60645433405406701" table:style-name="ce1">
            <text:p>0.606454334</text:p>
          </table:table-cell>
          <table:table-cell office:value-type="float" office:value="2.8603102987070299" table:style-name="ce1">
            <text:p>2.860310299</text:p>
          </table:table-cell>
          <table:table-cell office:value-type="float" office:value="3.60767355193392" table:style-name="ce1">
            <text:p>3.607673552</text:p>
          </table:table-cell>
          <table:table-cell table:style-name="ce1"/>
          <table:table-cell office:value-type="float" office:value="0.50205467455987696" table:style-name="ce1">
            <text:p>0.502054675</text:p>
          </table:table-cell>
          <table:table-cell office:value-type="float" office:value="0.20156553328853" table:style-name="ce1">
            <text:p>0.201565533</text:p>
          </table:table-cell>
          <table:table-cell office:value-type="float" office:value="5.4068541058811102" table:style-name="ce1">
            <text:p>5.406854106</text:p>
          </table:table-cell>
          <table:table-cell office:value-type="float" office:value="1.1006729720389601" table:style-name="ce1">
            <text:p>1.100672972</text:p>
          </table:table-cell>
          <table:table-cell table:number-columns-repeated="16365"/>
        </table:table-row>
        <table:table-row table:style-name="ro1">
          <table:table-cell office:value-type="float" office:value="0.94555716986942395" table:style-name="ce1">
            <text:p>0.94555717</text:p>
          </table:table-cell>
          <table:table-cell office:value-type="float" office:value="3.7777715535521299" table:style-name="ce1">
            <text:p>3.777771554</text:p>
          </table:table-cell>
          <table:table-cell office:value-type="float" office:value="3.2557842451035999" table:style-name="ce1">
            <text:p>3.255784245</text:p>
          </table:table-cell>
          <table:table-cell office:value-type="float" office:value="17.050125834193299" table:style-name="ce1">
            <text:p>17.05012583</text:p>
          </table:table-cell>
          <table:table-cell table:style-name="ce1"/>
          <table:table-cell office:value-type="float" office:value="0.75197402994963003" table:style-name="ce1">
            <text:p>0.75197403</text:p>
          </table:table-cell>
          <table:table-cell office:value-type="float" office:value="0.84821573730490496" table:style-name="ce1">
            <text:p>0.848215737</text:p>
          </table:table-cell>
          <table:table-cell office:value-type="float" office:value="1.86825632155203" table:style-name="ce1">
            <text:p>1.868256322</text:p>
          </table:table-cell>
          <table:table-cell office:value-type="float" office:value="1.78000820080974" table:style-name="ce1">
            <text:p>1.780008201</text:p>
          </table:table-cell>
          <table:table-cell table:style-name="ce1"/>
          <table:table-cell office:value-type="float" office:value="0.42556667124673903" table:style-name="ce1">
            <text:p>0.425566671</text:p>
          </table:table-cell>
          <table:table-cell office:value-type="float" office:value="0.60906568551822304" table:style-name="ce1">
            <text:p>0.609065686</text:p>
          </table:table-cell>
          <table:table-cell office:value-type="float" office:value="3.2264044023732001" table:style-name="ce1">
            <text:p>3.226404402</text:p>
          </table:table-cell>
          <table:table-cell office:value-type="float" office:value="3.9276043777721501" table:style-name="ce1">
            <text:p>3.927604378</text:p>
          </table:table-cell>
          <table:table-cell table:style-name="ce1"/>
          <table:table-cell office:value-type="float" office:value="0.526229914192197" table:style-name="ce1">
            <text:p>0.526229914</text:p>
          </table:table-cell>
          <table:table-cell office:value-type="float" office:value="0.23409697013266301" table:style-name="ce1">
            <text:p>0.23409697</text:p>
          </table:table-cell>
          <table:table-cell office:value-type="float" office:value="5.8614218223802004" table:style-name="ce1">
            <text:p>5.861421822</text:p>
          </table:table-cell>
          <table:table-cell office:value-type="float" office:value="1.4084511193590199" table:style-name="ce1">
            <text:p>1.408451119</text:p>
          </table:table-cell>
          <table:table-cell table:number-columns-repeated="16365"/>
        </table:table-row>
        <table:table-row table:style-name="ro1">
          <table:table-cell office:value-type="float" office:value="0.93268036175372304" table:style-name="ce1">
            <text:p>0.932680362</text:p>
          </table:table-cell>
          <table:table-cell office:value-type="float" office:value="3.8378478901138098" table:style-name="ce1">
            <text:p>3.83784789</text:p>
          </table:table-cell>
          <table:table-cell office:value-type="float" office:value="2.3322066435294002" table:style-name="ce1">
            <text:p>2.332206644</text:p>
          </table:table-cell>
          <table:table-cell office:value-type="float" office:value="16.697944095698102" table:style-name="ce1">
            <text:p>16.6979441</text:p>
          </table:table-cell>
          <table:table-cell table:style-name="ce1"/>
          <table:table-cell office:value-type="float" office:value="0.76251623622063802" table:style-name="ce1">
            <text:p>0.762516236</text:p>
          </table:table-cell>
          <table:table-cell office:value-type="float" office:value="0.98749385206343998" table:style-name="ce1">
            <text:p>0.987493852</text:p>
          </table:table-cell>
          <table:table-cell office:value-type="float" office:value="1.3613454597524799" table:style-name="ce1">
            <text:p>1.36134546</text:p>
          </table:table-cell>
          <table:table-cell office:value-type="float" office:value="2.0782295814917902" table:style-name="ce1">
            <text:p>2.078229581</text:p>
          </table:table-cell>
          <table:table-cell table:style-name="ce1"/>
          <table:table-cell office:value-type="float" office:value="0.43980741659489903" table:style-name="ce1">
            <text:p>0.439807417</text:p>
          </table:table-cell>
          <table:table-cell office:value-type="float" office:value="0.519437136078299" table:style-name="ce1">
            <text:p>0.519437136</text:p>
          </table:table-cell>
          <table:table-cell office:value-type="float" office:value="3.14262001172558" table:style-name="ce1">
            <text:p>3.142620012</text:p>
          </table:table-cell>
          <table:table-cell office:value-type="float" office:value="3.6115237427153" table:style-name="ce1">
            <text:p>3.611523743</text:p>
          </table:table-cell>
          <table:table-cell table:style-name="ce1"/>
          <table:table-cell office:value-type="float" office:value="0.51882059823316695" table:style-name="ce1">
            <text:p>0.518820598</text:p>
          </table:table-cell>
          <table:table-cell office:value-type="float" office:value="0.24066544653357499" table:style-name="ce1">
            <text:p>0.240665447</text:p>
          </table:table-cell>
          <table:table-cell office:value-type="float" office:value="4.8452053413711997" table:style-name="ce1">
            <text:p>4.845205341</text:p>
          </table:table-cell>
          <table:table-cell office:value-type="float" office:value="1.11280536606964" table:style-name="ce1">
            <text:p>1.112805366</text:p>
          </table:table-cell>
          <table:table-cell table:number-columns-repeated="16365"/>
        </table:table-row>
        <table:table-row table:style-name="ro1">
          <table:table-cell office:value-type="float" office:value="0.85799043344419701" table:style-name="ce1">
            <text:p>0.857990433</text:p>
          </table:table-cell>
          <table:table-cell office:value-type="float" office:value="3.5887183534412599" table:style-name="ce1">
            <text:p>3.588718353</text:p>
          </table:table-cell>
          <table:table-cell office:value-type="float" office:value="3.3028216386893101" table:style-name="ce1">
            <text:p>3.302821639</text:p>
          </table:table-cell>
          <table:table-cell office:value-type="float" office:value="16.791802127084999" table:style-name="ce1">
            <text:p>16.79180213</text:p>
          </table:table-cell>
          <table:table-cell table:style-name="ce1"/>
          <table:table-cell office:value-type="float" office:value="0.70565696868894501" table:style-name="ce1">
            <text:p>0.705656969</text:p>
          </table:table-cell>
          <table:table-cell office:value-type="float" office:value="0.80364253968033295" table:style-name="ce1">
            <text:p>0.80364254</text:p>
          </table:table-cell>
          <table:table-cell office:value-type="float" office:value="1.9644057102296799" table:style-name="ce1">
            <text:p>1.96440571</text:p>
          </table:table-cell>
          <table:table-cell office:value-type="float" office:value="1.4340672869230799" table:style-name="ce1">
            <text:p>1.434067287</text:p>
          </table:table-cell>
          <table:table-cell table:style-name="ce1"/>
          <table:table-cell office:value-type="float" office:value="0.50845410506814703" table:style-name="ce1">
            <text:p>0.508454105</text:p>
          </table:table-cell>
          <table:table-cell office:value-type="float" office:value="0.70517226000664301" table:style-name="ce1">
            <text:p>0.70517226</text:p>
          </table:table-cell>
          <table:table-cell office:value-type="float" office:value="3.7622041991306601" table:style-name="ce1">
            <text:p>3.762204199</text:p>
          </table:table-cell>
          <table:table-cell office:value-type="float" office:value="4.3003634222306397" table:style-name="ce1">
            <text:p>4.300363422</text:p>
          </table:table-cell>
          <table:table-cell table:style-name="ce1"/>
          <table:table-cell office:value-type="float" office:value="0.57115517676618399" table:style-name="ce1">
            <text:p>0.571155177</text:p>
          </table:table-cell>
          <table:table-cell office:value-type="float" office:value="0.26493318081973199" table:style-name="ce1">
            <text:p>0.264933181</text:p>
          </table:table-cell>
          <table:table-cell office:value-type="float" office:value="5.8103279368646499" table:style-name="ce1">
            <text:p>5.810327937</text:p>
          </table:table-cell>
          <table:table-cell office:value-type="float" office:value="1.75408787263975" table:style-name="ce1">
            <text:p>1.754087873</text:p>
          </table:table-cell>
          <table:table-cell table:number-columns-repeated="16365"/>
        </table:table-row>
        <table:table-row table:style-name="ro1">
          <table:table-cell office:value-type="float" office:value="0.99271472027661301" table:style-name="ce1">
            <text:p>0.99271472</text:p>
          </table:table-cell>
          <table:table-cell office:value-type="float" office:value="3.81216299947801" table:style-name="ce1">
            <text:p>3.812162999</text:p>
          </table:table-cell>
          <table:table-cell office:value-type="float" office:value="2.7790133086582798" table:style-name="ce1">
            <text:p>2.779013309</text:p>
          </table:table-cell>
          <table:table-cell office:value-type="float" office:value="16.073130018536801" table:style-name="ce1">
            <text:p>16.07313002</text:p>
          </table:table-cell>
          <table:table-cell table:style-name="ce1"/>
          <table:table-cell office:value-type="float" office:value="0.804730762568313" table:style-name="ce1">
            <text:p>0.804730763</text:p>
          </table:table-cell>
          <table:table-cell office:value-type="float" office:value="0.89867731370753501" table:style-name="ce1">
            <text:p>0.898677314</text:p>
          </table:table-cell>
          <table:table-cell office:value-type="float" office:value="1.6582939323313901" table:style-name="ce1">
            <text:p>1.658293932</text:p>
          </table:table-cell>
          <table:table-cell office:value-type="float" office:value="1.7522454322785099" table:style-name="ce1">
            <text:p>1.752245432</text:p>
          </table:table-cell>
          <table:table-cell table:style-name="ce1"/>
          <table:table-cell office:value-type="float" office:value="0.40197211134286298" table:style-name="ce1">
            <text:p>0.401972111</text:p>
          </table:table-cell>
          <table:table-cell office:value-type="float" office:value="0.61926931077686198" table:style-name="ce1">
            <text:p>0.619269311</text:p>
          </table:table-cell>
          <table:table-cell office:value-type="float" office:value="3.4454728455383301" table:style-name="ce1">
            <text:p>3.445472846</text:p>
          </table:table-cell>
          <table:table-cell office:value-type="float" office:value="3.9712342402173699" table:style-name="ce1">
            <text:p>3.97123424</text:p>
          </table:table-cell>
          <table:table-cell table:style-name="ce1"/>
          <table:table-cell office:value-type="float" office:value="0.51143744499552302" table:style-name="ce1">
            <text:p>0.511437445</text:p>
          </table:table-cell>
          <table:table-cell office:value-type="float" office:value="0.23828439347493999" table:style-name="ce1">
            <text:p>0.238284393</text:p>
          </table:table-cell>
          <table:table-cell office:value-type="float" office:value="5.3150493754430501" table:style-name="ce1">
            <text:p>5.315049375</text:p>
          </table:table-cell>
          <table:table-cell office:value-type="float" office:value="1.4352244147728399" table:style-name="ce1">
            <text:p>1.435224415</text:p>
          </table:table-cell>
          <table:table-cell table:number-columns-repeated="16365"/>
        </table:table-row>
        <table:table-row table:style-name="ro1">
          <table:table-cell office:value-type="float" office:value="0.95468530610429003" table:style-name="ce1">
            <text:p>0.954685306</text:p>
          </table:table-cell>
          <table:table-cell office:value-type="float" office:value="4.0079568930862504" table:style-name="ce1">
            <text:p>4.007956893</text:p>
          </table:table-cell>
          <table:table-cell office:value-type="float" office:value="3.01715872898329" table:style-name="ce1">
            <text:p>3.017158729</text:p>
          </table:table-cell>
          <table:table-cell office:value-type="float" office:value="16.864315521947901" table:style-name="ce1">
            <text:p>16.86431552</text:p>
          </table:table-cell>
          <table:table-cell table:style-name="ce1"/>
          <table:table-cell office:value-type="float" office:value="0.79660927752586297" table:style-name="ce1">
            <text:p>0.796609278</text:p>
          </table:table-cell>
          <table:table-cell office:value-type="float" office:value="1.0231446184864399" table:style-name="ce1">
            <text:p>1.023144618</text:p>
          </table:table-cell>
          <table:table-cell office:value-type="float" office:value="1.9614475668396101" table:style-name="ce1">
            <text:p>1.961447567</text:p>
          </table:table-cell>
          <table:table-cell office:value-type="float" office:value="1.8130450665983899" table:style-name="ce1">
            <text:p>1.813045067</text:p>
          </table:table-cell>
          <table:table-cell table:style-name="ce1"/>
          <table:table-cell office:value-type="float" office:value="0.44299090120218898" table:style-name="ce1">
            <text:p>0.442990901</text:p>
          </table:table-cell>
          <table:table-cell office:value-type="float" office:value="0.58519758188161197" table:style-name="ce1">
            <text:p>0.585197582</text:p>
          </table:table-cell>
          <table:table-cell office:value-type="float" office:value="3.7637407743031499" table:style-name="ce1">
            <text:p>3.763740774</text:p>
          </table:table-cell>
          <table:table-cell office:value-type="float" office:value="3.98913354185779" table:style-name="ce1">
            <text:p>3.989133542</text:p>
          </table:table-cell>
          <table:table-cell table:style-name="ce1"/>
          <table:table-cell office:value-type="float" office:value="0.53464997411540505" table:style-name="ce1">
            <text:p>0.534649974</text:p>
          </table:table-cell>
          <table:table-cell office:value-type="float" office:value="0.285718216192139" table:style-name="ce1">
            <text:p>0.285718216</text:p>
          </table:table-cell>
          <table:table-cell office:value-type="float" office:value="5.5202487913714204" table:style-name="ce1">
            <text:p>5.520248791</text:p>
          </table:table-cell>
          <table:table-cell office:value-type="float" office:value="1.37751801473069" table:style-name="ce1">
            <text:p>1.377518015</text:p>
          </table:table-cell>
          <table:table-cell table:number-columns-repeated="16365"/>
        </table:table-row>
        <table:table-row table:style-name="ro1">
          <table:table-cell office:value-type="float" office:value="0.90200066594794903" table:style-name="ce1">
            <text:p>0.902000666</text:p>
          </table:table-cell>
          <table:table-cell office:value-type="float" office:value="3.8609389783157702" table:style-name="ce1">
            <text:p>3.860938978</text:p>
          </table:table-cell>
          <table:table-cell office:value-type="float" office:value="3.26425413593075" table:style-name="ce1">
            <text:p>3.264254136</text:p>
          </table:table-cell>
          <table:table-cell office:value-type="float" office:value="16.842112869580902" table:style-name="ce1">
            <text:p>16.84211287</text:p>
          </table:table-cell>
          <table:table-cell table:style-name="ce1"/>
          <table:table-cell office:value-type="float" office:value="0.69689812518384797" table:style-name="ce1">
            <text:p>0.696898125</text:p>
          </table:table-cell>
          <table:table-cell office:value-type="float" office:value="0.92437088448118998" table:style-name="ce1">
            <text:p>0.924370884</text:p>
          </table:table-cell>
          <table:table-cell office:value-type="float" office:value="1.7161718216507" table:style-name="ce1">
            <text:p>1.716171822</text:p>
          </table:table-cell>
          <table:table-cell office:value-type="float" office:value="1.7671722926451501" table:style-name="ce1">
            <text:p>1.767172293</text:p>
          </table:table-cell>
          <table:table-cell table:style-name="ce1"/>
          <table:table-cell office:value-type="float" office:value="0.48463548170299198" table:style-name="ce1">
            <text:p>0.484635482</text:p>
          </table:table-cell>
          <table:table-cell office:value-type="float" office:value="0.70898452591844896" table:style-name="ce1">
            <text:p>0.708984526</text:p>
          </table:table-cell>
          <table:table-cell office:value-type="float" office:value="3.5862337508926299" table:style-name="ce1">
            <text:p>3.586233751</text:p>
          </table:table-cell>
          <table:table-cell office:value-type="float" office:value="4.0058197835367997" table:style-name="ce1">
            <text:p>4.005819784</text:p>
          </table:table-cell>
          <table:table-cell table:style-name="ce1"/>
          <table:table-cell office:value-type="float" office:value="0.60358481417155796" table:style-name="ce1">
            <text:p>0.603584814</text:p>
          </table:table-cell>
          <table:table-cell office:value-type="float" office:value="0.27266522023642398" table:style-name="ce1">
            <text:p>0.27266522</text:p>
          </table:table-cell>
          <table:table-cell office:value-type="float" office:value="5.5128439560536497" table:style-name="ce1">
            <text:p>5.512843956</text:p>
          </table:table-cell>
          <table:table-cell office:value-type="float" office:value="1.4262431662669599" table:style-name="ce1">
            <text:p>1.426243166</text:p>
          </table:table-cell>
          <table:table-cell table:number-columns-repeated="16365"/>
        </table:table-row>
        <table:table-row table:style-name="ro1">
          <table:table-cell office:value-type="float" office:value="0.85065378791023805" table:style-name="ce1">
            <text:p>0.850653788</text:p>
          </table:table-cell>
          <table:table-cell office:value-type="float" office:value="3.5919591757456701" table:style-name="ce1">
            <text:p>3.591959176</text:p>
          </table:table-cell>
          <table:table-cell office:value-type="float" office:value="3.4698509066594001" table:style-name="ce1">
            <text:p>3.469850907</text:p>
          </table:table-cell>
          <table:table-cell office:value-type="float" office:value="16.5938735103813" table:style-name="ce1">
            <text:p>16.59387351</text:p>
          </table:table-cell>
          <table:table-cell table:style-name="ce1"/>
          <table:table-cell office:value-type="float" office:value="0.663089624358013" table:style-name="ce1">
            <text:p>0.663089624</text:p>
          </table:table-cell>
          <table:table-cell office:value-type="float" office:value="0.76442512010327102" table:style-name="ce1">
            <text:p>0.76442512</text:p>
          </table:table-cell>
          <table:table-cell office:value-type="float" office:value="2.2992232815023299" table:style-name="ce1">
            <text:p>2.299223282</text:p>
          </table:table-cell>
          <table:table-cell office:value-type="float" office:value="1.29120711066865" table:style-name="ce1">
            <text:p>1.291207111</text:p>
          </table:table-cell>
          <table:table-cell table:style-name="ce1"/>
          <table:table-cell office:value-type="float" office:value="0.53045510652372097" table:style-name="ce1">
            <text:p>0.530455107</text:p>
          </table:table-cell>
          <table:table-cell office:value-type="float" office:value="0.88040711030330898" table:style-name="ce1">
            <text:p>0.88040711</text:p>
          </table:table-cell>
          <table:table-cell office:value-type="float" office:value="4.1416011002760502" table:style-name="ce1">
            <text:p>4.1416011</text:p>
          </table:table-cell>
          <table:table-cell office:value-type="float" office:value="4.4591435851540098" table:style-name="ce1">
            <text:p>4.459143585</text:p>
          </table:table-cell>
          <table:table-cell table:style-name="ce1"/>
          <table:table-cell office:value-type="float" office:value="0.63069399486889699" table:style-name="ce1">
            <text:p>0.630693995</text:p>
          </table:table-cell>
          <table:table-cell office:value-type="float" office:value="0.31199501978972399" table:style-name="ce1">
            <text:p>0.31199502</text:p>
          </table:table-cell>
          <table:table-cell office:value-type="float" office:value="5.8297507636553902" table:style-name="ce1">
            <text:p>5.829750764</text:p>
          </table:table-cell>
          <table:table-cell office:value-type="float" office:value="1.8990363428889701" table:style-name="ce1">
            <text:p>1.899036343</text:p>
          </table:table-cell>
          <table:table-cell table:number-columns-repeated="16365"/>
        </table:table-row>
        <table:table-row table:style-name="ro1">
          <table:table-cell office:value-type="float" office:value="0.76498288237385104" table:style-name="ce1">
            <text:p>0.764982882</text:p>
          </table:table-cell>
          <table:table-cell office:value-type="float" office:value="3.6776682425929201" table:style-name="ce1">
            <text:p>3.677668243</text:p>
          </table:table-cell>
          <table:table-cell office:value-type="float" office:value="3.2428986801210802" table:style-name="ce1">
            <text:p>3.24289868</text:p>
          </table:table-cell>
          <table:table-cell office:value-type="float" office:value="16.655155376695198" table:style-name="ce1">
            <text:p>16.65515538</text:p>
          </table:table-cell>
          <table:table-cell table:style-name="ce1"/>
          <table:table-cell office:value-type="float" office:value="0.57191969089622796" table:style-name="ce1">
            <text:p>0.571919691</text:p>
          </table:table-cell>
          <table:table-cell office:value-type="float" office:value="0.77465462179287004" table:style-name="ce1">
            <text:p>0.774654622</text:p>
          </table:table-cell>
          <table:table-cell office:value-type="float" office:value="2.7324259490772498" table:style-name="ce1">
            <text:p>2.732425949</text:p>
          </table:table-cell>
          <table:table-cell office:value-type="float" office:value="1.05320865136733" table:style-name="ce1">
            <text:p>1.053208651</text:p>
          </table:table-cell>
          <table:table-cell table:style-name="ce1"/>
          <table:table-cell office:value-type="float" office:value="0.34627886370101102" table:style-name="ce1">
            <text:p>0.346278864</text:p>
          </table:table-cell>
          <table:table-cell office:value-type="float" office:value="0.39446620761892898" table:style-name="ce1">
            <text:p>0.394466208</text:p>
          </table:table-cell>
          <table:table-cell office:value-type="float" office:value="0.42005976581523802" table:style-name="ce1">
            <text:p>0.420059766</text:p>
          </table:table-cell>
          <table:table-cell office:value-type="float" office:value="0.28971642944187798" table:style-name="ce1">
            <text:p>0.289716429</text:p>
          </table:table-cell>
          <table:table-cell table:style-name="ce1"/>
          <table:table-cell office:value-type="float" office:value="0.35029906044143799" table:style-name="ce1">
            <text:p>0.35029906</text:p>
          </table:table-cell>
          <table:table-cell office:value-type="float" office:value="0.36190947713324401" table:style-name="ce1">
            <text:p>0.361909477</text:p>
          </table:table-cell>
          <table:table-cell office:value-type="float" office:value="0.39123974708611597" table:style-name="ce1">
            <text:p>0.391239747</text:p>
          </table:table-cell>
          <table:table-cell office:value-type="float" office:value="0.36157761950904299" table:style-name="ce1">
            <text:p>0.36157762</text:p>
          </table:table-cell>
          <table:table-cell table:number-columns-repeated="16365"/>
        </table:table-row>
        <table:table-row table:style-name="ro1">
          <table:table-cell office:value-type="float" office:value="0.85142100257241704" table:style-name="ce1">
            <text:p>0.851421003</text:p>
          </table:table-cell>
          <table:table-cell office:value-type="float" office:value="4.16812280378082" table:style-name="ce1">
            <text:p>4.168122804</text:p>
          </table:table-cell>
          <table:table-cell office:value-type="float" office:value="2.5329544544333502" table:style-name="ce1">
            <text:p>2.532954454</text:p>
          </table:table-cell>
          <table:table-cell office:value-type="float" office:value="17.377002360429501" table:style-name="ce1">
            <text:p>17.37700236</text:p>
          </table:table-cell>
          <table:table-cell table:style-name="ce1"/>
          <table:table-cell office:value-type="float" office:value="0.64950276173067101" table:style-name="ce1">
            <text:p>0.649502762</text:p>
          </table:table-cell>
          <table:table-cell office:value-type="float" office:value="1.03227414310335" table:style-name="ce1">
            <text:p>1.032274143</text:p>
          </table:table-cell>
          <table:table-cell office:value-type="float" office:value="1.4557259120418" table:style-name="ce1">
            <text:p>1.455725912</text:p>
          </table:table-cell>
          <table:table-cell office:value-type="float" office:value="2.1915762887763801" table:style-name="ce1">
            <text:p>2.191576289</text:p>
          </table:table-cell>
          <table:table-cell table:style-name="ce1"/>
          <table:table-cell office:value-type="float" office:value="0.359752067970876" table:style-name="ce1">
            <text:p>0.359752068</text:p>
          </table:table-cell>
          <table:table-cell office:value-type="float" office:value="0.60732472756661304" table:style-name="ce1">
            <text:p>0.607324728</text:p>
          </table:table-cell>
          <table:table-cell office:value-type="float" office:value="1.2078517556987201" table:style-name="ce1">
            <text:p>1.207851756</text:p>
          </table:table-cell>
          <table:table-cell office:value-type="float" office:value="1.2822082665119601" table:style-name="ce1">
            <text:p>1.282208267</text:p>
          </table:table-cell>
          <table:table-cell table:style-name="ce1"/>
          <table:table-cell office:value-type="float" office:value="0.36216201315738" table:style-name="ce1">
            <text:p>0.362162013</text:p>
          </table:table-cell>
          <table:table-cell office:value-type="float" office:value="0.51599870312042595" table:style-name="ce1">
            <text:p>0.515998703</text:p>
          </table:table-cell>
          <table:table-cell office:value-type="float" office:value="1.14469050514306" table:style-name="ce1">
            <text:p>1.144690505</text:p>
          </table:table-cell>
          <table:table-cell office:value-type="float" office:value="1.19472603136844" table:style-name="ce1">
            <text:p>1.194726031</text:p>
          </table:table-cell>
          <table:table-cell table:number-columns-repeated="16365"/>
        </table:table-row>
        <table:table-row table:style-name="ro1">
          <table:table-cell office:value-type="float" office:value="0.91354088047030202" table:style-name="ce1">
            <text:p>0.91354088</text:p>
          </table:table-cell>
          <table:table-cell office:value-type="float" office:value="4.0680188468010101" table:style-name="ce1">
            <text:p>4.068018847</text:p>
          </table:table-cell>
          <table:table-cell office:value-type="float" office:value="2.9631075928488002" table:style-name="ce1">
            <text:p>2.963107593</text:p>
          </table:table-cell>
          <table:table-cell office:value-type="float" office:value="17.448235158121399" table:style-name="ce1">
            <text:p>17.44823516</text:p>
          </table:table-cell>
          <table:table-cell table:style-name="ce1"/>
          <table:table-cell office:value-type="float" office:value="0.701870239175302" table:style-name="ce1">
            <text:p>0.701870239</text:p>
          </table:table-cell>
          <table:table-cell office:value-type="float" office:value="0.99730745478166205" table:style-name="ce1">
            <text:p>0.997307455</text:p>
          </table:table-cell>
          <table:table-cell office:value-type="float" office:value="1.5460699773217501" table:style-name="ce1">
            <text:p>1.546069977</text:p>
          </table:table-cell>
          <table:table-cell office:value-type="float" office:value="2.09041476117901" table:style-name="ce1">
            <text:p>2.090414761</text:p>
          </table:table-cell>
          <table:table-cell table:style-name="ce1"/>
          <table:table-cell office:value-type="float" office:value="0.376455238980066" table:style-name="ce1">
            <text:p>0.376455239</text:p>
          </table:table-cell>
          <table:table-cell office:value-type="float" office:value="0.51488291316600099" table:style-name="ce1">
            <text:p>0.514882913</text:p>
          </table:table-cell>
          <table:table-cell office:value-type="float" office:value="1.1885369304558699" table:style-name="ce1">
            <text:p>1.18853693</text:p>
          </table:table-cell>
          <table:table-cell office:value-type="float" office:value="1.0359986661596801" table:style-name="ce1">
            <text:p>1.035998666</text:p>
          </table:table-cell>
          <table:table-cell table:style-name="ce1"/>
          <table:table-cell office:value-type="float" office:value="0.37909294768571999" table:style-name="ce1">
            <text:p>0.379092948</text:p>
          </table:table-cell>
          <table:table-cell office:value-type="float" office:value="0.49297930762490899" table:style-name="ce1">
            <text:p>0.492979308</text:p>
          </table:table-cell>
          <table:table-cell office:value-type="float" office:value="1.1459025297702501" table:style-name="ce1">
            <text:p>1.14590253</text:p>
          </table:table-cell>
          <table:table-cell office:value-type="float" office:value="1.09453323258908" table:style-name="ce1">
            <text:p>1.094533233</text:p>
          </table:table-cell>
          <table:table-cell table:number-columns-repeated="16365"/>
        </table:table-row>
        <table:table-row table:style-name="ro1">
          <table:table-cell office:value-type="float" office:value="0.92837044766710597" table:style-name="ce1">
            <text:p>0.928370448</text:p>
          </table:table-cell>
          <table:table-cell office:value-type="float" office:value="4.1307097458899804" table:style-name="ce1">
            <text:p>4.130709746</text:p>
          </table:table-cell>
          <table:table-cell office:value-type="float" office:value="2.85899693354729" table:style-name="ce1">
            <text:p>2.858996934</text:p>
          </table:table-cell>
          <table:table-cell office:value-type="float" office:value="17.296545179721299" table:style-name="ce1">
            <text:p>17.29654518</text:p>
          </table:table-cell>
          <table:table-cell table:style-name="ce1"/>
          <table:table-cell office:value-type="float" office:value="0.73622410488838896" table:style-name="ce1">
            <text:p>0.736224105</text:p>
          </table:table-cell>
          <table:table-cell office:value-type="float" office:value="1.01982734236498" table:style-name="ce1">
            <text:p>1.019827342</text:p>
          </table:table-cell>
          <table:table-cell office:value-type="float" office:value="1.4471348886571" table:style-name="ce1">
            <text:p>1.447134889</text:p>
          </table:table-cell>
          <table:table-cell office:value-type="float" office:value="2.2076418810429201" table:style-name="ce1">
            <text:p>2.207641881</text:p>
          </table:table-cell>
          <table:table-cell table:style-name="ce1"/>
          <table:table-cell office:value-type="float" office:value="0.38483599515717598" table:style-name="ce1">
            <text:p>0.384835995</text:p>
          </table:table-cell>
          <table:table-cell office:value-type="float" office:value="0.46822193941600498" table:style-name="ce1">
            <text:p>0.468221939</text:p>
          </table:table-cell>
          <table:table-cell office:value-type="float" office:value="1.1964333572039501" table:style-name="ce1">
            <text:p>1.196433357</text:p>
          </table:table-cell>
          <table:table-cell office:value-type="float" office:value="1.0489176402412801" table:style-name="ce1">
            <text:p>1.04891764</text:p>
          </table:table-cell>
          <table:table-cell table:style-name="ce1"/>
          <table:table-cell office:value-type="float" office:value="0.39096198400663601" table:style-name="ce1">
            <text:p>0.390961984</text:p>
          </table:table-cell>
          <table:table-cell office:value-type="float" office:value="0.51019004801804502" table:style-name="ce1">
            <text:p>0.510190048</text:p>
          </table:table-cell>
          <table:table-cell office:value-type="float" office:value="1.2641293302494201" table:style-name="ce1">
            <text:p>1.26412933</text:p>
          </table:table-cell>
          <table:table-cell office:value-type="float" office:value="1.2123108496258499" table:style-name="ce1">
            <text:p>1.21231085</text:p>
          </table:table-cell>
          <table:table-cell table:number-columns-repeated="16365"/>
        </table:table-row>
        <table:table-row table:style-name="ro1">
          <table:table-cell office:value-type="float" office:value="0.94914989412600403" table:style-name="ce1">
            <text:p>0.949149894</text:p>
          </table:table-cell>
          <table:table-cell office:value-type="float" office:value="4.2202462232861997" table:style-name="ce1">
            <text:p>4.220246223</text:p>
          </table:table-cell>
          <table:table-cell office:value-type="float" office:value="3.2136817636059098" table:style-name="ce1">
            <text:p>3.213681764</text:p>
          </table:table-cell>
          <table:table-cell office:value-type="float" office:value="17.533554261083399" table:style-name="ce1">
            <text:p>17.53355426</text:p>
          </table:table-cell>
          <table:table-cell table:style-name="ce1"/>
          <table:table-cell office:value-type="float" office:value="0.73758364773116103" table:style-name="ce1">
            <text:p>0.737583648</text:p>
          </table:table-cell>
          <table:table-cell office:value-type="float" office:value="0.99361897953959399" table:style-name="ce1">
            <text:p>0.99361898</text:p>
          </table:table-cell>
          <table:table-cell office:value-type="float" office:value="1.76336436369389" table:style-name="ce1">
            <text:p>1.763364364</text:p>
          </table:table-cell>
          <table:table-cell office:value-type="float" office:value="1.92450674032423" table:style-name="ce1">
            <text:p>1.92450674</text:p>
          </table:table-cell>
          <table:table-cell table:style-name="ce1"/>
          <table:table-cell office:value-type="float" office:value="0.39032776182488699" table:style-name="ce1">
            <text:p>0.390327762</text:p>
          </table:table-cell>
          <table:table-cell office:value-type="float" office:value="0.51499176236825395" table:style-name="ce1">
            <text:p>0.514991762</text:p>
          </table:table-cell>
          <table:table-cell office:value-type="float" office:value="0.978192533232637" table:style-name="ce1">
            <text:p>0.978192533</text:p>
          </table:table-cell>
          <table:table-cell office:value-type="float" office:value="0.83847759102711605" table:style-name="ce1">
            <text:p>0.838477591</text:p>
          </table:table-cell>
          <table:table-cell table:style-name="ce1"/>
          <table:table-cell office:value-type="float" office:value="0.381896332052164" table:style-name="ce1">
            <text:p>0.381896332</text:p>
          </table:table-cell>
          <table:table-cell office:value-type="float" office:value="0.48197133524485403" table:style-name="ce1">
            <text:p>0.481971335</text:p>
          </table:table-cell>
          <table:table-cell office:value-type="float" office:value="0.96442652990349298" table:style-name="ce1">
            <text:p>0.96442653</text:p>
          </table:table-cell>
          <table:table-cell office:value-type="float" office:value="0.92928823157670504" table:style-name="ce1">
            <text:p>0.929288232</text:p>
          </table:table-cell>
          <table:table-cell table:number-columns-repeated="16365"/>
        </table:table-row>
        <table:table-row table:style-name="ro1">
          <table:table-cell office:value-type="float" office:value="0.86582019490467399" table:style-name="ce1">
            <text:p>0.865820195</text:p>
          </table:table-cell>
          <table:table-cell office:value-type="float" office:value="4.0799477334476304" table:style-name="ce1">
            <text:p>4.079947733</text:p>
          </table:table-cell>
          <table:table-cell office:value-type="float" office:value="3.0988041956955898" table:style-name="ce1">
            <text:p>3.098804196</text:p>
          </table:table-cell>
          <table:table-cell office:value-type="float" office:value="17.115383808381299" table:style-name="ce1">
            <text:p>17.11538381</text:p>
          </table:table-cell>
          <table:table-cell table:style-name="ce1"/>
          <table:table-cell office:value-type="float" office:value="0.61392308649006799" table:style-name="ce1">
            <text:p>0.613923086</text:p>
          </table:table-cell>
          <table:table-cell office:value-type="float" office:value="0.99757048393128001" table:style-name="ce1">
            <text:p>0.997570484</text:p>
          </table:table-cell>
          <table:table-cell office:value-type="float" office:value="1.8968596593473199" table:style-name="ce1">
            <text:p>1.896859659</text:p>
          </table:table-cell>
          <table:table-cell office:value-type="float" office:value="1.9334476708425601" table:style-name="ce1">
            <text:p>1.933447671</text:p>
          </table:table-cell>
          <table:table-cell table:style-name="ce1"/>
          <table:table-cell office:value-type="float" office:value="0.33497385657872703" table:style-name="ce1">
            <text:p>0.334973857</text:p>
          </table:table-cell>
          <table:table-cell office:value-type="float" office:value="0.57755438821581795" table:style-name="ce1">
            <text:p>0.577554388</text:p>
          </table:table-cell>
          <table:table-cell office:value-type="float" office:value="0.83196582736983704" table:style-name="ce1">
            <text:p>0.831965827</text:p>
          </table:table-cell>
          <table:table-cell office:value-type="float" office:value="0.90612346075523498" table:style-name="ce1">
            <text:p>0.906123461</text:p>
          </table:table-cell>
          <table:table-cell table:style-name="ce1"/>
          <table:table-cell office:value-type="float" office:value="0.32729522242006798" table:style-name="ce1">
            <text:p>0.327295222</text:p>
          </table:table-cell>
          <table:table-cell office:value-type="float" office:value="0.46764047799171599" table:style-name="ce1">
            <text:p>0.467640478</text:p>
          </table:table-cell>
          <table:table-cell office:value-type="float" office:value="0.70483461751930798" table:style-name="ce1">
            <text:p>0.704834618</text:p>
          </table:table-cell>
          <table:table-cell office:value-type="float" office:value="0.93818779923280304" table:style-name="ce1">
            <text:p>0.938187799</text:p>
          </table:table-cell>
          <table:table-cell table:number-columns-repeated="16365"/>
        </table:table-row>
        <table:table-row table:style-name="ro1">
          <table:table-cell office:value-type="float" office:value="0.88624481525155496" table:style-name="ce1">
            <text:p>0.886244815</text:p>
          </table:table-cell>
          <table:table-cell office:value-type="float" office:value="4.1334453586478599" table:style-name="ce1">
            <text:p>4.133445359</text:p>
          </table:table-cell>
          <table:table-cell office:value-type="float" office:value="2.9205216292484799" table:style-name="ce1">
            <text:p>2.920521629</text:p>
          </table:table-cell>
          <table:table-cell office:value-type="float" office:value="17.019368636802302" table:style-name="ce1">
            <text:p>17.01936864</text:p>
          </table:table-cell>
          <table:table-cell table:style-name="ce1"/>
          <table:table-cell office:value-type="float" office:value="0.70713053329685605" table:style-name="ce1">
            <text:p>0.707130533</text:p>
          </table:table-cell>
          <table:table-cell office:value-type="float" office:value="1.0444241179283" table:style-name="ce1">
            <text:p>1.044424118</text:p>
          </table:table-cell>
          <table:table-cell office:value-type="float" office:value="2.1042684229621802" table:style-name="ce1">
            <text:p>2.104268423</text:p>
          </table:table-cell>
          <table:table-cell office:value-type="float" office:value="1.7493033735343499" table:style-name="ce1">
            <text:p>1.749303374</text:p>
          </table:table-cell>
          <table:table-cell table:style-name="ce1"/>
          <table:table-cell office:value-type="float" office:value="0.323477122125015" table:style-name="ce1">
            <text:p>0.323477122</text:p>
          </table:table-cell>
          <table:table-cell office:value-type="float" office:value="0.623742222893932" table:style-name="ce1">
            <text:p>0.623742223</text:p>
          </table:table-cell>
          <table:table-cell office:value-type="float" office:value="0.40146174888094499" table:style-name="ce1">
            <text:p>0.401461749</text:p>
          </table:table-cell>
          <table:table-cell office:value-type="float" office:value="0.70583697722624705" table:style-name="ce1">
            <text:p>0.705836977</text:p>
          </table:table-cell>
          <table:table-cell table:style-name="ce1"/>
          <table:table-cell office:value-type="float" office:value="0.33367553945662998" table:style-name="ce1">
            <text:p>0.333675539</text:p>
          </table:table-cell>
          <table:table-cell office:value-type="float" office:value="0.495461106214234" table:style-name="ce1">
            <text:p>0.495461106</text:p>
          </table:table-cell>
          <table:table-cell office:value-type="float" office:value="0.49688063993832898" table:style-name="ce1">
            <text:p>0.49688064</text:p>
          </table:table-cell>
          <table:table-cell office:value-type="float" office:value="0.75405689126859998" table:style-name="ce1">
            <text:p>0.754056891</text:p>
          </table:table-cell>
          <table:table-cell table:number-columns-repeated="16365"/>
        </table:table-row>
        <table:table-row table:style-name="ro1">
          <table:table-cell office:value-type="float" office:value="0.85980553024281403" table:style-name="ce1">
            <text:p>0.85980553</text:p>
          </table:table-cell>
          <table:table-cell office:value-type="float" office:value="4.09035457884214" table:style-name="ce1">
            <text:p>4.090354579</text:p>
          </table:table-cell>
          <table:table-cell office:value-type="float" office:value="3.11502026943527" table:style-name="ce1">
            <text:p>3.115020269</text:p>
          </table:table-cell>
          <table:table-cell office:value-type="float" office:value="16.812597906382901" table:style-name="ce1">
            <text:p>16.81259791</text:p>
          </table:table-cell>
          <table:table-cell table:style-name="ce1"/>
          <table:table-cell office:value-type="float" office:value="0.70671784895908496" table:style-name="ce1">
            <text:p>0.706717849</text:p>
          </table:table-cell>
          <table:table-cell office:value-type="float" office:value="0.99229576458719404" table:style-name="ce1">
            <text:p>0.992295765</text:p>
          </table:table-cell>
          <table:table-cell office:value-type="float" office:value="2.3240395372623501" table:style-name="ce1">
            <text:p>2.324039537</text:p>
          </table:table-cell>
          <table:table-cell office:value-type="float" office:value="1.58676999998366" table:style-name="ce1">
            <text:p>1.58677</text:p>
          </table:table-cell>
          <table:table-cell table:style-name="ce1"/>
          <table:table-cell office:value-type="float" office:value="0.30509953676180801" table:style-name="ce1">
            <text:p>0.305099537</text:p>
          </table:table-cell>
          <table:table-cell office:value-type="float" office:value="0.56807221432325505" table:style-name="ce1">
            <text:p>0.568072214</text:p>
          </table:table-cell>
          <table:table-cell office:value-type="float" office:value="0.13907672201839899" table:style-name="ce1">
            <text:p>0.139076722</text:p>
          </table:table-cell>
          <table:table-cell office:value-type="float" office:value="0.52617521602288897" table:style-name="ce1">
            <text:p>0.526175216</text:p>
          </table:table-cell>
          <table:table-cell table:style-name="ce1"/>
          <table:table-cell office:value-type="float" office:value="0.32465813938229898" table:style-name="ce1">
            <text:p>0.324658139</text:p>
          </table:table-cell>
          <table:table-cell office:value-type="float" office:value="0.44425213016427401" table:style-name="ce1">
            <text:p>0.44425213</text:p>
          </table:table-cell>
          <table:table-cell office:value-type="float" office:value="0.27737780321564498" table:style-name="ce1">
            <text:p>0.277377803</text:p>
          </table:table-cell>
          <table:table-cell office:value-type="float" office:value="0.59178356557510703" table:style-name="ce1">
            <text:p>0.591783566</text:p>
          </table:table-cell>
          <table:table-cell table:number-columns-repeated="16365"/>
        </table:table-row>
        <table:table-row table:style-name="ro1">
          <table:table-cell office:value-type="float" office:value="0.84458505003906603" table:style-name="ce1">
            <text:p>0.84458505</text:p>
          </table:table-cell>
          <table:table-cell office:value-type="float" office:value="4.25414512541695" table:style-name="ce1">
            <text:p>4.254145125</text:p>
          </table:table-cell>
          <table:table-cell office:value-type="float" office:value="3.1644380597735902" table:style-name="ce1">
            <text:p>3.16443806</text:p>
          </table:table-cell>
          <table:table-cell office:value-type="float" office:value="17.614536195173098" table:style-name="ce1">
            <text:p>17.6145362</text:p>
          </table:table-cell>
          <table:table-cell table:style-name="ce1"/>
          <table:table-cell office:value-type="float" office:value="0.72577632675286996" table:style-name="ce1">
            <text:p>0.725776327</text:p>
          </table:table-cell>
          <table:table-cell office:value-type="float" office:value="1.12746385746725" table:style-name="ce1">
            <text:p>1.127463857</text:p>
          </table:table-cell>
          <table:table-cell office:value-type="float" office:value="1.61922800264036" table:style-name="ce1">
            <text:p>1.619228003</text:p>
          </table:table-cell>
          <table:table-cell office:value-type="float" office:value="2.13820531589844" table:style-name="ce1">
            <text:p>2.138205316</text:p>
          </table:table-cell>
          <table:table-cell table:style-name="ce1"/>
          <table:table-cell office:value-type="float" office:value="0.29948694685968802" table:style-name="ce1">
            <text:p>0.299486947</text:p>
          </table:table-cell>
          <table:table-cell office:value-type="float" office:value="0.66341504679980501" table:style-name="ce1">
            <text:p>0.663415047</text:p>
          </table:table-cell>
          <table:table-cell office:value-type="float" office:value="0.70692709533329801" table:style-name="ce1">
            <text:p>0.706927095</text:p>
          </table:table-cell>
          <table:table-cell office:value-type="float" office:value="0.99863863629403904" table:style-name="ce1">
            <text:p>0.998638636</text:p>
          </table:table-cell>
          <table:table-cell table:style-name="ce1"/>
          <table:table-cell office:value-type="float" office:value="0.32421947768799902" table:style-name="ce1">
            <text:p>0.324219478</text:p>
          </table:table-cell>
          <table:table-cell office:value-type="float" office:value="0.56450095702871395" table:style-name="ce1">
            <text:p>0.564500957</text:p>
          </table:table-cell>
          <table:table-cell office:value-type="float" office:value="1.13351530394295" table:style-name="ce1">
            <text:p>1.133515304</text:p>
          </table:table-cell>
          <table:table-cell office:value-type="float" office:value="1.1397142014239501" table:style-name="ce1">
            <text:p>1.139714201</text:p>
          </table:table-cell>
          <table:table-cell table:number-columns-repeated="16365"/>
        </table:table-row>
        <table:table-row table:style-name="ro1">
          <table:table-cell office:value-type="float" office:value="0.83543506932273304" table:style-name="ce1">
            <text:p>0.835435069</text:p>
          </table:table-cell>
          <table:table-cell office:value-type="float" office:value="4.3609756896098304" table:style-name="ce1">
            <text:p>4.36097569</text:p>
          </table:table-cell>
          <table:table-cell office:value-type="float" office:value="2.9708006544361401" table:style-name="ce1">
            <text:p>2.970800654</text:p>
          </table:table-cell>
          <table:table-cell office:value-type="float" office:value="17.9274779517445" table:style-name="ce1">
            <text:p>17.92747795</text:p>
          </table:table-cell>
          <table:table-cell table:style-name="ce1"/>
          <table:table-cell office:value-type="float" office:value="0.72054093109247996" table:style-name="ce1">
            <text:p>0.720540931</text:p>
          </table:table-cell>
          <table:table-cell office:value-type="float" office:value="1.1770560913975801" table:style-name="ce1">
            <text:p>1.177056091</text:p>
          </table:table-cell>
          <table:table-cell office:value-type="float" office:value="1.5217449062802599" table:style-name="ce1">
            <text:p>1.521744906</text:p>
          </table:table-cell>
          <table:table-cell office:value-type="float" office:value="2.2843212812257701" table:style-name="ce1">
            <text:p>2.284321281</text:p>
          </table:table-cell>
          <table:table-cell table:style-name="ce1"/>
          <table:table-cell office:value-type="float" office:value="0.29321985369982401" table:style-name="ce1">
            <text:p>0.293219854</text:p>
          </table:table-cell>
          <table:table-cell office:value-type="float" office:value="0.74638654468994903" table:style-name="ce1">
            <text:p>0.746386545</text:p>
          </table:table-cell>
          <table:table-cell office:value-type="float" office:value="0.87009064078019904" table:style-name="ce1">
            <text:p>0.870090641</text:p>
          </table:table-cell>
          <table:table-cell office:value-type="float" office:value="1.26362198852772" table:style-name="ce1">
            <text:p>1.263621989</text:p>
          </table:table-cell>
          <table:table-cell table:style-name="ce1"/>
          <table:table-cell office:value-type="float" office:value="0.31959356286156698" table:style-name="ce1">
            <text:p>0.319593563</text:p>
          </table:table-cell>
          <table:table-cell office:value-type="float" office:value="0.60633508017322302" table:style-name="ce1">
            <text:p>0.60633508</text:p>
          </table:table-cell>
          <table:table-cell office:value-type="float" office:value="1.24075842028718" table:style-name="ce1">
            <text:p>1.24075842</text:p>
          </table:table-cell>
          <table:table-cell office:value-type="float" office:value="1.2865171886326501" table:style-name="ce1">
            <text:p>1.286517189</text:p>
          </table:table-cell>
          <table:table-cell table:number-columns-repeated="16365"/>
        </table:table-row>
        <table:table-row table:style-name="ro1">
          <table:table-cell office:value-type="float" office:value="0.82261682810648395" table:style-name="ce1">
            <text:p>0.822616828</text:p>
          </table:table-cell>
          <table:table-cell office:value-type="float" office:value="4.1594830270487897" table:style-name="ce1">
            <text:p>4.159483027</text:p>
          </table:table-cell>
          <table:table-cell office:value-type="float" office:value="2.92826209110103" table:style-name="ce1">
            <text:p>2.928262091</text:p>
          </table:table-cell>
          <table:table-cell office:value-type="float" office:value="16.9767444312299" table:style-name="ce1">
            <text:p>16.97674443</text:p>
          </table:table-cell>
          <table:table-cell table:style-name="ce1"/>
          <table:table-cell office:value-type="float" office:value="0.67691487338214995" table:style-name="ce1">
            <text:p>0.676914873</text:p>
          </table:table-cell>
          <table:table-cell office:value-type="float" office:value="1.1200883026094399" table:style-name="ce1">
            <text:p>1.120088303</text:p>
          </table:table-cell>
          <table:table-cell office:value-type="float" office:value="2.14721511259456" table:style-name="ce1">
            <text:p>2.147215113</text:p>
          </table:table-cell>
          <table:table-cell office:value-type="float" office:value="1.69540480300223" table:style-name="ce1">
            <text:p>1.695404803</text:p>
          </table:table-cell>
          <table:table-cell table:style-name="ce1"/>
          <table:table-cell office:value-type="float" office:value="0.27498341091965101" table:style-name="ce1">
            <text:p>0.274983411</text:p>
          </table:table-cell>
          <table:table-cell office:value-type="float" office:value="0.67256647135996195" table:style-name="ce1">
            <text:p>0.672566471</text:p>
          </table:table-cell>
          <table:table-cell office:value-type="float" office:value="0.30458837621819201" table:style-name="ce1">
            <text:p>0.304588376</text:p>
          </table:table-cell>
          <table:table-cell office:value-type="float" office:value="0.50591741404629498" table:style-name="ce1">
            <text:p>0.505917414</text:p>
          </table:table-cell>
          <table:table-cell table:style-name="ce1"/>
          <table:table-cell office:value-type="float" office:value="0.28857541169687601" table:style-name="ce1">
            <text:p>0.288575412</text:p>
          </table:table-cell>
          <table:table-cell office:value-type="float" office:value="0.54686469098663903" table:style-name="ce1">
            <text:p>0.546864691</text:p>
          </table:table-cell>
          <table:table-cell office:value-type="float" office:value="0.45612278850271198" table:style-name="ce1">
            <text:p>0.456122789</text:p>
          </table:table-cell>
          <table:table-cell office:value-type="float" office:value="0.69902522034375902" table:style-name="ce1">
            <text:p>0.69902522</text:p>
          </table:table-cell>
          <table:table-cell table:number-columns-repeated="16365"/>
        </table:table-row>
        <table:table-row table:style-name="ro1">
          <table:table-cell office:value-type="float" office:value="0.82006746501206196" table:style-name="ce1">
            <text:p>0.820067465</text:p>
          </table:table-cell>
          <table:table-cell office:value-type="float" office:value="4.1224005325397099" table:style-name="ce1">
            <text:p>4.122400533</text:p>
          </table:table-cell>
          <table:table-cell office:value-type="float" office:value="3.11058209271904" table:style-name="ce1">
            <text:p>3.110582093</text:p>
          </table:table-cell>
          <table:table-cell office:value-type="float" office:value="16.795336157364702" table:style-name="ce1">
            <text:p>16.79533616</text:p>
          </table:table-cell>
          <table:table-cell table:style-name="ce1"/>
          <table:table-cell office:value-type="float" office:value="0.64608115754492101" table:style-name="ce1">
            <text:p>0.646081158</text:p>
          </table:table-cell>
          <table:table-cell office:value-type="float" office:value="1.1132105380500801" table:style-name="ce1">
            <text:p>1.113210538</text:p>
          </table:table-cell>
          <table:table-cell office:value-type="float" office:value="2.21417667904264" table:style-name="ce1">
            <text:p>2.214176679</text:p>
          </table:table-cell>
          <table:table-cell office:value-type="float" office:value="1.7596887496762501" table:style-name="ce1">
            <text:p>1.75968875</text:p>
          </table:table-cell>
          <table:table-cell table:style-name="ce1"/>
          <table:table-cell office:value-type="float" office:value="0.26819394604213298" table:style-name="ce1">
            <text:p>0.268193946</text:p>
          </table:table-cell>
          <table:table-cell office:value-type="float" office:value="0.77668597155757102" table:style-name="ce1">
            <text:p>0.776685972</text:p>
          </table:table-cell>
          <table:table-cell office:value-type="float" office:value="0.20031235330924399" table:style-name="ce1">
            <text:p>0.200312353</text:p>
          </table:table-cell>
          <table:table-cell office:value-type="float" office:value="0.71505824407739804" table:style-name="ce1">
            <text:p>0.715058244</text:p>
          </table:table-cell>
          <table:table-cell table:style-name="ce1"/>
          <table:table-cell office:value-type="float" office:value="0.27142583337804699" table:style-name="ce1">
            <text:p>0.271425833</text:p>
          </table:table-cell>
          <table:table-cell office:value-type="float" office:value="0.52958162007765597" table:style-name="ce1">
            <text:p>0.52958162</text:p>
          </table:table-cell>
          <table:table-cell office:value-type="float" office:value="0.39011941081141799" table:style-name="ce1">
            <text:p>0.390119411</text:p>
          </table:table-cell>
          <table:table-cell office:value-type="float" office:value="0.76331623828742101" table:style-name="ce1">
            <text:p>0.763316238</text:p>
          </table:table-cell>
          <table:table-cell table:number-columns-repeated="16365"/>
        </table:table-row>
        <table:table-row table:style-name="ro1">
          <table:table-cell office:value-type="float" office:value="0.91281762894341301" table:style-name="ce1">
            <text:p>0.912817629</text:p>
          </table:table-cell>
          <table:table-cell office:value-type="float" office:value="4.1964921772635302" table:style-name="ce1">
            <text:p>4.196492177</text:p>
          </table:table-cell>
          <table:table-cell office:value-type="float" office:value="3.18092696163411" table:style-name="ce1">
            <text:p>3.180926962</text:p>
          </table:table-cell>
          <table:table-cell office:value-type="float" office:value="17.122834621742701" table:style-name="ce1">
            <text:p>17.12283462</text:p>
          </table:table-cell>
          <table:table-cell table:style-name="ce1"/>
          <table:table-cell office:value-type="float" office:value="0.69580391671480002" table:style-name="ce1">
            <text:p>0.695803917</text:p>
          </table:table-cell>
          <table:table-cell office:value-type="float" office:value="1.1512869853874499" table:style-name="ce1">
            <text:p>1.151286985</text:p>
          </table:table-cell>
          <table:table-cell office:value-type="float" office:value="2.2272477663502501" table:style-name="ce1">
            <text:p>2.227247766</text:p>
          </table:table-cell>
          <table:table-cell office:value-type="float" office:value="1.7931443840268599" table:style-name="ce1">
            <text:p>1.793144384</text:p>
          </table:table-cell>
          <table:table-cell table:style-name="ce1"/>
          <table:table-cell office:value-type="float" office:value="0.295618695180274" table:style-name="ce1">
            <text:p>0.295618695</text:p>
          </table:table-cell>
          <table:table-cell office:value-type="float" office:value="0.87544613260831805" table:style-name="ce1">
            <text:p>0.875446133</text:p>
          </table:table-cell>
          <table:table-cell office:value-type="float" office:value="0.33063407225288299" table:style-name="ce1">
            <text:p>0.330634072</text:p>
          </table:table-cell>
          <table:table-cell office:value-type="float" office:value="0.76603770740577604" table:style-name="ce1">
            <text:p>0.766037707</text:p>
          </table:table-cell>
          <table:table-cell table:style-name="ce1"/>
          <table:table-cell office:value-type="float" office:value="0.27867150162544402" table:style-name="ce1">
            <text:p>0.278671502</text:p>
          </table:table-cell>
          <table:table-cell office:value-type="float" office:value="0.56134708882682705" table:style-name="ce1">
            <text:p>0.561347089</text:p>
          </table:table-cell>
          <table:table-cell office:value-type="float" office:value="0.37791955807889099" table:style-name="ce1">
            <text:p>0.377919558</text:p>
          </table:table-cell>
          <table:table-cell office:value-type="float" office:value="0.79662945741329205" table:style-name="ce1">
            <text:p>0.796629457</text:p>
          </table:table-cell>
          <table:table-cell table:number-columns-repeated="16365"/>
        </table:table-row>
        <table:table-row table:style-name="ro1">
          <table:table-cell office:value-type="float" office:value="0.84856432074150501" table:style-name="ce1">
            <text:p>0.848564321</text:p>
          </table:table-cell>
          <table:table-cell office:value-type="float" office:value="4.3263860249202502" table:style-name="ce1">
            <text:p>4.326386025</text:p>
          </table:table-cell>
          <table:table-cell office:value-type="float" office:value="3.0294586241955601" table:style-name="ce1">
            <text:p>3.029458624</text:p>
          </table:table-cell>
          <table:table-cell office:value-type="float" office:value="17.339038291434299" table:style-name="ce1">
            <text:p>17.33903829</text:p>
          </table:table-cell>
          <table:table-cell table:style-name="ce1"/>
          <table:table-cell office:value-type="float" office:value="0.70012298343255797" table:style-name="ce1">
            <text:p>0.700122983</text:p>
          </table:table-cell>
          <table:table-cell office:value-type="float" office:value="1.25203031159894" table:style-name="ce1">
            <text:p>1.252030312</text:p>
          </table:table-cell>
          <table:table-cell office:value-type="float" office:value="1.91348317521324" table:style-name="ce1">
            <text:p>1.913483175</text:p>
          </table:table-cell>
          <table:table-cell office:value-type="float" office:value="2.08922246881427" table:style-name="ce1">
            <text:p>2.089222469</text:p>
          </table:table-cell>
          <table:table-cell table:style-name="ce1"/>
          <table:table-cell office:value-type="float" office:value="0.27180204221554299" table:style-name="ce1">
            <text:p>0.271802042</text:p>
          </table:table-cell>
          <table:table-cell office:value-type="float" office:value="0.87726645453128205" table:style-name="ce1">
            <text:p>0.877266455</text:p>
          </table:table-cell>
          <table:table-cell office:value-type="float" office:value="0.34898962707749798" table:style-name="ce1">
            <text:p>0.348989627</text:p>
          </table:table-cell>
          <table:table-cell office:value-type="float" office:value="0.88935319538866597" table:style-name="ce1">
            <text:p>0.889353195</text:p>
          </table:table-cell>
          <table:table-cell table:style-name="ce1"/>
          <table:table-cell office:value-type="float" office:value="0.27456476404999902" table:style-name="ce1">
            <text:p>0.274564764</text:p>
          </table:table-cell>
          <table:table-cell office:value-type="float" office:value="0.65593683861615704" table:style-name="ce1">
            <text:p>0.655936839</text:p>
          </table:table-cell>
          <table:table-cell office:value-type="float" office:value="0.69363978374754598" table:style-name="ce1">
            <text:p>0.693639784</text:p>
          </table:table-cell>
          <table:table-cell office:value-type="float" office:value="1.0924246314870401" table:style-name="ce1">
            <text:p>1.092424631</text:p>
          </table:table-cell>
          <table:table-cell table:number-columns-repeated="16365"/>
        </table:table-row>
        <table:table-row table:style-name="ro1">
          <table:table-cell office:value-type="float" office:value="0.92530641927273805" table:style-name="ce1">
            <text:p>0.925306419</text:p>
          </table:table-cell>
          <table:table-cell office:value-type="float" office:value="4.2648021300001799" table:style-name="ce1">
            <text:p>4.26480213</text:p>
          </table:table-cell>
          <table:table-cell office:value-type="float" office:value="3.0692896395982898" table:style-name="ce1">
            <text:p>3.06928964</text:p>
          </table:table-cell>
          <table:table-cell office:value-type="float" office:value="16.8607016673031" table:style-name="ce1">
            <text:p>16.86070167</text:p>
          </table:table-cell>
          <table:table-cell table:style-name="ce1"/>
          <table:table-cell office:value-type="float" office:value="0.81137887606473102" table:style-name="ce1">
            <text:p>0.811378876</text:p>
          </table:table-cell>
          <table:table-cell office:value-type="float" office:value="1.2600087807289699" table:style-name="ce1">
            <text:p>1.260008781</text:p>
          </table:table-cell>
          <table:table-cell office:value-type="float" office:value="2.22092685143472" table:style-name="ce1">
            <text:p>2.220926851</text:p>
          </table:table-cell>
          <table:table-cell office:value-type="float" office:value="1.72418896951985" table:style-name="ce1">
            <text:p>1.72418897</text:p>
          </table:table-cell>
          <table:table-cell table:style-name="ce1"/>
          <table:table-cell office:value-type="float" office:value="0.31159032921478502" table:style-name="ce1">
            <text:p>0.311590329</text:p>
          </table:table-cell>
          <table:table-cell office:value-type="float" office:value="0.90908615814851901" table:style-name="ce1">
            <text:p>0.909086158</text:p>
          </table:table-cell>
          <table:table-cell office:value-type="float" office:value="0.26674647421127301" table:style-name="ce1">
            <text:p>0.266746474</text:p>
          </table:table-cell>
          <table:table-cell office:value-type="float" office:value="0.48869111414015398" table:style-name="ce1">
            <text:p>0.488691114</text:p>
          </table:table-cell>
          <table:table-cell table:style-name="ce1"/>
          <table:table-cell office:value-type="float" office:value="0.33689547149496402" table:style-name="ce1">
            <text:p>0.336895471</text:p>
          </table:table-cell>
          <table:table-cell office:value-type="float" office:value="0.66107863969974701" table:style-name="ce1">
            <text:p>0.66107864</text:p>
          </table:table-cell>
          <table:table-cell office:value-type="float" office:value="0.38516618770908101" table:style-name="ce1">
            <text:p>0.385166188</text:p>
          </table:table-cell>
          <table:table-cell office:value-type="float" office:value="0.72871547939950299" table:style-name="ce1">
            <text:p>0.728715479</text:p>
          </table:table-cell>
          <table:table-cell table:number-columns-repeated="16365"/>
        </table:table-row>
        <table:table-row table:style-name="ro1">
          <table:table-cell office:value-type="float" office:value="0.95603801822275603" table:style-name="ce1">
            <text:p>0.956038018</text:p>
          </table:table-cell>
          <table:table-cell office:value-type="float" office:value="4.1776979579233702" table:style-name="ce1">
            <text:p>4.177697958</text:p>
          </table:table-cell>
          <table:table-cell office:value-type="float" office:value="3.0853106853827001" table:style-name="ce1">
            <text:p>3.085310685</text:p>
          </table:table-cell>
          <table:table-cell office:value-type="float" office:value="16.1570426193976" table:style-name="ce1">
            <text:p>16.15704262</text:p>
          </table:table-cell>
          <table:table-cell table:style-name="ce1"/>
          <table:table-cell office:value-type="float" office:value="0.87608197984905101" table:style-name="ce1">
            <text:p>0.87608198</text:p>
          </table:table-cell>
          <table:table-cell office:value-type="float" office:value="1.2482419811946299" table:style-name="ce1">
            <text:p>1.248241981</text:p>
          </table:table-cell>
          <table:table-cell office:value-type="float" office:value="2.0577682944548501" table:style-name="ce1">
            <text:p>2.057768294</text:p>
          </table:table-cell>
          <table:table-cell office:value-type="float" office:value="1.72328775887724" table:style-name="ce1">
            <text:p>1.723287759</text:p>
          </table:table-cell>
          <table:table-cell table:style-name="ce1"/>
          <table:table-cell office:value-type="float" office:value="0.324789234433845" table:style-name="ce1">
            <text:p>0.324789234</text:p>
          </table:table-cell>
          <table:table-cell office:value-type="float" office:value="0.90450649200962596" table:style-name="ce1">
            <text:p>0.904506492</text:p>
          </table:table-cell>
          <table:table-cell office:value-type="float" office:value="0.37913273296420003" table:style-name="ce1">
            <text:p>0.379132733</text:p>
          </table:table-cell>
          <table:table-cell office:value-type="float" office:value="0.47420128582320797" table:style-name="ce1">
            <text:p>0.474201286</text:p>
          </table:table-cell>
          <table:table-cell table:style-name="ce1"/>
          <table:table-cell office:value-type="float" office:value="0.382789448021218" table:style-name="ce1">
            <text:p>0.382789448</text:p>
          </table:table-cell>
          <table:table-cell office:value-type="float" office:value="0.64705385738828103" table:style-name="ce1">
            <text:p>0.647053857</text:p>
          </table:table-cell>
          <table:table-cell office:value-type="float" office:value="0.54767886373308206" table:style-name="ce1">
            <text:p>0.547678864</text:p>
          </table:table-cell>
          <table:table-cell office:value-type="float" office:value="0.72846624662189796" table:style-name="ce1">
            <text:p>0.728466247</text:p>
          </table:table-cell>
          <table:table-cell table:number-columns-repeated="16365"/>
        </table:table-row>
        <table:table-row table:style-name="ro1">
          <table:table-cell office:value-type="float" office:value="1.0581841671736001" table:style-name="ce1">
            <text:p>1.058184167</text:p>
          </table:table-cell>
          <table:table-cell office:value-type="float" office:value="4.2110381464805098" table:style-name="ce1">
            <text:p>4.211038146</text:p>
          </table:table-cell>
          <table:table-cell office:value-type="float" office:value="2.78129201281563" table:style-name="ce1">
            <text:p>2.781292013</text:p>
          </table:table-cell>
          <table:table-cell office:value-type="float" office:value="16.043048702789999" table:style-name="ce1">
            <text:p>16.0430487</text:p>
          </table:table-cell>
          <table:table-cell table:style-name="ce1"/>
          <table:table-cell office:value-type="float" office:value="0.96562697571234801" table:style-name="ce1">
            <text:p>0.965626976</text:p>
          </table:table-cell>
          <table:table-cell office:value-type="float" office:value="1.37884353359644" table:style-name="ce1">
            <text:p>1.378843534</text:p>
          </table:table-cell>
          <table:table-cell office:value-type="float" office:value="1.81120826611713" table:style-name="ce1">
            <text:p>1.811208266</text:p>
          </table:table-cell>
          <table:table-cell office:value-type="float" office:value="1.9913394544210199" table:style-name="ce1">
            <text:p>1.991339454</text:p>
          </table:table-cell>
          <table:table-cell table:style-name="ce1"/>
          <table:table-cell office:value-type="float" office:value="0.39820998395138402" table:style-name="ce1">
            <text:p>0.398209984</text:p>
          </table:table-cell>
          <table:table-cell office:value-type="float" office:value="1.0454206282052201" table:style-name="ce1">
            <text:p>1.045420628</text:p>
          </table:table-cell>
          <table:table-cell office:value-type="float" office:value="0.50446768581131296" table:style-name="ce1">
            <text:p>0.504467686</text:p>
          </table:table-cell>
          <table:table-cell office:value-type="float" office:value="0.757237239357057" table:style-name="ce1">
            <text:p>0.757237239</text:p>
          </table:table-cell>
          <table:table-cell table:style-name="ce1"/>
          <table:table-cell office:value-type="float" office:value="0.46389435341674401" table:style-name="ce1">
            <text:p>0.463894353</text:p>
          </table:table-cell>
          <table:table-cell office:value-type="float" office:value="0.77729057206622598" table:style-name="ce1">
            <text:p>0.777290572</text:p>
          </table:table-cell>
          <table:table-cell office:value-type="float" office:value="0.79562831972789205" table:style-name="ce1">
            <text:p>0.79562832</text:p>
          </table:table-cell>
          <table:table-cell office:value-type="float" office:value="0.99559540743604202" table:style-name="ce1">
            <text:p>0.995595407</text:p>
          </table:table-cell>
          <table:table-cell table:number-columns-repeated="16365"/>
        </table:table-row>
        <table:table-row table:style-name="ro1">
          <table:table-cell office:value-type="float" office:value="1.0141035646712799" table:style-name="ce1">
            <text:p>1.014103565</text:p>
          </table:table-cell>
          <table:table-cell office:value-type="float" office:value="4.2943365927214998" table:style-name="ce1">
            <text:p>4.294336593</text:p>
          </table:table-cell>
          <table:table-cell office:value-type="float" office:value="3.3668749428084799" table:style-name="ce1">
            <text:p>3.366874943</text:p>
          </table:table-cell>
          <table:table-cell office:value-type="float" office:value="16.5771236307815" table:style-name="ce1">
            <text:p>16.57712363</text:p>
          </table:table-cell>
          <table:table-cell table:style-name="ce1"/>
          <table:table-cell office:value-type="float" office:value="0.94191757410569399" table:style-name="ce1">
            <text:p>0.941917574</text:p>
          </table:table-cell>
          <table:table-cell office:value-type="float" office:value="1.3200826685959699" table:style-name="ce1">
            <text:p>1.320082669</text:p>
          </table:table-cell>
          <table:table-cell office:value-type="float" office:value="2.2984862091386198" table:style-name="ce1">
            <text:p>2.298486209</text:p>
          </table:table-cell>
          <table:table-cell office:value-type="float" office:value="1.45016778052162" table:style-name="ce1">
            <text:p>1.450167781</text:p>
          </table:table-cell>
          <table:table-cell table:style-name="ce1"/>
          <table:table-cell office:value-type="float" office:value="0.36015110965035102" table:style-name="ce1">
            <text:p>0.36015111</text:p>
          </table:table-cell>
          <table:table-cell office:value-type="float" office:value="1.0527631504873101" table:style-name="ce1">
            <text:p>1.05276315</text:p>
          </table:table-cell>
          <table:table-cell office:value-type="float" office:value="0.60968528606292405" table:style-name="ce1">
            <text:p>0.609685286</text:p>
          </table:table-cell>
          <table:table-cell office:value-type="float" office:value="0.31908919100311101" table:style-name="ce1">
            <text:p>0.319089191</text:p>
          </table:table-cell>
          <table:table-cell table:style-name="ce1"/>
          <table:table-cell office:value-type="float" office:value="0.427980657273905" table:style-name="ce1">
            <text:p>0.427980657</text:p>
          </table:table-cell>
          <table:table-cell office:value-type="float" office:value="0.70959712478104497" table:style-name="ce1">
            <text:p>0.709597125</text:p>
          </table:table-cell>
          <table:table-cell office:value-type="float" office:value="0.30894936977575399" table:style-name="ce1">
            <text:p>0.30894937</text:p>
          </table:table-cell>
          <table:table-cell office:value-type="float" office:value="0.46116355821828697" table:style-name="ce1">
            <text:p>0.461163558</text:p>
          </table:table-cell>
          <table:table-cell table:number-columns-repeated="16365"/>
        </table:table-row>
        <table:table-row table:style-name="ro1">
          <table:table-cell office:value-type="float" office:value="0.98427887644179102" table:style-name="ce1">
            <text:p>0.984278876</text:p>
          </table:table-cell>
          <table:table-cell office:value-type="float" office:value="4.2683450032107197" table:style-name="ce1">
            <text:p>4.268345003</text:p>
          </table:table-cell>
          <table:table-cell office:value-type="float" office:value="3.18312086761191" table:style-name="ce1">
            <text:p>3.183120868</text:p>
          </table:table-cell>
          <table:table-cell office:value-type="float" office:value="16.705352042464899" table:style-name="ce1">
            <text:p>16.70535204</text:p>
          </table:table-cell>
          <table:table-cell table:style-name="ce1"/>
          <table:table-cell office:value-type="float" office:value="0.89799179962406905" table:style-name="ce1">
            <text:p>0.8979918</text:p>
          </table:table-cell>
          <table:table-cell office:value-type="float" office:value="1.3335572423075699" table:style-name="ce1">
            <text:p>1.333557242</text:p>
          </table:table-cell>
          <table:table-cell office:value-type="float" office:value="2.3244286627767599" table:style-name="ce1">
            <text:p>2.324428663</text:p>
          </table:table-cell>
          <table:table-cell office:value-type="float" office:value="1.4815098551721" table:style-name="ce1">
            <text:p>1.481509855</text:p>
          </table:table-cell>
          <table:table-cell table:style-name="ce1"/>
          <table:table-cell office:value-type="float" office:value="0.32673892380610497" table:style-name="ce1">
            <text:p>0.326738924</text:p>
          </table:table-cell>
          <table:table-cell office:value-type="float" office:value="0.99457249887874899" table:style-name="ce1">
            <text:p>0.994572499</text:p>
          </table:table-cell>
          <table:table-cell office:value-type="float" office:value="0.55822087164045298" table:style-name="ce1">
            <text:p>0.558220872</text:p>
          </table:table-cell>
          <table:table-cell office:value-type="float" office:value="0.45070550748694699" table:style-name="ce1">
            <text:p>0.450705507</text:p>
          </table:table-cell>
          <table:table-cell table:style-name="ce1"/>
          <table:table-cell office:value-type="float" office:value="0.37622392828516099" table:style-name="ce1">
            <text:p>0.376223928</text:p>
          </table:table-cell>
          <table:table-cell office:value-type="float" office:value="0.71521315447313905" table:style-name="ce1">
            <text:p>0.715213154</text:p>
          </table:table-cell>
          <table:table-cell office:value-type="float" office:value="0.28540789849470899" table:style-name="ce1">
            <text:p>0.285407898</text:p>
          </table:table-cell>
          <table:table-cell office:value-type="float" office:value="0.48495618019876102" table:style-name="ce1">
            <text:p>0.48495618</text:p>
          </table:table-cell>
          <table:table-cell table:number-columns-repeated="16365"/>
        </table:table-row>
        <table:table-row table:style-name="ro1">
          <table:table-cell office:value-type="float" office:value="1.00804286047057" table:style-name="ce1">
            <text:p>1.00804286</text:p>
          </table:table-cell>
          <table:table-cell office:value-type="float" office:value="4.3220277419375996" table:style-name="ce1">
            <text:p>4.322027742</text:p>
          </table:table-cell>
          <table:table-cell office:value-type="float" office:value="3.52129544985111" table:style-name="ce1">
            <text:p>3.52129545</text:p>
          </table:table-cell>
          <table:table-cell office:value-type="float" office:value="17.597305925454702" table:style-name="ce1">
            <text:p>17.59730593</text:p>
          </table:table-cell>
          <table:table-cell table:style-name="ce1"/>
          <table:table-cell office:value-type="float" office:value="0.88100034447484299" table:style-name="ce1">
            <text:p>0.881000344</text:p>
          </table:table-cell>
          <table:table-cell office:value-type="float" office:value="1.3304846597362501" table:style-name="ce1">
            <text:p>1.33048466</text:p>
          </table:table-cell>
          <table:table-cell office:value-type="float" office:value="1.8651705632647799" table:style-name="ce1">
            <text:p>1.865170563</text:p>
          </table:table-cell>
          <table:table-cell office:value-type="float" office:value="1.76236106778482" table:style-name="ce1">
            <text:p>1.762361068</text:p>
          </table:table-cell>
          <table:table-cell table:style-name="ce1"/>
          <table:table-cell office:value-type="float" office:value="0.342082604296646" table:style-name="ce1">
            <text:p>0.342082604</text:p>
          </table:table-cell>
          <table:table-cell office:value-type="float" office:value="0.95263819019028395" table:style-name="ce1">
            <text:p>0.95263819</text:p>
          </table:table-cell>
          <table:table-cell office:value-type="float" office:value="0.48300488126390101" table:style-name="ce1">
            <text:p>0.483004881</text:p>
          </table:table-cell>
          <table:table-cell office:value-type="float" office:value="0.55057143372242001" table:style-name="ce1">
            <text:p>0.550571434</text:p>
          </table:table-cell>
          <table:table-cell table:style-name="ce1"/>
          <table:table-cell office:value-type="float" office:value="0.36131871352881401" table:style-name="ce1">
            <text:p>0.361318714</text:p>
          </table:table-cell>
          <table:table-cell office:value-type="float" office:value="0.71253845284386597" table:style-name="ce1">
            <text:p>0.712538453</text:p>
          </table:table-cell>
          <table:table-cell office:value-type="float" office:value="0.74514227915054099" table:style-name="ce1">
            <text:p>0.745142279</text:p>
          </table:table-cell>
          <table:table-cell office:value-type="float" office:value="0.76506524916445795" table:style-name="ce1">
            <text:p>0.765065249</text:p>
          </table:table-cell>
          <table:table-cell table:number-columns-repeated="16365"/>
        </table:table-row>
        <table:table-row table:style-name="ro1">
          <table:table-cell office:value-type="float" office:value="1.0123785304186801" table:style-name="ce1">
            <text:p>1.01237853</text:p>
          </table:table-cell>
          <table:table-cell office:value-type="float" office:value="4.35608264302682" table:style-name="ce1">
            <text:p>4.356082643</text:p>
          </table:table-cell>
          <table:table-cell office:value-type="float" office:value="3.5100672001811102" table:style-name="ce1">
            <text:p>3.5100672</text:p>
          </table:table-cell>
          <table:table-cell office:value-type="float" office:value="17.566484699218201" table:style-name="ce1">
            <text:p>17.5664847</text:p>
          </table:table-cell>
          <table:table-cell table:style-name="ce1"/>
          <table:table-cell office:value-type="float" office:value="0.87358517862862906" table:style-name="ce1">
            <text:p>0.873585179</text:p>
          </table:table-cell>
          <table:table-cell office:value-type="float" office:value="1.34095040428668" table:style-name="ce1">
            <text:p>1.340950404</text:p>
          </table:table-cell>
          <table:table-cell office:value-type="float" office:value="1.6281629623284699" table:style-name="ce1">
            <text:p>1.628162962</text:p>
          </table:table-cell>
          <table:table-cell office:value-type="float" office:value="2.0544049396447202" table:style-name="ce1">
            <text:p>2.05440494</text:p>
          </table:table-cell>
          <table:table-cell table:style-name="ce1"/>
          <table:table-cell office:value-type="float" office:value="0.35929765021465798" table:style-name="ce1">
            <text:p>0.35929765</text:p>
          </table:table-cell>
          <table:table-cell office:value-type="float" office:value="0.89838424799413996" table:style-name="ce1">
            <text:p>0.898384248</text:p>
          </table:table-cell>
          <table:table-cell office:value-type="float" office:value="0.65791268218943799" table:style-name="ce1">
            <text:p>0.657912682</text:p>
          </table:table-cell>
          <table:table-cell office:value-type="float" office:value="0.81163423844392801" table:style-name="ce1">
            <text:p>0.811634238</text:p>
          </table:table-cell>
          <table:table-cell table:style-name="ce1"/>
          <table:table-cell office:value-type="float" office:value="0.35273740687855398" table:style-name="ce1">
            <text:p>0.352737407</text:p>
          </table:table-cell>
          <table:table-cell office:value-type="float" office:value="0.72301871883073598" table:style-name="ce1">
            <text:p>0.723018719</text:p>
          </table:table-cell>
          <table:table-cell office:value-type="float" office:value="1.23744726632311" table:style-name="ce1">
            <text:p>1.237447266</text:p>
          </table:table-cell>
          <table:table-cell office:value-type="float" office:value="1.0575281909510299" table:style-name="ce1">
            <text:p>1.057528191</text:p>
          </table:table-cell>
          <table:table-cell table:number-columns-repeated="16365"/>
        </table:table-row>
        <table:table-row table:style-name="ro1">
          <table:table-cell office:value-type="float" office:value="0.93032896717466695" table:style-name="ce1">
            <text:p>0.930328967</text:p>
          </table:table-cell>
          <table:table-cell office:value-type="float" office:value="4.2883387996710702" table:style-name="ce1">
            <text:p>4.2883388</text:p>
          </table:table-cell>
          <table:table-cell office:value-type="float" office:value="3.6164594452685801" table:style-name="ce1">
            <text:p>3.616459445</text:p>
          </table:table-cell>
          <table:table-cell office:value-type="float" office:value="16.843588798016899" table:style-name="ce1">
            <text:p>16.8435888</text:p>
          </table:table-cell>
          <table:table-cell table:style-name="ce1"/>
          <table:table-cell office:value-type="float" office:value="0.84823219059190103" table:style-name="ce1">
            <text:p>0.848232191</text:p>
          </table:table-cell>
          <table:table-cell office:value-type="float" office:value="1.2847008880072199" table:style-name="ce1">
            <text:p>1.284700888</text:p>
          </table:table-cell>
          <table:table-cell office:value-type="float" office:value="1.89538609913951" table:style-name="ce1">
            <text:p>1.895386099</text:p>
          </table:table-cell>
          <table:table-cell office:value-type="float" office:value="1.6599436159947101" table:style-name="ce1">
            <text:p>1.659943616</text:p>
          </table:table-cell>
          <table:table-cell table:style-name="ce1"/>
          <table:table-cell office:value-type="float" office:value="0.30052775075088201" table:style-name="ce1">
            <text:p>0.300527751</text:p>
          </table:table-cell>
          <table:table-cell office:value-type="float" office:value="0.76179538478796005" table:style-name="ce1">
            <text:p>0.761795385</text:p>
          </table:table-cell>
          <table:table-cell office:value-type="float" office:value="0.56898845886385796" table:style-name="ce1">
            <text:p>0.568988459</text:p>
          </table:table-cell>
          <table:table-cell office:value-type="float" office:value="0.21024364848357799" table:style-name="ce1">
            <text:p>0.210243648</text:p>
          </table:table-cell>
          <table:table-cell table:style-name="ce1"/>
          <table:table-cell office:value-type="float" office:value="0.32589757563319199" table:style-name="ce1">
            <text:p>0.325897576</text:p>
          </table:table-cell>
          <table:table-cell office:value-type="float" office:value="0.66230209221583203" table:style-name="ce1">
            <text:p>0.662302092</text:p>
          </table:table-cell>
          <table:table-cell office:value-type="float" office:value="0.71586642297546299" table:style-name="ce1">
            <text:p>0.715866423</text:p>
          </table:table-cell>
          <table:table-cell office:value-type="float" office:value="0.66413240408776497" table:style-name="ce1">
            <text:p>0.664132404</text:p>
          </table:table-cell>
          <table:table-cell table:number-columns-repeated="16365"/>
        </table:table-row>
        <table:table-row table:style-name="ro1">
          <table:table-cell office:value-type="float" office:value="1.0242871843079699" table:style-name="ce1">
            <text:p>1.024287184</text:p>
          </table:table-cell>
          <table:table-cell office:value-type="float" office:value="4.3643241108473703" table:style-name="ce1">
            <text:p>4.364324111</text:p>
          </table:table-cell>
          <table:table-cell office:value-type="float" office:value="3.6569811364487101" table:style-name="ce1">
            <text:p>3.656981136</text:p>
          </table:table-cell>
          <table:table-cell office:value-type="float" office:value="16.872553266437102" table:style-name="ce1">
            <text:p>16.87255327</text:p>
          </table:table-cell>
          <table:table-cell table:style-name="ce1"/>
          <table:table-cell office:value-type="float" office:value="0.88826566188292899" table:style-name="ce1">
            <text:p>0.888265662</text:p>
          </table:table-cell>
          <table:table-cell office:value-type="float" office:value="1.30548075412578" table:style-name="ce1">
            <text:p>1.305480754</text:p>
          </table:table-cell>
          <table:table-cell office:value-type="float" office:value="1.7150675212818201" table:style-name="ce1">
            <text:p>1.715067521</text:p>
          </table:table-cell>
          <table:table-cell office:value-type="float" office:value="1.89631753770518" table:style-name="ce1">
            <text:p>1.896317538</text:p>
          </table:table-cell>
          <table:table-cell table:style-name="ce1"/>
          <table:table-cell office:value-type="float" office:value="0.36519930635700198" table:style-name="ce1">
            <text:p>0.365199306</text:p>
          </table:table-cell>
          <table:table-cell office:value-type="float" office:value="0.82068549485401798" table:style-name="ce1">
            <text:p>0.820685495</text:p>
          </table:table-cell>
          <table:table-cell office:value-type="float" office:value="0.70800294449242496" table:style-name="ce1">
            <text:p>0.708002944</text:p>
          </table:table-cell>
          <table:table-cell office:value-type="float" office:value="0.60519863803932505" table:style-name="ce1">
            <text:p>0.605198638</text:p>
          </table:table-cell>
          <table:table-cell table:style-name="ce1"/>
          <table:table-cell office:value-type="float" office:value="0.35562370215087102" table:style-name="ce1">
            <text:p>0.355623702</text:p>
          </table:table-cell>
          <table:table-cell office:value-type="float" office:value="0.68222716738678202" table:style-name="ce1">
            <text:p>0.682227167</text:p>
          </table:table-cell>
          <table:table-cell office:value-type="float" office:value="1.09529174304108" table:style-name="ce1">
            <text:p>1.095291743</text:p>
          </table:table-cell>
          <table:table-cell office:value-type="float" office:value="0.90047857574440004" table:style-name="ce1">
            <text:p>0.900478576</text:p>
          </table:table-cell>
          <table:table-cell table:number-columns-repeated="16365"/>
        </table:table-row>
        <table:table-row table:style-name="ro1">
          <table:table-cell office:value-type="float" office:value="0.98537855265382401" table:style-name="ce1">
            <text:p>0.985378553</text:p>
          </table:table-cell>
          <table:table-cell office:value-type="float" office:value="4.3654043887452998" table:style-name="ce1">
            <text:p>4.365404389</text:p>
          </table:table-cell>
          <table:table-cell office:value-type="float" office:value="3.7461171696837101" table:style-name="ce1">
            <text:p>3.74611717</text:p>
          </table:table-cell>
          <table:table-cell office:value-type="float" office:value="17.055507585640999" table:style-name="ce1">
            <text:p>17.05550759</text:p>
          </table:table-cell>
          <table:table-cell table:style-name="ce1"/>
          <table:table-cell office:value-type="float" office:value="0.87482271776642995" table:style-name="ce1">
            <text:p>0.874822718</text:p>
          </table:table-cell>
          <table:table-cell office:value-type="float" office:value="1.32270613182074" table:style-name="ce1">
            <text:p>1.322706132</text:p>
          </table:table-cell>
          <table:table-cell office:value-type="float" office:value="1.8627843368916499" table:style-name="ce1">
            <text:p>1.862784337</text:p>
          </table:table-cell>
          <table:table-cell office:value-type="float" office:value="2.1897095268324498" table:style-name="ce1">
            <text:p>2.189709527</text:p>
          </table:table-cell>
          <table:table-cell table:style-name="ce1"/>
          <table:table-cell office:value-type="float" office:value="0.35368191262905502" table:style-name="ce1">
            <text:p>0.353681913</text:p>
          </table:table-cell>
          <table:table-cell office:value-type="float" office:value="0.711108703724872" table:style-name="ce1">
            <text:p>0.711108704</text:p>
          </table:table-cell>
          <table:table-cell office:value-type="float" office:value="0.90346537873760002" table:style-name="ce1">
            <text:p>0.903465379</text:p>
          </table:table-cell>
          <table:table-cell office:value-type="float" office:value="0.66041652327190103" table:style-name="ce1">
            <text:p>0.660416523</text:p>
          </table:table-cell>
          <table:table-cell table:style-name="ce1"/>
          <table:table-cell office:value-type="float" office:value="0.34780998013115899" table:style-name="ce1">
            <text:p>0.34780998</text:p>
          </table:table-cell>
          <table:table-cell office:value-type="float" office:value="0.70299903851344803" table:style-name="ce1">
            <text:p>0.702999039</text:p>
          </table:table-cell>
          <table:table-cell office:value-type="float" office:value="1.47584915295994" table:style-name="ce1">
            <text:p>1.475849153</text:p>
          </table:table-cell>
          <table:table-cell office:value-type="float" office:value="1.19316083722551" table:style-name="ce1">
            <text:p>1.193160837</text:p>
          </table:table-cell>
          <table:table-cell table:number-columns-repeated="16365"/>
        </table:table-row>
        <table:table-row table:style-name="ro1">
          <table:table-cell office:value-type="float" office:value="0.97157896780562902" table:style-name="ce1">
            <text:p>0.971578968</text:p>
          </table:table-cell>
          <table:table-cell office:value-type="float" office:value="4.3120940841854898" table:style-name="ce1">
            <text:p>4.312094084</text:p>
          </table:table-cell>
          <table:table-cell office:value-type="float" office:value="3.4854714172075201" table:style-name="ce1">
            <text:p>3.485471417</text:p>
          </table:table-cell>
          <table:table-cell office:value-type="float" office:value="16.9290066262528" table:style-name="ce1">
            <text:p>16.92900663</text:p>
          </table:table-cell>
          <table:table-cell table:style-name="ce1"/>
          <table:table-cell office:value-type="float" office:value="0.858810164417255" table:style-name="ce1">
            <text:p>0.858810164</text:p>
          </table:table-cell>
          <table:table-cell office:value-type="float" office:value="1.3116748642823199" table:style-name="ce1">
            <text:p>1.311674864</text:p>
          </table:table-cell>
          <table:table-cell office:value-type="float" office:value="1.7033026517645899" table:style-name="ce1">
            <text:p>1.703302652</text:p>
          </table:table-cell>
          <table:table-cell office:value-type="float" office:value="2.0870205640049999" table:style-name="ce1">
            <text:p>2.087020564</text:p>
          </table:table-cell>
          <table:table-cell table:style-name="ce1"/>
          <table:table-cell office:value-type="float" office:value="0.31869303327712101" table:style-name="ce1">
            <text:p>0.318693033</text:p>
          </table:table-cell>
          <table:table-cell office:value-type="float" office:value="0.65913646682134197" table:style-name="ce1">
            <text:p>0.659136467</text:p>
          </table:table-cell>
          <table:table-cell office:value-type="float" office:value="0.85661092356777502" table:style-name="ce1">
            <text:p>0.856610924</text:p>
          </table:table-cell>
          <table:table-cell office:value-type="float" office:value="0.50206740295188601" table:style-name="ce1">
            <text:p>0.502067403</text:p>
          </table:table-cell>
          <table:table-cell table:style-name="ce1"/>
          <table:table-cell office:value-type="float" office:value="0.31340802025398001" table:style-name="ce1">
            <text:p>0.31340802</text:p>
          </table:table-cell>
          <table:table-cell office:value-type="float" office:value="0.68053243425193499" table:style-name="ce1">
            <text:p>0.680532434</text:p>
          </table:table-cell>
          <table:table-cell office:value-type="float" office:value="1.4275922191091199" table:style-name="ce1">
            <text:p>1.427592219</text:p>
          </table:table-cell>
          <table:table-cell office:value-type="float" office:value="1.0910022960763901" table:style-name="ce1">
            <text:p>1.091002296</text:p>
          </table:table-cell>
          <table:table-cell table:number-columns-repeated="16365"/>
        </table:table-row>
        <table:table-row table:style-name="ro1">
          <table:table-cell office:value-type="float" office:value="0.98026103010962495" table:style-name="ce1">
            <text:p>0.98026103</text:p>
          </table:table-cell>
          <table:table-cell office:value-type="float" office:value="4.32404366652242" table:style-name="ce1">
            <text:p>4.324043667</text:p>
          </table:table-cell>
          <table:table-cell office:value-type="float" office:value="3.6837208149409602" table:style-name="ce1">
            <text:p>3.683720815</text:p>
          </table:table-cell>
          <table:table-cell office:value-type="float" office:value="17.2071188461186" table:style-name="ce1">
            <text:p>17.20711885</text:p>
          </table:table-cell>
          <table:table-cell table:style-name="ce1"/>
          <table:table-cell office:value-type="float" office:value="0.90794972569760901" table:style-name="ce1">
            <text:p>0.907949726</text:p>
          </table:table-cell>
          <table:table-cell office:value-type="float" office:value="1.3414920111538799" table:style-name="ce1">
            <text:p>1.341492011</text:p>
          </table:table-cell>
          <table:table-cell office:value-type="float" office:value="1.9497634016738301" table:style-name="ce1">
            <text:p>1.949763402</text:p>
          </table:table-cell>
          <table:table-cell office:value-type="float" office:value="1.7972443058881999" table:style-name="ce1">
            <text:p>1.797244306</text:p>
          </table:table-cell>
          <table:table-cell table:style-name="ce1"/>
          <table:table-cell office:value-type="float" office:value="0.32599584370290002" table:style-name="ce1">
            <text:p>0.325995844</text:p>
          </table:table-cell>
          <table:table-cell office:value-type="float" office:value="0.64348314025569897" table:style-name="ce1">
            <text:p>0.64348314</text:p>
          </table:table-cell>
          <table:table-cell office:value-type="float" office:value="0.805729794148905" table:style-name="ce1">
            <text:p>0.805729794</text:p>
          </table:table-cell>
          <table:table-cell office:value-type="float" office:value="0.223079208083654" table:style-name="ce1">
            <text:p>0.223079208</text:p>
          </table:table-cell>
          <table:table-cell table:style-name="ce1"/>
          <table:table-cell office:value-type="float" office:value="0.34563388465046802" table:style-name="ce1">
            <text:p>0.345633885</text:p>
          </table:table-cell>
          <table:table-cell office:value-type="float" office:value="0.70163707681741205" table:style-name="ce1">
            <text:p>0.701637077</text:p>
          </table:table-cell>
          <table:table-cell office:value-type="float" office:value="0.99292304264412901" table:style-name="ce1">
            <text:p>0.992923043</text:p>
          </table:table-cell>
          <table:table-cell office:value-type="float" office:value="0.80175065553763403" table:style-name="ce1">
            <text:p>0.801750656</text:p>
          </table:table-cell>
          <table:table-cell table:number-columns-repeated="16365"/>
        </table:table-row>
        <table:table-row table:style-name="ro1">
          <table:table-cell office:value-type="float" office:value="1.0481128446533901" table:style-name="ce1">
            <text:p>1.048112845</text:p>
          </table:table-cell>
          <table:table-cell office:value-type="float" office:value="4.4881081593331" table:style-name="ce1">
            <text:p>4.488108159</text:p>
          </table:table-cell>
          <table:table-cell office:value-type="float" office:value="3.5326129698090001" table:style-name="ce1">
            <text:p>3.53261297</text:p>
          </table:table-cell>
          <table:table-cell office:value-type="float" office:value="16.682320214612901" table:style-name="ce1">
            <text:p>16.68232021</text:p>
          </table:table-cell>
          <table:table-cell table:style-name="ce1"/>
          <table:table-cell office:value-type="float" office:value="0.973624480525483" table:style-name="ce1">
            <text:p>0.973624481</text:p>
          </table:table-cell>
          <table:table-cell office:value-type="float" office:value="1.44169908346346" table:style-name="ce1">
            <text:p>1.441699083</text:p>
          </table:table-cell>
          <table:table-cell office:value-type="float" office:value="1.6860696158183099" table:style-name="ce1">
            <text:p>1.686069616</text:p>
          </table:table-cell>
          <table:table-cell office:value-type="float" office:value="2.0769348429454899" table:style-name="ce1">
            <text:p>2.076934843</text:p>
          </table:table-cell>
          <table:table-cell table:style-name="ce1"/>
          <table:table-cell office:value-type="float" office:value="0.36487385027522201" table:style-name="ce1">
            <text:p>0.36487385</text:p>
          </table:table-cell>
          <table:table-cell office:value-type="float" office:value="0.69787729838691803" table:style-name="ce1">
            <text:p>0.697877298</text:p>
          </table:table-cell>
          <table:table-cell office:value-type="float" office:value="0.58162407985596198" table:style-name="ce1">
            <text:p>0.58162408</text:p>
          </table:table-cell>
          <table:table-cell office:value-type="float" office:value="0.491643169217168" table:style-name="ce1">
            <text:p>0.491643169</text:p>
          </table:table-cell>
          <table:table-cell table:style-name="ce1"/>
          <table:table-cell office:value-type="float" office:value="0.40184404013221597" table:style-name="ce1">
            <text:p>0.40184404</text:p>
          </table:table-cell>
          <table:table-cell office:value-type="float" office:value="0.80019110743980404" table:style-name="ce1">
            <text:p>0.800191107</text:p>
          </table:table-cell>
          <table:table-cell office:value-type="float" office:value="1.26452569391754" table:style-name="ce1">
            <text:p>1.264525694</text:p>
          </table:table-cell>
          <table:table-cell office:value-type="float" office:value="1.0822978356468" table:style-name="ce1">
            <text:p>1.082297836</text:p>
          </table:table-cell>
          <table:table-cell table:number-columns-repeated="16365"/>
        </table:table-row>
        <table:table-row table:style-name="ro1">
          <table:table-cell office:value-type="float" office:value="1.20335840275438" table:style-name="ce1">
            <text:p>1.203358403</text:p>
          </table:table-cell>
          <table:table-cell office:value-type="float" office:value="4.6801625598780303" table:style-name="ce1">
            <text:p>4.68016256</text:p>
          </table:table-cell>
          <table:table-cell office:value-type="float" office:value="3.65522601031982" table:style-name="ce1">
            <text:p>3.65522601</text:p>
          </table:table-cell>
          <table:table-cell office:value-type="float" office:value="16.968254128703901" table:style-name="ce1">
            <text:p>16.96825413</text:p>
          </table:table-cell>
          <table:table-cell table:style-name="ce1"/>
          <table:table-cell office:value-type="float" office:value="1.1229239301588101" table:style-name="ce1">
            <text:p>1.12292393</text:p>
          </table:table-cell>
          <table:table-cell office:value-type="float" office:value="1.5558278369001799" table:style-name="ce1">
            <text:p>1.555827837</text:p>
          </table:table-cell>
          <table:table-cell office:value-type="float" office:value="1.827271915344" table:style-name="ce1">
            <text:p>1.827271915</text:p>
          </table:table-cell>
          <table:table-cell office:value-type="float" office:value="2.1279590205894698" table:style-name="ce1">
            <text:p>2.127959021</text:p>
          </table:table-cell>
          <table:table-cell table:style-name="ce1"/>
          <table:table-cell office:value-type="float" office:value="0.49934617531332598" table:style-name="ce1">
            <text:p>0.499346175</text:p>
          </table:table-cell>
          <table:table-cell office:value-type="float" office:value="0.77799364320780096" table:style-name="ce1">
            <text:p>0.777993643</text:p>
          </table:table-cell>
          <table:table-cell office:value-type="float" office:value="0.74676749831405598" table:style-name="ce1">
            <text:p>0.746767498</text:p>
          </table:table-cell>
          <table:table-cell office:value-type="float" office:value="0.54265096941327295" table:style-name="ce1">
            <text:p>0.542650969</text:p>
          </table:table-cell>
          <table:table-cell table:style-name="ce1"/>
          <table:table-cell office:value-type="float" office:value="0.54965424581709399" table:style-name="ce1">
            <text:p>0.549654246</text:p>
          </table:table-cell>
          <table:table-cell office:value-type="float" office:value="0.91333931075679398" table:style-name="ce1">
            <text:p>0.913339311</text:p>
          </table:table-cell>
          <table:table-cell office:value-type="float" office:value="1.2202863053698001" table:style-name="ce1">
            <text:p>1.220286305</text:p>
          </table:table-cell>
          <table:table-cell office:value-type="float" office:value="1.1335239545890501" table:style-name="ce1">
            <text:p>1.133523955</text:p>
          </table:table-cell>
          <table:table-cell table:number-columns-repeated="16365"/>
        </table:table-row>
        <table:table-row table:style-name="ro1">
          <table:table-cell office:value-type="float" office:value="1.2105875646300901" table:style-name="ce1">
            <text:p>1.210587565</text:p>
          </table:table-cell>
          <table:table-cell office:value-type="float" office:value="4.7428846167387597" table:style-name="ce1">
            <text:p>4.742884617</text:p>
          </table:table-cell>
          <table:table-cell office:value-type="float" office:value="3.2749560113217" table:style-name="ce1">
            <text:p>3.274956011</text:p>
          </table:table-cell>
          <table:table-cell office:value-type="float" office:value="15.947626764628399" table:style-name="ce1">
            <text:p>15.94762676</text:p>
          </table:table-cell>
          <table:table-cell table:style-name="ce1"/>
          <table:table-cell office:value-type="float" office:value="1.1772855354724101" table:style-name="ce1">
            <text:p>1.177285535</text:p>
          </table:table-cell>
          <table:table-cell office:value-type="float" office:value="1.60903756548355" table:style-name="ce1">
            <text:p>1.609037565</text:p>
          </table:table-cell>
          <table:table-cell office:value-type="float" office:value="1.47645750156819" table:style-name="ce1">
            <text:p>1.476457502</text:p>
          </table:table-cell>
          <table:table-cell office:value-type="float" office:value="1.9979686631001801" table:style-name="ce1">
            <text:p>1.997968663</text:p>
          </table:table-cell>
          <table:table-cell table:style-name="ce1"/>
          <table:table-cell office:value-type="float" office:value="0.50135623736592405" table:style-name="ce1">
            <text:p>0.501356237</text:p>
          </table:table-cell>
          <table:table-cell office:value-type="float" office:value="0.84559112977806195" table:style-name="ce1">
            <text:p>0.84559113</text:p>
          </table:table-cell>
          <table:table-cell office:value-type="float" office:value="0.35917605433150901" table:style-name="ce1">
            <text:p>0.359176054</text:p>
          </table:table-cell>
          <table:table-cell office:value-type="float" office:value="1.01564037263818" table:style-name="ce1">
            <text:p>1.015640373</text:p>
          </table:table-cell>
          <table:table-cell table:style-name="ce1"/>
          <table:table-cell office:value-type="float" office:value="0.60157642460053196" table:style-name="ce1">
            <text:p>0.601576425</text:p>
          </table:table-cell>
          <table:table-cell office:value-type="float" office:value="0.96451388853449005" table:style-name="ce1">
            <text:p>0.964513889</text:p>
          </table:table-cell>
          <table:table-cell office:value-type="float" office:value="1.1332830074526401" table:style-name="ce1">
            <text:p>1.133283007</text:p>
          </table:table-cell>
          <table:table-cell office:value-type="float" office:value="1.00371723203372" table:style-name="ce1">
            <text:p>1.003717232</text:p>
          </table:table-cell>
          <table:table-cell table:number-columns-repeated="16365"/>
        </table:table-row>
        <table:table-row table:style-name="ro1">
          <table:table-cell office:value-type="float" office:value="1.1157620095135901" table:style-name="ce1">
            <text:p>1.11576201</text:p>
          </table:table-cell>
          <table:table-cell office:value-type="float" office:value="4.7453666292318797" table:style-name="ce1">
            <text:p>4.745366629</text:p>
          </table:table-cell>
          <table:table-cell office:value-type="float" office:value="3.28721522566775" table:style-name="ce1">
            <text:p>3.287215226</text:p>
          </table:table-cell>
          <table:table-cell office:value-type="float" office:value="16.017577024666402" table:style-name="ce1">
            <text:p>16.01757702</text:p>
          </table:table-cell>
          <table:table-cell table:style-name="ce1"/>
          <table:table-cell office:value-type="float" office:value="1.1100419953591101" table:style-name="ce1">
            <text:p>1.110041995</text:p>
          </table:table-cell>
          <table:table-cell office:value-type="float" office:value="1.5968632471898401" table:style-name="ce1">
            <text:p>1.596863247</text:p>
          </table:table-cell>
          <table:table-cell office:value-type="float" office:value="1.5128461817349601" table:style-name="ce1">
            <text:p>1.512846182</text:p>
          </table:table-cell>
          <table:table-cell office:value-type="float" office:value="2.0761476115343598" table:style-name="ce1">
            <text:p>2.076147612</text:p>
          </table:table-cell>
          <table:table-cell table:style-name="ce1"/>
          <table:table-cell office:value-type="float" office:value="0.41370010380278599" table:style-name="ce1">
            <text:p>0.413700104</text:p>
          </table:table-cell>
          <table:table-cell office:value-type="float" office:value="0.828302826236062" table:style-name="ce1">
            <text:p>0.828302826</text:p>
          </table:table-cell>
          <table:table-cell office:value-type="float" office:value="0.26370273172025199" table:style-name="ce1">
            <text:p>0.263702732</text:p>
          </table:table-cell>
          <table:table-cell office:value-type="float" office:value="0.76836099005223402" table:style-name="ce1">
            <text:p>0.76836099</text:p>
          </table:table-cell>
          <table:table-cell table:style-name="ce1"/>
          <table:table-cell office:value-type="float" office:value="0.52857864932064003" table:style-name="ce1">
            <text:p>0.528578649</text:p>
          </table:table-cell>
          <table:table-cell office:value-type="float" office:value="0.95145421211360404" table:style-name="ce1">
            <text:p>0.951454212</text:p>
          </table:table-cell>
          <table:table-cell office:value-type="float" office:value="1.2200965016548699" table:style-name="ce1">
            <text:p>1.220096502</text:p>
          </table:table-cell>
          <table:table-cell office:value-type="float" office:value="1.0822381158944501" table:style-name="ce1">
            <text:p>1.082238116</text:p>
          </table:table-cell>
          <table:table-cell table:number-columns-repeated="16365"/>
        </table:table-row>
        <table:table-row table:style-name="ro1">
          <table:table-cell office:value-type="float" office:value="1.1291071855274399" table:style-name="ce1">
            <text:p>1.129107186</text:p>
          </table:table-cell>
          <table:table-cell office:value-type="float" office:value="4.6358696654991096" table:style-name="ce1">
            <text:p>4.635869665</text:p>
          </table:table-cell>
          <table:table-cell office:value-type="float" office:value="3.7663205888537199" table:style-name="ce1">
            <text:p>3.766320589</text:p>
          </table:table-cell>
          <table:table-cell office:value-type="float" office:value="16.477150625617" table:style-name="ce1">
            <text:p>16.47715063</text:p>
          </table:table-cell>
          <table:table-cell table:style-name="ce1"/>
          <table:table-cell office:value-type="float" office:value="1.1185424128119701" table:style-name="ce1">
            <text:p>1.118542413</text:p>
          </table:table-cell>
          <table:table-cell office:value-type="float" office:value="1.5241128807389399" table:style-name="ce1">
            <text:p>1.524112881</text:p>
          </table:table-cell>
          <table:table-cell office:value-type="float" office:value="1.8544667273531199" table:style-name="ce1">
            <text:p>1.854466727</text:p>
          </table:table-cell>
          <table:table-cell office:value-type="float" office:value="2.2055484506233598" table:style-name="ce1">
            <text:p>2.205548451</text:p>
          </table:table-cell>
          <table:table-cell table:style-name="ce1"/>
          <table:table-cell office:value-type="float" office:value="0.42761966189019002" table:style-name="ce1">
            <text:p>0.427619662</text:p>
          </table:table-cell>
          <table:table-cell office:value-type="float" office:value="0.76978002964231096" table:style-name="ce1">
            <text:p>0.76978003</text:p>
          </table:table-cell>
          <table:table-cell office:value-type="float" office:value="0.93915074551188005" table:style-name="ce1">
            <text:p>0.939150746</text:p>
          </table:table-cell>
          <table:table-cell office:value-type="float" office:value="0.64462910811402196" table:style-name="ce1">
            <text:p>0.644629108</text:p>
          </table:table-cell>
          <table:table-cell table:style-name="ce1"/>
          <table:table-cell office:value-type="float" office:value="0.52597832060427796" table:style-name="ce1">
            <text:p>0.525978321</text:p>
          </table:table-cell>
          <table:table-cell office:value-type="float" office:value="0.87201644699277703" table:style-name="ce1">
            <text:p>0.872016447</text:p>
          </table:table-cell>
          <table:table-cell office:value-type="float" office:value="1.5722084901259701" table:style-name="ce1">
            <text:p>1.57220849</text:p>
          </table:table-cell>
          <table:table-cell office:value-type="float" office:value="1.2114217930873401" table:style-name="ce1">
            <text:p>1.211421793</text:p>
          </table:table-cell>
          <table:table-cell table:number-columns-repeated="16365"/>
        </table:table-row>
        <table:table-row table:style-name="ro1">
          <table:table-cell office:value-type="float" office:value="1.22009175858718" table:style-name="ce1">
            <text:p>1.220091759</text:p>
          </table:table-cell>
          <table:table-cell office:value-type="float" office:value="4.6891346138297498" table:style-name="ce1">
            <text:p>4.689134614</text:p>
          </table:table-cell>
          <table:table-cell office:value-type="float" office:value="3.6941597137603002" table:style-name="ce1">
            <text:p>3.694159714</text:p>
          </table:table-cell>
          <table:table-cell office:value-type="float" office:value="16.378026153746301" table:style-name="ce1">
            <text:p>16.37802615</text:p>
          </table:table-cell>
          <table:table-cell table:style-name="ce1"/>
          <table:table-cell office:value-type="float" office:value="1.1973370145800799" table:style-name="ce1">
            <text:p>1.197337015</text:p>
          </table:table-cell>
          <table:table-cell office:value-type="float" office:value="1.60807392439938" table:style-name="ce1">
            <text:p>1.608073924</text:p>
          </table:table-cell>
          <table:table-cell office:value-type="float" office:value="1.83744394224906" table:style-name="ce1">
            <text:p>1.837443942</text:p>
          </table:table-cell>
          <table:table-cell office:value-type="float" office:value="2.37253598382522" table:style-name="ce1">
            <text:p>2.372535984</text:p>
          </table:table-cell>
          <table:table-cell table:style-name="ce1"/>
          <table:table-cell office:value-type="float" office:value="0.50746817145506196" table:style-name="ce1">
            <text:p>0.507468171</text:p>
          </table:table-cell>
          <table:table-cell office:value-type="float" office:value="0.86520692329327697" table:style-name="ce1">
            <text:p>0.865206923</text:p>
          </table:table-cell>
          <table:table-cell office:value-type="float" office:value="0.93717787836161004" table:style-name="ce1">
            <text:p>0.937177878</text:p>
          </table:table-cell>
          <table:table-cell office:value-type="float" office:value="0.94682145359627801" table:style-name="ce1">
            <text:p>0.946821454</text:p>
          </table:table-cell>
          <table:table-cell table:style-name="ce1"/>
          <table:table-cell office:value-type="float" office:value="0.60855499202193897" table:style-name="ce1">
            <text:p>0.608554992</text:p>
          </table:table-cell>
          <table:table-cell office:value-type="float" office:value="0.96067110705747505" table:style-name="ce1">
            <text:p>0.960671107</text:p>
          </table:table-cell>
          <table:table-cell office:value-type="float" office:value="1.7849658361565499" table:style-name="ce1">
            <text:p>1.784965836</text:p>
          </table:table-cell>
          <table:table-cell office:value-type="float" office:value="1.37877724261498" table:style-name="ce1">
            <text:p>1.378777243</text:p>
          </table:table-cell>
          <table:table-cell table:number-columns-repeated="16365"/>
        </table:table-row>
        <table:table-row table:style-name="ro1">
          <table:table-cell office:value-type="float" office:value="1.2608406873734199" table:style-name="ce1">
            <text:p>1.260840687</text:p>
          </table:table-cell>
          <table:table-cell office:value-type="float" office:value="4.7085971231424999" table:style-name="ce1">
            <text:p>4.708597123</text:p>
          </table:table-cell>
          <table:table-cell office:value-type="float" office:value="3.7278224376510698" table:style-name="ce1">
            <text:p>3.727822438</text:p>
          </table:table-cell>
          <table:table-cell office:value-type="float" office:value="16.418970163864898" table:style-name="ce1">
            <text:p>16.41897016</text:p>
          </table:table-cell>
          <table:table-cell table:style-name="ce1"/>
          <table:table-cell office:value-type="float" office:value="1.2151986552860099" table:style-name="ce1">
            <text:p>1.215198655</text:p>
          </table:table-cell>
          <table:table-cell office:value-type="float" office:value="1.69629532707236" table:style-name="ce1">
            <text:p>1.696295327</text:p>
          </table:table-cell>
          <table:table-cell office:value-type="float" office:value="1.7680379702511799" table:style-name="ce1">
            <text:p>1.76803797</text:p>
          </table:table-cell>
          <table:table-cell office:value-type="float" office:value="2.3559643117853" table:style-name="ce1">
            <text:p>2.355964312</text:p>
          </table:table-cell>
          <table:table-cell table:style-name="ce1"/>
          <table:table-cell office:value-type="float" office:value="0.54303608741720699" table:style-name="ce1">
            <text:p>0.543036087</text:p>
          </table:table-cell>
          <table:table-cell office:value-type="float" office:value="0.90403302205428704" table:style-name="ce1">
            <text:p>0.904033022</text:p>
          </table:table-cell>
          <table:table-cell office:value-type="float" office:value="0.88498847454806295" table:style-name="ce1">
            <text:p>0.884988475</text:p>
          </table:table-cell>
          <table:table-cell office:value-type="float" office:value="0.78346417463326301" table:style-name="ce1">
            <text:p>0.783464175</text:p>
          </table:table-cell>
          <table:table-cell table:style-name="ce1"/>
          <table:table-cell office:value-type="float" office:value="0.63093987962401499" table:style-name="ce1">
            <text:p>0.63093988</text:p>
          </table:table-cell>
          <table:table-cell office:value-type="float" office:value="1.0513845714941601" table:style-name="ce1">
            <text:p>1.051384571</text:p>
          </table:table-cell>
          <table:table-cell office:value-type="float" office:value="1.71902336361566" table:style-name="ce1">
            <text:p>1.719023364</text:p>
          </table:table-cell>
          <table:table-cell office:value-type="float" office:value="1.36342730825571" table:style-name="ce1">
            <text:p>1.363427308</text:p>
          </table:table-cell>
          <table:table-cell table:number-columns-repeated="16365"/>
        </table:table-row>
        <table:table-row table:style-name="ro1">
          <table:table-cell office:value-type="float" office:value="1.3504956261182399" table:style-name="ce1">
            <text:p>1.350495626</text:p>
          </table:table-cell>
          <table:table-cell office:value-type="float" office:value="4.8207496038636002" table:style-name="ce1">
            <text:p>4.820749604</text:p>
          </table:table-cell>
          <table:table-cell office:value-type="float" office:value="3.38323244592867" table:style-name="ce1">
            <text:p>3.383232446</text:p>
          </table:table-cell>
          <table:table-cell office:value-type="float" office:value="15.440801795780001" table:style-name="ce1">
            <text:p>15.4408018</text:p>
          </table:table-cell>
          <table:table-cell table:style-name="ce1"/>
          <table:table-cell office:value-type="float" office:value="1.2885139812236099" table:style-name="ce1">
            <text:p>1.288513981</text:p>
          </table:table-cell>
          <table:table-cell office:value-type="float" office:value="1.8131813626544699" table:style-name="ce1">
            <text:p>1.813181363</text:p>
          </table:table-cell>
          <table:table-cell office:value-type="float" office:value="1.4630728013351" table:style-name="ce1">
            <text:p>1.463072801</text:p>
          </table:table-cell>
          <table:table-cell office:value-type="float" office:value="2.12056035481617" table:style-name="ce1">
            <text:p>2.120560355</text:p>
          </table:table-cell>
          <table:table-cell table:style-name="ce1"/>
          <table:table-cell office:value-type="float" office:value="0.62348616942639601" table:style-name="ce1">
            <text:p>0.623486169</text:p>
          </table:table-cell>
          <table:table-cell office:value-type="float" office:value="0.96650216140482703" table:style-name="ce1">
            <text:p>0.966502161</text:p>
          </table:table-cell>
          <table:table-cell office:value-type="float" office:value="0.43202569721649198" table:style-name="ce1">
            <text:p>0.432025697</text:p>
          </table:table-cell>
          <table:table-cell office:value-type="float" office:value="0.93857077439469105" table:style-name="ce1">
            <text:p>0.938570774</text:p>
          </table:table-cell>
          <table:table-cell table:style-name="ce1"/>
          <table:table-cell office:value-type="float" office:value="0.70855895729058704" table:style-name="ce1">
            <text:p>0.708558957</text:p>
          </table:table-cell>
          <table:table-cell office:value-type="float" office:value="1.16767741842288" table:style-name="ce1">
            <text:p>1.167677418</text:p>
          </table:table-cell>
          <table:table-cell office:value-type="float" office:value="1.21388660342021" table:style-name="ce1">
            <text:p>1.213886603</text:p>
          </table:table-cell>
          <table:table-cell office:value-type="float" office:value="1.1293883117911001" table:style-name="ce1">
            <text:p>1.129388312</text:p>
          </table:table-cell>
          <table:table-cell table:number-columns-repeated="16365"/>
        </table:table-row>
        <table:table-row table:style-name="ro1">
          <table:table-cell office:value-type="float" office:value="1.42446904054583" table:style-name="ce1">
            <text:p>1.424469041</text:p>
          </table:table-cell>
          <table:table-cell office:value-type="float" office:value="4.8696261473706901" table:style-name="ce1">
            <text:p>4.869626147</text:p>
          </table:table-cell>
          <table:table-cell office:value-type="float" office:value="3.25518213332301" table:style-name="ce1">
            <text:p>3.255182133</text:p>
          </table:table-cell>
          <table:table-cell office:value-type="float" office:value="15.3433430993715" table:style-name="ce1">
            <text:p>15.3433431</text:p>
          </table:table-cell>
          <table:table-cell table:style-name="ce1"/>
          <table:table-cell office:value-type="float" office:value="1.30149831686759" table:style-name="ce1">
            <text:p>1.301498317</text:p>
          </table:table-cell>
          <table:table-cell office:value-type="float" office:value="1.8955436189392401" table:style-name="ce1">
            <text:p>1.895543619</text:p>
          </table:table-cell>
          <table:table-cell office:value-type="float" office:value="1.40742856241474" table:style-name="ce1">
            <text:p>1.407428562</text:p>
          </table:table-cell>
          <table:table-cell office:value-type="float" office:value="2.4531153092377198" table:style-name="ce1">
            <text:p>2.453115309</text:p>
          </table:table-cell>
          <table:table-cell table:style-name="ce1"/>
          <table:table-cell office:value-type="float" office:value="0.69251381286431402" table:style-name="ce1">
            <text:p>0.692513813</text:p>
          </table:table-cell>
          <table:table-cell office:value-type="float" office:value="0.991986337895017" table:style-name="ce1">
            <text:p>0.991986338</text:p>
          </table:table-cell>
          <table:table-cell office:value-type="float" office:value="0.51505625986654302" table:style-name="ce1">
            <text:p>0.51505626</text:p>
          </table:table-cell>
          <table:table-cell office:value-type="float" office:value="0.904762218590487" table:style-name="ce1">
            <text:p>0.904762219</text:p>
          </table:table-cell>
          <table:table-cell table:style-name="ce1"/>
          <table:table-cell office:value-type="float" office:value="0.71758270606449304" table:style-name="ce1">
            <text:p>0.717582706</text:p>
          </table:table-cell>
          <table:table-cell office:value-type="float" office:value="1.2488601691872701" table:style-name="ce1">
            <text:p>1.248860169</text:p>
          </table:table-cell>
          <table:table-cell office:value-type="float" office:value="1.2057532481558899" table:style-name="ce1">
            <text:p>1.205753248</text:p>
          </table:table-cell>
          <table:table-cell office:value-type="float" office:value="1.4615814212574101" table:style-name="ce1">
            <text:p>1.461581421</text:p>
          </table:table-cell>
          <table:table-cell table:number-columns-repeated="16365"/>
        </table:table-row>
        <table:table-row table:style-name="ro1">
          <table:table-cell office:value-type="float" office:value="1.47349280144022" table:style-name="ce1">
            <text:p>1.473492801</text:p>
          </table:table-cell>
          <table:table-cell office:value-type="float" office:value="4.9521233852371704" table:style-name="ce1">
            <text:p>4.952123385</text:p>
          </table:table-cell>
          <table:table-cell office:value-type="float" office:value="3.3020641840275" table:style-name="ce1">
            <text:p>3.302064184</text:p>
          </table:table-cell>
          <table:table-cell office:value-type="float" office:value="15.6443664292715" table:style-name="ce1">
            <text:p>15.64436643</text:p>
          </table:table-cell>
          <table:table-cell table:style-name="ce1"/>
          <table:table-cell office:value-type="float" office:value="1.38112938119425" table:style-name="ce1">
            <text:p>1.381129381</text:p>
          </table:table-cell>
          <table:table-cell office:value-type="float" office:value="1.93376757567595" table:style-name="ce1">
            <text:p>1.933767576</text:p>
          </table:table-cell>
          <table:table-cell office:value-type="float" office:value="1.36222343271195" table:style-name="ce1">
            <text:p>1.362223433</text:p>
          </table:table-cell>
          <table:table-cell office:value-type="float" office:value="2.4375481225745701" table:style-name="ce1">
            <text:p>2.437548123</text:p>
          </table:table-cell>
          <table:table-cell table:style-name="ce1"/>
          <table:table-cell office:value-type="float" office:value="0.74078358315720205" table:style-name="ce1">
            <text:p>0.740783583</text:p>
          </table:table-cell>
          <table:table-cell office:value-type="float" office:value="1.0494073199592799" table:style-name="ce1">
            <text:p>1.04940732</text:p>
          </table:table-cell>
          <table:table-cell office:value-type="float" office:value="0.493084308777477" table:style-name="ce1">
            <text:p>0.493084309</text:p>
          </table:table-cell>
          <table:table-cell office:value-type="float" office:value="0.96842683375389105" table:style-name="ce1">
            <text:p>0.968426834</text:p>
          </table:table-cell>
          <table:table-cell table:style-name="ce1"/>
          <table:table-cell office:value-type="float" office:value="0.80233385412756997" table:style-name="ce1">
            <text:p>0.802333854</text:p>
          </table:table-cell>
          <table:table-cell office:value-type="float" office:value="1.2893411571134099" table:style-name="ce1">
            <text:p>1.289341157</text:p>
          </table:table-cell>
          <table:table-cell office:value-type="float" office:value="1.2750165236563999" table:style-name="ce1">
            <text:p>1.275016524</text:p>
          </table:table-cell>
          <table:table-cell office:value-type="float" office:value="1.4450884989233601" table:style-name="ce1">
            <text:p>1.445088499</text:p>
          </table:table-cell>
          <table:table-cell table:number-columns-repeated="16365"/>
        </table:table-row>
        <table:table-row table:style-name="ro1">
          <table:table-cell office:value-type="float" office:value="1.43351062036036" table:style-name="ce1">
            <text:p>1.43351062</text:p>
          </table:table-cell>
          <table:table-cell office:value-type="float" office:value="4.7746919781862101" table:style-name="ce1">
            <text:p>4.774691978</text:p>
          </table:table-cell>
          <table:table-cell office:value-type="float" office:value="3.6824867495250699" table:style-name="ce1">
            <text:p>3.68248675</text:p>
          </table:table-cell>
          <table:table-cell office:value-type="float" office:value="16.037208003955499" table:style-name="ce1">
            <text:p>16.037208</text:p>
          </table:table-cell>
          <table:table-cell table:style-name="ce1"/>
          <table:table-cell office:value-type="float" office:value="1.3122389162997901" table:style-name="ce1">
            <text:p>1.312238916</text:p>
          </table:table-cell>
          <table:table-cell office:value-type="float" office:value="1.77589061610373" table:style-name="ce1">
            <text:p>1.775890616</text:p>
          </table:table-cell>
          <table:table-cell office:value-type="float" office:value="1.76368377127336" table:style-name="ce1">
            <text:p>1.763683771</text:p>
          </table:table-cell>
          <table:table-cell office:value-type="float" office:value="2.60412542608805" table:style-name="ce1">
            <text:p>2.604125426</text:p>
          </table:table-cell>
          <table:table-cell table:style-name="ce1"/>
          <table:table-cell office:value-type="float" office:value="0.69303300120100297" table:style-name="ce1">
            <text:p>0.693033001</text:p>
          </table:table-cell>
          <table:table-cell office:value-type="float" office:value="0.90175765841356204" table:style-name="ce1">
            <text:p>0.901757658</text:p>
          </table:table-cell>
          <table:table-cell office:value-type="float" office:value="1.12919363240816" table:style-name="ce1">
            <text:p>1.129193632</text:p>
          </table:table-cell>
          <table:table-cell office:value-type="float" office:value="1.0768905263244699" table:style-name="ce1">
            <text:p>1.076890526</text:p>
          </table:table-cell>
          <table:table-cell table:style-name="ce1"/>
          <table:table-cell office:value-type="float" office:value="0.71582540025114105" table:style-name="ce1">
            <text:p>0.7158254</text:p>
          </table:table-cell>
          <table:table-cell office:value-type="float" office:value="1.12075172399137" table:style-name="ce1">
            <text:p>1.120751724</text:p>
          </table:table-cell>
          <table:table-cell office:value-type="float" office:value="1.8251446900381501" table:style-name="ce1">
            <text:p>1.82514469</text:p>
          </table:table-cell>
          <table:table-cell office:value-type="float" office:value="1.61088414201518" table:style-name="ce1">
            <text:p>1.610884142</text:p>
          </table:table-cell>
          <table:table-cell table:number-columns-repeated="16365"/>
        </table:table-row>
        <table:table-row table:style-name="ro1">
          <table:table-cell office:value-type="float" office:value="1.4940159165615801" table:style-name="ce1">
            <text:p>1.494015917</text:p>
          </table:table-cell>
          <table:table-cell office:value-type="float" office:value="4.7273249651197897" table:style-name="ce1">
            <text:p>4.727324965</text:p>
          </table:table-cell>
          <table:table-cell office:value-type="float" office:value="3.77291822052333" table:style-name="ce1">
            <text:p>3.772918221</text:p>
          </table:table-cell>
          <table:table-cell office:value-type="float" office:value="15.734719465324" table:style-name="ce1">
            <text:p>15.73471947</text:p>
          </table:table-cell>
          <table:table-cell table:style-name="ce1"/>
          <table:table-cell office:value-type="float" office:value="1.34222034247705" table:style-name="ce1">
            <text:p>1.342220342</text:p>
          </table:table-cell>
          <table:table-cell office:value-type="float" office:value="1.78689804142696" table:style-name="ce1">
            <text:p>1.786898041</text:p>
          </table:table-cell>
          <table:table-cell office:value-type="float" office:value="1.8629904220412901" table:style-name="ce1">
            <text:p>1.862990422</text:p>
          </table:table-cell>
          <table:table-cell office:value-type="float" office:value="2.3986601255094699" table:style-name="ce1">
            <text:p>2.398660126</text:p>
          </table:table-cell>
          <table:table-cell table:style-name="ce1"/>
          <table:table-cell office:value-type="float" office:value="0.75452420180630897" table:style-name="ce1">
            <text:p>0.754524202</text:p>
          </table:table-cell>
          <table:table-cell office:value-type="float" office:value="0.88553095586907005" table:style-name="ce1">
            <text:p>0.885530956</text:p>
          </table:table-cell>
          <table:table-cell office:value-type="float" office:value="1.05166809050476" table:style-name="ce1">
            <text:p>1.051668091</text:p>
          </table:table-cell>
          <table:table-cell office:value-type="float" office:value="0.86572413312176999" table:style-name="ce1">
            <text:p>0.865724133</text:p>
          </table:table-cell>
          <table:table-cell table:style-name="ce1"/>
          <table:table-cell office:value-type="float" office:value="0.74773638977419699" table:style-name="ce1">
            <text:p>0.74773639</text:p>
          </table:table-cell>
          <table:table-cell office:value-type="float" office:value="1.1329850734201501" table:style-name="ce1">
            <text:p>1.132985073</text:p>
          </table:table-cell>
          <table:table-cell office:value-type="float" office:value="1.5972548173121299" table:style-name="ce1">
            <text:p>1.597254817</text:p>
          </table:table-cell>
          <table:table-cell office:value-type="float" office:value="1.4057233266711" table:style-name="ce1">
            <text:p>1.405723327</text:p>
          </table:table-cell>
          <table:table-cell table:number-columns-repeated="16365"/>
        </table:table-row>
        <table:table-row table:style-name="ro1">
          <table:table-cell office:value-type="float" office:value="1.52980718397981" table:style-name="ce1">
            <text:p>1.529807184</text:p>
          </table:table-cell>
          <table:table-cell office:value-type="float" office:value="4.7696388046231197" table:style-name="ce1">
            <text:p>4.769638805</text:p>
          </table:table-cell>
          <table:table-cell office:value-type="float" office:value="3.8312693295934199" table:style-name="ce1">
            <text:p>3.83126933</text:p>
          </table:table-cell>
          <table:table-cell office:value-type="float" office:value="15.893201398937499" table:style-name="ce1">
            <text:p>15.8932014</text:p>
          </table:table-cell>
          <table:table-cell table:style-name="ce1"/>
          <table:table-cell office:value-type="float" office:value="1.3793684631954799" table:style-name="ce1">
            <text:p>1.379368463</text:p>
          </table:table-cell>
          <table:table-cell office:value-type="float" office:value="1.8354350716675001" table:style-name="ce1">
            <text:p>1.835435072</text:p>
          </table:table-cell>
          <table:table-cell office:value-type="float" office:value="1.85704822866283" table:style-name="ce1">
            <text:p>1.857048229</text:p>
          </table:table-cell>
          <table:table-cell office:value-type="float" office:value="2.44455325059588" table:style-name="ce1">
            <text:p>2.444553251</text:p>
          </table:table-cell>
          <table:table-cell table:style-name="ce1"/>
          <table:table-cell office:value-type="float" office:value="0.78396382387491304" table:style-name="ce1">
            <text:p>0.783963824</text:p>
          </table:table-cell>
          <table:table-cell office:value-type="float" office:value="0.96095359502299105" table:style-name="ce1">
            <text:p>0.960953595</text:p>
          </table:table-cell>
          <table:table-cell office:value-type="float" office:value="0.97887412736129997" table:style-name="ce1">
            <text:p>0.978874127</text:p>
          </table:table-cell>
          <table:table-cell office:value-type="float" office:value="0.98069546677436303" table:style-name="ce1">
            <text:p>0.980695467</text:p>
          </table:table-cell>
          <table:table-cell table:style-name="ce1"/>
          <table:table-cell office:value-type="float" office:value="0.78374190061308602" table:style-name="ce1">
            <text:p>0.783741901</text:p>
          </table:table-cell>
          <table:table-cell office:value-type="float" office:value="1.18017132327996" table:style-name="ce1">
            <text:p>1.180171323</text:p>
          </table:table-cell>
          <table:table-cell office:value-type="float" office:value="1.63372091101499" table:style-name="ce1">
            <text:p>1.633720911</text:p>
          </table:table-cell>
          <table:table-cell office:value-type="float" office:value="1.4520896282184801" table:style-name="ce1">
            <text:p>1.452089628</text:p>
          </table:table-cell>
          <table:table-cell table:number-columns-repeated="16365"/>
        </table:table-row>
        <table:table-row table:style-name="ro1">
          <table:table-cell office:value-type="float" office:value="1.5729414171990299" table:style-name="ce1">
            <text:p>1.572941417</text:p>
          </table:table-cell>
          <table:table-cell office:value-type="float" office:value="4.7738756076645297" table:style-name="ce1">
            <text:p>4.773875608</text:p>
          </table:table-cell>
          <table:table-cell office:value-type="float" office:value="3.7847595185449299" table:style-name="ce1">
            <text:p>3.784759519</text:p>
          </table:table-cell>
          <table:table-cell office:value-type="float" office:value="15.568082017099099" table:style-name="ce1">
            <text:p>15.56808202</text:p>
          </table:table-cell>
          <table:table-cell table:style-name="ce1"/>
          <table:table-cell office:value-type="float" office:value="1.3806868117284601" table:style-name="ce1">
            <text:p>1.380686812</text:p>
          </table:table-cell>
          <table:table-cell office:value-type="float" office:value="1.8601238736194401" table:style-name="ce1">
            <text:p>1.860123874</text:p>
          </table:table-cell>
          <table:table-cell office:value-type="float" office:value="1.72608903998578" table:style-name="ce1">
            <text:p>1.72608904</text:p>
          </table:table-cell>
          <table:table-cell office:value-type="float" office:value="2.61879941332342" table:style-name="ce1">
            <text:p>2.618799413</text:p>
          </table:table-cell>
          <table:table-cell table:style-name="ce1"/>
          <table:table-cell office:value-type="float" office:value="0.82631903090007297" table:style-name="ce1">
            <text:p>0.826319031</text:p>
          </table:table-cell>
          <table:table-cell office:value-type="float" office:value="1.03867580295614" table:style-name="ce1">
            <text:p>1.038675803</text:p>
          </table:table-cell>
          <table:table-cell office:value-type="float" office:value="1.28252509082258" table:style-name="ce1">
            <text:p>1.282525091</text:p>
          </table:table-cell>
          <table:table-cell office:value-type="float" office:value="1.0544323636283699" table:style-name="ce1">
            <text:p>1.054432364</text:p>
          </table:table-cell>
          <table:table-cell table:style-name="ce1"/>
          <table:table-cell office:value-type="float" office:value="0.78488101382005504" table:style-name="ce1">
            <text:p>0.784881014</text:p>
          </table:table-cell>
          <table:table-cell office:value-type="float" office:value="1.2067270654911599" table:style-name="ce1">
            <text:p>1.206727065</text:p>
          </table:table-cell>
          <table:table-cell office:value-type="float" office:value="1.8106352865506801" table:style-name="ce1">
            <text:p>1.810635287</text:p>
          </table:table-cell>
          <table:table-cell office:value-type="float" office:value="1.62673612510123" table:style-name="ce1">
            <text:p>1.626736125</text:p>
          </table:table-cell>
          <table:table-cell table:number-columns-repeated="16365"/>
        </table:table-row>
        <table:table-row table:style-name="ro1">
          <table:table-cell office:value-type="float" office:value="1.67134644004279" table:style-name="ce1">
            <text:p>1.67134644</text:p>
          </table:table-cell>
          <table:table-cell office:value-type="float" office:value="4.9199716202163799" table:style-name="ce1">
            <text:p>4.91997162</text:p>
          </table:table-cell>
          <table:table-cell office:value-type="float" office:value="3.5313439307071999" table:style-name="ce1">
            <text:p>3.531343931</text:p>
          </table:table-cell>
          <table:table-cell office:value-type="float" office:value="15.075418197333301" table:style-name="ce1">
            <text:p>15.0754182</text:p>
          </table:table-cell>
          <table:table-cell table:style-name="ce1"/>
          <table:table-cell office:value-type="float" office:value="1.49626217384244" table:style-name="ce1">
            <text:p>1.496262174</text:p>
          </table:table-cell>
          <table:table-cell office:value-type="float" office:value="1.9492939546546699" table:style-name="ce1">
            <text:p>1.949293955</text:p>
          </table:table-cell>
          <table:table-cell office:value-type="float" office:value="1.4683334483166901" table:style-name="ce1">
            <text:p>1.468333448</text:p>
          </table:table-cell>
          <table:table-cell office:value-type="float" office:value="2.2748610381137699" table:style-name="ce1">
            <text:p>2.274861038</text:p>
          </table:table-cell>
          <table:table-cell table:style-name="ce1"/>
          <table:table-cell office:value-type="float" office:value="0.92399243351897298" table:style-name="ce1">
            <text:p>0.923992434</text:p>
          </table:table-cell>
          <table:table-cell office:value-type="float" office:value="1.16810441566422" table:style-name="ce1">
            <text:p>1.168104416</text:p>
          </table:table-cell>
          <table:table-cell office:value-type="float" office:value="0.68227863504489905" table:style-name="ce1">
            <text:p>0.682278635</text:p>
          </table:table-cell>
          <table:table-cell office:value-type="float" office:value="0.87372496758592699" table:style-name="ce1">
            <text:p>0.873724968</text:p>
          </table:table-cell>
          <table:table-cell table:style-name="ce1"/>
          <table:table-cell office:value-type="float" office:value="0.90994226402409195" table:style-name="ce1">
            <text:p>0.909942264</text:p>
          </table:table-cell>
          <table:table-cell office:value-type="float" office:value="1.2948914452600699" table:style-name="ce1">
            <text:p>1.294891445</text:p>
          </table:table-cell>
          <table:table-cell office:value-type="float" office:value="1.2516544197270001" table:style-name="ce1">
            <text:p>1.25165442</text:p>
          </table:table-cell>
          <table:table-cell office:value-type="float" office:value="1.2825217243050699" table:style-name="ce1">
            <text:p>1.282521724</text:p>
          </table:table-cell>
          <table:table-cell table:number-columns-repeated="16365"/>
        </table:table-row>
        <table:table-row table:style-name="ro1">
          <table:table-cell office:value-type="float" office:value="1.7320792966981899" table:style-name="ce1">
            <text:p>1.732079297</text:p>
          </table:table-cell>
          <table:table-cell office:value-type="float" office:value="4.9167721638504602" table:style-name="ce1">
            <text:p>4.916772164</text:p>
          </table:table-cell>
          <table:table-cell office:value-type="float" office:value="3.7386247844658298" table:style-name="ce1">
            <text:p>3.738624784</text:p>
          </table:table-cell>
          <table:table-cell office:value-type="float" office:value="14.8856197436867" table:style-name="ce1">
            <text:p>14.88561974</text:p>
          </table:table-cell>
          <table:table-cell table:style-name="ce1"/>
          <table:table-cell office:value-type="float" office:value="1.5380075016731301" table:style-name="ce1">
            <text:p>1.538007502</text:p>
          </table:table-cell>
          <table:table-cell office:value-type="float" office:value="1.9808119786738501" table:style-name="ce1">
            <text:p>1.980811979</text:p>
          </table:table-cell>
          <table:table-cell office:value-type="float" office:value="1.75213582293072" table:style-name="ce1">
            <text:p>1.752135823</text:p>
          </table:table-cell>
          <table:table-cell office:value-type="float" office:value="2.5041703391944199" table:style-name="ce1">
            <text:p>2.504170339</text:p>
          </table:table-cell>
          <table:table-cell table:style-name="ce1"/>
          <table:table-cell office:value-type="float" office:value="0.98762773751941901" table:style-name="ce1">
            <text:p>0.987627738</text:p>
          </table:table-cell>
          <table:table-cell office:value-type="float" office:value="1.19250761206089" table:style-name="ce1">
            <text:p>1.192507612</text:p>
          </table:table-cell>
          <table:table-cell office:value-type="float" office:value="0.96841315767092595" table:style-name="ce1">
            <text:p>0.968413158</text:p>
          </table:table-cell>
          <table:table-cell office:value-type="float" office:value="1.05927485671181" table:style-name="ce1">
            <text:p>1.059274857</text:p>
          </table:table-cell>
          <table:table-cell table:style-name="ce1"/>
          <table:table-cell office:value-type="float" office:value="0.95724352295664195" table:style-name="ce1">
            <text:p>0.957243523</text:p>
          </table:table-cell>
          <table:table-cell office:value-type="float" office:value="1.33045147582517" table:style-name="ce1">
            <text:p>1.330451476</text:p>
          </table:table-cell>
          <table:table-cell office:value-type="float" office:value="1.47011157775247" table:style-name="ce1">
            <text:p>1.470111578</text:p>
          </table:table-cell>
          <table:table-cell office:value-type="float" office:value="1.4916527868293801" table:style-name="ce1">
            <text:p>1.491652787</text:p>
          </table:table-cell>
          <table:table-cell table:number-columns-repeated="16365"/>
        </table:table-row>
        <table:table-row table:style-name="ro1">
          <table:table-cell office:value-type="float" office:value="1.7350037547741799" table:style-name="ce1">
            <text:p>1.735003755</text:p>
          </table:table-cell>
          <table:table-cell office:value-type="float" office:value="4.8411081958431401" table:style-name="ce1">
            <text:p>4.841108196</text:p>
          </table:table-cell>
          <table:table-cell office:value-type="float" office:value="3.7376664347287298" table:style-name="ce1">
            <text:p>3.737666435</text:p>
          </table:table-cell>
          <table:table-cell office:value-type="float" office:value="14.9738823442738" table:style-name="ce1">
            <text:p>14.97388234</text:p>
          </table:table-cell>
          <table:table-cell table:style-name="ce1"/>
          <table:table-cell office:value-type="float" office:value="1.5207870833128601" table:style-name="ce1">
            <text:p>1.520787083</text:p>
          </table:table-cell>
          <table:table-cell office:value-type="float" office:value="1.9275406872418901" table:style-name="ce1">
            <text:p>1.927540687</text:p>
          </table:table-cell>
          <table:table-cell office:value-type="float" office:value="1.73963844777975" table:style-name="ce1">
            <text:p>1.739638448</text:p>
          </table:table-cell>
          <table:table-cell office:value-type="float" office:value="2.7288121336989501" table:style-name="ce1">
            <text:p>2.728812134</text:p>
          </table:table-cell>
          <table:table-cell table:style-name="ce1"/>
          <table:table-cell office:value-type="float" office:value="0.98920280077883105" table:style-name="ce1">
            <text:p>0.989202801</text:p>
          </table:table-cell>
          <table:table-cell office:value-type="float" office:value="1.1255887192179199" table:style-name="ce1">
            <text:p>1.125588719</text:p>
          </table:table-cell>
          <table:table-cell office:value-type="float" office:value="1.49812692251165" table:style-name="ce1">
            <text:p>1.498126923</text:p>
          </table:table-cell>
          <table:table-cell office:value-type="float" office:value="1.2253484118261699" table:style-name="ce1">
            <text:p>1.225348412</text:p>
          </table:table-cell>
          <table:table-cell table:style-name="ce1"/>
          <table:table-cell office:value-type="float" office:value="0.93146816867288196" table:style-name="ce1">
            <text:p>0.931468169</text:p>
          </table:table-cell>
          <table:table-cell office:value-type="float" office:value="1.2712741426060901" table:style-name="ce1">
            <text:p>1.271274143</text:p>
          </table:table-cell>
          <table:table-cell office:value-type="float" office:value="1.9540439757711501" table:style-name="ce1">
            <text:p>1.954043976</text:p>
          </table:table-cell>
          <table:table-cell office:value-type="float" office:value="1.7363141608594099" table:style-name="ce1">
            <text:p>1.736314161</text:p>
          </table:table-cell>
          <table:table-cell table:number-columns-repeated="16365"/>
        </table:table-row>
        <table:table-row table:style-name="ro1">
          <table:table-cell office:value-type="float" office:value="1.7371442398566299" table:style-name="ce1">
            <text:p>1.73714424</text:p>
          </table:table-cell>
          <table:table-cell office:value-type="float" office:value="4.9309851644713198" table:style-name="ce1">
            <text:p>4.930985164</text:p>
          </table:table-cell>
          <table:table-cell office:value-type="float" office:value="3.7480850303936699" table:style-name="ce1">
            <text:p>3.74808503</text:p>
          </table:table-cell>
          <table:table-cell office:value-type="float" office:value="15.153419129470301" table:style-name="ce1">
            <text:p>15.15341913</text:p>
          </table:table-cell>
          <table:table-cell table:style-name="ce1"/>
          <table:table-cell office:value-type="float" office:value="1.5572837956273999" table:style-name="ce1">
            <text:p>1.557283796</text:p>
          </table:table-cell>
          <table:table-cell office:value-type="float" office:value="1.97251850423026" table:style-name="ce1">
            <text:p>1.972518504</text:p>
          </table:table-cell>
          <table:table-cell office:value-type="float" office:value="1.7468544615030499" table:style-name="ce1">
            <text:p>1.746854462</text:p>
          </table:table-cell>
          <table:table-cell office:value-type="float" office:value="2.5334673866713899" table:style-name="ce1">
            <text:p>2.533467387</text:p>
          </table:table-cell>
          <table:table-cell table:style-name="ce1"/>
          <table:table-cell office:value-type="float" office:value="0.99476313840735298" table:style-name="ce1">
            <text:p>0.994763138</text:p>
          </table:table-cell>
          <table:table-cell office:value-type="float" office:value="1.2171125538874801" table:style-name="ce1">
            <text:p>1.217112554</text:p>
          </table:table-cell>
          <table:table-cell office:value-type="float" office:value="1.2445385224498" table:style-name="ce1">
            <text:p>1.244538522</text:p>
          </table:table-cell>
          <table:table-cell office:value-type="float" office:value="1.03382569427384" table:style-name="ce1">
            <text:p>1.033825694</text:p>
          </table:table-cell>
          <table:table-cell table:style-name="ce1"/>
          <table:table-cell office:value-type="float" office:value="0.97074470301289495" table:style-name="ce1">
            <text:p>0.970744703</text:p>
          </table:table-cell>
          <table:table-cell office:value-type="float" office:value="1.3184735643085701" table:style-name="ce1">
            <text:p>1.318473564</text:p>
          </table:table-cell>
          <table:table-cell office:value-type="float" office:value="1.82709733094306" table:style-name="ce1">
            <text:p>1.827097331</text:p>
          </table:table-cell>
          <table:table-cell office:value-type="float" office:value="1.5406731422448801" table:style-name="ce1">
            <text:p>1.540673142</text:p>
          </table:table-cell>
          <table:table-cell table:number-columns-repeated="16365"/>
        </table:table-row>
        <table:table-row table:style-name="ro1">
          <table:table-cell office:value-type="float" office:value="1.7913062794164201" table:style-name="ce1">
            <text:p>1.791306279</text:p>
          </table:table-cell>
          <table:table-cell office:value-type="float" office:value="4.8952689314531099" table:style-name="ce1">
            <text:p>4.895268931</text:p>
          </table:table-cell>
          <table:table-cell office:value-type="float" office:value="3.7080062162002601" table:style-name="ce1">
            <text:p>3.708006216</text:p>
          </table:table-cell>
          <table:table-cell office:value-type="float" office:value="15.1205315325576" table:style-name="ce1">
            <text:p>15.12053153</text:p>
          </table:table-cell>
          <table:table-cell table:style-name="ce1"/>
          <table:table-cell office:value-type="float" office:value="1.5722731908265299" table:style-name="ce1">
            <text:p>1.572273191</text:p>
          </table:table-cell>
          <table:table-cell office:value-type="float" office:value="1.9316641952965401" table:style-name="ce1">
            <text:p>1.931664195</text:p>
          </table:table-cell>
          <table:table-cell office:value-type="float" office:value="1.7040333965091099" table:style-name="ce1">
            <text:p>1.704033397</text:p>
          </table:table-cell>
          <table:table-cell office:value-type="float" office:value="2.5524941984666998" table:style-name="ce1">
            <text:p>2.552494198</text:p>
          </table:table-cell>
          <table:table-cell table:style-name="ce1"/>
          <table:table-cell office:value-type="float" office:value="1.0451962095309999" table:style-name="ce1">
            <text:p>1.04519621</text:p>
          </table:table-cell>
          <table:table-cell office:value-type="float" office:value="1.1380978254627001" table:style-name="ce1">
            <text:p>1.138097825</text:p>
          </table:table-cell>
          <table:table-cell office:value-type="float" office:value="1.4141722688731699" table:style-name="ce1">
            <text:p>1.414172269</text:p>
          </table:table-cell>
          <table:table-cell office:value-type="float" office:value="1.0577558578184301" table:style-name="ce1">
            <text:p>1.057755858</text:p>
          </table:table-cell>
          <table:table-cell table:style-name="ce1"/>
          <table:table-cell office:value-type="float" office:value="0.97991675781279897" table:style-name="ce1">
            <text:p>0.979916758</text:p>
          </table:table-cell>
          <table:table-cell office:value-type="float" office:value="1.2708653285514" table:style-name="ce1">
            <text:p>1.270865329</text:p>
          </table:table-cell>
          <table:table-cell office:value-type="float" office:value="1.8799389387257801" table:style-name="ce1">
            <text:p>1.879938939</text:p>
          </table:table-cell>
          <table:table-cell office:value-type="float" office:value="1.52441719886243" table:style-name="ce1">
            <text:p>1.524417199</text:p>
          </table:table-cell>
          <table:table-cell table:number-columns-repeated="16365"/>
        </table:table-row>
        <table:table-row table:style-name="ro1">
          <table:table-cell office:value-type="float" office:value="1.80898679423688" table:style-name="ce1">
            <text:p>1.808986794</text:p>
          </table:table-cell>
          <table:table-cell office:value-type="float" office:value="4.9412073769916001" table:style-name="ce1">
            <text:p>4.941207377</text:p>
          </table:table-cell>
          <table:table-cell office:value-type="float" office:value="3.9716996818535999" table:style-name="ce1">
            <text:p>3.971699682</text:p>
          </table:table-cell>
          <table:table-cell office:value-type="float" office:value="15.2985518356697" table:style-name="ce1">
            <text:p>15.29855184</text:p>
          </table:table-cell>
          <table:table-cell table:style-name="ce1"/>
          <table:table-cell office:value-type="float" office:value="1.60786464293625" table:style-name="ce1">
            <text:p>1.607864643</text:p>
          </table:table-cell>
          <table:table-cell office:value-type="float" office:value="1.9060628770783301" table:style-name="ce1">
            <text:p>1.906062877</text:p>
          </table:table-cell>
          <table:table-cell office:value-type="float" office:value="1.9201471173448801" table:style-name="ce1">
            <text:p>1.920147117</text:p>
          </table:table-cell>
          <table:table-cell office:value-type="float" office:value="2.41617557664931" table:style-name="ce1">
            <text:p>2.416175577</text:p>
          </table:table-cell>
          <table:table-cell table:style-name="ce1"/>
          <table:table-cell office:value-type="float" office:value="1.0574697936869499" table:style-name="ce1">
            <text:p>1.057469794</text:p>
          </table:table-cell>
          <table:table-cell office:value-type="float" office:value="1.0415577844511199" table:style-name="ce1">
            <text:p>1.041557784</text:p>
          </table:table-cell>
          <table:table-cell office:value-type="float" office:value="1.3383884344811501" table:style-name="ce1">
            <text:p>1.338388434</text:p>
          </table:table-cell>
          <table:table-cell office:value-type="float" office:value="0.74762675905357301" table:style-name="ce1">
            <text:p>0.747626759</text:p>
          </table:table-cell>
          <table:table-cell table:style-name="ce1"/>
          <table:table-cell office:value-type="float" office:value="1.0117776022026601" table:style-name="ce1">
            <text:p>1.011777602</text:p>
          </table:table-cell>
          <table:table-cell office:value-type="float" office:value="1.2399791776345299" table:style-name="ce1">
            <text:p>1.239979178</text:p>
          </table:table-cell>
          <table:table-cell office:value-type="float" office:value="1.88576497492843" table:style-name="ce1">
            <text:p>1.885764975</text:p>
          </table:table-cell>
          <table:table-cell office:value-type="float" office:value="1.4229076854525" table:style-name="ce1">
            <text:p>1.422907685</text:p>
          </table:table-cell>
          <table:table-cell table:number-columns-repeated="16365"/>
        </table:table-row>
        <table:table-row table:style-name="ro1">
          <table:table-cell office:value-type="float" office:value="1.7982407773293101" table:style-name="ce1">
            <text:p>1.798240777</text:p>
          </table:table-cell>
          <table:table-cell office:value-type="float" office:value="4.8250144078323602" table:style-name="ce1">
            <text:p>4.825014408</text:p>
          </table:table-cell>
          <table:table-cell office:value-type="float" office:value="4.02266768240984" table:style-name="ce1">
            <text:p>4.022667682</text:p>
          </table:table-cell>
          <table:table-cell office:value-type="float" office:value="15.436352672075101" table:style-name="ce1">
            <text:p>15.43635267</text:p>
          </table:table-cell>
          <table:table-cell table:style-name="ce1"/>
          <table:table-cell office:value-type="float" office:value="1.6032439415464901" table:style-name="ce1">
            <text:p>1.603243942</text:p>
          </table:table-cell>
          <table:table-cell office:value-type="float" office:value="1.8482524099375" table:style-name="ce1">
            <text:p>1.84825241</text:p>
          </table:table-cell>
          <table:table-cell office:value-type="float" office:value="2.0145665870528102" table:style-name="ce1">
            <text:p>2.014566587</text:p>
          </table:table-cell>
          <table:table-cell office:value-type="float" office:value="2.4463646627045299" table:style-name="ce1">
            <text:p>2.446364663</text:p>
          </table:table-cell>
          <table:table-cell table:style-name="ce1"/>
          <table:table-cell office:value-type="float" office:value="1.04233510548037" table:style-name="ce1">
            <text:p>1.042335105</text:p>
          </table:table-cell>
          <table:table-cell office:value-type="float" office:value="0.960481384722496" table:style-name="ce1">
            <text:p>0.960481385</text:p>
          </table:table-cell>
          <table:table-cell office:value-type="float" office:value="1.44552271383636" table:style-name="ce1">
            <text:p>1.445522714</text:p>
          </table:table-cell>
          <table:table-cell office:value-type="float" office:value="0.69423161036046299" table:style-name="ce1">
            <text:p>0.69423161</text:p>
          </table:table-cell>
          <table:table-cell table:style-name="ce1"/>
          <table:table-cell office:value-type="float" office:value="1.0005910486767899" table:style-name="ce1">
            <text:p>1.000591049</text:p>
          </table:table-cell>
          <table:table-cell office:value-type="float" office:value="1.1746958136674901" table:style-name="ce1">
            <text:p>1.174695814</text:p>
          </table:table-cell>
          <table:table-cell office:value-type="float" office:value="2.02084473768699" table:style-name="ce1">
            <text:p>2.020844738</text:p>
          </table:table-cell>
          <table:table-cell office:value-type="float" office:value="1.4375340165199799" table:style-name="ce1">
            <text:p>1.437534017</text:p>
          </table:table-cell>
          <table:table-cell table:number-columns-repeated="16365"/>
        </table:table-row>
        <table:table-row table:style-name="ro1">
          <table:table-cell office:value-type="float" office:value="1.92177527434086" table:style-name="ce1">
            <text:p>1.921775274</text:p>
          </table:table-cell>
          <table:table-cell office:value-type="float" office:value="4.8486139463270002" table:style-name="ce1">
            <text:p>4.848613946</text:p>
          </table:table-cell>
          <table:table-cell office:value-type="float" office:value="3.944041207118" table:style-name="ce1">
            <text:p>3.944041207</text:p>
          </table:table-cell>
          <table:table-cell office:value-type="float" office:value="15.5572190590782" table:style-name="ce1">
            <text:p>15.55721906</text:p>
          </table:table-cell>
          <table:table-cell table:style-name="ce1"/>
          <table:table-cell office:value-type="float" office:value="1.71803738957956" table:style-name="ce1">
            <text:p>1.71803739</text:p>
          </table:table-cell>
          <table:table-cell office:value-type="float" office:value="1.96267035103822" table:style-name="ce1">
            <text:p>1.962670351</text:p>
          </table:table-cell>
          <table:table-cell office:value-type="float" office:value="1.9028802050865199" table:style-name="ce1">
            <text:p>1.902880205</text:p>
          </table:table-cell>
          <table:table-cell office:value-type="float" office:value="2.4613725784881102" table:style-name="ce1">
            <text:p>2.461372578</text:p>
          </table:table-cell>
          <table:table-cell table:style-name="ce1"/>
          <table:table-cell office:value-type="float" office:value="1.17030117578573" table:style-name="ce1">
            <text:p>1.170301176</text:p>
          </table:table-cell>
          <table:table-cell office:value-type="float" office:value="1.0608487790910901" table:style-name="ce1">
            <text:p>1.060848779</text:p>
          </table:table-cell>
          <table:table-cell office:value-type="float" office:value="1.37031821973566" table:style-name="ce1">
            <text:p>1.37031822</text:p>
          </table:table-cell>
          <table:table-cell office:value-type="float" office:value="0.71800891723918703" table:style-name="ce1">
            <text:p>0.718008917</text:p>
          </table:table-cell>
          <table:table-cell table:style-name="ce1"/>
          <table:table-cell office:value-type="float" office:value="1.1294737925054401" table:style-name="ce1">
            <text:p>1.129473793</text:p>
          </table:table-cell>
          <table:table-cell office:value-type="float" office:value="1.29563598382665" table:style-name="ce1">
            <text:p>1.295635984</text:p>
          </table:table-cell>
          <table:table-cell office:value-type="float" office:value="1.9249658203050899" table:style-name="ce1">
            <text:p>1.92496582</text:p>
          </table:table-cell>
          <table:table-cell office:value-type="float" office:value="1.4513683681457501" table:style-name="ce1">
            <text:p>1.451368368</text:p>
          </table:table-cell>
          <table:table-cell table:number-columns-repeated="16365"/>
        </table:table-row>
        <table:table-row table:style-name="ro1">
          <table:table-cell office:value-type="float" office:value="1.84853038055807" table:style-name="ce1">
            <text:p>1.848530381</text:p>
          </table:table-cell>
          <table:table-cell office:value-type="float" office:value="4.8642591034432101" table:style-name="ce1">
            <text:p>4.864259103</text:p>
          </table:table-cell>
          <table:table-cell office:value-type="float" office:value="3.6683987979218" table:style-name="ce1">
            <text:p>3.668398798</text:p>
          </table:table-cell>
          <table:table-cell office:value-type="float" office:value="15.2444361874756" table:style-name="ce1">
            <text:p>15.24443619</text:p>
          </table:table-cell>
          <table:table-cell table:style-name="ce1"/>
          <table:table-cell office:value-type="float" office:value="1.6651795891199701" table:style-name="ce1">
            <text:p>1.665179589</text:p>
          </table:table-cell>
          <table:table-cell office:value-type="float" office:value="1.9428212451317" table:style-name="ce1">
            <text:p>1.942821245</text:p>
          </table:table-cell>
          <table:table-cell office:value-type="float" office:value="1.82258226854992" table:style-name="ce1">
            <text:p>1.822582269</text:p>
          </table:table-cell>
          <table:table-cell office:value-type="float" office:value="2.4064729005050101" table:style-name="ce1">
            <text:p>2.406472901</text:p>
          </table:table-cell>
          <table:table-cell table:style-name="ce1"/>
          <table:table-cell office:value-type="float" office:value="1.09284572221036" table:style-name="ce1">
            <text:p>1.092845722</text:p>
          </table:table-cell>
          <table:table-cell office:value-type="float" office:value="1.1036860130071799" table:style-name="ce1">
            <text:p>1.103686013</text:p>
          </table:table-cell>
          <table:table-cell office:value-type="float" office:value="1.15495421394549" table:style-name="ce1">
            <text:p>1.154954214</text:p>
          </table:table-cell>
          <table:table-cell office:value-type="float" office:value="0.77065097877877597" table:style-name="ce1">
            <text:p>0.770650979</text:p>
          </table:table-cell>
          <table:table-cell table:style-name="ce1"/>
          <table:table-cell office:value-type="float" office:value="1.06982331491064" table:style-name="ce1">
            <text:p>1.069823315</text:p>
          </table:table-cell>
          <table:table-cell office:value-type="float" office:value="1.27065675557328" table:style-name="ce1">
            <text:p>1.270656756</text:p>
          </table:table-cell>
          <table:table-cell office:value-type="float" office:value="1.7250317391999399" table:style-name="ce1">
            <text:p>1.725031739</text:p>
          </table:table-cell>
          <table:table-cell office:value-type="float" office:value="1.33579850906557" table:style-name="ce1">
            <text:p>1.335798509</text:p>
          </table:table-cell>
          <table:table-cell table:number-columns-repeated="16365"/>
        </table:table-row>
        <table:table-row table:style-name="ro1">
          <table:table-cell office:value-type="float" office:value="1.80629246456642" table:style-name="ce1">
            <text:p>1.806292465</text:p>
          </table:table-cell>
          <table:table-cell office:value-type="float" office:value="4.8867551942665202" table:style-name="ce1">
            <text:p>4.886755194</text:p>
          </table:table-cell>
          <table:table-cell office:value-type="float" office:value="3.7318253916058" table:style-name="ce1">
            <text:p>3.731825392</text:p>
          </table:table-cell>
          <table:table-cell office:value-type="float" office:value="15.570551502844401" table:style-name="ce1">
            <text:p>15.5705515</text:p>
          </table:table-cell>
          <table:table-cell table:style-name="ce1"/>
          <table:table-cell office:value-type="float" office:value="1.59562040839035" table:style-name="ce1">
            <text:p>1.595620408</text:p>
          </table:table-cell>
          <table:table-cell office:value-type="float" office:value="1.89271366342076" table:style-name="ce1">
            <text:p>1.892713663</text:p>
          </table:table-cell>
          <table:table-cell office:value-type="float" office:value="1.81529294482687" table:style-name="ce1">
            <text:p>1.815292945</text:p>
          </table:table-cell>
          <table:table-cell office:value-type="float" office:value="2.52994165457197" table:style-name="ce1">
            <text:p>2.529941655</text:p>
          </table:table-cell>
          <table:table-cell table:style-name="ce1"/>
          <table:table-cell office:value-type="float" office:value="1.0477836826084901" table:style-name="ce1">
            <text:p>1.047783683</text:p>
          </table:table-cell>
          <table:table-cell office:value-type="float" office:value="1.09003932006976" table:style-name="ce1">
            <text:p>1.09003932</text:p>
          </table:table-cell>
          <table:table-cell office:value-type="float" office:value="1.3406765948194801" table:style-name="ce1">
            <text:p>1.340676595</text:p>
          </table:table-cell>
          <table:table-cell office:value-type="float" office:value="0.84867591475120696" table:style-name="ce1">
            <text:p>0.848675915</text:p>
          </table:table-cell>
          <table:table-cell table:style-name="ce1"/>
          <table:table-cell office:value-type="float" office:value="0.99090766896973004" table:style-name="ce1">
            <text:p>0.990907669</text:p>
          </table:table-cell>
          <table:table-cell office:value-type="float" office:value="1.21891058678231" table:style-name="ce1">
            <text:p>1.218910587</text:p>
          </table:table-cell>
          <table:table-cell office:value-type="float" office:value="1.81820165491045" table:style-name="ce1">
            <text:p>1.818201655</text:p>
          </table:table-cell>
          <table:table-cell office:value-type="float" office:value="1.42511385922184" table:style-name="ce1">
            <text:p>1.425113859</text:p>
          </table:table-cell>
          <table:table-cell table:number-columns-repeated="16365"/>
        </table:table-row>
        <table:table-row table:style-name="ro1">
          <table:table-cell office:value-type="float" office:value="1.83340916267547" table:style-name="ce1">
            <text:p>1.833409163</text:p>
          </table:table-cell>
          <table:table-cell office:value-type="float" office:value="4.7607389569149499" table:style-name="ce1">
            <text:p>4.760738957</text:p>
          </table:table-cell>
          <table:table-cell office:value-type="float" office:value="3.6401734727385699" table:style-name="ce1">
            <text:p>3.640173473</text:p>
          </table:table-cell>
          <table:table-cell office:value-type="float" office:value="16.2047452846464" table:style-name="ce1">
            <text:p>16.20474528</text:p>
          </table:table-cell>
          <table:table-cell table:style-name="ce1"/>
          <table:table-cell office:value-type="float" office:value="1.6234486710986999" table:style-name="ce1">
            <text:p>1.623448671</text:p>
          </table:table-cell>
          <table:table-cell office:value-type="float" office:value="1.89727242668091" table:style-name="ce1">
            <text:p>1.897272427</text:p>
          </table:table-cell>
          <table:table-cell office:value-type="float" office:value="1.75658476843139" table:style-name="ce1">
            <text:p>1.756584768</text:p>
          </table:table-cell>
          <table:table-cell office:value-type="float" office:value="2.3456505207934599" table:style-name="ce1">
            <text:p>2.345650521</text:p>
          </table:table-cell>
          <table:table-cell table:style-name="ce1"/>
          <table:table-cell office:value-type="float" office:value="0.30640601993188399" table:style-name="ce1">
            <text:p>0.30640602</text:p>
          </table:table-cell>
          <table:table-cell office:value-type="float" office:value="0.333001024782065" table:style-name="ce1">
            <text:p>0.333001025</text:p>
          </table:table-cell>
          <table:table-cell office:value-type="float" office:value="0.22193595149487899" table:style-name="ce1">
            <text:p>0.221935951</text:p>
          </table:table-cell>
          <table:table-cell office:value-type="float" office:value="0.39380294556768902" table:style-name="ce1">
            <text:p>0.393802946</text:p>
          </table:table-cell>
          <table:table-cell table:style-name="ce1"/>
          <table:table-cell office:value-type="float" office:value="0.30366378271906802" table:style-name="ce1">
            <text:p>0.303663783</text:p>
          </table:table-cell>
          <table:table-cell office:value-type="float" office:value="0.30650547335228401" table:style-name="ce1">
            <text:p>0.306505473</text:p>
          </table:table-cell>
          <table:table-cell office:value-type="float" office:value="0.215441788070527" table:style-name="ce1">
            <text:p>0.215441788</text:p>
          </table:table-cell>
          <table:table-cell office:value-type="float" office:value="0.17066117494833799" table:style-name="ce1">
            <text:p>0.170661175</text:p>
          </table:table-cell>
          <table:table-cell table:number-columns-repeated="16365"/>
        </table:table-row>
        <table:table-row table:style-name="ro1">
          <table:table-cell office:value-type="float" office:value="1.81708331431776" table:style-name="ce1">
            <text:p>1.817083314</text:p>
          </table:table-cell>
          <table:table-cell office:value-type="float" office:value="4.7305315779071" table:style-name="ce1">
            <text:p>4.730531578</text:p>
          </table:table-cell>
          <table:table-cell office:value-type="float" office:value="3.9535419978734101" table:style-name="ce1">
            <text:p>3.953541998</text:p>
          </table:table-cell>
          <table:table-cell office:value-type="float" office:value="16.171955673421301" table:style-name="ce1">
            <text:p>16.17195567</text:p>
          </table:table-cell>
          <table:table-cell table:style-name="ce1"/>
          <table:table-cell office:value-type="float" office:value="1.5692375210293199" table:style-name="ce1">
            <text:p>1.569237521</text:p>
          </table:table-cell>
          <table:table-cell office:value-type="float" office:value="1.79718340862953" table:style-name="ce1">
            <text:p>1.797183409</text:p>
          </table:table-cell>
          <table:table-cell office:value-type="float" office:value="1.9716807661726301" table:style-name="ce1">
            <text:p>1.971680766</text:p>
          </table:table-cell>
          <table:table-cell office:value-type="float" office:value="2.3234138501571202" table:style-name="ce1">
            <text:p>2.32341385</text:p>
          </table:table-cell>
          <table:table-cell table:style-name="ce1"/>
          <table:table-cell office:value-type="float" office:value="0.297265532500885" table:style-name="ce1">
            <text:p>0.297265533</text:p>
          </table:table-cell>
          <table:table-cell office:value-type="float" office:value="0.37291775069865402" table:style-name="ce1">
            <text:p>0.372917751</text:p>
          </table:table-cell>
          <table:table-cell office:value-type="float" office:value="0.57400135073891101" table:style-name="ce1">
            <text:p>0.574001351</text:p>
          </table:table-cell>
          <table:table-cell office:value-type="float" office:value="0.39350523042409902" table:style-name="ce1">
            <text:p>0.39350523</text:p>
          </table:table-cell>
          <table:table-cell table:style-name="ce1"/>
          <table:table-cell office:value-type="float" office:value="0.30148421556560601" table:style-name="ce1">
            <text:p>0.301484216</text:p>
          </table:table-cell>
          <table:table-cell office:value-type="float" office:value="0.33481870880464198" table:style-name="ce1">
            <text:p>0.334818709</text:p>
          </table:table-cell>
          <table:table-cell office:value-type="float" office:value="0.44434996130453103" table:style-name="ce1">
            <text:p>0.444349961</text:p>
          </table:table-cell>
          <table:table-cell office:value-type="float" office:value="0.29343202485134201" table:style-name="ce1">
            <text:p>0.293432025</text:p>
          </table:table-cell>
          <table:table-cell table:number-columns-repeated="16365"/>
        </table:table-row>
        <table:table-row table:style-name="ro1">
          <table:table-cell office:value-type="float" office:value="1.7935197290759299" table:style-name="ce1">
            <text:p>1.793519729</text:p>
          </table:table-cell>
          <table:table-cell office:value-type="float" office:value="4.7608544570374596" table:style-name="ce1">
            <text:p>4.760854457</text:p>
          </table:table-cell>
          <table:table-cell office:value-type="float" office:value="3.8790579779307999" table:style-name="ce1">
            <text:p>3.879057978</text:p>
          </table:table-cell>
          <table:table-cell office:value-type="float" office:value="16.095739594845899" table:style-name="ce1">
            <text:p>16.09573959</text:p>
          </table:table-cell>
          <table:table-cell table:style-name="ce1"/>
          <table:table-cell office:value-type="float" office:value="1.56486358830443" table:style-name="ce1">
            <text:p>1.564863588</text:p>
          </table:table-cell>
          <table:table-cell office:value-type="float" office:value="1.80181092525424" table:style-name="ce1">
            <text:p>1.801810925</text:p>
          </table:table-cell>
          <table:table-cell office:value-type="float" office:value="1.93662870248693" table:style-name="ce1">
            <text:p>1.936628702</text:p>
          </table:table-cell>
          <table:table-cell office:value-type="float" office:value="2.1299635948569402" table:style-name="ce1">
            <text:p>2.129963595</text:p>
          </table:table-cell>
          <table:table-cell table:style-name="ce1"/>
          <table:table-cell office:value-type="float" office:value="0.30155566805314599" table:style-name="ce1">
            <text:p>0.301555668</text:p>
          </table:table-cell>
          <table:table-cell office:value-type="float" office:value="0.29771504692552597" table:style-name="ce1">
            <text:p>0.297715047</text:p>
          </table:table-cell>
          <table:table-cell office:value-type="float" office:value="0.52936752979243695" table:style-name="ce1">
            <text:p>0.52936753</text:p>
          </table:table-cell>
          <table:table-cell office:value-type="float" office:value="0.23979271439907501" table:style-name="ce1">
            <text:p>0.239792714</text:p>
          </table:table-cell>
          <table:table-cell table:style-name="ce1"/>
          <table:table-cell office:value-type="float" office:value="0.29937745540133998" table:style-name="ce1">
            <text:p>0.299377455</text:p>
          </table:table-cell>
          <table:table-cell office:value-type="float" office:value="0.32825534341790003" table:style-name="ce1">
            <text:p>0.328255343</text:p>
          </table:table-cell>
          <table:table-cell office:value-type="float" office:value="0.459806572777963" table:style-name="ce1">
            <text:p>0.459806573</text:p>
          </table:table-cell>
          <table:table-cell office:value-type="float" office:value="0.45944805585116499" table:style-name="ce1">
            <text:p>0.459448056</text:p>
          </table:table-cell>
          <table:table-cell table:number-columns-repeated="16365"/>
        </table:table-row>
        <table:table-row table:style-name="ro1">
          <table:table-cell office:value-type="float" office:value="1.7919994304589999" table:style-name="ce1">
            <text:p>1.79199943</text:p>
          </table:table-cell>
          <table:table-cell office:value-type="float" office:value="4.81107085771621" table:style-name="ce1">
            <text:p>4.811070858</text:p>
          </table:table-cell>
          <table:table-cell office:value-type="float" office:value="3.9612095221464099" table:style-name="ce1">
            <text:p>3.961209522</text:p>
          </table:table-cell>
          <table:table-cell office:value-type="float" office:value="15.837571021352399" table:style-name="ce1">
            <text:p>15.83757102</text:p>
          </table:table-cell>
          <table:table-cell table:style-name="ce1"/>
          <table:table-cell office:value-type="float" office:value="1.5552515172331101" table:style-name="ce1">
            <text:p>1.555251517</text:p>
          </table:table-cell>
          <table:table-cell office:value-type="float" office:value="1.7895652592079301" table:style-name="ce1">
            <text:p>1.789565259</text:p>
          </table:table-cell>
          <table:table-cell office:value-type="float" office:value="1.94666453296064" table:style-name="ce1">
            <text:p>1.946664533</text:p>
          </table:table-cell>
          <table:table-cell office:value-type="float" office:value="2.2038155075598702" table:style-name="ce1">
            <text:p>2.203815508</text:p>
          </table:table-cell>
          <table:table-cell table:style-name="ce1"/>
          <table:table-cell office:value-type="float" office:value="0.29090519019577699" table:style-name="ce1">
            <text:p>0.29090519</text:p>
          </table:table-cell>
          <table:table-cell office:value-type="float" office:value="0.28869961214956402" table:style-name="ce1">
            <text:p>0.288699612</text:p>
          </table:table-cell>
          <table:table-cell office:value-type="float" office:value="0.63838419314877604" table:style-name="ce1">
            <text:p>0.638384193</text:p>
          </table:table-cell>
          <table:table-cell office:value-type="float" office:value="0.44350982137455502" table:style-name="ce1">
            <text:p>0.443509821</text:p>
          </table:table-cell>
          <table:table-cell table:style-name="ce1"/>
          <table:table-cell office:value-type="float" office:value="0.29696400283818802" table:style-name="ce1">
            <text:p>0.296964003</text:p>
          </table:table-cell>
          <table:table-cell office:value-type="float" office:value="0.33086855836620899" table:style-name="ce1">
            <text:p>0.330868558</text:p>
          </table:table-cell>
          <table:table-cell office:value-type="float" office:value="0.491524057268168" table:style-name="ce1">
            <text:p>0.491524057</text:p>
          </table:table-cell>
          <table:table-cell office:value-type="float" office:value="0.40603694910298899" table:style-name="ce1">
            <text:p>0.406036949</text:p>
          </table:table-cell>
          <table:table-cell table:number-columns-repeated="16365"/>
        </table:table-row>
        <table:table-row table:style-name="ro1">
          <table:table-cell office:value-type="float" office:value="1.7596212930438599" table:style-name="ce1">
            <text:p>1.759621293</text:p>
          </table:table-cell>
          <table:table-cell office:value-type="float" office:value="4.8512420111218697" table:style-name="ce1">
            <text:p>4.851242011</text:p>
          </table:table-cell>
          <table:table-cell office:value-type="float" office:value="3.9506662710615998" table:style-name="ce1">
            <text:p>3.950666271</text:p>
          </table:table-cell>
          <table:table-cell office:value-type="float" office:value="15.407877062174199" table:style-name="ce1">
            <text:p>15.40787706</text:p>
          </table:table-cell>
          <table:table-cell table:style-name="ce1"/>
          <table:table-cell office:value-type="float" office:value="1.5365773067692901" table:style-name="ce1">
            <text:p>1.536577307</text:p>
          </table:table-cell>
          <table:table-cell office:value-type="float" office:value="1.7631177205783399" table:style-name="ce1">
            <text:p>1.763117721</text:p>
          </table:table-cell>
          <table:table-cell office:value-type="float" office:value="1.9533199470559099" table:style-name="ce1">
            <text:p>1.953319947</text:p>
          </table:table-cell>
          <table:table-cell office:value-type="float" office:value="2.1646280826184801" table:style-name="ce1">
            <text:p>2.164628083</text:p>
          </table:table-cell>
          <table:table-cell table:style-name="ce1"/>
          <table:table-cell office:value-type="float" office:value="0.301035898350269" table:style-name="ce1">
            <text:p>0.301035898</text:p>
          </table:table-cell>
          <table:table-cell office:value-type="float" office:value="0.29873187679607599" table:style-name="ce1">
            <text:p>0.298731877</text:p>
          </table:table-cell>
          <table:table-cell office:value-type="float" office:value="0.56686133342423095" table:style-name="ce1">
            <text:p>0.566861333</text:p>
          </table:table-cell>
          <table:table-cell office:value-type="float" office:value="0.654568746211316" table:style-name="ce1">
            <text:p>0.654568746</text:p>
          </table:table-cell>
          <table:table-cell table:style-name="ce1"/>
          <table:table-cell office:value-type="float" office:value="0.303922889063374" table:style-name="ce1">
            <text:p>0.303922889</text:p>
          </table:table-cell>
          <table:table-cell office:value-type="float" office:value="0.34739145984033198" table:style-name="ce1">
            <text:p>0.34739146</text:p>
          </table:table-cell>
          <table:table-cell office:value-type="float" office:value="0.45724014641004401" table:style-name="ce1">
            <text:p>0.457240146</text:p>
          </table:table-cell>
          <table:table-cell office:value-type="float" office:value="0.40636880245859103" table:style-name="ce1">
            <text:p>0.406368802</text:p>
          </table:table-cell>
          <table:table-cell table:number-columns-repeated="16365"/>
        </table:table-row>
        <table:table-row table:style-name="ro1">
          <table:table-cell office:value-type="float" office:value="1.6824438209480099" table:style-name="ce1">
            <text:p>1.682443821</text:p>
          </table:table-cell>
          <table:table-cell office:value-type="float" office:value="4.9119221194103204" table:style-name="ce1">
            <text:p>4.911922119</text:p>
          </table:table-cell>
          <table:table-cell office:value-type="float" office:value="4.0584008999185102" table:style-name="ce1">
            <text:p>4.0584009</text:p>
          </table:table-cell>
          <table:table-cell office:value-type="float" office:value="15.044153785770201" table:style-name="ce1">
            <text:p>15.04415379</text:p>
          </table:table-cell>
          <table:table-cell table:style-name="ce1"/>
          <table:table-cell office:value-type="float" office:value="1.43933424545918" table:style-name="ce1">
            <text:p>1.439334245</text:p>
          </table:table-cell>
          <table:table-cell office:value-type="float" office:value="1.7342335294262801" table:style-name="ce1">
            <text:p>1.734233529</text:p>
          </table:table-cell>
          <table:table-cell office:value-type="float" office:value="1.9927209047580901" table:style-name="ce1">
            <text:p>1.992720905</text:p>
          </table:table-cell>
          <table:table-cell office:value-type="float" office:value="2.0101934598326801" table:style-name="ce1">
            <text:p>2.01019346</text:p>
          </table:table-cell>
          <table:table-cell table:style-name="ce1"/>
          <table:table-cell office:value-type="float" office:value="0.35611919232855099" table:style-name="ce1">
            <text:p>0.356119192</text:p>
          </table:table-cell>
          <table:table-cell office:value-type="float" office:value="0.33846345820520202" table:style-name="ce1">
            <text:p>0.338463458</text:p>
          </table:table-cell>
          <table:table-cell office:value-type="float" office:value="0.72506023914312201" table:style-name="ce1">
            <text:p>0.725060239</text:p>
          </table:table-cell>
          <table:table-cell office:value-type="float" office:value="0.50231904743128997" table:style-name="ce1">
            <text:p>0.502319047</text:p>
          </table:table-cell>
          <table:table-cell table:style-name="ce1"/>
          <table:table-cell office:value-type="float" office:value="0.385767490798889" table:style-name="ce1">
            <text:p>0.385767491</text:p>
          </table:table-cell>
          <table:table-cell office:value-type="float" office:value="0.37256231907035298" table:style-name="ce1">
            <text:p>0.372562319</text:p>
          </table:table-cell>
          <table:table-cell office:value-type="float" office:value="0.57296989369789697" table:style-name="ce1">
            <text:p>0.572969894</text:p>
          </table:table-cell>
          <table:table-cell office:value-type="float" office:value="0.60004233446824895" table:style-name="ce1">
            <text:p>0.600042334</text:p>
          </table:table-cell>
          <table:table-cell table:number-columns-repeated="16365"/>
        </table:table-row>
        <table:table-row table:style-name="ro1">
          <table:table-cell office:value-type="float" office:value="1.72668242687011" table:style-name="ce1">
            <text:p>1.726682427</text:p>
          </table:table-cell>
          <table:table-cell office:value-type="float" office:value="5.0351631914775004" table:style-name="ce1">
            <text:p>5.035163191</text:p>
          </table:table-cell>
          <table:table-cell office:value-type="float" office:value="3.90327018331653" table:style-name="ce1">
            <text:p>3.903270183</text:p>
          </table:table-cell>
          <table:table-cell office:value-type="float" office:value="14.7854013795568" table:style-name="ce1">
            <text:p>14.78540138</text:p>
          </table:table-cell>
          <table:table-cell table:style-name="ce1"/>
          <table:table-cell office:value-type="float" office:value="1.4816858663864201" table:style-name="ce1">
            <text:p>1.481685866</text:p>
          </table:table-cell>
          <table:table-cell office:value-type="float" office:value="1.8109612978998799" table:style-name="ce1">
            <text:p>1.810961298</text:p>
          </table:table-cell>
          <table:table-cell office:value-type="float" office:value="1.7216030478203601" table:style-name="ce1">
            <text:p>1.721603048</text:p>
          </table:table-cell>
          <table:table-cell office:value-type="float" office:value="1.9384009000712601" table:style-name="ce1">
            <text:p>1.9384009</text:p>
          </table:table-cell>
          <table:table-cell table:style-name="ce1"/>
          <table:table-cell office:value-type="float" office:value="0.32198400123825399" table:style-name="ce1">
            <text:p>0.321984001</text:p>
          </table:table-cell>
          <table:table-cell office:value-type="float" office:value="0.29467021517462699" table:style-name="ce1">
            <text:p>0.294670215</text:p>
          </table:table-cell>
          <table:table-cell office:value-type="float" office:value="0.77823139648712303" table:style-name="ce1">
            <text:p>0.778231396</text:p>
          </table:table-cell>
          <table:table-cell office:value-type="float" office:value="0.48314936593713098" table:style-name="ce1">
            <text:p>0.483149366</text:p>
          </table:table-cell>
          <table:table-cell table:style-name="ce1"/>
          <table:table-cell office:value-type="float" office:value="0.34058292971257298" table:style-name="ce1">
            <text:p>0.34058293</text:p>
          </table:table-cell>
          <table:table-cell office:value-type="float" office:value="0.31462000405868801" table:style-name="ce1">
            <text:p>0.314620004</text:p>
          </table:table-cell>
          <table:table-cell office:value-type="float" office:value="0.80348888871197299" table:style-name="ce1">
            <text:p>0.803488889</text:p>
          </table:table-cell>
          <table:table-cell office:value-type="float" office:value="0.65872994982351496" table:style-name="ce1">
            <text:p>0.65872995</text:p>
          </table:table-cell>
          <table:table-cell table:number-columns-repeated="16365"/>
        </table:table-row>
        <table:table-row table:style-name="ro1">
          <table:table-cell office:value-type="float" office:value="1.79064419521347" table:style-name="ce1">
            <text:p>1.790644195</text:p>
          </table:table-cell>
          <table:table-cell office:value-type="float" office:value="5.0446802316763" table:style-name="ce1">
            <text:p>5.044680232</text:p>
          </table:table-cell>
          <table:table-cell office:value-type="float" office:value="3.9255400437892898" table:style-name="ce1">
            <text:p>3.925540044</text:p>
          </table:table-cell>
          <table:table-cell office:value-type="float" office:value="14.7842873940922" table:style-name="ce1">
            <text:p>14.78428739</text:p>
          </table:table-cell>
          <table:table-cell table:style-name="ce1"/>
          <table:table-cell office:value-type="float" office:value="1.5344010966084001" table:style-name="ce1">
            <text:p>1.534401097</text:p>
          </table:table-cell>
          <table:table-cell office:value-type="float" office:value="1.8246382301970401" table:style-name="ce1">
            <text:p>1.82463823</text:p>
          </table:table-cell>
          <table:table-cell office:value-type="float" office:value="1.81198445973265" table:style-name="ce1">
            <text:p>1.81198446</text:p>
          </table:table-cell>
          <table:table-cell office:value-type="float" office:value="1.9603122143395999" table:style-name="ce1">
            <text:p>1.960312214</text:p>
          </table:table-cell>
          <table:table-cell table:style-name="ce1"/>
          <table:table-cell office:value-type="float" office:value="0.29441092058864499" table:style-name="ce1">
            <text:p>0.294410921</text:p>
          </table:table-cell>
          <table:table-cell office:value-type="float" office:value="0.30634312715510298" table:style-name="ce1">
            <text:p>0.306343127</text:p>
          </table:table-cell>
          <table:table-cell office:value-type="float" office:value="0.69230467952137298" table:style-name="ce1">
            <text:p>0.69230468</text:p>
          </table:table-cell>
          <table:table-cell office:value-type="float" office:value="0.81179135406885505" table:style-name="ce1">
            <text:p>0.811791354</text:p>
          </table:table-cell>
          <table:table-cell table:style-name="ce1"/>
          <table:table-cell office:value-type="float" office:value="0.30502171262772299" table:style-name="ce1">
            <text:p>0.305021713</text:p>
          </table:table-cell>
          <table:table-cell office:value-type="float" office:value="0.30423178338394502" table:style-name="ce1">
            <text:p>0.304231783</text:p>
          </table:table-cell>
          <table:table-cell office:value-type="float" office:value="0.75047388152080297" table:style-name="ce1">
            <text:p>0.750473882</text:p>
          </table:table-cell>
          <table:table-cell office:value-type="float" office:value="0.64582341122907005" table:style-name="ce1">
            <text:p>0.645823411</text:p>
          </table:table-cell>
          <table:table-cell table:number-columns-repeated="16365"/>
        </table:table-row>
        <table:table-row table:style-name="ro1">
          <table:table-cell office:value-type="float" office:value="1.79943876839638" table:style-name="ce1">
            <text:p>1.799438768</text:p>
          </table:table-cell>
          <table:table-cell office:value-type="float" office:value="5.0305520754095401" table:style-name="ce1">
            <text:p>5.030552075</text:p>
          </table:table-cell>
          <table:table-cell office:value-type="float" office:value="4.0038887317546896" table:style-name="ce1">
            <text:p>4.003888732</text:p>
          </table:table-cell>
          <table:table-cell office:value-type="float" office:value="14.8103952060042" table:style-name="ce1">
            <text:p>14.81039521</text:p>
          </table:table-cell>
          <table:table-cell table:style-name="ce1"/>
          <table:table-cell office:value-type="float" office:value="1.5443596159903199" table:style-name="ce1">
            <text:p>1.544359616</text:p>
          </table:table-cell>
          <table:table-cell office:value-type="float" office:value="1.8115088612058701" table:style-name="ce1">
            <text:p>1.811508861</text:p>
          </table:table-cell>
          <table:table-cell office:value-type="float" office:value="1.8505661333178001" table:style-name="ce1">
            <text:p>1.850566133</text:p>
          </table:table-cell>
          <table:table-cell office:value-type="float" office:value="2.1538470403760499" table:style-name="ce1">
            <text:p>2.15384704</text:p>
          </table:table-cell>
          <table:table-cell table:style-name="ce1"/>
          <table:table-cell office:value-type="float" office:value="0.28027598477629101" table:style-name="ce1">
            <text:p>0.280275985</text:p>
          </table:table-cell>
          <table:table-cell office:value-type="float" office:value="0.28460037237246899" table:style-name="ce1">
            <text:p>0.284600372</text:p>
          </table:table-cell>
          <table:table-cell office:value-type="float" office:value="0.55001859400486097" table:style-name="ce1">
            <text:p>0.550018594</text:p>
          </table:table-cell>
          <table:table-cell office:value-type="float" office:value="0.44969881200663903" table:style-name="ce1">
            <text:p>0.449698812</text:p>
          </table:table-cell>
          <table:table-cell table:style-name="ce1"/>
          <table:table-cell office:value-type="float" office:value="0.29150587452797599" table:style-name="ce1">
            <text:p>0.291505875</text:p>
          </table:table-cell>
          <table:table-cell office:value-type="float" office:value="0.30686163268107403" table:style-name="ce1">
            <text:p>0.306861633</text:p>
          </table:table-cell>
          <table:table-cell office:value-type="float" office:value="0.46480659151536902" table:style-name="ce1">
            <text:p>0.464806592</text:p>
          </table:table-cell>
          <table:table-cell office:value-type="float" office:value="0.385563464911097" table:style-name="ce1">
            <text:p>0.385563465</text:p>
          </table:table-cell>
          <table:table-cell table:number-columns-repeated="16365"/>
        </table:table-row>
        <table:table-row table:style-name="ro1">
          <table:table-cell office:value-type="float" office:value="1.7336578756063601" table:style-name="ce1">
            <text:p>1.733657876</text:p>
          </table:table-cell>
          <table:table-cell office:value-type="float" office:value="4.9642179711430598" table:style-name="ce1">
            <text:p>4.964217971</text:p>
          </table:table-cell>
          <table:table-cell office:value-type="float" office:value="3.7373376368289102" table:style-name="ce1">
            <text:p>3.737337637</text:p>
          </table:table-cell>
          <table:table-cell office:value-type="float" office:value="14.5492244189199" table:style-name="ce1">
            <text:p>14.54922442</text:p>
          </table:table-cell>
          <table:table-cell table:style-name="ce1"/>
          <table:table-cell office:value-type="float" office:value="1.4510758379923701" table:style-name="ce1">
            <text:p>1.451075838</text:p>
          </table:table-cell>
          <table:table-cell office:value-type="float" office:value="1.8003271213795" table:style-name="ce1">
            <text:p>1.800327121</text:p>
          </table:table-cell>
          <table:table-cell office:value-type="float" office:value="1.5762862667295501" table:style-name="ce1">
            <text:p>1.576286267</text:p>
          </table:table-cell>
          <table:table-cell office:value-type="float" office:value="1.90964990816255" table:style-name="ce1">
            <text:p>1.909649908</text:p>
          </table:table-cell>
          <table:table-cell table:style-name="ce1"/>
          <table:table-cell office:value-type="float" office:value="0.31093615225245103" table:style-name="ce1">
            <text:p>0.310936152</text:p>
          </table:table-cell>
          <table:table-cell office:value-type="float" office:value="0.29627252744111698" table:style-name="ce1">
            <text:p>0.296272527</text:p>
          </table:table-cell>
          <table:table-cell office:value-type="float" office:value="0.74224465098315695" table:style-name="ce1">
            <text:p>0.742244651</text:p>
          </table:table-cell>
          <table:table-cell office:value-type="float" office:value="0.79879907674289397" table:style-name="ce1">
            <text:p>0.798799077</text:p>
          </table:table-cell>
          <table:table-cell table:style-name="ce1"/>
          <table:table-cell office:value-type="float" office:value="0.351896608406784" table:style-name="ce1">
            <text:p>0.351896608</text:p>
          </table:table-cell>
          <table:table-cell office:value-type="float" office:value="0.31126455424294802" table:style-name="ce1">
            <text:p>0.311264554</text:p>
          </table:table-cell>
          <table:table-cell office:value-type="float" office:value="0.80235445202247202" table:style-name="ce1">
            <text:p>0.802354452</text:p>
          </table:table-cell>
          <table:table-cell office:value-type="float" office:value="0.64784427181987103" table:style-name="ce1">
            <text:p>0.647844272</text:p>
          </table:table-cell>
          <table:table-cell table:number-columns-repeated="16365"/>
        </table:table-row>
        <table:table-row table:style-name="ro1">
          <table:table-cell office:value-type="float" office:value="1.7394924327322201" table:style-name="ce1">
            <text:p>1.739492433</text:p>
          </table:table-cell>
          <table:table-cell office:value-type="float" office:value="4.9196846049613496" table:style-name="ce1">
            <text:p>4.919684605</text:p>
          </table:table-cell>
          <table:table-cell office:value-type="float" office:value="3.7554310941879101" table:style-name="ce1">
            <text:p>3.755431094</text:p>
          </table:table-cell>
          <table:table-cell office:value-type="float" office:value="15.2510551847566" table:style-name="ce1">
            <text:p>15.25105518</text:p>
          </table:table-cell>
          <table:table-cell table:style-name="ce1"/>
          <table:table-cell office:value-type="float" office:value="1.48696128842927" table:style-name="ce1">
            <text:p>1.486961288</text:p>
          </table:table-cell>
          <table:table-cell office:value-type="float" office:value="1.8470397731254999" table:style-name="ce1">
            <text:p>1.847039773</text:p>
          </table:table-cell>
          <table:table-cell office:value-type="float" office:value="1.67292025834923" table:style-name="ce1">
            <text:p>1.672920258</text:p>
          </table:table-cell>
          <table:table-cell office:value-type="float" office:value="1.9470759558373401" table:style-name="ce1">
            <text:p>1.947075956</text:p>
          </table:table-cell>
          <table:table-cell table:style-name="ce1"/>
          <table:table-cell office:value-type="float" office:value="0.31038661893855701" table:style-name="ce1">
            <text:p>0.310386619</text:p>
          </table:table-cell>
          <table:table-cell office:value-type="float" office:value="0.28117770061508401" table:style-name="ce1">
            <text:p>0.281177701</text:p>
          </table:table-cell>
          <table:table-cell office:value-type="float" office:value="0.83160182851475195" table:style-name="ce1">
            <text:p>0.831601829</text:p>
          </table:table-cell>
          <table:table-cell office:value-type="float" office:value="0.84241035093393601" table:style-name="ce1">
            <text:p>0.842410351</text:p>
          </table:table-cell>
          <table:table-cell table:style-name="ce1"/>
          <table:table-cell office:value-type="float" office:value="0.32738352454895803" table:style-name="ce1">
            <text:p>0.327383525</text:p>
          </table:table-cell>
          <table:table-cell office:value-type="float" office:value="0.28412274932078102" table:style-name="ce1">
            <text:p>0.284122749</text:p>
          </table:table-cell>
          <table:table-cell office:value-type="float" office:value="0.84847723678675402" table:style-name="ce1">
            <text:p>0.848477237</text:p>
          </table:table-cell>
          <table:table-cell office:value-type="float" office:value="0.62363225551458901" table:style-name="ce1">
            <text:p>0.623632256</text:p>
          </table:table-cell>
          <table:table-cell table:number-columns-repeated="16365"/>
        </table:table-row>
        <table:table-row table:style-name="ro1">
          <table:table-cell office:value-type="float" office:value="1.7198736087806801" table:style-name="ce1">
            <text:p>1.719873609</text:p>
          </table:table-cell>
          <table:table-cell office:value-type="float" office:value="4.7982677166213197" table:style-name="ce1">
            <text:p>4.798267717</text:p>
          </table:table-cell>
          <table:table-cell office:value-type="float" office:value="4.0173096182896098" table:style-name="ce1">
            <text:p>4.017309618</text:p>
          </table:table-cell>
          <table:table-cell office:value-type="float" office:value="15.7696391501817" table:style-name="ce1">
            <text:p>15.76963915</text:p>
          </table:table-cell>
          <table:table-cell table:style-name="ce1"/>
          <table:table-cell office:value-type="float" office:value="1.4825818767618399" table:style-name="ce1">
            <text:p>1.482581877</text:p>
          </table:table-cell>
          <table:table-cell office:value-type="float" office:value="1.7972806946795901" table:style-name="ce1">
            <text:p>1.797280695</text:p>
          </table:table-cell>
          <table:table-cell office:value-type="float" office:value="1.89467347214644" table:style-name="ce1">
            <text:p>1.894673472</text:p>
          </table:table-cell>
          <table:table-cell office:value-type="float" office:value="1.869145429232" table:style-name="ce1">
            <text:p>1.869145429</text:p>
          </table:table-cell>
          <table:table-cell table:style-name="ce1"/>
          <table:table-cell office:value-type="float" office:value="0.305623277209079" table:style-name="ce1">
            <text:p>0.305623277</text:p>
          </table:table-cell>
          <table:table-cell office:value-type="float" office:value="0.25789668995782999" table:style-name="ce1">
            <text:p>0.25789669</text:p>
          </table:table-cell>
          <table:table-cell office:value-type="float" office:value="0.85745318989700703" table:style-name="ce1">
            <text:p>0.85745319</text:p>
          </table:table-cell>
          <table:table-cell office:value-type="float" office:value="0.84881939050676003" table:style-name="ce1">
            <text:p>0.848819391</text:p>
          </table:table-cell>
          <table:table-cell table:style-name="ce1"/>
          <table:table-cell office:value-type="float" office:value="0.32586099330914498" table:style-name="ce1">
            <text:p>0.325860993</text:p>
          </table:table-cell>
          <table:table-cell office:value-type="float" office:value="0.30686775021594498" table:style-name="ce1">
            <text:p>0.30686775</text:p>
          </table:table-cell>
          <table:table-cell office:value-type="float" office:value="0.92563042400256901" table:style-name="ce1">
            <text:p>0.925630424</text:p>
          </table:table-cell>
          <table:table-cell office:value-type="float" office:value="0.76416327749818502" table:style-name="ce1">
            <text:p>0.764163277</text:p>
          </table:table-cell>
          <table:table-cell table:number-columns-repeated="16365"/>
        </table:table-row>
        <table:table-row table:style-name="ro1">
          <table:table-cell office:value-type="float" office:value="1.6587190655180599" table:style-name="ce1">
            <text:p>1.658719066</text:p>
          </table:table-cell>
          <table:table-cell office:value-type="float" office:value="4.7256806177014399" table:style-name="ce1">
            <text:p>4.725680618</text:p>
          </table:table-cell>
          <table:table-cell office:value-type="float" office:value="3.8523666388949298" table:style-name="ce1">
            <text:p>3.852366639</text:p>
          </table:table-cell>
          <table:table-cell office:value-type="float" office:value="16.229718583682299" table:style-name="ce1">
            <text:p>16.22971858</text:p>
          </table:table-cell>
          <table:table-cell table:style-name="ce1"/>
          <table:table-cell office:value-type="float" office:value="1.4179357268312101" table:style-name="ce1">
            <text:p>1.417935727</text:p>
          </table:table-cell>
          <table:table-cell office:value-type="float" office:value="1.7722907081233299" table:style-name="ce1">
            <text:p>1.772290708</text:p>
          </table:table-cell>
          <table:table-cell office:value-type="float" office:value="1.8383304472464099" table:style-name="ce1">
            <text:p>1.838330447</text:p>
          </table:table-cell>
          <table:table-cell office:value-type="float" office:value="1.87982242195598" table:style-name="ce1">
            <text:p>1.879822422</text:p>
          </table:table-cell>
          <table:table-cell table:style-name="ce1"/>
          <table:table-cell office:value-type="float" office:value="0.34737440667416097" table:style-name="ce1">
            <text:p>0.347374407</text:p>
          </table:table-cell>
          <table:table-cell office:value-type="float" office:value="0.242398260910415" table:style-name="ce1">
            <text:p>0.242398261</text:p>
          </table:table-cell>
          <table:table-cell office:value-type="float" office:value="0.80617464605900402" table:style-name="ce1">
            <text:p>0.806174646</text:p>
          </table:table-cell>
          <table:table-cell office:value-type="float" office:value="0.77831951665602095" table:style-name="ce1">
            <text:p>0.778319517</text:p>
          </table:table-cell>
          <table:table-cell table:style-name="ce1"/>
          <table:table-cell office:value-type="float" office:value="0.38244310624817401" table:style-name="ce1">
            <text:p>0.382443106</text:p>
          </table:table-cell>
          <table:table-cell office:value-type="float" office:value="0.32412929524378498" table:style-name="ce1">
            <text:p>0.324129295</text:p>
          </table:table-cell>
          <table:table-cell office:value-type="float" office:value="0.96105864110351003" table:style-name="ce1">
            <text:p>0.961058641</text:p>
          </table:table-cell>
          <table:table-cell office:value-type="float" office:value="0.70487215730743502" table:style-name="ce1">
            <text:p>0.704872157</text:p>
          </table:table-cell>
          <table:table-cell table:number-columns-repeated="16365"/>
        </table:table-row>
        <table:table-row table:style-name="ro1">
          <table:table-cell office:value-type="float" office:value="1.7834256147694301" table:style-name="ce1">
            <text:p>1.783425615</text:p>
          </table:table-cell>
          <table:table-cell office:value-type="float" office:value="4.74190466676135" table:style-name="ce1">
            <text:p>4.741904667</text:p>
          </table:table-cell>
          <table:table-cell office:value-type="float" office:value="3.7873487867408802" table:style-name="ce1">
            <text:p>3.787348787</text:p>
          </table:table-cell>
          <table:table-cell office:value-type="float" office:value="16.5959939435139" table:style-name="ce1">
            <text:p>16.59599394</text:p>
          </table:table-cell>
          <table:table-cell table:style-name="ce1"/>
          <table:table-cell office:value-type="float" office:value="1.5070265227269" table:style-name="ce1">
            <text:p>1.507026523</text:p>
          </table:table-cell>
          <table:table-cell office:value-type="float" office:value="1.7992481645240901" table:style-name="ce1">
            <text:p>1.799248165</text:p>
          </table:table-cell>
          <table:table-cell office:value-type="float" office:value="1.74319311290418" table:style-name="ce1">
            <text:p>1.743193113</text:p>
          </table:table-cell>
          <table:table-cell office:value-type="float" office:value="1.7992784372194199" table:style-name="ce1">
            <text:p>1.799278437</text:p>
          </table:table-cell>
          <table:table-cell table:style-name="ce1"/>
          <table:table-cell office:value-type="float" office:value="0.25776488484507698" table:style-name="ce1">
            <text:p>0.257764885</text:p>
          </table:table-cell>
          <table:table-cell office:value-type="float" office:value="0.25482867625149302" table:style-name="ce1">
            <text:p>0.254828676</text:p>
          </table:table-cell>
          <table:table-cell office:value-type="float" office:value="0.74055750465154802" table:style-name="ce1">
            <text:p>0.740557505</text:p>
          </table:table-cell>
          <table:table-cell office:value-type="float" office:value="0.79328297851194796" table:style-name="ce1">
            <text:p>0.793282979</text:p>
          </table:table-cell>
          <table:table-cell table:style-name="ce1"/>
          <table:table-cell office:value-type="float" office:value="0.29408695194496098" table:style-name="ce1">
            <text:p>0.294086952</text:p>
          </table:table-cell>
          <table:table-cell office:value-type="float" office:value="0.29894173158322901" table:style-name="ce1">
            <text:p>0.298941732</text:p>
          </table:table-cell>
          <table:table-cell office:value-type="float" office:value="0.91255068887998902" table:style-name="ce1">
            <text:p>0.912550689</text:p>
          </table:table-cell>
          <table:table-cell office:value-type="float" office:value="0.76443749187805998" table:style-name="ce1">
            <text:p>0.764437492</text:p>
          </table:table-cell>
          <table:table-cell table:number-columns-repeated="16365"/>
        </table:table-row>
        <table:table-row table:style-name="ro1">
          <table:table-cell office:value-type="float" office:value="1.75312775065119" table:style-name="ce1">
            <text:p>1.753127751</text:p>
          </table:table-cell>
          <table:table-cell office:value-type="float" office:value="4.6730727290678704" table:style-name="ce1">
            <text:p>4.673072729</text:p>
          </table:table-cell>
          <table:table-cell office:value-type="float" office:value="3.9199583200196599" table:style-name="ce1">
            <text:p>3.91995832</text:p>
          </table:table-cell>
          <table:table-cell office:value-type="float" office:value="17.083491422621702" table:style-name="ce1">
            <text:p>17.08349142</text:p>
          </table:table-cell>
          <table:table-cell table:style-name="ce1"/>
          <table:table-cell office:value-type="float" office:value="1.4523133169183799" table:style-name="ce1">
            <text:p>1.452313317</text:p>
          </table:table-cell>
          <table:table-cell office:value-type="float" office:value="1.7493741627050901" table:style-name="ce1">
            <text:p>1.749374163</text:p>
          </table:table-cell>
          <table:table-cell office:value-type="float" office:value="1.91234220305489" table:style-name="ce1">
            <text:p>1.912342203</text:p>
          </table:table-cell>
          <table:table-cell office:value-type="float" office:value="1.81628991035398" table:style-name="ce1">
            <text:p>1.81628991</text:p>
          </table:table-cell>
          <table:table-cell table:style-name="ce1"/>
          <table:table-cell office:value-type="float" office:value="0.26127579613920399" table:style-name="ce1">
            <text:p>0.261275796</text:p>
          </table:table-cell>
          <table:table-cell office:value-type="float" office:value="0.23788820045389" table:style-name="ce1">
            <text:p>0.2378882</text:p>
          </table:table-cell>
          <table:table-cell office:value-type="float" office:value="0.69506468405245003" table:style-name="ce1">
            <text:p>0.695064684</text:p>
          </table:table-cell>
          <table:table-cell office:value-type="float" office:value="0.99698180721804297" table:style-name="ce1">
            <text:p>0.996981807</text:p>
          </table:table-cell>
          <table:table-cell table:style-name="ce1"/>
          <table:table-cell office:value-type="float" office:value="0.34394581954885101" table:style-name="ce1">
            <text:p>0.34394582</text:p>
          </table:table-cell>
          <table:table-cell office:value-type="float" office:value="0.34291999182444999" table:style-name="ce1">
            <text:p>0.342919992</text:p>
          </table:table-cell>
          <table:table-cell office:value-type="float" office:value="0.99784484643702398" table:style-name="ce1">
            <text:p>0.997844846</text:p>
          </table:table-cell>
          <table:table-cell office:value-type="float" office:value="0.81896049061186205" table:style-name="ce1">
            <text:p>0.818960491</text:p>
          </table:table-cell>
          <table:table-cell table:number-columns-repeated="16365"/>
        </table:table-row>
        <table:table-row table:style-name="ro1">
          <table:table-cell office:value-type="float" office:value="1.6510261106636199" table:style-name="ce1">
            <text:p>1.651026111</text:p>
          </table:table-cell>
          <table:table-cell office:value-type="float" office:value="4.61728735523032" table:style-name="ce1">
            <text:p>4.617287355</text:p>
          </table:table-cell>
          <table:table-cell office:value-type="float" office:value="4.2045144371838701" table:style-name="ce1">
            <text:p>4.204514437</text:p>
          </table:table-cell>
          <table:table-cell office:value-type="float" office:value="16.856705536562998" table:style-name="ce1">
            <text:p>16.85670554</text:p>
          </table:table-cell>
          <table:table-cell table:style-name="ce1"/>
          <table:table-cell office:value-type="float" office:value="1.34311373749045" table:style-name="ce1">
            <text:p>1.343113737</text:p>
          </table:table-cell>
          <table:table-cell office:value-type="float" office:value="1.71998351941242" table:style-name="ce1">
            <text:p>1.719983519</text:p>
          </table:table-cell>
          <table:table-cell office:value-type="float" office:value="2.0252797924919701" table:style-name="ce1">
            <text:p>2.025279792</text:p>
          </table:table-cell>
          <table:table-cell office:value-type="float" office:value="1.94876719703253" table:style-name="ce1">
            <text:p>1.948767197</text:p>
          </table:table-cell>
          <table:table-cell table:style-name="ce1"/>
          <table:table-cell office:value-type="float" office:value="0.35656495573489899" table:style-name="ce1">
            <text:p>0.356564956</text:p>
          </table:table-cell>
          <table:table-cell office:value-type="float" office:value="0.23966375349673599" table:style-name="ce1">
            <text:p>0.239663753</text:p>
          </table:table-cell>
          <table:table-cell office:value-type="float" office:value="0.83749156283735104" table:style-name="ce1">
            <text:p>0.837491563</text:p>
          </table:table-cell>
          <table:table-cell office:value-type="float" office:value="0.73280811387851796" table:style-name="ce1">
            <text:p>0.732808114</text:p>
          </table:table-cell>
          <table:table-cell table:style-name="ce1"/>
          <table:table-cell office:value-type="float" office:value="0.475313424939726" table:style-name="ce1">
            <text:p>0.475313425</text:p>
          </table:table-cell>
          <table:table-cell office:value-type="float" office:value="0.37385665146040897" table:style-name="ce1">
            <text:p>0.373856651</text:p>
          </table:table-cell>
          <table:table-cell office:value-type="float" office:value="0.99131827424101504" table:style-name="ce1">
            <text:p>0.991318274</text:p>
          </table:table-cell>
          <table:table-cell office:value-type="float" office:value="0.69805754978059797" table:style-name="ce1">
            <text:p>0.69805755</text:p>
          </table:table-cell>
          <table:table-cell table:number-columns-repeated="16365"/>
        </table:table-row>
        <table:table-row table:style-name="ro1">
          <table:table-cell office:value-type="float" office:value="1.54561491261307" table:style-name="ce1">
            <text:p>1.545614913</text:p>
          </table:table-cell>
          <table:table-cell office:value-type="float" office:value="4.5919900206406901" table:style-name="ce1">
            <text:p>4.591990021</text:p>
          </table:table-cell>
          <table:table-cell office:value-type="float" office:value="4.1967293830486696" table:style-name="ce1">
            <text:p>4.196729383</text:p>
          </table:table-cell>
          <table:table-cell office:value-type="float" office:value="17.068717890662199" table:style-name="ce1">
            <text:p>17.06871789</text:p>
          </table:table-cell>
          <table:table-cell table:style-name="ce1"/>
          <table:table-cell office:value-type="float" office:value="1.2535235259484401" table:style-name="ce1">
            <text:p>1.253523526</text:p>
          </table:table-cell>
          <table:table-cell office:value-type="float" office:value="1.6905869504223801" table:style-name="ce1">
            <text:p>1.69058695</text:p>
          </table:table-cell>
          <table:table-cell office:value-type="float" office:value="1.9655223968634501" table:style-name="ce1">
            <text:p>1.965522397</text:p>
          </table:table-cell>
          <table:table-cell office:value-type="float" office:value="1.9137260170699699" table:style-name="ce1">
            <text:p>1.913726017</text:p>
          </table:table-cell>
          <table:table-cell table:style-name="ce1"/>
          <table:table-cell office:value-type="float" office:value="0.47252728797124199" table:style-name="ce1">
            <text:p>0.472527288</text:p>
          </table:table-cell>
          <table:table-cell office:value-type="float" office:value="0.274752468508424" table:style-name="ce1">
            <text:p>0.274752469</text:p>
          </table:table-cell>
          <table:table-cell office:value-type="float" office:value="1.00029006151266" table:style-name="ce1">
            <text:p>1.000290062</text:p>
          </table:table-cell>
          <table:table-cell office:value-type="float" office:value="1.0675112982809301" table:style-name="ce1">
            <text:p>1.067511298</text:p>
          </table:table-cell>
          <table:table-cell table:style-name="ce1"/>
          <table:table-cell office:value-type="float" office:value="0.59935956069037499" table:style-name="ce1">
            <text:p>0.599359561</text:p>
          </table:table-cell>
          <table:table-cell office:value-type="float" office:value="0.40601483842255798" table:style-name="ce1">
            <text:p>0.406014838</text:p>
          </table:table-cell>
          <table:table-cell office:value-type="float" office:value="1.2626181486433901" table:style-name="ce1">
            <text:p>1.262618149</text:p>
          </table:table-cell>
          <table:table-cell office:value-type="float" office:value="0.83491798959068897" table:style-name="ce1">
            <text:p>0.83491799</text:p>
          </table:table-cell>
          <table:table-cell table:number-columns-repeated="16365"/>
        </table:table-row>
        <table:table-row table:style-name="ro1">
          <table:table-cell office:value-type="float" office:value="1.55914963712688" table:style-name="ce1">
            <text:p>1.559149637</text:p>
          </table:table-cell>
          <table:table-cell office:value-type="float" office:value="4.5939367898088097" table:style-name="ce1">
            <text:p>4.59393679</text:p>
          </table:table-cell>
          <table:table-cell office:value-type="float" office:value="4.1601496788063201" table:style-name="ce1">
            <text:p>4.160149679</text:p>
          </table:table-cell>
          <table:table-cell office:value-type="float" office:value="17.252921573907599" table:style-name="ce1">
            <text:p>17.25292157</text:p>
          </table:table-cell>
          <table:table-cell table:style-name="ce1"/>
          <table:table-cell office:value-type="float" office:value="1.2778658752135399" table:style-name="ce1">
            <text:p>1.277865875</text:p>
          </table:table-cell>
          <table:table-cell office:value-type="float" office:value="1.68986959155796" table:style-name="ce1">
            <text:p>1.689869592</text:p>
          </table:table-cell>
          <table:table-cell office:value-type="float" office:value="2.0137530385361" table:style-name="ce1">
            <text:p>2.013753039</text:p>
          </table:table-cell>
          <table:table-cell office:value-type="float" office:value="2.0060225340050302" table:style-name="ce1">
            <text:p>2.006022534</text:p>
          </table:table-cell>
          <table:table-cell table:style-name="ce1"/>
          <table:table-cell office:value-type="float" office:value="0.45751047305081999" table:style-name="ce1">
            <text:p>0.457510473</text:p>
          </table:table-cell>
          <table:table-cell office:value-type="float" office:value="0.30548293116631903" table:style-name="ce1">
            <text:p>0.305482931</text:p>
          </table:table-cell>
          <table:table-cell office:value-type="float" office:value="1.0066265302916" table:style-name="ce1">
            <text:p>1.00662653</text:p>
          </table:table-cell>
          <table:table-cell office:value-type="float" office:value="1.2562993745682101" table:style-name="ce1">
            <text:p>1.256299375</text:p>
          </table:table-cell>
          <table:table-cell table:style-name="ce1"/>
          <table:table-cell office:value-type="float" office:value="0.56927952927382997" table:style-name="ce1">
            <text:p>0.569279529</text:p>
          </table:table-cell>
          <table:table-cell office:value-type="float" office:value="0.40653871105539902" table:style-name="ce1">
            <text:p>0.406538711</text:p>
          </table:table-cell>
          <table:table-cell office:value-type="float" office:value="1.1707418815597801" table:style-name="ce1">
            <text:p>1.170741882</text:p>
          </table:table-cell>
          <table:table-cell office:value-type="float" office:value="0.750076805569312" table:style-name="ce1">
            <text:p>0.750076806</text:p>
          </table:table-cell>
          <table:table-cell table:number-columns-repeated="16365"/>
        </table:table-row>
        <table:table-row table:style-name="ro1">
          <table:table-cell office:value-type="float" office:value="1.56214870941298" table:style-name="ce1">
            <text:p>1.562148709</text:p>
          </table:table-cell>
          <table:table-cell office:value-type="float" office:value="4.5401827789547102" table:style-name="ce1">
            <text:p>4.540182779</text:p>
          </table:table-cell>
          <table:table-cell office:value-type="float" office:value="4.2377494727525704" table:style-name="ce1">
            <text:p>4.237749473</text:p>
          </table:table-cell>
          <table:table-cell office:value-type="float" office:value="18.092742200634301" table:style-name="ce1">
            <text:p>18.0927422</text:p>
          </table:table-cell>
          <table:table-cell table:style-name="ce1"/>
          <table:table-cell office:value-type="float" office:value="1.30544589473984" table:style-name="ce1">
            <text:p>1.305445895</text:p>
          </table:table-cell>
          <table:table-cell office:value-type="float" office:value="1.7028030986312801" table:style-name="ce1">
            <text:p>1.702803099</text:p>
          </table:table-cell>
          <table:table-cell office:value-type="float" office:value="2.0947699086921099" table:style-name="ce1">
            <text:p>2.094769909</text:p>
          </table:table-cell>
          <table:table-cell office:value-type="float" office:value="2.1349607427556698" table:style-name="ce1">
            <text:p>2.134960743</text:p>
          </table:table-cell>
          <table:table-cell table:style-name="ce1"/>
          <table:table-cell office:value-type="float" office:value="0.44948149204121202" table:style-name="ce1">
            <text:p>0.449481492</text:p>
          </table:table-cell>
          <table:table-cell office:value-type="float" office:value="0.30446309173267999" table:style-name="ce1">
            <text:p>0.304463092</text:p>
          </table:table-cell>
          <table:table-cell office:value-type="float" office:value="1.0134235502321201" table:style-name="ce1">
            <text:p>1.01342355</text:p>
          </table:table-cell>
          <table:table-cell office:value-type="float" office:value="1.2826939682349601" table:style-name="ce1">
            <text:p>1.282693968</text:p>
          </table:table-cell>
          <table:table-cell table:style-name="ce1"/>
          <table:table-cell office:value-type="float" office:value="0.52698462461153806" table:style-name="ce1">
            <text:p>0.526984625</text:p>
          </table:table-cell>
          <table:table-cell office:value-type="float" office:value="0.39298616317500601" table:style-name="ce1">
            <text:p>0.392986163</text:p>
          </table:table-cell>
          <table:table-cell office:value-type="float" office:value="0.88839635863214295" table:style-name="ce1">
            <text:p>0.888396359</text:p>
          </table:table-cell>
          <table:table-cell office:value-type="float" office:value="0.606935389241407" table:style-name="ce1">
            <text:p>0.606935389</text:p>
          </table:table-cell>
          <table:table-cell table:number-columns-repeated="16365"/>
        </table:table-row>
        <table:table-row table:style-name="ro1">
          <table:table-cell office:value-type="float" office:value="1.62296720280747" table:style-name="ce1">
            <text:p>1.622967203</text:p>
          </table:table-cell>
          <table:table-cell office:value-type="float" office:value="4.6153367265153999" table:style-name="ce1">
            <text:p>4.615336727</text:p>
          </table:table-cell>
          <table:table-cell office:value-type="float" office:value="4.1005631135828002" table:style-name="ce1">
            <text:p>4.100563114</text:p>
          </table:table-cell>
          <table:table-cell office:value-type="float" office:value="18.387079333321498" table:style-name="ce1">
            <text:p>18.38707933</text:p>
          </table:table-cell>
          <table:table-cell table:style-name="ce1"/>
          <table:table-cell office:value-type="float" office:value="1.32243046433106" table:style-name="ce1">
            <text:p>1.322430464</text:p>
          </table:table-cell>
          <table:table-cell office:value-type="float" office:value="1.7520712353105701" table:style-name="ce1">
            <text:p>1.752071235</text:p>
          </table:table-cell>
          <table:table-cell office:value-type="float" office:value="1.9205565149070101" table:style-name="ce1">
            <text:p>1.920556515</text:p>
          </table:table-cell>
          <table:table-cell office:value-type="float" office:value="2.2018643542912901" table:style-name="ce1">
            <text:p>2.201864354</text:p>
          </table:table-cell>
          <table:table-cell table:style-name="ce1"/>
          <table:table-cell office:value-type="float" office:value="0.38066443284042201" table:style-name="ce1">
            <text:p>0.380664433</text:p>
          </table:table-cell>
          <table:table-cell office:value-type="float" office:value="0.27608208370786103" table:style-name="ce1">
            <text:p>0.276082084</text:p>
          </table:table-cell>
          <table:table-cell office:value-type="float" office:value="0.831668537556979" table:style-name="ce1">
            <text:p>0.831668538</text:p>
          </table:table-cell>
          <table:table-cell office:value-type="float" office:value="1.30803181434778" table:style-name="ce1">
            <text:p>1.308031814</text:p>
          </table:table-cell>
          <table:table-cell table:style-name="ce1"/>
          <table:table-cell office:value-type="float" office:value="0.49581900847059301" table:style-name="ce1">
            <text:p>0.495819008</text:p>
          </table:table-cell>
          <table:table-cell office:value-type="float" office:value="0.33797393351411698" table:style-name="ce1">
            <text:p>0.337973934</text:p>
          </table:table-cell>
          <table:table-cell office:value-type="float" office:value="0.93188468626057397" table:style-name="ce1">
            <text:p>0.931884686</text:p>
          </table:table-cell>
          <table:table-cell office:value-type="float" office:value="0.46845523619487001" table:style-name="ce1">
            <text:p>0.468455236</text:p>
          </table:table-cell>
          <table:table-cell table:number-columns-repeated="16365"/>
        </table:table-row>
        <table:table-row table:style-name="ro1">
          <table:table-cell office:value-type="float" office:value="1.5555418588716301" table:style-name="ce1">
            <text:p>1.555541859</text:p>
          </table:table-cell>
          <table:table-cell office:value-type="float" office:value="4.5172443280383403" table:style-name="ce1">
            <text:p>4.517244328</text:p>
          </table:table-cell>
          <table:table-cell office:value-type="float" office:value="4.3239719299179704" table:style-name="ce1">
            <text:p>4.32397193</text:p>
          </table:table-cell>
          <table:table-cell office:value-type="float" office:value="19.339750602283001" table:style-name="ce1">
            <text:p>19.3397506</text:p>
          </table:table-cell>
          <table:table-cell table:style-name="ce1"/>
          <table:table-cell office:value-type="float" office:value="1.2696363097964101" table:style-name="ce1">
            <text:p>1.26963631</text:p>
          </table:table-cell>
          <table:table-cell office:value-type="float" office:value="1.6510168751899501" table:style-name="ce1">
            <text:p>1.651016875</text:p>
          </table:table-cell>
          <table:table-cell office:value-type="float" office:value="2.2233953598565499" table:style-name="ce1">
            <text:p>2.22339536</text:p>
          </table:table-cell>
          <table:table-cell office:value-type="float" office:value="2.2196400835385002" table:style-name="ce1">
            <text:p>2.219640084</text:p>
          </table:table-cell>
          <table:table-cell table:style-name="ce1"/>
          <table:table-cell office:value-type="float" office:value="0.46891253069274602" table:style-name="ce1">
            <text:p>0.468912531</text:p>
          </table:table-cell>
          <table:table-cell office:value-type="float" office:value="0.35619668221103301" table:style-name="ce1">
            <text:p>0.356196682</text:p>
          </table:table-cell>
          <table:table-cell office:value-type="float" office:value="1.18291624759794" table:style-name="ce1">
            <text:p>1.182916248</text:p>
          </table:table-cell>
          <table:table-cell office:value-type="float" office:value="1.6084206382420101" table:style-name="ce1">
            <text:p>1.608420638</text:p>
          </table:table-cell>
          <table:table-cell table:style-name="ce1"/>
          <table:table-cell office:value-type="float" office:value="0.59386621491815605" table:style-name="ce1">
            <text:p>0.593866215</text:p>
          </table:table-cell>
          <table:table-cell office:value-type="float" office:value="0.459860291379524" table:style-name="ce1">
            <text:p>0.459860291</text:p>
          </table:table-cell>
          <table:table-cell office:value-type="float" office:value="0.98421822075469401" table:style-name="ce1">
            <text:p>0.984218221</text:p>
          </table:table-cell>
          <table:table-cell office:value-type="float" office:value="0.67386725335591302" table:style-name="ce1">
            <text:p>0.673867253</text:p>
          </table:table-cell>
          <table:table-cell table:number-columns-repeated="16365"/>
        </table:table-row>
        <table:table-row table:style-name="ro1">
          <table:table-cell office:value-type="float" office:value="1.5994569572064401" table:style-name="ce1">
            <text:p>1.599456957</text:p>
          </table:table-cell>
          <table:table-cell office:value-type="float" office:value="4.5137518370877503" table:style-name="ce1">
            <text:p>4.513751837</text:p>
          </table:table-cell>
          <table:table-cell office:value-type="float" office:value="4.3805543587772604" table:style-name="ce1">
            <text:p>4.380554359</text:p>
          </table:table-cell>
          <table:table-cell office:value-type="float" office:value="18.887318924141098" table:style-name="ce1">
            <text:p>18.88731892</text:p>
          </table:table-cell>
          <table:table-cell table:style-name="ce1"/>
          <table:table-cell office:value-type="float" office:value="1.3120130529103899" table:style-name="ce1">
            <text:p>1.312013053</text:p>
          </table:table-cell>
          <table:table-cell office:value-type="float" office:value="1.66054830178338" table:style-name="ce1">
            <text:p>1.660548302</text:p>
          </table:table-cell>
          <table:table-cell office:value-type="float" office:value="2.28906542223134" table:style-name="ce1">
            <text:p>2.289065422</text:p>
          </table:table-cell>
          <table:table-cell office:value-type="float" office:value="1.87322157987952" table:style-name="ce1">
            <text:p>1.87322158</text:p>
          </table:table-cell>
          <table:table-cell table:style-name="ce1"/>
          <table:table-cell office:value-type="float" office:value="0.41381854802242202" table:style-name="ce1">
            <text:p>0.413818548</text:p>
          </table:table-cell>
          <table:table-cell office:value-type="float" office:value="0.328540686268877" table:style-name="ce1">
            <text:p>0.328540686</text:p>
          </table:table-cell>
          <table:table-cell office:value-type="float" office:value="1.20841527076167" table:style-name="ce1">
            <text:p>1.208415271</text:p>
          </table:table-cell>
          <table:table-cell office:value-type="float" office:value="1.7160892734174" table:style-name="ce1">
            <text:p>1.716089273</text:p>
          </table:table-cell>
          <table:table-cell table:style-name="ce1"/>
          <table:table-cell office:value-type="float" office:value="0.53561969965865297" table:style-name="ce1">
            <text:p>0.5356197</text:p>
          </table:table-cell>
          <table:table-cell office:value-type="float" office:value="0.44599058856175999" table:style-name="ce1">
            <text:p>0.445990589</text:p>
          </table:table-cell>
          <table:table-cell office:value-type="float" office:value="1.0826633718716501" table:style-name="ce1">
            <text:p>1.082663372</text:p>
          </table:table-cell>
          <table:table-cell office:value-type="float" office:value="0.889648522904396" table:style-name="ce1">
            <text:p>0.889648523</text:p>
          </table:table-cell>
          <table:table-cell table:number-columns-repeated="16365"/>
        </table:table-row>
        <table:table-row table:style-name="ro1">
          <table:table-cell office:value-type="float" office:value="1.60685294840203" table:style-name="ce1">
            <text:p>1.606852948</text:p>
          </table:table-cell>
          <table:table-cell office:value-type="float" office:value="4.5989336570008899" table:style-name="ce1">
            <text:p>4.598933657</text:p>
          </table:table-cell>
          <table:table-cell office:value-type="float" office:value="4.2022516574563102" table:style-name="ce1">
            <text:p>4.202251657</text:p>
          </table:table-cell>
          <table:table-cell office:value-type="float" office:value="18.430442295330899" table:style-name="ce1">
            <text:p>18.4304423</text:p>
          </table:table-cell>
          <table:table-cell table:style-name="ce1"/>
          <table:table-cell office:value-type="float" office:value="1.28552683852287" table:style-name="ce1">
            <text:p>1.285526839</text:p>
          </table:table-cell>
          <table:table-cell office:value-type="float" office:value="1.7421754011642701" table:style-name="ce1">
            <text:p>1.742175401</text:p>
          </table:table-cell>
          <table:table-cell office:value-type="float" office:value="2.0137893030434402" table:style-name="ce1">
            <text:p>2.013789303</text:p>
          </table:table-cell>
          <table:table-cell office:value-type="float" office:value="2.2417327929314599" table:style-name="ce1">
            <text:p>2.241732793</text:p>
          </table:table-cell>
          <table:table-cell table:style-name="ce1"/>
          <table:table-cell office:value-type="float" office:value="0.39293778869248702" table:style-name="ce1">
            <text:p>0.392937789</text:p>
          </table:table-cell>
          <table:table-cell office:value-type="float" office:value="0.25621210338797601" table:style-name="ce1">
            <text:p>0.256212103</text:p>
          </table:table-cell>
          <table:table-cell office:value-type="float" office:value="1.0558440719619999" table:style-name="ce1">
            <text:p>1.055844072</text:p>
          </table:table-cell>
          <table:table-cell office:value-type="float" office:value="1.1635080967867" table:style-name="ce1">
            <text:p>1.163508097</text:p>
          </table:table-cell>
          <table:table-cell table:style-name="ce1"/>
          <table:table-cell office:value-type="float" office:value="0.53452677417060002" table:style-name="ce1">
            <text:p>0.534526774</text:p>
          </table:table-cell>
          <table:table-cell office:value-type="float" office:value="0.34724280829406601" table:style-name="ce1">
            <text:p>0.347242808</text:p>
          </table:table-cell>
          <table:table-cell office:value-type="float" office:value="1.01083775336569" table:style-name="ce1">
            <text:p>1.010837753</text:p>
          </table:table-cell>
          <table:table-cell office:value-type="float" office:value="0.587585677985341" table:style-name="ce1">
            <text:p>0.587585678</text:p>
          </table:table-cell>
          <table:table-cell table:number-columns-repeated="16365"/>
        </table:table-row>
        <table:table-row table:style-name="ro1">
          <table:table-cell office:value-type="float" office:value="1.6003202016606399" table:style-name="ce1">
            <text:p>1.600320202</text:p>
          </table:table-cell>
          <table:table-cell office:value-type="float" office:value="4.5781724590366899" table:style-name="ce1">
            <text:p>4.578172459</text:p>
          </table:table-cell>
          <table:table-cell office:value-type="float" office:value="4.39848047166286" table:style-name="ce1">
            <text:p>4.398480472</text:p>
          </table:table-cell>
          <table:table-cell office:value-type="float" office:value="19.205673329256399" table:style-name="ce1">
            <text:p>19.20567333</text:p>
          </table:table-cell>
          <table:table-cell table:style-name="ce1"/>
          <table:table-cell office:value-type="float" office:value="1.29133791695075" table:style-name="ce1">
            <text:p>1.291337917</text:p>
          </table:table-cell>
          <table:table-cell office:value-type="float" office:value="1.7231243155401199" table:style-name="ce1">
            <text:p>1.723124316</text:p>
          </table:table-cell>
          <table:table-cell office:value-type="float" office:value="2.32623965402767" table:style-name="ce1">
            <text:p>2.326239654</text:p>
          </table:table-cell>
          <table:table-cell office:value-type="float" office:value="2.32594615059738" table:style-name="ce1">
            <text:p>2.325946151</text:p>
          </table:table-cell>
          <table:table-cell table:style-name="ce1"/>
          <table:table-cell office:value-type="float" office:value="0.40690814084115101" table:style-name="ce1">
            <text:p>0.406908141</text:p>
          </table:table-cell>
          <table:table-cell office:value-type="float" office:value="0.23062432926540499" table:style-name="ce1">
            <text:p>0.230624329</text:p>
          </table:table-cell>
          <table:table-cell office:value-type="float" office:value="1.3227502071400401" table:style-name="ce1">
            <text:p>1.322750207</text:p>
          </table:table-cell>
          <table:table-cell office:value-type="float" office:value="1.00327546360449" table:style-name="ce1">
            <text:p>1.003275464</text:p>
          </table:table-cell>
          <table:table-cell table:style-name="ce1"/>
          <table:table-cell office:value-type="float" office:value="0.54202678875076304" table:style-name="ce1">
            <text:p>0.542026789</text:p>
          </table:table-cell>
          <table:table-cell office:value-type="float" office:value="0.37207528658610201" table:style-name="ce1">
            <text:p>0.372075287</text:p>
          </table:table-cell>
          <table:table-cell office:value-type="float" office:value="1.1113403978893399" table:style-name="ce1">
            <text:p>1.111340398</text:p>
          </table:table-cell>
          <table:table-cell office:value-type="float" office:value="0.65378657542129803" table:style-name="ce1">
            <text:p>0.653786575</text:p>
          </table:table-cell>
          <table:table-cell table:number-columns-repeated="16365"/>
        </table:table-row>
        <table:table-row table:style-name="ro1">
          <table:table-cell office:value-type="float" office:value="1.5707797300262001" table:style-name="ce1">
            <text:p>1.57077973</text:p>
          </table:table-cell>
          <table:table-cell office:value-type="float" office:value="4.4956163568868703" table:style-name="ce1">
            <text:p>4.495616357</text:p>
          </table:table-cell>
          <table:table-cell office:value-type="float" office:value="4.4290060284072403" table:style-name="ce1">
            <text:p>4.429006028</text:p>
          </table:table-cell>
          <table:table-cell office:value-type="float" office:value="19.540509611257399" table:style-name="ce1">
            <text:p>19.54050961</text:p>
          </table:table-cell>
          <table:table-cell table:style-name="ce1"/>
          <table:table-cell office:value-type="float" office:value="1.27534867984058" table:style-name="ce1">
            <text:p>1.27534868</text:p>
          </table:table-cell>
          <table:table-cell office:value-type="float" office:value="1.6847641384246399" table:style-name="ce1">
            <text:p>1.684764138</text:p>
          </table:table-cell>
          <table:table-cell office:value-type="float" office:value="2.49414116001482" table:style-name="ce1">
            <text:p>2.49414116</text:p>
          </table:table-cell>
          <table:table-cell office:value-type="float" office:value="2.36861793641966" table:style-name="ce1">
            <text:p>2.368617936</text:p>
          </table:table-cell>
          <table:table-cell table:style-name="ce1"/>
          <table:table-cell office:value-type="float" office:value="0.44169172506618698" table:style-name="ce1">
            <text:p>0.441691725</text:p>
          </table:table-cell>
          <table:table-cell office:value-type="float" office:value="0.30806110698131201" table:style-name="ce1">
            <text:p>0.308061107</text:p>
          </table:table-cell>
          <table:table-cell office:value-type="float" office:value="1.31170342801249" table:style-name="ce1">
            <text:p>1.311703428</text:p>
          </table:table-cell>
          <table:table-cell office:value-type="float" office:value="1.0902185415562" table:style-name="ce1">
            <text:p>1.090218542</text:p>
          </table:table-cell>
          <table:table-cell table:style-name="ce1"/>
          <table:table-cell office:value-type="float" office:value="0.57345118715375198" table:style-name="ce1">
            <text:p>0.573451187</text:p>
          </table:table-cell>
          <table:table-cell office:value-type="float" office:value="0.41556185508265697" table:style-name="ce1">
            <text:p>0.415561855</text:p>
          </table:table-cell>
          <table:table-cell office:value-type="float" office:value="1.26115312276739" table:style-name="ce1">
            <text:p>1.261153123</text:p>
          </table:table-cell>
          <table:table-cell office:value-type="float" office:value="0.74674664059084706" table:style-name="ce1">
            <text:p>0.746746641</text:p>
          </table:table-cell>
          <table:table-cell table:number-columns-repeated="16365"/>
        </table:table-row>
        <table:table-row table:style-name="ro1">
          <table:table-cell office:value-type="float" office:value="1.5521114139563199" table:style-name="ce1">
            <text:p>1.552111414</text:p>
          </table:table-cell>
          <table:table-cell office:value-type="float" office:value="4.4564079658822102" table:style-name="ce1">
            <text:p>4.456407966</text:p>
          </table:table-cell>
          <table:table-cell office:value-type="float" office:value="4.4084410600695501" table:style-name="ce1">
            <text:p>4.40844106</text:p>
          </table:table-cell>
          <table:table-cell office:value-type="float" office:value="19.374991323189398" table:style-name="ce1">
            <text:p>19.37499132</text:p>
          </table:table-cell>
          <table:table-cell table:style-name="ce1"/>
          <table:table-cell office:value-type="float" office:value="1.2799979215349999" table:style-name="ce1">
            <text:p>1.279997922</text:p>
          </table:table-cell>
          <table:table-cell office:value-type="float" office:value="1.6453560287273501" table:style-name="ce1">
            <text:p>1.645356029</text:p>
          </table:table-cell>
          <table:table-cell office:value-type="float" office:value="2.35111896818132" table:style-name="ce1">
            <text:p>2.351118968</text:p>
          </table:table-cell>
          <table:table-cell office:value-type="float" office:value="2.3784122241086001" table:style-name="ce1">
            <text:p>2.378412224</text:p>
          </table:table-cell>
          <table:table-cell table:style-name="ce1"/>
          <table:table-cell office:value-type="float" office:value="0.46405685129400698" table:style-name="ce1">
            <text:p>0.464056851</text:p>
          </table:table-cell>
          <table:table-cell office:value-type="float" office:value="0.35122475225607702" table:style-name="ce1">
            <text:p>0.351224752</text:p>
          </table:table-cell>
          <table:table-cell office:value-type="float" office:value="1.19404050742329" table:style-name="ce1">
            <text:p>1.194040507</text:p>
          </table:table-cell>
          <table:table-cell office:value-type="float" office:value="1.0248546826584699" table:style-name="ce1">
            <text:p>1.024854683</text:p>
          </table:table-cell>
          <table:table-cell table:style-name="ce1"/>
          <table:table-cell office:value-type="float" office:value="0.47611529722357099" table:style-name="ce1">
            <text:p>0.476115297</text:p>
          </table:table-cell>
          <table:table-cell office:value-type="float" office:value="0.38211003964107598" table:style-name="ce1">
            <text:p>0.38211004</text:p>
          </table:table-cell>
          <table:table-cell office:value-type="float" office:value="1.3686056588962801" table:style-name="ce1">
            <text:p>1.368605659</text:p>
          </table:table-cell>
          <table:table-cell office:value-type="float" office:value="0.99614155930482196" table:style-name="ce1">
            <text:p>0.996141559</text:p>
          </table:table-cell>
          <table:table-cell table:number-columns-repeated="16365"/>
        </table:table-row>
        <table:table-row table:style-name="ro1">
          <table:table-cell office:value-type="float" office:value="1.57723144767803" table:style-name="ce1">
            <text:p>1.577231448</text:p>
          </table:table-cell>
          <table:table-cell office:value-type="float" office:value="4.5317129309665702" table:style-name="ce1">
            <text:p>4.531712931</text:p>
          </table:table-cell>
          <table:table-cell office:value-type="float" office:value="4.0693741271857702" table:style-name="ce1">
            <text:p>4.069374127</text:p>
          </table:table-cell>
          <table:table-cell office:value-type="float" office:value="19.602863048271399" table:style-name="ce1">
            <text:p>19.60286305</text:p>
          </table:table-cell>
          <table:table-cell table:style-name="ce1"/>
          <table:table-cell office:value-type="float" office:value="1.30210978412582" table:style-name="ce1">
            <text:p>1.302109784</text:p>
          </table:table-cell>
          <table:table-cell office:value-type="float" office:value="1.7067741686753799" table:style-name="ce1">
            <text:p>1.706774169</text:p>
          </table:table-cell>
          <table:table-cell office:value-type="float" office:value="2.1215016856781101" table:style-name="ce1">
            <text:p>2.121501686</text:p>
          </table:table-cell>
          <table:table-cell office:value-type="float" office:value="2.2682586982632702" table:style-name="ce1">
            <text:p>2.268258698</text:p>
          </table:table-cell>
          <table:table-cell table:style-name="ce1"/>
          <table:table-cell office:value-type="float" office:value="0.42281009070777797" table:style-name="ce1">
            <text:p>0.422810091</text:p>
          </table:table-cell>
          <table:table-cell office:value-type="float" office:value="0.29276581838938698" table:style-name="ce1">
            <text:p>0.292765818</text:p>
          </table:table-cell>
          <table:table-cell office:value-type="float" office:value="0.86646672592545704" table:style-name="ce1">
            <text:p>0.866466726</text:p>
          </table:table-cell>
          <table:table-cell office:value-type="float" office:value="1.3231131315478299" table:style-name="ce1">
            <text:p>1.323113132</text:p>
          </table:table-cell>
          <table:table-cell table:style-name="ce1"/>
          <table:table-cell office:value-type="float" office:value="0.51965180835454305" table:style-name="ce1">
            <text:p>0.519651808</text:p>
          </table:table-cell>
          <table:table-cell office:value-type="float" office:value="0.39049117577530301" table:style-name="ce1">
            <text:p>0.390491176</text:p>
          </table:table-cell>
          <table:table-cell office:value-type="float" office:value="0.89727023218369595" table:style-name="ce1">
            <text:p>0.897270232</text:p>
          </table:table-cell>
          <table:table-cell office:value-type="float" office:value="0.62346410409810504" table:style-name="ce1">
            <text:p>0.623464104</text:p>
          </table:table-cell>
          <table:table-cell table:number-columns-repeated="16365"/>
        </table:table-row>
        <table:table-row table:style-name="ro1">
          <table:table-cell office:value-type="float" office:value="1.56816243722312" table:style-name="ce1">
            <text:p>1.568162437</text:p>
          </table:table-cell>
          <table:table-cell office:value-type="float" office:value="4.4834290668154004" table:style-name="ce1">
            <text:p>4.483429067</text:p>
          </table:table-cell>
          <table:table-cell office:value-type="float" office:value="4.4155144046931696" table:style-name="ce1">
            <text:p>4.415514405</text:p>
          </table:table-cell>
          <table:table-cell office:value-type="float" office:value="19.468288643120498" table:style-name="ce1">
            <text:p>19.46828864</text:p>
          </table:table-cell>
          <table:table-cell table:style-name="ce1"/>
          <table:table-cell office:value-type="float" office:value="1.29449917250407" table:style-name="ce1">
            <text:p>1.294499173</text:p>
          </table:table-cell>
          <table:table-cell office:value-type="float" office:value="1.65824163898451" table:style-name="ce1">
            <text:p>1.658241639</text:p>
          </table:table-cell>
          <table:table-cell office:value-type="float" office:value="2.3781845054680599" table:style-name="ce1">
            <text:p>2.378184505</text:p>
          </table:table-cell>
          <table:table-cell office:value-type="float" office:value="2.5624832579121" table:style-name="ce1">
            <text:p>2.562483258</text:p>
          </table:table-cell>
          <table:table-cell table:style-name="ce1"/>
          <table:table-cell office:value-type="float" office:value="0.442350742006338" table:style-name="ce1">
            <text:p>0.442350742</text:p>
          </table:table-cell>
          <table:table-cell office:value-type="float" office:value="0.485984908360725" table:style-name="ce1">
            <text:p>0.485984908</text:p>
          </table:table-cell>
          <table:table-cell office:value-type="float" office:value="1.19949043784139" table:style-name="ce1">
            <text:p>1.199490438</text:p>
          </table:table-cell>
          <table:table-cell office:value-type="float" office:value="1.2480462518651101" table:style-name="ce1">
            <text:p>1.248046252</text:p>
          </table:table-cell>
          <table:table-cell table:style-name="ce1"/>
          <table:table-cell office:value-type="float" office:value="0.55386881146837896" table:style-name="ce1">
            <text:p>0.553868811</text:p>
          </table:table-cell>
          <table:table-cell office:value-type="float" office:value="0.46532579697788201" table:style-name="ce1">
            <text:p>0.465325797</text:p>
          </table:table-cell>
          <table:table-cell office:value-type="float" office:value="1.1561288861074399" table:style-name="ce1">
            <text:p>1.156128886</text:p>
          </table:table-cell>
          <table:table-cell office:value-type="float" office:value="0.80767769752009899" table:style-name="ce1">
            <text:p>0.807677698</text:p>
          </table:table-cell>
          <table:table-cell table:number-columns-repeated="16365"/>
        </table:table-row>
        <table:table-row table:style-name="ro1">
          <table:table-cell office:value-type="float" office:value="1.63514960776642" table:style-name="ce1">
            <text:p>1.635149608</text:p>
          </table:table-cell>
          <table:table-cell office:value-type="float" office:value="4.5249006350765004" table:style-name="ce1">
            <text:p>4.524900635</text:p>
          </table:table-cell>
          <table:table-cell office:value-type="float" office:value="4.2722293624593899" table:style-name="ce1">
            <text:p>4.272229362</text:p>
          </table:table-cell>
          <table:table-cell office:value-type="float" office:value="19.0254170961326" table:style-name="ce1">
            <text:p>19.0254171</text:p>
          </table:table-cell>
          <table:table-cell table:style-name="ce1"/>
          <table:table-cell office:value-type="float" office:value="1.3381948882727801" table:style-name="ce1">
            <text:p>1.338194888</text:p>
          </table:table-cell>
          <table:table-cell office:value-type="float" office:value="1.6912895608676599" table:style-name="ce1">
            <text:p>1.691289561</text:p>
          </table:table-cell>
          <table:table-cell office:value-type="float" office:value="2.3226584723455299" table:style-name="ce1">
            <text:p>2.322658472</text:p>
          </table:table-cell>
          <table:table-cell office:value-type="float" office:value="2.4171044612311698" table:style-name="ce1">
            <text:p>2.417104461</text:p>
          </table:table-cell>
          <table:table-cell table:style-name="ce1"/>
          <table:table-cell office:value-type="float" office:value="0.35877729158210597" table:style-name="ce1">
            <text:p>0.358777292</text:p>
          </table:table-cell>
          <table:table-cell office:value-type="float" office:value="0.45620771279453798" table:style-name="ce1">
            <text:p>0.456207713</text:p>
          </table:table-cell>
          <table:table-cell office:value-type="float" office:value="1.1174520576582601" table:style-name="ce1">
            <text:p>1.117452058</text:p>
          </table:table-cell>
          <table:table-cell office:value-type="float" office:value="1.4288218546712299" table:style-name="ce1">
            <text:p>1.428821855</text:p>
          </table:table-cell>
          <table:table-cell table:style-name="ce1"/>
          <table:table-cell office:value-type="float" office:value="0.48353032484854502" table:style-name="ce1">
            <text:p>0.483530325</text:p>
          </table:table-cell>
          <table:table-cell office:value-type="float" office:value="0.417514016234659" table:style-name="ce1">
            <text:p>0.417514016</text:p>
          </table:table-cell>
          <table:table-cell office:value-type="float" office:value="1.1001896270801399" table:style-name="ce1">
            <text:p>1.100189627</text:p>
          </table:table-cell>
          <table:table-cell office:value-type="float" office:value="0.66177423605882502" table:style-name="ce1">
            <text:p>0.661774236</text:p>
          </table:table-cell>
          <table:table-cell table:number-columns-repeated="16365"/>
        </table:table-row>
        <table:table-row table:style-name="ro1">
          <table:table-cell office:value-type="float" office:value="1.6263929038881" table:style-name="ce1">
            <text:p>1.626392904</text:p>
          </table:table-cell>
          <table:table-cell office:value-type="float" office:value="4.44655550335351" table:style-name="ce1">
            <text:p>4.446555503</text:p>
          </table:table-cell>
          <table:table-cell office:value-type="float" office:value="4.4501588732936099" table:style-name="ce1">
            <text:p>4.450158873</text:p>
          </table:table-cell>
          <table:table-cell office:value-type="float" office:value="19.143258599414501" table:style-name="ce1">
            <text:p>19.1432586</text:p>
          </table:table-cell>
          <table:table-cell table:style-name="ce1"/>
          <table:table-cell office:value-type="float" office:value="1.36178180873634" table:style-name="ce1">
            <text:p>1.361781809</text:p>
          </table:table-cell>
          <table:table-cell office:value-type="float" office:value="1.6666636648370701" table:style-name="ce1">
            <text:p>1.666663665</text:p>
          </table:table-cell>
          <table:table-cell office:value-type="float" office:value="2.5902201594313299" table:style-name="ce1">
            <text:p>2.590220159</text:p>
          </table:table-cell>
          <table:table-cell office:value-type="float" office:value="2.44983323171139" table:style-name="ce1">
            <text:p>2.449833232</text:p>
          </table:table-cell>
          <table:table-cell table:style-name="ce1"/>
          <table:table-cell office:value-type="float" office:value="0.37155675448620301" table:style-name="ce1">
            <text:p>0.371556754</text:p>
          </table:table-cell>
          <table:table-cell office:value-type="float" office:value="0.51706610633348005" table:style-name="ce1">
            <text:p>0.517066106</text:p>
          </table:table-cell>
          <table:table-cell office:value-type="float" office:value="1.2343688198173" table:style-name="ce1">
            <text:p>1.23436882</text:p>
          </table:table-cell>
          <table:table-cell office:value-type="float" office:value="1.5094810223913799" table:style-name="ce1">
            <text:p>1.509481022</text:p>
          </table:table-cell>
          <table:table-cell table:style-name="ce1"/>
          <table:table-cell office:value-type="float" office:value="0.46644765333744198" table:style-name="ce1">
            <text:p>0.466447653</text:p>
          </table:table-cell>
          <table:table-cell office:value-type="float" office:value="0.453353996977922" table:style-name="ce1">
            <text:p>0.453353997</text:p>
          </table:table-cell>
          <table:table-cell office:value-type="float" office:value="1.36831454818367" table:style-name="ce1">
            <text:p>1.368314548</text:p>
          </table:table-cell>
          <table:table-cell office:value-type="float" office:value="0.68022524101749604" table:style-name="ce1">
            <text:p>0.680225241</text:p>
          </table:table-cell>
          <table:table-cell table:number-columns-repeated="16365"/>
        </table:table-row>
        <table:table-row table:style-name="ro1">
          <table:table-cell office:value-type="float" office:value="1.5850973065773399" table:style-name="ce1">
            <text:p>1.585097307</text:p>
          </table:table-cell>
          <table:table-cell office:value-type="float" office:value="4.4303885875863003" table:style-name="ce1">
            <text:p>4.430388588</text:p>
          </table:table-cell>
          <table:table-cell office:value-type="float" office:value="4.4709206775305201" table:style-name="ce1">
            <text:p>4.470920678</text:p>
          </table:table-cell>
          <table:table-cell office:value-type="float" office:value="19.117613012402099" table:style-name="ce1">
            <text:p>19.11761301</text:p>
          </table:table-cell>
          <table:table-cell table:style-name="ce1"/>
          <table:table-cell office:value-type="float" office:value="1.2862874368974699" table:style-name="ce1">
            <text:p>1.286287437</text:p>
          </table:table-cell>
          <table:table-cell office:value-type="float" office:value="1.6155879909881199" table:style-name="ce1">
            <text:p>1.615587991</text:p>
          </table:table-cell>
          <table:table-cell office:value-type="float" office:value="2.4307997394815399" table:style-name="ce1">
            <text:p>2.430799739</text:p>
          </table:table-cell>
          <table:table-cell office:value-type="float" office:value="2.6165759659977299" table:style-name="ce1">
            <text:p>2.616575966</text:p>
          </table:table-cell>
          <table:table-cell table:style-name="ce1"/>
          <table:table-cell office:value-type="float" office:value="0.43307507886122398" table:style-name="ce1">
            <text:p>0.433075079</text:p>
          </table:table-cell>
          <table:table-cell office:value-type="float" office:value="0.61007764100130302" table:style-name="ce1">
            <text:p>0.610077641</text:p>
          </table:table-cell>
          <table:table-cell office:value-type="float" office:value="1.30684232500366" table:style-name="ce1">
            <text:p>1.306842325</text:p>
          </table:table-cell>
          <table:table-cell office:value-type="float" office:value="1.47922767870669" table:style-name="ce1">
            <text:p>1.479227679</text:p>
          </table:table-cell>
          <table:table-cell table:style-name="ce1"/>
          <table:table-cell office:value-type="float" office:value="0.58103166616536905" table:style-name="ce1">
            <text:p>0.581031666</text:p>
          </table:table-cell>
          <table:table-cell office:value-type="float" office:value="0.53570140879806005" table:style-name="ce1">
            <text:p>0.535701409</text:p>
          </table:table-cell>
          <table:table-cell office:value-type="float" office:value="1.2161978884359299" table:style-name="ce1">
            <text:p>1.216197888</text:p>
          </table:table-cell>
          <table:table-cell office:value-type="float" office:value="0.81983033962614105" table:style-name="ce1">
            <text:p>0.81983034</text:p>
          </table:table-cell>
          <table:table-cell table:number-columns-repeated="16365"/>
        </table:table-row>
        <table:table-row table:style-name="ro1">
          <table:table-cell office:value-type="float" office:value="1.53836957672559" table:style-name="ce1">
            <text:p>1.538369577</text:p>
          </table:table-cell>
          <table:table-cell office:value-type="float" office:value="4.3809221704081898" table:style-name="ce1">
            <text:p>4.38092217</text:p>
          </table:table-cell>
          <table:table-cell office:value-type="float" office:value="4.5002726561953903" table:style-name="ce1">
            <text:p>4.500272656</text:p>
          </table:table-cell>
          <table:table-cell office:value-type="float" office:value="19.5767313440465" table:style-name="ce1">
            <text:p>19.57673134</text:p>
          </table:table-cell>
          <table:table-cell table:style-name="ce1"/>
          <table:table-cell office:value-type="float" office:value="1.2678279282534199" table:style-name="ce1">
            <text:p>1.267827928</text:p>
          </table:table-cell>
          <table:table-cell office:value-type="float" office:value="1.59779538743516" table:style-name="ce1">
            <text:p>1.597795387</text:p>
          </table:table-cell>
          <table:table-cell office:value-type="float" office:value="2.6119040769763302" table:style-name="ce1">
            <text:p>2.611904077</text:p>
          </table:table-cell>
          <table:table-cell office:value-type="float" office:value="2.3236283000979001" table:style-name="ce1">
            <text:p>2.3236283</text:p>
          </table:table-cell>
          <table:table-cell table:style-name="ce1"/>
          <table:table-cell office:value-type="float" office:value="0.49414467820810298" table:style-name="ce1">
            <text:p>0.494144678</text:p>
          </table:table-cell>
          <table:table-cell office:value-type="float" office:value="0.63686446415424103" table:style-name="ce1">
            <text:p>0.636864464</text:p>
          </table:table-cell>
          <table:table-cell office:value-type="float" office:value="1.30809423307863" table:style-name="ce1">
            <text:p>1.308094233</text:p>
          </table:table-cell>
          <table:table-cell office:value-type="float" office:value="1.8243888677120199" table:style-name="ce1">
            <text:p>1.824388868</text:p>
          </table:table-cell>
          <table:table-cell table:style-name="ce1"/>
          <table:table-cell office:value-type="float" office:value="0.61804015654310795" table:style-name="ce1">
            <text:p>0.618040157</text:p>
          </table:table-cell>
          <table:table-cell office:value-type="float" office:value="0.55614557209259097" table:style-name="ce1">
            <text:p>0.556145572</text:p>
          </table:table-cell>
          <table:table-cell office:value-type="float" office:value="1.3963797403818099" table:style-name="ce1">
            <text:p>1.39637974</text:p>
          </table:table-cell>
          <table:table-cell office:value-type="float" office:value="0.89329418619936896" table:style-name="ce1">
            <text:p>0.893294186</text:p>
          </table:table-cell>
          <table:table-cell table:number-columns-repeated="16365"/>
        </table:table-row>
        <table:table-row table:style-name="ro1">
          <table:table-cell office:value-type="float" office:value="1.62494527044277" table:style-name="ce1">
            <text:p>1.62494527</text:p>
          </table:table-cell>
          <table:table-cell office:value-type="float" office:value="4.3107817870393799" table:style-name="ce1">
            <text:p>4.310781787</text:p>
          </table:table-cell>
          <table:table-cell office:value-type="float" office:value="4.5339410536426996" table:style-name="ce1">
            <text:p>4.533941054</text:p>
          </table:table-cell>
          <table:table-cell office:value-type="float" office:value="19.549192694951302" table:style-name="ce1">
            <text:p>19.54919269</text:p>
          </table:table-cell>
          <table:table-cell table:style-name="ce1"/>
          <table:table-cell office:value-type="float" office:value="1.3180511019152801" table:style-name="ce1">
            <text:p>1.318051102</text:p>
          </table:table-cell>
          <table:table-cell office:value-type="float" office:value="1.6055350635818599" table:style-name="ce1">
            <text:p>1.605535064</text:p>
          </table:table-cell>
          <table:table-cell office:value-type="float" office:value="2.6600820734238102" table:style-name="ce1">
            <text:p>2.660082073</text:p>
          </table:table-cell>
          <table:table-cell office:value-type="float" office:value="2.7949000217498798" table:style-name="ce1">
            <text:p>2.794900022</text:p>
          </table:table-cell>
          <table:table-cell table:style-name="ce1"/>
          <table:table-cell office:value-type="float" office:value="0.38389946317458801" table:style-name="ce1">
            <text:p>0.383899463</text:p>
          </table:table-cell>
          <table:table-cell office:value-type="float" office:value="0.67309540426529801" table:style-name="ce1">
            <text:p>0.673095404</text:p>
          </table:table-cell>
          <table:table-cell office:value-type="float" office:value="1.39944394784895" table:style-name="ce1">
            <text:p>1.399443948</text:p>
          </table:table-cell>
          <table:table-cell office:value-type="float" office:value="1.6148334213273099" table:style-name="ce1">
            <text:p>1.614833421</text:p>
          </table:table-cell>
          <table:table-cell table:style-name="ce1"/>
          <table:table-cell office:value-type="float" office:value="0.54029489442216505" table:style-name="ce1">
            <text:p>0.540294894</text:p>
          </table:table-cell>
          <table:table-cell office:value-type="float" office:value="0.55296669330034298" table:style-name="ce1">
            <text:p>0.552966693</text:p>
          </table:table-cell>
          <table:table-cell office:value-type="float" office:value="1.44772476654821" table:style-name="ce1">
            <text:p>1.447724767</text:p>
          </table:table-cell>
          <table:table-cell office:value-type="float" office:value="0.87000164457307005" table:style-name="ce1">
            <text:p>0.870001645</text:p>
          </table:table-cell>
          <table:table-cell table:number-columns-repeated="16365"/>
        </table:table-row>
        <table:table-row table:style-name="ro1">
          <table:table-cell office:value-type="float" office:value="1.49475454078194" table:style-name="ce1">
            <text:p>1.494754541</text:p>
          </table:table-cell>
          <table:table-cell office:value-type="float" office:value="4.2442250981168401" table:style-name="ce1">
            <text:p>4.244225098</text:p>
          </table:table-cell>
          <table:table-cell office:value-type="float" office:value="4.4790796539835496" table:style-name="ce1">
            <text:p>4.479079654</text:p>
          </table:table-cell>
          <table:table-cell office:value-type="float" office:value="19.828190944871501" table:style-name="ce1">
            <text:p>19.82819094</text:p>
          </table:table-cell>
          <table:table-cell table:style-name="ce1"/>
          <table:table-cell office:value-type="float" office:value="1.27803614203736" table:style-name="ce1">
            <text:p>1.278036142</text:p>
          </table:table-cell>
          <table:table-cell office:value-type="float" office:value="1.58222685884743" table:style-name="ce1">
            <text:p>1.582226859</text:p>
          </table:table-cell>
          <table:table-cell office:value-type="float" office:value="2.6361686744267399" table:style-name="ce1">
            <text:p>2.636168674</text:p>
          </table:table-cell>
          <table:table-cell office:value-type="float" office:value="2.6234274220240601" table:style-name="ce1">
            <text:p>2.623427422</text:p>
          </table:table-cell>
          <table:table-cell table:style-name="ce1"/>
          <table:table-cell office:value-type="float" office:value="0.55957759505750804" table:style-name="ce1">
            <text:p>0.559577595</text:p>
          </table:table-cell>
          <table:table-cell office:value-type="float" office:value="0.79240520370009404" table:style-name="ce1">
            <text:p>0.792405204</text:p>
          </table:table-cell>
          <table:table-cell office:value-type="float" office:value="1.30484485507782" table:style-name="ce1">
            <text:p>1.304844855</text:p>
          </table:table-cell>
          <table:table-cell office:value-type="float" office:value="2.0063974771544402" table:style-name="ce1">
            <text:p>2.006397477</text:p>
          </table:table-cell>
          <table:table-cell table:style-name="ce1"/>
          <table:table-cell office:value-type="float" office:value="0.66511848435958298" table:style-name="ce1">
            <text:p>0.665118484</text:p>
          </table:table-cell>
          <table:table-cell office:value-type="float" office:value="0.63151163964443102" table:style-name="ce1">
            <text:p>0.63151164</text:p>
          </table:table-cell>
          <table:table-cell office:value-type="float" office:value="1.9584842151461801" table:style-name="ce1">
            <text:p>1.958484215</text:p>
          </table:table-cell>
          <table:table-cell office:value-type="float" office:value="1.44130568479903" table:style-name="ce1">
            <text:p>1.441305685</text:p>
          </table:table-cell>
          <table:table-cell table:number-columns-repeated="16365"/>
        </table:table-row>
        <table:table-row table:style-name="ro1">
          <table:table-cell office:value-type="float" office:value="1.53650412410654" table:style-name="ce1">
            <text:p>1.536504124</text:p>
          </table:table-cell>
          <table:table-cell office:value-type="float" office:value="4.1925805488241803" table:style-name="ce1">
            <text:p>4.192580549</text:p>
          </table:table-cell>
          <table:table-cell office:value-type="float" office:value="4.6697164383924603" table:style-name="ce1">
            <text:p>4.669716438</text:p>
          </table:table-cell>
          <table:table-cell office:value-type="float" office:value="20.139529222713001" table:style-name="ce1">
            <text:p>20.13952922</text:p>
          </table:table-cell>
          <table:table-cell table:style-name="ce1"/>
          <table:table-cell office:value-type="float" office:value="1.32765226732916" table:style-name="ce1">
            <text:p>1.327652267</text:p>
          </table:table-cell>
          <table:table-cell office:value-type="float" office:value="1.56391656794506" table:style-name="ce1">
            <text:p>1.563916568</text:p>
          </table:table-cell>
          <table:table-cell office:value-type="float" office:value="3.06321574863472" table:style-name="ce1">
            <text:p>3.063215749</text:p>
          </table:table-cell>
          <table:table-cell office:value-type="float" office:value="2.5100404118859498" table:style-name="ce1">
            <text:p>2.510040412</text:p>
          </table:table-cell>
          <table:table-cell table:style-name="ce1"/>
          <table:table-cell office:value-type="float" office:value="0.51574066859554202" table:style-name="ce1">
            <text:p>0.515740669</text:p>
          </table:table-cell>
          <table:table-cell office:value-type="float" office:value="0.87011471571085397" table:style-name="ce1">
            <text:p>0.870114716</text:p>
          </table:table-cell>
          <table:table-cell office:value-type="float" office:value="1.61445790453808" table:style-name="ce1">
            <text:p>1.614457905</text:p>
          </table:table-cell>
          <table:table-cell office:value-type="float" office:value="2.3156498298171599" table:style-name="ce1">
            <text:p>2.31564983</text:p>
          </table:table-cell>
          <table:table-cell table:style-name="ce1"/>
          <table:table-cell office:value-type="float" office:value="0.44239979111809402" table:style-name="ce1">
            <text:p>0.442399791</text:p>
          </table:table-cell>
          <table:table-cell office:value-type="float" office:value="0.45926625925306802" table:style-name="ce1">
            <text:p>0.459266259</text:p>
          </table:table-cell>
          <table:table-cell office:value-type="float" office:value="2.0187063356364998" table:style-name="ce1">
            <text:p>2.018706336</text:p>
          </table:table-cell>
          <table:table-cell office:value-type="float" office:value="1.15268570694955" table:style-name="ce1">
            <text:p>1.152685707</text:p>
          </table:table-cell>
          <table:table-cell table:number-columns-repeated="16365"/>
        </table:table-row>
        <table:table-row table:style-name="ro1">
          <table:table-cell office:value-type="float" office:value="1.60243394339568" table:style-name="ce1">
            <text:p>1.602433943</text:p>
          </table:table-cell>
          <table:table-cell office:value-type="float" office:value="4.3518674765853902" table:style-name="ce1">
            <text:p>4.351867477</text:p>
          </table:table-cell>
          <table:table-cell office:value-type="float" office:value="4.4152741939479601" table:style-name="ce1">
            <text:p>4.415274194</text:p>
          </table:table-cell>
          <table:table-cell office:value-type="float" office:value="19.468743243194499" table:style-name="ce1">
            <text:p>19.46874324</text:p>
          </table:table-cell>
          <table:table-cell table:style-name="ce1"/>
          <table:table-cell office:value-type="float" office:value="1.3874886612659201" table:style-name="ce1">
            <text:p>1.387488661</text:p>
          </table:table-cell>
          <table:table-cell office:value-type="float" office:value="1.6399990194649201" table:style-name="ce1">
            <text:p>1.639999019</text:p>
          </table:table-cell>
          <table:table-cell office:value-type="float" office:value="2.6804883086525599" table:style-name="ce1">
            <text:p>2.680488309</text:p>
          </table:table-cell>
          <table:table-cell office:value-type="float" office:value="2.4288669688608699" table:style-name="ce1">
            <text:p>2.428866969</text:p>
          </table:table-cell>
          <table:table-cell table:style-name="ce1"/>
          <table:table-cell office:value-type="float" office:value="0.40833381499567301" table:style-name="ce1">
            <text:p>0.408333815</text:p>
          </table:table-cell>
          <table:table-cell office:value-type="float" office:value="0.69084754987607599" table:style-name="ce1">
            <text:p>0.69084755</text:p>
          </table:table-cell>
          <table:table-cell office:value-type="float" office:value="1.1996173306046101" table:style-name="ce1">
            <text:p>1.199617331</text:p>
          </table:table-cell>
          <table:table-cell office:value-type="float" office:value="2.2866132807629098" table:style-name="ce1">
            <text:p>2.286613281</text:p>
          </table:table-cell>
          <table:table-cell table:style-name="ce1"/>
          <table:table-cell office:value-type="float" office:value="0.55976718292076999" table:style-name="ce1">
            <text:p>0.559767183</text:p>
          </table:table-cell>
          <table:table-cell office:value-type="float" office:value="0.60489779044092196" table:style-name="ce1">
            <text:p>0.60489779</text:p>
          </table:table-cell>
          <table:table-cell office:value-type="float" office:value="2.0619863077826999" table:style-name="ce1">
            <text:p>2.061986308</text:p>
          </table:table-cell>
          <table:table-cell office:value-type="float" office:value="1.31350008766531" table:style-name="ce1">
            <text:p>1.313500088</text:p>
          </table:table-cell>
          <table:table-cell table:number-columns-repeated="16365"/>
        </table:table-row>
        <table:table-row table:style-name="ro1">
          <table:table-cell office:value-type="float" office:value="1.4613730438880701" table:style-name="ce1">
            <text:p>1.461373044</text:p>
          </table:table-cell>
          <table:table-cell office:value-type="float" office:value="4.22679803910711" table:style-name="ce1">
            <text:p>4.226798039</text:p>
          </table:table-cell>
          <table:table-cell office:value-type="float" office:value="4.4773829119228399" table:style-name="ce1">
            <text:p>4.477382912</text:p>
          </table:table-cell>
          <table:table-cell office:value-type="float" office:value="19.354581346736101" table:style-name="ce1">
            <text:p>19.35458135</text:p>
          </table:table-cell>
          <table:table-cell table:style-name="ce1"/>
          <table:table-cell office:value-type="float" office:value="1.2784762640810801" table:style-name="ce1">
            <text:p>1.278476264</text:p>
          </table:table-cell>
          <table:table-cell office:value-type="float" office:value="1.57681757981412" table:style-name="ce1">
            <text:p>1.57681758</text:p>
          </table:table-cell>
          <table:table-cell office:value-type="float" office:value="2.67961812977491" table:style-name="ce1">
            <text:p>2.67961813</text:p>
          </table:table-cell>
          <table:table-cell office:value-type="float" office:value="2.5899592030413801" table:style-name="ce1">
            <text:p>2.589959203</text:p>
          </table:table-cell>
          <table:table-cell table:style-name="ce1"/>
          <table:table-cell office:value-type="float" office:value="0.616873794642813" table:style-name="ce1">
            <text:p>0.616873795</text:p>
          </table:table-cell>
          <table:table-cell office:value-type="float" office:value="0.77999100600314897" table:style-name="ce1">
            <text:p>0.779991006</text:p>
          </table:table-cell>
          <table:table-cell office:value-type="float" office:value="1.2734008067720499" table:style-name="ce1">
            <text:p>1.273400807</text:p>
          </table:table-cell>
          <table:table-cell office:value-type="float" office:value="2.1636795117392702" table:style-name="ce1">
            <text:p>2.163679512</text:p>
          </table:table-cell>
          <table:table-cell table:style-name="ce1"/>
          <table:table-cell office:value-type="float" office:value="0.64250439145411997" table:style-name="ce1">
            <text:p>0.642504391</text:p>
          </table:table-cell>
          <table:table-cell office:value-type="float" office:value="0.637202998136153" table:style-name="ce1">
            <text:p>0.637202998</text:p>
          </table:table-cell>
          <table:table-cell office:value-type="float" office:value="1.48015319731716" table:style-name="ce1">
            <text:p>1.480153197</text:p>
          </table:table-cell>
          <table:table-cell office:value-type="float" office:value="0.93639636865488296" table:style-name="ce1">
            <text:p>0.936396369</text:p>
          </table:table-cell>
          <table:table-cell table:number-columns-repeated="16365"/>
        </table:table-row>
        <table:table-row table:style-name="ro1">
          <table:table-cell office:value-type="float" office:value="1.50184997666769" table:style-name="ce1">
            <text:p>1.501849977</text:p>
          </table:table-cell>
          <table:table-cell office:value-type="float" office:value="4.2264660586224503" table:style-name="ce1">
            <text:p>4.226466059</text:p>
          </table:table-cell>
          <table:table-cell office:value-type="float" office:value="4.7167303689266502" table:style-name="ce1">
            <text:p>4.716730369</text:p>
          </table:table-cell>
          <table:table-cell office:value-type="float" office:value="19.031358695400499" table:style-name="ce1">
            <text:p>19.0313587</text:p>
          </table:table-cell>
          <table:table-cell table:style-name="ce1"/>
          <table:table-cell office:value-type="float" office:value="1.2959675015913601" table:style-name="ce1">
            <text:p>1.295967502</text:p>
          </table:table-cell>
          <table:table-cell office:value-type="float" office:value="1.5597538005343401" table:style-name="ce1">
            <text:p>1.559753801</text:p>
          </table:table-cell>
          <table:table-cell office:value-type="float" office:value="2.8837505787816" table:style-name="ce1">
            <text:p>2.883750579</text:p>
          </table:table-cell>
          <table:table-cell office:value-type="float" office:value="2.8718934998953101" table:style-name="ce1">
            <text:p>2.8718935</text:p>
          </table:table-cell>
          <table:table-cell table:style-name="ce1"/>
          <table:table-cell office:value-type="float" office:value="0.57523662948979803" table:style-name="ce1">
            <text:p>0.575236629</text:p>
          </table:table-cell>
          <table:table-cell office:value-type="float" office:value="0.83962938296929601" table:style-name="ce1">
            <text:p>0.839629383</text:p>
          </table:table-cell>
          <table:table-cell office:value-type="float" office:value="1.57454183808252" table:style-name="ce1">
            <text:p>1.574541838</text:p>
          </table:table-cell>
          <table:table-cell office:value-type="float" office:value="1.9309062152547001" table:style-name="ce1">
            <text:p>1.930906215</text:p>
          </table:table-cell>
          <table:table-cell table:style-name="ce1"/>
          <table:table-cell office:value-type="float" office:value="0.63684628194385295" table:style-name="ce1">
            <text:p>0.636846282</text:p>
          </table:table-cell>
          <table:table-cell office:value-type="float" office:value="0.67749939558239602" table:style-name="ce1">
            <text:p>0.677499396</text:p>
          </table:table-cell>
          <table:table-cell office:value-type="float" office:value="1.68847234942582" table:style-name="ce1">
            <text:p>1.688472349</text:p>
          </table:table-cell>
          <table:table-cell office:value-type="float" office:value="1.0022637345246099" table:style-name="ce1">
            <text:p>1.002263735</text:p>
          </table:table-cell>
          <table:table-cell table:number-columns-repeated="16365"/>
        </table:table-row>
        <table:table-row table:style-name="ro1">
          <table:table-cell office:value-type="float" office:value="1.56423766380822" table:style-name="ce1">
            <text:p>1.564237664</text:p>
          </table:table-cell>
          <table:table-cell office:value-type="float" office:value="4.3115402534597198" table:style-name="ce1">
            <text:p>4.311540253</text:p>
          </table:table-cell>
          <table:table-cell office:value-type="float" office:value="4.5061033943043096" table:style-name="ce1">
            <text:p>4.506103394</text:p>
          </table:table-cell>
          <table:table-cell office:value-type="float" office:value="19.280027919761999" table:style-name="ce1">
            <text:p>19.28002792</text:p>
          </table:table-cell>
          <table:table-cell table:style-name="ce1"/>
          <table:table-cell office:value-type="float" office:value="1.34646560717061" table:style-name="ce1">
            <text:p>1.346465607</text:p>
          </table:table-cell>
          <table:table-cell office:value-type="float" office:value="1.6159836651747399" table:style-name="ce1">
            <text:p>1.615983665</text:p>
          </table:table-cell>
          <table:table-cell office:value-type="float" office:value="2.7470576292866702" table:style-name="ce1">
            <text:p>2.747057629</text:p>
          </table:table-cell>
          <table:table-cell office:value-type="float" office:value="2.5002111859387299" table:style-name="ce1">
            <text:p>2.500211186</text:p>
          </table:table-cell>
          <table:table-cell table:style-name="ce1"/>
          <table:table-cell office:value-type="float" office:value="0.48075706199063001" table:style-name="ce1">
            <text:p>0.480757062</text:p>
          </table:table-cell>
          <table:table-cell office:value-type="float" office:value="0.72664566373298101" table:style-name="ce1">
            <text:p>0.726645664</text:p>
          </table:table-cell>
          <table:table-cell office:value-type="float" office:value="1.37027892796706" table:style-name="ce1">
            <text:p>1.370278928</text:p>
          </table:table-cell>
          <table:table-cell office:value-type="float" office:value="2.4204381228290202" table:style-name="ce1">
            <text:p>2.420438123</text:p>
          </table:table-cell>
          <table:table-cell table:style-name="ce1"/>
          <table:table-cell office:value-type="float" office:value="0.53505173767564596" table:style-name="ce1">
            <text:p>0.535051738</text:p>
          </table:table-cell>
          <table:table-cell office:value-type="float" office:value="0.57905661746560899" table:style-name="ce1">
            <text:p>0.579056617</text:p>
          </table:table-cell>
          <table:table-cell office:value-type="float" office:value="1.55850219097457" table:style-name="ce1">
            <text:p>1.558502191</text:p>
          </table:table-cell>
          <table:table-cell office:value-type="float" office:value="0.90712828438381199" table:style-name="ce1">
            <text:p>0.907128284</text:p>
          </table:table-cell>
          <table:table-cell table:number-columns-repeated="16365"/>
        </table:table-row>
        <table:table-row table:style-name="ro1">
          <table:table-cell office:value-type="float" office:value="1.4573872588280401" table:style-name="ce1">
            <text:p>1.457387259</text:p>
          </table:table-cell>
          <table:table-cell office:value-type="float" office:value="4.1671645311634702" table:style-name="ce1">
            <text:p>4.167164531</text:p>
          </table:table-cell>
          <table:table-cell office:value-type="float" office:value="4.8200141716146696" table:style-name="ce1">
            <text:p>4.820014172</text:p>
          </table:table-cell>
          <table:table-cell office:value-type="float" office:value="19.442481093270199" table:style-name="ce1">
            <text:p>19.44248109</text:p>
          </table:table-cell>
          <table:table-cell table:style-name="ce1"/>
          <table:table-cell office:value-type="float" office:value="1.27878984655373" table:style-name="ce1">
            <text:p>1.278789847</text:p>
          </table:table-cell>
          <table:table-cell office:value-type="float" office:value="1.5328957008648501" table:style-name="ce1">
            <text:p>1.532895701</text:p>
          </table:table-cell>
          <table:table-cell office:value-type="float" office:value="3.1542542164938299" table:style-name="ce1">
            <text:p>3.154254216</text:p>
          </table:table-cell>
          <table:table-cell office:value-type="float" office:value="2.9959331192428098" table:style-name="ce1">
            <text:p>2.995933119</text:p>
          </table:table-cell>
          <table:table-cell table:style-name="ce1"/>
          <table:table-cell office:value-type="float" office:value="0.676765079775274" table:style-name="ce1">
            <text:p>0.67676508</text:p>
          </table:table-cell>
          <table:table-cell office:value-type="float" office:value="0.91146021703226299" table:style-name="ce1">
            <text:p>0.911460217</text:p>
          </table:table-cell>
          <table:table-cell office:value-type="float" office:value="1.8446970067446899" table:style-name="ce1">
            <text:p>1.844697007</text:p>
          </table:table-cell>
          <table:table-cell office:value-type="float" office:value="1.90842429546655" table:style-name="ce1">
            <text:p>1.908424295</text:p>
          </table:table-cell>
          <table:table-cell table:style-name="ce1"/>
          <table:table-cell office:value-type="float" office:value="0.71653336211019802" table:style-name="ce1">
            <text:p>0.716533362</text:p>
          </table:table-cell>
          <table:table-cell office:value-type="float" office:value="0.75168054337957801" table:style-name="ce1">
            <text:p>0.751680543</text:p>
          </table:table-cell>
          <table:table-cell office:value-type="float" office:value="1.9681279342970901" table:style-name="ce1">
            <text:p>1.968127934</text:p>
          </table:table-cell>
          <table:table-cell office:value-type="float" office:value="1.20476053872024" table:style-name="ce1">
            <text:p>1.204760539</text:p>
          </table:table-cell>
          <table:table-cell table:number-columns-repeated="16365"/>
        </table:table-row>
        <table:table-row table:style-name="ro1">
          <table:table-cell office:value-type="float" office:value="1.59098171998837" table:style-name="ce1">
            <text:p>1.59098172</text:p>
          </table:table-cell>
          <table:table-cell office:value-type="float" office:value="4.3865708442420202" table:style-name="ce1">
            <text:p>4.386570844</text:p>
          </table:table-cell>
          <table:table-cell office:value-type="float" office:value="4.2078580391494702" table:style-name="ce1">
            <text:p>4.207858039</text:p>
          </table:table-cell>
          <table:table-cell office:value-type="float" office:value="18.8018721070525" table:style-name="ce1">
            <text:p>18.80187211</text:p>
          </table:table-cell>
          <table:table-cell table:style-name="ce1"/>
          <table:table-cell office:value-type="float" office:value="1.3807098998189899" table:style-name="ce1">
            <text:p>1.3807099</text:p>
          </table:table-cell>
          <table:table-cell office:value-type="float" office:value="1.68608016815935" table:style-name="ce1">
            <text:p>1.686080168</text:p>
          </table:table-cell>
          <table:table-cell office:value-type="float" office:value="2.3644240169447102" table:style-name="ce1">
            <text:p>2.364424017</text:p>
          </table:table-cell>
          <table:table-cell office:value-type="float" office:value="2.6703963417052399" table:style-name="ce1">
            <text:p>2.670396342</text:p>
          </table:table-cell>
          <table:table-cell table:style-name="ce1"/>
          <table:table-cell office:value-type="float" office:value="0.429609790710058" table:style-name="ce1">
            <text:p>0.429609791</text:p>
          </table:table-cell>
          <table:table-cell office:value-type="float" office:value="0.67914817962525498" table:style-name="ce1">
            <text:p>0.67914818</text:p>
          </table:table-cell>
          <table:table-cell office:value-type="float" office:value="1.02162625744577" table:style-name="ce1">
            <text:p>1.021626257</text:p>
          </table:table-cell>
          <table:table-cell office:value-type="float" office:value="2.4695840810879499" table:style-name="ce1">
            <text:p>2.469584081</text:p>
          </table:table-cell>
          <table:table-cell table:style-name="ce1"/>
          <table:table-cell office:value-type="float" office:value="0.44640270709339802" table:style-name="ce1">
            <text:p>0.446402707</text:p>
          </table:table-cell>
          <table:table-cell office:value-type="float" office:value="0.48115327717458201" table:style-name="ce1">
            <text:p>0.481153277</text:p>
          </table:table-cell>
          <table:table-cell office:value-type="float" office:value="1.1816713681361" table:style-name="ce1">
            <text:p>1.181671368</text:p>
          </table:table-cell>
          <table:table-cell office:value-type="float" office:value="0.74350707344364997" table:style-name="ce1">
            <text:p>0.743507073</text:p>
          </table:table-cell>
          <table:table-cell table:number-columns-repeated="16365"/>
        </table:table-row>
        <table:table-row table:style-name="ro1">
          <table:table-cell office:value-type="float" office:value="1.5802864407674799" table:style-name="ce1">
            <text:p>1.580286441</text:p>
          </table:table-cell>
          <table:table-cell office:value-type="float" office:value="4.3058904235408901" table:style-name="ce1">
            <text:p>4.305890424</text:p>
          </table:table-cell>
          <table:table-cell office:value-type="float" office:value="4.3264452327824996" table:style-name="ce1">
            <text:p>4.326445233</text:p>
          </table:table-cell>
          <table:table-cell office:value-type="float" office:value="18.7818534422779" table:style-name="ce1">
            <text:p>18.78185344</text:p>
          </table:table-cell>
          <table:table-cell table:style-name="ce1"/>
          <table:table-cell office:value-type="float" office:value="1.35631137356563" table:style-name="ce1">
            <text:p>1.356311374</text:p>
          </table:table-cell>
          <table:table-cell office:value-type="float" office:value="1.64969059160637" table:style-name="ce1">
            <text:p>1.649690592</text:p>
          </table:table-cell>
          <table:table-cell office:value-type="float" office:value="2.62595627720119" table:style-name="ce1">
            <text:p>2.625956277</text:p>
          </table:table-cell>
          <table:table-cell office:value-type="float" office:value="2.8856422506352399" table:style-name="ce1">
            <text:p>2.885642251</text:p>
          </table:table-cell>
          <table:table-cell table:style-name="ce1"/>
          <table:table-cell office:value-type="float" office:value="0.46525117940706601" table:style-name="ce1">
            <text:p>0.465251179</text:p>
          </table:table-cell>
          <table:table-cell office:value-type="float" office:value="0.76013791561867305" table:style-name="ce1">
            <text:p>0.760137916</text:p>
          </table:table-cell>
          <table:table-cell office:value-type="float" office:value="1.25962256585772" table:style-name="ce1">
            <text:p>1.259622566</text:p>
          </table:table-cell>
          <table:table-cell office:value-type="float" office:value="2.2777895409622402" table:style-name="ce1">
            <text:p>2.277789541</text:p>
          </table:table-cell>
          <table:table-cell table:style-name="ce1"/>
          <table:table-cell office:value-type="float" office:value="0.50700733277136301" table:style-name="ce1">
            <text:p>0.507007333</text:p>
          </table:table-cell>
          <table:table-cell office:value-type="float" office:value="0.56323149264547201" table:style-name="ce1">
            <text:p>0.563231493</text:p>
          </table:table-cell>
          <table:table-cell office:value-type="float" office:value="1.43955908460292" table:style-name="ce1">
            <text:p>1.439559085</text:p>
          </table:table-cell>
          <table:table-cell office:value-type="float" office:value="0.89971157258971901" table:style-name="ce1">
            <text:p>0.899711573</text:p>
          </table:table-cell>
          <table:table-cell table:number-columns-repeated="16365"/>
        </table:table-row>
        <table:table-row table:style-name="ro1">
          <table:table-cell office:value-type="float" office:value="1.5999773618492501" table:style-name="ce1">
            <text:p>1.599977362</text:p>
          </table:table-cell>
          <table:table-cell office:value-type="float" office:value="4.2570620753627999" table:style-name="ce1">
            <text:p>4.257062075</text:p>
          </table:table-cell>
          <table:table-cell office:value-type="float" office:value="4.33288297877123" table:style-name="ce1">
            <text:p>4.332882979</text:p>
          </table:table-cell>
          <table:table-cell office:value-type="float" office:value="19.0356565333541" table:style-name="ce1">
            <text:p>19.03565653</text:p>
          </table:table-cell>
          <table:table-cell table:style-name="ce1"/>
          <table:table-cell office:value-type="float" office:value="1.38128479466362" table:style-name="ce1">
            <text:p>1.381284795</text:p>
          </table:table-cell>
          <table:table-cell office:value-type="float" office:value="1.63592437779066" table:style-name="ce1">
            <text:p>1.635924378</text:p>
          </table:table-cell>
          <table:table-cell office:value-type="float" office:value="2.6725630045426501" table:style-name="ce1">
            <text:p>2.672563005</text:p>
          </table:table-cell>
          <table:table-cell office:value-type="float" office:value="2.66518909432147" table:style-name="ce1">
            <text:p>2.665189094</text:p>
          </table:table-cell>
          <table:table-cell table:style-name="ce1"/>
          <table:table-cell office:value-type="float" office:value="0.45159670786505202" table:style-name="ce1">
            <text:p>0.451596708</text:p>
          </table:table-cell>
          <table:table-cell office:value-type="float" office:value="0.82945586309818597" table:style-name="ce1">
            <text:p>0.829455863</text:p>
          </table:table-cell>
          <table:table-cell office:value-type="float" office:value="1.24991006330245" table:style-name="ce1">
            <text:p>1.249910063</text:p>
          </table:table-cell>
          <table:table-cell office:value-type="float" office:value="2.7488518006585601" table:style-name="ce1">
            <text:p>2.748851801</text:p>
          </table:table-cell>
          <table:table-cell table:style-name="ce1"/>
          <table:table-cell office:value-type="float" office:value="0.49351736651328698" table:style-name="ce1">
            <text:p>0.493517367</text:p>
          </table:table-cell>
          <table:table-cell office:value-type="float" office:value="0.59396310036665101" table:style-name="ce1">
            <text:p>0.5939631</text:p>
          </table:table-cell>
          <table:table-cell office:value-type="float" office:value="1.4883076659982999" table:style-name="ce1">
            <text:p>1.488307666</text:p>
          </table:table-cell>
          <table:table-cell office:value-type="float" office:value="0.822455313189138" table:style-name="ce1">
            <text:p>0.822455313</text:p>
          </table:table-cell>
          <table:table-cell table:number-columns-repeated="16365"/>
        </table:table-row>
        <table:table-row table:style-name="ro1">
          <table:table-cell office:value-type="float" office:value="1.4266906955769301" table:style-name="ce1">
            <text:p>1.426690696</text:p>
          </table:table-cell>
          <table:table-cell office:value-type="float" office:value="3.9180341267421102" table:style-name="ce1">
            <text:p>3.918034127</text:p>
          </table:table-cell>
          <table:table-cell office:value-type="float" office:value="5.0286219937018801" table:style-name="ce1">
            <text:p>5.028621994</text:p>
          </table:table-cell>
          <table:table-cell office:value-type="float" office:value="19.3552088763165" table:style-name="ce1">
            <text:p>19.35520888</text:p>
          </table:table-cell>
          <table:table-cell table:style-name="ce1"/>
          <table:table-cell office:value-type="float" office:value="1.28601403376769" table:style-name="ce1">
            <text:p>1.286014034</text:p>
          </table:table-cell>
          <table:table-cell office:value-type="float" office:value="1.4871611542161001" table:style-name="ce1">
            <text:p>1.487161154</text:p>
          </table:table-cell>
          <table:table-cell office:value-type="float" office:value="3.4659959001731901" table:style-name="ce1">
            <text:p>3.4659959</text:p>
          </table:table-cell>
          <table:table-cell office:value-type="float" office:value="3.10896133028263" table:style-name="ce1">
            <text:p>3.10896133</text:p>
          </table:table-cell>
          <table:table-cell table:style-name="ce1"/>
          <table:table-cell office:value-type="float" office:value="0.82284505612005199" table:style-name="ce1">
            <text:p>0.822845056</text:p>
          </table:table-cell>
          <table:table-cell office:value-type="float" office:value="1.17895342564565" table:style-name="ce1">
            <text:p>1.178953426</text:p>
          </table:table-cell>
          <table:table-cell office:value-type="float" office:value="2.1276116388097002" table:style-name="ce1">
            <text:p>2.127611639</text:p>
          </table:table-cell>
          <table:table-cell office:value-type="float" office:value="2.4084154890695602" table:style-name="ce1">
            <text:p>2.408415489</text:p>
          </table:table-cell>
          <table:table-cell table:style-name="ce1"/>
          <table:table-cell office:value-type="float" office:value="0.88182932907242195" table:style-name="ce1">
            <text:p>0.881829329</text:p>
          </table:table-cell>
          <table:table-cell office:value-type="float" office:value="0.98999427615478197" table:style-name="ce1">
            <text:p>0.989994276</text:p>
          </table:table-cell>
          <table:table-cell office:value-type="float" office:value="2.28645610154219" table:style-name="ce1">
            <text:p>2.286456102</text:p>
          </table:table-cell>
          <table:table-cell office:value-type="float" office:value="1.50539166109105" table:style-name="ce1">
            <text:p>1.505391661</text:p>
          </table:table-cell>
          <table:table-cell table:number-columns-repeated="16365"/>
        </table:table-row>
        <table:table-row table:style-name="ro1">
          <table:table-cell office:value-type="float" office:value="1.3757701096214501" table:style-name="ce1">
            <text:p>1.37577011</text:p>
          </table:table-cell>
          <table:table-cell office:value-type="float" office:value="3.7549995120605901" table:style-name="ce1">
            <text:p>3.754999512</text:p>
          </table:table-cell>
          <table:table-cell office:value-type="float" office:value="5.2929071861546904" table:style-name="ce1">
            <text:p>5.292907186</text:p>
          </table:table-cell>
          <table:table-cell office:value-type="float" office:value="19.5980797228369" table:style-name="ce1">
            <text:p>19.59807972</text:p>
          </table:table-cell>
          <table:table-cell table:style-name="ce1"/>
          <table:table-cell office:value-type="float" office:value="1.26933974080306" table:style-name="ce1">
            <text:p>1.269339741</text:p>
          </table:table-cell>
          <table:table-cell office:value-type="float" office:value="1.45800449951489" table:style-name="ce1">
            <text:p>1.4580045</text:p>
          </table:table-cell>
          <table:table-cell office:value-type="float" office:value="3.8121799650887001" table:style-name="ce1">
            <text:p>3.812179965</text:p>
          </table:table-cell>
          <table:table-cell office:value-type="float" office:value="3.3285428174317402" table:style-name="ce1">
            <text:p>3.328542817</text:p>
          </table:table-cell>
          <table:table-cell table:style-name="ce1"/>
          <table:table-cell office:value-type="float" office:value="1.0495194707972799" table:style-name="ce1">
            <text:p>1.049519471</text:p>
          </table:table-cell>
          <table:table-cell office:value-type="float" office:value="1.4241522965845399" table:style-name="ce1">
            <text:p>1.424152297</text:p>
          </table:table-cell>
          <table:table-cell office:value-type="float" office:value="2.4984217148656702" table:style-name="ce1">
            <text:p>2.498421715</text:p>
          </table:table-cell>
          <table:table-cell office:value-type="float" office:value="2.48035733411671" table:style-name="ce1">
            <text:p>2.480357334</text:p>
          </table:table-cell>
          <table:table-cell table:style-name="ce1"/>
          <table:table-cell office:value-type="float" office:value="1.1170288622451401" table:style-name="ce1">
            <text:p>1.117028862</text:p>
          </table:table-cell>
          <table:table-cell office:value-type="float" office:value="1.16966210165741" table:style-name="ce1">
            <text:p>1.169662102</text:p>
          </table:table-cell>
          <table:table-cell office:value-type="float" office:value="2.6376243009657401" table:style-name="ce1">
            <text:p>2.637624301</text:p>
          </table:table-cell>
          <table:table-cell office:value-type="float" office:value="1.78857602971305" table:style-name="ce1">
            <text:p>1.78857603</text:p>
          </table:table-cell>
          <table:table-cell table:number-columns-repeated="16365"/>
        </table:table-row>
        <table:table-row table:style-name="ro1">
          <table:table-cell office:value-type="float" office:value="1.4973212466496499" table:style-name="ce1">
            <text:p>1.497321247</text:p>
          </table:table-cell>
          <table:table-cell office:value-type="float" office:value="4.0369224112337001" table:style-name="ce1">
            <text:p>4.036922411</text:p>
          </table:table-cell>
          <table:table-cell office:value-type="float" office:value="4.7772082795164197" table:style-name="ce1">
            <text:p>4.77720828</text:p>
          </table:table-cell>
          <table:table-cell office:value-type="float" office:value="18.9918596649091" table:style-name="ce1">
            <text:p>18.99185966</text:p>
          </table:table-cell>
          <table:table-cell table:style-name="ce1"/>
          <table:table-cell office:value-type="float" office:value="1.3145778608709899" table:style-name="ce1">
            <text:p>1.314577861</text:p>
          </table:table-cell>
          <table:table-cell office:value-type="float" office:value="1.5538700283731699" table:style-name="ce1">
            <text:p>1.553870028</text:p>
          </table:table-cell>
          <table:table-cell office:value-type="float" office:value="3.1029603090983402" table:style-name="ce1">
            <text:p>3.102960309</text:p>
          </table:table-cell>
          <table:table-cell office:value-type="float" office:value="2.6614136060259299" table:style-name="ce1">
            <text:p>2.661413606</text:p>
          </table:table-cell>
          <table:table-cell table:style-name="ce1"/>
          <table:table-cell office:value-type="float" office:value="0.62860397327476403" table:style-name="ce1">
            <text:p>0.628603973</text:p>
          </table:table-cell>
          <table:table-cell office:value-type="float" office:value="1.0390075101952101" table:style-name="ce1">
            <text:p>1.03900751</text:p>
          </table:table-cell>
          <table:table-cell office:value-type="float" office:value="1.76597296558975" table:style-name="ce1">
            <text:p>1.765972966</text:p>
          </table:table-cell>
          <table:table-cell office:value-type="float" office:value="3.0470232769836998" table:style-name="ce1">
            <text:p>3.047023277</text:p>
          </table:table-cell>
          <table:table-cell table:style-name="ce1"/>
          <table:table-cell office:value-type="float" office:value="0.70334588932911901" table:style-name="ce1">
            <text:p>0.703345889</text:p>
          </table:table-cell>
          <table:table-cell office:value-type="float" office:value="0.78835455885944306" table:style-name="ce1">
            <text:p>0.788354559</text:p>
          </table:table-cell>
          <table:table-cell office:value-type="float" office:value="1.9396713599072399" table:style-name="ce1">
            <text:p>1.93967136</text:p>
          </table:table-cell>
          <table:table-cell office:value-type="float" office:value="1.2967442975655299" table:style-name="ce1">
            <text:p>1.296744298</text:p>
          </table:table-cell>
          <table:table-cell table:number-columns-repeated="16365"/>
        </table:table-row>
        <table:table-row table:style-name="ro1">
          <table:table-cell office:value-type="float" office:value="1.62727182595399" table:style-name="ce1">
            <text:p>1.627271826</text:p>
          </table:table-cell>
          <table:table-cell office:value-type="float" office:value="4.1736881286804497" table:style-name="ce1">
            <text:p>4.173688129</text:p>
          </table:table-cell>
          <table:table-cell office:value-type="float" office:value="4.5112077478452797" table:style-name="ce1">
            <text:p>4.511207748</text:p>
          </table:table-cell>
          <table:table-cell office:value-type="float" office:value="18.7668539746284" table:style-name="ce1">
            <text:p>18.76685397</text:p>
          </table:table-cell>
          <table:table-cell table:style-name="ce1"/>
          <table:table-cell office:value-type="float" office:value="1.41649481015742" table:style-name="ce1">
            <text:p>1.41649481</text:p>
          </table:table-cell>
          <table:table-cell office:value-type="float" office:value="1.6502875836664599" table:style-name="ce1">
            <text:p>1.650287584</text:p>
          </table:table-cell>
          <table:table-cell office:value-type="float" office:value="2.8610458908974699" table:style-name="ce1">
            <text:p>2.861045891</text:p>
          </table:table-cell>
          <table:table-cell office:value-type="float" office:value="2.79218018386254" table:style-name="ce1">
            <text:p>2.792180184</text:p>
          </table:table-cell>
          <table:table-cell table:style-name="ce1"/>
          <table:table-cell office:value-type="float" office:value="0.37764953079206098" table:style-name="ce1">
            <text:p>0.377649531</text:p>
          </table:table-cell>
          <table:table-cell office:value-type="float" office:value="0.75794253550921598" table:style-name="ce1">
            <text:p>0.757942536</text:p>
          </table:table-cell>
          <table:table-cell office:value-type="float" office:value="1.5163639929370101" table:style-name="ce1">
            <text:p>1.516363993</text:p>
          </table:table-cell>
          <table:table-cell office:value-type="float" office:value="2.4522474903953202" table:style-name="ce1">
            <text:p>2.45224749</text:p>
          </table:table-cell>
          <table:table-cell table:style-name="ce1"/>
          <table:table-cell office:value-type="float" office:value="0.43770148725864799" table:style-name="ce1">
            <text:p>0.437701487</text:p>
          </table:table-cell>
          <table:table-cell office:value-type="float" office:value="0.58113003865567403" table:style-name="ce1">
            <text:p>0.581130039</text:p>
          </table:table-cell>
          <table:table-cell office:value-type="float" office:value="1.7050159938654399" table:style-name="ce1">
            <text:p>1.705015994</text:p>
          </table:table-cell>
          <table:table-cell office:value-type="float" office:value="1.1738882037460401" table:style-name="ce1">
            <text:p>1.173888204</text:p>
          </table:table-cell>
          <table:table-cell table:number-columns-repeated="16365"/>
        </table:table-row>
        <table:table-row table:style-name="ro1">
          <table:table-cell office:value-type="float" office:value="1.55394181013081" table:style-name="ce1">
            <text:p>1.55394181</text:p>
          </table:table-cell>
          <table:table-cell office:value-type="float" office:value="4.1038200618615699" table:style-name="ce1">
            <text:p>4.103820062</text:p>
          </table:table-cell>
          <table:table-cell office:value-type="float" office:value="4.4942111797182802" table:style-name="ce1">
            <text:p>4.49421118</text:p>
          </table:table-cell>
          <table:table-cell office:value-type="float" office:value="19.0207557889211" table:style-name="ce1">
            <text:p>19.02075579</text:p>
          </table:table-cell>
          <table:table-cell table:style-name="ce1"/>
          <table:table-cell office:value-type="float" office:value="1.3519387911165801" table:style-name="ce1">
            <text:p>1.351938791</text:p>
          </table:table-cell>
          <table:table-cell office:value-type="float" office:value="1.6118482856354599" table:style-name="ce1">
            <text:p>1.611848286</text:p>
          </table:table-cell>
          <table:table-cell office:value-type="float" office:value="2.7672913794270699" table:style-name="ce1">
            <text:p>2.767291379</text:p>
          </table:table-cell>
          <table:table-cell office:value-type="float" office:value="2.7209606442622101" table:style-name="ce1">
            <text:p>2.720960644</text:p>
          </table:table-cell>
          <table:table-cell table:style-name="ce1"/>
          <table:table-cell office:value-type="float" office:value="0.51007097350898301" table:style-name="ce1">
            <text:p>0.510070974</text:p>
          </table:table-cell>
          <table:table-cell office:value-type="float" office:value="0.90574222403703297" table:style-name="ce1">
            <text:p>0.905742224</text:p>
          </table:table-cell>
          <table:table-cell office:value-type="float" office:value="1.4129427720399299" table:style-name="ce1">
            <text:p>1.412942772</text:p>
          </table:table-cell>
          <table:table-cell office:value-type="float" office:value="2.6477246129196899" table:style-name="ce1">
            <text:p>2.647724613</text:p>
          </table:table-cell>
          <table:table-cell table:style-name="ce1"/>
          <table:table-cell office:value-type="float" office:value="0.57744462304857702" table:style-name="ce1">
            <text:p>0.577444623</text:p>
          </table:table-cell>
          <table:table-cell office:value-type="float" office:value="0.67741529341613804" table:style-name="ce1">
            <text:p>0.677415293</text:p>
          </table:table-cell>
          <table:table-cell office:value-type="float" office:value="1.6090354701604599" table:style-name="ce1">
            <text:p>1.60903547</text:p>
          </table:table-cell>
          <table:table-cell office:value-type="float" office:value="1.12903946052091" table:style-name="ce1">
            <text:p>1.129039461</text:p>
          </table:table-cell>
          <table:table-cell table:number-columns-repeated="16365"/>
        </table:table-row>
        <table:table-row table:style-name="ro1">
          <table:table-cell office:value-type="float" office:value="1.5258850630938401" table:style-name="ce1">
            <text:p>1.525885063</text:p>
          </table:table-cell>
          <table:table-cell office:value-type="float" office:value="4.0367232232324897" table:style-name="ce1">
            <text:p>4.036723223</text:p>
          </table:table-cell>
          <table:table-cell office:value-type="float" office:value="4.5807251941275204" table:style-name="ce1">
            <text:p>4.580725194</text:p>
          </table:table-cell>
          <table:table-cell office:value-type="float" office:value="19.5491502252119" table:style-name="ce1">
            <text:p>19.54915023</text:p>
          </table:table-cell>
          <table:table-cell table:style-name="ce1"/>
          <table:table-cell office:value-type="float" office:value="1.3573923341199901" table:style-name="ce1">
            <text:p>1.357392334</text:p>
          </table:table-cell>
          <table:table-cell office:value-type="float" office:value="1.60460674575294" table:style-name="ce1">
            <text:p>1.604606746</text:p>
          </table:table-cell>
          <table:table-cell office:value-type="float" office:value="3.0951626908936198" table:style-name="ce1">
            <text:p>3.095162691</text:p>
          </table:table-cell>
          <table:table-cell office:value-type="float" office:value="2.84071816906033" table:style-name="ce1">
            <text:p>2.840718169</text:p>
          </table:table-cell>
          <table:table-cell table:style-name="ce1"/>
          <table:table-cell office:value-type="float" office:value="0.57058242122430902" table:style-name="ce1">
            <text:p>0.570582421</text:p>
          </table:table-cell>
          <table:table-cell office:value-type="float" office:value="0.97261258931404104" table:style-name="ce1">
            <text:p>0.972612589</text:p>
          </table:table-cell>
          <table:table-cell office:value-type="float" office:value="1.5604647033924199" table:style-name="ce1">
            <text:p>1.560464703</text:p>
          </table:table-cell>
          <table:table-cell office:value-type="float" office:value="2.7670996340690102" table:style-name="ce1">
            <text:p>2.767099634</text:p>
          </table:table-cell>
          <table:table-cell table:style-name="ce1"/>
          <table:table-cell office:value-type="float" office:value="0.60291570461052602" table:style-name="ce1">
            <text:p>0.602915705</text:p>
          </table:table-cell>
          <table:table-cell office:value-type="float" office:value="0.70958149979052598" table:style-name="ce1">
            <text:p>0.7095815</text:p>
          </table:table-cell>
          <table:table-cell office:value-type="float" office:value="1.94003410437057" table:style-name="ce1">
            <text:p>1.940034104</text:p>
          </table:table-cell>
          <table:table-cell office:value-type="float" office:value="1.35987310060307" table:style-name="ce1">
            <text:p>1.359873101</text:p>
          </table:table-cell>
          <table:table-cell table:number-columns-repeated="16365"/>
        </table:table-row>
        <table:table-row table:style-name="ro1">
          <table:table-cell office:value-type="float" office:value="1.55782795541365" table:style-name="ce1">
            <text:p>1.557827955</text:p>
          </table:table-cell>
          <table:table-cell office:value-type="float" office:value="4.07629804552022" table:style-name="ce1">
            <text:p>4.076298046</text:p>
          </table:table-cell>
          <table:table-cell office:value-type="float" office:value="4.6316231100573004" table:style-name="ce1">
            <text:p>4.63162311</text:p>
          </table:table-cell>
          <table:table-cell office:value-type="float" office:value="19.207155819430199" table:style-name="ce1">
            <text:p>19.20715582</text:p>
          </table:table-cell>
          <table:table-cell table:style-name="ce1"/>
          <table:table-cell office:value-type="float" office:value="1.3708510583243301" table:style-name="ce1">
            <text:p>1.370851058</text:p>
          </table:table-cell>
          <table:table-cell office:value-type="float" office:value="1.6103353791795501" table:style-name="ce1">
            <text:p>1.610335379</text:p>
          </table:table-cell>
          <table:table-cell office:value-type="float" office:value="3.0704009920264799" table:style-name="ce1">
            <text:p>3.070400992</text:p>
          </table:table-cell>
          <table:table-cell office:value-type="float" office:value="2.7789201201315099" table:style-name="ce1">
            <text:p>2.77892012</text:p>
          </table:table-cell>
          <table:table-cell table:style-name="ce1"/>
          <table:table-cell office:value-type="float" office:value="0.53254276611817697" table:style-name="ce1">
            <text:p>0.532542766</text:p>
          </table:table-cell>
          <table:table-cell office:value-type="float" office:value="0.95072256540703703" table:style-name="ce1">
            <text:p>0.950722565</text:p>
          </table:table-cell>
          <table:table-cell office:value-type="float" office:value="1.5509530377656899" table:style-name="ce1">
            <text:p>1.550953038</text:p>
          </table:table-cell>
          <table:table-cell office:value-type="float" office:value="2.6917071858203201" table:style-name="ce1">
            <text:p>2.691707186</text:p>
          </table:table-cell>
          <table:table-cell table:style-name="ce1"/>
          <table:table-cell office:value-type="float" office:value="0.57510420220525404" table:style-name="ce1">
            <text:p>0.575104202</text:p>
          </table:table-cell>
          <table:table-cell office:value-type="float" office:value="0.68500015645010104" table:style-name="ce1">
            <text:p>0.685000156</text:p>
          </table:table-cell>
          <table:table-cell office:value-type="float" office:value="1.9225281952106099" table:style-name="ce1">
            <text:p>1.922528195</text:p>
          </table:table-cell>
          <table:table-cell office:value-type="float" office:value="1.43555392913042" table:style-name="ce1">
            <text:p>1.435553929</text:p>
          </table:table-cell>
          <table:table-cell table:number-columns-repeated="16365"/>
        </table:table-row>
        <table:table-row table:style-name="ro1">
          <table:table-cell office:value-type="float" office:value="1.55497232586769" table:style-name="ce1">
            <text:p>1.554972326</text:p>
          </table:table-cell>
          <table:table-cell office:value-type="float" office:value="4.2051791548365003" table:style-name="ce1">
            <text:p>4.205179155</text:p>
          </table:table-cell>
          <table:table-cell office:value-type="float" office:value="4.5172634282669701" table:style-name="ce1">
            <text:p>4.517263428</text:p>
          </table:table-cell>
          <table:table-cell office:value-type="float" office:value="18.7997091790924" table:style-name="ce1">
            <text:p>18.79970918</text:p>
          </table:table-cell>
          <table:table-cell table:style-name="ce1"/>
          <table:table-cell office:value-type="float" office:value="1.3633626122378999" table:style-name="ce1">
            <text:p>1.363362612</text:p>
          </table:table-cell>
          <table:table-cell office:value-type="float" office:value="1.65407561821251" table:style-name="ce1">
            <text:p>1.654075618</text:p>
          </table:table-cell>
          <table:table-cell office:value-type="float" office:value="2.79085508283418" table:style-name="ce1">
            <text:p>2.790855083</text:p>
          </table:table-cell>
          <table:table-cell office:value-type="float" office:value="2.6869471108036298" table:style-name="ce1">
            <text:p>2.686947111</text:p>
          </table:table-cell>
          <table:table-cell table:style-name="ce1"/>
          <table:table-cell office:value-type="float" office:value="0.29573326328424598" table:style-name="ce1">
            <text:p>0.295733263</text:p>
          </table:table-cell>
          <table:table-cell office:value-type="float" office:value="0.26881771926264802" table:style-name="ce1">
            <text:p>0.268817719</text:p>
          </table:table-cell>
          <table:table-cell office:value-type="float" office:value="0.65155532202135302" table:style-name="ce1">
            <text:p>0.651555322</text:p>
          </table:table-cell>
          <table:table-cell office:value-type="float" office:value="0.89733024995392496" table:style-name="ce1">
            <text:p>0.89733025</text:p>
          </table:table-cell>
          <table:table-cell table:style-name="ce1"/>
          <table:table-cell office:value-type="float" office:value="0.31023737795573197" table:style-name="ce1">
            <text:p>0.310237378</text:p>
          </table:table-cell>
          <table:table-cell office:value-type="float" office:value="0.27530718458818298" table:style-name="ce1">
            <text:p>0.275307185</text:p>
          </table:table-cell>
          <table:table-cell office:value-type="float" office:value="0.64368485860334601" table:style-name="ce1">
            <text:p>0.643684859</text:p>
          </table:table-cell>
          <table:table-cell office:value-type="float" office:value="0.53936773606224397" table:style-name="ce1">
            <text:p>0.539367736</text:p>
          </table:table-cell>
          <table:table-cell table:number-columns-repeated="16365"/>
        </table:table-row>
        <table:table-row table:style-name="ro1">
          <table:table-cell office:value-type="float" office:value="1.53980103812064" table:style-name="ce1">
            <text:p>1.539801038</text:p>
          </table:table-cell>
          <table:table-cell office:value-type="float" office:value="4.1928444515414904" table:style-name="ce1">
            <text:p>4.192844452</text:p>
          </table:table-cell>
          <table:table-cell office:value-type="float" office:value="4.6862109985830598" table:style-name="ce1">
            <text:p>4.686210999</text:p>
          </table:table-cell>
          <table:table-cell office:value-type="float" office:value="19.525708742718301" table:style-name="ce1">
            <text:p>19.52570874</text:p>
          </table:table-cell>
          <table:table-cell table:style-name="ce1"/>
          <table:table-cell office:value-type="float" office:value="1.34533843482821" table:style-name="ce1">
            <text:p>1.345338435</text:p>
          </table:table-cell>
          <table:table-cell office:value-type="float" office:value="1.5995371521495001" table:style-name="ce1">
            <text:p>1.599537152</text:p>
          </table:table-cell>
          <table:table-cell office:value-type="float" office:value="3.06254714012021" table:style-name="ce1">
            <text:p>3.06254714</text:p>
          </table:table-cell>
          <table:table-cell office:value-type="float" office:value="2.8583138357729099" table:style-name="ce1">
            <text:p>2.858313836</text:p>
          </table:table-cell>
          <table:table-cell table:style-name="ce1"/>
          <table:table-cell office:value-type="float" office:value="0.34075498040785401" table:style-name="ce1">
            <text:p>0.34075498</text:p>
          </table:table-cell>
          <table:table-cell office:value-type="float" office:value="0.35369831590416101" table:style-name="ce1">
            <text:p>0.353698316</text:p>
          </table:table-cell>
          <table:table-cell office:value-type="float" office:value="0.56895128360007996" table:style-name="ce1">
            <text:p>0.568951284</text:p>
          </table:table-cell>
          <table:table-cell office:value-type="float" office:value="1.0481957104320401" table:style-name="ce1">
            <text:p>1.04819571</text:p>
          </table:table-cell>
          <table:table-cell table:style-name="ce1"/>
          <table:table-cell office:value-type="float" office:value="0.37342274763036898" table:style-name="ce1">
            <text:p>0.373422748</text:p>
          </table:table-cell>
          <table:table-cell office:value-type="float" office:value="0.35689127446587798" table:style-name="ce1">
            <text:p>0.356891274</text:p>
          </table:table-cell>
          <table:table-cell office:value-type="float" office:value="0.53499051565484701" table:style-name="ce1">
            <text:p>0.534990516</text:p>
          </table:table-cell>
          <table:table-cell office:value-type="float" office:value="0.565906885239986" table:style-name="ce1">
            <text:p>0.565906885</text:p>
          </table:table-cell>
          <table:table-cell table:number-columns-repeated="16365"/>
        </table:table-row>
        <table:table-row table:style-name="ro1">
          <table:table-cell office:value-type="float" office:value="1.40688035765108" table:style-name="ce1">
            <text:p>1.406880358</text:p>
          </table:table-cell>
          <table:table-cell office:value-type="float" office:value="4.0396745146471904" table:style-name="ce1">
            <text:p>4.039674515</text:p>
          </table:table-cell>
          <table:table-cell office:value-type="float" office:value="4.9655298996485797" table:style-name="ce1">
            <text:p>4.9655299</text:p>
          </table:table-cell>
          <table:table-cell office:value-type="float" office:value="19.490196837495901" table:style-name="ce1">
            <text:p>19.49019684</text:p>
          </table:table-cell>
          <table:table-cell table:style-name="ce1"/>
          <table:table-cell office:value-type="float" office:value="1.2571130818216401" table:style-name="ce1">
            <text:p>1.257113082</text:p>
          </table:table-cell>
          <table:table-cell office:value-type="float" office:value="1.52837478595097" table:style-name="ce1">
            <text:p>1.528374786</text:p>
          </table:table-cell>
          <table:table-cell office:value-type="float" office:value="3.2775783746946199" table:style-name="ce1">
            <text:p>3.277578375</text:p>
          </table:table-cell>
          <table:table-cell office:value-type="float" office:value="3.1280212761900201" table:style-name="ce1">
            <text:p>3.128021276</text:p>
          </table:table-cell>
          <table:table-cell table:style-name="ce1"/>
          <table:table-cell office:value-type="float" office:value="0.60121123899844597" table:style-name="ce1">
            <text:p>0.601211239</text:p>
          </table:table-cell>
          <table:table-cell office:value-type="float" office:value="0.51547412183022701" table:style-name="ce1">
            <text:p>0.515474122</text:p>
          </table:table-cell>
          <table:table-cell office:value-type="float" office:value="0.84340880541964203" table:style-name="ce1">
            <text:p>0.843408805</text:p>
          </table:table-cell>
          <table:table-cell office:value-type="float" office:value="1.5683978528793701" table:style-name="ce1">
            <text:p>1.568397853</text:p>
          </table:table-cell>
          <table:table-cell table:style-name="ce1"/>
          <table:table-cell office:value-type="float" office:value="0.63992154646113397" table:style-name="ce1">
            <text:p>0.639921546</text:p>
          </table:table-cell>
          <table:table-cell office:value-type="float" office:value="0.52179633429899197" table:style-name="ce1">
            <text:p>0.521796334</text:p>
          </table:table-cell>
          <table:table-cell office:value-type="float" office:value="0.96468589385711201" table:style-name="ce1">
            <text:p>0.964685894</text:p>
          </table:table-cell>
          <table:table-cell office:value-type="float" office:value="0.80033585915622496" table:style-name="ce1">
            <text:p>0.800335859</text:p>
          </table:table-cell>
          <table:table-cell table:number-columns-repeated="16365"/>
        </table:table-row>
        <table:table-row table:style-name="ro1">
          <table:table-cell office:value-type="float" office:value="1.40549444479773" table:style-name="ce1">
            <text:p>1.405494445</text:p>
          </table:table-cell>
          <table:table-cell office:value-type="float" office:value="4.1077786743905396" table:style-name="ce1">
            <text:p>4.107778674</text:p>
          </table:table-cell>
          <table:table-cell office:value-type="float" office:value="4.8774172350233798" table:style-name="ce1">
            <text:p>4.877417235</text:p>
          </table:table-cell>
          <table:table-cell office:value-type="float" office:value="19.629194474963001" table:style-name="ce1">
            <text:p>19.62919447</text:p>
          </table:table-cell>
          <table:table-cell table:style-name="ce1"/>
          <table:table-cell office:value-type="float" office:value="1.2362314126064999" table:style-name="ce1">
            <text:p>1.236231413</text:p>
          </table:table-cell>
          <table:table-cell office:value-type="float" office:value="1.5567667458843" table:style-name="ce1">
            <text:p>1.556766746</text:p>
          </table:table-cell>
          <table:table-cell office:value-type="float" office:value="3.10576405016044" table:style-name="ce1">
            <text:p>3.10576405</text:p>
          </table:table-cell>
          <table:table-cell office:value-type="float" office:value="2.7751374879520299" table:style-name="ce1">
            <text:p>2.775137488</text:p>
          </table:table-cell>
          <table:table-cell table:style-name="ce1"/>
          <table:table-cell office:value-type="float" office:value="0.53996720732863202" table:style-name="ce1">
            <text:p>0.539967207</text:p>
          </table:table-cell>
          <table:table-cell office:value-type="float" office:value="0.42123156366396303" table:style-name="ce1">
            <text:p>0.421231564</text:p>
          </table:table-cell>
          <table:table-cell office:value-type="float" office:value="0.75170131498815596" table:style-name="ce1">
            <text:p>0.751701315</text:p>
          </table:table-cell>
          <table:table-cell office:value-type="float" office:value="1.4165311313381499" table:style-name="ce1">
            <text:p>1.416531131</text:p>
          </table:table-cell>
          <table:table-cell table:style-name="ce1"/>
          <table:table-cell office:value-type="float" office:value="0.58365203249501196" table:style-name="ce1">
            <text:p>0.583652032</text:p>
          </table:table-cell>
          <table:table-cell office:value-type="float" office:value="0.41232150125228301" table:style-name="ce1">
            <text:p>0.412321501</text:p>
          </table:table-cell>
          <table:table-cell office:value-type="float" office:value="0.50431533117532601" table:style-name="ce1">
            <text:p>0.504315331</text:p>
          </table:table-cell>
          <table:table-cell office:value-type="float" office:value="0.73339007493120001" table:style-name="ce1">
            <text:p>0.733390075</text:p>
          </table:table-cell>
          <table:table-cell table:number-columns-repeated="16365"/>
        </table:table-row>
        <table:table-row table:style-name="ro1">
          <table:table-cell office:value-type="float" office:value="1.4232852304444299" table:style-name="ce1">
            <text:p>1.42328523</text:p>
          </table:table-cell>
          <table:table-cell office:value-type="float" office:value="4.0575174915282997" table:style-name="ce1">
            <text:p>4.057517492</text:p>
          </table:table-cell>
          <table:table-cell office:value-type="float" office:value="4.9248294403169899" table:style-name="ce1">
            <text:p>4.92482944</text:p>
          </table:table-cell>
          <table:table-cell office:value-type="float" office:value="20.154639024392601" table:style-name="ce1">
            <text:p>20.15463902</text:p>
          </table:table-cell>
          <table:table-cell table:style-name="ce1"/>
          <table:table-cell office:value-type="float" office:value="1.2568433426997201" table:style-name="ce1">
            <text:p>1.256843343</text:p>
          </table:table-cell>
          <table:table-cell office:value-type="float" office:value="1.55904932805687" table:style-name="ce1">
            <text:p>1.559049328</text:p>
          </table:table-cell>
          <table:table-cell office:value-type="float" office:value="3.2231683631210499" table:style-name="ce1">
            <text:p>3.223168363</text:p>
          </table:table-cell>
          <table:table-cell office:value-type="float" office:value="2.9985173772399398" table:style-name="ce1">
            <text:p>2.998517377</text:p>
          </table:table-cell>
          <table:table-cell table:style-name="ce1"/>
          <table:table-cell office:value-type="float" office:value="0.51836346224642404" table:style-name="ce1">
            <text:p>0.518363462</text:p>
          </table:table-cell>
          <table:table-cell office:value-type="float" office:value="0.43864411242921703" table:style-name="ce1">
            <text:p>0.438644112</text:p>
          </table:table-cell>
          <table:table-cell office:value-type="float" office:value="0.797769136979955" table:style-name="ce1">
            <text:p>0.797769137</text:p>
          </table:table-cell>
          <table:table-cell office:value-type="float" office:value="1.4510925394030201" table:style-name="ce1">
            <text:p>1.451092539</text:p>
          </table:table-cell>
          <table:table-cell table:style-name="ce1"/>
          <table:table-cell office:value-type="float" office:value="0.54698520213957302" table:style-name="ce1">
            <text:p>0.546985202</text:p>
          </table:table-cell>
          <table:table-cell office:value-type="float" office:value="0.42150389380192099" table:style-name="ce1">
            <text:p>0.421503894</text:p>
          </table:table-cell>
          <table:table-cell office:value-type="float" office:value="0.811160500260942" table:style-name="ce1">
            <text:p>0.8111605</text:p>
          </table:table-cell>
          <table:table-cell office:value-type="float" office:value="0.81470238652896898" table:style-name="ce1">
            <text:p>0.814702387</text:p>
          </table:table-cell>
          <table:table-cell table:number-columns-repeated="16365"/>
        </table:table-row>
        <table:table-row table:style-name="ro1">
          <table:table-cell office:value-type="float" office:value="1.35535055641439" table:style-name="ce1">
            <text:p>1.355350556</text:p>
          </table:table-cell>
          <table:table-cell office:value-type="float" office:value="4.0442663066555298" table:style-name="ce1">
            <text:p>4.044266307</text:p>
          </table:table-cell>
          <table:table-cell office:value-type="float" office:value="4.86347935778634" table:style-name="ce1">
            <text:p>4.863479358</text:p>
          </table:table-cell>
          <table:table-cell office:value-type="float" office:value="20.083954812483999" table:style-name="ce1">
            <text:p>20.08395481</text:p>
          </table:table-cell>
          <table:table-cell table:style-name="ce1"/>
          <table:table-cell office:value-type="float" office:value="1.2127543807661301" table:style-name="ce1">
            <text:p>1.212754381</text:p>
          </table:table-cell>
          <table:table-cell office:value-type="float" office:value="1.55042018084171" table:style-name="ce1">
            <text:p>1.550420181</text:p>
          </table:table-cell>
          <table:table-cell office:value-type="float" office:value="3.0758541177117902" table:style-name="ce1">
            <text:p>3.075854118</text:p>
          </table:table-cell>
          <table:table-cell office:value-type="float" office:value="3.3041378145854399" table:style-name="ce1">
            <text:p>3.304137815</text:p>
          </table:table-cell>
          <table:table-cell table:style-name="ce1"/>
          <table:table-cell office:value-type="float" office:value="0.66463441663639" table:style-name="ce1">
            <text:p>0.664634417</text:p>
          </table:table-cell>
          <table:table-cell office:value-type="float" office:value="0.51613853408750399" table:style-name="ce1">
            <text:p>0.516138534</text:p>
          </table:table-cell>
          <table:table-cell office:value-type="float" office:value="0.97214282903311899" table:style-name="ce1">
            <text:p>0.972142829</text:p>
          </table:table-cell>
          <table:table-cell office:value-type="float" office:value="1.7940204341586601" table:style-name="ce1">
            <text:p>1.794020434</text:p>
          </table:table-cell>
          <table:table-cell table:style-name="ce1"/>
          <table:table-cell office:value-type="float" office:value="0.67399998375109205" table:style-name="ce1">
            <text:p>0.673999984</text:p>
          </table:table-cell>
          <table:table-cell office:value-type="float" office:value="0.46794493285754701" table:style-name="ce1">
            <text:p>0.467944933</text:p>
          </table:table-cell>
          <table:table-cell office:value-type="float" office:value="1.11137515586646" table:style-name="ce1">
            <text:p>1.111375156</text:p>
          </table:table-cell>
          <table:table-cell office:value-type="float" office:value="0.998942329318942" table:style-name="ce1">
            <text:p>0.998942329</text:p>
          </table:table-cell>
          <table:table-cell table:number-columns-repeated="16365"/>
        </table:table-row>
        <table:table-row table:style-name="ro1">
          <table:table-cell office:value-type="float" office:value="1.4245967524302601" table:style-name="ce1">
            <text:p>1.424596752</text:p>
          </table:table-cell>
          <table:table-cell office:value-type="float" office:value="4.2529257312875401" table:style-name="ce1">
            <text:p>4.252925731</text:p>
          </table:table-cell>
          <table:table-cell office:value-type="float" office:value="4.3726886895386201" table:style-name="ce1">
            <text:p>4.37268869</text:p>
          </table:table-cell>
          <table:table-cell office:value-type="float" office:value="19.461539037790601" table:style-name="ce1">
            <text:p>19.46153904</text:p>
          </table:table-cell>
          <table:table-cell table:style-name="ce1"/>
          <table:table-cell office:value-type="float" office:value="1.2496542925975" table:style-name="ce1">
            <text:p>1.249654293</text:p>
          </table:table-cell>
          <table:table-cell office:value-type="float" office:value="1.6349901700932901" table:style-name="ce1">
            <text:p>1.63499017</text:p>
          </table:table-cell>
          <table:table-cell office:value-type="float" office:value="2.55648486814284" table:style-name="ce1">
            <text:p>2.556484868</text:p>
          </table:table-cell>
          <table:table-cell office:value-type="float" office:value="2.86288616493847" table:style-name="ce1">
            <text:p>2.862886165</text:p>
          </table:table-cell>
          <table:table-cell table:style-name="ce1"/>
          <table:table-cell office:value-type="float" office:value="0.46670959771461801" table:style-name="ce1">
            <text:p>0.466709598</text:p>
          </table:table-cell>
          <table:table-cell office:value-type="float" office:value="0.33785389026895302" table:style-name="ce1">
            <text:p>0.33785389</text:p>
          </table:table-cell>
          <table:table-cell office:value-type="float" office:value="0.78278594429148296" table:style-name="ce1">
            <text:p>0.782785944</text:p>
          </table:table-cell>
          <table:table-cell office:value-type="float" office:value="1.3796392132787201" table:style-name="ce1">
            <text:p>1.379639213</text:p>
          </table:table-cell>
          <table:table-cell table:style-name="ce1"/>
          <table:table-cell office:value-type="float" office:value="0.45959072714294302" table:style-name="ce1">
            <text:p>0.459590727</text:p>
          </table:table-cell>
          <table:table-cell office:value-type="float" office:value="0.298476879461685" table:style-name="ce1">
            <text:p>0.298476879</text:p>
          </table:table-cell>
          <table:table-cell office:value-type="float" office:value="0.84941762264995102" table:style-name="ce1">
            <text:p>0.849417623</text:p>
          </table:table-cell>
          <table:table-cell office:value-type="float" office:value="0.66677106146026199" table:style-name="ce1">
            <text:p>0.666771061</text:p>
          </table:table-cell>
          <table:table-cell table:number-columns-repeated="16365"/>
        </table:table-row>
        <table:table-row table:style-name="ro1">
          <table:table-cell office:value-type="float" office:value="1.42433979447834" table:style-name="ce1">
            <text:p>1.424339794</text:p>
          </table:table-cell>
          <table:table-cell office:value-type="float" office:value="4.1824914680580498" table:style-name="ce1">
            <text:p>4.182491468</text:p>
          </table:table-cell>
          <table:table-cell office:value-type="float" office:value="4.5747795194612904" table:style-name="ce1">
            <text:p>4.574779519</text:p>
          </table:table-cell>
          <table:table-cell office:value-type="float" office:value="19.589957694690298" table:style-name="ce1">
            <text:p>19.58995769</text:p>
          </table:table-cell>
          <table:table-cell table:style-name="ce1"/>
          <table:table-cell office:value-type="float" office:value="1.2305403881606101" table:style-name="ce1">
            <text:p>1.230540388</text:p>
          </table:table-cell>
          <table:table-cell office:value-type="float" office:value="1.6187144148302499" table:style-name="ce1">
            <text:p>1.618714415</text:p>
          </table:table-cell>
          <table:table-cell office:value-type="float" office:value="2.7040879506086801" table:style-name="ce1">
            <text:p>2.704087951</text:p>
          </table:table-cell>
          <table:table-cell office:value-type="float" office:value="3.0539031227577502" table:style-name="ce1">
            <text:p>3.053903123</text:p>
          </table:table-cell>
          <table:table-cell table:style-name="ce1"/>
          <table:table-cell office:value-type="float" office:value="0.47874607278305797" table:style-name="ce1">
            <text:p>0.478746073</text:p>
          </table:table-cell>
          <table:table-cell office:value-type="float" office:value="0.38231334727687299" table:style-name="ce1">
            <text:p>0.382313347</text:p>
          </table:table-cell>
          <table:table-cell office:value-type="float" office:value="0.70411867863179101" table:style-name="ce1">
            <text:p>0.704118679</text:p>
          </table:table-cell>
          <table:table-cell office:value-type="float" office:value="1.4914053876670701" table:style-name="ce1">
            <text:p>1.491405388</text:p>
          </table:table-cell>
          <table:table-cell table:style-name="ce1"/>
          <table:table-cell office:value-type="float" office:value="0.50203296948491005" table:style-name="ce1">
            <text:p>0.502032969</text:p>
          </table:table-cell>
          <table:table-cell office:value-type="float" office:value="0.31860707815234901" table:style-name="ce1">
            <text:p>0.318607078</text:p>
          </table:table-cell>
          <table:table-cell office:value-type="float" office:value="0.79822992012187899" table:style-name="ce1">
            <text:p>0.79822992</text:p>
          </table:table-cell>
          <table:table-cell office:value-type="float" office:value="0.80087173759839603" table:style-name="ce1">
            <text:p>0.800871738</text:p>
          </table:table-cell>
          <table:table-cell table:number-columns-repeated="16365"/>
        </table:table-row>
        <table:table-row table:style-name="ro1">
          <table:table-cell office:value-type="float" office:value="1.4813341347729201" table:style-name="ce1">
            <text:p>1.481334135</text:p>
          </table:table-cell>
          <table:table-cell office:value-type="float" office:value="4.1937409927670704" table:style-name="ce1">
            <text:p>4.193740993</text:p>
          </table:table-cell>
          <table:table-cell office:value-type="float" office:value="4.6883024318237601" table:style-name="ce1">
            <text:p>4.688302432</text:p>
          </table:table-cell>
          <table:table-cell office:value-type="float" office:value="19.313878348253699" table:style-name="ce1">
            <text:p>19.31387835</text:p>
          </table:table-cell>
          <table:table-cell table:style-name="ce1"/>
          <table:table-cell office:value-type="float" office:value="1.26071958620639" table:style-name="ce1">
            <text:p>1.260719586</text:p>
          </table:table-cell>
          <table:table-cell office:value-type="float" office:value="1.6463729894594099" table:style-name="ce1">
            <text:p>1.646372989</text:p>
          </table:table-cell>
          <table:table-cell office:value-type="float" office:value="2.84378212445981" table:style-name="ce1">
            <text:p>2.843782124</text:p>
          </table:table-cell>
          <table:table-cell office:value-type="float" office:value="2.7996317833403301" table:style-name="ce1">
            <text:p>2.799631783</text:p>
          </table:table-cell>
          <table:table-cell table:style-name="ce1"/>
          <table:table-cell office:value-type="float" office:value="0.39304945700066901" table:style-name="ce1">
            <text:p>0.393049457</text:p>
          </table:table-cell>
          <table:table-cell office:value-type="float" office:value="0.37694195829730398" table:style-name="ce1">
            <text:p>0.376941958</text:p>
          </table:table-cell>
          <table:table-cell office:value-type="float" office:value="0.52856115259915204" table:style-name="ce1">
            <text:p>0.528561153</text:p>
          </table:table-cell>
          <table:table-cell office:value-type="float" office:value="1.2551168002528901" table:style-name="ce1">
            <text:p>1.2551168</text:p>
          </table:table-cell>
          <table:table-cell table:style-name="ce1"/>
          <table:table-cell office:value-type="float" office:value="0.42969810004104197" table:style-name="ce1">
            <text:p>0.4296981</text:p>
          </table:table-cell>
          <table:table-cell office:value-type="float" office:value="0.27769952259492098" table:style-name="ce1">
            <text:p>0.277699523</text:p>
          </table:table-cell>
          <table:table-cell office:value-type="float" office:value="0.55884851024116999" table:style-name="ce1">
            <text:p>0.55884851</text:p>
          </table:table-cell>
          <table:table-cell office:value-type="float" office:value="0.72680038069388997" table:style-name="ce1">
            <text:p>0.726800381</text:p>
          </table:table-cell>
          <table:table-cell table:number-columns-repeated="16365"/>
        </table:table-row>
        <table:table-row table:style-name="ro1">
          <table:table-cell office:value-type="float" office:value="1.53983052678763" table:style-name="ce1">
            <text:p>1.539830527</text:p>
          </table:table-cell>
          <table:table-cell office:value-type="float" office:value="4.3724938541444196" table:style-name="ce1">
            <text:p>4.372493854</text:p>
          </table:table-cell>
          <table:table-cell office:value-type="float" office:value="4.5208714509353598" table:style-name="ce1">
            <text:p>4.520871451</text:p>
          </table:table-cell>
          <table:table-cell office:value-type="float" office:value="19.651136549262599" table:style-name="ce1">
            <text:p>19.65113655</text:p>
          </table:table-cell>
          <table:table-cell table:style-name="ce1"/>
          <table:table-cell office:value-type="float" office:value="1.3293261657386399" table:style-name="ce1">
            <text:p>1.329326166</text:p>
          </table:table-cell>
          <table:table-cell office:value-type="float" office:value="1.74893579044505" table:style-name="ce1">
            <text:p>1.74893579</text:p>
          </table:table-cell>
          <table:table-cell office:value-type="float" office:value="2.7356176132948602" table:style-name="ce1">
            <text:p>2.735617613</text:p>
          </table:table-cell>
          <table:table-cell office:value-type="float" office:value="2.6201995526461701" table:style-name="ce1">
            <text:p>2.620199553</text:p>
          </table:table-cell>
          <table:table-cell table:style-name="ce1"/>
          <table:table-cell office:value-type="float" office:value="0.31826620273261902" table:style-name="ce1">
            <text:p>0.318266203</text:p>
          </table:table-cell>
          <table:table-cell office:value-type="float" office:value="0.329659242623283" table:style-name="ce1">
            <text:p>0.329659243</text:p>
          </table:table-cell>
          <table:table-cell office:value-type="float" office:value="0.96488223999829204" table:style-name="ce1">
            <text:p>0.96488224</text:p>
          </table:table-cell>
          <table:table-cell office:value-type="float" office:value="0.951407502158653" table:style-name="ce1">
            <text:p>0.951407502</text:p>
          </table:table-cell>
          <table:table-cell table:style-name="ce1"/>
          <table:table-cell office:value-type="float" office:value="0.30926767922561998" table:style-name="ce1">
            <text:p>0.309267679</text:p>
          </table:table-cell>
          <table:table-cell office:value-type="float" office:value="0.27426148786974203" table:style-name="ce1">
            <text:p>0.274261488</text:p>
          </table:table-cell>
          <table:table-cell office:value-type="float" office:value="0.91985021477921702" table:style-name="ce1">
            <text:p>0.919850215</text:p>
          </table:table-cell>
          <table:table-cell office:value-type="float" office:value="0.74467009361367298" table:style-name="ce1">
            <text:p>0.744670094</text:p>
          </table:table-cell>
          <table:table-cell table:number-columns-repeated="16365"/>
        </table:table-row>
        <table:table-row table:style-name="ro1">
          <table:table-cell office:value-type="float" office:value="1.4998579301906401" table:style-name="ce1">
            <text:p>1.49985793</text:p>
          </table:table-cell>
          <table:table-cell office:value-type="float" office:value="4.30673482130591" table:style-name="ce1">
            <text:p>4.306734821</text:p>
          </table:table-cell>
          <table:table-cell office:value-type="float" office:value="4.4750629512660396" table:style-name="ce1">
            <text:p>4.475062951</text:p>
          </table:table-cell>
          <table:table-cell office:value-type="float" office:value="19.668621819304899" table:style-name="ce1">
            <text:p>19.66862182</text:p>
          </table:table-cell>
          <table:table-cell table:style-name="ce1"/>
          <table:table-cell office:value-type="float" office:value="1.0577180777040001" table:style-name="ce1">
            <text:p>1.057718078</text:p>
          </table:table-cell>
          <table:table-cell office:value-type="float" office:value="1.4597179359772801" table:style-name="ce1">
            <text:p>1.459717936</text:p>
          </table:table-cell>
          <table:table-cell office:value-type="float" office:value="3.55429291689155" table:style-name="ce1">
            <text:p>3.554292917</text:p>
          </table:table-cell>
          <table:table-cell office:value-type="float" office:value="4.0404383634605896" table:style-name="ce1">
            <text:p>4.040438363</text:p>
          </table:table-cell>
          <table:table-cell table:style-name="ce1"/>
          <table:table-cell office:value-type="float" office:value="0.353597355310035" table:style-name="ce1">
            <text:p>0.353597355</text:p>
          </table:table-cell>
          <table:table-cell office:value-type="float" office:value="0.34553010128780798" table:style-name="ce1">
            <text:p>0.345530101</text:p>
          </table:table-cell>
          <table:table-cell office:value-type="float" office:value="0.81234214320579101" table:style-name="ce1">
            <text:p>0.812342143</text:p>
          </table:table-cell>
          <table:table-cell office:value-type="float" office:value="1.2306172526850401" table:style-name="ce1">
            <text:p>1.230617253</text:p>
          </table:table-cell>
          <table:table-cell table:style-name="ce1"/>
          <table:table-cell office:value-type="float" office:value="0.44870893876934498" table:style-name="ce1">
            <text:p>0.448708939</text:p>
          </table:table-cell>
          <table:table-cell office:value-type="float" office:value="0.28139504814602101" table:style-name="ce1">
            <text:p>0.281395048</text:p>
          </table:table-cell>
          <table:table-cell office:value-type="float" office:value="0.37707085680415497" table:style-name="ce1">
            <text:p>0.377070857</text:p>
          </table:table-cell>
          <table:table-cell office:value-type="float" office:value="0.96462140264390706" table:style-name="ce1">
            <text:p>0.964621403</text:p>
          </table:table-cell>
          <table:table-cell table:number-columns-repeated="16365"/>
        </table:table-row>
        <table:table-row table:style-name="ro1">
          <table:table-cell office:value-type="float" office:value="1.30783963142952" table:style-name="ce1">
            <text:p>1.307839631</text:p>
          </table:table-cell>
          <table:table-cell office:value-type="float" office:value="4.1960921162852802" table:style-name="ce1">
            <text:p>4.196092116</text:p>
          </table:table-cell>
          <table:table-cell office:value-type="float" office:value="4.5382832459219697" table:style-name="ce1">
            <text:p>4.538283246</text:p>
          </table:table-cell>
          <table:table-cell office:value-type="float" office:value="19.680563402434402" table:style-name="ce1">
            <text:p>19.6805634</text:p>
          </table:table-cell>
          <table:table-cell table:style-name="ce1"/>
          <table:table-cell office:value-type="float" office:value="1.1275034255921099" table:style-name="ce1">
            <text:p>1.127503426</text:p>
          </table:table-cell>
          <table:table-cell office:value-type="float" office:value="1.63208712234525" table:style-name="ce1">
            <text:p>1.632087122</text:p>
          </table:table-cell>
          <table:table-cell office:value-type="float" office:value="2.8448630544905802" table:style-name="ce1">
            <text:p>2.844863054</text:p>
          </table:table-cell>
          <table:table-cell office:value-type="float" office:value="3.3163511651045998" table:style-name="ce1">
            <text:p>3.316351165</text:p>
          </table:table-cell>
          <table:table-cell table:style-name="ce1"/>
          <table:table-cell office:value-type="float" office:value="0.57596478622418401" table:style-name="ce1">
            <text:p>0.575964786</text:p>
          </table:table-cell>
          <table:table-cell office:value-type="float" office:value="0.37131852424630202" table:style-name="ce1">
            <text:p>0.371318524</text:p>
          </table:table-cell>
          <table:table-cell office:value-type="float" office:value="0.51400106111190502" table:style-name="ce1">
            <text:p>0.514001061</text:p>
          </table:table-cell>
          <table:table-cell office:value-type="float" office:value="1.7034623592737399" table:style-name="ce1">
            <text:p>1.703462359</text:p>
          </table:table-cell>
          <table:table-cell table:style-name="ce1"/>
          <table:table-cell office:value-type="float" office:value="0.58759884062019796" table:style-name="ce1">
            <text:p>0.587598841</text:p>
          </table:table-cell>
          <table:table-cell office:value-type="float" office:value="0.27754913861818198" table:style-name="ce1">
            <text:p>0.277549139</text:p>
          </table:table-cell>
          <table:table-cell office:value-type="float" office:value="0.62098684287728201" table:style-name="ce1">
            <text:p>0.620986843</text:p>
          </table:table-cell>
          <table:table-cell office:value-type="float" office:value="0.89471984069315402" table:style-name="ce1">
            <text:p>0.894719841</text:p>
          </table:table-cell>
          <table:table-cell table:number-columns-repeated="16365"/>
        </table:table-row>
        <table:table-row table:style-name="ro1">
          <table:table-cell office:value-type="float" office:value="1.27486160037298" table:style-name="ce1">
            <text:p>1.2748616</text:p>
          </table:table-cell>
          <table:table-cell office:value-type="float" office:value="4.1589225213110002" table:style-name="ce1">
            <text:p>4.158922521</text:p>
          </table:table-cell>
          <table:table-cell office:value-type="float" office:value="4.5983947536011502" table:style-name="ce1">
            <text:p>4.598394754</text:p>
          </table:table-cell>
          <table:table-cell office:value-type="float" office:value="19.913241832043902" table:style-name="ce1">
            <text:p>19.91324183</text:p>
          </table:table-cell>
          <table:table-cell table:style-name="ce1"/>
          <table:table-cell office:value-type="float" office:value="1.14733176412677" table:style-name="ce1">
            <text:p>1.147331764</text:p>
          </table:table-cell>
          <table:table-cell office:value-type="float" office:value="1.6121100480109001" table:style-name="ce1">
            <text:p>1.612110048</text:p>
          </table:table-cell>
          <table:table-cell office:value-type="float" office:value="2.9559866955140799" table:style-name="ce1">
            <text:p>2.955986696</text:p>
          </table:table-cell>
          <table:table-cell office:value-type="float" office:value="3.2147189800678402" table:style-name="ce1">
            <text:p>3.21471898</text:p>
          </table:table-cell>
          <table:table-cell table:style-name="ce1"/>
          <table:table-cell office:value-type="float" office:value="0.620091186787469" table:style-name="ce1">
            <text:p>0.620091187</text:p>
          </table:table-cell>
          <table:table-cell office:value-type="float" office:value="0.36733476820611999" table:style-name="ce1">
            <text:p>0.367334768</text:p>
          </table:table-cell>
          <table:table-cell office:value-type="float" office:value="0.604729502715185" table:style-name="ce1">
            <text:p>0.604729503</text:p>
          </table:table-cell>
          <table:table-cell office:value-type="float" office:value="1.3964333887093701" table:style-name="ce1">
            <text:p>1.396433389</text:p>
          </table:table-cell>
          <table:table-cell table:style-name="ce1"/>
          <table:table-cell office:value-type="float" office:value="0.55977142818338299" table:style-name="ce1">
            <text:p>0.559771428</text:p>
          </table:table-cell>
          <table:table-cell office:value-type="float" office:value="0.27420118951233902" table:style-name="ce1">
            <text:p>0.27420119</text:p>
          </table:table-cell>
          <table:table-cell office:value-type="float" office:value="0.87979142546445199" table:style-name="ce1">
            <text:p>0.879791425</text:p>
          </table:table-cell>
          <table:table-cell office:value-type="float" office:value="0.99488584743830499" table:style-name="ce1">
            <text:p>0.994885847</text:p>
          </table:table-cell>
          <table:table-cell table:number-columns-repeated="16365"/>
        </table:table-row>
        <table:table-row table:style-name="ro1">
          <table:table-cell office:value-type="float" office:value="1.33909076918225" table:style-name="ce1">
            <text:p>1.339090769</text:p>
          </table:table-cell>
          <table:table-cell office:value-type="float" office:value="4.3007364044236303" table:style-name="ce1">
            <text:p>4.300736404</text:p>
          </table:table-cell>
          <table:table-cell office:value-type="float" office:value="4.4359154031974999" table:style-name="ce1">
            <text:p>4.435915403</text:p>
          </table:table-cell>
          <table:table-cell office:value-type="float" office:value="19.539168230508199" table:style-name="ce1">
            <text:p>19.53916823</text:p>
          </table:table-cell>
          <table:table-cell table:style-name="ce1"/>
          <table:table-cell office:value-type="float" office:value="1.1886387280390001" table:style-name="ce1">
            <text:p>1.188638728</text:p>
          </table:table-cell>
          <table:table-cell office:value-type="float" office:value="1.7085455324138801" table:style-name="ce1">
            <text:p>1.708545532</text:p>
          </table:table-cell>
          <table:table-cell office:value-type="float" office:value="2.8260182629535402" table:style-name="ce1">
            <text:p>2.826018263</text:p>
          </table:table-cell>
          <table:table-cell office:value-type="float" office:value="3.42760034650582" table:style-name="ce1">
            <text:p>3.427600347</text:p>
          </table:table-cell>
          <table:table-cell table:style-name="ce1"/>
          <table:table-cell office:value-type="float" office:value="0.50662790736254104" table:style-name="ce1">
            <text:p>0.506627907</text:p>
          </table:table-cell>
          <table:table-cell office:value-type="float" office:value="0.380764119121345" table:style-name="ce1">
            <text:p>0.380764119</text:p>
          </table:table-cell>
          <table:table-cell office:value-type="float" office:value="0.58539797436368302" table:style-name="ce1">
            <text:p>0.585397974</text:p>
          </table:table-cell>
          <table:table-cell office:value-type="float" office:value="1.9172876455259" table:style-name="ce1">
            <text:p>1.917287646</text:p>
          </table:table-cell>
          <table:table-cell table:style-name="ce1"/>
          <table:table-cell office:value-type="float" office:value="0.46175445299877699" table:style-name="ce1">
            <text:p>0.461754453</text:p>
          </table:table-cell>
          <table:table-cell office:value-type="float" office:value="0.27331378786449101" table:style-name="ce1">
            <text:p>0.273313788</text:p>
          </table:table-cell>
          <table:table-cell office:value-type="float" office:value="0.91478983807190595" table:style-name="ce1">
            <text:p>0.914789838</text:p>
          </table:table-cell>
          <table:table-cell office:value-type="float" office:value="1.05950133879232" table:style-name="ce1">
            <text:p>1.059501339</text:p>
          </table:table-cell>
          <table:table-cell table:number-columns-repeated="16365"/>
        </table:table-row>
        <table:table-row table:style-name="ro1">
          <table:table-cell office:value-type="float" office:value="1.3557139257465001" table:style-name="ce1">
            <text:p>1.355713926</text:p>
          </table:table-cell>
          <table:table-cell office:value-type="float" office:value="4.3373869720430802" table:style-name="ce1">
            <text:p>4.337386972</text:p>
          </table:table-cell>
          <table:table-cell office:value-type="float" office:value="4.4387657144528001" table:style-name="ce1">
            <text:p>4.438765714</text:p>
          </table:table-cell>
          <table:table-cell office:value-type="float" office:value="19.617791551414101" table:style-name="ce1">
            <text:p>19.61779155</text:p>
          </table:table-cell>
          <table:table-cell table:style-name="ce1"/>
          <table:table-cell office:value-type="float" office:value="1.1960714730189099" table:style-name="ce1">
            <text:p>1.196071473</text:p>
          </table:table-cell>
          <table:table-cell office:value-type="float" office:value="1.7093240362044599" table:style-name="ce1">
            <text:p>1.709324036</text:p>
          </table:table-cell>
          <table:table-cell office:value-type="float" office:value="2.86515564287587" table:style-name="ce1">
            <text:p>2.865155643</text:p>
          </table:table-cell>
          <table:table-cell office:value-type="float" office:value="3.55917866891085" table:style-name="ce1">
            <text:p>3.559178669</text:p>
          </table:table-cell>
          <table:table-cell table:style-name="ce1"/>
          <table:table-cell office:value-type="float" office:value="0.49342259081313899" table:style-name="ce1">
            <text:p>0.493422591</text:p>
          </table:table-cell>
          <table:table-cell office:value-type="float" office:value="0.36195810463900802" table:style-name="ce1">
            <text:p>0.361958105</text:p>
          </table:table-cell>
          <table:table-cell office:value-type="float" office:value="0.70915761415876" table:style-name="ce1">
            <text:p>0.709157614</text:p>
          </table:table-cell>
          <table:table-cell office:value-type="float" office:value="1.92851354405616" table:style-name="ce1">
            <text:p>1.928513544</text:p>
          </table:table-cell>
          <table:table-cell table:style-name="ce1"/>
          <table:table-cell office:value-type="float" office:value="0.454466321573472" table:style-name="ce1">
            <text:p>0.454466322</text:p>
          </table:table-cell>
          <table:table-cell office:value-type="float" office:value="0.28385455167851298" table:style-name="ce1">
            <text:p>0.283854552</text:p>
          </table:table-cell>
          <table:table-cell office:value-type="float" office:value="0.986828778280052" table:style-name="ce1">
            <text:p>0.986828778</text:p>
          </table:table-cell>
          <table:table-cell office:value-type="float" office:value="1.15276896396174" table:style-name="ce1">
            <text:p>1.152768964</text:p>
          </table:table-cell>
          <table:table-cell table:number-columns-repeated="16365"/>
        </table:table-row>
        <table:table-row table:style-name="ro1">
          <table:table-cell office:value-type="float" office:value="1.23813092728428" table:style-name="ce1">
            <text:p>1.238130927</text:p>
          </table:table-cell>
          <table:table-cell office:value-type="float" office:value="4.2918600411324999" table:style-name="ce1">
            <text:p>4.291860041</text:p>
          </table:table-cell>
          <table:table-cell office:value-type="float" office:value="4.4349926742606298" table:style-name="ce1">
            <text:p>4.434992674</text:p>
          </table:table-cell>
          <table:table-cell office:value-type="float" office:value="19.834954688020801" table:style-name="ce1">
            <text:p>19.83495469</text:p>
          </table:table-cell>
          <table:table-cell table:style-name="ce1"/>
          <table:table-cell office:value-type="float" office:value="0.89747524788134603" table:style-name="ce1">
            <text:p>0.897475248</text:p>
          </table:table-cell>
          <table:table-cell office:value-type="float" office:value="1.44809451530831" table:style-name="ce1">
            <text:p>1.448094515</text:p>
          </table:table-cell>
          <table:table-cell office:value-type="float" office:value="3.50727645264613" table:style-name="ce1">
            <text:p>3.507276453</text:p>
          </table:table-cell>
          <table:table-cell office:value-type="float" office:value="4.0619874030340597" table:style-name="ce1">
            <text:p>4.061987403</text:p>
          </table:table-cell>
          <table:table-cell table:style-name="ce1"/>
          <table:table-cell office:value-type="float" office:value="0.64531105219312801" table:style-name="ce1">
            <text:p>0.645311052</text:p>
          </table:table-cell>
          <table:table-cell office:value-type="float" office:value="0.34884478128818502" table:style-name="ce1">
            <text:p>0.348844781</text:p>
          </table:table-cell>
          <table:table-cell office:value-type="float" office:value="0.94482166213671803" table:style-name="ce1">
            <text:p>0.944821662</text:p>
          </table:table-cell>
          <table:table-cell office:value-type="float" office:value="2.0635720943438201" table:style-name="ce1">
            <text:p>2.063572094</text:p>
          </table:table-cell>
          <table:table-cell table:style-name="ce1"/>
          <table:table-cell office:value-type="float" office:value="0.57870494989265298" table:style-name="ce1">
            <text:p>0.57870495</text:p>
          </table:table-cell>
          <table:table-cell office:value-type="float" office:value="0.264796489459594" table:style-name="ce1">
            <text:p>0.264796489</text:p>
          </table:table-cell>
          <table:table-cell office:value-type="float" office:value="1.12925667179289" table:style-name="ce1">
            <text:p>1.129256672</text:p>
          </table:table-cell>
          <table:table-cell office:value-type="float" office:value="1.39693630321972" table:style-name="ce1">
            <text:p>1.396936303</text:p>
          </table:table-cell>
          <table:table-cell table:number-columns-repeated="16365"/>
        </table:table-row>
        <table:table-row table:style-name="ro1">
          <table:table-cell office:value-type="float" office:value="1.17340043229778" table:style-name="ce1">
            <text:p>1.173400432</text:p>
          </table:table-cell>
          <table:table-cell office:value-type="float" office:value="4.3417090812635797" table:style-name="ce1">
            <text:p>4.341709081</text:p>
          </table:table-cell>
          <table:table-cell office:value-type="float" office:value="4.4742880756757302" table:style-name="ce1">
            <text:p>4.474288076</text:p>
          </table:table-cell>
          <table:table-cell office:value-type="float" office:value="20.109237882905099" table:style-name="ce1">
            <text:p>20.10923788</text:p>
          </table:table-cell>
          <table:table-cell table:style-name="ce1"/>
          <table:table-cell office:value-type="float" office:value="0.87005346615691503" table:style-name="ce1">
            <text:p>0.870053466</text:p>
          </table:table-cell>
          <table:table-cell office:value-type="float" office:value="1.51323083581578" table:style-name="ce1">
            <text:p>1.513230836</text:p>
          </table:table-cell>
          <table:table-cell office:value-type="float" office:value="3.1279886905124998" table:style-name="ce1">
            <text:p>3.127988691</text:p>
          </table:table-cell>
          <table:table-cell office:value-type="float" office:value="4.0469561315420801" table:style-name="ce1">
            <text:p>4.046956132</text:p>
          </table:table-cell>
          <table:table-cell table:style-name="ce1"/>
          <table:table-cell office:value-type="float" office:value="0.74060082669304905" table:style-name="ce1">
            <text:p>0.740600827</text:p>
          </table:table-cell>
          <table:table-cell office:value-type="float" office:value="0.377688610712828" table:style-name="ce1">
            <text:p>0.377688611</text:p>
          </table:table-cell>
          <table:table-cell office:value-type="float" office:value="0.90143058608834803" table:style-name="ce1">
            <text:p>0.901430586</text:p>
          </table:table-cell>
          <table:table-cell office:value-type="float" office:value="1.8582744661184001" table:style-name="ce1">
            <text:p>1.858274466</text:p>
          </table:table-cell>
          <table:table-cell table:style-name="ce1"/>
          <table:table-cell office:value-type="float" office:value="0.66640269797810703" table:style-name="ce1">
            <text:p>0.666402698</text:p>
          </table:table-cell>
          <table:table-cell office:value-type="float" office:value="0.24830679332693001" table:style-name="ce1">
            <text:p>0.248306793</text:p>
          </table:table-cell>
          <table:table-cell office:value-type="float" office:value="1.15784981717386" table:style-name="ce1">
            <text:p>1.157849817</text:p>
          </table:table-cell>
          <table:table-cell office:value-type="float" office:value="1.45000730041315" table:style-name="ce1">
            <text:p>1.4500073</text:p>
          </table:table-cell>
          <table:table-cell table:number-columns-repeated="16365"/>
        </table:table-row>
        <table:table-row table:style-name="ro1">
          <table:table-cell office:value-type="float" office:value="1.1963146461885299" table:style-name="ce1">
            <text:p>1.196314646</text:p>
          </table:table-cell>
          <table:table-cell office:value-type="float" office:value="4.4464470695738996" table:style-name="ce1">
            <text:p>4.44644707</text:p>
          </table:table-cell>
          <table:table-cell office:value-type="float" office:value="4.4573692244269703" table:style-name="ce1">
            <text:p>4.457369224</text:p>
          </table:table-cell>
          <table:table-cell office:value-type="float" office:value="20.053176160618801" table:style-name="ce1">
            <text:p>20.05317616</text:p>
          </table:table-cell>
          <table:table-cell table:style-name="ce1"/>
          <table:table-cell office:value-type="float" office:value="1.07515001934676" table:style-name="ce1">
            <text:p>1.075150019</text:p>
          </table:table-cell>
          <table:table-cell office:value-type="float" office:value="1.6918664971355999" table:style-name="ce1">
            <text:p>1.691866497</text:p>
          </table:table-cell>
          <table:table-cell office:value-type="float" office:value="2.9336677601319101" table:style-name="ce1">
            <text:p>2.93366776</text:p>
          </table:table-cell>
          <table:table-cell office:value-type="float" office:value="3.8564715670505598" table:style-name="ce1">
            <text:p>3.856471567</text:p>
          </table:table-cell>
          <table:table-cell table:style-name="ce1"/>
          <table:table-cell office:value-type="float" office:value="0.66846410896293196" table:style-name="ce1">
            <text:p>0.668464109</text:p>
          </table:table-cell>
          <table:table-cell office:value-type="float" office:value="0.35573091011998698" table:style-name="ce1">
            <text:p>0.35573091</text:p>
          </table:table-cell>
          <table:table-cell office:value-type="float" office:value="0.61114796871913901" table:style-name="ce1">
            <text:p>0.611147969</text:p>
          </table:table-cell>
          <table:table-cell office:value-type="float" office:value="1.5893138140046601" table:style-name="ce1">
            <text:p>1.589313814</text:p>
          </table:table-cell>
          <table:table-cell table:style-name="ce1"/>
          <table:table-cell office:value-type="float" office:value="0.57204137519391896" table:style-name="ce1">
            <text:p>0.572041375</text:p>
          </table:table-cell>
          <table:table-cell office:value-type="float" office:value="0.27098418685775899" table:style-name="ce1">
            <text:p>0.270984187</text:p>
          </table:table-cell>
          <table:table-cell office:value-type="float" office:value="0.94004119379175899" table:style-name="ce1">
            <text:p>0.940041194</text:p>
          </table:table-cell>
          <table:table-cell office:value-type="float" office:value="1.4317793860710699" table:style-name="ce1">
            <text:p>1.431779386</text:p>
          </table:table-cell>
          <table:table-cell table:number-columns-repeated="16365"/>
        </table:table-row>
        <table:table-row table:style-name="ro1">
          <table:table-cell office:value-type="float" office:value="1.2656675409673499" table:style-name="ce1">
            <text:p>1.265667541</text:p>
          </table:table-cell>
          <table:table-cell office:value-type="float" office:value="4.5096424527984" table:style-name="ce1">
            <text:p>4.509642453</text:p>
          </table:table-cell>
          <table:table-cell office:value-type="float" office:value="4.3007586793529304" table:style-name="ce1">
            <text:p>4.300758679</text:p>
          </table:table-cell>
          <table:table-cell office:value-type="float" office:value="18.757204336381999" table:style-name="ce1">
            <text:p>18.75720434</text:p>
          </table:table-cell>
          <table:table-cell table:style-name="ce1"/>
          <table:table-cell office:value-type="float" office:value="1.1183749306147499" table:style-name="ce1">
            <text:p>1.118374931</text:p>
          </table:table-cell>
          <table:table-cell office:value-type="float" office:value="1.7765545376452401" table:style-name="ce1">
            <text:p>1.776554538</text:p>
          </table:table-cell>
          <table:table-cell office:value-type="float" office:value="2.7143264253467798" table:style-name="ce1">
            <text:p>2.714326425</text:p>
          </table:table-cell>
          <table:table-cell office:value-type="float" office:value="4.1338327842340199" table:style-name="ce1">
            <text:p>4.133832784</text:p>
          </table:table-cell>
          <table:table-cell table:style-name="ce1"/>
          <table:table-cell office:value-type="float" office:value="0.586604800923339" table:style-name="ce1">
            <text:p>0.586604801</text:p>
          </table:table-cell>
          <table:table-cell office:value-type="float" office:value="0.40114216685019499" table:style-name="ce1">
            <text:p>0.401142167</text:p>
          </table:table-cell>
          <table:table-cell office:value-type="float" office:value="0.98563677786625303" table:style-name="ce1">
            <text:p>0.985636778</text:p>
          </table:table-cell>
          <table:table-cell office:value-type="float" office:value="2.2023626150673401" table:style-name="ce1">
            <text:p>2.202362615</text:p>
          </table:table-cell>
          <table:table-cell table:style-name="ce1"/>
          <table:table-cell office:value-type="float" office:value="0.51290031599312802" table:style-name="ce1">
            <text:p>0.512900316</text:p>
          </table:table-cell>
          <table:table-cell office:value-type="float" office:value="0.352314166174722" table:style-name="ce1">
            <text:p>0.352314166</text:p>
          </table:table-cell>
          <table:table-cell office:value-type="float" office:value="1.2410407840977999" table:style-name="ce1">
            <text:p>1.241040784</text:p>
          </table:table-cell>
          <table:table-cell office:value-type="float" office:value="1.82429813548507" table:style-name="ce1">
            <text:p>1.824298135</text:p>
          </table:table-cell>
          <table:table-cell table:number-columns-repeated="16365"/>
        </table:table-row>
        <table:table-row table:style-name="ro1">
          <table:table-cell office:value-type="float" office:value="1.35260586805188" table:style-name="ce1">
            <text:p>1.352605868</text:p>
          </table:table-cell>
          <table:table-cell office:value-type="float" office:value="4.5341631470965096" table:style-name="ce1">
            <text:p>4.534163147</text:p>
          </table:table-cell>
          <table:table-cell office:value-type="float" office:value="4.3716702260550102" table:style-name="ce1">
            <text:p>4.371670226</text:p>
          </table:table-cell>
          <table:table-cell office:value-type="float" office:value="19.366579476346001" table:style-name="ce1">
            <text:p>19.36657948</text:p>
          </table:table-cell>
          <table:table-cell table:style-name="ce1"/>
          <table:table-cell office:value-type="float" office:value="1.2018999703284801" table:style-name="ce1">
            <text:p>1.20189997</text:p>
          </table:table-cell>
          <table:table-cell office:value-type="float" office:value="1.78768664558253" table:style-name="ce1">
            <text:p>1.787686646</text:p>
          </table:table-cell>
          <table:table-cell office:value-type="float" office:value="2.8518816065472299" table:style-name="ce1">
            <text:p>2.851881607</text:p>
          </table:table-cell>
          <table:table-cell office:value-type="float" office:value="3.6922412469863701" table:style-name="ce1">
            <text:p>3.692241247</text:p>
          </table:table-cell>
          <table:table-cell table:style-name="ce1"/>
          <table:table-cell office:value-type="float" office:value="0.48269931188672399" table:style-name="ce1">
            <text:p>0.482699312</text:p>
          </table:table-cell>
          <table:table-cell office:value-type="float" office:value="0.36801398268181501" table:style-name="ce1">
            <text:p>0.368013983</text:p>
          </table:table-cell>
          <table:table-cell office:value-type="float" office:value="0.75629076777912596" table:style-name="ce1">
            <text:p>0.756290768</text:p>
          </table:table-cell>
          <table:table-cell office:value-type="float" office:value="1.4622653237574299" table:style-name="ce1">
            <text:p>1.462265324</text:p>
          </table:table-cell>
          <table:table-cell table:style-name="ce1"/>
          <table:table-cell office:value-type="float" office:value="0.39731291325984802" table:style-name="ce1">
            <text:p>0.397312913</text:p>
          </table:table-cell>
          <table:table-cell office:value-type="float" office:value="0.36438587552200502" table:style-name="ce1">
            <text:p>0.364385876</text:p>
          </table:table-cell>
          <table:table-cell office:value-type="float" office:value="0.87117657481949595" table:style-name="ce1">
            <text:p>0.871176575</text:p>
          </table:table-cell>
          <table:table-cell office:value-type="float" office:value="1.34942931661134" table:style-name="ce1">
            <text:p>1.349429317</text:p>
          </table:table-cell>
          <table:table-cell table:number-columns-repeated="16365"/>
        </table:table-row>
        <table:table-row table:style-name="ro1">
          <table:table-cell office:value-type="float" office:value="1.2513761577643501" table:style-name="ce1">
            <text:p>1.251376158</text:p>
          </table:table-cell>
          <table:table-cell office:value-type="float" office:value="4.4001813335830402" table:style-name="ce1">
            <text:p>4.400181334</text:p>
          </table:table-cell>
          <table:table-cell office:value-type="float" office:value="4.6717944072637101" table:style-name="ce1">
            <text:p>4.671794407</text:p>
          </table:table-cell>
          <table:table-cell office:value-type="float" office:value="19.588887034571901" table:style-name="ce1">
            <text:p>19.58888703</text:p>
          </table:table-cell>
          <table:table-cell table:style-name="ce1"/>
          <table:table-cell office:value-type="float" office:value="0.88034401596055101" table:style-name="ce1">
            <text:p>0.880344016</text:p>
          </table:table-cell>
          <table:table-cell office:value-type="float" office:value="1.53149601325493" table:style-name="ce1">
            <text:p>1.531496013</text:p>
          </table:table-cell>
          <table:table-cell office:value-type="float" office:value="3.2759376044398301" table:style-name="ce1">
            <text:p>3.275937604</text:p>
          </table:table-cell>
          <table:table-cell office:value-type="float" office:value="4.2648710660407696" table:style-name="ce1">
            <text:p>4.264871066</text:p>
          </table:table-cell>
          <table:table-cell table:style-name="ce1"/>
          <table:table-cell office:value-type="float" office:value="0.57587070470451895" table:style-name="ce1">
            <text:p>0.575870705</text:p>
          </table:table-cell>
          <table:table-cell office:value-type="float" office:value="0.39026034959748801" table:style-name="ce1">
            <text:p>0.39026035</text:p>
          </table:table-cell>
          <table:table-cell office:value-type="float" office:value="0.54826164193754301" table:style-name="ce1">
            <text:p>0.548261642</text:p>
          </table:table-cell>
          <table:table-cell office:value-type="float" office:value="1.3535396422013499" table:style-name="ce1">
            <text:p>1.353539642</text:p>
          </table:table-cell>
          <table:table-cell table:style-name="ce1"/>
          <table:table-cell office:value-type="float" office:value="0.69988352973994195" table:style-name="ce1">
            <text:p>0.69988353</text:p>
          </table:table-cell>
          <table:table-cell office:value-type="float" office:value="0.63091319807963198" table:style-name="ce1">
            <text:p>0.630913198</text:p>
          </table:table-cell>
          <table:table-cell office:value-type="float" office:value="0.44803848173863398" table:style-name="ce1">
            <text:p>0.448038482</text:p>
          </table:table-cell>
          <table:table-cell office:value-type="float" office:value="1.2014581841769101" table:style-name="ce1">
            <text:p>1.201458184</text:p>
          </table:table-cell>
          <table:table-cell table:number-columns-repeated="16365"/>
        </table:table-row>
        <table:table-row table:style-name="ro1">
          <table:table-cell office:value-type="float" office:value="1.18431180983817" table:style-name="ce1">
            <text:p>1.18431181</text:p>
          </table:table-cell>
          <table:table-cell office:value-type="float" office:value="4.49908654271663" table:style-name="ce1">
            <text:p>4.499086543</text:p>
          </table:table-cell>
          <table:table-cell office:value-type="float" office:value="4.31003155109833" table:style-name="ce1">
            <text:p>4.310031551</text:p>
          </table:table-cell>
          <table:table-cell office:value-type="float" office:value="19.3614800149507" table:style-name="ce1">
            <text:p>19.36148001</text:p>
          </table:table-cell>
          <table:table-cell table:style-name="ce1"/>
          <table:table-cell office:value-type="float" office:value="1.05251015757449" table:style-name="ce1">
            <text:p>1.052510158</text:p>
          </table:table-cell>
          <table:table-cell office:value-type="float" office:value="1.7339990262982701" table:style-name="ce1">
            <text:p>1.733999026</text:p>
          </table:table-cell>
          <table:table-cell office:value-type="float" office:value="3.0059893089463099" table:style-name="ce1">
            <text:p>3.005989309</text:p>
          </table:table-cell>
          <table:table-cell office:value-type="float" office:value="4.1045284114997997" table:style-name="ce1">
            <text:p>4.104528411</text:p>
          </table:table-cell>
          <table:table-cell table:style-name="ce1"/>
          <table:table-cell office:value-type="float" office:value="0.66026044153253605" table:style-name="ce1">
            <text:p>0.660260442</text:p>
          </table:table-cell>
          <table:table-cell office:value-type="float" office:value="0.38402400519820401" table:style-name="ce1">
            <text:p>0.384024005</text:p>
          </table:table-cell>
          <table:table-cell office:value-type="float" office:value="0.71841044988982095" table:style-name="ce1">
            <text:p>0.71841045</text:p>
          </table:table-cell>
          <table:table-cell office:value-type="float" office:value="1.9493396682956801" table:style-name="ce1">
            <text:p>1.949339668</text:p>
          </table:table-cell>
          <table:table-cell table:style-name="ce1"/>
          <table:table-cell office:value-type="float" office:value="0.54344064519232105" table:style-name="ce1">
            <text:p>0.543440645</text:p>
          </table:table-cell>
          <table:table-cell office:value-type="float" office:value="0.34088389754028398" table:style-name="ce1">
            <text:p>0.340883898</text:p>
          </table:table-cell>
          <table:table-cell office:value-type="float" office:value="0.85701564745792602" table:style-name="ce1">
            <text:p>0.857015647</text:p>
          </table:table-cell>
          <table:table-cell office:value-type="float" office:value="1.6484766604589101" table:style-name="ce1">
            <text:p>1.64847666</text:p>
          </table:table-cell>
          <table:table-cell table:number-columns-repeated="16365"/>
        </table:table-row>
        <table:table-row table:style-name="ro1">
          <table:table-cell office:value-type="float" office:value="1.30001111696329" table:style-name="ce1">
            <text:p>1.300011117</text:p>
          </table:table-cell>
          <table:table-cell office:value-type="float" office:value="4.6665277568993799" table:style-name="ce1">
            <text:p>4.666527757</text:p>
          </table:table-cell>
          <table:table-cell office:value-type="float" office:value="4.2228408920463796" table:style-name="ce1">
            <text:p>4.222840892</text:p>
          </table:table-cell>
          <table:table-cell office:value-type="float" office:value="18.903989556249599" table:style-name="ce1">
            <text:p>18.90398956</text:p>
          </table:table-cell>
          <table:table-cell table:style-name="ce1"/>
          <table:table-cell office:value-type="float" office:value="1.1197397083723299" table:style-name="ce1">
            <text:p>1.119739708</text:p>
          </table:table-cell>
          <table:table-cell office:value-type="float" office:value="1.8179297716862099" table:style-name="ce1">
            <text:p>1.817929772</text:p>
          </table:table-cell>
          <table:table-cell office:value-type="float" office:value="2.8669169663457601" table:style-name="ce1">
            <text:p>2.866916966</text:p>
          </table:table-cell>
          <table:table-cell office:value-type="float" office:value="4.1201711264392102" table:style-name="ce1">
            <text:p>4.120171126</text:p>
          </table:table-cell>
          <table:table-cell table:style-name="ce1"/>
          <table:table-cell office:value-type="float" office:value="0.53719397479892705" table:style-name="ce1">
            <text:p>0.537193975</text:p>
          </table:table-cell>
          <table:table-cell office:value-type="float" office:value="0.43056906688129298" table:style-name="ce1">
            <text:p>0.430569067</text:p>
          </table:table-cell>
          <table:table-cell office:value-type="float" office:value="0.87224623658600997" table:style-name="ce1">
            <text:p>0.872246237</text:p>
          </table:table-cell>
          <table:table-cell office:value-type="float" office:value="2.22919589406676" table:style-name="ce1">
            <text:p>2.229195894</text:p>
          </table:table-cell>
          <table:table-cell table:style-name="ce1"/>
          <table:table-cell office:value-type="float" office:value="0.46540316140363502" table:style-name="ce1">
            <text:p>0.465403161</text:p>
          </table:table-cell>
          <table:table-cell office:value-type="float" office:value="0.42589629015175501" table:style-name="ce1">
            <text:p>0.42589629</text:p>
          </table:table-cell>
          <table:table-cell office:value-type="float" office:value="0.81526105612262201" table:style-name="ce1">
            <text:p>0.815261056</text:p>
          </table:table-cell>
          <table:table-cell office:value-type="float" office:value="1.73693177711737" table:style-name="ce1">
            <text:p>1.736931777</text:p>
          </table:table-cell>
          <table:table-cell table:number-columns-repeated="16365"/>
        </table:table-row>
        <table:table-row table:style-name="ro1">
          <table:table-cell office:value-type="float" office:value="1.2604446211985001" table:style-name="ce1">
            <text:p>1.260444621</text:p>
          </table:table-cell>
          <table:table-cell office:value-type="float" office:value="4.6531255013836299" table:style-name="ce1">
            <text:p>4.653125501</text:p>
          </table:table-cell>
          <table:table-cell office:value-type="float" office:value="4.5245725850791203" table:style-name="ce1">
            <text:p>4.524572585</text:p>
          </table:table-cell>
          <table:table-cell office:value-type="float" office:value="20.478493181192501" table:style-name="ce1">
            <text:p>20.47849318</text:p>
          </table:table-cell>
          <table:table-cell table:style-name="ce1"/>
          <table:table-cell office:value-type="float" office:value="1.0605122192877201" table:style-name="ce1">
            <text:p>1.060512219</text:p>
          </table:table-cell>
          <table:table-cell office:value-type="float" office:value="1.7584987183587899" table:style-name="ce1">
            <text:p>1.758498718</text:p>
          </table:table-cell>
          <table:table-cell office:value-type="float" office:value="2.9936900910223598" table:style-name="ce1">
            <text:p>2.993690091</text:p>
          </table:table-cell>
          <table:table-cell office:value-type="float" office:value="3.8745385444838298" table:style-name="ce1">
            <text:p>3.874538544</text:p>
          </table:table-cell>
          <table:table-cell table:style-name="ce1"/>
          <table:table-cell office:value-type="float" office:value="0.56393932460086005" table:style-name="ce1">
            <text:p>0.563939325</text:p>
          </table:table-cell>
          <table:table-cell office:value-type="float" office:value="0.38620082689021001" table:style-name="ce1">
            <text:p>0.386200827</text:p>
          </table:table-cell>
          <table:table-cell office:value-type="float" office:value="0.54673143499177101" table:style-name="ce1">
            <text:p>0.546731435</text:p>
          </table:table-cell>
          <table:table-cell office:value-type="float" office:value="1.6166169603909" table:style-name="ce1">
            <text:p>1.61661696</text:p>
          </table:table-cell>
          <table:table-cell table:style-name="ce1"/>
          <table:table-cell office:value-type="float" office:value="0.51190654773913102" table:style-name="ce1">
            <text:p>0.511906548</text:p>
          </table:table-cell>
          <table:table-cell office:value-type="float" office:value="0.379511771346844" table:style-name="ce1">
            <text:p>0.379511771</text:p>
          </table:table-cell>
          <table:table-cell office:value-type="float" office:value="0.52281714187155603" table:style-name="ce1">
            <text:p>0.522817142</text:p>
          </table:table-cell>
          <table:table-cell office:value-type="float" office:value="1.35499472616688" table:style-name="ce1">
            <text:p>1.354994726</text:p>
          </table:table-cell>
          <table:table-cell table:number-columns-repeated="16365"/>
        </table:table-row>
        <table:table-row table:style-name="ro1">
          <table:table-cell office:value-type="float" office:value="1.1590473436414701" table:style-name="ce1">
            <text:p>1.159047344</text:p>
          </table:table-cell>
          <table:table-cell office:value-type="float" office:value="4.4605874947477497" table:style-name="ce1">
            <text:p>4.460587495</text:p>
          </table:table-cell>
          <table:table-cell office:value-type="float" office:value="4.5965688356085597" table:style-name="ce1">
            <text:p>4.596568836</text:p>
          </table:table-cell>
          <table:table-cell office:value-type="float" office:value="20.462815873842398" table:style-name="ce1">
            <text:p>20.46281587</text:p>
          </table:table-cell>
          <table:table-cell table:style-name="ce1"/>
          <table:table-cell office:value-type="float" office:value="0.98420446619997304" table:style-name="ce1">
            <text:p>0.984204466</text:p>
          </table:table-cell>
          <table:table-cell office:value-type="float" office:value="1.6908053496283799" table:style-name="ce1">
            <text:p>1.69080535</text:p>
          </table:table-cell>
          <table:table-cell office:value-type="float" office:value="3.0906515397229799" table:style-name="ce1">
            <text:p>3.09065154</text:p>
          </table:table-cell>
          <table:table-cell office:value-type="float" office:value="4.2416565014864496" table:style-name="ce1">
            <text:p>4.241656501</text:p>
          </table:table-cell>
          <table:table-cell table:style-name="ce1"/>
          <table:table-cell office:value-type="float" office:value="0.67440702327260404" table:style-name="ce1">
            <text:p>0.674407023</text:p>
          </table:table-cell>
          <table:table-cell office:value-type="float" office:value="0.42121592097308402" table:style-name="ce1">
            <text:p>0.421215921</text:p>
          </table:table-cell>
          <table:table-cell office:value-type="float" office:value="0.92586481899133599" table:style-name="ce1">
            <text:p>0.925864819</text:p>
          </table:table-cell>
          <table:table-cell office:value-type="float" office:value="2.0155329544567802" table:style-name="ce1">
            <text:p>2.015532954</text:p>
          </table:table-cell>
          <table:table-cell table:style-name="ce1"/>
          <table:table-cell office:value-type="float" office:value="0.61576957648447905" table:style-name="ce1">
            <text:p>0.615769576</text:p>
          </table:table-cell>
          <table:table-cell office:value-type="float" office:value="0.318328888880967" table:style-name="ce1">
            <text:p>0.318328889</text:p>
          </table:table-cell>
          <table:table-cell office:value-type="float" office:value="0.97668480523995804" table:style-name="ce1">
            <text:p>0.976684805</text:p>
          </table:table-cell>
          <table:table-cell office:value-type="float" office:value="1.80267100993254" table:style-name="ce1">
            <text:p>1.80267101</text:p>
          </table:table-cell>
          <table:table-cell table:number-columns-repeated="16365"/>
        </table:table-row>
        <table:table-row table:style-name="ro1">
          <table:table-cell office:value-type="float" office:value="1.12596843112971" table:style-name="ce1">
            <text:p>1.125968431</text:p>
          </table:table-cell>
          <table:table-cell office:value-type="float" office:value="4.4983499440176304" table:style-name="ce1">
            <text:p>4.498349944</text:p>
          </table:table-cell>
          <table:table-cell office:value-type="float" office:value="4.0863723598517803" table:style-name="ce1">
            <text:p>4.08637236</text:p>
          </table:table-cell>
          <table:table-cell office:value-type="float" office:value="18.842202745125199" table:style-name="ce1">
            <text:p>18.84220275</text:p>
          </table:table-cell>
          <table:table-cell table:style-name="ce1"/>
          <table:table-cell office:value-type="float" office:value="0.98224859991196301" table:style-name="ce1">
            <text:p>0.9822486</text:p>
          </table:table-cell>
          <table:table-cell office:value-type="float" office:value="1.7359143515648201" table:style-name="ce1">
            <text:p>1.735914352</text:p>
          </table:table-cell>
          <table:table-cell office:value-type="float" office:value="2.4429390754612501" table:style-name="ce1">
            <text:p>2.442939075</text:p>
          </table:table-cell>
          <table:table-cell office:value-type="float" office:value="5.0055178403160996" table:style-name="ce1">
            <text:p>5.00551784</text:p>
          </table:table-cell>
          <table:table-cell table:style-name="ce1"/>
          <table:table-cell office:value-type="float" office:value="0.72081718646556803" table:style-name="ce1">
            <text:p>0.720817186</text:p>
          </table:table-cell>
          <table:table-cell office:value-type="float" office:value="0.44143405411499098" table:style-name="ce1">
            <text:p>0.441434054</text:p>
          </table:table-cell>
          <table:table-cell office:value-type="float" office:value="1.5529099998600899" table:style-name="ce1">
            <text:p>1.55291</text:p>
          </table:table-cell>
          <table:table-cell office:value-type="float" office:value="3.1427533416576998" table:style-name="ce1">
            <text:p>3.142753342</text:p>
          </table:table-cell>
          <table:table-cell table:style-name="ce1"/>
          <table:table-cell office:value-type="float" office:value="0.63167775949847604" table:style-name="ce1">
            <text:p>0.631677759</text:p>
          </table:table-cell>
          <table:table-cell office:value-type="float" office:value="0.384917017390423" table:style-name="ce1">
            <text:p>0.384917017</text:p>
          </table:table-cell>
          <table:table-cell office:value-type="float" office:value="1.81629811521047" table:style-name="ce1">
            <text:p>1.816298115</text:p>
          </table:table-cell>
          <table:table-cell office:value-type="float" office:value="2.7525056089964899" table:style-name="ce1">
            <text:p>2.752505609</text:p>
          </table:table-cell>
          <table:table-cell table:number-columns-repeated="16365"/>
        </table:table-row>
        <table:table-row table:style-name="ro1">
          <table:table-cell office:value-type="float" office:value="1.2177649510576301" table:style-name="ce1">
            <text:p>1.217764951</text:p>
          </table:table-cell>
          <table:table-cell office:value-type="float" office:value="4.5817388524930998" table:style-name="ce1">
            <text:p>4.581738852</text:p>
          </table:table-cell>
          <table:table-cell office:value-type="float" office:value="4.1873752995412303" table:style-name="ce1">
            <text:p>4.1873753</text:p>
          </table:table-cell>
          <table:table-cell office:value-type="float" office:value="18.7818215354479" table:style-name="ce1">
            <text:p>18.78182154</text:p>
          </table:table-cell>
          <table:table-cell table:style-name="ce1"/>
          <table:table-cell office:value-type="float" office:value="1.0613173983041699" table:style-name="ce1">
            <text:p>1.061317398</text:p>
          </table:table-cell>
          <table:table-cell office:value-type="float" office:value="1.81996691450134" table:style-name="ce1">
            <text:p>1.819966915</text:p>
          </table:table-cell>
          <table:table-cell office:value-type="float" office:value="2.7542997227847201" table:style-name="ce1">
            <text:p>2.754299723</text:p>
          </table:table-cell>
          <table:table-cell office:value-type="float" office:value="4.5429686975024" table:style-name="ce1">
            <text:p>4.542968698</text:p>
          </table:table-cell>
          <table:table-cell table:style-name="ce1"/>
          <table:table-cell office:value-type="float" office:value="0.61815198217490896" table:style-name="ce1">
            <text:p>0.618151982</text:p>
          </table:table-cell>
          <table:table-cell office:value-type="float" office:value="0.47424933529403102" table:style-name="ce1">
            <text:p>0.474249335</text:p>
          </table:table-cell>
          <table:table-cell office:value-type="float" office:value="0.90817115665798198" table:style-name="ce1">
            <text:p>0.908171157</text:p>
          </table:table-cell>
          <table:table-cell office:value-type="float" office:value="2.6793290539357999" table:style-name="ce1">
            <text:p>2.679329054</text:p>
          </table:table-cell>
          <table:table-cell table:style-name="ce1"/>
          <table:table-cell office:value-type="float" office:value="0.52576294465196005" table:style-name="ce1">
            <text:p>0.525762945</text:p>
          </table:table-cell>
          <table:table-cell office:value-type="float" office:value="0.47380047058168301" table:style-name="ce1">
            <text:p>0.473800471</text:p>
          </table:table-cell>
          <table:table-cell office:value-type="float" office:value="0.98704249604050898" table:style-name="ce1">
            <text:p>0.987042496</text:p>
          </table:table-cell>
          <table:table-cell office:value-type="float" office:value="2.1912057352194299" table:style-name="ce1">
            <text:p>2.191205735</text:p>
          </table:table-cell>
          <table:table-cell table:number-columns-repeated="16365"/>
        </table:table-row>
        <table:table-row table:style-name="ro1">
          <table:table-cell office:value-type="float" office:value="1.1762461182031301" table:style-name="ce1">
            <text:p>1.176246118</text:p>
          </table:table-cell>
          <table:table-cell office:value-type="float" office:value="4.4485835843006596" table:style-name="ce1">
            <text:p>4.448583584</text:p>
          </table:table-cell>
          <table:table-cell office:value-type="float" office:value="4.6319387604931297" table:style-name="ce1">
            <text:p>4.63193876</text:p>
          </table:table-cell>
          <table:table-cell office:value-type="float" office:value="19.879954009052501" table:style-name="ce1">
            <text:p>19.87995401</text:p>
          </table:table-cell>
          <table:table-cell table:style-name="ce1"/>
          <table:table-cell office:value-type="float" office:value="0.960958146002591" table:style-name="ce1">
            <text:p>0.960958146</text:p>
          </table:table-cell>
          <table:table-cell office:value-type="float" office:value="1.7400301868802599" table:style-name="ce1">
            <text:p>1.740030187</text:p>
          </table:table-cell>
          <table:table-cell office:value-type="float" office:value="2.7766503758176899" table:style-name="ce1">
            <text:p>2.776650376</text:p>
          </table:table-cell>
          <table:table-cell office:value-type="float" office:value="4.4170256694803998" table:style-name="ce1">
            <text:p>4.417025669</text:p>
          </table:table-cell>
          <table:table-cell table:style-name="ce1"/>
          <table:table-cell office:value-type="float" office:value="0.64804128586792598" table:style-name="ce1">
            <text:p>0.648041286</text:p>
          </table:table-cell>
          <table:table-cell office:value-type="float" office:value="0.44277950503254698" table:style-name="ce1">
            <text:p>0.442779505</text:p>
          </table:table-cell>
          <table:table-cell office:value-type="float" office:value="0.68851909608754203" table:style-name="ce1">
            <text:p>0.688519096</text:p>
          </table:table-cell>
          <table:table-cell office:value-type="float" office:value="2.1011822165354102" table:style-name="ce1">
            <text:p>2.101182217</text:p>
          </table:table-cell>
          <table:table-cell table:style-name="ce1"/>
          <table:table-cell office:value-type="float" office:value="0.62310920365382405" table:style-name="ce1">
            <text:p>0.623109204</text:p>
          </table:table-cell>
          <table:table-cell office:value-type="float" office:value="0.420119989577453" table:style-name="ce1">
            <text:p>0.42011999</text:p>
          </table:table-cell>
          <table:table-cell office:value-type="float" office:value="0.93592093964469403" table:style-name="ce1">
            <text:p>0.93592094</text:p>
          </table:table-cell>
          <table:table-cell office:value-type="float" office:value="1.9979529486380201" table:style-name="ce1">
            <text:p>1.997952949</text:p>
          </table:table-cell>
          <table:table-cell table:number-columns-repeated="16365"/>
        </table:table-row>
        <table:table-row table:style-name="ro1">
          <table:table-cell office:value-type="float" office:value="1.1572090854977899" table:style-name="ce1">
            <text:p>1.157209085</text:p>
          </table:table-cell>
          <table:table-cell office:value-type="float" office:value="4.3261909612136202" table:style-name="ce1">
            <text:p>4.326190961</text:p>
          </table:table-cell>
          <table:table-cell office:value-type="float" office:value="4.8374797620340102" table:style-name="ce1">
            <text:p>4.837479762</text:p>
          </table:table-cell>
          <table:table-cell office:value-type="float" office:value="20.624626894873501" table:style-name="ce1">
            <text:p>20.62462689</text:p>
          </table:table-cell>
          <table:table-cell table:style-name="ce1"/>
          <table:table-cell office:value-type="float" office:value="0.96897552474752702" table:style-name="ce1">
            <text:p>0.968975525</text:p>
          </table:table-cell>
          <table:table-cell office:value-type="float" office:value="1.6459153727881799" table:style-name="ce1">
            <text:p>1.645915373</text:p>
          </table:table-cell>
          <table:table-cell office:value-type="float" office:value="3.1905472402732902" table:style-name="ce1">
            <text:p>3.19054724</text:p>
          </table:table-cell>
          <table:table-cell office:value-type="float" office:value="3.8202905816725399" table:style-name="ce1">
            <text:p>3.820290582</text:p>
          </table:table-cell>
          <table:table-cell table:style-name="ce1"/>
          <table:table-cell office:value-type="float" office:value="0.64686545679216501" table:style-name="ce1">
            <text:p>0.646865457</text:p>
          </table:table-cell>
          <table:table-cell office:value-type="float" office:value="0.47421282502770501" table:style-name="ce1">
            <text:p>0.474212825</text:p>
          </table:table-cell>
          <table:table-cell office:value-type="float" office:value="0.64357011890902005" table:style-name="ce1">
            <text:p>0.643570119</text:p>
          </table:table-cell>
          <table:table-cell office:value-type="float" office:value="1.1771197620974001" table:style-name="ce1">
            <text:p>1.177119762</text:p>
          </table:table-cell>
          <table:table-cell table:style-name="ce1"/>
          <table:table-cell office:value-type="float" office:value="0.59427854581310402" table:style-name="ce1">
            <text:p>0.594278546</text:p>
          </table:table-cell>
          <table:table-cell office:value-type="float" office:value="0.36063380907447401" table:style-name="ce1">
            <text:p>0.360633809</text:p>
          </table:table-cell>
          <table:table-cell office:value-type="float" office:value="0.55358562763888497" table:style-name="ce1">
            <text:p>0.553585628</text:p>
          </table:table-cell>
          <table:table-cell office:value-type="float" office:value="1.3905973630159201" table:style-name="ce1">
            <text:p>1.390597363</text:p>
          </table:table-cell>
          <table:table-cell table:number-columns-repeated="16365"/>
        </table:table-row>
        <table:table-row table:style-name="ro1">
          <table:table-cell office:value-type="float" office:value="1.1797366648937999" table:style-name="ce1">
            <text:p>1.179736665</text:p>
          </table:table-cell>
          <table:table-cell office:value-type="float" office:value="4.3762299189165601" table:style-name="ce1">
            <text:p>4.376229919</text:p>
          </table:table-cell>
          <table:table-cell office:value-type="float" office:value="4.4204308678127298" table:style-name="ce1">
            <text:p>4.420430868</text:p>
          </table:table-cell>
          <table:table-cell office:value-type="float" office:value="20.340430451907999" table:style-name="ce1">
            <text:p>20.34043045</text:p>
          </table:table-cell>
          <table:table-cell table:style-name="ce1"/>
          <table:table-cell office:value-type="float" office:value="0.98652839620272204" table:style-name="ce1">
            <text:p>0.986528396</text:p>
          </table:table-cell>
          <table:table-cell office:value-type="float" office:value="1.67000888430642" table:style-name="ce1">
            <text:p>1.670008884</text:p>
          </table:table-cell>
          <table:table-cell office:value-type="float" office:value="2.6673637352033599" table:style-name="ce1">
            <text:p>2.667363735</text:p>
          </table:table-cell>
          <table:table-cell office:value-type="float" office:value="3.0670834301632999" table:style-name="ce1">
            <text:p>3.06708343</text:p>
          </table:table-cell>
          <table:table-cell table:style-name="ce1"/>
          <table:table-cell office:value-type="float" office:value="0.62358822360914701" table:style-name="ce1">
            <text:p>0.623588224</text:p>
          </table:table-cell>
          <table:table-cell office:value-type="float" office:value="0.54016846564909404" table:style-name="ce1">
            <text:p>0.540168466</text:p>
          </table:table-cell>
          <table:table-cell office:value-type="float" office:value="1.1641051779899301" table:style-name="ce1">
            <text:p>1.164105178</text:p>
          </table:table-cell>
          <table:table-cell office:value-type="float" office:value="0.75667164947586896" table:style-name="ce1">
            <text:p>0.756671649</text:p>
          </table:table-cell>
          <table:table-cell table:style-name="ce1"/>
          <table:table-cell office:value-type="float" office:value="0.56844405821836097" table:style-name="ce1">
            <text:p>0.568444058</text:p>
          </table:table-cell>
          <table:table-cell office:value-type="float" office:value="0.39375227414056102" table:style-name="ce1">
            <text:p>0.393752274</text:p>
          </table:table-cell>
          <table:table-cell office:value-type="float" office:value="0.98356834630164602" table:style-name="ce1">
            <text:p>0.983568346</text:p>
          </table:table-cell>
          <table:table-cell office:value-type="float" office:value="1.18951886899139" table:style-name="ce1">
            <text:p>1.189518869</text:p>
          </table:table-cell>
          <table:table-cell table:number-columns-repeated="16365"/>
        </table:table-row>
        <table:table-row table:style-name="ro1">
          <table:table-cell office:value-type="float" office:value="1.1539195454386699" table:style-name="ce1">
            <text:p>1.153919545</text:p>
          </table:table-cell>
          <table:table-cell office:value-type="float" office:value="4.3989068425111801" table:style-name="ce1">
            <text:p>4.398906843</text:p>
          </table:table-cell>
          <table:table-cell office:value-type="float" office:value="4.9999211420626901" table:style-name="ce1">
            <text:p>4.999921142</text:p>
          </table:table-cell>
          <table:table-cell office:value-type="float" office:value="20.914383736598001" table:style-name="ce1">
            <text:p>20.91438374</text:p>
          </table:table-cell>
          <table:table-cell table:style-name="ce1"/>
          <table:table-cell office:value-type="float" office:value="0.99447493136643095" table:style-name="ce1">
            <text:p>0.994474931</text:p>
          </table:table-cell>
          <table:table-cell office:value-type="float" office:value="1.6884219655743899" table:style-name="ce1">
            <text:p>1.688421966</text:p>
          </table:table-cell>
          <table:table-cell office:value-type="float" office:value="3.6716069251144301" table:style-name="ce1">
            <text:p>3.671606925</text:p>
          </table:table-cell>
          <table:table-cell office:value-type="float" office:value="3.93674952852371" table:style-name="ce1">
            <text:p>3.936749529</text:p>
          </table:table-cell>
          <table:table-cell table:style-name="ce1"/>
          <table:table-cell office:value-type="float" office:value="0.65363311536798596" table:style-name="ce1">
            <text:p>0.653633115</text:p>
          </table:table-cell>
          <table:table-cell office:value-type="float" office:value="0.49394210442688502" table:style-name="ce1">
            <text:p>0.493942104</text:p>
          </table:table-cell>
          <table:table-cell office:value-type="float" office:value="0.81176120859104595" table:style-name="ce1">
            <text:p>0.811761209</text:p>
          </table:table-cell>
          <table:table-cell office:value-type="float" office:value="1.31583573345191" table:style-name="ce1">
            <text:p>1.315835733</text:p>
          </table:table-cell>
          <table:table-cell table:style-name="ce1"/>
          <table:table-cell office:value-type="float" office:value="0.56386282193036497" table:style-name="ce1">
            <text:p>0.563862822</text:p>
          </table:table-cell>
          <table:table-cell office:value-type="float" office:value="0.41964336990277501" table:style-name="ce1">
            <text:p>0.41964337</text:p>
          </table:table-cell>
          <table:table-cell office:value-type="float" office:value="0.97715147463254004" table:style-name="ce1">
            <text:p>0.977151475</text:p>
          </table:table-cell>
          <table:table-cell office:value-type="float" office:value="1.53806328477221" table:style-name="ce1">
            <text:p>1.538063285</text:p>
          </table:table-cell>
          <table:table-cell table:number-columns-repeated="16365"/>
        </table:table-row>
        <table:table-row table:style-name="ro1">
          <table:table-cell office:value-type="float" office:value="1.06302797786117" table:style-name="ce1">
            <text:p>1.063027978</text:p>
          </table:table-cell>
          <table:table-cell office:value-type="float" office:value="4.3734964081900403" table:style-name="ce1">
            <text:p>4.373496408</text:p>
          </table:table-cell>
          <table:table-cell office:value-type="float" office:value="4.6457818720164301" table:style-name="ce1">
            <text:p>4.645781872</text:p>
          </table:table-cell>
          <table:table-cell office:value-type="float" office:value="19.9305816217272" table:style-name="ce1">
            <text:p>19.93058162</text:p>
          </table:table-cell>
          <table:table-cell table:style-name="ce1"/>
          <table:table-cell office:value-type="float" office:value="0.93671042390960602" table:style-name="ce1">
            <text:p>0.936710424</text:p>
          </table:table-cell>
          <table:table-cell office:value-type="float" office:value="1.7065785612278499" table:style-name="ce1">
            <text:p>1.706578561</text:p>
          </table:table-cell>
          <table:table-cell office:value-type="float" office:value="3.2226128206445801" table:style-name="ce1">
            <text:p>3.222612821</text:p>
          </table:table-cell>
          <table:table-cell office:value-type="float" office:value="4.6920710509262902" table:style-name="ce1">
            <text:p>4.692071051</text:p>
          </table:table-cell>
          <table:table-cell table:style-name="ce1"/>
          <table:table-cell office:value-type="float" office:value="0.73685877625010698" table:style-name="ce1">
            <text:p>0.736858776</text:p>
          </table:table-cell>
          <table:table-cell office:value-type="float" office:value="0.503504458512533" table:style-name="ce1">
            <text:p>0.503504459</text:p>
          </table:table-cell>
          <table:table-cell office:value-type="float" office:value="0.68392692561312396" table:style-name="ce1">
            <text:p>0.683926926</text:p>
          </table:table-cell>
          <table:table-cell office:value-type="float" office:value="2.2404494990528798" table:style-name="ce1">
            <text:p>2.240449499</text:p>
          </table:table-cell>
          <table:table-cell table:style-name="ce1"/>
          <table:table-cell office:value-type="float" office:value="0.62017072273254703" table:style-name="ce1">
            <text:p>0.620170723</text:p>
          </table:table-cell>
          <table:table-cell office:value-type="float" office:value="0.44341599563892897" table:style-name="ce1">
            <text:p>0.443415996</text:p>
          </table:table-cell>
          <table:table-cell office:value-type="float" office:value="0.88995990181947804" table:style-name="ce1">
            <text:p>0.889959902</text:p>
          </table:table-cell>
          <table:table-cell office:value-type="float" office:value="2.25438539306742" table:style-name="ce1">
            <text:p>2.254385393</text:p>
          </table:table-cell>
          <table:table-cell table:number-columns-repeated="16365"/>
        </table:table-row>
        <table:table-row table:style-name="ro1">
          <table:table-cell office:value-type="float" office:value="1.1137729688176199" table:style-name="ce1">
            <text:p>1.113772969</text:p>
          </table:table-cell>
          <table:table-cell office:value-type="float" office:value="4.4017781807487504" table:style-name="ce1">
            <text:p>4.401778181</text:p>
          </table:table-cell>
          <table:table-cell office:value-type="float" office:value="4.4800439176648998" table:style-name="ce1">
            <text:p>4.480043918</text:p>
          </table:table-cell>
          <table:table-cell office:value-type="float" office:value="19.868900901045699" table:style-name="ce1">
            <text:p>19.8689009</text:p>
          </table:table-cell>
          <table:table-cell table:style-name="ce1"/>
          <table:table-cell office:value-type="float" office:value="0.99169875375899397" table:style-name="ce1">
            <text:p>0.991698754</text:p>
          </table:table-cell>
          <table:table-cell office:value-type="float" office:value="1.7257613188207399" table:style-name="ce1">
            <text:p>1.725761319</text:p>
          </table:table-cell>
          <table:table-cell office:value-type="float" office:value="2.84195080584113" table:style-name="ce1">
            <text:p>2.841950806</text:p>
          </table:table-cell>
          <table:table-cell office:value-type="float" office:value="4.3165601502728901" table:style-name="ce1">
            <text:p>4.31656015</text:p>
          </table:table-cell>
          <table:table-cell table:style-name="ce1"/>
          <table:table-cell office:value-type="float" office:value="0.678689578042453" table:style-name="ce1">
            <text:p>0.678689578</text:p>
          </table:table-cell>
          <table:table-cell office:value-type="float" office:value="0.50138319883786997" table:style-name="ce1">
            <text:p>0.501383199</text:p>
          </table:table-cell>
          <table:table-cell office:value-type="float" office:value="0.56822468520835001" table:style-name="ce1">
            <text:p>0.568224685</text:p>
          </table:table-cell>
          <table:table-cell office:value-type="float" office:value="1.8058500171363201" table:style-name="ce1">
            <text:p>1.805850017</text:p>
          </table:table-cell>
          <table:table-cell table:style-name="ce1"/>
          <table:table-cell office:value-type="float" office:value="0.56398846022031401" table:style-name="ce1">
            <text:p>0.56398846</text:p>
          </table:table-cell>
          <table:table-cell office:value-type="float" office:value="0.464523326216434" table:style-name="ce1">
            <text:p>0.464523326</text:p>
          </table:table-cell>
          <table:table-cell office:value-type="float" office:value="0.89274754477972895" table:style-name="ce1">
            <text:p>0.892747545</text:p>
          </table:table-cell>
          <table:table-cell office:value-type="float" office:value="1.8892800280137301" table:style-name="ce1">
            <text:p>1.889280028</text:p>
          </table:table-cell>
          <table:table-cell table:number-columns-repeated="16365"/>
        </table:table-row>
        <table:table-row table:style-name="ro1">
          <table:table-cell office:value-type="float" office:value="1.0876071569316099" table:style-name="ce1">
            <text:p>1.087607157</text:p>
          </table:table-cell>
          <table:table-cell office:value-type="float" office:value="4.2865577601053797" table:style-name="ce1">
            <text:p>4.28655776</text:p>
          </table:table-cell>
          <table:table-cell office:value-type="float" office:value="4.8914123795656899" table:style-name="ce1">
            <text:p>4.89141238</text:p>
          </table:table-cell>
          <table:table-cell office:value-type="float" office:value="20.351142062915599" table:style-name="ce1">
            <text:p>20.35114206</text:p>
          </table:table-cell>
          <table:table-cell table:style-name="ce1"/>
          <table:table-cell office:value-type="float" office:value="0.95255735909311801" table:style-name="ce1">
            <text:p>0.952557359</text:p>
          </table:table-cell>
          <table:table-cell office:value-type="float" office:value="1.6820543391318099" table:style-name="ce1">
            <text:p>1.682054339</text:p>
          </table:table-cell>
          <table:table-cell office:value-type="float" office:value="3.5328035471886201" table:style-name="ce1">
            <text:p>3.532803547</text:p>
          </table:table-cell>
          <table:table-cell office:value-type="float" office:value="4.4354218419991103" table:style-name="ce1">
            <text:p>4.435421842</text:p>
          </table:table-cell>
          <table:table-cell table:style-name="ce1"/>
          <table:table-cell office:value-type="float" office:value="0.70671122957397003" table:style-name="ce1">
            <text:p>0.70671123</text:p>
          </table:table-cell>
          <table:table-cell office:value-type="float" office:value="0.54519338066340195" table:style-name="ce1">
            <text:p>0.545193381</text:p>
          </table:table-cell>
          <table:table-cell office:value-type="float" office:value="0.72641166697247594" table:style-name="ce1">
            <text:p>0.726411667</text:p>
          </table:table-cell>
          <table:table-cell office:value-type="float" office:value="1.78156207078111" table:style-name="ce1">
            <text:p>1.781562071</text:p>
          </table:table-cell>
          <table:table-cell table:style-name="ce1"/>
          <table:table-cell office:value-type="float" office:value="0.59520176396202795" table:style-name="ce1">
            <text:p>0.595201764</text:p>
          </table:table-cell>
          <table:table-cell office:value-type="float" office:value="0.44479864010806802" table:style-name="ce1">
            <text:p>0.44479864</text:p>
          </table:table-cell>
          <table:table-cell office:value-type="float" office:value="0.95721716274688695" table:style-name="ce1">
            <text:p>0.957217163</text:p>
          </table:table-cell>
          <table:table-cell office:value-type="float" office:value="2.0158382510008699" table:style-name="ce1">
            <text:p>2.015838251</text:p>
          </table:table-cell>
          <table:table-cell table:number-columns-repeated="16365"/>
        </table:table-row>
        <table:table-row table:style-name="ro1">
          <table:table-cell office:value-type="float" office:value="1.0334655070316101" table:style-name="ce1">
            <text:p>1.033465507</text:p>
          </table:table-cell>
          <table:table-cell office:value-type="float" office:value="4.3438015522025797" table:style-name="ce1">
            <text:p>4.343801552</text:p>
          </table:table-cell>
          <table:table-cell office:value-type="float" office:value="4.5025516029597901" table:style-name="ce1">
            <text:p>4.502551603</text:p>
          </table:table-cell>
          <table:table-cell office:value-type="float" office:value="19.3715911651312" table:style-name="ce1">
            <text:p>19.37159117</text:p>
          </table:table-cell>
          <table:table-cell table:style-name="ce1"/>
          <table:table-cell office:value-type="float" office:value="0.99402097900490505" table:style-name="ce1">
            <text:p>0.994020979</text:p>
          </table:table-cell>
          <table:table-cell office:value-type="float" office:value="1.749283744307" table:style-name="ce1">
            <text:p>1.749283744</text:p>
          </table:table-cell>
          <table:table-cell office:value-type="float" office:value="3.3065458945228401" table:style-name="ce1">
            <text:p>3.306545895</text:p>
          </table:table-cell>
          <table:table-cell office:value-type="float" office:value="4.48118514463963" table:style-name="ce1">
            <text:p>4.481185145</text:p>
          </table:table-cell>
          <table:table-cell table:style-name="ce1"/>
          <table:table-cell office:value-type="float" office:value="0.76226828827081505" table:style-name="ce1">
            <text:p>0.762268288</text:p>
          </table:table-cell>
          <table:table-cell office:value-type="float" office:value="0.52144889981866405" table:style-name="ce1">
            <text:p>0.5214489</text:p>
          </table:table-cell>
          <table:table-cell office:value-type="float" office:value="0.71244395995603305" table:style-name="ce1">
            <text:p>0.71244396</text:p>
          </table:table-cell>
          <table:table-cell office:value-type="float" office:value="1.9842588359568401" table:style-name="ce1">
            <text:p>1.984258836</text:p>
          </table:table-cell>
          <table:table-cell table:style-name="ce1"/>
          <table:table-cell office:value-type="float" office:value="0.56257125574084799" table:style-name="ce1">
            <text:p>0.562571256</text:p>
          </table:table-cell>
          <table:table-cell office:value-type="float" office:value="0.50139395722482705" table:style-name="ce1">
            <text:p>0.501393957</text:p>
          </table:table-cell>
          <table:table-cell office:value-type="float" office:value="0.69121984216491605" table:style-name="ce1">
            <text:p>0.691219842</text:p>
          </table:table-cell>
          <table:table-cell office:value-type="float" office:value="2.0559771953206698" table:style-name="ce1">
            <text:p>2.055977195</text:p>
          </table:table-cell>
          <table:table-cell table:number-columns-repeated="16365"/>
        </table:table-row>
        <table:table-row table:style-name="ro1">
          <table:table-cell office:value-type="float" office:value="1.0592011108970201" table:style-name="ce1">
            <text:p>1.059201111</text:p>
          </table:table-cell>
          <table:table-cell office:value-type="float" office:value="4.3958473704225796" table:style-name="ce1">
            <text:p>4.39584737</text:p>
          </table:table-cell>
          <table:table-cell office:value-type="float" office:value="4.3680357578464397" table:style-name="ce1">
            <text:p>4.368035758</text:p>
          </table:table-cell>
          <table:table-cell office:value-type="float" office:value="18.939694375288902" table:style-name="ce1">
            <text:p>18.93969438</text:p>
          </table:table-cell>
          <table:table-cell table:style-name="ce1"/>
          <table:table-cell office:value-type="float" office:value="0.94597949238654799" table:style-name="ce1">
            <text:p>0.945979492</text:p>
          </table:table-cell>
          <table:table-cell office:value-type="float" office:value="1.7740976484161499" table:style-name="ce1">
            <text:p>1.774097648</text:p>
          </table:table-cell>
          <table:table-cell office:value-type="float" office:value="2.8980775652331601" table:style-name="ce1">
            <text:p>2.898077565</text:p>
          </table:table-cell>
          <table:table-cell office:value-type="float" office:value="4.6097595991413503" table:style-name="ce1">
            <text:p>4.609759599</text:p>
          </table:table-cell>
          <table:table-cell table:style-name="ce1"/>
          <table:table-cell office:value-type="float" office:value="0.73978196629910897" table:style-name="ce1">
            <text:p>0.739781966</text:p>
          </table:table-cell>
          <table:table-cell office:value-type="float" office:value="0.512440332171335" table:style-name="ce1">
            <text:p>0.512440332</text:p>
          </table:table-cell>
          <table:table-cell office:value-type="float" office:value="0.73914578036623702" table:style-name="ce1">
            <text:p>0.73914578</text:p>
          </table:table-cell>
          <table:table-cell office:value-type="float" office:value="1.8229733576974101" table:style-name="ce1">
            <text:p>1.822973358</text:p>
          </table:table-cell>
          <table:table-cell table:style-name="ce1"/>
          <table:table-cell office:value-type="float" office:value="0.60716978801386501" table:style-name="ce1">
            <text:p>0.607169788</text:p>
          </table:table-cell>
          <table:table-cell office:value-type="float" office:value="0.528027891667189" table:style-name="ce1">
            <text:p>0.528027892</text:p>
          </table:table-cell>
          <table:table-cell office:value-type="float" office:value="0.66381042874653595" table:style-name="ce1">
            <text:p>0.663810429</text:p>
          </table:table-cell>
          <table:table-cell office:value-type="float" office:value="2.2687689284452501" table:style-name="ce1">
            <text:p>2.268768928</text:p>
          </table:table-cell>
          <table:table-cell table:number-columns-repeated="16365"/>
        </table:table-row>
        <table:table-row table:style-name="ro1">
          <table:table-cell office:value-type="float" office:value="1.03846870548659" table:style-name="ce1">
            <text:p>1.038468705</text:p>
          </table:table-cell>
          <table:table-cell office:value-type="float" office:value="4.3422867117341299" table:style-name="ce1">
            <text:p>4.342286712</text:p>
          </table:table-cell>
          <table:table-cell office:value-type="float" office:value="4.7918877116604301" table:style-name="ce1">
            <text:p>4.791887712</text:p>
          </table:table-cell>
          <table:table-cell office:value-type="float" office:value="19.9256060652434" table:style-name="ce1">
            <text:p>19.92560607</text:p>
          </table:table-cell>
          <table:table-cell table:style-name="ce1"/>
          <table:table-cell office:value-type="float" office:value="0.90022602296239396" table:style-name="ce1">
            <text:p>0.900226023</text:p>
          </table:table-cell>
          <table:table-cell office:value-type="float" office:value="1.6570429859521001" table:style-name="ce1">
            <text:p>1.657042986</text:p>
          </table:table-cell>
          <table:table-cell office:value-type="float" office:value="3.2067341686038699" table:style-name="ce1">
            <text:p>3.206734169</text:p>
          </table:table-cell>
          <table:table-cell office:value-type="float" office:value="4.1808375187093603" table:style-name="ce1">
            <text:p>4.180837519</text:p>
          </table:table-cell>
          <table:table-cell table:style-name="ce1"/>
          <table:table-cell office:value-type="float" office:value="0.74629862186004203" table:style-name="ce1">
            <text:p>0.746298622</text:p>
          </table:table-cell>
          <table:table-cell office:value-type="float" office:value="0.50330028940302596" table:style-name="ce1">
            <text:p>0.503300289</text:p>
          </table:table-cell>
          <table:table-cell office:value-type="float" office:value="0.78583497545999803" table:style-name="ce1">
            <text:p>0.785834975</text:p>
          </table:table-cell>
          <table:table-cell office:value-type="float" office:value="1.2811786749888601" table:style-name="ce1">
            <text:p>1.281178675</text:p>
          </table:table-cell>
          <table:table-cell table:style-name="ce1"/>
          <table:table-cell office:value-type="float" office:value="0.636863129212629" table:style-name="ce1">
            <text:p>0.636863129</text:p>
          </table:table-cell>
          <table:table-cell office:value-type="float" office:value="0.45877052734940399" table:style-name="ce1">
            <text:p>0.458770527</text:p>
          </table:table-cell>
          <table:table-cell office:value-type="float" office:value="0.64204498354777395" table:style-name="ce1">
            <text:p>0.642044984</text:p>
          </table:table-cell>
          <table:table-cell office:value-type="float" office:value="1.7678168367531499" table:style-name="ce1">
            <text:p>1.767816837</text:p>
          </table:table-cell>
          <table:table-cell table:number-columns-repeated="16365"/>
        </table:table-row>
        <table:table-row table:style-name="ro1">
          <table:table-cell office:value-type="float" office:value="1.0232921094773799" table:style-name="ce1">
            <text:p>1.023292109</text:p>
          </table:table-cell>
          <table:table-cell office:value-type="float" office:value="4.2841880415132696" table:style-name="ce1">
            <text:p>4.284188042</text:p>
          </table:table-cell>
          <table:table-cell office:value-type="float" office:value="4.8789841588140304" table:style-name="ce1">
            <text:p>4.878984159</text:p>
          </table:table-cell>
          <table:table-cell office:value-type="float" office:value="20.210822443836399" table:style-name="ce1">
            <text:p>20.21082244</text:p>
          </table:table-cell>
          <table:table-cell table:style-name="ce1"/>
          <table:table-cell office:value-type="float" office:value="0.82950666739668699" table:style-name="ce1">
            <text:p>0.829506667</text:p>
          </table:table-cell>
          <table:table-cell office:value-type="float" office:value="1.6602228543439299" table:style-name="ce1">
            <text:p>1.660222854</text:p>
          </table:table-cell>
          <table:table-cell office:value-type="float" office:value="3.1562877780090601" table:style-name="ce1">
            <text:p>3.156287778</text:p>
          </table:table-cell>
          <table:table-cell office:value-type="float" office:value="4.11708872452237" table:style-name="ce1">
            <text:p>4.117088725</text:p>
          </table:table-cell>
          <table:table-cell table:style-name="ce1"/>
          <table:table-cell office:value-type="float" office:value="0.75917707252091404" table:style-name="ce1">
            <text:p>0.759177073</text:p>
          </table:table-cell>
          <table:table-cell office:value-type="float" office:value="0.50105199805468903" table:style-name="ce1">
            <text:p>0.501051998</text:p>
          </table:table-cell>
          <table:table-cell office:value-type="float" office:value="0.90858462638279203" table:style-name="ce1">
            <text:p>0.908584626</text:p>
          </table:table-cell>
          <table:table-cell office:value-type="float" office:value="1.27107526507096" table:style-name="ce1">
            <text:p>1.271075265</text:p>
          </table:table-cell>
          <table:table-cell table:style-name="ce1"/>
          <table:table-cell office:value-type="float" office:value="0.70559743430019495" table:style-name="ce1">
            <text:p>0.705597434</text:p>
          </table:table-cell>
          <table:table-cell office:value-type="float" office:value="0.48438523730995597" table:style-name="ce1">
            <text:p>0.484385237</text:p>
          </table:table-cell>
          <table:table-cell office:value-type="float" office:value="0.76585470601531302" table:style-name="ce1">
            <text:p>0.765854706</text:p>
          </table:table-cell>
          <table:table-cell office:value-type="float" office:value="1.64517407996951" table:style-name="ce1">
            <text:p>1.64517408</text:p>
          </table:table-cell>
          <table:table-cell table:number-columns-repeated="16365"/>
        </table:table-row>
        <table:table-row table:style-name="ro1">
          <table:table-cell office:value-type="float" office:value="1.0524061659024799" table:style-name="ce1">
            <text:p>1.052406166</text:p>
          </table:table-cell>
          <table:table-cell office:value-type="float" office:value="4.3985536218918799" table:style-name="ce1">
            <text:p>4.398553622</text:p>
          </table:table-cell>
          <table:table-cell office:value-type="float" office:value="4.2837211567145399" table:style-name="ce1">
            <text:p>4.283721157</text:p>
          </table:table-cell>
          <table:table-cell office:value-type="float" office:value="19.565336122752601" table:style-name="ce1">
            <text:p>19.56533612</text:p>
          </table:table-cell>
          <table:table-cell table:style-name="ce1"/>
          <table:table-cell office:value-type="float" office:value="0.87616852007382995" table:style-name="ce1">
            <text:p>0.87616852</text:p>
          </table:table-cell>
          <table:table-cell office:value-type="float" office:value="1.7550513452238301" table:style-name="ce1">
            <text:p>1.755051345</text:p>
          </table:table-cell>
          <table:table-cell office:value-type="float" office:value="2.6062663442504101" table:style-name="ce1">
            <text:p>2.606266344</text:p>
          </table:table-cell>
          <table:table-cell office:value-type="float" office:value="5.0654456042832896" table:style-name="ce1">
            <text:p>5.065445604</text:p>
          </table:table-cell>
          <table:table-cell table:style-name="ce1"/>
          <table:table-cell office:value-type="float" office:value="0.74105768364035396" table:style-name="ce1">
            <text:p>0.741057684</text:p>
          </table:table-cell>
          <table:table-cell office:value-type="float" office:value="0.52107109447676803" table:style-name="ce1">
            <text:p>0.521071094</text:p>
          </table:table-cell>
          <table:table-cell office:value-type="float" office:value="0.82961026436307905" table:style-name="ce1">
            <text:p>0.829610264</text:p>
          </table:table-cell>
          <table:table-cell office:value-type="float" office:value="2.4551748686709001" table:style-name="ce1">
            <text:p>2.455174869</text:p>
          </table:table-cell>
          <table:table-cell table:style-name="ce1"/>
          <table:table-cell office:value-type="float" office:value="0.66349399611380699" table:style-name="ce1">
            <text:p>0.663493996</text:p>
          </table:table-cell>
          <table:table-cell office:value-type="float" office:value="0.53899203106707905" table:style-name="ce1">
            <text:p>0.538992031</text:p>
          </table:table-cell>
          <table:table-cell office:value-type="float" office:value="0.96899160559526598" table:style-name="ce1">
            <text:p>0.968991606</text:p>
          </table:table-cell>
          <table:table-cell office:value-type="float" office:value="2.7265177777145602" table:style-name="ce1">
            <text:p>2.726517778</text:p>
          </table:table-cell>
          <table:table-cell table:number-columns-repeated="16365"/>
        </table:table-row>
        <table:table-row table:style-name="ro1">
          <table:table-cell office:value-type="float" office:value="1.0374454472599299" table:style-name="ce1">
            <text:p>1.037445447</text:p>
          </table:table-cell>
          <table:table-cell office:value-type="float" office:value="4.5203082565110302" table:style-name="ce1">
            <text:p>4.520308257</text:p>
          </table:table-cell>
          <table:table-cell office:value-type="float" office:value="3.4999556195577202" table:style-name="ce1">
            <text:p>3.49995562</text:p>
          </table:table-cell>
          <table:table-cell office:value-type="float" office:value="18.016911367184498" table:style-name="ce1">
            <text:p>18.01691137</text:p>
          </table:table-cell>
          <table:table-cell table:style-name="ce1"/>
          <table:table-cell office:value-type="float" office:value="0.86847002442744203" table:style-name="ce1">
            <text:p>0.868470024</text:p>
          </table:table-cell>
          <table:table-cell office:value-type="float" office:value="1.8911588044354299" table:style-name="ce1">
            <text:p>1.891158804</text:p>
          </table:table-cell>
          <table:table-cell office:value-type="float" office:value="1.54643722072793" table:style-name="ce1">
            <text:p>1.546437221</text:p>
          </table:table-cell>
          <table:table-cell office:value-type="float" office:value="5.8300883485802899" table:style-name="ce1">
            <text:p>5.830088349</text:p>
          </table:table-cell>
          <table:table-cell table:style-name="ce1"/>
          <table:table-cell office:value-type="float" office:value="0.76185292140983896" table:style-name="ce1">
            <text:p>0.761852921</text:p>
          </table:table-cell>
          <table:table-cell office:value-type="float" office:value="0.57309544154024095" table:style-name="ce1">
            <text:p>0.573095442</text:p>
          </table:table-cell>
          <table:table-cell office:value-type="float" office:value="1.8141674398413701" table:style-name="ce1">
            <text:p>1.81416744</text:p>
          </table:table-cell>
          <table:table-cell office:value-type="float" office:value="3.3894027003532301" table:style-name="ce1">
            <text:p>3.3894027</text:p>
          </table:table-cell>
          <table:table-cell table:style-name="ce1"/>
          <table:table-cell office:value-type="float" office:value="0.68177237247690803" table:style-name="ce1">
            <text:p>0.681772372</text:p>
          </table:table-cell>
          <table:table-cell office:value-type="float" office:value="0.65433417407722105" table:style-name="ce1">
            <text:p>0.654334174</text:p>
          </table:table-cell>
          <table:table-cell office:value-type="float" office:value="1.92681209194054" table:style-name="ce1">
            <text:p>1.926812092</text:p>
          </table:table-cell>
          <table:table-cell office:value-type="float" office:value="3.7361226012322701" table:style-name="ce1">
            <text:p>3.736122601</text:p>
          </table:table-cell>
          <table:table-cell table:number-columns-repeated="16365"/>
        </table:table-row>
        <table:table-row table:style-name="ro1">
          <table:table-cell office:value-type="float" office:value="1.0646680014417" table:style-name="ce1">
            <text:p>1.064668001</text:p>
          </table:table-cell>
          <table:table-cell office:value-type="float" office:value="4.5572313965677704" table:style-name="ce1">
            <text:p>4.557231397</text:p>
          </table:table-cell>
          <table:table-cell office:value-type="float" office:value="3.2893419825187702" table:style-name="ce1">
            <text:p>3.289341983</text:p>
          </table:table-cell>
          <table:table-cell office:value-type="float" office:value="17.616489226185799" table:style-name="ce1">
            <text:p>17.61648923</text:p>
          </table:table-cell>
          <table:table-cell table:style-name="ce1"/>
          <table:table-cell office:value-type="float" office:value="0.90736316148605201" table:style-name="ce1">
            <text:p>0.907363161</text:p>
          </table:table-cell>
          <table:table-cell office:value-type="float" office:value="1.90852458959424" table:style-name="ce1">
            <text:p>1.90852459</text:p>
          </table:table-cell>
          <table:table-cell office:value-type="float" office:value="1.2222668980353899" table:style-name="ce1">
            <text:p>1.222266898</text:p>
          </table:table-cell>
          <table:table-cell office:value-type="float" office:value="5.8108658170405096" table:style-name="ce1">
            <text:p>5.810865817</text:p>
          </table:table-cell>
          <table:table-cell table:style-name="ce1"/>
          <table:table-cell office:value-type="float" office:value="0.741781725026051" table:style-name="ce1">
            <text:p>0.741781725</text:p>
          </table:table-cell>
          <table:table-cell office:value-type="float" office:value="0.59940110950533998" table:style-name="ce1">
            <text:p>0.59940111</text:p>
          </table:table-cell>
          <table:table-cell office:value-type="float" office:value="2.0244473495445598" table:style-name="ce1">
            <text:p>2.02444735</text:p>
          </table:table-cell>
          <table:table-cell office:value-type="float" office:value="3.6475507016475701" table:style-name="ce1">
            <text:p>3.647550702</text:p>
          </table:table-cell>
          <table:table-cell table:style-name="ce1"/>
          <table:table-cell office:value-type="float" office:value="0.64942422399710598" table:style-name="ce1">
            <text:p>0.649424224</text:p>
          </table:table-cell>
          <table:table-cell office:value-type="float" office:value="0.67552336778186295" table:style-name="ce1">
            <text:p>0.675523368</text:p>
          </table:table-cell>
          <table:table-cell office:value-type="float" office:value="2.21643475945561" table:style-name="ce1">
            <text:p>2.216434759</text:p>
          </table:table-cell>
          <table:table-cell office:value-type="float" office:value="3.6961115018702699" table:style-name="ce1">
            <text:p>3.696111502</text:p>
          </table:table-cell>
          <table:table-cell table:number-columns-repeated="16365"/>
        </table:table-row>
        <table:table-row table:style-name="ro1">
          <table:table-cell office:value-type="float" office:value="1.00405435851883" table:style-name="ce1">
            <text:p>1.004054359</text:p>
          </table:table-cell>
          <table:table-cell office:value-type="float" office:value="4.4666630925522401" table:style-name="ce1">
            <text:p>4.466663093</text:p>
          </table:table-cell>
          <table:table-cell office:value-type="float" office:value="4.0315596101224802" table:style-name="ce1">
            <text:p>4.03155961</text:p>
          </table:table-cell>
          <table:table-cell office:value-type="float" office:value="18.646605413389501" table:style-name="ce1">
            <text:p>18.64660541</text:p>
          </table:table-cell>
          <table:table-cell table:style-name="ce1"/>
          <table:table-cell office:value-type="float" office:value="0.91874025423731498" table:style-name="ce1">
            <text:p>0.918740254</text:p>
          </table:table-cell>
          <table:table-cell office:value-type="float" office:value="1.7771548111389399" table:style-name="ce1">
            <text:p>1.777154811</text:p>
          </table:table-cell>
          <table:table-cell office:value-type="float" office:value="2.4562870994222101" table:style-name="ce1">
            <text:p>2.456287099</text:p>
          </table:table-cell>
          <table:table-cell office:value-type="float" office:value="5.4992839461050602" table:style-name="ce1">
            <text:p>5.499283946</text:p>
          </table:table-cell>
          <table:table-cell table:style-name="ce1"/>
          <table:table-cell office:value-type="float" office:value="0.77878934641729503" table:style-name="ce1">
            <text:p>0.778789346</text:p>
          </table:table-cell>
          <table:table-cell office:value-type="float" office:value="0.56547251265050702" table:style-name="ce1">
            <text:p>0.565472513</text:p>
          </table:table-cell>
          <table:table-cell office:value-type="float" office:value="1.17035156639687" table:style-name="ce1">
            <text:p>1.170351566</text:p>
          </table:table-cell>
          <table:table-cell office:value-type="float" office:value="3.3057094065510699" table:style-name="ce1">
            <text:p>3.305709407</text:p>
          </table:table-cell>
          <table:table-cell table:style-name="ce1"/>
          <table:table-cell office:value-type="float" office:value="0.62477646784020202" table:style-name="ce1">
            <text:p>0.624776468</text:p>
          </table:table-cell>
          <table:table-cell office:value-type="float" office:value="0.58922852417692295" table:style-name="ce1">
            <text:p>0.589228524</text:p>
          </table:table-cell>
          <table:table-cell office:value-type="float" office:value="1.36170025779376" table:style-name="ce1">
            <text:p>1.361700258</text:p>
          </table:table-cell>
          <table:table-cell office:value-type="float" office:value="3.27036606051331" table:style-name="ce1">
            <text:p>3.270366061</text:p>
          </table:table-cell>
          <table:table-cell table:number-columns-repeated="16365"/>
        </table:table-row>
        <table:table-row table:style-name="ro1">
          <table:table-cell office:value-type="float" office:value="1.05354064913288" table:style-name="ce1">
            <text:p>1.053540649</text:p>
          </table:table-cell>
          <table:table-cell office:value-type="float" office:value="4.5699269001849201" table:style-name="ce1">
            <text:p>4.5699269</text:p>
          </table:table-cell>
          <table:table-cell office:value-type="float" office:value="3.7178525904002" table:style-name="ce1">
            <text:p>3.71785259</text:p>
          </table:table-cell>
          <table:table-cell office:value-type="float" office:value="17.405056376131299" table:style-name="ce1">
            <text:p>17.40505638</text:p>
          </table:table-cell>
          <table:table-cell table:style-name="ce1"/>
          <table:table-cell office:value-type="float" office:value="0.90933762006948804" table:style-name="ce1">
            <text:p>0.90933762</text:p>
          </table:table-cell>
          <table:table-cell office:value-type="float" office:value="1.9218280980496201" table:style-name="ce1">
            <text:p>1.921828098</text:p>
          </table:table-cell>
          <table:table-cell office:value-type="float" office:value="1.6608567318633101" table:style-name="ce1">
            <text:p>1.660856732</text:p>
          </table:table-cell>
          <table:table-cell office:value-type="float" office:value="5.4880174527384797" table:style-name="ce1">
            <text:p>5.488017453</text:p>
          </table:table-cell>
          <table:table-cell table:style-name="ce1"/>
          <table:table-cell office:value-type="float" office:value="0.75447210429080203" table:style-name="ce1">
            <text:p>0.754472104</text:p>
          </table:table-cell>
          <table:table-cell office:value-type="float" office:value="0.64427219030261496" table:style-name="ce1">
            <text:p>0.64427219</text:p>
          </table:table-cell>
          <table:table-cell office:value-type="float" office:value="1.54723285985728" table:style-name="ce1">
            <text:p>1.54723286</text:p>
          </table:table-cell>
          <table:table-cell office:value-type="float" office:value="3.6463240959885401" table:style-name="ce1">
            <text:p>3.646324096</text:p>
          </table:table-cell>
          <table:table-cell table:style-name="ce1"/>
          <table:table-cell office:value-type="float" office:value="0.65144820160957795" table:style-name="ce1">
            <text:p>0.651448202</text:p>
          </table:table-cell>
          <table:table-cell office:value-type="float" office:value="0.71575901188302504" table:style-name="ce1">
            <text:p>0.715759012</text:p>
          </table:table-cell>
          <table:table-cell office:value-type="float" office:value="1.75449587686061" table:style-name="ce1">
            <text:p>1.754495877</text:p>
          </table:table-cell>
          <table:table-cell office:value-type="float" office:value="3.35404253280897" table:style-name="ce1">
            <text:p>3.354042533</text:p>
          </table:table-cell>
          <table:table-cell table:number-columns-repeated="16365"/>
        </table:table-row>
        <table:table-row table:style-name="ro1">
          <table:table-cell office:value-type="float" office:value="1.04666018201908" table:style-name="ce1">
            <text:p>1.046660182</text:p>
          </table:table-cell>
          <table:table-cell office:value-type="float" office:value="4.5087635863200299" table:style-name="ce1">
            <text:p>4.508763586</text:p>
          </table:table-cell>
          <table:table-cell office:value-type="float" office:value="3.7673645099194699" table:style-name="ce1">
            <text:p>3.76736451</text:p>
          </table:table-cell>
          <table:table-cell office:value-type="float" office:value="17.6721543413429" table:style-name="ce1">
            <text:p>17.67215434</text:p>
          </table:table-cell>
          <table:table-cell table:style-name="ce1"/>
          <table:table-cell office:value-type="float" office:value="0.95020946444338295" table:style-name="ce1">
            <text:p>0.950209464</text:p>
          </table:table-cell>
          <table:table-cell office:value-type="float" office:value="1.8994503885806899" table:style-name="ce1">
            <text:p>1.899450389</text:p>
          </table:table-cell>
          <table:table-cell office:value-type="float" office:value="1.9560550748299099" table:style-name="ce1">
            <text:p>1.956055075</text:p>
          </table:table-cell>
          <table:table-cell office:value-type="float" office:value="5.4227547995262597" table:style-name="ce1">
            <text:p>5.4227548</text:p>
          </table:table-cell>
          <table:table-cell table:style-name="ce1"/>
          <table:table-cell office:value-type="float" office:value="0.74890757240935402" table:style-name="ce1">
            <text:p>0.748907572</text:p>
          </table:table-cell>
          <table:table-cell office:value-type="float" office:value="0.61640225335657195" table:style-name="ce1">
            <text:p>0.616402253</text:p>
          </table:table-cell>
          <table:table-cell office:value-type="float" office:value="1.54675178668285" table:style-name="ce1">
            <text:p>1.546751787</text:p>
          </table:table-cell>
          <table:table-cell office:value-type="float" office:value="3.6481108415430699" table:style-name="ce1">
            <text:p>3.648110842</text:p>
          </table:table-cell>
          <table:table-cell table:style-name="ce1"/>
          <table:table-cell office:value-type="float" office:value="0.612025927172821" table:style-name="ce1">
            <text:p>0.612025927</text:p>
          </table:table-cell>
          <table:table-cell office:value-type="float" office:value="0.69913734454745502" table:style-name="ce1">
            <text:p>0.699137345</text:p>
          </table:table-cell>
          <table:table-cell office:value-type="float" office:value="1.5068923773345899" table:style-name="ce1">
            <text:p>1.506892377</text:p>
          </table:table-cell>
          <table:table-cell office:value-type="float" office:value="3.3351873025543202" table:style-name="ce1">
            <text:p>3.335187303</text:p>
          </table:table-cell>
          <table:table-cell table:number-columns-repeated="16365"/>
        </table:table-row>
        <table:table-row table:style-name="ro1">
          <table:table-cell office:value-type="float" office:value="1.0688240446333499" table:style-name="ce1">
            <text:p>1.068824045</text:p>
          </table:table-cell>
          <table:table-cell office:value-type="float" office:value="4.4865059370548996" table:style-name="ce1">
            <text:p>4.486505937</text:p>
          </table:table-cell>
          <table:table-cell office:value-type="float" office:value="3.82578423207414" table:style-name="ce1">
            <text:p>3.825784232</text:p>
          </table:table-cell>
          <table:table-cell office:value-type="float" office:value="17.916344986320901" table:style-name="ce1">
            <text:p>17.91634499</text:p>
          </table:table-cell>
          <table:table-cell table:style-name="ce1"/>
          <table:table-cell office:value-type="float" office:value="0.87501845190779604" table:style-name="ce1">
            <text:p>0.875018452</text:p>
          </table:table-cell>
          <table:table-cell office:value-type="float" office:value="1.84633081097065" table:style-name="ce1">
            <text:p>1.846330811</text:p>
          </table:table-cell>
          <table:table-cell office:value-type="float" office:value="1.51937364550696" table:style-name="ce1">
            <text:p>1.519373646</text:p>
          </table:table-cell>
          <table:table-cell office:value-type="float" office:value="5.6922741977376097" table:style-name="ce1">
            <text:p>5.692274198</text:p>
          </table:table-cell>
          <table:table-cell table:style-name="ce1"/>
          <table:table-cell office:value-type="float" office:value="0.71716962246972404" table:style-name="ce1">
            <text:p>0.717169622</text:p>
          </table:table-cell>
          <table:table-cell office:value-type="float" office:value="0.58807011255102903" table:style-name="ce1">
            <text:p>0.588070113</text:p>
          </table:table-cell>
          <table:table-cell office:value-type="float" office:value="1.4539141749297" table:style-name="ce1">
            <text:p>1.453914175</text:p>
          </table:table-cell>
          <table:table-cell office:value-type="float" office:value="3.7645394852038501" table:style-name="ce1">
            <text:p>3.764539485</text:p>
          </table:table-cell>
          <table:table-cell table:style-name="ce1"/>
          <table:table-cell office:value-type="float" office:value="0.65562432578672303" table:style-name="ce1">
            <text:p>0.655624326</text:p>
          </table:table-cell>
          <table:table-cell office:value-type="float" office:value="0.66246640210406205" table:style-name="ce1">
            <text:p>0.662466402</text:p>
          </table:table-cell>
          <table:table-cell office:value-type="float" office:value="1.8873199033667101" table:style-name="ce1">
            <text:p>1.887319903</text:p>
          </table:table-cell>
          <table:table-cell office:value-type="float" office:value="3.5625143736995701" table:style-name="ce1">
            <text:p>3.562514374</text:p>
          </table:table-cell>
          <table:table-cell table:number-columns-repeated="16365"/>
        </table:table-row>
        <table:table-row table:style-name="ro1">
          <table:table-cell office:value-type="float" office:value="1.0486350298548199" table:style-name="ce1">
            <text:p>1.04863503</text:p>
          </table:table-cell>
          <table:table-cell office:value-type="float" office:value="4.5606979773756198" table:style-name="ce1">
            <text:p>4.560697977</text:p>
          </table:table-cell>
          <table:table-cell office:value-type="float" office:value="3.9090532444622901" table:style-name="ce1">
            <text:p>3.909053244</text:p>
          </table:table-cell>
          <table:table-cell office:value-type="float" office:value="17.942810836150301" table:style-name="ce1">
            <text:p>17.94281084</text:p>
          </table:table-cell>
          <table:table-cell table:style-name="ce1"/>
          <table:table-cell office:value-type="float" office:value="0.891604655394305" table:style-name="ce1">
            <text:p>0.891604655</text:p>
          </table:table-cell>
          <table:table-cell office:value-type="float" office:value="1.79335554564869" table:style-name="ce1">
            <text:p>1.793355546</text:p>
          </table:table-cell>
          <table:table-cell office:value-type="float" office:value="0.94123419946946896" table:style-name="ce1">
            <text:p>0.941234199</text:p>
          </table:table-cell>
          <table:table-cell office:value-type="float" office:value="5.4943386118697504" table:style-name="ce1">
            <text:p>5.494338612</text:p>
          </table:table-cell>
          <table:table-cell table:style-name="ce1"/>
          <table:table-cell office:value-type="float" office:value="0.74404581167623696" table:style-name="ce1">
            <text:p>0.744045812</text:p>
          </table:table-cell>
          <table:table-cell office:value-type="float" office:value="0.62181888967644605" table:style-name="ce1">
            <text:p>0.62181889</text:p>
          </table:table-cell>
          <table:table-cell office:value-type="float" office:value="1.33770795775909" table:style-name="ce1">
            <text:p>1.337707958</text:p>
          </table:table-cell>
          <table:table-cell office:value-type="float" office:value="3.3040920806335099" table:style-name="ce1">
            <text:p>3.304092081</text:p>
          </table:table-cell>
          <table:table-cell table:style-name="ce1"/>
          <table:table-cell office:value-type="float" office:value="0.92471385844205201" table:style-name="ce1">
            <text:p>0.924713858</text:p>
          </table:table-cell>
          <table:table-cell office:value-type="float" office:value="1.03688298440122" table:style-name="ce1">
            <text:p>1.036882984</text:p>
          </table:table-cell>
          <table:table-cell office:value-type="float" office:value="2.4342078127800399" table:style-name="ce1">
            <text:p>2.434207813</text:p>
          </table:table-cell>
          <table:table-cell office:value-type="float" office:value="3.0911595424245499" table:style-name="ce1">
            <text:p>3.091159542</text:p>
          </table:table-cell>
          <table:table-cell table:number-columns-repeated="16365"/>
        </table:table-row>
        <table:table-row table:style-name="ro1">
          <table:table-cell office:value-type="float" office:value="1.12010285544431" table:style-name="ce1">
            <text:p>1.120102855</text:p>
          </table:table-cell>
          <table:table-cell office:value-type="float" office:value="4.7724518994287104" table:style-name="ce1">
            <text:p>4.772451899</text:p>
          </table:table-cell>
          <table:table-cell office:value-type="float" office:value="2.92990552204233" table:style-name="ce1">
            <text:p>2.929905522</text:p>
          </table:table-cell>
          <table:table-cell office:value-type="float" office:value="16.784532872899302" table:style-name="ce1">
            <text:p>16.78453287</text:p>
          </table:table-cell>
          <table:table-cell table:style-name="ce1"/>
          <table:table-cell office:value-type="float" office:value="0.99304378941952798" table:style-name="ce1">
            <text:p>0.993043789</text:p>
          </table:table-cell>
          <table:table-cell office:value-type="float" office:value="1.91716637111916" table:style-name="ce1">
            <text:p>1.917166371</text:p>
          </table:table-cell>
          <table:table-cell office:value-type="float" office:value="1.3278496916523099" table:style-name="ce1">
            <text:p>1.327849692</text:p>
          </table:table-cell>
          <table:table-cell office:value-type="float" office:value="5.3272833353950499" table:style-name="ce1">
            <text:p>5.327283335</text:p>
          </table:table-cell>
          <table:table-cell table:style-name="ce1"/>
          <table:table-cell office:value-type="float" office:value="0.71117944051916104" table:style-name="ce1">
            <text:p>0.711179441</text:p>
          </table:table-cell>
          <table:table-cell office:value-type="float" office:value="0.73817895067593298" table:style-name="ce1">
            <text:p>0.738178951</text:p>
          </table:table-cell>
          <table:table-cell office:value-type="float" office:value="2.35157493027079" table:style-name="ce1">
            <text:p>2.35157493</text:p>
          </table:table-cell>
          <table:table-cell office:value-type="float" office:value="3.9397378322522099" table:style-name="ce1">
            <text:p>3.939737832</text:p>
          </table:table-cell>
          <table:table-cell table:style-name="ce1"/>
          <table:table-cell office:value-type="float" office:value="0.90549055676774404" table:style-name="ce1">
            <text:p>0.905490557</text:p>
          </table:table-cell>
          <table:table-cell office:value-type="float" office:value="1.11318808810065" table:style-name="ce1">
            <text:p>1.113188088</text:p>
          </table:table-cell>
          <table:table-cell office:value-type="float" office:value="2.0605297055409899" table:style-name="ce1">
            <text:p>2.060529706</text:p>
          </table:table-cell>
          <table:table-cell office:value-type="float" office:value="2.95772998283429" table:style-name="ce1">
            <text:p>2.957729983</text:p>
          </table:table-cell>
          <table:table-cell table:number-columns-repeated="16365"/>
        </table:table-row>
        <table:table-row table:style-name="ro1">
          <table:table-cell office:value-type="float" office:value="1.1132480716878399" table:style-name="ce1">
            <text:p>1.113248072</text:p>
          </table:table-cell>
          <table:table-cell office:value-type="float" office:value="4.7291846121720598" table:style-name="ce1">
            <text:p>4.729184612</text:p>
          </table:table-cell>
          <table:table-cell office:value-type="float" office:value="3.1165212363347901" table:style-name="ce1">
            <text:p>3.116521236</text:p>
          </table:table-cell>
          <table:table-cell office:value-type="float" office:value="16.7755234787681" table:style-name="ce1">
            <text:p>16.77552348</text:p>
          </table:table-cell>
          <table:table-cell table:style-name="ce1"/>
          <table:table-cell office:value-type="float" office:value="0.98929938265331696" table:style-name="ce1">
            <text:p>0.989299383</text:p>
          </table:table-cell>
          <table:table-cell office:value-type="float" office:value="1.9930362692650301" table:style-name="ce1">
            <text:p>1.993036269</text:p>
          </table:table-cell>
          <table:table-cell office:value-type="float" office:value="1.2584050277216301" table:style-name="ce1">
            <text:p>1.258405028</text:p>
          </table:table-cell>
          <table:table-cell office:value-type="float" office:value="5.2593143038060299" table:style-name="ce1">
            <text:p>5.259314304</text:p>
          </table:table-cell>
          <table:table-cell table:style-name="ce1"/>
          <table:table-cell office:value-type="float" office:value="0.70962473523016401" table:style-name="ce1">
            <text:p>0.709624735</text:p>
          </table:table-cell>
          <table:table-cell office:value-type="float" office:value="0.71023717462002001" table:style-name="ce1">
            <text:p>0.710237175</text:p>
          </table:table-cell>
          <table:table-cell office:value-type="float" office:value="2.2347226239303599" table:style-name="ce1">
            <text:p>2.234722624</text:p>
          </table:table-cell>
          <table:table-cell office:value-type="float" office:value="3.6422992038436202" table:style-name="ce1">
            <text:p>3.642299204</text:p>
          </table:table-cell>
          <table:table-cell table:style-name="ce1"/>
          <table:table-cell office:value-type="float" office:value="0.900364162741498" table:style-name="ce1">
            <text:p>0.900364163</text:p>
          </table:table-cell>
          <table:table-cell office:value-type="float" office:value="1.0920110716659199" table:style-name="ce1">
            <text:p>1.092011072</text:p>
          </table:table-cell>
          <table:table-cell office:value-type="float" office:value="1.5526494160703701" table:style-name="ce1">
            <text:p>1.552649416</text:p>
          </table:table-cell>
          <table:table-cell office:value-type="float" office:value="2.77162002066816" table:style-name="ce1">
            <text:p>2.771620021</text:p>
          </table:table-cell>
          <table:table-cell table:number-columns-repeated="16365"/>
        </table:table-row>
        <table:table-row table:style-name="ro1">
          <table:table-cell office:value-type="float" office:value="1.10265433156875" table:style-name="ce1">
            <text:p>1.102654332</text:p>
          </table:table-cell>
          <table:table-cell office:value-type="float" office:value="4.6362331491347399" table:style-name="ce1">
            <text:p>4.636233149</text:p>
          </table:table-cell>
          <table:table-cell office:value-type="float" office:value="3.4591005790319702" table:style-name="ce1">
            <text:p>3.459100579</text:p>
          </table:table-cell>
          <table:table-cell office:value-type="float" office:value="17.339390418258301" table:style-name="ce1">
            <text:p>17.33939042</text:p>
          </table:table-cell>
          <table:table-cell table:style-name="ce1"/>
          <table:table-cell office:value-type="float" office:value="0.95698191586541903" table:style-name="ce1">
            <text:p>0.956981916</text:p>
          </table:table-cell>
          <table:table-cell office:value-type="float" office:value="1.8754445422875199" table:style-name="ce1">
            <text:p>1.875444542</text:p>
          </table:table-cell>
          <table:table-cell office:value-type="float" office:value="1.51669918447301" table:style-name="ce1">
            <text:p>1.516699184</text:p>
          </table:table-cell>
          <table:table-cell office:value-type="float" office:value="4.9836365680687704" table:style-name="ce1">
            <text:p>4.983636568</text:p>
          </table:table-cell>
          <table:table-cell table:style-name="ce1"/>
          <table:table-cell office:value-type="float" office:value="0.71425693231087195" table:style-name="ce1">
            <text:p>0.714256932</text:p>
          </table:table-cell>
          <table:table-cell office:value-type="float" office:value="0.67604198144795802" table:style-name="ce1">
            <text:p>0.676041981</text:p>
          </table:table-cell>
          <table:table-cell office:value-type="float" office:value="1.8132059938354701" table:style-name="ce1">
            <text:p>1.813205994</text:p>
          </table:table-cell>
          <table:table-cell office:value-type="float" office:value="3.3531333065843199" table:style-name="ce1">
            <text:p>3.353133307</text:p>
          </table:table-cell>
          <table:table-cell table:style-name="ce1"/>
          <table:table-cell office:value-type="float" office:value="0.91762929500500801" table:style-name="ce1">
            <text:p>0.917629295</text:p>
          </table:table-cell>
          <table:table-cell office:value-type="float" office:value="1.07404871638762" table:style-name="ce1">
            <text:p>1.074048716</text:p>
          </table:table-cell>
          <table:table-cell office:value-type="float" office:value="1.69685993901208" table:style-name="ce1">
            <text:p>1.696859939</text:p>
          </table:table-cell>
          <table:table-cell office:value-type="float" office:value="2.7194719905371798" table:style-name="ce1">
            <text:p>2.719471991</text:p>
          </table:table-cell>
          <table:table-cell table:number-columns-repeated="16365"/>
        </table:table-row>
        <table:table-row table:style-name="ro1">
          <table:table-cell office:value-type="float" office:value="1.17317371967586" table:style-name="ce1">
            <text:p>1.17317372</text:p>
          </table:table-cell>
          <table:table-cell office:value-type="float" office:value="4.5778038869081898" table:style-name="ce1">
            <text:p>4.577803887</text:p>
          </table:table-cell>
          <table:table-cell office:value-type="float" office:value="3.59622834381284" table:style-name="ce1">
            <text:p>3.596228344</text:p>
          </table:table-cell>
          <table:table-cell office:value-type="float" office:value="16.669663398880399" table:style-name="ce1">
            <text:p>16.6696634</text:p>
          </table:table-cell>
          <table:table-cell table:style-name="ce1"/>
          <table:table-cell office:value-type="float" office:value="1.0482844579855499" table:style-name="ce1">
            <text:p>1.048284458</text:p>
          </table:table-cell>
          <table:table-cell office:value-type="float" office:value="1.89755928017622" table:style-name="ce1">
            <text:p>1.89755928</text:p>
          </table:table-cell>
          <table:table-cell office:value-type="float" office:value="1.8047503624971399" table:style-name="ce1">
            <text:p>1.804750362</text:p>
          </table:table-cell>
          <table:table-cell office:value-type="float" office:value="5.1650674958299501" table:style-name="ce1">
            <text:p>5.165067496</text:p>
          </table:table-cell>
          <table:table-cell table:style-name="ce1"/>
          <table:table-cell office:value-type="float" office:value="0.69233816911712698" table:style-name="ce1">
            <text:p>0.692338169</text:p>
          </table:table-cell>
          <table:table-cell office:value-type="float" office:value="0.714444128657862" table:style-name="ce1">
            <text:p>0.714444129</text:p>
          </table:table-cell>
          <table:table-cell office:value-type="float" office:value="1.66584191665341" table:style-name="ce1">
            <text:p>1.665841917</text:p>
          </table:table-cell>
          <table:table-cell office:value-type="float" office:value="3.4495402068160499" table:style-name="ce1">
            <text:p>3.449540207</text:p>
          </table:table-cell>
          <table:table-cell table:style-name="ce1"/>
          <table:table-cell office:value-type="float" office:value="0.58636187158346398" table:style-name="ce1">
            <text:p>0.586361872</text:p>
          </table:table-cell>
          <table:table-cell office:value-type="float" office:value="0.77866431144414605" table:style-name="ce1">
            <text:p>0.778664311</text:p>
          </table:table-cell>
          <table:table-cell office:value-type="float" office:value="1.58627145718394" table:style-name="ce1">
            <text:p>1.586271457</text:p>
          </table:table-cell>
          <table:table-cell office:value-type="float" office:value="3.0075440607184101" table:style-name="ce1">
            <text:p>3.007544061</text:p>
          </table:table-cell>
          <table:table-cell table:number-columns-repeated="16365"/>
        </table:table-row>
        <table:table-row table:style-name="ro1">
          <table:table-cell office:value-type="float" office:value="1.12510300025225" table:style-name="ce1">
            <text:p>1.125103</text:p>
          </table:table-cell>
          <table:table-cell office:value-type="float" office:value="4.7220549191134102" table:style-name="ce1">
            <text:p>4.722054919</text:p>
          </table:table-cell>
          <table:table-cell office:value-type="float" office:value="3.4918574673662999" table:style-name="ce1">
            <text:p>3.491857467</text:p>
          </table:table-cell>
          <table:table-cell office:value-type="float" office:value="16.320092694757999" table:style-name="ce1">
            <text:p>16.32009269</text:p>
          </table:table-cell>
          <table:table-cell table:style-name="ce1"/>
          <table:table-cell office:value-type="float" office:value="1.00466856332983" table:style-name="ce1">
            <text:p>1.004668563</text:p>
          </table:table-cell>
          <table:table-cell office:value-type="float" office:value="1.9902449724635001" table:style-name="ce1">
            <text:p>1.990244972</text:p>
          </table:table-cell>
          <table:table-cell office:value-type="float" office:value="1.6930466677909599" table:style-name="ce1">
            <text:p>1.693046668</text:p>
          </table:table-cell>
          <table:table-cell office:value-type="float" office:value="4.6256211018041302" table:style-name="ce1">
            <text:p>4.625621102</text:p>
          </table:table-cell>
          <table:table-cell table:style-name="ce1"/>
          <table:table-cell office:value-type="float" office:value="0.30336865131795498" table:style-name="ce1">
            <text:p>0.303368651</text:p>
          </table:table-cell>
          <table:table-cell office:value-type="float" office:value="0.403941336780761" table:style-name="ce1">
            <text:p>0.403941337</text:p>
          </table:table-cell>
          <table:table-cell office:value-type="float" office:value="0.30856273418552099" table:style-name="ce1">
            <text:p>0.308562734</text:p>
          </table:table-cell>
          <table:table-cell office:value-type="float" office:value="0.75118360792358596" table:style-name="ce1">
            <text:p>0.751183608</text:p>
          </table:table-cell>
          <table:table-cell table:style-name="ce1"/>
          <table:table-cell office:value-type="float" office:value="0.31293334498153702" table:style-name="ce1">
            <text:p>0.312933345</text:p>
          </table:table-cell>
          <table:table-cell office:value-type="float" office:value="0.364012757508138" table:style-name="ce1">
            <text:p>0.364012758</text:p>
          </table:table-cell>
          <table:table-cell office:value-type="float" office:value="0.27894195197561999" table:style-name="ce1">
            <text:p>0.278941952</text:p>
          </table:table-cell>
          <table:table-cell office:value-type="float" office:value="0.40232023190442701" table:style-name="ce1">
            <text:p>0.402320232</text:p>
          </table:table-cell>
          <table:table-cell table:number-columns-repeated="16365"/>
        </table:table-row>
        <table:table-row table:style-name="ro1">
          <table:table-cell office:value-type="float" office:value="1.14059575424251" table:style-name="ce1">
            <text:p>1.140595754</text:p>
          </table:table-cell>
          <table:table-cell office:value-type="float" office:value="4.7468142458093396" table:style-name="ce1">
            <text:p>4.746814246</text:p>
          </table:table-cell>
          <table:table-cell office:value-type="float" office:value="2.95475199924222" table:style-name="ce1">
            <text:p>2.954751999</text:p>
          </table:table-cell>
          <table:table-cell office:value-type="float" office:value="16.078351880289901" table:style-name="ce1">
            <text:p>16.07835188</text:p>
          </table:table-cell>
          <table:table-cell table:style-name="ce1"/>
          <table:table-cell office:value-type="float" office:value="1.0278625183805801" table:style-name="ce1">
            <text:p>1.027862518</text:p>
          </table:table-cell>
          <table:table-cell office:value-type="float" office:value="2.0308721512697501" table:style-name="ce1">
            <text:p>2.030872151</text:p>
          </table:table-cell>
          <table:table-cell office:value-type="float" office:value="1.20881616878239" table:style-name="ce1">
            <text:p>1.208816169</text:p>
          </table:table-cell>
          <table:table-cell office:value-type="float" office:value="5.0761730274847396" table:style-name="ce1">
            <text:p>5.076173027</text:p>
          </table:table-cell>
          <table:table-cell table:style-name="ce1"/>
          <table:table-cell office:value-type="float" office:value="0.295694905779115" table:style-name="ce1">
            <text:p>0.295694906</text:p>
          </table:table-cell>
          <table:table-cell office:value-type="float" office:value="0.44376656564146699" table:style-name="ce1">
            <text:p>0.443766566</text:p>
          </table:table-cell>
          <table:table-cell office:value-type="float" office:value="0.59256702888239698" table:style-name="ce1">
            <text:p>0.592567029</text:p>
          </table:table-cell>
          <table:table-cell office:value-type="float" office:value="1.3663070431878901" table:style-name="ce1">
            <text:p>1.366307043</text:p>
          </table:table-cell>
          <table:table-cell table:style-name="ce1"/>
          <table:table-cell office:value-type="float" office:value="0.30438238533232798" table:style-name="ce1">
            <text:p>0.304382385</text:p>
          </table:table-cell>
          <table:table-cell office:value-type="float" office:value="0.37373299893731499" table:style-name="ce1">
            <text:p>0.373732999</text:p>
          </table:table-cell>
          <table:table-cell office:value-type="float" office:value="0.70646076079874698" table:style-name="ce1">
            <text:p>0.706460761</text:p>
          </table:table-cell>
          <table:table-cell office:value-type="float" office:value="0.88348897272960103" table:style-name="ce1">
            <text:p>0.883488973</text:p>
          </table:table-cell>
          <table:table-cell table:number-columns-repeated="16365"/>
        </table:table-row>
        <table:table-row table:style-name="ro1">
          <table:table-cell office:value-type="float" office:value="1.1343089017498" table:style-name="ce1">
            <text:p>1.134308902</text:p>
          </table:table-cell>
          <table:table-cell office:value-type="float" office:value="4.62744564849804" table:style-name="ce1">
            <text:p>4.627445648</text:p>
          </table:table-cell>
          <table:table-cell office:value-type="float" office:value="3.5299861969017301" table:style-name="ce1">
            <text:p>3.529986197</text:p>
          </table:table-cell>
          <table:table-cell office:value-type="float" office:value="17.003230186657699" table:style-name="ce1">
            <text:p>17.00323019</text:p>
          </table:table-cell>
          <table:table-cell table:style-name="ce1"/>
          <table:table-cell office:value-type="float" office:value="1.0427103653659" table:style-name="ce1">
            <text:p>1.042710365</text:p>
          </table:table-cell>
          <table:table-cell office:value-type="float" office:value="1.90723659693925" table:style-name="ce1">
            <text:p>1.907236597</text:p>
          </table:table-cell>
          <table:table-cell office:value-type="float" office:value="1.9886515586206399" table:style-name="ce1">
            <text:p>1.988651559</text:p>
          </table:table-cell>
          <table:table-cell office:value-type="float" office:value="4.4847628839054599" table:style-name="ce1">
            <text:p>4.484762884</text:p>
          </table:table-cell>
          <table:table-cell table:style-name="ce1"/>
          <table:table-cell office:value-type="float" office:value="0.28655655734864699" table:style-name="ce1">
            <text:p>0.286556557</text:p>
          </table:table-cell>
          <table:table-cell office:value-type="float" office:value="0.33501001965235999" table:style-name="ce1">
            <text:p>0.33501002</text:p>
          </table:table-cell>
          <table:table-cell office:value-type="float" office:value="0.35841592920521897" table:style-name="ce1">
            <text:p>0.358415929</text:p>
          </table:table-cell>
          <table:table-cell office:value-type="float" office:value="0.83960097701005898" table:style-name="ce1">
            <text:p>0.839600977</text:p>
          </table:table-cell>
          <table:table-cell table:style-name="ce1"/>
          <table:table-cell office:value-type="float" office:value="0.29327841861367598" table:style-name="ce1">
            <text:p>0.293278419</text:p>
          </table:table-cell>
          <table:table-cell office:value-type="float" office:value="0.303328557671661" table:style-name="ce1">
            <text:p>0.303328558</text:p>
          </table:table-cell>
          <table:table-cell office:value-type="float" office:value="0.48979436336909599" table:style-name="ce1">
            <text:p>0.489794363</text:p>
          </table:table-cell>
          <table:table-cell office:value-type="float" office:value="0.23772763268428501" table:style-name="ce1">
            <text:p>0.237727633</text:p>
          </table:table-cell>
          <table:table-cell table:number-columns-repeated="16365"/>
        </table:table-row>
        <table:table-row table:style-name="ro1">
          <table:table-cell office:value-type="float" office:value="1.10364217070407" table:style-name="ce1">
            <text:p>1.103642171</text:p>
          </table:table-cell>
          <table:table-cell office:value-type="float" office:value="4.6971208186824596" table:style-name="ce1">
            <text:p>4.697120819</text:p>
          </table:table-cell>
          <table:table-cell office:value-type="float" office:value="3.5958319832829" table:style-name="ce1">
            <text:p>3.595831983</text:p>
          </table:table-cell>
          <table:table-cell office:value-type="float" office:value="16.4532041812664" table:style-name="ce1">
            <text:p>16.45320418</text:p>
          </table:table-cell>
          <table:table-cell table:style-name="ce1"/>
          <table:table-cell office:value-type="float" office:value="1.0061966986312301" table:style-name="ce1">
            <text:p>1.006196699</text:p>
          </table:table-cell>
          <table:table-cell office:value-type="float" office:value="1.9559969536141399" table:style-name="ce1">
            <text:p>1.955996954</text:p>
          </table:table-cell>
          <table:table-cell office:value-type="float" office:value="2.0021426499443802" table:style-name="ce1">
            <text:p>2.00214265</text:p>
          </table:table-cell>
          <table:table-cell office:value-type="float" office:value="4.7667624173634797" table:style-name="ce1">
            <text:p>4.766762417</text:p>
          </table:table-cell>
          <table:table-cell table:style-name="ce1"/>
          <table:table-cell office:value-type="float" office:value="0.26230826903376903" table:style-name="ce1">
            <text:p>0.262308269</text:p>
          </table:table-cell>
          <table:table-cell office:value-type="float" office:value="0.35973585424995902" table:style-name="ce1">
            <text:p>0.359735854</text:p>
          </table:table-cell>
          <table:table-cell office:value-type="float" office:value="0.43265462030051699" table:style-name="ce1">
            <text:p>0.43265462</text:p>
          </table:table-cell>
          <table:table-cell office:value-type="float" office:value="1.12506721648797" table:style-name="ce1">
            <text:p>1.125067216</text:p>
          </table:table-cell>
          <table:table-cell table:style-name="ce1"/>
          <table:table-cell office:value-type="float" office:value="0.26667635658682798" table:style-name="ce1">
            <text:p>0.266676357</text:p>
          </table:table-cell>
          <table:table-cell office:value-type="float" office:value="0.30895231409445201" table:style-name="ce1">
            <text:p>0.308952314</text:p>
          </table:table-cell>
          <table:table-cell office:value-type="float" office:value="0.54823938778188996" table:style-name="ce1">
            <text:p>0.548239388</text:p>
          </table:table-cell>
          <table:table-cell office:value-type="float" office:value="0.49997504451581598" table:style-name="ce1">
            <text:p>0.499975045</text:p>
          </table:table-cell>
          <table:table-cell table:number-columns-repeated="16365"/>
        </table:table-row>
        <table:table-row table:style-name="ro1">
          <table:table-cell office:value-type="float" office:value="1.1731638342230699" table:style-name="ce1">
            <text:p>1.173163834</text:p>
          </table:table-cell>
          <table:table-cell office:value-type="float" office:value="4.7489869589813303" table:style-name="ce1">
            <text:p>4.748986959</text:p>
          </table:table-cell>
          <table:table-cell office:value-type="float" office:value="3.5580976203522101" table:style-name="ce1">
            <text:p>3.55809762</text:p>
          </table:table-cell>
          <table:table-cell office:value-type="float" office:value="16.529457971788101" table:style-name="ce1">
            <text:p>16.52945797</text:p>
          </table:table-cell>
          <table:table-cell table:style-name="ce1"/>
          <table:table-cell office:value-type="float" office:value="1.03608844252989" table:style-name="ce1">
            <text:p>1.036088443</text:p>
          </table:table-cell>
          <table:table-cell office:value-type="float" office:value="1.97607897093102" table:style-name="ce1">
            <text:p>1.976078971</text:p>
          </table:table-cell>
          <table:table-cell office:value-type="float" office:value="2.07301746346084" table:style-name="ce1">
            <text:p>2.073017463</text:p>
          </table:table-cell>
          <table:table-cell office:value-type="float" office:value="4.5940357303421404" table:style-name="ce1">
            <text:p>4.59403573</text:p>
          </table:table-cell>
          <table:table-cell table:style-name="ce1"/>
          <table:table-cell office:value-type="float" office:value="0.27738925059715203" table:style-name="ce1">
            <text:p>0.277389251</text:p>
          </table:table-cell>
          <table:table-cell office:value-type="float" office:value="0.39413093273545702" table:style-name="ce1">
            <text:p>0.394130933</text:p>
          </table:table-cell>
          <table:table-cell office:value-type="float" office:value="0.40219992885655098" table:style-name="ce1">
            <text:p>0.402199929</text:p>
          </table:table-cell>
          <table:table-cell office:value-type="float" office:value="0.97223055221180199" table:style-name="ce1">
            <text:p>0.972230552</text:p>
          </table:table-cell>
          <table:table-cell table:style-name="ce1"/>
          <table:table-cell office:value-type="float" office:value="0.26963960420268801" table:style-name="ce1">
            <text:p>0.269639604</text:p>
          </table:table-cell>
          <table:table-cell office:value-type="float" office:value="0.31577657451768798" table:style-name="ce1">
            <text:p>0.315776575</text:p>
          </table:table-cell>
          <table:table-cell office:value-type="float" office:value="0.49685956865395597" table:style-name="ce1">
            <text:p>0.496859569</text:p>
          </table:table-cell>
          <table:table-cell office:value-type="float" office:value="0.203281436685876" table:style-name="ce1">
            <text:p>0.203281437</text:p>
          </table:table-cell>
          <table:table-cell table:number-columns-repeated="16365"/>
        </table:table-row>
        <table:table-row table:style-name="ro1">
          <table:table-cell office:value-type="float" office:value="1.11188963208695" table:style-name="ce1">
            <text:p>1.111889632</text:p>
          </table:table-cell>
          <table:table-cell office:value-type="float" office:value="4.7184914345572304" table:style-name="ce1">
            <text:p>4.718491435</text:p>
          </table:table-cell>
          <table:table-cell office:value-type="float" office:value="3.2567090271223802" table:style-name="ce1">
            <text:p>3.256709027</text:p>
          </table:table-cell>
          <table:table-cell office:value-type="float" office:value="16.041203719266001" table:style-name="ce1">
            <text:p>16.04120372</text:p>
          </table:table-cell>
          <table:table-cell table:style-name="ce1"/>
          <table:table-cell office:value-type="float" office:value="1.0016348734495899" table:style-name="ce1">
            <text:p>1.001634873</text:p>
          </table:table-cell>
          <table:table-cell office:value-type="float" office:value="1.9839163808878" table:style-name="ce1">
            <text:p>1.983916381</text:p>
          </table:table-cell>
          <table:table-cell office:value-type="float" office:value="1.74943527123286" table:style-name="ce1">
            <text:p>1.749435271</text:p>
          </table:table-cell>
          <table:table-cell office:value-type="float" office:value="4.4397527325364496" table:style-name="ce1">
            <text:p>4.439752733</text:p>
          </table:table-cell>
          <table:table-cell table:style-name="ce1"/>
          <table:table-cell office:value-type="float" office:value="0.24191106268280599" table:style-name="ce1">
            <text:p>0.241911063</text:p>
          </table:table-cell>
          <table:table-cell office:value-type="float" office:value="0.35718811052971799" table:style-name="ce1">
            <text:p>0.357188111</text:p>
          </table:table-cell>
          <table:table-cell office:value-type="float" office:value="0.41124211009262002" table:style-name="ce1">
            <text:p>0.41124211</text:p>
          </table:table-cell>
          <table:table-cell office:value-type="float" office:value="0.67271066470690699" table:style-name="ce1">
            <text:p>0.672710665</text:p>
          </table:table-cell>
          <table:table-cell table:style-name="ce1"/>
          <table:table-cell office:value-type="float" office:value="0.24595156536333901" table:style-name="ce1">
            <text:p>0.245951565</text:p>
          </table:table-cell>
          <table:table-cell office:value-type="float" office:value="0.31117158805390699" table:style-name="ce1">
            <text:p>0.311171588</text:p>
          </table:table-cell>
          <table:table-cell office:value-type="float" office:value="0.34839262142362498" table:style-name="ce1">
            <text:p>0.348392621</text:p>
          </table:table-cell>
          <table:table-cell office:value-type="float" office:value="0.24380484369282601" table:style-name="ce1">
            <text:p>0.243804844</text:p>
          </table:table-cell>
          <table:table-cell table:number-columns-repeated="16365"/>
        </table:table-row>
        <table:table-row table:style-name="ro1">
          <table:table-cell office:value-type="float" office:value="1.0432673516663" table:style-name="ce1">
            <text:p>1.043267352</text:p>
          </table:table-cell>
          <table:table-cell office:value-type="float" office:value="4.7049015817675199" table:style-name="ce1">
            <text:p>4.704901582</text:p>
          </table:table-cell>
          <table:table-cell office:value-type="float" office:value="4.0914078582281803" table:style-name="ce1">
            <text:p>4.091407858</text:p>
          </table:table-cell>
          <table:table-cell office:value-type="float" office:value="15.5644259075323" table:style-name="ce1">
            <text:p>15.56442591</text:p>
          </table:table-cell>
          <table:table-cell table:style-name="ce1"/>
          <table:table-cell office:value-type="float" office:value="0.91244670519920401" table:style-name="ce1">
            <text:p>0.912446705</text:p>
          </table:table-cell>
          <table:table-cell office:value-type="float" office:value="1.9404802001502699" table:style-name="ce1">
            <text:p>1.9404802</text:p>
          </table:table-cell>
          <table:table-cell office:value-type="float" office:value="2.4803707811442601" table:style-name="ce1">
            <text:p>2.480370781</text:p>
          </table:table-cell>
          <table:table-cell office:value-type="float" office:value="3.8003090608704899" table:style-name="ce1">
            <text:p>3.800309061</text:p>
          </table:table-cell>
          <table:table-cell table:style-name="ce1"/>
          <table:table-cell office:value-type="float" office:value="0.226229134504876" table:style-name="ce1">
            <text:p>0.226229135</text:p>
          </table:table-cell>
          <table:table-cell office:value-type="float" office:value="0.36701891534083803" table:style-name="ce1">
            <text:p>0.367018915</text:p>
          </table:table-cell>
          <table:table-cell office:value-type="float" office:value="1.32993451491098" table:style-name="ce1">
            <text:p>1.329934515</text:p>
          </table:table-cell>
          <table:table-cell office:value-type="float" office:value="0.39668082131590499" table:style-name="ce1">
            <text:p>0.396680821</text:p>
          </table:table-cell>
          <table:table-cell table:style-name="ce1"/>
          <table:table-cell office:value-type="float" office:value="0.23161888411093201" table:style-name="ce1">
            <text:p>0.231618884</text:p>
          </table:table-cell>
          <table:table-cell office:value-type="float" office:value="0.28520326532120799" table:style-name="ce1">
            <text:p>0.285203265</text:p>
          </table:table-cell>
          <table:table-cell office:value-type="float" office:value="1.03838902251045" table:style-name="ce1">
            <text:p>1.038389023</text:p>
          </table:table-cell>
          <table:table-cell office:value-type="float" office:value="0.67544878339895797" table:style-name="ce1">
            <text:p>0.675448783</text:p>
          </table:table-cell>
          <table:table-cell table:number-columns-repeated="16365"/>
        </table:table-row>
        <table:table-row table:style-name="ro1">
          <table:table-cell office:value-type="float" office:value="0.92859778628081002" table:style-name="ce1">
            <text:p>0.928597786</text:p>
          </table:table-cell>
          <table:table-cell office:value-type="float" office:value="4.6534440530415804" table:style-name="ce1">
            <text:p>4.653444053</text:p>
          </table:table-cell>
          <table:table-cell office:value-type="float" office:value="3.9951934866718899" table:style-name="ce1">
            <text:p>3.995193487</text:p>
          </table:table-cell>
          <table:table-cell office:value-type="float" office:value="15.932642093875" table:style-name="ce1">
            <text:p>15.93264209</text:p>
          </table:table-cell>
          <table:table-cell table:style-name="ce1"/>
          <table:table-cell office:value-type="float" office:value="0.83396087044326705" table:style-name="ce1">
            <text:p>0.83396087</text:p>
          </table:table-cell>
          <table:table-cell office:value-type="float" office:value="1.8796252034995999" table:style-name="ce1">
            <text:p>1.879625203</text:p>
          </table:table-cell>
          <table:table-cell office:value-type="float" office:value="3.0250539510129602" table:style-name="ce1">
            <text:p>3.025053951</text:p>
          </table:table-cell>
          <table:table-cell office:value-type="float" office:value="3.3588992941740599" table:style-name="ce1">
            <text:p>3.358899294</text:p>
          </table:table-cell>
          <table:table-cell table:style-name="ce1"/>
          <table:table-cell office:value-type="float" office:value="0.25993271337643298" table:style-name="ce1">
            <text:p>0.259932713</text:p>
          </table:table-cell>
          <table:table-cell office:value-type="float" office:value="0.34343310319343401" table:style-name="ce1">
            <text:p>0.343433103</text:p>
          </table:table-cell>
          <table:table-cell office:value-type="float" office:value="1.8391070719268501" table:style-name="ce1">
            <text:p>1.839107072</text:p>
          </table:table-cell>
          <table:table-cell office:value-type="float" office:value="0.15005085691741701" table:style-name="ce1">
            <text:p>0.150050857</text:p>
          </table:table-cell>
          <table:table-cell table:style-name="ce1"/>
          <table:table-cell office:value-type="float" office:value="0.24522641568838899" table:style-name="ce1">
            <text:p>0.245226416</text:p>
          </table:table-cell>
          <table:table-cell office:value-type="float" office:value="0.250239397601487" table:style-name="ce1">
            <text:p>0.250239398</text:p>
          </table:table-cell>
          <table:table-cell office:value-type="float" office:value="1.7029176811258999" table:style-name="ce1">
            <text:p>1.702917681</text:p>
          </table:table-cell>
          <table:table-cell office:value-type="float" office:value="1.2288568787715199" table:style-name="ce1">
            <text:p>1.228856879</text:p>
          </table:table-cell>
          <table:table-cell table:number-columns-repeated="16365"/>
        </table:table-row>
        <table:table-row table:style-name="ro1">
          <table:table-cell office:value-type="float" office:value="0.98738109644368099" table:style-name="ce1">
            <text:p>0.987381096</text:p>
          </table:table-cell>
          <table:table-cell office:value-type="float" office:value="4.5931752560728096" table:style-name="ce1">
            <text:p>4.593175256</text:p>
          </table:table-cell>
          <table:table-cell office:value-type="float" office:value="4.2160643804956903" table:style-name="ce1">
            <text:p>4.21606438</text:p>
          </table:table-cell>
          <table:table-cell office:value-type="float" office:value="15.431970178519199" table:style-name="ce1">
            <text:p>15.43197018</text:p>
          </table:table-cell>
          <table:table-cell table:style-name="ce1"/>
          <table:table-cell office:value-type="float" office:value="0.87983532167037404" table:style-name="ce1">
            <text:p>0.879835322</text:p>
          </table:table-cell>
          <table:table-cell office:value-type="float" office:value="1.8915733151006799" table:style-name="ce1">
            <text:p>1.891573315</text:p>
          </table:table-cell>
          <table:table-cell office:value-type="float" office:value="2.7481768480167199" table:style-name="ce1">
            <text:p>2.748176848</text:p>
          </table:table-cell>
          <table:table-cell office:value-type="float" office:value="3.81137987610657" table:style-name="ce1">
            <text:p>3.811379876</text:p>
          </table:table-cell>
          <table:table-cell table:style-name="ce1"/>
          <table:table-cell office:value-type="float" office:value="0.219351142088481" table:style-name="ce1">
            <text:p>0.219351142</text:p>
          </table:table-cell>
          <table:table-cell office:value-type="float" office:value="0.33314265931524201" table:style-name="ce1">
            <text:p>0.333142659</text:p>
          </table:table-cell>
          <table:table-cell office:value-type="float" office:value="1.26694078274906" table:style-name="ce1">
            <text:p>1.266940783</text:p>
          </table:table-cell>
          <table:table-cell office:value-type="float" office:value="1.14197735966867" table:style-name="ce1">
            <text:p>1.14197736</text:p>
          </table:table-cell>
          <table:table-cell table:style-name="ce1"/>
          <table:table-cell office:value-type="float" office:value="0.22389263326230899" table:style-name="ce1">
            <text:p>0.223892633</text:p>
          </table:table-cell>
          <table:table-cell office:value-type="float" office:value="0.24268437285957301" table:style-name="ce1">
            <text:p>0.242684373</text:p>
          </table:table-cell>
          <table:table-cell office:value-type="float" office:value="1.1362574249852799" table:style-name="ce1">
            <text:p>1.136257425</text:p>
          </table:table-cell>
          <table:table-cell office:value-type="float" office:value="0.72282346475614001" table:style-name="ce1">
            <text:p>0.722823465</text:p>
          </table:table-cell>
          <table:table-cell table:number-columns-repeated="16365"/>
        </table:table-row>
        <table:table-row table:style-name="ro1">
          <table:table-cell office:value-type="float" office:value="1.0952799580389201" table:style-name="ce1">
            <text:p>1.095279958</text:p>
          </table:table-cell>
          <table:table-cell office:value-type="float" office:value="4.6832104596407103" table:style-name="ce1">
            <text:p>4.68321046</text:p>
          </table:table-cell>
          <table:table-cell office:value-type="float" office:value="3.7282481104913701" table:style-name="ce1">
            <text:p>3.72824811</text:p>
          </table:table-cell>
          <table:table-cell office:value-type="float" office:value="15.3641720167152" table:style-name="ce1">
            <text:p>15.36417202</text:p>
          </table:table-cell>
          <table:table-cell table:style-name="ce1"/>
          <table:table-cell office:value-type="float" office:value="1.0428651559392299" table:style-name="ce1">
            <text:p>1.042865156</text:p>
          </table:table-cell>
          <table:table-cell office:value-type="float" office:value="2.0478629558957699" table:style-name="ce1">
            <text:p>2.047862956</text:p>
          </table:table-cell>
          <table:table-cell office:value-type="float" office:value="2.4888449995523798" table:style-name="ce1">
            <text:p>2.488845</text:p>
          </table:table-cell>
          <table:table-cell office:value-type="float" office:value="4.3649029602928202" table:style-name="ce1">
            <text:p>4.36490296</text:p>
          </table:table-cell>
          <table:table-cell table:style-name="ce1"/>
          <table:table-cell office:value-type="float" office:value="0.19805926016922701" table:style-name="ce1">
            <text:p>0.19805926</text:p>
          </table:table-cell>
          <table:table-cell office:value-type="float" office:value="0.41796366114431899" table:style-name="ce1">
            <text:p>0.417963661</text:p>
          </table:table-cell>
          <table:table-cell office:value-type="float" office:value="0.84765856103321502" table:style-name="ce1">
            <text:p>0.847658561</text:p>
          </table:table-cell>
          <table:table-cell office:value-type="float" office:value="1.7184859251254001" table:style-name="ce1">
            <text:p>1.718485925</text:p>
          </table:table-cell>
          <table:table-cell table:style-name="ce1"/>
          <table:table-cell office:value-type="float" office:value="0.22473118797322" table:style-name="ce1">
            <text:p>0.224731188</text:p>
          </table:table-cell>
          <table:table-cell office:value-type="float" office:value="0.33758084236774999" table:style-name="ce1">
            <text:p>0.337580842</text:p>
          </table:table-cell>
          <table:table-cell office:value-type="float" office:value="0.87639200424900998" table:style-name="ce1">
            <text:p>0.876392004</text:p>
          </table:table-cell>
          <table:table-cell office:value-type="float" office:value="0.27419552890590798" table:style-name="ce1">
            <text:p>0.274195529</text:p>
          </table:table-cell>
          <table:table-cell table:number-columns-repeated="16365"/>
        </table:table-row>
        <table:table-row table:style-name="ro1">
          <table:table-cell office:value-type="float" office:value="0.93018791099384601" table:style-name="ce1">
            <text:p>0.930187911</text:p>
          </table:table-cell>
          <table:table-cell office:value-type="float" office:value="4.6990652738590697" table:style-name="ce1">
            <text:p>4.699065274</text:p>
          </table:table-cell>
          <table:table-cell office:value-type="float" office:value="3.6207660730726898" table:style-name="ce1">
            <text:p>3.620766073</text:p>
          </table:table-cell>
          <table:table-cell office:value-type="float" office:value="14.3338602800383" table:style-name="ce1">
            <text:p>14.33386028</text:p>
          </table:table-cell>
          <table:table-cell table:style-name="ce1"/>
          <table:table-cell office:value-type="float" office:value="0.93450407023150905" table:style-name="ce1">
            <text:p>0.93450407</text:p>
          </table:table-cell>
          <table:table-cell office:value-type="float" office:value="2.05054632370544" table:style-name="ce1">
            <text:p>2.050546324</text:p>
          </table:table-cell>
          <table:table-cell office:value-type="float" office:value="2.8097907227918899" table:style-name="ce1">
            <text:p>2.809790723</text:p>
          </table:table-cell>
          <table:table-cell office:value-type="float" office:value="4.0891973873462097" table:style-name="ce1">
            <text:p>4.089197387</text:p>
          </table:table-cell>
          <table:table-cell table:style-name="ce1"/>
          <table:table-cell office:value-type="float" office:value="0.246430002258684" table:style-name="ce1">
            <text:p>0.246430002</text:p>
          </table:table-cell>
          <table:table-cell office:value-type="float" office:value="0.40958486982615799" table:style-name="ce1">
            <text:p>0.40958487</text:p>
          </table:table-cell>
          <table:table-cell office:value-type="float" office:value="1.27590336242803" table:style-name="ce1">
            <text:p>1.275903362</text:p>
          </table:table-cell>
          <table:table-cell office:value-type="float" office:value="1.7376768352676299" table:style-name="ce1">
            <text:p>1.737676835</text:p>
          </table:table-cell>
          <table:table-cell table:style-name="ce1"/>
          <table:table-cell office:value-type="float" office:value="0.202286716916457" table:style-name="ce1">
            <text:p>0.202286717</text:p>
          </table:table-cell>
          <table:table-cell office:value-type="float" office:value="0.35001314846876602" table:style-name="ce1">
            <text:p>0.350013148</text:p>
          </table:table-cell>
          <table:table-cell office:value-type="float" office:value="1.4795050118278501" table:style-name="ce1">
            <text:p>1.479505012</text:p>
          </table:table-cell>
          <table:table-cell office:value-type="float" office:value="0.49555275578503999" table:style-name="ce1">
            <text:p>0.495552756</text:p>
          </table:table-cell>
          <table:table-cell table:number-columns-repeated="16365"/>
        </table:table-row>
        <table:table-row table:style-name="ro1">
          <table:table-cell office:value-type="float" office:value="0.82381517146600303" table:style-name="ce1">
            <text:p>0.823815171</text:p>
          </table:table-cell>
          <table:table-cell office:value-type="float" office:value="4.7402934484921202" table:style-name="ce1">
            <text:p>4.740293448</text:p>
          </table:table-cell>
          <table:table-cell office:value-type="float" office:value="3.5492464016359899" table:style-name="ce1">
            <text:p>3.549246402</text:p>
          </table:table-cell>
          <table:table-cell office:value-type="float" office:value="13.711915127002801" table:style-name="ce1">
            <text:p>13.71191513</text:p>
          </table:table-cell>
          <table:table-cell table:style-name="ce1"/>
          <table:table-cell office:value-type="float" office:value="0.72850166515283099" table:style-name="ce1">
            <text:p>0.728501665</text:p>
          </table:table-cell>
          <table:table-cell office:value-type="float" office:value="2.06880157824994" table:style-name="ce1">
            <text:p>2.068801578</text:p>
          </table:table-cell>
          <table:table-cell office:value-type="float" office:value="3.0797651340299601" table:style-name="ce1">
            <text:p>3.079765134</text:p>
          </table:table-cell>
          <table:table-cell office:value-type="float" office:value="3.8374493639387599" table:style-name="ce1">
            <text:p>3.837449364</text:p>
          </table:table-cell>
          <table:table-cell table:style-name="ce1"/>
          <table:table-cell office:value-type="float" office:value="0.31197344994899401" table:style-name="ce1">
            <text:p>0.31197345</text:p>
          </table:table-cell>
          <table:table-cell office:value-type="float" office:value="0.50467608232863803" table:style-name="ce1">
            <text:p>0.504676082</text:p>
          </table:table-cell>
          <table:table-cell office:value-type="float" office:value="2.0977531635563502" table:style-name="ce1">
            <text:p>2.097753164</text:p>
          </table:table-cell>
          <table:table-cell office:value-type="float" office:value="1.426525204591" table:style-name="ce1">
            <text:p>1.426525205</text:p>
          </table:table-cell>
          <table:table-cell table:style-name="ce1"/>
          <table:table-cell office:value-type="float" office:value="0.31024726027312499" table:style-name="ce1">
            <text:p>0.31024726</text:p>
          </table:table-cell>
          <table:table-cell office:value-type="float" office:value="0.36911344528187301" table:style-name="ce1">
            <text:p>0.369113445</text:p>
          </table:table-cell>
          <table:table-cell office:value-type="float" office:value="1.75759656888074" table:style-name="ce1">
            <text:p>1.757596569</text:p>
          </table:table-cell>
          <table:table-cell office:value-type="float" office:value="0.852274916034372" table:style-name="ce1">
            <text:p>0.852274916</text:p>
          </table:table-cell>
          <table:table-cell table:number-columns-repeated="16365"/>
        </table:table-row>
        <table:table-row table:style-name="ro1">
          <table:table-cell office:value-type="float" office:value="1.0031230305963501" table:style-name="ce1">
            <text:p>1.003123031</text:p>
          </table:table-cell>
          <table:table-cell office:value-type="float" office:value="4.7077477425648704" table:style-name="ce1">
            <text:p>4.707747743</text:p>
          </table:table-cell>
          <table:table-cell office:value-type="float" office:value="3.3202080151016302" table:style-name="ce1">
            <text:p>3.320208015</text:p>
          </table:table-cell>
          <table:table-cell office:value-type="float" office:value="14.466348825759599" table:style-name="ce1">
            <text:p>14.46634883</text:p>
          </table:table-cell>
          <table:table-cell table:style-name="ce1"/>
          <table:table-cell office:value-type="float" office:value="0.97136597263853597" table:style-name="ce1">
            <text:p>0.971365973</text:p>
          </table:table-cell>
          <table:table-cell office:value-type="float" office:value="2.0036770432011402" table:style-name="ce1">
            <text:p>2.003677043</text:p>
          </table:table-cell>
          <table:table-cell office:value-type="float" office:value="2.65057184764939" table:style-name="ce1">
            <text:p>2.650571848</text:p>
          </table:table-cell>
          <table:table-cell office:value-type="float" office:value="4.20549593086601" table:style-name="ce1">
            <text:p>4.205495931</text:p>
          </table:table-cell>
          <table:table-cell table:style-name="ce1"/>
          <table:table-cell office:value-type="float" office:value="0.19900033865529601" table:style-name="ce1">
            <text:p>0.199000339</text:p>
          </table:table-cell>
          <table:table-cell office:value-type="float" office:value="0.455722653598366" table:style-name="ce1">
            <text:p>0.455722654</text:p>
          </table:table-cell>
          <table:table-cell office:value-type="float" office:value="1.15127413518391" table:style-name="ce1">
            <text:p>1.151274135</text:p>
          </table:table-cell>
          <table:table-cell office:value-type="float" office:value="1.63755179625574" table:style-name="ce1">
            <text:p>1.637551796</text:p>
          </table:table-cell>
          <table:table-cell table:style-name="ce1"/>
          <table:table-cell office:value-type="float" office:value="0.195714642852129" table:style-name="ce1">
            <text:p>0.195714643</text:p>
          </table:table-cell>
          <table:table-cell office:value-type="float" office:value="0.303213748613963" table:style-name="ce1">
            <text:p>0.303213749</text:p>
          </table:table-cell>
          <table:table-cell office:value-type="float" office:value="1.3247497901902701" table:style-name="ce1">
            <text:p>1.32474979</text:p>
          </table:table-cell>
          <table:table-cell office:value-type="float" office:value="0.409392258485195" table:style-name="ce1">
            <text:p>0.409392258</text:p>
          </table:table-cell>
          <table:table-cell table:number-columns-repeated="16365"/>
        </table:table-row>
        <table:table-row table:style-name="ro1">
          <table:table-cell office:value-type="float" office:value="1.1128206112144501" table:style-name="ce1">
            <text:p>1.112820611</text:p>
          </table:table-cell>
          <table:table-cell office:value-type="float" office:value="4.6833131453607404" table:style-name="ce1">
            <text:p>4.683313145</text:p>
          </table:table-cell>
          <table:table-cell office:value-type="float" office:value="3.61209521782627" table:style-name="ce1">
            <text:p>3.612095218</text:p>
          </table:table-cell>
          <table:table-cell office:value-type="float" office:value="15.109991044850901" table:style-name="ce1">
            <text:p>15.10999104</text:p>
          </table:table-cell>
          <table:table-cell table:style-name="ce1"/>
          <table:table-cell office:value-type="float" office:value="1.0891633569316299" table:style-name="ce1">
            <text:p>1.089163357</text:p>
          </table:table-cell>
          <table:table-cell office:value-type="float" office:value="1.9555488301627799" table:style-name="ce1">
            <text:p>1.95554883</text:p>
          </table:table-cell>
          <table:table-cell office:value-type="float" office:value="2.6485537091265301" table:style-name="ce1">
            <text:p>2.648553709</text:p>
          </table:table-cell>
          <table:table-cell office:value-type="float" office:value="4.3465283292423003" table:style-name="ce1">
            <text:p>4.346528329</text:p>
          </table:table-cell>
          <table:table-cell table:style-name="ce1"/>
          <table:table-cell office:value-type="float" office:value="0.192952173587666" table:style-name="ce1">
            <text:p>0.192952174</text:p>
          </table:table-cell>
          <table:table-cell office:value-type="float" office:value="0.46571213510742798" table:style-name="ce1">
            <text:p>0.465712135</text:p>
          </table:table-cell>
          <table:table-cell office:value-type="float" office:value="0.80142273785402296" table:style-name="ce1">
            <text:p>0.801422738</text:p>
          </table:table-cell>
          <table:table-cell office:value-type="float" office:value="1.8055374944251601" table:style-name="ce1">
            <text:p>1.805537494</text:p>
          </table:table-cell>
          <table:table-cell table:style-name="ce1"/>
          <table:table-cell office:value-type="float" office:value="0.22750861046684501" table:style-name="ce1">
            <text:p>0.22750861</text:p>
          </table:table-cell>
          <table:table-cell office:value-type="float" office:value="0.25444618613542502" table:style-name="ce1">
            <text:p>0.254446186</text:p>
          </table:table-cell>
          <table:table-cell office:value-type="float" office:value="1.03739571612559" table:style-name="ce1">
            <text:p>1.037395716</text:p>
          </table:table-cell>
          <table:table-cell office:value-type="float" office:value="0.312485823050414" table:style-name="ce1">
            <text:p>0.312485823</text:p>
          </table:table-cell>
          <table:table-cell table:number-columns-repeated="16365"/>
        </table:table-row>
        <table:table-row table:style-name="ro1">
          <table:table-cell office:value-type="float" office:value="1.1174465204402899" table:style-name="ce1">
            <text:p>1.11744652</text:p>
          </table:table-cell>
          <table:table-cell office:value-type="float" office:value="4.8479653226127102" table:style-name="ce1">
            <text:p>4.847965323</text:p>
          </table:table-cell>
          <table:table-cell office:value-type="float" office:value="3.6998119510129102" table:style-name="ce1">
            <text:p>3.699811951</text:p>
          </table:table-cell>
          <table:table-cell office:value-type="float" office:value="14.6342581236462" table:style-name="ce1">
            <text:p>14.63425812</text:p>
          </table:table-cell>
          <table:table-cell table:style-name="ce1"/>
          <table:table-cell office:value-type="float" office:value="1.0436626521596899" table:style-name="ce1">
            <text:p>1.043662652</text:p>
          </table:table-cell>
          <table:table-cell office:value-type="float" office:value="1.9343381763893499" table:style-name="ce1">
            <text:p>1.934338176</text:p>
          </table:table-cell>
          <table:table-cell office:value-type="float" office:value="2.4540837100349902" table:style-name="ce1">
            <text:p>2.45408371</text:p>
          </table:table-cell>
          <table:table-cell office:value-type="float" office:value="4.3197233575579697" table:style-name="ce1">
            <text:p>4.319723358</text:p>
          </table:table-cell>
          <table:table-cell table:style-name="ce1"/>
          <table:table-cell office:value-type="float" office:value="0.190277825652163" table:style-name="ce1">
            <text:p>0.190277826</text:p>
          </table:table-cell>
          <table:table-cell office:value-type="float" office:value="0.44869122435491299" table:style-name="ce1">
            <text:p>0.448691224</text:p>
          </table:table-cell>
          <table:table-cell office:value-type="float" office:value="0.68788683344393398" table:style-name="ce1">
            <text:p>0.687886833</text:p>
          </table:table-cell>
          <table:table-cell office:value-type="float" office:value="1.94531747534302" table:style-name="ce1">
            <text:p>1.945317475</text:p>
          </table:table-cell>
          <table:table-cell table:style-name="ce1"/>
          <table:table-cell office:value-type="float" office:value="0.19986771734462699" table:style-name="ce1">
            <text:p>0.199867717</text:p>
          </table:table-cell>
          <table:table-cell office:value-type="float" office:value="0.238531499853157" table:style-name="ce1">
            <text:p>0.2385315</text:p>
          </table:table-cell>
          <table:table-cell office:value-type="float" office:value="0.84268285826535605" table:style-name="ce1">
            <text:p>0.842682858</text:p>
          </table:table-cell>
          <table:table-cell office:value-type="float" office:value="0.234494125463689" table:style-name="ce1">
            <text:p>0.234494125</text:p>
          </table:table-cell>
          <table:table-cell table:number-columns-repeated="16365"/>
        </table:table-row>
        <table:table-row table:style-name="ro1">
          <table:table-cell office:value-type="float" office:value="1.10653312855131" table:style-name="ce1">
            <text:p>1.106533129</text:p>
          </table:table-cell>
          <table:table-cell office:value-type="float" office:value="4.75026645665048" table:style-name="ce1">
            <text:p>4.750266457</text:p>
          </table:table-cell>
          <table:table-cell office:value-type="float" office:value="3.9105319675638999" table:style-name="ce1">
            <text:p>3.910531968</text:p>
          </table:table-cell>
          <table:table-cell office:value-type="float" office:value="14.1006448736615" table:style-name="ce1">
            <text:p>14.10064487</text:p>
          </table:table-cell>
          <table:table-cell table:style-name="ce1"/>
          <table:table-cell office:value-type="float" office:value="1.0639163817739601" table:style-name="ce1">
            <text:p>1.063916382</text:p>
          </table:table-cell>
          <table:table-cell office:value-type="float" office:value="1.9643731963291899" table:style-name="ce1">
            <text:p>1.964373196</text:p>
          </table:table-cell>
          <table:table-cell office:value-type="float" office:value="2.7000726751694399" table:style-name="ce1">
            <text:p>2.700072675</text:p>
          </table:table-cell>
          <table:table-cell office:value-type="float" office:value="4.2044757800930403" table:style-name="ce1">
            <text:p>4.20447578</text:p>
          </table:table-cell>
          <table:table-cell table:style-name="ce1"/>
          <table:table-cell office:value-type="float" office:value="0.15598860999612199" table:style-name="ce1">
            <text:p>0.15598861</text:p>
          </table:table-cell>
          <table:table-cell office:value-type="float" office:value="0.42260349230332001" table:style-name="ce1">
            <text:p>0.422603492</text:p>
          </table:table-cell>
          <table:table-cell office:value-type="float" office:value="1.3217618024207101" table:style-name="ce1">
            <text:p>1.321761802</text:p>
          </table:table-cell>
          <table:table-cell office:value-type="float" office:value="1.7504623312971399" table:style-name="ce1">
            <text:p>1.750462331</text:p>
          </table:table-cell>
          <table:table-cell table:style-name="ce1"/>
          <table:table-cell office:value-type="float" office:value="0.203180326386383" table:style-name="ce1">
            <text:p>0.203180326</text:p>
          </table:table-cell>
          <table:table-cell office:value-type="float" office:value="0.25786986714403798" table:style-name="ce1">
            <text:p>0.257869867</text:p>
          </table:table-cell>
          <table:table-cell office:value-type="float" office:value="1.16407007750494" table:style-name="ce1">
            <text:p>1.164070078</text:p>
          </table:table-cell>
          <table:table-cell office:value-type="float" office:value="0.40878219799025101" table:style-name="ce1">
            <text:p>0.408782198</text:p>
          </table:table-cell>
          <table:table-cell table:number-columns-repeated="16365"/>
        </table:table-row>
        <table:table-row table:style-name="ro1">
          <table:table-cell office:value-type="float" office:value="1.0922906160430501" table:style-name="ce1">
            <text:p>1.092290616</text:p>
          </table:table-cell>
          <table:table-cell office:value-type="float" office:value="4.7059908575592004" table:style-name="ce1">
            <text:p>4.705990858</text:p>
          </table:table-cell>
          <table:table-cell office:value-type="float" office:value="4.0092634677705199" table:style-name="ce1">
            <text:p>4.009263468</text:p>
          </table:table-cell>
          <table:table-cell office:value-type="float" office:value="14.3938031302642" table:style-name="ce1">
            <text:p>14.39380313</text:p>
          </table:table-cell>
          <table:table-cell table:style-name="ce1"/>
          <table:table-cell office:value-type="float" office:value="1.01562060220921" table:style-name="ce1">
            <text:p>1.015620602</text:p>
          </table:table-cell>
          <table:table-cell office:value-type="float" office:value="1.93806660387258" table:style-name="ce1">
            <text:p>1.938066604</text:p>
          </table:table-cell>
          <table:table-cell office:value-type="float" office:value="2.6686939150587401" table:style-name="ce1">
            <text:p>2.668693915</text:p>
          </table:table-cell>
          <table:table-cell office:value-type="float" office:value="3.94699063389896" table:style-name="ce1">
            <text:p>3.946990634</text:p>
          </table:table-cell>
          <table:table-cell table:style-name="ce1"/>
          <table:table-cell office:value-type="float" office:value="0.15486813010494099" table:style-name="ce1">
            <text:p>0.15486813</text:p>
          </table:table-cell>
          <table:table-cell office:value-type="float" office:value="0.40684602326344799" table:style-name="ce1">
            <text:p>0.406846023</text:p>
          </table:table-cell>
          <table:table-cell office:value-type="float" office:value="1.48561655720333" table:style-name="ce1">
            <text:p>1.485616557</text:p>
          </table:table-cell>
          <table:table-cell office:value-type="float" office:value="1.27527706850869" table:style-name="ce1">
            <text:p>1.275277069</text:p>
          </table:table-cell>
          <table:table-cell table:style-name="ce1"/>
          <table:table-cell office:value-type="float" office:value="0.17570807724387" table:style-name="ce1">
            <text:p>0.175708077</text:p>
          </table:table-cell>
          <table:table-cell office:value-type="float" office:value="0.23558242476901101" table:style-name="ce1">
            <text:p>0.235582425</text:p>
          </table:table-cell>
          <table:table-cell office:value-type="float" office:value="1.24577560367541" table:style-name="ce1">
            <text:p>1.245775604</text:p>
          </table:table-cell>
          <table:table-cell office:value-type="float" office:value="0.69194015499581296" table:style-name="ce1">
            <text:p>0.691940155</text:p>
          </table:table-cell>
          <table:table-cell table:number-columns-repeated="16365"/>
        </table:table-row>
        <table:table-row table:style-name="ro1">
          <table:table-cell office:value-type="float" office:value="1.15235609215279" table:style-name="ce1">
            <text:p>1.152356092</text:p>
          </table:table-cell>
          <table:table-cell office:value-type="float" office:value="4.6869080032274804" table:style-name="ce1">
            <text:p>4.686908003</text:p>
          </table:table-cell>
          <table:table-cell office:value-type="float" office:value="4.0290744162871297" table:style-name="ce1">
            <text:p>4.029074416</text:p>
          </table:table-cell>
          <table:table-cell office:value-type="float" office:value="14.412949847870699" table:style-name="ce1">
            <text:p>14.41294985</text:p>
          </table:table-cell>
          <table:table-cell table:style-name="ce1"/>
          <table:table-cell office:value-type="float" office:value="1.0703218479583501" table:style-name="ce1">
            <text:p>1.070321848</text:p>
          </table:table-cell>
          <table:table-cell office:value-type="float" office:value="1.91738451973319" table:style-name="ce1">
            <text:p>1.91738452</text:p>
          </table:table-cell>
          <table:table-cell office:value-type="float" office:value="2.7203561933886302" table:style-name="ce1">
            <text:p>2.720356193</text:p>
          </table:table-cell>
          <table:table-cell office:value-type="float" office:value="4.1165886049607296" table:style-name="ce1">
            <text:p>4.116588605</text:p>
          </table:table-cell>
          <table:table-cell table:style-name="ce1"/>
          <table:table-cell office:value-type="float" office:value="0.16890957068642301" table:style-name="ce1">
            <text:p>0.168909571</text:p>
          </table:table-cell>
          <table:table-cell office:value-type="float" office:value="0.407839081687904" table:style-name="ce1">
            <text:p>0.407839082</text:p>
          </table:table-cell>
          <table:table-cell office:value-type="float" office:value="1.30320608502225" table:style-name="ce1">
            <text:p>1.303206085</text:p>
          </table:table-cell>
          <table:table-cell office:value-type="float" office:value="1.73459476704739" table:style-name="ce1">
            <text:p>1.734594767</text:p>
          </table:table-cell>
          <table:table-cell table:style-name="ce1"/>
          <table:table-cell office:value-type="float" office:value="0.195092407894461" table:style-name="ce1">
            <text:p>0.195092408</text:p>
          </table:table-cell>
          <table:table-cell office:value-type="float" office:value="0.21426667464552199" table:style-name="ce1">
            <text:p>0.214266675</text:p>
          </table:table-cell>
          <table:table-cell office:value-type="float" office:value="1.1564767816225101" table:style-name="ce1">
            <text:p>1.156476782</text:p>
          </table:table-cell>
          <table:table-cell office:value-type="float" office:value="0.516283838148758" table:style-name="ce1">
            <text:p>0.516283838</text:p>
          </table:table-cell>
          <table:table-cell table:number-columns-repeated="16365"/>
        </table:table-row>
        <table:table-row table:style-name="ro1">
          <table:table-cell office:value-type="float" office:value="1.1292683862703099" table:style-name="ce1">
            <text:p>1.129268386</text:p>
          </table:table-cell>
          <table:table-cell office:value-type="float" office:value="4.6998666086099101" table:style-name="ce1">
            <text:p>4.699866609</text:p>
          </table:table-cell>
          <table:table-cell office:value-type="float" office:value="4.1039645184172899" table:style-name="ce1">
            <text:p>4.103964518</text:p>
          </table:table-cell>
          <table:table-cell office:value-type="float" office:value="14.258044649825999" table:style-name="ce1">
            <text:p>14.25804465</text:p>
          </table:table-cell>
          <table:table-cell table:style-name="ce1"/>
          <table:table-cell office:value-type="float" office:value="1.106643710001" table:style-name="ce1">
            <text:p>1.10664371</text:p>
          </table:table-cell>
          <table:table-cell office:value-type="float" office:value="1.9003390192107199" table:style-name="ce1">
            <text:p>1.900339019</text:p>
          </table:table-cell>
          <table:table-cell office:value-type="float" office:value="3.1104715736028301" table:style-name="ce1">
            <text:p>3.110471574</text:p>
          </table:table-cell>
          <table:table-cell office:value-type="float" office:value="3.79539984919314" table:style-name="ce1">
            <text:p>3.795399849</text:p>
          </table:table-cell>
          <table:table-cell table:style-name="ce1"/>
          <table:table-cell office:value-type="float" office:value="0.16246061117080199" table:style-name="ce1">
            <text:p>0.162460611</text:p>
          </table:table-cell>
          <table:table-cell office:value-type="float" office:value="0.34322477767288001" table:style-name="ce1">
            <text:p>0.343224778</text:p>
          </table:table-cell>
          <table:table-cell office:value-type="float" office:value="1.6378778403884999" table:style-name="ce1">
            <text:p>1.63787784</text:p>
          </table:table-cell>
          <table:table-cell office:value-type="float" office:value="1.3595565872964199" table:style-name="ce1">
            <text:p>1.359556587</text:p>
          </table:table-cell>
          <table:table-cell table:style-name="ce1"/>
          <table:table-cell office:value-type="float" office:value="0.21722855735749599" table:style-name="ce1">
            <text:p>0.217228557</text:p>
          </table:table-cell>
          <table:table-cell office:value-type="float" office:value="0.20853076462311901" table:style-name="ce1">
            <text:p>0.208530765</text:p>
          </table:table-cell>
          <table:table-cell office:value-type="float" office:value="1.78009276509535" table:style-name="ce1">
            <text:p>1.780092765</text:p>
          </table:table-cell>
          <table:table-cell office:value-type="float" office:value="0.83043240604579005" table:style-name="ce1">
            <text:p>0.830432406</text:p>
          </table:table-cell>
          <table:table-cell table:number-columns-repeated="16365"/>
        </table:table-row>
        <table:table-row table:style-name="ro1">
          <table:table-cell office:value-type="float" office:value="1.0659729647387399" table:style-name="ce1">
            <text:p>1.065972965</text:p>
          </table:table-cell>
          <table:table-cell office:value-type="float" office:value="4.6538677540934001" table:style-name="ce1">
            <text:p>4.653867754</text:p>
          </table:table-cell>
          <table:table-cell office:value-type="float" office:value="4.0330256337413397" table:style-name="ce1">
            <text:p>4.033025634</text:p>
          </table:table-cell>
          <table:table-cell office:value-type="float" office:value="14.297488891867101" table:style-name="ce1">
            <text:p>14.29748889</text:p>
          </table:table-cell>
          <table:table-cell table:style-name="ce1"/>
          <table:table-cell office:value-type="float" office:value="1.0455790817559401" table:style-name="ce1">
            <text:p>1.045579082</text:p>
          </table:table-cell>
          <table:table-cell office:value-type="float" office:value="1.9162935521506099" table:style-name="ce1">
            <text:p>1.916293552</text:p>
          </table:table-cell>
          <table:table-cell office:value-type="float" office:value="2.9413102367146702" table:style-name="ce1">
            <text:p>2.941310237</text:p>
          </table:table-cell>
          <table:table-cell office:value-type="float" office:value="3.9440144251378801" table:style-name="ce1">
            <text:p>3.944014425</text:p>
          </table:table-cell>
          <table:table-cell table:style-name="ce1"/>
          <table:table-cell office:value-type="float" office:value="0.14940663343426799" table:style-name="ce1">
            <text:p>0.149406633</text:p>
          </table:table-cell>
          <table:table-cell office:value-type="float" office:value="0.34546745455406103" table:style-name="ce1">
            <text:p>0.345467455</text:p>
          </table:table-cell>
          <table:table-cell office:value-type="float" office:value="1.77468338279794" table:style-name="ce1">
            <text:p>1.774683383</text:p>
          </table:table-cell>
          <table:table-cell office:value-type="float" office:value="1.40658951496232" table:style-name="ce1">
            <text:p>1.406589515</text:p>
          </table:table-cell>
          <table:table-cell table:style-name="ce1"/>
          <table:table-cell office:value-type="float" office:value="0.180138756938546" table:style-name="ce1">
            <text:p>0.180138757</text:p>
          </table:table-cell>
          <table:table-cell office:value-type="float" office:value="0.21858737921174701" table:style-name="ce1">
            <text:p>0.218587379</text:p>
          </table:table-cell>
          <table:table-cell office:value-type="float" office:value="1.6098658707553899" table:style-name="ce1">
            <text:p>1.609865871</text:p>
          </table:table-cell>
          <table:table-cell office:value-type="float" office:value="0.74452770435070204" table:style-name="ce1">
            <text:p>0.744527704</text:p>
          </table:table-cell>
          <table:table-cell table:number-columns-repeated="16365"/>
        </table:table-row>
        <table:table-row table:style-name="ro1">
          <table:table-cell office:value-type="float" office:value="1.0935999803022201" table:style-name="ce1">
            <text:p>1.09359998</text:p>
          </table:table-cell>
          <table:table-cell office:value-type="float" office:value="4.6760964303564601" table:style-name="ce1">
            <text:p>4.67609643</text:p>
          </table:table-cell>
          <table:table-cell office:value-type="float" office:value="4.08445951008951" table:style-name="ce1">
            <text:p>4.08445951</text:p>
          </table:table-cell>
          <table:table-cell office:value-type="float" office:value="14.0882784710453" table:style-name="ce1">
            <text:p>14.08827847</text:p>
          </table:table-cell>
          <table:table-cell table:style-name="ce1"/>
          <table:table-cell office:value-type="float" office:value="1.03930446584439" table:style-name="ce1">
            <text:p>1.039304466</text:p>
          </table:table-cell>
          <table:table-cell office:value-type="float" office:value="1.8920452381587001" table:style-name="ce1">
            <text:p>1.892045238</text:p>
          </table:table-cell>
          <table:table-cell office:value-type="float" office:value="2.81010847077496" table:style-name="ce1">
            <text:p>2.810108471</text:p>
          </table:table-cell>
          <table:table-cell office:value-type="float" office:value="3.82717529757553" table:style-name="ce1">
            <text:p>3.827175298</text:p>
          </table:table-cell>
          <table:table-cell table:style-name="ce1"/>
          <table:table-cell office:value-type="float" office:value="0.162066270208577" table:style-name="ce1">
            <text:p>0.16206627</text:p>
          </table:table-cell>
          <table:table-cell office:value-type="float" office:value="0.34792083293584097" table:style-name="ce1">
            <text:p>0.347920833</text:p>
          </table:table-cell>
          <table:table-cell office:value-type="float" office:value="1.53476791141432" table:style-name="ce1">
            <text:p>1.534767911</text:p>
          </table:table-cell>
          <table:table-cell office:value-type="float" office:value="1.3252091706901099" table:style-name="ce1">
            <text:p>1.325209171</text:p>
          </table:table-cell>
          <table:table-cell table:style-name="ce1"/>
          <table:table-cell office:value-type="float" office:value="0.179393409662706" table:style-name="ce1">
            <text:p>0.17939341</text:p>
          </table:table-cell>
          <table:table-cell office:value-type="float" office:value="0.20405188850366299" table:style-name="ce1">
            <text:p>0.204051889</text:p>
          </table:table-cell>
          <table:table-cell office:value-type="float" office:value="1.33940326630638" table:style-name="ce1">
            <text:p>1.339403266</text:p>
          </table:table-cell>
          <table:table-cell office:value-type="float" office:value="0.85919666342664003" table:style-name="ce1">
            <text:p>0.859196663</text:p>
          </table:table-cell>
          <table:table-cell table:number-columns-repeated="16365"/>
        </table:table-row>
        <table:table-row table:style-name="ro1">
          <table:table-cell office:value-type="float" office:value="1.0570938187602801" table:style-name="ce1">
            <text:p>1.057093819</text:p>
          </table:table-cell>
          <table:table-cell office:value-type="float" office:value="4.6616387196051798" table:style-name="ce1">
            <text:p>4.66163872</text:p>
          </table:table-cell>
          <table:table-cell office:value-type="float" office:value="4.1803543566197003" table:style-name="ce1">
            <text:p>4.180354357</text:p>
          </table:table-cell>
          <table:table-cell office:value-type="float" office:value="14.3616185289508" table:style-name="ce1">
            <text:p>14.36161853</text:p>
          </table:table-cell>
          <table:table-cell table:style-name="ce1"/>
          <table:table-cell office:value-type="float" office:value="1.0374557467415499" table:style-name="ce1">
            <text:p>1.037455747</text:p>
          </table:table-cell>
          <table:table-cell office:value-type="float" office:value="1.8200095150748601" table:style-name="ce1">
            <text:p>1.820009515</text:p>
          </table:table-cell>
          <table:table-cell office:value-type="float" office:value="3.1055038408918598" table:style-name="ce1">
            <text:p>3.105503841</text:p>
          </table:table-cell>
          <table:table-cell office:value-type="float" office:value="3.81033000231435" table:style-name="ce1">
            <text:p>3.810330002</text:p>
          </table:table-cell>
          <table:table-cell table:style-name="ce1"/>
          <table:table-cell office:value-type="float" office:value="0.15466891355770801" table:style-name="ce1">
            <text:p>0.154668914</text:p>
          </table:table-cell>
          <table:table-cell office:value-type="float" office:value="0.31739731438323499" table:style-name="ce1">
            <text:p>0.317397314</text:p>
          </table:table-cell>
          <table:table-cell office:value-type="float" office:value="1.6802347678985701" table:style-name="ce1">
            <text:p>1.680234768</text:p>
          </table:table-cell>
          <table:table-cell office:value-type="float" office:value="1.2819703738891099" table:style-name="ce1">
            <text:p>1.281970374</text:p>
          </table:table-cell>
          <table:table-cell table:style-name="ce1"/>
          <table:table-cell office:value-type="float" office:value="0.175557450877698" table:style-name="ce1">
            <text:p>0.175557451</text:p>
          </table:table-cell>
          <table:table-cell office:value-type="float" office:value="0.17048724351384001" table:style-name="ce1">
            <text:p>0.170487244</text:p>
          </table:table-cell>
          <table:table-cell office:value-type="float" office:value="1.5998237479763" table:style-name="ce1">
            <text:p>1.599823748</text:p>
          </table:table-cell>
          <table:table-cell office:value-type="float" office:value="0.91747770662419104" table:style-name="ce1">
            <text:p>0.917477707</text:p>
          </table:table-cell>
          <table:table-cell table:number-columns-repeated="16365"/>
        </table:table-row>
        <table:table-row table:style-name="ro1">
          <table:table-cell office:value-type="float" office:value="1.04589291424639" table:style-name="ce1">
            <text:p>1.045892914</text:p>
          </table:table-cell>
          <table:table-cell office:value-type="float" office:value="4.71757928636905" table:style-name="ce1">
            <text:p>4.717579286</text:p>
          </table:table-cell>
          <table:table-cell office:value-type="float" office:value="3.8822105730119199" table:style-name="ce1">
            <text:p>3.882210573</text:p>
          </table:table-cell>
          <table:table-cell office:value-type="float" office:value="14.187046123637201" table:style-name="ce1">
            <text:p>14.18704612</text:p>
          </table:table-cell>
          <table:table-cell table:style-name="ce1"/>
          <table:table-cell office:value-type="float" office:value="0.99884304266339297" table:style-name="ce1">
            <text:p>0.998843043</text:p>
          </table:table-cell>
          <table:table-cell office:value-type="float" office:value="1.91289471864146" table:style-name="ce1">
            <text:p>1.912894719</text:p>
          </table:table-cell>
          <table:table-cell office:value-type="float" office:value="2.8150046114909002" table:style-name="ce1">
            <text:p>2.815004611</text:p>
          </table:table-cell>
          <table:table-cell office:value-type="float" office:value="3.97368849474879" table:style-name="ce1">
            <text:p>3.973688495</text:p>
          </table:table-cell>
          <table:table-cell table:style-name="ce1"/>
          <table:table-cell office:value-type="float" office:value="0.15919303890217201" table:style-name="ce1">
            <text:p>0.159193039</text:p>
          </table:table-cell>
          <table:table-cell office:value-type="float" office:value="0.40771251158483401" table:style-name="ce1">
            <text:p>0.407712512</text:p>
          </table:table-cell>
          <table:table-cell office:value-type="float" office:value="1.52003688340611" table:style-name="ce1">
            <text:p>1.520036883</text:p>
          </table:table-cell>
          <table:table-cell office:value-type="float" office:value="1.6047468168156001" table:style-name="ce1">
            <text:p>1.604746817</text:p>
          </table:table-cell>
          <table:table-cell table:style-name="ce1"/>
          <table:table-cell office:value-type="float" office:value="0.16991735068939801" table:style-name="ce1">
            <text:p>0.169917351</text:p>
          </table:table-cell>
          <table:table-cell office:value-type="float" office:value="0.22306711743136301" table:style-name="ce1">
            <text:p>0.223067117</text:p>
          </table:table-cell>
          <table:table-cell office:value-type="float" office:value="1.37819730161334" table:style-name="ce1">
            <text:p>1.378197302</text:p>
          </table:table-cell>
          <table:table-cell office:value-type="float" office:value="0.73672135370313196" table:style-name="ce1">
            <text:p>0.736721354</text:p>
          </table:table-cell>
          <table:table-cell table:number-columns-repeated="16365"/>
        </table:table-row>
        <table:table-row table:style-name="ro1">
          <table:table-cell office:value-type="float" office:value="0.93387492370728498" table:style-name="ce1">
            <text:p>0.933874924</text:p>
          </table:table-cell>
          <table:table-cell office:value-type="float" office:value="4.8313055727122798" table:style-name="ce1">
            <text:p>4.831305573</text:p>
          </table:table-cell>
          <table:table-cell office:value-type="float" office:value="3.4387330935085201" table:style-name="ce1">
            <text:p>3.438733094</text:p>
          </table:table-cell>
          <table:table-cell office:value-type="float" office:value="13.3310525931838" table:style-name="ce1">
            <text:p>13.33105259</text:p>
          </table:table-cell>
          <table:table-cell table:style-name="ce1"/>
          <table:table-cell office:value-type="float" office:value="0.91663328562105495" table:style-name="ce1">
            <text:p>0.916633286</text:p>
          </table:table-cell>
          <table:table-cell office:value-type="float" office:value="2.0230763805179599" table:style-name="ce1">
            <text:p>2.023076381</text:p>
          </table:table-cell>
          <table:table-cell office:value-type="float" office:value="3.2620685541500101" table:style-name="ce1">
            <text:p>3.262068554</text:p>
          </table:table-cell>
          <table:table-cell office:value-type="float" office:value="3.9914266626408401" table:style-name="ce1">
            <text:p>3.991426663</text:p>
          </table:table-cell>
          <table:table-cell table:style-name="ce1"/>
          <table:table-cell office:value-type="float" office:value="0.20447835098830999" table:style-name="ce1">
            <text:p>0.204478351</text:p>
          </table:table-cell>
          <table:table-cell office:value-type="float" office:value="0.47915569981397199" table:style-name="ce1">
            <text:p>0.4791557</text:p>
          </table:table-cell>
          <table:table-cell office:value-type="float" office:value="1.98486524194211" table:style-name="ce1">
            <text:p>1.984865242</text:p>
          </table:table-cell>
          <table:table-cell office:value-type="float" office:value="1.4686438978996701" table:style-name="ce1">
            <text:p>1.468643898</text:p>
          </table:table-cell>
          <table:table-cell table:style-name="ce1"/>
          <table:table-cell office:value-type="float" office:value="0.17467642486479101" table:style-name="ce1">
            <text:p>0.174676425</text:p>
          </table:table-cell>
          <table:table-cell office:value-type="float" office:value="0.31749614953535099" table:style-name="ce1">
            <text:p>0.31749615</text:p>
          </table:table-cell>
          <table:table-cell office:value-type="float" office:value="1.9320011929754899" table:style-name="ce1">
            <text:p>1.932001193</text:p>
          </table:table-cell>
          <table:table-cell office:value-type="float" office:value="0.76984392364084797" table:style-name="ce1">
            <text:p>0.769843924</text:p>
          </table:table-cell>
          <table:table-cell table:number-columns-repeated="16365"/>
        </table:table-row>
        <table:table-row table:style-name="ro1">
          <table:table-cell office:value-type="float" office:value="0.74925861351018996" table:style-name="ce1">
            <text:p>0.749258614</text:p>
          </table:table-cell>
          <table:table-cell office:value-type="float" office:value="4.6951751841478302" table:style-name="ce1">
            <text:p>4.695175184</text:p>
          </table:table-cell>
          <table:table-cell office:value-type="float" office:value="5.2105783143793101" table:style-name="ce1">
            <text:p>5.210578314</text:p>
          </table:table-cell>
          <table:table-cell office:value-type="float" office:value="12.5217987836128" table:style-name="ce1">
            <text:p>12.52179878</text:p>
          </table:table-cell>
          <table:table-cell table:style-name="ce1"/>
          <table:table-cell office:value-type="float" office:value="0.79015303881282795" table:style-name="ce1">
            <text:p>0.790153039</text:p>
          </table:table-cell>
          <table:table-cell office:value-type="float" office:value="1.92354011623238" table:style-name="ce1">
            <text:p>1.923540116</text:p>
          </table:table-cell>
          <table:table-cell office:value-type="float" office:value="5.2212756200700099" table:style-name="ce1">
            <text:p>5.22127562</text:p>
          </table:table-cell>
          <table:table-cell office:value-type="float" office:value="3.54134223968174" table:style-name="ce1">
            <text:p>3.54134224</text:p>
          </table:table-cell>
          <table:table-cell table:style-name="ce1"/>
          <table:table-cell office:value-type="float" office:value="0.35619623616423202" table:style-name="ce1">
            <text:p>0.356196236</text:p>
          </table:table-cell>
          <table:table-cell office:value-type="float" office:value="0.36402985679357602" table:style-name="ce1">
            <text:p>0.364029857</text:p>
          </table:table-cell>
          <table:table-cell office:value-type="float" office:value="3.9375303863990898" table:style-name="ce1">
            <text:p>3.937530386</text:p>
          </table:table-cell>
          <table:table-cell office:value-type="float" office:value="1.3243270480781599" table:style-name="ce1">
            <text:p>1.324327048</text:p>
          </table:table-cell>
          <table:table-cell table:style-name="ce1"/>
          <table:table-cell office:value-type="float" office:value="0.25769481301716202" table:style-name="ce1">
            <text:p>0.257694813</text:p>
          </table:table-cell>
          <table:table-cell office:value-type="float" office:value="0.27383939163818199" table:style-name="ce1">
            <text:p>0.273839392</text:p>
          </table:table-cell>
          <table:table-cell office:value-type="float" office:value="3.8894603369639298" table:style-name="ce1">
            <text:p>3.889460337</text:p>
          </table:table-cell>
          <table:table-cell office:value-type="float" office:value="2.25747817357033" table:style-name="ce1">
            <text:p>2.257478174</text:p>
          </table:table-cell>
          <table:table-cell table:number-columns-repeated="16365"/>
        </table:table-row>
        <table:table-row table:style-name="ro1">
          <table:table-cell office:value-type="float" office:value="0.97750930345384202" table:style-name="ce1">
            <text:p>0.977509303</text:p>
          </table:table-cell>
          <table:table-cell office:value-type="float" office:value="4.4476028119769602" table:style-name="ce1">
            <text:p>4.447602812</text:p>
          </table:table-cell>
          <table:table-cell office:value-type="float" office:value="4.3792034842037202" table:style-name="ce1">
            <text:p>4.379203484</text:p>
          </table:table-cell>
          <table:table-cell office:value-type="float" office:value="14.992577988772" table:style-name="ce1">
            <text:p>14.99257799</text:p>
          </table:table-cell>
          <table:table-cell table:style-name="ce1"/>
          <table:table-cell office:value-type="float" office:value="1.0261091962323301" table:style-name="ce1">
            <text:p>1.026109196</text:p>
          </table:table-cell>
          <table:table-cell office:value-type="float" office:value="1.6551823498278899" table:style-name="ce1">
            <text:p>1.65518235</text:p>
          </table:table-cell>
          <table:table-cell office:value-type="float" office:value="3.7129703634654598" table:style-name="ce1">
            <text:p>3.712970363</text:p>
          </table:table-cell>
          <table:table-cell office:value-type="float" office:value="3.0152430388853899" table:style-name="ce1">
            <text:p>3.015243039</text:p>
          </table:table-cell>
          <table:table-cell table:style-name="ce1"/>
          <table:table-cell office:value-type="float" office:value="0.193105633047334" table:style-name="ce1">
            <text:p>0.193105633</text:p>
          </table:table-cell>
          <table:table-cell office:value-type="float" office:value="0.24398139475109901" table:style-name="ce1">
            <text:p>0.243981395</text:p>
          </table:table-cell>
          <table:table-cell office:value-type="float" office:value="2.3469477919684998" table:style-name="ce1">
            <text:p>2.346947792</text:p>
          </table:table-cell>
          <table:table-cell office:value-type="float" office:value="0.59150805372614101" table:style-name="ce1">
            <text:p>0.591508054</text:p>
          </table:table-cell>
          <table:table-cell table:style-name="ce1"/>
          <table:table-cell office:value-type="float" office:value="0.17655801891052" table:style-name="ce1">
            <text:p>0.176558019</text:p>
          </table:table-cell>
          <table:table-cell office:value-type="float" office:value="0.21090247306367199" table:style-name="ce1">
            <text:p>0.210902473</text:p>
          </table:table-cell>
          <table:table-cell office:value-type="float" office:value="2.3828764073606301" table:style-name="ce1">
            <text:p>2.382876407</text:p>
          </table:table-cell>
          <table:table-cell office:value-type="float" office:value="1.68761122844865" table:style-name="ce1">
            <text:p>1.687611228</text:p>
          </table:table-cell>
          <table:table-cell table:number-columns-repeated="16365"/>
        </table:table-row>
        <table:table-row table:style-name="ro1">
          <table:table-cell office:value-type="float" office:value="0.98039912951480301" table:style-name="ce1">
            <text:p>0.98039913</text:p>
          </table:table-cell>
          <table:table-cell office:value-type="float" office:value="4.2308811262025996" table:style-name="ce1">
            <text:p>4.230881126</text:p>
          </table:table-cell>
          <table:table-cell office:value-type="float" office:value="5.4032027192825502" table:style-name="ce1">
            <text:p>5.403202719</text:p>
          </table:table-cell>
          <table:table-cell office:value-type="float" office:value="16.261422678363999" table:style-name="ce1">
            <text:p>16.26142268</text:p>
          </table:table-cell>
          <table:table-cell table:style-name="ce1"/>
          <table:table-cell office:value-type="float" office:value="1.0048645982920601" table:style-name="ce1">
            <text:p>1.004864598</text:p>
          </table:table-cell>
          <table:table-cell office:value-type="float" office:value="1.4288344367197801" table:style-name="ce1">
            <text:p>1.428834437</text:p>
          </table:table-cell>
          <table:table-cell office:value-type="float" office:value="4.1818628443266297" table:style-name="ce1">
            <text:p>4.181862844</text:p>
          </table:table-cell>
          <table:table-cell office:value-type="float" office:value="3.5796545838232201" table:style-name="ce1">
            <text:p>3.579654584</text:p>
          </table:table-cell>
          <table:table-cell table:style-name="ce1"/>
          <table:table-cell office:value-type="float" office:value="0.21112465607053399" table:style-name="ce1">
            <text:p>0.211124656</text:p>
          </table:table-cell>
          <table:table-cell office:value-type="float" office:value="0.25623872502918299" table:style-name="ce1">
            <text:p>0.256238725</text:p>
          </table:table-cell>
          <table:table-cell office:value-type="float" office:value="2.1498934297384902" table:style-name="ce1">
            <text:p>2.14989343</text:p>
          </table:table-cell>
          <table:table-cell office:value-type="float" office:value="1.64711852381622" table:style-name="ce1">
            <text:p>1.647118524</text:p>
          </table:table-cell>
          <table:table-cell table:style-name="ce1"/>
          <table:table-cell office:value-type="float" office:value="0.18169336621038201" table:style-name="ce1">
            <text:p>0.181693366</text:p>
          </table:table-cell>
          <table:table-cell office:value-type="float" office:value="0.38371281149095698" table:style-name="ce1">
            <text:p>0.383712811</text:p>
          </table:table-cell>
          <table:table-cell office:value-type="float" office:value="2.56870509006299" table:style-name="ce1">
            <text:p>2.56870509</text:p>
          </table:table-cell>
          <table:table-cell office:value-type="float" office:value="1.5686265044846801" table:style-name="ce1">
            <text:p>1.568626504</text:p>
          </table:table-cell>
          <table:table-cell table:number-columns-repeated="16365"/>
        </table:table-row>
        <table:table-row table:style-name="ro1">
          <table:table-cell office:value-type="float" office:value="0.99280081160562195" table:style-name="ce1">
            <text:p>0.992800812</text:p>
          </table:table-cell>
          <table:table-cell office:value-type="float" office:value="4.4880815703911496" table:style-name="ce1">
            <text:p>4.48808157</text:p>
          </table:table-cell>
          <table:table-cell office:value-type="float" office:value="4.8049304481003299" table:style-name="ce1">
            <text:p>4.804930448</text:p>
          </table:table-cell>
          <table:table-cell office:value-type="float" office:value="15.3860524619587" table:style-name="ce1">
            <text:p>15.38605246</text:p>
          </table:table-cell>
          <table:table-cell table:style-name="ce1"/>
          <table:table-cell office:value-type="float" office:value="1.0164402813351201" table:style-name="ce1">
            <text:p>1.016440281</text:p>
          </table:table-cell>
          <table:table-cell office:value-type="float" office:value="1.6677571111607701" table:style-name="ce1">
            <text:p>1.667757111</text:p>
          </table:table-cell>
          <table:table-cell office:value-type="float" office:value="3.88905457949995" table:style-name="ce1">
            <text:p>3.889054579</text:p>
          </table:table-cell>
          <table:table-cell office:value-type="float" office:value="3.1038239283960101" table:style-name="ce1">
            <text:p>3.103823928</text:p>
          </table:table-cell>
          <table:table-cell table:style-name="ce1"/>
          <table:table-cell office:value-type="float" office:value="0.19707139115312" table:style-name="ce1">
            <text:p>0.197071391</text:p>
          </table:table-cell>
          <table:table-cell office:value-type="float" office:value="0.260651285513403" table:style-name="ce1">
            <text:p>0.260651286</text:p>
          </table:table-cell>
          <table:table-cell office:value-type="float" office:value="1.9466416789055501" table:style-name="ce1">
            <text:p>1.946641679</text:p>
          </table:table-cell>
          <table:table-cell office:value-type="float" office:value="0.95063624313130202" table:style-name="ce1">
            <text:p>0.950636243</text:p>
          </table:table-cell>
          <table:table-cell table:style-name="ce1"/>
          <table:table-cell office:value-type="float" office:value="0.18212242541360499" table:style-name="ce1">
            <text:p>0.182122425</text:p>
          </table:table-cell>
          <table:table-cell office:value-type="float" office:value="0.214915247273158" table:style-name="ce1">
            <text:p>0.214915247</text:p>
          </table:table-cell>
          <table:table-cell office:value-type="float" office:value="2.27229890304557" table:style-name="ce1">
            <text:p>2.272298903</text:p>
          </table:table-cell>
          <table:table-cell office:value-type="float" office:value="1.50818810762629" table:style-name="ce1">
            <text:p>1.508188108</text:p>
          </table:table-cell>
          <table:table-cell table:number-columns-repeated="16365"/>
        </table:table-row>
        <table:table-row table:style-name="ro1">
          <table:table-cell office:value-type="float" office:value="0.95946310065650597" table:style-name="ce1">
            <text:p>0.959463101</text:p>
          </table:table-cell>
          <table:table-cell office:value-type="float" office:value="4.6113798135702497" table:style-name="ce1">
            <text:p>4.611379814</text:p>
          </table:table-cell>
          <table:table-cell office:value-type="float" office:value="4.2739134954281397" table:style-name="ce1">
            <text:p>4.273913495</text:p>
          </table:table-cell>
          <table:table-cell office:value-type="float" office:value="15.1119721274724" table:style-name="ce1">
            <text:p>15.11197213</text:p>
          </table:table-cell>
          <table:table-cell table:style-name="ce1"/>
          <table:table-cell office:value-type="float" office:value="1.01275823686377" table:style-name="ce1">
            <text:p>1.012758237</text:p>
          </table:table-cell>
          <table:table-cell office:value-type="float" office:value="1.81339453339655" table:style-name="ce1">
            <text:p>1.813394533</text:p>
          </table:table-cell>
          <table:table-cell office:value-type="float" office:value="3.5006108835203702" table:style-name="ce1">
            <text:p>3.500610884</text:p>
          </table:table-cell>
          <table:table-cell office:value-type="float" office:value="3.3568179577424102" table:style-name="ce1">
            <text:p>3.356817958</text:p>
          </table:table-cell>
          <table:table-cell table:style-name="ce1"/>
          <table:table-cell office:value-type="float" office:value="0.21560626870477601" table:style-name="ce1">
            <text:p>0.215606269</text:p>
          </table:table-cell>
          <table:table-cell office:value-type="float" office:value="0.30575645306183602" table:style-name="ce1">
            <text:p>0.305756453</text:p>
          </table:table-cell>
          <table:table-cell office:value-type="float" office:value="1.7694401568771401" table:style-name="ce1">
            <text:p>1.769440157</text:p>
          </table:table-cell>
          <table:table-cell office:value-type="float" office:value="1.1145371477954999" table:style-name="ce1">
            <text:p>1.114537148</text:p>
          </table:table-cell>
          <table:table-cell table:style-name="ce1"/>
          <table:table-cell office:value-type="float" office:value="0.19137529966740999" table:style-name="ce1">
            <text:p>0.1913753</text:p>
          </table:table-cell>
          <table:table-cell office:value-type="float" office:value="0.19941513669081801" table:style-name="ce1">
            <text:p>0.199415137</text:p>
          </table:table-cell>
          <table:table-cell office:value-type="float" office:value="1.9387725902025099" table:style-name="ce1">
            <text:p>1.93877259</text:p>
          </table:table-cell>
          <table:table-cell office:value-type="float" office:value="1.2222493693271601" table:style-name="ce1">
            <text:p>1.222249369</text:p>
          </table:table-cell>
          <table:table-cell table:number-columns-repeated="16365"/>
        </table:table-row>
        <table:table-row table:style-name="ro1">
          <table:table-cell office:value-type="float" office:value="0.96896876386050601" table:style-name="ce1">
            <text:p>0.968968764</text:p>
          </table:table-cell>
          <table:table-cell office:value-type="float" office:value="4.4598065660817499" table:style-name="ce1">
            <text:p>4.459806566</text:p>
          </table:table-cell>
          <table:table-cell office:value-type="float" office:value="4.3598519083755303" table:style-name="ce1">
            <text:p>4.359851908</text:p>
          </table:table-cell>
          <table:table-cell office:value-type="float" office:value="15.523178866288999" table:style-name="ce1">
            <text:p>15.52317887</text:p>
          </table:table-cell>
          <table:table-cell table:style-name="ce1"/>
          <table:table-cell office:value-type="float" office:value="1.01254804164736" table:style-name="ce1">
            <text:p>1.012548042</text:p>
          </table:table-cell>
          <table:table-cell office:value-type="float" office:value="1.6608342944088701" table:style-name="ce1">
            <text:p>1.660834294</text:p>
          </table:table-cell>
          <table:table-cell office:value-type="float" office:value="3.4548328629796998" table:style-name="ce1">
            <text:p>3.454832863</text:p>
          </table:table-cell>
          <table:table-cell office:value-type="float" office:value="3.4612026920047501" table:style-name="ce1">
            <text:p>3.461202692</text:p>
          </table:table-cell>
          <table:table-cell table:style-name="ce1"/>
          <table:table-cell office:value-type="float" office:value="0.215646051703896" table:style-name="ce1">
            <text:p>0.215646052</text:p>
          </table:table-cell>
          <table:table-cell office:value-type="float" office:value="0.26958323673491102" table:style-name="ce1">
            <text:p>0.269583237</text:p>
          </table:table-cell>
          <table:table-cell office:value-type="float" office:value="1.6637732425762699" table:style-name="ce1">
            <text:p>1.663773243</text:p>
          </table:table-cell>
          <table:table-cell office:value-type="float" office:value="1.0995616217576301" table:style-name="ce1">
            <text:p>1.099561622</text:p>
          </table:table-cell>
          <table:table-cell table:style-name="ce1"/>
          <table:table-cell office:value-type="float" office:value="0.19713576625124299" table:style-name="ce1">
            <text:p>0.197135766</text:p>
          </table:table-cell>
          <table:table-cell office:value-type="float" office:value="0.22331251982514699" table:style-name="ce1">
            <text:p>0.22331252</text:p>
          </table:table-cell>
          <table:table-cell office:value-type="float" office:value="1.8376782707619701" table:style-name="ce1">
            <text:p>1.837678271</text:p>
          </table:table-cell>
          <table:table-cell office:value-type="float" office:value="1.1118128266529801" table:style-name="ce1">
            <text:p>1.111812827</text:p>
          </table:table-cell>
          <table:table-cell table:number-columns-repeated="16365"/>
        </table:table-row>
        <table:table-row table:style-name="ro1">
          <table:table-cell office:value-type="float" office:value="1.01060762885678" table:style-name="ce1">
            <text:p>1.010607629</text:p>
          </table:table-cell>
          <table:table-cell office:value-type="float" office:value="4.5226128537519301" table:style-name="ce1">
            <text:p>4.522612854</text:p>
          </table:table-cell>
          <table:table-cell office:value-type="float" office:value="4.3601037471763897" table:style-name="ce1">
            <text:p>4.360103747</text:p>
          </table:table-cell>
          <table:table-cell office:value-type="float" office:value="15.9612879949449" table:style-name="ce1">
            <text:p>15.96128799</text:p>
          </table:table-cell>
          <table:table-cell table:style-name="ce1"/>
          <table:table-cell office:value-type="float" office:value="1.0303802700275899" table:style-name="ce1">
            <text:p>1.03038027</text:p>
          </table:table-cell>
          <table:table-cell office:value-type="float" office:value="1.6765537075257899" table:style-name="ce1">
            <text:p>1.676553708</text:p>
          </table:table-cell>
          <table:table-cell office:value-type="float" office:value="3.4894071718972701" table:style-name="ce1">
            <text:p>3.489407172</text:p>
          </table:table-cell>
          <table:table-cell office:value-type="float" office:value="3.5354323251031001" table:style-name="ce1">
            <text:p>3.535432325</text:p>
          </table:table-cell>
          <table:table-cell table:style-name="ce1"/>
          <table:table-cell office:value-type="float" office:value="0.21033365269556301" table:style-name="ce1">
            <text:p>0.210333653</text:p>
          </table:table-cell>
          <table:table-cell office:value-type="float" office:value="0.32278642982457401" table:style-name="ce1">
            <text:p>0.32278643</text:p>
          </table:table-cell>
          <table:table-cell office:value-type="float" office:value="1.49234634963864" table:style-name="ce1">
            <text:p>1.49234635</text:p>
          </table:table-cell>
          <table:table-cell office:value-type="float" office:value="1.2402602610963001" table:style-name="ce1">
            <text:p>1.240260261</text:p>
          </table:table-cell>
          <table:table-cell table:style-name="ce1"/>
          <table:table-cell office:value-type="float" office:value="0.20730334726942401" table:style-name="ce1">
            <text:p>0.207303347</text:p>
          </table:table-cell>
          <table:table-cell office:value-type="float" office:value="0.222358927329911" table:style-name="ce1">
            <text:p>0.222358927</text:p>
          </table:table-cell>
          <table:table-cell office:value-type="float" office:value="1.87108103589431" table:style-name="ce1">
            <text:p>1.871081036</text:p>
          </table:table-cell>
          <table:table-cell office:value-type="float" office:value="1.07883347379595" table:style-name="ce1">
            <text:p>1.078833474</text:p>
          </table:table-cell>
          <table:table-cell table:number-columns-repeated="16365"/>
        </table:table-row>
        <table:table-row table:style-name="ro1">
          <table:table-cell office:value-type="float" office:value="0.88379458850475301" table:style-name="ce1">
            <text:p>0.883794589</text:p>
          </table:table-cell>
          <table:table-cell office:value-type="float" office:value="4.6569643301480301" table:style-name="ce1">
            <text:p>4.65696433</text:p>
          </table:table-cell>
          <table:table-cell office:value-type="float" office:value="3.8891825956570201" table:style-name="ce1">
            <text:p>3.889182596</text:p>
          </table:table-cell>
          <table:table-cell office:value-type="float" office:value="14.4609732638897" table:style-name="ce1">
            <text:p>14.46097326</text:p>
          </table:table-cell>
          <table:table-cell table:style-name="ce1"/>
          <table:table-cell office:value-type="float" office:value="0.94574758826724203" table:style-name="ce1">
            <text:p>0.945747588</text:p>
          </table:table-cell>
          <table:table-cell office:value-type="float" office:value="1.98852646718693" table:style-name="ce1">
            <text:p>1.988526467</text:p>
          </table:table-cell>
          <table:table-cell office:value-type="float" office:value="3.4023735964076001" table:style-name="ce1">
            <text:p>3.402373596</text:p>
          </table:table-cell>
          <table:table-cell office:value-type="float" office:value="3.43299615527068" table:style-name="ce1">
            <text:p>3.432996155</text:p>
          </table:table-cell>
          <table:table-cell table:style-name="ce1"/>
          <table:table-cell office:value-type="float" office:value="0.27469162199369102" table:style-name="ce1">
            <text:p>0.274691622</text:p>
          </table:table-cell>
          <table:table-cell office:value-type="float" office:value="0.40588057209211997" table:style-name="ce1">
            <text:p>0.405880572</text:p>
          </table:table-cell>
          <table:table-cell office:value-type="float" office:value="2.1893592371824999" table:style-name="ce1">
            <text:p>2.189359237</text:p>
          </table:table-cell>
          <table:table-cell office:value-type="float" office:value="0.77587971963399105" table:style-name="ce1">
            <text:p>0.77587972</text:p>
          </table:table-cell>
          <table:table-cell table:style-name="ce1"/>
          <table:table-cell office:value-type="float" office:value="0.22424234888251501" table:style-name="ce1">
            <text:p>0.224242349</text:p>
          </table:table-cell>
          <table:table-cell office:value-type="float" office:value="0.31467035675086502" table:style-name="ce1">
            <text:p>0.314670357</text:p>
          </table:table-cell>
          <table:table-cell office:value-type="float" office:value="2.0559051525391601" table:style-name="ce1">
            <text:p>2.055905153</text:p>
          </table:table-cell>
          <table:table-cell office:value-type="float" office:value="1.0437457501871401" table:style-name="ce1">
            <text:p>1.04374575</text:p>
          </table:table-cell>
          <table:table-cell table:number-columns-repeated="16365"/>
        </table:table-row>
        <table:table-row table:style-name="ro1">
          <table:table-cell office:value-type="float" office:value="0.87215147880250998" table:style-name="ce1">
            <text:p>0.872151479</text:p>
          </table:table-cell>
          <table:table-cell office:value-type="float" office:value="4.86631993049689" table:style-name="ce1">
            <text:p>4.86631993</text:p>
          </table:table-cell>
          <table:table-cell office:value-type="float" office:value="4.4233804619854604" table:style-name="ce1">
            <text:p>4.423380462</text:p>
          </table:table-cell>
          <table:table-cell office:value-type="float" office:value="14.0843978721692" table:style-name="ce1">
            <text:p>14.08439787</text:p>
          </table:table-cell>
          <table:table-cell table:style-name="ce1"/>
          <table:table-cell office:value-type="float" office:value="0.95023532887155704" table:style-name="ce1">
            <text:p>0.950235329</text:p>
          </table:table-cell>
          <table:table-cell office:value-type="float" office:value="2.1484950976111601" table:style-name="ce1">
            <text:p>2.148495098</text:p>
          </table:table-cell>
          <table:table-cell office:value-type="float" office:value="3.9100398427006602" table:style-name="ce1">
            <text:p>3.910039843</text:p>
          </table:table-cell>
          <table:table-cell office:value-type="float" office:value="3.2716438842150102" table:style-name="ce1">
            <text:p>3.271643884</text:p>
          </table:table-cell>
          <table:table-cell table:style-name="ce1"/>
          <table:table-cell office:value-type="float" office:value="0.29325113088844301" table:style-name="ce1">
            <text:p>0.293251131</text:p>
          </table:table-cell>
          <table:table-cell office:value-type="float" office:value="0.55006271788487104" table:style-name="ce1">
            <text:p>0.550062718</text:p>
          </table:table-cell>
          <table:table-cell office:value-type="float" office:value="2.7821246484077302" table:style-name="ce1">
            <text:p>2.782124648</text:p>
          </table:table-cell>
          <table:table-cell office:value-type="float" office:value="0.612392112891334" table:style-name="ce1">
            <text:p>0.612392113</text:p>
          </table:table-cell>
          <table:table-cell table:style-name="ce1"/>
          <table:table-cell office:value-type="float" office:value="0.244366178263735" table:style-name="ce1">
            <text:p>0.244366178</text:p>
          </table:table-cell>
          <table:table-cell office:value-type="float" office:value="0.44843236545269999" table:style-name="ce1">
            <text:p>0.448432365</text:p>
          </table:table-cell>
          <table:table-cell office:value-type="float" office:value="2.5635658209913998" table:style-name="ce1">
            <text:p>2.563565821</text:p>
          </table:table-cell>
          <table:table-cell office:value-type="float" office:value="1.24860456583194" table:style-name="ce1">
            <text:p>1.248604566</text:p>
          </table:table-cell>
          <table:table-cell table:number-columns-repeated="16365"/>
        </table:table-row>
        <table:table-row table:style-name="ro1">
          <table:table-cell office:value-type="float" office:value="0.97565761842655196" table:style-name="ce1">
            <text:p>0.975657618</text:p>
          </table:table-cell>
          <table:table-cell office:value-type="float" office:value="4.7247162883726803" table:style-name="ce1">
            <text:p>4.724716288</text:p>
          </table:table-cell>
          <table:table-cell office:value-type="float" office:value="4.1813753753910099" table:style-name="ce1">
            <text:p>4.181375375</text:p>
          </table:table-cell>
          <table:table-cell office:value-type="float" office:value="14.1336279403743" table:style-name="ce1">
            <text:p>14.13362794</text:p>
          </table:table-cell>
          <table:table-cell table:style-name="ce1"/>
          <table:table-cell office:value-type="float" office:value="1.03022895193683" table:style-name="ce1">
            <text:p>1.030228952</text:p>
          </table:table-cell>
          <table:table-cell office:value-type="float" office:value="2.0592885941087902" table:style-name="ce1">
            <text:p>2.059288594</text:p>
          </table:table-cell>
          <table:table-cell office:value-type="float" office:value="3.6132989220796801" table:style-name="ce1">
            <text:p>3.613298922</text:p>
          </table:table-cell>
          <table:table-cell office:value-type="float" office:value="3.4186196213750102" table:style-name="ce1">
            <text:p>3.418619621</text:p>
          </table:table-cell>
          <table:table-cell table:style-name="ce1"/>
          <table:table-cell office:value-type="float" office:value="0.23610517237885101" table:style-name="ce1">
            <text:p>0.236105172</text:p>
          </table:table-cell>
          <table:table-cell office:value-type="float" office:value="0.45990874489095002" table:style-name="ce1">
            <text:p>0.459908745</text:p>
          </table:table-cell>
          <table:table-cell office:value-type="float" office:value="2.3960268997077798" table:style-name="ce1">
            <text:p>2.3960269</text:p>
          </table:table-cell>
          <table:table-cell office:value-type="float" office:value="0.56443751926882701" table:style-name="ce1">
            <text:p>0.564437519</text:p>
          </table:table-cell>
          <table:table-cell table:style-name="ce1"/>
          <table:table-cell office:value-type="float" office:value="0.24710526857024601" table:style-name="ce1">
            <text:p>0.247105269</text:p>
          </table:table-cell>
          <table:table-cell office:value-type="float" office:value="0.37330462927465602" table:style-name="ce1">
            <text:p>0.373304629</text:p>
          </table:table-cell>
          <table:table-cell office:value-type="float" office:value="2.2679078012719298" table:style-name="ce1">
            <text:p>2.267907801</text:p>
          </table:table-cell>
          <table:table-cell office:value-type="float" office:value="1.0122815034981101" table:style-name="ce1">
            <text:p>1.012281503</text:p>
          </table:table-cell>
          <table:table-cell table:number-columns-repeated="16365"/>
        </table:table-row>
        <table:table-row table:style-name="ro1">
          <table:table-cell office:value-type="float" office:value="0.93770771713696399" table:style-name="ce1">
            <text:p>0.937707717</text:p>
          </table:table-cell>
          <table:table-cell office:value-type="float" office:value="4.60789365200284" table:style-name="ce1">
            <text:p>4.607893652</text:p>
          </table:table-cell>
          <table:table-cell office:value-type="float" office:value="4.2439351937743197" table:style-name="ce1">
            <text:p>4.243935194</text:p>
          </table:table-cell>
          <table:table-cell office:value-type="float" office:value="14.640167912379701" table:style-name="ce1">
            <text:p>14.64016791</text:p>
          </table:table-cell>
          <table:table-cell table:style-name="ce1"/>
          <table:table-cell office:value-type="float" office:value="1.0060876427025001" table:style-name="ce1">
            <text:p>1.006087643</text:p>
          </table:table-cell>
          <table:table-cell office:value-type="float" office:value="1.9473841116356201" table:style-name="ce1">
            <text:p>1.947384112</text:p>
          </table:table-cell>
          <table:table-cell office:value-type="float" office:value="3.3855018020671701" table:style-name="ce1">
            <text:p>3.385501802</text:p>
          </table:table-cell>
          <table:table-cell office:value-type="float" office:value="3.37748684420907" table:style-name="ce1">
            <text:p>3.377486844</text:p>
          </table:table-cell>
          <table:table-cell table:style-name="ce1"/>
          <table:table-cell office:value-type="float" office:value="0.257127008833201" table:style-name="ce1">
            <text:p>0.257127009</text:p>
          </table:table-cell>
          <table:table-cell office:value-type="float" office:value="0.34835904825932201" table:style-name="ce1">
            <text:p>0.348359048</text:p>
          </table:table-cell>
          <table:table-cell office:value-type="float" office:value="2.3344130442727802" table:style-name="ce1">
            <text:p>2.334413044</text:p>
          </table:table-cell>
          <table:table-cell office:value-type="float" office:value="0.53972420239207797" table:style-name="ce1">
            <text:p>0.539724202</text:p>
          </table:table-cell>
          <table:table-cell table:style-name="ce1"/>
          <table:table-cell office:value-type="float" office:value="0.246897443972007" table:style-name="ce1">
            <text:p>0.246897444</text:p>
          </table:table-cell>
          <table:table-cell office:value-type="float" office:value="0.30401192224609602" table:style-name="ce1">
            <text:p>0.304011922</text:p>
          </table:table-cell>
          <table:table-cell office:value-type="float" office:value="2.0416163641783398" table:style-name="ce1">
            <text:p>2.041616364</text:p>
          </table:table-cell>
          <table:table-cell office:value-type="float" office:value="1.0577888407709199" table:style-name="ce1">
            <text:p>1.057788841</text:p>
          </table:table-cell>
          <table:table-cell table:number-columns-repeated="16365"/>
        </table:table-row>
        <table:table-row table:style-name="ro1">
          <table:table-cell office:value-type="float" office:value="0.98068479044559398" table:style-name="ce1">
            <text:p>0.98068479</text:p>
          </table:table-cell>
          <table:table-cell office:value-type="float" office:value="4.5554213770863603" table:style-name="ce1">
            <text:p>4.555421377</text:p>
          </table:table-cell>
          <table:table-cell office:value-type="float" office:value="4.4009342074364604" table:style-name="ce1">
            <text:p>4.400934207</text:p>
          </table:table-cell>
          <table:table-cell office:value-type="float" office:value="14.693125440103" table:style-name="ce1">
            <text:p>14.69312544</text:p>
          </table:table-cell>
          <table:table-cell table:style-name="ce1"/>
          <table:table-cell office:value-type="float" office:value="1.04764888616632" table:style-name="ce1">
            <text:p>1.047648886</text:p>
          </table:table-cell>
          <table:table-cell office:value-type="float" office:value="1.8107407724148701" table:style-name="ce1">
            <text:p>1.810740772</text:p>
          </table:table-cell>
          <table:table-cell office:value-type="float" office:value="3.61144366186205" table:style-name="ce1">
            <text:p>3.611443662</text:p>
          </table:table-cell>
          <table:table-cell office:value-type="float" office:value="3.1024153764526798" table:style-name="ce1">
            <text:p>3.102415376</text:p>
          </table:table-cell>
          <table:table-cell table:style-name="ce1"/>
          <table:table-cell office:value-type="float" office:value="0.23724615370441501" table:style-name="ce1">
            <text:p>0.237246154</text:p>
          </table:table-cell>
          <table:table-cell office:value-type="float" office:value="0.35725088527321502" table:style-name="ce1">
            <text:p>0.357250885</text:p>
          </table:table-cell>
          <table:table-cell office:value-type="float" office:value="2.5797568422869102" table:style-name="ce1">
            <text:p>2.579756842</text:p>
          </table:table-cell>
          <table:table-cell office:value-type="float" office:value="0.55210533605783096" table:style-name="ce1">
            <text:p>0.552105336</text:p>
          </table:table-cell>
          <table:table-cell table:style-name="ce1"/>
          <table:table-cell office:value-type="float" office:value="0.533545707101447" table:style-name="ce1">
            <text:p>0.533545707</text:p>
          </table:table-cell>
          <table:table-cell office:value-type="float" office:value="0.55248834612135" table:style-name="ce1">
            <text:p>0.552488346</text:p>
          </table:table-cell>
          <table:table-cell office:value-type="float" office:value="2.1741544199304901" table:style-name="ce1">
            <text:p>2.17415442</text:p>
          </table:table-cell>
          <table:table-cell office:value-type="float" office:value="1.2485570505724" table:style-name="ce1">
            <text:p>1.248557051</text:p>
          </table:table-cell>
          <table:table-cell table:number-columns-repeated="16365"/>
        </table:table-row>
        <table:table-row table:style-name="ro1">
          <table:table-cell office:value-type="float" office:value="0.98798561588023404" table:style-name="ce1">
            <text:p>0.987985616</text:p>
          </table:table-cell>
          <table:table-cell office:value-type="float" office:value="4.6366818567884298" table:style-name="ce1">
            <text:p>4.636681857</text:p>
          </table:table-cell>
          <table:table-cell office:value-type="float" office:value="4.3394715585475803" table:style-name="ce1">
            <text:p>4.339471559</text:p>
          </table:table-cell>
          <table:table-cell office:value-type="float" office:value="14.7431178019608" table:style-name="ce1">
            <text:p>14.7431178</text:p>
          </table:table-cell>
          <table:table-cell table:style-name="ce1"/>
          <table:table-cell office:value-type="float" office:value="1.0307245544893699" table:style-name="ce1">
            <text:p>1.030724554</text:p>
          </table:table-cell>
          <table:table-cell office:value-type="float" office:value="1.84036683421074" table:style-name="ce1">
            <text:p>1.840366834</text:p>
          </table:table-cell>
          <table:table-cell office:value-type="float" office:value="3.2016916907300401" table:style-name="ce1">
            <text:p>3.201691691</text:p>
          </table:table-cell>
          <table:table-cell office:value-type="float" office:value="3.41690575865448" table:style-name="ce1">
            <text:p>3.416905759</text:p>
          </table:table-cell>
          <table:table-cell table:style-name="ce1"/>
          <table:table-cell office:value-type="float" office:value="0.244806062149969" table:style-name="ce1">
            <text:p>0.244806062</text:p>
          </table:table-cell>
          <table:table-cell office:value-type="float" office:value="0.41984165278713798" table:style-name="ce1">
            <text:p>0.419841653</text:p>
          </table:table-cell>
          <table:table-cell office:value-type="float" office:value="2.2392889775378899" table:style-name="ce1">
            <text:p>2.239288978</text:p>
          </table:table-cell>
          <table:table-cell office:value-type="float" office:value="0.85263862789321798" table:style-name="ce1">
            <text:p>0.852638628</text:p>
          </table:table-cell>
          <table:table-cell table:style-name="ce1"/>
          <table:table-cell office:value-type="float" office:value="0.25367763763365397" table:style-name="ce1">
            <text:p>0.253677638</text:p>
          </table:table-cell>
          <table:table-cell office:value-type="float" office:value="0.26508418673485901" table:style-name="ce1">
            <text:p>0.265084187</text:p>
          </table:table-cell>
          <table:table-cell office:value-type="float" office:value="1.8532572852581299" table:style-name="ce1">
            <text:p>1.853257285</text:p>
          </table:table-cell>
          <table:table-cell office:value-type="float" office:value="1.0289152955668499" table:style-name="ce1">
            <text:p>1.028915296</text:p>
          </table:table-cell>
          <table:table-cell table:number-columns-repeated="16365"/>
        </table:table-row>
        <table:table-row table:style-name="ro1">
          <table:table-cell office:value-type="float" office:value="1.01170891522708" table:style-name="ce1">
            <text:p>1.011708915</text:p>
          </table:table-cell>
          <table:table-cell office:value-type="float" office:value="4.7467101241360803" table:style-name="ce1">
            <text:p>4.746710124</text:p>
          </table:table-cell>
          <table:table-cell office:value-type="float" office:value="4.2637669810048999" table:style-name="ce1">
            <text:p>4.263766981</text:p>
          </table:table-cell>
          <table:table-cell office:value-type="float" office:value="14.5759145071434" table:style-name="ce1">
            <text:p>14.57591451</text:p>
          </table:table-cell>
          <table:table-cell table:style-name="ce1"/>
          <table:table-cell office:value-type="float" office:value="1.0627149256006001" table:style-name="ce1">
            <text:p>1.062714926</text:p>
          </table:table-cell>
          <table:table-cell office:value-type="float" office:value="2.02901030686174" table:style-name="ce1">
            <text:p>2.029010307</text:p>
          </table:table-cell>
          <table:table-cell office:value-type="float" office:value="3.0760746590341101" table:style-name="ce1">
            <text:p>3.076074659</text:p>
          </table:table-cell>
          <table:table-cell office:value-type="float" office:value="3.8359872565586701" table:style-name="ce1">
            <text:p>3.835987257</text:p>
          </table:table-cell>
          <table:table-cell table:style-name="ce1"/>
          <table:table-cell office:value-type="float" office:value="0.245450431761013" table:style-name="ce1">
            <text:p>0.245450432</text:p>
          </table:table-cell>
          <table:table-cell office:value-type="float" office:value="0.61027961024454802" table:style-name="ce1">
            <text:p>0.61027961</text:p>
          </table:table-cell>
          <table:table-cell office:value-type="float" office:value="1.9201534978822099" table:style-name="ce1">
            <text:p>1.920153498</text:p>
          </table:table-cell>
          <table:table-cell office:value-type="float" office:value="1.25101835362797" table:style-name="ce1">
            <text:p>1.251018354</text:p>
          </table:table-cell>
          <table:table-cell table:style-name="ce1"/>
          <table:table-cell office:value-type="float" office:value="0.27475622707409297" table:style-name="ce1">
            <text:p>0.274756227</text:p>
          </table:table-cell>
          <table:table-cell office:value-type="float" office:value="0.368514241646274" table:style-name="ce1">
            <text:p>0.368514242</text:p>
          </table:table-cell>
          <table:table-cell office:value-type="float" office:value="1.64135449685087" table:style-name="ce1">
            <text:p>1.641354497</text:p>
          </table:table-cell>
          <table:table-cell office:value-type="float" office:value="0.60716690506170501" table:style-name="ce1">
            <text:p>0.607166905</text:p>
          </table:table-cell>
          <table:table-cell table:number-columns-repeated="16365"/>
        </table:table-row>
        <table:table-row table:style-name="ro1">
          <table:table-cell office:value-type="float" office:value="1.02420720937257" table:style-name="ce1">
            <text:p>1.024207209</text:p>
          </table:table-cell>
          <table:table-cell office:value-type="float" office:value="4.6146326538304301" table:style-name="ce1">
            <text:p>4.614632654</text:p>
          </table:table-cell>
          <table:table-cell office:value-type="float" office:value="4.2469458277228096" table:style-name="ce1">
            <text:p>4.246945828</text:p>
          </table:table-cell>
          <table:table-cell office:value-type="float" office:value="14.186108732571199" table:style-name="ce1">
            <text:p>14.18610873</text:p>
          </table:table-cell>
          <table:table-cell table:style-name="ce1"/>
          <table:table-cell office:value-type="float" office:value="1.0790915075049501" table:style-name="ce1">
            <text:p>1.079091508</text:p>
          </table:table-cell>
          <table:table-cell office:value-type="float" office:value="1.89507189175058" table:style-name="ce1">
            <text:p>1.895071892</text:p>
          </table:table-cell>
          <table:table-cell office:value-type="float" office:value="3.2363342978890302" table:style-name="ce1">
            <text:p>3.236334298</text:p>
          </table:table-cell>
          <table:table-cell office:value-type="float" office:value="3.3945411743743499" table:style-name="ce1">
            <text:p>3.394541174</text:p>
          </table:table-cell>
          <table:table-cell table:style-name="ce1"/>
          <table:table-cell office:value-type="float" office:value="0.23751101230642799" table:style-name="ce1">
            <text:p>0.237511012</text:p>
          </table:table-cell>
          <table:table-cell office:value-type="float" office:value="0.472266993663503" table:style-name="ce1">
            <text:p>0.472266994</text:p>
          </table:table-cell>
          <table:table-cell office:value-type="float" office:value="2.2975790911848302" table:style-name="ce1">
            <text:p>2.297579091</text:p>
          </table:table-cell>
          <table:table-cell office:value-type="float" office:value="0.81599584970124694" table:style-name="ce1">
            <text:p>0.81599585</text:p>
          </table:table-cell>
          <table:table-cell table:style-name="ce1"/>
          <table:table-cell office:value-type="float" office:value="0.27180493487073198" table:style-name="ce1">
            <text:p>0.271804935</text:p>
          </table:table-cell>
          <table:table-cell office:value-type="float" office:value="0.28406036574459298" table:style-name="ce1">
            <text:p>0.284060366</text:p>
          </table:table-cell>
          <table:table-cell office:value-type="float" office:value="2.0083674989762699" table:style-name="ce1">
            <text:p>2.008367499</text:p>
          </table:table-cell>
          <table:table-cell office:value-type="float" office:value="1.0526363370974801" table:style-name="ce1">
            <text:p>1.052636337</text:p>
          </table:table-cell>
          <table:table-cell table:number-columns-repeated="16365"/>
        </table:table-row>
        <table:table-row table:style-name="ro1">
          <table:table-cell office:value-type="float" office:value="1.0244680274514699" table:style-name="ce1">
            <text:p>1.024468027</text:p>
          </table:table-cell>
          <table:table-cell office:value-type="float" office:value="4.5389545645065903" table:style-name="ce1">
            <text:p>4.538954565</text:p>
          </table:table-cell>
          <table:table-cell office:value-type="float" office:value="4.58691131008431" table:style-name="ce1">
            <text:p>4.58691131</text:p>
          </table:table-cell>
          <table:table-cell office:value-type="float" office:value="14.3352313993949" table:style-name="ce1">
            <text:p>14.3352314</text:p>
          </table:table-cell>
          <table:table-cell table:style-name="ce1"/>
          <table:table-cell office:value-type="float" office:value="1.04091721157704" table:style-name="ce1">
            <text:p>1.040917212</text:p>
          </table:table-cell>
          <table:table-cell office:value-type="float" office:value="1.8082421035983001" table:style-name="ce1">
            <text:p>1.808242104</text:p>
          </table:table-cell>
          <table:table-cell office:value-type="float" office:value="2.97982344772588" table:style-name="ce1">
            <text:p>2.979823448</text:p>
          </table:table-cell>
          <table:table-cell office:value-type="float" office:value="3.78967984656046" table:style-name="ce1">
            <text:p>3.789679847</text:p>
          </table:table-cell>
          <table:table-cell table:style-name="ce1"/>
          <table:table-cell office:value-type="float" office:value="0.23884438050693599" table:style-name="ce1">
            <text:p>0.238844381</text:p>
          </table:table-cell>
          <table:table-cell office:value-type="float" office:value="0.37731825882333497" table:style-name="ce1">
            <text:p>0.377318259</text:p>
          </table:table-cell>
          <table:table-cell office:value-type="float" office:value="1.82582620027232" table:style-name="ce1">
            <text:p>1.8258262</text:p>
          </table:table-cell>
          <table:table-cell office:value-type="float" office:value="1.18121772951541" table:style-name="ce1">
            <text:p>1.18121773</text:p>
          </table:table-cell>
          <table:table-cell table:style-name="ce1"/>
          <table:table-cell office:value-type="float" office:value="0.26000233764580999" table:style-name="ce1">
            <text:p>0.260002338</text:p>
          </table:table-cell>
          <table:table-cell office:value-type="float" office:value="0.26654043802861199" table:style-name="ce1">
            <text:p>0.266540438</text:p>
          </table:table-cell>
          <table:table-cell office:value-type="float" office:value="1.43542278404886" table:style-name="ce1">
            <text:p>1.435422784</text:p>
          </table:table-cell>
          <table:table-cell office:value-type="float" office:value="0.66081740558244795" table:style-name="ce1">
            <text:p>0.660817406</text:p>
          </table:table-cell>
          <table:table-cell table:number-columns-repeated="16365"/>
        </table:table-row>
        <table:table-row table:style-name="ro1">
          <table:table-cell office:value-type="float" office:value="1.0531131021204301" table:style-name="ce1">
            <text:p>1.053113102</text:p>
          </table:table-cell>
          <table:table-cell office:value-type="float" office:value="4.6937766708917996" table:style-name="ce1">
            <text:p>4.693776671</text:p>
          </table:table-cell>
          <table:table-cell office:value-type="float" office:value="4.1205210478985803" table:style-name="ce1">
            <text:p>4.120521048</text:p>
          </table:table-cell>
          <table:table-cell office:value-type="float" office:value="14.291709330442901" table:style-name="ce1">
            <text:p>14.29170933</text:p>
          </table:table-cell>
          <table:table-cell table:style-name="ce1"/>
          <table:table-cell office:value-type="float" office:value="1.0751153483956399" table:style-name="ce1">
            <text:p>1.075115348</text:p>
          </table:table-cell>
          <table:table-cell office:value-type="float" office:value="2.0301900978191298" table:style-name="ce1">
            <text:p>2.030190098</text:p>
          </table:table-cell>
          <table:table-cell office:value-type="float" office:value="2.7969656825198599" table:style-name="ce1">
            <text:p>2.796965683</text:p>
          </table:table-cell>
          <table:table-cell office:value-type="float" office:value="3.80032225863643" table:style-name="ce1">
            <text:p>3.800322259</text:p>
          </table:table-cell>
          <table:table-cell table:style-name="ce1"/>
          <table:table-cell office:value-type="float" office:value="0.25156984007968097" table:style-name="ce1">
            <text:p>0.25156984</text:p>
          </table:table-cell>
          <table:table-cell office:value-type="float" office:value="0.59515402365290504" table:style-name="ce1">
            <text:p>0.595154024</text:p>
          </table:table-cell>
          <table:table-cell office:value-type="float" office:value="1.82345123163612" table:style-name="ce1">
            <text:p>1.823451232</text:p>
          </table:table-cell>
          <table:table-cell office:value-type="float" office:value="1.2096682586680101" table:style-name="ce1">
            <text:p>1.209668259</text:p>
          </table:table-cell>
          <table:table-cell table:style-name="ce1"/>
          <table:table-cell office:value-type="float" office:value="0.28871193141944701" table:style-name="ce1">
            <text:p>0.288711931</text:p>
          </table:table-cell>
          <table:table-cell office:value-type="float" office:value="0.37300357744644502" table:style-name="ce1">
            <text:p>0.373003577</text:p>
          </table:table-cell>
          <table:table-cell office:value-type="float" office:value="1.58783853569252" table:style-name="ce1">
            <text:p>1.587838536</text:p>
          </table:table-cell>
          <table:table-cell office:value-type="float" office:value="0.64925784807700504" table:style-name="ce1">
            <text:p>0.649257848</text:p>
          </table:table-cell>
          <table:table-cell table:number-columns-repeated="16365"/>
        </table:table-row>
        <table:table-row table:style-name="ro1">
          <table:table-cell office:value-type="float" office:value="1.0311217817868401" table:style-name="ce1">
            <text:p>1.031121782</text:p>
          </table:table-cell>
          <table:table-cell office:value-type="float" office:value="4.8028516097048" table:style-name="ce1">
            <text:p>4.80285161</text:p>
          </table:table-cell>
          <table:table-cell office:value-type="float" office:value="3.9504092795783099" table:style-name="ce1">
            <text:p>3.95040928</text:p>
          </table:table-cell>
          <table:table-cell office:value-type="float" office:value="14.006829194315801" table:style-name="ce1">
            <text:p>14.00682919</text:p>
          </table:table-cell>
          <table:table-cell table:style-name="ce1"/>
          <table:table-cell office:value-type="float" office:value="1.0700997366057901" table:style-name="ce1">
            <text:p>1.070099737</text:p>
          </table:table-cell>
          <table:table-cell office:value-type="float" office:value="2.1581248885761801" table:style-name="ce1">
            <text:p>2.158124889</text:p>
          </table:table-cell>
          <table:table-cell office:value-type="float" office:value="3.1633385059974701" table:style-name="ce1">
            <text:p>3.163338506</text:p>
          </table:table-cell>
          <table:table-cell office:value-type="float" office:value="3.6781008107052702" table:style-name="ce1">
            <text:p>3.678100811</text:p>
          </table:table-cell>
          <table:table-cell table:style-name="ce1"/>
          <table:table-cell office:value-type="float" office:value="0.26971937683175301" table:style-name="ce1">
            <text:p>0.269719377</text:p>
          </table:table-cell>
          <table:table-cell office:value-type="float" office:value="0.74836086309373595" table:style-name="ce1">
            <text:p>0.748360863</text:p>
          </table:table-cell>
          <table:table-cell office:value-type="float" office:value="2.2091118521583" table:style-name="ce1">
            <text:p>2.209111852</text:p>
          </table:table-cell>
          <table:table-cell office:value-type="float" office:value="1.1395046475699999" table:style-name="ce1">
            <text:p>1.139504648</text:p>
          </table:table-cell>
          <table:table-cell table:style-name="ce1"/>
          <table:table-cell office:value-type="float" office:value="0.30959555201289801" table:style-name="ce1">
            <text:p>0.309595552</text:p>
          </table:table-cell>
          <table:table-cell office:value-type="float" office:value="0.48022031042594798" table:style-name="ce1">
            <text:p>0.48022031</text:p>
          </table:table-cell>
          <table:table-cell office:value-type="float" office:value="1.9724850929893001" table:style-name="ce1">
            <text:p>1.972485093</text:p>
          </table:table-cell>
          <table:table-cell office:value-type="float" office:value="0.76724308813223197" table:style-name="ce1">
            <text:p>0.767243088</text:p>
          </table:table-cell>
          <table:table-cell table:number-columns-repeated="16365"/>
        </table:table-row>
        <table:table-row table:style-name="ro1">
          <table:table-cell office:value-type="float" office:value="0.96034411257605901" table:style-name="ce1">
            <text:p>0.960344113</text:p>
          </table:table-cell>
          <table:table-cell office:value-type="float" office:value="4.5690154429883298" table:style-name="ce1">
            <text:p>4.569015443</text:p>
          </table:table-cell>
          <table:table-cell office:value-type="float" office:value="4.2836882322587799" table:style-name="ce1">
            <text:p>4.283688232</text:p>
          </table:table-cell>
          <table:table-cell office:value-type="float" office:value="14.5612307310481" table:style-name="ce1">
            <text:p>14.56123073</text:p>
          </table:table-cell>
          <table:table-cell table:style-name="ce1"/>
          <table:table-cell office:value-type="float" office:value="1.0422656847037599" table:style-name="ce1">
            <text:p>1.042265685</text:p>
          </table:table-cell>
          <table:table-cell office:value-type="float" office:value="1.93278440383053" table:style-name="ce1">
            <text:p>1.932784404</text:p>
          </table:table-cell>
          <table:table-cell office:value-type="float" office:value="3.1660258728238402" table:style-name="ce1">
            <text:p>3.166025873</text:p>
          </table:table-cell>
          <table:table-cell office:value-type="float" office:value="3.435414060781" table:style-name="ce1">
            <text:p>3.435414061</text:p>
          </table:table-cell>
          <table:table-cell table:style-name="ce1"/>
          <table:table-cell office:value-type="float" office:value="0.29259419365676997" table:style-name="ce1">
            <text:p>0.292594194</text:p>
          </table:table-cell>
          <table:table-cell office:value-type="float" office:value="0.58630246448822798" table:style-name="ce1">
            <text:p>0.586302464</text:p>
          </table:table-cell>
          <table:table-cell office:value-type="float" office:value="2.33987553558871" table:style-name="ce1">
            <text:p>2.339875536</text:p>
          </table:table-cell>
          <table:table-cell office:value-type="float" office:value="1.0369201912498101" table:style-name="ce1">
            <text:p>1.036920191</text:p>
          </table:table-cell>
          <table:table-cell table:style-name="ce1"/>
          <table:table-cell office:value-type="float" office:value="0.28839039395088001" table:style-name="ce1">
            <text:p>0.288390394</text:p>
          </table:table-cell>
          <table:table-cell office:value-type="float" office:value="0.33499182529716398" table:style-name="ce1">
            <text:p>0.334991825</text:p>
          </table:table-cell>
          <table:table-cell office:value-type="float" office:value="1.97097123055673" table:style-name="ce1">
            <text:p>1.970971231</text:p>
          </table:table-cell>
          <table:table-cell office:value-type="float" office:value="1.01598373299018" table:style-name="ce1">
            <text:p>1.015983733</text:p>
          </table:table-cell>
          <table:table-cell table:number-columns-repeated="16365"/>
        </table:table-row>
        <table:table-row table:style-name="ro1">
          <table:table-cell office:value-type="float" office:value="0.95928048674946298" table:style-name="ce1">
            <text:p>0.959280487</text:p>
          </table:table-cell>
          <table:table-cell office:value-type="float" office:value="4.3080569301477203" table:style-name="ce1">
            <text:p>4.30805693</text:p>
          </table:table-cell>
          <table:table-cell office:value-type="float" office:value="4.6987901312424203" table:style-name="ce1">
            <text:p>4.698790131</text:p>
          </table:table-cell>
          <table:table-cell office:value-type="float" office:value="14.805245245507001" table:style-name="ce1">
            <text:p>14.80524525</text:p>
          </table:table-cell>
          <table:table-cell table:style-name="ce1"/>
          <table:table-cell office:value-type="float" office:value="1.0303804923958" table:style-name="ce1">
            <text:p>1.030380492</text:p>
          </table:table-cell>
          <table:table-cell office:value-type="float" office:value="1.6910755535030599" table:style-name="ce1">
            <text:p>1.691075554</text:p>
          </table:table-cell>
          <table:table-cell office:value-type="float" office:value="3.37419677799164" table:style-name="ce1">
            <text:p>3.374196778</text:p>
          </table:table-cell>
          <table:table-cell office:value-type="float" office:value="3.4335626507171702" table:style-name="ce1">
            <text:p>3.433562651</text:p>
          </table:table-cell>
          <table:table-cell table:style-name="ce1"/>
          <table:table-cell office:value-type="float" office:value="0.29894815035124001" table:style-name="ce1">
            <text:p>0.29894815</text:p>
          </table:table-cell>
          <table:table-cell office:value-type="float" office:value="0.372202488397952" table:style-name="ce1">
            <text:p>0.372202488</text:p>
          </table:table-cell>
          <table:table-cell office:value-type="float" office:value="2.0784863466470802" table:style-name="ce1">
            <text:p>2.078486347</text:p>
          </table:table-cell>
          <table:table-cell office:value-type="float" office:value="1.36193872184955" table:style-name="ce1">
            <text:p>1.361938722</text:p>
          </table:table-cell>
          <table:table-cell table:style-name="ce1"/>
          <table:table-cell office:value-type="float" office:value="0.274550492326125" table:style-name="ce1">
            <text:p>0.274550492</text:p>
          </table:table-cell>
          <table:table-cell office:value-type="float" office:value="0.314403956521143" table:style-name="ce1">
            <text:p>0.314403957</text:p>
          </table:table-cell>
          <table:table-cell office:value-type="float" office:value="1.78689808212115" table:style-name="ce1">
            <text:p>1.786898082</text:p>
          </table:table-cell>
          <table:table-cell office:value-type="float" office:value="1.0272088636405601" table:style-name="ce1">
            <text:p>1.027208864</text:p>
          </table:table-cell>
          <table:table-cell table:number-columns-repeated="16365"/>
        </table:table-row>
        <table:table-row table:style-name="ro1">
          <table:table-cell office:value-type="float" office:value="1.0744729048336299" table:style-name="ce1">
            <text:p>1.074472905</text:p>
          </table:table-cell>
          <table:table-cell office:value-type="float" office:value="4.4827316828014396" table:style-name="ce1">
            <text:p>4.482731683</text:p>
          </table:table-cell>
          <table:table-cell office:value-type="float" office:value="4.4646517898994196" table:style-name="ce1">
            <text:p>4.46465179</text:p>
          </table:table-cell>
          <table:table-cell office:value-type="float" office:value="14.894030412752301" table:style-name="ce1">
            <text:p>14.89403041</text:p>
          </table:table-cell>
          <table:table-cell table:style-name="ce1"/>
          <table:table-cell office:value-type="float" office:value="1.1224479763817501" table:style-name="ce1">
            <text:p>1.122447976</text:p>
          </table:table-cell>
          <table:table-cell office:value-type="float" office:value="1.94077866036546" table:style-name="ce1">
            <text:p>1.94077866</text:p>
          </table:table-cell>
          <table:table-cell office:value-type="float" office:value="3.1546368789114001" table:style-name="ce1">
            <text:p>3.154636879</text:p>
          </table:table-cell>
          <table:table-cell office:value-type="float" office:value="3.9162783127241698" table:style-name="ce1">
            <text:p>3.916278313</text:p>
          </table:table-cell>
          <table:table-cell table:style-name="ce1"/>
          <table:table-cell office:value-type="float" office:value="0.273050332761197" table:style-name="ce1">
            <text:p>0.273050333</text:p>
          </table:table-cell>
          <table:table-cell office:value-type="float" office:value="0.55206639874155194" table:style-name="ce1">
            <text:p>0.552066399</text:p>
          </table:table-cell>
          <table:table-cell office:value-type="float" office:value="1.5044728237667999" table:style-name="ce1">
            <text:p>1.504472824</text:p>
          </table:table-cell>
          <table:table-cell office:value-type="float" office:value="1.4065367849774899" table:style-name="ce1">
            <text:p>1.406536785</text:p>
          </table:table-cell>
          <table:table-cell table:style-name="ce1"/>
          <table:table-cell office:value-type="float" office:value="0.31196098716472997" table:style-name="ce1">
            <text:p>0.311960987</text:p>
          </table:table-cell>
          <table:table-cell office:value-type="float" office:value="0.33948852662231499" table:style-name="ce1">
            <text:p>0.339488527</text:p>
          </table:table-cell>
          <table:table-cell office:value-type="float" office:value="1.6632052459747999" table:style-name="ce1">
            <text:p>1.663205246</text:p>
          </table:table-cell>
          <table:table-cell office:value-type="float" office:value="0.54331199485904602" table:style-name="ce1">
            <text:p>0.543311995</text:p>
          </table:table-cell>
          <table:table-cell table:number-columns-repeated="16365"/>
        </table:table-row>
        <table:table-row table:style-name="ro1">
          <table:table-cell office:value-type="float" office:value="1.09422727499186" table:style-name="ce1">
            <text:p>1.094227275</text:p>
          </table:table-cell>
          <table:table-cell office:value-type="float" office:value="4.5246134002119298" table:style-name="ce1">
            <text:p>4.5246134</text:p>
          </table:table-cell>
          <table:table-cell office:value-type="float" office:value="4.4658201663567896" table:style-name="ce1">
            <text:p>4.465820166</text:p>
          </table:table-cell>
          <table:table-cell office:value-type="float" office:value="14.7817260111159" table:style-name="ce1">
            <text:p>14.78172601</text:p>
          </table:table-cell>
          <table:table-cell table:style-name="ce1"/>
          <table:table-cell office:value-type="float" office:value="1.0908457886684" table:style-name="ce1">
            <text:p>1.090845789</text:p>
          </table:table-cell>
          <table:table-cell office:value-type="float" office:value="1.92946155513426" table:style-name="ce1">
            <text:p>1.929461555</text:p>
          </table:table-cell>
          <table:table-cell office:value-type="float" office:value="2.8318648092790002" table:style-name="ce1">
            <text:p>2.831864809</text:p>
          </table:table-cell>
          <table:table-cell office:value-type="float" office:value="3.6076070146206201" table:style-name="ce1">
            <text:p>3.607607015</text:p>
          </table:table-cell>
          <table:table-cell table:style-name="ce1"/>
          <table:table-cell office:value-type="float" office:value="0.26922733541294203" table:style-name="ce1">
            <text:p>0.269227335</text:p>
          </table:table-cell>
          <table:table-cell office:value-type="float" office:value="0.57897625487951399" table:style-name="ce1">
            <text:p>0.578976255</text:p>
          </table:table-cell>
          <table:table-cell office:value-type="float" office:value="1.8499221047845" table:style-name="ce1">
            <text:p>1.849922105</text:p>
          </table:table-cell>
          <table:table-cell office:value-type="float" office:value="1.1620628241408999" table:style-name="ce1">
            <text:p>1.162062824</text:p>
          </table:table-cell>
          <table:table-cell table:style-name="ce1"/>
          <table:table-cell office:value-type="float" office:value="0.299782217088498" table:style-name="ce1">
            <text:p>0.299782217</text:p>
          </table:table-cell>
          <table:table-cell office:value-type="float" office:value="0.33493911099165402" table:style-name="ce1">
            <text:p>0.334939111</text:p>
          </table:table-cell>
          <table:table-cell office:value-type="float" office:value="1.5534671396476301" table:style-name="ce1">
            <text:p>1.55346714</text:p>
          </table:table-cell>
          <table:table-cell office:value-type="float" office:value="0.85220393640803405" table:style-name="ce1">
            <text:p>0.852203936</text:p>
          </table:table-cell>
          <table:table-cell table:number-columns-repeated="16365"/>
        </table:table-row>
        <table:table-row table:style-name="ro1">
          <table:table-cell office:value-type="float" office:value="0.99137493630037699" table:style-name="ce1">
            <text:p>0.991374936</text:p>
          </table:table-cell>
          <table:table-cell office:value-type="float" office:value="4.3539112953675501" table:style-name="ce1">
            <text:p>4.353911295</text:p>
          </table:table-cell>
          <table:table-cell office:value-type="float" office:value="4.93454595499046" table:style-name="ce1">
            <text:p>4.934545955</text:p>
          </table:table-cell>
          <table:table-cell office:value-type="float" office:value="15.6495121973755" table:style-name="ce1">
            <text:p>15.6495122</text:p>
          </table:table-cell>
          <table:table-cell table:style-name="ce1"/>
          <table:table-cell office:value-type="float" office:value="1.0521836482415901" table:style-name="ce1">
            <text:p>1.052183648</text:p>
          </table:table-cell>
          <table:table-cell office:value-type="float" office:value="1.74377845250585" table:style-name="ce1">
            <text:p>1.743778453</text:p>
          </table:table-cell>
          <table:table-cell office:value-type="float" office:value="3.51208776043446" table:style-name="ce1">
            <text:p>3.51208776</text:p>
          </table:table-cell>
          <table:table-cell office:value-type="float" office:value="3.5188827233800799" table:style-name="ce1">
            <text:p>3.518882723</text:p>
          </table:table-cell>
          <table:table-cell table:style-name="ce1"/>
          <table:table-cell office:value-type="float" office:value="0.30019090812941301" table:style-name="ce1">
            <text:p>0.300190908</text:p>
          </table:table-cell>
          <table:table-cell office:value-type="float" office:value="0.49155124747650902" table:style-name="ce1">
            <text:p>0.491551247</text:p>
          </table:table-cell>
          <table:table-cell office:value-type="float" office:value="1.93200957497855" table:style-name="ce1">
            <text:p>1.932009575</text:p>
          </table:table-cell>
          <table:table-cell office:value-type="float" office:value="1.5791657623976301" table:style-name="ce1">
            <text:p>1.579165762</text:p>
          </table:table-cell>
          <table:table-cell table:style-name="ce1"/>
          <table:table-cell office:value-type="float" office:value="0.29127802900418898" table:style-name="ce1">
            <text:p>0.291278029</text:p>
          </table:table-cell>
          <table:table-cell office:value-type="float" office:value="0.320866547101884" table:style-name="ce1">
            <text:p>0.320866547</text:p>
          </table:table-cell>
          <table:table-cell office:value-type="float" office:value="2.0143613170986301" table:style-name="ce1">
            <text:p>2.014361317</text:p>
          </table:table-cell>
          <table:table-cell office:value-type="float" office:value="0.94730140028150001" table:style-name="ce1">
            <text:p>0.9473014</text:p>
          </table:table-cell>
          <table:table-cell table:number-columns-repeated="16365"/>
        </table:table-row>
        <table:table-row table:style-name="ro1">
          <table:table-cell office:value-type="float" office:value="0.99617119150884403" table:style-name="ce1">
            <text:p>0.996171192</text:p>
          </table:table-cell>
          <table:table-cell office:value-type="float" office:value="4.4440891736786297" table:style-name="ce1">
            <text:p>4.444089174</text:p>
          </table:table-cell>
          <table:table-cell office:value-type="float" office:value="4.6687687735193002" table:style-name="ce1">
            <text:p>4.668768774</text:p>
          </table:table-cell>
          <table:table-cell office:value-type="float" office:value="15.3804100645449" table:style-name="ce1">
            <text:p>15.38041006</text:p>
          </table:table-cell>
          <table:table-cell table:style-name="ce1"/>
          <table:table-cell office:value-type="float" office:value="1.05528545849941" table:style-name="ce1">
            <text:p>1.055285458</text:p>
          </table:table-cell>
          <table:table-cell office:value-type="float" office:value="1.80342102878463" table:style-name="ce1">
            <text:p>1.803421029</text:p>
          </table:table-cell>
          <table:table-cell office:value-type="float" office:value="3.22919478559287" table:style-name="ce1">
            <text:p>3.229194786</text:p>
          </table:table-cell>
          <table:table-cell office:value-type="float" office:value="3.7968356684877902" table:style-name="ce1">
            <text:p>3.796835668</text:p>
          </table:table-cell>
          <table:table-cell table:style-name="ce1"/>
          <table:table-cell office:value-type="float" office:value="0.27708607990207101" table:style-name="ce1">
            <text:p>0.27708608</text:p>
          </table:table-cell>
          <table:table-cell office:value-type="float" office:value="0.55717438814710096" table:style-name="ce1">
            <text:p>0.557174388</text:p>
          </table:table-cell>
          <table:table-cell office:value-type="float" office:value="1.6965096005343701" table:style-name="ce1">
            <text:p>1.696509601</text:p>
          </table:table-cell>
          <table:table-cell office:value-type="float" office:value="1.32345189079492" table:style-name="ce1">
            <text:p>1.323451891</text:p>
          </table:table-cell>
          <table:table-cell table:style-name="ce1"/>
          <table:table-cell office:value-type="float" office:value="0.27592334679495001" table:style-name="ce1">
            <text:p>0.275923347</text:p>
          </table:table-cell>
          <table:table-cell office:value-type="float" office:value="0.29836812347580199" table:style-name="ce1">
            <text:p>0.298368123</text:p>
          </table:table-cell>
          <table:table-cell office:value-type="float" office:value="1.7224178436620201" table:style-name="ce1">
            <text:p>1.722417844</text:p>
          </table:table-cell>
          <table:table-cell office:value-type="float" office:value="0.67108783672170702" table:style-name="ce1">
            <text:p>0.671087837</text:p>
          </table:table-cell>
          <table:table-cell table:number-columns-repeated="16365"/>
        </table:table-row>
        <table:table-row table:style-name="ro1">
          <table:table-cell office:value-type="float" office:value="1.03491730280698" table:style-name="ce1">
            <text:p>1.034917303</text:p>
          </table:table-cell>
          <table:table-cell office:value-type="float" office:value="4.5000010211844303" table:style-name="ce1">
            <text:p>4.500001021</text:p>
          </table:table-cell>
          <table:table-cell office:value-type="float" office:value="4.6100110285717601" table:style-name="ce1">
            <text:p>4.610011029</text:p>
          </table:table-cell>
          <table:table-cell office:value-type="float" office:value="15.042459003578299" table:style-name="ce1">
            <text:p>15.042459</text:p>
          </table:table-cell>
          <table:table-cell table:style-name="ce1"/>
          <table:table-cell office:value-type="float" office:value="1.07902006529681" table:style-name="ce1">
            <text:p>1.079020065</text:p>
          </table:table-cell>
          <table:table-cell office:value-type="float" office:value="1.85726831208688" table:style-name="ce1">
            <text:p>1.857268312</text:p>
          </table:table-cell>
          <table:table-cell office:value-type="float" office:value="3.17519951292517" table:style-name="ce1">
            <text:p>3.175199513</text:p>
          </table:table-cell>
          <table:table-cell office:value-type="float" office:value="3.9486067096836299" table:style-name="ce1">
            <text:p>3.94860671</text:p>
          </table:table-cell>
          <table:table-cell table:style-name="ce1"/>
          <table:table-cell office:value-type="float" office:value="0.27520333329442997" table:style-name="ce1">
            <text:p>0.275203333</text:p>
          </table:table-cell>
          <table:table-cell office:value-type="float" office:value="0.55989847816500504" table:style-name="ce1">
            <text:p>0.559898478</text:p>
          </table:table-cell>
          <table:table-cell office:value-type="float" office:value="1.5509066997799299" table:style-name="ce1">
            <text:p>1.5509067</text:p>
          </table:table-cell>
          <table:table-cell office:value-type="float" office:value="1.41232362751437" table:style-name="ce1">
            <text:p>1.412323628</text:p>
          </table:table-cell>
          <table:table-cell table:style-name="ce1"/>
          <table:table-cell office:value-type="float" office:value="0.28836408615133302" table:style-name="ce1">
            <text:p>0.288364086</text:p>
          </table:table-cell>
          <table:table-cell office:value-type="float" office:value="0.309301820259759" table:style-name="ce1">
            <text:p>0.30930182</text:p>
          </table:table-cell>
          <table:table-cell office:value-type="float" office:value="1.6677399253355301" table:style-name="ce1">
            <text:p>1.667739925</text:p>
          </table:table-cell>
          <table:table-cell office:value-type="float" office:value="0.51872433974601895" table:style-name="ce1">
            <text:p>0.51872434</text:p>
          </table:table-cell>
          <table:table-cell table:number-columns-repeated="16365"/>
        </table:table-row>
        <table:table-row table:style-name="ro1">
          <table:table-cell office:value-type="float" office:value="1.0564469339286799" table:style-name="ce1">
            <text:p>1.056446934</text:p>
          </table:table-cell>
          <table:table-cell office:value-type="float" office:value="4.6336984019401397" table:style-name="ce1">
            <text:p>4.633698402</text:p>
          </table:table-cell>
          <table:table-cell office:value-type="float" office:value="4.0864581296034599" table:style-name="ce1">
            <text:p>4.08645813</text:p>
          </table:table-cell>
          <table:table-cell office:value-type="float" office:value="15.2558906631347" table:style-name="ce1">
            <text:p>15.25589066</text:p>
          </table:table-cell>
          <table:table-cell table:style-name="ce1"/>
          <table:table-cell office:value-type="float" office:value="1.1163166469391801" table:style-name="ce1">
            <text:p>1.116316647</text:p>
          </table:table-cell>
          <table:table-cell office:value-type="float" office:value="2.0476833324036998" table:style-name="ce1">
            <text:p>2.047683332</text:p>
          </table:table-cell>
          <table:table-cell office:value-type="float" office:value="2.6725677220718298" table:style-name="ce1">
            <text:p>2.672567722</text:p>
          </table:table-cell>
          <table:table-cell office:value-type="float" office:value="4.0383270596484699" table:style-name="ce1">
            <text:p>4.03832706</text:p>
          </table:table-cell>
          <table:table-cell table:style-name="ce1"/>
          <table:table-cell office:value-type="float" office:value="0.28817272826678098" table:style-name="ce1">
            <text:p>0.288172728</text:p>
          </table:table-cell>
          <table:table-cell office:value-type="float" office:value="0.67752205021907896" table:style-name="ce1">
            <text:p>0.67752205</text:p>
          </table:table-cell>
          <table:table-cell office:value-type="float" office:value="1.1861522482228499" table:style-name="ce1">
            <text:p>1.186152248</text:p>
          </table:table-cell>
          <table:table-cell office:value-type="float" office:value="1.5027816544903301" table:style-name="ce1">
            <text:p>1.502781654</text:p>
          </table:table-cell>
          <table:table-cell table:style-name="ce1"/>
          <table:table-cell office:value-type="float" office:value="0.32724289566756198" table:style-name="ce1">
            <text:p>0.327242896</text:p>
          </table:table-cell>
          <table:table-cell office:value-type="float" office:value="0.40591997972119997" table:style-name="ce1">
            <text:p>0.40591998</text:p>
          </table:table-cell>
          <table:table-cell office:value-type="float" office:value="1.3221335039894999" table:style-name="ce1">
            <text:p>1.322133504</text:p>
          </table:table-cell>
          <table:table-cell office:value-type="float" office:value="0.43233829391121698" table:style-name="ce1">
            <text:p>0.432338294</text:p>
          </table:table-cell>
          <table:table-cell table:number-columns-repeated="16365"/>
        </table:table-row>
        <table:table-row table:style-name="ro1">
          <table:table-cell office:value-type="float" office:value="1.02436684686591" table:style-name="ce1">
            <text:p>1.024366847</text:p>
          </table:table-cell>
          <table:table-cell office:value-type="float" office:value="4.4132300844566501" table:style-name="ce1">
            <text:p>4.413230084</text:p>
          </table:table-cell>
          <table:table-cell office:value-type="float" office:value="4.7661079800185302" table:style-name="ce1">
            <text:p>4.76610798</text:p>
          </table:table-cell>
          <table:table-cell office:value-type="float" office:value="15.627575747473299" table:style-name="ce1">
            <text:p>15.62757575</text:p>
          </table:table-cell>
          <table:table-cell table:style-name="ce1"/>
          <table:table-cell office:value-type="float" office:value="1.0687632007274399" table:style-name="ce1">
            <text:p>1.068763201</text:p>
          </table:table-cell>
          <table:table-cell office:value-type="float" office:value="1.35853181546593" table:style-name="ce1">
            <text:p>1.358531815</text:p>
          </table:table-cell>
          <table:table-cell office:value-type="float" office:value="3.47136915738536" table:style-name="ce1">
            <text:p>3.471369157</text:p>
          </table:table-cell>
          <table:table-cell office:value-type="float" office:value="3.06291633358973" table:style-name="ce1">
            <text:p>3.062916334</text:p>
          </table:table-cell>
          <table:table-cell table:style-name="ce1"/>
          <table:table-cell office:value-type="float" office:value="0.20510649784707199" table:style-name="ce1">
            <text:p>0.205106498</text:p>
          </table:table-cell>
          <table:table-cell office:value-type="float" office:value="0.381643287622496" table:style-name="ce1">
            <text:p>0.381643288</text:p>
          </table:table-cell>
          <table:table-cell office:value-type="float" office:value="0.61933071129624295" table:style-name="ce1">
            <text:p>0.619330711</text:p>
          </table:table-cell>
          <table:table-cell office:value-type="float" office:value="0.89637142960701099" table:style-name="ce1">
            <text:p>0.89637143</text:p>
          </table:table-cell>
          <table:table-cell table:style-name="ce1"/>
          <table:table-cell office:value-type="float" office:value="0.216867607383599" table:style-name="ce1">
            <text:p>0.216867607</text:p>
          </table:table-cell>
          <table:table-cell office:value-type="float" office:value="0.73949810930452697" table:style-name="ce1">
            <text:p>0.739498109</text:p>
          </table:table-cell>
          <table:table-cell office:value-type="float" office:value="0.66867192872308201" table:style-name="ce1">
            <text:p>0.668671929</text:p>
          </table:table-cell>
          <table:table-cell office:value-type="float" office:value="1.01553328106332" table:style-name="ce1">
            <text:p>1.015533281</text:p>
          </table:table-cell>
          <table:table-cell table:number-columns-repeated="16365"/>
        </table:table-row>
        <table:table-row table:style-name="ro1">
          <table:table-cell office:value-type="float" office:value="0.93445054675311001" table:style-name="ce1">
            <text:p>0.934450547</text:p>
          </table:table-cell>
          <table:table-cell office:value-type="float" office:value="4.3279550909778903" table:style-name="ce1">
            <text:p>4.327955091</text:p>
          </table:table-cell>
          <table:table-cell office:value-type="float" office:value="4.9276356812997504" table:style-name="ce1">
            <text:p>4.927635681</text:p>
          </table:table-cell>
          <table:table-cell office:value-type="float" office:value="15.667501914763699" table:style-name="ce1">
            <text:p>15.66750191</text:p>
          </table:table-cell>
          <table:table-cell table:style-name="ce1"/>
          <table:table-cell office:value-type="float" office:value="1.0117920941344201" table:style-name="ce1">
            <text:p>1.011792094</text:p>
          </table:table-cell>
          <table:table-cell office:value-type="float" office:value="1.20684239343685" table:style-name="ce1">
            <text:p>1.206842393</text:p>
          </table:table-cell>
          <table:table-cell office:value-type="float" office:value="3.7254148282525699" table:style-name="ce1">
            <text:p>3.725414828</text:p>
          </table:table-cell>
          <table:table-cell office:value-type="float" office:value="2.5352735568159699" table:style-name="ce1">
            <text:p>2.535273557</text:p>
          </table:table-cell>
          <table:table-cell table:style-name="ce1"/>
          <table:table-cell office:value-type="float" office:value="0.22888352606041801" table:style-name="ce1">
            <text:p>0.228883526</text:p>
          </table:table-cell>
          <table:table-cell office:value-type="float" office:value="0.44815956330183598" table:style-name="ce1">
            <text:p>0.448159563</text:p>
          </table:table-cell>
          <table:table-cell office:value-type="float" office:value="0.98584856693123102" table:style-name="ce1">
            <text:p>0.985848567</text:p>
          </table:table-cell>
          <table:table-cell office:value-type="float" office:value="1.00515633194618" table:style-name="ce1">
            <text:p>1.005156332</text:p>
          </table:table-cell>
          <table:table-cell table:style-name="ce1"/>
          <table:table-cell office:value-type="float" office:value="0.41392010547594699" table:style-name="ce1">
            <text:p>0.413920105</text:p>
          </table:table-cell>
          <table:table-cell office:value-type="float" office:value="0.86089385614015101" table:style-name="ce1">
            <text:p>0.860893856</text:p>
          </table:table-cell>
          <table:table-cell office:value-type="float" office:value="0.86461562489657096" table:style-name="ce1">
            <text:p>0.864615625</text:p>
          </table:table-cell>
          <table:table-cell office:value-type="float" office:value="1.3571107123328201" table:style-name="ce1">
            <text:p>1.357110712</text:p>
          </table:table-cell>
          <table:table-cell table:number-columns-repeated="16365"/>
        </table:table-row>
        <table:table-row table:style-name="ro1">
          <table:table-cell office:value-type="float" office:value="0.98128604495882099" table:style-name="ce1">
            <text:p>0.981286045</text:p>
          </table:table-cell>
          <table:table-cell office:value-type="float" office:value="4.4217991374671302" table:style-name="ce1">
            <text:p>4.421799137</text:p>
          </table:table-cell>
          <table:table-cell office:value-type="float" office:value="4.5520037457344902" table:style-name="ce1">
            <text:p>4.552003746</text:p>
          </table:table-cell>
          <table:table-cell office:value-type="float" office:value="15.173775571788999" table:style-name="ce1">
            <text:p>15.17377557</text:p>
          </table:table-cell>
          <table:table-cell table:style-name="ce1"/>
          <table:table-cell office:value-type="float" office:value="1.0693065450516399" table:style-name="ce1">
            <text:p>1.069306545</text:p>
          </table:table-cell>
          <table:table-cell office:value-type="float" office:value="1.34670730975272" table:style-name="ce1">
            <text:p>1.34670731</text:p>
          </table:table-cell>
          <table:table-cell office:value-type="float" office:value="3.1917022380787001" table:style-name="ce1">
            <text:p>3.191702238</text:p>
          </table:table-cell>
          <table:table-cell office:value-type="float" office:value="2.7179874836853202" table:style-name="ce1">
            <text:p>2.717987484</text:p>
          </table:table-cell>
          <table:table-cell table:style-name="ce1"/>
          <table:table-cell office:value-type="float" office:value="0.22027812035445199" table:style-name="ce1">
            <text:p>0.22027812</text:p>
          </table:table-cell>
          <table:table-cell office:value-type="float" office:value="0.35347876801890998" table:style-name="ce1">
            <text:p>0.353478768</text:p>
          </table:table-cell>
          <table:table-cell office:value-type="float" office:value="0.83661066049105703" table:style-name="ce1">
            <text:p>0.83661066</text:p>
          </table:table-cell>
          <table:table-cell office:value-type="float" office:value="1.3970533458512799" table:style-name="ce1">
            <text:p>1.397053346</text:p>
          </table:table-cell>
          <table:table-cell table:style-name="ce1"/>
          <table:table-cell office:value-type="float" office:value="0.41845847638582601" table:style-name="ce1">
            <text:p>0.418458476</text:p>
          </table:table-cell>
          <table:table-cell office:value-type="float" office:value="0.73832073445930002" table:style-name="ce1">
            <text:p>0.738320734</text:p>
          </table:table-cell>
          <table:table-cell office:value-type="float" office:value="1.2784996033594" table:style-name="ce1">
            <text:p>1.278499603</text:p>
          </table:table-cell>
          <table:table-cell office:value-type="float" office:value="1.53134446137999" table:style-name="ce1">
            <text:p>1.531344461</text:p>
          </table:table-cell>
          <table:table-cell table:number-columns-repeated="16365"/>
        </table:table-row>
        <table:table-row table:style-name="ro1">
          <table:table-cell office:value-type="float" office:value="1.0976947274811899" table:style-name="ce1">
            <text:p>1.097694727</text:p>
          </table:table-cell>
          <table:table-cell office:value-type="float" office:value="4.5236384885181904" table:style-name="ce1">
            <text:p>4.523638489</text:p>
          </table:table-cell>
          <table:table-cell office:value-type="float" office:value="4.3327768869351901" table:style-name="ce1">
            <text:p>4.332776887</text:p>
          </table:table-cell>
          <table:table-cell office:value-type="float" office:value="15.100259627057399" table:style-name="ce1">
            <text:p>15.10025963</text:p>
          </table:table-cell>
          <table:table-cell table:style-name="ce1"/>
          <table:table-cell office:value-type="float" office:value="1.1698976440245099" table:style-name="ce1">
            <text:p>1.169897644</text:p>
          </table:table-cell>
          <table:table-cell office:value-type="float" office:value="1.5975402028713399" table:style-name="ce1">
            <text:p>1.597540203</text:p>
          </table:table-cell>
          <table:table-cell office:value-type="float" office:value="2.90848007583193" table:style-name="ce1">
            <text:p>2.908480076</text:p>
          </table:table-cell>
          <table:table-cell office:value-type="float" office:value="3.15961430848435" table:style-name="ce1">
            <text:p>3.159614308</text:p>
          </table:table-cell>
          <table:table-cell table:style-name="ce1"/>
          <table:table-cell office:value-type="float" office:value="0.222144772184519" table:style-name="ce1">
            <text:p>0.222144772</text:p>
          </table:table-cell>
          <table:table-cell office:value-type="float" office:value="0.22367193871966301" table:style-name="ce1">
            <text:p>0.223671939</text:p>
          </table:table-cell>
          <table:table-cell office:value-type="float" office:value="1.04959870342899" table:style-name="ce1">
            <text:p>1.049598703</text:p>
          </table:table-cell>
          <table:table-cell office:value-type="float" office:value="1.4403201739252101" table:style-name="ce1">
            <text:p>1.440320174</text:p>
          </table:table-cell>
          <table:table-cell table:style-name="ce1"/>
          <table:table-cell office:value-type="float" office:value="0.44137238257493899" table:style-name="ce1">
            <text:p>0.441372383</text:p>
          </table:table-cell>
          <table:table-cell office:value-type="float" office:value="0.53992804844253595" table:style-name="ce1">
            <text:p>0.539928048</text:p>
          </table:table-cell>
          <table:table-cell office:value-type="float" office:value="1.4872353836219301" table:style-name="ce1">
            <text:p>1.487235384</text:p>
          </table:table-cell>
          <table:table-cell office:value-type="float" office:value="1.7532704507910799" table:style-name="ce1">
            <text:p>1.753270451</text:p>
          </table:table-cell>
          <table:table-cell table:number-columns-repeated="16365"/>
        </table:table-row>
        <table:table-row table:style-name="ro1">
          <table:table-cell office:value-type="float" office:value="1.0959397371020601" table:style-name="ce1">
            <text:p>1.095939737</text:p>
          </table:table-cell>
          <table:table-cell office:value-type="float" office:value="4.6103991473031103" table:style-name="ce1">
            <text:p>4.610399147</text:p>
          </table:table-cell>
          <table:table-cell office:value-type="float" office:value="4.1718726303461802" table:style-name="ce1">
            <text:p>4.17187263</text:p>
          </table:table-cell>
          <table:table-cell office:value-type="float" office:value="15.290656993807801" table:style-name="ce1">
            <text:p>15.29065699</text:p>
          </table:table-cell>
          <table:table-cell table:style-name="ce1"/>
          <table:table-cell office:value-type="float" office:value="1.15754374873727" table:style-name="ce1">
            <text:p>1.157543749</text:p>
          </table:table-cell>
          <table:table-cell office:value-type="float" office:value="1.67929820402993" table:style-name="ce1">
            <text:p>1.679298204</text:p>
          </table:table-cell>
          <table:table-cell office:value-type="float" office:value="2.7478187672084999" table:style-name="ce1">
            <text:p>2.747818767</text:p>
          </table:table-cell>
          <table:table-cell office:value-type="float" office:value="3.2749412905056401" table:style-name="ce1">
            <text:p>3.274941291</text:p>
          </table:table-cell>
          <table:table-cell table:style-name="ce1"/>
          <table:table-cell office:value-type="float" office:value="0.217204010673991" table:style-name="ce1">
            <text:p>0.217204011</text:p>
          </table:table-cell>
          <table:table-cell office:value-type="float" office:value="0.23931611813397599" table:style-name="ce1">
            <text:p>0.239316118</text:p>
          </table:table-cell>
          <table:table-cell office:value-type="float" office:value="1.2149339984209" table:style-name="ce1">
            <text:p>1.214933998</text:p>
          </table:table-cell>
          <table:table-cell office:value-type="float" office:value="1.4835759803809401" table:style-name="ce1">
            <text:p>1.48357598</text:p>
          </table:table-cell>
          <table:table-cell table:style-name="ce1"/>
          <table:table-cell office:value-type="float" office:value="0.423766466447899" table:style-name="ce1">
            <text:p>0.423766466</text:p>
          </table:table-cell>
          <table:table-cell office:value-type="float" office:value="0.48124554327955599" table:style-name="ce1">
            <text:p>0.481245543</text:p>
          </table:table-cell>
          <table:table-cell office:value-type="float" office:value="1.62028384484425" table:style-name="ce1">
            <text:p>1.620283845</text:p>
          </table:table-cell>
          <table:table-cell office:value-type="float" office:value="1.80600533055263" table:style-name="ce1">
            <text:p>1.806005331</text:p>
          </table:table-cell>
          <table:table-cell table:number-columns-repeated="16365"/>
        </table:table-row>
        <table:table-row table:style-name="ro1">
          <table:table-cell office:value-type="float" office:value="1.00480635416125" table:style-name="ce1">
            <text:p>1.004806354</text:p>
          </table:table-cell>
          <table:table-cell office:value-type="float" office:value="4.3936762844169897" table:style-name="ce1">
            <text:p>4.393676284</text:p>
          </table:table-cell>
          <table:table-cell office:value-type="float" office:value="4.6671486689132102" table:style-name="ce1">
            <text:p>4.667148669</text:p>
          </table:table-cell>
          <table:table-cell office:value-type="float" office:value="15.3711115697373" table:style-name="ce1">
            <text:p>15.37111157</text:p>
          </table:table-cell>
          <table:table-cell table:style-name="ce1"/>
          <table:table-cell office:value-type="float" office:value="0.95450762175156001" table:style-name="ce1">
            <text:p>0.954507622</text:p>
          </table:table-cell>
          <table:table-cell office:value-type="float" office:value="1.3604783578225901" table:style-name="ce1">
            <text:p>1.360478358</text:p>
          </table:table-cell>
          <table:table-cell office:value-type="float" office:value="3.00673542203389" table:style-name="ce1">
            <text:p>3.006735422</text:p>
          </table:table-cell>
          <table:table-cell office:value-type="float" office:value="2.9397375689254002" table:style-name="ce1">
            <text:p>2.939737569</text:p>
          </table:table-cell>
          <table:table-cell table:style-name="ce1"/>
          <table:table-cell office:value-type="float" office:value="0.21384567695221299" table:style-name="ce1">
            <text:p>0.213845677</text:p>
          </table:table-cell>
          <table:table-cell office:value-type="float" office:value="0.32014996212082403" table:style-name="ce1">
            <text:p>0.320149962</text:p>
          </table:table-cell>
          <table:table-cell office:value-type="float" office:value="0.73300271359810998" table:style-name="ce1">
            <text:p>0.733002714</text:p>
          </table:table-cell>
          <table:table-cell office:value-type="float" office:value="1.5021786909549999" table:style-name="ce1">
            <text:p>1.502178691</text:p>
          </table:table-cell>
          <table:table-cell table:style-name="ce1"/>
          <table:table-cell office:value-type="float" office:value="0.403483482888705" table:style-name="ce1">
            <text:p>0.403483483</text:p>
          </table:table-cell>
          <table:table-cell office:value-type="float" office:value="0.73540878313199198" table:style-name="ce1">
            <text:p>0.735408783</text:p>
          </table:table-cell>
          <table:table-cell office:value-type="float" office:value="1.3642214962914201" table:style-name="ce1">
            <text:p>1.364221496</text:p>
          </table:table-cell>
          <table:table-cell office:value-type="float" office:value="1.7759992575482599" table:style-name="ce1">
            <text:p>1.775999258</text:p>
          </table:table-cell>
          <table:table-cell table:number-columns-repeated="16365"/>
        </table:table-row>
        <table:table-row table:style-name="ro1">
          <table:table-cell office:value-type="float" office:value="0.98226486168633798" table:style-name="ce1">
            <text:p>0.982264862</text:p>
          </table:table-cell>
          <table:table-cell office:value-type="float" office:value="4.4081110027541204" table:style-name="ce1">
            <text:p>4.408111003</text:p>
          </table:table-cell>
          <table:table-cell office:value-type="float" office:value="4.5166189833177901" table:style-name="ce1">
            <text:p>4.516618983</text:p>
          </table:table-cell>
          <table:table-cell office:value-type="float" office:value="15.611921572858" table:style-name="ce1">
            <text:p>15.61192157</text:p>
          </table:table-cell>
          <table:table-cell table:style-name="ce1"/>
          <table:table-cell office:value-type="float" office:value="1.0428801489085699" table:style-name="ce1">
            <text:p>1.042880149</text:p>
          </table:table-cell>
          <table:table-cell office:value-type="float" office:value="1.32456043457155" table:style-name="ce1">
            <text:p>1.324560435</text:p>
          </table:table-cell>
          <table:table-cell office:value-type="float" office:value="3.1135556199943299" table:style-name="ce1">
            <text:p>3.11355562</text:p>
          </table:table-cell>
          <table:table-cell office:value-type="float" office:value="2.8095626156026201" table:style-name="ce1">
            <text:p>2.809562616</text:p>
          </table:table-cell>
          <table:table-cell table:style-name="ce1"/>
          <table:table-cell office:value-type="float" office:value="0.21492915159746101" table:style-name="ce1">
            <text:p>0.214929152</text:p>
          </table:table-cell>
          <table:table-cell office:value-type="float" office:value="0.32797788330088701" table:style-name="ce1">
            <text:p>0.327977883</text:p>
          </table:table-cell>
          <table:table-cell office:value-type="float" office:value="0.88871061471004498" table:style-name="ce1">
            <text:p>0.888710615</text:p>
          </table:table-cell>
          <table:table-cell office:value-type="float" office:value="1.6199462522511401" table:style-name="ce1">
            <text:p>1.619946252</text:p>
          </table:table-cell>
          <table:table-cell table:style-name="ce1"/>
          <table:table-cell office:value-type="float" office:value="0.39668619906653702" table:style-name="ce1">
            <text:p>0.396686199</text:p>
          </table:table-cell>
          <table:table-cell office:value-type="float" office:value="0.75228650057815405" table:style-name="ce1">
            <text:p>0.752286501</text:p>
          </table:table-cell>
          <table:table-cell office:value-type="float" office:value="1.40141288852987" table:style-name="ce1">
            <text:p>1.401412889</text:p>
          </table:table-cell>
          <table:table-cell office:value-type="float" office:value="1.79427935711131" table:style-name="ce1">
            <text:p>1.794279357</text:p>
          </table:table-cell>
          <table:table-cell table:number-columns-repeated="16365"/>
        </table:table-row>
        <table:table-row table:style-name="ro1">
          <table:table-cell office:value-type="float" office:value="1.00709263990555" table:style-name="ce1">
            <text:p>1.00709264</text:p>
          </table:table-cell>
          <table:table-cell office:value-type="float" office:value="4.5123227071118199" table:style-name="ce1">
            <text:p>4.512322707</text:p>
          </table:table-cell>
          <table:table-cell office:value-type="float" office:value="4.4065148932968103" table:style-name="ce1">
            <text:p>4.406514893</text:p>
          </table:table-cell>
          <table:table-cell office:value-type="float" office:value="15.8253312850775" table:style-name="ce1">
            <text:p>15.82533129</text:p>
          </table:table-cell>
          <table:table-cell table:style-name="ce1"/>
          <table:table-cell office:value-type="float" office:value="1.06472180263864" table:style-name="ce1">
            <text:p>1.064721803</text:p>
          </table:table-cell>
          <table:table-cell office:value-type="float" office:value="1.4305902247553699" table:style-name="ce1">
            <text:p>1.430590225</text:p>
          </table:table-cell>
          <table:table-cell office:value-type="float" office:value="2.9605946982782001" table:style-name="ce1">
            <text:p>2.960594698</text:p>
          </table:table-cell>
          <table:table-cell office:value-type="float" office:value="2.9360821361906" table:style-name="ce1">
            <text:p>2.936082136</text:p>
          </table:table-cell>
          <table:table-cell table:style-name="ce1"/>
          <table:table-cell office:value-type="float" office:value="0.20726988428066301" table:style-name="ce1">
            <text:p>0.207269884</text:p>
          </table:table-cell>
          <table:table-cell office:value-type="float" office:value="0.32010109725542002" table:style-name="ce1">
            <text:p>0.320101097</text:p>
          </table:table-cell>
          <table:table-cell office:value-type="float" office:value="1.00212072845613" table:style-name="ce1">
            <text:p>1.002120728</text:p>
          </table:table-cell>
          <table:table-cell office:value-type="float" office:value="1.6190068044854999" table:style-name="ce1">
            <text:p>1.619006804</text:p>
          </table:table-cell>
          <table:table-cell table:style-name="ce1"/>
          <table:table-cell office:value-type="float" office:value="0.39142223639005502" table:style-name="ce1">
            <text:p>0.391422236</text:p>
          </table:table-cell>
          <table:table-cell office:value-type="float" office:value="0.65888371730852902" table:style-name="ce1">
            <text:p>0.658883717</text:p>
          </table:table-cell>
          <table:table-cell office:value-type="float" office:value="1.44024815640813" table:style-name="ce1">
            <text:p>1.440248156</text:p>
          </table:table-cell>
          <table:table-cell office:value-type="float" office:value="1.7924328993118901" table:style-name="ce1">
            <text:p>1.792432899</text:p>
          </table:table-cell>
          <table:table-cell table:number-columns-repeated="16365"/>
        </table:table-row>
        <table:table-row table:style-name="ro1">
          <table:table-cell office:value-type="float" office:value="1.0313479009751301" table:style-name="ce1">
            <text:p>1.031347901</text:p>
          </table:table-cell>
          <table:table-cell office:value-type="float" office:value="4.5212915499531299" table:style-name="ce1">
            <text:p>4.52129155</text:p>
          </table:table-cell>
          <table:table-cell office:value-type="float" office:value="4.2747802752851003" table:style-name="ce1">
            <text:p>4.274780275</text:p>
          </table:table-cell>
          <table:table-cell office:value-type="float" office:value="16.1903953231602" table:style-name="ce1">
            <text:p>16.19039532</text:p>
          </table:table-cell>
          <table:table-cell table:style-name="ce1"/>
          <table:table-cell office:value-type="float" office:value="1.0768494137634701" table:style-name="ce1">
            <text:p>1.076849414</text:p>
          </table:table-cell>
          <table:table-cell office:value-type="float" office:value="1.44829757055118" table:style-name="ce1">
            <text:p>1.448297571</text:p>
          </table:table-cell>
          <table:table-cell office:value-type="float" office:value="2.9243663952479402" table:style-name="ce1">
            <text:p>2.924366395</text:p>
          </table:table-cell>
          <table:table-cell office:value-type="float" office:value="2.7793103596254198" table:style-name="ce1">
            <text:p>2.77931036</text:p>
          </table:table-cell>
          <table:table-cell table:style-name="ce1"/>
          <table:table-cell office:value-type="float" office:value="0.201673726184778" table:style-name="ce1">
            <text:p>0.201673726</text:p>
          </table:table-cell>
          <table:table-cell office:value-type="float" office:value="0.321436761743712" table:style-name="ce1">
            <text:p>0.321436762</text:p>
          </table:table-cell>
          <table:table-cell office:value-type="float" office:value="1.1428120874469301" table:style-name="ce1">
            <text:p>1.142812087</text:p>
          </table:table-cell>
          <table:table-cell office:value-type="float" office:value="1.52620020984364" table:style-name="ce1">
            <text:p>1.52620021</text:p>
          </table:table-cell>
          <table:table-cell table:style-name="ce1"/>
          <table:table-cell office:value-type="float" office:value="0.39506134046951902" table:style-name="ce1">
            <text:p>0.39506134</text:p>
          </table:table-cell>
          <table:table-cell office:value-type="float" office:value="0.64466448957095002" table:style-name="ce1">
            <text:p>0.64466449</text:p>
          </table:table-cell>
          <table:table-cell office:value-type="float" office:value="1.5624964368780301" table:style-name="ce1">
            <text:p>1.562496437</text:p>
          </table:table-cell>
          <table:table-cell office:value-type="float" office:value="1.9407724065047101" table:style-name="ce1">
            <text:p>1.940772407</text:p>
          </table:table-cell>
          <table:table-cell table:number-columns-repeated="16365"/>
        </table:table-row>
        <table:table-row table:style-name="ro1">
          <table:table-cell office:value-type="float" office:value="0.94357707401231605" table:style-name="ce1">
            <text:p>0.943577074</text:p>
          </table:table-cell>
          <table:table-cell office:value-type="float" office:value="4.4922466653108204" table:style-name="ce1">
            <text:p>4.492246665</text:p>
          </table:table-cell>
          <table:table-cell office:value-type="float" office:value="4.2465779420050804" table:style-name="ce1">
            <text:p>4.246577942</text:p>
          </table:table-cell>
          <table:table-cell office:value-type="float" office:value="16.591000716717101" table:style-name="ce1">
            <text:p>16.59100072</text:p>
          </table:table-cell>
          <table:table-cell table:style-name="ce1"/>
          <table:table-cell office:value-type="float" office:value="0.96646386211060997" table:style-name="ce1">
            <text:p>0.966463862</text:p>
          </table:table-cell>
          <table:table-cell office:value-type="float" office:value="1.4570332915558" table:style-name="ce1">
            <text:p>1.457033292</text:p>
          </table:table-cell>
          <table:table-cell office:value-type="float" office:value="2.7465725292751402" table:style-name="ce1">
            <text:p>2.746572529</text:p>
          </table:table-cell>
          <table:table-cell office:value-type="float" office:value="3.2052589294552498" table:style-name="ce1">
            <text:p>3.205258929</text:p>
          </table:table-cell>
          <table:table-cell table:style-name="ce1"/>
          <table:table-cell office:value-type="float" office:value="0.20923041760057701" table:style-name="ce1">
            <text:p>0.209230418</text:p>
          </table:table-cell>
          <table:table-cell office:value-type="float" office:value="0.30375110078811501" table:style-name="ce1">
            <text:p>0.303751101</text:p>
          </table:table-cell>
          <table:table-cell office:value-type="float" office:value="1.18037122261151" table:style-name="ce1">
            <text:p>1.180371223</text:p>
          </table:table-cell>
          <table:table-cell office:value-type="float" office:value="1.27790301925056" table:style-name="ce1">
            <text:p>1.277903019</text:p>
          </table:table-cell>
          <table:table-cell table:style-name="ce1"/>
          <table:table-cell office:value-type="float" office:value="0.36914567228524497" table:style-name="ce1">
            <text:p>0.369145672</text:p>
          </table:table-cell>
          <table:table-cell office:value-type="float" office:value="0.63080547274879994" table:style-name="ce1">
            <text:p>0.630805473</text:p>
          </table:table-cell>
          <table:table-cell office:value-type="float" office:value="1.6366077999812301" table:style-name="ce1">
            <text:p>1.6366078</text:p>
          </table:table-cell>
          <table:table-cell office:value-type="float" office:value="1.89785413791225" table:style-name="ce1">
            <text:p>1.897854138</text:p>
          </table:table-cell>
          <table:table-cell table:number-columns-repeated="16365"/>
        </table:table-row>
        <table:table-row table:style-name="ro1">
          <table:table-cell office:value-type="float" office:value="0.947944491673676" table:style-name="ce1">
            <text:p>0.947944492</text:p>
          </table:table-cell>
          <table:table-cell office:value-type="float" office:value="4.3771472306286299" table:style-name="ce1">
            <text:p>4.377147231</text:p>
          </table:table-cell>
          <table:table-cell office:value-type="float" office:value="4.5817139610151001" table:style-name="ce1">
            <text:p>4.581713961</text:p>
          </table:table-cell>
          <table:table-cell office:value-type="float" office:value="15.9760493709315" table:style-name="ce1">
            <text:p>15.97604937</text:p>
          </table:table-cell>
          <table:table-cell table:style-name="ce1"/>
          <table:table-cell office:value-type="float" office:value="1.01289051593929" table:style-name="ce1">
            <text:p>1.012890516</text:p>
          </table:table-cell>
          <table:table-cell office:value-type="float" office:value="1.40601128830557" table:style-name="ce1">
            <text:p>1.406011288</text:p>
          </table:table-cell>
          <table:table-cell office:value-type="float" office:value="3.0677440267495899" table:style-name="ce1">
            <text:p>3.067744027</text:p>
          </table:table-cell>
          <table:table-cell office:value-type="float" office:value="3.1142011818694701" table:style-name="ce1">
            <text:p>3.114201182</text:p>
          </table:table-cell>
          <table:table-cell table:style-name="ce1"/>
          <table:table-cell office:value-type="float" office:value="0.21832048078278399" table:style-name="ce1">
            <text:p>0.218320481</text:p>
          </table:table-cell>
          <table:table-cell office:value-type="float" office:value="0.30014700232561398" table:style-name="ce1">
            <text:p>0.300147002</text:p>
          </table:table-cell>
          <table:table-cell office:value-type="float" office:value="0.84802259295543003" table:style-name="ce1">
            <text:p>0.848022593</text:p>
          </table:table-cell>
          <table:table-cell office:value-type="float" office:value="0.96512441636192503" table:style-name="ce1">
            <text:p>0.965124416</text:p>
          </table:table-cell>
          <table:table-cell table:style-name="ce1"/>
          <table:table-cell office:value-type="float" office:value="0.37873513612811699" table:style-name="ce1">
            <text:p>0.378735136</text:p>
          </table:table-cell>
          <table:table-cell office:value-type="float" office:value="0.67580652783766804" table:style-name="ce1">
            <text:p>0.675806528</text:p>
          </table:table-cell>
          <table:table-cell office:value-type="float" office:value="1.3212800751085401" table:style-name="ce1">
            <text:p>1.321280075</text:p>
          </table:table-cell>
          <table:table-cell office:value-type="float" office:value="1.70638350598787" table:style-name="ce1">
            <text:p>1.706383506</text:p>
          </table:table-cell>
          <table:table-cell table:number-columns-repeated="16365"/>
        </table:table-row>
        <table:table-row table:style-name="ro1">
          <table:table-cell office:value-type="float" office:value="1.05551128142624" table:style-name="ce1">
            <text:p>1.055511281</text:p>
          </table:table-cell>
          <table:table-cell office:value-type="float" office:value="4.6341159994721997" table:style-name="ce1">
            <text:p>4.634115999</text:p>
          </table:table-cell>
          <table:table-cell office:value-type="float" office:value="3.8516311027156802" table:style-name="ce1">
            <text:p>3.851631103</text:p>
          </table:table-cell>
          <table:table-cell office:value-type="float" office:value="15.322952084818599" table:style-name="ce1">
            <text:p>15.32295208</text:p>
          </table:table-cell>
          <table:table-cell table:style-name="ce1"/>
          <table:table-cell office:value-type="float" office:value="1.1477763668941701" table:style-name="ce1">
            <text:p>1.147776367</text:p>
          </table:table-cell>
          <table:table-cell office:value-type="float" office:value="1.5827739729258801" table:style-name="ce1">
            <text:p>1.582773973</text:p>
          </table:table-cell>
          <table:table-cell office:value-type="float" office:value="2.94323273442579" table:style-name="ce1">
            <text:p>2.943232734</text:p>
          </table:table-cell>
          <table:table-cell office:value-type="float" office:value="3.0954946021568399" table:style-name="ce1">
            <text:p>3.095494602</text:p>
          </table:table-cell>
          <table:table-cell table:style-name="ce1"/>
          <table:table-cell office:value-type="float" office:value="0.23386889522854701" table:style-name="ce1">
            <text:p>0.233868895</text:p>
          </table:table-cell>
          <table:table-cell office:value-type="float" office:value="0.24288145029734401" table:style-name="ce1">
            <text:p>0.24288145</text:p>
          </table:table-cell>
          <table:table-cell office:value-type="float" office:value="1.5962563385825299" table:style-name="ce1">
            <text:p>1.596256339</text:p>
          </table:table-cell>
          <table:table-cell office:value-type="float" office:value="1.5723213445059101" table:style-name="ce1">
            <text:p>1.572321345</text:p>
          </table:table-cell>
          <table:table-cell table:style-name="ce1"/>
          <table:table-cell office:value-type="float" office:value="0.42705645151377802" table:style-name="ce1">
            <text:p>0.427056452</text:p>
          </table:table-cell>
          <table:table-cell office:value-type="float" office:value="0.54539087119104102" table:style-name="ce1">
            <text:p>0.545390871</text:p>
          </table:table-cell>
          <table:table-cell office:value-type="float" office:value="1.88679543933855" table:style-name="ce1">
            <text:p>1.886795439</text:p>
          </table:table-cell>
          <table:table-cell office:value-type="float" office:value="2.4584415913916202" table:style-name="ce1">
            <text:p>2.458441591</text:p>
          </table:table-cell>
          <table:table-cell table:number-columns-repeated="16365"/>
        </table:table-row>
        <table:table-row table:style-name="ro1">
          <table:table-cell office:value-type="float" office:value="0.96025370087470796" table:style-name="ce1">
            <text:p>0.960253701</text:p>
          </table:table-cell>
          <table:table-cell office:value-type="float" office:value="4.4780035572042696" table:style-name="ce1">
            <text:p>4.478003557</text:p>
          </table:table-cell>
          <table:table-cell office:value-type="float" office:value="4.5340934174922696" table:style-name="ce1">
            <text:p>4.534093417</text:p>
          </table:table-cell>
          <table:table-cell office:value-type="float" office:value="16.318202757315699" table:style-name="ce1">
            <text:p>16.31820276</text:p>
          </table:table-cell>
          <table:table-cell table:style-name="ce1"/>
          <table:table-cell office:value-type="float" office:value="1.0161277900569601" table:style-name="ce1">
            <text:p>1.01612779</text:p>
          </table:table-cell>
          <table:table-cell office:value-type="float" office:value="1.38418911820934" table:style-name="ce1">
            <text:p>1.384189118</text:p>
          </table:table-cell>
          <table:table-cell office:value-type="float" office:value="3.0561205124234201" table:style-name="ce1">
            <text:p>3.056120512</text:p>
          </table:table-cell>
          <table:table-cell office:value-type="float" office:value="2.7611787943295099" table:style-name="ce1">
            <text:p>2.761178794</text:p>
          </table:table-cell>
          <table:table-cell table:style-name="ce1"/>
          <table:table-cell office:value-type="float" office:value="0.215572173325386" table:style-name="ce1">
            <text:p>0.215572173</text:p>
          </table:table-cell>
          <table:table-cell office:value-type="float" office:value="0.35216605162439102" table:style-name="ce1">
            <text:p>0.352166052</text:p>
          </table:table-cell>
          <table:table-cell office:value-type="float" office:value="0.91185941825278305" table:style-name="ce1">
            <text:p>0.911859418</text:p>
          </table:table-cell>
          <table:table-cell office:value-type="float" office:value="0.99366870300955901" table:style-name="ce1">
            <text:p>0.993668703</text:p>
          </table:table-cell>
          <table:table-cell table:style-name="ce1"/>
          <table:table-cell office:value-type="float" office:value="0.38266123134846602" table:style-name="ce1">
            <text:p>0.382661231</text:p>
          </table:table-cell>
          <table:table-cell office:value-type="float" office:value="0.69441860248895404" table:style-name="ce1">
            <text:p>0.694418602</text:p>
          </table:table-cell>
          <table:table-cell office:value-type="float" office:value="1.33523301476055" table:style-name="ce1">
            <text:p>1.335233015</text:p>
          </table:table-cell>
          <table:table-cell office:value-type="float" office:value="1.8277797632389901" table:style-name="ce1">
            <text:p>1.827779763</text:p>
          </table:table-cell>
          <table:table-cell table:number-columns-repeated="16365"/>
        </table:table-row>
        <table:table-row table:style-name="ro1">
          <table:table-cell office:value-type="float" office:value="0.882009384214271" table:style-name="ce1">
            <text:p>0.882009384</text:p>
          </table:table-cell>
          <table:table-cell office:value-type="float" office:value="4.5118944559210901" table:style-name="ce1">
            <text:p>4.511894456</text:p>
          </table:table-cell>
          <table:table-cell office:value-type="float" office:value="4.2662168600037997" table:style-name="ce1">
            <text:p>4.26621686</text:p>
          </table:table-cell>
          <table:table-cell office:value-type="float" office:value="16.714172090466501" table:style-name="ce1">
            <text:p>16.71417209</text:p>
          </table:table-cell>
          <table:table-cell table:style-name="ce1"/>
          <table:table-cell office:value-type="float" office:value="0.951337494295871" table:style-name="ce1">
            <text:p>0.951337494</text:p>
          </table:table-cell>
          <table:table-cell office:value-type="float" office:value="1.3607802302401399" table:style-name="ce1">
            <text:p>1.36078023</text:p>
          </table:table-cell>
          <table:table-cell office:value-type="float" office:value="2.7685183633262902" table:style-name="ce1">
            <text:p>2.768518363</text:p>
          </table:table-cell>
          <table:table-cell office:value-type="float" office:value="2.9156119777219298" table:style-name="ce1">
            <text:p>2.915611978</text:p>
          </table:table-cell>
          <table:table-cell table:style-name="ce1"/>
          <table:table-cell office:value-type="float" office:value="0.24164538904837099" table:style-name="ce1">
            <text:p>0.241645389</text:p>
          </table:table-cell>
          <table:table-cell office:value-type="float" office:value="0.45333029138586001" table:style-name="ce1">
            <text:p>0.453330291</text:p>
          </table:table-cell>
          <table:table-cell office:value-type="float" office:value="1.1908754974901099" table:style-name="ce1">
            <text:p>1.190875497</text:p>
          </table:table-cell>
          <table:table-cell office:value-type="float" office:value="1.2982421721214401" table:style-name="ce1">
            <text:p>1.298242172</text:p>
          </table:table-cell>
          <table:table-cell table:style-name="ce1"/>
          <table:table-cell office:value-type="float" office:value="0.375538072191269" table:style-name="ce1">
            <text:p>0.375538072</text:p>
          </table:table-cell>
          <table:table-cell office:value-type="float" office:value="0.71182791092127295" table:style-name="ce1">
            <text:p>0.711827911</text:p>
          </table:table-cell>
          <table:table-cell office:value-type="float" office:value="1.6389740667097701" table:style-name="ce1">
            <text:p>1.638974067</text:p>
          </table:table-cell>
          <table:table-cell office:value-type="float" office:value="1.9414873164222499" table:style-name="ce1">
            <text:p>1.941487316</text:p>
          </table:table-cell>
          <table:table-cell table:number-columns-repeated="16365"/>
        </table:table-row>
        <table:table-row table:style-name="ro1">
          <table:table-cell office:value-type="float" office:value="1.0535129255617901" table:style-name="ce1">
            <text:p>1.053512926</text:p>
          </table:table-cell>
          <table:table-cell office:value-type="float" office:value="4.5565762284490896" table:style-name="ce1">
            <text:p>4.556576228</text:p>
          </table:table-cell>
          <table:table-cell office:value-type="float" office:value="4.4569905600014303" table:style-name="ce1">
            <text:p>4.45699056</text:p>
          </table:table-cell>
          <table:table-cell office:value-type="float" office:value="15.912864449700701" table:style-name="ce1">
            <text:p>15.91286445</text:p>
          </table:table-cell>
          <table:table-cell table:style-name="ce1"/>
          <table:table-cell office:value-type="float" office:value="1.1357874021978001" table:style-name="ce1">
            <text:p>1.135787402</text:p>
          </table:table-cell>
          <table:table-cell office:value-type="float" office:value="1.4408047817405401" table:style-name="ce1">
            <text:p>1.440804782</text:p>
          </table:table-cell>
          <table:table-cell office:value-type="float" office:value="2.9608033643749101" table:style-name="ce1">
            <text:p>2.960803364</text:p>
          </table:table-cell>
          <table:table-cell office:value-type="float" office:value="2.7232263885401502" table:style-name="ce1">
            <text:p>2.723226389</text:p>
          </table:table-cell>
          <table:table-cell table:style-name="ce1"/>
          <table:table-cell office:value-type="float" office:value="0.200691180425356" table:style-name="ce1">
            <text:p>0.20069118</text:p>
          </table:table-cell>
          <table:table-cell office:value-type="float" office:value="0.39352376755048801" table:style-name="ce1">
            <text:p>0.393523768</text:p>
          </table:table-cell>
          <table:table-cell office:value-type="float" office:value="1.0004816702143899" table:style-name="ce1">
            <text:p>1.00048167</text:p>
          </table:table-cell>
          <table:table-cell office:value-type="float" office:value="1.5283089673910499" table:style-name="ce1">
            <text:p>1.528308967</text:p>
          </table:table-cell>
          <table:table-cell table:style-name="ce1"/>
          <table:table-cell office:value-type="float" office:value="0.41331855416216401" table:style-name="ce1">
            <text:p>0.413318554</text:p>
          </table:table-cell>
          <table:table-cell office:value-type="float" office:value="0.644952058068614" table:style-name="ce1">
            <text:p>0.644952058</text:p>
          </table:table-cell>
          <table:table-cell office:value-type="float" office:value="1.4296778314124201" table:style-name="ce1">
            <text:p>1.429677831</text:p>
          </table:table-cell>
          <table:table-cell office:value-type="float" office:value="2.0720588539487199" table:style-name="ce1">
            <text:p>2.072058854</text:p>
          </table:table-cell>
          <table:table-cell table:number-columns-repeated="16365"/>
        </table:table-row>
        <table:table-row table:style-name="ro1">
          <table:table-cell office:value-type="float" office:value="0.88233886451716204" table:style-name="ce1">
            <text:p>0.882338865</text:p>
          </table:table-cell>
          <table:table-cell office:value-type="float" office:value="4.37563289022434" table:style-name="ce1">
            <text:p>4.37563289</text:p>
          </table:table-cell>
          <table:table-cell office:value-type="float" office:value="4.5753178900790799" table:style-name="ce1">
            <text:p>4.57531789</text:p>
          </table:table-cell>
          <table:table-cell office:value-type="float" office:value="16.583507592075801" table:style-name="ce1">
            <text:p>16.58350759</text:p>
          </table:table-cell>
          <table:table-cell table:style-name="ce1"/>
          <table:table-cell office:value-type="float" office:value="0.84649665420031805" table:style-name="ce1">
            <text:p>0.846496654</text:p>
          </table:table-cell>
          <table:table-cell office:value-type="float" office:value="1.20909954765383" table:style-name="ce1">
            <text:p>1.209099548</text:p>
          </table:table-cell>
          <table:table-cell office:value-type="float" office:value="2.6552986346265599" table:style-name="ce1">
            <text:p>2.655298635</text:p>
          </table:table-cell>
          <table:table-cell office:value-type="float" office:value="3.4951771809131" table:style-name="ce1">
            <text:p>3.495177181</text:p>
          </table:table-cell>
          <table:table-cell table:style-name="ce1"/>
          <table:table-cell office:value-type="float" office:value="0.246524179807556" table:style-name="ce1">
            <text:p>0.24652418</text:p>
          </table:table-cell>
          <table:table-cell office:value-type="float" office:value="0.61565423229342298" table:style-name="ce1">
            <text:p>0.615654232</text:p>
          </table:table-cell>
          <table:table-cell office:value-type="float" office:value="0.88750569480748098" table:style-name="ce1">
            <text:p>0.887505695</text:p>
          </table:table-cell>
          <table:table-cell office:value-type="float" office:value="1.4146101993645199" table:style-name="ce1">
            <text:p>1.414610199</text:p>
          </table:table-cell>
          <table:table-cell table:style-name="ce1"/>
          <table:table-cell office:value-type="float" office:value="0.38406732890132" table:style-name="ce1">
            <text:p>0.384067329</text:p>
          </table:table-cell>
          <table:table-cell office:value-type="float" office:value="0.85031120550724204" table:style-name="ce1">
            <text:p>0.850311206</text:p>
          </table:table-cell>
          <table:table-cell office:value-type="float" office:value="1.44281073279628" table:style-name="ce1">
            <text:p>1.442810733</text:p>
          </table:table-cell>
          <table:table-cell office:value-type="float" office:value="1.89604276812084" table:style-name="ce1">
            <text:p>1.896042768</text:p>
          </table:table-cell>
          <table:table-cell table:number-columns-repeated="16365"/>
        </table:table-row>
        <table:table-row table:style-name="ro1">
          <table:table-cell office:value-type="float" office:value="0.89327064008757395" table:style-name="ce1">
            <text:p>0.89327064</text:p>
          </table:table-cell>
          <table:table-cell office:value-type="float" office:value="4.3958659297712499" table:style-name="ce1">
            <text:p>4.39586593</text:p>
          </table:table-cell>
          <table:table-cell office:value-type="float" office:value="4.17702052860799" table:style-name="ce1">
            <text:p>4.177020529</text:p>
          </table:table-cell>
          <table:table-cell office:value-type="float" office:value="17.2989371785891" table:style-name="ce1">
            <text:p>17.29893718</text:p>
          </table:table-cell>
          <table:table-cell table:style-name="ce1"/>
          <table:table-cell office:value-type="float" office:value="0.94140047195486298" table:style-name="ce1">
            <text:p>0.941400472</text:p>
          </table:table-cell>
          <table:table-cell office:value-type="float" office:value="1.2807412198422401" table:style-name="ce1">
            <text:p>1.28074122</text:p>
          </table:table-cell>
          <table:table-cell office:value-type="float" office:value="2.75667937225812" table:style-name="ce1">
            <text:p>2.756679372</text:p>
          </table:table-cell>
          <table:table-cell office:value-type="float" office:value="2.94448333800884" table:style-name="ce1">
            <text:p>2.944483338</text:p>
          </table:table-cell>
          <table:table-cell table:style-name="ce1"/>
          <table:table-cell office:value-type="float" office:value="0.23511677584551999" table:style-name="ce1">
            <text:p>0.235116776</text:p>
          </table:table-cell>
          <table:table-cell office:value-type="float" office:value="0.57916606599494902" table:style-name="ce1">
            <text:p>0.579166066</text:p>
          </table:table-cell>
          <table:table-cell office:value-type="float" office:value="1.2909762076337801" table:style-name="ce1">
            <text:p>1.290976208</text:p>
          </table:table-cell>
          <table:table-cell office:value-type="float" office:value="1.5273617253649101" table:style-name="ce1">
            <text:p>1.527361725</text:p>
          </table:table-cell>
          <table:table-cell table:style-name="ce1"/>
          <table:table-cell office:value-type="float" office:value="0.39215691966920002" table:style-name="ce1">
            <text:p>0.39215692</text:p>
          </table:table-cell>
          <table:table-cell office:value-type="float" office:value="0.78696176631048498" table:style-name="ce1">
            <text:p>0.786961766</text:p>
          </table:table-cell>
          <table:table-cell office:value-type="float" office:value="1.6720746647917999" table:style-name="ce1">
            <text:p>1.672074665</text:p>
          </table:table-cell>
          <table:table-cell office:value-type="float" office:value="1.9568213432356201" table:style-name="ce1">
            <text:p>1.956821343</text:p>
          </table:table-cell>
          <table:table-cell table:number-columns-repeated="16365"/>
        </table:table-row>
        <table:table-row table:style-name="ro1">
          <table:table-cell office:value-type="float" office:value="0.90030406127578" table:style-name="ce1">
            <text:p>0.900304061</text:p>
          </table:table-cell>
          <table:table-cell office:value-type="float" office:value="4.2941165391043299" table:style-name="ce1">
            <text:p>4.294116539</text:p>
          </table:table-cell>
          <table:table-cell office:value-type="float" office:value="4.3105963004285703" table:style-name="ce1">
            <text:p>4.3105963</text:p>
          </table:table-cell>
          <table:table-cell office:value-type="float" office:value="17.618055847712501" table:style-name="ce1">
            <text:p>17.61805585</text:p>
          </table:table-cell>
          <table:table-cell table:style-name="ce1"/>
          <table:table-cell office:value-type="float" office:value="0.94433488996975201" table:style-name="ce1">
            <text:p>0.94433489</text:p>
          </table:table-cell>
          <table:table-cell office:value-type="float" office:value="1.2760589870030801" table:style-name="ce1">
            <text:p>1.276058987</text:p>
          </table:table-cell>
          <table:table-cell office:value-type="float" office:value="2.7521890986550299" table:style-name="ce1">
            <text:p>2.752189099</text:p>
          </table:table-cell>
          <table:table-cell office:value-type="float" office:value="2.85738898393519" table:style-name="ce1">
            <text:p>2.857388984</text:p>
          </table:table-cell>
          <table:table-cell table:style-name="ce1"/>
          <table:table-cell office:value-type="float" office:value="0.226666822065683" table:style-name="ce1">
            <text:p>0.226666822</text:p>
          </table:table-cell>
          <table:table-cell office:value-type="float" office:value="0.63943067562130396" table:style-name="ce1">
            <text:p>0.639430676</text:p>
          </table:table-cell>
          <table:table-cell office:value-type="float" office:value="1.1506629450705801" table:style-name="ce1">
            <text:p>1.150662945</text:p>
          </table:table-cell>
          <table:table-cell office:value-type="float" office:value="1.57189513295079" table:style-name="ce1">
            <text:p>1.571895133</text:p>
          </table:table-cell>
          <table:table-cell table:style-name="ce1"/>
          <table:table-cell office:value-type="float" office:value="0.389129224262451" table:style-name="ce1">
            <text:p>0.389129224</text:p>
          </table:table-cell>
          <table:table-cell office:value-type="float" office:value="0.79022029967186902" table:style-name="ce1">
            <text:p>0.7902203</text:p>
          </table:table-cell>
          <table:table-cell office:value-type="float" office:value="1.6867534330581" table:style-name="ce1">
            <text:p>1.686753433</text:p>
          </table:table-cell>
          <table:table-cell office:value-type="float" office:value="1.94698110027354" table:style-name="ce1">
            <text:p>1.9469811</text:p>
          </table:table-cell>
          <table:table-cell table:number-columns-repeated="16365"/>
        </table:table-row>
        <table:table-row table:style-name="ro1">
          <table:table-cell office:value-type="float" office:value="0.94992565949230201" table:style-name="ce1">
            <text:p>0.949925659</text:p>
          </table:table-cell>
          <table:table-cell office:value-type="float" office:value="4.2140373306519496" table:style-name="ce1">
            <text:p>4.214037331</text:p>
          </table:table-cell>
          <table:table-cell office:value-type="float" office:value="4.5248969372005803" table:style-name="ce1">
            <text:p>4.524896937</text:p>
          </table:table-cell>
          <table:table-cell office:value-type="float" office:value="17.467826462908501" table:style-name="ce1">
            <text:p>17.46782646</text:p>
          </table:table-cell>
          <table:table-cell table:style-name="ce1"/>
          <table:table-cell office:value-type="float" office:value="0.99982023583632396" table:style-name="ce1">
            <text:p>0.999820236</text:p>
          </table:table-cell>
          <table:table-cell office:value-type="float" office:value="1.20790006345569" table:style-name="ce1">
            <text:p>1.207900063</text:p>
          </table:table-cell>
          <table:table-cell office:value-type="float" office:value="3.0573016793454402" table:style-name="ce1">
            <text:p>3.057301679</text:p>
          </table:table-cell>
          <table:table-cell office:value-type="float" office:value="2.9162186515038502" table:style-name="ce1">
            <text:p>2.916218652</text:p>
          </table:table-cell>
          <table:table-cell table:style-name="ce1"/>
          <table:table-cell office:value-type="float" office:value="0.19363480018917001" table:style-name="ce1">
            <text:p>0.1936348</text:p>
          </table:table-cell>
          <table:table-cell office:value-type="float" office:value="0.59334349110031503" table:style-name="ce1">
            <text:p>0.593343491</text:p>
          </table:table-cell>
          <table:table-cell office:value-type="float" office:value="0.94210786433461902" table:style-name="ce1">
            <text:p>0.942107864</text:p>
          </table:table-cell>
          <table:table-cell office:value-type="float" office:value="1.2908206436662" table:style-name="ce1">
            <text:p>1.290820644</text:p>
          </table:table-cell>
          <table:table-cell table:style-name="ce1"/>
          <table:table-cell office:value-type="float" office:value="0.390162421155058" table:style-name="ce1">
            <text:p>0.390162421</text:p>
          </table:table-cell>
          <table:table-cell office:value-type="float" office:value="0.85404111946441996" table:style-name="ce1">
            <text:p>0.854041119</text:p>
          </table:table-cell>
          <table:table-cell office:value-type="float" office:value="1.45294515872694" table:style-name="ce1">
            <text:p>1.452945159</text:p>
          </table:table-cell>
          <table:table-cell office:value-type="float" office:value="1.8125714475315999" table:style-name="ce1">
            <text:p>1.812571448</text:p>
          </table:table-cell>
          <table:table-cell table:number-columns-repeated="16365"/>
        </table:table-row>
        <table:table-row table:style-name="ro1">
          <table:table-cell office:value-type="float" office:value="0.80264117794874301" table:style-name="ce1">
            <text:p>0.802641178</text:p>
          </table:table-cell>
          <table:table-cell office:value-type="float" office:value="4.1337502420693504" table:style-name="ce1">
            <text:p>4.133750242</text:p>
          </table:table-cell>
          <table:table-cell office:value-type="float" office:value="4.7329184814389196" table:style-name="ce1">
            <text:p>4.732918481</text:p>
          </table:table-cell>
          <table:table-cell office:value-type="float" office:value="17.891588215041601" table:style-name="ce1">
            <text:p>17.89158822</text:p>
          </table:table-cell>
          <table:table-cell table:style-name="ce1"/>
          <table:table-cell office:value-type="float" office:value="0.87051694043382899" table:style-name="ce1">
            <text:p>0.87051694</text:p>
          </table:table-cell>
          <table:table-cell office:value-type="float" office:value="1.1458550436956201" table:style-name="ce1">
            <text:p>1.145855044</text:p>
          </table:table-cell>
          <table:table-cell office:value-type="float" office:value="3.2829461344603899" table:style-name="ce1">
            <text:p>3.282946134</text:p>
          </table:table-cell>
          <table:table-cell office:value-type="float" office:value="2.8992089361524598" table:style-name="ce1">
            <text:p>2.899208936</text:p>
          </table:table-cell>
          <table:table-cell table:style-name="ce1"/>
          <table:table-cell office:value-type="float" office:value="0.29538907573909901" table:style-name="ce1">
            <text:p>0.295389076</text:p>
          </table:table-cell>
          <table:table-cell office:value-type="float" office:value="0.70904150913464903" table:style-name="ce1">
            <text:p>0.709041509</text:p>
          </table:table-cell>
          <table:table-cell office:value-type="float" office:value="0.73625067787285503" table:style-name="ce1">
            <text:p>0.736250678</text:p>
          </table:table-cell>
          <table:table-cell office:value-type="float" office:value="1.2453484443977501" table:style-name="ce1">
            <text:p>1.245348444</text:p>
          </table:table-cell>
          <table:table-cell table:style-name="ce1"/>
          <table:table-cell office:value-type="float" office:value="0.41153165111912698" table:style-name="ce1">
            <text:p>0.411531651</text:p>
          </table:table-cell>
          <table:table-cell office:value-type="float" office:value="0.91308842969009796" table:style-name="ce1">
            <text:p>0.91308843</text:p>
          </table:table-cell>
          <table:table-cell office:value-type="float" office:value="1.2774106180778999" table:style-name="ce1">
            <text:p>1.277410618</text:p>
          </table:table-cell>
          <table:table-cell office:value-type="float" office:value="1.5398278634712701" table:style-name="ce1">
            <text:p>1.539827863</text:p>
          </table:table-cell>
          <table:table-cell table:number-columns-repeated="16365"/>
        </table:table-row>
        <table:table-row table:style-name="ro1">
          <table:table-cell office:value-type="float" office:value="0.74337699135546198" table:style-name="ce1">
            <text:p>0.743376991</text:p>
          </table:table-cell>
          <table:table-cell office:value-type="float" office:value="4.0741719420341296" table:style-name="ce1">
            <text:p>4.074171942</text:p>
          </table:table-cell>
          <table:table-cell office:value-type="float" office:value="4.8015540801994598" table:style-name="ce1">
            <text:p>4.80155408</text:p>
          </table:table-cell>
          <table:table-cell office:value-type="float" office:value="17.8620155286801" table:style-name="ce1">
            <text:p>17.86201553</text:p>
          </table:table-cell>
          <table:table-cell table:style-name="ce1"/>
          <table:table-cell office:value-type="float" office:value="1.0110953635259301" table:style-name="ce1">
            <text:p>1.011095364</text:p>
          </table:table-cell>
          <table:table-cell office:value-type="float" office:value="1.29763127563881" table:style-name="ce1">
            <text:p>1.297631276</text:p>
          </table:table-cell>
          <table:table-cell office:value-type="float" office:value="3.4674632185384202" table:style-name="ce1">
            <text:p>3.467463219</text:p>
          </table:table-cell>
          <table:table-cell office:value-type="float" office:value="2.72848019402895" table:style-name="ce1">
            <text:p>2.728480194</text:p>
          </table:table-cell>
          <table:table-cell table:style-name="ce1"/>
          <table:table-cell office:value-type="float" office:value="0.34713547116418297" table:style-name="ce1">
            <text:p>0.347135471</text:p>
          </table:table-cell>
          <table:table-cell office:value-type="float" office:value="0.71699275720432798" table:style-name="ce1">
            <text:p>0.716992757</text:p>
          </table:table-cell>
          <table:table-cell office:value-type="float" office:value="0.84046144332970896" table:style-name="ce1">
            <text:p>0.840461443</text:p>
          </table:table-cell>
          <table:table-cell office:value-type="float" office:value="1.2885596684201699" table:style-name="ce1">
            <text:p>1.288559668</text:p>
          </table:table-cell>
          <table:table-cell table:style-name="ce1"/>
          <table:table-cell office:value-type="float" office:value="0.43130465946907698" table:style-name="ce1">
            <text:p>0.431304659</text:p>
          </table:table-cell>
          <table:table-cell office:value-type="float" office:value="0.95749186587638302" table:style-name="ce1">
            <text:p>0.957491866</text:p>
          </table:table-cell>
          <table:table-cell office:value-type="float" office:value="1.3501023390629501" table:style-name="ce1">
            <text:p>1.350102339</text:p>
          </table:table-cell>
          <table:table-cell office:value-type="float" office:value="1.3966867869466499" table:style-name="ce1">
            <text:p>1.396686787</text:p>
          </table:table-cell>
          <table:table-cell table:number-columns-repeated="16365"/>
        </table:table-row>
        <table:table-row table:style-name="ro1">
          <table:table-cell office:value-type="float" office:value="0.85741060779065303" table:style-name="ce1">
            <text:p>0.857410608</text:p>
          </table:table-cell>
          <table:table-cell office:value-type="float" office:value="4.1725604347601601" table:style-name="ce1">
            <text:p>4.172560435</text:p>
          </table:table-cell>
          <table:table-cell office:value-type="float" office:value="4.6099008680238596" table:style-name="ce1">
            <text:p>4.609900868</text:p>
          </table:table-cell>
          <table:table-cell office:value-type="float" office:value="17.942383764333499" table:style-name="ce1">
            <text:p>17.94238376</text:p>
          </table:table-cell>
          <table:table-cell table:style-name="ce1"/>
          <table:table-cell office:value-type="float" office:value="0.95031299411550896" table:style-name="ce1">
            <text:p>0.950312994</text:p>
          </table:table-cell>
          <table:table-cell office:value-type="float" office:value="1.16927095134124" table:style-name="ce1">
            <text:p>1.169270951</text:p>
          </table:table-cell>
          <table:table-cell office:value-type="float" office:value="3.2940758070559002" table:style-name="ce1">
            <text:p>3.294075807</text:p>
          </table:table-cell>
          <table:table-cell office:value-type="float" office:value="2.93051420696314" table:style-name="ce1">
            <text:p>2.930514207</text:p>
          </table:table-cell>
          <table:table-cell table:style-name="ce1"/>
          <table:table-cell office:value-type="float" office:value="0.25912610304306299" table:style-name="ce1">
            <text:p>0.259126103</text:p>
          </table:table-cell>
          <table:table-cell office:value-type="float" office:value="0.63298143049762101" table:style-name="ce1">
            <text:p>0.63298143</text:p>
          </table:table-cell>
          <table:table-cell office:value-type="float" office:value="0.88929403643846305" table:style-name="ce1">
            <text:p>0.889294036</text:p>
          </table:table-cell>
          <table:table-cell office:value-type="float" office:value="1.73026548983564" table:style-name="ce1">
            <text:p>1.73026549</text:p>
          </table:table-cell>
          <table:table-cell table:style-name="ce1"/>
          <table:table-cell office:value-type="float" office:value="0.39662231862876302" table:style-name="ce1">
            <text:p>0.396622319</text:p>
          </table:table-cell>
          <table:table-cell office:value-type="float" office:value="0.89127619715025697" table:style-name="ce1">
            <text:p>0.891276197</text:p>
          </table:table-cell>
          <table:table-cell office:value-type="float" office:value="1.37508998661941" table:style-name="ce1">
            <text:p>1.375089987</text:p>
          </table:table-cell>
          <table:table-cell office:value-type="float" office:value="1.55628200532519" table:style-name="ce1">
            <text:p>1.556282005</text:p>
          </table:table-cell>
          <table:table-cell table:number-columns-repeated="16365"/>
        </table:table-row>
        <table:table-row table:style-name="ro1">
          <table:table-cell office:value-type="float" office:value="0.81976578675448297" table:style-name="ce1">
            <text:p>0.819765787</text:p>
          </table:table-cell>
          <table:table-cell office:value-type="float" office:value="4.1804251071614598" table:style-name="ce1">
            <text:p>4.180425107</text:p>
          </table:table-cell>
          <table:table-cell office:value-type="float" office:value="4.5602112787309803" table:style-name="ce1">
            <text:p>4.560211279</text:p>
          </table:table-cell>
          <table:table-cell office:value-type="float" office:value="17.941981530029299" table:style-name="ce1">
            <text:p>17.94198153</text:p>
          </table:table-cell>
          <table:table-cell table:style-name="ce1"/>
          <table:table-cell office:value-type="float" office:value="0.92655849040522897" table:style-name="ce1">
            <text:p>0.92655849</text:p>
          </table:table-cell>
          <table:table-cell office:value-type="float" office:value="1.1424470355183001" table:style-name="ce1">
            <text:p>1.142447036</text:p>
          </table:table-cell>
          <table:table-cell office:value-type="float" office:value="3.31114189262536" table:style-name="ce1">
            <text:p>3.311141893</text:p>
          </table:table-cell>
          <table:table-cell office:value-type="float" office:value="2.4971836021556202" table:style-name="ce1">
            <text:p>2.497183602</text:p>
          </table:table-cell>
          <table:table-cell table:style-name="ce1"/>
          <table:table-cell office:value-type="float" office:value="0.283190664169921" table:style-name="ce1">
            <text:p>0.283190664</text:p>
          </table:table-cell>
          <table:table-cell office:value-type="float" office:value="0.52809523502343703" table:style-name="ce1">
            <text:p>0.528095235</text:p>
          </table:table-cell>
          <table:table-cell office:value-type="float" office:value="0.89927871045812102" table:style-name="ce1">
            <text:p>0.89927871</text:p>
          </table:table-cell>
          <table:table-cell office:value-type="float" office:value="1.4738576214582499" table:style-name="ce1">
            <text:p>1.473857621</text:p>
          </table:table-cell>
          <table:table-cell table:style-name="ce1"/>
          <table:table-cell office:value-type="float" office:value="0.388343164736695" table:style-name="ce1">
            <text:p>0.388343165</text:p>
          </table:table-cell>
          <table:table-cell office:value-type="float" office:value="0.91581487062850497" table:style-name="ce1">
            <text:p>0.915814871</text:p>
          </table:table-cell>
          <table:table-cell office:value-type="float" office:value="1.2390121434386501" table:style-name="ce1">
            <text:p>1.239012143</text:p>
          </table:table-cell>
          <table:table-cell office:value-type="float" office:value="1.6313232007968399" table:style-name="ce1">
            <text:p>1.631323201</text:p>
          </table:table-cell>
          <table:table-cell table:number-columns-repeated="16365"/>
        </table:table-row>
        <table:table-row table:style-name="ro1">
          <table:table-cell office:value-type="float" office:value="0.82116435256184095" table:style-name="ce1">
            <text:p>0.821164353</text:p>
          </table:table-cell>
          <table:table-cell office:value-type="float" office:value="4.0933855283940099" table:style-name="ce1">
            <text:p>4.093385528</text:p>
          </table:table-cell>
          <table:table-cell office:value-type="float" office:value="4.8283803502612397" table:style-name="ce1">
            <text:p>4.82838035</text:p>
          </table:table-cell>
          <table:table-cell office:value-type="float" office:value="18.107170024651801" table:style-name="ce1">
            <text:p>18.10717002</text:p>
          </table:table-cell>
          <table:table-cell table:style-name="ce1"/>
          <table:table-cell office:value-type="float" office:value="0.89026751734197695" table:style-name="ce1">
            <text:p>0.890267517</text:p>
          </table:table-cell>
          <table:table-cell office:value-type="float" office:value="1.08793718498962" table:style-name="ce1">
            <text:p>1.087937185</text:p>
          </table:table-cell>
          <table:table-cell office:value-type="float" office:value="3.46577861623713" table:style-name="ce1">
            <text:p>3.465778616</text:p>
          </table:table-cell>
          <table:table-cell office:value-type="float" office:value="2.4315171255058701" table:style-name="ce1">
            <text:p>2.431517126</text:p>
          </table:table-cell>
          <table:table-cell table:style-name="ce1"/>
          <table:table-cell office:value-type="float" office:value="0.282093370685287" table:style-name="ce1">
            <text:p>0.282093371</text:p>
          </table:table-cell>
          <table:table-cell office:value-type="float" office:value="0.58311946496718303" table:style-name="ce1">
            <text:p>0.583119465</text:p>
          </table:table-cell>
          <table:table-cell office:value-type="float" office:value="0.62323796005710097" table:style-name="ce1">
            <text:p>0.62323796</text:p>
          </table:table-cell>
          <table:table-cell office:value-type="float" office:value="1.3681233377476201" table:style-name="ce1">
            <text:p>1.368123338</text:p>
          </table:table-cell>
          <table:table-cell table:style-name="ce1"/>
          <table:table-cell office:value-type="float" office:value="0.403740249839806" table:style-name="ce1">
            <text:p>0.40374025</text:p>
          </table:table-cell>
          <table:table-cell office:value-type="float" office:value="0.96998021251388999" table:style-name="ce1">
            <text:p>0.969980213</text:p>
          </table:table-cell>
          <table:table-cell office:value-type="float" office:value="1.11525525798208" table:style-name="ce1">
            <text:p>1.115255258</text:p>
          </table:table-cell>
          <table:table-cell office:value-type="float" office:value="1.4698296509931299" table:style-name="ce1">
            <text:p>1.469829651</text:p>
          </table:table-cell>
          <table:table-cell table:number-columns-repeated="16365"/>
        </table:table-row>
        <table:table-row table:style-name="ro1">
          <table:table-cell office:value-type="float" office:value="0.78469487126146897" table:style-name="ce1">
            <text:p>0.784694871</text:p>
          </table:table-cell>
          <table:table-cell office:value-type="float" office:value="4.0220893568264202" table:style-name="ce1">
            <text:p>4.022089357</text:p>
          </table:table-cell>
          <table:table-cell office:value-type="float" office:value="4.7402028160761001" table:style-name="ce1">
            <text:p>4.740202816</text:p>
          </table:table-cell>
          <table:table-cell office:value-type="float" office:value="17.606661342237501" table:style-name="ce1">
            <text:p>17.60666134</text:p>
          </table:table-cell>
          <table:table-cell table:style-name="ce1"/>
          <table:table-cell office:value-type="float" office:value="0.85881659531344101" table:style-name="ce1">
            <text:p>0.858816595</text:p>
          </table:table-cell>
          <table:table-cell office:value-type="float" office:value="1.0718516448587301" table:style-name="ce1">
            <text:p>1.071851645</text:p>
          </table:table-cell>
          <table:table-cell office:value-type="float" office:value="3.38784143438621" table:style-name="ce1">
            <text:p>3.387841434</text:p>
          </table:table-cell>
          <table:table-cell office:value-type="float" office:value="2.4270454896006401" table:style-name="ce1">
            <text:p>2.42704549</text:p>
          </table:table-cell>
          <table:table-cell table:style-name="ce1"/>
          <table:table-cell office:value-type="float" office:value="0.31559246589711798" table:style-name="ce1">
            <text:p>0.315592466</text:p>
          </table:table-cell>
          <table:table-cell office:value-type="float" office:value="0.65458906069889899" table:style-name="ce1">
            <text:p>0.654589061</text:p>
          </table:table-cell>
          <table:table-cell office:value-type="float" office:value="0.72006538229946704" table:style-name="ce1">
            <text:p>0.720065382</text:p>
          </table:table-cell>
          <table:table-cell office:value-type="float" office:value="1.5672036782652301" table:style-name="ce1">
            <text:p>1.567203678</text:p>
          </table:table-cell>
          <table:table-cell table:style-name="ce1"/>
          <table:table-cell office:value-type="float" office:value="0.41527838254677202" table:style-name="ce1">
            <text:p>0.415278383</text:p>
          </table:table-cell>
          <table:table-cell office:value-type="float" office:value="0.98595553294500204" table:style-name="ce1">
            <text:p>0.985955533</text:p>
          </table:table-cell>
          <table:table-cell office:value-type="float" office:value="1.2072840928415101" table:style-name="ce1">
            <text:p>1.207284093</text:p>
          </table:table-cell>
          <table:table-cell office:value-type="float" office:value="1.57490935748377" table:style-name="ce1">
            <text:p>1.574909357</text:p>
          </table:table-cell>
          <table:table-cell table:number-columns-repeated="16365"/>
        </table:table-row>
        <table:table-row table:style-name="ro1">
          <table:table-cell office:value-type="float" office:value="0.88650482924195195" table:style-name="ce1">
            <text:p>0.886504829</text:p>
          </table:table-cell>
          <table:table-cell office:value-type="float" office:value="4.1827565560538904" table:style-name="ce1">
            <text:p>4.182756556</text:p>
          </table:table-cell>
          <table:table-cell office:value-type="float" office:value="4.5646305873498703" table:style-name="ce1">
            <text:p>4.564630587</text:p>
          </table:table-cell>
          <table:table-cell office:value-type="float" office:value="17.242092796964901" table:style-name="ce1">
            <text:p>17.2420928</text:p>
          </table:table-cell>
          <table:table-cell table:style-name="ce1"/>
          <table:table-cell office:value-type="float" office:value="0.94317941133472405" table:style-name="ce1">
            <text:p>0.943179411</text:p>
          </table:table-cell>
          <table:table-cell office:value-type="float" office:value="1.20780376198605" table:style-name="ce1">
            <text:p>1.207803762</text:p>
          </table:table-cell>
          <table:table-cell office:value-type="float" office:value="2.9899421069553598" table:style-name="ce1">
            <text:p>2.989942107</text:p>
          </table:table-cell>
          <table:table-cell office:value-type="float" office:value="2.9464096043609702" table:style-name="ce1">
            <text:p>2.946409604</text:p>
          </table:table-cell>
          <table:table-cell table:style-name="ce1"/>
          <table:table-cell office:value-type="float" office:value="0.24380917906518701" table:style-name="ce1">
            <text:p>0.243809179</text:p>
          </table:table-cell>
          <table:table-cell office:value-type="float" office:value="0.60212057730145496" table:style-name="ce1">
            <text:p>0.602120577</text:p>
          </table:table-cell>
          <table:table-cell office:value-type="float" office:value="0.88615500697900695" table:style-name="ce1">
            <text:p>0.886155007</text:p>
          </table:table-cell>
          <table:table-cell office:value-type="float" office:value="1.84848457026348" table:style-name="ce1">
            <text:p>1.84848457</text:p>
          </table:table-cell>
          <table:table-cell table:style-name="ce1"/>
          <table:table-cell office:value-type="float" office:value="0.38029626425496299" table:style-name="ce1">
            <text:p>0.380296264</text:p>
          </table:table-cell>
          <table:table-cell office:value-type="float" office:value="0.89001955739082905" table:style-name="ce1">
            <text:p>0.890019557</text:p>
          </table:table-cell>
          <table:table-cell office:value-type="float" office:value="1.37628260112412" table:style-name="ce1">
            <text:p>1.376282601</text:p>
          </table:table-cell>
          <table:table-cell office:value-type="float" office:value="1.66643852166882" table:style-name="ce1">
            <text:p>1.666438522</text:p>
          </table:table-cell>
          <table:table-cell table:number-columns-repeated="16365"/>
        </table:table-row>
        <table:table-row table:style-name="ro1">
          <table:table-cell office:value-type="float" office:value="0.94280157426562095" table:style-name="ce1">
            <text:p>0.942801574</text:p>
          </table:table-cell>
          <table:table-cell office:value-type="float" office:value="4.2370507037880403" table:style-name="ce1">
            <text:p>4.237050704</text:p>
          </table:table-cell>
          <table:table-cell office:value-type="float" office:value="4.4891933478205797" table:style-name="ce1">
            <text:p>4.489193348</text:p>
          </table:table-cell>
          <table:table-cell office:value-type="float" office:value="17.280935918215501" table:style-name="ce1">
            <text:p>17.28093592</text:p>
          </table:table-cell>
          <table:table-cell table:style-name="ce1"/>
          <table:table-cell office:value-type="float" office:value="0.93169361371431203" table:style-name="ce1">
            <text:p>0.931693614</text:p>
          </table:table-cell>
          <table:table-cell office:value-type="float" office:value="1.27119599268949" table:style-name="ce1">
            <text:p>1.271195993</text:p>
          </table:table-cell>
          <table:table-cell office:value-type="float" office:value="2.7988395303479998" table:style-name="ce1">
            <text:p>2.79883953</text:p>
          </table:table-cell>
          <table:table-cell office:value-type="float" office:value="2.7114986889568899" table:style-name="ce1">
            <text:p>2.711498689</text:p>
          </table:table-cell>
          <table:table-cell table:style-name="ce1"/>
          <table:table-cell office:value-type="float" office:value="0.22068039341482701" table:style-name="ce1">
            <text:p>0.220680393</text:p>
          </table:table-cell>
          <table:table-cell office:value-type="float" office:value="0.51125670700746195" table:style-name="ce1">
            <text:p>0.511256707</text:p>
          </table:table-cell>
          <table:table-cell office:value-type="float" office:value="0.95853976418299602" table:style-name="ce1">
            <text:p>0.958539764</text:p>
          </table:table-cell>
          <table:table-cell office:value-type="float" office:value="1.93590058009584" table:style-name="ce1">
            <text:p>1.93590058</text:p>
          </table:table-cell>
          <table:table-cell table:style-name="ce1"/>
          <table:table-cell office:value-type="float" office:value="0.382563683378565" table:style-name="ce1">
            <text:p>0.382563683</text:p>
          </table:table-cell>
          <table:table-cell office:value-type="float" office:value="0.80520293929601106" table:style-name="ce1">
            <text:p>0.805202939</text:p>
          </table:table-cell>
          <table:table-cell office:value-type="float" office:value="1.58407239814161" table:style-name="ce1">
            <text:p>1.584072398</text:p>
          </table:table-cell>
          <table:table-cell office:value-type="float" office:value="1.8211475221290501" table:style-name="ce1">
            <text:p>1.821147522</text:p>
          </table:table-cell>
          <table:table-cell table:number-columns-repeated="16365"/>
        </table:table-row>
        <table:table-row table:style-name="ro1">
          <table:table-cell office:value-type="float" office:value="0.95139483802426505" table:style-name="ce1">
            <text:p>0.951394838</text:p>
          </table:table-cell>
          <table:table-cell office:value-type="float" office:value="4.2920938638003099" table:style-name="ce1">
            <text:p>4.292093864</text:p>
          </table:table-cell>
          <table:table-cell office:value-type="float" office:value="4.4683632474265496" table:style-name="ce1">
            <text:p>4.468363247</text:p>
          </table:table-cell>
          <table:table-cell office:value-type="float" office:value="16.829734073457502" table:style-name="ce1">
            <text:p>16.82973407</text:p>
          </table:table-cell>
          <table:table-cell table:style-name="ce1"/>
          <table:table-cell office:value-type="float" office:value="0.92999701227264997" table:style-name="ce1">
            <text:p>0.929997012</text:p>
          </table:table-cell>
          <table:table-cell office:value-type="float" office:value="1.29146960974917" table:style-name="ce1">
            <text:p>1.29146961</text:p>
          </table:table-cell>
          <table:table-cell office:value-type="float" office:value="2.8048581133834301" table:style-name="ce1">
            <text:p>2.804858113</text:p>
          </table:table-cell>
          <table:table-cell office:value-type="float" office:value="2.67534903591811" table:style-name="ce1">
            <text:p>2.675349036</text:p>
          </table:table-cell>
          <table:table-cell table:style-name="ce1"/>
          <table:table-cell office:value-type="float" office:value="0.21671361201103101" table:style-name="ce1">
            <text:p>0.216713612</text:p>
          </table:table-cell>
          <table:table-cell office:value-type="float" office:value="0.56157710001854899" table:style-name="ce1">
            <text:p>0.5615771</text:p>
          </table:table-cell>
          <table:table-cell office:value-type="float" office:value="0.98603373897986801" table:style-name="ce1">
            <text:p>0.986033739</text:p>
          </table:table-cell>
          <table:table-cell office:value-type="float" office:value="2.1046700481763398" table:style-name="ce1">
            <text:p>2.104670048</text:p>
          </table:table-cell>
          <table:table-cell table:style-name="ce1"/>
          <table:table-cell office:value-type="float" office:value="0.37324255787569999" table:style-name="ce1">
            <text:p>0.373242558</text:p>
          </table:table-cell>
          <table:table-cell office:value-type="float" office:value="0.77460882449997004" table:style-name="ce1">
            <text:p>0.774608824</text:p>
          </table:table-cell>
          <table:table-cell office:value-type="float" office:value="1.5986439401022201" table:style-name="ce1">
            <text:p>1.59864394</text:p>
          </table:table-cell>
          <table:table-cell office:value-type="float" office:value="1.8988252644165899" table:style-name="ce1">
            <text:p>1.898825264</text:p>
          </table:table-cell>
          <table:table-cell table:number-columns-repeated="16365"/>
        </table:table-row>
        <table:table-row table:number-rows-repeated="10481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427</meta:generator>
    <dc:creator>Lin Zhi Cheng</dc:creator>
    <meta:creation-date>2022-08-08T15:55:25Z</meta:creation-date>
    <dc:date>2022-08-15T16:45:07Z</dc:date>
    <meta:editing-cycles>4</meta:editing-cycles>
    <meta:editing-duration>PT1228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93.7895275590551pt" svg:width="647.6327559055118pt" chart:style-name="Crt0">
        <chart:title chart:style-name="CT00">
          <text:p text:style-name="a0" text:class-names="" text:cond-style-name="">Perspective footage SVD_dist_e comparison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m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nt</text:p>
            </chart:title>
          </chart:axis>
          <chart:series chart:label-cell-address="correction_perspective.$A$1" chart:values-cell-range-address="correction_perspective.$A$2:.$A$469" chart:class="chart:line" chart:attached-axis="primary-y" chart:style-name="G0S0">
            <chart:data-point chart:repeated="468"/>
          </chart:series>
          <chart:series chart:label-cell-address="correction_perspective.$K$1" chart:values-cell-range-address="correction_perspective.$K$2:.$K$469" chart:class="chart:line" chart:attached-axis="primary-y" chart:style-name="G0S2">
            <chart:data-point chart:repeated="46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66.3503937007874pt" svg:width="651.1175590551181pt" chart:style-name="Crt0">
        <chart:title chart:style-name="CT00">
          <text:p text:style-name="a0" text:class-names="" text:cond-style-name="">Perspective footage PNP_dist_e comparison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m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nt</text:p>
            </chart:title>
          </chart:axis>
          <chart:series chart:label-cell-address="correction_perspective.$G$1" chart:values-cell-range-address="correction_perspective.$G$2:.$G$469" chart:class="chart:line" chart:attached-axis="primary-y" chart:style-name="G0S1">
            <chart:data-point chart:repeated="468"/>
          </chart:series>
          <chart:series chart:label-cell-address="correction_perspective.$Q$1" chart:values-cell-range-address="correction_perspective.$Q$2:.$Q$469" chart:class="chart:line" chart:attached-axis="primary-y" chart:style-name="G0S3">
            <chart:data-point chart:repeated="46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97.6703937007874pt" svg:width="681.1631496062991pt" chart:style-name="Crt0">
        <chart:title chart:style-name="CT00">
          <text:p text:style-name="a0" text:class-names="" text:cond-style-name="">Perspective footage SVD_Ang_e comparison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egre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nt</text:p>
            </chart:title>
          </chart:axis>
          <chart:series chart:label-cell-address="correction_perspective.$C$1" chart:values-cell-range-address="correction_perspective.$C$2:.$C$469" chart:class="chart:line" chart:attached-axis="primary-y" chart:style-name="G0S0">
            <chart:data-point chart:repeated="468"/>
          </chart:series>
          <chart:series chart:label-cell-address="correction_perspective.$M$1" chart:values-cell-range-address="correction_perspective.$M$2:.$M$469" chart:class="chart:line" chart:attached-axis="primary-y" chart:style-name="G0S2">
            <chart:data-point chart:repeated="46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79.1879527559055pt" svg:width="674.0495275590551pt" chart:style-name="Crt0">
        <chart:title chart:style-name="CT00">
          <text:p text:style-name="a0" text:class-names="" text:cond-style-name="">Perspective footage PNP_Ang_e comparison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egre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nt</text:p>
            </chart:title>
          </chart:axis>
          <chart:series chart:label-cell-address="correction_perspective.$I$1" chart:values-cell-range-address="correction_perspective.$I$2:.$I$469" chart:class="chart:line" chart:attached-axis="primary-y" chart:style-name="G0S1">
            <chart:data-point chart:repeated="468"/>
          </chart:series>
          <chart:series chart:label-cell-address="correction_perspective.$S$1" chart:values-cell-range-address="correction_perspective.$S$2:.$S$469" chart:class="chart:line" chart:attached-axis="primary-y" chart:style-name="G0S3">
            <chart:data-point chart:repeated="46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93.7895275590551pt" svg:width="647.6327559055118pt" chart:style-name="Crt0">
        <chart:title chart:style-name="CT00">
          <text:p text:style-name="a0" text:class-names="" text:cond-style-name="">rot_trans footage SVD_dist_e comparison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m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nt</text:p>
            </chart:title>
          </chart:axis>
          <chart:series chart:label-cell-address="correction_rot_trans.$A$1" chart:values-cell-range-address="correction_perspective.$A$2:.$A$428" chart:class="chart:line" chart:attached-axis="primary-y" chart:style-name="G0S0">
            <chart:data-point chart:repeated="427"/>
          </chart:series>
          <chart:series chart:label-cell-address="correction_perspective.$F$1" chart:values-cell-range-address="correction_rot_trans.$F$2:.$F$428" chart:class="chart:line" chart:attached-axis="primary-y" chart:style-name="G0S1">
            <chart:data-point chart:repeated="427"/>
          </chart:series>
          <chart:series chart:label-cell-address="correction_perspective.$K$1" chart:values-cell-range-address="correction_rot_trans.$K$2:.$K$428" chart:class="chart:line" chart:attached-axis="primary-y" chart:style-name="G0S2">
            <chart:data-point chart:repeated="427"/>
          </chart:series>
          <chart:series chart:label-cell-address="correction_perspective.$P$1" chart:values-cell-range-address="correction_rot_trans.$P$2:.$P$428" chart:class="chart:line" chart:attached-axis="primary-y" chart:style-name="G0S3">
            <chart:data-point chart:repeated="427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66.3503937007874pt" svg:width="651.1175590551181pt" chart:style-name="Crt0">
        <chart:title chart:style-name="CT00">
          <text:p text:style-name="a0" text:class-names="" text:cond-style-name="">rot_trans footage PNP_dist_e comparison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m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nt</text:p>
            </chart:title>
          </chart:axis>
          <chart:series chart:label-cell-address="correction_perspective.$B$1" chart:values-cell-range-address="correction_rot_trans.$B$2:.$B$428" chart:class="chart:line" chart:attached-axis="primary-y" chart:style-name="G0S0">
            <chart:data-point chart:repeated="427"/>
          </chart:series>
          <chart:series chart:label-cell-address="correction_perspective.$G$1" chart:values-cell-range-address="correction_rot_trans.$G$2:.$G$428" chart:class="chart:line" chart:attached-axis="primary-y" chart:style-name="G0S1">
            <chart:data-point chart:repeated="427"/>
          </chart:series>
          <chart:series chart:label-cell-address="correction_perspective.$L$1" chart:values-cell-range-address="correction_rot_trans.$K$2:.$K$428" chart:class="chart:line" chart:attached-axis="primary-y" chart:style-name="G0S2">
            <chart:data-point chart:repeated="427"/>
          </chart:series>
          <chart:series chart:label-cell-address="correction_perspective.$Q$1" chart:values-cell-range-address="correction_rot_trans.$Q$2:.$Q$428" chart:class="chart:line" chart:attached-axis="primary-y" chart:style-name="G0S3">
            <chart:data-point chart:repeated="427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97.6703937007874pt" svg:width="681.1631496062991pt" chart:style-name="Crt0">
        <chart:title chart:style-name="CT00">
          <text:p text:style-name="a0" text:class-names="" text:cond-style-name="">rot_trans footage SVD_Ang_e comparison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egre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nt</text:p>
            </chart:title>
          </chart:axis>
          <chart:series chart:label-cell-address="correction_perspective.$C$1" chart:values-cell-range-address="correction_rot_trans.$C$2:.$C$428" chart:class="chart:line" chart:attached-axis="primary-y" chart:style-name="G0S0">
            <chart:data-point chart:repeated="427"/>
          </chart:series>
          <chart:series chart:label-cell-address="correction_perspective.$H$1" chart:values-cell-range-address="correction_rot_trans.$H$2:.$H$428" chart:class="chart:line" chart:attached-axis="primary-y" chart:style-name="G0S1">
            <chart:data-point chart:repeated="427"/>
          </chart:series>
          <chart:series chart:label-cell-address="correction_perspective.$M$1" chart:values-cell-range-address="correction_rot_trans.$M$2:.$M$428" chart:class="chart:line" chart:attached-axis="primary-y" chart:style-name="G0S2">
            <chart:data-point chart:repeated="427"/>
          </chart:series>
          <chart:series chart:label-cell-address="correction_perspective.$R$1" chart:values-cell-range-address="correction_rot_trans.$R$2:.$R$428" chart:class="chart:line" chart:attached-axis="primary-y" chart:style-name="G0S3">
            <chart:data-point chart:repeated="427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79.1879527559055pt" svg:width="674.0495275590551pt" chart:style-name="Crt0">
        <chart:title chart:style-name="CT00">
          <text:p text:style-name="a0" text:class-names="" text:cond-style-name="">rot_trans footage PNP_Ang_e comparison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egre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nt</text:p>
            </chart:title>
          </chart:axis>
          <chart:series chart:label-cell-address="correction_perspective.$D$1" chart:values-cell-range-address="correction_rot_trans.$D$2:.$D$428" chart:class="chart:line" chart:attached-axis="primary-y" chart:style-name="G0S0">
            <chart:data-point chart:repeated="427"/>
          </chart:series>
          <chart:series chart:label-cell-address="correction_perspective.$I$1" chart:values-cell-range-address="correction_rot_trans.$I$2:.$I$428" chart:class="chart:line" chart:attached-axis="primary-y" chart:style-name="G0S1">
            <chart:data-point chart:repeated="427"/>
          </chart:series>
          <chart:series chart:label-cell-address="correction_perspective.$N$1" chart:values-cell-range-address="correction_rot_trans.$N$2:.$N$428" chart:class="chart:line" chart:attached-axis="primary-y" chart:style-name="G0S2">
            <chart:data-point chart:repeated="427"/>
          </chart:series>
          <chart:series chart:label-cell-address="correction_perspective.$S$1" chart:values-cell-range-address="correction_rot_trans.$S$2:.$S$428" chart:class="chart:line" chart:attached-axis="primary-y" chart:style-name="G0S3">
            <chart:data-point chart:repeated="427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